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2">
      <style:text-properties fo:color="#000000"/>
    </style:style>
    <style:style style:family="text" style:name="T7" style:display-name="T7" style:parent-style-name="CharStyle14">
      <style:text-properties fo:color="#000000"/>
    </style:style>
    <style:style style:family="text" style:name="T8" style:display-name="T8" style:parent-style-name="CharStyle16">
      <style:text-properties fo:color="#000000"/>
    </style:style>
    <style:style style:family="text" style:name="T9" style:display-name="T9" style:parent-style-name="CharStyle17">
      <style:text-properties fo:color="#000000"/>
    </style:style>
    <style:style style:family="text" style:name="T10" style:display-name="T10" style:parent-style-name="CharStyle19">
      <style:text-properties fo:color="#000000"/>
    </style:style>
    <style:style style:family="text" style:name="T11" style:display-name="T11" style:parent-style-name="CharStyle20">
      <style:text-properties fo:color="#000000"/>
    </style:style>
    <style:style style:family="text" style:name="T12" style:display-name="T12" style:parent-style-name="CharStyle21">
      <style:text-properties fo:color="#000000"/>
    </style:style>
    <style:style style:family="text" style:name="T13" style:display-name="T13" style:parent-style-name="CharStyle23">
      <style:text-properties fo:color="#000000"/>
    </style:style>
    <style:style style:family="text" style:name="T14" style:display-name="T14" style:parent-style-name="CharStyle24">
      <style:text-properties fo:color="#000000"/>
    </style:style>
    <style:style style:family="text" style:name="T16" style:display-name="T16" style:parent-style-name="CharStyle27">
      <style:text-properties fo:color="#000000"/>
    </style:style>
    <style:style style:family="text" style:name="T17" style:display-name="T17" style:parent-style-name="CharStyle29">
      <style:text-properties fo:color="#000000"/>
    </style:style>
    <style:style style:family="text" style:name="T18" style:display-name="T18" style:parent-style-name="CharStyle30">
      <style:text-properties fo:color="#000000"/>
    </style:style>
    <style:style style:family="text" style:name="T19" style:display-name="T19" style:parent-style-name="CharStyle32">
      <style:text-properties fo:color="#000000"/>
    </style:style>
    <style:style style:family="text" style:name="T20" style:display-name="T20" style:parent-style-name="CharStyle33">
      <style:text-properties fo:color="#000000"/>
    </style:style>
    <style:style style:family="text" style:name="T21" style:display-name="T21" style:parent-style-name="CharStyle34">
      <style:text-properties fo:color="#000000"/>
    </style:style>
    <style:style style:family="text" style:name="T22" style:display-name="T22" style:parent-style-name="CharStyle35">
      <style:text-properties fo:color="#000000"/>
    </style:style>
    <style:style style:family="text" style:name="T23" style:display-name="T23" style:parent-style-name="CharStyle36">
      <style:text-properties fo:color="#000000"/>
    </style:style>
    <style:style style:family="text" style:name="T24" style:display-name="T24" style:parent-style-name="CharStyle37">
      <style:text-properties fo:color="#000000"/>
    </style:style>
    <style:style style:family="text" style:name="T26" style:display-name="T26" style:parent-style-name="CharStyle40">
      <style:text-properties fo:color="#000000"/>
    </style:style>
    <style:style style:family="text" style:name="T27" style:display-name="T27" style:parent-style-name="CharStyle41">
      <style:text-properties fo:color="#000000"/>
    </style:style>
    <style:style style:family="text" style:name="T28" style:display-name="T28" style:parent-style-name="CharStyle43">
      <style:text-properties fo:color="#000000"/>
    </style:style>
    <style:style style:family="text" style:name="T29" style:display-name="T29" style:parent-style-name="CharStyle44">
      <style:text-properties fo:color="#000000"/>
    </style:style>
    <style:style style:family="text" style:name="T33" style:display-name="T33" style:parent-style-name="CharStyle48">
      <style:text-properties fo:color="#000000"/>
    </style:style>
    <style:style style:family="text" style:name="T34" style:display-name="T34" style:parent-style-name="CharStyle50">
      <style:text-properties fo:color="#000000"/>
    </style:style>
    <style:style style:family="text" style:name="T35" style:display-name="T35" style:parent-style-name="CharStyle51">
      <style:text-properties fo:color="#000000"/>
    </style:style>
    <style:style style:family="text" style:name="T36" style:display-name="T36" style:parent-style-name="CharStyle53">
      <style:text-properties fo:color="#000000"/>
    </style:style>
    <style:style style:family="text" style:name="T37" style:display-name="T37" style:parent-style-name="CharStyle54">
      <style:text-properties fo:color="#000000"/>
    </style:style>
    <style:style style:family="text" style:name="T38" style:display-name="T38" style:parent-style-name="CharStyle56">
      <style:text-properties fo:color="#000000"/>
    </style:style>
    <style:style style:family="text" style:name="T39" style:display-name="T39" style:parent-style-name="CharStyle58">
      <style:text-properties fo:color="#000000"/>
    </style:style>
    <style:style style:family="text" style:name="T40" style:display-name="T40" style:parent-style-name="CharStyle59">
      <style:text-properties fo:color="#000000"/>
    </style:style>
    <style:style style:family="text" style:name="T42" style:display-name="T42" style:parent-style-name="CharStyle62">
      <style:text-properties fo:color="#000000"/>
    </style:style>
    <style:style style:family="text" style:name="T43" style:display-name="T43" style:parent-style-name="CharStyle63">
      <style:text-properties fo:color="#000000"/>
    </style:style>
    <style:style style:family="text" style:name="T44" style:display-name="T44" style:parent-style-name="CharStyle65">
      <style:text-properties fo:color="#000000"/>
    </style:style>
    <style:style style:family="text" style:name="T45" style:display-name="T45" style:parent-style-name="CharStyle66">
      <style:text-properties fo:color="#000000"/>
    </style:style>
    <style:style style:family="text" style:name="T46" style:display-name="T46" style:parent-style-name="CharStyle68">
      <style:text-properties fo:color="#000000"/>
    </style:style>
    <style:style style:family="text" style:name="T47" style:display-name="T47" style:parent-style-name="CharStyle70">
      <style:text-properties fo:color="#000000"/>
    </style:style>
    <style:style style:family="text" style:name="T48" style:display-name="T48" style:parent-style-name="CharStyle71">
      <style:text-properties fo:color="#000000"/>
    </style:style>
    <style:style style:family="text" style:name="T49" style:display-name="T49" style:parent-style-name="CharStyle72">
      <style:text-properties fo:color="#000000"/>
    </style:style>
    <style:style style:family="text" style:name="T50" style:display-name="T50" style:parent-style-name="CharStyle73">
      <style:text-properties fo:color="#000000"/>
    </style:style>
    <style:style style:family="text" style:name="T51" style:display-name="T51" style:parent-style-name="CharStyle74">
      <style:text-properties fo:color="#000000"/>
    </style:style>
    <style:style style:family="text" style:name="T52" style:display-name="T52" style:parent-style-name="CharStyle77">
      <style:text-properties fo:color="#000000"/>
    </style:style>
    <style:style style:family="text" style:name="T53" style:display-name="T53" style:parent-style-name="CharStyle76">
      <style:text-properties fo:color="#000000"/>
    </style:style>
    <style:style style:family="text" style:name="T54" style:display-name="T54" style:parent-style-name="CharStyle78">
      <style:text-properties fo:color="#000000"/>
    </style:style>
    <style:style style:family="text" style:name="T55" style:display-name="T55" style:parent-style-name="CharStyle80">
      <style:text-properties fo:color="#000000"/>
    </style:style>
    <style:style style:family="text" style:name="T56" style:display-name="T56" style:parent-style-name="CharStyle82">
      <style:text-properties fo:color="#000000"/>
    </style:style>
    <style:style style:family="text" style:name="T58" style:display-name="T58" style:parent-style-name="CharStyle85">
      <style:text-properties fo:color="#000000"/>
    </style:style>
    <style:style style:family="text" style:name="T59" style:display-name="T59" style:parent-style-name="CharStyle86">
      <style:text-properties fo:color="#000000"/>
    </style:style>
    <style:style style:family="text" style:name="T60" style:display-name="T60" style:parent-style-name="CharStyle88">
      <style:text-properties fo:color="#000000"/>
    </style:style>
    <style:style style:family="text" style:name="T61" style:display-name="T61" style:parent-style-name="CharStyle91">
      <style:text-properties fo:color="#000000"/>
    </style:style>
    <style:style style:family="text" style:name="T62" style:display-name="T62" style:parent-style-name="CharStyle90">
      <style:text-properties fo:color="#000000"/>
    </style:style>
    <style:style style:family="text" style:name="T63" style:display-name="T63" style:parent-style-name="CharStyle93">
      <style:text-properties fo:color="#000000"/>
    </style:style>
    <style:style style:family="text" style:name="T64" style:display-name="T64" style:parent-style-name="CharStyle94">
      <style:text-properties fo:color="#000000"/>
    </style:style>
    <style:style style:family="text" style:name="T67" style:display-name="T67" style:parent-style-name="CharStyle98">
      <style:text-properties fo:color="#000000"/>
    </style:style>
    <style:style style:family="text" style:name="T68" style:display-name="T68" style:parent-style-name="CharStyle100">
      <style:text-properties fo:color="#000000"/>
    </style:style>
    <style:style style:family="text" style:name="T69" style:display-name="T69" style:parent-style-name="CharStyle101">
      <style:text-properties fo:color="#000000"/>
    </style:style>
    <style:style style:family="text" style:name="T70" style:display-name="T70" style:parent-style-name="CharStyle103">
      <style:text-properties fo:color="#000000"/>
    </style:style>
    <style:style style:family="text" style:name="T71" style:display-name="T71" style:parent-style-name="CharStyle104">
      <style:text-properties fo:color="#000000"/>
    </style:style>
    <style:style style:family="text" style:name="T72" style:display-name="T72" style:parent-style-name="CharStyle106">
      <style:text-properties fo:color="#000000"/>
    </style:style>
    <style:style style:family="text" style:name="T73" style:display-name="T73" style:parent-style-name="CharStyle107">
      <style:text-properties fo:color="#000000"/>
    </style:style>
    <style:style style:family="text" style:name="T74" style:display-name="T74" style:parent-style-name="CharStyle109">
      <style:text-properties fo:color="#000000"/>
    </style:style>
    <style:style style:family="text" style:name="T75" style:display-name="T75" style:parent-style-name="CharStyle111">
      <style:text-properties fo:color="#000000"/>
    </style:style>
    <style:style style:family="text" style:name="T76" style:display-name="T76" style:parent-style-name="CharStyle113">
      <style:text-properties fo:color="#000000"/>
    </style:style>
    <style:style style:family="text" style:name="T77" style:display-name="T77" style:parent-style-name="CharStyle114">
      <style:text-properties fo:color="#000000"/>
    </style:style>
    <style:style style:family="text" style:name="T78" style:display-name="T78" style:parent-style-name="CharStyle115">
      <style:text-properties fo:color="#000000"/>
    </style:style>
    <style:style style:family="text" style:name="T79" style:display-name="T79" style:parent-style-name="CharStyle116">
      <style:text-properties fo:color="#000000"/>
    </style:style>
    <style:style style:family="text" style:name="T83" style:display-name="T83" style:parent-style-name="CharStyle120">
      <style:text-properties fo:color="#000000"/>
    </style:style>
    <style:style style:family="text" style:name="T84" style:display-name="T84" style:parent-style-name="CharStyle121">
      <style:text-properties fo:color="#000000"/>
    </style:style>
    <style:style style:family="text" style:name="T85" style:display-name="T85" style:parent-style-name="CharStyle123">
      <style:text-properties fo:color="#000000"/>
    </style:style>
    <style:style style:family="text" style:name="T86" style:display-name="T86" style:parent-style-name="CharStyle124">
      <style:text-properties fo:color="#000000"/>
    </style:style>
    <style:style style:family="text" style:name="T87" style:display-name="T87" style:parent-style-name="CharStyle125">
      <style:text-properties fo:color="#000000"/>
    </style:style>
    <style:style style:family="text" style:name="T88" style:display-name="T88" style:parent-style-name="CharStyle126">
      <style:text-properties fo:color="#000000"/>
    </style:style>
    <style:style style:family="text" style:name="T89" style:display-name="T89" style:parent-style-name="CharStyle128">
      <style:text-properties fo:color="#000000"/>
    </style:style>
    <style:style style:family="text" style:name="T90" style:display-name="T90" style:parent-style-name="CharStyle129">
      <style:text-properties fo:color="#000000"/>
    </style:style>
    <style:style style:family="text" style:name="T91" style:display-name="T91" style:parent-style-name="CharStyle131">
      <style:text-properties fo:color="#000000"/>
    </style:style>
    <style:style style:family="text" style:name="T92" style:display-name="T92" style:parent-style-name="CharStyle132">
      <style:text-properties fo:color="#000000"/>
    </style:style>
    <style:style style:family="text" style:name="T93" style:display-name="T93" style:parent-style-name="CharStyle133">
      <style:text-properties fo:color="#000000"/>
    </style:style>
    <style:style style:family="text" style:name="T94" style:display-name="T94" style:parent-style-name="CharStyle135">
      <style:text-properties fo:color="#000000"/>
    </style:style>
    <style:style style:family="text" style:name="T95" style:display-name="T95" style:parent-style-name="CharStyle136">
      <style:text-properties fo:color="#000000"/>
    </style:style>
    <style:style style:family="text" style:name="T96" style:display-name="T96" style:parent-style-name="CharStyle137">
      <style:text-properties fo:color="#000000"/>
    </style:style>
    <style:style style:family="text" style:name="T97" style:display-name="T97" style:parent-style-name="CharStyle138">
      <style:text-properties fo:color="#000000"/>
    </style:style>
    <style:style style:family="text" style:name="T98" style:display-name="T98" style:parent-style-name="CharStyle139">
      <style:text-properties fo:color="#000000"/>
    </style:style>
    <style:style style:family="text" style:name="T99" style:display-name="T99" style:parent-style-name="CharStyle141">
      <style:text-properties fo:color="#000000"/>
    </style:style>
    <style:style style:family="text" style:name="T100" style:display-name="T100" style:parent-style-name="CharStyle142">
      <style:text-properties fo:color="#000000"/>
    </style:style>
    <style:style style:family="text" style:name="T101" style:display-name="T101" style:parent-style-name="CharStyle143">
      <style:text-properties fo:color="#000000"/>
    </style:style>
    <style:style style:family="text" style:name="T102" style:display-name="T102" style:parent-style-name="CharStyle146">
      <style:text-properties fo:color="#000000"/>
    </style:style>
    <style:style style:family="text" style:name="T103" style:display-name="T103" style:parent-style-name="CharStyle145">
      <style:text-properties fo:color="#000000"/>
    </style:style>
    <style:style style:family="text" style:name="T104" style:display-name="T104" style:parent-style-name="CharStyle149">
      <style:text-properties fo:color="#000000"/>
    </style:style>
    <style:style style:family="text" style:name="T105" style:display-name="T105" style:parent-style-name="CharStyle151">
      <style:text-properties fo:color="#000000"/>
    </style:style>
    <style:style style:family="text" style:name="T106" style:display-name="T106" style:parent-style-name="CharStyle153">
      <style:text-properties fo:color="#000000"/>
    </style:style>
    <style:style style:family="text" style:name="T107" style:display-name="T107" style:parent-style-name="CharStyle155">
      <style:text-properties fo:color="#000000"/>
    </style:style>
    <style:style style:family="text" style:name="T108" style:display-name="T108" style:parent-style-name="CharStyle157">
      <style:text-properties fo:color="#000000"/>
    </style:style>
    <style:style style:family="text" style:name="T109" style:display-name="T109" style:parent-style-name="CharStyle159">
      <style:text-properties fo:color="#000000"/>
    </style:style>
    <style:style style:family="text" style:name="T110" style:display-name="T110" style:parent-style-name="CharStyle160">
      <style:text-properties fo:color="#000000"/>
    </style:style>
    <style:style style:family="text" style:name="T111" style:display-name="T111" style:parent-style-name="CharStyle162">
      <style:text-properties fo:color="#000000"/>
    </style:style>
    <style:style style:family="text" style:name="T112" style:display-name="T112" style:parent-style-name="CharStyle164">
      <style:text-properties fo:color="#000000"/>
    </style:style>
    <style:style style:family="text" style:name="T113" style:display-name="T113" style:parent-style-name="CharStyle165">
      <style:text-properties fo:color="#000000"/>
    </style:style>
    <style:style style:family="text" style:name="T114" style:display-name="T114" style:parent-style-name="CharStyle167">
      <style:text-properties fo:color="#000000"/>
    </style:style>
    <style:style style:family="text" style:name="T115" style:display-name="T115" style:parent-style-name="CharStyle168">
      <style:text-properties fo:color="#000000"/>
    </style:style>
    <style:style style:family="text" style:name="T116" style:display-name="T116" style:parent-style-name="CharStyle170">
      <style:text-properties fo:color="#000000"/>
    </style:style>
    <style:style style:family="text" style:name="T117" style:display-name="T117" style:parent-style-name="CharStyle171">
      <style:text-properties fo:color="#000000"/>
    </style:style>
    <style:style style:family="text" style:name="T118" style:display-name="T118" style:parent-style-name="CharStyle173">
      <style:text-properties fo:color="#000000"/>
    </style:style>
    <style:style style:family="text" style:name="T119" style:display-name="T119" style:parent-style-name="CharStyle174">
      <style:text-properties fo:color="#000000"/>
    </style:style>
    <style:style style:family="text" style:name="T120" style:display-name="T120" style:parent-style-name="CharStyle176">
      <style:text-properties fo:color="#000000"/>
    </style:style>
    <style:style style:family="text" style:name="T121" style:display-name="T121" style:parent-style-name="CharStyle177">
      <style:text-properties fo:color="#000000"/>
    </style:style>
    <style:style style:family="paragraph" style:name="P4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792cm" style:page-number="auto"/>
      <style:text-properties/>
    </style:style>
    <style:style style:family="paragraph" style:name="P45">
      <style:paragraph-properties style:page-number="auto"/>
      <style:text-properties fo:font-size="1pt" style:font-size-asian="1pt" style:font-size-complex="1pt"/>
    </style:style>
    <style:style style:family="paragraph" style:name="P46">
      <style:paragraph-properties style:page-number="auto"/>
      <style:text-properties fo:font-size="1pt" style:font-size-asian="1pt" style:font-size-complex="1pt"/>
    </style:style>
    <style:style style:family="paragraph" style:name="P47">
      <style:paragraph-properties style:page-number="auto"/>
      <style:text-properties fo:font-size="1pt" style:font-size-asian="1pt" style:font-size-complex="1pt"/>
    </style:style>
    <style:style style:family="paragraph" style:name="P49">
      <style:paragraph-properties style:page-number="auto"/>
      <style:text-properties fo:font-size="1pt" style:font-size-asian="1pt" style:font-size-complex="1pt"/>
    </style:style>
    <style:style style:family="paragraph" style:name="P50">
      <style:paragraph-properties style:page-number="auto"/>
      <style:text-properties fo:font-size="1pt" style:font-size-asian="1pt" style:font-size-complex="1pt"/>
    </style:style>
    <style:style style:family="paragraph" style:name="P51">
      <style:paragraph-properties style:page-number="auto"/>
      <style:text-properties fo:font-size="1pt" style:font-size-asian="1pt" style:font-size-complex="1pt"/>
    </style:style>
    <style:style style:family="paragraph" style:name="P52">
      <style:paragraph-properties style:page-number="auto"/>
      <style:text-properties fo:font-size="1pt" style:font-size-asian="1pt" style:font-size-complex="1pt"/>
    </style:style>
    <style:style style:family="paragraph" style:name="P54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35cm" style:page-number="auto"/>
      <style:text-properties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851cm" style:page-number="auto"/>
      <style:text-properties/>
    </style:style>
    <style:style style:family="paragraph" style:name="P95">
      <style:paragraph-properties style:page-number="auto"/>
      <style:text-properties fo:font-size="1pt" style:font-size-asian="1pt" style:font-size-complex="1pt"/>
    </style:style>
    <style:style style:family="paragraph" style:name="P96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635cm" style:page-number="auto"/>
      <style:text-properties/>
    </style:style>
    <style:style style:family="paragraph" style:name="P128">
      <style:paragraph-properties fo:line-height="0.635cm" style:page-number="auto"/>
      <style:text-properties/>
    </style:style>
    <style:style style:family="paragraph" style:name="P129">
      <style:paragraph-properties fo:line-height="0.635cm" style:page-number="auto"/>
      <style:text-properties/>
    </style:style>
    <style:style style:family="paragraph" style:name="P130">
      <style:paragraph-properties fo:line-height="0.635cm" style:page-number="auto"/>
      <style:text-properties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1.222cm" style:page-number="auto"/>
      <style:text-properties/>
    </style:style>
    <style:style style:family="paragraph" style:name="P135">
      <style:paragraph-properties style:page-number="auto"/>
      <style:text-properties fo:font-size="1pt" style:font-size-asian="1pt" style:font-size-complex="1pt"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0.635cm" style:page-number="auto"/>
      <style:text-properties/>
    </style:style>
    <style:style style:family="paragraph" style:name="P139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635cm" style:page-number="auto"/>
      <style:text-properties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0.635cm" style:page-number="auto"/>
      <style:text-properties/>
    </style:style>
    <style:style style:family="paragraph" style:name="P146">
      <style:paragraph-properties fo:line-height="0.635cm" style:page-number="auto"/>
      <style:text-properties/>
    </style:style>
    <style:style style:family="paragraph" style:name="P147">
      <style:paragraph-properties fo:line-height="0.635cm" style:page-number="auto"/>
      <style:text-properties/>
    </style:style>
    <style:style style:family="paragraph" style:name="P148">
      <style:paragraph-properties fo:line-height="0.635cm" style:page-number="auto"/>
      <style:text-properties/>
    </style:style>
    <style:style style:family="paragraph" style:name="P149">
      <style:paragraph-properties fo:line-height="0.635cm" style:page-number="auto"/>
      <style:text-properties/>
    </style:style>
    <style:style style:family="paragraph" style:name="P150">
      <style:paragraph-properties fo:line-height="0.635cm" style:page-number="auto"/>
      <style:text-properties/>
    </style:style>
    <style:style style:family="paragraph" style:name="P151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35cm" style:page-number="auto"/>
      <style:text-properties/>
    </style:style>
    <style:style style:family="paragraph" style:name="P165">
      <style:paragraph-properties fo:line-height="0.635cm" style:page-number="auto"/>
      <style:text-properties/>
    </style:style>
    <style:style style:family="paragraph" style:name="P166">
      <style:paragraph-properties fo:line-height="0.635cm" style:page-number="auto"/>
      <style:text-properties/>
    </style:style>
    <style:style style:family="paragraph" style:name="P167">
      <style:paragraph-properties fo:line-height="0.635cm" style:page-number="auto"/>
      <style:text-properties/>
    </style:style>
    <style:style style:family="paragraph" style:name="P168">
      <style:paragraph-properties fo:line-height="0.635cm" style:page-number="auto"/>
      <style:text-properties/>
    </style:style>
    <style:style style:family="paragraph" style:name="P169">
      <style:paragraph-properties fo:line-height="0.635cm" style:page-number="auto"/>
      <style:text-properties/>
    </style:style>
    <style:style style:family="paragraph" style:name="P170">
      <style:paragraph-properties fo:line-height="0.635cm" style:page-number="auto"/>
      <style:text-properties/>
    </style:style>
    <style:style style:family="paragraph" style:name="P171">
      <style:paragraph-properties fo:line-height="0.635cm" style:page-number="auto"/>
      <style:text-properties/>
    </style:style>
    <style:style style:family="paragraph" style:name="P172">
      <style:paragraph-properties fo:line-height="0.635cm" style:page-number="auto"/>
      <style:text-properties/>
    </style:style>
    <style:style style:family="paragraph" style:name="P173">
      <style:paragraph-properties fo:line-height="0.635cm" style:page-number="auto"/>
      <style:text-properties/>
    </style:style>
    <style:style style:family="paragraph" style:name="P174">
      <style:paragraph-properties fo:line-height="0.635cm" style:page-number="auto"/>
      <style:text-properties/>
    </style:style>
    <style:style style:family="paragraph" style:name="P175">
      <style:paragraph-properties fo:line-height="0.635cm" style:page-number="auto"/>
      <style:text-properties/>
    </style:style>
    <style:style style:family="paragraph" style:name="P176">
      <style:paragraph-properties fo:line-height="0.635cm" style:page-number="auto"/>
      <style:text-properties/>
    </style:style>
    <style:style style:family="paragraph" style:name="P177">
      <style:paragraph-properties fo:line-height="0.672cm" style:page-number="auto"/>
      <style:text-properties/>
    </style:style>
    <style:style style:family="paragraph" style:name="P178">
      <style:paragraph-properties style:page-number="auto"/>
      <style:text-properties fo:font-size="1pt" style:font-size-asian="1pt" style:font-size-complex="1pt"/>
    </style:style>
    <style:style style:family="paragraph" style:name="P179">
      <style:paragraph-properties style:page-number="auto"/>
      <style:text-properties fo:font-size="1pt" style:font-size-asian="1pt" style:font-size-complex="1pt"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35cm" style:page-number="auto"/>
      <style:text-properties/>
    </style:style>
    <style:style style:family="paragraph" style:name="P186">
      <style:paragraph-properties fo:line-height="0.635cm" style:page-number="auto"/>
      <style:text-properties/>
    </style:style>
    <style:style style:family="paragraph" style:name="P187">
      <style:paragraph-properties fo:line-height="0.635cm" style:page-number="auto"/>
      <style:text-properties/>
    </style:style>
    <style:style style:family="paragraph" style:name="P188">
      <style:paragraph-properties fo:line-height="0.635cm" style:page-number="auto"/>
      <style:text-properties/>
    </style:style>
    <style:style style:family="paragraph" style:name="P189">
      <style:paragraph-properties fo:line-height="0.635cm" style:page-number="auto"/>
      <style:text-properties/>
    </style:style>
    <style:style style:family="paragraph" style:name="P190">
      <style:paragraph-properties fo:line-height="0.635cm" style:page-number="auto"/>
      <style:text-properties/>
    </style:style>
    <style:style style:family="paragraph" style:name="P191">
      <style:paragraph-properties fo:line-height="0.635cm" style:page-number="auto"/>
      <style:text-properties/>
    </style:style>
    <style:style style:family="paragraph" style:name="P192">
      <style:paragraph-properties fo:line-height="0.635cm" style:page-number="auto"/>
      <style:text-properties/>
    </style:style>
    <style:style style:family="paragraph" style:name="P193">
      <style:paragraph-properties fo:line-height="0.635cm" style:page-number="auto"/>
      <style:text-properties/>
    </style:style>
    <style:style style:family="paragraph" style:name="P194">
      <style:paragraph-properties fo:line-height="0.635cm" style:page-number="auto"/>
      <style:text-properties/>
    </style:style>
    <style:style style:family="paragraph" style:name="P195">
      <style:paragraph-properties fo:line-height="0.635cm" style:page-number="auto"/>
      <style:text-properties/>
    </style:style>
    <style:style style:family="paragraph" style:name="P196">
      <style:paragraph-properties fo:line-height="0.635cm" style:page-number="auto"/>
      <style:text-properties/>
    </style:style>
    <style:style style:family="paragraph" style:name="P197">
      <style:paragraph-properties fo:line-height="0.635cm" style:page-number="auto"/>
      <style:text-properties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0.635cm" style:page-number="auto"/>
      <style:text-properties/>
    </style:style>
    <style:style style:family="paragraph" style:name="P207">
      <style:paragraph-properties fo:line-height="0.635cm" style:page-number="auto"/>
      <style:text-properties/>
    </style:style>
    <style:style style:family="paragraph" style:name="P208">
      <style:paragraph-properties fo:line-height="0.635cm" style:page-number="auto"/>
      <style:text-properties/>
    </style:style>
    <style:style style:family="paragraph" style:name="P209">
      <style:paragraph-properties fo:line-height="0.635cm" style:page-number="auto"/>
      <style:text-properties/>
    </style:style>
    <style:style style:family="paragraph" style:name="P210">
      <style:paragraph-properties fo:line-height="0.635cm" style:page-number="auto"/>
      <style:text-properties/>
    </style:style>
    <style:style style:family="paragraph" style:name="P211">
      <style:paragraph-properties fo:line-height="0.635cm" style:page-number="auto"/>
      <style:text-properties/>
    </style:style>
    <style:style style:family="paragraph" style:name="P212">
      <style:paragraph-properties fo:line-height="0.635cm" style:page-number="auto"/>
      <style:text-properties/>
    </style:style>
    <style:style style:family="paragraph" style:name="P213">
      <style:paragraph-properties fo:line-height="0.635cm" style:page-number="auto"/>
      <style:text-properties/>
    </style:style>
    <style:style style:family="paragraph" style:name="P214">
      <style:paragraph-properties fo:line-height="0.635cm" style:page-number="auto"/>
      <style:text-properties/>
    </style:style>
    <style:style style:family="paragraph" style:name="P215">
      <style:paragraph-properties fo:line-height="0.635cm" style:page-number="auto"/>
      <style:text-properties/>
    </style:style>
    <style:style style:family="paragraph" style:name="P216">
      <style:paragraph-properties fo:line-height="0.635cm" style:page-number="auto"/>
      <style:text-properties/>
    </style:style>
    <style:style style:family="paragraph" style:name="P217">
      <style:paragraph-properties fo:line-height="0.635cm" style:page-number="auto"/>
      <style:text-properties/>
    </style:style>
    <style:style style:family="paragraph" style:name="P218">
      <style:paragraph-properties fo:line-height="0.635cm" style:page-number="auto"/>
      <style:text-properties/>
    </style:style>
    <style:style style:family="paragraph" style:name="P219">
      <style:paragraph-properties fo:line-height="1.230cm" style:page-number="auto"/>
      <style:text-properties/>
    </style:style>
    <style:style style:family="paragraph" style:name="P220">
      <style:paragraph-properties style:page-number="auto"/>
      <style:text-properties fo:font-size="1pt" style:font-size-asian="1pt" style:font-size-complex="1pt"/>
    </style:style>
    <style:style style:family="paragraph" style:name="P221">
      <style:paragraph-properties style:page-number="auto"/>
      <style:text-properties fo:font-size="1pt" style:font-size-asian="1pt" style:font-size-complex="1pt"/>
    </style:style>
    <style:style style:family="paragraph" style:name="P222">
      <style:paragraph-properties style:page-number="auto"/>
      <style:text-properties fo:font-size="1pt" style:font-size-asian="1pt" style:font-size-complex="1pt"/>
    </style:style>
    <style:style style:family="paragraph" style:name="P224">
      <style:paragraph-properties style:page-number="auto"/>
      <style:text-properties fo:font-size="1pt" style:font-size-asian="1pt" style:font-size-complex="1pt"/>
    </style:style>
    <style:style style:family="paragraph" style:name="P225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35cm" style:page-number="auto"/>
      <style:text-properties/>
    </style:style>
    <style:style style:family="paragraph" style:name="P234">
      <style:paragraph-properties fo:line-height="0.635cm" style:page-number="auto"/>
      <style:text-properties/>
    </style:style>
    <style:style style:family="paragraph" style:name="P235">
      <style:paragraph-properties fo:line-height="0.635cm" style:page-number="auto"/>
      <style:text-properties/>
    </style:style>
    <style:style style:family="paragraph" style:name="P236">
      <style:paragraph-properties fo:line-height="0.635cm" style:page-number="auto"/>
      <style:text-properties/>
    </style:style>
    <style:style style:family="paragraph" style:name="P237">
      <style:paragraph-properties fo:line-height="0.635cm" style:page-number="auto"/>
      <style:text-properties/>
    </style:style>
    <style:style style:family="paragraph" style:name="P238">
      <style:paragraph-properties fo:line-height="0.635cm" style:page-number="auto"/>
      <style:text-properties/>
    </style:style>
    <style:style style:family="paragraph" style:name="P239">
      <style:paragraph-properties fo:line-height="0.635cm" style:page-number="auto"/>
      <style:text-properties/>
    </style:style>
    <style:style style:family="paragraph" style:name="P240">
      <style:paragraph-properties fo:line-height="0.635cm" style:page-number="auto"/>
      <style:text-properties/>
    </style:style>
    <style:style style:family="paragraph" style:name="P241">
      <style:paragraph-properties fo:line-height="0.635cm" style:page-number="auto"/>
      <style:text-properties/>
    </style:style>
    <style:style style:family="paragraph" style:name="P242">
      <style:paragraph-properties fo:line-height="0.635cm" style:page-number="auto"/>
      <style:text-properties/>
    </style:style>
    <style:style style:family="paragraph" style:name="P243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0.635cm" style:page-number="auto"/>
      <style:text-properties/>
    </style:style>
    <style:style style:family="paragraph" style:name="P246">
      <style:paragraph-properties fo:line-height="0.635cm" style:page-number="auto"/>
      <style:text-properties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0.635cm" style:page-number="auto"/>
      <style:text-properties/>
    </style:style>
    <style:style style:family="paragraph" style:name="P249">
      <style:paragraph-properties fo:line-height="0.635cm" style:page-number="auto"/>
      <style:text-properties/>
    </style:style>
    <style:style style:family="paragraph" style:name="P250">
      <style:paragraph-properties fo:line-height="0.635cm" style:page-number="auto"/>
      <style:text-properties/>
    </style:style>
    <style:style style:family="paragraph" style:name="P251">
      <style:paragraph-properties fo:line-height="0.635cm" style:page-number="auto"/>
      <style:text-properties/>
    </style:style>
    <style:style style:family="paragraph" style:name="P252">
      <style:paragraph-properties fo:line-height="0.635cm" style:page-number="auto"/>
      <style:text-properties/>
    </style:style>
    <style:style style:family="paragraph" style:name="P253">
      <style:paragraph-properties fo:line-height="0.635cm" style:page-number="auto"/>
      <style:text-properties/>
    </style:style>
    <style:style style:family="paragraph" style:name="P254">
      <style:paragraph-properties fo:line-height="0.635cm" style:page-number="auto"/>
      <style:text-properties/>
    </style:style>
    <style:style style:family="paragraph" style:name="P255">
      <style:paragraph-properties fo:line-height="0.635cm" style:page-number="auto"/>
      <style:text-properties/>
    </style:style>
    <style:style style:family="paragraph" style:name="P256">
      <style:paragraph-properties fo:line-height="0.635cm" style:page-number="auto"/>
      <style:text-properties/>
    </style:style>
    <style:style style:family="paragraph" style:name="P257">
      <style:paragraph-properties fo:line-height="0.635cm" style:page-number="auto"/>
      <style:text-properties/>
    </style:style>
    <style:style style:family="paragraph" style:name="P258">
      <style:paragraph-properties fo:line-height="0.635cm" style:page-number="auto"/>
      <style:text-properties/>
    </style:style>
    <style:style style:family="paragraph" style:name="P259">
      <style:paragraph-properties fo:line-height="0.635cm" style:page-number="auto"/>
      <style:text-properties/>
    </style:style>
    <style:style style:family="paragraph" style:name="P260">
      <style:paragraph-properties fo:line-height="0.635cm" style:page-number="auto"/>
      <style:text-properties/>
    </style:style>
    <style:style style:family="paragraph" style:name="P261">
      <style:paragraph-properties fo:line-height="0.635cm" style:page-number="auto"/>
      <style:text-properties/>
    </style:style>
    <style:style style:family="paragraph" style:name="P262">
      <style:paragraph-properties fo:line-height="0.635cm" style:page-number="auto"/>
      <style:text-properties/>
    </style:style>
    <style:style style:family="paragraph" style:name="P263">
      <style:paragraph-properties fo:line-height="1.188cm" style:page-number="auto"/>
      <style:text-properties/>
    </style:style>
    <style:style style:family="paragraph" style:name="P264">
      <style:paragraph-properties style:page-number="auto"/>
      <style:text-properties fo:font-size="1pt" style:font-size-asian="1pt" style:font-size-complex="1pt"/>
    </style:style>
    <style:style style:family="paragraph" style:name="P265">
      <style:paragraph-properties fo:line-height="0.635cm" style:page-number="auto"/>
      <style:text-properties/>
    </style:style>
    <style:style style:family="paragraph" style:name="P266">
      <style:paragraph-properties fo:line-height="0.635cm" style:page-number="auto"/>
      <style:text-properties/>
    </style:style>
    <style:style style:family="paragraph" style:name="P267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0.635cm" style:page-number="auto"/>
      <style:text-properties/>
    </style:style>
    <style:style style:family="paragraph" style:name="P276">
      <style:paragraph-properties fo:line-height="0.635cm" style:page-number="auto"/>
      <style:text-properties/>
    </style:style>
    <style:style style:family="paragraph" style:name="P277">
      <style:paragraph-properties fo:line-height="0.635cm" style:page-number="auto"/>
      <style:text-properties/>
    </style:style>
    <style:style style:family="paragraph" style:name="P278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0.635cm" style:page-number="auto"/>
      <style:text-properties/>
    </style:style>
    <style:style style:family="paragraph" style:name="P281">
      <style:paragraph-properties fo:line-height="0.635cm" style:page-number="auto"/>
      <style:text-properties/>
    </style:style>
    <style:style style:family="paragraph" style:name="P282">
      <style:paragraph-properties fo:line-height="0.635cm" style:page-number="auto"/>
      <style:text-properties/>
    </style:style>
    <style:style style:family="paragraph" style:name="P283">
      <style:paragraph-properties fo:line-height="0.635cm" style:page-number="auto"/>
      <style:text-properties/>
    </style:style>
    <style:style style:family="paragraph" style:name="P284">
      <style:paragraph-properties fo:line-height="0.635cm" style:page-number="auto"/>
      <style:text-properties/>
    </style:style>
    <style:style style:family="paragraph" style:name="P285">
      <style:paragraph-properties fo:line-height="0.635cm" style:page-number="auto"/>
      <style:text-properties/>
    </style:style>
    <style:style style:family="paragraph" style:name="P286">
      <style:paragraph-properties fo:line-height="0.635cm" style:page-number="auto"/>
      <style:text-properties/>
    </style:style>
    <style:style style:family="paragraph" style:name="P287">
      <style:paragraph-properties fo:line-height="0.635cm" style:page-number="auto"/>
      <style:text-properties/>
    </style:style>
    <style:style style:family="paragraph" style:name="P288">
      <style:paragraph-properties fo:line-height="0.635cm" style:page-number="auto"/>
      <style:text-properties/>
    </style:style>
    <style:style style:family="paragraph" style:name="P289">
      <style:paragraph-properties fo:line-height="0.635cm" style:page-number="auto"/>
      <style:text-properties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635cm" style:page-number="auto"/>
      <style:text-properties/>
    </style:style>
    <style:style style:family="paragraph" style:name="P292">
      <style:paragraph-properties fo:line-height="0.635cm" style:page-number="auto"/>
      <style:text-properties/>
    </style:style>
    <style:style style:family="paragraph" style:name="P293">
      <style:paragraph-properties fo:line-height="0.635cm" style:page-number="auto"/>
      <style:text-properties/>
    </style:style>
    <style:style style:family="paragraph" style:name="P294">
      <style:paragraph-properties fo:line-height="0.635cm" style:page-number="auto"/>
      <style:text-properties/>
    </style:style>
    <style:style style:family="paragraph" style:name="P295">
      <style:paragraph-properties fo:line-height="0.635cm" style:page-number="auto"/>
      <style:text-properties/>
    </style:style>
    <style:style style:family="paragraph" style:name="P296">
      <style:paragraph-properties fo:line-height="0.635cm" style:page-number="auto"/>
      <style:text-properties/>
    </style:style>
    <style:style style:family="paragraph" style:name="P297">
      <style:paragraph-properties fo:line-height="0.635cm" style:page-number="auto"/>
      <style:text-properties/>
    </style:style>
    <style:style style:family="paragraph" style:name="P298">
      <style:paragraph-properties fo:line-height="0.635cm" style:page-number="auto"/>
      <style:text-properties/>
    </style:style>
    <style:style style:family="paragraph" style:name="P299">
      <style:paragraph-properties fo:line-height="0.635cm" style:page-number="auto"/>
      <style:text-properties/>
    </style:style>
    <style:style style:family="paragraph" style:name="P300">
      <style:paragraph-properties fo:line-height="0.635cm" style:page-number="auto"/>
      <style:text-properties/>
    </style:style>
    <style:style style:family="paragraph" style:name="P301">
      <style:paragraph-properties fo:line-height="0.635cm" style:page-number="auto"/>
      <style:text-properties/>
    </style:style>
    <style:style style:family="paragraph" style:name="P302">
      <style:paragraph-properties fo:line-height="0.635cm" style:page-number="auto"/>
      <style:text-properties/>
    </style:style>
    <style:style style:family="paragraph" style:name="P303">
      <style:paragraph-properties fo:line-height="0.635cm" style:page-number="auto"/>
      <style:text-properties/>
    </style:style>
    <style:style style:family="paragraph" style:name="P304">
      <style:paragraph-properties fo:line-height="0.635cm" style:page-number="auto"/>
      <style:text-properties/>
    </style:style>
    <style:style style:family="paragraph" style:name="P305">
      <style:paragraph-properties fo:line-height="0.635cm" style:page-number="auto"/>
      <style:text-properties/>
    </style:style>
    <style:style style:family="paragraph" style:name="P306">
      <style:paragraph-properties fo:line-height="0.672cm" style:page-number="auto"/>
      <style:text-properties/>
    </style:style>
    <style:style style:family="paragraph" style:name="P307">
      <style:paragraph-properties style:page-number="auto"/>
      <style:text-properties fo:font-size="1pt" style:font-size-asian="1pt" style:font-size-complex="1pt"/>
    </style:style>
    <style:style style:family="paragraph" style:name="P308">
      <style:paragraph-properties fo:line-height="0.635cm" style:page-number="auto"/>
      <style:text-properties/>
    </style:style>
    <style:style style:family="paragraph" style:name="P311">
      <style:paragraph-properties fo:line-height="0.635cm" style:page-number="auto"/>
      <style:text-properties/>
    </style:style>
    <style:style style:family="paragraph" style:name="P312">
      <style:paragraph-properties fo:line-height="0.635cm" style:page-number="auto"/>
      <style:text-properties/>
    </style:style>
    <style:style style:family="paragraph" style:name="P313">
      <style:paragraph-properties fo:line-height="0.635cm" style:page-number="auto"/>
      <style:text-properties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0.635cm" style:page-number="auto"/>
      <style:text-properties/>
    </style:style>
    <style:style style:family="paragraph" style:name="P316">
      <style:paragraph-properties fo:line-height="0.635cm" style:page-number="auto"/>
      <style:text-properties/>
    </style:style>
    <style:style style:family="paragraph" style:name="P317">
      <style:paragraph-properties fo:line-height="0.635cm" style:page-number="auto"/>
      <style:text-properties/>
    </style:style>
    <style:style style:family="paragraph" style:name="P318">
      <style:paragraph-properties fo:line-height="0.635cm" style:page-number="auto"/>
      <style:text-properties/>
    </style:style>
    <style:style style:family="paragraph" style:name="P319">
      <style:paragraph-properties fo:line-height="0.635cm" style:page-number="auto"/>
      <style:text-properties/>
    </style:style>
    <style:style style:family="paragraph" style:name="P320">
      <style:paragraph-properties fo:line-height="0.635cm" style:page-number="auto"/>
      <style:text-properties/>
    </style:style>
    <style:style style:family="paragraph" style:name="P321">
      <style:paragraph-properties fo:line-height="0.635cm" style:page-number="auto"/>
      <style:text-properties/>
    </style:style>
    <style:style style:family="paragraph" style:name="P322">
      <style:paragraph-properties fo:line-height="0.635cm" style:page-number="auto"/>
      <style:text-properties/>
    </style:style>
    <style:style style:family="paragraph" style:name="P323">
      <style:paragraph-properties fo:line-height="0.635cm" style:page-number="auto"/>
      <style:text-properties/>
    </style:style>
    <style:style style:family="paragraph" style:name="P324">
      <style:paragraph-properties fo:line-height="0.635cm" style:page-number="auto"/>
      <style:text-properties/>
    </style:style>
    <style:style style:family="paragraph" style:name="P325">
      <style:paragraph-properties fo:line-height="0.635cm" style:page-number="auto"/>
      <style:text-properties/>
    </style:style>
    <style:style style:family="paragraph" style:name="P326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35cm" style:page-number="auto"/>
      <style:text-properties/>
    </style:style>
    <style:style style:family="paragraph" style:name="P332">
      <style:paragraph-properties fo:line-height="0.635cm" style:page-number="auto"/>
      <style:text-properties/>
    </style:style>
    <style:style style:family="paragraph" style:name="P333">
      <style:paragraph-properties fo:line-height="0.635cm" style:page-number="auto"/>
      <style:text-properties/>
    </style:style>
    <style:style style:family="paragraph" style:name="P334">
      <style:paragraph-properties fo:line-height="0.635cm" style:page-number="auto"/>
      <style:text-properties/>
    </style:style>
    <style:style style:family="paragraph" style:name="P335">
      <style:paragraph-properties fo:line-height="0.635cm" style:page-number="auto"/>
      <style:text-properties/>
    </style:style>
    <style:style style:family="paragraph" style:name="P336">
      <style:paragraph-properties fo:line-height="0.635cm" style:page-number="auto"/>
      <style:text-properties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35cm" style:page-number="auto"/>
      <style:text-properties/>
    </style:style>
    <style:style style:family="paragraph" style:name="P341">
      <style:paragraph-properties fo:line-height="0.635cm" style:page-number="auto"/>
      <style:text-properties/>
    </style:style>
    <style:style style:family="paragraph" style:name="P342">
      <style:paragraph-properties fo:line-height="0.635cm" style:page-number="auto"/>
      <style:text-properties/>
    </style:style>
    <style:style style:family="paragraph" style:name="P343">
      <style:paragraph-properties fo:line-height="0.635cm" style:page-number="auto"/>
      <style:text-properties/>
    </style:style>
    <style:style style:family="paragraph" style:name="P344">
      <style:paragraph-properties fo:line-height="0.635cm" style:page-number="auto"/>
      <style:text-properties/>
    </style:style>
    <style:style style:family="paragraph" style:name="P345">
      <style:paragraph-properties fo:line-height="0.635cm" style:page-number="auto"/>
      <style:text-properties/>
    </style:style>
    <style:style style:family="paragraph" style:name="P346">
      <style:paragraph-properties fo:line-height="0.635cm" style:page-number="auto"/>
      <style:text-properties/>
    </style:style>
    <style:style style:family="paragraph" style:name="P347">
      <style:paragraph-properties fo:line-height="0.690cm" style:page-number="auto"/>
      <style:text-properties/>
    </style:style>
    <style:style style:family="paragraph" style:name="P348">
      <style:paragraph-properties style:page-number="auto"/>
      <style:text-properties fo:font-size="1pt" style:font-size-asian="1pt" style:font-size-complex="1pt"/>
    </style:style>
    <style:style style:family="paragraph" style:name="P349">
      <style:paragraph-properties fo:line-height="0.635cm" style:page-number="auto"/>
      <style:text-properties/>
    </style:style>
    <style:style style:family="paragraph" style:name="P351">
      <style:paragraph-properties fo:line-height="0.635cm" style:page-number="auto"/>
      <style:text-properties/>
    </style:style>
    <style:style style:family="paragraph" style:name="P352">
      <style:paragraph-properties fo:line-height="0.635cm" style:page-number="auto"/>
      <style:text-properties/>
    </style:style>
    <style:style style:family="paragraph" style:name="P353">
      <style:paragraph-properties fo:line-height="0.635cm" style:page-number="auto"/>
      <style:text-properties/>
    </style:style>
    <style:style style:family="paragraph" style:name="P354">
      <style:paragraph-properties fo:line-height="0.635cm" style:page-number="auto"/>
      <style:text-properties/>
    </style:style>
    <style:style style:family="paragraph" style:name="P355">
      <style:paragraph-properties fo:line-height="0.635cm" style:page-number="auto"/>
      <style:text-properties/>
    </style:style>
    <style:style style:family="paragraph" style:name="P356">
      <style:paragraph-properties fo:line-height="0.635cm" style:page-number="auto"/>
      <style:text-properties/>
    </style:style>
    <style:style style:family="paragraph" style:name="P357">
      <style:paragraph-properties fo:line-height="0.635cm" style:page-number="auto"/>
      <style:text-properties/>
    </style:style>
    <style:style style:family="paragraph" style:name="P358">
      <style:paragraph-properties fo:line-height="0.635cm" style:page-number="auto"/>
      <style:text-properties/>
    </style:style>
    <style:style style:family="paragraph" style:name="P359">
      <style:paragraph-properties fo:line-height="0.635cm" style:page-number="auto"/>
      <style:text-properties/>
    </style:style>
    <style:style style:family="paragraph" style:name="P360">
      <style:paragraph-properties fo:line-height="0.635cm" style:page-number="auto"/>
      <style:text-properties/>
    </style:style>
    <style:style style:family="paragraph" style:name="P361">
      <style:paragraph-properties fo:line-height="0.635cm" style:page-number="auto"/>
      <style:text-properties/>
    </style:style>
    <style:style style:family="paragraph" style:name="P362">
      <style:paragraph-properties fo:line-height="0.635cm" style:page-number="auto"/>
      <style:text-properties/>
    </style:style>
    <style:style style:family="paragraph" style:name="P363">
      <style:paragraph-properties fo:line-height="0.635cm" style:page-number="auto"/>
      <style:text-properties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635cm" style:page-number="auto"/>
      <style:text-properties/>
    </style:style>
    <style:style style:family="paragraph" style:name="P366">
      <style:paragraph-properties fo:line-height="0.635cm" style:page-number="auto"/>
      <style:text-properties/>
    </style:style>
    <style:style style:family="paragraph" style:name="P367">
      <style:paragraph-properties fo:line-height="0.635cm" style:page-number="auto"/>
      <style:text-properties/>
    </style:style>
    <style:style style:family="paragraph" style:name="P368">
      <style:paragraph-properties fo:line-height="0.635cm" style:page-number="auto"/>
      <style:text-properties/>
    </style:style>
    <style:style style:family="paragraph" style:name="P369">
      <style:paragraph-properties fo:line-height="0.635cm" style:page-number="auto"/>
      <style:text-properties/>
    </style:style>
    <style:style style:family="paragraph" style:name="P370">
      <style:paragraph-properties fo:line-height="0.635cm" style:page-number="auto"/>
      <style:text-properties/>
    </style:style>
    <style:style style:family="paragraph" style:name="P371">
      <style:paragraph-properties fo:line-height="0.635cm" style:page-number="auto"/>
      <style:text-properties/>
    </style:style>
    <style:style style:family="paragraph" style:name="P372">
      <style:paragraph-properties fo:line-height="0.635cm" style:page-number="auto"/>
      <style:text-properties/>
    </style:style>
    <style:style style:family="paragraph" style:name="P373">
      <style:paragraph-properties fo:line-height="0.635cm" style:page-number="auto"/>
      <style:text-properties/>
    </style:style>
    <style:style style:family="paragraph" style:name="P374">
      <style:paragraph-properties fo:line-height="0.635cm" style:page-number="auto"/>
      <style:text-properties/>
    </style:style>
    <style:style style:family="paragraph" style:name="P375">
      <style:paragraph-properties fo:line-height="0.635cm" style:page-number="auto"/>
      <style:text-properties/>
    </style:style>
    <style:style style:family="paragraph" style:name="P376">
      <style:paragraph-properties fo:line-height="0.635cm" style:page-number="auto"/>
      <style:text-properties/>
    </style:style>
    <style:style style:family="paragraph" style:name="P377">
      <style:paragraph-properties fo:line-height="0.635cm" style:page-number="auto"/>
      <style:text-properties/>
    </style:style>
    <style:style style:family="paragraph" style:name="P378">
      <style:paragraph-properties fo:line-height="0.635cm" style:page-number="auto"/>
      <style:text-properties/>
    </style:style>
    <style:style style:family="paragraph" style:name="P379">
      <style:paragraph-properties fo:line-height="0.635cm" style:page-number="auto"/>
      <style:text-properties/>
    </style:style>
    <style:style style:family="paragraph" style:name="P380">
      <style:paragraph-properties fo:line-height="0.635cm" style:page-number="auto"/>
      <style:text-properties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635cm" style:page-number="auto"/>
      <style:text-properties/>
    </style:style>
    <style:style style:family="paragraph" style:name="P384">
      <style:paragraph-properties fo:line-height="0.635cm" style:page-number="auto"/>
      <style:text-properties/>
    </style:style>
    <style:style style:family="paragraph" style:name="P385">
      <style:paragraph-properties fo:line-height="0.635cm" style:page-number="auto"/>
      <style:text-properties/>
    </style:style>
    <style:style style:family="paragraph" style:name="P386">
      <style:paragraph-properties fo:line-height="0.635cm" style:page-number="auto"/>
      <style:text-properties/>
    </style:style>
    <style:style style:family="paragraph" style:name="P387">
      <style:paragraph-properties fo:line-height="0.635cm" style:page-number="auto"/>
      <style:text-properties/>
    </style:style>
    <style:style style:family="paragraph" style:name="P388">
      <style:paragraph-properties fo:line-height="1.215cm" style:page-number="auto"/>
      <style:text-properties/>
    </style:style>
    <style:style style:family="paragraph" style:name="P389">
      <style:paragraph-properties style:page-number="auto"/>
      <style:text-properties fo:font-size="1pt" style:font-size-asian="1pt" style:font-size-complex="1pt"/>
    </style:style>
    <style:style style:family="paragraph" style:name="P390">
      <style:paragraph-properties fo:line-height="0.635cm" style:page-number="auto"/>
      <style:text-properties/>
    </style:style>
    <style:style style:family="paragraph" style:name="P391">
      <style:paragraph-properties fo:line-height="0.635cm" style:page-number="auto"/>
      <style:text-properties/>
    </style:style>
    <style:style style:family="paragraph" style:name="P392">
      <style:paragraph-properties fo:line-height="0.635cm" style:page-number="auto"/>
      <style:text-properties/>
    </style:style>
    <style:style style:family="paragraph" style:name="P393">
      <style:paragraph-properties fo:line-height="0.635cm" style:page-number="auto"/>
      <style:text-properties/>
    </style:style>
    <style:style style:family="paragraph" style:name="P394">
      <style:paragraph-properties fo:line-height="0.635cm" style:page-number="auto"/>
      <style:text-properties/>
    </style:style>
    <style:style style:family="paragraph" style:name="P395">
      <style:paragraph-properties fo:line-height="0.635cm" style:page-number="auto"/>
      <style:text-properties/>
    </style:style>
    <style:style style:family="paragraph" style:name="P396">
      <style:paragraph-properties fo:line-height="0.635cm" style:page-number="auto"/>
      <style:text-properties/>
    </style:style>
    <style:style style:family="paragraph" style:name="P397">
      <style:paragraph-properties fo:line-height="0.635cm" style:page-number="auto"/>
      <style:text-properties/>
    </style:style>
    <style:style style:family="paragraph" style:name="P398">
      <style:paragraph-properties fo:line-height="0.635cm" style:page-number="auto"/>
      <style:text-properties/>
    </style:style>
    <style:style style:family="paragraph" style:name="P399">
      <style:paragraph-properties fo:line-height="0.635cm" style:page-number="auto"/>
      <style:text-properties/>
    </style:style>
    <style:style style:family="paragraph" style:name="P400">
      <style:paragraph-properties fo:line-height="0.635cm" style:page-number="auto"/>
      <style:text-properties/>
    </style:style>
    <style:style style:family="paragraph" style:name="P401">
      <style:paragraph-properties fo:line-height="0.635cm" style:page-number="auto"/>
      <style:text-properties/>
    </style:style>
    <style:style style:family="paragraph" style:name="P402">
      <style:paragraph-properties fo:line-height="0.635cm" style:page-number="auto"/>
      <style:text-properties/>
    </style:style>
    <style:style style:family="paragraph" style:name="P403">
      <style:paragraph-properties fo:line-height="0.635cm" style:page-number="auto"/>
      <style:text-properties/>
    </style:style>
    <style:style style:family="paragraph" style:name="P404">
      <style:paragraph-properties fo:line-height="0.635cm" style:page-number="auto"/>
      <style:text-properties/>
    </style:style>
    <style:style style:family="paragraph" style:name="P405">
      <style:paragraph-properties fo:line-height="0.635cm" style:page-number="auto"/>
      <style:text-properties/>
    </style:style>
    <style:style style:family="paragraph" style:name="P406">
      <style:paragraph-properties fo:line-height="0.635cm" style:page-number="auto"/>
      <style:text-properties/>
    </style:style>
    <style:style style:family="paragraph" style:name="P407">
      <style:paragraph-properties fo:line-height="0.635cm" style:page-number="auto"/>
      <style:text-properties/>
    </style:style>
    <style:style style:family="paragraph" style:name="P408">
      <style:paragraph-properties fo:line-height="0.635cm" style:page-number="auto"/>
      <style:text-properties/>
    </style:style>
    <style:style style:family="paragraph" style:name="P409">
      <style:paragraph-properties fo:line-height="0.635cm" style:page-number="auto"/>
      <style:text-properties/>
    </style:style>
    <style:style style:family="paragraph" style:name="P410">
      <style:paragraph-properties fo:line-height="0.635cm" style:page-number="auto"/>
      <style:text-properties/>
    </style:style>
    <style:style style:family="paragraph" style:name="P411">
      <style:paragraph-properties fo:line-height="0.635cm" style:page-number="auto"/>
      <style:text-properties/>
    </style:style>
    <style:style style:family="paragraph" style:name="P412">
      <style:paragraph-properties fo:line-height="0.635cm" style:page-number="auto"/>
      <style:text-properties/>
    </style:style>
    <style:style style:family="paragraph" style:name="P413">
      <style:paragraph-properties fo:line-height="0.635cm" style:page-number="auto"/>
      <style:text-properties/>
    </style:style>
    <style:style style:family="paragraph" style:name="P414">
      <style:paragraph-properties fo:line-height="0.635cm" style:page-number="auto"/>
      <style:text-properties/>
    </style:style>
    <style:style style:family="paragraph" style:name="P415">
      <style:paragraph-properties fo:line-height="0.635cm" style:page-number="auto"/>
      <style:text-properties/>
    </style:style>
    <style:style style:family="paragraph" style:name="P416">
      <style:paragraph-properties fo:line-height="0.635cm" style:page-number="auto"/>
      <style:text-properties/>
    </style:style>
    <style:style style:family="paragraph" style:name="P417">
      <style:paragraph-properties fo:line-height="0.635cm" style:page-number="auto"/>
      <style:text-properties/>
    </style:style>
    <style:style style:family="paragraph" style:name="P418">
      <style:paragraph-properties fo:line-height="0.635cm" style:page-number="auto"/>
      <style:text-properties/>
    </style:style>
    <style:style style:family="paragraph" style:name="P419">
      <style:paragraph-properties fo:line-height="0.635cm" style:page-number="auto"/>
      <style:text-properties/>
    </style:style>
    <style:style style:family="paragraph" style:name="P420">
      <style:paragraph-properties fo:line-height="0.635cm" style:page-number="auto"/>
      <style:text-properties/>
    </style:style>
    <style:style style:family="paragraph" style:name="P421">
      <style:paragraph-properties fo:line-height="0.635cm" style:page-number="auto"/>
      <style:text-properties/>
    </style:style>
    <style:style style:family="paragraph" style:name="P422">
      <style:paragraph-properties fo:line-height="0.635cm" style:page-number="auto"/>
      <style:text-properties/>
    </style:style>
    <style:style style:family="paragraph" style:name="P423">
      <style:paragraph-properties fo:line-height="0.635cm" style:page-number="auto"/>
      <style:text-properties/>
    </style:style>
    <style:style style:family="paragraph" style:name="P424">
      <style:paragraph-properties fo:line-height="0.635cm" style:page-number="auto"/>
      <style:text-properties/>
    </style:style>
    <style:style style:family="paragraph" style:name="P425">
      <style:paragraph-properties fo:line-height="0.635cm" style:page-number="auto"/>
      <style:text-properties/>
    </style:style>
    <style:style style:family="paragraph" style:name="P426">
      <style:paragraph-properties fo:line-height="0.635cm" style:page-number="auto"/>
      <style:text-properties/>
    </style:style>
    <style:style style:family="paragraph" style:name="P427">
      <style:paragraph-properties fo:line-height="0.635cm" style:page-number="auto"/>
      <style:text-properties/>
    </style:style>
    <style:style style:family="paragraph" style:name="P428">
      <style:paragraph-properties fo:line-height="1.215cm" style:page-number="auto"/>
      <style:text-properties/>
    </style:style>
    <style:style style:family="paragraph" style:name="P429">
      <style:paragraph-properties style:page-number="auto"/>
      <style:text-properties fo:font-size="1pt" style:font-size-asian="1pt" style:font-size-complex="1pt"/>
    </style:style>
    <style:style style:family="paragraph" style:name="P430">
      <style:paragraph-properties fo:line-height="0.635cm" style:page-number="auto"/>
      <style:text-properties/>
    </style:style>
    <style:style style:family="paragraph" style:name="P433">
      <style:paragraph-properties fo:line-height="0.635cm" style:page-number="auto"/>
      <style:text-properties/>
    </style:style>
    <style:style style:family="paragraph" style:name="P434">
      <style:paragraph-properties fo:line-height="0.635cm" style:page-number="auto"/>
      <style:text-properties/>
    </style:style>
    <style:style style:family="paragraph" style:name="P435">
      <style:paragraph-properties fo:line-height="0.635cm" style:page-number="auto"/>
      <style:text-properties/>
    </style:style>
    <style:style style:family="paragraph" style:name="P436">
      <style:paragraph-properties fo:line-height="0.635cm" style:page-number="auto"/>
      <style:text-properties/>
    </style:style>
    <style:style style:family="paragraph" style:name="P437">
      <style:paragraph-properties fo:line-height="0.635cm" style:page-number="auto"/>
      <style:text-properties/>
    </style:style>
    <style:style style:family="paragraph" style:name="P438">
      <style:paragraph-properties fo:line-height="0.635cm" style:page-number="auto"/>
      <style:text-properties/>
    </style:style>
    <style:style style:family="paragraph" style:name="P439">
      <style:paragraph-properties fo:line-height="0.635cm" style:page-number="auto"/>
      <style:text-properties/>
    </style:style>
    <style:style style:family="paragraph" style:name="P440">
      <style:paragraph-properties fo:line-height="0.635cm" style:page-number="auto"/>
      <style:text-properties/>
    </style:style>
    <style:style style:family="paragraph" style:name="P441">
      <style:paragraph-properties fo:line-height="0.635cm" style:page-number="auto"/>
      <style:text-properties/>
    </style:style>
    <style:style style:family="paragraph" style:name="P442">
      <style:paragraph-properties fo:line-height="0.635cm" style:page-number="auto"/>
      <style:text-properties/>
    </style:style>
    <style:style style:family="paragraph" style:name="P443">
      <style:paragraph-properties fo:line-height="0.635cm" style:page-number="auto"/>
      <style:text-properties/>
    </style:style>
    <style:style style:family="paragraph" style:name="P444">
      <style:paragraph-properties fo:line-height="0.635cm" style:page-number="auto"/>
      <style:text-properties/>
    </style:style>
    <style:style style:family="paragraph" style:name="P445">
      <style:paragraph-properties fo:line-height="0.635cm" style:page-number="auto"/>
      <style:text-properties/>
    </style:style>
    <style:style style:family="paragraph" style:name="P446">
      <style:paragraph-properties fo:line-height="0.635cm" style:page-number="auto"/>
      <style:text-properties/>
    </style:style>
    <style:style style:family="paragraph" style:name="P447">
      <style:paragraph-properties fo:line-height="0.635cm" style:page-number="auto"/>
      <style:text-properties/>
    </style:style>
    <style:style style:family="paragraph" style:name="P448">
      <style:paragraph-properties fo:line-height="0.635cm" style:page-number="auto"/>
      <style:text-properties/>
    </style:style>
    <style:style style:family="paragraph" style:name="P449">
      <style:paragraph-properties fo:line-height="0.635cm" style:page-number="auto"/>
      <style:text-properties/>
    </style:style>
    <style:style style:family="paragraph" style:name="P450">
      <style:paragraph-properties fo:line-height="0.635cm" style:page-number="auto"/>
      <style:text-properties/>
    </style:style>
    <style:style style:family="paragraph" style:name="P451">
      <style:paragraph-properties fo:line-height="0.635cm" style:page-number="auto"/>
      <style:text-properties/>
    </style:style>
    <style:style style:family="paragraph" style:name="P452">
      <style:paragraph-properties fo:line-height="0.635cm" style:page-number="auto"/>
      <style:text-properties/>
    </style:style>
    <style:style style:family="paragraph" style:name="P453">
      <style:paragraph-properties fo:line-height="0.635cm" style:page-number="auto"/>
      <style:text-properties/>
    </style:style>
    <style:style style:family="paragraph" style:name="P454">
      <style:paragraph-properties fo:line-height="0.635cm" style:page-number="auto"/>
      <style:text-properties/>
    </style:style>
    <style:style style:family="paragraph" style:name="P455">
      <style:paragraph-properties fo:line-height="0.635cm" style:page-number="auto"/>
      <style:text-properties/>
    </style:style>
    <style:style style:family="paragraph" style:name="P456">
      <style:paragraph-properties fo:line-height="0.635cm" style:page-number="auto"/>
      <style:text-properties/>
    </style:style>
    <style:style style:family="paragraph" style:name="P457">
      <style:paragraph-properties fo:line-height="0.635cm" style:page-number="auto"/>
      <style:text-properties/>
    </style:style>
    <style:style style:family="paragraph" style:name="P458">
      <style:paragraph-properties fo:line-height="0.635cm" style:page-number="auto"/>
      <style:text-properties/>
    </style:style>
    <style:style style:family="paragraph" style:name="P459">
      <style:paragraph-properties fo:line-height="0.635cm" style:page-number="auto"/>
      <style:text-properties/>
    </style:style>
    <style:style style:family="paragraph" style:name="P460">
      <style:paragraph-properties fo:line-height="0.635cm" style:page-number="auto"/>
      <style:text-properties/>
    </style:style>
    <style:style style:family="paragraph" style:name="P461">
      <style:paragraph-properties fo:line-height="0.635cm" style:page-number="auto"/>
      <style:text-properties/>
    </style:style>
    <style:style style:family="paragraph" style:name="P462">
      <style:paragraph-properties fo:line-height="0.635cm" style:page-number="auto"/>
      <style:text-properties/>
    </style:style>
    <style:style style:family="paragraph" style:name="P463">
      <style:paragraph-properties fo:line-height="0.635cm" style:page-number="auto"/>
      <style:text-properties/>
    </style:style>
    <style:style style:family="paragraph" style:name="P464">
      <style:paragraph-properties fo:line-height="0.635cm" style:page-number="auto"/>
      <style:text-properties/>
    </style:style>
    <style:style style:family="paragraph" style:name="P465">
      <style:paragraph-properties fo:line-height="0.635cm" style:page-number="auto"/>
      <style:text-properties/>
    </style:style>
    <style:style style:family="paragraph" style:name="P466">
      <style:paragraph-properties fo:line-height="0.635cm" style:page-number="auto"/>
      <style:text-properties/>
    </style:style>
    <style:style style:family="paragraph" style:name="P467">
      <style:paragraph-properties fo:line-height="0.635cm" style:page-number="auto"/>
      <style:text-properties/>
    </style:style>
    <style:style style:family="paragraph" style:name="P468">
      <style:paragraph-properties fo:line-height="0.635cm" style:page-number="auto"/>
      <style:text-properties/>
    </style:style>
    <style:style style:family="paragraph" style:name="P469">
      <style:paragraph-properties fo:line-height="1.156cm" style:page-number="auto"/>
      <style:text-properties/>
    </style:style>
    <style:style style:family="paragraph" style:name="P470">
      <style:paragraph-properties style:page-number="auto"/>
      <style:text-properties fo:font-size="1pt" style:font-size-asian="1pt" style:font-size-complex="1pt"/>
    </style:style>
    <style:style style:family="paragraph" style:name="P471">
      <style:paragraph-properties fo:line-height="0.635cm" style:page-number="auto"/>
      <style:text-properties/>
    </style:style>
    <style:style style:family="paragraph" style:name="P474">
      <style:paragraph-properties fo:line-height="0.635cm" style:page-number="auto"/>
      <style:text-properties/>
    </style:style>
    <style:style style:family="paragraph" style:name="P475">
      <style:paragraph-properties fo:line-height="0.635cm" style:page-number="auto"/>
      <style:text-properties/>
    </style:style>
    <style:style style:family="paragraph" style:name="P476">
      <style:paragraph-properties fo:line-height="0.635cm" style:page-number="auto"/>
      <style:text-properties/>
    </style:style>
    <style:style style:family="paragraph" style:name="P477">
      <style:paragraph-properties fo:line-height="0.635cm" style:page-number="auto"/>
      <style:text-properties/>
    </style:style>
    <style:style style:family="paragraph" style:name="P478">
      <style:paragraph-properties fo:line-height="0.635cm" style:page-number="auto"/>
      <style:text-properties/>
    </style:style>
    <style:style style:family="paragraph" style:name="P479">
      <style:paragraph-properties fo:line-height="0.635cm" style:page-number="auto"/>
      <style:text-properties/>
    </style:style>
    <style:style style:family="paragraph" style:name="P480">
      <style:paragraph-properties fo:line-height="0.635cm" style:page-number="auto"/>
      <style:text-properties/>
    </style:style>
    <style:style style:family="paragraph" style:name="P481">
      <style:paragraph-properties fo:line-height="0.635cm" style:page-number="auto"/>
      <style:text-properties/>
    </style:style>
    <style:style style:family="paragraph" style:name="P482">
      <style:paragraph-properties fo:line-height="0.635cm" style:page-number="auto"/>
      <style:text-properties/>
    </style:style>
    <style:style style:family="paragraph" style:name="P483">
      <style:paragraph-properties fo:line-height="0.635cm" style:page-number="auto"/>
      <style:text-properties/>
    </style:style>
    <style:style style:family="paragraph" style:name="P484">
      <style:paragraph-properties fo:line-height="0.635cm" style:page-number="auto"/>
      <style:text-properties/>
    </style:style>
    <style:style style:family="paragraph" style:name="P485">
      <style:paragraph-properties fo:line-height="0.635cm" style:page-number="auto"/>
      <style:text-properties/>
    </style:style>
    <style:style style:family="paragraph" style:name="P486">
      <style:paragraph-properties fo:line-height="0.635cm" style:page-number="auto"/>
      <style:text-properties/>
    </style:style>
    <style:style style:family="paragraph" style:name="P487">
      <style:paragraph-properties fo:line-height="0.635cm" style:page-number="auto"/>
      <style:text-properties/>
    </style:style>
    <style:style style:family="paragraph" style:name="P488">
      <style:paragraph-properties fo:line-height="0.635cm" style:page-number="auto"/>
      <style:text-properties/>
    </style:style>
    <style:style style:family="paragraph" style:name="P489">
      <style:paragraph-properties fo:line-height="0.635cm" style:page-number="auto"/>
      <style:text-properties/>
    </style:style>
    <style:style style:family="paragraph" style:name="P490">
      <style:paragraph-properties fo:line-height="0.635cm" style:page-number="auto"/>
      <style:text-properties/>
    </style:style>
    <style:style style:family="paragraph" style:name="P491">
      <style:paragraph-properties fo:line-height="0.635cm" style:page-number="auto"/>
      <style:text-properties/>
    </style:style>
    <style:style style:family="paragraph" style:name="P492">
      <style:paragraph-properties fo:line-height="0.635cm" style:page-number="auto"/>
      <style:text-properties/>
    </style:style>
    <style:style style:family="paragraph" style:name="P493">
      <style:paragraph-properties fo:line-height="0.635cm" style:page-number="auto"/>
      <style:text-properties/>
    </style:style>
    <style:style style:family="paragraph" style:name="P494">
      <style:paragraph-properties fo:line-height="0.635cm" style:page-number="auto"/>
      <style:text-properties/>
    </style:style>
    <style:style style:family="paragraph" style:name="P495">
      <style:paragraph-properties fo:line-height="0.635cm" style:page-number="auto"/>
      <style:text-properties/>
    </style:style>
    <style:style style:family="paragraph" style:name="P496">
      <style:paragraph-properties fo:line-height="0.635cm" style:page-number="auto"/>
      <style:text-properties/>
    </style:style>
    <style:style style:family="paragraph" style:name="P497">
      <style:paragraph-properties fo:line-height="0.635cm" style:page-number="auto"/>
      <style:text-properties/>
    </style:style>
    <style:style style:family="paragraph" style:name="P498">
      <style:paragraph-properties fo:line-height="0.635cm" style:page-number="auto"/>
      <style:text-properties/>
    </style:style>
    <style:style style:family="paragraph" style:name="P499">
      <style:paragraph-properties fo:line-height="0.635cm" style:page-number="auto"/>
      <style:text-properties/>
    </style:style>
    <style:style style:family="paragraph" style:name="P500">
      <style:paragraph-properties fo:line-height="0.635cm" style:page-number="auto"/>
      <style:text-properties/>
    </style:style>
    <style:style style:family="paragraph" style:name="P501">
      <style:paragraph-properties fo:line-height="0.635cm" style:page-number="auto"/>
      <style:text-properties/>
    </style:style>
    <style:style style:family="paragraph" style:name="P502">
      <style:paragraph-properties fo:line-height="0.635cm" style:page-number="auto"/>
      <style:text-properties/>
    </style:style>
    <style:style style:family="paragraph" style:name="P503">
      <style:paragraph-properties fo:line-height="0.635cm" style:page-number="auto"/>
      <style:text-properties/>
    </style:style>
    <style:style style:family="paragraph" style:name="P504">
      <style:paragraph-properties fo:line-height="0.635cm" style:page-number="auto"/>
      <style:text-properties/>
    </style:style>
    <style:style style:family="paragraph" style:name="P505">
      <style:paragraph-properties fo:line-height="0.635cm" style:page-number="auto"/>
      <style:text-properties/>
    </style:style>
    <style:style style:family="paragraph" style:name="P506">
      <style:paragraph-properties fo:line-height="0.635cm" style:page-number="auto"/>
      <style:text-properties/>
    </style:style>
    <style:style style:family="paragraph" style:name="P507">
      <style:paragraph-properties fo:line-height="0.635cm" style:page-number="auto"/>
      <style:text-properties/>
    </style:style>
    <style:style style:family="paragraph" style:name="P508">
      <style:paragraph-properties fo:line-height="0.635cm" style:page-number="auto"/>
      <style:text-properties/>
    </style:style>
    <style:style style:family="paragraph" style:name="P509">
      <style:paragraph-properties fo:line-height="0.635cm" style:page-number="auto"/>
      <style:text-properties/>
    </style:style>
    <style:style style:family="paragraph" style:name="P510">
      <style:paragraph-properties fo:line-height="0.724cm" style:page-number="auto"/>
      <style:text-properties/>
    </style:style>
    <style:style style:family="paragraph" style:name="P511">
      <style:paragraph-properties style:page-number="auto"/>
      <style:text-properties fo:font-size="1pt" style:font-size-asian="1pt" style:font-size-complex="1pt"/>
    </style:style>
    <style:style style:family="paragraph" style:name="P512">
      <style:paragraph-properties fo:line-height="0.635cm" style:page-number="auto"/>
      <style:text-properties/>
    </style:style>
    <style:style style:family="paragraph" style:name="P513">
      <style:paragraph-properties fo:line-height="0.635cm" style:page-number="auto"/>
      <style:text-properties/>
    </style:style>
    <style:style style:family="paragraph" style:name="P514">
      <style:paragraph-properties fo:line-height="0.635cm" style:page-number="auto"/>
      <style:text-properties/>
    </style:style>
    <style:style style:family="paragraph" style:name="P515">
      <style:paragraph-properties fo:line-height="0.635cm" style:page-number="auto"/>
      <style:text-properties/>
    </style:style>
    <style:style style:family="paragraph" style:name="P516">
      <style:paragraph-properties fo:line-height="0.635cm" style:page-number="auto"/>
      <style:text-properties/>
    </style:style>
    <style:style style:family="paragraph" style:name="P517">
      <style:paragraph-properties fo:line-height="0.635cm" style:page-number="auto"/>
      <style:text-properties/>
    </style:style>
    <style:style style:family="paragraph" style:name="P518">
      <style:paragraph-properties fo:line-height="0.635cm" style:page-number="auto"/>
      <style:text-properties/>
    </style:style>
    <style:style style:family="paragraph" style:name="P519">
      <style:paragraph-properties fo:line-height="0.635cm" style:page-number="auto"/>
      <style:text-properties/>
    </style:style>
    <style:style style:family="paragraph" style:name="P520">
      <style:paragraph-properties fo:line-height="0.635cm" style:page-number="auto"/>
      <style:text-properties/>
    </style:style>
    <style:style style:family="paragraph" style:name="P521">
      <style:paragraph-properties fo:line-height="0.635cm" style:page-number="auto"/>
      <style:text-properties/>
    </style:style>
    <style:style style:family="paragraph" style:name="P522">
      <style:paragraph-properties fo:line-height="0.635cm" style:page-number="auto"/>
      <style:text-properties/>
    </style:style>
    <style:style style:family="paragraph" style:name="P523">
      <style:paragraph-properties fo:line-height="0.635cm" style:page-number="auto"/>
      <style:text-properties/>
    </style:style>
    <style:style style:family="paragraph" style:name="P524">
      <style:paragraph-properties fo:line-height="0.635cm" style:page-number="auto"/>
      <style:text-properties/>
    </style:style>
    <style:style style:family="paragraph" style:name="P525">
      <style:paragraph-properties fo:line-height="0.635cm" style:page-number="auto"/>
      <style:text-properties/>
    </style:style>
    <style:style style:family="paragraph" style:name="P526">
      <style:paragraph-properties fo:line-height="0.635cm" style:page-number="auto"/>
      <style:text-properties/>
    </style:style>
    <style:style style:family="paragraph" style:name="P527">
      <style:paragraph-properties fo:line-height="0.635cm" style:page-number="auto"/>
      <style:text-properties/>
    </style:style>
    <style:style style:family="paragraph" style:name="P528">
      <style:paragraph-properties fo:line-height="0.635cm" style:page-number="auto"/>
      <style:text-properties/>
    </style:style>
    <style:style style:family="paragraph" style:name="P529">
      <style:paragraph-properties fo:line-height="0.635cm" style:page-number="auto"/>
      <style:text-properties/>
    </style:style>
    <style:style style:family="paragraph" style:name="P530">
      <style:paragraph-properties fo:line-height="0.635cm" style:page-number="auto"/>
      <style:text-properties/>
    </style:style>
    <style:style style:family="paragraph" style:name="P531">
      <style:paragraph-properties fo:line-height="0.635cm" style:page-number="auto"/>
      <style:text-properties/>
    </style:style>
    <style:style style:family="paragraph" style:name="P532">
      <style:paragraph-properties fo:line-height="0.635cm" style:page-number="auto"/>
      <style:text-properties/>
    </style:style>
    <style:style style:family="paragraph" style:name="P533">
      <style:paragraph-properties fo:line-height="0.635cm" style:page-number="auto"/>
      <style:text-properties/>
    </style:style>
    <style:style style:family="paragraph" style:name="P534">
      <style:paragraph-properties fo:line-height="0.635cm" style:page-number="auto"/>
      <style:text-properties/>
    </style:style>
    <style:style style:family="paragraph" style:name="P535">
      <style:paragraph-properties fo:line-height="0.635cm" style:page-number="auto"/>
      <style:text-properties/>
    </style:style>
    <style:style style:family="paragraph" style:name="P536">
      <style:paragraph-properties fo:line-height="0.635cm" style:page-number="auto"/>
      <style:text-properties/>
    </style:style>
    <style:style style:family="paragraph" style:name="P537">
      <style:paragraph-properties fo:line-height="0.635cm" style:page-number="auto"/>
      <style:text-properties/>
    </style:style>
    <style:style style:family="paragraph" style:name="P538">
      <style:paragraph-properties fo:line-height="0.635cm" style:page-number="auto"/>
      <style:text-properties/>
    </style:style>
    <style:style style:family="paragraph" style:name="P539">
      <style:paragraph-properties fo:line-height="0.635cm" style:page-number="auto"/>
      <style:text-properties/>
    </style:style>
    <style:style style:family="paragraph" style:name="P540">
      <style:paragraph-properties fo:line-height="0.635cm" style:page-number="auto"/>
      <style:text-properties/>
    </style:style>
    <style:style style:family="paragraph" style:name="P541">
      <style:paragraph-properties fo:line-height="0.635cm" style:page-number="auto"/>
      <style:text-properties/>
    </style:style>
    <style:style style:family="paragraph" style:name="P542">
      <style:paragraph-properties fo:line-height="0.635cm" style:page-number="auto"/>
      <style:text-properties/>
    </style:style>
    <style:style style:family="paragraph" style:name="P543">
      <style:paragraph-properties fo:line-height="0.635cm" style:page-number="auto"/>
      <style:text-properties/>
    </style:style>
    <style:style style:family="paragraph" style:name="P544">
      <style:paragraph-properties fo:line-height="0.635cm" style:page-number="auto"/>
      <style:text-properties/>
    </style:style>
    <style:style style:family="paragraph" style:name="P545">
      <style:paragraph-properties fo:line-height="0.635cm" style:page-number="auto"/>
      <style:text-properties/>
    </style:style>
    <style:style style:family="paragraph" style:name="P546">
      <style:paragraph-properties fo:line-height="0.635cm" style:page-number="auto"/>
      <style:text-properties/>
    </style:style>
    <style:style style:family="paragraph" style:name="P547">
      <style:paragraph-properties fo:line-height="0.635cm" style:page-number="auto"/>
      <style:text-properties/>
    </style:style>
    <style:style style:family="paragraph" style:name="P548">
      <style:paragraph-properties fo:line-height="0.635cm" style:page-number="auto"/>
      <style:text-properties/>
    </style:style>
    <style:style style:family="paragraph" style:name="P549">
      <style:paragraph-properties fo:line-height="0.635cm" style:page-number="auto"/>
      <style:text-properties/>
    </style:style>
    <style:style style:family="paragraph" style:name="P550">
      <style:paragraph-properties fo:line-height="0.635cm" style:page-number="auto"/>
      <style:text-properties/>
    </style:style>
    <style:style style:family="paragraph" style:name="P551">
      <style:paragraph-properties fo:line-height="0.635cm" style:page-number="auto"/>
      <style:text-properties/>
    </style:style>
    <style:style style:family="paragraph" style:name="P552">
      <style:paragraph-properties fo:line-height="0.635cm" style:page-number="auto"/>
      <style:text-properties/>
    </style:style>
    <style:style style:family="paragraph" style:name="P553">
      <style:paragraph-properties fo:line-height="0.672cm" style:page-number="auto"/>
      <style:text-properties/>
    </style:style>
    <style:style style:family="paragraph" style:name="P554">
      <style:paragraph-properties style:page-number="auto"/>
      <style:text-properties fo:font-size="1pt" style:font-size-asian="1pt" style:font-size-complex="1pt"/>
    </style:style>
    <style:style style:family="paragraph" style:name="P555">
      <style:paragraph-properties fo:line-height="0.635cm" style:page-number="auto"/>
      <style:text-properties/>
    </style:style>
    <style:style style:family="paragraph" style:name="P556">
      <style:paragraph-properties fo:line-height="0.635cm" style:page-number="auto"/>
      <style:text-properties/>
    </style:style>
    <style:style style:family="paragraph" style:name="P557">
      <style:paragraph-properties fo:line-height="0.635cm" style:page-number="auto"/>
      <style:text-properties/>
    </style:style>
    <style:style style:family="paragraph" style:name="P558">
      <style:paragraph-properties fo:line-height="0.635cm" style:page-number="auto"/>
      <style:text-properties/>
    </style:style>
    <style:style style:family="paragraph" style:name="P559">
      <style:paragraph-properties fo:line-height="0.635cm" style:page-number="auto"/>
      <style:text-properties/>
    </style:style>
    <style:style style:family="paragraph" style:name="P560">
      <style:paragraph-properties fo:line-height="0.635cm" style:page-number="auto"/>
      <style:text-properties/>
    </style:style>
    <style:style style:family="paragraph" style:name="P561">
      <style:paragraph-properties fo:line-height="0.635cm" style:page-number="auto"/>
      <style:text-properties/>
    </style:style>
    <style:style style:family="paragraph" style:name="P562">
      <style:paragraph-properties fo:line-height="0.635cm" style:page-number="auto"/>
      <style:text-properties/>
    </style:style>
    <style:style style:family="paragraph" style:name="P563">
      <style:paragraph-properties fo:line-height="0.635cm" style:page-number="auto"/>
      <style:text-properties/>
    </style:style>
    <style:style style:family="paragraph" style:name="P564">
      <style:paragraph-properties fo:line-height="0.635cm" style:page-number="auto"/>
      <style:text-properties/>
    </style:style>
    <style:style style:family="paragraph" style:name="P565">
      <style:paragraph-properties fo:line-height="0.635cm" style:page-number="auto"/>
      <style:text-properties/>
    </style:style>
    <style:style style:family="paragraph" style:name="P566">
      <style:paragraph-properties fo:line-height="0.635cm" style:page-number="auto"/>
      <style:text-properties/>
    </style:style>
    <style:style style:family="paragraph" style:name="P567">
      <style:paragraph-properties fo:line-height="0.635cm" style:page-number="auto"/>
      <style:text-properties/>
    </style:style>
    <style:style style:family="paragraph" style:name="P568">
      <style:paragraph-properties fo:line-height="0.635cm" style:page-number="auto"/>
      <style:text-properties/>
    </style:style>
    <style:style style:family="paragraph" style:name="P569">
      <style:paragraph-properties fo:line-height="0.635cm" style:page-number="auto"/>
      <style:text-properties/>
    </style:style>
    <style:style style:family="paragraph" style:name="P570">
      <style:paragraph-properties fo:line-height="0.635cm" style:page-number="auto"/>
      <style:text-properties/>
    </style:style>
    <style:style style:family="paragraph" style:name="P571">
      <style:paragraph-properties fo:line-height="0.635cm" style:page-number="auto"/>
      <style:text-properties/>
    </style:style>
    <style:style style:family="paragraph" style:name="P572">
      <style:paragraph-properties fo:line-height="0.635cm" style:page-number="auto"/>
      <style:text-properties/>
    </style:style>
    <style:style style:family="paragraph" style:name="P573">
      <style:paragraph-properties fo:line-height="0.635cm" style:page-number="auto"/>
      <style:text-properties/>
    </style:style>
    <style:style style:family="paragraph" style:name="P574">
      <style:paragraph-properties fo:line-height="0.635cm" style:page-number="auto"/>
      <style:text-properties/>
    </style:style>
    <style:style style:family="paragraph" style:name="P575">
      <style:paragraph-properties fo:line-height="0.635cm" style:page-number="auto"/>
      <style:text-properties/>
    </style:style>
    <style:style style:family="paragraph" style:name="P576">
      <style:paragraph-properties fo:line-height="0.635cm" style:page-number="auto"/>
      <style:text-properties/>
    </style:style>
    <style:style style:family="paragraph" style:name="P577">
      <style:paragraph-properties fo:line-height="0.635cm" style:page-number="auto"/>
      <style:text-properties/>
    </style:style>
    <style:style style:family="paragraph" style:name="P578">
      <style:paragraph-properties fo:line-height="0.635cm" style:page-number="auto"/>
      <style:text-properties/>
    </style:style>
    <style:style style:family="paragraph" style:name="P579">
      <style:paragraph-properties fo:line-height="0.635cm" style:page-number="auto"/>
      <style:text-properties/>
    </style:style>
    <style:style style:family="paragraph" style:name="P580">
      <style:paragraph-properties fo:line-height="0.635cm" style:page-number="auto"/>
      <style:text-properties/>
    </style:style>
    <style:style style:family="paragraph" style:name="P581">
      <style:paragraph-properties fo:line-height="0.635cm" style:page-number="auto"/>
      <style:text-properties/>
    </style:style>
    <style:style style:family="paragraph" style:name="P582">
      <style:paragraph-properties fo:line-height="0.635cm" style:page-number="auto"/>
      <style:text-properties/>
    </style:style>
    <style:style style:family="paragraph" style:name="P583">
      <style:paragraph-properties fo:line-height="0.635cm" style:page-number="auto"/>
      <style:text-properties/>
    </style:style>
    <style:style style:family="paragraph" style:name="P584">
      <style:paragraph-properties fo:line-height="0.635cm" style:page-number="auto"/>
      <style:text-properties/>
    </style:style>
    <style:style style:family="paragraph" style:name="P585">
      <style:paragraph-properties fo:line-height="0.635cm" style:page-number="auto"/>
      <style:text-properties/>
    </style:style>
    <style:style style:family="paragraph" style:name="P586">
      <style:paragraph-properties fo:line-height="0.635cm" style:page-number="auto"/>
      <style:text-properties/>
    </style:style>
    <style:style style:family="paragraph" style:name="P587">
      <style:paragraph-properties fo:line-height="0.635cm" style:page-number="auto"/>
      <style:text-properties/>
    </style:style>
    <style:style style:family="paragraph" style:name="P588">
      <style:paragraph-properties fo:line-height="0.635cm" style:page-number="auto"/>
      <style:text-properties/>
    </style:style>
    <style:style style:family="paragraph" style:name="P589">
      <style:paragraph-properties fo:line-height="0.635cm" style:page-number="auto"/>
      <style:text-properties/>
    </style:style>
    <style:style style:family="paragraph" style:name="P590">
      <style:paragraph-properties fo:line-height="0.635cm" style:page-number="auto"/>
      <style:text-properties/>
    </style:style>
    <style:style style:family="paragraph" style:name="P591">
      <style:paragraph-properties fo:line-height="0.635cm" style:page-number="auto"/>
      <style:text-properties/>
    </style:style>
    <style:style style:family="paragraph" style:name="P592">
      <style:paragraph-properties fo:line-height="0.635cm" style:page-number="auto"/>
      <style:text-properties/>
    </style:style>
    <style:style style:family="paragraph" style:name="P593">
      <style:paragraph-properties fo:line-height="0.635cm" style:page-number="auto"/>
      <style:text-properties/>
    </style:style>
    <style:style style:family="paragraph" style:name="P594">
      <style:paragraph-properties fo:line-height="0.635cm" style:page-number="auto"/>
      <style:text-properties/>
    </style:style>
    <style:style style:family="paragraph" style:name="P595">
      <style:paragraph-properties fo:line-height="0.635cm" style:page-number="auto"/>
      <style:text-properties/>
    </style:style>
    <style:style style:family="paragraph" style:name="P596">
      <style:paragraph-properties fo:line-height="0.672cm" style:page-number="auto"/>
      <style:text-properties/>
    </style:style>
    <style:style style:family="paragraph" style:name="P597">
      <style:paragraph-properties style:page-number="auto"/>
      <style:text-properties fo:font-size="1pt" style:font-size-asian="1pt" style:font-size-complex="1pt"/>
    </style:style>
    <style:style style:family="paragraph" style:name="P598">
      <style:paragraph-properties fo:break-after="page" style:page-number="auto"/>
      <style:text-properties fo:font-size="1pt" style:font-size-asian="1pt" style:font-size-complex="1pt"/>
    </style:style>
    <style:style style:family="paragraph" style:name="P599">
      <style:paragraph-properties fo:line-height="0.635cm" style:page-number="auto"/>
      <style:text-properties/>
    </style:style>
    <style:style style:family="paragraph" style:name="P602">
      <style:paragraph-properties fo:line-height="0.635cm" style:page-number="auto"/>
      <style:text-properties/>
    </style:style>
    <style:style style:family="paragraph" style:name="P603">
      <style:paragraph-properties fo:line-height="0.635cm" style:page-number="auto"/>
      <style:text-properties/>
    </style:style>
    <style:style style:family="paragraph" style:name="P604">
      <style:paragraph-properties fo:line-height="0.635cm" style:page-number="auto"/>
      <style:text-properties/>
    </style:style>
    <style:style style:family="paragraph" style:name="P605">
      <style:paragraph-properties fo:line-height="0.635cm" style:page-number="auto"/>
      <style:text-properties/>
    </style:style>
    <style:style style:family="paragraph" style:name="P606">
      <style:paragraph-properties fo:line-height="0.635cm" style:page-number="auto"/>
      <style:text-properties/>
    </style:style>
    <style:style style:family="paragraph" style:name="P607">
      <style:paragraph-properties fo:line-height="0.635cm" style:page-number="auto"/>
      <style:text-properties/>
    </style:style>
    <style:style style:family="paragraph" style:name="P608">
      <style:paragraph-properties fo:line-height="0.635cm" style:page-number="auto"/>
      <style:text-properties/>
    </style:style>
    <style:style style:family="paragraph" style:name="P609">
      <style:paragraph-properties fo:line-height="0.635cm" style:page-number="auto"/>
      <style:text-properties/>
    </style:style>
    <style:style style:family="paragraph" style:name="P610">
      <style:paragraph-properties fo:line-height="0.635cm" style:page-number="auto"/>
      <style:text-properties/>
    </style:style>
    <style:style style:family="paragraph" style:name="P611">
      <style:paragraph-properties fo:line-height="0.635cm" style:page-number="auto"/>
      <style:text-properties/>
    </style:style>
    <style:style style:family="paragraph" style:name="P612">
      <style:paragraph-properties fo:line-height="0.635cm" style:page-number="auto"/>
      <style:text-properties/>
    </style:style>
    <style:style style:family="paragraph" style:name="P613">
      <style:paragraph-properties fo:line-height="0.635cm" style:page-number="auto"/>
      <style:text-properties/>
    </style:style>
    <style:style style:family="paragraph" style:name="P614">
      <style:paragraph-properties fo:line-height="0.635cm" style:page-number="auto"/>
      <style:text-properties/>
    </style:style>
    <style:style style:family="paragraph" style:name="P615">
      <style:paragraph-properties fo:line-height="0.635cm" style:page-number="auto"/>
      <style:text-properties/>
    </style:style>
    <style:style style:family="paragraph" style:name="P616">
      <style:paragraph-properties fo:line-height="0.635cm" style:page-number="auto"/>
      <style:text-properties/>
    </style:style>
    <style:style style:family="paragraph" style:name="P617">
      <style:paragraph-properties fo:line-height="0.635cm" style:page-number="auto"/>
      <style:text-properties/>
    </style:style>
    <style:style style:family="paragraph" style:name="P618">
      <style:paragraph-properties fo:line-height="0.635cm" style:page-number="auto"/>
      <style:text-properties/>
    </style:style>
    <style:style style:family="paragraph" style:name="P619">
      <style:paragraph-properties fo:line-height="0.635cm" style:page-number="auto"/>
      <style:text-properties/>
    </style:style>
    <style:style style:family="paragraph" style:name="P620">
      <style:paragraph-properties fo:line-height="0.635cm" style:page-number="auto"/>
      <style:text-properties/>
    </style:style>
    <style:style style:family="paragraph" style:name="P621">
      <style:paragraph-properties fo:line-height="0.635cm" style:page-number="auto"/>
      <style:text-properties/>
    </style:style>
    <style:style style:family="paragraph" style:name="P622">
      <style:paragraph-properties fo:line-height="0.635cm" style:page-number="auto"/>
      <style:text-properties/>
    </style:style>
    <style:style style:family="paragraph" style:name="P623">
      <style:paragraph-properties fo:line-height="0.635cm" style:page-number="auto"/>
      <style:text-properties/>
    </style:style>
    <style:style style:family="paragraph" style:name="P624">
      <style:paragraph-properties fo:line-height="0.635cm" style:page-number="auto"/>
      <style:text-properties/>
    </style:style>
    <style:style style:family="paragraph" style:name="P625">
      <style:paragraph-properties fo:line-height="0.635cm" style:page-number="auto"/>
      <style:text-properties/>
    </style:style>
    <style:style style:family="paragraph" style:name="P626">
      <style:paragraph-properties fo:line-height="0.635cm" style:page-number="auto"/>
      <style:text-properties/>
    </style:style>
    <style:style style:family="paragraph" style:name="P627">
      <style:paragraph-properties fo:line-height="0.635cm" style:page-number="auto"/>
      <style:text-properties/>
    </style:style>
    <style:style style:family="paragraph" style:name="P628">
      <style:paragraph-properties fo:line-height="0.635cm" style:page-number="auto"/>
      <style:text-properties/>
    </style:style>
    <style:style style:family="paragraph" style:name="P629">
      <style:paragraph-properties fo:line-height="0.635cm" style:page-number="auto"/>
      <style:text-properties/>
    </style:style>
    <style:style style:family="paragraph" style:name="P630">
      <style:paragraph-properties fo:line-height="0.635cm" style:page-number="auto"/>
      <style:text-properties/>
    </style:style>
    <style:style style:family="paragraph" style:name="P631">
      <style:paragraph-properties fo:line-height="0.635cm" style:page-number="auto"/>
      <style:text-properties/>
    </style:style>
    <style:style style:family="paragraph" style:name="P632">
      <style:paragraph-properties fo:line-height="0.635cm" style:page-number="auto"/>
      <style:text-properties/>
    </style:style>
    <style:style style:family="paragraph" style:name="P633">
      <style:paragraph-properties fo:line-height="0.635cm" style:page-number="auto"/>
      <style:text-properties/>
    </style:style>
    <style:style style:family="paragraph" style:name="P634">
      <style:paragraph-properties fo:line-height="0.635cm" style:page-number="auto"/>
      <style:text-properties/>
    </style:style>
    <style:style style:family="paragraph" style:name="P635">
      <style:paragraph-properties fo:line-height="0.635cm" style:page-number="auto"/>
      <style:text-properties/>
    </style:style>
    <style:style style:family="paragraph" style:name="P636">
      <style:paragraph-properties fo:line-height="0.635cm" style:page-number="auto"/>
      <style:text-properties/>
    </style:style>
    <style:style style:family="paragraph" style:name="P637">
      <style:paragraph-properties fo:line-height="0.635cm" style:page-number="auto"/>
      <style:text-properties/>
    </style:style>
    <style:style style:family="paragraph" style:name="P638">
      <style:paragraph-properties fo:line-height="0.876cm" style:page-number="auto"/>
      <style:text-properties/>
    </style:style>
    <style:style style:family="paragraph" style:name="P639">
      <style:paragraph-properties style:page-number="auto"/>
      <style:text-properties fo:font-size="1pt" style:font-size-asian="1pt" style:font-size-complex="1pt"/>
    </style:style>
    <style:style style:family="paragraph" style:name="P640">
      <style:paragraph-properties style:page-number="auto"/>
      <style:text-properties fo:font-size="1pt" style:font-size-asian="1pt" style:font-size-complex="1pt"/>
    </style:style>
    <style:style style:family="paragraph" style:name="P642">
      <style:paragraph-properties style:page-number="auto"/>
      <style:text-properties fo:font-size="1pt" style:font-size-asian="1pt" style:font-size-complex="1pt"/>
    </style:style>
    <style:style style:family="paragraph" style:name="P643">
      <style:paragraph-properties fo:line-height="0.635cm" style:page-number="auto"/>
      <style:text-properties/>
    </style:style>
    <style:style style:family="paragraph" style:name="P646">
      <style:paragraph-properties fo:line-height="0.635cm" style:page-number="auto"/>
      <style:text-properties/>
    </style:style>
    <style:style style:family="paragraph" style:name="P647">
      <style:paragraph-properties fo:line-height="0.635cm" style:page-number="auto"/>
      <style:text-properties/>
    </style:style>
    <style:style style:family="paragraph" style:name="P648">
      <style:paragraph-properties fo:line-height="0.635cm" style:page-number="auto"/>
      <style:text-properties/>
    </style:style>
    <style:style style:family="paragraph" style:name="P649">
      <style:paragraph-properties fo:line-height="0.635cm" style:page-number="auto"/>
      <style:text-properties/>
    </style:style>
    <style:style style:family="paragraph" style:name="P650">
      <style:paragraph-properties fo:line-height="0.635cm" style:page-number="auto"/>
      <style:text-properties/>
    </style:style>
    <style:style style:family="paragraph" style:name="P651">
      <style:paragraph-properties fo:line-height="0.635cm" style:page-number="auto"/>
      <style:text-properties/>
    </style:style>
    <style:style style:family="paragraph" style:name="P652">
      <style:paragraph-properties fo:line-height="0.635cm" style:page-number="auto"/>
      <style:text-properties/>
    </style:style>
    <style:style style:family="paragraph" style:name="P653">
      <style:paragraph-properties fo:line-height="0.635cm" style:page-number="auto"/>
      <style:text-properties/>
    </style:style>
    <style:style style:family="paragraph" style:name="P654">
      <style:paragraph-properties fo:line-height="0.635cm" style:page-number="auto"/>
      <style:text-properties/>
    </style:style>
    <style:style style:family="paragraph" style:name="P655">
      <style:paragraph-properties fo:line-height="0.635cm" style:page-number="auto"/>
      <style:text-properties/>
    </style:style>
    <style:style style:family="paragraph" style:name="P656">
      <style:paragraph-properties fo:line-height="0.635cm" style:page-number="auto"/>
      <style:text-properties/>
    </style:style>
    <style:style style:family="paragraph" style:name="P657">
      <style:paragraph-properties fo:line-height="0.635cm" style:page-number="auto"/>
      <style:text-properties/>
    </style:style>
    <style:style style:family="paragraph" style:name="P658">
      <style:paragraph-properties fo:line-height="0.635cm" style:page-number="auto"/>
      <style:text-properties/>
    </style:style>
    <style:style style:family="paragraph" style:name="P659">
      <style:paragraph-properties fo:line-height="0.635cm" style:page-number="auto"/>
      <style:text-properties/>
    </style:style>
    <style:style style:family="paragraph" style:name="P660">
      <style:paragraph-properties fo:line-height="0.635cm" style:page-number="auto"/>
      <style:text-properties/>
    </style:style>
    <style:style style:family="paragraph" style:name="P661">
      <style:paragraph-properties fo:line-height="0.635cm" style:page-number="auto"/>
      <style:text-properties/>
    </style:style>
    <style:style style:family="paragraph" style:name="P662">
      <style:paragraph-properties fo:line-height="0.635cm" style:page-number="auto"/>
      <style:text-properties/>
    </style:style>
    <style:style style:family="paragraph" style:name="P663">
      <style:paragraph-properties fo:line-height="0.635cm" style:page-number="auto"/>
      <style:text-properties/>
    </style:style>
    <style:style style:family="paragraph" style:name="P664">
      <style:paragraph-properties fo:line-height="0.635cm" style:page-number="auto"/>
      <style:text-properties/>
    </style:style>
    <style:style style:family="paragraph" style:name="P665">
      <style:paragraph-properties fo:line-height="0.635cm" style:page-number="auto"/>
      <style:text-properties/>
    </style:style>
    <style:style style:family="paragraph" style:name="P666">
      <style:paragraph-properties fo:line-height="0.635cm" style:page-number="auto"/>
      <style:text-properties/>
    </style:style>
    <style:style style:family="paragraph" style:name="P667">
      <style:paragraph-properties fo:line-height="0.635cm" style:page-number="auto"/>
      <style:text-properties/>
    </style:style>
    <style:style style:family="paragraph" style:name="P668">
      <style:paragraph-properties fo:line-height="0.635cm" style:page-number="auto"/>
      <style:text-properties/>
    </style:style>
    <style:style style:family="paragraph" style:name="P669">
      <style:paragraph-properties fo:line-height="0.635cm" style:page-number="auto"/>
      <style:text-properties/>
    </style:style>
    <style:style style:family="paragraph" style:name="P670">
      <style:paragraph-properties fo:line-height="0.635cm" style:page-number="auto"/>
      <style:text-properties/>
    </style:style>
    <style:style style:family="paragraph" style:name="P671">
      <style:paragraph-properties fo:line-height="0.635cm" style:page-number="auto"/>
      <style:text-properties/>
    </style:style>
    <style:style style:family="paragraph" style:name="P672">
      <style:paragraph-properties fo:line-height="0.635cm" style:page-number="auto"/>
      <style:text-properties/>
    </style:style>
    <style:style style:family="paragraph" style:name="P673">
      <style:paragraph-properties fo:line-height="0.635cm" style:page-number="auto"/>
      <style:text-properties/>
    </style:style>
    <style:style style:family="paragraph" style:name="P674">
      <style:paragraph-properties fo:line-height="0.635cm" style:page-number="auto"/>
      <style:text-properties/>
    </style:style>
    <style:style style:family="paragraph" style:name="P675">
      <style:paragraph-properties fo:line-height="0.635cm" style:page-number="auto"/>
      <style:text-properties/>
    </style:style>
    <style:style style:family="paragraph" style:name="P676">
      <style:paragraph-properties fo:line-height="0.635cm" style:page-number="auto"/>
      <style:text-properties/>
    </style:style>
    <style:style style:family="paragraph" style:name="P677">
      <style:paragraph-properties fo:line-height="0.635cm" style:page-number="auto"/>
      <style:text-properties/>
    </style:style>
    <style:style style:family="paragraph" style:name="P678">
      <style:paragraph-properties fo:line-height="0.635cm" style:page-number="auto"/>
      <style:text-properties/>
    </style:style>
    <style:style style:family="paragraph" style:name="P679">
      <style:paragraph-properties fo:line-height="0.635cm" style:page-number="auto"/>
      <style:text-properties/>
    </style:style>
    <style:style style:family="paragraph" style:name="P680">
      <style:paragraph-properties fo:line-height="0.635cm" style:page-number="auto"/>
      <style:text-properties/>
    </style:style>
    <style:style style:family="paragraph" style:name="P681">
      <style:paragraph-properties fo:line-height="0.635cm" style:page-number="auto"/>
      <style:text-properties/>
    </style:style>
    <style:style style:family="paragraph" style:name="P682">
      <style:paragraph-properties fo:line-height="0.749cm" style:page-number="auto"/>
      <style:text-properties/>
    </style:style>
    <style:style style:family="paragraph" style:name="P683">
      <style:paragraph-properties style:page-number="auto"/>
      <style:text-properties fo:font-size="1pt" style:font-size-asian="1pt" style:font-size-complex="1pt"/>
    </style:style>
    <style:style style:family="paragraph" style:name="P684">
      <style:paragraph-properties fo:line-height="0.635cm" style:page-number="auto"/>
      <style:text-properties/>
    </style:style>
    <style:style style:family="paragraph" style:name="P685">
      <style:paragraph-properties fo:line-height="0.635cm" style:page-number="auto"/>
      <style:text-properties/>
    </style:style>
    <style:style style:family="paragraph" style:name="P686">
      <style:paragraph-properties fo:line-height="0.635cm" style:page-number="auto"/>
      <style:text-properties/>
    </style:style>
    <style:style style:family="paragraph" style:name="P687">
      <style:paragraph-properties fo:line-height="0.635cm" style:page-number="auto"/>
      <style:text-properties/>
    </style:style>
    <style:style style:family="paragraph" style:name="P688">
      <style:paragraph-properties fo:line-height="0.635cm" style:page-number="auto"/>
      <style:text-properties/>
    </style:style>
    <style:style style:family="paragraph" style:name="P689">
      <style:paragraph-properties fo:line-height="0.635cm" style:page-number="auto"/>
      <style:text-properties/>
    </style:style>
    <style:style style:family="paragraph" style:name="P690">
      <style:paragraph-properties fo:line-height="0.635cm" style:page-number="auto"/>
      <style:text-properties/>
    </style:style>
    <style:style style:family="paragraph" style:name="P691">
      <style:paragraph-properties fo:line-height="0.635cm" style:page-number="auto"/>
      <style:text-properties/>
    </style:style>
    <style:style style:family="paragraph" style:name="P692">
      <style:paragraph-properties fo:line-height="0.635cm" style:page-number="auto"/>
      <style:text-properties/>
    </style:style>
    <style:style style:family="paragraph" style:name="P693">
      <style:paragraph-properties fo:line-height="0.635cm" style:page-number="auto"/>
      <style:text-properties/>
    </style:style>
    <style:style style:family="paragraph" style:name="P694">
      <style:paragraph-properties fo:line-height="0.635cm" style:page-number="auto"/>
      <style:text-properties/>
    </style:style>
    <style:style style:family="paragraph" style:name="P695">
      <style:paragraph-properties fo:line-height="0.635cm" style:page-number="auto"/>
      <style:text-properties/>
    </style:style>
    <style:style style:family="paragraph" style:name="P696">
      <style:paragraph-properties fo:line-height="0.635cm" style:page-number="auto"/>
      <style:text-properties/>
    </style:style>
    <style:style style:family="paragraph" style:name="P697">
      <style:paragraph-properties fo:line-height="0.635cm" style:page-number="auto"/>
      <style:text-properties/>
    </style:style>
    <style:style style:family="paragraph" style:name="P698">
      <style:paragraph-properties fo:line-height="0.635cm" style:page-number="auto"/>
      <style:text-properties/>
    </style:style>
    <style:style style:family="paragraph" style:name="P699">
      <style:paragraph-properties fo:line-height="0.635cm" style:page-number="auto"/>
      <style:text-properties/>
    </style:style>
    <style:style style:family="paragraph" style:name="P700">
      <style:paragraph-properties fo:line-height="0.635cm" style:page-number="auto"/>
      <style:text-properties/>
    </style:style>
    <style:style style:family="paragraph" style:name="P701">
      <style:paragraph-properties fo:line-height="0.635cm" style:page-number="auto"/>
      <style:text-properties/>
    </style:style>
    <style:style style:family="paragraph" style:name="P702">
      <style:paragraph-properties fo:line-height="0.635cm" style:page-number="auto"/>
      <style:text-properties/>
    </style:style>
    <style:style style:family="paragraph" style:name="P703">
      <style:paragraph-properties fo:line-height="0.635cm" style:page-number="auto"/>
      <style:text-properties/>
    </style:style>
    <style:style style:family="paragraph" style:name="P704">
      <style:paragraph-properties fo:line-height="0.635cm" style:page-number="auto"/>
      <style:text-properties/>
    </style:style>
    <style:style style:family="paragraph" style:name="P705">
      <style:paragraph-properties fo:line-height="0.635cm" style:page-number="auto"/>
      <style:text-properties/>
    </style:style>
    <style:style style:family="paragraph" style:name="P706">
      <style:paragraph-properties fo:line-height="0.635cm" style:page-number="auto"/>
      <style:text-properties/>
    </style:style>
    <style:style style:family="paragraph" style:name="P707">
      <style:paragraph-properties fo:line-height="0.635cm" style:page-number="auto"/>
      <style:text-properties/>
    </style:style>
    <style:style style:family="paragraph" style:name="P708">
      <style:paragraph-properties fo:line-height="0.635cm" style:page-number="auto"/>
      <style:text-properties/>
    </style:style>
    <style:style style:family="paragraph" style:name="P709">
      <style:paragraph-properties fo:line-height="0.635cm" style:page-number="auto"/>
      <style:text-properties/>
    </style:style>
    <style:style style:family="paragraph" style:name="P710">
      <style:paragraph-properties fo:line-height="0.635cm" style:page-number="auto"/>
      <style:text-properties/>
    </style:style>
    <style:style style:family="paragraph" style:name="P711">
      <style:paragraph-properties fo:line-height="0.635cm" style:page-number="auto"/>
      <style:text-properties/>
    </style:style>
    <style:style style:family="paragraph" style:name="P712">
      <style:paragraph-properties fo:line-height="0.635cm" style:page-number="auto"/>
      <style:text-properties/>
    </style:style>
    <style:style style:family="paragraph" style:name="P713">
      <style:paragraph-properties fo:line-height="0.635cm" style:page-number="auto"/>
      <style:text-properties/>
    </style:style>
    <style:style style:family="paragraph" style:name="P714">
      <style:paragraph-properties fo:line-height="0.635cm" style:page-number="auto"/>
      <style:text-properties/>
    </style:style>
    <style:style style:family="paragraph" style:name="P715">
      <style:paragraph-properties fo:line-height="0.635cm" style:page-number="auto"/>
      <style:text-properties/>
    </style:style>
    <style:style style:family="paragraph" style:name="P716">
      <style:paragraph-properties fo:line-height="0.635cm" style:page-number="auto"/>
      <style:text-properties/>
    </style:style>
    <style:style style:family="paragraph" style:name="P717">
      <style:paragraph-properties fo:line-height="0.635cm" style:page-number="auto"/>
      <style:text-properties/>
    </style:style>
    <style:style style:family="paragraph" style:name="P718">
      <style:paragraph-properties fo:line-height="0.635cm" style:page-number="auto"/>
      <style:text-properties/>
    </style:style>
    <style:style style:family="paragraph" style:name="P719">
      <style:paragraph-properties fo:line-height="0.635cm" style:page-number="auto"/>
      <style:text-properties/>
    </style:style>
    <style:style style:family="paragraph" style:name="P720">
      <style:paragraph-properties fo:line-height="0.635cm" style:page-number="auto"/>
      <style:text-properties/>
    </style:style>
    <style:style style:family="paragraph" style:name="P721">
      <style:paragraph-properties fo:line-height="0.635cm" style:page-number="auto"/>
      <style:text-properties/>
    </style:style>
    <style:style style:family="paragraph" style:name="P722">
      <style:paragraph-properties fo:line-height="0.635cm" style:page-number="auto"/>
      <style:text-properties/>
    </style:style>
    <style:style style:family="paragraph" style:name="P723">
      <style:paragraph-properties fo:line-height="0.635cm" style:page-number="auto"/>
      <style:text-properties/>
    </style:style>
    <style:style style:family="paragraph" style:name="P724">
      <style:paragraph-properties fo:line-height="0.635cm" style:page-number="auto"/>
      <style:text-properties/>
    </style:style>
    <style:style style:family="paragraph" style:name="P725">
      <style:paragraph-properties fo:line-height="0.672cm" style:page-number="auto"/>
      <style:text-properties/>
    </style:style>
    <style:style style:family="paragraph" style:name="P726">
      <style:paragraph-properties style:page-number="auto"/>
      <style:text-properties fo:font-size="1pt" style:font-size-asian="1pt" style:font-size-complex="1pt"/>
    </style:style>
    <style:style style:family="paragraph" style:name="P727">
      <style:paragraph-properties fo:line-height="0.635cm" style:page-number="auto"/>
      <style:text-properties/>
    </style:style>
    <style:style style:family="paragraph" style:name="P730">
      <style:paragraph-properties fo:line-height="0.635cm" style:page-number="auto"/>
      <style:text-properties/>
    </style:style>
    <style:style style:family="paragraph" style:name="P731">
      <style:paragraph-properties fo:line-height="0.635cm" style:page-number="auto"/>
      <style:text-properties/>
    </style:style>
    <style:style style:family="paragraph" style:name="P732">
      <style:paragraph-properties fo:line-height="0.635cm" style:page-number="auto"/>
      <style:text-properties/>
    </style:style>
    <style:style style:family="paragraph" style:name="P733">
      <style:paragraph-properties fo:line-height="0.635cm" style:page-number="auto"/>
      <style:text-properties/>
    </style:style>
    <style:style style:family="paragraph" style:name="P734">
      <style:paragraph-properties fo:line-height="0.635cm" style:page-number="auto"/>
      <style:text-properties/>
    </style:style>
    <style:style style:family="paragraph" style:name="P735">
      <style:paragraph-properties fo:line-height="0.635cm" style:page-number="auto"/>
      <style:text-properties/>
    </style:style>
    <style:style style:family="paragraph" style:name="P736">
      <style:paragraph-properties fo:line-height="0.635cm" style:page-number="auto"/>
      <style:text-properties/>
    </style:style>
    <style:style style:family="paragraph" style:name="P737">
      <style:paragraph-properties fo:line-height="0.635cm" style:page-number="auto"/>
      <style:text-properties/>
    </style:style>
    <style:style style:family="paragraph" style:name="P738">
      <style:paragraph-properties fo:line-height="0.635cm" style:page-number="auto"/>
      <style:text-properties/>
    </style:style>
    <style:style style:family="paragraph" style:name="P739">
      <style:paragraph-properties fo:line-height="0.635cm" style:page-number="auto"/>
      <style:text-properties/>
    </style:style>
    <style:style style:family="paragraph" style:name="P740">
      <style:paragraph-properties fo:line-height="0.635cm" style:page-number="auto"/>
      <style:text-properties/>
    </style:style>
    <style:style style:family="paragraph" style:name="P741">
      <style:paragraph-properties fo:line-height="0.635cm" style:page-number="auto"/>
      <style:text-properties/>
    </style:style>
    <style:style style:family="paragraph" style:name="P742">
      <style:paragraph-properties fo:line-height="0.635cm" style:page-number="auto"/>
      <style:text-properties/>
    </style:style>
    <style:style style:family="paragraph" style:name="P743">
      <style:paragraph-properties fo:line-height="0.635cm" style:page-number="auto"/>
      <style:text-properties/>
    </style:style>
    <style:style style:family="paragraph" style:name="P744">
      <style:paragraph-properties fo:line-height="0.635cm" style:page-number="auto"/>
      <style:text-properties/>
    </style:style>
    <style:style style:family="paragraph" style:name="P745">
      <style:paragraph-properties fo:line-height="0.635cm" style:page-number="auto"/>
      <style:text-properties/>
    </style:style>
    <style:style style:family="paragraph" style:name="P746">
      <style:paragraph-properties fo:line-height="0.635cm" style:page-number="auto"/>
      <style:text-properties/>
    </style:style>
    <style:style style:family="paragraph" style:name="P747">
      <style:paragraph-properties fo:line-height="0.635cm" style:page-number="auto"/>
      <style:text-properties/>
    </style:style>
    <style:style style:family="paragraph" style:name="P748">
      <style:paragraph-properties fo:line-height="0.635cm" style:page-number="auto"/>
      <style:text-properties/>
    </style:style>
    <style:style style:family="paragraph" style:name="P749">
      <style:paragraph-properties fo:line-height="0.635cm" style:page-number="auto"/>
      <style:text-properties/>
    </style:style>
    <style:style style:family="paragraph" style:name="P750">
      <style:paragraph-properties fo:line-height="0.635cm" style:page-number="auto"/>
      <style:text-properties/>
    </style:style>
    <style:style style:family="paragraph" style:name="P751">
      <style:paragraph-properties fo:line-height="0.635cm" style:page-number="auto"/>
      <style:text-properties/>
    </style:style>
    <style:style style:family="paragraph" style:name="P752">
      <style:paragraph-properties fo:line-height="0.635cm" style:page-number="auto"/>
      <style:text-properties/>
    </style:style>
    <style:style style:family="paragraph" style:name="P753">
      <style:paragraph-properties fo:line-height="0.635cm" style:page-number="auto"/>
      <style:text-properties/>
    </style:style>
    <style:style style:family="paragraph" style:name="P754">
      <style:paragraph-properties fo:line-height="0.635cm" style:page-number="auto"/>
      <style:text-properties/>
    </style:style>
    <style:style style:family="paragraph" style:name="P755">
      <style:paragraph-properties fo:line-height="0.635cm" style:page-number="auto"/>
      <style:text-properties/>
    </style:style>
    <style:style style:family="paragraph" style:name="P756">
      <style:paragraph-properties fo:line-height="0.635cm" style:page-number="auto"/>
      <style:text-properties/>
    </style:style>
    <style:style style:family="paragraph" style:name="P757">
      <style:paragraph-properties fo:line-height="0.635cm" style:page-number="auto"/>
      <style:text-properties/>
    </style:style>
    <style:style style:family="paragraph" style:name="P758">
      <style:paragraph-properties fo:line-height="0.635cm" style:page-number="auto"/>
      <style:text-properties/>
    </style:style>
    <style:style style:family="paragraph" style:name="P759">
      <style:paragraph-properties fo:line-height="0.635cm" style:page-number="auto"/>
      <style:text-properties/>
    </style:style>
    <style:style style:family="paragraph" style:name="P760">
      <style:paragraph-properties fo:line-height="0.635cm" style:page-number="auto"/>
      <style:text-properties/>
    </style:style>
    <style:style style:family="paragraph" style:name="P761">
      <style:paragraph-properties fo:line-height="0.635cm" style:page-number="auto"/>
      <style:text-properties/>
    </style:style>
    <style:style style:family="paragraph" style:name="P762">
      <style:paragraph-properties fo:line-height="0.635cm" style:page-number="auto"/>
      <style:text-properties/>
    </style:style>
    <style:style style:family="paragraph" style:name="P763">
      <style:paragraph-properties fo:line-height="0.635cm" style:page-number="auto"/>
      <style:text-properties/>
    </style:style>
    <style:style style:family="paragraph" style:name="P764">
      <style:paragraph-properties fo:line-height="0.635cm" style:page-number="auto"/>
      <style:text-properties/>
    </style:style>
    <style:style style:family="paragraph" style:name="P765">
      <style:paragraph-properties fo:line-height="1.266cm" style:page-number="auto"/>
      <style:text-properties/>
    </style:style>
    <style:style style:family="paragraph" style:name="P766">
      <style:paragraph-properties style:page-number="auto"/>
      <style:text-properties fo:font-size="1pt" style:font-size-asian="1pt" style:font-size-complex="1pt"/>
    </style:style>
    <style:style style:family="paragraph" style:name="P767">
      <style:paragraph-properties fo:line-height="0.635cm" style:page-number="auto"/>
      <style:text-properties/>
    </style:style>
    <style:style style:family="paragraph" style:name="P768">
      <style:paragraph-properties fo:line-height="0.635cm" style:page-number="auto"/>
      <style:text-properties/>
    </style:style>
    <style:style style:family="paragraph" style:name="P769">
      <style:paragraph-properties fo:line-height="0.635cm" style:page-number="auto"/>
      <style:text-properties/>
    </style:style>
    <style:style style:family="paragraph" style:name="P770">
      <style:paragraph-properties fo:line-height="0.635cm" style:page-number="auto"/>
      <style:text-properties/>
    </style:style>
    <style:style style:family="paragraph" style:name="P771">
      <style:paragraph-properties fo:line-height="0.635cm" style:page-number="auto"/>
      <style:text-properties/>
    </style:style>
    <style:style style:family="paragraph" style:name="P772">
      <style:paragraph-properties fo:line-height="0.635cm" style:page-number="auto"/>
      <style:text-properties/>
    </style:style>
    <style:style style:family="paragraph" style:name="P773">
      <style:paragraph-properties fo:line-height="0.635cm" style:page-number="auto"/>
      <style:text-properties/>
    </style:style>
    <style:style style:family="paragraph" style:name="P774">
      <style:paragraph-properties fo:line-height="0.635cm" style:page-number="auto"/>
      <style:text-properties/>
    </style:style>
    <style:style style:family="paragraph" style:name="P775">
      <style:paragraph-properties fo:line-height="0.635cm" style:page-number="auto"/>
      <style:text-properties/>
    </style:style>
    <style:style style:family="paragraph" style:name="P776">
      <style:paragraph-properties fo:line-height="0.635cm" style:page-number="auto"/>
      <style:text-properties/>
    </style:style>
    <style:style style:family="paragraph" style:name="P777">
      <style:paragraph-properties fo:line-height="0.635cm" style:page-number="auto"/>
      <style:text-properties/>
    </style:style>
    <style:style style:family="paragraph" style:name="P778">
      <style:paragraph-properties fo:line-height="0.635cm" style:page-number="auto"/>
      <style:text-properties/>
    </style:style>
    <style:style style:family="paragraph" style:name="P779">
      <style:paragraph-properties fo:line-height="0.635cm" style:page-number="auto"/>
      <style:text-properties/>
    </style:style>
    <style:style style:family="paragraph" style:name="P780">
      <style:paragraph-properties fo:line-height="0.635cm" style:page-number="auto"/>
      <style:text-properties/>
    </style:style>
    <style:style style:family="paragraph" style:name="P781">
      <style:paragraph-properties fo:line-height="0.635cm" style:page-number="auto"/>
      <style:text-properties/>
    </style:style>
    <style:style style:family="paragraph" style:name="P782">
      <style:paragraph-properties fo:line-height="0.635cm" style:page-number="auto"/>
      <style:text-properties/>
    </style:style>
    <style:style style:family="paragraph" style:name="P783">
      <style:paragraph-properties fo:line-height="0.635cm" style:page-number="auto"/>
      <style:text-properties/>
    </style:style>
    <style:style style:family="paragraph" style:name="P784">
      <style:paragraph-properties fo:line-height="0.635cm" style:page-number="auto"/>
      <style:text-properties/>
    </style:style>
    <style:style style:family="paragraph" style:name="P785">
      <style:paragraph-properties fo:line-height="0.635cm" style:page-number="auto"/>
      <style:text-properties/>
    </style:style>
    <style:style style:family="paragraph" style:name="P786">
      <style:paragraph-properties fo:line-height="0.635cm" style:page-number="auto"/>
      <style:text-properties/>
    </style:style>
    <style:style style:family="paragraph" style:name="P787">
      <style:paragraph-properties fo:line-height="0.635cm" style:page-number="auto"/>
      <style:text-properties/>
    </style:style>
    <style:style style:family="paragraph" style:name="P788">
      <style:paragraph-properties fo:line-height="0.635cm" style:page-number="auto"/>
      <style:text-properties/>
    </style:style>
    <style:style style:family="paragraph" style:name="P789">
      <style:paragraph-properties fo:line-height="0.635cm" style:page-number="auto"/>
      <style:text-properties/>
    </style:style>
    <style:style style:family="paragraph" style:name="P790">
      <style:paragraph-properties fo:line-height="0.635cm" style:page-number="auto"/>
      <style:text-properties/>
    </style:style>
    <style:style style:family="paragraph" style:name="P791">
      <style:paragraph-properties fo:line-height="0.635cm" style:page-number="auto"/>
      <style:text-properties/>
    </style:style>
    <style:style style:family="paragraph" style:name="P792">
      <style:paragraph-properties fo:line-height="0.635cm" style:page-number="auto"/>
      <style:text-properties/>
    </style:style>
    <style:style style:family="paragraph" style:name="P793">
      <style:paragraph-properties fo:line-height="0.635cm" style:page-number="auto"/>
      <style:text-properties/>
    </style:style>
    <style:style style:family="paragraph" style:name="P794">
      <style:paragraph-properties fo:line-height="0.635cm" style:page-number="auto"/>
      <style:text-properties/>
    </style:style>
    <style:style style:family="paragraph" style:name="P795">
      <style:paragraph-properties fo:line-height="0.635cm" style:page-number="auto"/>
      <style:text-properties/>
    </style:style>
    <style:style style:family="paragraph" style:name="P796">
      <style:paragraph-properties fo:line-height="0.635cm" style:page-number="auto"/>
      <style:text-properties/>
    </style:style>
    <style:style style:family="paragraph" style:name="P797">
      <style:paragraph-properties fo:line-height="0.635cm" style:page-number="auto"/>
      <style:text-properties/>
    </style:style>
    <style:style style:family="paragraph" style:name="P798">
      <style:paragraph-properties fo:line-height="0.635cm" style:page-number="auto"/>
      <style:text-properties/>
    </style:style>
    <style:style style:family="paragraph" style:name="P799">
      <style:paragraph-properties fo:line-height="0.635cm" style:page-number="auto"/>
      <style:text-properties/>
    </style:style>
    <style:style style:family="paragraph" style:name="P800">
      <style:paragraph-properties fo:line-height="0.635cm" style:page-number="auto"/>
      <style:text-properties/>
    </style:style>
    <style:style style:family="paragraph" style:name="P801">
      <style:paragraph-properties fo:line-height="0.635cm" style:page-number="auto"/>
      <style:text-properties/>
    </style:style>
    <style:style style:family="paragraph" style:name="P802">
      <style:paragraph-properties fo:line-height="0.635cm" style:page-number="auto"/>
      <style:text-properties/>
    </style:style>
    <style:style style:family="paragraph" style:name="P803">
      <style:paragraph-properties fo:line-height="0.635cm" style:page-number="auto"/>
      <style:text-properties/>
    </style:style>
    <style:style style:family="paragraph" style:name="P804">
      <style:paragraph-properties fo:line-height="0.635cm" style:page-number="auto"/>
      <style:text-properties/>
    </style:style>
    <style:style style:family="paragraph" style:name="P805">
      <style:paragraph-properties fo:line-height="0.635cm" style:page-number="auto"/>
      <style:text-properties/>
    </style:style>
    <style:style style:family="paragraph" style:name="P806">
      <style:paragraph-properties fo:line-height="0.635cm" style:page-number="auto"/>
      <style:text-properties/>
    </style:style>
    <style:style style:family="paragraph" style:name="P807">
      <style:paragraph-properties fo:line-height="0.635cm" style:page-number="auto"/>
      <style:text-properties/>
    </style:style>
    <style:style style:family="paragraph" style:name="P808">
      <style:paragraph-properties fo:line-height="0.672cm" style:page-number="auto"/>
      <style:text-properties/>
    </style:style>
    <style:style style:family="paragraph" style:name="P809">
      <style:paragraph-properties style:page-number="auto"/>
      <style:text-properties fo:font-size="1pt" style:font-size-asian="1pt" style:font-size-complex="1pt"/>
    </style:style>
    <style:style style:family="paragraph" style:name="P810">
      <style:paragraph-properties style:page-number="auto"/>
      <style:text-properties fo:font-size="1pt" style:font-size-asian="1pt" style:font-size-complex="1pt"/>
    </style:style>
    <style:style style:family="paragraph" style:name="P811">
      <style:paragraph-properties style:page-number="auto"/>
      <style:text-properties fo:font-size="1pt" style:font-size-asian="1pt" style:font-size-complex="1pt"/>
    </style:style>
    <style:style style:family="paragraph" style:name="P812">
      <style:paragraph-properties fo:line-height="0.635cm" style:page-number="auto"/>
      <style:text-properties/>
    </style:style>
    <style:style style:family="paragraph" style:name="P813">
      <style:paragraph-properties fo:line-height="0.635cm" style:page-number="auto"/>
      <style:text-properties/>
    </style:style>
    <style:style style:family="paragraph" style:name="P814">
      <style:paragraph-properties fo:line-height="0.635cm" style:page-number="auto"/>
      <style:text-properties/>
    </style:style>
    <style:style style:family="paragraph" style:name="P815">
      <style:paragraph-properties fo:line-height="0.635cm" style:page-number="auto"/>
      <style:text-properties/>
    </style:style>
    <style:style style:family="paragraph" style:name="P816">
      <style:paragraph-properties fo:line-height="0.635cm" style:page-number="auto"/>
      <style:text-properties/>
    </style:style>
    <style:style style:family="paragraph" style:name="P817">
      <style:paragraph-properties fo:line-height="0.635cm" style:page-number="auto"/>
      <style:text-properties/>
    </style:style>
    <style:style style:family="paragraph" style:name="P818">
      <style:paragraph-properties fo:line-height="0.635cm" style:page-number="auto"/>
      <style:text-properties/>
    </style:style>
    <style:style style:family="paragraph" style:name="P819">
      <style:paragraph-properties fo:line-height="0.635cm" style:page-number="auto"/>
      <style:text-properties/>
    </style:style>
    <style:style style:family="paragraph" style:name="P820">
      <style:paragraph-properties fo:line-height="0.635cm" style:page-number="auto"/>
      <style:text-properties/>
    </style:style>
    <style:style style:family="paragraph" style:name="P821">
      <style:paragraph-properties fo:line-height="0.635cm" style:page-number="auto"/>
      <style:text-properties/>
    </style:style>
    <style:style style:family="paragraph" style:name="P822">
      <style:paragraph-properties fo:line-height="0.635cm" style:page-number="auto"/>
      <style:text-properties/>
    </style:style>
    <style:style style:family="paragraph" style:name="P823">
      <style:paragraph-properties fo:line-height="0.635cm" style:page-number="auto"/>
      <style:text-properties/>
    </style:style>
    <style:style style:family="paragraph" style:name="P824">
      <style:paragraph-properties fo:line-height="0.635cm" style:page-number="auto"/>
      <style:text-properties/>
    </style:style>
    <style:style style:family="paragraph" style:name="P825">
      <style:paragraph-properties fo:line-height="0.635cm" style:page-number="auto"/>
      <style:text-properties/>
    </style:style>
    <style:style style:family="paragraph" style:name="P826">
      <style:paragraph-properties fo:line-height="0.635cm" style:page-number="auto"/>
      <style:text-properties/>
    </style:style>
    <style:style style:family="paragraph" style:name="P827">
      <style:paragraph-properties fo:line-height="0.635cm" style:page-number="auto"/>
      <style:text-properties/>
    </style:style>
    <style:style style:family="paragraph" style:name="P828">
      <style:paragraph-properties fo:line-height="0.635cm" style:page-number="auto"/>
      <style:text-properties/>
    </style:style>
    <style:style style:family="paragraph" style:name="P829">
      <style:paragraph-properties fo:line-height="0.635cm" style:page-number="auto"/>
      <style:text-properties/>
    </style:style>
    <style:style style:family="paragraph" style:name="P830">
      <style:paragraph-properties fo:line-height="0.635cm" style:page-number="auto"/>
      <style:text-properties/>
    </style:style>
    <style:style style:family="paragraph" style:name="P831">
      <style:paragraph-properties fo:line-height="0.635cm" style:page-number="auto"/>
      <style:text-properties/>
    </style:style>
    <style:style style:family="paragraph" style:name="P832">
      <style:paragraph-properties fo:line-height="0.635cm" style:page-number="auto"/>
      <style:text-properties/>
    </style:style>
    <style:style style:family="paragraph" style:name="P833">
      <style:paragraph-properties fo:line-height="0.635cm" style:page-number="auto"/>
      <style:text-properties/>
    </style:style>
    <style:style style:family="paragraph" style:name="P834">
      <style:paragraph-properties fo:line-height="0.635cm" style:page-number="auto"/>
      <style:text-properties/>
    </style:style>
    <style:style style:family="paragraph" style:name="P835">
      <style:paragraph-properties fo:line-height="0.635cm" style:page-number="auto"/>
      <style:text-properties/>
    </style:style>
    <style:style style:family="paragraph" style:name="P836">
      <style:paragraph-properties fo:line-height="0.635cm" style:page-number="auto"/>
      <style:text-properties/>
    </style:style>
    <style:style style:family="paragraph" style:name="P837">
      <style:paragraph-properties fo:line-height="0.635cm" style:page-number="auto"/>
      <style:text-properties/>
    </style:style>
    <style:style style:family="paragraph" style:name="P838">
      <style:paragraph-properties fo:line-height="0.635cm" style:page-number="auto"/>
      <style:text-properties/>
    </style:style>
    <style:style style:family="paragraph" style:name="P839">
      <style:paragraph-properties fo:line-height="0.635cm" style:page-number="auto"/>
      <style:text-properties/>
    </style:style>
    <style:style style:family="paragraph" style:name="P840">
      <style:paragraph-properties fo:line-height="0.635cm" style:page-number="auto"/>
      <style:text-properties/>
    </style:style>
    <style:style style:family="paragraph" style:name="P841">
      <style:paragraph-properties fo:line-height="0.635cm" style:page-number="auto"/>
      <style:text-properties/>
    </style:style>
    <style:style style:family="paragraph" style:name="P842">
      <style:paragraph-properties fo:line-height="0.635cm" style:page-number="auto"/>
      <style:text-properties/>
    </style:style>
    <style:style style:family="paragraph" style:name="P843">
      <style:paragraph-properties fo:line-height="0.635cm" style:page-number="auto"/>
      <style:text-properties/>
    </style:style>
    <style:style style:family="paragraph" style:name="P844">
      <style:paragraph-properties fo:line-height="0.635cm" style:page-number="auto"/>
      <style:text-properties/>
    </style:style>
    <style:style style:family="paragraph" style:name="P845">
      <style:paragraph-properties fo:line-height="0.635cm" style:page-number="auto"/>
      <style:text-properties/>
    </style:style>
    <style:style style:family="paragraph" style:name="P846">
      <style:paragraph-properties fo:line-height="0.635cm" style:page-number="auto"/>
      <style:text-properties/>
    </style:style>
    <style:style style:family="paragraph" style:name="P847">
      <style:paragraph-properties fo:line-height="0.635cm" style:page-number="auto"/>
      <style:text-properties/>
    </style:style>
    <style:style style:family="paragraph" style:name="P848">
      <style:paragraph-properties fo:line-height="0.739cm" style:page-number="auto"/>
      <style:text-properties/>
    </style:style>
    <style:style style:family="paragraph" style:name="P849">
      <style:paragraph-properties style:page-number="auto"/>
      <style:text-properties fo:font-size="1pt" style:font-size-asian="1pt" style:font-size-complex="1pt"/>
    </style:style>
    <style:style style:family="paragraph" style:name="P850">
      <style:paragraph-properties style:page-number="auto"/>
      <style:text-properties fo:font-size="1pt" style:font-size-asian="1pt" style:font-size-complex="1pt"/>
    </style:style>
    <style:style style:family="paragraph" style:name="P852">
      <style:paragraph-properties style:page-number="auto"/>
      <style:text-properties fo:font-size="1pt" style:font-size-asian="1pt" style:font-size-complex="1pt"/>
    </style:style>
    <style:style style:family="paragraph" style:name="P853">
      <style:paragraph-properties style:page-number="auto"/>
      <style:text-properties fo:font-size="1pt" style:font-size-asian="1pt" style:font-size-complex="1pt"/>
    </style:style>
    <style:style style:family="paragraph" style:name="P855">
      <style:paragraph-properties style:page-number="auto"/>
      <style:text-properties fo:font-size="1pt" style:font-size-asian="1pt" style:font-size-complex="1pt"/>
    </style:style>
    <style:style style:family="paragraph" style:name="P856">
      <style:paragraph-properties fo:line-height="0.635cm" style:page-number="auto"/>
      <style:text-properties/>
    </style:style>
    <style:style style:family="paragraph" style:name="P857">
      <style:paragraph-properties fo:line-height="0.635cm" style:page-number="auto"/>
      <style:text-properties/>
    </style:style>
    <style:style style:family="paragraph" style:name="P858">
      <style:paragraph-properties fo:line-height="0.635cm" style:page-number="auto"/>
      <style:text-properties/>
    </style:style>
    <style:style style:family="paragraph" style:name="P859">
      <style:paragraph-properties fo:line-height="0.635cm" style:page-number="auto"/>
      <style:text-properties/>
    </style:style>
    <style:style style:family="paragraph" style:name="P860">
      <style:paragraph-properties fo:line-height="0.635cm" style:page-number="auto"/>
      <style:text-properties/>
    </style:style>
    <style:style style:family="paragraph" style:name="P861">
      <style:paragraph-properties fo:line-height="0.635cm" style:page-number="auto"/>
      <style:text-properties/>
    </style:style>
    <style:style style:family="paragraph" style:name="P862">
      <style:paragraph-properties fo:line-height="0.635cm" style:page-number="auto"/>
      <style:text-properties/>
    </style:style>
    <style:style style:family="paragraph" style:name="P863">
      <style:paragraph-properties fo:line-height="0.635cm" style:page-number="auto"/>
      <style:text-properties/>
    </style:style>
    <style:style style:family="paragraph" style:name="P864">
      <style:paragraph-properties fo:line-height="0.635cm" style:page-number="auto"/>
      <style:text-properties/>
    </style:style>
    <style:style style:family="paragraph" style:name="P865">
      <style:paragraph-properties fo:line-height="0.635cm" style:page-number="auto"/>
      <style:text-properties/>
    </style:style>
    <style:style style:family="paragraph" style:name="P866">
      <style:paragraph-properties fo:line-height="0.635cm" style:page-number="auto"/>
      <style:text-properties/>
    </style:style>
    <style:style style:family="paragraph" style:name="P867">
      <style:paragraph-properties fo:line-height="0.635cm" style:page-number="auto"/>
      <style:text-properties/>
    </style:style>
    <style:style style:family="paragraph" style:name="P868">
      <style:paragraph-properties fo:line-height="0.635cm" style:page-number="auto"/>
      <style:text-properties/>
    </style:style>
    <style:style style:family="paragraph" style:name="P869">
      <style:paragraph-properties fo:line-height="0.635cm" style:page-number="auto"/>
      <style:text-properties/>
    </style:style>
    <style:style style:family="paragraph" style:name="P870">
      <style:paragraph-properties fo:line-height="0.635cm" style:page-number="auto"/>
      <style:text-properties/>
    </style:style>
    <style:style style:family="paragraph" style:name="P871">
      <style:paragraph-properties fo:line-height="0.635cm" style:page-number="auto"/>
      <style:text-properties/>
    </style:style>
    <style:style style:family="paragraph" style:name="P872">
      <style:paragraph-properties fo:line-height="0.635cm" style:page-number="auto"/>
      <style:text-properties/>
    </style:style>
    <style:style style:family="paragraph" style:name="P873">
      <style:paragraph-properties fo:line-height="0.635cm" style:page-number="auto"/>
      <style:text-properties/>
    </style:style>
    <style:style style:family="paragraph" style:name="P874">
      <style:paragraph-properties fo:line-height="0.635cm" style:page-number="auto"/>
      <style:text-properties/>
    </style:style>
    <style:style style:family="paragraph" style:name="P875">
      <style:paragraph-properties fo:line-height="0.635cm" style:page-number="auto"/>
      <style:text-properties/>
    </style:style>
    <style:style style:family="paragraph" style:name="P876">
      <style:paragraph-properties fo:line-height="0.635cm" style:page-number="auto"/>
      <style:text-properties/>
    </style:style>
    <style:style style:family="paragraph" style:name="P877">
      <style:paragraph-properties fo:line-height="0.635cm" style:page-number="auto"/>
      <style:text-properties/>
    </style:style>
    <style:style style:family="paragraph" style:name="P878">
      <style:paragraph-properties fo:line-height="0.635cm" style:page-number="auto"/>
      <style:text-properties/>
    </style:style>
    <style:style style:family="paragraph" style:name="P879">
      <style:paragraph-properties fo:line-height="0.635cm" style:page-number="auto"/>
      <style:text-properties/>
    </style:style>
    <style:style style:family="paragraph" style:name="P880">
      <style:paragraph-properties fo:line-height="0.635cm" style:page-number="auto"/>
      <style:text-properties/>
    </style:style>
    <style:style style:family="paragraph" style:name="P881">
      <style:paragraph-properties fo:line-height="0.635cm" style:page-number="auto"/>
      <style:text-properties/>
    </style:style>
    <style:style style:family="paragraph" style:name="P882">
      <style:paragraph-properties fo:line-height="0.635cm" style:page-number="auto"/>
      <style:text-properties/>
    </style:style>
    <style:style style:family="paragraph" style:name="P883">
      <style:paragraph-properties fo:line-height="0.635cm" style:page-number="auto"/>
      <style:text-properties/>
    </style:style>
    <style:style style:family="paragraph" style:name="P884">
      <style:paragraph-properties fo:line-height="0.635cm" style:page-number="auto"/>
      <style:text-properties/>
    </style:style>
    <style:style style:family="paragraph" style:name="P885">
      <style:paragraph-properties fo:line-height="0.635cm" style:page-number="auto"/>
      <style:text-properties/>
    </style:style>
    <style:style style:family="paragraph" style:name="P886">
      <style:paragraph-properties fo:line-height="0.635cm" style:page-number="auto"/>
      <style:text-properties/>
    </style:style>
    <style:style style:family="paragraph" style:name="P887">
      <style:paragraph-properties fo:line-height="0.635cm" style:page-number="auto"/>
      <style:text-properties/>
    </style:style>
    <style:style style:family="paragraph" style:name="P888">
      <style:paragraph-properties fo:line-height="0.635cm" style:page-number="auto"/>
      <style:text-properties/>
    </style:style>
    <style:style style:family="paragraph" style:name="P889">
      <style:paragraph-properties fo:line-height="0.635cm" style:page-number="auto"/>
      <style:text-properties/>
    </style:style>
    <style:style style:family="paragraph" style:name="P890">
      <style:paragraph-properties fo:line-height="0.635cm" style:page-number="auto"/>
      <style:text-properties/>
    </style:style>
    <style:style style:family="paragraph" style:name="P891">
      <style:paragraph-properties fo:line-height="0.635cm" style:page-number="auto"/>
      <style:text-properties/>
    </style:style>
    <style:style style:family="paragraph" style:name="P892">
      <style:paragraph-properties fo:line-height="0.635cm" style:page-number="auto"/>
      <style:text-properties/>
    </style:style>
    <style:style style:family="paragraph" style:name="P893">
      <style:paragraph-properties fo:line-height="0.635cm" style:page-number="auto"/>
      <style:text-properties/>
    </style:style>
    <style:style style:family="paragraph" style:name="P894">
      <style:paragraph-properties fo:line-height="0.635cm" style:page-number="auto"/>
      <style:text-properties/>
    </style:style>
    <style:style style:family="paragraph" style:name="P895">
      <style:paragraph-properties fo:line-height="0.635cm" style:page-number="auto"/>
      <style:text-properties/>
    </style:style>
    <style:style style:family="paragraph" style:name="P896">
      <style:paragraph-properties fo:line-height="0.635cm" style:page-number="auto"/>
      <style:text-properties/>
    </style:style>
    <style:style style:family="paragraph" style:name="P897">
      <style:paragraph-properties fo:line-height="0.672cm" style:page-number="auto"/>
      <style:text-properties/>
    </style:style>
    <style:style style:family="paragraph" style:name="P898">
      <style:paragraph-properties style:page-number="auto"/>
      <style:text-properties fo:font-size="1pt" style:font-size-asian="1pt" style:font-size-complex="1pt"/>
    </style:style>
    <style:style style:family="paragraph" style:name="P899">
      <style:paragraph-properties style:page-number="auto"/>
      <style:text-properties fo:font-size="1pt" style:font-size-asian="1pt" style:font-size-complex="1pt"/>
    </style:style>
    <style:style style:family="paragraph" style:name="P900">
      <style:paragraph-properties style:page-number="auto"/>
      <style:text-properties fo:font-size="1pt" style:font-size-asian="1pt" style:font-size-complex="1pt"/>
    </style:style>
    <style:style style:family="paragraph" style:name="P903">
      <style:paragraph-properties fo:line-height="0.635cm" style:page-number="auto"/>
      <style:text-properties/>
    </style:style>
    <style:style style:family="paragraph" style:name="P904">
      <style:paragraph-properties fo:line-height="0.635cm" style:page-number="auto"/>
      <style:text-properties/>
    </style:style>
    <style:style style:family="paragraph" style:name="P905">
      <style:paragraph-properties fo:line-height="0.635cm" style:page-number="auto"/>
      <style:text-properties/>
    </style:style>
    <style:style style:family="paragraph" style:name="P906">
      <style:paragraph-properties fo:line-height="0.635cm" style:page-number="auto"/>
      <style:text-properties/>
    </style:style>
    <style:style style:family="paragraph" style:name="P907">
      <style:paragraph-properties fo:line-height="0.635cm" style:page-number="auto"/>
      <style:text-properties/>
    </style:style>
    <style:style style:family="paragraph" style:name="P908">
      <style:paragraph-properties fo:line-height="0.635cm" style:page-number="auto"/>
      <style:text-properties/>
    </style:style>
    <style:style style:family="paragraph" style:name="P909">
      <style:paragraph-properties fo:line-height="0.635cm" style:page-number="auto"/>
      <style:text-properties/>
    </style:style>
    <style:style style:family="paragraph" style:name="P910">
      <style:paragraph-properties fo:line-height="0.635cm" style:page-number="auto"/>
      <style:text-properties/>
    </style:style>
    <style:style style:family="paragraph" style:name="P911">
      <style:paragraph-properties fo:line-height="0.635cm" style:page-number="auto"/>
      <style:text-properties/>
    </style:style>
    <style:style style:family="paragraph" style:name="P912">
      <style:paragraph-properties fo:line-height="0.635cm" style:page-number="auto"/>
      <style:text-properties/>
    </style:style>
    <style:style style:family="paragraph" style:name="P913">
      <style:paragraph-properties fo:line-height="0.635cm" style:page-number="auto"/>
      <style:text-properties/>
    </style:style>
    <style:style style:family="paragraph" style:name="P914">
      <style:paragraph-properties fo:line-height="0.635cm" style:page-number="auto"/>
      <style:text-properties/>
    </style:style>
    <style:style style:family="paragraph" style:name="P915">
      <style:paragraph-properties fo:line-height="0.635cm" style:page-number="auto"/>
      <style:text-properties/>
    </style:style>
    <style:style style:family="paragraph" style:name="P916">
      <style:paragraph-properties fo:line-height="0.635cm" style:page-number="auto"/>
      <style:text-properties/>
    </style:style>
    <style:style style:family="paragraph" style:name="P917">
      <style:paragraph-properties fo:line-height="0.635cm" style:page-number="auto"/>
      <style:text-properties/>
    </style:style>
    <style:style style:family="paragraph" style:name="P918">
      <style:paragraph-properties fo:line-height="0.635cm" style:page-number="auto"/>
      <style:text-properties/>
    </style:style>
    <style:style style:family="paragraph" style:name="P919">
      <style:paragraph-properties fo:line-height="0.635cm" style:page-number="auto"/>
      <style:text-properties/>
    </style:style>
    <style:style style:family="paragraph" style:name="P920">
      <style:paragraph-properties fo:line-height="0.635cm" style:page-number="auto"/>
      <style:text-properties/>
    </style:style>
    <style:style style:family="paragraph" style:name="P921">
      <style:paragraph-properties fo:line-height="0.635cm" style:page-number="auto"/>
      <style:text-properties/>
    </style:style>
    <style:style style:family="paragraph" style:name="P922">
      <style:paragraph-properties fo:line-height="0.635cm" style:page-number="auto"/>
      <style:text-properties/>
    </style:style>
    <style:style style:family="paragraph" style:name="P923">
      <style:paragraph-properties fo:line-height="0.635cm" style:page-number="auto"/>
      <style:text-properties/>
    </style:style>
    <style:style style:family="paragraph" style:name="P924">
      <style:paragraph-properties fo:line-height="0.635cm" style:page-number="auto"/>
      <style:text-properties/>
    </style:style>
    <style:style style:family="paragraph" style:name="P925">
      <style:paragraph-properties fo:line-height="0.635cm" style:page-number="auto"/>
      <style:text-properties/>
    </style:style>
    <style:style style:family="paragraph" style:name="P926">
      <style:paragraph-properties fo:line-height="0.635cm" style:page-number="auto"/>
      <style:text-properties/>
    </style:style>
    <style:style style:family="paragraph" style:name="P927">
      <style:paragraph-properties fo:line-height="0.635cm" style:page-number="auto"/>
      <style:text-properties/>
    </style:style>
    <style:style style:family="paragraph" style:name="P928">
      <style:paragraph-properties fo:line-height="0.635cm" style:page-number="auto"/>
      <style:text-properties/>
    </style:style>
    <style:style style:family="paragraph" style:name="P929">
      <style:paragraph-properties fo:line-height="0.635cm" style:page-number="auto"/>
      <style:text-properties/>
    </style:style>
    <style:style style:family="paragraph" style:name="P930">
      <style:paragraph-properties fo:line-height="0.635cm" style:page-number="auto"/>
      <style:text-properties/>
    </style:style>
    <style:style style:family="paragraph" style:name="P931">
      <style:paragraph-properties fo:line-height="0.635cm" style:page-number="auto"/>
      <style:text-properties/>
    </style:style>
    <style:style style:family="paragraph" style:name="P932">
      <style:paragraph-properties fo:line-height="0.635cm" style:page-number="auto"/>
      <style:text-properties/>
    </style:style>
    <style:style style:family="paragraph" style:name="P933">
      <style:paragraph-properties fo:line-height="0.635cm" style:page-number="auto"/>
      <style:text-properties/>
    </style:style>
    <style:style style:family="paragraph" style:name="P934">
      <style:paragraph-properties fo:line-height="0.635cm" style:page-number="auto"/>
      <style:text-properties/>
    </style:style>
    <style:style style:family="paragraph" style:name="P935">
      <style:paragraph-properties fo:line-height="0.635cm" style:page-number="auto"/>
      <style:text-properties/>
    </style:style>
    <style:style style:family="paragraph" style:name="P936">
      <style:paragraph-properties fo:line-height="0.635cm" style:page-number="auto"/>
      <style:text-properties/>
    </style:style>
    <style:style style:family="paragraph" style:name="P937">
      <style:paragraph-properties fo:line-height="0.635cm" style:page-number="auto"/>
      <style:text-properties/>
    </style:style>
    <style:style style:family="paragraph" style:name="P938">
      <style:paragraph-properties fo:line-height="0.635cm" style:page-number="auto"/>
      <style:text-properties/>
    </style:style>
    <style:style style:family="paragraph" style:name="P939">
      <style:paragraph-properties fo:line-height="0.635cm" style:page-number="auto"/>
      <style:text-properties/>
    </style:style>
    <style:style style:family="paragraph" style:name="P940">
      <style:paragraph-properties fo:line-height="0.635cm" style:page-number="auto"/>
      <style:text-properties/>
    </style:style>
    <style:style style:family="paragraph" style:name="P941">
      <style:paragraph-properties fo:line-height="0.635cm" style:page-number="auto"/>
      <style:text-properties/>
    </style:style>
    <style:style style:family="paragraph" style:name="P942">
      <style:paragraph-properties fo:line-height="0.635cm" style:page-number="auto"/>
      <style:text-properties/>
    </style:style>
    <style:style style:family="paragraph" style:name="P943">
      <style:paragraph-properties fo:line-height="0.635cm" style:page-number="auto"/>
      <style:text-properties/>
    </style:style>
    <style:style style:family="paragraph" style:name="P944">
      <style:paragraph-properties fo:line-height="0.672cm" style:page-number="auto"/>
      <style:text-properties/>
    </style:style>
    <style:style style:family="paragraph" style:name="P945">
      <style:paragraph-properties style:page-number="auto"/>
      <style:text-properties fo:font-size="1pt" style:font-size-asian="1pt" style:font-size-complex="1pt"/>
    </style:style>
    <style:style style:family="paragraph" style:name="P946">
      <style:paragraph-properties style:page-number="auto"/>
      <style:text-properties fo:font-size="1pt" style:font-size-asian="1pt" style:font-size-complex="1pt"/>
    </style:style>
    <style:style style:family="paragraph" style:name="P947">
      <style:paragraph-properties fo:line-height="0.635cm" style:page-number="auto"/>
      <style:text-properties/>
    </style:style>
    <style:style style:family="paragraph" style:name="P950">
      <style:paragraph-properties fo:line-height="0.635cm" style:page-number="auto"/>
      <style:text-properties/>
    </style:style>
    <style:style style:family="paragraph" style:name="P951">
      <style:paragraph-properties fo:line-height="0.635cm" style:page-number="auto"/>
      <style:text-properties/>
    </style:style>
    <style:style style:family="paragraph" style:name="P952">
      <style:paragraph-properties fo:line-height="0.635cm" style:page-number="auto"/>
      <style:text-properties/>
    </style:style>
    <style:style style:family="paragraph" style:name="P953">
      <style:paragraph-properties fo:line-height="0.635cm" style:page-number="auto"/>
      <style:text-properties/>
    </style:style>
    <style:style style:family="paragraph" style:name="P954">
      <style:paragraph-properties fo:line-height="0.635cm" style:page-number="auto"/>
      <style:text-properties/>
    </style:style>
    <style:style style:family="paragraph" style:name="P955">
      <style:paragraph-properties fo:line-height="0.635cm" style:page-number="auto"/>
      <style:text-properties/>
    </style:style>
    <style:style style:family="paragraph" style:name="P956">
      <style:paragraph-properties fo:line-height="0.635cm" style:page-number="auto"/>
      <style:text-properties/>
    </style:style>
    <style:style style:family="paragraph" style:name="P957">
      <style:paragraph-properties fo:line-height="0.635cm" style:page-number="auto"/>
      <style:text-properties/>
    </style:style>
    <style:style style:family="paragraph" style:name="P958">
      <style:paragraph-properties fo:line-height="0.635cm" style:page-number="auto"/>
      <style:text-properties/>
    </style:style>
    <style:style style:family="paragraph" style:name="P959">
      <style:paragraph-properties fo:line-height="0.635cm" style:page-number="auto"/>
      <style:text-properties/>
    </style:style>
    <style:style style:family="paragraph" style:name="P960">
      <style:paragraph-properties fo:line-height="0.635cm" style:page-number="auto"/>
      <style:text-properties/>
    </style:style>
    <style:style style:family="paragraph" style:name="P961">
      <style:paragraph-properties fo:line-height="0.635cm" style:page-number="auto"/>
      <style:text-properties/>
    </style:style>
    <style:style style:family="paragraph" style:name="P962">
      <style:paragraph-properties fo:line-height="0.635cm" style:page-number="auto"/>
      <style:text-properties/>
    </style:style>
    <style:style style:family="paragraph" style:name="P963">
      <style:paragraph-properties fo:line-height="0.635cm" style:page-number="auto"/>
      <style:text-properties/>
    </style:style>
    <style:style style:family="paragraph" style:name="P964">
      <style:paragraph-properties fo:line-height="0.635cm" style:page-number="auto"/>
      <style:text-properties/>
    </style:style>
    <style:style style:family="paragraph" style:name="P965">
      <style:paragraph-properties fo:line-height="0.635cm" style:page-number="auto"/>
      <style:text-properties/>
    </style:style>
    <style:style style:family="paragraph" style:name="P966">
      <style:paragraph-properties fo:line-height="0.635cm" style:page-number="auto"/>
      <style:text-properties/>
    </style:style>
    <style:style style:family="paragraph" style:name="P967">
      <style:paragraph-properties fo:line-height="0.635cm" style:page-number="auto"/>
      <style:text-properties/>
    </style:style>
    <style:style style:family="paragraph" style:name="P968">
      <style:paragraph-properties fo:line-height="0.635cm" style:page-number="auto"/>
      <style:text-properties/>
    </style:style>
    <style:style style:family="paragraph" style:name="P969">
      <style:paragraph-properties fo:line-height="0.635cm" style:page-number="auto"/>
      <style:text-properties/>
    </style:style>
    <style:style style:family="paragraph" style:name="P970">
      <style:paragraph-properties fo:line-height="0.635cm" style:page-number="auto"/>
      <style:text-properties/>
    </style:style>
    <style:style style:family="paragraph" style:name="P971">
      <style:paragraph-properties fo:line-height="0.635cm" style:page-number="auto"/>
      <style:text-properties/>
    </style:style>
    <style:style style:family="paragraph" style:name="P972">
      <style:paragraph-properties fo:line-height="0.635cm" style:page-number="auto"/>
      <style:text-properties/>
    </style:style>
    <style:style style:family="paragraph" style:name="P973">
      <style:paragraph-properties fo:line-height="0.635cm" style:page-number="auto"/>
      <style:text-properties/>
    </style:style>
    <style:style style:family="paragraph" style:name="P974">
      <style:paragraph-properties fo:line-height="0.635cm" style:page-number="auto"/>
      <style:text-properties/>
    </style:style>
    <style:style style:family="paragraph" style:name="P975">
      <style:paragraph-properties fo:line-height="0.635cm" style:page-number="auto"/>
      <style:text-properties/>
    </style:style>
    <style:style style:family="paragraph" style:name="P976">
      <style:paragraph-properties fo:line-height="0.635cm" style:page-number="auto"/>
      <style:text-properties/>
    </style:style>
    <style:style style:family="paragraph" style:name="P977">
      <style:paragraph-properties fo:line-height="0.635cm" style:page-number="auto"/>
      <style:text-properties/>
    </style:style>
    <style:style style:family="paragraph" style:name="P978">
      <style:paragraph-properties fo:line-height="0.635cm" style:page-number="auto"/>
      <style:text-properties/>
    </style:style>
    <style:style style:family="paragraph" style:name="P979">
      <style:paragraph-properties fo:line-height="0.635cm" style:page-number="auto"/>
      <style:text-properties/>
    </style:style>
    <style:style style:family="paragraph" style:name="P980">
      <style:paragraph-properties fo:line-height="0.635cm" style:page-number="auto"/>
      <style:text-properties/>
    </style:style>
    <style:style style:family="paragraph" style:name="P981">
      <style:paragraph-properties fo:line-height="0.635cm" style:page-number="auto"/>
      <style:text-properties/>
    </style:style>
    <style:style style:family="paragraph" style:name="P982">
      <style:paragraph-properties fo:line-height="0.635cm" style:page-number="auto"/>
      <style:text-properties/>
    </style:style>
    <style:style style:family="paragraph" style:name="P983">
      <style:paragraph-properties fo:line-height="0.635cm" style:page-number="auto"/>
      <style:text-properties/>
    </style:style>
    <style:style style:family="paragraph" style:name="P984">
      <style:paragraph-properties fo:line-height="0.635cm" style:page-number="auto"/>
      <style:text-properties/>
    </style:style>
    <style:style style:family="paragraph" style:name="P985">
      <style:paragraph-properties fo:line-height="0.635cm" style:page-number="auto"/>
      <style:text-properties/>
    </style:style>
    <style:style style:family="paragraph" style:name="P986">
      <style:paragraph-properties fo:line-height="0.851cm" style:page-number="auto"/>
      <style:text-properties/>
    </style:style>
    <style:style style:family="paragraph" style:name="P987">
      <style:paragraph-properties style:page-number="auto"/>
      <style:text-properties fo:font-size="1pt" style:font-size-asian="1pt" style:font-size-complex="1pt"/>
    </style:style>
    <style:style style:family="paragraph" style:name="P988">
      <style:paragraph-properties style:page-number="auto"/>
      <style:text-properties fo:font-size="1pt" style:font-size-asian="1pt" style:font-size-complex="1pt"/>
    </style:style>
    <style:style style:family="paragraph" style:name="P990">
      <style:paragraph-properties style:page-number="auto"/>
      <style:text-properties fo:font-size="1pt" style:font-size-asian="1pt" style:font-size-complex="1pt"/>
    </style:style>
    <style:style style:family="paragraph" style:name="P991">
      <style:paragraph-properties fo:line-height="0.635cm" style:page-number="auto"/>
      <style:text-properties/>
    </style:style>
    <style:style style:family="paragraph" style:name="P992">
      <style:paragraph-properties fo:line-height="0.635cm" style:page-number="auto"/>
      <style:text-properties/>
    </style:style>
    <style:style style:family="paragraph" style:name="P993">
      <style:paragraph-properties fo:line-height="0.635cm" style:page-number="auto"/>
      <style:text-properties/>
    </style:style>
    <style:style style:family="paragraph" style:name="P994">
      <style:paragraph-properties fo:line-height="0.635cm" style:page-number="auto"/>
      <style:text-properties/>
    </style:style>
    <style:style style:family="paragraph" style:name="P995">
      <style:paragraph-properties fo:line-height="0.635cm" style:page-number="auto"/>
      <style:text-properties/>
    </style:style>
    <style:style style:family="paragraph" style:name="P996">
      <style:paragraph-properties fo:line-height="0.635cm" style:page-number="auto"/>
      <style:text-properties/>
    </style:style>
    <style:style style:family="paragraph" style:name="P997">
      <style:paragraph-properties fo:line-height="0.635cm" style:page-number="auto"/>
      <style:text-properties/>
    </style:style>
    <style:style style:family="paragraph" style:name="P998">
      <style:paragraph-properties fo:line-height="0.635cm" style:page-number="auto"/>
      <style:text-properties/>
    </style:style>
    <style:style style:family="paragraph" style:name="P999">
      <style:paragraph-properties fo:line-height="0.635cm" style:page-number="auto"/>
      <style:text-properties/>
    </style:style>
    <style:style style:family="paragraph" style:name="P1000">
      <style:paragraph-properties fo:line-height="0.635cm" style:page-number="auto"/>
      <style:text-properties/>
    </style:style>
    <style:style style:family="paragraph" style:name="P1001">
      <style:paragraph-properties fo:line-height="0.635cm" style:page-number="auto"/>
      <style:text-properties/>
    </style:style>
    <style:style style:family="paragraph" style:name="P1002">
      <style:paragraph-properties fo:line-height="0.635cm" style:page-number="auto"/>
      <style:text-properties/>
    </style:style>
    <style:style style:family="paragraph" style:name="P1003">
      <style:paragraph-properties fo:line-height="0.635cm" style:page-number="auto"/>
      <style:text-properties/>
    </style:style>
    <style:style style:family="paragraph" style:name="P1004">
      <style:paragraph-properties fo:line-height="0.635cm" style:page-number="auto"/>
      <style:text-properties/>
    </style:style>
    <style:style style:family="paragraph" style:name="P1005">
      <style:paragraph-properties fo:line-height="0.635cm" style:page-number="auto"/>
      <style:text-properties/>
    </style:style>
    <style:style style:family="paragraph" style:name="P1006">
      <style:paragraph-properties fo:line-height="0.635cm" style:page-number="auto"/>
      <style:text-properties/>
    </style:style>
    <style:style style:family="paragraph" style:name="P1007">
      <style:paragraph-properties fo:line-height="0.635cm" style:page-number="auto"/>
      <style:text-properties/>
    </style:style>
    <style:style style:family="paragraph" style:name="P1008">
      <style:paragraph-properties fo:line-height="0.635cm" style:page-number="auto"/>
      <style:text-properties/>
    </style:style>
    <style:style style:family="paragraph" style:name="P1009">
      <style:paragraph-properties fo:line-height="0.635cm" style:page-number="auto"/>
      <style:text-properties/>
    </style:style>
    <style:style style:family="paragraph" style:name="P1010">
      <style:paragraph-properties fo:line-height="0.635cm" style:page-number="auto"/>
      <style:text-properties/>
    </style:style>
    <style:style style:family="paragraph" style:name="P1011">
      <style:paragraph-properties fo:line-height="0.635cm" style:page-number="auto"/>
      <style:text-properties/>
    </style:style>
    <style:style style:family="paragraph" style:name="P1012">
      <style:paragraph-properties fo:line-height="0.635cm" style:page-number="auto"/>
      <style:text-properties/>
    </style:style>
    <style:style style:family="paragraph" style:name="P1013">
      <style:paragraph-properties fo:line-height="0.635cm" style:page-number="auto"/>
      <style:text-properties/>
    </style:style>
    <style:style style:family="paragraph" style:name="P1014">
      <style:paragraph-properties fo:line-height="0.635cm" style:page-number="auto"/>
      <style:text-properties/>
    </style:style>
    <style:style style:family="paragraph" style:name="P1015">
      <style:paragraph-properties fo:line-height="0.635cm" style:page-number="auto"/>
      <style:text-properties/>
    </style:style>
    <style:style style:family="paragraph" style:name="P1016">
      <style:paragraph-properties fo:line-height="0.635cm" style:page-number="auto"/>
      <style:text-properties/>
    </style:style>
    <style:style style:family="paragraph" style:name="P1017">
      <style:paragraph-properties fo:line-height="0.635cm" style:page-number="auto"/>
      <style:text-properties/>
    </style:style>
    <style:style style:family="paragraph" style:name="P1018">
      <style:paragraph-properties fo:line-height="0.635cm" style:page-number="auto"/>
      <style:text-properties/>
    </style:style>
    <style:style style:family="paragraph" style:name="P1019">
      <style:paragraph-properties fo:line-height="0.635cm" style:page-number="auto"/>
      <style:text-properties/>
    </style:style>
    <style:style style:family="paragraph" style:name="P1020">
      <style:paragraph-properties fo:line-height="0.635cm" style:page-number="auto"/>
      <style:text-properties/>
    </style:style>
    <style:style style:family="paragraph" style:name="P1021">
      <style:paragraph-properties fo:line-height="0.635cm" style:page-number="auto"/>
      <style:text-properties/>
    </style:style>
    <style:style style:family="paragraph" style:name="P1022">
      <style:paragraph-properties fo:line-height="0.635cm" style:page-number="auto"/>
      <style:text-properties/>
    </style:style>
    <style:style style:family="paragraph" style:name="P1023">
      <style:paragraph-properties fo:line-height="0.635cm" style:page-number="auto"/>
      <style:text-properties/>
    </style:style>
    <style:style style:family="paragraph" style:name="P1024">
      <style:paragraph-properties fo:line-height="0.635cm" style:page-number="auto"/>
      <style:text-properties/>
    </style:style>
    <style:style style:family="paragraph" style:name="P1025">
      <style:paragraph-properties fo:line-height="0.635cm" style:page-number="auto"/>
      <style:text-properties/>
    </style:style>
    <style:style style:family="paragraph" style:name="P1026">
      <style:paragraph-properties fo:line-height="0.635cm" style:page-number="auto"/>
      <style:text-properties/>
    </style:style>
    <style:style style:family="paragraph" style:name="P1027">
      <style:paragraph-properties fo:line-height="0.635cm" style:page-number="auto"/>
      <style:text-properties/>
    </style:style>
    <style:style style:family="paragraph" style:name="P1028">
      <style:paragraph-properties fo:line-height="0.635cm" style:page-number="auto"/>
      <style:text-properties/>
    </style:style>
    <style:style style:family="paragraph" style:name="P1029">
      <style:paragraph-properties fo:line-height="0.635cm" style:page-number="auto"/>
      <style:text-properties/>
    </style:style>
    <style:style style:family="paragraph" style:name="P1030">
      <style:paragraph-properties fo:line-height="0.635cm" style:page-number="auto"/>
      <style:text-properties/>
    </style:style>
    <style:style style:family="paragraph" style:name="P1031">
      <style:paragraph-properties fo:line-height="0.635cm" style:page-number="auto"/>
      <style:text-properties/>
    </style:style>
    <style:style style:family="paragraph" style:name="P1032">
      <style:paragraph-properties fo:line-height="0.672cm" style:page-number="auto"/>
      <style:text-properties/>
    </style:style>
    <style:style style:family="paragraph" style:name="P1033">
      <style:paragraph-properties style:page-number="auto"/>
      <style:text-properties fo:font-size="1pt" style:font-size-asian="1pt" style:font-size-complex="1pt"/>
    </style:style>
    <style:style style:family="paragraph" style:name="P1034">
      <style:paragraph-properties style:page-number="auto"/>
      <style:text-properties fo:font-size="1pt" style:font-size-asian="1pt" style:font-size-complex="1pt"/>
    </style:style>
    <style:style style:family="paragraph" style:name="P1035">
      <style:paragraph-properties fo:margin-top="0.073cm" fo:margin-bottom="0.073cm" fo:line-height="0.423cm" style:page-number="auto"/>
      <style:text-properties fo:font-size="9.6pt" style:font-size-asian="9.6pt" style:font-size-complex="9.6pt"/>
    </style:style>
    <style:style style:family="paragraph" style:name="P1036">
      <style:paragraph-properties style:page-number="auto"/>
      <style:text-properties fo:font-size="1pt" style:font-size-asian="1pt" style:font-size-complex="1pt"/>
    </style:style>
    <style:style style:family="paragraph" style:name="P1037">
      <style:paragraph-properties style:page-number="auto"/>
      <style:text-properties fo:font-size="1pt" style:font-size-asian="1pt" style:font-size-complex="1pt"/>
    </style:style>
    <style:style style:family="paragraph" style:name="P1039">
      <style:paragraph-properties style:page-number="auto"/>
      <style:text-properties fo:font-size="1pt" style:font-size-asian="1pt" style:font-size-complex="1pt"/>
    </style:style>
    <style:style style:family="paragraph" style:name="P1040">
      <style:paragraph-properties fo:line-height="0.635cm" style:page-number="auto"/>
      <style:text-properties/>
    </style:style>
    <style:style style:family="paragraph" style:name="P1041">
      <style:paragraph-properties fo:line-height="0.635cm" style:page-number="auto"/>
      <style:text-properties/>
    </style:style>
    <style:style style:family="paragraph" style:name="P1042">
      <style:paragraph-properties fo:line-height="0.635cm" style:page-number="auto"/>
      <style:text-properties/>
    </style:style>
    <style:style style:family="paragraph" style:name="P1043">
      <style:paragraph-properties fo:line-height="0.635cm" style:page-number="auto"/>
      <style:text-properties/>
    </style:style>
    <style:style style:family="paragraph" style:name="P1044">
      <style:paragraph-properties fo:line-height="0.635cm" style:page-number="auto"/>
      <style:text-properties/>
    </style:style>
    <style:style style:family="paragraph" style:name="P1045">
      <style:paragraph-properties fo:line-height="0.635cm" style:page-number="auto"/>
      <style:text-properties/>
    </style:style>
    <style:style style:family="paragraph" style:name="P1046">
      <style:paragraph-properties fo:line-height="0.635cm" style:page-number="auto"/>
      <style:text-properties/>
    </style:style>
    <style:style style:family="paragraph" style:name="P1047">
      <style:paragraph-properties fo:line-height="0.635cm" style:page-number="auto"/>
      <style:text-properties/>
    </style:style>
    <style:style style:family="paragraph" style:name="P1048">
      <style:paragraph-properties fo:line-height="0.635cm" style:page-number="auto"/>
      <style:text-properties/>
    </style:style>
    <style:style style:family="paragraph" style:name="P1049">
      <style:paragraph-properties fo:line-height="0.635cm" style:page-number="auto"/>
      <style:text-properties/>
    </style:style>
    <style:style style:family="paragraph" style:name="P1050">
      <style:paragraph-properties fo:line-height="0.635cm" style:page-number="auto"/>
      <style:text-properties/>
    </style:style>
    <style:style style:family="paragraph" style:name="P1051">
      <style:paragraph-properties fo:line-height="0.635cm" style:page-number="auto"/>
      <style:text-properties/>
    </style:style>
    <style:style style:family="paragraph" style:name="P1052">
      <style:paragraph-properties fo:line-height="0.635cm" style:page-number="auto"/>
      <style:text-properties/>
    </style:style>
    <style:style style:family="paragraph" style:name="P1053">
      <style:paragraph-properties fo:line-height="0.635cm" style:page-number="auto"/>
      <style:text-properties/>
    </style:style>
    <style:style style:family="paragraph" style:name="P1054">
      <style:paragraph-properties fo:line-height="0.635cm" style:page-number="auto"/>
      <style:text-properties/>
    </style:style>
    <style:style style:family="paragraph" style:name="P1055">
      <style:paragraph-properties fo:line-height="0.635cm" style:page-number="auto"/>
      <style:text-properties/>
    </style:style>
    <style:style style:family="paragraph" style:name="P1056">
      <style:paragraph-properties fo:line-height="0.635cm" style:page-number="auto"/>
      <style:text-properties/>
    </style:style>
    <style:style style:family="paragraph" style:name="P1057">
      <style:paragraph-properties fo:line-height="0.635cm" style:page-number="auto"/>
      <style:text-properties/>
    </style:style>
    <style:style style:family="paragraph" style:name="P1058">
      <style:paragraph-properties fo:line-height="0.635cm" style:page-number="auto"/>
      <style:text-properties/>
    </style:style>
    <style:style style:family="paragraph" style:name="P1059">
      <style:paragraph-properties fo:line-height="0.635cm" style:page-number="auto"/>
      <style:text-properties/>
    </style:style>
    <style:style style:family="paragraph" style:name="P1060">
      <style:paragraph-properties fo:line-height="0.635cm" style:page-number="auto"/>
      <style:text-properties/>
    </style:style>
    <style:style style:family="paragraph" style:name="P1061">
      <style:paragraph-properties fo:line-height="0.635cm" style:page-number="auto"/>
      <style:text-properties/>
    </style:style>
    <style:style style:family="paragraph" style:name="P1062">
      <style:paragraph-properties fo:line-height="0.635cm" style:page-number="auto"/>
      <style:text-properties/>
    </style:style>
    <style:style style:family="paragraph" style:name="P1063">
      <style:paragraph-properties fo:line-height="0.635cm" style:page-number="auto"/>
      <style:text-properties/>
    </style:style>
    <style:style style:family="paragraph" style:name="P1064">
      <style:paragraph-properties fo:line-height="0.635cm" style:page-number="auto"/>
      <style:text-properties/>
    </style:style>
    <style:style style:family="paragraph" style:name="P1065">
      <style:paragraph-properties fo:line-height="0.635cm" style:page-number="auto"/>
      <style:text-properties/>
    </style:style>
    <style:style style:family="paragraph" style:name="P1066">
      <style:paragraph-properties fo:line-height="0.635cm" style:page-number="auto"/>
      <style:text-properties/>
    </style:style>
    <style:style style:family="paragraph" style:name="P1067">
      <style:paragraph-properties fo:line-height="0.635cm" style:page-number="auto"/>
      <style:text-properties/>
    </style:style>
    <style:style style:family="paragraph" style:name="P1068">
      <style:paragraph-properties fo:line-height="0.635cm" style:page-number="auto"/>
      <style:text-properties/>
    </style:style>
    <style:style style:family="paragraph" style:name="P1069">
      <style:paragraph-properties fo:line-height="0.635cm" style:page-number="auto"/>
      <style:text-properties/>
    </style:style>
    <style:style style:family="paragraph" style:name="P1070">
      <style:paragraph-properties fo:line-height="0.635cm" style:page-number="auto"/>
      <style:text-properties/>
    </style:style>
    <style:style style:family="paragraph" style:name="P1071">
      <style:paragraph-properties fo:line-height="0.635cm" style:page-number="auto"/>
      <style:text-properties/>
    </style:style>
    <style:style style:family="paragraph" style:name="P1072">
      <style:paragraph-properties fo:line-height="0.635cm" style:page-number="auto"/>
      <style:text-properties/>
    </style:style>
    <style:style style:family="paragraph" style:name="P1073">
      <style:paragraph-properties fo:line-height="0.635cm" style:page-number="auto"/>
      <style:text-properties/>
    </style:style>
    <style:style style:family="paragraph" style:name="P1074">
      <style:paragraph-properties fo:line-height="0.635cm" style:page-number="auto"/>
      <style:text-properties/>
    </style:style>
    <style:style style:family="paragraph" style:name="P1075">
      <style:paragraph-properties fo:line-height="0.635cm" style:page-number="auto"/>
      <style:text-properties/>
    </style:style>
    <style:style style:family="paragraph" style:name="P1076">
      <style:paragraph-properties fo:line-height="0.635cm" style:page-number="auto"/>
      <style:text-properties/>
    </style:style>
    <style:style style:family="paragraph" style:name="P1077">
      <style:paragraph-properties fo:line-height="1.188cm" style:page-number="auto"/>
      <style:text-properties/>
    </style:style>
    <style:style style:family="paragraph" style:name="P1078">
      <style:paragraph-properties style:page-number="auto"/>
      <style:text-properties fo:font-size="1pt" style:font-size-asian="1pt" style:font-size-complex="1pt"/>
    </style:style>
    <style:style style:family="paragraph" style:name="P1079">
      <style:paragraph-properties fo:line-height="0.635cm" style:page-number="auto"/>
      <style:text-properties/>
    </style:style>
    <style:style style:family="paragraph" style:name="P1082">
      <style:paragraph-properties fo:line-height="0.635cm" style:page-number="auto"/>
      <style:text-properties/>
    </style:style>
    <style:style style:family="paragraph" style:name="P1083">
      <style:paragraph-properties fo:line-height="0.635cm" style:page-number="auto"/>
      <style:text-properties/>
    </style:style>
    <style:style style:family="paragraph" style:name="P1084">
      <style:paragraph-properties fo:line-height="0.635cm" style:page-number="auto"/>
      <style:text-properties/>
    </style:style>
    <style:style style:family="paragraph" style:name="P1085">
      <style:paragraph-properties fo:line-height="0.635cm" style:page-number="auto"/>
      <style:text-properties/>
    </style:style>
    <style:style style:family="paragraph" style:name="P1086">
      <style:paragraph-properties fo:line-height="0.635cm" style:page-number="auto"/>
      <style:text-properties/>
    </style:style>
    <style:style style:family="paragraph" style:name="P1087">
      <style:paragraph-properties fo:line-height="0.635cm" style:page-number="auto"/>
      <style:text-properties/>
    </style:style>
    <style:style style:family="paragraph" style:name="P1088">
      <style:paragraph-properties fo:line-height="0.635cm" style:page-number="auto"/>
      <style:text-properties/>
    </style:style>
    <style:style style:family="paragraph" style:name="P1089">
      <style:paragraph-properties fo:line-height="0.635cm" style:page-number="auto"/>
      <style:text-properties/>
    </style:style>
    <style:style style:family="paragraph" style:name="P1090">
      <style:paragraph-properties fo:line-height="0.635cm" style:page-number="auto"/>
      <style:text-properties/>
    </style:style>
    <style:style style:family="paragraph" style:name="P1091">
      <style:paragraph-properties fo:line-height="0.635cm" style:page-number="auto"/>
      <style:text-properties/>
    </style:style>
    <style:style style:family="paragraph" style:name="P1092">
      <style:paragraph-properties fo:line-height="0.635cm" style:page-number="auto"/>
      <style:text-properties/>
    </style:style>
    <style:style style:family="paragraph" style:name="P1093">
      <style:paragraph-properties fo:line-height="0.635cm" style:page-number="auto"/>
      <style:text-properties/>
    </style:style>
    <style:style style:family="paragraph" style:name="P1094">
      <style:paragraph-properties fo:line-height="0.635cm" style:page-number="auto"/>
      <style:text-properties/>
    </style:style>
    <style:style style:family="paragraph" style:name="P1095">
      <style:paragraph-properties fo:line-height="0.635cm" style:page-number="auto"/>
      <style:text-properties/>
    </style:style>
    <style:style style:family="paragraph" style:name="P1096">
      <style:paragraph-properties fo:line-height="0.635cm" style:page-number="auto"/>
      <style:text-properties/>
    </style:style>
    <style:style style:family="paragraph" style:name="P1097">
      <style:paragraph-properties fo:line-height="0.635cm" style:page-number="auto"/>
      <style:text-properties/>
    </style:style>
    <style:style style:family="paragraph" style:name="P1098">
      <style:paragraph-properties fo:line-height="0.635cm" style:page-number="auto"/>
      <style:text-properties/>
    </style:style>
    <style:style style:family="paragraph" style:name="P1099">
      <style:paragraph-properties fo:line-height="0.635cm" style:page-number="auto"/>
      <style:text-properties/>
    </style:style>
    <style:style style:family="paragraph" style:name="P1100">
      <style:paragraph-properties fo:line-height="0.635cm" style:page-number="auto"/>
      <style:text-properties/>
    </style:style>
    <style:style style:family="paragraph" style:name="P1101">
      <style:paragraph-properties fo:line-height="0.635cm" style:page-number="auto"/>
      <style:text-properties/>
    </style:style>
    <style:style style:family="paragraph" style:name="P1102">
      <style:paragraph-properties fo:line-height="0.635cm" style:page-number="auto"/>
      <style:text-properties/>
    </style:style>
    <style:style style:family="paragraph" style:name="P1103">
      <style:paragraph-properties fo:line-height="0.635cm" style:page-number="auto"/>
      <style:text-properties/>
    </style:style>
    <style:style style:family="paragraph" style:name="P1104">
      <style:paragraph-properties fo:line-height="0.635cm" style:page-number="auto"/>
      <style:text-properties/>
    </style:style>
    <style:style style:family="paragraph" style:name="P1105">
      <style:paragraph-properties fo:line-height="0.635cm" style:page-number="auto"/>
      <style:text-properties/>
    </style:style>
    <style:style style:family="paragraph" style:name="P1106">
      <style:paragraph-properties fo:line-height="0.635cm" style:page-number="auto"/>
      <style:text-properties/>
    </style:style>
    <style:style style:family="paragraph" style:name="P1107">
      <style:paragraph-properties fo:line-height="0.635cm" style:page-number="auto"/>
      <style:text-properties/>
    </style:style>
    <style:style style:family="paragraph" style:name="P1108">
      <style:paragraph-properties fo:line-height="0.635cm" style:page-number="auto"/>
      <style:text-properties/>
    </style:style>
    <style:style style:family="paragraph" style:name="P1109">
      <style:paragraph-properties fo:line-height="0.635cm" style:page-number="auto"/>
      <style:text-properties/>
    </style:style>
    <style:style style:family="paragraph" style:name="P1110">
      <style:paragraph-properties fo:line-height="0.635cm" style:page-number="auto"/>
      <style:text-properties/>
    </style:style>
    <style:style style:family="paragraph" style:name="P1111">
      <style:paragraph-properties fo:line-height="0.635cm" style:page-number="auto"/>
      <style:text-properties/>
    </style:style>
    <style:style style:family="paragraph" style:name="P1112">
      <style:paragraph-properties fo:line-height="0.635cm" style:page-number="auto"/>
      <style:text-properties/>
    </style:style>
    <style:style style:family="paragraph" style:name="P1113">
      <style:paragraph-properties fo:line-height="0.635cm" style:page-number="auto"/>
      <style:text-properties/>
    </style:style>
    <style:style style:family="paragraph" style:name="P1114">
      <style:paragraph-properties fo:line-height="0.635cm" style:page-number="auto"/>
      <style:text-properties/>
    </style:style>
    <style:style style:family="paragraph" style:name="P1115">
      <style:paragraph-properties fo:line-height="0.635cm" style:page-number="auto"/>
      <style:text-properties/>
    </style:style>
    <style:style style:family="paragraph" style:name="P1116">
      <style:paragraph-properties fo:line-height="0.635cm" style:page-number="auto"/>
      <style:text-properties/>
    </style:style>
    <style:style style:family="paragraph" style:name="P1117">
      <style:paragraph-properties fo:line-height="0.635cm" style:page-number="auto"/>
      <style:text-properties/>
    </style:style>
    <style:style style:family="paragraph" style:name="P1118">
      <style:paragraph-properties fo:line-height="0.851cm" style:page-number="auto"/>
      <style:text-properties/>
    </style:style>
    <style:style style:family="paragraph" style:name="P1119">
      <style:paragraph-properties style:page-number="auto"/>
      <style:text-properties fo:font-size="1pt" style:font-size-asian="1pt" style:font-size-complex="1pt"/>
    </style:style>
    <style:style style:family="paragraph" style:name="P1120">
      <style:paragraph-properties style:page-number="auto"/>
      <style:text-properties fo:font-size="1pt" style:font-size-asian="1pt" style:font-size-complex="1pt"/>
    </style:style>
    <style:style style:family="paragraph" style:name="P1122">
      <style:paragraph-properties style:page-number="auto"/>
      <style:text-properties fo:font-size="1pt" style:font-size-asian="1pt" style:font-size-complex="1pt"/>
    </style:style>
    <style:style style:family="paragraph" style:name="P1123">
      <style:paragraph-properties style:page-number="auto"/>
      <style:text-properties fo:font-size="1pt" style:font-size-asian="1pt" style:font-size-complex="1pt"/>
    </style:style>
    <style:style style:family="paragraph" style:name="P1124">
      <style:paragraph-properties style:page-number="auto"/>
      <style:text-properties fo:font-size="1pt" style:font-size-asian="1pt" style:font-size-complex="1pt"/>
    </style:style>
    <style:style style:family="paragraph" style:name="P1126">
      <style:paragraph-properties style:page-number="auto"/>
      <style:text-properties fo:font-size="1pt" style:font-size-asian="1pt" style:font-size-complex="1pt"/>
    </style:style>
    <style:style style:family="paragraph" style:name="P1127">
      <style:paragraph-properties fo:line-height="0.635cm" style:page-number="auto"/>
      <style:text-properties/>
    </style:style>
    <style:style style:family="paragraph" style:name="P1128">
      <style:paragraph-properties fo:line-height="0.635cm" style:page-number="auto"/>
      <style:text-properties/>
    </style:style>
    <style:style style:family="paragraph" style:name="P1129">
      <style:paragraph-properties fo:line-height="0.635cm" style:page-number="auto"/>
      <style:text-properties/>
    </style:style>
    <style:style style:family="paragraph" style:name="P1130">
      <style:paragraph-properties fo:line-height="0.635cm" style:page-number="auto"/>
      <style:text-properties/>
    </style:style>
    <style:style style:family="paragraph" style:name="P1131">
      <style:paragraph-properties fo:line-height="0.635cm" style:page-number="auto"/>
      <style:text-properties/>
    </style:style>
    <style:style style:family="paragraph" style:name="P1132">
      <style:paragraph-properties fo:line-height="0.635cm" style:page-number="auto"/>
      <style:text-properties/>
    </style:style>
    <style:style style:family="paragraph" style:name="P1133">
      <style:paragraph-properties fo:line-height="0.635cm" style:page-number="auto"/>
      <style:text-properties/>
    </style:style>
    <style:style style:family="paragraph" style:name="P1134">
      <style:paragraph-properties fo:line-height="0.635cm" style:page-number="auto"/>
      <style:text-properties/>
    </style:style>
    <style:style style:family="paragraph" style:name="P1135">
      <style:paragraph-properties fo:line-height="0.635cm" style:page-number="auto"/>
      <style:text-properties/>
    </style:style>
    <style:style style:family="paragraph" style:name="P1136">
      <style:paragraph-properties fo:line-height="0.635cm" style:page-number="auto"/>
      <style:text-properties/>
    </style:style>
    <style:style style:family="paragraph" style:name="P1137">
      <style:paragraph-properties fo:line-height="0.635cm" style:page-number="auto"/>
      <style:text-properties/>
    </style:style>
    <style:style style:family="paragraph" style:name="P1138">
      <style:paragraph-properties fo:line-height="0.635cm" style:page-number="auto"/>
      <style:text-properties/>
    </style:style>
    <style:style style:family="paragraph" style:name="P1139">
      <style:paragraph-properties fo:line-height="0.635cm" style:page-number="auto"/>
      <style:text-properties/>
    </style:style>
    <style:style style:family="paragraph" style:name="P1140">
      <style:paragraph-properties fo:line-height="0.635cm" style:page-number="auto"/>
      <style:text-properties/>
    </style:style>
    <style:style style:family="paragraph" style:name="P1141">
      <style:paragraph-properties fo:line-height="0.635cm" style:page-number="auto"/>
      <style:text-properties/>
    </style:style>
    <style:style style:family="paragraph" style:name="P1142">
      <style:paragraph-properties fo:line-height="0.635cm" style:page-number="auto"/>
      <style:text-properties/>
    </style:style>
    <style:style style:family="paragraph" style:name="P1143">
      <style:paragraph-properties fo:line-height="0.635cm" style:page-number="auto"/>
      <style:text-properties/>
    </style:style>
    <style:style style:family="paragraph" style:name="P1144">
      <style:paragraph-properties fo:line-height="0.635cm" style:page-number="auto"/>
      <style:text-properties/>
    </style:style>
    <style:style style:family="paragraph" style:name="P1145">
      <style:paragraph-properties fo:line-height="0.635cm" style:page-number="auto"/>
      <style:text-properties/>
    </style:style>
    <style:style style:family="paragraph" style:name="P1146">
      <style:paragraph-properties fo:line-height="0.635cm" style:page-number="auto"/>
      <style:text-properties/>
    </style:style>
    <style:style style:family="paragraph" style:name="P1147">
      <style:paragraph-properties fo:line-height="0.635cm" style:page-number="auto"/>
      <style:text-properties/>
    </style:style>
    <style:style style:family="paragraph" style:name="P1148">
      <style:paragraph-properties fo:line-height="0.635cm" style:page-number="auto"/>
      <style:text-properties/>
    </style:style>
    <style:style style:family="paragraph" style:name="P1149">
      <style:paragraph-properties fo:line-height="0.635cm" style:page-number="auto"/>
      <style:text-properties/>
    </style:style>
    <style:style style:family="paragraph" style:name="P1150">
      <style:paragraph-properties fo:line-height="0.635cm" style:page-number="auto"/>
      <style:text-properties/>
    </style:style>
    <style:style style:family="paragraph" style:name="P1151">
      <style:paragraph-properties fo:line-height="0.635cm" style:page-number="auto"/>
      <style:text-properties/>
    </style:style>
    <style:style style:family="paragraph" style:name="P1152">
      <style:paragraph-properties fo:line-height="0.635cm" style:page-number="auto"/>
      <style:text-properties/>
    </style:style>
    <style:style style:family="paragraph" style:name="P1153">
      <style:paragraph-properties fo:line-height="0.635cm" style:page-number="auto"/>
      <style:text-properties/>
    </style:style>
    <style:style style:family="paragraph" style:name="P1154">
      <style:paragraph-properties fo:line-height="0.635cm" style:page-number="auto"/>
      <style:text-properties/>
    </style:style>
    <style:style style:family="paragraph" style:name="P1155">
      <style:paragraph-properties fo:line-height="0.635cm" style:page-number="auto"/>
      <style:text-properties/>
    </style:style>
    <style:style style:family="paragraph" style:name="P1156">
      <style:paragraph-properties fo:line-height="0.635cm" style:page-number="auto"/>
      <style:text-properties/>
    </style:style>
    <style:style style:family="paragraph" style:name="P1157">
      <style:paragraph-properties fo:line-height="0.635cm" style:page-number="auto"/>
      <style:text-properties/>
    </style:style>
    <style:style style:family="paragraph" style:name="P1158">
      <style:paragraph-properties fo:line-height="0.635cm" style:page-number="auto"/>
      <style:text-properties/>
    </style:style>
    <style:style style:family="paragraph" style:name="P1159">
      <style:paragraph-properties fo:line-height="0.635cm" style:page-number="auto"/>
      <style:text-properties/>
    </style:style>
    <style:style style:family="paragraph" style:name="P1160">
      <style:paragraph-properties fo:line-height="0.635cm" style:page-number="auto"/>
      <style:text-properties/>
    </style:style>
    <style:style style:family="paragraph" style:name="P1161">
      <style:paragraph-properties fo:line-height="0.635cm" style:page-number="auto"/>
      <style:text-properties/>
    </style:style>
    <style:style style:family="paragraph" style:name="P1162">
      <style:paragraph-properties fo:line-height="0.635cm" style:page-number="auto"/>
      <style:text-properties/>
    </style:style>
    <style:style style:family="paragraph" style:name="P1163">
      <style:paragraph-properties fo:line-height="0.635cm" style:page-number="auto"/>
      <style:text-properties/>
    </style:style>
    <style:style style:family="paragraph" style:name="P1164">
      <style:paragraph-properties fo:line-height="0.985cm" style:page-number="auto"/>
      <style:text-properties/>
    </style:style>
    <style:style style:family="paragraph" style:name="P1165">
      <style:paragraph-properties style:page-number="auto"/>
      <style:text-properties fo:font-size="1pt" style:font-size-asian="1pt" style:font-size-complex="1pt"/>
    </style:style>
    <style:style style:family="paragraph" style:name="P1166">
      <style:paragraph-properties fo:line-height="0.635cm" style:page-number="auto"/>
      <style:text-properties/>
    </style:style>
    <style:style style:family="paragraph" style:name="P1167">
      <style:paragraph-properties fo:line-height="0.635cm" style:page-number="auto"/>
      <style:text-properties/>
    </style:style>
    <style:style style:family="paragraph" style:name="P1168">
      <style:paragraph-properties fo:line-height="0.635cm" style:page-number="auto"/>
      <style:text-properties/>
    </style:style>
    <style:style style:family="paragraph" style:name="P1169">
      <style:paragraph-properties fo:line-height="0.635cm" style:page-number="auto"/>
      <style:text-properties/>
    </style:style>
    <style:style style:family="paragraph" style:name="P1170">
      <style:paragraph-properties fo:line-height="0.635cm" style:page-number="auto"/>
      <style:text-properties/>
    </style:style>
    <style:style style:family="paragraph" style:name="P1171">
      <style:paragraph-properties fo:line-height="0.635cm" style:page-number="auto"/>
      <style:text-properties/>
    </style:style>
    <style:style style:family="paragraph" style:name="P1172">
      <style:paragraph-properties fo:line-height="0.635cm" style:page-number="auto"/>
      <style:text-properties/>
    </style:style>
    <style:style style:family="paragraph" style:name="P1173">
      <style:paragraph-properties fo:line-height="0.635cm" style:page-number="auto"/>
      <style:text-properties/>
    </style:style>
    <style:style style:family="paragraph" style:name="P1174">
      <style:paragraph-properties fo:line-height="0.635cm" style:page-number="auto"/>
      <style:text-properties/>
    </style:style>
    <style:style style:family="paragraph" style:name="P1175">
      <style:paragraph-properties fo:line-height="0.635cm" style:page-number="auto"/>
      <style:text-properties/>
    </style:style>
    <style:style style:family="paragraph" style:name="P1176">
      <style:paragraph-properties fo:line-height="0.635cm" style:page-number="auto"/>
      <style:text-properties/>
    </style:style>
    <style:style style:family="paragraph" style:name="P1177">
      <style:paragraph-properties fo:line-height="0.635cm" style:page-number="auto"/>
      <style:text-properties/>
    </style:style>
    <style:style style:family="paragraph" style:name="P1178">
      <style:paragraph-properties fo:line-height="0.635cm" style:page-number="auto"/>
      <style:text-properties/>
    </style:style>
    <style:style style:family="paragraph" style:name="P1179">
      <style:paragraph-properties fo:line-height="0.635cm" style:page-number="auto"/>
      <style:text-properties/>
    </style:style>
    <style:style style:family="paragraph" style:name="P1180">
      <style:paragraph-properties fo:line-height="0.635cm" style:page-number="auto"/>
      <style:text-properties/>
    </style:style>
    <style:style style:family="paragraph" style:name="P1181">
      <style:paragraph-properties fo:line-height="0.635cm" style:page-number="auto"/>
      <style:text-properties/>
    </style:style>
    <style:style style:family="paragraph" style:name="P1182">
      <style:paragraph-properties fo:line-height="0.635cm" style:page-number="auto"/>
      <style:text-properties/>
    </style:style>
    <style:style style:family="paragraph" style:name="P1183">
      <style:paragraph-properties fo:line-height="0.635cm" style:page-number="auto"/>
      <style:text-properties/>
    </style:style>
    <style:style style:family="paragraph" style:name="P1184">
      <style:paragraph-properties fo:line-height="0.635cm" style:page-number="auto"/>
      <style:text-properties/>
    </style:style>
    <style:style style:family="paragraph" style:name="P1185">
      <style:paragraph-properties fo:line-height="0.635cm" style:page-number="auto"/>
      <style:text-properties/>
    </style:style>
    <style:style style:family="paragraph" style:name="P1186">
      <style:paragraph-properties fo:line-height="0.635cm" style:page-number="auto"/>
      <style:text-properties/>
    </style:style>
    <style:style style:family="paragraph" style:name="P1187">
      <style:paragraph-properties fo:line-height="0.635cm" style:page-number="auto"/>
      <style:text-properties/>
    </style:style>
    <style:style style:family="paragraph" style:name="P1188">
      <style:paragraph-properties fo:line-height="0.635cm" style:page-number="auto"/>
      <style:text-properties/>
    </style:style>
    <style:style style:family="paragraph" style:name="P1189">
      <style:paragraph-properties fo:line-height="0.635cm" style:page-number="auto"/>
      <style:text-properties/>
    </style:style>
    <style:style style:family="paragraph" style:name="P1190">
      <style:paragraph-properties fo:line-height="0.635cm" style:page-number="auto"/>
      <style:text-properties/>
    </style:style>
    <style:style style:family="paragraph" style:name="P1191">
      <style:paragraph-properties fo:line-height="0.635cm" style:page-number="auto"/>
      <style:text-properties/>
    </style:style>
    <style:style style:family="paragraph" style:name="P1192">
      <style:paragraph-properties fo:line-height="0.635cm" style:page-number="auto"/>
      <style:text-properties/>
    </style:style>
    <style:style style:family="paragraph" style:name="P1193">
      <style:paragraph-properties fo:line-height="0.635cm" style:page-number="auto"/>
      <style:text-properties/>
    </style:style>
    <style:style style:family="paragraph" style:name="P1194">
      <style:paragraph-properties fo:line-height="0.635cm" style:page-number="auto"/>
      <style:text-properties/>
    </style:style>
    <style:style style:family="paragraph" style:name="P1195">
      <style:paragraph-properties fo:line-height="0.635cm" style:page-number="auto"/>
      <style:text-properties/>
    </style:style>
    <style:style style:family="paragraph" style:name="P1196">
      <style:paragraph-properties fo:line-height="0.635cm" style:page-number="auto"/>
      <style:text-properties/>
    </style:style>
    <style:style style:family="paragraph" style:name="P1197">
      <style:paragraph-properties fo:line-height="0.635cm" style:page-number="auto"/>
      <style:text-properties/>
    </style:style>
    <style:style style:family="paragraph" style:name="P1198">
      <style:paragraph-properties fo:line-height="0.635cm" style:page-number="auto"/>
      <style:text-properties/>
    </style:style>
    <style:style style:family="paragraph" style:name="P1199">
      <style:paragraph-properties fo:line-height="0.635cm" style:page-number="auto"/>
      <style:text-properties/>
    </style:style>
    <style:style style:family="paragraph" style:name="P1200">
      <style:paragraph-properties fo:line-height="0.635cm" style:page-number="auto"/>
      <style:text-properties/>
    </style:style>
    <style:style style:family="paragraph" style:name="P1201">
      <style:paragraph-properties fo:line-height="0.635cm" style:page-number="auto"/>
      <style:text-properties/>
    </style:style>
    <style:style style:family="paragraph" style:name="P1202">
      <style:paragraph-properties fo:line-height="0.635cm" style:page-number="auto"/>
      <style:text-properties/>
    </style:style>
    <style:style style:family="paragraph" style:name="P1203">
      <style:paragraph-properties fo:line-height="0.635cm" style:page-number="auto"/>
      <style:text-properties/>
    </style:style>
    <style:style style:family="paragraph" style:name="P1204">
      <style:paragraph-properties fo:line-height="0.635cm" style:page-number="auto"/>
      <style:text-properties/>
    </style:style>
    <style:style style:family="paragraph" style:name="P1205">
      <style:paragraph-properties fo:line-height="0.635cm" style:page-number="auto"/>
      <style:text-properties/>
    </style:style>
    <style:style style:family="paragraph" style:name="P1206">
      <style:paragraph-properties fo:line-height="0.635cm" style:page-number="auto"/>
      <style:text-properties/>
    </style:style>
    <style:style style:family="paragraph" style:name="P1207">
      <style:paragraph-properties fo:line-height="0.672cm" style:page-number="auto"/>
      <style:text-properties/>
    </style:style>
    <style:style style:family="paragraph" style:name="P1208">
      <style:paragraph-properties style:page-number="auto"/>
      <style:text-properties fo:font-size="1pt" style:font-size-asian="1pt" style:font-size-complex="1pt"/>
    </style:style>
    <style:style style:family="paragraph" style:name="P1209">
      <style:paragraph-properties fo:margin-top="0.060cm" fo:margin-bottom="0.060cm" fo:line-height="0.423cm" style:page-number="auto"/>
      <style:text-properties fo:font-size="9.6pt" style:font-size-asian="9.6pt" style:font-size-complex="9.6pt"/>
    </style:style>
    <style:style style:family="paragraph" style:name="P1210">
      <style:paragraph-properties style:page-number="auto"/>
      <style:text-properties fo:font-size="1pt" style:font-size-asian="1pt" style:font-size-complex="1pt"/>
    </style:style>
    <style:style style:family="paragraph" style:name="P1211">
      <style:paragraph-properties style:page-number="auto"/>
      <style:text-properties fo:font-size="1pt" style:font-size-asian="1pt" style:font-size-complex="1pt"/>
    </style:style>
    <style:style style:family="paragraph" style:name="P12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590cm" style:type="right"/>
        </style:tab-stops>
      </style:paragraph-properties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218" style:parent-style-name="Body text (23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578cm" fo:margin-left="0.000cm" fo:margin-right="0.000cm" fo:text-indent="0.197cm" fo:text-align="lef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123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423cm" fo:margin-left="1.587cm" fo:margin-right="0.000cm" fo:text-indent="0.010cm" fo:text-align="left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1244" style:parent-style-name="Body text (8)">
      <style:paragraph-properties fo:background-color="transparent" fo:margin-top="0.000cm" fo:margin-bottom="0.000cm" fo:line-height="0.567cm" fo:margin-left="0.000cm" fo:margin-right="2.364cm" fo:text-indent="0.070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57" style:parent-style-name="Body text (5)">
      <style:paragraph-properties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3" style:parent-style-name="Body text (5)">
      <style:paragraph-properties fo:background-color="transparent" fo:margin-top="0.000cm" fo:margin-bottom="0.000cm" fo:line-height="0.353cm" fo:margin-left="7.620cm" fo:margin-right="0.000cm" fo:text-indent="0.008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80" style:parent-style-name="Body text (8)">
      <style:paragraph-properties fo:background-color="transparent" fo:margin-top="0.000cm" fo:margin-bottom="6.522cm" fo:line-height="0.567cm" fo:margin-left="0.000cm" fo:margin-right="6.844cm" fo:text-indent="0.061cm" fo:text-align="lef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1283" style:parent-style-name="Heading #1 (20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284" style:parent-style-name="Body text (5)">
      <style:paragraph-properties fo:background-color="transparent" fo:margin-top="0.000cm" fo:margin-bottom="0.000cm" fo:line-height="0.353cm" fo:margin-left="7.620cm" fo:margin-right="0.000cm" fo:text-indent="0.008cm" fo:text-align="left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91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847cm" style:type="left"/>
          <style:tab-stop style:position="10.492cm" style:type="right"/>
        </style:tab-stops>
      </style:paragraph-properties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1.087cm" fo:line-height="0.521cm" fo:margin-left="0.000cm" fo:margin-right="1.905cm" fo:text-indent="0.000cm" style:page-number="auto"/>
      <style:text-properties/>
    </style:style>
    <style:style style:family="paragraph" style:name="P1295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52cm" style:type="right"/>
        </style:tab-stops>
      </style:paragraph-properties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0" style:parent-style-name="Heading #1 (10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02" style:parent-style-name="Body text (21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635cm" fo:line-height="0.745cm" fo:margin-left="2.611cm" fo:margin-right="0.000cm" fo:text-indent="-1.290cm" fo:text-align="justify" style:page-number="auto">
        <style:tab-stops>
          <style:tab-stop style:position="-0.049cm" style:type="left"/>
        </style:tab-stops>
      </style:paragraph-properties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11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1313" style:parent-style-name="Body text (5)">
      <style:paragraph-properties fo:background-color="transparent" fo:margin-top="0.000cm" fo:margin-bottom="0.000cm" fo:line-height="0.353cm" fo:margin-left="7.620cm" fo:margin-right="0.000cm" fo:text-indent="0.008cm" fo:text-align="left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1317" style:parent-style-name="Heading #1 (9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2" style:parent-style-name="Body text (6)">
      <style:paragraph-properties fo:background-color="transparent" fo:margin-top="0.000cm" fo:margin-bottom="0.530cm" fo:line-height="0.567cm" fo:margin-left="0.388cm" fo:margin-right="0.423cm" fo:text-indent="0.433cm" fo:text-align="justify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423cm" fo:margin-left="0.000cm" fo:margin-right="0.000cm" fo:text-indent="0.058cm" fo:text-align="left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44" style:parent-style-name="Table caption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346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423cm" fo:margin-left="4.198cm" fo:margin-right="0.000cm" fo:text-indent="-0.016cm" fo:text-align="left" style:page-number="auto"/>
      <style:text-properties/>
    </style:style>
    <style:style style:family="paragraph" style:name="P1351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58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847cm" style:type="left"/>
          <style:tab-stop style:position="10.492cm" style:type="right"/>
        </style:tab-stops>
      </style:paragraph-properties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66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0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1" style:parent-style-name="Body text (8)">
      <style:paragraph-properties fo:background-color="transparent" fo:margin-top="0.000cm" fo:margin-bottom="20.809cm" fo:line-height="0.567cm" fo:margin-left="0.000cm" fo:margin-right="2.364cm" fo:text-indent="0.070cm" fo:text-align="left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423cm" fo:margin-left="2.011cm" fo:margin-right="0.000cm" fo:text-indent="-0.013cm" fo:text-align="left" style:page-number="auto"/>
      <style:text-properties/>
    </style:style>
    <style:style style:family="paragraph" style:name="P1386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423cm" fo:margin-left="0.564cm" fo:margin-right="0.000cm" fo:text-indent="-0.006cm" fo:text-align="left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4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731cm" style:type="left"/>
          <style:tab-stop style:position="10.492cm" style:type="right"/>
        </style:tab-stops>
      </style:paragraph-properties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635cm" fo:line-height="0.737cm" fo:margin-left="0.000cm" fo:margin-right="0.000cm" fo:text-indent="0.068cm" fo:text-align="justify" style:page-number="auto">
        <style:tab-stops>
          <style:tab-stop style:position="1.268cm" style:type="left"/>
        </style:tab-stops>
      </style:paragraph-properties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893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405" style:parent-style-name="Body text (2)">
      <style:paragraph-properties fo:background-color="transparent" fo:margin-top="0.000cm" fo:margin-bottom="0.000cm" fo:margin-left="0.000cm" fo:margin-right="0.000cm" fo:text-indent="0.073cm" fo:text-align="left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423cm" fo:margin-left="1.587cm" fo:margin-right="0.000cm" fo:text-indent="0.010cm" fo:text-align="left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2" style:parent-style-name="Body text (6)">
      <style:paragraph-properties fo:background-color="transparent" fo:margin-top="0.000cm" fo:margin-bottom="0.076cm" fo:line-height="0.423cm" fo:margin-left="0.459cm" fo:margin-right="0.000cm" fo:text-indent="0.007cm" fo:text-align="left" style:page-number="auto"/>
      <style:text-properties/>
    </style:style>
    <style:style style:family="paragraph" style:name="P1413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6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30" style:parent-style-name="Heading #1 (12)">
      <style:paragraph-properties fo:keep-with-next="always" fo:keep-together="always" fo:background-color="transparent" fo:margin-top="0.000cm" fo:margin-bottom="0.000cm" fo:line-height="0.423cm" fo:margin-left="2.223cm" fo:margin-right="0.000cm" fo:text-indent="0.004cm" fo:text-align="left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2" style:parent-style-name="Body text (5)">
      <style:paragraph-properties fo:background-color="transparent" fo:margin-top="9.805cm" fo:margin-bottom="0.000cm" fo:line-height="0.353cm" fo:margin-left="7.620cm" fo:margin-right="0.000cm" fo:text-indent="0.008cm" fo:text-align="left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5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78cm" style:type="right"/>
        </style:tab-stops>
      </style:paragraph-properties>
      <style:text-properties/>
    </style:style>
    <style:style style:family="paragraph" style:name="P1436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3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0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50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62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66" style:parent-style-name="Heading #1 (20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191cm" fo:line-height="0.423cm" fo:margin-left="0.071cm" fo:margin-right="0.000cm" fo:text-indent="0.000cm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423cm" fo:margin-left="0.000cm" fo:margin-right="2.505cm" fo:text-indent="0.000cm" fo:text-align="right" style:page-number="auto"/>
      <style:text-properties/>
    </style:style>
    <style:style style:family="paragraph" style:name="P1471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8cm" style:type="left"/>
          <style:tab-stop style:position="10.552cm" style:type="right"/>
        </style:tab-stops>
      </style:paragraph-properties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73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72cm" style:type="left"/>
          <style:tab-stop style:position="10.559cm" style:type="right"/>
        </style:tab-stops>
      </style:paragraph-properties>
      <style:text-properties/>
    </style:style>
    <style:style style:family="paragraph" style:name="P1474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847cm" style:type="left"/>
          <style:tab-stop style:position="10.492cm" style:type="right"/>
        </style:tab-stops>
      </style:paragraph-properties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1.465cm" fo:margin-left="0.000cm" fo:margin-right="0.035cm" fo:text-indent="0.000cm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423cm" fo:margin-left="1.870cm" fo:margin-right="0.000cm" fo:text-indent="0.001cm" fo:text-align="left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423cm" fo:margin-left="0.000cm" fo:margin-right="0.071cm" fo:text-indent="0.000cm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489" style:parent-style-name="Header or footer (8)">
      <style:paragraph-properties fo:background-color="transparent" fo:margin-top="0.000cm" fo:margin-bottom="0.507cm" fo:margin-left="0.811cm" fo:margin-right="0.000cm" fo:text-indent="0.000cm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639cm" style:type="right"/>
        </style:tab-stops>
      </style:paragraph-properties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423cm" fo:margin-left="0.000cm" fo:margin-right="0.000cm" fo:text-indent="0.058cm" fo:text-align="left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1508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09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5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423cm" fo:margin-left="0.847cm" fo:margin-right="0.000cm" fo:text-indent="0.004cm" fo:text-align="left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5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21" style:parent-style-name="Heading #1 (13)">
      <style:paragraph-properties fo:keep-with-next="always" fo:keep-together="always" fo:background-color="transparent" fo:margin-top="0.000cm" fo:margin-bottom="0.176cm" fo:line-height="0.494cm" fo:margin-left="0.000cm" fo:margin-right="0.000cm" fo:text-indent="0.000cm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699cm" fo:margin-left="0.000cm" fo:margin-right="0.000cm" fo:text-indent="0.197cm" fo:text-align="left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423cm" fo:margin-left="4.198cm" fo:margin-right="0.000cm" fo:text-indent="-0.016cm" fo:text-align="left" style:page-number="auto"/>
      <style:text-properties/>
    </style:style>
    <style:style style:family="paragraph" style:name="P1526" style:parent-style-name="Body text (17)">
      <style:paragraph-properties fo:background-color="transparent" fo:margin-top="0.000cm" fo:margin-bottom="0.000cm" fo:line-height="0.388cm" fo:margin-left="6.103cm" fo:margin-right="0.000cm" fo:text-indent="-0.007cm" fo:text-align="left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423cm" fo:margin-left="2.364cm" fo:margin-right="0.000cm" fo:text-indent="0.003cm" fo:text-align="left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546" style:parent-style-name="Body text (8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2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1554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05cm" style:type="left"/>
          <style:tab-stop style:position="10.559cm" style:type="right"/>
        </style:tab-stops>
      </style:paragraph-properties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15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5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7" style:parent-style-name="Body text (2)">
      <style:paragraph-properties fo:background-color="transparent" fo:margin-top="1.545cm" fo:margin-bottom="0.000cm" fo:margin-left="0.000cm" fo:margin-right="0.000cm" fo:text-indent="0.070cm" fo:text-align="justify" style:page-number="auto">
        <style:tab-stops>
          <style:tab-stop style:position="16.597cm" style:type="right"/>
        </style:tab-stops>
      </style:paragraph-properties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5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731cm" style:type="left"/>
          <style:tab-stop style:position="10.492cm" style:type="right"/>
        </style:tab-stops>
      </style:paragraph-properties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4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54cm" style:type="right"/>
        </style:tab-stops>
      </style:paragraph-properties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9" style:parent-style-name="Body text (8)">
      <style:paragraph-properties fo:background-color="transparent" fo:margin-top="0.000cm" fo:margin-bottom="12.025cm" fo:line-height="0.567cm" fo:margin-left="0.000cm" fo:margin-right="6.809cm" fo:text-indent="0.063cm" fo:text-align="left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3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44cm" style:type="right"/>
        </style:tab-stops>
      </style:paragraph-properties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635cm" fo:line-height="0.737cm" fo:margin-left="0.000cm" fo:margin-right="0.000cm" fo:text-indent="0.074cm" fo:text-align="justify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14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617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0cm" style:type="left"/>
          <style:tab-stop style:position="10.552cm" style:type="right"/>
        </style:tab-stops>
      </style:paragraph-properties>
      <style:text-properties/>
    </style:style>
    <style:style style:family="paragraph" style:name="P1618" style:parent-style-name="Heading #1 (3)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423cm" fo:margin-left="1.587cm" fo:margin-right="0.000cm" fo:text-indent="0.010cm" fo:text-align="left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623cm" fo:line-height="0.423cm" fo:margin-left="0.000cm" fo:margin-right="0.000cm" fo:text-indent="0.000cm" fo:text-align="righ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1628" style:parent-style-name="Body text (8)">
      <style:paragraph-properties fo:background-color="transparent" fo:margin-top="0.000cm" fo:margin-bottom="5.040cm" fo:line-height="0.567cm" fo:margin-left="0.000cm" fo:margin-right="2.364cm" fo:text-indent="0.070cm" fo:text-align="left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106cm" fo:line-height="0.423cm" fo:margin-left="0.000cm" fo:margin-right="0.000cm" fo:text-indent="0.000cm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9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52cm" style:type="right"/>
        </style:tab-stops>
      </style:paragraph-properties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423cm" fo:margin-left="1.587cm" fo:margin-right="0.000cm" fo:text-indent="0.004cm" fo:text-align="lef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margin-left="2.611cm" fo:margin-right="0.000cm" fo:text-indent="0.017cm" fo:text-align="left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6" style:parent-style-name="Body text (8)">
      <style:paragraph-properties fo:background-color="transparent" fo:margin-top="0.000cm" fo:margin-bottom="20.174cm" fo:line-height="0.567cm" fo:margin-left="0.000cm" fo:margin-right="0.000cm" fo:text-indent="0.069cm" fo:text-align="justify" style:page-number="auto">
        <style:tab-stops>
          <style:tab-stop style:position="0.899cm" style:type="left"/>
        </style:tab-stops>
      </style:paragraph-properties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423cm" fo:margin-left="0.000cm" fo:margin-right="1.940cm" fo:text-indent="0.000cm" fo:text-align="right" style:page-number="auto"/>
      <style:text-properties/>
    </style:style>
    <style:style style:family="paragraph" style:name="P1669" style:parent-style-name="Body text (8)">
      <style:paragraph-properties fo:background-color="transparent" fo:margin-top="0.000cm" fo:margin-bottom="1.018cm" fo:line-height="0.567cm" fo:margin-left="0.000cm" fo:margin-right="6.809cm" fo:text-indent="0.071cm" fo:text-align="left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423cm" fo:margin-left="0.000cm" fo:margin-right="0.000cm" fo:text-indent="0.058cm" fo:text-align="left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margin-left="0.000cm" fo:margin-right="0.000cm" fo:text-indent="0.058cm" fo:text-align="justify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582cm" style:type="left"/>
        </style:tab-stops>
      </style:paragraph-properties>
      <style:text-properties/>
    </style:style>
    <style:style style:family="paragraph" style:name="P1691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737cm" fo:margin-left="0.000cm" fo:margin-right="0.000cm" fo:text-indent="0.051cm" fo:text-align="justify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99" style:parent-style-name="Heading #1 (20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423cm" fo:margin-left="0.847cm" fo:margin-right="0.000cm" fo:text-indent="0.010cm" fo:text-align="left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423cm" fo:margin-left="0.000cm" fo:margin-right="2.505cm" fo:text-indent="0.000cm" fo:text-align="righ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06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72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21" style:parent-style-name="Body text (4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722" style:parent-style-name="Body text (8)">
      <style:paragraph-properties fo:background-color="transparent" fo:margin-top="0.000cm" fo:margin-bottom="0.000cm" fo:line-height="0.567cm" fo:margin-left="0.000cm" fo:margin-right="6.809cm" fo:text-indent="0.070cm" fo:text-align="left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1728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8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16cm" style:type="left"/>
          <style:tab-stop style:position="10.569cm" style:type="right"/>
        </style:tab-stops>
      </style:paragraph-properties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423cm" fo:margin-left="0.953cm" fo:margin-right="0.000cm" fo:text-indent="0.004cm" fo:text-align="left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41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61cm" style:type="right"/>
        </style:tab-stops>
      </style:paragraph-properties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9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61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1765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781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63cm" style:type="right"/>
        </style:tab-stops>
      </style:paragraph-properties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423cm" fo:margin-left="1.729cm" fo:margin-right="0.000cm" fo:text-indent="-0.001cm" fo:text-align="left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575cm" fo:line-height="0.745cm" fo:margin-left="0.000cm" fo:margin-right="0.071cm" fo:text-indent="0.000cm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92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1793" style:parent-style-name="Body text (6)">
      <style:paragraph-properties fo:background-color="transparent" fo:margin-top="0.000cm" fo:margin-bottom="0.605cm" fo:line-height="0.423cm" fo:margin-left="4.798cm" fo:margin-right="0.000cm" fo:text-indent="-0.006cm" fo:text-align="left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423cm" fo:margin-left="2.364cm" fo:margin-right="0.000cm" fo:text-indent="0.003cm" fo:text-align="left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423cm" fo:margin-left="0.000cm" fo:margin-right="1.940cm" fo:text-indent="0.000cm" fo:text-align="right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741cm" fo:line-height="0.423cm" fo:margin-left="0.000cm" fo:margin-right="0.000cm" fo:text-indent="0.000cm" fo:text-align="righ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588cm" style:type="right"/>
        </style:tab-stops>
      </style:paragraph-properties>
      <style:text-properties/>
    </style:style>
    <style:style style:family="paragraph" style:name="P1815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17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106cm" fo:text-indent="0.000cm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2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566cm" style:type="right"/>
        </style:tab-stops>
      </style:paragraph-properties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629cm" fo:line-height="0.737cm" fo:margin-left="0.000cm" fo:margin-right="0.000cm" fo:text-indent="0.065cm" fo:text-align="justify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46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1847" style:parent-style-name="Body text (19)">
      <style:paragraph-properties fo:background-color="transparent" fo:margin-top="0.000cm" fo:margin-bottom="0.000cm" fo:line-height="0.335cm" fo:margin-left="7.585cm" fo:margin-right="0.000cm" fo:text-indent="0.001cm" fo:text-align="left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850" style:parent-style-name="Body text (6)">
      <style:paragraph-properties fo:background-color="transparent" fo:margin-top="0.000cm" fo:margin-bottom="0.490cm" fo:line-height="0.423cm" fo:margin-left="0.035cm" fo:margin-right="0.000cm" fo:text-indent="0.000cm" fo:text-align="center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52" style:parent-style-name="Body text (2)">
      <style:paragraph-properties fo:background-color="transparent" fo:margin-top="0.000cm" fo:margin-bottom="0.000cm" fo:line-height="0.423cm" fo:margin-left="1.587cm" fo:margin-right="0.000cm" fo:text-indent="-0.008cm" fo:text-align="left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margin-left="0.000cm" fo:margin-right="0.000cm" fo:text-indent="0.073cm" fo:text-align="lef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423cm" fo:margin-left="0.000cm" fo:margin-right="2.505cm" fo:text-indent="0.000cm" fo:text-align="right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866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18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88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89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54cm" style:type="right"/>
        </style:tab-stops>
      </style:paragraph-properties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4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9" style:parent-style-name="Body text (2)">
      <style:paragraph-properties fo:background-color="transparent" fo:margin-top="0.000cm" fo:margin-bottom="0.623cm" fo:line-height="0.423cm" fo:margin-left="0.000cm" fo:margin-right="0.000cm" fo:text-indent="0.058cm" fo:text-align="justify" style:page-number="auto"/>
      <style:text-properties/>
    </style:style>
    <style:style style:family="paragraph" style:name="P19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3" style:parent-style-name="Body text (2)">
      <style:paragraph-properties fo:background-color="transparent" fo:margin-top="0.000cm" fo:margin-bottom="0.000cm" fo:line-height="0.423cm" fo:margin-left="2.117cm" fo:margin-right="0.000cm" fo:text-indent="-0.008cm" fo:text-align="left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423cm" fo:margin-left="0.000cm" fo:margin-right="0.388cm" fo:text-indent="0.000cm" fo:text-align="right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1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05cm" style:type="left"/>
          <style:tab-stop style:position="10.551cm" style:type="right"/>
        </style:tab-stops>
      </style:paragraph-properties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1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14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8" style:parent-style-name="Body text (8)">
      <style:paragraph-properties fo:background-color="transparent" fo:margin-top="0.000cm" fo:margin-bottom="0.020cm" fo:line-height="0.728cm" fo:margin-left="0.811cm" fo:margin-right="0.000cm" fo:text-indent="0.000cm" fo:text-align="center" style:page-number="auto"/>
      <style:text-properties/>
    </style:style>
    <style:style style:family="paragraph" style:name="P191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920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19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3" style:parent-style-name="Body text (2)">
      <style:paragraph-properties fo:background-color="transparent" fo:margin-top="0.000cm" fo:margin-bottom="0.000cm" fo:line-height="0.423cm" fo:margin-left="0.847cm" fo:margin-right="0.000cm" fo:text-indent="0.010cm" fo:text-align="left" style:page-number="auto"/>
      <style:text-properties/>
    </style:style>
    <style:style style:family="paragraph" style:name="P19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9" style:parent-style-name="Body text (2)">
      <style:paragraph-properties fo:background-color="transparent" fo:margin-top="0.000cm" fo:margin-bottom="0.000cm" fo:line-height="1.101cm" fo:margin-left="0.000cm" fo:margin-right="0.000cm" fo:text-indent="0.051cm" fo:text-align="justify" style:page-number="auto">
        <style:tab-stops>
          <style:tab-stop style:position="10.549cm" style:type="right"/>
        </style:tab-stops>
      </style:paragraph-properties>
      <style:text-properties/>
    </style:style>
    <style:style style:family="paragraph" style:name="P193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31" style:parent-style-name="Body text (8)">
      <style:paragraph-properties fo:background-color="transparent" fo:margin-top="0.000cm" fo:margin-bottom="0.000cm" fo:line-height="0.567cm" fo:margin-left="0.000cm" fo:margin-right="6.809cm" fo:text-indent="0.070cm" fo:text-align="left" style:page-number="auto"/>
      <style:text-properties/>
    </style:style>
    <style:style style:family="paragraph" style:name="P19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3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3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37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193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39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1940" style:parent-style-name="Body text (2)">
      <style:paragraph-properties fo:background-color="transparent" fo:margin-top="0.000cm" fo:margin-bottom="0.000cm" fo:margin-left="0.000cm" fo:margin-right="0.000cm" fo:text-indent="0.069cm" fo:text-align="left" style:page-number="auto">
        <style:tab-stops>
          <style:tab-stop style:position="0.924cm" style:type="left"/>
        </style:tab-stops>
      </style:paragraph-properties>
      <style:text-properties/>
    </style:style>
    <style:style style:family="paragraph" style:name="P194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44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94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4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95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54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955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1958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959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8cm" style:type="left"/>
          <style:tab-stop style:position="10.552cm" style:type="right"/>
        </style:tab-stops>
      </style:paragraph-properties>
      <style:text-properties/>
    </style:style>
    <style:style style:family="paragraph" style:name="P196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196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7" style:parent-style-name="Body text (8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19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0" style:parent-style-name="Body text (2)">
      <style:paragraph-properties fo:background-color="transparent" fo:margin-top="0.000cm" fo:margin-bottom="0.000cm" fo:line-height="0.576cm" fo:margin-left="0.000cm" fo:margin-right="0.000cm" fo:text-indent="0.059cm" fo:text-align="justify" style:page-number="auto"/>
      <style:text-properties/>
    </style:style>
    <style:style style:family="paragraph" style:name="P197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3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9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1977" style:parent-style-name="Body text (2)">
      <style:paragraph-properties fo:background-color="transparent" fo:margin-top="0.000cm" fo:margin-bottom="0.000cm" fo:line-height="0.423cm" fo:margin-left="1.199cm" fo:margin-right="0.000cm" fo:text-indent="0.004cm" fo:text-align="left" style:page-number="auto"/>
      <style:text-properties/>
    </style:style>
    <style:style style:family="paragraph" style:name="P19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9" style:parent-style-name="Body text (2)">
      <style:paragraph-properties fo:background-color="transparent" fo:margin-top="0.000cm" fo:margin-bottom="0.000cm" fo:line-height="0.423cm" fo:margin-left="1.799cm" fo:margin-right="0.000cm" fo:text-indent="-0.004cm" fo:text-align="left" style:page-number="auto"/>
      <style:text-properties/>
    </style:style>
    <style:style style:family="paragraph" style:name="P198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9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8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9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5" style:parent-style-name="Body text (2)">
      <style:paragraph-properties fo:background-color="transparent" fo:margin-top="0.000cm" fo:margin-bottom="0.000cm" fo:line-height="0.423cm" fo:margin-left="1.482cm" fo:margin-right="0.000cm" fo:text-indent="-0.017cm" fo:text-align="left" style:page-number="auto"/>
      <style:text-properties/>
    </style:style>
    <style:style style:family="paragraph" style:name="P1986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19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8" style:parent-style-name="Table of contents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90" style:parent-style-name="Body text (2)">
      <style:paragraph-properties fo:background-color="transparent" fo:margin-top="0.000cm" fo:margin-bottom="0.000cm" fo:line-height="0.745cm" fo:margin-left="0.000cm" fo:margin-right="0.000cm" fo:text-indent="0.156cm" fo:text-align="left" style:page-number="auto"/>
      <style:text-properties/>
    </style:style>
    <style:style style:family="paragraph" style:name="P1991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92" style:parent-style-name="Body text (2)">
      <style:paragraph-properties fo:background-color="transparent" fo:margin-top="0.000cm" fo:margin-bottom="0.000cm" fo:line-height="0.423cm" fo:margin-left="0.000cm" fo:margin-right="0.000cm" fo:text-indent="0.144cm" fo:text-align="left" style:page-number="auto"/>
      <style:text-properties/>
    </style:style>
    <style:style style:family="paragraph" style:name="P1993" style:parent-style-name="Heading #1 (20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9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9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9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9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01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20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00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005" style:parent-style-name="Body text (2)">
      <style:paragraph-properties fo:background-color="transparent" fo:margin-top="0.000cm" fo:margin-bottom="0.000cm" fo:line-height="1.465cm" fo:margin-left="0.000cm" fo:margin-right="4.763cm" fo:text-indent="0.000cm" fo:text-align="right" style:page-number="auto"/>
      <style:text-properties/>
    </style:style>
    <style:style style:family="paragraph" style:name="P200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0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1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015" style:parent-style-name="Body text (2)">
      <style:paragraph-properties fo:background-color="transparent" fo:margin-top="0.000cm" fo:margin-bottom="0.530cm" fo:margin-left="0.635cm" fo:margin-right="0.000cm" fo:text-indent="-0.571cm" fo:text-align="left" style:page-number="auto">
        <style:tab-stops>
          <style:tab-stop style:position="-0.012cm" style:type="left"/>
        </style:tab-stops>
      </style:paragraph-properties>
      <style:text-properties/>
    </style:style>
    <style:style style:family="paragraph" style:name="P201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0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1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019" style:parent-style-name="Body text (2)">
      <style:paragraph-properties fo:background-color="transparent" fo:margin-top="0.741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024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0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7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20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35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20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7" style:parent-style-name="Body text (2)">
      <style:paragraph-properties fo:background-color="transparent" fo:margin-top="0.000cm" fo:margin-bottom="0.000cm" fo:line-height="0.423cm" fo:margin-left="1.587cm" fo:margin-right="0.000cm" fo:text-indent="0.004cm" fo:text-align="left" style:page-number="auto"/>
      <style:text-properties/>
    </style:style>
    <style:style style:family="paragraph" style:name="P2038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20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0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847cm" style:type="left"/>
          <style:tab-stop style:position="10.492cm" style:type="right"/>
        </style:tab-stops>
      </style:paragraph-properties>
      <style:text-properties/>
    </style:style>
    <style:style style:family="paragraph" style:name="P204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6" style:parent-style-name="Body text (2)">
      <style:paragraph-properties fo:background-color="transparent" fo:margin-top="0.000cm" fo:margin-bottom="0.000cm" fo:line-height="0.423cm" fo:margin-left="0.000cm" fo:margin-right="0.000cm" fo:text-indent="0.197cm" fo:text-align="left" style:page-number="auto"/>
      <style:text-properties/>
    </style:style>
    <style:style style:family="paragraph" style:name="P204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0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9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2050" style:parent-style-name="Body text (2)">
      <style:paragraph-properties fo:background-color="transparent" fo:margin-top="0.000cm" fo:margin-bottom="0.085cm" fo:line-height="0.423cm" fo:margin-left="0.000cm" fo:margin-right="0.000cm" fo:text-indent="0.064cm" fo:text-align="justify" style:page-number="auto">
        <style:tab-stops>
          <style:tab-stop style:position="0.631cm" style:type="left"/>
        </style:tab-stops>
      </style:paragraph-properties>
      <style:text-properties/>
    </style:style>
    <style:style style:family="paragraph" style:name="P2051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05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05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54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2055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0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05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0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0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0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67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63cm" style:type="right"/>
        </style:tab-stops>
      </style:paragraph-properties>
      <style:text-properties/>
    </style:style>
    <style:style style:family="paragraph" style:name="P2068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20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71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20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74" style:parent-style-name="Body text (5)">
      <style:paragraph-properties fo:background-color="transparent" fo:margin-top="0.000cm" fo:margin-bottom="0.000cm" fo:line-height="0.353cm" fo:margin-left="7.620cm" fo:margin-right="0.000cm" fo:text-indent="0.000cm" fo:text-align="left" style:page-number="auto"/>
      <style:text-properties/>
    </style:style>
    <style:style style:family="paragraph" style:name="P20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7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0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78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731cm" style:type="left"/>
          <style:tab-stop style:position="10.492cm" style:type="right"/>
        </style:tab-stops>
      </style:paragraph-properties>
      <style:text-properties/>
    </style:style>
    <style:style style:family="paragraph" style:name="P2079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20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81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08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0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87" style:parent-style-name="Body text (2)">
      <style:paragraph-properties fo:background-color="transparent" fo:margin-top="0.000cm" fo:margin-bottom="0.000cm" fo:line-height="0.423cm" fo:margin-left="0.000cm" fo:margin-right="0.000cm" fo:text-indent="0.197cm" fo:text-align="left" style:page-number="auto"/>
      <style:text-properties/>
    </style:style>
    <style:style style:family="paragraph" style:name="P208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0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9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09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9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98" style:parent-style-name="Body text (2)">
      <style:paragraph-properties fo:background-color="transparent" fo:margin-top="0.000cm" fo:margin-bottom="0.530cm" fo:margin-left="0.035cm" fo:margin-right="0.000cm" fo:text-indent="0.000cm" style:page-number="auto"/>
      <style:text-properties/>
    </style:style>
    <style:style style:family="paragraph" style:name="P2099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26cm" style:type="left"/>
          <style:tab-stop style:position="10.588cm" style:type="right"/>
        </style:tab-stops>
      </style:paragraph-properties>
      <style:text-properties/>
    </style:style>
    <style:style style:family="paragraph" style:name="P2100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1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05" style:parent-style-name="Body text (6)">
      <style:paragraph-properties fo:background-color="transparent" fo:margin-top="0.000cm" fo:margin-bottom="1.566cm" fo:line-height="0.423cm" fo:margin-left="0.000cm" fo:margin-right="0.000cm" fo:text-indent="0.058cm" fo:text-align="justify" style:page-number="auto"/>
      <style:text-properties/>
    </style:style>
    <style:style style:family="paragraph" style:name="P2106" style:parent-style-name="Header or footer (2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107" style:parent-style-name="Body text (2)">
      <style:paragraph-properties fo:background-color="transparent" fo:margin-top="0.000cm" fo:margin-bottom="0.000cm" fo:line-height="0.423cm" fo:margin-left="0.847cm" fo:margin-right="0.000cm" fo:text-indent="0.004cm" fo:text-align="left" style:page-number="auto"/>
      <style:text-properties/>
    </style:style>
    <style:style style:family="paragraph" style:name="P210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1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1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21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1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1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118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119" style:parent-style-name="Body text (2)">
      <style:paragraph-properties fo:background-color="transparent" fo:margin-top="0.000cm" fo:margin-bottom="0.530cm" fo:margin-left="0.635cm" fo:margin-right="0.776cm" fo:text-indent="-0.571cm" fo:text-align="left" style:page-number="auto">
        <style:tab-stops>
          <style:tab-stop style:position="-0.029cm" style:type="left"/>
        </style:tab-stops>
      </style:paragraph-properties>
      <style:text-properties/>
    </style:style>
    <style:style style:family="paragraph" style:name="P21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12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6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12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2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29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213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13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1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33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2135" style:parent-style-name="Body text (2)">
      <style:paragraph-properties fo:background-color="transparent" fo:margin-top="0.000cm" fo:margin-bottom="0.469cm" fo:line-height="0.745cm" fo:margin-left="0.000cm" fo:margin-right="0.035cm" fo:text-indent="0.000cm" style:page-number="auto"/>
      <style:text-properties/>
    </style:style>
    <style:style style:family="paragraph" style:name="P2137" style:parent-style-name="Body text (2)">
      <style:paragraph-properties fo:background-color="transparent" fo:margin-top="0.000cm" fo:margin-bottom="0.000cm" fo:line-height="0.423cm" fo:margin-left="0.000cm" fo:margin-right="0.000cm" fo:text-indent="0.144cm" fo:text-align="left" style:page-number="auto"/>
      <style:text-properties/>
    </style:style>
    <style:style style:family="paragraph" style:name="P2138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1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0" style:parent-style-name="Body text (2)">
      <style:paragraph-properties fo:background-color="transparent" fo:margin-top="0.000cm" fo:margin-bottom="0.741cm" fo:line-height="0.423cm" fo:margin-left="1.199cm" fo:margin-right="0.000cm" fo:text-indent="0.004cm" fo:text-align="left" style:page-number="auto"/>
      <style:text-properties/>
    </style:style>
    <style:style style:family="paragraph" style:name="P2141" style:parent-style-name="Table caption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14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43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21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45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146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14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48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1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1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2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153" style:parent-style-name="Body text (7)">
      <style:paragraph-properties fo:background-color="transparent" fo:margin-top="0.000cm" fo:margin-bottom="0.645cm" fo:margin-left="0.035cm" fo:margin-right="0.000cm" fo:text-indent="0.000cm" style:page-number="auto"/>
      <style:text-properties/>
    </style:style>
    <style:style style:family="paragraph" style:name="P215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5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156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21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8" style:parent-style-name="Body text (2)">
      <style:paragraph-properties fo:background-color="transparent" fo:margin-top="0.000cm" fo:margin-bottom="0.000cm" fo:line-height="0.728cm" fo:margin-left="0.494cm" fo:margin-right="0.000cm" fo:text-indent="-0.011cm" fo:text-align="justify" style:page-number="auto">
        <style:tab-stops>
          <style:tab-stop style:position="8.159cm" style:type="right"/>
          <style:tab-stop style:position="8.520cm" style:type="left"/>
        </style:tab-stops>
      </style:paragraph-properties>
      <style:text-properties/>
    </style:style>
    <style:style style:family="paragraph" style:name="P21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3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21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5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63cm" style:type="right"/>
        </style:tab-stops>
      </style:paragraph-properties>
      <style:text-properties/>
    </style:style>
    <style:style style:family="paragraph" style:name="P21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7" style:parent-style-name="Body text (2)">
      <style:paragraph-properties fo:background-color="transparent" fo:margin-top="0.000cm" fo:margin-bottom="0.000cm" fo:line-height="0.423cm" fo:margin-left="0.035cm" fo:margin-right="0.000cm" fo:text-indent="0.000cm" style:page-number="auto"/>
      <style:text-properties/>
    </style:style>
    <style:style style:family="paragraph" style:name="P21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6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170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217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72" style:parent-style-name="Body text (2)">
      <style:paragraph-properties fo:background-color="transparent" fo:margin-top="0.000cm" fo:margin-bottom="0.000cm" fo:line-height="0.423cm" fo:margin-left="1.199cm" fo:margin-right="0.000cm" fo:text-indent="0.004cm" fo:text-align="left" style:page-number="auto"/>
      <style:text-properties/>
    </style:style>
    <style:style style:family="paragraph" style:name="P21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7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78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2179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21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2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218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184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21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1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8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190" style:parent-style-name="Body text (2)">
      <style:paragraph-properties fo:background-color="transparent" fo:margin-top="1.545cm" fo:margin-bottom="0.000cm" fo:margin-left="0.000cm" fo:margin-right="0.000cm" fo:text-indent="0.063cm" fo:text-align="justify" style:page-number="auto">
        <style:tab-stops>
          <style:tab-stop style:position="16.557cm" style:type="right"/>
        </style:tab-stops>
      </style:paragraph-properties>
      <style:text-properties/>
    </style:style>
    <style:style style:family="paragraph" style:name="P21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9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1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94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195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847cm" style:type="left"/>
          <style:tab-stop style:position="10.492cm" style:type="right"/>
        </style:tab-stops>
      </style:paragraph-properties>
      <style:text-properties/>
    </style:style>
    <style:style style:family="paragraph" style:name="P21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98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2199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200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72cm" style:type="left"/>
          <style:tab-stop style:position="10.559cm" style:type="right"/>
        </style:tab-stops>
      </style:paragraph-properties>
      <style:text-properties/>
    </style:style>
    <style:style style:family="paragraph" style:name="P2201" style:parent-style-name="Body text (2)">
      <style:paragraph-properties fo:background-color="transparent" fo:margin-top="0.000cm" fo:margin-bottom="0.000cm" fo:line-height="0.423cm" fo:margin-left="0.000cm" fo:margin-right="0.000cm" fo:text-indent="0.058cm" fo:text-align="left" style:page-number="auto"/>
      <style:text-properties/>
    </style:style>
    <style:style style:family="paragraph" style:name="P2202" style:parent-style-name="Body text (2)">
      <style:paragraph-properties fo:background-color="transparent" fo:margin-top="0.318cm" fo:margin-bottom="0.000cm" fo:line-height="0.745cm" fo:margin-left="0.000cm" fo:margin-right="0.000cm" fo:text-indent="0.000cm" style:page-number="auto"/>
      <style:text-properties/>
    </style:style>
    <style:style style:family="paragraph" style:name="P22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05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20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10" style:parent-style-name="Body text (2)">
      <style:paragraph-properties fo:background-color="transparent" fo:margin-top="0.000cm" fo:margin-bottom="0.000cm" fo:margin-left="0.000cm" fo:margin-right="1.411cm" fo:text-indent="0.064cm" fo:text-align="left" style:page-number="auto"/>
      <style:text-properties/>
    </style:style>
    <style:style style:family="paragraph" style:name="P2211" style:parent-style-name="Body text (16)">
      <style:paragraph-properties fo:background-color="transparent" fo:margin-top="0.000cm" fo:margin-bottom="0.198cm" fo:line-height="0.388cm" fo:margin-left="0.035cm" fo:margin-right="0.000cm" fo:text-indent="0.000cm" style:page-number="auto"/>
      <style:text-properties/>
    </style:style>
    <style:style style:family="paragraph" style:name="P221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13" style:parent-style-name="Heading #1">
      <style:paragraph-properties fo:keep-with-next="always" fo:keep-together="always" fo:background-color="transparent" fo:margin-top="0.000cm" fo:margin-bottom="0.191cm" fo:line-height="0.423cm" fo:margin-left="0.035cm" fo:margin-right="0.000cm" fo:text-indent="0.000cm" style:page-number="auto"/>
      <style:text-properties/>
    </style:style>
    <style:style style:family="paragraph" style:name="P2214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2215" style:parent-style-name="Body text (2)">
      <style:paragraph-properties fo:background-color="transparent" fo:margin-top="0.000cm" fo:margin-bottom="0.387cm" fo:margin-left="0.035cm" fo:margin-right="0.000cm" fo:text-indent="0.000cm" style:page-number="auto"/>
      <style:text-properties/>
    </style:style>
    <style:style style:family="paragraph" style:name="P22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18" style:parent-style-name="Body text (2)">
      <style:paragraph-properties fo:background-color="transparent" fo:margin-top="0.000cm" fo:margin-bottom="0.635cm" fo:line-height="0.745cm" fo:margin-left="2.611cm" fo:margin-right="0.000cm" fo:text-indent="-1.290cm" fo:text-align="justify" style:page-number="auto">
        <style:tab-stops>
          <style:tab-stop style:position="-0.049cm" style:type="left"/>
        </style:tab-stops>
      </style:paragraph-properties>
      <style:text-properties/>
    </style:style>
    <style:style style:family="paragraph" style:name="P22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2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221" style:parent-style-name="Header or footer (2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22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2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4" style:parent-style-name="Body text (2)">
      <style:paragraph-properties fo:background-color="transparent" fo:margin-top="0.000cm" fo:margin-bottom="0.635cm" fo:line-height="0.737cm" fo:margin-left="0.000cm" fo:margin-right="0.000cm" fo:text-indent="0.068cm" fo:text-align="justify" style:page-number="auto">
        <style:tab-stops>
          <style:tab-stop style:position="1.268cm" style:type="left"/>
        </style:tab-stops>
      </style:paragraph-properties>
      <style:text-properties/>
    </style:style>
    <style:style style:family="paragraph" style:name="P222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2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2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2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3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235" style:parent-style-name="Body text (8)">
      <style:paragraph-properties fo:background-color="transparent" fo:margin-top="0.000cm" fo:margin-bottom="0.292cm" fo:line-height="0.567cm" fo:margin-left="0.000cm" fo:margin-right="6.738cm" fo:text-indent="0.144cm" fo:text-align="left" style:page-number="auto"/>
      <style:text-properties/>
    </style:style>
    <style:style style:family="paragraph" style:name="P2236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2237" style:parent-style-name="Body text (2)">
      <style:paragraph-properties fo:background-color="transparent" fo:margin-top="0.000cm" fo:margin-bottom="0.000cm" fo:line-height="0.423cm" fo:margin-left="0.000cm" fo:margin-right="0.000cm" fo:text-indent="0.058cm" fo:text-align="left" style:page-number="auto"/>
      <style:text-properties/>
    </style:style>
    <style:style style:family="paragraph" style:name="P223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3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4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4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4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43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22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5" style:parent-style-name="Body text (2)">
      <style:paragraph-properties fo:background-color="transparent" fo:margin-top="0.000cm" fo:margin-bottom="0.469cm" fo:line-height="0.745cm" fo:margin-left="0.000cm" fo:margin-right="0.035cm" fo:text-indent="0.000cm" style:page-number="auto"/>
      <style:text-properties/>
    </style:style>
    <style:style style:family="paragraph" style:name="P22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9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225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51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>
        <style:tab-stops>
          <style:tab-stop style:position="16.641cm" style:type="right"/>
        </style:tab-stops>
      </style:paragraph-properties>
      <style:text-properties/>
    </style:style>
    <style:style style:family="paragraph" style:name="P22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255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5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5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25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6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2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5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22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7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2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9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22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2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2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4" style:parent-style-name="Body text (6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2276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2277" style:parent-style-name="Body text (8)">
      <style:paragraph-properties fo:background-color="transparent" fo:margin-top="0.000cm" fo:margin-bottom="0.000cm" fo:line-height="0.423cm" fo:margin-left="0.000cm" fo:margin-right="0.000cm" fo:text-indent="0.000cm" fo:text-align="center" style:page-number="auto"/>
      <style:text-properties/>
    </style:style>
    <style:style style:family="paragraph" style:name="P22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9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280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2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82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228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2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85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2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8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8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96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2297" style:parent-style-name="Body text (5)">
      <style:paragraph-properties fo:background-color="transparent" fo:margin-top="0.000cm" fo:margin-bottom="0.000cm" fo:line-height="0.353cm" fo:margin-left="7.796cm" fo:margin-right="0.000cm" fo:text-indent="0.008cm" fo:text-align="left" style:page-number="auto"/>
      <style:text-properties/>
    </style:style>
    <style:style style:family="paragraph" style:name="P22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0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0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3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304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23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30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0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4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3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16" style:parent-style-name="Heading #1 (14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23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18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63cm" style:type="right"/>
        </style:tab-stops>
      </style:paragraph-properties>
      <style:text-properties/>
    </style:style>
    <style:style style:family="paragraph" style:name="P231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1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2322" style:parent-style-name="Heading #1 (18)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24" style:parent-style-name="Body text (2)">
      <style:paragraph-properties fo:background-color="transparent" fo:margin-top="0.000cm" fo:margin-bottom="0.000cm" fo:line-height="0.423cm" fo:margin-left="1.587cm" fo:margin-right="0.000cm" fo:text-indent="0.004cm" fo:text-align="left" style:page-number="auto"/>
      <style:text-properties/>
    </style:style>
    <style:style style:family="paragraph" style:name="P2325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32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2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30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2331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233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33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3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3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7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338" style:parent-style-name="Body text (2)">
      <style:paragraph-properties fo:background-color="transparent" fo:margin-top="0.000cm" fo:margin-bottom="0.000cm" fo:line-height="0.423cm" fo:margin-left="0.776cm" fo:margin-right="0.000cm" fo:text-indent="-0.006cm" fo:text-align="left" style:page-number="auto"/>
      <style:text-properties/>
    </style:style>
    <style:style style:family="paragraph" style:name="P233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40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234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3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3" style:parent-style-name="Body text (2)">
      <style:paragraph-properties fo:background-color="transparent" fo:margin-top="0.000cm" fo:margin-bottom="0.629cm" fo:line-height="0.737cm" fo:margin-left="0.000cm" fo:margin-right="0.000cm" fo:text-indent="0.074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23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9" style:parent-style-name="Body text (2)">
      <style:paragraph-properties fo:background-color="transparent" fo:margin-top="0.000cm" fo:margin-bottom="0.523cm" fo:margin-left="0.635cm" fo:margin-right="0.000cm" fo:text-indent="-0.571cm" fo:text-align="left" style:page-number="auto">
        <style:tab-stops>
          <style:tab-stop style:position="-0.004cm" style:type="left"/>
        </style:tab-stops>
      </style:paragraph-properties>
      <style:text-properties/>
    </style:style>
    <style:style style:family="paragraph" style:name="P2350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23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2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2353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235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5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6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36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62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6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365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36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67" style:parent-style-name="Body text (2)">
      <style:paragraph-properties fo:background-color="transparent" fo:margin-top="0.000cm" fo:margin-bottom="21.521cm" fo:line-height="0.745cm" fo:margin-left="0.000cm" fo:margin-right="0.000cm" fo:text-indent="0.000cm" fo:text-align="right" style:page-number="auto"/>
      <style:text-properties/>
    </style:style>
    <style:style style:family="paragraph" style:name="P23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6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7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37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3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7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7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7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3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8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3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83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05cm" style:type="left"/>
          <style:tab-stop style:position="10.551cm" style:type="right"/>
        </style:tab-stops>
      </style:paragraph-properties>
      <style:text-properties/>
    </style:style>
    <style:style style:family="paragraph" style:name="P238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85" style:parent-style-name="Body text (2)">
      <style:paragraph-properties fo:background-color="transparent" fo:margin-top="0.000cm" fo:margin-bottom="0.000cm" fo:line-height="0.423cm" fo:margin-left="1.305cm" fo:margin-right="0.000cm" fo:text-indent="0.016cm" fo:text-align="left" style:page-number="auto"/>
      <style:text-properties/>
    </style:style>
    <style:style style:family="paragraph" style:name="P23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88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23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9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0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4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4" style:parent-style-name="Body text (2)">
      <style:paragraph-properties fo:background-color="transparent" fo:margin-top="0.000cm" fo:margin-bottom="0.530cm" fo:margin-left="0.635cm" fo:margin-right="0.000cm" fo:text-indent="-0.571cm" fo:text-align="left" style:page-number="auto">
        <style:tab-stops>
          <style:tab-stop style:position="-0.020cm" style:type="left"/>
        </style:tab-stops>
      </style:paragraph-properties>
      <style:text-properties/>
    </style:style>
    <style:style style:family="paragraph" style:name="P2405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06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240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4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0" style:parent-style-name="Heading #1 (15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2411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2412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18cm" style:type="left"/>
          <style:tab-stop style:position="10.571cm" style:type="right"/>
        </style:tab-stops>
      </style:paragraph-properties>
      <style:text-properties/>
    </style:style>
    <style:style style:family="paragraph" style:name="P241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4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4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7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418" style:parent-style-name="Body text (6)">
      <style:paragraph-properties fo:background-color="transparent" fo:margin-top="0.000cm" fo:margin-bottom="0.605cm" fo:line-height="0.423cm" fo:margin-left="4.586cm" fo:margin-right="0.000cm" fo:text-indent="0.003cm" fo:text-align="left" style:page-number="auto"/>
      <style:text-properties/>
    </style:style>
    <style:style style:family="paragraph" style:name="P241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2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422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23" style:parent-style-name="Body text (2)">
      <style:paragraph-properties fo:background-color="transparent" fo:margin-top="0.000cm" fo:margin-bottom="0.000cm" fo:line-height="0.423cm" fo:margin-left="1.023cm" fo:margin-right="0.000cm" fo:text-indent="0.006cm" fo:text-align="left" style:page-number="auto"/>
      <style:text-properties/>
    </style:style>
    <style:style style:family="paragraph" style:name="P24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26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2427" style:parent-style-name="Body text (7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29" style:parent-style-name="Body text (2)">
      <style:paragraph-properties fo:background-color="transparent" fo:margin-top="0.000cm" fo:margin-bottom="0.000cm" fo:margin-left="2.681cm" fo:margin-right="0.000cm" fo:text-indent="-0.016cm" fo:text-align="left" style:page-number="auto"/>
      <style:text-properties/>
    </style:style>
    <style:style style:family="paragraph" style:name="P24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1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731cm" style:type="left"/>
          <style:tab-stop style:position="10.492cm" style:type="right"/>
        </style:tab-stops>
      </style:paragraph-properties>
      <style:text-properties/>
    </style:style>
    <style:style style:family="paragraph" style:name="P2432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24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6" style:parent-style-name="Body text (13)">
      <style:paragraph-properties fo:background-color="transparent" fo:margin-top="0.000cm" fo:margin-bottom="0.000cm" fo:line-height="0.388cm" fo:margin-left="6.103cm" fo:margin-right="0.000cm" fo:text-indent="-0.007cm" fo:text-align="left" style:page-number="auto"/>
      <style:text-properties/>
    </style:style>
    <style:style style:family="paragraph" style:name="P243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4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9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2440" style:parent-style-name="Body text (2)">
      <style:paragraph-properties fo:background-color="transparent" fo:margin-top="0.318cm" fo:margin-bottom="0.000cm" fo:line-height="1.482cm" fo:margin-left="0.000cm" fo:margin-right="0.000cm" fo:text-indent="0.000cm" style:page-number="auto"/>
      <style:text-properties/>
    </style:style>
    <style:style style:family="paragraph" style:name="P24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4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443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24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45" style:parent-style-name="Body text (8)">
      <style:paragraph-properties fo:background-color="transparent" fo:margin-top="0.000cm" fo:margin-bottom="0.000cm" fo:line-height="0.728cm" fo:margin-left="0.000cm" fo:margin-right="0.000cm" fo:text-indent="0.000cm" fo:text-align="right" style:page-number="auto"/>
      <style:text-properties/>
    </style:style>
    <style:style style:family="paragraph" style:name="P2446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24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8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69cm" style:type="right"/>
        </style:tab-stops>
      </style:paragraph-properties>
      <style:text-properties/>
    </style:style>
    <style:style style:family="paragraph" style:name="P24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3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245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56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245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9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46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6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462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24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6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70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69cm" style:type="right"/>
        </style:tab-stops>
      </style:paragraph-properties>
      <style:text-properties/>
    </style:style>
    <style:style style:family="paragraph" style:name="P247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72" style:parent-style-name="Body text (2)">
      <style:paragraph-properties fo:background-color="transparent" fo:margin-top="0.000cm" fo:margin-bottom="0.000cm" fo:line-height="0.745cm" fo:margin-left="0.000cm" fo:margin-right="0.000cm" fo:text-indent="0.074cm" fo:text-align="justify" style:page-number="auto">
        <style:tab-stops>
          <style:tab-stop style:position="1.283cm" style:type="left"/>
        </style:tab-stops>
      </style:paragraph-properties>
      <style:text-properties/>
    </style:style>
    <style:style style:family="paragraph" style:name="P24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4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2475" style:parent-style-name="Table caption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4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484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4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6" style:parent-style-name="Body text (2)">
      <style:paragraph-properties fo:background-color="transparent" fo:margin-top="0.318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48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49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49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92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24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4" style:parent-style-name="Body text (2)">
      <style:paragraph-properties fo:background-color="transparent" fo:margin-top="0.000cm" fo:margin-bottom="1.240cm" fo:line-height="0.423cm" fo:margin-left="0.000cm" fo:margin-right="0.000cm" fo:text-indent="0.071cm" fo:text-align="justify" style:page-number="auto"/>
      <style:text-properties/>
    </style:style>
    <style:style style:family="paragraph" style:name="P24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6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497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63cm" style:type="right"/>
        </style:tab-stops>
      </style:paragraph-properties>
      <style:text-properties/>
    </style:style>
    <style:style style:family="paragraph" style:name="P249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99" style:parent-style-name="Body text (2)">
      <style:paragraph-properties fo:background-color="transparent" fo:margin-top="0.000cm" fo:margin-bottom="0.000cm" fo:line-height="0.423cm" fo:margin-left="0.000cm" fo:margin-right="0.000cm" fo:text-indent="0.058cm" fo:text-align="left" style:page-number="auto"/>
      <style:text-properties/>
    </style:style>
    <style:style style:family="paragraph" style:name="P25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1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2502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250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50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5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0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5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1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51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1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13" style:parent-style-name="Body text (2)">
      <style:paragraph-properties fo:background-color="transparent" fo:margin-top="0.861cm" fo:margin-bottom="1.568cm" fo:line-height="0.495cm" fo:margin-left="0.000cm" fo:margin-right="8.819cm" fo:text-indent="0.042cm" fo:text-align="left" style:page-number="auto"/>
      <style:text-properties/>
    </style:style>
    <style:style style:family="paragraph" style:name="P25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16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05cm" style:type="left"/>
          <style:tab-stop style:position="10.551cm" style:type="right"/>
        </style:tab-stops>
      </style:paragraph-properties>
      <style:text-properties/>
    </style:style>
    <style:style style:family="paragraph" style:name="P251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18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20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25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2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5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7" style:parent-style-name="Body text (2)">
      <style:paragraph-properties fo:background-color="transparent" fo:margin-top="0.000cm" fo:margin-bottom="0.000cm" fo:line-height="0.423cm" fo:margin-left="0.847cm" fo:margin-right="0.000cm" fo:text-indent="0.010cm" fo:text-align="left" style:page-number="auto"/>
      <style:text-properties/>
    </style:style>
    <style:style style:family="paragraph" style:name="P252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52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3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31" style:parent-style-name="Body text (2)">
      <style:paragraph-properties fo:background-color="transparent" fo:margin-top="0.000cm" fo:margin-bottom="0.000cm" fo:line-height="0.423cm" fo:margin-left="0.811cm" fo:margin-right="0.000cm" fo:text-indent="-0.007cm" fo:text-align="left" style:page-number="auto"/>
      <style:text-properties/>
    </style:style>
    <style:style style:family="paragraph" style:name="P25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3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253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5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539" style:parent-style-name="Body text (2)">
      <style:paragraph-properties fo:background-color="transparent" fo:margin-top="0.000cm" fo:margin-bottom="0.000cm" fo:line-height="0.423cm" fo:margin-left="1.587cm" fo:margin-right="0.000cm" fo:text-indent="0.004cm" fo:text-align="left" style:page-number="auto"/>
      <style:text-properties/>
    </style:style>
    <style:style style:family="paragraph" style:name="P25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44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54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46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4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2" style:parent-style-name="Body text (8)">
      <style:paragraph-properties fo:background-color="transparent" fo:margin-top="0.000cm" fo:margin-bottom="0.000cm" fo:line-height="0.567cm" fo:margin-left="0.000cm" fo:margin-right="0.000cm" fo:text-indent="0.072cm" fo:text-align="justify" style:page-number="auto"/>
      <style:text-properties/>
    </style:style>
    <style:style style:family="paragraph" style:name="P25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56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557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2558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2559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5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6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564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2565" style:parent-style-name="Heading #1 (16)">
      <style:paragraph-properties fo:keep-with-next="always" fo:keep-together="always" fo:background-color="transparent" fo:margin-top="0.000cm" fo:margin-bottom="0.198cm" fo:line-height="0.388cm" fo:margin-left="0.000cm" fo:margin-right="0.000cm" fo:text-indent="0.000cm" style:page-number="auto"/>
      <style:text-properties/>
    </style:style>
    <style:style style:family="paragraph" style:name="P25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7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74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25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7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5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81" style:parent-style-name="Body text (2)">
      <style:paragraph-properties fo:background-color="transparent" fo:margin-top="0.000cm" fo:margin-bottom="0.000cm" fo:line-height="1.465cm" fo:margin-left="0.000cm" fo:margin-right="0.000cm" fo:text-indent="0.000cm" style:page-number="auto"/>
      <style:text-properties/>
    </style:style>
    <style:style style:family="paragraph" style:name="P258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583" style:parent-style-name="Table caption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58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8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5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8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5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9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5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5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4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595" style:parent-style-name="Body text (2)">
      <style:paragraph-properties fo:background-color="transparent" fo:margin-top="0.000cm" fo:margin-bottom="0.000cm" fo:line-height="0.423cm" fo:margin-left="0.000cm" fo:margin-right="2.505cm" fo:text-indent="0.000cm" fo:text-align="right" style:page-number="auto"/>
      <style:text-properties/>
    </style:style>
    <style:style style:family="paragraph" style:name="P259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59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59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59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600" style:parent-style-name="Body text (2)">
      <style:paragraph-properties fo:background-color="transparent" fo:margin-top="0.000cm" fo:margin-bottom="0.000cm" fo:line-height="1.380cm" fo:margin-left="1.199cm" fo:margin-right="0.000cm" fo:text-indent="0.004cm" fo:text-align="left" style:page-number="auto"/>
      <style:text-properties/>
    </style:style>
    <style:style style:family="paragraph" style:name="P260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02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63cm" style:type="right"/>
        </style:tab-stops>
      </style:paragraph-properties>
      <style:text-properties/>
    </style:style>
    <style:style style:family="paragraph" style:name="P2603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14cm" style:type="left"/>
          <style:tab-stop style:position="10.584cm" style:type="right"/>
        </style:tab-stops>
      </style:paragraph-properties>
      <style:text-properties/>
    </style:style>
    <style:style style:family="paragraph" style:name="P2604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0cm" style:type="left"/>
          <style:tab-stop style:position="10.552cm" style:type="right"/>
        </style:tab-stops>
      </style:paragraph-properties>
      <style:text-properties/>
    </style:style>
    <style:style style:family="paragraph" style:name="P260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6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09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26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1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1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1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6" style:parent-style-name="Body text (2)">
      <style:paragraph-properties fo:background-color="transparent" fo:margin-top="0.000cm" fo:margin-bottom="19.231cm" fo:line-height="0.423cm" fo:margin-left="0.000cm" fo:margin-right="0.000cm" fo:text-indent="0.071cm" fo:text-align="justify" style:page-number="auto"/>
      <style:text-properties/>
    </style:style>
    <style:style style:family="paragraph" style:name="P26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8" style:parent-style-name="Body text (2)">
      <style:paragraph-properties fo:background-color="transparent" fo:margin-top="0.000cm" fo:margin-bottom="0.000cm" fo:margin-left="0.000cm" fo:margin-right="0.000cm" fo:text-indent="0.073cm" fo:text-align="left" style:page-number="auto"/>
      <style:text-properties/>
    </style:style>
    <style:style style:family="paragraph" style:name="P2619" style:parent-style-name="Body text (2)">
      <style:paragraph-properties fo:background-color="transparent" fo:margin-top="0.000cm" fo:margin-bottom="0.000cm" fo:line-height="0.423cm" fo:margin-left="1.129cm" fo:margin-right="0.000cm" fo:text-indent="0.014cm" fo:text-align="left" style:page-number="auto"/>
      <style:text-properties/>
    </style:style>
    <style:style style:family="paragraph" style:name="P26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2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26cm" style:type="left"/>
          <style:tab-stop style:position="10.588cm" style:type="right"/>
        </style:tab-stops>
      </style:paragraph-properties>
      <style:text-properties/>
    </style:style>
    <style:style style:family="paragraph" style:name="P2623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26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27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26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30" style:parent-style-name="Body text (10)">
      <style:paragraph-properties fo:background-color="transparent" fo:margin-top="0.000cm" fo:margin-bottom="0.000cm" fo:line-height="0.353cm" fo:margin-left="7.655cm" fo:margin-right="0.000cm" fo:text-indent="-0.010cm" fo:text-align="left" style:page-number="auto"/>
      <style:text-properties/>
    </style:style>
    <style:style style:family="paragraph" style:name="P26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634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6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7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40" style:parent-style-name="Body text (2)">
      <style:paragraph-properties fo:background-color="transparent" fo:margin-top="0.000cm" fo:margin-bottom="0.000cm" fo:line-height="0.423cm" fo:margin-left="1.023cm" fo:margin-right="0.000cm" fo:text-indent="0.006cm" fo:text-align="left" style:page-number="auto"/>
      <style:text-properties/>
    </style:style>
    <style:style style:family="paragraph" style:name="P264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64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6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6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52cm" style:type="right"/>
        </style:tab-stops>
      </style:paragraph-properties>
      <style:text-properties/>
    </style:style>
    <style:style style:family="paragraph" style:name="P2647" style:parent-style-name="Body text (2)">
      <style:paragraph-properties fo:background-color="transparent" fo:margin-top="0.741cm" fo:margin-bottom="0.106cm" fo:line-height="0.423cm" fo:margin-left="5.433cm" fo:margin-right="0.000cm" fo:text-indent="-0.006cm" fo:text-align="left" style:page-number="auto"/>
      <style:text-properties/>
    </style:style>
    <style:style style:family="paragraph" style:name="P26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9" style:parent-style-name="Heading #1 (20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65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51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265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653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265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6" style:parent-style-name="Body text (2)">
      <style:paragraph-properties fo:background-color="transparent" fo:margin-top="0.000cm" fo:margin-bottom="0.000cm" fo:margin-left="0.000cm" fo:margin-right="0.000cm" fo:text-indent="0.061cm" fo:text-align="justify" style:page-number="auto"/>
      <style:text-properties/>
    </style:style>
    <style:style style:family="paragraph" style:name="P2657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26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6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62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2663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6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6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6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66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7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7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5" style:parent-style-name="Body text (2)">
      <style:paragraph-properties fo:background-color="transparent" fo:margin-top="0.000cm" fo:margin-bottom="0.000cm" fo:line-height="0.423cm" fo:margin-left="1.587cm" fo:margin-right="0.000cm" fo:text-indent="0.010cm" fo:text-align="left" style:page-number="auto"/>
      <style:text-properties/>
    </style:style>
    <style:style style:family="paragraph" style:name="P2676" style:parent-style-name="Body text (2)">
      <style:paragraph-properties fo:background-color="transparent" fo:margin-top="0.000cm" fo:margin-bottom="0.000cm" fo:line-height="0.423cm" fo:margin-left="2.469cm" fo:margin-right="0.000cm" fo:text-indent="-0.014cm" fo:text-align="left" style:page-number="auto"/>
      <style:text-properties/>
    </style:style>
    <style:style style:family="paragraph" style:name="P2677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6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82" style:parent-style-name="Body text (2)">
      <style:paragraph-properties fo:background-color="transparent" fo:margin-top="0.000cm" fo:margin-bottom="0.000cm" fo:line-height="0.423cm" fo:margin-left="2.364cm" fo:margin-right="0.000cm" fo:text-indent="0.016cm" fo:text-align="left" style:page-number="auto"/>
      <style:text-properties/>
    </style:style>
    <style:style style:family="paragraph" style:name="P26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8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8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8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68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89" style:parent-style-name="Body text (5)">
      <style:paragraph-properties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26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91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2692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6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9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8" style:parent-style-name="Body text (2)">
      <style:paragraph-properties fo:background-color="transparent" fo:margin-top="0.000cm" fo:margin-bottom="0.635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269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00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70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02" style:parent-style-name="Body text (2)">
      <style:paragraph-properties fo:background-color="transparent" fo:margin-top="0.000cm" fo:margin-bottom="0.000cm" fo:line-height="0.423cm" fo:margin-left="2.364cm" fo:margin-right="0.000cm" fo:text-indent="-0.010cm" fo:text-align="left" style:page-number="auto"/>
      <style:text-properties/>
    </style:style>
    <style:style style:family="paragraph" style:name="P2703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27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5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08" style:parent-style-name="Body text (2)">
      <style:paragraph-properties fo:background-color="transparent" fo:margin-top="0.000cm" fo:margin-bottom="20.886cm" fo:line-height="0.745cm" fo:margin-left="0.000cm" fo:margin-right="0.000cm" fo:text-indent="0.000cm" style:page-number="auto"/>
      <style:text-properties/>
    </style:style>
    <style:style style:family="paragraph" style:name="P27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11" style:parent-style-name="Body text (2)">
      <style:paragraph-properties fo:background-color="transparent" fo:margin-top="0.000cm" fo:margin-bottom="0.000cm" fo:line-height="0.423cm" fo:margin-left="0.000cm" fo:margin-right="0.000cm" fo:text-indent="0.058cm" fo:text-align="left" style:page-number="auto"/>
      <style:text-properties/>
    </style:style>
    <style:style style:family="paragraph" style:name="P271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713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27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718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719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2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21" style:parent-style-name="Body text (2)">
      <style:paragraph-properties fo:background-color="transparent" fo:margin-top="0.000cm" fo:margin-bottom="0.000cm" fo:margin-left="0.000cm" fo:margin-right="0.106cm" fo:text-indent="0.000cm" style:page-number="auto"/>
      <style:text-properties/>
    </style:style>
    <style:style style:family="paragraph" style:name="P27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2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1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273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33" style:parent-style-name="Body text (2)">
      <style:paragraph-properties fo:background-color="transparent" fo:margin-top="0.000cm" fo:margin-bottom="0.000cm" fo:line-height="0.423cm" fo:margin-left="1.587cm" fo:margin-right="0.000cm" fo:text-indent="0.004cm" fo:text-align="left" style:page-number="auto"/>
      <style:text-properties/>
    </style:style>
    <style:style style:family="paragraph" style:name="P273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73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7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7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74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41" style:parent-style-name="Body text (2)">
      <style:paragraph-properties fo:background-color="transparent" fo:margin-top="0.000cm" fo:margin-bottom="0.575cm" fo:line-height="0.745cm" fo:margin-left="0.000cm" fo:margin-right="0.106cm" fo:text-indent="0.000cm" style:page-number="auto"/>
      <style:text-properties/>
    </style:style>
    <style:style style:family="paragraph" style:name="P2742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74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5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746" style:parent-style-name="Heading #1 (2)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274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7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50" style:parent-style-name="Body text (2)">
      <style:paragraph-properties fo:background-color="transparent" fo:margin-top="0.000cm" fo:margin-bottom="0.629cm" fo:line-height="0.737cm" fo:margin-left="0.000cm" fo:margin-right="0.000cm" fo:text-indent="0.068cm" fo:text-align="justify" style:page-number="auto">
        <style:tab-stops>
          <style:tab-stop style:position="1.268cm" style:type="left"/>
        </style:tab-stops>
      </style:paragraph-properties>
      <style:text-properties/>
    </style:style>
    <style:style style:family="paragraph" style:name="P275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52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78cm" style:type="right"/>
        </style:tab-stops>
      </style:paragraph-properties>
      <style:text-properties/>
    </style:style>
    <style:style style:family="paragraph" style:name="P275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754" style:parent-style-name="Body text (2)">
      <style:paragraph-properties fo:background-color="transparent" fo:margin-top="0.000cm" fo:margin-bottom="0.000cm" fo:margin-left="0.000cm" fo:margin-right="0.000cm" fo:text-indent="0.073cm" fo:text-align="left" style:page-number="auto"/>
      <style:text-properties/>
    </style:style>
    <style:style style:family="paragraph" style:name="P275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56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14cm" style:type="left"/>
          <style:tab-stop style:position="10.559cm" style:type="right"/>
        </style:tab-stops>
      </style:paragraph-properties>
      <style:text-properties/>
    </style:style>
    <style:style style:family="paragraph" style:name="P2757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75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6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76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7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70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731cm" style:type="left"/>
          <style:tab-stop style:position="10.492cm" style:type="right"/>
        </style:tab-stops>
      </style:paragraph-properties>
      <style:text-properties/>
    </style:style>
    <style:style style:family="paragraph" style:name="P27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73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277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75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27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7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78" style:parent-style-name="Body text (2)">
      <style:paragraph-properties fo:background-color="transparent" fo:margin-top="0.000cm" fo:margin-bottom="0.000cm" fo:margin-left="0.000cm" fo:margin-right="0.000cm" fo:text-indent="0.063cm" fo:text-align="justify" style:page-number="auto"/>
      <style:text-properties/>
    </style:style>
    <style:style style:family="paragraph" style:name="P27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80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27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83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46cm" style:type="right"/>
        </style:tab-stops>
      </style:paragraph-properties>
      <style:text-properties/>
    </style:style>
    <style:style style:family="paragraph" style:name="P2784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27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87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2788" style:parent-style-name="Body text (2)">
      <style:paragraph-properties fo:background-color="transparent" fo:margin-top="0.000cm" fo:margin-bottom="0.000cm" fo:line-height="0.423cm" fo:margin-left="0.953cm" fo:margin-right="0.000cm" fo:text-indent="0.004cm" fo:text-align="left" style:page-number="auto"/>
      <style:text-properties/>
    </style:style>
    <style:style style:family="paragraph" style:name="P27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91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/>
      <style:text-properties/>
    </style:style>
    <style:style style:family="paragraph" style:name="P2792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16cm" style:type="left"/>
          <style:tab-stop style:position="10.578cm" style:type="right"/>
        </style:tab-stops>
      </style:paragraph-properties>
      <style:text-properties/>
    </style:style>
    <style:style style:family="paragraph" style:name="P2793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794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7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6" style:parent-style-name="Heading #1 (20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79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98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7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0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80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802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8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4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280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06" style:parent-style-name="Body text (2)">
      <style:paragraph-properties fo:background-color="transparent" fo:margin-top="0.000cm" fo:margin-bottom="0.545cm" fo:line-height="0.576cm" fo:margin-left="0.635cm" fo:margin-right="0.000cm" fo:text-indent="-0.572cm" fo:text-align="left" style:page-number="auto">
        <style:tab-stops>
          <style:tab-stop style:position="-0.013cm" style:type="left"/>
        </style:tab-stops>
      </style:paragraph-properties>
      <style:text-properties/>
    </style:style>
    <style:style style:family="paragraph" style:name="P28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09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2810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81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8" style:parent-style-name="Body text (2)">
      <style:paragraph-properties fo:background-color="transparent" fo:margin-top="0.000cm" fo:margin-bottom="0.000cm" fo:line-height="0.423cm" fo:margin-left="0.847cm" fo:margin-right="0.000cm" fo:text-indent="0.010cm" fo:text-align="left" style:page-number="auto"/>
      <style:text-properties/>
    </style:style>
    <style:style style:family="paragraph" style:name="P28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21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2822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282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24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2825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28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2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31" style:parent-style-name="Body text (2)">
      <style:paragraph-properties fo:background-color="transparent" fo:margin-top="0.000cm" fo:margin-bottom="0.000cm" fo:line-height="0.423cm" fo:margin-left="1.587cm" fo:margin-right="0.000cm" fo:text-indent="0.004cm" fo:text-align="left" style:page-number="auto"/>
      <style:text-properties/>
    </style:style>
    <style:style style:family="paragraph" style:name="P283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3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3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3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8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39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284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41" style:parent-style-name="Heading #1 (20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84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43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284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6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8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8" style:parent-style-name="Heading #1 (19)">
      <style:paragraph-properties fo:keep-with-next="always" fo:keep-together="always" fo:background-color="transparent" fo:margin-top="0.000cm" fo:margin-bottom="0.000cm" fo:line-height="0.388cm" fo:margin-left="0.000cm" fo:margin-right="0.000cm" fo:text-indent="0.000cm" style:page-number="auto"/>
      <style:text-properties/>
    </style:style>
    <style:style style:family="paragraph" style:name="P2849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2850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85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3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8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7" style:parent-style-name="Body text (8)">
      <style:paragraph-properties fo:background-color="transparent" fo:margin-top="0.000cm" fo:margin-bottom="2.987cm" fo:line-height="0.728cm" fo:margin-left="0.847cm" fo:margin-right="0.000cm" fo:text-indent="0.000cm" fo:text-align="right" style:page-number="auto"/>
      <style:text-properties/>
    </style:style>
    <style:style style:family="paragraph" style:name="P2858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28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6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6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69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28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1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4" style:parent-style-name="Heading #1">
      <style:paragraph-properties fo:keep-with-next="always" fo:keep-together="always" fo:background-color="transparent" fo:margin-top="0.000cm" fo:margin-bottom="0.000cm" fo:line-height="0.728cm" fo:margin-left="2.223cm" fo:margin-right="0.000cm" fo:text-indent="0.004cm" fo:text-align="justify" style:page-number="auto">
        <style:tab-stops>
          <style:tab-stop style:position="8.175cm" style:type="right"/>
          <style:tab-stop style:position="8.302cm" style:type="left"/>
        </style:tab-stops>
      </style:paragraph-properties>
      <style:text-properties/>
    </style:style>
    <style:style style:family="paragraph" style:name="P2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8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8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0" style:parent-style-name="Table caption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8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82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28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4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288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87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8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289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895" style:parent-style-name="Body text (2)">
      <style:paragraph-properties fo:background-color="transparent" fo:margin-top="0.000cm" fo:margin-bottom="0.000cm" fo:margin-left="0.000cm" fo:margin-right="0.000cm" fo:text-indent="0.058cm" fo:text-align="justify" style:page-number="auto">
        <style:tab-stops>
          <style:tab-stop style:position="16.627cm" style:type="right"/>
        </style:tab-stops>
      </style:paragraph-properties>
      <style:text-properties/>
    </style:style>
    <style:style style:family="paragraph" style:name="P2896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289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9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99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900" style:parent-style-name="Body text (2)">
      <style:paragraph-properties fo:background-color="transparent" fo:margin-top="0.000cm" fo:margin-bottom="0.000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2901" style:parent-style-name="Body text (2)">
      <style:paragraph-properties fo:background-color="transparent" fo:margin-top="0.000cm" fo:margin-bottom="0.469cm" fo:line-height="0.745cm" fo:margin-left="0.741cm" fo:margin-right="0.000cm" fo:text-indent="-0.690cm" fo:text-align="left" style:page-number="auto">
        <style:tab-stops>
          <style:tab-stop style:position="0.013cm" style:type="left"/>
        </style:tab-stops>
      </style:paragraph-properties>
      <style:text-properties/>
    </style:style>
    <style:style style:family="paragraph" style:name="P2902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2903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2904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9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6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05cm" style:type="left"/>
          <style:tab-stop style:position="10.559cm" style:type="right"/>
        </style:tab-stops>
      </style:paragraph-properties>
      <style:text-properties/>
    </style:style>
    <style:style style:family="paragraph" style:name="P290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11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05cm" style:type="left"/>
          <style:tab-stop style:position="10.551cm" style:type="right"/>
        </style:tab-stops>
      </style:paragraph-properties>
      <style:text-properties/>
    </style:style>
    <style:style style:family="paragraph" style:name="P2912" style:parent-style-name="Body text (2)">
      <style:paragraph-properties fo:background-color="transparent" fo:margin-top="0.000cm" fo:margin-bottom="0.000cm" fo:line-height="0.423cm" fo:margin-left="1.587cm" fo:margin-right="0.000cm" fo:text-indent="0.010cm" fo:text-align="left" style:page-number="auto"/>
      <style:text-properties/>
    </style:style>
    <style:style style:family="paragraph" style:name="P2913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9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16" style:parent-style-name="Body text (2)">
      <style:paragraph-properties fo:background-color="transparent" fo:margin-top="0.000cm" fo:margin-bottom="0.000cm" fo:line-height="0.423cm" fo:margin-left="0.953cm" fo:margin-right="0.000cm" fo:text-indent="-0.017cm" fo:text-align="left" style:page-number="auto"/>
      <style:text-properties/>
    </style:style>
    <style:style style:family="paragraph" style:name="P291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1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2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2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9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26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>
        <style:tab-stops>
          <style:tab-stop style:position="16.641cm" style:type="right"/>
        </style:tab-stops>
      </style:paragraph-properties>
      <style:text-properties/>
    </style:style>
    <style:style style:family="paragraph" style:name="P29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9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33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2934" style:parent-style-name="Heading #1 (8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2935" style:parent-style-name="Body text (2)">
      <style:paragraph-properties fo:background-color="transparent" fo:margin-top="0.000cm" fo:margin-bottom="0.000cm" fo:margin-left="0.000cm" fo:margin-right="0.000cm" fo:text-indent="0.071cm" fo:text-align="justify" style:page-number="auto"/>
      <style:text-properties/>
    </style:style>
    <style:style style:family="paragraph" style:name="P2936" style:parent-style-name="Table caption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3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38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2939" style:parent-style-name="Body text (2)">
      <style:paragraph-properties fo:background-color="transparent" fo:margin-top="0.000cm" fo:margin-bottom="15.806cm" fo:line-height="0.745cm" fo:margin-left="0.000cm" fo:margin-right="0.035cm" fo:text-indent="0.000cm" style:page-number="auto"/>
      <style:text-properties/>
    </style:style>
    <style:style style:family="paragraph" style:name="P294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9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42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29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46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/>
      <style:text-properties/>
    </style:style>
    <style:style style:family="paragraph" style:name="P29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48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2949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54cm" style:type="right"/>
        </style:tab-stops>
      </style:paragraph-properties>
      <style:text-properties/>
    </style:style>
    <style:style style:family="paragraph" style:name="P29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51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29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9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8" style:parent-style-name="Body text (8)">
      <style:paragraph-properties fo:background-color="transparent" fo:margin-top="0.000cm" fo:margin-bottom="14.142cm" fo:line-height="0.567cm" fo:margin-left="0.000cm" fo:margin-right="6.773cm" fo:text-indent="0.070cm" fo:text-align="left" style:page-number="auto"/>
      <style:text-properties/>
    </style:style>
    <style:style style:family="paragraph" style:name="P29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60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16cm" style:type="left"/>
          <style:tab-stop style:position="10.569cm" style:type="right"/>
        </style:tab-stops>
      </style:paragraph-properties>
      <style:text-properties/>
    </style:style>
    <style:style style:family="paragraph" style:name="P29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6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9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66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9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8" style:parent-style-name="Body text (5)">
      <style:paragraph-properties fo:background-color="transparent" fo:margin-top="0.000cm" fo:margin-bottom="0.000cm" fo:line-height="0.353cm" fo:margin-left="7.585cm" fo:margin-right="0.000cm" fo:text-indent="0.001cm" fo:text-align="left" style:page-number="auto"/>
      <style:text-properties/>
    </style:style>
    <style:style style:family="paragraph" style:name="P2969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9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1" style:parent-style-name="Body text (8)">
      <style:paragraph-properties fo:background-color="transparent" fo:margin-top="0.000cm" fo:margin-bottom="0.000cm" fo:line-height="0.567cm" fo:margin-left="0.000cm" fo:margin-right="6.809cm" fo:text-indent="0.070cm" fo:text-align="left" style:page-number="auto"/>
      <style:text-properties/>
    </style:style>
    <style:style style:family="paragraph" style:name="P29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9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29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3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98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8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98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992" style:parent-style-name="Body text (2)">
      <style:paragraph-properties fo:background-color="transparent" fo:margin-top="0.000cm" fo:margin-bottom="2.007cm" fo:line-height="0.745cm" fo:margin-left="2.575cm" fo:margin-right="0.000cm" fo:text-indent="-1.263cm" fo:text-align="left" style:page-number="auto">
        <style:tab-stops>
          <style:tab-stop style:position="-0.001cm" style:type="left"/>
        </style:tab-stops>
      </style:paragraph-properties>
      <style:text-properties/>
    </style:style>
    <style:style style:family="paragraph" style:name="P29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96" style:parent-style-name="Body text (2)">
      <style:paragraph-properties fo:background-color="transparent" fo:margin-top="0.000cm" fo:margin-bottom="0.000cm" fo:margin-left="0.000cm" fo:margin-right="0.000cm" fo:text-indent="0.144cm" fo:text-align="left" style:page-number="auto"/>
      <style:text-properties/>
    </style:style>
    <style:style style:family="paragraph" style:name="P29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00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0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04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300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08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30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0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4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30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1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0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2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0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27" style:parent-style-name="Body text (2)">
      <style:paragraph-properties fo:background-color="transparent" fo:margin-top="0.000cm" fo:margin-bottom="1.566cm" fo:line-height="0.423cm" fo:margin-left="0.000cm" fo:margin-right="0.000cm" fo:text-indent="0.000cm" fo:text-align="right" style:page-number="auto"/>
      <style:text-properties/>
    </style:style>
    <style:style style:family="paragraph" style:name="P30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3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0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32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3033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30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3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03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038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3039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3040" style:parent-style-name="Body text (2)">
      <style:paragraph-properties fo:background-color="transparent" fo:margin-top="0.000cm" fo:margin-bottom="0.000cm" fo:line-height="0.423cm" fo:margin-left="0.706cm" fo:margin-right="0.000cm" fo:text-indent="-0.011cm" fo:text-align="left" style:page-number="auto"/>
      <style:text-properties/>
    </style:style>
    <style:style style:family="paragraph" style:name="P3041" style:parent-style-name="Body text (2)">
      <style:paragraph-properties fo:background-color="transparent" fo:margin-top="0.000cm" fo:margin-bottom="0.424cm" fo:margin-left="0.635cm" fo:margin-right="0.000cm" fo:text-indent="-0.572cm" fo:text-align="left" style:page-number="auto">
        <style:tab-stops>
          <style:tab-stop style:position="-0.021cm" style:type="left"/>
        </style:tab-stops>
      </style:paragraph-properties>
      <style:text-properties/>
    </style:style>
    <style:style style:family="paragraph" style:name="P304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04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9" style:parent-style-name="Body text (2)">
      <style:paragraph-properties fo:background-color="transparent" fo:margin-top="0.000cm" fo:margin-bottom="0.000cm" fo:line-height="0.423cm" fo:margin-left="0.670cm" fo:margin-right="0.000cm" fo:text-indent="-0.010cm" fo:text-align="left" style:page-number="auto"/>
      <style:text-properties/>
    </style:style>
    <style:style style:family="paragraph" style:name="P305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051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30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5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55" style:parent-style-name="Body text (2)">
      <style:paragraph-properties fo:background-color="transparent" fo:margin-top="0.000cm" fo:margin-bottom="0.000cm" fo:line-height="0.423cm" fo:margin-left="0.000cm" fo:margin-right="0.000cm" fo:text-indent="0.058cm" fo:text-align="left" style:page-number="auto"/>
      <style:text-properties/>
    </style:style>
    <style:style style:family="paragraph" style:name="P30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7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63cm" style:type="right"/>
        </style:tab-stops>
      </style:paragraph-properties>
      <style:text-properties/>
    </style:style>
    <style:style style:family="paragraph" style:name="P3058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305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1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30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66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30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6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0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71" style:parent-style-name="Body text (7)">
      <style:paragraph-properties fo:background-color="transparent" fo:margin-top="0.000cm" fo:margin-bottom="0.076cm" fo:line-height="0.423cm" fo:margin-left="0.000cm" fo:margin-right="0.071cm" fo:text-indent="0.000cm" style:page-number="auto"/>
      <style:text-properties/>
    </style:style>
    <style:style style:family="paragraph" style:name="P30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76" style:parent-style-name="Body text (11)">
      <style:paragraph-properties fo:background-color="transparent" fo:margin-top="0.000cm" fo:margin-bottom="0.000cm" fo:line-height="0.335cm" fo:margin-left="7.726cm" fo:margin-right="0.000cm" fo:text-indent="-0.013cm" fo:text-align="left" style:page-number="auto"/>
      <style:text-properties/>
    </style:style>
    <style:style style:family="paragraph" style:name="P30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80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308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82" style:parent-style-name="Heading #1 (17)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83" style:parent-style-name="Body text (8)">
      <style:paragraph-properties fo:background-color="transparent" fo:margin-top="0.000cm" fo:margin-bottom="0.913cm" fo:line-height="0.567cm" fo:margin-left="0.000cm" fo:margin-right="6.809cm" fo:text-indent="0.071cm" fo:text-align="left" style:page-number="auto"/>
      <style:text-properties/>
    </style:style>
    <style:style style:family="paragraph" style:name="P30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85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30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88" style:parent-style-name="Body text (2)">
      <style:paragraph-properties fo:background-color="transparent" fo:margin-top="0.000cm" fo:margin-bottom="0.389cm" fo:line-height="0.423cm" fo:margin-left="0.071cm" fo:margin-right="0.000cm" fo:text-indent="0.000cm" style:page-number="auto"/>
      <style:text-properties/>
    </style:style>
    <style:style style:family="paragraph" style:name="P308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09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30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94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09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09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8" style:parent-style-name="Body text (5)">
      <style:paragraph-properties fo:background-color="transparent" fo:margin-top="0.000cm" fo:margin-bottom="0.000cm" fo:line-height="0.353cm" fo:margin-left="7.620cm" fo:margin-right="0.000cm" fo:text-indent="0.000cm" fo:text-align="left" style:page-number="auto"/>
      <style:text-properties/>
    </style:style>
    <style:style style:family="paragraph" style:name="P309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1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2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1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0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07" style:parent-style-name="Body text (2)">
      <style:paragraph-properties fo:background-color="transparent" fo:margin-top="0.000cm" fo:margin-bottom="0.635cm" fo:line-height="0.737cm" fo:margin-left="0.000cm" fo:margin-right="0.000cm" fo:text-indent="0.068cm" fo:text-align="justify" style:page-number="auto">
        <style:tab-stops>
          <style:tab-stop style:position="1.268cm" style:type="left"/>
        </style:tab-stops>
      </style:paragraph-properties>
      <style:text-properties/>
    </style:style>
    <style:style style:family="paragraph" style:name="P31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1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1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8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44cm" style:type="right"/>
        </style:tab-stops>
      </style:paragraph-properties>
      <style:text-properties/>
    </style:style>
    <style:style style:family="paragraph" style:name="P3119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31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122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31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12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27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731cm" style:type="left"/>
          <style:tab-stop style:position="10.492cm" style:type="right"/>
        </style:tab-stops>
      </style:paragraph-properties>
      <style:text-properties/>
    </style:style>
    <style:style style:family="paragraph" style:name="P312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13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1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3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1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36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31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3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1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4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41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3142" style:parent-style-name="Body text (2)">
      <style:paragraph-properties fo:background-color="transparent" fo:margin-top="0.000cm" fo:margin-bottom="0.000cm" fo:margin-left="2.611cm" fo:margin-right="0.000cm" fo:text-indent="0.017cm" fo:text-align="left" style:page-number="auto"/>
      <style:text-properties/>
    </style:style>
    <style:style style:family="paragraph" style:name="P3143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31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45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31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47" style:parent-style-name="Body text (2)">
      <style:paragraph-properties fo:background-color="transparent" fo:margin-top="0.000cm" fo:margin-bottom="0.000cm" fo:line-height="0.423cm" fo:margin-left="1.587cm" fo:margin-right="0.000cm" fo:text-indent="0.010cm" fo:text-align="left" style:page-number="auto"/>
      <style:text-properties/>
    </style:style>
    <style:style style:family="paragraph" style:name="P3148" style:parent-style-name="Body text (2)">
      <style:paragraph-properties fo:background-color="transparent" fo:margin-top="0.000cm" fo:margin-bottom="0.710cm" fo:line-height="0.423cm" fo:margin-left="0.000cm" fo:margin-right="0.000cm" fo:text-indent="0.059cm" fo:text-align="left" style:page-number="auto"/>
      <style:text-properties/>
    </style:style>
    <style:style style:family="paragraph" style:name="P3149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315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51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315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5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1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56" style:parent-style-name="Body text (2)">
      <style:paragraph-properties fo:background-color="transparent" fo:margin-top="0.000cm" fo:margin-bottom="0.635cm" fo:line-height="0.745cm" fo:margin-left="2.611cm" fo:margin-right="0.000cm" fo:text-indent="-1.290cm" fo:text-align="justify" style:page-number="auto">
        <style:tab-stops>
          <style:tab-stop style:position="-0.049cm" style:type="left"/>
        </style:tab-stops>
      </style:paragraph-properties>
      <style:text-properties/>
    </style:style>
    <style:style style:family="paragraph" style:name="P3158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3159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1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4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63cm" style:type="right"/>
        </style:tab-stops>
      </style:paragraph-properties>
      <style:text-properties/>
    </style:style>
    <style:style style:family="paragraph" style:name="P3165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31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67" style:parent-style-name="Heading #1 (6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3168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31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0" style:parent-style-name="Body text (2)">
      <style:paragraph-properties fo:background-color="transparent" fo:margin-top="0.000cm" fo:margin-bottom="0.000cm" fo:line-height="0.423cm" fo:margin-left="1.587cm" fo:margin-right="0.000cm" fo:text-indent="-0.008cm" fo:text-align="left" style:page-number="auto"/>
      <style:text-properties/>
    </style:style>
    <style:style style:family="paragraph" style:name="P317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1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73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317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1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8" style:parent-style-name="Body text (2)">
      <style:paragraph-properties fo:background-color="transparent" fo:margin-top="0.000cm" fo:margin-bottom="0.460cm" fo:line-height="0.745cm" fo:margin-left="0.000cm" fo:margin-right="0.035cm" fo:text-indent="0.000cm" style:page-number="auto"/>
      <style:text-properties/>
    </style:style>
    <style:style style:family="paragraph" style:name="P31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80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1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84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8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186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1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19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191" style:parent-style-name="Body text (2)">
      <style:paragraph-properties fo:background-color="transparent" fo:margin-top="1.536cm" fo:margin-bottom="0.000cm" fo:margin-left="0.000cm" fo:margin-right="0.000cm" fo:text-indent="0.061cm" fo:text-align="justify" style:page-number="auto">
        <style:tab-stops>
          <style:tab-stop style:position="16.613cm" style:type="right"/>
        </style:tab-stops>
      </style:paragraph-properties>
      <style:text-properties/>
    </style:style>
    <style:style style:family="paragraph" style:name="P31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4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195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46cm" style:type="right"/>
        </style:tab-stops>
      </style:paragraph-properties>
      <style:text-properties/>
    </style:style>
    <style:style style:family="paragraph" style:name="P3196" style:parent-style-name="Body text (2)">
      <style:paragraph-properties fo:background-color="transparent" fo:margin-top="0.000cm" fo:margin-bottom="0.000cm" fo:line-height="0.423cm" fo:margin-left="2.469cm" fo:margin-right="0.000cm" fo:text-indent="0.003cm" fo:text-align="left" style:page-number="auto"/>
      <style:text-properties/>
    </style:style>
    <style:style style:family="paragraph" style:name="P3197" style:parent-style-name="Body text (2)">
      <style:paragraph-properties fo:background-color="transparent" fo:margin-top="0.000cm" fo:margin-bottom="0.000cm" fo:line-height="0.423cm" fo:margin-left="0.000cm" fo:margin-right="1.976cm" fo:text-indent="0.000cm" fo:text-align="right" style:page-number="auto"/>
      <style:text-properties/>
    </style:style>
    <style:style style:family="paragraph" style:name="P319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1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0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0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20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20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04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3205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106cm" fo:text-indent="0.000cm" style:page-number="auto"/>
      <style:text-properties/>
    </style:style>
    <style:style style:family="paragraph" style:name="P32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08" style:parent-style-name="Table of contents">
      <style:paragraph-properties fo:background-color="transparent" fo:margin-top="0.000cm" fo:margin-bottom="0.000cm" fo:line-height="1.101cm" fo:margin-left="0.000cm" fo:margin-right="0.000cm" fo:text-indent="0.000cm" style:page-number="auto">
        <style:tab-stops>
          <style:tab-stop style:position="6.316cm" style:type="right"/>
          <style:tab-stop style:position="6.834cm" style:type="left"/>
          <style:tab-stop style:position="16.595cm" style:type="right"/>
        </style:tab-stops>
      </style:paragraph-properties>
      <style:text-properties/>
    </style:style>
    <style:style style:family="paragraph" style:name="P320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2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1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1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2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21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32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2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27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88cm" style:type="left"/>
          <style:tab-stop style:position="10.542cm" style:type="right"/>
        </style:tab-stops>
      </style:paragraph-properties>
      <style:text-properties/>
    </style:style>
    <style:style style:family="paragraph" style:name="P322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29" style:parent-style-name="Body text (7)">
      <style:paragraph-properties fo:background-color="transparent" fo:margin-top="0.000cm" fo:margin-bottom="0.483cm" fo:line-height="0.423cm" fo:margin-left="0.000cm" fo:margin-right="0.071cm" fo:text-indent="0.000cm" style:page-number="auto"/>
      <style:text-properties/>
    </style:style>
    <style:style style:family="paragraph" style:name="P3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3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3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38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63cm" style:type="right"/>
        </style:tab-stops>
      </style:paragraph-properties>
      <style:text-properties/>
    </style:style>
    <style:style style:family="paragraph" style:name="P323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2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4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46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775cm" style:type="left"/>
          <style:tab-stop style:position="10.571cm" style:type="right"/>
        </style:tab-stops>
      </style:paragraph-properties>
      <style:text-properties/>
    </style:style>
    <style:style style:family="paragraph" style:name="P324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24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4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25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251" style:parent-style-name="Body text (6)">
      <style:paragraph-properties fo:background-color="transparent" fo:margin-top="0.000cm" fo:margin-bottom="0.076cm" fo:line-height="0.423cm" fo:margin-left="0.000cm" fo:margin-right="0.071cm" fo:text-indent="0.000cm" fo:text-align="center" style:page-number="auto"/>
      <style:text-properties/>
    </style:style>
    <style:style style:family="paragraph" style:name="P3252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847cm" style:type="left"/>
          <style:tab-stop style:position="10.492cm" style:type="right"/>
        </style:tab-stops>
      </style:paragraph-properties>
      <style:text-properties/>
    </style:style>
    <style:style style:family="paragraph" style:name="P3253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32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56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325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0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26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6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263" style:parent-style-name="Body text (2)">
      <style:paragraph-properties fo:background-color="transparent" fo:margin-top="0.000cm" fo:margin-bottom="0.000cm" fo:margin-left="0.000cm" fo:margin-right="0.000cm" fo:text-indent="0.073cm" fo:text-align="left" style:page-number="auto"/>
      <style:text-properties/>
    </style:style>
    <style:style style:family="paragraph" style:name="P32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66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32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8" style:parent-style-name="Body text (12)">
      <style:paragraph-properties fo:background-color="transparent" fo:margin-top="0.000cm" fo:margin-bottom="0.000cm" fo:line-height="0.388cm" fo:margin-left="0.000cm" fo:margin-right="0.000cm" fo:text-indent="0.135cm" fo:text-align="left" style:page-number="auto"/>
      <style:text-properties/>
    </style:style>
    <style:style style:family="paragraph" style:name="P3269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327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72" style:parent-style-name="Body text (2)">
      <style:paragraph-properties fo:background-color="transparent" fo:margin-top="0.000cm" fo:margin-bottom="0.000cm" fo:line-height="0.423cm" fo:margin-left="1.587cm" fo:margin-right="0.000cm" fo:text-indent="0.010cm" fo:text-align="left" style:page-number="auto"/>
      <style:text-properties/>
    </style:style>
    <style:style style:family="paragraph" style:name="P327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2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7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276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3277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8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82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32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5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18cm" style:type="left"/>
          <style:tab-stop style:position="10.571cm" style:type="right"/>
        </style:tab-stops>
      </style:paragraph-properties>
      <style:text-properties/>
    </style:style>
    <style:style style:family="paragraph" style:name="P32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2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29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2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9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93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3294" style:parent-style-name="Body text (2)">
      <style:paragraph-properties fo:background-color="transparent" fo:margin-top="0.000cm" fo:margin-bottom="0.000cm" fo:line-height="0.423cm" fo:margin-left="1.587cm" fo:margin-right="0.000cm" fo:text-indent="0.010cm" fo:text-align="left" style:page-number="auto"/>
      <style:text-properties/>
    </style:style>
    <style:style style:family="paragraph" style:name="P32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29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29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29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9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00" style:parent-style-name="Heading #1 (5)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auto"/>
      <style:text-properties/>
    </style:style>
    <style:style style:family="paragraph" style:name="P330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3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3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5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33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09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3310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97cm" style:type="left"/>
          <style:tab-stop style:position="10.559cm" style:type="right"/>
        </style:tab-stops>
      </style:paragraph-properties>
      <style:text-properties/>
    </style:style>
    <style:style style:family="paragraph" style:name="P33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3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3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8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33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2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23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3324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325" style:parent-style-name="Body text (2)">
      <style:paragraph-properties fo:background-color="transparent" fo:margin-top="0.000cm" fo:margin-bottom="0.500cm" fo:margin-left="0.035cm" fo:margin-right="0.000cm" fo:text-indent="0.000cm" style:page-number="auto"/>
      <style:text-properties/>
    </style:style>
    <style:style style:family="paragraph" style:name="P3326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14cm" style:type="left"/>
          <style:tab-stop style:position="10.559cm" style:type="right"/>
        </style:tab-stops>
      </style:paragraph-properties>
      <style:text-properties/>
    </style:style>
    <style:style style:family="paragraph" style:name="P3327" style:parent-style-name="Body text (5)">
      <style:paragraph-properties fo:background-color="transparent" fo:margin-top="0.000cm" fo:margin-bottom="0.000cm" fo:line-height="0.353cm" fo:margin-left="7.726cm" fo:margin-right="0.000cm" fo:text-indent="-0.004cm" fo:text-align="left" style:page-number="auto"/>
      <style:text-properties/>
    </style:style>
    <style:style style:family="paragraph" style:name="P3328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33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3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3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34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3335" style:parent-style-name="Body text (2)">
      <style:paragraph-properties fo:background-color="transparent" fo:margin-top="0.000cm" fo:margin-bottom="0.635cm" fo:line-height="0.737cm" fo:margin-left="0.000cm" fo:margin-right="0.000cm" fo:text-indent="0.068cm" fo:text-align="justify" style:page-number="auto">
        <style:tab-stops>
          <style:tab-stop style:position="1.268cm" style:type="left"/>
        </style:tab-stops>
      </style:paragraph-properties>
      <style:text-properties/>
    </style:style>
    <style:style style:family="paragraph" style:name="P3336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3337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338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333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34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41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342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33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4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5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51" style:parent-style-name="Body text (2)">
      <style:paragraph-properties fo:background-color="transparent" fo:margin-top="0.000cm" fo:margin-bottom="0.000cm" fo:margin-left="2.681cm" fo:margin-right="0.000cm" fo:text-indent="-0.016cm" fo:text-align="left" style:page-number="auto"/>
      <style:text-properties/>
    </style:style>
    <style:style style:family="paragraph" style:name="P335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353" style:parent-style-name="Body text (3)">
      <style:paragraph-properties fo:background-color="transparent" fo:margin-top="0.000cm" fo:margin-bottom="1.694cm" fo:margin-left="0.000cm" fo:margin-right="0.000cm" fo:text-indent="0.000cm" style:page-number="auto"/>
      <style:text-properties/>
    </style:style>
    <style:style style:family="paragraph" style:name="P3354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16cm" style:type="left"/>
          <style:tab-stop style:position="10.578cm" style:type="right"/>
        </style:tab-stops>
      </style:paragraph-properties>
      <style:text-properties/>
    </style:style>
    <style:style style:family="paragraph" style:name="P33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5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5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58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88cm" style:type="left"/>
          <style:tab-stop style:position="10.542cm" style:type="right"/>
        </style:tab-stops>
      </style:paragraph-properties>
      <style:text-properties/>
    </style:style>
    <style:style style:family="paragraph" style:name="P33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61" style:parent-style-name="Body text (2)">
      <style:paragraph-properties fo:background-color="transparent" fo:margin-top="0.000cm" fo:margin-bottom="0.000cm" fo:line-height="0.745cm" fo:margin-left="2.575cm" fo:margin-right="0.000cm" fo:text-indent="-1.263cm" fo:text-align="left" style:page-number="auto">
        <style:tab-stops>
          <style:tab-stop style:position="-0.001cm" style:type="left"/>
        </style:tab-stops>
      </style:paragraph-properties>
      <style:text-properties/>
    </style:style>
    <style:style style:family="paragraph" style:name="P3362" style:parent-style-name="Body text (2)">
      <style:paragraph-properties fo:background-color="transparent" fo:margin-top="0.000cm" fo:margin-bottom="0.000cm" fo:line-height="0.423cm" fo:margin-left="2.857cm" fo:margin-right="0.000cm" fo:text-indent="-0.013cm" fo:text-align="left" style:page-number="auto"/>
      <style:text-properties/>
    </style:style>
    <style:style style:family="paragraph" style:name="P336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3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68" style:parent-style-name="Heading #1 (21)">
      <style:paragraph-properties fo:keep-with-next="always" fo:keep-together="always" fo:background-color="transparent" fo:margin-top="0.000cm" fo:margin-bottom="0.000cm" fo:margin-left="2.187cm" fo:margin-right="0.000cm" fo:text-indent="0.014cm" style:page-number="auto">
        <style:tab-stops>
          <style:tab-stop style:position="8.184cm" style:type="right"/>
          <style:tab-stop style:position="8.311cm" style:type="left"/>
        </style:tab-stops>
      </style:paragraph-properties>
      <style:text-properties/>
    </style:style>
    <style:style style:family="paragraph" style:name="P3369" style:parent-style-name="Body text (2)">
      <style:paragraph-properties fo:background-color="transparent" fo:margin-top="0.000cm" fo:margin-bottom="0.000cm" fo:line-height="0.423cm" fo:margin-left="0.917cm" fo:margin-right="0.000cm" fo:text-indent="0.014cm" fo:text-align="left" style:page-number="auto"/>
      <style:text-properties/>
    </style:style>
    <style:style style:family="paragraph" style:name="P3370" style:parent-style-name="Body text (2)">
      <style:paragraph-properties fo:background-color="transparent" fo:margin-top="0.000cm" fo:margin-bottom="20.703cm" fo:margin-left="2.681cm" fo:margin-right="0.000cm" fo:text-indent="-0.016cm" fo:text-align="left" style:page-number="auto"/>
      <style:text-properties/>
    </style:style>
    <style:style style:family="paragraph" style:name="P3371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337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3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7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3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77" style:parent-style-name="Body text (2)">
      <style:paragraph-properties fo:background-color="transparent" fo:margin-top="0.000cm" fo:margin-bottom="0.000cm" fo:margin-left="2.681cm" fo:margin-right="0.000cm" fo:text-indent="-0.016cm" fo:text-align="left" style:page-number="auto"/>
      <style:text-properties/>
    </style:style>
    <style:style style:family="paragraph" style:name="P33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79" style:parent-style-name="Body text (2)">
      <style:paragraph-properties fo:background-color="transparent" fo:margin-top="0.000cm" fo:margin-bottom="1.905cm" fo:margin-left="2.611cm" fo:margin-right="0.000cm" fo:text-indent="0.017cm" fo:text-align="left" style:page-number="auto"/>
      <style:text-properties/>
    </style:style>
    <style:style style:family="paragraph" style:name="P33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1" style:parent-style-name="Body text (2)">
      <style:paragraph-properties fo:background-color="transparent" fo:margin-top="0.000cm" fo:margin-bottom="19.087cm" fo:line-height="0.745cm" fo:margin-left="0.000cm" fo:margin-right="0.035cm" fo:text-indent="0.000cm" style:page-number="auto"/>
      <style:text-properties/>
    </style:style>
    <style:style style:family="paragraph" style:name="P33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83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33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6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8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8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39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96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3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3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40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03" style:parent-style-name="Body text (2)">
      <style:paragraph-properties fo:background-color="transparent" fo:margin-top="0.000cm" fo:margin-bottom="0.318cm" fo:line-height="0.423cm" fo:margin-left="2.011cm" fo:margin-right="0.000cm" fo:text-indent="-0.004cm" fo:text-align="left" style:page-number="auto"/>
      <style:text-properties/>
    </style:style>
    <style:style style:family="paragraph" style:name="P340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4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06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0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0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1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1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12" style:parent-style-name="Body text (5)">
      <style:paragraph-properties fo:background-color="transparent" fo:margin-top="1.445cm" fo:margin-bottom="0.000cm" fo:line-height="0.353cm" fo:margin-left="7.620cm" fo:margin-right="0.000cm" fo:text-indent="0.000cm" fo:text-align="left" style:page-number="auto"/>
      <style:text-properties/>
    </style:style>
    <style:style style:family="paragraph" style:name="P341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414" style:parent-style-name="Body text (2)">
      <style:paragraph-properties fo:background-color="transparent" fo:margin-top="0.000cm" fo:margin-bottom="0.000cm" fo:line-height="0.423cm" fo:margin-left="0.000cm" fo:margin-right="1.976cm" fo:text-indent="0.000cm" fo:text-align="right" style:page-number="auto"/>
      <style:text-properties/>
    </style:style>
    <style:style style:family="paragraph" style:name="P341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2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421" style:parent-style-name="Body text (8)">
      <style:paragraph-properties fo:background-color="transparent" fo:margin-top="0.000cm" fo:margin-bottom="3.241cm" fo:line-height="0.567cm" fo:margin-left="0.000cm" fo:margin-right="6.809cm" fo:text-indent="0.070cm" fo:text-align="left" style:page-number="auto"/>
      <style:text-properties/>
    </style:style>
    <style:style style:family="paragraph" style:name="P342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423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847cm" style:type="left"/>
          <style:tab-stop style:position="10.492cm" style:type="right"/>
        </style:tab-stops>
      </style:paragraph-properties>
      <style:text-properties/>
    </style:style>
    <style:style style:family="paragraph" style:name="P3424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425" style:parent-style-name="Heading #1 (22)">
      <style:paragraph-properties fo:keep-with-next="always" fo:keep-together="always" fo:background-color="transparent" fo:margin-top="0.000cm" fo:margin-bottom="0.000cm" fo:margin-left="1.799cm" fo:margin-right="0.000cm" fo:text-indent="-0.004cm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4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2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3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431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847cm" style:type="left"/>
          <style:tab-stop style:position="10.492cm" style:type="right"/>
        </style:tab-stops>
      </style:paragraph-properties>
      <style:text-properties/>
    </style:style>
    <style:style style:family="paragraph" style:name="P34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33" style:parent-style-name="Body text (8)">
      <style:paragraph-properties fo:background-color="transparent" fo:margin-top="0.000cm" fo:margin-bottom="0.000cm" fo:line-height="0.567cm" fo:margin-left="0.000cm" fo:margin-right="6.809cm" fo:text-indent="0.070cm" fo:text-align="left" style:page-number="auto"/>
      <style:text-properties/>
    </style:style>
    <style:style style:family="paragraph" style:name="P343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35" style:parent-style-name="Body text (5)">
      <style:paragraph-properties fo:break-after="page" fo:background-color="transparent" fo:margin-top="0.000cm" fo:margin-bottom="0.000cm" fo:line-height="0.353cm" fo:margin-left="0.811cm" fo:margin-right="0.000cm" fo:text-indent="0.000cm" fo:text-align="center" style:page-number="auto"/>
      <style:text-properties/>
    </style:style>
    <style:style style:family="paragraph" style:name="P3436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3437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3438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43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44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4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45" style:parent-style-name="Body text (2)">
      <style:paragraph-properties fo:background-color="transparent" fo:margin-top="0.000cm" fo:margin-bottom="0.000cm" fo:line-height="0.423cm" fo:margin-left="0.847cm" fo:margin-right="0.000cm" fo:text-indent="0.010cm" fo:text-align="left" style:page-number="auto"/>
      <style:text-properties/>
    </style:style>
    <style:style style:family="paragraph" style:name="P344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447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44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5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52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775cm" style:type="left"/>
          <style:tab-stop style:position="10.571cm" style:type="right"/>
        </style:tab-stops>
      </style:paragraph-properties>
      <style:text-properties/>
    </style:style>
    <style:style style:family="paragraph" style:name="P3453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34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5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456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345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60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6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6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46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464" style:parent-style-name="Body text (5)">
      <style:paragraph-properties fo:background-color="transparent" fo:margin-top="0.000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346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66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346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6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469" style:parent-style-name="Body text (2)">
      <style:paragraph-properties fo:background-color="transparent" fo:margin-top="0.000cm" fo:margin-bottom="0.629cm" fo:line-height="0.737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347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471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347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47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47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475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3476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477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4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8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4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48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89" style:parent-style-name="Body text (2)">
      <style:paragraph-properties fo:background-color="transparent" fo:margin-top="0.000cm" fo:margin-bottom="0.629cm" fo:line-height="0.728cm" fo:margin-left="0.000cm" fo:margin-right="0.000cm" fo:text-indent="0.068cm" fo:text-align="justify" style:page-number="auto"/>
      <style:text-properties/>
    </style:style>
    <style:style style:family="paragraph" style:name="P349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4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4" style:parent-style-name="Body text (8)">
      <style:paragraph-properties fo:background-color="transparent" fo:margin-top="0.000cm" fo:margin-bottom="0.000cm" fo:line-height="0.567cm" fo:margin-left="0.000cm" fo:margin-right="0.000cm" fo:text-indent="0.076cm" fo:text-align="left" style:page-number="auto"/>
      <style:text-properties/>
    </style:style>
    <style:style style:family="paragraph" style:name="P34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4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99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60cm" style:type="right"/>
        </style:tab-stops>
      </style:paragraph-properties>
      <style:text-properties/>
    </style:style>
    <style:style style:family="paragraph" style:name="P350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01" style:parent-style-name="Body text (2)">
      <style:paragraph-properties fo:break-after="page" fo:background-color="transparent" fo:margin-top="0.000cm" fo:margin-bottom="0.000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3502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35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08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35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1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12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3513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35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16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18" style:parent-style-name="Body text (2)">
      <style:paragraph-properties fo:background-color="transparent" fo:margin-top="0.000cm" fo:margin-bottom="0.000cm" fo:margin-left="2.681cm" fo:margin-right="0.000cm" fo:text-indent="-0.016cm" fo:text-align="left" style:page-number="auto"/>
      <style:text-properties/>
    </style:style>
    <style:style style:family="paragraph" style:name="P3519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3520" style:parent-style-name="Body text (2)">
      <style:paragraph-properties fo:background-color="transparent" fo:margin-top="0.000cm" fo:margin-bottom="0.000cm" fo:line-height="1.101cm" fo:margin-left="0.000cm" fo:margin-right="0.000cm" fo:text-indent="0.051cm" fo:text-align="justify" style:page-number="auto">
        <style:tab-stops>
          <style:tab-stop style:position="10.549cm" style:type="right"/>
        </style:tab-stops>
      </style:paragraph-properties>
      <style:text-properties/>
    </style:style>
    <style:style style:family="paragraph" style:name="P352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522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597cm" style:type="right"/>
        </style:tab-stops>
      </style:paragraph-properties>
      <style:text-properties/>
    </style:style>
    <style:style style:family="paragraph" style:name="P352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52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525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52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5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28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35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3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531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3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5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36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353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38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35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42" style:parent-style-name="Body text (2)">
      <style:paragraph-properties fo:background-color="transparent" fo:margin-top="0.000cm" fo:margin-bottom="0.417cm" fo:margin-left="0.635cm" fo:margin-right="0.000cm" fo:text-indent="-0.572cm" fo:text-align="left" style:page-number="auto">
        <style:tab-stops>
          <style:tab-stop style:position="0.004cm" style:type="left"/>
        </style:tab-stops>
      </style:paragraph-properties>
      <style:text-properties/>
    </style:style>
    <style:style style:family="paragraph" style:name="P3543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44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797cm" style:type="left"/>
          <style:tab-stop style:position="10.559cm" style:type="right"/>
        </style:tab-stops>
      </style:paragraph-properties>
      <style:text-properties/>
    </style:style>
    <style:style style:family="paragraph" style:name="P3545" style:parent-style-name="Table caption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49" style:parent-style-name="Body text (2)">
      <style:paragraph-properties fo:background-color="transparent" fo:margin-top="0.000cm" fo:margin-bottom="0.000cm" fo:line-height="0.745cm" fo:margin-left="0.741cm" fo:margin-right="0.000cm" fo:text-indent="-0.690cm" fo:text-align="left" style:page-number="auto"/>
      <style:text-properties/>
    </style:style>
    <style:style style:family="paragraph" style:name="P3550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5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52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55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5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5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57" style:parent-style-name="Body text (2)">
      <style:paragraph-properties fo:background-color="transparent" fo:margin-top="0.000cm" fo:margin-bottom="0.000cm" fo:line-height="0.423cm" fo:margin-left="0.000cm" fo:margin-right="1.976cm" fo:text-indent="0.000cm" fo:text-align="right" style:page-number="auto"/>
      <style:text-properties/>
    </style:style>
    <style:style style:family="paragraph" style:name="P355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60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15cm" style:type="left"/>
          <style:tab-stop style:position="10.569cm" style:type="right"/>
        </style:tab-stops>
      </style:paragraph-properties>
      <style:text-properties/>
    </style:style>
    <style:style style:family="paragraph" style:name="P35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62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35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6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56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56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57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71" style:parent-style-name="Body text (2)">
      <style:paragraph-properties fo:background-color="transparent" fo:margin-top="0.000cm" fo:margin-bottom="0.000cm" fo:margin-left="2.611cm" fo:margin-right="0.000cm" fo:text-indent="0.017cm" fo:text-align="left" style:page-number="auto"/>
      <style:text-properties/>
    </style:style>
    <style:style style:family="paragraph" style:name="P3572" style:parent-style-name="Body text (8)">
      <style:paragraph-properties fo:background-color="transparent" fo:margin-top="0.000cm" fo:margin-bottom="2.077cm" fo:line-height="0.567cm" fo:margin-left="0.000cm" fo:margin-right="6.809cm" fo:text-indent="0.070cm" fo:text-align="left" style:page-number="auto"/>
      <style:text-properties/>
    </style:style>
    <style:style style:family="paragraph" style:name="P35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77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5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80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358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5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85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35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8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90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91" style:parent-style-name="Heading #1 (20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35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9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5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96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731cm" style:type="left"/>
          <style:tab-stop style:position="10.492cm" style:type="right"/>
        </style:tab-stops>
      </style:paragraph-properties>
      <style:text-properties/>
    </style:style>
    <style:style style:family="paragraph" style:name="P35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59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5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0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0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603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604" style:parent-style-name="Body text (2)">
      <style:paragraph-properties fo:background-color="transparent" fo:margin-top="0.000cm" fo:margin-bottom="0.000cm" fo:margin-left="0.000cm" fo:margin-right="0.000cm" fo:text-indent="0.073cm" fo:text-align="left" style:page-number="auto"/>
      <style:text-properties/>
    </style:style>
    <style:style style:family="paragraph" style:name="P3605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3606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36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justify" style:page-number="auto">
        <style:tab-stops>
          <style:tab-stop style:position="0.779cm" style:type="left"/>
        </style:tab-stops>
      </style:paragraph-properties>
      <style:text-properties/>
    </style:style>
    <style:style style:family="paragraph" style:name="P36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6" style:parent-style-name="Body text (2)">
      <style:paragraph-properties fo:background-color="transparent" fo:margin-top="0.741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1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618" style:parent-style-name="Body text (2)">
      <style:paragraph-properties fo:background-color="transparent" fo:margin-top="0.000cm" fo:margin-bottom="0.000cm" fo:line-height="0.745cm" fo:margin-left="0.000cm" fo:margin-right="0.000cm" fo:text-indent="0.156cm" fo:text-align="left" style:page-number="auto"/>
      <style:text-properties/>
    </style:style>
    <style:style style:family="paragraph" style:name="P36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20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362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22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63cm" style:type="right"/>
        </style:tab-stops>
      </style:paragraph-properties>
      <style:text-properties/>
    </style:style>
    <style:style style:family="paragraph" style:name="P36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24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36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28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30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363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632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36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35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36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37" style:parent-style-name="Body text (2)">
      <style:paragraph-properties fo:background-color="transparent" fo:margin-top="0.000cm" fo:margin-bottom="0.000cm" fo:line-height="0.423cm" fo:margin-left="1.023cm" fo:margin-right="0.000cm" fo:text-indent="0.006cm" fo:text-align="left" style:page-number="auto"/>
      <style:text-properties/>
    </style:style>
    <style:style style:family="paragraph" style:name="P363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41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46cm" style:type="right"/>
        </style:tab-stops>
      </style:paragraph-properties>
      <style:text-properties/>
    </style:style>
    <style:style style:family="paragraph" style:name="P36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3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6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48" style:parent-style-name="Table of contents">
      <style:paragraph-properties fo:background-color="transparent" fo:margin-top="0.000cm" fo:margin-bottom="0.000cm" fo:line-height="1.101cm" fo:margin-left="0.000cm" fo:margin-right="0.000cm" fo:text-indent="0.060cm" style:page-number="auto">
        <style:tab-stops>
          <style:tab-stop style:position="0.814cm" style:type="left"/>
          <style:tab-stop style:position="10.584cm" style:type="right"/>
        </style:tab-stops>
      </style:paragraph-properties>
      <style:text-properties/>
    </style:style>
    <style:style style:family="paragraph" style:name="P364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650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652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6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55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5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5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58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365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60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61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15cm" style:type="left"/>
          <style:tab-stop style:position="10.577cm" style:type="right"/>
        </style:tab-stops>
      </style:paragraph-properties>
      <style:text-properties/>
    </style:style>
    <style:style style:family="paragraph" style:name="P366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63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366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6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7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67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6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75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3676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78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36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8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68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68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6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68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86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36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88" style:parent-style-name="Body text (2)">
      <style:paragraph-properties fo:background-color="transparent" fo:margin-top="0.000cm" fo:margin-bottom="0.469cm" fo:line-height="0.745cm" fo:margin-left="0.000cm" fo:margin-right="0.035cm" fo:text-indent="0.000cm" style:page-number="auto"/>
      <style:text-properties/>
    </style:style>
    <style:style style:family="paragraph" style:name="P36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93" style:parent-style-name="Body text (2)">
      <style:paragraph-properties fo:background-color="transparent" fo:margin-top="0.000cm" fo:margin-bottom="1.059cm" fo:margin-left="0.635cm" fo:margin-right="1.517cm" fo:text-indent="-0.572cm" fo:text-align="left" style:page-number="auto">
        <style:tab-stops>
          <style:tab-stop style:position="-0.013cm" style:type="left"/>
        </style:tab-stops>
      </style:paragraph-properties>
      <style:text-properties/>
    </style:style>
    <style:style style:family="paragraph" style:name="P3694" style:parent-style-name="Body text (2)">
      <style:paragraph-properties fo:background-color="transparent" fo:margin-top="0.000cm" fo:margin-bottom="0.000cm" fo:line-height="0.423cm" fo:margin-left="0.000cm" fo:margin-right="0.000cm" fo:text-indent="0.058cm" fo:text-align="left" style:page-number="auto"/>
      <style:text-properties/>
    </style:style>
    <style:style style:family="paragraph" style:name="P36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6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69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69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699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639cm" style:type="right"/>
        </style:tab-stops>
      </style:paragraph-properties>
      <style:text-properties/>
    </style:style>
    <style:style style:family="paragraph" style:name="P3700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370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702" style:parent-style-name="Body text (8)">
      <style:paragraph-properties fo:background-color="transparent" fo:margin-top="0.000cm" fo:margin-bottom="5.358cm" fo:line-height="0.567cm" fo:margin-left="0.000cm" fo:margin-right="6.809cm" fo:text-indent="0.070cm" fo:text-align="left" style:page-number="auto"/>
      <style:text-properties/>
    </style:style>
    <style:style style:family="paragraph" style:name="P37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04" style:parent-style-name="Body text (5)">
      <style:paragraph-properties fo:background-color="transparent" fo:margin-top="0.000cm" fo:margin-bottom="0.000cm" fo:line-height="0.353cm" fo:margin-left="7.620cm" fo:margin-right="0.000cm" fo:text-indent="0.000cm" fo:text-align="left" style:page-number="auto"/>
      <style:text-properties/>
    </style:style>
    <style:style style:family="paragraph" style:name="P3705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37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08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3709" style:parent-style-name="Body text (2)">
      <style:paragraph-properties fo:background-color="transparent" fo:margin-top="0.000cm" fo:margin-bottom="0.000cm" fo:line-height="0.423cm" fo:margin-left="0.000cm" fo:margin-right="0.000cm" fo:text-indent="0.058cm" fo:text-align="left" style:page-number="auto"/>
      <style:text-properties/>
    </style:style>
    <style:style style:family="paragraph" style:name="P37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16" style:parent-style-name="Heading #1 (11)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7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18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37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2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2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7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2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7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28" style:parent-style-name="Body text (2)">
      <style:paragraph-properties fo:background-color="transparent" fo:margin-top="0.000cm" fo:margin-bottom="0.000cm" fo:line-height="0.423cm" fo:margin-left="2.646cm" fo:margin-right="0.000cm" fo:text-indent="0.013cm" fo:text-align="left" style:page-number="auto"/>
      <style:text-properties/>
    </style:style>
    <style:style style:family="paragraph" style:name="P37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3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3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3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36" style:parent-style-name="Body text (2)">
      <style:paragraph-properties fo:background-color="transparent" fo:margin-top="0.000cm" fo:margin-bottom="0.000cm" fo:line-height="0.423cm" fo:margin-left="0.459cm" fo:margin-right="0.000cm" fo:text-indent="-0.016cm" fo:text-align="left" style:page-number="auto"/>
      <style:text-properties/>
    </style:style>
    <style:style style:family="paragraph" style:name="P37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39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374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4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4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74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4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7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5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75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75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7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5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7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5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7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58" style:parent-style-name="Body text (2)">
      <style:paragraph-properties fo:background-color="transparent" fo:margin-top="0.000cm" fo:margin-bottom="0.000cm" fo:line-height="0.423cm" fo:margin-left="3.104cm" fo:margin-right="0.000cm" fo:text-indent="0.011cm" fo:text-align="left" style:page-number="auto"/>
      <style:text-properties/>
    </style:style>
    <style:style style:family="paragraph" style:name="P375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760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76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7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63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7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66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376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76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69" style:parent-style-name="Body text (14)">
      <style:paragraph-properties fo:background-color="transparent" fo:margin-top="9.805cm" fo:margin-bottom="0.000cm" fo:line-height="0.353cm" fo:margin-left="7.620cm" fo:margin-right="0.000cm" fo:text-indent="0.017cm" fo:text-align="left" style:page-number="auto"/>
      <style:text-properties/>
    </style:style>
    <style:style style:family="paragraph" style:name="P37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71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3772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37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76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78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37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8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78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7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8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37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8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7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93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3794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379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796" style:parent-style-name="Body text (8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37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798" style:parent-style-name="Body text (2)">
      <style:paragraph-properties fo:background-color="transparent" fo:margin-top="0.000cm" fo:margin-bottom="0.000cm" fo:line-height="0.745cm" fo:margin-left="0.494cm" fo:margin-right="0.000cm" fo:text-indent="-0.011cm" fo:text-align="justify" style:page-number="auto">
        <style:tab-stops>
          <style:tab-stop style:position="7.647cm" style:type="center"/>
          <style:tab-stop style:position="8.520cm" style:type="left"/>
        </style:tab-stops>
      </style:paragraph-properties>
      <style:text-properties/>
    </style:style>
    <style:style style:family="paragraph" style:name="P37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00" style:parent-style-name="Body text (2)">
      <style:paragraph-properties fo:background-color="transparent" fo:margin-top="0.000cm" fo:margin-bottom="0.000cm" fo:line-height="0.745cm" fo:margin-left="1.905cm" fo:margin-right="0.000cm" fo:text-indent="-0.008cm" fo:text-align="left" style:page-number="auto"/>
      <style:text-properties/>
    </style:style>
    <style:style style:family="paragraph" style:name="P380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02" style:parent-style-name="Body text (8)">
      <style:paragraph-properties fo:background-color="transparent" fo:margin-top="0.000cm" fo:margin-bottom="0.460cm" fo:line-height="0.745cm" fo:margin-left="0.847cm" fo:margin-right="0.000cm" fo:text-indent="-0.008cm" fo:text-align="justify" style:page-number="auto">
        <style:tab-stops>
          <style:tab-stop style:position="7.294cm" style:type="center"/>
          <style:tab-stop style:position="8.388cm" style:type="left"/>
        </style:tab-stops>
      </style:paragraph-properties>
      <style:text-properties/>
    </style:style>
    <style:style style:family="paragraph" style:name="P380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804" style:parent-style-name="Body text (2)">
      <style:paragraph-properties fo:background-color="transparent" fo:margin-top="0.000cm" fo:margin-bottom="0.000cm" fo:line-height="0.423cm" fo:margin-left="0.000cm" fo:margin-right="0.494cm" fo:text-indent="0.000cm" fo:text-align="right" style:page-number="auto"/>
      <style:text-properties/>
    </style:style>
    <style:style style:family="paragraph" style:name="P3805" style:parent-style-name="Body text (2)">
      <style:paragraph-properties fo:background-color="transparent" fo:margin-top="0.000cm" fo:margin-bottom="0.635cm" fo:line-height="0.745cm" fo:margin-left="0.000cm" fo:margin-right="0.000cm" fo:text-indent="0.065cm" fo:text-align="justify" style:page-number="auto">
        <style:tab-stops>
          <style:tab-stop style:position="1.270cm" style:type="left"/>
        </style:tab-stops>
      </style:paragraph-properties>
      <style:text-properties/>
    </style:style>
    <style:style style:family="paragraph" style:name="P380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0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0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8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1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8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1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814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38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16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3817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3818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381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2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8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30" style:parent-style-name="Body text (2)">
      <style:paragraph-properties fo:background-color="transparent" fo:margin-top="0.000cm" fo:margin-bottom="0.000cm" fo:line-height="0.423cm" fo:margin-left="0.882cm" fo:margin-right="0.000cm" fo:text-indent="-0.008cm" fo:text-align="left" style:page-number="auto"/>
      <style:text-properties/>
    </style:style>
    <style:style style:family="paragraph" style:name="P3831" style:parent-style-name="Heading #1">
      <style:paragraph-properties fo:keep-with-next="always" fo:keep-together="always" fo:background-color="transparent" fo:margin-top="0.000cm" fo:margin-bottom="0.000cm" fo:line-height="0.728cm" fo:margin-left="2.187cm" fo:margin-right="0.000cm" fo:text-indent="-0.003cm" fo:text-align="justify" style:page-number="auto">
        <style:tab-stops>
          <style:tab-stop style:position="8.168cm" style:type="right"/>
          <style:tab-stop style:position="8.295cm" style:type="left"/>
        </style:tab-stops>
      </style:paragraph-properties>
      <style:text-properties/>
    </style:style>
    <style:style style:family="paragraph" style:name="P38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34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835" style:parent-style-name="Body text (2)">
      <style:paragraph-properties fo:background-color="transparent" fo:margin-top="0.000cm" fo:margin-bottom="0.469cm" fo:line-height="0.745cm" fo:margin-left="0.000cm" fo:margin-right="0.035cm" fo:text-indent="0.000cm" style:page-number="auto"/>
      <style:text-properties/>
    </style:style>
    <style:style style:family="paragraph" style:name="P38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38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4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84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84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843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8.221cm" style:type="right"/>
          <style:tab-stop style:position="8.348cm" style:type="left"/>
        </style:tab-stops>
      </style:paragraph-properties>
      <style:text-properties/>
    </style:style>
    <style:style style:family="paragraph" style:name="P3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45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8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49" style:parent-style-name="Body text (5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8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5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5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385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8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5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5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8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6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86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8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6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6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866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38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6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8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7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71" style:parent-style-name="Body text (2)">
      <style:paragraph-properties fo:background-color="transparent" fo:margin-top="0.000cm" fo:margin-bottom="0.000cm" fo:line-height="0.737cm" fo:margin-left="0.000cm" fo:margin-right="0.000cm" fo:text-indent="0.156cm" fo:text-align="left" style:page-number="auto"/>
      <style:text-properties/>
    </style:style>
    <style:style style:family="paragraph" style:name="P38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873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46cm" style:type="right"/>
        </style:tab-stops>
      </style:paragraph-properties>
      <style:text-properties/>
    </style:style>
    <style:style style:family="paragraph" style:name="P38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7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8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8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8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8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88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8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8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90" style:parent-style-name="Body text (2)">
      <style:paragraph-properties fo:background-color="transparent" fo:margin-top="0.000cm" fo:margin-bottom="0.000cm" fo:margin-left="0.000cm" fo:margin-right="0.000cm" fo:text-indent="0.116cm" fo:text-align="justify" style:page-number="auto"/>
      <style:text-properties/>
    </style:style>
    <style:style style:family="paragraph" style:name="P38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92" style:parent-style-name="Heading #1 (7)">
      <style:paragraph-properties fo:keep-with-next="always" fo:keep-together="always" fo:background-color="transparent" fo:margin-top="0.000cm" fo:margin-bottom="0.000cm" fo:line-height="0.406cm" fo:margin-left="0.000cm" fo:margin-right="0.071cm" fo:text-indent="0.000cm" style:page-number="auto"/>
      <style:text-properties/>
    </style:style>
    <style:style style:family="paragraph" style:name="P38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94" style:parent-style-name="Heading #1 (4)">
      <style:paragraph-properties fo:keep-with-next="always" fo:keep-together="always" fo:background-color="transparent" fo:margin-top="0.000cm" fo:margin-bottom="0.000cm" fo:line-height="0.406cm" fo:margin-left="0.000cm" fo:margin-right="0.071cm" fo:text-indent="0.000cm" style:page-number="auto"/>
      <style:text-properties/>
    </style:style>
    <style:style style:family="paragraph" style:name="P38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9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9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8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8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0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02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39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05" style:parent-style-name="Body text (8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390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07" style:parent-style-name="Body text (2)">
      <style:paragraph-properties fo:background-color="transparent" fo:margin-top="0.000cm" fo:margin-bottom="0.000cm" fo:line-height="0.423cm" fo:margin-left="0.035cm" fo:margin-right="0.000cm" fo:text-indent="0.000cm" style:page-number="auto"/>
      <style:text-properties/>
    </style:style>
    <style:style style:family="paragraph" style:name="P39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09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3910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3911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91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9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14" style:parent-style-name="Body text (2)">
      <style:paragraph-properties fo:background-color="transparent" fo:margin-top="0.000cm" fo:margin-bottom="0.000cm" fo:line-height="0.423cm" fo:margin-left="1.199cm" fo:margin-right="0.000cm" fo:text-indent="0.004cm" fo:text-align="left" style:page-number="auto"/>
      <style:text-properties/>
    </style:style>
    <style:style style:family="paragraph" style:name="P3915" style:parent-style-name="Body text (2)">
      <style:paragraph-properties fo:background-color="transparent" fo:margin-top="0.000cm" fo:margin-bottom="0.469cm" fo:line-height="0.745cm" fo:margin-left="0.000cm" fo:margin-right="0.035cm" fo:text-indent="0.000cm" style:page-number="auto"/>
      <style:text-properties/>
    </style:style>
    <style:style style:family="paragraph" style:name="P391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917" style:parent-style-name="Table of contents">
      <style:paragraph-properties fo:background-color="transparent" fo:margin-top="0.000cm" fo:margin-bottom="1.551cm" fo:line-height="1.101cm" fo:margin-left="6.103cm" fo:margin-right="0.000cm" fo:text-indent="0.003cm" style:page-number="auto">
        <style:tab-stops>
          <style:tab-stop style:position="0.847cm" style:type="left"/>
          <style:tab-stop style:position="10.492cm" style:type="right"/>
        </style:tab-stops>
      </style:paragraph-properties>
      <style:text-properties/>
    </style:style>
    <style:style style:family="paragraph" style:name="P3918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9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2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9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22" style:parent-style-name="Body text (2)">
      <style:paragraph-properties fo:background-color="transparent" fo:margin-top="0.000cm" fo:margin-bottom="0.000cm" fo:line-height="0.745cm" fo:margin-left="0.000cm" fo:margin-right="0.000cm" fo:text-indent="0.161cm" fo:text-align="left" style:page-number="auto"/>
      <style:text-properties/>
    </style:style>
    <style:style style:family="paragraph" style:name="P39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2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925" style:parent-style-name="Table caption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392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927" style:parent-style-name="Body text (2)">
      <style:paragraph-properties fo:background-color="transparent" fo:margin-top="0.000cm" fo:margin-bottom="0.000cm" fo:line-height="0.576cm" fo:margin-left="0.635cm" fo:margin-right="0.953cm" fo:text-indent="-0.571cm" fo:text-align="left" style:page-number="auto">
        <style:tab-stops>
          <style:tab-stop style:position="-0.020cm" style:type="left"/>
        </style:tab-stops>
      </style:paragraph-properties>
      <style:text-properties/>
    </style:style>
    <style:style style:family="paragraph" style:name="P3928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92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31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3932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39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9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35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0cm" style:type="left"/>
          <style:tab-stop style:position="10.552cm" style:type="right"/>
        </style:tab-stops>
      </style:paragraph-properties>
      <style:text-properties/>
    </style:style>
    <style:style style:family="paragraph" style:name="P393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93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93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939" style:parent-style-name="Body text (2)">
      <style:paragraph-properties fo:background-color="transparent" fo:margin-top="0.000cm" fo:margin-bottom="0.000cm" fo:line-height="0.737cm" fo:margin-left="0.000cm" fo:margin-right="0.000cm" fo:text-indent="0.161cm" fo:text-align="left" style:page-number="auto"/>
      <style:text-properties/>
    </style:style>
    <style:style style:family="paragraph" style:name="P39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42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731cm" style:type="left"/>
          <style:tab-stop style:position="10.492cm" style:type="right"/>
        </style:tab-stops>
      </style:paragraph-properties>
      <style:text-properties/>
    </style:style>
    <style:style style:family="paragraph" style:name="P3943" style:parent-style-name="Body text (2)">
      <style:paragraph-properties fo:background-color="transparent" fo:margin-top="0.000cm" fo:margin-bottom="0.000cm" fo:line-height="0.745cm" fo:margin-left="0.000cm" fo:margin-right="0.000cm" fo:text-indent="0.161cm" fo:text-align="left" style:page-number="auto"/>
      <style:text-properties/>
    </style:style>
    <style:style style:family="paragraph" style:name="P394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4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94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9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94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9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5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95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5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954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395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5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95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9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61" style:parent-style-name="Body text (2)">
      <style:paragraph-properties fo:background-color="transparent" fo:margin-top="0.000cm" fo:margin-bottom="0.000cm" fo:line-height="0.745cm" fo:margin-left="0.000cm" fo:margin-right="0.000cm" fo:text-indent="0.150cm" fo:text-align="left" style:page-number="auto"/>
      <style:text-properties/>
    </style:style>
    <style:style style:family="paragraph" style:name="P396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9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6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96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9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7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97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97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97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74" style:parent-style-name="Body text (2)">
      <style:paragraph-properties fo:background-color="transparent" fo:margin-top="0.000cm" fo:margin-bottom="0.000cm" fo:line-height="0.745cm" fo:margin-left="1.305cm" fo:margin-right="0.000cm" fo:text-indent="0.007cm" fo:text-align="justify" style:page-number="auto">
        <style:tab-stops>
          <style:tab-stop style:position="1.269cm" style:type="left"/>
        </style:tab-stops>
      </style:paragraph-properties>
      <style:text-properties/>
    </style:style>
    <style:style style:family="paragraph" style:name="P397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9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77" style:parent-style-name="Body text (2)">
      <style:paragraph-properties fo:background-color="transparent" fo:margin-top="0.000cm" fo:margin-bottom="18.028cm" fo:line-height="0.745cm" fo:margin-left="0.000cm" fo:margin-right="0.035cm" fo:text-indent="0.000cm" style:page-number="auto"/>
      <style:text-properties/>
    </style:style>
    <style:style style:family="paragraph" style:name="P397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979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639cm" style:type="right"/>
        </style:tab-stops>
      </style:paragraph-properties>
      <style:text-properties/>
    </style:style>
    <style:style style:family="paragraph" style:name="P398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81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39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985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39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98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988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3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90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3991" style:parent-style-name="Body text (2)">
      <style:paragraph-properties fo:background-color="transparent" fo:margin-top="0.000cm" fo:margin-bottom="0.000cm" fo:line-height="0.423cm" fo:margin-left="0.847cm" fo:margin-right="0.000cm" fo:text-indent="0.010cm" fo:text-align="left" style:page-number="auto"/>
      <style:text-properties/>
    </style:style>
    <style:style style:family="paragraph" style:name="P399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39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994" style:parent-style-name="Heading #1 (20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3995" style:parent-style-name="Body text (2)">
      <style:paragraph-properties fo:background-color="transparent" fo:margin-top="0.000cm" fo:margin-bottom="0.000cm" fo:line-height="0.423cm" fo:margin-left="0.847cm" fo:margin-right="0.000cm" fo:text-indent="0.010cm" fo:text-align="left" style:page-number="auto"/>
      <style:text-properties/>
    </style:style>
    <style:style style:family="paragraph" style:name="P399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9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99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999" style:parent-style-name="Body text (2)">
      <style:paragraph-properties fo:background-color="transparent" fo:margin-top="0.000cm" fo:margin-bottom="0.000cm" fo:line-height="0.423cm" fo:margin-left="0.847cm" fo:margin-right="0.000cm" fo:text-indent="0.010cm" fo:text-align="left" style:page-number="auto"/>
      <style:text-properties/>
    </style:style>
    <style:style style:family="paragraph" style:name="P40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0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04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4006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00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008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40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10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1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01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1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17" style:parent-style-name="Body text (2)">
      <style:paragraph-properties fo:background-color="transparent" fo:margin-top="0.000cm" fo:margin-bottom="0.000cm" fo:line-height="0.423cm" fo:margin-left="0.847cm" fo:margin-right="0.000cm" fo:text-indent="0.010cm" fo:text-align="left" style:page-number="auto"/>
      <style:text-properties/>
    </style:style>
    <style:style style:family="paragraph" style:name="P401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019" style:parent-style-name="Body text (8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402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02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2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023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61cm" style:type="right"/>
        </style:tab-stops>
      </style:paragraph-properties>
      <style:text-properties/>
    </style:style>
    <style:style style:family="paragraph" style:name="P4024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40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2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0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2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02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03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3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0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3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0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36" style:parent-style-name="Body text (6)">
      <style:paragraph-properties fo:background-color="transparent" fo:margin-top="0.000cm" fo:margin-bottom="0.605cm" fo:line-height="0.423cm" fo:margin-left="0.000cm" fo:margin-right="0.071cm" fo:text-indent="0.000cm" fo:text-align="center" style:page-number="auto"/>
      <style:text-properties/>
    </style:style>
    <style:style style:family="paragraph" style:name="P403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0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4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041" style:parent-style-name="Body text (2)">
      <style:paragraph-properties fo:background-color="transparent" fo:margin-top="0.000cm" fo:margin-bottom="0.000cm" fo:line-height="0.423cm" fo:margin-left="0.423cm" fo:margin-right="0.000cm" fo:text-indent="-0.017cm" fo:text-align="left" style:page-number="auto"/>
      <style:text-properties/>
    </style:style>
    <style:style style:family="paragraph" style:name="P404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4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044" style:parent-style-name="Body text (2)">
      <style:paragraph-properties fo:background-color="transparent" fo:margin-top="0.000cm" fo:margin-bottom="0.000cm" fo:line-height="0.423cm" fo:margin-left="0.847cm" fo:margin-right="0.000cm" fo:text-indent="0.004cm" fo:text-align="left" style:page-number="auto"/>
      <style:text-properties/>
    </style:style>
    <style:style style:family="paragraph" style:name="P40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46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4047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4048" style:parent-style-name="Body text (2)">
      <style:paragraph-properties fo:background-color="transparent" fo:margin-top="0.000cm" fo:margin-bottom="0.000cm" fo:line-height="0.423cm" fo:margin-left="2.011cm" fo:margin-right="0.000cm" fo:text-indent="0.013cm" fo:text-align="left" style:page-number="auto"/>
      <style:text-properties/>
    </style:style>
    <style:style style:family="paragraph" style:name="P40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5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052" style:parent-style-name="Body text (2)">
      <style:paragraph-properties fo:background-color="transparent" fo:margin-top="0.000cm" fo:margin-bottom="0.000cm" fo:line-height="0.423cm" fo:margin-left="0.670cm" fo:margin-right="0.000cm" fo:text-indent="0.016cm" fo:text-align="left" style:page-number="auto"/>
      <style:text-properties/>
    </style:style>
    <style:style style:family="paragraph" style:name="P405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05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55" style:parent-style-name="Body text (2)">
      <style:paragraph-properties fo:background-color="transparent" fo:margin-top="0.000cm" fo:margin-bottom="0.000cm" fo:line-height="0.728cm" fo:margin-left="0.459cm" fo:margin-right="0.000cm" fo:text-indent="-0.001cm" fo:text-align="justify" style:page-number="auto">
        <style:tab-stops>
          <style:tab-stop style:position="8.169cm" style:type="right"/>
          <style:tab-stop style:position="8.530cm" style:type="left"/>
        </style:tab-stops>
      </style:paragraph-properties>
      <style:text-properties/>
    </style:style>
    <style:style style:family="paragraph" style:name="P405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57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40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5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060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406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0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63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06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0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66" style:parent-style-name="Body text (5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406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068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4069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070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407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07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0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74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07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0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78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0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8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081" style:parent-style-name="Header or footer (7)">
      <style:paragraph-properties fo:background-color="transparent" fo:margin-top="0.000cm" fo:margin-bottom="0.000cm" fo:margin-left="0.811cm" fo:margin-right="0.000cm" fo:text-indent="0.000cm" style:page-number="auto"/>
      <style:text-properties/>
    </style:style>
    <style:style style:family="paragraph" style:name="P4082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0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0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086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087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4088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40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90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4091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0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94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40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96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0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0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00" style:parent-style-name="Body text (6)">
      <style:paragraph-properties fo:background-color="transparent" fo:margin-top="0.000cm" fo:margin-bottom="0.665cm" fo:line-height="0.576cm" fo:margin-left="0.000cm" fo:margin-right="0.071cm" fo:text-indent="0.000cm" fo:text-align="center" style:page-number="auto"/>
      <style:text-properties/>
    </style:style>
    <style:style style:family="paragraph" style:name="P4102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4103" style:parent-style-name="Heading #1 (20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41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0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07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410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1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13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41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1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1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11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1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2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2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24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82cm" style:type="left"/>
          <style:tab-stop style:position="10.569cm" style:type="right"/>
        </style:tab-stops>
      </style:paragraph-properties>
      <style:text-properties/>
    </style:style>
    <style:style style:family="paragraph" style:name="P4125" style:parent-style-name="Body text (2)">
      <style:paragraph-properties fo:background-color="transparent" fo:margin-top="0.000cm" fo:margin-bottom="0.000cm" fo:line-height="1.101cm" fo:margin-left="0.000cm" fo:margin-right="0.000cm" fo:text-indent="0.000cm" fo:text-align="right" style:page-number="auto"/>
      <style:text-properties/>
    </style:style>
    <style:style style:family="paragraph" style:name="P4126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52cm" style:type="right"/>
        </style:tab-stops>
      </style:paragraph-properties>
      <style:text-properties/>
    </style:style>
    <style:style style:family="paragraph" style:name="P41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28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82cm" style:type="left"/>
          <style:tab-stop style:position="10.569cm" style:type="right"/>
        </style:tab-stops>
      </style:paragraph-properties>
      <style:text-properties/>
    </style:style>
    <style:style style:family="paragraph" style:name="P4129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4130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52cm" style:type="right"/>
        </style:tab-stops>
      </style:paragraph-properties>
      <style:text-properties/>
    </style:style>
    <style:style style:family="paragraph" style:name="P4131" style:parent-style-name="Body text (2)">
      <style:paragraph-properties fo:background-color="transparent" fo:margin-top="0.000cm" fo:margin-bottom="0.000cm" fo:line-height="0.578cm" fo:margin-left="0.000cm" fo:margin-right="0.000cm" fo:text-indent="0.066cm" fo:text-align="left" style:page-number="auto"/>
      <style:text-properties/>
    </style:style>
    <style:style style:family="paragraph" style:name="P4132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33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9cm" style:type="left"/>
          <style:tab-stop style:position="10.569cm" style:type="right"/>
        </style:tab-stops>
      </style:paragraph-properties>
      <style:text-properties/>
    </style:style>
    <style:style style:family="paragraph" style:name="P413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135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0cm" style:type="left"/>
          <style:tab-stop style:position="10.552cm" style:type="right"/>
        </style:tab-stops>
      </style:paragraph-properties>
      <style:text-properties/>
    </style:style>
    <style:style style:family="paragraph" style:name="P4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3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39" style:parent-style-name="Body text (23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4140" style:parent-style-name="Body text (8)">
      <style:paragraph-properties fo:background-color="transparent" fo:margin-top="0.000cm" fo:margin-bottom="17.528cm" fo:line-height="0.567cm" fo:margin-left="0.000cm" fo:margin-right="6.844cm" fo:text-indent="0.058cm" fo:text-align="left" style:page-number="auto"/>
      <style:text-properties/>
    </style:style>
    <style:style style:family="paragraph" style:name="P4141" style:parent-style-name="Body text (2)">
      <style:paragraph-properties fo:background-color="transparent" fo:margin-top="0.000cm" fo:margin-bottom="0.000cm" fo:line-height="0.728cm" fo:margin-left="0.423cm" fo:margin-right="0.000cm" fo:text-indent="0.017cm" fo:text-align="justify" style:page-number="auto">
        <style:tab-stops>
          <style:tab-stop style:position="8.187cm" style:type="right"/>
          <style:tab-stop style:position="8.549cm" style:type="left"/>
        </style:tab-stops>
      </style:paragraph-properties>
      <style:text-properties/>
    </style:style>
    <style:style style:family="paragraph" style:name="P414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143" style:parent-style-name="Body text (8)">
      <style:paragraph-properties fo:background-color="transparent" fo:margin-top="0.000cm" fo:margin-bottom="0.000cm" fo:line-height="0.728cm" fo:margin-left="0.811cm" fo:margin-right="0.000cm" fo:text-indent="0.000cm" fo:text-align="center" style:page-number="auto"/>
      <style:text-properties/>
    </style:style>
    <style:style style:family="paragraph" style:name="P41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45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414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147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41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49" style:parent-style-name="Body text (2)">
      <style:paragraph-properties fo:background-color="transparent" fo:margin-top="0.000cm" fo:margin-bottom="0.000cm" fo:line-height="0.423cm" fo:margin-left="0.000cm" fo:margin-right="0.000cm" fo:text-indent="0.072cm" fo:text-align="left" style:page-number="auto"/>
      <style:text-properties/>
    </style:style>
    <style:style style:family="paragraph" style:name="P4150" style:parent-style-name="Body text (22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4151" style:parent-style-name="Body text (5)">
      <style:paragraph-properties fo:background-color="transparent" fo:margin-top="0.000cm" fo:margin-bottom="0.000cm" fo:line-height="0.353cm" fo:margin-left="7.585cm" fo:margin-right="0.000cm" fo:text-indent="0.001cm" fo:text-align="left" style:page-number="auto"/>
      <style:text-properties/>
    </style:style>
    <style:style style:family="paragraph" style:name="P415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55" style:parent-style-name="Body text (2)">
      <style:paragraph-properties fo:background-color="transparent" fo:margin-top="0.000cm" fo:margin-bottom="0.000cm" fo:margin-left="0.000cm" fo:margin-right="0.000cm" fo:text-indent="0.051cm" fo:text-align="left" style:page-number="auto"/>
      <style:text-properties/>
    </style:style>
    <style:style style:family="paragraph" style:name="P4156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4157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4158" style:parent-style-name="Body text (2)">
      <style:paragraph-properties fo:background-color="transparent" fo:margin-top="0.000cm" fo:margin-bottom="0.000cm" fo:margin-left="2.611cm" fo:margin-right="0.000cm" fo:text-indent="0.017cm" fo:text-align="left" style:page-number="auto"/>
      <style:text-properties/>
    </style:style>
    <style:style style:family="paragraph" style:name="P415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60" style:parent-style-name="Body text (2)">
      <style:paragraph-properties fo:background-color="transparent" fo:margin-top="0.000cm" fo:margin-bottom="0.469cm" fo:line-height="0.745cm" fo:margin-left="0.000cm" fo:margin-right="0.071cm" fo:text-indent="0.000cm" style:page-number="auto"/>
      <style:text-properties/>
    </style:style>
    <style:style style:family="paragraph" style:name="P4161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416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63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416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165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416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4167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41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71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417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173" style:parent-style-name="Body text (2)">
      <style:paragraph-properties fo:background-color="transparent" fo:margin-top="0.000cm" fo:margin-bottom="0.000cm" fo:line-height="0.423cm" fo:margin-left="0.000cm" fo:margin-right="0.000cm" fo:text-indent="0.147cm" fo:text-align="left" style:page-number="auto"/>
      <style:text-properties/>
    </style:style>
    <style:style style:family="paragraph" style:name="P417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175" style:parent-style-name="Body text (7)">
      <style:paragraph-properties fo:background-color="transparent" fo:margin-top="0.000cm" fo:margin-bottom="0.605cm" fo:line-height="0.423cm" fo:margin-left="0.000cm" fo:margin-right="0.071cm" fo:text-indent="0.000cm" style:page-number="auto"/>
      <style:text-properties/>
    </style:style>
    <style:style style:family="paragraph" style:name="P41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177" style:parent-style-name="Body text (5)">
      <style:paragraph-properties fo:background-color="transparent" fo:margin-top="0.000cm" fo:margin-bottom="0.000cm" fo:line-height="0.353cm" fo:margin-left="7.655cm" fo:margin-right="0.000cm" fo:text-indent="-0.010cm" fo:text-align="left" style:page-number="auto"/>
      <style:text-properties/>
    </style:style>
    <style:style style:family="paragraph" style:name="P41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79" style:parent-style-name="Body text (2)">
      <style:paragraph-properties fo:background-color="transparent" fo:margin-top="0.000cm" fo:margin-bottom="0.635cm" fo:line-height="0.745cm" fo:margin-left="2.611cm" fo:margin-right="0.000cm" fo:text-indent="-1.290cm" fo:text-align="justify" style:page-number="auto">
        <style:tab-stops>
          <style:tab-stop style:position="-0.049cm" style:type="left"/>
        </style:tab-stops>
      </style:paragraph-properties>
      <style:text-properties/>
    </style:style>
    <style:style style:family="paragraph" style:name="P41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81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41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87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418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90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41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1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9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1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95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196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41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19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00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420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202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4203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204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4205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420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20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08" style:parent-style-name="Body text (6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4209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42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11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4212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42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22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26" style:parent-style-name="Body text (2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422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28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42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30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2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3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34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423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3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3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41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242" style:parent-style-name="Body text (18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4243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24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45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4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47" style:parent-style-name="Body text (2)">
      <style:paragraph-properties fo:break-after="column"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4248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49" style:parent-style-name="Body text (2)">
      <style:paragraph-properties fo:background-color="transparent" fo:margin-top="0.000cm" fo:margin-bottom="0.931cm" fo:line-height="0.423cm" fo:margin-left="0.000cm" fo:margin-right="0.000cm" fo:text-indent="0.000cm" style:page-number="auto"/>
      <style:text-properties/>
    </style:style>
    <style:style style:family="paragraph" style:name="P42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51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42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53" style:parent-style-name="Body text (8)">
      <style:paragraph-properties fo:background-color="transparent" fo:margin-top="0.000cm" fo:margin-bottom="17.543cm" fo:line-height="0.567cm" fo:margin-left="0.000cm" fo:margin-right="6.773cm" fo:text-indent="0.070cm" fo:text-align="left" style:page-number="auto"/>
      <style:text-properties/>
    </style:style>
    <style:style style:family="paragraph" style:name="P42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55" style:parent-style-name="Table caption (5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42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5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59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426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42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63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4264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426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2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68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426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2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72" style:parent-style-name="Table caption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73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427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75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42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79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428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42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82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42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84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42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8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9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291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4292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429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2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2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2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298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42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00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4301" style:parent-style-name="Body text (2)">
      <style:paragraph-properties fo:background-color="transparent" fo:margin-top="0.000cm" fo:margin-bottom="0.000cm" fo:line-height="0.423cm" fo:margin-left="0.670cm" fo:margin-right="0.000cm" fo:text-indent="0.014cm" fo:text-align="left" style:page-number="auto"/>
      <style:text-properties/>
    </style:style>
    <style:style style:family="paragraph" style:name="P43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03" style:parent-style-name="Table of contents">
      <style:paragraph-properties fo:background-color="transparent" fo:margin-top="0.000cm" fo:margin-bottom="0.000cm" fo:line-height="1.101cm" fo:margin-left="0.000cm" fo:margin-right="0.000cm" fo:text-indent="0.073cm" style:page-number="auto">
        <style:tab-stops>
          <style:tab-stop style:position="0.801cm" style:type="left"/>
          <style:tab-stop style:position="10.554cm" style:type="right"/>
        </style:tab-stops>
      </style:paragraph-properties>
      <style:text-properties/>
    </style:style>
    <style:style style:family="paragraph" style:name="P4304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4305" style:parent-style-name="Body text (2)">
      <style:paragraph-properties fo:background-color="transparent" fo:margin-top="0.000cm" fo:margin-bottom="0.000cm" fo:line-height="0.423cm" fo:margin-left="0.000cm" fo:margin-right="0.000cm" fo:text-indent="0.034cm" fo:text-align="left" style:page-number="auto"/>
      <style:text-properties/>
    </style:style>
    <style:style style:family="paragraph" style:name="P43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07" style:parent-style-name="Body text (2)">
      <style:paragraph-properties fo:background-color="transparent" fo:margin-top="0.000cm" fo:margin-bottom="0.000cm" fo:line-height="0.423cm" fo:margin-left="0.000cm" fo:margin-right="0.000cm" fo:text-indent="0.167cm" fo:text-align="left" style:page-number="auto"/>
      <style:text-properties/>
    </style:style>
    <style:style style:family="paragraph" style:name="P4308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430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3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1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12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43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15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31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1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19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32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21" style:parent-style-name="Body text (2)">
      <style:paragraph-properties fo:background-color="transparent" fo:margin-top="0.000cm" fo:margin-bottom="0.000cm" fo:line-height="0.423cm" fo:margin-left="0.847cm" fo:margin-right="0.000cm" fo:text-indent="0.004cm" fo:text-align="left" style:page-number="auto"/>
      <style:text-properties/>
    </style:style>
    <style:style style:family="paragraph" style:name="P432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2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32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2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432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2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28" style:parent-style-name="Body text (23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43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3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33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3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33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>
        <style:tab-stops>
          <style:tab-stop style:position="16.554cm" style:type="right"/>
        </style:tab-stops>
      </style:paragraph-properties>
      <style:text-properties/>
    </style:style>
    <style:style style:family="paragraph" style:name="P433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3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3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337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790cm" style:type="left"/>
          <style:tab-stop style:position="10.535cm" style:type="right"/>
        </style:tab-stops>
      </style:paragraph-properties>
      <style:text-properties/>
    </style:style>
    <style:style style:family="paragraph" style:name="P43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39" style:parent-style-name="Body text (2)">
      <style:paragraph-properties fo:background-color="transparent" fo:margin-top="0.318cm" fo:margin-bottom="0.000cm" fo:line-height="1.490cm" fo:margin-left="0.000cm" fo:margin-right="0.000cm" fo:text-indent="0.000cm" style:page-number="auto"/>
      <style:text-properties/>
    </style:style>
    <style:style style:family="paragraph" style:name="P43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42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434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3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50" style:parent-style-name="Body text (2)">
      <style:paragraph-properties fo:background-color="transparent" fo:margin-top="0.000cm" fo:margin-bottom="0.575cm" fo:line-height="0.745cm" fo:margin-left="0.000cm" fo:margin-right="0.035cm" fo:text-indent="0.000cm" style:page-number="auto"/>
      <style:text-properties/>
    </style:style>
    <style:style style:family="paragraph" style:name="P4351" style:parent-style-name="Table of contents">
      <style:paragraph-properties fo:background-color="transparent" fo:margin-top="0.000cm" fo:margin-bottom="0.000cm" fo:line-height="1.101cm" fo:margin-left="0.000cm" fo:margin-right="0.000cm" fo:text-indent="0.062cm" style:page-number="auto">
        <style:tab-stops>
          <style:tab-stop style:position="0.807cm" style:type="left"/>
          <style:tab-stop style:position="10.569cm" style:type="right"/>
        </style:tab-stops>
      </style:paragraph-properties>
      <style:text-properties/>
    </style:style>
    <style:style style:family="paragraph" style:name="P435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353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4354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435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435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3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5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35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6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6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65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36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367" style:parent-style-name="Body text (7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436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69" style:parent-style-name="Body text (2)">
      <style:paragraph-properties fo:background-color="transparent" fo:margin-top="0.000cm" fo:margin-bottom="0.000cm" fo:line-height="0.423cm" fo:margin-left="0.000cm" fo:margin-right="0.000cm" fo:text-indent="0.139cm" fo:text-align="left" style:page-number="auto"/>
      <style:text-properties/>
    </style:style>
    <style:style style:family="paragraph" style:name="P437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3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73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437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75" style:parent-style-name="Body text (23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43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8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383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3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8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389" style:parent-style-name="Body text (8)">
      <style:paragraph-properties fo:background-color="transparent" fo:margin-top="0.000cm" fo:margin-bottom="0.278cm" fo:line-height="0.567cm" fo:margin-left="0.000cm" fo:margin-right="2.328cm" fo:text-indent="0.070cm" fo:text-align="left" style:page-number="auto"/>
      <style:text-properties/>
    </style:style>
    <style:style style:family="paragraph" style:name="P439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3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39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393" style:parent-style-name="Body text (2)">
      <style:paragraph-properties fo:background-color="transparent" fo:margin-top="0.000cm" fo:margin-bottom="0.000cm" fo:line-height="0.423cm" fo:margin-left="2.575cm" fo:margin-right="0.000cm" fo:text-indent="0.016cm" fo:text-align="left" style:page-number="auto"/>
      <style:text-properties/>
    </style:style>
    <style:style style:family="paragraph" style:name="P43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95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439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397" style:parent-style-name="Body text (5)">
      <style:paragraph-properties fo:background-color="transparent" fo:margin-top="0.000cm" fo:margin-bottom="0.000cm" fo:line-height="0.353cm" fo:margin-left="7.620cm" fo:margin-right="0.000cm" fo:text-indent="0.008cm" fo:text-align="left" style:page-number="auto"/>
      <style:text-properties/>
    </style:style>
    <style:style style:family="paragraph" style:name="P439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399" style:parent-style-name="Body text (2)">
      <style:paragraph-properties fo:background-color="transparent" fo:margin-top="0.000cm" fo:margin-bottom="0.741cm" fo:line-height="0.423cm" fo:margin-left="0.000cm" fo:margin-right="0.000cm" fo:text-indent="0.000cm" fo:text-align="right" style:page-number="auto"/>
      <style:text-properties/>
    </style:style>
    <style:style style:family="paragraph" style:name="P440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40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4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0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405" style:parent-style-name="Body text (2)">
      <style:paragraph-properties fo:background-color="transparent" fo:margin-top="0.000cm" fo:margin-bottom="0.000cm" fo:line-height="0.423cm" fo:margin-left="1.199cm" fo:margin-right="0.000cm" fo:text-indent="0.004cm" fo:text-align="left" style:page-number="auto"/>
      <style:text-properties/>
    </style:style>
    <style:style style:family="paragraph" style:name="P4406" style:parent-style-name="Body text (2)">
      <style:paragraph-properties fo:background-color="transparent" fo:margin-top="0.000cm" fo:margin-bottom="0.424cm" fo:margin-left="0.635cm" fo:margin-right="0.000cm" fo:text-indent="-0.572cm" fo:text-align="left" style:page-number="auto">
        <style:tab-stops>
          <style:tab-stop style:position="-0.004cm" style:type="left"/>
        </style:tab-stops>
      </style:paragraph-properties>
      <style:text-properties/>
    </style:style>
    <style:style style:family="paragraph" style:name="P440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408" style:parent-style-name="Table of contents">
      <style:paragraph-properties fo:background-color="transparent" fo:margin-top="0.000cm" fo:margin-bottom="0.000cm" fo:line-height="1.101cm" fo:margin-left="6.103cm" fo:margin-right="0.000cm" fo:text-indent="0.003cm" style:page-number="auto">
        <style:tab-stops>
          <style:tab-stop style:position="0.847cm" style:type="left"/>
          <style:tab-stop style:position="10.492cm" style:type="right"/>
        </style:tab-stops>
      </style:paragraph-properties>
      <style:text-properties/>
    </style:style>
    <style:style style:family="paragraph" style:name="P44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1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412" style:parent-style-name="Body text (2)">
      <style:paragraph-properties fo:background-color="transparent" fo:margin-top="0.000cm" fo:margin-bottom="0.000cm" fo:line-height="0.423cm" fo:margin-left="0.670cm" fo:margin-right="0.000cm" fo:text-indent="0.016cm" fo:text-align="left" style:page-number="auto"/>
      <style:text-properties/>
    </style:style>
    <style:style style:family="paragraph" style:name="P4413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4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1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19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420" style:parent-style-name="Body text (2)">
      <style:paragraph-properties fo:background-color="transparent" fo:margin-top="0.000cm" fo:margin-bottom="0.000cm" fo:line-height="0.423cm" fo:margin-left="2.857cm" fo:margin-right="0.000cm" fo:text-indent="-0.013cm" fo:text-align="left" style:page-number="auto"/>
      <style:text-properties/>
    </style:style>
    <style:style style:family="paragraph" style:name="P442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23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4424" style:parent-style-name="Body text (2)">
      <style:paragraph-properties fo:background-color="transparent" fo:margin-top="0.000cm" fo:margin-bottom="0.000cm" fo:line-height="0.406cm" fo:margin-left="0.000cm" fo:margin-right="0.318cm" fo:text-indent="0.000cm" fo:text-align="right" style:page-number="auto"/>
      <style:text-properties/>
    </style:style>
    <style:style style:family="paragraph" style:name="P44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2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4429" style:parent-style-name="Body text (2)">
      <style:paragraph-properties fo:background-color="transparent" fo:margin-top="0.000cm" fo:margin-bottom="0.000cm" fo:line-height="1.397cm" fo:margin-left="0.000cm" fo:margin-right="0.000cm" fo:text-indent="0.076cm" fo:text-align="left" style:page-number="auto"/>
      <style:text-properties/>
    </style:style>
    <style:style style:family="paragraph" style:name="P443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431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4432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4433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44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3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3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44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3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440" style:parent-style-name="Body text (2)">
      <style:paragraph-properties fo:background-color="transparent" fo:margin-top="0.000cm" fo:margin-bottom="0.000cm" fo:line-height="0.423cm" fo:margin-left="3.104cm" fo:margin-right="0.000cm" fo:text-indent="0.011cm" fo:text-align="left" style:page-number="auto"/>
      <style:text-properties/>
    </style:style>
    <style:style style:family="paragraph" style:name="P44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42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44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45" style:parent-style-name="Body text (2)">
      <style:paragraph-properties fo:background-color="transparent" fo:margin-top="0.000cm" fo:margin-bottom="0.000cm" fo:line-height="0.423cm" fo:margin-left="1.587cm" fo:margin-right="0.000cm" fo:text-indent="0.004cm" fo:text-align="left" style:page-number="auto"/>
      <style:text-properties/>
    </style:style>
    <style:style style:family="paragraph" style:name="P4446" style:parent-style-name="Body text (2)">
      <style:paragraph-properties fo:background-color="transparent" fo:margin-top="0.000cm" fo:margin-bottom="0.642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44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49" style:parent-style-name="Body text (2)">
      <style:paragraph-properties fo:background-color="transparent" fo:margin-top="0.000cm" fo:margin-bottom="0.000cm" fo:line-height="0.423cm" fo:margin-left="1.587cm" fo:margin-right="0.000cm" fo:text-indent="0.004cm" fo:text-align="left" style:page-number="auto"/>
      <style:text-properties/>
    </style:style>
    <style:style style:family="paragraph" style:name="P4450" style:parent-style-name="Body text (2)">
      <style:paragraph-properties fo:background-color="transparent" fo:margin-top="0.000cm" fo:margin-bottom="0.000cm" fo:line-height="0.423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44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5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455" style:parent-style-name="Table caption (6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44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57" style:parent-style-name="Body text (2)">
      <style:paragraph-properties fo:background-color="transparent" fo:margin-top="0.000cm" fo:margin-bottom="0.000cm" fo:line-height="0.423cm" fo:margin-left="2.328cm" fo:margin-right="0.000cm" fo:text-indent="-0.008cm" fo:text-align="left" style:page-number="auto"/>
      <style:text-properties/>
    </style:style>
    <style:style style:family="paragraph" style:name="P4458" style:parent-style-name="Body text (2)">
      <style:paragraph-properties fo:background-color="transparent" fo:margin-top="0.000cm" fo:margin-bottom="0.000cm" fo:line-height="0.423cm" fo:margin-left="2.011cm" fo:margin-right="0.000cm" fo:text-indent="0.013cm" fo:text-align="left" style:page-number="auto"/>
      <style:text-properties/>
    </style:style>
    <style:style style:family="paragraph" style:name="P445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4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63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4464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4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67" style:parent-style-name="Body text (2)">
      <style:paragraph-properties fo:background-color="transparent" fo:margin-top="0.000cm" fo:margin-bottom="0.000cm" fo:line-height="0.423cm" fo:margin-left="0.776cm" fo:margin-right="0.000cm" fo:text-indent="0.002cm" fo:text-align="left" style:page-number="auto"/>
      <style:text-properties/>
    </style:style>
    <style:style style:family="paragraph" style:name="P44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0" style:parent-style-name="Body text (2)">
      <style:paragraph-properties fo:background-color="transparent" fo:margin-top="0.000cm" fo:margin-bottom="0.000cm" fo:line-height="0.423cm" fo:margin-left="0.847cm" fo:margin-right="0.000cm" fo:text-indent="0.008cm" fo:text-align="left" style:page-number="auto"/>
      <style:text-properties/>
    </style:style>
    <style:style style:family="paragraph" style:name="P44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4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44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6" style:parent-style-name="Body text (15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44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83" style:parent-style-name="Body text (2)">
      <style:paragraph-properties fo:background-color="transparent" fo:margin-top="0.000cm" fo:margin-bottom="0.000cm" fo:line-height="0.423cm" fo:margin-left="1.023cm" fo:margin-right="0.000cm" fo:text-indent="0.006cm" fo:text-align="left" style:page-number="auto"/>
      <style:text-properties/>
    </style:style>
    <style:style style:family="paragraph" style:name="P44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86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448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489" style:parent-style-name="Table caption (2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44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9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4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4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4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5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01" style:parent-style-name="Body text (2)">
      <style:paragraph-properties fo:background-color="transparent" fo:margin-top="0.000cm" fo:margin-bottom="0.000cm" fo:line-height="0.423cm" fo:margin-left="0.000cm" fo:margin-right="0.000cm" fo:text-indent="0.071cm" fo:text-align="left" style:page-number="auto"/>
      <style:text-properties/>
    </style:style>
    <style:style style:family="paragraph" style:name="P450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07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45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09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45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1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45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13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45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15" style:parent-style-name="Body text (2)">
      <style:paragraph-properties fo:background-color="transparent" fo:margin-top="0.000cm" fo:margin-bottom="0.000cm" fo:line-height="0.423cm" fo:margin-left="1.587cm" fo:margin-right="0.000cm" fo:text-indent="0.003cm" fo:text-align="left" style:page-number="auto"/>
      <style:text-properties/>
    </style:style>
    <style:style style:family="paragraph" style:name="P45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18" style:parent-style-name="Body text (8)">
      <style:paragraph-properties fo:background-color="transparent" fo:margin-top="0.000cm" fo:margin-bottom="0.000cm" fo:line-height="0.728cm" fo:margin-left="0.423cm" fo:margin-right="0.000cm" fo:text-indent="0.000cm" fo:text-align="center" style:page-number="auto"/>
      <style:text-properties/>
    </style:style>
    <style:style style:family="paragraph" style:name="P4519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452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452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5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23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452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4525" style:parent-style-name="Body text (2)">
      <style:paragraph-properties fo:background-color="transparent" fo:margin-top="0.000cm" fo:margin-bottom="0.000cm" fo:line-height="0.423cm" fo:margin-left="0.000cm" fo:margin-right="0.000cm" fo:text-indent="0.058cm" fo:text-align="left" style:page-number="auto"/>
      <style:text-properties/>
    </style:style>
    <style:style style:family="paragraph" style:name="P45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27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45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29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53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453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45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3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45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3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453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453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4539" style:parent-style-name="Body text (2)">
      <style:paragraph-properties fo:background-color="transparent" fo:margin-top="0.000cm" fo:margin-bottom="0.000cm" fo:line-height="0.423cm" fo:margin-left="0.000cm" fo:margin-right="0.000cm" fo:text-indent="0.132cm" fo:text-align="left" style:page-number="auto"/>
      <style:text-properties/>
    </style:style>
    <style:style style:family="paragraph" style:name="P454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5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42" style:parent-style-name="Body text (6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5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44" style:parent-style-name="Body text (2)">
      <style:paragraph-properties fo:background-color="transparent" fo:margin-top="0.106cm" fo:margin-bottom="0.000cm" fo:line-height="0.576cm" fo:margin-left="0.000cm" fo:margin-right="0.000cm" fo:text-indent="0.000cm" style:page-number="auto"/>
      <style:text-properties/>
    </style:style>
    <style:style style:family="paragraph" style:name="P454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4546" style:parent-style-name="Body text (2)">
      <style:paragraph-properties fo:background-color="transparent" fo:margin-top="0.106cm" fo:margin-bottom="0.000cm" fo:line-height="0.423cm" fo:margin-left="3.775cm" fo:margin-right="0.000cm" fo:text-indent="-0.007cm" fo:text-align="left" style:page-number="auto"/>
      <style:text-properties/>
    </style:style>
    <style:style style:family="paragraph" style:name="P454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4548" style:parent-style-name="Body text (2)">
      <style:paragraph-properties fo:background-color="transparent" fo:margin-top="0.000cm" fo:margin-bottom="0.000cm" fo:line-height="0.423cm" fo:margin-left="4.022cm" fo:margin-right="0.000cm" fo:text-indent="0.008cm" fo:text-align="left" style:page-number="auto"/>
      <style:text-properties/>
    </style:style>
    <style:style style:family="paragraph" style:name="P4549" style:parent-style-name="Body text (2)">
      <style:paragraph-properties fo:background-color="transparent" fo:margin-top="0.000cm" fo:margin-bottom="0.000cm" fo:line-height="0.423cm" fo:margin-left="0.000cm" fo:margin-right="0.000cm" fo:text-indent="0.148cm" fo:text-align="left" style:page-number="auto"/>
      <style:text-properties/>
    </style:style>
    <style:style style:family="paragraph" style:name="P4550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45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52" style:parent-style-name="Body text (2)">
      <style:paragraph-properties fo:background-color="transparent" fo:margin-top="0.000cm" fo:margin-bottom="0.000cm" fo:line-height="0.423cm" fo:margin-left="1.199cm" fo:margin-right="0.000cm" fo:text-indent="0.004cm" fo:text-align="left" style:page-number="auto"/>
      <style:text-properties/>
    </style:style>
    <style:style style:family="paragraph" style:name="P4553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4554" style:parent-style-name="Body text (2)">
      <style:paragraph-properties fo:background-color="transparent" fo:margin-top="0.000cm" fo:margin-bottom="0.000cm" fo:line-height="0.423cm" fo:margin-left="1.199cm" fo:margin-right="0.000cm" fo:text-indent="0.004cm" fo:text-align="left" style:page-number="auto"/>
      <style:text-properties/>
    </style:style>
    <style:style style:family="paragraph" style:name="P4555" style:parent-style-name="Body text (5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4556" style:parent-style-name="Body text (2)">
      <style:paragraph-properties fo:background-color="transparent" fo:margin-top="0.000cm" fo:margin-bottom="0.000cm" fo:line-height="0.423cm" fo:margin-left="1.199cm" fo:margin-right="0.000cm" fo:text-indent="0.004cm" fo:text-align="left" style:page-number="auto"/>
      <style:text-properties/>
    </style:style>
    <style:style style:family="paragraph" style:name="P4557" style:parent-style-name="Body text (2)">
      <style:paragraph-properties fo:background-color="transparent" fo:margin-top="0.000cm" fo:margin-bottom="0.460cm" fo:line-height="0.745cm" fo:margin-left="0.000cm" fo:margin-right="0.035cm" fo:text-indent="0.000cm" style:page-number="auto"/>
      <style:text-properties/>
    </style:style>
    <style:style style:family="paragraph" style:name="P4558" style:parent-style-name="Body text (2)">
      <style:paragraph-properties fo:background-color="transparent" fo:margin-top="0.000cm" fo:margin-bottom="0.000cm" fo:line-height="0.423cm" fo:margin-left="1.199cm" fo:margin-right="0.000cm" fo:text-indent="0.004cm" fo:text-align="left" style:page-number="auto"/>
      <style:text-properties/>
    </style:style>
    <style:style style:family="paragraph" style:name="P4559" style:parent-style-name="Body text (2)">
      <style:paragraph-properties fo:background-color="transparent" fo:margin-top="0.000cm" fo:margin-bottom="0.000cm" fo:line-height="0.423cm" fo:margin-left="0.847cm" fo:margin-right="0.000cm" fo:text-indent="0.007cm" fo:text-align="left" style:page-number="auto"/>
      <style:text-properties/>
    </style:style>
    <style:style style:family="paragraph" style:name="P4560" style:parent-style-name="Body text (2)">
      <style:paragraph-properties fo:background-color="transparent" fo:margin-top="0.000cm" fo:margin-bottom="0.000cm" fo:line-height="0.423cm" fo:margin-left="1.199cm" fo:margin-right="0.000cm" fo:text-indent="0.004cm" fo:text-align="left" style:page-number="auto"/>
      <style:text-properties/>
    </style:style>
    <style:style style:family="paragraph" style:name="P45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62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45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64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4565" style:parent-style-name="Body text (2)">
      <style:paragraph-properties fo:background-color="transparent" fo:margin-top="0.000cm" fo:margin-bottom="0.530cm" fo:margin-left="0.035cm" fo:margin-right="0.000cm" fo:text-indent="0.000cm" style:page-number="auto"/>
      <style:text-properties/>
    </style:style>
    <style:style style:family="paragraph" style:name="P4566" style:parent-style-name="Body text (2)">
      <style:paragraph-properties fo:background-color="transparent" fo:margin-top="0.000cm" fo:margin-bottom="0.000cm" fo:line-height="0.423cm" fo:margin-left="1.199cm" fo:margin-right="0.000cm" fo:text-indent="0.004cm" fo:text-align="left" style:page-number="auto"/>
      <style:text-properties/>
    </style:style>
    <style:style style:family="paragraph" style:name="P45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4568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4569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4570" style:parent-style-name="Body text (2)">
      <style:paragraph-properties fo:background-color="transparent" fo:margin-top="0.000cm" fo:margin-bottom="0.000cm" fo:line-height="0.423cm" fo:margin-left="1.199cm" fo:margin-right="0.000cm" fo:text-indent="0.004cm" fo:text-align="left" style:page-number="auto"/>
      <style:text-properties/>
    </style:style>
    <style:style style:family="paragraph" style:name="P45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4572" style:parent-style-name="Body text (2)">
      <style:paragraph-properties fo:break-after="column" fo:background-color="transparent" fo:margin-top="0.000cm" fo:margin-bottom="0.000cm" fo:line-height="0.578cm" fo:margin-left="0.000cm" fo:margin-right="0.000cm" fo:text-indent="0.000cm" style:page-number="auto"/>
      <style:text-properties/>
    </style:style>
    <style:style style:family="paragraph" style:name="P4573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4574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4575" style:parent-style-name="Heading #1 (20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4576" style:parent-style-name="Body text (2)">
      <style:paragraph-properties fo:background-color="transparent" fo:margin-top="0.000cm" fo:margin-bottom="0.000cm" fo:line-height="0.423cm" fo:margin-left="0.000cm" fo:margin-right="0.000cm" fo:text-indent="0.197cm" fo:text-align="justify" style:page-number="auto"/>
      <style:text-properties/>
    </style:style>
    <style:style style:family="paragraph" style:name="P4577" style:parent-style-name="Body text (2)">
      <style:paragraph-properties fo:background-color="transparent" fo:margin-top="0.000cm" fo:margin-bottom="0.000cm" fo:line-height="0.423cm" fo:margin-left="2.328cm" fo:margin-right="0.000cm" fo:text-indent="0.017cm" fo:text-align="left" style:page-number="auto"/>
      <style:text-properties/>
    </style:style>
    <style:style style:family="paragraph" style:name="P4578" style:parent-style-name="Body text (2)">
      <style:paragraph-properties fo:background-color="transparent" fo:margin-top="0.000cm" fo:margin-bottom="0.000cm" fo:line-height="0.565cm" fo:margin-left="0.000cm" fo:margin-right="0.000cm" fo:text-indent="0.197cm" fo:text-align="left" style:page-number="auto"/>
      <style:text-properties/>
    </style:style>
    <style:style style:family="paragraph" style:name="P45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580" style:parent-style-name="Body text (2)">
      <style:paragraph-properties fo:background-color="transparent" fo:margin-top="0.000cm" fo:margin-bottom="0.000cm" fo:line-height="0.423cm" fo:margin-left="0.282cm" fo:margin-right="0.000cm" fo:text-indent="-0.013cm" fo:text-align="left" style:page-number="auto"/>
      <style:text-properties/>
    </style:style>
    <style:style style:family="paragraph" style:name="P4581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4582" style:parent-style-name="Body text (2)">
      <style:paragraph-properties fo:background-color="transparent" fo:margin-top="0.000cm" fo:margin-bottom="0.000cm" fo:line-height="0.565cm" fo:margin-left="0.000cm" fo:margin-right="0.000cm" fo:text-indent="0.197cm" fo:text-align="left" style:page-number="auto"/>
      <style:text-properties/>
    </style:style>
    <style:style style:family="paragraph" style:name="P45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4584" style:parent-style-name="Body text (2)">
      <style:paragraph-properties fo:background-color="transparent" fo:margin-top="0.000cm" fo:margin-bottom="0.000cm" fo:line-height="0.423cm" fo:margin-left="0.000cm" fo:margin-right="0.000cm" fo:text-indent="0.197cm" fo:text-align="left" style:page-number="auto"/>
      <style:text-properties/>
    </style:style>
    <style:style style:family="paragraph" style:name="P45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4586" style:parent-style-name="Body text (2)">
      <style:paragraph-properties fo:background-color="transparent" fo:margin-top="0.000cm" fo:margin-bottom="0.000cm" fo:line-height="0.423cm" fo:margin-left="0.000cm" fo:margin-right="0.000cm" fo:text-indent="0.197cm" fo:text-align="left" style:page-number="auto"/>
      <style:text-properties/>
    </style:style>
    <style:style style:family="paragraph" style:name="P4587">
      <style:paragraph-properties style:page-number="auto"/>
      <style:text-properties fo:font-size="5pt" style:font-size-asian="5pt" style:font-size-complex="5pt"/>
    </style:style>
    <style:style style:family="paragraph" style:name="P4588">
      <style:paragraph-properties style:page-number="auto"/>
      <style:text-properties fo:font-size="5.e-02pt" style:font-size-asian="5.e-02pt" style:font-size-complex="5.e-02pt"/>
    </style:style>
    <style:style style:family="paragraph" style:name="P4590">
      <style:paragraph-properties style:page-number="auto"/>
      <style:text-properties fo:font-size="0.1pt" style:font-size-asian="0.1pt" style:font-size-complex="0.1pt"/>
    </style:style>
    <style:style style:family="paragraph" style:name="P4591">
      <style:paragraph-properties style:page-number="auto"/>
      <style:text-properties fo:font-size="0.1pt" style:font-size-asian="0.1pt" style:font-size-complex="0.1pt"/>
    </style:style>
    <style:style style:family="paragraph" style:name="P4592">
      <style:paragraph-properties style:page-number="auto"/>
      <style:text-properties fo:font-size="0.1pt" style:font-size-asian="0.1pt" style:font-size-complex="0.1pt"/>
    </style:style>
    <style:style style:family="paragraph" style:name="P4593">
      <style:paragraph-properties style:page-number="auto"/>
      <style:text-properties fo:font-size="0.1pt" style:font-size-asian="0.1pt" style:font-size-complex="0.1pt"/>
    </style:style>
    <style:style style:family="paragraph" style:name="P4594">
      <style:paragraph-properties style:page-number="auto"/>
      <style:text-properties fo:font-size="0.1pt" style:font-size-asian="0.1pt" style:font-size-complex="0.1pt"/>
    </style:style>
    <style:style style:family="paragraph" style:name="P4595">
      <style:paragraph-properties style:page-number="auto"/>
      <style:text-properties fo:font-size="0.1pt" style:font-size-asian="0.1pt" style:font-size-complex="0.1pt"/>
    </style:style>
    <style:style style:family="paragraph" style:name="P4596">
      <style:paragraph-properties style:page-number="auto"/>
      <style:text-properties fo:font-size="0.1pt" style:font-size-asian="0.1pt" style:font-size-complex="0.1pt"/>
    </style:style>
    <style:style style:family="paragraph" style:name="P4597">
      <style:paragraph-properties style:page-number="auto"/>
      <style:text-properties fo:font-size="0.1pt" style:font-size-asian="0.1pt" style:font-size-complex="0.1pt"/>
    </style:style>
    <style:style style:family="paragraph" style:name="P4598">
      <style:paragraph-properties style:page-number="auto"/>
      <style:text-properties fo:font-size="0.1pt" style:font-size-asian="0.1pt" style:font-size-complex="0.1pt"/>
    </style:style>
    <style:style style:family="paragraph" style:name="P4599">
      <style:paragraph-properties style:page-number="auto"/>
      <style:text-properties fo:font-size="0.1pt" style:font-size-asian="0.1pt" style:font-size-complex="0.1pt"/>
    </style:style>
    <style:style style:family="paragraph" style:name="P4600">
      <style:paragraph-properties style:page-number="auto"/>
      <style:text-properties fo:font-size="0.1pt" style:font-size-asian="0.1pt" style:font-size-complex="0.1pt"/>
    </style:style>
    <style:style style:family="paragraph" style:name="P4601">
      <style:paragraph-properties style:page-number="auto"/>
      <style:text-properties fo:font-size="0.1pt" style:font-size-asian="0.1pt" style:font-size-complex="0.1pt"/>
    </style:style>
    <style:style style:family="paragraph" style:name="P4602">
      <style:paragraph-properties style:page-number="auto"/>
      <style:text-properties fo:font-size="0.1pt" style:font-size-asian="0.1pt" style:font-size-complex="0.1pt"/>
    </style:style>
    <style:style style:family="paragraph" style:name="P4603">
      <style:paragraph-properties style:page-number="auto"/>
      <style:text-properties fo:font-size="0.1pt" style:font-size-asian="0.1pt" style:font-size-complex="0.1pt"/>
    </style:style>
    <style:style style:family="paragraph" style:name="P4604">
      <style:paragraph-properties style:page-number="auto"/>
      <style:text-properties fo:font-size="0.1pt" style:font-size-asian="0.1pt" style:font-size-complex="0.1pt"/>
    </style:style>
    <style:style style:family="paragraph" style:name="P4605">
      <style:paragraph-properties style:page-number="auto"/>
      <style:text-properties fo:font-size="0.1pt" style:font-size-asian="0.1pt" style:font-size-complex="0.1pt"/>
    </style:style>
    <style:style style:family="paragraph" style:name="P4606">
      <style:paragraph-properties style:page-number="auto"/>
      <style:text-properties fo:font-size="0.1pt" style:font-size-asian="0.1pt" style:font-size-complex="0.1pt"/>
    </style:style>
    <style:style style:family="paragraph" style:name="P4607">
      <style:paragraph-properties style:page-number="auto"/>
      <style:text-properties fo:font-size="0.1pt" style:font-size-asian="0.1pt" style:font-size-complex="0.1pt"/>
    </style:style>
    <style:style style:family="paragraph" style:name="P4608">
      <style:paragraph-properties style:page-number="auto"/>
      <style:text-properties fo:font-size="0.1pt" style:font-size-asian="0.1pt" style:font-size-complex="0.1pt"/>
    </style:style>
    <style:style style:family="paragraph" style:name="P4609">
      <style:paragraph-properties style:page-number="auto"/>
      <style:text-properties fo:font-size="0.1pt" style:font-size-asian="0.1pt" style:font-size-complex="0.1pt"/>
    </style:style>
    <style:style style:family="paragraph" style:name="P4610">
      <style:paragraph-properties style:page-number="auto"/>
      <style:text-properties fo:font-size="0.1pt" style:font-size-asian="0.1pt" style:font-size-complex="0.1pt"/>
    </style:style>
    <style:style style:family="paragraph" style:name="P4611">
      <style:paragraph-properties style:page-number="auto"/>
      <style:text-properties fo:font-size="0.1pt" style:font-size-asian="0.1pt" style:font-size-complex="0.1pt"/>
    </style:style>
    <style:style style:family="paragraph" style:name="P4612">
      <style:paragraph-properties style:page-number="auto"/>
      <style:text-properties fo:font-size="0.1pt" style:font-size-asian="0.1pt" style:font-size-complex="0.1pt"/>
    </style:style>
    <style:style style:family="paragraph" style:name="P4613">
      <style:paragraph-properties style:page-number="auto"/>
      <style:text-properties fo:font-size="0.1pt" style:font-size-asian="0.1pt" style:font-size-complex="0.1pt"/>
    </style:style>
    <style:style style:family="paragraph" style:name="P4614">
      <style:paragraph-properties style:page-number="auto"/>
      <style:text-properties fo:font-size="0.1pt" style:font-size-asian="0.1pt" style:font-size-complex="0.1pt"/>
    </style:style>
    <style:style style:family="paragraph" style:name="P4615">
      <style:paragraph-properties style:page-number="auto"/>
      <style:text-properties fo:font-size="0.1pt" style:font-size-asian="0.1pt" style:font-size-complex="0.1pt"/>
    </style:style>
    <style:style style:family="paragraph" style:name="P4616">
      <style:paragraph-properties style:page-number="auto"/>
      <style:text-properties fo:font-size="0.1pt" style:font-size-asian="0.1pt" style:font-size-complex="0.1pt"/>
    </style:style>
    <style:style style:family="paragraph" style:name="P4617">
      <style:paragraph-properties style:page-number="auto"/>
      <style:text-properties fo:font-size="0.1pt" style:font-size-asian="0.1pt" style:font-size-complex="0.1pt"/>
    </style:style>
    <style:style style:family="paragraph" style:name="P4618">
      <style:paragraph-properties style:page-number="auto"/>
      <style:text-properties fo:font-size="0.1pt" style:font-size-asian="0.1pt" style:font-size-complex="0.1pt"/>
    </style:style>
    <style:style style:family="paragraph" style:name="P4619">
      <style:paragraph-properties style:page-number="auto"/>
      <style:text-properties fo:font-size="0.1pt" style:font-size-asian="0.1pt" style:font-size-complex="0.1pt"/>
    </style:style>
    <style:style style:family="paragraph" style:name="P4620">
      <style:paragraph-properties style:page-number="auto"/>
      <style:text-properties fo:font-size="0.1pt" style:font-size-asian="0.1pt" style:font-size-complex="0.1pt"/>
    </style:style>
    <style:style style:family="paragraph" style:name="P4621">
      <style:paragraph-properties style:page-number="auto"/>
      <style:text-properties fo:font-size="0.1pt" style:font-size-asian="0.1pt" style:font-size-complex="0.1pt"/>
    </style:style>
    <style:style style:family="paragraph" style:name="P4622">
      <style:paragraph-properties style:page-number="auto"/>
      <style:text-properties fo:font-size="0.1pt" style:font-size-asian="0.1pt" style:font-size-complex="0.1pt"/>
    </style:style>
    <style:style style:family="paragraph" style:name="P4623">
      <style:paragraph-properties style:page-number="auto"/>
      <style:text-properties fo:font-size="0.1pt" style:font-size-asian="0.1pt" style:font-size-complex="0.1pt"/>
    </style:style>
    <style:style style:family="paragraph" style:name="P4624">
      <style:paragraph-properties style:page-number="auto"/>
      <style:text-properties fo:font-size="0.1pt" style:font-size-asian="0.1pt" style:font-size-complex="0.1pt"/>
    </style:style>
    <style:style style:family="paragraph" style:name="P4625">
      <style:paragraph-properties style:page-number="auto"/>
      <style:text-properties fo:font-size="0.1pt" style:font-size-asian="0.1pt" style:font-size-complex="0.1pt"/>
    </style:style>
    <style:style style:family="paragraph" style:name="P4626">
      <style:paragraph-properties style:page-number="auto"/>
      <style:text-properties fo:font-size="0.1pt" style:font-size-asian="0.1pt" style:font-size-complex="0.1pt"/>
    </style:style>
    <style:style style:family="paragraph" style:name="P4627">
      <style:paragraph-properties style:page-number="auto"/>
      <style:text-properties fo:font-size="0.1pt" style:font-size-asian="0.1pt" style:font-size-complex="0.1pt"/>
    </style:style>
    <style:style style:family="paragraph" style:name="P4628">
      <style:paragraph-properties style:page-number="auto"/>
      <style:text-properties fo:font-size="0.1pt" style:font-size-asian="0.1pt" style:font-size-complex="0.1pt"/>
    </style:style>
    <style:style style:family="paragraph" style:name="P4629">
      <style:paragraph-properties style:page-number="auto"/>
      <style:text-properties fo:font-size="0.1pt" style:font-size-asian="0.1pt" style:font-size-complex="0.1pt"/>
    </style:style>
    <style:style style:family="paragraph" style:name="P4630">
      <style:paragraph-properties style:page-number="auto"/>
      <style:text-properties fo:font-size="0.1pt" style:font-size-asian="0.1pt" style:font-size-complex="0.1pt"/>
    </style:style>
    <style:style style:family="paragraph" style:name="P4631">
      <style:paragraph-properties style:page-number="auto"/>
      <style:text-properties fo:font-size="0.1pt" style:font-size-asian="0.1pt" style:font-size-complex="0.1pt"/>
    </style:style>
    <style:style style:family="paragraph" style:name="P4632">
      <style:paragraph-properties style:page-number="auto"/>
      <style:text-properties fo:font-size="0.1pt" style:font-size-asian="0.1pt" style:font-size-complex="0.1pt"/>
    </style:style>
    <style:style style:family="paragraph" style:name="P4633">
      <style:paragraph-properties style:page-number="auto"/>
      <style:text-properties fo:font-size="0.1pt" style:font-size-asian="0.1pt" style:font-size-complex="0.1pt"/>
    </style:style>
    <style:style style:family="paragraph" style:name="P4634">
      <style:paragraph-properties style:page-number="auto"/>
      <style:text-properties fo:font-size="0.1pt" style:font-size-asian="0.1pt" style:font-size-complex="0.1pt"/>
    </style:style>
    <style:style style:family="paragraph" style:name="P4635">
      <style:paragraph-properties style:page-number="auto"/>
      <style:text-properties fo:font-size="0.1pt" style:font-size-asian="0.1pt" style:font-size-complex="0.1pt"/>
    </style:style>
    <style:style style:family="paragraph" style:name="P4636">
      <style:paragraph-properties style:page-number="auto"/>
      <style:text-properties fo:font-size="0.1pt" style:font-size-asian="0.1pt" style:font-size-complex="0.1pt"/>
    </style:style>
    <style:style style:family="paragraph" style:name="P4637">
      <style:paragraph-properties style:page-number="auto"/>
      <style:text-properties fo:font-size="0.1pt" style:font-size-asian="0.1pt" style:font-size-complex="0.1pt"/>
    </style:style>
    <style:style style:family="paragraph" style:name="P4638">
      <style:paragraph-properties style:page-number="auto"/>
      <style:text-properties fo:font-size="0.1pt" style:font-size-asian="0.1pt" style:font-size-complex="0.1pt"/>
    </style:style>
    <style:style style:family="paragraph" style:name="P4639">
      <style:paragraph-properties style:page-number="auto"/>
      <style:text-properties fo:font-size="0.1pt" style:font-size-asian="0.1pt" style:font-size-complex="0.1pt"/>
    </style:style>
    <style:style style:family="paragraph" style:name="P4640">
      <style:paragraph-properties style:page-number="auto"/>
      <style:text-properties fo:font-size="0.1pt" style:font-size-asian="0.1pt" style:font-size-complex="0.1pt"/>
    </style:style>
    <style:style style:family="paragraph" style:name="P4641">
      <style:paragraph-properties style:page-number="auto"/>
      <style:text-properties fo:font-size="0.1pt" style:font-size-asian="0.1pt" style:font-size-complex="0.1pt"/>
    </style:style>
    <style:style style:family="paragraph" style:name="P4642">
      <style:paragraph-properties style:page-number="auto"/>
      <style:text-properties fo:font-size="0.1pt" style:font-size-asian="0.1pt" style:font-size-complex="0.1pt"/>
    </style:style>
    <style:style style:family="paragraph" style:name="P4643">
      <style:paragraph-properties style:page-number="auto"/>
      <style:text-properties fo:font-size="0.1pt" style:font-size-asian="0.1pt" style:font-size-complex="0.1pt"/>
    </style:style>
    <style:style style:family="paragraph" style:name="P4644">
      <style:paragraph-properties style:page-number="auto"/>
      <style:text-properties fo:font-size="0.1pt" style:font-size-asian="0.1pt" style:font-size-complex="0.1pt"/>
    </style:style>
    <style:style style:family="paragraph" style:name="P4645">
      <style:paragraph-properties style:page-number="auto"/>
      <style:text-properties fo:font-size="0.1pt" style:font-size-asian="0.1pt" style:font-size-complex="0.1pt"/>
    </style:style>
    <style:style style:family="paragraph" style:name="P4646">
      <style:paragraph-properties style:page-number="auto"/>
      <style:text-properties fo:font-size="0.1pt" style:font-size-asian="0.1pt" style:font-size-complex="0.1pt"/>
    </style:style>
    <style:style style:family="paragraph" style:name="P4647">
      <style:paragraph-properties style:page-number="auto"/>
      <style:text-properties fo:font-size="0.1pt" style:font-size-asian="0.1pt" style:font-size-complex="0.1pt"/>
    </style:style>
    <style:style style:family="paragraph" style:name="P4648">
      <style:paragraph-properties style:page-number="auto"/>
      <style:text-properties fo:font-size="0.1pt" style:font-size-asian="0.1pt" style:font-size-complex="0.1pt"/>
    </style:style>
    <style:style style:family="paragraph" style:name="P4649">
      <style:paragraph-properties style:page-number="auto"/>
      <style:text-properties fo:font-size="0.1pt" style:font-size-asian="0.1pt" style:font-size-complex="0.1pt"/>
    </style:style>
    <style:style style:family="paragraph" style:name="P4650" style:parent-style-name="Body text (3)" style:master-page-name="PageStyle0">
      <style:paragraph-properties fo:background-color="transparent" fo:margin-top="0.000cm" fo:margin-bottom="1.694cm" fo:margin-left="0.000cm" fo:margin-right="0.000cm" fo:text-indent="0.000cm" style:page-number="1"/>
      <style:text-properties/>
    </style:style>
    <style:style style:family="paragraph" style:name="P4651" style:parent-style-name="Body text (2)" style:master-page-name="PageStyle1">
      <style:paragraph-properties fo:background-color="transparent" fo:margin-top="0.000cm" fo:margin-bottom="0.530cm" fo:margin-left="0.035cm" fo:margin-right="0.000cm" fo:text-indent="0.000cm" style:page-number="1"/>
      <style:text-properties/>
    </style:style>
    <style:style style:family="paragraph" style:name="P4652" style:parent-style-name="Body text (2)" style:master-page-name="PageStyle2">
      <style:paragraph-properties fo:background-color="transparent" fo:margin-top="0.000cm" fo:margin-bottom="0.000cm" fo:margin-left="2.611cm" fo:margin-right="0.000cm" fo:text-indent="0.017cm" fo:text-align="left" style:page-number="4"/>
      <style:text-properties/>
    </style:style>
    <style:style style:family="paragraph" style:name="P4653" style:parent-style-name="Body text (2)" style:master-page-name="PageStyle3">
      <style:paragraph-properties fo:background-color="transparent" fo:margin-top="0.000cm" fo:margin-bottom="0.710cm" fo:line-height="0.423cm" fo:margin-left="0.000cm" fo:margin-right="0.000cm" fo:text-indent="0.059cm" fo:text-align="left" style:page-number="6"/>
      <style:text-properties/>
    </style:style>
    <style:style style:family="paragraph" style:name="P4654" style:parent-style-name="Body text (6)" style:master-page-name="PageStyle4">
      <style:paragraph-properties fo:background-color="transparent" fo:margin-top="0.000cm" fo:margin-bottom="0.490cm" fo:line-height="0.423cm" fo:margin-left="0.035cm" fo:margin-right="0.000cm" fo:text-indent="0.000cm" fo:text-align="center" style:page-number="7"/>
      <style:text-properties/>
    </style:style>
    <style:style style:family="paragraph" style:name="P4655" style:parent-style-name="Body text (2)" style:master-page-name="PageStyle5">
      <style:paragraph-properties fo:background-color="transparent" fo:margin-top="0.000cm" fo:margin-bottom="0.000cm" fo:margin-left="0.000cm" fo:margin-right="0.000cm" fo:text-indent="0.069cm" fo:text-align="left" style:page-number="8">
        <style:tab-stops>
          <style:tab-stop style:position="0.924cm" style:type="left"/>
        </style:tab-stops>
      </style:paragraph-properties>
      <style:text-properties/>
    </style:style>
    <style:style style:family="paragraph" style:name="P4656" style:parent-style-name="Body text (7)" style:master-page-name="PageStyle6">
      <style:paragraph-properties fo:background-color="transparent" fo:margin-top="0.000cm" fo:margin-bottom="0.605cm" fo:line-height="0.423cm" fo:margin-left="0.000cm" fo:margin-right="0.071cm" fo:text-indent="0.000cm" style:page-number="8"/>
      <style:text-properties/>
    </style:style>
    <style:style style:family="paragraph" style:name="P4657" style:parent-style-name="Heading #1 (5)" style:master-page-name="PageStyle7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10"/>
      <style:text-properties/>
    </style:style>
    <style:style style:family="paragraph" style:name="P4658" style:master-page-name="PageStyle8">
      <style:paragraph-properties fo:line-height="0.635cm" style:page-number="10"/>
      <style:text-properties/>
    </style:style>
    <style:style style:family="paragraph" style:name="P4659" style:master-page-name="PageStyle9">
      <style:paragraph-properties style:page-number="12"/>
      <style:text-properties fo:font-size="1pt" style:font-size-asian="1pt" style:font-size-complex="1pt"/>
    </style:style>
    <style:style style:family="paragraph" style:name="P4660" style:master-page-name="PageStyle10">
      <style:paragraph-properties style:page-number="13"/>
      <style:text-properties fo:font-size="1pt" style:font-size-asian="1pt" style:font-size-complex="1pt"/>
    </style:style>
    <style:style style:family="paragraph" style:name="P4661" style:master-page-name="PageStyle11">
      <style:paragraph-properties style:page-number="13"/>
      <style:text-properties fo:font-size="1pt" style:font-size-asian="1pt" style:font-size-complex="1pt"/>
    </style:style>
    <style:style style:family="paragraph" style:name="P4662" style:parent-style-name="Heading #1" style:master-page-name="PageStyle12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15"/>
      <style:text-properties/>
    </style:style>
    <style:style style:family="paragraph" style:name="P4663" style:master-page-name="PageStyle13">
      <style:paragraph-properties style:page-number="16"/>
      <style:text-properties fo:font-size="1pt" style:font-size-asian="1pt" style:font-size-complex="1pt"/>
    </style:style>
    <style:style style:family="paragraph" style:name="P4664" style:parent-style-name="Heading #1" style:master-page-name="PageStyle14">
      <style:paragraph-properties fo:keep-with-next="always" fo:keep-together="always" fo:background-color="transparent" fo:margin-top="0.000cm" fo:margin-bottom="0.000cm" fo:line-height="0.423cm" fo:margin-left="0.000cm" fo:margin-right="0.000cm" fo:text-indent="0.000cm" fo:text-align="right" style:page-number="17"/>
      <style:text-properties/>
    </style:style>
    <style:style style:family="paragraph" style:name="P4665" style:master-page-name="PageStyle15">
      <style:paragraph-properties fo:line-height="0.635cm" style:page-number="18"/>
      <style:text-properties/>
    </style:style>
    <style:style style:family="paragraph" style:name="P4666" style:master-page-name="PageStyle16">
      <style:paragraph-properties fo:line-height="0.635cm" style:page-number="19"/>
      <style:text-properties/>
    </style:style>
    <style:style style:family="paragraph" style:name="P4667" style:master-page-name="PageStyle17">
      <style:paragraph-properties fo:line-height="0.635cm" style:page-number="20"/>
      <style:text-properties/>
    </style:style>
    <style:style style:family="paragraph" style:name="P4668" style:master-page-name="PageStyle18">
      <style:paragraph-properties style:page-number="20"/>
      <style:text-properties fo:font-size="1pt" style:font-size-asian="1pt" style:font-size-complex="1pt"/>
    </style:style>
    <style:style style:family="paragraph" style:name="P4669" style:master-page-name="PageStyle19">
      <style:paragraph-properties fo:line-height="0.635cm" style:page-number="21"/>
      <style:text-properties/>
    </style:style>
    <style:style style:family="paragraph" style:name="P4670" style:master-page-name="PageStyle20">
      <style:paragraph-properties style:page-number="23"/>
      <style:text-properties fo:font-size="1pt" style:font-size-asian="1pt" style:font-size-complex="1pt"/>
    </style:style>
    <style:style style:family="paragraph" style:name="P4671" style:master-page-name="PageStyle21">
      <style:paragraph-properties style:page-number="24"/>
      <style:text-properties fo:font-size="1pt" style:font-size-asian="1pt" style:font-size-complex="1pt"/>
    </style:style>
    <style:style style:family="paragraph" style:name="P4672" style:master-page-name="PageStyle22">
      <style:paragraph-properties fo:line-height="0.635cm" style:page-number="25"/>
      <style:text-properties/>
    </style:style>
    <style:style style:family="paragraph" style:name="P4673" style:master-page-name="PageStyle23">
      <style:paragraph-properties fo:line-height="0.635cm" style:page-number="26"/>
      <style:text-properties/>
    </style:style>
    <style:style style:family="paragraph" style:name="P4674" style:master-page-name="PageStyle24">
      <style:paragraph-properties fo:line-height="0.635cm" style:page-number="26"/>
      <style:text-properties/>
    </style:style>
    <style:style style:family="paragraph" style:name="P4675" style:master-page-name="PageStyle25">
      <style:paragraph-properties fo:line-height="0.635cm" style:page-number="28"/>
      <style:text-properties/>
    </style:style>
    <style:style style:family="paragraph" style:name="P4676" style:master-page-name="PageStyle26">
      <style:paragraph-properties fo:line-height="0.635cm" style:page-number="29"/>
      <style:text-properties/>
    </style:style>
    <style:style style:family="paragraph" style:name="P4677" style:master-page-name="PageStyle27">
      <style:paragraph-properties fo:line-height="0.635cm" style:page-number="29"/>
      <style:text-properties/>
    </style:style>
    <style:style style:family="paragraph" style:name="P4678" style:parent-style-name="Heading #1" style:master-page-name="PageStyle28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31"/>
      <style:text-properties/>
    </style:style>
    <style:style style:family="paragraph" style:name="P4679" style:master-page-name="PageStyle29">
      <style:paragraph-properties fo:line-height="0.635cm" style:page-number="31"/>
      <style:text-properties/>
    </style:style>
    <style:style style:family="paragraph" style:name="P4680" style:master-page-name="PageStyle30">
      <style:paragraph-properties fo:line-height="0.635cm" style:page-number="33"/>
      <style:text-properties/>
    </style:style>
    <style:style style:family="paragraph" style:name="P4681" style:master-page-name="PageStyle31">
      <style:paragraph-properties fo:line-height="0.635cm" style:page-number="34"/>
      <style:text-properties/>
    </style:style>
    <style:style style:family="paragraph" style:name="P4682" style:parent-style-name="Header or footer (7)" style:master-page-name="PageStyle32">
      <style:paragraph-properties fo:background-color="transparent" fo:margin-top="0.000cm" fo:margin-bottom="0.000cm" fo:margin-left="0.811cm" fo:margin-right="0.000cm" fo:text-indent="0.000cm" style:page-number="35"/>
      <style:text-properties/>
    </style:style>
    <style:style style:family="paragraph" style:name="P4683" style:master-page-name="PageStyle33">
      <style:paragraph-properties fo:line-height="0.635cm" style:page-number="37"/>
      <style:text-properties/>
    </style:style>
    <style:style style:family="paragraph" style:name="P4684" style:master-page-name="PageStyle34">
      <style:paragraph-properties style:page-number="38"/>
      <style:text-properties fo:font-size="1pt" style:font-size-asian="1pt" style:font-size-complex="1pt"/>
    </style:style>
    <style:style style:family="paragraph" style:name="P4685" style:master-page-name="PageStyle35">
      <style:paragraph-properties fo:line-height="0.635cm" style:page-number="39"/>
      <style:text-properties/>
    </style:style>
    <style:style style:family="paragraph" style:name="P4686" style:master-page-name="PageStyle36">
      <style:paragraph-properties fo:line-height="0.635cm" style:page-number="41"/>
      <style:text-properties/>
    </style:style>
    <style:style style:family="paragraph" style:name="P4687" style:parent-style-name="Heading #1 (9)" style:master-page-name="PageStyle37">
      <style:paragraph-properties fo:keep-with-next="always" fo:keep-together="always" fo:background-color="transparent" fo:margin-top="0.000cm" fo:margin-bottom="0.000cm" fo:line-height="0.406cm" fo:margin-left="0.000cm" fo:margin-right="0.035cm" fo:text-indent="0.000cm" style:page-number="42"/>
      <style:text-properties/>
    </style:style>
    <style:style style:family="paragraph" style:name="P4688" style:master-page-name="PageStyle38">
      <style:paragraph-properties fo:line-height="0.635cm" style:page-number="42"/>
      <style:text-properties/>
    </style:style>
    <style:style style:family="paragraph" style:name="P4689" style:master-page-name="PageStyle39">
      <style:paragraph-properties fo:line-height="0.635cm" style:page-number="44"/>
      <style:text-properties/>
    </style:style>
    <style:style style:family="paragraph" style:name="P4690" style:parent-style-name="Heading #1" style:master-page-name="PageStyle40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44"/>
      <style:text-properties/>
    </style:style>
    <style:style style:family="paragraph" style:name="P4691" style:parent-style-name="Heading #1 (12)" style:master-page-name="PageStyle41">
      <style:paragraph-properties fo:keep-with-next="always" fo:keep-together="always" fo:background-color="transparent" fo:margin-top="0.000cm" fo:margin-bottom="0.000cm" fo:line-height="0.423cm" fo:margin-left="2.223cm" fo:margin-right="0.000cm" fo:text-indent="0.004cm" fo:text-align="left" style:page-number="46"/>
      <style:text-properties/>
    </style:style>
    <style:style style:family="paragraph" style:name="P4692" style:master-page-name="PageStyle42">
      <style:paragraph-properties style:page-number="46"/>
      <style:text-properties fo:font-size="1pt" style:font-size-asian="1pt" style:font-size-complex="1pt"/>
    </style:style>
    <style:style style:family="paragraph" style:name="P4693" style:master-page-name="PageStyle43">
      <style:paragraph-properties fo:line-height="0.635cm" style:page-number="47"/>
      <style:text-properties/>
    </style:style>
    <style:style style:family="paragraph" style:name="P4694" style:parent-style-name="Heading #1" style:master-page-name="PageStyle44">
      <style:paragraph-properties fo:keep-with-next="always" fo:keep-together="always" fo:background-color="transparent" fo:margin-top="0.000cm" fo:margin-bottom="0.000cm" fo:line-height="0.728cm" fo:margin-left="1.799cm" fo:margin-right="0.000cm" fo:text-indent="-0.004cm" fo:text-align="justify" style:page-number="49">
        <style:tab-stops>
          <style:tab-stop style:position="8.166cm" style:type="right"/>
          <style:tab-stop style:position="8.293cm" style:type="left"/>
        </style:tab-stops>
      </style:paragraph-properties>
      <style:text-properties/>
    </style:style>
    <style:style style:family="paragraph" style:name="P4695" style:parent-style-name="Body text (2)" style:master-page-name="PageStyle45">
      <style:paragraph-properties fo:background-color="transparent" fo:margin-top="0.000cm" fo:margin-bottom="0.623cm" fo:line-height="0.423cm" fo:margin-left="0.000cm" fo:margin-right="0.000cm" fo:text-indent="0.058cm" fo:text-align="justify" style:page-number="50"/>
      <style:text-properties/>
    </style:style>
    <style:style style:family="paragraph" style:name="P4696" style:master-page-name="PageStyle46">
      <style:paragraph-properties style:page-number="51"/>
      <style:text-properties fo:font-size="1pt" style:font-size-asian="1pt" style:font-size-complex="1pt"/>
    </style:style>
    <style:style style:family="paragraph" style:name="P4697" style:parent-style-name="Heading #1" style:master-page-name="PageStyle47">
      <style:paragraph-properties fo:keep-with-next="always" fo:keep-together="always" fo:background-color="transparent" fo:margin-top="0.000cm" fo:margin-bottom="0.000cm" fo:line-height="0.423cm" fo:margin-left="0.000cm" fo:margin-right="0.035cm" fo:text-indent="0.000cm" style:page-number="52"/>
      <style:text-properties/>
    </style:style>
    <style:style style:family="paragraph" style:name="P4698" style:master-page-name="PageStyle48">
      <style:paragraph-properties style:page-number="53"/>
      <style:text-properties fo:font-size="1pt" style:font-size-asian="1pt" style:font-size-complex="1pt"/>
    </style:style>
    <style:style style:family="paragraph" style:name="P4699" style:master-page-name="PageStyle49">
      <style:paragraph-properties fo:line-height="0.635cm" style:page-number="54"/>
      <style:text-properties/>
    </style:style>
    <style:style style:family="paragraph" style:name="P4700" style:master-page-name="PageStyle50">
      <style:paragraph-properties style:page-number="55"/>
      <style:text-properties fo:font-size="1pt" style:font-size-asian="1pt" style:font-size-complex="1pt"/>
    </style:style>
    <style:style style:family="paragraph" style:name="P4701" style:master-page-name="PageStyle51">
      <style:paragraph-properties style:page-number="55"/>
      <style:text-properties fo:font-size="1pt" style:font-size-asian="1pt" style:font-size-complex="1pt"/>
    </style:style>
    <style:style style:family="paragraph" style:name="P4702" style:master-page-name="PageStyle52">
      <style:paragraph-properties fo:line-height="0.635cm" style:page-number="57"/>
      <style:text-properties/>
    </style:style>
    <style:style style:family="paragraph" style:name="P4703" style:parent-style-name="Heading #1" style:master-page-name="PageStyle53">
      <style:paragraph-properties fo:keep-with-next="always" fo:keep-together="always" fo:background-color="transparent" fo:margin-top="0.000cm" fo:margin-bottom="0.000cm" fo:line-height="0.728cm" fo:margin-left="2.187cm" fo:margin-right="0.000cm" fo:text-indent="-0.003cm" fo:text-align="justify" style:page-number="58">
        <style:tab-stops>
          <style:tab-stop style:position="8.168cm" style:type="right"/>
          <style:tab-stop style:position="8.295cm" style:type="left"/>
        </style:tab-stops>
      </style:paragraph-properties>
      <style:text-properties/>
    </style:style>
    <style:style style:family="paragraph" style:name="P4704" style:master-page-name="PageStyle54">
      <style:paragraph-properties fo:line-height="0.635cm" style:page-number="58"/>
      <style:text-properties/>
    </style:style>
    <style:style style:family="paragraph" style:name="P4705" style:master-page-name="PageStyle55">
      <style:paragraph-properties style:page-number="59"/>
      <style:text-properties fo:font-size="1pt" style:font-size-asian="1pt" style:font-size-complex="1pt"/>
    </style:style>
    <style:style style:family="paragraph" style:name="P4706" style:master-page-name="PageStyle56">
      <style:paragraph-properties fo:line-height="0.635cm" style:page-number="61"/>
      <style:text-properties/>
    </style:style>
    <style:style style:family="paragraph" style:name="P4707" style:master-page-name="PageStyle57">
      <style:paragraph-properties style:page-number="62"/>
      <style:text-properties fo:font-size="1pt" style:font-size-asian="1pt" style:font-size-complex="1pt"/>
    </style:style>
    <style:style style:family="paragraph" style:name="P4708" style:master-page-name="PageStyle58">
      <style:paragraph-properties style:page-number="63"/>
      <style:text-properties fo:font-size="1pt" style:font-size-asian="1pt" style:font-size-complex="1pt"/>
    </style:style>
    <style:style style:family="paragraph" style:name="P4709" style:master-page-name="PageStyle59">
      <style:paragraph-properties fo:line-height="0.635cm" style:page-number="64"/>
      <style:text-properties/>
    </style:style>
    <style:style style:family="paragraph" style:name="P4710" style:parent-style-name="Heading #1" style:master-page-name="PageStyle60">
      <style:paragraph-properties fo:keep-with-next="always" fo:keep-together="always" fo:background-color="transparent" fo:margin-top="0.000cm" fo:margin-bottom="0.000cm" fo:line-height="0.728cm" fo:margin-left="2.223cm" fo:margin-right="0.000cm" fo:text-indent="0.004cm" fo:text-align="justify" style:page-number="65">
        <style:tab-stops>
          <style:tab-stop style:position="8.175cm" style:type="right"/>
          <style:tab-stop style:position="8.302cm" style:type="left"/>
        </style:tab-stops>
      </style:paragraph-properties>
      <style:text-properties/>
    </style:style>
    <style:style style:family="paragraph" style:name="P4711" style:master-page-name="PageStyle61">
      <style:paragraph-properties fo:line-height="0.635cm" style:page-number="65"/>
      <style:text-properties/>
    </style:style>
    <style:style style:family="paragraph" style:name="P4712" style:master-page-name="PageStyle62">
      <style:paragraph-properties style:page-number="66"/>
      <style:text-properties fo:font-size="1pt" style:font-size-asian="1pt" style:font-size-complex="1pt"/>
    </style:style>
    <style:style style:family="paragraph" style:name="P4713" style:master-page-name="PageStyle63">
      <style:paragraph-properties style:page-number="68"/>
      <style:text-properties fo:font-size="1pt" style:font-size-asian="1pt" style:font-size-complex="1pt"/>
    </style:style>
    <style:style style:family="paragraph" style:name="P4714" style:master-page-name="PageStyle64">
      <style:paragraph-properties style:page-number="69"/>
      <style:text-properties fo:font-size="1pt" style:font-size-asian="1pt" style:font-size-complex="1pt"/>
    </style:style>
    <style:style style:family="paragraph" style:name="P4715" style:master-page-name="PageStyle65">
      <style:paragraph-properties fo:line-height="0.635cm" style:page-number="69"/>
      <style:text-properties/>
    </style:style>
    <style:style style:family="paragraph" style:name="P4716" style:master-page-name="PageStyle66">
      <style:paragraph-properties fo:line-height="0.635cm" style:page-number="71"/>
      <style:text-properties/>
    </style:style>
    <style:style style:family="paragraph" style:name="P4717" style:parent-style-name="Body text (6)" style:master-page-name="PageStyle67">
      <style:paragraph-properties fo:background-color="transparent" fo:margin-top="0.000cm" fo:margin-bottom="0.605cm" fo:line-height="0.423cm" fo:margin-left="4.586cm" fo:margin-right="0.000cm" fo:text-indent="0.003cm" fo:text-align="left" style:page-number="72"/>
      <style:text-properties/>
    </style:style>
    <style:style style:family="paragraph" style:name="P4718" style:parent-style-name="Heading #1 (17)" style:master-page-name="PageStyle68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73"/>
      <style:text-properties/>
    </style:style>
    <style:style style:name="Table1" style:family="table">
      <style:table-properties style:writing-mode="lr-tb" style:width="10.626cm" table:align="center"/>
    </style:style>
    <style:style style:name="Table1.C1" style:family="table-column">
      <style:table-column-properties style:column-width="0.653cm"/>
    </style:style>
    <style:style style:name="Table1.C2" style:family="table-column">
      <style:table-column-properties style:column-width="5.537cm"/>
    </style:style>
    <style:style style:name="Table1.C3" style:family="table-column">
      <style:table-column-properties style:column-width="4.436cm"/>
    </style:style>
    <style:style style:name="Table1.R1" style:family="table-row">
      <style:table-row-properties style:row-height="0.610cm"/>
    </style:style>
    <style:style style:name="Table1.R2" style:family="table-row">
      <style:table-row-properties style:row-height="1.109cm"/>
    </style:style>
    <style:style style:name="Table1.R3" style:family="table-row">
      <style:table-row-properties style:row-height="1.295cm"/>
    </style:style>
    <style:style style:name="Table1.R4" style:family="table-row">
      <style:table-row-properties style:row-height="1.041cm"/>
    </style:style>
    <style:style style:name="Table1.R5" style:family="table-row">
      <style:table-row-properties style:row-height="1.083cm"/>
    </style:style>
    <style:style style:name="Table1.R6" style:family="table-row">
      <style:table-row-properties style:row-height="1.041cm"/>
    </style:style>
    <style:style style:name="Table1.R7" style:family="table-row">
      <style:table-row-properties style:row-height="1.050cm"/>
    </style:style>
    <style:style style:name="Table1.R8" style:family="table-row">
      <style:table-row-properties style:row-height="1.025cm"/>
    </style:style>
    <style:style style:name="Table1.R9" style:family="table-row">
      <style:table-row-properties style:row-height="1.083cm"/>
    </style:style>
    <style:style style:name="Table1.R10" style:family="table-row">
      <style:table-row-properties style:row-height="1.041cm"/>
    </style:style>
    <style:style style:name="Table1.R11" style:family="table-row">
      <style:table-row-properties style:row-height="1.058cm"/>
    </style:style>
    <style:style style:name="Table1.R12" style:family="table-row">
      <style:table-row-properties style:row-height="1.050cm"/>
    </style:style>
    <style:style style:name="Table1.R13" style:family="table-row">
      <style:table-row-properties style:row-height="1.050cm"/>
    </style:style>
    <style:style style:name="Table1.R14" style:family="table-row">
      <style:table-row-properties style:row-height="1.050cm"/>
    </style:style>
    <style:style style:name="Table1.R15" style:family="table-row">
      <style:table-row-properties style:row-height="1.050cm"/>
    </style:style>
    <style:style style:name="Table1.R16" style:family="table-row">
      <style:table-row-properties style:row-height="1.050cm"/>
    </style:style>
    <style:style style:name="Table1.R17" style:family="table-row">
      <style:table-row-properties style:row-height="1.041cm"/>
    </style:style>
    <style:style style:name="Table1.R18" style:family="table-row">
      <style:table-row-properties style:row-height="0.787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top"/>
    </style:style>
    <style:style style:name="Table1.Cell5" style:family="table-cell">
      <style:table-cell-properties fo:background-color="#FFFFFF" style:vertical-align="top"/>
    </style:style>
    <style:style style:name="Table1.Cell6" style:family="table-cell">
      <style:table-cell-properties fo:background-color="#FFFFFF" style:vertical-align="top"/>
    </style:style>
    <style:style style:name="Table1.Cell7" style:family="table-cell">
      <style:table-cell-properties fo:background-color="#FFFFFF" style:vertical-align="top"/>
    </style:style>
    <style:style style:name="Table1.Cell8" style:family="table-cell">
      <style:table-cell-properties fo:background-color="#FFFFFF" style:vertical-align="middle"/>
    </style:style>
    <style:style style:name="Table1.Cell9" style:family="table-cell">
      <style:table-cell-properties fo:background-color="#FFFFFF" style:vertical-align="middle"/>
    </style:style>
    <style:style style:name="Table1.Cell10" style:family="table-cell">
      <style:table-cell-properties fo:background-color="#FFFFFF" style:vertical-align="middle"/>
    </style:style>
    <style:style style:name="Table1.Cell11" style:family="table-cell">
      <style:table-cell-properties fo:background-color="#FFFFFF" style:vertical-align="middle"/>
    </style:style>
    <style:style style:name="Table1.Cell12" style:family="table-cell">
      <style:table-cell-properties fo:background-color="#FFFFFF" style:vertical-align="middle"/>
    </style:style>
    <style:style style:name="Table1.Cell13" style:family="table-cell">
      <style:table-cell-properties fo:background-color="#FFFFFF" style:vertical-align="middle"/>
    </style:style>
    <style:style style:name="Table1.Cell14" style:family="table-cell">
      <style:table-cell-properties fo:background-color="#FFFFFF" style:vertical-align="middle"/>
    </style:style>
    <style:style style:name="Table1.Cell15" style:family="table-cell">
      <style:table-cell-properties fo:background-color="#FFFFFF" style:vertical-align="middle"/>
    </style:style>
    <style:style style:name="Table1.Cell16" style:family="table-cell">
      <style:table-cell-properties fo:background-color="#FFFFFF" style:vertical-align="middle"/>
    </style:style>
    <style:style style:name="Table1.Cell17" style:family="table-cell">
      <style:table-cell-properties fo:background-color="#FFFFFF" style:vertical-align="middle"/>
    </style:style>
    <style:style style:name="Table1.Cell18" style:family="table-cell">
      <style:table-cell-properties fo:background-color="#FFFFFF" style:vertical-align="middle"/>
    </style:style>
    <style:style style:name="Table1.Cell19" style:family="table-cell">
      <style:table-cell-properties fo:background-color="#FFFFFF" style:vertical-align="middle"/>
    </style:style>
    <style:style style:name="Table1.Cell20" style:family="table-cell">
      <style:table-cell-properties fo:background-color="#FFFFFF" style:vertical-align="middle"/>
    </style:style>
    <style:style style:name="Table1.Cell21" style:family="table-cell">
      <style:table-cell-properties fo:background-color="#FFFFFF" style:vertical-align="middle"/>
    </style:style>
    <style:style style:name="Table1.Cell22" style:family="table-cell">
      <style:table-cell-properties fo:background-color="#FFFFFF" style:vertical-align="middle"/>
    </style:style>
    <style:style style:name="Table1.Cell23" style:family="table-cell">
      <style:table-cell-properties fo:background-color="#FFFFFF" style:vertical-align="middle"/>
    </style:style>
    <style:style style:name="Table1.Cell24" style:family="table-cell">
      <style:table-cell-properties fo:background-color="#FFFFFF" style:vertical-align="middle"/>
    </style:style>
    <style:style style:name="Table1.Cell25" style:family="table-cell">
      <style:table-cell-properties fo:background-color="#FFFFFF" style:vertical-align="middle"/>
    </style:style>
    <style:style style:name="Table1.Cell26" style:family="table-cell">
      <style:table-cell-properties fo:background-color="#FFFFFF" style:vertical-align="middle"/>
    </style:style>
    <style:style style:name="Table1.Cell27" style:family="table-cell">
      <style:table-cell-properties fo:background-color="#FFFFFF" style:vertical-align="middle"/>
    </style:style>
    <style:style style:name="Table1.Cell28" style:family="table-cell">
      <style:table-cell-properties fo:background-color="#FFFFFF" style:vertical-align="middle"/>
    </style:style>
    <style:style style:name="Table1.Cell29" style:family="table-cell">
      <style:table-cell-properties fo:background-color="#FFFFFF" style:vertical-align="middle"/>
    </style:style>
    <style:style style:name="Table1.Cell30" style:family="table-cell">
      <style:table-cell-properties fo:background-color="#FFFFFF" style:vertical-align="middle"/>
    </style:style>
    <style:style style:name="Table1.Cell31" style:family="table-cell">
      <style:table-cell-properties fo:background-color="#FFFFFF" style:vertical-align="middle"/>
    </style:style>
    <style:style style:name="Table1.Cell32" style:family="table-cell">
      <style:table-cell-properties fo:background-color="#FFFFFF" style:vertical-align="middle"/>
    </style:style>
    <style:style style:name="Table1.Cell33" style:family="table-cell">
      <style:table-cell-properties fo:background-color="#FFFFFF" style:vertical-align="middle"/>
    </style:style>
    <style:style style:name="Table1.Cell34" style:family="table-cell">
      <style:table-cell-properties fo:background-color="#FFFFFF" style:vertical-align="middle"/>
    </style:style>
    <style:style style:name="Table1.Cell35" style:family="table-cell">
      <style:table-cell-properties fo:background-color="#FFFFFF" style:vertical-align="middle"/>
    </style:style>
    <style:style style:name="Table1.Cell36" style:family="table-cell">
      <style:table-cell-properties fo:background-color="#FFFFFF" style:vertical-align="middle"/>
    </style:style>
    <style:style style:name="Table1.Cell37" style:family="table-cell">
      <style:table-cell-properties fo:background-color="#FFFFFF" style:vertical-align="middle"/>
    </style:style>
    <style:style style:name="Table1.Cell38" style:family="table-cell">
      <style:table-cell-properties fo:background-color="#FFFFFF" style:vertical-align="middle"/>
    </style:style>
    <style:style style:name="Table1.Cell39" style:family="table-cell">
      <style:table-cell-properties fo:background-color="#FFFFFF" style:vertical-align="middle"/>
    </style:style>
    <style:style style:name="Table1.Cell40" style:family="table-cell">
      <style:table-cell-properties fo:background-color="#FFFFFF" style:vertical-align="middle"/>
    </style:style>
    <style:style style:name="Table1.Cell41" style:family="table-cell">
      <style:table-cell-properties fo:background-color="#FFFFFF" style:vertical-align="middle"/>
    </style:style>
    <style:style style:name="Table1.Cell42" style:family="table-cell">
      <style:table-cell-properties fo:background-color="#FFFFFF" style:vertical-align="middle"/>
    </style:style>
    <style:style style:name="Table1.Cell43" style:family="table-cell">
      <style:table-cell-properties fo:background-color="#FFFFFF" style:vertical-align="middle"/>
    </style:style>
    <style:style style:name="Table1.Cell44" style:family="table-cell">
      <style:table-cell-properties fo:background-color="#FFFFFF" style:vertical-align="middle"/>
    </style:style>
    <style:style style:name="Table1.Cell45" style:family="table-cell">
      <style:table-cell-properties fo:background-color="#FFFFFF" style:vertical-align="middle"/>
    </style:style>
    <style:style style:name="Table1.Cell46" style:family="table-cell">
      <style:table-cell-properties fo:background-color="#FFFFFF" style:vertical-align="middle"/>
    </style:style>
    <style:style style:name="Table1.Cell47" style:family="table-cell">
      <style:table-cell-properties fo:background-color="#FFFFFF" style:vertical-align="middle"/>
    </style:style>
    <style:style style:name="Table1.Cell48" style:family="table-cell">
      <style:table-cell-properties fo:background-color="#FFFFFF" style:vertical-align="middle"/>
    </style:style>
    <style:style style:name="Table1.Cell49" style:family="table-cell">
      <style:table-cell-properties fo:background-color="#FFFFFF" style:vertical-align="middle"/>
    </style:style>
    <style:style style:name="Table1.Cell50" style:family="table-cell">
      <style:table-cell-properties fo:background-color="#FFFFFF" style:vertical-align="middle"/>
    </style:style>
    <style:style style:name="Table1.Cell51" style:family="table-cell">
      <style:table-cell-properties fo:background-color="#FFFFFF" style:vertical-align="middle"/>
    </style:style>
    <style:style style:name="Table1.Cell52" style:family="table-cell">
      <style:table-cell-properties fo:background-color="#FFFFFF"/>
    </style:style>
    <style:style style:name="Table1.Cell53" style:family="table-cell">
      <style:table-cell-properties fo:background-color="#FFFFFF"/>
    </style:style>
    <style:style style:name="Table1.Cell54" style:family="table-cell">
      <style:table-cell-properties fo:background-color="#FFFFFF"/>
    </style:style>
    <style:style style:name="Table2" style:family="table">
      <style:table-properties style:writing-mode="lr-tb" style:width="10.626cm" table:align="center"/>
    </style:style>
    <style:style style:name="Table2.C1" style:family="table-column">
      <style:table-column-properties style:column-width="0.653cm"/>
    </style:style>
    <style:style style:name="Table2.C2" style:family="table-column">
      <style:table-column-properties style:column-width="5.782cm"/>
    </style:style>
    <style:style style:name="Table2.C3" style:family="table-column">
      <style:table-column-properties style:column-width="4.191cm"/>
    </style:style>
    <style:style style:name="Table2.R1" style:family="table-row">
      <style:table-row-properties style:row-height="0.610cm"/>
    </style:style>
    <style:style style:name="Table2.R2" style:family="table-row">
      <style:table-row-properties style:row-height="1.118cm"/>
    </style:style>
    <style:style style:name="Table2.R3" style:family="table-row">
      <style:table-row-properties style:row-height="1.295cm"/>
    </style:style>
    <style:style style:name="Table2.R4" style:family="table-row">
      <style:table-row-properties style:row-height="1.041cm"/>
    </style:style>
    <style:style style:name="Table2.R5" style:family="table-row">
      <style:table-row-properties style:row-height="1.083cm"/>
    </style:style>
    <style:style style:name="Table2.R6" style:family="table-row">
      <style:table-row-properties style:row-height="1.041cm"/>
    </style:style>
    <style:style style:name="Table2.R7" style:family="table-row">
      <style:table-row-properties style:row-height="1.016cm"/>
    </style:style>
    <style:style style:name="Table2.R8" style:family="table-row">
      <style:table-row-properties style:row-height="1.092cm"/>
    </style:style>
    <style:style style:name="Table2.R9" style:family="table-row">
      <style:table-row-properties style:row-height="1.016cm"/>
    </style:style>
    <style:style style:name="Table2.R10" style:family="table-row">
      <style:table-row-properties style:row-height="1.076cm"/>
    </style:style>
    <style:style style:name="Table2.R11" style:family="table-row">
      <style:table-row-properties style:row-height="1.058cm"/>
    </style:style>
    <style:style style:name="Table2.R12" style:family="table-row">
      <style:table-row-properties style:row-height="1.041cm"/>
    </style:style>
    <style:style style:name="Table2.R13" style:family="table-row">
      <style:table-row-properties style:row-height="1.041cm"/>
    </style:style>
    <style:style style:name="Table2.R14" style:family="table-row">
      <style:table-row-properties style:row-height="1.058cm"/>
    </style:style>
    <style:style style:name="Table2.R15" style:family="table-row">
      <style:table-row-properties style:row-height="1.016cm"/>
    </style:style>
    <style:style style:name="Table2.R16" style:family="table-row">
      <style:table-row-properties style:row-height="1.050cm"/>
    </style:style>
    <style:style style:name="Table2.R17" style:family="table-row">
      <style:table-row-properties style:row-height="1.083cm"/>
    </style:style>
    <style:style style:name="Table2.R18" style:family="table-row">
      <style:table-row-properties style:row-height="1.016cm"/>
    </style:style>
    <style:style style:name="Table2.R19" style:family="table-row">
      <style:table-row-properties style:row-height="1.083cm"/>
    </style:style>
    <style:style style:name="Table2.R20" style:family="table-row">
      <style:table-row-properties style:row-height="0.780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top"/>
    </style:style>
    <style:style style:name="Table2.Cell4" style:family="table-cell">
      <style:table-cell-properties fo:background-color="#FFFFFF" style:vertical-align="top"/>
    </style:style>
    <style:style style:name="Table2.Cell5" style:family="table-cell">
      <style:table-cell-properties fo:background-color="#FFFFFF" style:vertical-align="top"/>
    </style:style>
    <style:style style:name="Table2.Cell6" style:family="table-cell">
      <style:table-cell-properties fo:background-color="#FFFFFF" style:vertical-align="top"/>
    </style:style>
    <style:style style:name="Table2.Cell7" style:family="table-cell">
      <style:table-cell-properties fo:background-color="#FFFFFF" style:vertical-align="top"/>
    </style:style>
    <style:style style:name="Table2.Cell8" style:family="table-cell">
      <style:table-cell-properties fo:background-color="#FFFFFF" style:vertical-align="middle"/>
    </style:style>
    <style:style style:name="Table2.Cell9" style:family="table-cell">
      <style:table-cell-properties fo:background-color="#FFFFFF" style:vertical-align="middle"/>
    </style:style>
    <style:style style:name="Table2.Cell10" style:family="table-cell">
      <style:table-cell-properties fo:background-color="#FFFFFF" style:vertical-align="middle"/>
    </style:style>
    <style:style style:name="Table2.Cell11" style:family="table-cell">
      <style:table-cell-properties fo:background-color="#FFFFFF" style:vertical-align="middle"/>
    </style:style>
    <style:style style:name="Table2.Cell12" style:family="table-cell">
      <style:table-cell-properties fo:background-color="#FFFFFF" style:vertical-align="middle"/>
    </style:style>
    <style:style style:name="Table2.Cell13" style:family="table-cell">
      <style:table-cell-properties fo:background-color="#FFFFFF" style:vertical-align="middle"/>
    </style:style>
    <style:style style:name="Table2.Cell14" style:family="table-cell">
      <style:table-cell-properties fo:background-color="#FFFFFF" style:vertical-align="middle"/>
    </style:style>
    <style:style style:name="Table2.Cell15" style:family="table-cell">
      <style:table-cell-properties fo:background-color="#FFFFFF" style:vertical-align="middle"/>
    </style:style>
    <style:style style:name="Table2.Cell16" style:family="table-cell">
      <style:table-cell-properties fo:background-color="#FFFFFF" style:vertical-align="middle"/>
    </style:style>
    <style:style style:name="Table2.Cell17" style:family="table-cell">
      <style:table-cell-properties fo:background-color="#FFFFFF" style:vertical-align="middle"/>
    </style:style>
    <style:style style:name="Table2.Cell18" style:family="table-cell">
      <style:table-cell-properties fo:background-color="#FFFFFF" style:vertical-align="middle"/>
    </style:style>
    <style:style style:name="Table2.Cell19" style:family="table-cell">
      <style:table-cell-properties fo:background-color="#FFFFFF" style:vertical-align="middle"/>
    </style:style>
    <style:style style:name="Table2.Cell20" style:family="table-cell">
      <style:table-cell-properties fo:background-color="#FFFFFF" style:vertical-align="middle"/>
    </style:style>
    <style:style style:name="Table2.Cell21" style:family="table-cell">
      <style:table-cell-properties fo:background-color="#FFFFFF" style:vertical-align="middle"/>
    </style:style>
    <style:style style:name="Table2.Cell22" style:family="table-cell">
      <style:table-cell-properties fo:background-color="#FFFFFF" style:vertical-align="middle"/>
    </style:style>
    <style:style style:name="Table2.Cell23" style:family="table-cell">
      <style:table-cell-properties fo:background-color="#FFFFFF" style:vertical-align="middle"/>
    </style:style>
    <style:style style:name="Table2.Cell24" style:family="table-cell">
      <style:table-cell-properties fo:background-color="#FFFFFF" style:vertical-align="middle"/>
    </style:style>
    <style:style style:name="Table2.Cell25" style:family="table-cell">
      <style:table-cell-properties fo:background-color="#FFFFFF" style:vertical-align="middle"/>
    </style:style>
    <style:style style:name="Table2.Cell26" style:family="table-cell">
      <style:table-cell-properties fo:background-color="#FFFFFF" style:vertical-align="middle"/>
    </style:style>
    <style:style style:name="Table2.Cell27" style:family="table-cell">
      <style:table-cell-properties fo:background-color="#FFFFFF" style:vertical-align="middle"/>
    </style:style>
    <style:style style:name="Table2.Cell28" style:family="table-cell">
      <style:table-cell-properties fo:background-color="#FFFFFF" style:vertical-align="middle"/>
    </style:style>
    <style:style style:name="Table2.Cell29" style:family="table-cell">
      <style:table-cell-properties fo:background-color="#FFFFFF" style:vertical-align="middle"/>
    </style:style>
    <style:style style:name="Table2.Cell30" style:family="table-cell">
      <style:table-cell-properties fo:background-color="#FFFFFF" style:vertical-align="middle"/>
    </style:style>
    <style:style style:name="Table2.Cell31" style:family="table-cell">
      <style:table-cell-properties fo:background-color="#FFFFFF" style:vertical-align="middle"/>
    </style:style>
    <style:style style:name="Table2.Cell32" style:family="table-cell">
      <style:table-cell-properties fo:background-color="#FFFFFF" style:vertical-align="middle"/>
    </style:style>
    <style:style style:name="Table2.Cell33" style:family="table-cell">
      <style:table-cell-properties fo:background-color="#FFFFFF" style:vertical-align="middle"/>
    </style:style>
    <style:style style:name="Table2.Cell34" style:family="table-cell">
      <style:table-cell-properties fo:background-color="#FFFFFF" style:vertical-align="middle"/>
    </style:style>
    <style:style style:name="Table2.Cell35" style:family="table-cell">
      <style:table-cell-properties fo:background-color="#FFFFFF" style:vertical-align="middle"/>
    </style:style>
    <style:style style:name="Table2.Cell36" style:family="table-cell">
      <style:table-cell-properties fo:background-color="#FFFFFF" style:vertical-align="middle"/>
    </style:style>
    <style:style style:name="Table2.Cell37" style:family="table-cell">
      <style:table-cell-properties fo:background-color="#FFFFFF" style:vertical-align="middle"/>
    </style:style>
    <style:style style:name="Table2.Cell38" style:family="table-cell">
      <style:table-cell-properties fo:background-color="#FFFFFF" style:vertical-align="middle"/>
    </style:style>
    <style:style style:name="Table2.Cell39" style:family="table-cell">
      <style:table-cell-properties fo:background-color="#FFFFFF" style:vertical-align="middle"/>
    </style:style>
    <style:style style:name="Table2.Cell40" style:family="table-cell">
      <style:table-cell-properties fo:background-color="#FFFFFF" style:vertical-align="middle"/>
    </style:style>
    <style:style style:name="Table2.Cell41" style:family="table-cell">
      <style:table-cell-properties fo:background-color="#FFFFFF" style:vertical-align="middle"/>
    </style:style>
    <style:style style:name="Table2.Cell42" style:family="table-cell">
      <style:table-cell-properties fo:background-color="#FFFFFF" style:vertical-align="middle"/>
    </style:style>
    <style:style style:name="Table2.Cell43" style:family="table-cell">
      <style:table-cell-properties fo:background-color="#FFFFFF" style:vertical-align="middle"/>
    </style:style>
    <style:style style:name="Table2.Cell44" style:family="table-cell">
      <style:table-cell-properties fo:background-color="#FFFFFF" style:vertical-align="middle"/>
    </style:style>
    <style:style style:name="Table2.Cell45" style:family="table-cell">
      <style:table-cell-properties fo:background-color="#FFFFFF" style:vertical-align="middle"/>
    </style:style>
    <style:style style:name="Table2.Cell46" style:family="table-cell">
      <style:table-cell-properties fo:background-color="#FFFFFF" style:vertical-align="middle"/>
    </style:style>
    <style:style style:name="Table2.Cell47" style:family="table-cell">
      <style:table-cell-properties fo:background-color="#FFFFFF" style:vertical-align="middle"/>
    </style:style>
    <style:style style:name="Table2.Cell48" style:family="table-cell">
      <style:table-cell-properties fo:background-color="#FFFFFF" style:vertical-align="middle"/>
    </style:style>
    <style:style style:name="Table2.Cell49" style:family="table-cell">
      <style:table-cell-properties fo:background-color="#FFFFFF" style:vertical-align="middle"/>
    </style:style>
    <style:style style:name="Table2.Cell50" style:family="table-cell">
      <style:table-cell-properties fo:background-color="#FFFFFF" style:vertical-align="middle"/>
    </style:style>
    <style:style style:name="Table2.Cell51" style:family="table-cell">
      <style:table-cell-properties fo:background-color="#FFFFFF" style:vertical-align="middle"/>
    </style:style>
    <style:style style:name="Table2.Cell52" style:family="table-cell">
      <style:table-cell-properties fo:background-color="#FFFFFF" style:vertical-align="middle"/>
    </style:style>
    <style:style style:name="Table2.Cell53" style:family="table-cell">
      <style:table-cell-properties fo:background-color="#FFFFFF" style:vertical-align="middle"/>
    </style:style>
    <style:style style:name="Table2.Cell54" style:family="table-cell">
      <style:table-cell-properties fo:background-color="#FFFFFF" style:vertical-align="middle"/>
    </style:style>
    <style:style style:name="Table2.Cell55" style:family="table-cell">
      <style:table-cell-properties fo:background-color="#FFFFFF" style:vertical-align="middle"/>
    </style:style>
    <style:style style:name="Table2.Cell56" style:family="table-cell">
      <style:table-cell-properties fo:background-color="#FFFFFF" style:vertical-align="middle"/>
    </style:style>
    <style:style style:name="Table2.Cell57" style:family="table-cell">
      <style:table-cell-properties fo:background-color="#FFFFFF" style:vertical-align="middle"/>
    </style:style>
    <style:style style:name="Table2.Cell58" style:family="table-cell">
      <style:table-cell-properties fo:background-color="#FFFFFF"/>
    </style:style>
    <style:style style:name="Table2.Cell59" style:family="table-cell">
      <style:table-cell-properties fo:background-color="#FFFFFF"/>
    </style:style>
    <style:style style:name="Table2.Cell60" style:family="table-cell">
      <style:table-cell-properties fo:background-color="#FFFFFF"/>
    </style:style>
    <style:style style:name="Table3" style:family="table">
      <style:table-properties style:writing-mode="lr-tb" style:width="10.626cm" table:align="center"/>
    </style:style>
    <style:style style:name="Table3.C1" style:family="table-column">
      <style:table-column-properties style:column-width="0.653cm"/>
    </style:style>
    <style:style style:name="Table3.C2" style:family="table-column">
      <style:table-column-properties style:column-width="5.867cm"/>
    </style:style>
    <style:style style:name="Table3.C3" style:family="table-column">
      <style:table-column-properties style:column-width="4.106cm"/>
    </style:style>
    <style:style style:name="Table3.R1" style:family="table-row">
      <style:table-row-properties style:row-height="1.727cm"/>
    </style:style>
    <style:style style:name="Table3.R2" style:family="table-row">
      <style:table-row-properties style:row-height="1.295cm"/>
    </style:style>
    <style:style style:name="Table3.R3" style:family="table-row">
      <style:table-row-properties style:row-height="1.058cm"/>
    </style:style>
    <style:style style:name="Table3.R4" style:family="table-row">
      <style:table-row-properties style:row-height="1.118cm"/>
    </style:style>
    <style:style style:name="Table3.R5" style:family="table-row">
      <style:table-row-properties style:row-height="1.076cm"/>
    </style:style>
    <style:style style:name="Table3.R6" style:family="table-row">
      <style:table-row-properties style:row-height="1.076cm"/>
    </style:style>
    <style:style style:name="Table3.R7" style:family="table-row">
      <style:table-row-properties style:row-height="1.067cm"/>
    </style:style>
    <style:style style:name="Table3.R8" style:family="table-row">
      <style:table-row-properties style:row-height="1.101cm"/>
    </style:style>
    <style:style style:name="Table3.R9" style:family="table-row">
      <style:table-row-properties style:row-height="1.041cm"/>
    </style:style>
    <style:style style:name="Table3.R10" style:family="table-row">
      <style:table-row-properties style:row-height="1.109cm"/>
    </style:style>
    <style:style style:name="Table3.R11" style:family="table-row">
      <style:table-row-properties style:row-height="1.076cm"/>
    </style:style>
    <style:style style:name="Table3.R12" style:family="table-row">
      <style:table-row-properties style:row-height="1.050cm"/>
    </style:style>
    <style:style style:name="Table3.R13" style:family="table-row">
      <style:table-row-properties style:row-height="1.109cm"/>
    </style:style>
    <style:style style:name="Table3.R14" style:family="table-row">
      <style:table-row-properties style:row-height="1.083cm"/>
    </style:style>
    <style:style style:name="Table3.R15" style:family="table-row">
      <style:table-row-properties style:row-height="1.092cm"/>
    </style:style>
    <style:style style:name="Table3.R16" style:family="table-row">
      <style:table-row-properties style:row-height="1.076cm"/>
    </style:style>
    <style:style style:name="Table3.R17" style:family="table-row">
      <style:table-row-properties style:row-height="1.076cm"/>
    </style:style>
    <style:style style:name="Table3.R18" style:family="table-row">
      <style:table-row-properties style:row-height="1.067cm"/>
    </style:style>
    <style:style style:name="Table3.R19" style:family="table-row">
      <style:table-row-properties style:row-height="1.058cm"/>
    </style:style>
    <style:style style:name="Table3.R20" style:family="table-row">
      <style:table-row-properties style:row-height="1.076cm"/>
    </style:style>
    <style:style style:name="Table3.R21" style:family="table-row">
      <style:table-row-properties style:row-height="1.109cm"/>
    </style:style>
    <style:style style:name="Table3.R22" style:family="table-row">
      <style:table-row-properties style:row-height="0.780cm"/>
    </style:style>
    <style:style style:name="Table3.Cell1" style:family="table-cell">
      <style:table-cell-properties fo:background-color="#FFFFFF" style:vertical-align="top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top"/>
    </style:style>
    <style:style style:name="Table3.Cell5" style:family="table-cell">
      <style:table-cell-properties fo:background-color="#FFFFFF" style:vertical-align="middle"/>
    </style:style>
    <style:style style:name="Table3.Cell6" style:family="table-cell">
      <style:table-cell-properties fo:background-color="#FFFFFF" style:vertical-align="middle"/>
    </style:style>
    <style:style style:name="Table3.Cell7" style:family="table-cell">
      <style:table-cell-properties fo:background-color="#FFFFFF" style:vertical-align="middle"/>
    </style:style>
    <style:style style:name="Table3.Cell8" style:family="table-cell">
      <style:table-cell-properties fo:background-color="#FFFFFF" style:vertical-align="middle"/>
    </style:style>
    <style:style style:name="Table3.Cell9" style:family="table-cell">
      <style:table-cell-properties fo:background-color="#FFFFFF" style:vertical-align="middle"/>
    </style:style>
    <style:style style:name="Table3.Cell10" style:family="table-cell">
      <style:table-cell-properties fo:background-color="#FFFFFF" style:vertical-align="middle"/>
    </style:style>
    <style:style style:name="Table3.Cell11" style:family="table-cell">
      <style:table-cell-properties fo:background-color="#FFFFFF" style:vertical-align="middle"/>
    </style:style>
    <style:style style:name="Table3.Cell12" style:family="table-cell">
      <style:table-cell-properties fo:background-color="#FFFFFF" style:vertical-align="middle"/>
    </style:style>
    <style:style style:name="Table3.Cell13" style:family="table-cell">
      <style:table-cell-properties fo:background-color="#FFFFFF" style:vertical-align="middle"/>
    </style:style>
    <style:style style:name="Table3.Cell14" style:family="table-cell">
      <style:table-cell-properties fo:background-color="#FFFFFF" style:vertical-align="middle"/>
    </style:style>
    <style:style style:name="Table3.Cell15" style:family="table-cell">
      <style:table-cell-properties fo:background-color="#FFFFFF" style:vertical-align="middle"/>
    </style:style>
    <style:style style:name="Table3.Cell16" style:family="table-cell">
      <style:table-cell-properties fo:background-color="#FFFFFF" style:vertical-align="middle"/>
    </style:style>
    <style:style style:name="Table3.Cell17" style:family="table-cell">
      <style:table-cell-properties fo:background-color="#FFFFFF" style:vertical-align="middle"/>
    </style:style>
    <style:style style:name="Table3.Cell18" style:family="table-cell">
      <style:table-cell-properties fo:background-color="#FFFFFF" style:vertical-align="middle"/>
    </style:style>
    <style:style style:name="Table3.Cell19" style:family="table-cell">
      <style:table-cell-properties fo:background-color="#FFFFFF" style:vertical-align="middle"/>
    </style:style>
    <style:style style:name="Table3.Cell20" style:family="table-cell">
      <style:table-cell-properties fo:background-color="#FFFFFF" style:vertical-align="middle"/>
    </style:style>
    <style:style style:name="Table3.Cell21" style:family="table-cell">
      <style:table-cell-properties fo:background-color="#FFFFFF" style:vertical-align="middle"/>
    </style:style>
    <style:style style:name="Table3.Cell22" style:family="table-cell">
      <style:table-cell-properties fo:background-color="#FFFFFF" style:vertical-align="middle"/>
    </style:style>
    <style:style style:name="Table3.Cell23" style:family="table-cell">
      <style:table-cell-properties fo:background-color="#FFFFFF" style:vertical-align="middle"/>
    </style:style>
    <style:style style:name="Table3.Cell24" style:family="table-cell">
      <style:table-cell-properties fo:background-color="#FFFFFF" style:vertical-align="middle"/>
    </style:style>
    <style:style style:name="Table3.Cell25" style:family="table-cell">
      <style:table-cell-properties fo:background-color="#FFFFFF" style:vertical-align="middle"/>
    </style:style>
    <style:style style:name="Table3.Cell26" style:family="table-cell">
      <style:table-cell-properties fo:background-color="#FFFFFF" style:vertical-align="middle"/>
    </style:style>
    <style:style style:name="Table3.Cell27" style:family="table-cell">
      <style:table-cell-properties fo:background-color="#FFFFFF" style:vertical-align="middle"/>
    </style:style>
    <style:style style:name="Table3.Cell28" style:family="table-cell">
      <style:table-cell-properties fo:background-color="#FFFFFF" style:vertical-align="middle"/>
    </style:style>
    <style:style style:name="Table3.Cell29" style:family="table-cell">
      <style:table-cell-properties fo:background-color="#FFFFFF" style:vertical-align="middle"/>
    </style:style>
    <style:style style:name="Table3.Cell30" style:family="table-cell">
      <style:table-cell-properties fo:background-color="#FFFFFF" style:vertical-align="middle"/>
    </style:style>
    <style:style style:name="Table3.Cell31" style:family="table-cell">
      <style:table-cell-properties fo:background-color="#FFFFFF" style:vertical-align="middle"/>
    </style:style>
    <style:style style:name="Table3.Cell32" style:family="table-cell">
      <style:table-cell-properties fo:background-color="#FFFFFF" style:vertical-align="middle"/>
    </style:style>
    <style:style style:name="Table3.Cell33" style:family="table-cell">
      <style:table-cell-properties fo:background-color="#FFFFFF" style:vertical-align="middle"/>
    </style:style>
    <style:style style:name="Table3.Cell34" style:family="table-cell">
      <style:table-cell-properties fo:background-color="#FFFFFF" style:vertical-align="middle"/>
    </style:style>
    <style:style style:name="Table3.Cell35" style:family="table-cell">
      <style:table-cell-properties fo:background-color="#FFFFFF" style:vertical-align="middle"/>
    </style:style>
    <style:style style:name="Table3.Cell36" style:family="table-cell">
      <style:table-cell-properties fo:background-color="#FFFFFF" style:vertical-align="middle"/>
    </style:style>
    <style:style style:name="Table3.Cell37" style:family="table-cell">
      <style:table-cell-properties fo:background-color="#FFFFFF" style:vertical-align="middle"/>
    </style:style>
    <style:style style:name="Table3.Cell38" style:family="table-cell">
      <style:table-cell-properties fo:background-color="#FFFFFF" style:vertical-align="middle"/>
    </style:style>
    <style:style style:name="Table3.Cell39" style:family="table-cell">
      <style:table-cell-properties fo:background-color="#FFFFFF" style:vertical-align="middle"/>
    </style:style>
    <style:style style:name="Table3.Cell40" style:family="table-cell">
      <style:table-cell-properties fo:background-color="#FFFFFF" style:vertical-align="middle"/>
    </style:style>
    <style:style style:name="Table3.Cell41" style:family="table-cell">
      <style:table-cell-properties fo:background-color="#FFFFFF" style:vertical-align="middle"/>
    </style:style>
    <style:style style:name="Table3.Cell42" style:family="table-cell">
      <style:table-cell-properties fo:background-color="#FFFFFF" style:vertical-align="middle"/>
    </style:style>
    <style:style style:name="Table3.Cell43" style:family="table-cell">
      <style:table-cell-properties fo:background-color="#FFFFFF" style:vertical-align="middle"/>
    </style:style>
    <style:style style:name="Table3.Cell44" style:family="table-cell">
      <style:table-cell-properties fo:background-color="#FFFFFF" style:vertical-align="middle"/>
    </style:style>
    <style:style style:name="Table3.Cell45" style:family="table-cell">
      <style:table-cell-properties fo:background-color="#FFFFFF" style:vertical-align="middle"/>
    </style:style>
    <style:style style:name="Table3.Cell46" style:family="table-cell">
      <style:table-cell-properties fo:background-color="#FFFFFF" style:vertical-align="middle"/>
    </style:style>
    <style:style style:name="Table3.Cell47" style:family="table-cell">
      <style:table-cell-properties fo:background-color="#FFFFFF" style:vertical-align="middle"/>
    </style:style>
    <style:style style:name="Table3.Cell48" style:family="table-cell">
      <style:table-cell-properties fo:background-color="#FFFFFF" style:vertical-align="middle"/>
    </style:style>
    <style:style style:name="Table3.Cell49" style:family="table-cell">
      <style:table-cell-properties fo:background-color="#FFFFFF" style:vertical-align="middle"/>
    </style:style>
    <style:style style:name="Table3.Cell50" style:family="table-cell">
      <style:table-cell-properties fo:background-color="#FFFFFF" style:vertical-align="middle"/>
    </style:style>
    <style:style style:name="Table3.Cell51" style:family="table-cell">
      <style:table-cell-properties fo:background-color="#FFFFFF" style:vertical-align="middle"/>
    </style:style>
    <style:style style:name="Table3.Cell52" style:family="table-cell">
      <style:table-cell-properties fo:background-color="#FFFFFF" style:vertical-align="middle"/>
    </style:style>
    <style:style style:name="Table3.Cell53" style:family="table-cell">
      <style:table-cell-properties fo:background-color="#FFFFFF" style:vertical-align="middle"/>
    </style:style>
    <style:style style:name="Table3.Cell54" style:family="table-cell">
      <style:table-cell-properties fo:background-color="#FFFFFF" style:vertical-align="middle"/>
    </style:style>
    <style:style style:name="Table3.Cell55" style:family="table-cell">
      <style:table-cell-properties fo:background-color="#FFFFFF" style:vertical-align="middle"/>
    </style:style>
    <style:style style:name="Table3.Cell56" style:family="table-cell">
      <style:table-cell-properties fo:background-color="#FFFFFF" style:vertical-align="middle"/>
    </style:style>
    <style:style style:name="Table3.Cell57" style:family="table-cell">
      <style:table-cell-properties fo:background-color="#FFFFFF" style:vertical-align="middle"/>
    </style:style>
    <style:style style:name="Table3.Cell58" style:family="table-cell">
      <style:table-cell-properties fo:background-color="#FFFFFF" style:vertical-align="middle"/>
    </style:style>
    <style:style style:name="Table3.Cell59" style:family="table-cell">
      <style:table-cell-properties fo:background-color="#FFFFFF" style:vertical-align="middle"/>
    </style:style>
    <style:style style:name="Table3.Cell60" style:family="table-cell">
      <style:table-cell-properties fo:background-color="#FFFFFF" style:vertical-align="middle"/>
    </style:style>
    <style:style style:name="Table3.Cell61" style:family="table-cell">
      <style:table-cell-properties fo:background-color="#FFFFFF" style:vertical-align="middle"/>
    </style:style>
    <style:style style:name="Table3.Cell62" style:family="table-cell">
      <style:table-cell-properties fo:background-color="#FFFFFF" style:vertical-align="middle"/>
    </style:style>
    <style:style style:name="Table3.Cell63" style:family="table-cell">
      <style:table-cell-properties fo:background-color="#FFFFFF" style:vertical-align="middle"/>
    </style:style>
    <style:style style:name="Table3.Cell64" style:family="table-cell">
      <style:table-cell-properties fo:background-color="#FFFFFF" style:vertical-align="top"/>
    </style:style>
    <style:style style:name="Table3.Cell65" style:family="table-cell">
      <style:table-cell-properties fo:background-color="#FFFFFF" style:vertical-align="top"/>
    </style:style>
    <style:style style:name="Table3.Cell66" style:family="table-cell">
      <style:table-cell-properties fo:background-color="#FFFFFF"/>
    </style:style>
    <style:style style:name="Table4" style:family="table">
      <style:table-properties style:writing-mode="lr-tb" style:width="16.662cm" table:align="center"/>
    </style:style>
    <style:style style:name="Table4.C1" style:family="table-column">
      <style:table-column-properties style:column-width="5.249cm"/>
    </style:style>
    <style:style style:name="Table4.C2" style:family="table-column">
      <style:table-column-properties style:column-width="1.431cm"/>
    </style:style>
    <style:style style:name="Table4.C3" style:family="table-column">
      <style:table-column-properties style:column-width="6.114cm"/>
    </style:style>
    <style:style style:name="Table4.C4" style:family="table-column">
      <style:table-column-properties style:column-width="3.870cm"/>
    </style:style>
    <style:style style:name="Table4.R1" style:family="table-row">
      <style:table-row-properties style:row-height="0.610cm"/>
    </style:style>
    <style:style style:name="Table4.R2" style:family="table-row">
      <style:table-row-properties style:row-height="0.744cm"/>
    </style:style>
    <style:style style:name="Table4.R3" style:family="table-row">
      <style:table-row-properties style:row-height="0.753cm"/>
    </style:style>
    <style:style style:name="Table4.R4" style:family="table-row">
      <style:table-row-properties style:row-height="0.923cm"/>
    </style:style>
    <style:style style:name="Table4.R5" style:family="table-row">
      <style:table-row-properties style:row-height="1.083cm"/>
    </style:style>
    <style:style style:name="Table4.R6" style:family="table-row">
      <style:table-row-properties style:row-height="1.109cm"/>
    </style:style>
    <style:style style:name="Table4.R7" style:family="table-row">
      <style:table-row-properties style:row-height="1.101cm"/>
    </style:style>
    <style:style style:name="Table4.R8" style:family="table-row">
      <style:table-row-properties style:row-height="1.101cm"/>
    </style:style>
    <style:style style:name="Table4.R9" style:family="table-row">
      <style:table-row-properties style:row-height="1.101cm"/>
    </style:style>
    <style:style style:name="Table4.R10" style:family="table-row">
      <style:table-row-properties style:row-height="1.058cm"/>
    </style:style>
    <style:style style:name="Table4.R11" style:family="table-row">
      <style:table-row-properties style:row-height="1.125cm"/>
    </style:style>
    <style:style style:name="Table4.R12" style:family="table-row">
      <style:table-row-properties style:row-height="1.118cm"/>
    </style:style>
    <style:style style:name="Table4.R13" style:family="table-row">
      <style:table-row-properties style:row-height="1.101cm"/>
    </style:style>
    <style:style style:name="Table4.R14" style:family="table-row">
      <style:table-row-properties style:row-height="1.067cm"/>
    </style:style>
    <style:style style:name="Table4.R15" style:family="table-row">
      <style:table-row-properties style:row-height="1.101cm"/>
    </style:style>
    <style:style style:name="Table4.R16" style:family="table-row">
      <style:table-row-properties style:row-height="0.813cm"/>
    </style:style>
    <style:style style:name="Table4.Cell1" style:family="table-cell">
      <style:table-cell-properties fo:background-color="#FFFFFF" style:vertical-align="top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top"/>
    </style:style>
    <style:style style:name="Table4.Cell5" style:family="table-cell">
      <style:table-cell-properties fo:background-color="#FFFFFF" style:vertical-align="top"/>
    </style:style>
    <style:style style:name="Table4.Cell6" style:family="table-cell">
      <style:table-cell-properties fo:background-color="#FFFFFF" style:vertical-align="top"/>
    </style:style>
    <style:style style:name="Table4.Cell7" style:family="table-cell">
      <style:table-cell-properties fo:background-color="#FFFFFF" style:vertical-align="top"/>
    </style:style>
    <style:style style:name="Table4.Cell8" style:family="table-cell">
      <style:table-cell-properties fo:background-color="#FFFFFF" style:vertical-align="top"/>
    </style:style>
    <style:style style:name="Table4.Cell9" style:family="table-cell">
      <style:table-cell-properties fo:background-color="#FFFFFF"/>
    </style:style>
    <style:style style:name="Table4.Cell10" style:family="table-cell">
      <style:table-cell-properties fo:background-color="#FFFFFF" style:vertical-align="top"/>
    </style:style>
    <style:style style:name="Table4.Cell11" style:family="table-cell">
      <style:table-cell-properties fo:background-color="#FFFFFF" style:vertical-align="top"/>
    </style:style>
    <style:style style:name="Table4.Cell12" style:family="table-cell">
      <style:table-cell-properties fo:background-color="#FFFFFF" style:vertical-align="top"/>
    </style:style>
    <style:style style:name="Table4.Cell13" style:family="table-cell">
      <style:table-cell-properties fo:background-color="#FFFFFF" style:vertical-align="top"/>
    </style:style>
    <style:style style:name="Table4.Cell14" style:family="table-cell">
      <style:table-cell-properties fo:background-color="#FFFFFF" style:vertical-align="top"/>
    </style:style>
    <style:style style:name="Table4.Cell15" style:family="table-cell">
      <style:table-cell-properties fo:background-color="#FFFFFF" style:vertical-align="top"/>
    </style:style>
    <style:style style:name="Table4.Cell16" style:family="table-cell">
      <style:table-cell-properties fo:background-color="#FFFFFF" style:vertical-align="top"/>
    </style:style>
    <style:style style:name="Table4.Cell17" style:family="table-cell">
      <style:table-cell-properties fo:background-color="#FFFFFF" style:vertical-align="middle"/>
    </style:style>
    <style:style style:name="Table4.Cell18" style:family="table-cell">
      <style:table-cell-properties fo:background-color="#FFFFFF" style:vertical-align="middle"/>
    </style:style>
    <style:style style:name="Table4.Cell19" style:family="table-cell">
      <style:table-cell-properties fo:background-color="#FFFFFF" style:vertical-align="middle"/>
    </style:style>
    <style:style style:name="Table4.Cell20" style:family="table-cell">
      <style:table-cell-properties fo:background-color="#FFFFFF" style:vertical-align="middle"/>
    </style:style>
    <style:style style:name="Table4.Cell21" style:family="table-cell">
      <style:table-cell-properties fo:background-color="#FFFFFF" style:vertical-align="top"/>
    </style:style>
    <style:style style:name="Table4.Cell22" style:family="table-cell">
      <style:table-cell-properties fo:background-color="#FFFFFF" style:vertical-align="middle"/>
    </style:style>
    <style:style style:name="Table4.Cell23" style:family="table-cell">
      <style:table-cell-properties fo:background-color="#FFFFFF" style:vertical-align="middle"/>
    </style:style>
    <style:style style:name="Table4.Cell24" style:family="table-cell">
      <style:table-cell-properties fo:background-color="#FFFFFF" style:vertical-align="middle"/>
    </style:style>
    <style:style style:name="Table4.Cell25" style:family="table-cell">
      <style:table-cell-properties fo:background-color="#FFFFFF" style:vertical-align="top"/>
    </style:style>
    <style:style style:name="Table4.Cell26" style:family="table-cell">
      <style:table-cell-properties fo:background-color="#FFFFFF" style:vertical-align="middle"/>
    </style:style>
    <style:style style:name="Table4.Cell27" style:family="table-cell">
      <style:table-cell-properties fo:background-color="#FFFFFF" style:vertical-align="middle"/>
    </style:style>
    <style:style style:name="Table4.Cell28" style:family="table-cell">
      <style:table-cell-properties fo:background-color="#FFFFFF" style:vertical-align="middle"/>
    </style:style>
    <style:style style:name="Table4.Cell29" style:family="table-cell">
      <style:table-cell-properties fo:background-color="#FFFFFF" style:vertical-align="top"/>
    </style:style>
    <style:style style:name="Table4.Cell30" style:family="table-cell">
      <style:table-cell-properties fo:background-color="#FFFFFF" style:vertical-align="middle"/>
    </style:style>
    <style:style style:name="Table4.Cell31" style:family="table-cell">
      <style:table-cell-properties fo:background-color="#FFFFFF" style:vertical-align="middle"/>
    </style:style>
    <style:style style:name="Table4.Cell32" style:family="table-cell">
      <style:table-cell-properties fo:background-color="#FFFFFF" style:vertical-align="middle"/>
    </style:style>
    <style:style style:name="Table4.Cell33" style:family="table-cell">
      <style:table-cell-properties fo:background-color="#FFFFFF" style:vertical-align="top"/>
    </style:style>
    <style:style style:name="Table4.Cell34" style:family="table-cell">
      <style:table-cell-properties fo:background-color="#FFFFFF" style:vertical-align="middle"/>
    </style:style>
    <style:style style:name="Table4.Cell35" style:family="table-cell">
      <style:table-cell-properties fo:background-color="#FFFFFF" style:vertical-align="middle"/>
    </style:style>
    <style:style style:name="Table4.Cell36" style:family="table-cell">
      <style:table-cell-properties fo:background-color="#FFFFFF" style:vertical-align="middle"/>
    </style:style>
    <style:style style:name="Table4.Cell37" style:family="table-cell">
      <style:table-cell-properties fo:background-color="#FFFFFF" style:vertical-align="top"/>
    </style:style>
    <style:style style:name="Table4.Cell38" style:family="table-cell">
      <style:table-cell-properties fo:background-color="#FFFFFF" style:vertical-align="middle"/>
    </style:style>
    <style:style style:name="Table4.Cell39" style:family="table-cell">
      <style:table-cell-properties fo:background-color="#FFFFFF" style:vertical-align="middle"/>
    </style:style>
    <style:style style:name="Table4.Cell40" style:family="table-cell">
      <style:table-cell-properties fo:background-color="#FFFFFF" style:vertical-align="middle"/>
    </style:style>
    <style:style style:name="Table4.Cell41" style:family="table-cell">
      <style:table-cell-properties fo:background-color="#FFFFFF" style:vertical-align="top"/>
    </style:style>
    <style:style style:name="Table4.Cell42" style:family="table-cell">
      <style:table-cell-properties fo:background-color="#FFFFFF" style:vertical-align="middle"/>
    </style:style>
    <style:style style:name="Table4.Cell43" style:family="table-cell">
      <style:table-cell-properties fo:background-color="#FFFFFF" style:vertical-align="middle"/>
    </style:style>
    <style:style style:name="Table4.Cell44" style:family="table-cell">
      <style:table-cell-properties fo:background-color="#FFFFFF" style:vertical-align="middle"/>
    </style:style>
    <style:style style:name="Table4.Cell45" style:family="table-cell">
      <style:table-cell-properties fo:background-color="#FFFFFF" style:vertical-align="top"/>
    </style:style>
    <style:style style:name="Table4.Cell46" style:family="table-cell">
      <style:table-cell-properties fo:background-color="#FFFFFF" style:vertical-align="middle"/>
    </style:style>
    <style:style style:name="Table4.Cell47" style:family="table-cell">
      <style:table-cell-properties fo:background-color="#FFFFFF" style:vertical-align="middle"/>
    </style:style>
    <style:style style:name="Table4.Cell48" style:family="table-cell">
      <style:table-cell-properties fo:background-color="#FFFFFF" style:vertical-align="middle"/>
    </style:style>
    <style:style style:name="Table4.Cell49" style:family="table-cell">
      <style:table-cell-properties fo:background-color="#FFFFFF" style:vertical-align="top"/>
    </style:style>
    <style:style style:name="Table4.Cell50" style:family="table-cell">
      <style:table-cell-properties fo:background-color="#FFFFFF" style:vertical-align="middle"/>
    </style:style>
    <style:style style:name="Table4.Cell51" style:family="table-cell">
      <style:table-cell-properties fo:background-color="#FFFFFF" style:vertical-align="middle"/>
    </style:style>
    <style:style style:name="Table4.Cell52" style:family="table-cell">
      <style:table-cell-properties fo:background-color="#FFFFFF" style:vertical-align="middle"/>
    </style:style>
    <style:style style:name="Table4.Cell53" style:family="table-cell">
      <style:table-cell-properties fo:background-color="#FFFFFF" style:vertical-align="top"/>
    </style:style>
    <style:style style:name="Table4.Cell54" style:family="table-cell">
      <style:table-cell-properties fo:background-color="#FFFFFF" style:vertical-align="middle"/>
    </style:style>
    <style:style style:name="Table4.Cell55" style:family="table-cell">
      <style:table-cell-properties fo:background-color="#FFFFFF" style:vertical-align="middle"/>
    </style:style>
    <style:style style:name="Table4.Cell56" style:family="table-cell">
      <style:table-cell-properties fo:background-color="#FFFFFF" style:vertical-align="middle"/>
    </style:style>
    <style:style style:name="Table4.Cell57" style:family="table-cell">
      <style:table-cell-properties fo:background-color="#FFFFFF" style:vertical-align="top"/>
    </style:style>
    <style:style style:name="Table4.Cell58" style:family="table-cell">
      <style:table-cell-properties fo:background-color="#FFFFFF" style:vertical-align="middle"/>
    </style:style>
    <style:style style:name="Table4.Cell59" style:family="table-cell">
      <style:table-cell-properties fo:background-color="#FFFFFF" style:vertical-align="middle"/>
    </style:style>
    <style:style style:name="Table4.Cell60" style:family="table-cell">
      <style:table-cell-properties fo:background-color="#FFFFFF" style:vertical-align="middle"/>
    </style:style>
    <style:style style:name="Table4.Cell61" style:family="table-cell">
      <style:table-cell-properties fo:background-color="#FFFFFF" style:vertical-align="top"/>
    </style:style>
    <style:style style:name="Table4.Cell62" style:family="table-cell">
      <style:table-cell-properties fo:background-color="#FFFFFF" style:vertical-align="top"/>
    </style:style>
    <style:style style:name="Table4.Cell63" style:family="table-cell">
      <style:table-cell-properties fo:background-color="#FFFFFF" style:vertical-align="top"/>
    </style:style>
    <style:style style:name="Table4.Cell64" style:family="table-cell">
      <style:table-cell-properties fo:background-color="#FFFFFF"/>
    </style:style>
    <style:style style:name="Table5" style:family="table">
      <style:table-properties style:writing-mode="lr-tb" style:width="16.662cm" table:align="center"/>
    </style:style>
    <style:style style:name="Table5.C1" style:family="table-column">
      <style:table-column-properties style:column-width="5.249cm"/>
    </style:style>
    <style:style style:name="Table5.C2" style:family="table-column">
      <style:table-column-properties style:column-width="7.502cm"/>
    </style:style>
    <style:style style:name="Table5.C3" style:family="table-column">
      <style:table-column-properties style:column-width="3.912cm"/>
    </style:style>
    <style:style style:name="Table5.R1" style:family="table-row">
      <style:table-row-properties style:row-height="0.617cm"/>
    </style:style>
    <style:style style:name="Table5.R2" style:family="table-row">
      <style:table-row-properties style:row-height="0.744cm"/>
    </style:style>
    <style:style style:name="Table5.R3" style:family="table-row">
      <style:table-row-properties style:row-height="0.744cm"/>
    </style:style>
    <style:style style:name="Table5.R4" style:family="table-row">
      <style:table-row-properties style:row-height="0.914cm"/>
    </style:style>
    <style:style style:name="Table5.R5" style:family="table-row">
      <style:table-row-properties style:row-height="1.058cm"/>
    </style:style>
    <style:style style:name="Table5.R6" style:family="table-row">
      <style:table-row-properties style:row-height="1.134cm"/>
    </style:style>
    <style:style style:name="Table5.R7" style:family="table-row">
      <style:table-row-properties style:row-height="1.109cm"/>
    </style:style>
    <style:style style:name="Table5.R8" style:family="table-row">
      <style:table-row-properties style:row-height="1.101cm"/>
    </style:style>
    <style:style style:name="Table5.R9" style:family="table-row">
      <style:table-row-properties style:row-height="1.101cm"/>
    </style:style>
    <style:style style:name="Table5.R10" style:family="table-row">
      <style:table-row-properties style:row-height="1.109cm"/>
    </style:style>
    <style:style style:name="Table5.R11" style:family="table-row">
      <style:table-row-properties style:row-height="1.092cm"/>
    </style:style>
    <style:style style:name="Table5.R12" style:family="table-row">
      <style:table-row-properties style:row-height="1.101cm"/>
    </style:style>
    <style:style style:name="Table5.R13" style:family="table-row">
      <style:table-row-properties style:row-height="1.101cm"/>
    </style:style>
    <style:style style:name="Table5.R14" style:family="table-row">
      <style:table-row-properties style:row-height="1.092cm"/>
    </style:style>
    <style:style style:name="Table5.R15" style:family="table-row">
      <style:table-row-properties style:row-height="1.109cm"/>
    </style:style>
    <style:style style:name="Table5.R16" style:family="table-row">
      <style:table-row-properties style:row-height="1.092cm"/>
    </style:style>
    <style:style style:name="Table5.R17" style:family="table-row">
      <style:table-row-properties style:row-height="1.109cm"/>
    </style:style>
    <style:style style:name="Table5.R18" style:family="table-row">
      <style:table-row-properties style:row-height="1.101cm"/>
    </style:style>
    <style:style style:name="Table5.R19" style:family="table-row">
      <style:table-row-properties style:row-height="2.718cm"/>
    </style:style>
    <style:style style:name="Table5.R20" style:family="table-row">
      <style:table-row-properties style:row-height="1.415cm"/>
    </style:style>
    <style:style style:name="Table5.R21" style:family="table-row">
      <style:table-row-properties style:row-height="0.508cm"/>
    </style:style>
    <style:style style:name="Table5.R22" style:family="table-row">
      <style:table-row-properties style:row-height="1.939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 style:vertical-align="top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top"/>
    </style:style>
    <style:style style:name="Table5.Cell5" style:family="table-cell">
      <style:table-cell-properties fo:background-color="#FFFFFF" style:vertical-align="top"/>
    </style:style>
    <style:style style:name="Table5.Cell6" style:family="table-cell">
      <style:table-cell-properties fo:background-color="#FFFFFF" style:vertical-align="top"/>
    </style:style>
    <style:style style:name="Table5.Cell7" style:family="table-cell">
      <style:table-cell-properties fo:background-color="#FFFFFF"/>
    </style:style>
    <style:style style:name="Table5.Cell8" style:family="table-cell">
      <style:table-cell-properties fo:background-color="#FFFFFF" style:vertical-align="top"/>
    </style:style>
    <style:style style:name="Table5.Cell9" style:family="table-cell">
      <style:table-cell-properties fo:background-color="#FFFFFF" style:vertical-align="top"/>
    </style:style>
    <style:style style:name="Table5.Cell10" style:family="table-cell">
      <style:table-cell-properties fo:background-color="#FFFFFF" style:vertical-align="top"/>
    </style:style>
    <style:style style:name="Table5.Cell11" style:family="table-cell">
      <style:table-cell-properties fo:background-color="#FFFFFF" style:vertical-align="middle"/>
    </style:style>
    <style:style style:name="Table5.Cell12" style:family="table-cell">
      <style:table-cell-properties fo:background-color="#FFFFFF" style:vertical-align="middle"/>
    </style:style>
    <style:style style:name="Table5.Cell13" style:family="table-cell">
      <style:table-cell-properties fo:background-color="#FFFFFF" style:vertical-align="middle"/>
    </style:style>
    <style:style style:name="Table5.Cell14" style:family="table-cell">
      <style:table-cell-properties fo:background-color="#FFFFFF" style:vertical-align="top"/>
    </style:style>
    <style:style style:name="Table5.Cell15" style:family="table-cell">
      <style:table-cell-properties fo:background-color="#FFFFFF" style:vertical-align="middle"/>
    </style:style>
    <style:style style:name="Table5.Cell16" style:family="table-cell">
      <style:table-cell-properties fo:background-color="#FFFFFF" style:vertical-align="middle"/>
    </style:style>
    <style:style style:name="Table5.Cell17" style:family="table-cell">
      <style:table-cell-properties fo:background-color="#FFFFFF" style:vertical-align="top"/>
    </style:style>
    <style:style style:name="Table5.Cell18" style:family="table-cell">
      <style:table-cell-properties fo:background-color="#FFFFFF" style:vertical-align="middle"/>
    </style:style>
    <style:style style:name="Table5.Cell19" style:family="table-cell">
      <style:table-cell-properties fo:background-color="#FFFFFF" style:vertical-align="middle"/>
    </style:style>
    <style:style style:name="Table5.Cell20" style:family="table-cell">
      <style:table-cell-properties fo:background-color="#FFFFFF" style:vertical-align="top"/>
    </style:style>
    <style:style style:name="Table5.Cell21" style:family="table-cell">
      <style:table-cell-properties fo:background-color="#FFFFFF" style:vertical-align="middle"/>
    </style:style>
    <style:style style:name="Table5.Cell22" style:family="table-cell">
      <style:table-cell-properties fo:background-color="#FFFFFF" style:vertical-align="middle"/>
    </style:style>
    <style:style style:name="Table5.Cell23" style:family="table-cell">
      <style:table-cell-properties fo:background-color="#FFFFFF" style:vertical-align="top"/>
    </style:style>
    <style:style style:name="Table5.Cell24" style:family="table-cell">
      <style:table-cell-properties fo:background-color="#FFFFFF" style:vertical-align="middle"/>
    </style:style>
    <style:style style:name="Table5.Cell25" style:family="table-cell">
      <style:table-cell-properties fo:background-color="#FFFFFF" style:vertical-align="middle"/>
    </style:style>
    <style:style style:name="Table5.Cell26" style:family="table-cell">
      <style:table-cell-properties fo:background-color="#FFFFFF" style:vertical-align="top"/>
    </style:style>
    <style:style style:name="Table5.Cell27" style:family="table-cell">
      <style:table-cell-properties fo:background-color="#FFFFFF" style:vertical-align="middle"/>
    </style:style>
    <style:style style:name="Table5.Cell28" style:family="table-cell">
      <style:table-cell-properties fo:background-color="#FFFFFF" style:vertical-align="middle"/>
    </style:style>
    <style:style style:name="Table5.Cell29" style:family="table-cell">
      <style:table-cell-properties fo:background-color="#FFFFFF" style:vertical-align="top"/>
    </style:style>
    <style:style style:name="Table5.Cell30" style:family="table-cell">
      <style:table-cell-properties fo:background-color="#FFFFFF" style:vertical-align="middle"/>
    </style:style>
    <style:style style:name="Table5.Cell31" style:family="table-cell">
      <style:table-cell-properties fo:background-color="#FFFFFF" style:vertical-align="middle"/>
    </style:style>
    <style:style style:name="Table5.Cell32" style:family="table-cell">
      <style:table-cell-properties fo:background-color="#FFFFFF" style:vertical-align="top"/>
    </style:style>
    <style:style style:name="Table5.Cell33" style:family="table-cell">
      <style:table-cell-properties fo:background-color="#FFFFFF" style:vertical-align="middle"/>
    </style:style>
    <style:style style:name="Table5.Cell34" style:family="table-cell">
      <style:table-cell-properties fo:background-color="#FFFFFF" style:vertical-align="middle"/>
    </style:style>
    <style:style style:name="Table5.Cell35" style:family="table-cell">
      <style:table-cell-properties fo:background-color="#FFFFFF" style:vertical-align="top"/>
    </style:style>
    <style:style style:name="Table5.Cell36" style:family="table-cell">
      <style:table-cell-properties fo:background-color="#FFFFFF" style:vertical-align="middle"/>
    </style:style>
    <style:style style:name="Table5.Cell37" style:family="table-cell">
      <style:table-cell-properties fo:background-color="#FFFFFF" style:vertical-align="middle"/>
    </style:style>
    <style:style style:name="Table5.Cell38" style:family="table-cell">
      <style:table-cell-properties fo:background-color="#FFFFFF" style:vertical-align="top"/>
    </style:style>
    <style:style style:name="Table5.Cell39" style:family="table-cell">
      <style:table-cell-properties fo:background-color="#FFFFFF" style:vertical-align="middle"/>
    </style:style>
    <style:style style:name="Table5.Cell40" style:family="table-cell">
      <style:table-cell-properties fo:background-color="#FFFFFF" style:vertical-align="middle"/>
    </style:style>
    <style:style style:name="Table5.Cell41" style:family="table-cell">
      <style:table-cell-properties fo:background-color="#FFFFFF" style:vertical-align="top"/>
    </style:style>
    <style:style style:name="Table5.Cell42" style:family="table-cell">
      <style:table-cell-properties fo:background-color="#FFFFFF" style:vertical-align="middle"/>
    </style:style>
    <style:style style:name="Table5.Cell43" style:family="table-cell">
      <style:table-cell-properties fo:background-color="#FFFFFF" style:vertical-align="middle"/>
    </style:style>
    <style:style style:name="Table5.Cell44" style:family="table-cell">
      <style:table-cell-properties fo:background-color="#FFFFFF" style:vertical-align="top"/>
    </style:style>
    <style:style style:name="Table5.Cell45" style:family="table-cell">
      <style:table-cell-properties fo:background-color="#FFFFFF" style:vertical-align="middle"/>
    </style:style>
    <style:style style:name="Table5.Cell46" style:family="table-cell">
      <style:table-cell-properties fo:background-color="#FFFFFF" style:vertical-align="middle"/>
    </style:style>
    <style:style style:name="Table5.Cell47" style:family="table-cell">
      <style:table-cell-properties fo:background-color="#FFFFFF" style:vertical-align="top"/>
    </style:style>
    <style:style style:name="Table5.Cell48" style:family="table-cell">
      <style:table-cell-properties fo:background-color="#FFFFFF" style:vertical-align="middle"/>
    </style:style>
    <style:style style:name="Table5.Cell49" style:family="table-cell">
      <style:table-cell-properties fo:background-color="#FFFFFF" style:vertical-align="middle"/>
    </style:style>
    <style:style style:name="Table5.Cell50" style:family="table-cell">
      <style:table-cell-properties fo:background-color="#FFFFFF" style:vertical-align="top"/>
    </style:style>
    <style:style style:name="Table5.Cell51" style:family="table-cell">
      <style:table-cell-properties fo:background-color="#FFFFFF" style:vertical-align="middle"/>
    </style:style>
    <style:style style:name="Table5.Cell52" style:family="table-cell">
      <style:table-cell-properties fo:background-color="#FFFFFF" style:vertical-align="middle"/>
    </style:style>
    <style:style style:name="Table5.Cell53" style:family="table-cell">
      <style:table-cell-properties fo:background-color="#FFFFFF" style:vertical-align="top"/>
    </style:style>
    <style:style style:name="Table5.Cell54" style:family="table-cell">
      <style:table-cell-properties fo:background-color="#FFFFFF" style:vertical-align="top"/>
    </style:style>
    <style:style style:name="Table5.Cell55" style:family="table-cell">
      <style:table-cell-properties fo:background-color="#FFFFFF" style:vertical-align="top"/>
    </style:style>
    <style:style style:name="Table5.Cell56" style:family="table-cell">
      <style:table-cell-properties fo:background-color="#FFFFFF"/>
    </style:style>
    <style:style style:name="Table5.Cell57" style:family="table-cell">
      <style:table-cell-properties fo:background-color="#FFFFFF"/>
    </style:style>
    <style:style style:name="Table5.Cell58" style:family="table-cell">
      <style:table-cell-properties fo:background-color="#FFFFFF"/>
    </style:style>
    <style:style style:name="Table5.Cell59" style:family="table-cell">
      <style:table-cell-properties fo:background-color="#FFFFFF" style:vertical-align="top"/>
    </style:style>
    <style:style style:name="Table5.Cell60" style:family="table-cell">
      <style:table-cell-properties fo:background-color="#FFFFFF" style:vertical-align="top"/>
    </style:style>
    <style:style style:name="Table5.Cell61" style:family="table-cell">
      <style:table-cell-properties fo:background-color="#FFFFFF"/>
    </style:style>
    <style:style style:name="Table5.Cell62" style:family="table-cell">
      <style:table-cell-properties fo:background-color="#FFFFFF" style:vertical-align="top"/>
    </style:style>
    <style:style style:name="Table6" style:family="table">
      <style:table-properties style:writing-mode="lr-tb" style:width="16.655cm" table:align="center"/>
    </style:style>
    <style:style style:name="Table6.C1" style:family="table-column">
      <style:table-column-properties style:column-width="5.249cm"/>
    </style:style>
    <style:style style:name="Table6.C2" style:family="table-column">
      <style:table-column-properties style:column-width="7.375cm"/>
    </style:style>
    <style:style style:name="Table6.C3" style:family="table-column">
      <style:table-column-properties style:column-width="4.030cm"/>
    </style:style>
    <style:style style:name="Table6.R1" style:family="table-row">
      <style:table-row-properties style:row-height="0.610cm"/>
    </style:style>
    <style:style style:name="Table6.R2" style:family="table-row">
      <style:table-row-properties style:row-height="0.744cm"/>
    </style:style>
    <style:style style:name="Table6.R3" style:family="table-row">
      <style:table-row-properties style:row-height="0.753cm"/>
    </style:style>
    <style:style style:name="Table6.R4" style:family="table-row">
      <style:table-row-properties style:row-height="0.914cm"/>
    </style:style>
    <style:style style:name="Table6.R5" style:family="table-row">
      <style:table-row-properties style:row-height="1.092cm"/>
    </style:style>
    <style:style style:name="Table6.R6" style:family="table-row">
      <style:table-row-properties style:row-height="1.092cm"/>
    </style:style>
    <style:style style:name="Table6.R7" style:family="table-row">
      <style:table-row-properties style:row-height="1.076cm"/>
    </style:style>
    <style:style style:name="Table6.R8" style:family="table-row">
      <style:table-row-properties style:row-height="1.143cm"/>
    </style:style>
    <style:style style:name="Table6.R9" style:family="table-row">
      <style:table-row-properties style:row-height="1.101cm"/>
    </style:style>
    <style:style style:name="Table6.R10" style:family="table-row">
      <style:table-row-properties style:row-height="1.092cm"/>
    </style:style>
    <style:style style:name="Table6.R11" style:family="table-row">
      <style:table-row-properties style:row-height="1.109cm"/>
    </style:style>
    <style:style style:name="Table6.R12" style:family="table-row">
      <style:table-row-properties style:row-height="1.067cm"/>
    </style:style>
    <style:style style:name="Table6.R13" style:family="table-row">
      <style:table-row-properties style:row-height="1.125cm"/>
    </style:style>
    <style:style style:name="Table6.R14" style:family="table-row">
      <style:table-row-properties style:row-height="1.067cm"/>
    </style:style>
    <style:style style:name="Table6.R15" style:family="table-row">
      <style:table-row-properties style:row-height="1.143cm"/>
    </style:style>
    <style:style style:name="Table6.R16" style:family="table-row">
      <style:table-row-properties style:row-height="1.058cm"/>
    </style:style>
    <style:style style:name="Table6.R17" style:family="table-row">
      <style:table-row-properties style:row-height="1.109cm"/>
    </style:style>
    <style:style style:name="Table6.R18" style:family="table-row">
      <style:table-row-properties style:row-height="1.101cm"/>
    </style:style>
    <style:style style:name="Table6.R19" style:family="table-row">
      <style:table-row-properties style:row-height="1.651cm"/>
    </style:style>
    <style:style style:name="Table6.R20" style:family="table-row">
      <style:table-row-properties style:row-height="1.642cm"/>
    </style:style>
    <style:style style:name="Table6.R21" style:family="table-row">
      <style:table-row-properties style:row-height="1.134cm"/>
    </style:style>
    <style:style style:name="Table6.R22" style:family="table-row">
      <style:table-row-properties style:row-height="1.067cm"/>
    </style:style>
    <style:style style:name="Table6.R23" style:family="table-row">
      <style:table-row-properties style:row-height="0.847cm"/>
    </style:style>
    <style:style style:name="Table6.Cell1" style:family="table-cell">
      <style:table-cell-properties fo:background-color="#FFFFFF" style:vertical-align="top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 style:vertical-align="top"/>
    </style:style>
    <style:style style:name="Table6.Cell4" style:family="table-cell">
      <style:table-cell-properties fo:background-color="#FFFFFF" style:vertical-align="top"/>
    </style:style>
    <style:style style:name="Table6.Cell5" style:family="table-cell">
      <style:table-cell-properties fo:background-color="#FFFFFF" style:vertical-align="top"/>
    </style:style>
    <style:style style:name="Table6.Cell6" style:family="table-cell">
      <style:table-cell-properties fo:background-color="#FFFFFF" style:vertical-align="top"/>
    </style:style>
    <style:style style:name="Table6.Cell7" style:family="table-cell">
      <style:table-cell-properties fo:background-color="#FFFFFF"/>
    </style:style>
    <style:style style:name="Table6.Cell8" style:family="table-cell">
      <style:table-cell-properties fo:background-color="#FFFFFF" style:vertical-align="top"/>
    </style:style>
    <style:style style:name="Table6.Cell9" style:family="table-cell">
      <style:table-cell-properties fo:background-color="#FFFFFF" style:vertical-align="top"/>
    </style:style>
    <style:style style:name="Table6.Cell10" style:family="table-cell">
      <style:table-cell-properties fo:background-color="#FFFFFF" style:vertical-align="top"/>
    </style:style>
    <style:style style:name="Table6.Cell11" style:family="table-cell">
      <style:table-cell-properties fo:background-color="#FFFFFF" style:vertical-align="top"/>
    </style:style>
    <style:style style:name="Table6.Cell12" style:family="table-cell">
      <style:table-cell-properties fo:background-color="#FFFFFF" style:vertical-align="top"/>
    </style:style>
    <style:style style:name="Table6.Cell13" style:family="table-cell">
      <style:table-cell-properties fo:background-color="#FFFFFF" style:vertical-align="top"/>
    </style:style>
    <style:style style:name="Table6.Cell14" style:family="table-cell">
      <style:table-cell-properties fo:background-color="#FFFFFF" style:vertical-align="middle"/>
    </style:style>
    <style:style style:name="Table6.Cell15" style:family="table-cell">
      <style:table-cell-properties fo:background-color="#FFFFFF" style:vertical-align="middle"/>
    </style:style>
    <style:style style:name="Table6.Cell16" style:family="table-cell">
      <style:table-cell-properties fo:background-color="#FFFFFF" style:vertical-align="top"/>
    </style:style>
    <style:style style:name="Table6.Cell17" style:family="table-cell">
      <style:table-cell-properties fo:background-color="#FFFFFF" style:vertical-align="middle"/>
    </style:style>
    <style:style style:name="Table6.Cell18" style:family="table-cell">
      <style:table-cell-properties fo:background-color="#FFFFFF" style:vertical-align="middle"/>
    </style:style>
    <style:style style:name="Table6.Cell19" style:family="table-cell">
      <style:table-cell-properties fo:background-color="#FFFFFF" style:vertical-align="top"/>
    </style:style>
    <style:style style:name="Table6.Cell20" style:family="table-cell">
      <style:table-cell-properties fo:background-color="#FFFFFF" style:vertical-align="middle"/>
    </style:style>
    <style:style style:name="Table6.Cell21" style:family="table-cell">
      <style:table-cell-properties fo:background-color="#FFFFFF" style:vertical-align="middle"/>
    </style:style>
    <style:style style:name="Table6.Cell22" style:family="table-cell">
      <style:table-cell-properties fo:background-color="#FFFFFF" style:vertical-align="top"/>
    </style:style>
    <style:style style:name="Table6.Cell23" style:family="table-cell">
      <style:table-cell-properties fo:background-color="#FFFFFF" style:vertical-align="middle"/>
    </style:style>
    <style:style style:name="Table6.Cell24" style:family="table-cell">
      <style:table-cell-properties fo:background-color="#FFFFFF" style:vertical-align="middle"/>
    </style:style>
    <style:style style:name="Table6.Cell25" style:family="table-cell">
      <style:table-cell-properties fo:background-color="#FFFFFF" style:vertical-align="top"/>
    </style:style>
    <style:style style:name="Table6.Cell26" style:family="table-cell">
      <style:table-cell-properties fo:background-color="#FFFFFF" style:vertical-align="middle"/>
    </style:style>
    <style:style style:name="Table6.Cell27" style:family="table-cell">
      <style:table-cell-properties fo:background-color="#FFFFFF" style:vertical-align="middle"/>
    </style:style>
    <style:style style:name="Table6.Cell28" style:family="table-cell">
      <style:table-cell-properties fo:background-color="#FFFFFF" style:vertical-align="top"/>
    </style:style>
    <style:style style:name="Table6.Cell29" style:family="table-cell">
      <style:table-cell-properties fo:background-color="#FFFFFF" style:vertical-align="middle"/>
    </style:style>
    <style:style style:name="Table6.Cell30" style:family="table-cell">
      <style:table-cell-properties fo:background-color="#FFFFFF" style:vertical-align="middle"/>
    </style:style>
    <style:style style:name="Table6.Cell31" style:family="table-cell">
      <style:table-cell-properties fo:background-color="#FFFFFF" style:vertical-align="top"/>
    </style:style>
    <style:style style:name="Table6.Cell32" style:family="table-cell">
      <style:table-cell-properties fo:background-color="#FFFFFF" style:vertical-align="middle"/>
    </style:style>
    <style:style style:name="Table6.Cell33" style:family="table-cell">
      <style:table-cell-properties fo:background-color="#FFFFFF" style:vertical-align="middle"/>
    </style:style>
    <style:style style:name="Table6.Cell34" style:family="table-cell">
      <style:table-cell-properties fo:background-color="#FFFFFF" style:vertical-align="top"/>
    </style:style>
    <style:style style:name="Table6.Cell35" style:family="table-cell">
      <style:table-cell-properties fo:background-color="#FFFFFF" style:vertical-align="middle"/>
    </style:style>
    <style:style style:name="Table6.Cell36" style:family="table-cell">
      <style:table-cell-properties fo:background-color="#FFFFFF" style:vertical-align="middle"/>
    </style:style>
    <style:style style:name="Table6.Cell37" style:family="table-cell">
      <style:table-cell-properties fo:background-color="#FFFFFF" style:vertical-align="top"/>
    </style:style>
    <style:style style:name="Table6.Cell38" style:family="table-cell">
      <style:table-cell-properties fo:background-color="#FFFFFF" style:vertical-align="middle"/>
    </style:style>
    <style:style style:name="Table6.Cell39" style:family="table-cell">
      <style:table-cell-properties fo:background-color="#FFFFFF" style:vertical-align="middle"/>
    </style:style>
    <style:style style:name="Table6.Cell40" style:family="table-cell">
      <style:table-cell-properties fo:background-color="#FFFFFF" style:vertical-align="top"/>
    </style:style>
    <style:style style:name="Table6.Cell41" style:family="table-cell">
      <style:table-cell-properties fo:background-color="#FFFFFF" style:vertical-align="middle"/>
    </style:style>
    <style:style style:name="Table6.Cell42" style:family="table-cell">
      <style:table-cell-properties fo:background-color="#FFFFFF" style:vertical-align="middle"/>
    </style:style>
    <style:style style:name="Table6.Cell43" style:family="table-cell">
      <style:table-cell-properties fo:background-color="#FFFFFF" style:vertical-align="top"/>
    </style:style>
    <style:style style:name="Table6.Cell44" style:family="table-cell">
      <style:table-cell-properties fo:background-color="#FFFFFF" style:vertical-align="middle"/>
    </style:style>
    <style:style style:name="Table6.Cell45" style:family="table-cell">
      <style:table-cell-properties fo:background-color="#FFFFFF" style:vertical-align="middle"/>
    </style:style>
    <style:style style:name="Table6.Cell46" style:family="table-cell">
      <style:table-cell-properties fo:background-color="#FFFFFF" style:vertical-align="top"/>
    </style:style>
    <style:style style:name="Table6.Cell47" style:family="table-cell">
      <style:table-cell-properties fo:background-color="#FFFFFF" style:vertical-align="middle"/>
    </style:style>
    <style:style style:name="Table6.Cell48" style:family="table-cell">
      <style:table-cell-properties fo:background-color="#FFFFFF" style:vertical-align="middle"/>
    </style:style>
    <style:style style:name="Table6.Cell49" style:family="table-cell">
      <style:table-cell-properties fo:background-color="#FFFFFF" style:vertical-align="top"/>
    </style:style>
    <style:style style:name="Table6.Cell50" style:family="table-cell">
      <style:table-cell-properties fo:background-color="#FFFFFF" style:vertical-align="middle"/>
    </style:style>
    <style:style style:name="Table6.Cell51" style:family="table-cell">
      <style:table-cell-properties fo:background-color="#FFFFFF" style:vertical-align="middle"/>
    </style:style>
    <style:style style:name="Table6.Cell52" style:family="table-cell">
      <style:table-cell-properties fo:background-color="#FFFFFF" style:vertical-align="top"/>
    </style:style>
    <style:style style:name="Table6.Cell53" style:family="table-cell">
      <style:table-cell-properties fo:background-color="#FFFFFF" style:vertical-align="middle"/>
    </style:style>
    <style:style style:name="Table6.Cell54" style:family="table-cell">
      <style:table-cell-properties fo:background-color="#FFFFFF" style:vertical-align="middle"/>
    </style:style>
    <style:style style:name="Table6.Cell55" style:family="table-cell">
      <style:table-cell-properties fo:background-color="#FFFFFF" style:vertical-align="top"/>
    </style:style>
    <style:style style:name="Table6.Cell56" style:family="table-cell">
      <style:table-cell-properties fo:background-color="#FFFFFF" style:vertical-align="top"/>
    </style:style>
    <style:style style:name="Table6.Cell57" style:family="table-cell">
      <style:table-cell-properties fo:background-color="#FFFFFF" style:vertical-align="top"/>
    </style:style>
    <style:style style:name="Table6.Cell58" style:family="table-cell">
      <style:table-cell-properties fo:background-color="#FFFFFF"/>
    </style:style>
    <style:style style:name="Table6.Cell59" style:family="table-cell">
      <style:table-cell-properties fo:background-color="#FFFFFF"/>
    </style:style>
    <style:style style:name="Table6.Cell60" style:family="table-cell">
      <style:table-cell-properties fo:background-color="#FFFFFF"/>
    </style:style>
    <style:style style:name="Table6.Cell61" style:family="table-cell">
      <style:table-cell-properties fo:background-color="#FFFFFF" style:vertical-align="top"/>
    </style:style>
    <style:style style:name="Table6.Cell62" style:family="table-cell">
      <style:table-cell-properties fo:background-color="#FFFFFF" style:vertical-align="middle"/>
    </style:style>
    <style:style style:name="Table6.Cell63" style:family="table-cell">
      <style:table-cell-properties fo:background-color="#FFFFFF" style:vertical-align="middle"/>
    </style:style>
    <style:style style:name="Table6.Cell64" style:family="table-cell">
      <style:table-cell-properties fo:background-color="#FFFFFF" style:vertical-align="top"/>
    </style:style>
    <style:style style:name="Table6.Cell65" style:family="table-cell">
      <style:table-cell-properties fo:background-color="#FFFFFF" style:vertical-align="middle"/>
    </style:style>
    <style:style style:name="Table6.Cell66" style:family="table-cell">
      <style:table-cell-properties fo:background-color="#FFFFFF" style:vertical-align="middle"/>
    </style:style>
    <style:style style:name="Table6.Cell67" style:family="table-cell">
      <style:table-cell-properties fo:background-color="#FFFFFF" style:vertical-align="top"/>
    </style:style>
    <style:style style:name="Table6.Cell68" style:family="table-cell">
      <style:table-cell-properties fo:background-color="#FFFFFF"/>
    </style:style>
    <style:style style:name="Table6.Cell69" style:family="table-cell">
      <style:table-cell-properties fo:background-color="#FFFFFF"/>
    </style:style>
    <style:style style:name="Table7" style:family="table">
      <style:table-properties style:writing-mode="lr-tb" style:width="10.626cm" table:align="center"/>
    </style:style>
    <style:style style:name="Table7.C1" style:family="table-column">
      <style:table-column-properties style:column-width="6.401cm"/>
    </style:style>
    <style:style style:name="Table7.C2" style:family="table-column">
      <style:table-column-properties style:column-width="4.225cm"/>
    </style:style>
    <style:style style:name="Table7.R1" style:family="table-row">
      <style:table-row-properties style:row-height="0.610cm"/>
    </style:style>
    <style:style style:name="Table7.R2" style:family="table-row">
      <style:table-row-properties style:row-height="1.118cm"/>
    </style:style>
    <style:style style:name="Table7.R3" style:family="table-row">
      <style:table-row-properties style:row-height="1.295cm"/>
    </style:style>
    <style:style style:name="Table7.R4" style:family="table-row">
      <style:table-row-properties style:row-height="1.058cm"/>
    </style:style>
    <style:style style:name="Table7.R5" style:family="table-row">
      <style:table-row-properties style:row-height="1.101cm"/>
    </style:style>
    <style:style style:name="Table7.R6" style:family="table-row">
      <style:table-row-properties style:row-height="1.101cm"/>
    </style:style>
    <style:style style:name="Table7.R7" style:family="table-row">
      <style:table-row-properties style:row-height="1.143cm"/>
    </style:style>
    <style:style style:name="Table7.R8" style:family="table-row">
      <style:table-row-properties style:row-height="1.101cm"/>
    </style:style>
    <style:style style:name="Table7.R9" style:family="table-row">
      <style:table-row-properties style:row-height="1.067cm"/>
    </style:style>
    <style:style style:name="Table7.R10" style:family="table-row">
      <style:table-row-properties style:row-height="1.134cm"/>
    </style:style>
    <style:style style:name="Table7.R11" style:family="table-row">
      <style:table-row-properties style:row-height="1.101cm"/>
    </style:style>
    <style:style style:name="Table7.R12" style:family="table-row">
      <style:table-row-properties style:row-height="1.101cm"/>
    </style:style>
    <style:style style:name="Table7.R13" style:family="table-row">
      <style:table-row-properties style:row-height="1.067cm"/>
    </style:style>
    <style:style style:name="Table7.R14" style:family="table-row">
      <style:table-row-properties style:row-height="1.101cm"/>
    </style:style>
    <style:style style:name="Table7.R15" style:family="table-row">
      <style:table-row-properties style:row-height="1.134cm"/>
    </style:style>
    <style:style style:name="Table7.R16" style:family="table-row">
      <style:table-row-properties style:row-height="1.092cm"/>
    </style:style>
    <style:style style:name="Table7.R17" style:family="table-row">
      <style:table-row-properties style:row-height="1.109cm"/>
    </style:style>
    <style:style style:name="Table7.R18" style:family="table-row">
      <style:table-row-properties style:row-height="1.067cm"/>
    </style:style>
    <style:style style:name="Table7.R19" style:family="table-row">
      <style:table-row-properties style:row-height="0.813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 style:vertical-align="top"/>
    </style:style>
    <style:style style:name="Table7.Cell4" style:family="table-cell">
      <style:table-cell-properties fo:background-color="#FFFFFF" style:vertical-align="top"/>
    </style:style>
    <style:style style:name="Table7.Cell5" style:family="table-cell">
      <style:table-cell-properties fo:background-color="#FFFFFF" style:vertical-align="middle"/>
    </style:style>
    <style:style style:name="Table7.Cell6" style:family="table-cell">
      <style:table-cell-properties fo:background-color="#FFFFFF" style:vertical-align="middle"/>
    </style:style>
    <style:style style:name="Table7.Cell7" style:family="table-cell">
      <style:table-cell-properties fo:background-color="#FFFFFF" style:vertical-align="middle"/>
    </style:style>
    <style:style style:name="Table7.Cell8" style:family="table-cell">
      <style:table-cell-properties fo:background-color="#FFFFFF" style:vertical-align="middle"/>
    </style:style>
    <style:style style:name="Table7.Cell9" style:family="table-cell">
      <style:table-cell-properties fo:background-color="#FFFFFF" style:vertical-align="middle"/>
    </style:style>
    <style:style style:name="Table7.Cell10" style:family="table-cell">
      <style:table-cell-properties fo:background-color="#FFFFFF" style:vertical-align="middle"/>
    </style:style>
    <style:style style:name="Table7.Cell11" style:family="table-cell">
      <style:table-cell-properties fo:background-color="#FFFFFF" style:vertical-align="middle"/>
    </style:style>
    <style:style style:name="Table7.Cell12" style:family="table-cell">
      <style:table-cell-properties fo:background-color="#FFFFFF" style:vertical-align="middle"/>
    </style:style>
    <style:style style:name="Table7.Cell13" style:family="table-cell">
      <style:table-cell-properties fo:background-color="#FFFFFF" style:vertical-align="middle"/>
    </style:style>
    <style:style style:name="Table7.Cell14" style:family="table-cell">
      <style:table-cell-properties fo:background-color="#FFFFFF" style:vertical-align="middle"/>
    </style:style>
    <style:style style:name="Table7.Cell15" style:family="table-cell">
      <style:table-cell-properties fo:background-color="#FFFFFF" style:vertical-align="middle"/>
    </style:style>
    <style:style style:name="Table7.Cell16" style:family="table-cell">
      <style:table-cell-properties fo:background-color="#FFFFFF" style:vertical-align="middle"/>
    </style:style>
    <style:style style:name="Table7.Cell17" style:family="table-cell">
      <style:table-cell-properties fo:background-color="#FFFFFF" style:vertical-align="middle"/>
    </style:style>
    <style:style style:name="Table7.Cell18" style:family="table-cell">
      <style:table-cell-properties fo:background-color="#FFFFFF" style:vertical-align="middle"/>
    </style:style>
    <style:style style:name="Table7.Cell19" style:family="table-cell">
      <style:table-cell-properties fo:background-color="#FFFFFF" style:vertical-align="middle"/>
    </style:style>
    <style:style style:name="Table7.Cell20" style:family="table-cell">
      <style:table-cell-properties fo:background-color="#FFFFFF" style:vertical-align="middle"/>
    </style:style>
    <style:style style:name="Table7.Cell21" style:family="table-cell">
      <style:table-cell-properties fo:background-color="#FFFFFF" style:vertical-align="middle"/>
    </style:style>
    <style:style style:name="Table7.Cell22" style:family="table-cell">
      <style:table-cell-properties fo:background-color="#FFFFFF" style:vertical-align="middle"/>
    </style:style>
    <style:style style:name="Table7.Cell23" style:family="table-cell">
      <style:table-cell-properties fo:background-color="#FFFFFF" style:vertical-align="middle"/>
    </style:style>
    <style:style style:name="Table7.Cell24" style:family="table-cell">
      <style:table-cell-properties fo:background-color="#FFFFFF" style:vertical-align="middle"/>
    </style:style>
    <style:style style:name="Table7.Cell25" style:family="table-cell">
      <style:table-cell-properties fo:background-color="#FFFFFF" style:vertical-align="middle"/>
    </style:style>
    <style:style style:name="Table7.Cell26" style:family="table-cell">
      <style:table-cell-properties fo:background-color="#FFFFFF" style:vertical-align="middle"/>
    </style:style>
    <style:style style:name="Table7.Cell27" style:family="table-cell">
      <style:table-cell-properties fo:background-color="#FFFFFF" style:vertical-align="middle"/>
    </style:style>
    <style:style style:name="Table7.Cell28" style:family="table-cell">
      <style:table-cell-properties fo:background-color="#FFFFFF" style:vertical-align="middle"/>
    </style:style>
    <style:style style:name="Table7.Cell29" style:family="table-cell">
      <style:table-cell-properties fo:background-color="#FFFFFF" style:vertical-align="middle"/>
    </style:style>
    <style:style style:name="Table7.Cell30" style:family="table-cell">
      <style:table-cell-properties fo:background-color="#FFFFFF" style:vertical-align="middle"/>
    </style:style>
    <style:style style:name="Table7.Cell31" style:family="table-cell">
      <style:table-cell-properties fo:background-color="#FFFFFF" style:vertical-align="middle"/>
    </style:style>
    <style:style style:name="Table7.Cell32" style:family="table-cell">
      <style:table-cell-properties fo:background-color="#FFFFFF" style:vertical-align="middle"/>
    </style:style>
    <style:style style:name="Table7.Cell33" style:family="table-cell">
      <style:table-cell-properties fo:background-color="#FFFFFF" style:vertical-align="middle"/>
    </style:style>
    <style:style style:name="Table7.Cell34" style:family="table-cell">
      <style:table-cell-properties fo:background-color="#FFFFFF" style:vertical-align="middle"/>
    </style:style>
    <style:style style:name="Table7.Cell35" style:family="table-cell">
      <style:table-cell-properties fo:background-color="#FFFFFF" style:vertical-align="middle"/>
    </style:style>
    <style:style style:name="Table7.Cell36" style:family="table-cell">
      <style:table-cell-properties fo:background-color="#FFFFFF" style:vertical-align="middle"/>
    </style:style>
    <style:style style:name="Table7.Cell37" style:family="table-cell">
      <style:table-cell-properties fo:background-color="#FFFFFF" style:vertical-align="top"/>
    </style:style>
    <style:style style:name="Table7.Cell38" style:family="table-cell">
      <style:table-cell-properties fo:background-color="#FFFFFF"/>
    </style:style>
    <style:style style:name="Table8" style:family="table">
      <style:table-properties style:writing-mode="lr-tb" style:width="16.662cm" table:align="center"/>
    </style:style>
    <style:style style:name="Table8.C1" style:family="table-column">
      <style:table-column-properties style:column-width="5.249cm"/>
    </style:style>
    <style:style style:name="Table8.C2" style:family="table-column">
      <style:table-column-properties style:column-width="7.273cm"/>
    </style:style>
    <style:style style:name="Table8.C3" style:family="table-column">
      <style:table-column-properties style:column-width="4.140cm"/>
    </style:style>
    <style:style style:name="Table8.R1" style:family="table-row">
      <style:table-row-properties style:row-height="0.617cm"/>
    </style:style>
    <style:style style:name="Table8.R2" style:family="table-row">
      <style:table-row-properties style:row-height="0.744cm"/>
    </style:style>
    <style:style style:name="Table8.R3" style:family="table-row">
      <style:table-row-properties style:row-height="0.744cm"/>
    </style:style>
    <style:style style:name="Table8.R4" style:family="table-row">
      <style:table-row-properties style:row-height="0.923cm"/>
    </style:style>
    <style:style style:name="Table8.R5" style:family="table-row">
      <style:table-row-properties style:row-height="1.050cm"/>
    </style:style>
    <style:style style:name="Table8.R6" style:family="table-row">
      <style:table-row-properties style:row-height="1.134cm"/>
    </style:style>
    <style:style style:name="Table8.R7" style:family="table-row">
      <style:table-row-properties style:row-height="1.118cm"/>
    </style:style>
    <style:style style:name="Table8.R8" style:family="table-row">
      <style:table-row-properties style:row-height="1.092cm"/>
    </style:style>
    <style:style style:name="Table8.R9" style:family="table-row">
      <style:table-row-properties style:row-height="1.101cm"/>
    </style:style>
    <style:style style:name="Table8.R10" style:family="table-row">
      <style:table-row-properties style:row-height="1.101cm"/>
    </style:style>
    <style:style style:name="Table8.R11" style:family="table-row">
      <style:table-row-properties style:row-height="1.092cm"/>
    </style:style>
    <style:style style:name="Table8.R12" style:family="table-row">
      <style:table-row-properties style:row-height="1.092cm"/>
    </style:style>
    <style:style style:name="Table8.R13" style:family="table-row">
      <style:table-row-properties style:row-height="1.109cm"/>
    </style:style>
    <style:style style:name="Table8.R14" style:family="table-row">
      <style:table-row-properties style:row-height="1.109cm"/>
    </style:style>
    <style:style style:name="Table8.R15" style:family="table-row">
      <style:table-row-properties style:row-height="1.109cm"/>
    </style:style>
    <style:style style:name="Table8.R16" style:family="table-row">
      <style:table-row-properties style:row-height="1.092cm"/>
    </style:style>
    <style:style style:name="Table8.R17" style:family="table-row">
      <style:table-row-properties style:row-height="1.101cm"/>
    </style:style>
    <style:style style:name="Table8.R18" style:family="table-row">
      <style:table-row-properties style:row-height="1.101cm"/>
    </style:style>
    <style:style style:name="Table8.R19" style:family="table-row">
      <style:table-row-properties style:row-height="1.101cm"/>
    </style:style>
    <style:style style:name="Table8.R20" style:family="table-row">
      <style:table-row-properties style:row-height="1.415cm"/>
    </style:style>
    <style:style style:name="Table8.R21" style:family="table-row">
      <style:table-row-properties style:row-height="1.448cm"/>
    </style:style>
    <style:style style:name="Table8.R22" style:family="table-row">
      <style:table-row-properties style:row-height="0.753cm"/>
    </style:style>
    <style:style style:name="Table8.Cell1" style:family="table-cell">
      <style:table-cell-properties fo:background-color="#FFFFFF" style:vertical-align="top"/>
    </style:style>
    <style:style style:name="Table8.Cell2" style:family="table-cell">
      <style:table-cell-properties fo:background-color="#FFFFFF" style:vertical-align="top"/>
    </style:style>
    <style:style style:name="Table8.Cell3" style:family="table-cell">
      <style:table-cell-properties fo:background-color="#FFFFFF" style:vertical-align="top"/>
    </style:style>
    <style:style style:name="Table8.Cell4" style:family="table-cell">
      <style:table-cell-properties fo:background-color="#FFFFFF" style:vertical-align="top"/>
    </style:style>
    <style:style style:name="Table8.Cell5" style:family="table-cell">
      <style:table-cell-properties fo:background-color="#FFFFFF" style:vertical-align="top"/>
    </style:style>
    <style:style style:name="Table8.Cell6" style:family="table-cell">
      <style:table-cell-properties fo:background-color="#FFFFFF" style:vertical-align="top"/>
    </style:style>
    <style:style style:name="Table8.Cell7" style:family="table-cell">
      <style:table-cell-properties fo:background-color="#FFFFFF"/>
    </style:style>
    <style:style style:name="Table8.Cell8" style:family="table-cell">
      <style:table-cell-properties fo:background-color="#FFFFFF" style:vertical-align="top"/>
    </style:style>
    <style:style style:name="Table8.Cell9" style:family="table-cell">
      <style:table-cell-properties fo:background-color="#FFFFFF" style:vertical-align="top"/>
    </style:style>
    <style:style style:name="Table8.Cell10" style:family="table-cell">
      <style:table-cell-properties fo:background-color="#FFFFFF" style:vertical-align="top"/>
    </style:style>
    <style:style style:name="Table8.Cell11" style:family="table-cell">
      <style:table-cell-properties fo:background-color="#FFFFFF" style:vertical-align="top"/>
    </style:style>
    <style:style style:name="Table8.Cell12" style:family="table-cell">
      <style:table-cell-properties fo:background-color="#FFFFFF" style:vertical-align="top"/>
    </style:style>
    <style:style style:name="Table8.Cell13" style:family="table-cell">
      <style:table-cell-properties fo:background-color="#FFFFFF" style:vertical-align="middle"/>
    </style:style>
    <style:style style:name="Table8.Cell14" style:family="table-cell">
      <style:table-cell-properties fo:background-color="#FFFFFF" style:vertical-align="middle"/>
    </style:style>
    <style:style style:name="Table8.Cell15" style:family="table-cell">
      <style:table-cell-properties fo:background-color="#FFFFFF" style:vertical-align="middle"/>
    </style:style>
    <style:style style:name="Table8.Cell16" style:family="table-cell">
      <style:table-cell-properties fo:background-color="#FFFFFF" style:vertical-align="top"/>
    </style:style>
    <style:style style:name="Table8.Cell17" style:family="table-cell">
      <style:table-cell-properties fo:background-color="#FFFFFF" style:vertical-align="middle"/>
    </style:style>
    <style:style style:name="Table8.Cell18" style:family="table-cell">
      <style:table-cell-properties fo:background-color="#FFFFFF" style:vertical-align="middle"/>
    </style:style>
    <style:style style:name="Table8.Cell19" style:family="table-cell">
      <style:table-cell-properties fo:background-color="#FFFFFF" style:vertical-align="top"/>
    </style:style>
    <style:style style:name="Table8.Cell20" style:family="table-cell">
      <style:table-cell-properties fo:background-color="#FFFFFF" style:vertical-align="middle"/>
    </style:style>
    <style:style style:name="Table8.Cell21" style:family="table-cell">
      <style:table-cell-properties fo:background-color="#FFFFFF" style:vertical-align="middle"/>
    </style:style>
    <style:style style:name="Table8.Cell22" style:family="table-cell">
      <style:table-cell-properties fo:background-color="#FFFFFF" style:vertical-align="top"/>
    </style:style>
    <style:style style:name="Table8.Cell23" style:family="table-cell">
      <style:table-cell-properties fo:background-color="#FFFFFF" style:vertical-align="middle"/>
    </style:style>
    <style:style style:name="Table8.Cell24" style:family="table-cell">
      <style:table-cell-properties fo:background-color="#FFFFFF" style:vertical-align="middle"/>
    </style:style>
    <style:style style:name="Table8.Cell25" style:family="table-cell">
      <style:table-cell-properties fo:background-color="#FFFFFF" style:vertical-align="top"/>
    </style:style>
    <style:style style:name="Table8.Cell26" style:family="table-cell">
      <style:table-cell-properties fo:background-color="#FFFFFF" style:vertical-align="middle"/>
    </style:style>
    <style:style style:name="Table8.Cell27" style:family="table-cell">
      <style:table-cell-properties fo:background-color="#FFFFFF" style:vertical-align="middle"/>
    </style:style>
    <style:style style:name="Table8.Cell28" style:family="table-cell">
      <style:table-cell-properties fo:background-color="#FFFFFF" style:vertical-align="top"/>
    </style:style>
    <style:style style:name="Table8.Cell29" style:family="table-cell">
      <style:table-cell-properties fo:background-color="#FFFFFF" style:vertical-align="middle"/>
    </style:style>
    <style:style style:name="Table8.Cell30" style:family="table-cell">
      <style:table-cell-properties fo:background-color="#FFFFFF" style:vertical-align="middle"/>
    </style:style>
    <style:style style:name="Table8.Cell31" style:family="table-cell">
      <style:table-cell-properties fo:background-color="#FFFFFF" style:vertical-align="top"/>
    </style:style>
    <style:style style:name="Table8.Cell32" style:family="table-cell">
      <style:table-cell-properties fo:background-color="#FFFFFF" style:vertical-align="middle"/>
    </style:style>
    <style:style style:name="Table8.Cell33" style:family="table-cell">
      <style:table-cell-properties fo:background-color="#FFFFFF" style:vertical-align="middle"/>
    </style:style>
    <style:style style:name="Table8.Cell34" style:family="table-cell">
      <style:table-cell-properties fo:background-color="#FFFFFF" style:vertical-align="top"/>
    </style:style>
    <style:style style:name="Table8.Cell35" style:family="table-cell">
      <style:table-cell-properties fo:background-color="#FFFFFF" style:vertical-align="middle"/>
    </style:style>
    <style:style style:name="Table8.Cell36" style:family="table-cell">
      <style:table-cell-properties fo:background-color="#FFFFFF" style:vertical-align="middle"/>
    </style:style>
    <style:style style:name="Table8.Cell37" style:family="table-cell">
      <style:table-cell-properties fo:background-color="#FFFFFF" style:vertical-align="top"/>
    </style:style>
    <style:style style:name="Table8.Cell38" style:family="table-cell">
      <style:table-cell-properties fo:background-color="#FFFFFF" style:vertical-align="middle"/>
    </style:style>
    <style:style style:name="Table8.Cell39" style:family="table-cell">
      <style:table-cell-properties fo:background-color="#FFFFFF" style:vertical-align="middle"/>
    </style:style>
    <style:style style:name="Table8.Cell40" style:family="table-cell">
      <style:table-cell-properties fo:background-color="#FFFFFF" style:vertical-align="top"/>
    </style:style>
    <style:style style:name="Table8.Cell41" style:family="table-cell">
      <style:table-cell-properties fo:background-color="#FFFFFF" style:vertical-align="middle"/>
    </style:style>
    <style:style style:name="Table8.Cell42" style:family="table-cell">
      <style:table-cell-properties fo:background-color="#FFFFFF" style:vertical-align="middle"/>
    </style:style>
    <style:style style:name="Table8.Cell43" style:family="table-cell">
      <style:table-cell-properties fo:background-color="#FFFFFF" style:vertical-align="top"/>
    </style:style>
    <style:style style:name="Table8.Cell44" style:family="table-cell">
      <style:table-cell-properties fo:background-color="#FFFFFF" style:vertical-align="middle"/>
    </style:style>
    <style:style style:name="Table8.Cell45" style:family="table-cell">
      <style:table-cell-properties fo:background-color="#FFFFFF" style:vertical-align="middle"/>
    </style:style>
    <style:style style:name="Table8.Cell46" style:family="table-cell">
      <style:table-cell-properties fo:background-color="#FFFFFF" style:vertical-align="top"/>
    </style:style>
    <style:style style:name="Table8.Cell47" style:family="table-cell">
      <style:table-cell-properties fo:background-color="#FFFFFF" style:vertical-align="middle"/>
    </style:style>
    <style:style style:name="Table8.Cell48" style:family="table-cell">
      <style:table-cell-properties fo:background-color="#FFFFFF" style:vertical-align="middle"/>
    </style:style>
    <style:style style:name="Table8.Cell49" style:family="table-cell">
      <style:table-cell-properties fo:background-color="#FFFFFF" style:vertical-align="top"/>
    </style:style>
    <style:style style:name="Table8.Cell50" style:family="table-cell">
      <style:table-cell-properties fo:background-color="#FFFFFF" style:vertical-align="middle"/>
    </style:style>
    <style:style style:name="Table8.Cell51" style:family="table-cell">
      <style:table-cell-properties fo:background-color="#FFFFFF" style:vertical-align="middle"/>
    </style:style>
    <style:style style:name="Table8.Cell52" style:family="table-cell">
      <style:table-cell-properties fo:background-color="#FFFFFF" style:vertical-align="top"/>
    </style:style>
    <style:style style:name="Table8.Cell53" style:family="table-cell">
      <style:table-cell-properties fo:background-color="#FFFFFF" style:vertical-align="middle"/>
    </style:style>
    <style:style style:name="Table8.Cell54" style:family="table-cell">
      <style:table-cell-properties fo:background-color="#FFFFFF" style:vertical-align="middle"/>
    </style:style>
    <style:style style:name="Table8.Cell55" style:family="table-cell">
      <style:table-cell-properties fo:background-color="#FFFFFF" style:vertical-align="top"/>
    </style:style>
    <style:style style:name="Table8.Cell56" style:family="table-cell">
      <style:table-cell-properties fo:background-color="#FFFFFF" style:vertical-align="middle"/>
    </style:style>
    <style:style style:name="Table8.Cell57" style:family="table-cell">
      <style:table-cell-properties fo:background-color="#FFFFFF" style:vertical-align="middle"/>
    </style:style>
    <style:style style:name="Table8.Cell58" style:family="table-cell">
      <style:table-cell-properties fo:background-color="#FFFFFF" style:vertical-align="top"/>
    </style:style>
    <style:style style:name="Table8.Cell59" style:family="table-cell">
      <style:table-cell-properties fo:background-color="#FFFFFF" style:vertical-align="top"/>
    </style:style>
    <style:style style:name="Table8.Cell60" style:family="table-cell">
      <style:table-cell-properties fo:background-color="#FFFFFF" style:vertical-align="middle"/>
    </style:style>
    <style:style style:name="Table8.Cell61" style:family="table-cell">
      <style:table-cell-properties fo:background-color="#FFFFFF" style:vertical-align="middle"/>
    </style:style>
    <style:style style:name="Table8.Cell62" style:family="table-cell">
      <style:table-cell-properties fo:background-color="#FFFFFF" style:vertical-align="middle"/>
    </style:style>
    <style:style style:name="Table8.Cell63" style:family="table-cell">
      <style:table-cell-properties fo:background-color="#FFFFFF" style:vertical-align="middle"/>
    </style:style>
    <style:style style:name="Table8.Cell64" style:family="table-cell">
      <style:table-cell-properties fo:background-color="#FFFFFF" style:vertical-align="top"/>
    </style:style>
    <style:style style:name="Table8.Cell65" style:family="table-cell">
      <style:table-cell-properties fo:background-color="#FFFFFF"/>
    </style:style>
    <style:style style:name="Table8.Cell66" style:family="table-cell">
      <style:table-cell-properties fo:background-color="#FFFFFF"/>
    </style:style>
    <style:style style:name="Table9" style:family="table">
      <style:table-properties style:writing-mode="lr-tb" style:width="10.998cm" table:align="center"/>
    </style:style>
    <style:style style:name="Table9.C1" style:family="table-column">
      <style:table-column-properties style:column-width="7.087cm"/>
    </style:style>
    <style:style style:name="Table9.C2" style:family="table-column">
      <style:table-column-properties style:column-width="3.912cm"/>
    </style:style>
    <style:style style:name="Table9.R1" style:family="table-row">
      <style:table-row-properties style:row-height="0.991cm"/>
    </style:style>
    <style:style style:name="Table9.R2" style:family="table-row">
      <style:table-row-properties style:row-height="1.304cm"/>
    </style:style>
    <style:style style:name="Table9.R3" style:family="table-row">
      <style:table-row-properties style:row-height="1.092cm"/>
    </style:style>
    <style:style style:name="Table9.R4" style:family="table-row">
      <style:table-row-properties style:row-height="1.109cm"/>
    </style:style>
    <style:style style:name="Table9.R5" style:family="table-row">
      <style:table-row-properties style:row-height="1.101cm"/>
    </style:style>
    <style:style style:name="Table9.R6" style:family="table-row">
      <style:table-row-properties style:row-height="1.101cm"/>
    </style:style>
    <style:style style:name="Table9.R7" style:family="table-row">
      <style:table-row-properties style:row-height="1.092cm"/>
    </style:style>
    <style:style style:name="Table9.R8" style:family="table-row">
      <style:table-row-properties style:row-height="1.101cm"/>
    </style:style>
    <style:style style:name="Table9.R9" style:family="table-row">
      <style:table-row-properties style:row-height="1.092cm"/>
    </style:style>
    <style:style style:name="Table9.R10" style:family="table-row">
      <style:table-row-properties style:row-height="1.109cm"/>
    </style:style>
    <style:style style:name="Table9.R11" style:family="table-row">
      <style:table-row-properties style:row-height="1.109cm"/>
    </style:style>
    <style:style style:name="Table9.R12" style:family="table-row">
      <style:table-row-properties style:row-height="1.092cm"/>
    </style:style>
    <style:style style:name="Table9.R13" style:family="table-row">
      <style:table-row-properties style:row-height="1.109cm"/>
    </style:style>
    <style:style style:name="Table9.R14" style:family="table-row">
      <style:table-row-properties style:row-height="1.092cm"/>
    </style:style>
    <style:style style:name="Table9.R15" style:family="table-row">
      <style:table-row-properties style:row-height="1.101cm"/>
    </style:style>
    <style:style style:name="Table9.R16" style:family="table-row">
      <style:table-row-properties style:row-height="1.101cm"/>
    </style:style>
    <style:style style:name="Table9.R17" style:family="table-row">
      <style:table-row-properties style:row-height="1.101cm"/>
    </style:style>
    <style:style style:name="Table9.R18" style:family="table-row">
      <style:table-row-properties style:row-height="1.092cm"/>
    </style:style>
    <style:style style:name="Table9.R19" style:family="table-row">
      <style:table-row-properties style:row-height="1.118cm"/>
    </style:style>
    <style:style style:name="Table9.R20" style:family="table-row">
      <style:table-row-properties style:row-height="1.406cm"/>
    </style:style>
    <style:style style:name="Table9.R21" style:family="table-row">
      <style:table-row-properties style:row-height="1.185cm"/>
    </style:style>
    <style:style style:name="Table9.Cell1" style:family="table-cell">
      <style:table-cell-properties fo:background-color="#FFFFFF" style:vertical-align="top"/>
    </style:style>
    <style:style style:name="Table9.Cell2" style:family="table-cell">
      <style:table-cell-properties fo:background-color="#FFFFFF" style:vertical-align="top"/>
    </style:style>
    <style:style style:name="Table9.Cell3" style:family="table-cell">
      <style:table-cell-properties fo:background-color="#FFFFFF" style:vertical-align="middle"/>
    </style:style>
    <style:style style:name="Table9.Cell4" style:family="table-cell">
      <style:table-cell-properties fo:background-color="#FFFFFF" style:vertical-align="middle"/>
    </style:style>
    <style:style style:name="Table9.Cell5" style:family="table-cell">
      <style:table-cell-properties fo:background-color="#FFFFFF" style:vertical-align="middle"/>
    </style:style>
    <style:style style:name="Table9.Cell6" style:family="table-cell">
      <style:table-cell-properties fo:background-color="#FFFFFF" style:vertical-align="middle"/>
    </style:style>
    <style:style style:name="Table9.Cell7" style:family="table-cell">
      <style:table-cell-properties fo:background-color="#FFFFFF" style:vertical-align="middle"/>
    </style:style>
    <style:style style:name="Table9.Cell8" style:family="table-cell">
      <style:table-cell-properties fo:background-color="#FFFFFF" style:vertical-align="middle"/>
    </style:style>
    <style:style style:name="Table9.Cell9" style:family="table-cell">
      <style:table-cell-properties fo:background-color="#FFFFFF" style:vertical-align="middle"/>
    </style:style>
    <style:style style:name="Table9.Cell10" style:family="table-cell">
      <style:table-cell-properties fo:background-color="#FFFFFF" style:vertical-align="middle"/>
    </style:style>
    <style:style style:name="Table9.Cell11" style:family="table-cell">
      <style:table-cell-properties fo:background-color="#FFFFFF" style:vertical-align="middle"/>
    </style:style>
    <style:style style:name="Table9.Cell12" style:family="table-cell">
      <style:table-cell-properties fo:background-color="#FFFFFF" style:vertical-align="middle"/>
    </style:style>
    <style:style style:name="Table9.Cell13" style:family="table-cell">
      <style:table-cell-properties fo:background-color="#FFFFFF" style:vertical-align="middle"/>
    </style:style>
    <style:style style:name="Table9.Cell14" style:family="table-cell">
      <style:table-cell-properties fo:background-color="#FFFFFF" style:vertical-align="middle"/>
    </style:style>
    <style:style style:name="Table9.Cell15" style:family="table-cell">
      <style:table-cell-properties fo:background-color="#FFFFFF" style:vertical-align="middle"/>
    </style:style>
    <style:style style:name="Table9.Cell16" style:family="table-cell">
      <style:table-cell-properties fo:background-color="#FFFFFF" style:vertical-align="middle"/>
    </style:style>
    <style:style style:name="Table9.Cell17" style:family="table-cell">
      <style:table-cell-properties fo:background-color="#FFFFFF" style:vertical-align="middle"/>
    </style:style>
    <style:style style:name="Table9.Cell18" style:family="table-cell">
      <style:table-cell-properties fo:background-color="#FFFFFF" style:vertical-align="middle"/>
    </style:style>
    <style:style style:name="Table9.Cell19" style:family="table-cell">
      <style:table-cell-properties fo:background-color="#FFFFFF" style:vertical-align="middle"/>
    </style:style>
    <style:style style:name="Table9.Cell20" style:family="table-cell">
      <style:table-cell-properties fo:background-color="#FFFFFF" style:vertical-align="middle"/>
    </style:style>
    <style:style style:name="Table9.Cell21" style:family="table-cell">
      <style:table-cell-properties fo:background-color="#FFFFFF" style:vertical-align="middle"/>
    </style:style>
    <style:style style:name="Table9.Cell22" style:family="table-cell">
      <style:table-cell-properties fo:background-color="#FFFFFF" style:vertical-align="middle"/>
    </style:style>
    <style:style style:name="Table9.Cell23" style:family="table-cell">
      <style:table-cell-properties fo:background-color="#FFFFFF" style:vertical-align="middle"/>
    </style:style>
    <style:style style:name="Table9.Cell24" style:family="table-cell">
      <style:table-cell-properties fo:background-color="#FFFFFF" style:vertical-align="middle"/>
    </style:style>
    <style:style style:name="Table9.Cell25" style:family="table-cell">
      <style:table-cell-properties fo:background-color="#FFFFFF" style:vertical-align="middle"/>
    </style:style>
    <style:style style:name="Table9.Cell26" style:family="table-cell">
      <style:table-cell-properties fo:background-color="#FFFFFF" style:vertical-align="middle"/>
    </style:style>
    <style:style style:name="Table9.Cell27" style:family="table-cell">
      <style:table-cell-properties fo:background-color="#FFFFFF" style:vertical-align="middle"/>
    </style:style>
    <style:style style:name="Table9.Cell28" style:family="table-cell">
      <style:table-cell-properties fo:background-color="#FFFFFF" style:vertical-align="middle"/>
    </style:style>
    <style:style style:name="Table9.Cell29" style:family="table-cell">
      <style:table-cell-properties fo:background-color="#FFFFFF" style:vertical-align="middle"/>
    </style:style>
    <style:style style:name="Table9.Cell30" style:family="table-cell">
      <style:table-cell-properties fo:background-color="#FFFFFF" style:vertical-align="middle"/>
    </style:style>
    <style:style style:name="Table9.Cell31" style:family="table-cell">
      <style:table-cell-properties fo:background-color="#FFFFFF" style:vertical-align="middle"/>
    </style:style>
    <style:style style:name="Table9.Cell32" style:family="table-cell">
      <style:table-cell-properties fo:background-color="#FFFFFF" style:vertical-align="middle"/>
    </style:style>
    <style:style style:name="Table9.Cell33" style:family="table-cell">
      <style:table-cell-properties fo:background-color="#FFFFFF" style:vertical-align="middle"/>
    </style:style>
    <style:style style:name="Table9.Cell34" style:family="table-cell">
      <style:table-cell-properties fo:background-color="#FFFFFF" style:vertical-align="middle"/>
    </style:style>
    <style:style style:name="Table9.Cell35" style:family="table-cell">
      <style:table-cell-properties fo:background-color="#FFFFFF" style:vertical-align="middle"/>
    </style:style>
    <style:style style:name="Table9.Cell36" style:family="table-cell">
      <style:table-cell-properties fo:background-color="#FFFFFF" style:vertical-align="middle"/>
    </style:style>
    <style:style style:name="Table9.Cell37" style:family="table-cell">
      <style:table-cell-properties fo:background-color="#FFFFFF" style:vertical-align="middle"/>
    </style:style>
    <style:style style:name="Table9.Cell38" style:family="table-cell">
      <style:table-cell-properties fo:background-color="#FFFFFF" style:vertical-align="middle"/>
    </style:style>
    <style:style style:name="Table9.Cell39" style:family="table-cell">
      <style:table-cell-properties fo:background-color="#FFFFFF" style:vertical-align="top"/>
    </style:style>
    <style:style style:name="Table9.Cell40" style:family="table-cell">
      <style:table-cell-properties fo:background-color="#FFFFFF" style:vertical-align="middle"/>
    </style:style>
    <style:style style:name="Table9.Cell41" style:family="table-cell">
      <style:table-cell-properties fo:background-color="#FFFFFF"/>
    </style:style>
    <style:style style:name="Table9.Cell42" style:family="table-cell">
      <style:table-cell-properties fo:background-color="#FFFFFF"/>
    </style:style>
    <style:style style:name="Table10" style:family="table">
      <style:table-properties style:writing-mode="lr-tb" style:width="16.662cm" table:align="center"/>
    </style:style>
    <style:style style:name="Table10.C1" style:family="table-column">
      <style:table-column-properties style:column-width="5.249cm"/>
    </style:style>
    <style:style style:name="Table10.C2" style:family="table-column">
      <style:table-column-properties style:column-width="6.943cm"/>
    </style:style>
    <style:style style:name="Table10.C3" style:family="table-column">
      <style:table-column-properties style:column-width="4.470cm"/>
    </style:style>
    <style:style style:name="Table10.R1" style:family="table-row">
      <style:table-row-properties style:row-height="0.617cm"/>
    </style:style>
    <style:style style:name="Table10.R2" style:family="table-row">
      <style:table-row-properties style:row-height="0.744cm"/>
    </style:style>
    <style:style style:name="Table10.R3" style:family="table-row">
      <style:table-row-properties style:row-height="0.744cm"/>
    </style:style>
    <style:style style:name="Table10.R4" style:family="table-row">
      <style:table-row-properties style:row-height="0.914cm"/>
    </style:style>
    <style:style style:name="Table10.R5" style:family="table-row">
      <style:table-row-properties style:row-height="1.067cm"/>
    </style:style>
    <style:style style:name="Table10.R6" style:family="table-row">
      <style:table-row-properties style:row-height="1.092cm"/>
    </style:style>
    <style:style style:name="Table10.R7" style:family="table-row">
      <style:table-row-properties style:row-height="1.134cm"/>
    </style:style>
    <style:style style:name="Table10.R8" style:family="table-row">
      <style:table-row-properties style:row-height="1.101cm"/>
    </style:style>
    <style:style style:name="Table10.R9" style:family="table-row">
      <style:table-row-properties style:row-height="1.109cm"/>
    </style:style>
    <style:style style:name="Table10.R10" style:family="table-row">
      <style:table-row-properties style:row-height="1.101cm"/>
    </style:style>
    <style:style style:name="Table10.R11" style:family="table-row">
      <style:table-row-properties style:row-height="1.101cm"/>
    </style:style>
    <style:style style:name="Table10.R12" style:family="table-row">
      <style:table-row-properties style:row-height="1.067cm"/>
    </style:style>
    <style:style style:name="Table10.R13" style:family="table-row">
      <style:table-row-properties style:row-height="1.134cm"/>
    </style:style>
    <style:style style:name="Table10.R14" style:family="table-row">
      <style:table-row-properties style:row-height="1.058cm"/>
    </style:style>
    <style:style style:name="Table10.R15" style:family="table-row">
      <style:table-row-properties style:row-height="1.134cm"/>
    </style:style>
    <style:style style:name="Table10.R16" style:family="table-row">
      <style:table-row-properties style:row-height="1.092cm"/>
    </style:style>
    <style:style style:name="Table10.R17" style:family="table-row">
      <style:table-row-properties style:row-height="1.083cm"/>
    </style:style>
    <style:style style:name="Table10.R18" style:family="table-row">
      <style:table-row-properties style:row-height="1.118cm"/>
    </style:style>
    <style:style style:name="Table10.R19" style:family="table-row">
      <style:table-row-properties style:row-height="1.633cm"/>
    </style:style>
    <style:style style:name="Table10.R20" style:family="table-row">
      <style:table-row-properties style:row-height="1.676cm"/>
    </style:style>
    <style:style style:name="Table10.R21" style:family="table-row">
      <style:table-row-properties style:row-height="0.813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top"/>
    </style:style>
    <style:style style:name="Table10.Cell3" style:family="table-cell">
      <style:table-cell-properties fo:background-color="#FFFFFF" style:vertical-align="top"/>
    </style:style>
    <style:style style:name="Table10.Cell4" style:family="table-cell">
      <style:table-cell-properties fo:background-color="#FFFFFF" style:vertical-align="top"/>
    </style:style>
    <style:style style:name="Table10.Cell5" style:family="table-cell">
      <style:table-cell-properties fo:background-color="#FFFFFF" style:vertical-align="top"/>
    </style:style>
    <style:style style:name="Table10.Cell6" style:family="table-cell">
      <style:table-cell-properties fo:background-color="#FFFFFF" style:vertical-align="top"/>
    </style:style>
    <style:style style:name="Table10.Cell7" style:family="table-cell">
      <style:table-cell-properties fo:background-color="#FFFFFF"/>
    </style:style>
    <style:style style:name="Table10.Cell8" style:family="table-cell">
      <style:table-cell-properties fo:background-color="#FFFFFF" style:vertical-align="top"/>
    </style:style>
    <style:style style:name="Table10.Cell9" style:family="table-cell">
      <style:table-cell-properties fo:background-color="#FFFFFF" style:vertical-align="top"/>
    </style:style>
    <style:style style:name="Table10.Cell10" style:family="table-cell">
      <style:table-cell-properties fo:background-color="#FFFFFF" style:vertical-align="top"/>
    </style:style>
    <style:style style:name="Table10.Cell11" style:family="table-cell">
      <style:table-cell-properties fo:background-color="#FFFFFF" style:vertical-align="top"/>
    </style:style>
    <style:style style:name="Table10.Cell12" style:family="table-cell">
      <style:table-cell-properties fo:background-color="#FFFFFF" style:vertical-align="top"/>
    </style:style>
    <style:style style:name="Table10.Cell13" style:family="table-cell">
      <style:table-cell-properties fo:background-color="#FFFFFF" style:vertical-align="middle"/>
    </style:style>
    <style:style style:name="Table10.Cell14" style:family="table-cell">
      <style:table-cell-properties fo:background-color="#FFFFFF" style:vertical-align="middle"/>
    </style:style>
    <style:style style:name="Table10.Cell15" style:family="table-cell">
      <style:table-cell-properties fo:background-color="#FFFFFF" style:vertical-align="middle"/>
    </style:style>
    <style:style style:name="Table10.Cell16" style:family="table-cell">
      <style:table-cell-properties fo:background-color="#FFFFFF" style:vertical-align="top"/>
    </style:style>
    <style:style style:name="Table10.Cell17" style:family="table-cell">
      <style:table-cell-properties fo:background-color="#FFFFFF" style:vertical-align="middle"/>
    </style:style>
    <style:style style:name="Table10.Cell18" style:family="table-cell">
      <style:table-cell-properties fo:background-color="#FFFFFF" style:vertical-align="middle"/>
    </style:style>
    <style:style style:name="Table10.Cell19" style:family="table-cell">
      <style:table-cell-properties fo:background-color="#FFFFFF" style:vertical-align="top"/>
    </style:style>
    <style:style style:name="Table10.Cell20" style:family="table-cell">
      <style:table-cell-properties fo:background-color="#FFFFFF" style:vertical-align="middle"/>
    </style:style>
    <style:style style:name="Table10.Cell21" style:family="table-cell">
      <style:table-cell-properties fo:background-color="#FFFFFF" style:vertical-align="middle"/>
    </style:style>
    <style:style style:name="Table10.Cell22" style:family="table-cell">
      <style:table-cell-properties fo:background-color="#FFFFFF" style:vertical-align="top"/>
    </style:style>
    <style:style style:name="Table10.Cell23" style:family="table-cell">
      <style:table-cell-properties fo:background-color="#FFFFFF" style:vertical-align="middle"/>
    </style:style>
    <style:style style:name="Table10.Cell24" style:family="table-cell">
      <style:table-cell-properties fo:background-color="#FFFFFF" style:vertical-align="middle"/>
    </style:style>
    <style:style style:name="Table10.Cell25" style:family="table-cell">
      <style:table-cell-properties fo:background-color="#FFFFFF" style:vertical-align="top"/>
    </style:style>
    <style:style style:name="Table10.Cell26" style:family="table-cell">
      <style:table-cell-properties fo:background-color="#FFFFFF" style:vertical-align="middle"/>
    </style:style>
    <style:style style:name="Table10.Cell27" style:family="table-cell">
      <style:table-cell-properties fo:background-color="#FFFFFF" style:vertical-align="middle"/>
    </style:style>
    <style:style style:name="Table10.Cell28" style:family="table-cell">
      <style:table-cell-properties fo:background-color="#FFFFFF" style:vertical-align="top"/>
    </style:style>
    <style:style style:name="Table10.Cell29" style:family="table-cell">
      <style:table-cell-properties fo:background-color="#FFFFFF" style:vertical-align="middle"/>
    </style:style>
    <style:style style:name="Table10.Cell30" style:family="table-cell">
      <style:table-cell-properties fo:background-color="#FFFFFF" style:vertical-align="middle"/>
    </style:style>
    <style:style style:name="Table10.Cell31" style:family="table-cell">
      <style:table-cell-properties fo:background-color="#FFFFFF" style:vertical-align="top"/>
    </style:style>
    <style:style style:name="Table10.Cell32" style:family="table-cell">
      <style:table-cell-properties fo:background-color="#FFFFFF" style:vertical-align="middle"/>
    </style:style>
    <style:style style:name="Table10.Cell33" style:family="table-cell">
      <style:table-cell-properties fo:background-color="#FFFFFF" style:vertical-align="middle"/>
    </style:style>
    <style:style style:name="Table10.Cell34" style:family="table-cell">
      <style:table-cell-properties fo:background-color="#FFFFFF" style:vertical-align="top"/>
    </style:style>
    <style:style style:name="Table10.Cell35" style:family="table-cell">
      <style:table-cell-properties fo:background-color="#FFFFFF" style:vertical-align="middle"/>
    </style:style>
    <style:style style:name="Table10.Cell36" style:family="table-cell">
      <style:table-cell-properties fo:background-color="#FFFFFF" style:vertical-align="middle"/>
    </style:style>
    <style:style style:name="Table10.Cell37" style:family="table-cell">
      <style:table-cell-properties fo:background-color="#FFFFFF" style:vertical-align="top"/>
    </style:style>
    <style:style style:name="Table10.Cell38" style:family="table-cell">
      <style:table-cell-properties fo:background-color="#FFFFFF" style:vertical-align="middle"/>
    </style:style>
    <style:style style:name="Table10.Cell39" style:family="table-cell">
      <style:table-cell-properties fo:background-color="#FFFFFF" style:vertical-align="middle"/>
    </style:style>
    <style:style style:name="Table10.Cell40" style:family="table-cell">
      <style:table-cell-properties fo:background-color="#FFFFFF" style:vertical-align="top"/>
    </style:style>
    <style:style style:name="Table10.Cell41" style:family="table-cell">
      <style:table-cell-properties fo:background-color="#FFFFFF" style:vertical-align="middle"/>
    </style:style>
    <style:style style:name="Table10.Cell42" style:family="table-cell">
      <style:table-cell-properties fo:background-color="#FFFFFF" style:vertical-align="middle"/>
    </style:style>
    <style:style style:name="Table10.Cell43" style:family="table-cell">
      <style:table-cell-properties fo:background-color="#FFFFFF" style:vertical-align="top"/>
    </style:style>
    <style:style style:name="Table10.Cell44" style:family="table-cell">
      <style:table-cell-properties fo:background-color="#FFFFFF" style:vertical-align="middle"/>
    </style:style>
    <style:style style:name="Table10.Cell45" style:family="table-cell">
      <style:table-cell-properties fo:background-color="#FFFFFF" style:vertical-align="middle"/>
    </style:style>
    <style:style style:name="Table10.Cell46" style:family="table-cell">
      <style:table-cell-properties fo:background-color="#FFFFFF" style:vertical-align="top"/>
    </style:style>
    <style:style style:name="Table10.Cell47" style:family="table-cell">
      <style:table-cell-properties fo:background-color="#FFFFFF" style:vertical-align="middle"/>
    </style:style>
    <style:style style:name="Table10.Cell48" style:family="table-cell">
      <style:table-cell-properties fo:background-color="#FFFFFF" style:vertical-align="middle"/>
    </style:style>
    <style:style style:name="Table10.Cell49" style:family="table-cell">
      <style:table-cell-properties fo:background-color="#FFFFFF" style:vertical-align="top"/>
    </style:style>
    <style:style style:name="Table10.Cell50" style:family="table-cell">
      <style:table-cell-properties fo:background-color="#FFFFFF" style:vertical-align="middle"/>
    </style:style>
    <style:style style:name="Table10.Cell51" style:family="table-cell">
      <style:table-cell-properties fo:background-color="#FFFFFF" style:vertical-align="middle"/>
    </style:style>
    <style:style style:name="Table10.Cell52" style:family="table-cell">
      <style:table-cell-properties fo:background-color="#FFFFFF" style:vertical-align="top"/>
    </style:style>
    <style:style style:name="Table10.Cell53" style:family="table-cell">
      <style:table-cell-properties fo:background-color="#FFFFFF" style:vertical-align="middle"/>
    </style:style>
    <style:style style:name="Table10.Cell54" style:family="table-cell">
      <style:table-cell-properties fo:background-color="#FFFFFF" style:vertical-align="middle"/>
    </style:style>
    <style:style style:name="Table10.Cell55" style:family="table-cell">
      <style:table-cell-properties fo:background-color="#FFFFFF" style:vertical-align="top"/>
    </style:style>
    <style:style style:name="Table10.Cell56" style:family="table-cell">
      <style:table-cell-properties fo:background-color="#FFFFFF" style:vertical-align="top"/>
    </style:style>
    <style:style style:name="Table10.Cell57" style:family="table-cell">
      <style:table-cell-properties fo:background-color="#FFFFFF" style:vertical-align="top"/>
    </style:style>
    <style:style style:name="Table10.Cell58" style:family="table-cell">
      <style:table-cell-properties fo:background-color="#FFFFFF"/>
    </style:style>
    <style:style style:name="Table10.Cell59" style:family="table-cell">
      <style:table-cell-properties fo:background-color="#FFFFFF"/>
    </style:style>
    <style:style style:name="Table10.Cell60" style:family="table-cell">
      <style:table-cell-properties fo:background-color="#FFFFFF"/>
    </style:style>
    <style:style style:name="Table10.Cell61" style:family="table-cell">
      <style:table-cell-properties fo:background-color="#FFFFFF" style:vertical-align="top"/>
    </style:style>
    <style:style style:name="Table10.Cell62" style:family="table-cell">
      <style:table-cell-properties fo:background-color="#FFFFFF"/>
    </style:style>
    <style:style style:name="Table10.Cell63" style:family="table-cell">
      <style:table-cell-properties fo:background-color="#FFFFFF"/>
    </style:style>
    <style:style style:name="Table11" style:family="table">
      <style:table-properties style:writing-mode="lr-tb" style:width="10.617cm" table:align="center"/>
    </style:style>
    <style:style style:name="Table11.C1" style:family="table-column">
      <style:table-column-properties style:column-width="0.644cm"/>
    </style:style>
    <style:style style:name="Table11.C2" style:family="table-column">
      <style:table-column-properties style:column-width="6.138cm"/>
    </style:style>
    <style:style style:name="Table11.C3" style:family="table-column">
      <style:table-column-properties style:column-width="3.835cm"/>
    </style:style>
    <style:style style:name="Table11.R1" style:family="table-row">
      <style:table-row-properties style:row-height="0.780cm"/>
    </style:style>
    <style:style style:name="Table11.R2" style:family="table-row">
      <style:table-row-properties style:row-height="1.109cm"/>
    </style:style>
    <style:style style:name="Table11.R3" style:family="table-row">
      <style:table-row-properties style:row-height="1.083cm"/>
    </style:style>
    <style:style style:name="Table11.R4" style:family="table-row">
      <style:table-row-properties style:row-height="1.118cm"/>
    </style:style>
    <style:style style:name="Table11.R5" style:family="table-row">
      <style:table-row-properties style:row-height="1.067cm"/>
    </style:style>
    <style:style style:name="Table11.R6" style:family="table-row">
      <style:table-row-properties style:row-height="1.134cm"/>
    </style:style>
    <style:style style:name="Table11.R7" style:family="table-row">
      <style:table-row-properties style:row-height="1.092cm"/>
    </style:style>
    <style:style style:name="Table11.R8" style:family="table-row">
      <style:table-row-properties style:row-height="0.771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middle"/>
    </style:style>
    <style:style style:name="Table11.Cell5" style:family="table-cell">
      <style:table-cell-properties fo:background-color="#FFFFFF" style:vertical-align="middle"/>
    </style:style>
    <style:style style:name="Table11.Cell6" style:family="table-cell">
      <style:table-cell-properties fo:background-color="#FFFFFF" style:vertical-align="middle"/>
    </style:style>
    <style:style style:name="Table11.Cell7" style:family="table-cell">
      <style:table-cell-properties fo:background-color="#FFFFFF" style:vertical-align="middle"/>
    </style:style>
    <style:style style:name="Table11.Cell8" style:family="table-cell">
      <style:table-cell-properties fo:background-color="#FFFFFF" style:vertical-align="middle"/>
    </style:style>
    <style:style style:name="Table11.Cell9" style:family="table-cell">
      <style:table-cell-properties fo:background-color="#FFFFFF" style:vertical-align="middle"/>
    </style:style>
    <style:style style:name="Table11.Cell10" style:family="table-cell">
      <style:table-cell-properties fo:background-color="#FFFFFF" style:vertical-align="middle"/>
    </style:style>
    <style:style style:name="Table11.Cell11" style:family="table-cell">
      <style:table-cell-properties fo:background-color="#FFFFFF" style:vertical-align="middle"/>
    </style:style>
    <style:style style:name="Table11.Cell12" style:family="table-cell">
      <style:table-cell-properties fo:background-color="#FFFFFF" style:vertical-align="middle"/>
    </style:style>
    <style:style style:name="Table11.Cell13" style:family="table-cell">
      <style:table-cell-properties fo:background-color="#FFFFFF" style:vertical-align="middle"/>
    </style:style>
    <style:style style:name="Table11.Cell14" style:family="table-cell">
      <style:table-cell-properties fo:background-color="#FFFFFF" style:vertical-align="middle"/>
    </style:style>
    <style:style style:name="Table11.Cell15" style:family="table-cell">
      <style:table-cell-properties fo:background-color="#FFFFFF" style:vertical-align="middle"/>
    </style:style>
    <style:style style:name="Table11.Cell16" style:family="table-cell">
      <style:table-cell-properties fo:background-color="#FFFFFF" style:vertical-align="middle"/>
    </style:style>
    <style:style style:name="Table11.Cell17" style:family="table-cell">
      <style:table-cell-properties fo:background-color="#FFFFFF" style:vertical-align="middle"/>
    </style:style>
    <style:style style:name="Table11.Cell18" style:family="table-cell">
      <style:table-cell-properties fo:background-color="#FFFFFF" style:vertical-align="middle"/>
    </style:style>
    <style:style style:name="Table11.Cell19" style:family="table-cell">
      <style:table-cell-properties fo:background-color="#FFFFFF" style:vertical-align="middle"/>
    </style:style>
    <style:style style:name="Table11.Cell20" style:family="table-cell">
      <style:table-cell-properties fo:background-color="#FFFFFF" style:vertical-align="middle"/>
    </style:style>
    <style:style style:name="Table11.Cell21" style:family="table-cell">
      <style:table-cell-properties fo:background-color="#FFFFFF" style:vertical-align="middle"/>
    </style:style>
    <style:style style:name="Table11.Cell22" style:family="table-cell">
      <style:table-cell-properties fo:background-color="#FFFFFF"/>
    </style:style>
    <style:style style:name="Table11.Cell23" style:family="table-cell">
      <style:table-cell-properties fo:background-color="#FFFFFF"/>
    </style:style>
    <style:style style:name="Table11.Cell24" style:family="table-cell">
      <style:table-cell-properties fo:background-color="#FFFFFF"/>
    </style:style>
    <style:style style:name="Table12" style:family="table">
      <style:table-properties style:writing-mode="lr-tb" style:width="16.662cm" table:align="center"/>
    </style:style>
    <style:style style:name="Table12.C1" style:family="table-column">
      <style:table-column-properties style:column-width="5.249cm"/>
    </style:style>
    <style:style style:name="Table12.C2" style:family="table-column">
      <style:table-column-properties style:column-width="1.337cm"/>
    </style:style>
    <style:style style:name="Table12.C3" style:family="table-column">
      <style:table-column-properties style:column-width="5.733cm"/>
    </style:style>
    <style:style style:name="Table12.C4" style:family="table-column">
      <style:table-column-properties style:column-width="4.343cm"/>
    </style:style>
    <style:style style:name="Table12.R1" style:family="table-row">
      <style:table-row-properties style:row-height="0.617cm"/>
    </style:style>
    <style:style style:name="Table12.R2" style:family="table-row">
      <style:table-row-properties style:row-height="1.490cm"/>
    </style:style>
    <style:style style:name="Table12.R3" style:family="table-row">
      <style:table-row-properties style:row-height="0.914cm"/>
    </style:style>
    <style:style style:name="Table12.R4" style:family="table-row">
      <style:table-row-properties style:row-height="1.101cm"/>
    </style:style>
    <style:style style:name="Table12.R5" style:family="table-row">
      <style:table-row-properties style:row-height="1.092cm"/>
    </style:style>
    <style:style style:name="Table12.R6" style:family="table-row">
      <style:table-row-properties style:row-height="1.101cm"/>
    </style:style>
    <style:style style:name="Table12.R7" style:family="table-row">
      <style:table-row-properties style:row-height="1.109cm"/>
    </style:style>
    <style:style style:name="Table12.R8" style:family="table-row">
      <style:table-row-properties style:row-height="1.101cm"/>
    </style:style>
    <style:style style:name="Table12.R9" style:family="table-row">
      <style:table-row-properties style:row-height="1.101cm"/>
    </style:style>
    <style:style style:name="Table12.R10" style:family="table-row">
      <style:table-row-properties style:row-height="1.101cm"/>
    </style:style>
    <style:style style:name="Table12.R11" style:family="table-row">
      <style:table-row-properties style:row-height="1.067cm"/>
    </style:style>
    <style:style style:name="Table12.R12" style:family="table-row">
      <style:table-row-properties style:row-height="2.752cm"/>
    </style:style>
    <style:style style:name="Table12.R13" style:family="table-row">
      <style:table-row-properties style:row-height="1.651cm"/>
    </style:style>
    <style:style style:name="Table12.R14" style:family="table-row">
      <style:table-row-properties style:row-height="1.125cm"/>
    </style:style>
    <style:style style:name="Table12.R15" style:family="table-row">
      <style:table-row-properties style:row-height="1.109cm"/>
    </style:style>
    <style:style style:name="Table12.R16" style:family="table-row">
      <style:table-row-properties style:row-height="1.101cm"/>
    </style:style>
    <style:style style:name="Table12.R17" style:family="table-row">
      <style:table-row-properties style:row-height="1.109cm"/>
    </style:style>
    <style:style style:name="Table12.R18" style:family="table-row">
      <style:table-row-properties style:row-height="1.092cm"/>
    </style:style>
    <style:style style:name="Table12.R19" style:family="table-row">
      <style:table-row-properties style:row-height="0.804cm"/>
    </style:style>
    <style:style style:name="Table12.Cell1" style:family="table-cell">
      <style:table-cell-properties fo:background-color="#FFFFFF" style:vertical-align="top"/>
    </style:style>
    <style:style style:name="Table12.Cell2" style:family="table-cell">
      <style:table-cell-properties fo:background-color="#FFFFFF" style:vertical-align="top"/>
    </style:style>
    <style:style style:name="Table12.Cell3" style:family="table-cell">
      <style:table-cell-properties fo:background-color="#FFFFFF" style:vertical-align="top"/>
    </style:style>
    <style:style style:name="Table12.Cell4" style:family="table-cell">
      <style:table-cell-properties fo:background-color="#FFFFFF" style:vertical-align="top"/>
    </style:style>
    <style:style style:name="Table12.Cell5" style:family="table-cell">
      <style:table-cell-properties fo:background-color="#FFFFFF" style:vertical-align="top"/>
    </style:style>
    <style:style style:name="Table12.Cell6" style:family="table-cell">
      <style:table-cell-properties fo:background-color="#FFFFFF" style:vertical-align="top"/>
    </style:style>
    <style:style style:name="Table12.Cell7" style:family="table-cell">
      <style:table-cell-properties fo:background-color="#FFFFFF" style:vertical-align="top"/>
    </style:style>
    <style:style style:name="Table12.Cell8" style:family="table-cell">
      <style:table-cell-properties fo:background-color="#FFFFFF" style:vertical-align="top"/>
    </style:style>
    <style:style style:name="Table12.Cell9" style:family="table-cell">
      <style:table-cell-properties fo:background-color="#FFFFFF" style:vertical-align="top"/>
    </style:style>
    <style:style style:name="Table12.Cell10" style:family="table-cell">
      <style:table-cell-properties fo:background-color="#FFFFFF" style:vertical-align="top"/>
    </style:style>
    <style:style style:name="Table12.Cell11" style:family="table-cell">
      <style:table-cell-properties fo:background-color="#FFFFFF" style:vertical-align="top"/>
    </style:style>
    <style:style style:name="Table12.Cell12" style:family="table-cell">
      <style:table-cell-properties fo:background-color="#FFFFFF" style:vertical-align="top"/>
    </style:style>
    <style:style style:name="Table12.Cell13" style:family="table-cell">
      <style:table-cell-properties fo:background-color="#FFFFFF" style:vertical-align="middle"/>
    </style:style>
    <style:style style:name="Table12.Cell14" style:family="table-cell">
      <style:table-cell-properties fo:background-color="#FFFFFF" style:vertical-align="middle"/>
    </style:style>
    <style:style style:name="Table12.Cell15" style:family="table-cell">
      <style:table-cell-properties fo:background-color="#FFFFFF" style:vertical-align="middle"/>
    </style:style>
    <style:style style:name="Table12.Cell16" style:family="table-cell">
      <style:table-cell-properties fo:background-color="#FFFFFF" style:vertical-align="middle"/>
    </style:style>
    <style:style style:name="Table12.Cell17" style:family="table-cell">
      <style:table-cell-properties fo:background-color="#FFFFFF" style:vertical-align="top"/>
    </style:style>
    <style:style style:name="Table12.Cell18" style:family="table-cell">
      <style:table-cell-properties fo:background-color="#FFFFFF" style:vertical-align="middle"/>
    </style:style>
    <style:style style:name="Table12.Cell19" style:family="table-cell">
      <style:table-cell-properties fo:background-color="#FFFFFF" style:vertical-align="middle"/>
    </style:style>
    <style:style style:name="Table12.Cell20" style:family="table-cell">
      <style:table-cell-properties fo:background-color="#FFFFFF" style:vertical-align="middle"/>
    </style:style>
    <style:style style:name="Table12.Cell21" style:family="table-cell">
      <style:table-cell-properties fo:background-color="#FFFFFF" style:vertical-align="top"/>
    </style:style>
    <style:style style:name="Table12.Cell22" style:family="table-cell">
      <style:table-cell-properties fo:background-color="#FFFFFF" style:vertical-align="middle"/>
    </style:style>
    <style:style style:name="Table12.Cell23" style:family="table-cell">
      <style:table-cell-properties fo:background-color="#FFFFFF" style:vertical-align="middle"/>
    </style:style>
    <style:style style:name="Table12.Cell24" style:family="table-cell">
      <style:table-cell-properties fo:background-color="#FFFFFF" style:vertical-align="middle"/>
    </style:style>
    <style:style style:name="Table12.Cell25" style:family="table-cell">
      <style:table-cell-properties fo:background-color="#FFFFFF" style:vertical-align="top"/>
    </style:style>
    <style:style style:name="Table12.Cell26" style:family="table-cell">
      <style:table-cell-properties fo:background-color="#FFFFFF" style:vertical-align="middle"/>
    </style:style>
    <style:style style:name="Table12.Cell27" style:family="table-cell">
      <style:table-cell-properties fo:background-color="#FFFFFF" style:vertical-align="middle"/>
    </style:style>
    <style:style style:name="Table12.Cell28" style:family="table-cell">
      <style:table-cell-properties fo:background-color="#FFFFFF" style:vertical-align="middle"/>
    </style:style>
    <style:style style:name="Table12.Cell29" style:family="table-cell">
      <style:table-cell-properties fo:background-color="#FFFFFF" style:vertical-align="top"/>
    </style:style>
    <style:style style:name="Table12.Cell30" style:family="table-cell">
      <style:table-cell-properties fo:background-color="#FFFFFF" style:vertical-align="middle"/>
    </style:style>
    <style:style style:name="Table12.Cell31" style:family="table-cell">
      <style:table-cell-properties fo:background-color="#FFFFFF" style:vertical-align="middle"/>
    </style:style>
    <style:style style:name="Table12.Cell32" style:family="table-cell">
      <style:table-cell-properties fo:background-color="#FFFFFF" style:vertical-align="middle"/>
    </style:style>
    <style:style style:name="Table12.Cell33" style:family="table-cell">
      <style:table-cell-properties fo:background-color="#FFFFFF" style:vertical-align="top"/>
    </style:style>
    <style:style style:name="Table12.Cell34" style:family="table-cell">
      <style:table-cell-properties fo:background-color="#FFFFFF" style:vertical-align="middle"/>
    </style:style>
    <style:style style:name="Table12.Cell35" style:family="table-cell">
      <style:table-cell-properties fo:background-color="#FFFFFF" style:vertical-align="middle"/>
    </style:style>
    <style:style style:name="Table12.Cell36" style:family="table-cell">
      <style:table-cell-properties fo:background-color="#FFFFFF" style:vertical-align="middle"/>
    </style:style>
    <style:style style:name="Table12.Cell37" style:family="table-cell">
      <style:table-cell-properties fo:background-color="#FFFFFF" style:vertical-align="top"/>
    </style:style>
    <style:style style:name="Table12.Cell38" style:family="table-cell">
      <style:table-cell-properties fo:background-color="#FFFFFF" style:vertical-align="middle"/>
    </style:style>
    <style:style style:name="Table12.Cell39" style:family="table-cell">
      <style:table-cell-properties fo:background-color="#FFFFFF" style:vertical-align="middle"/>
    </style:style>
    <style:style style:name="Table12.Cell40" style:family="table-cell">
      <style:table-cell-properties fo:background-color="#FFFFFF" style:vertical-align="middle"/>
    </style:style>
    <style:style style:name="Table12.Cell41" style:family="table-cell">
      <style:table-cell-properties fo:background-color="#FFFFFF" style:vertical-align="top"/>
    </style:style>
    <style:style style:name="Table12.Cell42" style:family="table-cell">
      <style:table-cell-properties fo:background-color="#FFFFFF" style:vertical-align="middle"/>
    </style:style>
    <style:style style:name="Table12.Cell43" style:family="table-cell">
      <style:table-cell-properties fo:background-color="#FFFFFF" style:vertical-align="middle"/>
    </style:style>
    <style:style style:name="Table12.Cell44" style:family="table-cell">
      <style:table-cell-properties fo:background-color="#FFFFFF" style:vertical-align="middle"/>
    </style:style>
    <style:style style:name="Table12.Cell45" style:family="table-cell">
      <style:table-cell-properties fo:background-color="#FFFFFF" style:vertical-align="top"/>
    </style:style>
    <style:style style:name="Table12.Cell46" style:family="table-cell">
      <style:table-cell-properties fo:background-color="#FFFFFF" style:vertical-align="top"/>
    </style:style>
    <style:style style:name="Table12.Cell47" style:family="table-cell">
      <style:table-cell-properties fo:background-color="#FFFFFF" style:vertical-align="top"/>
    </style:style>
    <style:style style:name="Table12.Cell48" style:family="table-cell">
      <style:table-cell-properties fo:background-color="#FFFFFF" style:vertical-align="top"/>
    </style:style>
    <style:style style:name="Table12.Cell49" style:family="table-cell">
      <style:table-cell-properties fo:background-color="#FFFFFF"/>
    </style:style>
    <style:style style:name="Table12.Cell50" style:family="table-cell">
      <style:table-cell-properties fo:background-color="#FFFFFF"/>
    </style:style>
    <style:style style:name="Table12.Cell51" style:family="table-cell">
      <style:table-cell-properties fo:background-color="#FFFFFF"/>
    </style:style>
    <style:style style:name="Table12.Cell52" style:family="table-cell">
      <style:table-cell-properties fo:background-color="#FFFFFF"/>
    </style:style>
    <style:style style:name="Table12.Cell53" style:family="table-cell">
      <style:table-cell-properties fo:background-color="#FFFFFF" style:vertical-align="top"/>
    </style:style>
    <style:style style:name="Table12.Cell54" style:family="table-cell">
      <style:table-cell-properties fo:background-color="#FFFFFF" style:vertical-align="middle"/>
    </style:style>
    <style:style style:name="Table12.Cell55" style:family="table-cell">
      <style:table-cell-properties fo:background-color="#FFFFFF" style:vertical-align="middle"/>
    </style:style>
    <style:style style:name="Table12.Cell56" style:family="table-cell">
      <style:table-cell-properties fo:background-color="#FFFFFF" style:vertical-align="middle"/>
    </style:style>
    <style:style style:name="Table12.Cell57" style:family="table-cell">
      <style:table-cell-properties fo:background-color="#FFFFFF" style:vertical-align="top"/>
    </style:style>
    <style:style style:name="Table12.Cell58" style:family="table-cell">
      <style:table-cell-properties fo:background-color="#FFFFFF" style:vertical-align="middle"/>
    </style:style>
    <style:style style:name="Table12.Cell59" style:family="table-cell">
      <style:table-cell-properties fo:background-color="#FFFFFF" style:vertical-align="middle"/>
    </style:style>
    <style:style style:name="Table12.Cell60" style:family="table-cell">
      <style:table-cell-properties fo:background-color="#FFFFFF" style:vertical-align="middle"/>
    </style:style>
    <style:style style:name="Table12.Cell61" style:family="table-cell">
      <style:table-cell-properties fo:background-color="#FFFFFF" style:vertical-align="top"/>
    </style:style>
    <style:style style:name="Table12.Cell62" style:family="table-cell">
      <style:table-cell-properties fo:background-color="#FFFFFF" style:vertical-align="middle"/>
    </style:style>
    <style:style style:name="Table12.Cell63" style:family="table-cell">
      <style:table-cell-properties fo:background-color="#FFFFFF" style:vertical-align="middle"/>
    </style:style>
    <style:style style:name="Table12.Cell64" style:family="table-cell">
      <style:table-cell-properties fo:background-color="#FFFFFF" style:vertical-align="middle"/>
    </style:style>
    <style:style style:name="Table12.Cell65" style:family="table-cell">
      <style:table-cell-properties fo:background-color="#FFFFFF" style:vertical-align="top"/>
    </style:style>
    <style:style style:name="Table12.Cell66" style:family="table-cell">
      <style:table-cell-properties fo:background-color="#FFFFFF" style:vertical-align="middle"/>
    </style:style>
    <style:style style:name="Table12.Cell67" style:family="table-cell">
      <style:table-cell-properties fo:background-color="#FFFFFF" style:vertical-align="middle"/>
    </style:style>
    <style:style style:name="Table12.Cell68" style:family="table-cell">
      <style:table-cell-properties fo:background-color="#FFFFFF" style:vertical-align="middle"/>
    </style:style>
    <style:style style:name="Table12.Cell69" style:family="table-cell">
      <style:table-cell-properties fo:background-color="#FFFFFF" style:vertical-align="top"/>
    </style:style>
    <style:style style:name="Table12.Cell70" style:family="table-cell">
      <style:table-cell-properties fo:background-color="#FFFFFF" style:vertical-align="middle"/>
    </style:style>
    <style:style style:name="Table12.Cell71" style:family="table-cell">
      <style:table-cell-properties fo:background-color="#FFFFFF" style:vertical-align="middle"/>
    </style:style>
    <style:style style:name="Table12.Cell72" style:family="table-cell">
      <style:table-cell-properties fo:background-color="#FFFFFF" style:vertical-align="middle"/>
    </style:style>
    <style:style style:name="Table12.Cell73" style:family="table-cell">
      <style:table-cell-properties fo:background-color="#FFFFFF" style:vertical-align="top"/>
    </style:style>
    <style:style style:name="Table12.Cell74" style:family="table-cell">
      <style:table-cell-properties fo:background-color="#FFFFFF"/>
    </style:style>
    <style:style style:name="Table12.Cell75" style:family="table-cell">
      <style:table-cell-properties fo:background-color="#FFFFFF"/>
    </style:style>
    <style:style style:name="Table12.Cell76" style:family="table-cell">
      <style:table-cell-properties fo:background-color="#FFFFFF"/>
    </style:style>
    <style:style style:name="Table13" style:family="table">
      <style:table-properties style:writing-mode="lr-tb" style:width="10.626cm" table:align="center"/>
    </style:style>
    <style:style style:name="Table13.C1" style:family="table-column">
      <style:table-column-properties style:column-width="0.653cm"/>
    </style:style>
    <style:style style:name="Table13.C2" style:family="table-column">
      <style:table-column-properties style:column-width="5.817cm"/>
    </style:style>
    <style:style style:name="Table13.C3" style:family="table-column">
      <style:table-column-properties style:column-width="4.157cm"/>
    </style:style>
    <style:style style:name="Table13.R1" style:family="table-row">
      <style:table-row-properties style:row-height="0.610cm"/>
    </style:style>
    <style:style style:name="Table13.R2" style:family="table-row">
      <style:table-row-properties style:row-height="1.118cm"/>
    </style:style>
    <style:style style:name="Table13.R3" style:family="table-row">
      <style:table-row-properties style:row-height="1.295cm"/>
    </style:style>
    <style:style style:name="Table13.R4" style:family="table-row">
      <style:table-row-properties style:row-height="1.101cm"/>
    </style:style>
    <style:style style:name="Table13.R5" style:family="table-row">
      <style:table-row-properties style:row-height="1.058cm"/>
    </style:style>
    <style:style style:name="Table13.R6" style:family="table-row">
      <style:table-row-properties style:row-height="1.134cm"/>
    </style:style>
    <style:style style:name="Table13.R7" style:family="table-row">
      <style:table-row-properties style:row-height="1.109cm"/>
    </style:style>
    <style:style style:name="Table13.R8" style:family="table-row">
      <style:table-row-properties style:row-height="1.083cm"/>
    </style:style>
    <style:style style:name="Table13.R9" style:family="table-row">
      <style:table-row-properties style:row-height="1.083cm"/>
    </style:style>
    <style:style style:name="Table13.R10" style:family="table-row">
      <style:table-row-properties style:row-height="1.143cm"/>
    </style:style>
    <style:style style:name="Table13.R11" style:family="table-row">
      <style:table-row-properties style:row-height="1.083cm"/>
    </style:style>
    <style:style style:name="Table13.R12" style:family="table-row">
      <style:table-row-properties style:row-height="1.092cm"/>
    </style:style>
    <style:style style:name="Table13.R13" style:family="table-row">
      <style:table-row-properties style:row-height="1.101cm"/>
    </style:style>
    <style:style style:name="Table13.R14" style:family="table-row">
      <style:table-row-properties style:row-height="1.633cm"/>
    </style:style>
    <style:style style:name="Table13.R15" style:family="table-row">
      <style:table-row-properties style:row-height="1.676cm"/>
    </style:style>
    <style:style style:name="Table13.R16" style:family="table-row">
      <style:table-row-properties style:row-height="1.092cm"/>
    </style:style>
    <style:style style:name="Table13.R17" style:family="table-row">
      <style:table-row-properties style:row-height="1.076cm"/>
    </style:style>
    <style:style style:name="Table13.R18" style:family="table-row">
      <style:table-row-properties style:row-height="1.143cm"/>
    </style:style>
    <style:style style:name="Table13.R19" style:family="table-row">
      <style:table-row-properties style:row-height="1.092cm"/>
    </style:style>
    <style:style style:name="Table13.R20" style:family="table-row">
      <style:table-row-properties style:row-height="1.101cm"/>
    </style:style>
    <style:style style:name="Table13.R21" style:family="table-row">
      <style:table-row-properties style:row-height="1.101cm"/>
    </style:style>
    <style:style style:name="Table13.R22" style:family="table-row">
      <style:table-row-properties style:row-height="0.813cm"/>
    </style:style>
    <style:style style:name="Table13.Cell1" style:family="table-cell">
      <style:table-cell-properties fo:background-color="#FFFFFF" style:vertical-align="top"/>
    </style:style>
    <style:style style:name="Table13.Cell2" style:family="table-cell">
      <style:table-cell-properties fo:background-color="#FFFFFF" style:vertical-align="top"/>
    </style:style>
    <style:style style:name="Table13.Cell3" style:family="table-cell">
      <style:table-cell-properties fo:background-color="#FFFFFF" style:vertical-align="top"/>
    </style:style>
    <style:style style:name="Table13.Cell4" style:family="table-cell">
      <style:table-cell-properties fo:background-color="#FFFFFF" style:vertical-align="top"/>
    </style:style>
    <style:style style:name="Table13.Cell5" style:family="table-cell">
      <style:table-cell-properties fo:background-color="#FFFFFF" style:vertical-align="top"/>
    </style:style>
    <style:style style:name="Table13.Cell6" style:family="table-cell">
      <style:table-cell-properties fo:background-color="#FFFFFF" style:vertical-align="top"/>
    </style:style>
    <style:style style:name="Table13.Cell7" style:family="table-cell">
      <style:table-cell-properties fo:background-color="#FFFFFF" style:vertical-align="top"/>
    </style:style>
    <style:style style:name="Table13.Cell8" style:family="table-cell">
      <style:table-cell-properties fo:background-color="#FFFFFF" style:vertical-align="middle"/>
    </style:style>
    <style:style style:name="Table13.Cell9" style:family="table-cell">
      <style:table-cell-properties fo:background-color="#FFFFFF" style:vertical-align="middle"/>
    </style:style>
    <style:style style:name="Table13.Cell10" style:family="table-cell">
      <style:table-cell-properties fo:background-color="#FFFFFF" style:vertical-align="middle"/>
    </style:style>
    <style:style style:name="Table13.Cell11" style:family="table-cell">
      <style:table-cell-properties fo:background-color="#FFFFFF" style:vertical-align="middle"/>
    </style:style>
    <style:style style:name="Table13.Cell12" style:family="table-cell">
      <style:table-cell-properties fo:background-color="#FFFFFF" style:vertical-align="middle"/>
    </style:style>
    <style:style style:name="Table13.Cell13" style:family="table-cell">
      <style:table-cell-properties fo:background-color="#FFFFFF" style:vertical-align="middle"/>
    </style:style>
    <style:style style:name="Table13.Cell14" style:family="table-cell">
      <style:table-cell-properties fo:background-color="#FFFFFF" style:vertical-align="middle"/>
    </style:style>
    <style:style style:name="Table13.Cell15" style:family="table-cell">
      <style:table-cell-properties fo:background-color="#FFFFFF" style:vertical-align="middle"/>
    </style:style>
    <style:style style:name="Table13.Cell16" style:family="table-cell">
      <style:table-cell-properties fo:background-color="#FFFFFF" style:vertical-align="middle"/>
    </style:style>
    <style:style style:name="Table13.Cell17" style:family="table-cell">
      <style:table-cell-properties fo:background-color="#FFFFFF" style:vertical-align="middle"/>
    </style:style>
    <style:style style:name="Table13.Cell18" style:family="table-cell">
      <style:table-cell-properties fo:background-color="#FFFFFF" style:vertical-align="middle"/>
    </style:style>
    <style:style style:name="Table13.Cell19" style:family="table-cell">
      <style:table-cell-properties fo:background-color="#FFFFFF" style:vertical-align="middle"/>
    </style:style>
    <style:style style:name="Table13.Cell20" style:family="table-cell">
      <style:table-cell-properties fo:background-color="#FFFFFF" style:vertical-align="middle"/>
    </style:style>
    <style:style style:name="Table13.Cell21" style:family="table-cell">
      <style:table-cell-properties fo:background-color="#FFFFFF" style:vertical-align="middle"/>
    </style:style>
    <style:style style:name="Table13.Cell22" style:family="table-cell">
      <style:table-cell-properties fo:background-color="#FFFFFF" style:vertical-align="middle"/>
    </style:style>
    <style:style style:name="Table13.Cell23" style:family="table-cell">
      <style:table-cell-properties fo:background-color="#FFFFFF" style:vertical-align="middle"/>
    </style:style>
    <style:style style:name="Table13.Cell24" style:family="table-cell">
      <style:table-cell-properties fo:background-color="#FFFFFF" style:vertical-align="middle"/>
    </style:style>
    <style:style style:name="Table13.Cell25" style:family="table-cell">
      <style:table-cell-properties fo:background-color="#FFFFFF" style:vertical-align="middle"/>
    </style:style>
    <style:style style:name="Table13.Cell26" style:family="table-cell">
      <style:table-cell-properties fo:background-color="#FFFFFF" style:vertical-align="middle"/>
    </style:style>
    <style:style style:name="Table13.Cell27" style:family="table-cell">
      <style:table-cell-properties fo:background-color="#FFFFFF" style:vertical-align="middle"/>
    </style:style>
    <style:style style:name="Table13.Cell28" style:family="table-cell">
      <style:table-cell-properties fo:background-color="#FFFFFF" style:vertical-align="middle"/>
    </style:style>
    <style:style style:name="Table13.Cell29" style:family="table-cell">
      <style:table-cell-properties fo:background-color="#FFFFFF" style:vertical-align="middle"/>
    </style:style>
    <style:style style:name="Table13.Cell30" style:family="table-cell">
      <style:table-cell-properties fo:background-color="#FFFFFF" style:vertical-align="middle"/>
    </style:style>
    <style:style style:name="Table13.Cell31" style:family="table-cell">
      <style:table-cell-properties fo:background-color="#FFFFFF" style:vertical-align="middle"/>
    </style:style>
    <style:style style:name="Table13.Cell32" style:family="table-cell">
      <style:table-cell-properties fo:background-color="#FFFFFF" style:vertical-align="middle"/>
    </style:style>
    <style:style style:name="Table13.Cell33" style:family="table-cell">
      <style:table-cell-properties fo:background-color="#FFFFFF" style:vertical-align="middle"/>
    </style:style>
    <style:style style:name="Table13.Cell34" style:family="table-cell">
      <style:table-cell-properties fo:background-color="#FFFFFF" style:vertical-align="middle"/>
    </style:style>
    <style:style style:name="Table13.Cell35" style:family="table-cell">
      <style:table-cell-properties fo:background-color="#FFFFFF" style:vertical-align="middle"/>
    </style:style>
    <style:style style:name="Table13.Cell36" style:family="table-cell">
      <style:table-cell-properties fo:background-color="#FFFFFF" style:vertical-align="middle"/>
    </style:style>
    <style:style style:name="Table13.Cell37" style:family="table-cell">
      <style:table-cell-properties fo:background-color="#FFFFFF" style:vertical-align="middle"/>
    </style:style>
    <style:style style:name="Table13.Cell38" style:family="table-cell">
      <style:table-cell-properties fo:background-color="#FFFFFF" style:vertical-align="middle"/>
    </style:style>
    <style:style style:name="Table13.Cell39" style:family="table-cell">
      <style:table-cell-properties fo:background-color="#FFFFFF" style:vertical-align="middle"/>
    </style:style>
    <style:style style:name="Table13.Cell40" style:family="table-cell">
      <style:table-cell-properties fo:background-color="#FFFFFF" style:vertical-align="top"/>
    </style:style>
    <style:style style:name="Table13.Cell41" style:family="table-cell">
      <style:table-cell-properties fo:background-color="#FFFFFF" style:vertical-align="top"/>
    </style:style>
    <style:style style:name="Table13.Cell42" style:family="table-cell">
      <style:table-cell-properties fo:background-color="#FFFFFF" style:vertical-align="top"/>
    </style:style>
    <style:style style:name="Table13.Cell43" style:family="table-cell">
      <style:table-cell-properties fo:background-color="#FFFFFF"/>
    </style:style>
    <style:style style:name="Table13.Cell44" style:family="table-cell">
      <style:table-cell-properties fo:background-color="#FFFFFF"/>
    </style:style>
    <style:style style:name="Table13.Cell45" style:family="table-cell">
      <style:table-cell-properties fo:background-color="#FFFFFF"/>
    </style:style>
    <style:style style:name="Table13.Cell46" style:family="table-cell">
      <style:table-cell-properties fo:background-color="#FFFFFF" style:vertical-align="middle"/>
    </style:style>
    <style:style style:name="Table13.Cell47" style:family="table-cell">
      <style:table-cell-properties fo:background-color="#FFFFFF" style:vertical-align="middle"/>
    </style:style>
    <style:style style:name="Table13.Cell48" style:family="table-cell">
      <style:table-cell-properties fo:background-color="#FFFFFF" style:vertical-align="middle"/>
    </style:style>
    <style:style style:name="Table13.Cell49" style:family="table-cell">
      <style:table-cell-properties fo:background-color="#FFFFFF" style:vertical-align="middle"/>
    </style:style>
    <style:style style:name="Table13.Cell50" style:family="table-cell">
      <style:table-cell-properties fo:background-color="#FFFFFF" style:vertical-align="middle"/>
    </style:style>
    <style:style style:name="Table13.Cell51" style:family="table-cell">
      <style:table-cell-properties fo:background-color="#FFFFFF" style:vertical-align="middle"/>
    </style:style>
    <style:style style:name="Table13.Cell52" style:family="table-cell">
      <style:table-cell-properties fo:background-color="#FFFFFF" style:vertical-align="middle"/>
    </style:style>
    <style:style style:name="Table13.Cell53" style:family="table-cell">
      <style:table-cell-properties fo:background-color="#FFFFFF" style:vertical-align="middle"/>
    </style:style>
    <style:style style:name="Table13.Cell54" style:family="table-cell">
      <style:table-cell-properties fo:background-color="#FFFFFF" style:vertical-align="middle"/>
    </style:style>
    <style:style style:name="Table13.Cell55" style:family="table-cell">
      <style:table-cell-properties fo:background-color="#FFFFFF" style:vertical-align="middle"/>
    </style:style>
    <style:style style:name="Table13.Cell56" style:family="table-cell">
      <style:table-cell-properties fo:background-color="#FFFFFF" style:vertical-align="middle"/>
    </style:style>
    <style:style style:name="Table13.Cell57" style:family="table-cell">
      <style:table-cell-properties fo:background-color="#FFFFFF" style:vertical-align="middle"/>
    </style:style>
    <style:style style:name="Table13.Cell58" style:family="table-cell">
      <style:table-cell-properties fo:background-color="#FFFFFF" style:vertical-align="middle"/>
    </style:style>
    <style:style style:name="Table13.Cell59" style:family="table-cell">
      <style:table-cell-properties fo:background-color="#FFFFFF" style:vertical-align="middle"/>
    </style:style>
    <style:style style:name="Table13.Cell60" style:family="table-cell">
      <style:table-cell-properties fo:background-color="#FFFFFF" style:vertical-align="middle"/>
    </style:style>
    <style:style style:name="Table13.Cell61" style:family="table-cell">
      <style:table-cell-properties fo:background-color="#FFFFFF" style:vertical-align="middle"/>
    </style:style>
    <style:style style:name="Table13.Cell62" style:family="table-cell">
      <style:table-cell-properties fo:background-color="#FFFFFF" style:vertical-align="middle"/>
    </style:style>
    <style:style style:name="Table13.Cell63" style:family="table-cell">
      <style:table-cell-properties fo:background-color="#FFFFFF" style:vertical-align="middle"/>
    </style:style>
    <style:style style:name="Table13.Cell64" style:family="table-cell">
      <style:table-cell-properties fo:background-color="#FFFFFF"/>
    </style:style>
    <style:style style:name="Table13.Cell65" style:family="table-cell">
      <style:table-cell-properties fo:background-color="#FFFFFF"/>
    </style:style>
    <style:style style:name="Table13.Cell66" style:family="table-cell">
      <style:table-cell-properties fo:background-color="#FFFFFF"/>
    </style:style>
    <style:style style:name="Table14" style:family="table">
      <style:table-properties style:writing-mode="lr-tb" style:width="16.688cm" table:align="center"/>
    </style:style>
    <style:style style:name="Table14.C1" style:family="table-column">
      <style:table-column-properties style:column-width="4.538cm"/>
    </style:style>
    <style:style style:name="Table14.C2" style:family="table-column">
      <style:table-column-properties style:column-width="8.146cm"/>
    </style:style>
    <style:style style:name="Table14.C3" style:family="table-column">
      <style:table-column-properties style:column-width="4.004cm"/>
    </style:style>
    <style:style style:name="Table14.R1" style:family="table-row">
      <style:table-row-properties style:row-height="0.610cm"/>
    </style:style>
    <style:style style:name="Table14.R2" style:family="table-row">
      <style:table-row-properties style:row-height="0.744cm"/>
    </style:style>
    <style:style style:name="Table14.R3" style:family="table-row">
      <style:table-row-properties style:row-height="0.753cm"/>
    </style:style>
    <style:style style:name="Table14.R4" style:family="table-row">
      <style:table-row-properties style:row-height="0.914cm"/>
    </style:style>
    <style:style style:name="Table14.R5" style:family="table-row">
      <style:table-row-properties style:row-height="1.058cm"/>
    </style:style>
    <style:style style:name="Table14.R6" style:family="table-row">
      <style:table-row-properties style:row-height="1.125cm"/>
    </style:style>
    <style:style style:name="Table14.R7" style:family="table-row">
      <style:table-row-properties style:row-height="1.109cm"/>
    </style:style>
    <style:style style:name="Table14.R8" style:family="table-row">
      <style:table-row-properties style:row-height="1.067cm"/>
    </style:style>
    <style:style style:name="Table14.R9" style:family="table-row">
      <style:table-row-properties style:row-height="1.143cm"/>
    </style:style>
    <style:style style:name="Table14.R10" style:family="table-row">
      <style:table-row-properties style:row-height="1.101cm"/>
    </style:style>
    <style:style style:name="Table14.R11" style:family="table-row">
      <style:table-row-properties style:row-height="1.092cm"/>
    </style:style>
    <style:style style:name="Table14.R12" style:family="table-row">
      <style:table-row-properties style:row-height="1.109cm"/>
    </style:style>
    <style:style style:name="Table14.R13" style:family="table-row">
      <style:table-row-properties style:row-height="1.617cm"/>
    </style:style>
    <style:style style:name="Table14.R14" style:family="table-row">
      <style:table-row-properties style:row-height="2.531cm"/>
    </style:style>
    <style:style style:name="Table14.Cell1" style:family="table-cell">
      <style:table-cell-properties fo:background-color="#FFFFFF" style:vertical-align="top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top"/>
    </style:style>
    <style:style style:name="Table14.Cell4" style:family="table-cell">
      <style:table-cell-properties fo:background-color="#FFFFFF" style:vertical-align="top"/>
    </style:style>
    <style:style style:name="Table14.Cell5" style:family="table-cell">
      <style:table-cell-properties fo:background-color="#FFFFFF" style:vertical-align="top"/>
    </style:style>
    <style:style style:name="Table14.Cell6" style:family="table-cell">
      <style:table-cell-properties fo:background-color="#FFFFFF" style:vertical-align="top"/>
    </style:style>
    <style:style style:name="Table14.Cell7" style:family="table-cell">
      <style:table-cell-properties fo:background-color="#FFFFFF"/>
    </style:style>
    <style:style style:name="Table14.Cell8" style:family="table-cell">
      <style:table-cell-properties fo:background-color="#FFFFFF" style:vertical-align="top"/>
    </style:style>
    <style:style style:name="Table14.Cell9" style:family="table-cell">
      <style:table-cell-properties fo:background-color="#FFFFFF" style:vertical-align="top"/>
    </style:style>
    <style:style style:name="Table14.Cell10" style:family="table-cell">
      <style:table-cell-properties fo:background-color="#FFFFFF" style:vertical-align="top"/>
    </style:style>
    <style:style style:name="Table14.Cell11" style:family="table-cell">
      <style:table-cell-properties fo:background-color="#FFFFFF" style:vertical-align="top"/>
    </style:style>
    <style:style style:name="Table14.Cell12" style:family="table-cell">
      <style:table-cell-properties fo:background-color="#FFFFFF" style:vertical-align="top"/>
    </style:style>
    <style:style style:name="Table14.Cell13" style:family="table-cell">
      <style:table-cell-properties fo:background-color="#FFFFFF" style:vertical-align="top"/>
    </style:style>
    <style:style style:name="Table14.Cell14" style:family="table-cell">
      <style:table-cell-properties fo:background-color="#FFFFFF" style:vertical-align="middle"/>
    </style:style>
    <style:style style:name="Table14.Cell15" style:family="table-cell">
      <style:table-cell-properties fo:background-color="#FFFFFF" style:vertical-align="middle"/>
    </style:style>
    <style:style style:name="Table14.Cell16" style:family="table-cell">
      <style:table-cell-properties fo:background-color="#FFFFFF" style:vertical-align="top"/>
    </style:style>
    <style:style style:name="Table14.Cell17" style:family="table-cell">
      <style:table-cell-properties fo:background-color="#FFFFFF" style:vertical-align="middle"/>
    </style:style>
    <style:style style:name="Table14.Cell18" style:family="table-cell">
      <style:table-cell-properties fo:background-color="#FFFFFF" style:vertical-align="middle"/>
    </style:style>
    <style:style style:name="Table14.Cell19" style:family="table-cell">
      <style:table-cell-properties fo:background-color="#FFFFFF" style:vertical-align="top"/>
    </style:style>
    <style:style style:name="Table14.Cell20" style:family="table-cell">
      <style:table-cell-properties fo:background-color="#FFFFFF" style:vertical-align="middle"/>
    </style:style>
    <style:style style:name="Table14.Cell21" style:family="table-cell">
      <style:table-cell-properties fo:background-color="#FFFFFF" style:vertical-align="middle"/>
    </style:style>
    <style:style style:name="Table14.Cell22" style:family="table-cell">
      <style:table-cell-properties fo:background-color="#FFFFFF" style:vertical-align="top"/>
    </style:style>
    <style:style style:name="Table14.Cell23" style:family="table-cell">
      <style:table-cell-properties fo:background-color="#FFFFFF" style:vertical-align="middle"/>
    </style:style>
    <style:style style:name="Table14.Cell24" style:family="table-cell">
      <style:table-cell-properties fo:background-color="#FFFFFF" style:vertical-align="middle"/>
    </style:style>
    <style:style style:name="Table14.Cell25" style:family="table-cell">
      <style:table-cell-properties fo:background-color="#FFFFFF" style:vertical-align="top"/>
    </style:style>
    <style:style style:name="Table14.Cell26" style:family="table-cell">
      <style:table-cell-properties fo:background-color="#FFFFFF" style:vertical-align="middle"/>
    </style:style>
    <style:style style:name="Table14.Cell27" style:family="table-cell">
      <style:table-cell-properties fo:background-color="#FFFFFF" style:vertical-align="middle"/>
    </style:style>
    <style:style style:name="Table14.Cell28" style:family="table-cell">
      <style:table-cell-properties fo:background-color="#FFFFFF" style:vertical-align="top"/>
    </style:style>
    <style:style style:name="Table14.Cell29" style:family="table-cell">
      <style:table-cell-properties fo:background-color="#FFFFFF" style:vertical-align="middle"/>
    </style:style>
    <style:style style:name="Table14.Cell30" style:family="table-cell">
      <style:table-cell-properties fo:background-color="#FFFFFF" style:vertical-align="middle"/>
    </style:style>
    <style:style style:name="Table14.Cell31" style:family="table-cell">
      <style:table-cell-properties fo:background-color="#FFFFFF" style:vertical-align="top"/>
    </style:style>
    <style:style style:name="Table14.Cell32" style:family="table-cell">
      <style:table-cell-properties fo:background-color="#FFFFFF" style:vertical-align="middle"/>
    </style:style>
    <style:style style:name="Table14.Cell33" style:family="table-cell">
      <style:table-cell-properties fo:background-color="#FFFFFF" style:vertical-align="middle"/>
    </style:style>
    <style:style style:name="Table14.Cell34" style:family="table-cell">
      <style:table-cell-properties fo:background-color="#FFFFFF" style:vertical-align="top"/>
    </style:style>
    <style:style style:name="Table14.Cell35" style:family="table-cell">
      <style:table-cell-properties fo:background-color="#FFFFFF" style:vertical-align="middle"/>
    </style:style>
    <style:style style:name="Table14.Cell36" style:family="table-cell">
      <style:table-cell-properties fo:background-color="#FFFFFF" style:vertical-align="middle"/>
    </style:style>
    <style:style style:name="Table14.Cell37" style:family="table-cell">
      <style:table-cell-properties fo:background-color="#FFFFFF" style:vertical-align="top"/>
    </style:style>
    <style:style style:name="Table14.Cell38" style:family="table-cell">
      <style:table-cell-properties fo:background-color="#FFFFFF" style:vertical-align="top"/>
    </style:style>
    <style:style style:name="Table14.Cell39" style:family="table-cell">
      <style:table-cell-properties fo:background-color="#FFFFFF" style:vertical-align="top"/>
    </style:style>
    <style:style style:name="Table14.Cell40" style:family="table-cell">
      <style:table-cell-properties fo:background-color="#FFFFFF"/>
    </style:style>
    <style:style style:name="Table14.Cell41" style:family="table-cell">
      <style:table-cell-properties fo:background-color="#FFFFFF" style:vertical-align="middle"/>
    </style:style>
    <style:style style:name="Table15" style:family="table">
      <style:table-properties style:writing-mode="lr-tb" style:width="16.662cm" table:align="center"/>
    </style:style>
    <style:style style:name="Table15.C1" style:family="table-column">
      <style:table-column-properties style:column-width="5.249cm"/>
    </style:style>
    <style:style style:name="Table15.C2" style:family="table-column">
      <style:table-column-properties style:column-width="6.867cm"/>
    </style:style>
    <style:style style:name="Table15.C3" style:family="table-column">
      <style:table-column-properties style:column-width="4.547cm"/>
    </style:style>
    <style:style style:name="Table15.R1" style:family="table-row">
      <style:table-row-properties style:row-height="0.617cm"/>
    </style:style>
    <style:style style:name="Table15.R2" style:family="table-row">
      <style:table-row-properties style:row-height="0.744cm"/>
    </style:style>
    <style:style style:name="Table15.R3" style:family="table-row">
      <style:table-row-properties style:row-height="0.744cm"/>
    </style:style>
    <style:style style:name="Table15.R4" style:family="table-row">
      <style:table-row-properties style:row-height="0.923cm"/>
    </style:style>
    <style:style style:name="Table15.R5" style:family="table-row">
      <style:table-row-properties style:row-height="1.050cm"/>
    </style:style>
    <style:style style:name="Table15.R6" style:family="table-row">
      <style:table-row-properties style:row-height="1.125cm"/>
    </style:style>
    <style:style style:name="Table15.R7" style:family="table-row">
      <style:table-row-properties style:row-height="1.109cm"/>
    </style:style>
    <style:style style:name="Table15.R8" style:family="table-row">
      <style:table-row-properties style:row-height="1.101cm"/>
    </style:style>
    <style:style style:name="Table15.R9" style:family="table-row">
      <style:table-row-properties style:row-height="1.101cm"/>
    </style:style>
    <style:style style:name="Table15.R10" style:family="table-row">
      <style:table-row-properties style:row-height="1.109cm"/>
    </style:style>
    <style:style style:name="Table15.R11" style:family="table-row">
      <style:table-row-properties style:row-height="1.092cm"/>
    </style:style>
    <style:style style:name="Table15.R12" style:family="table-row">
      <style:table-row-properties style:row-height="1.101cm"/>
    </style:style>
    <style:style style:name="Table15.R13" style:family="table-row">
      <style:table-row-properties style:row-height="1.067cm"/>
    </style:style>
    <style:style style:name="Table15.R14" style:family="table-row">
      <style:table-row-properties style:row-height="1.101cm"/>
    </style:style>
    <style:style style:name="Table15.R15" style:family="table-row">
      <style:table-row-properties style:row-height="1.109cm"/>
    </style:style>
    <style:style style:name="Table15.R16" style:family="table-row">
      <style:table-row-properties style:row-height="1.118cm"/>
    </style:style>
    <style:style style:name="Table15.R17" style:family="table-row">
      <style:table-row-properties style:row-height="1.109cm"/>
    </style:style>
    <style:style style:name="Table15.R18" style:family="table-row">
      <style:table-row-properties style:row-height="1.076cm"/>
    </style:style>
    <style:style style:name="Table15.R19" style:family="table-row">
      <style:table-row-properties style:row-height="1.651cm"/>
    </style:style>
    <style:style style:name="Table15.R20" style:family="table-row">
      <style:table-row-properties style:row-height="1.642cm"/>
    </style:style>
    <style:style style:name="Table15.R21" style:family="table-row">
      <style:table-row-properties style:row-height="1.109cm"/>
    </style:style>
    <style:style style:name="Table15.R22" style:family="table-row">
      <style:table-row-properties style:row-height="0.838cm"/>
    </style:style>
    <style:style style:name="Table15.Cell1" style:family="table-cell">
      <style:table-cell-properties fo:background-color="#FFFFFF" style:vertical-align="top"/>
    </style:style>
    <style:style style:name="Table15.Cell2" style:family="table-cell">
      <style:table-cell-properties fo:background-color="#FFFFFF" style:vertical-align="top"/>
    </style:style>
    <style:style style:name="Table15.Cell3" style:family="table-cell">
      <style:table-cell-properties fo:background-color="#FFFFFF" style:vertical-align="top"/>
    </style:style>
    <style:style style:name="Table15.Cell4" style:family="table-cell">
      <style:table-cell-properties fo:background-color="#FFFFFF" style:vertical-align="top"/>
    </style:style>
    <style:style style:name="Table15.Cell5" style:family="table-cell">
      <style:table-cell-properties fo:background-color="#FFFFFF" style:vertical-align="top"/>
    </style:style>
    <style:style style:name="Table15.Cell6" style:family="table-cell">
      <style:table-cell-properties fo:background-color="#FFFFFF" style:vertical-align="top"/>
    </style:style>
    <style:style style:name="Table15.Cell7" style:family="table-cell">
      <style:table-cell-properties fo:background-color="#FFFFFF"/>
    </style:style>
    <style:style style:name="Table15.Cell8" style:family="table-cell">
      <style:table-cell-properties fo:background-color="#FFFFFF" style:vertical-align="top"/>
    </style:style>
    <style:style style:name="Table15.Cell9" style:family="table-cell">
      <style:table-cell-properties fo:background-color="#FFFFFF" style:vertical-align="top"/>
    </style:style>
    <style:style style:name="Table15.Cell10" style:family="table-cell">
      <style:table-cell-properties fo:background-color="#FFFFFF" style:vertical-align="top"/>
    </style:style>
    <style:style style:name="Table15.Cell11" style:family="table-cell">
      <style:table-cell-properties fo:background-color="#FFFFFF" style:vertical-align="top"/>
    </style:style>
    <style:style style:name="Table15.Cell12" style:family="table-cell">
      <style:table-cell-properties fo:background-color="#FFFFFF" style:vertical-align="top"/>
    </style:style>
    <style:style style:name="Table15.Cell13" style:family="table-cell">
      <style:table-cell-properties fo:background-color="#FFFFFF" style:vertical-align="middle"/>
    </style:style>
    <style:style style:name="Table15.Cell14" style:family="table-cell">
      <style:table-cell-properties fo:background-color="#FFFFFF" style:vertical-align="middle"/>
    </style:style>
    <style:style style:name="Table15.Cell15" style:family="table-cell">
      <style:table-cell-properties fo:background-color="#FFFFFF" style:vertical-align="middle"/>
    </style:style>
    <style:style style:name="Table15.Cell16" style:family="table-cell">
      <style:table-cell-properties fo:background-color="#FFFFFF" style:vertical-align="top"/>
    </style:style>
    <style:style style:name="Table15.Cell17" style:family="table-cell">
      <style:table-cell-properties fo:background-color="#FFFFFF" style:vertical-align="middle"/>
    </style:style>
    <style:style style:name="Table15.Cell18" style:family="table-cell">
      <style:table-cell-properties fo:background-color="#FFFFFF" style:vertical-align="middle"/>
    </style:style>
    <style:style style:name="Table15.Cell19" style:family="table-cell">
      <style:table-cell-properties fo:background-color="#FFFFFF" style:vertical-align="top"/>
    </style:style>
    <style:style style:name="Table15.Cell20" style:family="table-cell">
      <style:table-cell-properties fo:background-color="#FFFFFF" style:vertical-align="middle"/>
    </style:style>
    <style:style style:name="Table15.Cell21" style:family="table-cell">
      <style:table-cell-properties fo:background-color="#FFFFFF" style:vertical-align="middle"/>
    </style:style>
    <style:style style:name="Table15.Cell22" style:family="table-cell">
      <style:table-cell-properties fo:background-color="#FFFFFF" style:vertical-align="top"/>
    </style:style>
    <style:style style:name="Table15.Cell23" style:family="table-cell">
      <style:table-cell-properties fo:background-color="#FFFFFF" style:vertical-align="middle"/>
    </style:style>
    <style:style style:name="Table15.Cell24" style:family="table-cell">
      <style:table-cell-properties fo:background-color="#FFFFFF" style:vertical-align="middle"/>
    </style:style>
    <style:style style:name="Table15.Cell25" style:family="table-cell">
      <style:table-cell-properties fo:background-color="#FFFFFF" style:vertical-align="top"/>
    </style:style>
    <style:style style:name="Table15.Cell26" style:family="table-cell">
      <style:table-cell-properties fo:background-color="#FFFFFF" style:vertical-align="middle"/>
    </style:style>
    <style:style style:name="Table15.Cell27" style:family="table-cell">
      <style:table-cell-properties fo:background-color="#FFFFFF" style:vertical-align="middle"/>
    </style:style>
    <style:style style:name="Table15.Cell28" style:family="table-cell">
      <style:table-cell-properties fo:background-color="#FFFFFF" style:vertical-align="top"/>
    </style:style>
    <style:style style:name="Table15.Cell29" style:family="table-cell">
      <style:table-cell-properties fo:background-color="#FFFFFF" style:vertical-align="middle"/>
    </style:style>
    <style:style style:name="Table15.Cell30" style:family="table-cell">
      <style:table-cell-properties fo:background-color="#FFFFFF" style:vertical-align="middle"/>
    </style:style>
    <style:style style:name="Table15.Cell31" style:family="table-cell">
      <style:table-cell-properties fo:background-color="#FFFFFF" style:vertical-align="top"/>
    </style:style>
    <style:style style:name="Table15.Cell32" style:family="table-cell">
      <style:table-cell-properties fo:background-color="#FFFFFF" style:vertical-align="middle"/>
    </style:style>
    <style:style style:name="Table15.Cell33" style:family="table-cell">
      <style:table-cell-properties fo:background-color="#FFFFFF" style:vertical-align="middle"/>
    </style:style>
    <style:style style:name="Table15.Cell34" style:family="table-cell">
      <style:table-cell-properties fo:background-color="#FFFFFF" style:vertical-align="top"/>
    </style:style>
    <style:style style:name="Table15.Cell35" style:family="table-cell">
      <style:table-cell-properties fo:background-color="#FFFFFF" style:vertical-align="middle"/>
    </style:style>
    <style:style style:name="Table15.Cell36" style:family="table-cell">
      <style:table-cell-properties fo:background-color="#FFFFFF" style:vertical-align="middle"/>
    </style:style>
    <style:style style:name="Table15.Cell37" style:family="table-cell">
      <style:table-cell-properties fo:background-color="#FFFFFF" style:vertical-align="top"/>
    </style:style>
    <style:style style:name="Table15.Cell38" style:family="table-cell">
      <style:table-cell-properties fo:background-color="#FFFFFF" style:vertical-align="middle"/>
    </style:style>
    <style:style style:name="Table15.Cell39" style:family="table-cell">
      <style:table-cell-properties fo:background-color="#FFFFFF" style:vertical-align="middle"/>
    </style:style>
    <style:style style:name="Table15.Cell40" style:family="table-cell">
      <style:table-cell-properties fo:background-color="#FFFFFF" style:vertical-align="top"/>
    </style:style>
    <style:style style:name="Table15.Cell41" style:family="table-cell">
      <style:table-cell-properties fo:background-color="#FFFFFF" style:vertical-align="middle"/>
    </style:style>
    <style:style style:name="Table15.Cell42" style:family="table-cell">
      <style:table-cell-properties fo:background-color="#FFFFFF" style:vertical-align="middle"/>
    </style:style>
    <style:style style:name="Table15.Cell43" style:family="table-cell">
      <style:table-cell-properties fo:background-color="#FFFFFF" style:vertical-align="top"/>
    </style:style>
    <style:style style:name="Table15.Cell44" style:family="table-cell">
      <style:table-cell-properties fo:background-color="#FFFFFF" style:vertical-align="middle"/>
    </style:style>
    <style:style style:name="Table15.Cell45" style:family="table-cell">
      <style:table-cell-properties fo:background-color="#FFFFFF" style:vertical-align="middle"/>
    </style:style>
    <style:style style:name="Table15.Cell46" style:family="table-cell">
      <style:table-cell-properties fo:background-color="#FFFFFF" style:vertical-align="top"/>
    </style:style>
    <style:style style:name="Table15.Cell47" style:family="table-cell">
      <style:table-cell-properties fo:background-color="#FFFFFF" style:vertical-align="middle"/>
    </style:style>
    <style:style style:name="Table15.Cell48" style:family="table-cell">
      <style:table-cell-properties fo:background-color="#FFFFFF" style:vertical-align="middle"/>
    </style:style>
    <style:style style:name="Table15.Cell49" style:family="table-cell">
      <style:table-cell-properties fo:background-color="#FFFFFF" style:vertical-align="top"/>
    </style:style>
    <style:style style:name="Table15.Cell50" style:family="table-cell">
      <style:table-cell-properties fo:background-color="#FFFFFF" style:vertical-align="middle"/>
    </style:style>
    <style:style style:name="Table15.Cell51" style:family="table-cell">
      <style:table-cell-properties fo:background-color="#FFFFFF" style:vertical-align="middle"/>
    </style:style>
    <style:style style:name="Table15.Cell52" style:family="table-cell">
      <style:table-cell-properties fo:background-color="#FFFFFF" style:vertical-align="top"/>
    </style:style>
    <style:style style:name="Table15.Cell53" style:family="table-cell">
      <style:table-cell-properties fo:background-color="#FFFFFF" style:vertical-align="middle"/>
    </style:style>
    <style:style style:name="Table15.Cell54" style:family="table-cell">
      <style:table-cell-properties fo:background-color="#FFFFFF" style:vertical-align="middle"/>
    </style:style>
    <style:style style:name="Table15.Cell55" style:family="table-cell">
      <style:table-cell-properties fo:background-color="#FFFFFF" style:vertical-align="top"/>
    </style:style>
    <style:style style:name="Table15.Cell56" style:family="table-cell">
      <style:table-cell-properties fo:background-color="#FFFFFF" style:vertical-align="top"/>
    </style:style>
    <style:style style:name="Table15.Cell57" style:family="table-cell">
      <style:table-cell-properties fo:background-color="#FFFFFF" style:vertical-align="top"/>
    </style:style>
    <style:style style:name="Table15.Cell58" style:family="table-cell">
      <style:table-cell-properties fo:background-color="#FFFFFF"/>
    </style:style>
    <style:style style:name="Table15.Cell59" style:family="table-cell">
      <style:table-cell-properties fo:background-color="#FFFFFF"/>
    </style:style>
    <style:style style:name="Table15.Cell60" style:family="table-cell">
      <style:table-cell-properties fo:background-color="#FFFFFF"/>
    </style:style>
    <style:style style:name="Table15.Cell61" style:family="table-cell">
      <style:table-cell-properties fo:background-color="#FFFFFF" style:vertical-align="top"/>
    </style:style>
    <style:style style:name="Table15.Cell62" style:family="table-cell">
      <style:table-cell-properties fo:background-color="#FFFFFF" style:vertical-align="middle"/>
    </style:style>
    <style:style style:name="Table15.Cell63" style:family="table-cell">
      <style:table-cell-properties fo:background-color="#FFFFFF" style:vertical-align="middle"/>
    </style:style>
    <style:style style:name="Table15.Cell64" style:family="table-cell">
      <style:table-cell-properties fo:background-color="#FFFFFF" style:vertical-align="top"/>
    </style:style>
    <style:style style:name="Table15.Cell65" style:family="table-cell">
      <style:table-cell-properties fo:background-color="#FFFFFF"/>
    </style:style>
    <style:style style:name="Table15.Cell66" style:family="table-cell">
      <style:table-cell-properties fo:background-color="#FFFFFF"/>
    </style:style>
    <style:style style:name="Table16" style:family="table">
      <style:table-properties style:writing-mode="lr-tb" style:width="10.626cm" table:align="center"/>
    </style:style>
    <style:style style:name="Table16.C1" style:family="table-column">
      <style:table-column-properties style:column-width="0.660cm"/>
    </style:style>
    <style:style style:name="Table16.C2" style:family="table-column">
      <style:table-column-properties style:column-width="6.054cm"/>
    </style:style>
    <style:style style:name="Table16.C3" style:family="table-column">
      <style:table-column-properties style:column-width="3.912cm"/>
    </style:style>
    <style:style style:name="Table16.R1" style:family="table-row">
      <style:table-row-properties style:row-height="0.753cm"/>
    </style:style>
    <style:style style:name="Table16.R2" style:family="table-row">
      <style:table-row-properties style:row-height="1.101cm"/>
    </style:style>
    <style:style style:name="Table16.R3" style:family="table-row">
      <style:table-row-properties style:row-height="1.101cm"/>
    </style:style>
    <style:style style:name="Table16.R4" style:family="table-row">
      <style:table-row-properties style:row-height="1.101cm"/>
    </style:style>
    <style:style style:name="Table16.R5" style:family="table-row">
      <style:table-row-properties style:row-height="1.101cm"/>
    </style:style>
    <style:style style:name="Table16.R6" style:family="table-row">
      <style:table-row-properties style:row-height="1.101cm"/>
    </style:style>
    <style:style style:name="Table16.R7" style:family="table-row">
      <style:table-row-properties style:row-height="1.101cm"/>
    </style:style>
    <style:style style:name="Table16.R8" style:family="table-row">
      <style:table-row-properties style:row-height="0.804cm"/>
    </style:style>
    <style:style style:name="Table16.Cell1" style:family="table-cell">
      <style:table-cell-properties fo:background-color="#FFFFFF" style:vertical-align="top"/>
    </style:style>
    <style:style style:name="Table16.Cell2" style:family="table-cell">
      <style:table-cell-properties fo:background-color="#FFFFFF" style:vertical-align="top"/>
    </style:style>
    <style:style style:name="Table16.Cell3" style:family="table-cell">
      <style:table-cell-properties fo:background-color="#FFFFFF" style:vertical-align="top"/>
    </style:style>
    <style:style style:name="Table16.Cell4" style:family="table-cell">
      <style:table-cell-properties fo:background-color="#FFFFFF" style:vertical-align="middle"/>
    </style:style>
    <style:style style:name="Table16.Cell5" style:family="table-cell">
      <style:table-cell-properties fo:background-color="#FFFFFF" style:vertical-align="middle"/>
    </style:style>
    <style:style style:name="Table16.Cell6" style:family="table-cell">
      <style:table-cell-properties fo:background-color="#FFFFFF" style:vertical-align="middle"/>
    </style:style>
    <style:style style:name="Table16.Cell7" style:family="table-cell">
      <style:table-cell-properties fo:background-color="#FFFFFF" style:vertical-align="middle"/>
    </style:style>
    <style:style style:name="Table16.Cell8" style:family="table-cell">
      <style:table-cell-properties fo:background-color="#FFFFFF" style:vertical-align="middle"/>
    </style:style>
    <style:style style:name="Table16.Cell9" style:family="table-cell">
      <style:table-cell-properties fo:background-color="#FFFFFF" style:vertical-align="middle"/>
    </style:style>
    <style:style style:name="Table16.Cell10" style:family="table-cell">
      <style:table-cell-properties fo:background-color="#FFFFFF" style:vertical-align="middle"/>
    </style:style>
    <style:style style:name="Table16.Cell11" style:family="table-cell">
      <style:table-cell-properties fo:background-color="#FFFFFF" style:vertical-align="middle"/>
    </style:style>
    <style:style style:name="Table16.Cell12" style:family="table-cell">
      <style:table-cell-properties fo:background-color="#FFFFFF" style:vertical-align="middle"/>
    </style:style>
    <style:style style:name="Table16.Cell13" style:family="table-cell">
      <style:table-cell-properties fo:background-color="#FFFFFF" style:vertical-align="middle"/>
    </style:style>
    <style:style style:name="Table16.Cell14" style:family="table-cell">
      <style:table-cell-properties fo:background-color="#FFFFFF" style:vertical-align="middle"/>
    </style:style>
    <style:style style:name="Table16.Cell15" style:family="table-cell">
      <style:table-cell-properties fo:background-color="#FFFFFF" style:vertical-align="middle"/>
    </style:style>
    <style:style style:name="Table16.Cell16" style:family="table-cell">
      <style:table-cell-properties fo:background-color="#FFFFFF" style:vertical-align="middle"/>
    </style:style>
    <style:style style:name="Table16.Cell17" style:family="table-cell">
      <style:table-cell-properties fo:background-color="#FFFFFF" style:vertical-align="middle"/>
    </style:style>
    <style:style style:name="Table16.Cell18" style:family="table-cell">
      <style:table-cell-properties fo:background-color="#FFFFFF" style:vertical-align="middle"/>
    </style:style>
    <style:style style:name="Table16.Cell19" style:family="table-cell">
      <style:table-cell-properties fo:background-color="#FFFFFF" style:vertical-align="middle"/>
    </style:style>
    <style:style style:name="Table16.Cell20" style:family="table-cell">
      <style:table-cell-properties fo:background-color="#FFFFFF" style:vertical-align="middle"/>
    </style:style>
    <style:style style:name="Table16.Cell21" style:family="table-cell">
      <style:table-cell-properties fo:background-color="#FFFFFF" style:vertical-align="middle"/>
    </style:style>
    <style:style style:name="Table16.Cell22" style:family="table-cell">
      <style:table-cell-properties fo:background-color="#FFFFFF"/>
    </style:style>
    <style:style style:name="Table16.Cell23" style:family="table-cell">
      <style:table-cell-properties fo:background-color="#FFFFFF"/>
    </style:style>
    <style:style style:name="Table16.Cell24" style:family="table-cell">
      <style:table-cell-properties fo:background-color="#FFFFFF"/>
    </style:style>
    <style:style style:name="Table17" style:family="table">
      <style:table-properties style:writing-mode="lr-tb" style:width="10.626cm" table:align="center"/>
    </style:style>
    <style:style style:name="Table17.C1" style:family="table-column">
      <style:table-column-properties style:column-width="0.644cm"/>
    </style:style>
    <style:style style:name="Table17.C2" style:family="table-column">
      <style:table-column-properties style:column-width="5.817cm"/>
    </style:style>
    <style:style style:name="Table17.C3" style:family="table-column">
      <style:table-column-properties style:column-width="4.166cm"/>
    </style:style>
    <style:style style:name="Table17.R1" style:family="table-row">
      <style:table-row-properties style:row-height="0.617cm"/>
    </style:style>
    <style:style style:name="Table17.R2" style:family="table-row">
      <style:table-row-properties style:row-height="1.109cm"/>
    </style:style>
    <style:style style:name="Table17.R3" style:family="table-row">
      <style:table-row-properties style:row-height="1.295cm"/>
    </style:style>
    <style:style style:name="Table17.R4" style:family="table-row">
      <style:table-row-properties style:row-height="1.058cm"/>
    </style:style>
    <style:style style:name="Table17.R5" style:family="table-row">
      <style:table-row-properties style:row-height="1.143cm"/>
    </style:style>
    <style:style style:name="Table17.R6" style:family="table-row">
      <style:table-row-properties style:row-height="1.109cm"/>
    </style:style>
    <style:style style:name="Table17.R7" style:family="table-row">
      <style:table-row-properties style:row-height="1.101cm"/>
    </style:style>
    <style:style style:name="Table17.R8" style:family="table-row">
      <style:table-row-properties style:row-height="1.050cm"/>
    </style:style>
    <style:style style:name="Table17.R9" style:family="table-row">
      <style:table-row-properties style:row-height="1.143cm"/>
    </style:style>
    <style:style style:name="Table17.R10" style:family="table-row">
      <style:table-row-properties style:row-height="1.101cm"/>
    </style:style>
    <style:style style:name="Table17.R11" style:family="table-row">
      <style:table-row-properties style:row-height="1.101cm"/>
    </style:style>
    <style:style style:name="Table17.R12" style:family="table-row">
      <style:table-row-properties style:row-height="1.101cm"/>
    </style:style>
    <style:style style:name="Table17.R13" style:family="table-row">
      <style:table-row-properties style:row-height="1.101cm"/>
    </style:style>
    <style:style style:name="Table17.R14" style:family="table-row">
      <style:table-row-properties style:row-height="1.101cm"/>
    </style:style>
    <style:style style:name="Table17.R15" style:family="table-row">
      <style:table-row-properties style:row-height="1.092cm"/>
    </style:style>
    <style:style style:name="Table17.R16" style:family="table-row">
      <style:table-row-properties style:row-height="1.092cm"/>
    </style:style>
    <style:style style:name="Table17.R17" style:family="table-row">
      <style:table-row-properties style:row-height="1.803cm"/>
    </style:style>
    <style:style style:name="Table17.R18" style:family="table-row">
      <style:table-row-properties style:row-height="1.796cm"/>
    </style:style>
    <style:style style:name="Table17.R19" style:family="table-row">
      <style:table-row-properties style:row-height="1.109cm"/>
    </style:style>
    <style:style style:name="Table17.R20" style:family="table-row">
      <style:table-row-properties style:row-height="1.558cm"/>
    </style:style>
    <style:style style:name="Table17.Cell1" style:family="table-cell">
      <style:table-cell-properties fo:background-color="#FFFFFF" style:vertical-align="top"/>
    </style:style>
    <style:style style:name="Table17.Cell2" style:family="table-cell">
      <style:table-cell-properties fo:background-color="#FFFFFF" style:vertical-align="top"/>
    </style:style>
    <style:style style:name="Table17.Cell3" style:family="table-cell">
      <style:table-cell-properties fo:background-color="#FFFFFF" style:vertical-align="top"/>
    </style:style>
    <style:style style:name="Table17.Cell4" style:family="table-cell">
      <style:table-cell-properties fo:background-color="#FFFFFF" style:vertical-align="top"/>
    </style:style>
    <style:style style:name="Table17.Cell5" style:family="table-cell">
      <style:table-cell-properties fo:background-color="#FFFFFF" style:vertical-align="top"/>
    </style:style>
    <style:style style:name="Table17.Cell6" style:family="table-cell">
      <style:table-cell-properties fo:background-color="#FFFFFF" style:vertical-align="top"/>
    </style:style>
    <style:style style:name="Table17.Cell7" style:family="table-cell">
      <style:table-cell-properties fo:background-color="#FFFFFF" style:vertical-align="top"/>
    </style:style>
    <style:style style:name="Table17.Cell8" style:family="table-cell">
      <style:table-cell-properties fo:background-color="#FFFFFF" style:vertical-align="middle"/>
    </style:style>
    <style:style style:name="Table17.Cell9" style:family="table-cell">
      <style:table-cell-properties fo:background-color="#FFFFFF" style:vertical-align="middle"/>
    </style:style>
    <style:style style:name="Table17.Cell10" style:family="table-cell">
      <style:table-cell-properties fo:background-color="#FFFFFF" style:vertical-align="middle"/>
    </style:style>
    <style:style style:name="Table17.Cell11" style:family="table-cell">
      <style:table-cell-properties fo:background-color="#FFFFFF" style:vertical-align="middle"/>
    </style:style>
    <style:style style:name="Table17.Cell12" style:family="table-cell">
      <style:table-cell-properties fo:background-color="#FFFFFF" style:vertical-align="middle"/>
    </style:style>
    <style:style style:name="Table17.Cell13" style:family="table-cell">
      <style:table-cell-properties fo:background-color="#FFFFFF" style:vertical-align="middle"/>
    </style:style>
    <style:style style:name="Table17.Cell14" style:family="table-cell">
      <style:table-cell-properties fo:background-color="#FFFFFF" style:vertical-align="middle"/>
    </style:style>
    <style:style style:name="Table17.Cell15" style:family="table-cell">
      <style:table-cell-properties fo:background-color="#FFFFFF" style:vertical-align="middle"/>
    </style:style>
    <style:style style:name="Table17.Cell16" style:family="table-cell">
      <style:table-cell-properties fo:background-color="#FFFFFF" style:vertical-align="middle"/>
    </style:style>
    <style:style style:name="Table17.Cell17" style:family="table-cell">
      <style:table-cell-properties fo:background-color="#FFFFFF" style:vertical-align="middle"/>
    </style:style>
    <style:style style:name="Table17.Cell18" style:family="table-cell">
      <style:table-cell-properties fo:background-color="#FFFFFF" style:vertical-align="middle"/>
    </style:style>
    <style:style style:name="Table17.Cell19" style:family="table-cell">
      <style:table-cell-properties fo:background-color="#FFFFFF" style:vertical-align="middle"/>
    </style:style>
    <style:style style:name="Table17.Cell20" style:family="table-cell">
      <style:table-cell-properties fo:background-color="#FFFFFF" style:vertical-align="middle"/>
    </style:style>
    <style:style style:name="Table17.Cell21" style:family="table-cell">
      <style:table-cell-properties fo:background-color="#FFFFFF" style:vertical-align="middle"/>
    </style:style>
    <style:style style:name="Table17.Cell22" style:family="table-cell">
      <style:table-cell-properties fo:background-color="#FFFFFF" style:vertical-align="middle"/>
    </style:style>
    <style:style style:name="Table17.Cell23" style:family="table-cell">
      <style:table-cell-properties fo:background-color="#FFFFFF" style:vertical-align="middle"/>
    </style:style>
    <style:style style:name="Table17.Cell24" style:family="table-cell">
      <style:table-cell-properties fo:background-color="#FFFFFF" style:vertical-align="middle"/>
    </style:style>
    <style:style style:name="Table17.Cell25" style:family="table-cell">
      <style:table-cell-properties fo:background-color="#FFFFFF" style:vertical-align="middle"/>
    </style:style>
    <style:style style:name="Table17.Cell26" style:family="table-cell">
      <style:table-cell-properties fo:background-color="#FFFFFF" style:vertical-align="middle"/>
    </style:style>
    <style:style style:name="Table17.Cell27" style:family="table-cell">
      <style:table-cell-properties fo:background-color="#FFFFFF" style:vertical-align="middle"/>
    </style:style>
    <style:style style:name="Table17.Cell28" style:family="table-cell">
      <style:table-cell-properties fo:background-color="#FFFFFF" style:vertical-align="middle"/>
    </style:style>
    <style:style style:name="Table17.Cell29" style:family="table-cell">
      <style:table-cell-properties fo:background-color="#FFFFFF" style:vertical-align="middle"/>
    </style:style>
    <style:style style:name="Table17.Cell30" style:family="table-cell">
      <style:table-cell-properties fo:background-color="#FFFFFF" style:vertical-align="middle"/>
    </style:style>
    <style:style style:name="Table17.Cell31" style:family="table-cell">
      <style:table-cell-properties fo:background-color="#FFFFFF" style:vertical-align="middle"/>
    </style:style>
    <style:style style:name="Table17.Cell32" style:family="table-cell">
      <style:table-cell-properties fo:background-color="#FFFFFF" style:vertical-align="middle"/>
    </style:style>
    <style:style style:name="Table17.Cell33" style:family="table-cell">
      <style:table-cell-properties fo:background-color="#FFFFFF" style:vertical-align="middle"/>
    </style:style>
    <style:style style:name="Table17.Cell34" style:family="table-cell">
      <style:table-cell-properties fo:background-color="#FFFFFF" style:vertical-align="middle"/>
    </style:style>
    <style:style style:name="Table17.Cell35" style:family="table-cell">
      <style:table-cell-properties fo:background-color="#FFFFFF" style:vertical-align="middle"/>
    </style:style>
    <style:style style:name="Table17.Cell36" style:family="table-cell">
      <style:table-cell-properties fo:background-color="#FFFFFF" style:vertical-align="middle"/>
    </style:style>
    <style:style style:name="Table17.Cell37" style:family="table-cell">
      <style:table-cell-properties fo:background-color="#FFFFFF" style:vertical-align="middle"/>
    </style:style>
    <style:style style:name="Table17.Cell38" style:family="table-cell">
      <style:table-cell-properties fo:background-color="#FFFFFF" style:vertical-align="middle"/>
    </style:style>
    <style:style style:name="Table17.Cell39" style:family="table-cell">
      <style:table-cell-properties fo:background-color="#FFFFFF" style:vertical-align="middle"/>
    </style:style>
    <style:style style:name="Table17.Cell40" style:family="table-cell">
      <style:table-cell-properties fo:background-color="#FFFFFF" style:vertical-align="middle"/>
    </style:style>
    <style:style style:name="Table17.Cell41" style:family="table-cell">
      <style:table-cell-properties fo:background-color="#FFFFFF" style:vertical-align="middle"/>
    </style:style>
    <style:style style:name="Table17.Cell42" style:family="table-cell">
      <style:table-cell-properties fo:background-color="#FFFFFF" style:vertical-align="middle"/>
    </style:style>
    <style:style style:name="Table17.Cell43" style:family="table-cell">
      <style:table-cell-properties fo:background-color="#FFFFFF" style:vertical-align="middle"/>
    </style:style>
    <style:style style:name="Table17.Cell44" style:family="table-cell">
      <style:table-cell-properties fo:background-color="#FFFFFF" style:vertical-align="middle"/>
    </style:style>
    <style:style style:name="Table17.Cell45" style:family="table-cell">
      <style:table-cell-properties fo:background-color="#FFFFFF" style:vertical-align="middle"/>
    </style:style>
    <style:style style:name="Table17.Cell46" style:family="table-cell">
      <style:table-cell-properties fo:background-color="#FFFFFF" style:vertical-align="middle"/>
    </style:style>
    <style:style style:name="Table17.Cell47" style:family="table-cell">
      <style:table-cell-properties fo:background-color="#FFFFFF" style:vertical-align="middle"/>
    </style:style>
    <style:style style:name="Table17.Cell48" style:family="table-cell">
      <style:table-cell-properties fo:background-color="#FFFFFF" style:vertical-align="middle"/>
    </style:style>
    <style:style style:name="Table17.Cell49" style:family="table-cell">
      <style:table-cell-properties fo:background-color="#FFFFFF" style:vertical-align="top"/>
    </style:style>
    <style:style style:name="Table17.Cell50" style:family="table-cell">
      <style:table-cell-properties fo:background-color="#FFFFFF" style:vertical-align="middle"/>
    </style:style>
    <style:style style:name="Table17.Cell51" style:family="table-cell">
      <style:table-cell-properties fo:background-color="#FFFFFF" style:vertical-align="top"/>
    </style:style>
    <style:style style:name="Table17.Cell52" style:family="table-cell">
      <style:table-cell-properties fo:background-color="#FFFFFF" style:vertical-align="top"/>
    </style:style>
    <style:style style:name="Table17.Cell53" style:family="table-cell">
      <style:table-cell-properties fo:background-color="#FFFFFF" style:vertical-align="middle"/>
    </style:style>
    <style:style style:name="Table17.Cell54" style:family="table-cell">
      <style:table-cell-properties fo:background-color="#FFFFFF" style:vertical-align="top"/>
    </style:style>
    <style:style style:name="Table17.Cell55" style:family="table-cell">
      <style:table-cell-properties fo:background-color="#FFFFFF" style:vertical-align="middle"/>
    </style:style>
    <style:style style:name="Table17.Cell56" style:family="table-cell">
      <style:table-cell-properties fo:background-color="#FFFFFF" style:vertical-align="middle"/>
    </style:style>
    <style:style style:name="Table17.Cell57" style:family="table-cell">
      <style:table-cell-properties fo:background-color="#FFFFFF" style:vertical-align="middle"/>
    </style:style>
    <style:style style:name="Table17.Cell58" style:family="table-cell">
      <style:table-cell-properties fo:background-color="#FFFFFF" style:vertical-align="top"/>
    </style:style>
    <style:style style:name="Table17.Cell59" style:family="table-cell">
      <style:table-cell-properties fo:background-color="#FFFFFF"/>
    </style:style>
    <style:style style:name="Table17.Cell60" style:family="table-cell">
      <style:table-cell-properties fo:background-color="#FFFFFF" style:vertical-align="top"/>
    </style:style>
    <style:style style:name="Table18" style:family="table">
      <style:table-properties style:writing-mode="lr-tb" style:width="10.626cm" table:align="center"/>
    </style:style>
    <style:style style:name="Table18.C1" style:family="table-column">
      <style:table-column-properties style:column-width="0.653cm"/>
    </style:style>
    <style:style style:name="Table18.C2" style:family="table-column">
      <style:table-column-properties style:column-width="7.290cm"/>
    </style:style>
    <style:style style:name="Table18.C3" style:family="table-column">
      <style:table-column-properties style:column-width="2.685cm"/>
    </style:style>
    <style:style style:name="Table18.R1" style:family="table-row">
      <style:table-row-properties style:row-height="0.771cm"/>
    </style:style>
    <style:style style:name="Table18.R2" style:family="table-row">
      <style:table-row-properties style:row-height="1.092cm"/>
    </style:style>
    <style:style style:name="Table18.R3" style:family="table-row">
      <style:table-row-properties style:row-height="1.101cm"/>
    </style:style>
    <style:style style:name="Table18.R4" style:family="table-row">
      <style:table-row-properties style:row-height="1.101cm"/>
    </style:style>
    <style:style style:name="Table18.R5" style:family="table-row">
      <style:table-row-properties style:row-height="1.134cm"/>
    </style:style>
    <style:style style:name="Table18.R6" style:family="table-row">
      <style:table-row-properties style:row-height="1.101cm"/>
    </style:style>
    <style:style style:name="Table18.R7" style:family="table-row">
      <style:table-row-properties style:row-height="1.058cm"/>
    </style:style>
    <style:style style:name="Table18.R8" style:family="table-row">
      <style:table-row-properties style:row-height="0.974cm"/>
    </style:style>
    <style:style style:name="Table18.R9" style:family="table-row">
      <style:table-row-properties style:row-height="0.847cm"/>
    </style:style>
    <style:style style:name="Table18.R10" style:family="table-row">
      <style:table-row-properties style:row-height="1.083cm"/>
    </style:style>
    <style:style style:name="Table18.R11" style:family="table-row">
      <style:table-row-properties style:row-height="1.134cm"/>
    </style:style>
    <style:style style:name="Table18.R12" style:family="table-row">
      <style:table-row-properties style:row-height="1.092cm"/>
    </style:style>
    <style:style style:name="Table18.R13" style:family="table-row">
      <style:table-row-properties style:row-height="1.076cm"/>
    </style:style>
    <style:style style:name="Table18.R14" style:family="table-row">
      <style:table-row-properties style:row-height="1.092cm"/>
    </style:style>
    <style:style style:name="Table18.R15" style:family="table-row">
      <style:table-row-properties style:row-height="0.847cm"/>
    </style:style>
    <style:style style:name="Table18.Cell1" style:family="table-cell">
      <style:table-cell-properties fo:background-color="#FFFFFF" style:vertical-align="middle"/>
    </style:style>
    <style:style style:name="Table18.Cell2" style:family="table-cell">
      <style:table-cell-properties fo:background-color="#FFFFFF" style:vertical-align="top"/>
    </style:style>
    <style:style style:name="Table18.Cell3" style:family="table-cell">
      <style:table-cell-properties fo:background-color="#FFFFFF" style:vertical-align="top"/>
    </style:style>
    <style:style style:name="Table18.Cell4" style:family="table-cell">
      <style:table-cell-properties fo:background-color="#FFFFFF" style:vertical-align="middle"/>
    </style:style>
    <style:style style:name="Table18.Cell5" style:family="table-cell">
      <style:table-cell-properties fo:background-color="#FFFFFF" style:vertical-align="middle"/>
    </style:style>
    <style:style style:name="Table18.Cell6" style:family="table-cell">
      <style:table-cell-properties fo:background-color="#FFFFFF" style:vertical-align="middle"/>
    </style:style>
    <style:style style:name="Table18.Cell7" style:family="table-cell">
      <style:table-cell-properties fo:background-color="#FFFFFF" style:vertical-align="middle"/>
    </style:style>
    <style:style style:name="Table18.Cell8" style:family="table-cell">
      <style:table-cell-properties fo:background-color="#FFFFFF" style:vertical-align="middle"/>
    </style:style>
    <style:style style:name="Table18.Cell9" style:family="table-cell">
      <style:table-cell-properties fo:background-color="#FFFFFF" style:vertical-align="middle"/>
    </style:style>
    <style:style style:name="Table18.Cell10" style:family="table-cell">
      <style:table-cell-properties fo:background-color="#FFFFFF" style:vertical-align="middle"/>
    </style:style>
    <style:style style:name="Table18.Cell11" style:family="table-cell">
      <style:table-cell-properties fo:background-color="#FFFFFF" style:vertical-align="middle"/>
    </style:style>
    <style:style style:name="Table18.Cell12" style:family="table-cell">
      <style:table-cell-properties fo:background-color="#FFFFFF" style:vertical-align="middle"/>
    </style:style>
    <style:style style:name="Table18.Cell13" style:family="table-cell">
      <style:table-cell-properties fo:background-color="#FFFFFF" style:vertical-align="middle"/>
    </style:style>
    <style:style style:name="Table18.Cell14" style:family="table-cell">
      <style:table-cell-properties fo:background-color="#FFFFFF" style:vertical-align="middle"/>
    </style:style>
    <style:style style:name="Table18.Cell15" style:family="table-cell">
      <style:table-cell-properties fo:background-color="#FFFFFF" style:vertical-align="middle"/>
    </style:style>
    <style:style style:name="Table18.Cell16" style:family="table-cell">
      <style:table-cell-properties fo:background-color="#FFFFFF" style:vertical-align="middle"/>
    </style:style>
    <style:style style:name="Table18.Cell17" style:family="table-cell">
      <style:table-cell-properties fo:background-color="#FFFFFF" style:vertical-align="middle"/>
    </style:style>
    <style:style style:name="Table18.Cell18" style:family="table-cell">
      <style:table-cell-properties fo:background-color="#FFFFFF" style:vertical-align="middle"/>
    </style:style>
    <style:style style:name="Table18.Cell19" style:family="table-cell">
      <style:table-cell-properties fo:background-color="#FFFFFF" style:vertical-align="middle"/>
    </style:style>
    <style:style style:name="Table18.Cell20" style:family="table-cell">
      <style:table-cell-properties fo:background-color="#FFFFFF" style:vertical-align="middle"/>
    </style:style>
    <style:style style:name="Table18.Cell21" style:family="table-cell">
      <style:table-cell-properties fo:background-color="#FFFFFF" style:vertical-align="middle"/>
    </style:style>
    <style:style style:name="Table18.Cell22" style:family="table-cell">
      <style:table-cell-properties fo:background-color="#FFFFFF" style:vertical-align="middle"/>
    </style:style>
    <style:style style:name="Table18.Cell23" style:family="table-cell">
      <style:table-cell-properties fo:background-color="#FFFFFF" style:vertical-align="middle"/>
    </style:style>
    <style:style style:name="Table18.Cell24" style:family="table-cell">
      <style:table-cell-properties fo:background-color="#FFFFFF" style:vertical-align="middle"/>
    </style:style>
    <style:style style:name="Table18.Cell25" style:family="table-cell">
      <style:table-cell-properties fo:background-color="#FFFFFF" style:vertical-align="top"/>
    </style:style>
    <style:style style:name="Table18.Cell26" style:family="table-cell">
      <style:table-cell-properties fo:background-color="#FFFFFF" style:vertical-align="top"/>
    </style:style>
    <style:style style:name="Table18.Cell27" style:family="table-cell">
      <style:table-cell-properties fo:background-color="#FFFFFF" style:vertical-align="top"/>
    </style:style>
    <style:style style:name="Table18.Cell28" style:family="table-cell">
      <style:table-cell-properties fo:background-color="#FFFFFF" style:vertical-align="middle"/>
    </style:style>
    <style:style style:name="Table18.Cell29" style:family="table-cell">
      <style:table-cell-properties fo:background-color="#FFFFFF" style:vertical-align="middle"/>
    </style:style>
    <style:style style:name="Table18.Cell30" style:family="table-cell">
      <style:table-cell-properties fo:background-color="#FFFFFF" style:vertical-align="middle"/>
    </style:style>
    <style:style style:name="Table18.Cell31" style:family="table-cell">
      <style:table-cell-properties fo:background-color="#FFFFFF" style:vertical-align="middle"/>
    </style:style>
    <style:style style:name="Table18.Cell32" style:family="table-cell">
      <style:table-cell-properties fo:background-color="#FFFFFF" style:vertical-align="middle"/>
    </style:style>
    <style:style style:name="Table18.Cell33" style:family="table-cell">
      <style:table-cell-properties fo:background-color="#FFFFFF" style:vertical-align="middle"/>
    </style:style>
    <style:style style:name="Table18.Cell34" style:family="table-cell">
      <style:table-cell-properties fo:background-color="#FFFFFF" style:vertical-align="middle"/>
    </style:style>
    <style:style style:name="Table18.Cell35" style:family="table-cell">
      <style:table-cell-properties fo:background-color="#FFFFFF" style:vertical-align="middle"/>
    </style:style>
    <style:style style:name="Table18.Cell36" style:family="table-cell">
      <style:table-cell-properties fo:background-color="#FFFFFF" style:vertical-align="middle"/>
    </style:style>
    <style:style style:name="Table18.Cell37" style:family="table-cell">
      <style:table-cell-properties fo:background-color="#FFFFFF" style:vertical-align="middle"/>
    </style:style>
    <style:style style:name="Table18.Cell38" style:family="table-cell">
      <style:table-cell-properties fo:background-color="#FFFFFF" style:vertical-align="middle"/>
    </style:style>
    <style:style style:name="Table18.Cell39" style:family="table-cell">
      <style:table-cell-properties fo:background-color="#FFFFFF" style:vertical-align="middle"/>
    </style:style>
    <style:style style:name="Table18.Cell40" style:family="table-cell">
      <style:table-cell-properties fo:background-color="#FFFFFF" style:vertical-align="middle"/>
    </style:style>
    <style:style style:name="Table18.Cell41" style:family="table-cell">
      <style:table-cell-properties fo:background-color="#FFFFFF" style:vertical-align="middle"/>
    </style:style>
    <style:style style:name="Table18.Cell42" style:family="table-cell">
      <style:table-cell-properties fo:background-color="#FFFFFF" style:vertical-align="middle"/>
    </style:style>
    <style:style style:name="Table18.Cell43" style:family="table-cell">
      <style:table-cell-properties fo:background-color="#FFFFFF"/>
    </style:style>
    <style:style style:name="Table18.Cell44" style:family="table-cell">
      <style:table-cell-properties fo:background-color="#FFFFFF"/>
    </style:style>
    <style:style style:name="Table18.Cell45" style:family="table-cell">
      <style:table-cell-properties fo:background-color="#FFFFFF"/>
    </style:style>
    <style:style style:name="Table19" style:family="table">
      <style:table-properties style:writing-mode="lr-tb" style:width="10.617cm" table:align="center"/>
    </style:style>
    <style:style style:name="Table19.C1" style:family="table-column">
      <style:table-column-properties style:column-width="0.644cm"/>
    </style:style>
    <style:style style:name="Table19.C2" style:family="table-column">
      <style:table-column-properties style:column-width="6.172cm"/>
    </style:style>
    <style:style style:name="Table19.C3" style:family="table-column">
      <style:table-column-properties style:column-width="3.801cm"/>
    </style:style>
    <style:style style:name="Table19.R1" style:family="table-row">
      <style:table-row-properties style:row-height="0.617cm"/>
    </style:style>
    <style:style style:name="Table19.R2" style:family="table-row">
      <style:table-row-properties style:row-height="1.109cm"/>
    </style:style>
    <style:style style:name="Table19.R3" style:family="table-row">
      <style:table-row-properties style:row-height="1.295cm"/>
    </style:style>
    <style:style style:name="Table19.R4" style:family="table-row">
      <style:table-row-properties style:row-height="1.050cm"/>
    </style:style>
    <style:style style:name="Table19.R5" style:family="table-row">
      <style:table-row-properties style:row-height="1.118cm"/>
    </style:style>
    <style:style style:name="Table19.R6" style:family="table-row">
      <style:table-row-properties style:row-height="1.067cm"/>
    </style:style>
    <style:style style:name="Table19.R7" style:family="table-row">
      <style:table-row-properties style:row-height="1.101cm"/>
    </style:style>
    <style:style style:name="Table19.R8" style:family="table-row">
      <style:table-row-properties style:row-height="1.041cm"/>
    </style:style>
    <style:style style:name="Table19.R9" style:family="table-row">
      <style:table-row-properties style:row-height="1.109cm"/>
    </style:style>
    <style:style style:name="Table19.R10" style:family="table-row">
      <style:table-row-properties style:row-height="1.050cm"/>
    </style:style>
    <style:style style:name="Table19.R11" style:family="table-row">
      <style:table-row-properties style:row-height="1.118cm"/>
    </style:style>
    <style:style style:name="Table19.R12" style:family="table-row">
      <style:table-row-properties style:row-height="0.907cm"/>
    </style:style>
    <style:style style:name="Table19.R13" style:family="table-row">
      <style:table-row-properties style:row-height="0.813cm"/>
    </style:style>
    <style:style style:name="Table19.R14" style:family="table-row">
      <style:table-row-properties style:row-height="1.034cm"/>
    </style:style>
    <style:style style:name="Table19.R15" style:family="table-row">
      <style:table-row-properties style:row-height="1.092cm"/>
    </style:style>
    <style:style style:name="Table19.R16" style:family="table-row">
      <style:table-row-properties style:row-height="1.109cm"/>
    </style:style>
    <style:style style:name="Table19.R17" style:family="table-row">
      <style:table-row-properties style:row-height="1.125cm"/>
    </style:style>
    <style:style style:name="Table19.R18" style:family="table-row">
      <style:table-row-properties style:row-height="1.076cm"/>
    </style:style>
    <style:style style:name="Table19.R19" style:family="table-row">
      <style:table-row-properties style:row-height="1.125cm"/>
    </style:style>
    <style:style style:name="Table19.R20" style:family="table-row">
      <style:table-row-properties style:row-height="1.067cm"/>
    </style:style>
    <style:style style:name="Table19.R21" style:family="table-row">
      <style:table-row-properties style:row-height="1.125cm"/>
    </style:style>
    <style:style style:name="Table19.R22" style:family="table-row">
      <style:table-row-properties style:row-height="0.728cm"/>
    </style:style>
    <style:style style:name="Table19.Cell1" style:family="table-cell">
      <style:table-cell-properties fo:background-color="#FFFFFF" style:vertical-align="top"/>
    </style:style>
    <style:style style:name="Table19.Cell2" style:family="table-cell">
      <style:table-cell-properties fo:background-color="#FFFFFF" style:vertical-align="top"/>
    </style:style>
    <style:style style:name="Table19.Cell3" style:family="table-cell">
      <style:table-cell-properties fo:background-color="#FFFFFF" style:vertical-align="top"/>
    </style:style>
    <style:style style:name="Table19.Cell4" style:family="table-cell">
      <style:table-cell-properties fo:background-color="#FFFFFF" style:vertical-align="top"/>
    </style:style>
    <style:style style:name="Table19.Cell5" style:family="table-cell">
      <style:table-cell-properties fo:background-color="#FFFFFF" style:vertical-align="top"/>
    </style:style>
    <style:style style:name="Table19.Cell6" style:family="table-cell">
      <style:table-cell-properties fo:background-color="#FFFFFF" style:vertical-align="top"/>
    </style:style>
    <style:style style:name="Table19.Cell7" style:family="table-cell">
      <style:table-cell-properties fo:background-color="#FFFFFF" style:vertical-align="top"/>
    </style:style>
    <style:style style:name="Table19.Cell8" style:family="table-cell">
      <style:table-cell-properties fo:background-color="#FFFFFF" style:vertical-align="middle"/>
    </style:style>
    <style:style style:name="Table19.Cell9" style:family="table-cell">
      <style:table-cell-properties fo:background-color="#FFFFFF" style:vertical-align="middle"/>
    </style:style>
    <style:style style:name="Table19.Cell10" style:family="table-cell">
      <style:table-cell-properties fo:background-color="#FFFFFF" style:vertical-align="middle"/>
    </style:style>
    <style:style style:name="Table19.Cell11" style:family="table-cell">
      <style:table-cell-properties fo:background-color="#FFFFFF" style:vertical-align="middle"/>
    </style:style>
    <style:style style:name="Table19.Cell12" style:family="table-cell">
      <style:table-cell-properties fo:background-color="#FFFFFF" style:vertical-align="middle"/>
    </style:style>
    <style:style style:name="Table19.Cell13" style:family="table-cell">
      <style:table-cell-properties fo:background-color="#FFFFFF" style:vertical-align="middle"/>
    </style:style>
    <style:style style:name="Table19.Cell14" style:family="table-cell">
      <style:table-cell-properties fo:background-color="#FFFFFF" style:vertical-align="middle"/>
    </style:style>
    <style:style style:name="Table19.Cell15" style:family="table-cell">
      <style:table-cell-properties fo:background-color="#FFFFFF" style:vertical-align="middle"/>
    </style:style>
    <style:style style:name="Table19.Cell16" style:family="table-cell">
      <style:table-cell-properties fo:background-color="#FFFFFF" style:vertical-align="middle"/>
    </style:style>
    <style:style style:name="Table19.Cell17" style:family="table-cell">
      <style:table-cell-properties fo:background-color="#FFFFFF" style:vertical-align="middle"/>
    </style:style>
    <style:style style:name="Table19.Cell18" style:family="table-cell">
      <style:table-cell-properties fo:background-color="#FFFFFF" style:vertical-align="middle"/>
    </style:style>
    <style:style style:name="Table19.Cell19" style:family="table-cell">
      <style:table-cell-properties fo:background-color="#FFFFFF" style:vertical-align="middle"/>
    </style:style>
    <style:style style:name="Table19.Cell20" style:family="table-cell">
      <style:table-cell-properties fo:background-color="#FFFFFF" style:vertical-align="middle"/>
    </style:style>
    <style:style style:name="Table19.Cell21" style:family="table-cell">
      <style:table-cell-properties fo:background-color="#FFFFFF" style:vertical-align="middle"/>
    </style:style>
    <style:style style:name="Table19.Cell22" style:family="table-cell">
      <style:table-cell-properties fo:background-color="#FFFFFF" style:vertical-align="middle"/>
    </style:style>
    <style:style style:name="Table19.Cell23" style:family="table-cell">
      <style:table-cell-properties fo:background-color="#FFFFFF" style:vertical-align="middle"/>
    </style:style>
    <style:style style:name="Table19.Cell24" style:family="table-cell">
      <style:table-cell-properties fo:background-color="#FFFFFF" style:vertical-align="middle"/>
    </style:style>
    <style:style style:name="Table19.Cell25" style:family="table-cell">
      <style:table-cell-properties fo:background-color="#FFFFFF" style:vertical-align="middle"/>
    </style:style>
    <style:style style:name="Table19.Cell26" style:family="table-cell">
      <style:table-cell-properties fo:background-color="#FFFFFF" style:vertical-align="middle"/>
    </style:style>
    <style:style style:name="Table19.Cell27" style:family="table-cell">
      <style:table-cell-properties fo:background-color="#FFFFFF" style:vertical-align="middle"/>
    </style:style>
    <style:style style:name="Table19.Cell28" style:family="table-cell">
      <style:table-cell-properties fo:background-color="#FFFFFF" style:vertical-align="middle"/>
    </style:style>
    <style:style style:name="Table19.Cell29" style:family="table-cell">
      <style:table-cell-properties fo:background-color="#FFFFFF" style:vertical-align="middle"/>
    </style:style>
    <style:style style:name="Table19.Cell30" style:family="table-cell">
      <style:table-cell-properties fo:background-color="#FFFFFF" style:vertical-align="middle"/>
    </style:style>
    <style:style style:name="Table19.Cell31" style:family="table-cell">
      <style:table-cell-properties fo:background-color="#FFFFFF" style:vertical-align="middle"/>
    </style:style>
    <style:style style:name="Table19.Cell32" style:family="table-cell">
      <style:table-cell-properties fo:background-color="#FFFFFF" style:vertical-align="middle"/>
    </style:style>
    <style:style style:name="Table19.Cell33" style:family="table-cell">
      <style:table-cell-properties fo:background-color="#FFFFFF" style:vertical-align="middle"/>
    </style:style>
    <style:style style:name="Table19.Cell34" style:family="table-cell">
      <style:table-cell-properties fo:background-color="#FFFFFF" style:vertical-align="middle"/>
    </style:style>
    <style:style style:name="Table19.Cell35" style:family="table-cell">
      <style:table-cell-properties fo:background-color="#FFFFFF" style:vertical-align="middle"/>
    </style:style>
    <style:style style:name="Table19.Cell36" style:family="table-cell">
      <style:table-cell-properties fo:background-color="#FFFFFF" style:vertical-align="middle"/>
    </style:style>
    <style:style style:name="Table19.Cell37" style:family="table-cell">
      <style:table-cell-properties fo:background-color="#FFFFFF" style:vertical-align="top"/>
    </style:style>
    <style:style style:name="Table19.Cell38" style:family="table-cell">
      <style:table-cell-properties fo:background-color="#FFFFFF" style:vertical-align="top"/>
    </style:style>
    <style:style style:name="Table19.Cell39" style:family="table-cell">
      <style:table-cell-properties fo:background-color="#FFFFFF" style:vertical-align="top"/>
    </style:style>
    <style:style style:name="Table19.Cell40" style:family="table-cell">
      <style:table-cell-properties fo:background-color="#FFFFFF" style:vertical-align="middle"/>
    </style:style>
    <style:style style:name="Table19.Cell41" style:family="table-cell">
      <style:table-cell-properties fo:background-color="#FFFFFF" style:vertical-align="middle"/>
    </style:style>
    <style:style style:name="Table19.Cell42" style:family="table-cell">
      <style:table-cell-properties fo:background-color="#FFFFFF" style:vertical-align="middle"/>
    </style:style>
    <style:style style:name="Table19.Cell43" style:family="table-cell">
      <style:table-cell-properties fo:background-color="#FFFFFF" style:vertical-align="middle"/>
    </style:style>
    <style:style style:name="Table19.Cell44" style:family="table-cell">
      <style:table-cell-properties fo:background-color="#FFFFFF" style:vertical-align="middle"/>
    </style:style>
    <style:style style:name="Table19.Cell45" style:family="table-cell">
      <style:table-cell-properties fo:background-color="#FFFFFF" style:vertical-align="middle"/>
    </style:style>
    <style:style style:name="Table19.Cell46" style:family="table-cell">
      <style:table-cell-properties fo:background-color="#FFFFFF" style:vertical-align="middle"/>
    </style:style>
    <style:style style:name="Table19.Cell47" style:family="table-cell">
      <style:table-cell-properties fo:background-color="#FFFFFF" style:vertical-align="middle"/>
    </style:style>
    <style:style style:name="Table19.Cell48" style:family="table-cell">
      <style:table-cell-properties fo:background-color="#FFFFFF" style:vertical-align="middle"/>
    </style:style>
    <style:style style:name="Table19.Cell49" style:family="table-cell">
      <style:table-cell-properties fo:background-color="#FFFFFF" style:vertical-align="middle"/>
    </style:style>
    <style:style style:name="Table19.Cell50" style:family="table-cell">
      <style:table-cell-properties fo:background-color="#FFFFFF" style:vertical-align="middle"/>
    </style:style>
    <style:style style:name="Table19.Cell51" style:family="table-cell">
      <style:table-cell-properties fo:background-color="#FFFFFF" style:vertical-align="middle"/>
    </style:style>
    <style:style style:name="Table19.Cell52" style:family="table-cell">
      <style:table-cell-properties fo:background-color="#FFFFFF" style:vertical-align="middle"/>
    </style:style>
    <style:style style:name="Table19.Cell53" style:family="table-cell">
      <style:table-cell-properties fo:background-color="#FFFFFF" style:vertical-align="middle"/>
    </style:style>
    <style:style style:name="Table19.Cell54" style:family="table-cell">
      <style:table-cell-properties fo:background-color="#FFFFFF" style:vertical-align="middle"/>
    </style:style>
    <style:style style:name="Table19.Cell55" style:family="table-cell">
      <style:table-cell-properties fo:background-color="#FFFFFF" style:vertical-align="middle"/>
    </style:style>
    <style:style style:name="Table19.Cell56" style:family="table-cell">
      <style:table-cell-properties fo:background-color="#FFFFFF" style:vertical-align="middle"/>
    </style:style>
    <style:style style:name="Table19.Cell57" style:family="table-cell">
      <style:table-cell-properties fo:background-color="#FFFFFF" style:vertical-align="middle"/>
    </style:style>
    <style:style style:name="Table19.Cell58" style:family="table-cell">
      <style:table-cell-properties fo:background-color="#FFFFFF" style:vertical-align="middle"/>
    </style:style>
    <style:style style:name="Table19.Cell59" style:family="table-cell">
      <style:table-cell-properties fo:background-color="#FFFFFF" style:vertical-align="middle"/>
    </style:style>
    <style:style style:name="Table19.Cell60" style:family="table-cell">
      <style:table-cell-properties fo:background-color="#FFFFFF" style:vertical-align="middle"/>
    </style:style>
    <style:style style:name="Table19.Cell61" style:family="table-cell">
      <style:table-cell-properties fo:background-color="#FFFFFF" style:vertical-align="middle"/>
    </style:style>
    <style:style style:name="Table19.Cell62" style:family="table-cell">
      <style:table-cell-properties fo:background-color="#FFFFFF" style:vertical-align="middle"/>
    </style:style>
    <style:style style:name="Table19.Cell63" style:family="table-cell">
      <style:table-cell-properties fo:background-color="#FFFFFF" style:vertical-align="middle"/>
    </style:style>
    <style:style style:name="Table19.Cell64" style:family="table-cell">
      <style:table-cell-properties fo:background-color="#FFFFFF"/>
    </style:style>
    <style:style style:name="Table19.Cell65" style:family="table-cell">
      <style:table-cell-properties fo:background-color="#FFFFFF"/>
    </style:style>
    <style:style style:name="Table19.Cell66" style:family="table-cell">
      <style:table-cell-properties fo:background-color="#FFFFFF"/>
    </style:style>
    <style:style style:name="Table20" style:family="table">
      <style:table-properties style:writing-mode="lr-tb" style:width="10.626cm" table:align="center"/>
    </style:style>
    <style:style style:name="Table20.C1" style:family="table-column">
      <style:table-column-properties style:column-width="0.660cm"/>
    </style:style>
    <style:style style:name="Table20.C2" style:family="table-column">
      <style:table-column-properties style:column-width="6.054cm"/>
    </style:style>
    <style:style style:name="Table20.C3" style:family="table-column">
      <style:table-column-properties style:column-width="3.912cm"/>
    </style:style>
    <style:style style:name="Table20.R1" style:family="table-row">
      <style:table-row-properties style:row-height="0.610cm"/>
    </style:style>
    <style:style style:name="Table20.R2" style:family="table-row">
      <style:table-row-properties style:row-height="1.118cm"/>
    </style:style>
    <style:style style:name="Table20.R3" style:family="table-row">
      <style:table-row-properties style:row-height="1.295cm"/>
    </style:style>
    <style:style style:name="Table20.R4" style:family="table-row">
      <style:table-row-properties style:row-height="1.058cm"/>
    </style:style>
    <style:style style:name="Table20.R5" style:family="table-row">
      <style:table-row-properties style:row-height="1.101cm"/>
    </style:style>
    <style:style style:name="Table20.R6" style:family="table-row">
      <style:table-row-properties style:row-height="1.101cm"/>
    </style:style>
    <style:style style:name="Table20.R7" style:family="table-row">
      <style:table-row-properties style:row-height="1.134cm"/>
    </style:style>
    <style:style style:name="Table20.R8" style:family="table-row">
      <style:table-row-properties style:row-height="1.076cm"/>
    </style:style>
    <style:style style:name="Table20.R9" style:family="table-row">
      <style:table-row-properties style:row-height="1.134cm"/>
    </style:style>
    <style:style style:name="Table20.R10" style:family="table-row">
      <style:table-row-properties style:row-height="1.058cm"/>
    </style:style>
    <style:style style:name="Table20.R11" style:family="table-row">
      <style:table-row-properties style:row-height="1.101cm"/>
    </style:style>
    <style:style style:name="Table20.R12" style:family="table-row">
      <style:table-row-properties style:row-height="1.101cm"/>
    </style:style>
    <style:style style:name="Table20.R13" style:family="table-row">
      <style:table-row-properties style:row-height="1.125cm"/>
    </style:style>
    <style:style style:name="Table20.R14" style:family="table-row">
      <style:table-row-properties style:row-height="1.076cm"/>
    </style:style>
    <style:style style:name="Table20.R15" style:family="table-row">
      <style:table-row-properties style:row-height="1.125cm"/>
    </style:style>
    <style:style style:name="Table20.R16" style:family="table-row">
      <style:table-row-properties style:row-height="1.076cm"/>
    </style:style>
    <style:style style:name="Table20.R17" style:family="table-row">
      <style:table-row-properties style:row-height="1.101cm"/>
    </style:style>
    <style:style style:name="Table20.R18" style:family="table-row">
      <style:table-row-properties style:row-height="1.109cm"/>
    </style:style>
    <style:style style:name="Table20.R19" style:family="table-row">
      <style:table-row-properties style:row-height="1.101cm"/>
    </style:style>
    <style:style style:name="Table20.R20" style:family="table-row">
      <style:table-row-properties style:row-height="0.813cm"/>
    </style:style>
    <style:style style:name="Table20.Cell1" style:family="table-cell">
      <style:table-cell-properties fo:background-color="#FFFFFF" style:vertical-align="top"/>
    </style:style>
    <style:style style:name="Table20.Cell2" style:family="table-cell">
      <style:table-cell-properties fo:background-color="#FFFFFF" style:vertical-align="top"/>
    </style:style>
    <style:style style:name="Table20.Cell3" style:family="table-cell">
      <style:table-cell-properties fo:background-color="#FFFFFF" style:vertical-align="top"/>
    </style:style>
    <style:style style:name="Table20.Cell4" style:family="table-cell">
      <style:table-cell-properties fo:background-color="#FFFFFF" style:vertical-align="top"/>
    </style:style>
    <style:style style:name="Table20.Cell5" style:family="table-cell">
      <style:table-cell-properties fo:background-color="#FFFFFF" style:vertical-align="top"/>
    </style:style>
    <style:style style:name="Table20.Cell6" style:family="table-cell">
      <style:table-cell-properties fo:background-color="#FFFFFF" style:vertical-align="top"/>
    </style:style>
    <style:style style:name="Table20.Cell7" style:family="table-cell">
      <style:table-cell-properties fo:background-color="#FFFFFF" style:vertical-align="top"/>
    </style:style>
    <style:style style:name="Table20.Cell8" style:family="table-cell">
      <style:table-cell-properties fo:background-color="#FFFFFF" style:vertical-align="middle"/>
    </style:style>
    <style:style style:name="Table20.Cell9" style:family="table-cell">
      <style:table-cell-properties fo:background-color="#FFFFFF" style:vertical-align="middle"/>
    </style:style>
    <style:style style:name="Table20.Cell10" style:family="table-cell">
      <style:table-cell-properties fo:background-color="#FFFFFF" style:vertical-align="middle"/>
    </style:style>
    <style:style style:name="Table20.Cell11" style:family="table-cell">
      <style:table-cell-properties fo:background-color="#FFFFFF" style:vertical-align="middle"/>
    </style:style>
    <style:style style:name="Table20.Cell12" style:family="table-cell">
      <style:table-cell-properties fo:background-color="#FFFFFF" style:vertical-align="middle"/>
    </style:style>
    <style:style style:name="Table20.Cell13" style:family="table-cell">
      <style:table-cell-properties fo:background-color="#FFFFFF" style:vertical-align="middle"/>
    </style:style>
    <style:style style:name="Table20.Cell14" style:family="table-cell">
      <style:table-cell-properties fo:background-color="#FFFFFF" style:vertical-align="middle"/>
    </style:style>
    <style:style style:name="Table20.Cell15" style:family="table-cell">
      <style:table-cell-properties fo:background-color="#FFFFFF" style:vertical-align="middle"/>
    </style:style>
    <style:style style:name="Table20.Cell16" style:family="table-cell">
      <style:table-cell-properties fo:background-color="#FFFFFF" style:vertical-align="middle"/>
    </style:style>
    <style:style style:name="Table20.Cell17" style:family="table-cell">
      <style:table-cell-properties fo:background-color="#FFFFFF" style:vertical-align="middle"/>
    </style:style>
    <style:style style:name="Table20.Cell18" style:family="table-cell">
      <style:table-cell-properties fo:background-color="#FFFFFF" style:vertical-align="middle"/>
    </style:style>
    <style:style style:name="Table20.Cell19" style:family="table-cell">
      <style:table-cell-properties fo:background-color="#FFFFFF" style:vertical-align="middle"/>
    </style:style>
    <style:style style:name="Table20.Cell20" style:family="table-cell">
      <style:table-cell-properties fo:background-color="#FFFFFF" style:vertical-align="middle"/>
    </style:style>
    <style:style style:name="Table20.Cell21" style:family="table-cell">
      <style:table-cell-properties fo:background-color="#FFFFFF" style:vertical-align="middle"/>
    </style:style>
    <style:style style:name="Table20.Cell22" style:family="table-cell">
      <style:table-cell-properties fo:background-color="#FFFFFF" style:vertical-align="middle"/>
    </style:style>
    <style:style style:name="Table20.Cell23" style:family="table-cell">
      <style:table-cell-properties fo:background-color="#FFFFFF" style:vertical-align="middle"/>
    </style:style>
    <style:style style:name="Table20.Cell24" style:family="table-cell">
      <style:table-cell-properties fo:background-color="#FFFFFF" style:vertical-align="middle"/>
    </style:style>
    <style:style style:name="Table20.Cell25" style:family="table-cell">
      <style:table-cell-properties fo:background-color="#FFFFFF" style:vertical-align="middle"/>
    </style:style>
    <style:style style:name="Table20.Cell26" style:family="table-cell">
      <style:table-cell-properties fo:background-color="#FFFFFF" style:vertical-align="middle"/>
    </style:style>
    <style:style style:name="Table20.Cell27" style:family="table-cell">
      <style:table-cell-properties fo:background-color="#FFFFFF" style:vertical-align="middle"/>
    </style:style>
    <style:style style:name="Table20.Cell28" style:family="table-cell">
      <style:table-cell-properties fo:background-color="#FFFFFF" style:vertical-align="middle"/>
    </style:style>
    <style:style style:name="Table20.Cell29" style:family="table-cell">
      <style:table-cell-properties fo:background-color="#FFFFFF" style:vertical-align="middle"/>
    </style:style>
    <style:style style:name="Table20.Cell30" style:family="table-cell">
      <style:table-cell-properties fo:background-color="#FFFFFF" style:vertical-align="middle"/>
    </style:style>
    <style:style style:name="Table20.Cell31" style:family="table-cell">
      <style:table-cell-properties fo:background-color="#FFFFFF" style:vertical-align="middle"/>
    </style:style>
    <style:style style:name="Table20.Cell32" style:family="table-cell">
      <style:table-cell-properties fo:background-color="#FFFFFF" style:vertical-align="middle"/>
    </style:style>
    <style:style style:name="Table20.Cell33" style:family="table-cell">
      <style:table-cell-properties fo:background-color="#FFFFFF" style:vertical-align="middle"/>
    </style:style>
    <style:style style:name="Table20.Cell34" style:family="table-cell">
      <style:table-cell-properties fo:background-color="#FFFFFF" style:vertical-align="middle"/>
    </style:style>
    <style:style style:name="Table20.Cell35" style:family="table-cell">
      <style:table-cell-properties fo:background-color="#FFFFFF" style:vertical-align="middle"/>
    </style:style>
    <style:style style:name="Table20.Cell36" style:family="table-cell">
      <style:table-cell-properties fo:background-color="#FFFFFF" style:vertical-align="middle"/>
    </style:style>
    <style:style style:name="Table20.Cell37" style:family="table-cell">
      <style:table-cell-properties fo:background-color="#FFFFFF" style:vertical-align="middle"/>
    </style:style>
    <style:style style:name="Table20.Cell38" style:family="table-cell">
      <style:table-cell-properties fo:background-color="#FFFFFF" style:vertical-align="middle"/>
    </style:style>
    <style:style style:name="Table20.Cell39" style:family="table-cell">
      <style:table-cell-properties fo:background-color="#FFFFFF" style:vertical-align="middle"/>
    </style:style>
    <style:style style:name="Table20.Cell40" style:family="table-cell">
      <style:table-cell-properties fo:background-color="#FFFFFF" style:vertical-align="middle"/>
    </style:style>
    <style:style style:name="Table20.Cell41" style:family="table-cell">
      <style:table-cell-properties fo:background-color="#FFFFFF" style:vertical-align="middle"/>
    </style:style>
    <style:style style:name="Table20.Cell42" style:family="table-cell">
      <style:table-cell-properties fo:background-color="#FFFFFF" style:vertical-align="middle"/>
    </style:style>
    <style:style style:name="Table20.Cell43" style:family="table-cell">
      <style:table-cell-properties fo:background-color="#FFFFFF" style:vertical-align="middle"/>
    </style:style>
    <style:style style:name="Table20.Cell44" style:family="table-cell">
      <style:table-cell-properties fo:background-color="#FFFFFF" style:vertical-align="middle"/>
    </style:style>
    <style:style style:name="Table20.Cell45" style:family="table-cell">
      <style:table-cell-properties fo:background-color="#FFFFFF" style:vertical-align="middle"/>
    </style:style>
    <style:style style:name="Table20.Cell46" style:family="table-cell">
      <style:table-cell-properties fo:background-color="#FFFFFF" style:vertical-align="middle"/>
    </style:style>
    <style:style style:name="Table20.Cell47" style:family="table-cell">
      <style:table-cell-properties fo:background-color="#FFFFFF" style:vertical-align="middle"/>
    </style:style>
    <style:style style:name="Table20.Cell48" style:family="table-cell">
      <style:table-cell-properties fo:background-color="#FFFFFF" style:vertical-align="middle"/>
    </style:style>
    <style:style style:name="Table20.Cell49" style:family="table-cell">
      <style:table-cell-properties fo:background-color="#FFFFFF" style:vertical-align="middle"/>
    </style:style>
    <style:style style:name="Table20.Cell50" style:family="table-cell">
      <style:table-cell-properties fo:background-color="#FFFFFF" style:vertical-align="middle"/>
    </style:style>
    <style:style style:name="Table20.Cell51" style:family="table-cell">
      <style:table-cell-properties fo:background-color="#FFFFFF" style:vertical-align="middle"/>
    </style:style>
    <style:style style:name="Table20.Cell52" style:family="table-cell">
      <style:table-cell-properties fo:background-color="#FFFFFF" style:vertical-align="middle"/>
    </style:style>
    <style:style style:name="Table20.Cell53" style:family="table-cell">
      <style:table-cell-properties fo:background-color="#FFFFFF" style:vertical-align="middle"/>
    </style:style>
    <style:style style:name="Table20.Cell54" style:family="table-cell">
      <style:table-cell-properties fo:background-color="#FFFFFF" style:vertical-align="middle"/>
    </style:style>
    <style:style style:name="Table20.Cell55" style:family="table-cell">
      <style:table-cell-properties fo:background-color="#FFFFFF" style:vertical-align="middle"/>
    </style:style>
    <style:style style:name="Table20.Cell56" style:family="table-cell">
      <style:table-cell-properties fo:background-color="#FFFFFF" style:vertical-align="middle"/>
    </style:style>
    <style:style style:name="Table20.Cell57" style:family="table-cell">
      <style:table-cell-properties fo:background-color="#FFFFFF" style:vertical-align="middle"/>
    </style:style>
    <style:style style:name="Table20.Cell58" style:family="table-cell">
      <style:table-cell-properties fo:background-color="#FFFFFF" style:vertical-align="top"/>
    </style:style>
    <style:style style:name="Table20.Cell59" style:family="table-cell">
      <style:table-cell-properties fo:background-color="#FFFFFF" style:vertical-align="top"/>
    </style:style>
    <style:style style:name="Table20.Cell60" style:family="table-cell">
      <style:table-cell-properties fo:background-color="#FFFFFF"/>
    </style:style>
    <style:style style:name="Table21" style:family="table">
      <style:table-properties style:writing-mode="lr-tb" style:width="10.626cm" table:align="center"/>
    </style:style>
    <style:style style:name="Table21.C1" style:family="table-column">
      <style:table-column-properties style:column-width="0.653cm"/>
    </style:style>
    <style:style style:name="Table21.C2" style:family="table-column">
      <style:table-column-properties style:column-width="5.292cm"/>
    </style:style>
    <style:style style:name="Table21.C3" style:family="table-column">
      <style:table-column-properties style:column-width="4.681cm"/>
    </style:style>
    <style:style style:name="Table21.R1" style:family="table-row">
      <style:table-row-properties style:row-height="0.617cm"/>
    </style:style>
    <style:style style:name="Table21.R2" style:family="table-row">
      <style:table-row-properties style:row-height="1.109cm"/>
    </style:style>
    <style:style style:name="Table21.R3" style:family="table-row">
      <style:table-row-properties style:row-height="1.304cm"/>
    </style:style>
    <style:style style:name="Table21.R4" style:family="table-row">
      <style:table-row-properties style:row-height="1.058cm"/>
    </style:style>
    <style:style style:name="Table21.R5" style:family="table-row">
      <style:table-row-properties style:row-height="1.101cm"/>
    </style:style>
    <style:style style:name="Table21.R6" style:family="table-row">
      <style:table-row-properties style:row-height="1.134cm"/>
    </style:style>
    <style:style style:name="Table21.R7" style:family="table-row">
      <style:table-row-properties style:row-height="1.058cm"/>
    </style:style>
    <style:style style:name="Table21.R8" style:family="table-row">
      <style:table-row-properties style:row-height="1.134cm"/>
    </style:style>
    <style:style style:name="Table21.R9" style:family="table-row">
      <style:table-row-properties style:row-height="1.067cm"/>
    </style:style>
    <style:style style:name="Table21.R10" style:family="table-row">
      <style:table-row-properties style:row-height="1.134cm"/>
    </style:style>
    <style:style style:name="Table21.R11" style:family="table-row">
      <style:table-row-properties style:row-height="1.101cm"/>
    </style:style>
    <style:style style:name="Table21.R12" style:family="table-row">
      <style:table-row-properties style:row-height="1.076cm"/>
    </style:style>
    <style:style style:name="Table21.R13" style:family="table-row">
      <style:table-row-properties style:row-height="1.143cm"/>
    </style:style>
    <style:style style:name="Table21.R14" style:family="table-row">
      <style:table-row-properties style:row-height="1.058cm"/>
    </style:style>
    <style:style style:name="Table21.R15" style:family="table-row">
      <style:table-row-properties style:row-height="1.125cm"/>
    </style:style>
    <style:style style:name="Table21.R16" style:family="table-row">
      <style:table-row-properties style:row-height="1.092cm"/>
    </style:style>
    <style:style style:name="Table21.R17" style:family="table-row">
      <style:table-row-properties style:row-height="1.118cm"/>
    </style:style>
    <style:style style:name="Table21.R18" style:family="table-row">
      <style:table-row-properties style:row-height="1.092cm"/>
    </style:style>
    <style:style style:name="Table21.R19" style:family="table-row">
      <style:table-row-properties style:row-height="1.076cm"/>
    </style:style>
    <style:style style:name="Table21.R20" style:family="table-row">
      <style:table-row-properties style:row-height="1.092cm"/>
    </style:style>
    <style:style style:name="Table21.R21" style:family="table-row">
      <style:table-row-properties style:row-height="0.804cm"/>
    </style:style>
    <style:style style:name="Table21.Cell1" style:family="table-cell">
      <style:table-cell-properties fo:background-color="#FFFFFF" style:vertical-align="top"/>
    </style:style>
    <style:style style:name="Table21.Cell2" style:family="table-cell">
      <style:table-cell-properties fo:background-color="#FFFFFF" style:vertical-align="top"/>
    </style:style>
    <style:style style:name="Table21.Cell3" style:family="table-cell">
      <style:table-cell-properties fo:background-color="#FFFFFF" style:vertical-align="top"/>
    </style:style>
    <style:style style:name="Table21.Cell4" style:family="table-cell">
      <style:table-cell-properties fo:background-color="#FFFFFF" style:vertical-align="top"/>
    </style:style>
    <style:style style:name="Table21.Cell5" style:family="table-cell">
      <style:table-cell-properties fo:background-color="#FFFFFF" style:vertical-align="top"/>
    </style:style>
    <style:style style:name="Table21.Cell6" style:family="table-cell">
      <style:table-cell-properties fo:background-color="#FFFFFF" style:vertical-align="top"/>
    </style:style>
    <style:style style:name="Table21.Cell7" style:family="table-cell">
      <style:table-cell-properties fo:background-color="#FFFFFF" style:vertical-align="top"/>
    </style:style>
    <style:style style:name="Table21.Cell8" style:family="table-cell">
      <style:table-cell-properties fo:background-color="#FFFFFF" style:vertical-align="middle"/>
    </style:style>
    <style:style style:name="Table21.Cell9" style:family="table-cell">
      <style:table-cell-properties fo:background-color="#FFFFFF" style:vertical-align="middle"/>
    </style:style>
    <style:style style:name="Table21.Cell10" style:family="table-cell">
      <style:table-cell-properties fo:background-color="#FFFFFF" style:vertical-align="middle"/>
    </style:style>
    <style:style style:name="Table21.Cell11" style:family="table-cell">
      <style:table-cell-properties fo:background-color="#FFFFFF" style:vertical-align="middle"/>
    </style:style>
    <style:style style:name="Table21.Cell12" style:family="table-cell">
      <style:table-cell-properties fo:background-color="#FFFFFF" style:vertical-align="middle"/>
    </style:style>
    <style:style style:name="Table21.Cell13" style:family="table-cell">
      <style:table-cell-properties fo:background-color="#FFFFFF" style:vertical-align="middle"/>
    </style:style>
    <style:style style:name="Table21.Cell14" style:family="table-cell">
      <style:table-cell-properties fo:background-color="#FFFFFF" style:vertical-align="middle"/>
    </style:style>
    <style:style style:name="Table21.Cell15" style:family="table-cell">
      <style:table-cell-properties fo:background-color="#FFFFFF" style:vertical-align="middle"/>
    </style:style>
    <style:style style:name="Table21.Cell16" style:family="table-cell">
      <style:table-cell-properties fo:background-color="#FFFFFF" style:vertical-align="middle"/>
    </style:style>
    <style:style style:name="Table21.Cell17" style:family="table-cell">
      <style:table-cell-properties fo:background-color="#FFFFFF" style:vertical-align="middle"/>
    </style:style>
    <style:style style:name="Table21.Cell18" style:family="table-cell">
      <style:table-cell-properties fo:background-color="#FFFFFF" style:vertical-align="middle"/>
    </style:style>
    <style:style style:name="Table21.Cell19" style:family="table-cell">
      <style:table-cell-properties fo:background-color="#FFFFFF" style:vertical-align="middle"/>
    </style:style>
    <style:style style:name="Table21.Cell20" style:family="table-cell">
      <style:table-cell-properties fo:background-color="#FFFFFF" style:vertical-align="middle"/>
    </style:style>
    <style:style style:name="Table21.Cell21" style:family="table-cell">
      <style:table-cell-properties fo:background-color="#FFFFFF" style:vertical-align="middle"/>
    </style:style>
    <style:style style:name="Table21.Cell22" style:family="table-cell">
      <style:table-cell-properties fo:background-color="#FFFFFF" style:vertical-align="middle"/>
    </style:style>
    <style:style style:name="Table21.Cell23" style:family="table-cell">
      <style:table-cell-properties fo:background-color="#FFFFFF" style:vertical-align="middle"/>
    </style:style>
    <style:style style:name="Table21.Cell24" style:family="table-cell">
      <style:table-cell-properties fo:background-color="#FFFFFF" style:vertical-align="middle"/>
    </style:style>
    <style:style style:name="Table21.Cell25" style:family="table-cell">
      <style:table-cell-properties fo:background-color="#FFFFFF" style:vertical-align="middle"/>
    </style:style>
    <style:style style:name="Table21.Cell26" style:family="table-cell">
      <style:table-cell-properties fo:background-color="#FFFFFF" style:vertical-align="middle"/>
    </style:style>
    <style:style style:name="Table21.Cell27" style:family="table-cell">
      <style:table-cell-properties fo:background-color="#FFFFFF" style:vertical-align="middle"/>
    </style:style>
    <style:style style:name="Table21.Cell28" style:family="table-cell">
      <style:table-cell-properties fo:background-color="#FFFFFF" style:vertical-align="middle"/>
    </style:style>
    <style:style style:name="Table21.Cell29" style:family="table-cell">
      <style:table-cell-properties fo:background-color="#FFFFFF" style:vertical-align="middle"/>
    </style:style>
    <style:style style:name="Table21.Cell30" style:family="table-cell">
      <style:table-cell-properties fo:background-color="#FFFFFF" style:vertical-align="middle"/>
    </style:style>
    <style:style style:name="Table21.Cell31" style:family="table-cell">
      <style:table-cell-properties fo:background-color="#FFFFFF" style:vertical-align="middle"/>
    </style:style>
    <style:style style:name="Table21.Cell32" style:family="table-cell">
      <style:table-cell-properties fo:background-color="#FFFFFF" style:vertical-align="middle"/>
    </style:style>
    <style:style style:name="Table21.Cell33" style:family="table-cell">
      <style:table-cell-properties fo:background-color="#FFFFFF" style:vertical-align="middle"/>
    </style:style>
    <style:style style:name="Table21.Cell34" style:family="table-cell">
      <style:table-cell-properties fo:background-color="#FFFFFF" style:vertical-align="middle"/>
    </style:style>
    <style:style style:name="Table21.Cell35" style:family="table-cell">
      <style:table-cell-properties fo:background-color="#FFFFFF" style:vertical-align="middle"/>
    </style:style>
    <style:style style:name="Table21.Cell36" style:family="table-cell">
      <style:table-cell-properties fo:background-color="#FFFFFF" style:vertical-align="middle"/>
    </style:style>
    <style:style style:name="Table21.Cell37" style:family="table-cell">
      <style:table-cell-properties fo:background-color="#FFFFFF" style:vertical-align="middle"/>
    </style:style>
    <style:style style:name="Table21.Cell38" style:family="table-cell">
      <style:table-cell-properties fo:background-color="#FFFFFF" style:vertical-align="middle"/>
    </style:style>
    <style:style style:name="Table21.Cell39" style:family="table-cell">
      <style:table-cell-properties fo:background-color="#FFFFFF" style:vertical-align="middle"/>
    </style:style>
    <style:style style:name="Table21.Cell40" style:family="table-cell">
      <style:table-cell-properties fo:background-color="#FFFFFF" style:vertical-align="middle"/>
    </style:style>
    <style:style style:name="Table21.Cell41" style:family="table-cell">
      <style:table-cell-properties fo:background-color="#FFFFFF" style:vertical-align="middle"/>
    </style:style>
    <style:style style:name="Table21.Cell42" style:family="table-cell">
      <style:table-cell-properties fo:background-color="#FFFFFF" style:vertical-align="middle"/>
    </style:style>
    <style:style style:name="Table21.Cell43" style:family="table-cell">
      <style:table-cell-properties fo:background-color="#FFFFFF" style:vertical-align="middle"/>
    </style:style>
    <style:style style:name="Table21.Cell44" style:family="table-cell">
      <style:table-cell-properties fo:background-color="#FFFFFF" style:vertical-align="middle"/>
    </style:style>
    <style:style style:name="Table21.Cell45" style:family="table-cell">
      <style:table-cell-properties fo:background-color="#FFFFFF" style:vertical-align="middle"/>
    </style:style>
    <style:style style:name="Table21.Cell46" style:family="table-cell">
      <style:table-cell-properties fo:background-color="#FFFFFF" style:vertical-align="middle"/>
    </style:style>
    <style:style style:name="Table21.Cell47" style:family="table-cell">
      <style:table-cell-properties fo:background-color="#FFFFFF" style:vertical-align="middle"/>
    </style:style>
    <style:style style:name="Table21.Cell48" style:family="table-cell">
      <style:table-cell-properties fo:background-color="#FFFFFF" style:vertical-align="middle"/>
    </style:style>
    <style:style style:name="Table21.Cell49" style:family="table-cell">
      <style:table-cell-properties fo:background-color="#FFFFFF" style:vertical-align="middle"/>
    </style:style>
    <style:style style:name="Table21.Cell50" style:family="table-cell">
      <style:table-cell-properties fo:background-color="#FFFFFF" style:vertical-align="middle"/>
    </style:style>
    <style:style style:name="Table21.Cell51" style:family="table-cell">
      <style:table-cell-properties fo:background-color="#FFFFFF" style:vertical-align="middle"/>
    </style:style>
    <style:style style:name="Table21.Cell52" style:family="table-cell">
      <style:table-cell-properties fo:background-color="#FFFFFF" style:vertical-align="middle"/>
    </style:style>
    <style:style style:name="Table21.Cell53" style:family="table-cell">
      <style:table-cell-properties fo:background-color="#FFFFFF" style:vertical-align="middle"/>
    </style:style>
    <style:style style:name="Table21.Cell54" style:family="table-cell">
      <style:table-cell-properties fo:background-color="#FFFFFF" style:vertical-align="middle"/>
    </style:style>
    <style:style style:name="Table21.Cell55" style:family="table-cell">
      <style:table-cell-properties fo:background-color="#FFFFFF" style:vertical-align="middle"/>
    </style:style>
    <style:style style:name="Table21.Cell56" style:family="table-cell">
      <style:table-cell-properties fo:background-color="#FFFFFF" style:vertical-align="middle"/>
    </style:style>
    <style:style style:name="Table21.Cell57" style:family="table-cell">
      <style:table-cell-properties fo:background-color="#FFFFFF" style:vertical-align="middle"/>
    </style:style>
    <style:style style:name="Table21.Cell58" style:family="table-cell">
      <style:table-cell-properties fo:background-color="#FFFFFF" style:vertical-align="middle"/>
    </style:style>
    <style:style style:name="Table21.Cell59" style:family="table-cell">
      <style:table-cell-properties fo:background-color="#FFFFFF" style:vertical-align="middle"/>
    </style:style>
    <style:style style:name="Table21.Cell60" style:family="table-cell">
      <style:table-cell-properties fo:background-color="#FFFFFF" style:vertical-align="middle"/>
    </style:style>
    <style:style style:name="Table21.Cell61" style:family="table-cell">
      <style:table-cell-properties fo:background-color="#FFFFFF"/>
    </style:style>
    <style:style style:name="Table21.Cell62" style:family="table-cell">
      <style:table-cell-properties fo:background-color="#FFFFFF"/>
    </style:style>
    <style:style style:name="Table21.Cell63" style:family="table-cell">
      <style:table-cell-properties fo:background-color="#FFFFFF"/>
    </style:style>
    <style:style style:name="Table22" style:family="table">
      <style:table-properties style:writing-mode="lr-tb" style:width="10.617cm" table:align="center"/>
    </style:style>
    <style:style style:name="Table22.C1" style:family="table-column">
      <style:table-column-properties style:column-width="6.671cm"/>
    </style:style>
    <style:style style:name="Table22.C2" style:family="table-column">
      <style:table-column-properties style:column-width="3.946cm"/>
    </style:style>
    <style:style style:name="Table22.R1" style:family="table-row">
      <style:table-row-properties style:row-height="0.610cm"/>
    </style:style>
    <style:style style:name="Table22.R2" style:family="table-row">
      <style:table-row-properties style:row-height="1.118cm"/>
    </style:style>
    <style:style style:name="Table22.R3" style:family="table-row">
      <style:table-row-properties style:row-height="1.295cm"/>
    </style:style>
    <style:style style:name="Table22.R4" style:family="table-row">
      <style:table-row-properties style:row-height="1.101cm"/>
    </style:style>
    <style:style style:name="Table22.R5" style:family="table-row">
      <style:table-row-properties style:row-height="1.101cm"/>
    </style:style>
    <style:style style:name="Table22.R6" style:family="table-row">
      <style:table-row-properties style:row-height="1.067cm"/>
    </style:style>
    <style:style style:name="Table22.R7" style:family="table-row">
      <style:table-row-properties style:row-height="1.134cm"/>
    </style:style>
    <style:style style:name="Table22.R8" style:family="table-row">
      <style:table-row-properties style:row-height="1.101cm"/>
    </style:style>
    <style:style style:name="Table22.R9" style:family="table-row">
      <style:table-row-properties style:row-height="1.101cm"/>
    </style:style>
    <style:style style:name="Table22.R10" style:family="table-row">
      <style:table-row-properties style:row-height="1.092cm"/>
    </style:style>
    <style:style style:name="Table22.R11" style:family="table-row">
      <style:table-row-properties style:row-height="1.109cm"/>
    </style:style>
    <style:style style:name="Table22.R12" style:family="table-row">
      <style:table-row-properties style:row-height="1.101cm"/>
    </style:style>
    <style:style style:name="Table22.R13" style:family="table-row">
      <style:table-row-properties style:row-height="1.101cm"/>
    </style:style>
    <style:style style:name="Table22.R14" style:family="table-row">
      <style:table-row-properties style:row-height="1.101cm"/>
    </style:style>
    <style:style style:name="Table22.R15" style:family="table-row">
      <style:table-row-properties style:row-height="1.109cm"/>
    </style:style>
    <style:style style:name="Table22.R16" style:family="table-row">
      <style:table-row-properties style:row-height="1.092cm"/>
    </style:style>
    <style:style style:name="Table22.R17" style:family="table-row">
      <style:table-row-properties style:row-height="1.067cm"/>
    </style:style>
    <style:style style:name="Table22.R18" style:family="table-row">
      <style:table-row-properties style:row-height="1.134cm"/>
    </style:style>
    <style:style style:name="Table22.R19" style:family="table-row">
      <style:table-row-properties style:row-height="1.092cm"/>
    </style:style>
    <style:style style:name="Table22.R20" style:family="table-row">
      <style:table-row-properties style:row-height="1.118cm"/>
    </style:style>
    <style:style style:name="Table22.R21" style:family="table-row">
      <style:table-row-properties style:row-height="1.092cm"/>
    </style:style>
    <style:style style:name="Table22.R22" style:family="table-row">
      <style:table-row-properties style:row-height="1.092cm"/>
    </style:style>
    <style:style style:name="Table22.R23" style:family="table-row">
      <style:table-row-properties style:row-height="1.617cm"/>
    </style:style>
    <style:style style:name="Table22.R24" style:family="table-row">
      <style:table-row-properties style:row-height="1.177cm"/>
    </style:style>
    <style:style style:name="Table22.Cell1" style:family="table-cell">
      <style:table-cell-properties fo:background-color="#FFFFFF" style:vertical-align="top"/>
    </style:style>
    <style:style style:name="Table22.Cell2" style:family="table-cell">
      <style:table-cell-properties fo:background-color="#FFFFFF" style:vertical-align="top"/>
    </style:style>
    <style:style style:name="Table22.Cell3" style:family="table-cell">
      <style:table-cell-properties fo:background-color="#FFFFFF" style:vertical-align="top"/>
    </style:style>
    <style:style style:name="Table22.Cell4" style:family="table-cell">
      <style:table-cell-properties fo:background-color="#FFFFFF" style:vertical-align="top"/>
    </style:style>
    <style:style style:name="Table22.Cell5" style:family="table-cell">
      <style:table-cell-properties fo:background-color="#FFFFFF" style:vertical-align="middle"/>
    </style:style>
    <style:style style:name="Table22.Cell6" style:family="table-cell">
      <style:table-cell-properties fo:background-color="#FFFFFF" style:vertical-align="middle"/>
    </style:style>
    <style:style style:name="Table22.Cell7" style:family="table-cell">
      <style:table-cell-properties fo:background-color="#FFFFFF" style:vertical-align="middle"/>
    </style:style>
    <style:style style:name="Table22.Cell8" style:family="table-cell">
      <style:table-cell-properties fo:background-color="#FFFFFF" style:vertical-align="middle"/>
    </style:style>
    <style:style style:name="Table22.Cell9" style:family="table-cell">
      <style:table-cell-properties fo:background-color="#FFFFFF" style:vertical-align="middle"/>
    </style:style>
    <style:style style:name="Table22.Cell10" style:family="table-cell">
      <style:table-cell-properties fo:background-color="#FFFFFF" style:vertical-align="middle"/>
    </style:style>
    <style:style style:name="Table22.Cell11" style:family="table-cell">
      <style:table-cell-properties fo:background-color="#FFFFFF" style:vertical-align="middle"/>
    </style:style>
    <style:style style:name="Table22.Cell12" style:family="table-cell">
      <style:table-cell-properties fo:background-color="#FFFFFF" style:vertical-align="middle"/>
    </style:style>
    <style:style style:name="Table22.Cell13" style:family="table-cell">
      <style:table-cell-properties fo:background-color="#FFFFFF" style:vertical-align="middle"/>
    </style:style>
    <style:style style:name="Table22.Cell14" style:family="table-cell">
      <style:table-cell-properties fo:background-color="#FFFFFF" style:vertical-align="middle"/>
    </style:style>
    <style:style style:name="Table22.Cell15" style:family="table-cell">
      <style:table-cell-properties fo:background-color="#FFFFFF" style:vertical-align="middle"/>
    </style:style>
    <style:style style:name="Table22.Cell16" style:family="table-cell">
      <style:table-cell-properties fo:background-color="#FFFFFF" style:vertical-align="middle"/>
    </style:style>
    <style:style style:name="Table22.Cell17" style:family="table-cell">
      <style:table-cell-properties fo:background-color="#FFFFFF" style:vertical-align="middle"/>
    </style:style>
    <style:style style:name="Table22.Cell18" style:family="table-cell">
      <style:table-cell-properties fo:background-color="#FFFFFF" style:vertical-align="middle"/>
    </style:style>
    <style:style style:name="Table22.Cell19" style:family="table-cell">
      <style:table-cell-properties fo:background-color="#FFFFFF" style:vertical-align="middle"/>
    </style:style>
    <style:style style:name="Table22.Cell20" style:family="table-cell">
      <style:table-cell-properties fo:background-color="#FFFFFF" style:vertical-align="middle"/>
    </style:style>
    <style:style style:name="Table22.Cell21" style:family="table-cell">
      <style:table-cell-properties fo:background-color="#FFFFFF" style:vertical-align="middle"/>
    </style:style>
    <style:style style:name="Table22.Cell22" style:family="table-cell">
      <style:table-cell-properties fo:background-color="#FFFFFF" style:vertical-align="middle"/>
    </style:style>
    <style:style style:name="Table22.Cell23" style:family="table-cell">
      <style:table-cell-properties fo:background-color="#FFFFFF" style:vertical-align="middle"/>
    </style:style>
    <style:style style:name="Table22.Cell24" style:family="table-cell">
      <style:table-cell-properties fo:background-color="#FFFFFF" style:vertical-align="middle"/>
    </style:style>
    <style:style style:name="Table22.Cell25" style:family="table-cell">
      <style:table-cell-properties fo:background-color="#FFFFFF" style:vertical-align="middle"/>
    </style:style>
    <style:style style:name="Table22.Cell26" style:family="table-cell">
      <style:table-cell-properties fo:background-color="#FFFFFF" style:vertical-align="middle"/>
    </style:style>
    <style:style style:name="Table22.Cell27" style:family="table-cell">
      <style:table-cell-properties fo:background-color="#FFFFFF" style:vertical-align="middle"/>
    </style:style>
    <style:style style:name="Table22.Cell28" style:family="table-cell">
      <style:table-cell-properties fo:background-color="#FFFFFF" style:vertical-align="middle"/>
    </style:style>
    <style:style style:name="Table22.Cell29" style:family="table-cell">
      <style:table-cell-properties fo:background-color="#FFFFFF" style:vertical-align="middle"/>
    </style:style>
    <style:style style:name="Table22.Cell30" style:family="table-cell">
      <style:table-cell-properties fo:background-color="#FFFFFF" style:vertical-align="middle"/>
    </style:style>
    <style:style style:name="Table22.Cell31" style:family="table-cell">
      <style:table-cell-properties fo:background-color="#FFFFFF" style:vertical-align="middle"/>
    </style:style>
    <style:style style:name="Table22.Cell32" style:family="table-cell">
      <style:table-cell-properties fo:background-color="#FFFFFF" style:vertical-align="middle"/>
    </style:style>
    <style:style style:name="Table22.Cell33" style:family="table-cell">
      <style:table-cell-properties fo:background-color="#FFFFFF" style:vertical-align="middle"/>
    </style:style>
    <style:style style:name="Table22.Cell34" style:family="table-cell">
      <style:table-cell-properties fo:background-color="#FFFFFF" style:vertical-align="middle"/>
    </style:style>
    <style:style style:name="Table22.Cell35" style:family="table-cell">
      <style:table-cell-properties fo:background-color="#FFFFFF" style:vertical-align="middle"/>
    </style:style>
    <style:style style:name="Table22.Cell36" style:family="table-cell">
      <style:table-cell-properties fo:background-color="#FFFFFF" style:vertical-align="middle"/>
    </style:style>
    <style:style style:name="Table22.Cell37" style:family="table-cell">
      <style:table-cell-properties fo:background-color="#FFFFFF" style:vertical-align="middle"/>
    </style:style>
    <style:style style:name="Table22.Cell38" style:family="table-cell">
      <style:table-cell-properties fo:background-color="#FFFFFF" style:vertical-align="middle"/>
    </style:style>
    <style:style style:name="Table22.Cell39" style:family="table-cell">
      <style:table-cell-properties fo:background-color="#FFFFFF" style:vertical-align="middle"/>
    </style:style>
    <style:style style:name="Table22.Cell40" style:family="table-cell">
      <style:table-cell-properties fo:background-color="#FFFFFF" style:vertical-align="middle"/>
    </style:style>
    <style:style style:name="Table22.Cell41" style:family="table-cell">
      <style:table-cell-properties fo:background-color="#FFFFFF" style:vertical-align="middle"/>
    </style:style>
    <style:style style:name="Table22.Cell42" style:family="table-cell">
      <style:table-cell-properties fo:background-color="#FFFFFF" style:vertical-align="middle"/>
    </style:style>
    <style:style style:name="Table22.Cell43" style:family="table-cell">
      <style:table-cell-properties fo:background-color="#FFFFFF" style:vertical-align="middle"/>
    </style:style>
    <style:style style:name="Table22.Cell44" style:family="table-cell">
      <style:table-cell-properties fo:background-color="#FFFFFF" style:vertical-align="middle"/>
    </style:style>
    <style:style style:name="Table22.Cell45" style:family="table-cell">
      <style:table-cell-properties fo:background-color="#FFFFFF" style:vertical-align="top"/>
    </style:style>
    <style:style style:name="Table22.Cell46" style:family="table-cell">
      <style:table-cell-properties fo:background-color="#FFFFFF" style:vertical-align="middle"/>
    </style:style>
    <style:style style:name="Table22.Cell47" style:family="table-cell">
      <style:table-cell-properties fo:background-color="#FFFFFF"/>
    </style:style>
    <style:style style:name="Table22.Cell48" style:family="table-cell">
      <style:table-cell-properties fo:background-color="#FFFFFF" style:vertical-align="top"/>
    </style:style>
    <style:style style:name="Table23" style:family="table">
      <style:table-properties style:writing-mode="lr-tb" style:width="10.608cm" table:align="center"/>
    </style:style>
    <style:style style:name="Table23.C1" style:family="table-column">
      <style:table-column-properties style:column-width="0.653cm"/>
    </style:style>
    <style:style style:name="Table23.C2" style:family="table-column">
      <style:table-column-properties style:column-width="5.851cm"/>
    </style:style>
    <style:style style:name="Table23.C3" style:family="table-column">
      <style:table-column-properties style:column-width="4.106cm"/>
    </style:style>
    <style:style style:name="Table23.R1" style:family="table-row">
      <style:table-row-properties style:row-height="0.753cm"/>
    </style:style>
    <style:style style:name="Table23.R2" style:family="table-row">
      <style:table-row-properties style:row-height="0.804cm"/>
    </style:style>
    <style:style style:name="Table23.Cell1" style:family="table-cell">
      <style:table-cell-properties fo:background-color="#FFFFFF" style:vertical-align="middle"/>
    </style:style>
    <style:style style:name="Table23.Cell2" style:family="table-cell">
      <style:table-cell-properties fo:background-color="#FFFFFF" style:vertical-align="top"/>
    </style:style>
    <style:style style:name="Table23.Cell3" style:family="table-cell">
      <style:table-cell-properties fo:background-color="#FFFFFF" style:vertical-align="top"/>
    </style:style>
    <style:style style:name="Table23.Cell4" style:family="table-cell">
      <style:table-cell-properties fo:background-color="#FFFFFF"/>
    </style:style>
    <style:style style:name="Table23.Cell5" style:family="table-cell">
      <style:table-cell-properties fo:background-color="#FFFFFF"/>
    </style:style>
    <style:style style:name="Table23.Cell6" style:family="table-cell">
      <style:table-cell-properties fo:background-color="#FFFFFF"/>
    </style:style>
    <style:style style:name="Table24" style:family="table">
      <style:table-properties style:writing-mode="lr-tb" style:width="10.626cm" table:align="center"/>
    </style:style>
    <style:style style:name="Table24.C1" style:family="table-column">
      <style:table-column-properties style:column-width="0.669cm"/>
    </style:style>
    <style:style style:name="Table24.C2" style:family="table-column">
      <style:table-column-properties style:column-width="6.486cm"/>
    </style:style>
    <style:style style:name="Table24.C3" style:family="table-column">
      <style:table-column-properties style:column-width="3.471cm"/>
    </style:style>
    <style:style style:name="Table24.R1" style:family="table-row">
      <style:table-row-properties style:row-height="0.780cm"/>
    </style:style>
    <style:style style:name="Table24.R2" style:family="table-row">
      <style:table-row-properties style:row-height="1.109cm"/>
    </style:style>
    <style:style style:name="Table24.R3" style:family="table-row">
      <style:table-row-properties style:row-height="1.067cm"/>
    </style:style>
    <style:style style:name="Table24.R4" style:family="table-row">
      <style:table-row-properties style:row-height="1.125cm"/>
    </style:style>
    <style:style style:name="Table24.R5" style:family="table-row">
      <style:table-row-properties style:row-height="1.092cm"/>
    </style:style>
    <style:style style:name="Table24.R6" style:family="table-row">
      <style:table-row-properties style:row-height="1.118cm"/>
    </style:style>
    <style:style style:name="Table24.R7" style:family="table-row">
      <style:table-row-properties style:row-height="1.058cm"/>
    </style:style>
    <style:style style:name="Table24.R8" style:family="table-row">
      <style:table-row-properties style:row-height="1.134cm"/>
    </style:style>
    <style:style style:name="Table24.R9" style:family="table-row">
      <style:table-row-properties style:row-height="1.109cm"/>
    </style:style>
    <style:style style:name="Table24.R10" style:family="table-row">
      <style:table-row-properties style:row-height="1.058cm"/>
    </style:style>
    <style:style style:name="Table24.R11" style:family="table-row">
      <style:table-row-properties style:row-height="1.101cm"/>
    </style:style>
    <style:style style:name="Table24.R12" style:family="table-row">
      <style:table-row-properties style:row-height="1.109cm"/>
    </style:style>
    <style:style style:name="Table24.R13" style:family="table-row">
      <style:table-row-properties style:row-height="1.125cm"/>
    </style:style>
    <style:style style:name="Table24.R14" style:family="table-row">
      <style:table-row-properties style:row-height="1.109cm"/>
    </style:style>
    <style:style style:name="Table24.R15" style:family="table-row">
      <style:table-row-properties style:row-height="1.058cm"/>
    </style:style>
    <style:style style:name="Table24.R16" style:family="table-row">
      <style:table-row-properties style:row-height="1.109cm"/>
    </style:style>
    <style:style style:name="Table24.R17" style:family="table-row">
      <style:table-row-properties style:row-height="1.118cm"/>
    </style:style>
    <style:style style:name="Table24.R18" style:family="table-row">
      <style:table-row-properties style:row-height="0.780cm"/>
    </style:style>
    <style:style style:name="Table24.Cell1" style:family="table-cell">
      <style:table-cell-properties fo:background-color="#FFFFFF" style:vertical-align="middle"/>
    </style:style>
    <style:style style:name="Table24.Cell2" style:family="table-cell">
      <style:table-cell-properties fo:background-color="#FFFFFF" style:vertical-align="top"/>
    </style:style>
    <style:style style:name="Table24.Cell3" style:family="table-cell">
      <style:table-cell-properties fo:background-color="#FFFFFF" style:vertical-align="top"/>
    </style:style>
    <style:style style:name="Table24.Cell4" style:family="table-cell">
      <style:table-cell-properties fo:background-color="#FFFFFF" style:vertical-align="middle"/>
    </style:style>
    <style:style style:name="Table24.Cell5" style:family="table-cell">
      <style:table-cell-properties fo:background-color="#FFFFFF" style:vertical-align="middle"/>
    </style:style>
    <style:style style:name="Table24.Cell6" style:family="table-cell">
      <style:table-cell-properties fo:background-color="#FFFFFF" style:vertical-align="middle"/>
    </style:style>
    <style:style style:name="Table24.Cell7" style:family="table-cell">
      <style:table-cell-properties fo:background-color="#FFFFFF" style:vertical-align="middle"/>
    </style:style>
    <style:style style:name="Table24.Cell8" style:family="table-cell">
      <style:table-cell-properties fo:background-color="#FFFFFF" style:vertical-align="middle"/>
    </style:style>
    <style:style style:name="Table24.Cell9" style:family="table-cell">
      <style:table-cell-properties fo:background-color="#FFFFFF" style:vertical-align="middle"/>
    </style:style>
    <style:style style:name="Table24.Cell10" style:family="table-cell">
      <style:table-cell-properties fo:background-color="#FFFFFF" style:vertical-align="middle"/>
    </style:style>
    <style:style style:name="Table24.Cell11" style:family="table-cell">
      <style:table-cell-properties fo:background-color="#FFFFFF" style:vertical-align="middle"/>
    </style:style>
    <style:style style:name="Table24.Cell12" style:family="table-cell">
      <style:table-cell-properties fo:background-color="#FFFFFF" style:vertical-align="middle"/>
    </style:style>
    <style:style style:name="Table24.Cell13" style:family="table-cell">
      <style:table-cell-properties fo:background-color="#FFFFFF" style:vertical-align="middle"/>
    </style:style>
    <style:style style:name="Table24.Cell14" style:family="table-cell">
      <style:table-cell-properties fo:background-color="#FFFFFF" style:vertical-align="middle"/>
    </style:style>
    <style:style style:name="Table24.Cell15" style:family="table-cell">
      <style:table-cell-properties fo:background-color="#FFFFFF" style:vertical-align="middle"/>
    </style:style>
    <style:style style:name="Table24.Cell16" style:family="table-cell">
      <style:table-cell-properties fo:background-color="#FFFFFF" style:vertical-align="middle"/>
    </style:style>
    <style:style style:name="Table24.Cell17" style:family="table-cell">
      <style:table-cell-properties fo:background-color="#FFFFFF" style:vertical-align="middle"/>
    </style:style>
    <style:style style:name="Table24.Cell18" style:family="table-cell">
      <style:table-cell-properties fo:background-color="#FFFFFF" style:vertical-align="middle"/>
    </style:style>
    <style:style style:name="Table24.Cell19" style:family="table-cell">
      <style:table-cell-properties fo:background-color="#FFFFFF" style:vertical-align="middle"/>
    </style:style>
    <style:style style:name="Table24.Cell20" style:family="table-cell">
      <style:table-cell-properties fo:background-color="#FFFFFF" style:vertical-align="middle"/>
    </style:style>
    <style:style style:name="Table24.Cell21" style:family="table-cell">
      <style:table-cell-properties fo:background-color="#FFFFFF" style:vertical-align="middle"/>
    </style:style>
    <style:style style:name="Table24.Cell22" style:family="table-cell">
      <style:table-cell-properties fo:background-color="#FFFFFF" style:vertical-align="middle"/>
    </style:style>
    <style:style style:name="Table24.Cell23" style:family="table-cell">
      <style:table-cell-properties fo:background-color="#FFFFFF" style:vertical-align="middle"/>
    </style:style>
    <style:style style:name="Table24.Cell24" style:family="table-cell">
      <style:table-cell-properties fo:background-color="#FFFFFF" style:vertical-align="middle"/>
    </style:style>
    <style:style style:name="Table24.Cell25" style:family="table-cell">
      <style:table-cell-properties fo:background-color="#FFFFFF" style:vertical-align="middle"/>
    </style:style>
    <style:style style:name="Table24.Cell26" style:family="table-cell">
      <style:table-cell-properties fo:background-color="#FFFFFF" style:vertical-align="middle"/>
    </style:style>
    <style:style style:name="Table24.Cell27" style:family="table-cell">
      <style:table-cell-properties fo:background-color="#FFFFFF" style:vertical-align="middle"/>
    </style:style>
    <style:style style:name="Table24.Cell28" style:family="table-cell">
      <style:table-cell-properties fo:background-color="#FFFFFF" style:vertical-align="middle"/>
    </style:style>
    <style:style style:name="Table24.Cell29" style:family="table-cell">
      <style:table-cell-properties fo:background-color="#FFFFFF" style:vertical-align="middle"/>
    </style:style>
    <style:style style:name="Table24.Cell30" style:family="table-cell">
      <style:table-cell-properties fo:background-color="#FFFFFF" style:vertical-align="middle"/>
    </style:style>
    <style:style style:name="Table24.Cell31" style:family="table-cell">
      <style:table-cell-properties fo:background-color="#FFFFFF" style:vertical-align="middle"/>
    </style:style>
    <style:style style:name="Table24.Cell32" style:family="table-cell">
      <style:table-cell-properties fo:background-color="#FFFFFF" style:vertical-align="middle"/>
    </style:style>
    <style:style style:name="Table24.Cell33" style:family="table-cell">
      <style:table-cell-properties fo:background-color="#FFFFFF" style:vertical-align="middle"/>
    </style:style>
    <style:style style:name="Table24.Cell34" style:family="table-cell">
      <style:table-cell-properties fo:background-color="#FFFFFF" style:vertical-align="middle"/>
    </style:style>
    <style:style style:name="Table24.Cell35" style:family="table-cell">
      <style:table-cell-properties fo:background-color="#FFFFFF" style:vertical-align="middle"/>
    </style:style>
    <style:style style:name="Table24.Cell36" style:family="table-cell">
      <style:table-cell-properties fo:background-color="#FFFFFF" style:vertical-align="middle"/>
    </style:style>
    <style:style style:name="Table24.Cell37" style:family="table-cell">
      <style:table-cell-properties fo:background-color="#FFFFFF" style:vertical-align="middle"/>
    </style:style>
    <style:style style:name="Table24.Cell38" style:family="table-cell">
      <style:table-cell-properties fo:background-color="#FFFFFF" style:vertical-align="middle"/>
    </style:style>
    <style:style style:name="Table24.Cell39" style:family="table-cell">
      <style:table-cell-properties fo:background-color="#FFFFFF" style:vertical-align="middle"/>
    </style:style>
    <style:style style:name="Table24.Cell40" style:family="table-cell">
      <style:table-cell-properties fo:background-color="#FFFFFF" style:vertical-align="middle"/>
    </style:style>
    <style:style style:name="Table24.Cell41" style:family="table-cell">
      <style:table-cell-properties fo:background-color="#FFFFFF" style:vertical-align="middle"/>
    </style:style>
    <style:style style:name="Table24.Cell42" style:family="table-cell">
      <style:table-cell-properties fo:background-color="#FFFFFF" style:vertical-align="middle"/>
    </style:style>
    <style:style style:name="Table24.Cell43" style:family="table-cell">
      <style:table-cell-properties fo:background-color="#FFFFFF" style:vertical-align="middle"/>
    </style:style>
    <style:style style:name="Table24.Cell44" style:family="table-cell">
      <style:table-cell-properties fo:background-color="#FFFFFF" style:vertical-align="middle"/>
    </style:style>
    <style:style style:name="Table24.Cell45" style:family="table-cell">
      <style:table-cell-properties fo:background-color="#FFFFFF" style:vertical-align="middle"/>
    </style:style>
    <style:style style:name="Table24.Cell46" style:family="table-cell">
      <style:table-cell-properties fo:background-color="#FFFFFF" style:vertical-align="middle"/>
    </style:style>
    <style:style style:name="Table24.Cell47" style:family="table-cell">
      <style:table-cell-properties fo:background-color="#FFFFFF" style:vertical-align="middle"/>
    </style:style>
    <style:style style:name="Table24.Cell48" style:family="table-cell">
      <style:table-cell-properties fo:background-color="#FFFFFF" style:vertical-align="middle"/>
    </style:style>
    <style:style style:name="Table24.Cell49" style:family="table-cell">
      <style:table-cell-properties fo:background-color="#FFFFFF" style:vertical-align="middle"/>
    </style:style>
    <style:style style:name="Table24.Cell50" style:family="table-cell">
      <style:table-cell-properties fo:background-color="#FFFFFF" style:vertical-align="middle"/>
    </style:style>
    <style:style style:name="Table24.Cell51" style:family="table-cell">
      <style:table-cell-properties fo:background-color="#FFFFFF" style:vertical-align="middle"/>
    </style:style>
    <style:style style:name="Table24.Cell52" style:family="table-cell">
      <style:table-cell-properties fo:background-color="#FFFFFF"/>
    </style:style>
    <style:style style:name="Table24.Cell53" style:family="table-cell">
      <style:table-cell-properties fo:background-color="#FFFFFF"/>
    </style:style>
    <style:style style:name="Table24.Cell54" style:family="table-cell">
      <style:table-cell-properties fo:background-color="#FFFFFF"/>
    </style:style>
    <style:style style:name="Table25" style:family="table">
      <style:table-properties style:writing-mode="lr-tb" style:width="10.626cm" table:align="center"/>
    </style:style>
    <style:style style:name="Table25.C1" style:family="table-column">
      <style:table-column-properties style:column-width="0.653cm"/>
    </style:style>
    <style:style style:name="Table25.C2" style:family="table-column">
      <style:table-column-properties style:column-width="5.528cm"/>
    </style:style>
    <style:style style:name="Table25.C3" style:family="table-column">
      <style:table-column-properties style:column-width="4.445cm"/>
    </style:style>
    <style:style style:name="Table25.R1" style:family="table-row">
      <style:table-row-properties style:row-height="0.610cm"/>
    </style:style>
    <style:style style:name="Table25.R2" style:family="table-row">
      <style:table-row-properties style:row-height="1.118cm"/>
    </style:style>
    <style:style style:name="Table25.R3" style:family="table-row">
      <style:table-row-properties style:row-height="1.295cm"/>
    </style:style>
    <style:style style:name="Table25.R4" style:family="table-row">
      <style:table-row-properties style:row-height="1.058cm"/>
    </style:style>
    <style:style style:name="Table25.R5" style:family="table-row">
      <style:table-row-properties style:row-height="1.101cm"/>
    </style:style>
    <style:style style:name="Table25.R6" style:family="table-row">
      <style:table-row-properties style:row-height="1.101cm"/>
    </style:style>
    <style:style style:name="Table25.R7" style:family="table-row">
      <style:table-row-properties style:row-height="1.101cm"/>
    </style:style>
    <style:style style:name="Table25.R8" style:family="table-row">
      <style:table-row-properties style:row-height="1.101cm"/>
    </style:style>
    <style:style style:name="Table25.R9" style:family="table-row">
      <style:table-row-properties style:row-height="1.143cm"/>
    </style:style>
    <style:style style:name="Table25.R10" style:family="table-row">
      <style:table-row-properties style:row-height="1.058cm"/>
    </style:style>
    <style:style style:name="Table25.R11" style:family="table-row">
      <style:table-row-properties style:row-height="1.125cm"/>
    </style:style>
    <style:style style:name="Table25.R12" style:family="table-row">
      <style:table-row-properties style:row-height="1.083cm"/>
    </style:style>
    <style:style style:name="Table25.R13" style:family="table-row">
      <style:table-row-properties style:row-height="1.125cm"/>
    </style:style>
    <style:style style:name="Table25.R14" style:family="table-row">
      <style:table-row-properties style:row-height="1.118cm"/>
    </style:style>
    <style:style style:name="Table25.R15" style:family="table-row">
      <style:table-row-properties style:row-height="1.092cm"/>
    </style:style>
    <style:style style:name="Table25.R16" style:family="table-row">
      <style:table-row-properties style:row-height="1.083cm"/>
    </style:style>
    <style:style style:name="Table25.R17" style:family="table-row">
      <style:table-row-properties style:row-height="1.101cm"/>
    </style:style>
    <style:style style:name="Table25.R18" style:family="table-row">
      <style:table-row-properties style:row-height="1.118cm"/>
    </style:style>
    <style:style style:name="Table25.R19" style:family="table-row">
      <style:table-row-properties style:row-height="1.101cm"/>
    </style:style>
    <style:style style:name="Table25.R20" style:family="table-row">
      <style:table-row-properties style:row-height="1.083cm"/>
    </style:style>
    <style:style style:name="Table25.R21" style:family="table-row">
      <style:table-row-properties style:row-height="0.796cm"/>
    </style:style>
    <style:style style:name="Table25.Cell1" style:family="table-cell">
      <style:table-cell-properties fo:background-color="#FFFFFF" style:vertical-align="top"/>
    </style:style>
    <style:style style:name="Table25.Cell2" style:family="table-cell">
      <style:table-cell-properties fo:background-color="#FFFFFF" style:vertical-align="top"/>
    </style:style>
    <style:style style:name="Table25.Cell3" style:family="table-cell">
      <style:table-cell-properties fo:background-color="#FFFFFF" style:vertical-align="top"/>
    </style:style>
    <style:style style:name="Table25.Cell4" style:family="table-cell">
      <style:table-cell-properties fo:background-color="#FFFFFF" style:vertical-align="top"/>
    </style:style>
    <style:style style:name="Table25.Cell5" style:family="table-cell">
      <style:table-cell-properties fo:background-color="#FFFFFF" style:vertical-align="top"/>
    </style:style>
    <style:style style:name="Table25.Cell6" style:family="table-cell">
      <style:table-cell-properties fo:background-color="#FFFFFF" style:vertical-align="top"/>
    </style:style>
    <style:style style:name="Table25.Cell7" style:family="table-cell">
      <style:table-cell-properties fo:background-color="#FFFFFF" style:vertical-align="top"/>
    </style:style>
    <style:style style:name="Table25.Cell8" style:family="table-cell">
      <style:table-cell-properties fo:background-color="#FFFFFF" style:vertical-align="middle"/>
    </style:style>
    <style:style style:name="Table25.Cell9" style:family="table-cell">
      <style:table-cell-properties fo:background-color="#FFFFFF" style:vertical-align="middle"/>
    </style:style>
    <style:style style:name="Table25.Cell10" style:family="table-cell">
      <style:table-cell-properties fo:background-color="#FFFFFF" style:vertical-align="middle"/>
    </style:style>
    <style:style style:name="Table25.Cell11" style:family="table-cell">
      <style:table-cell-properties fo:background-color="#FFFFFF" style:vertical-align="middle"/>
    </style:style>
    <style:style style:name="Table25.Cell12" style:family="table-cell">
      <style:table-cell-properties fo:background-color="#FFFFFF" style:vertical-align="middle"/>
    </style:style>
    <style:style style:name="Table25.Cell13" style:family="table-cell">
      <style:table-cell-properties fo:background-color="#FFFFFF" style:vertical-align="middle"/>
    </style:style>
    <style:style style:name="Table25.Cell14" style:family="table-cell">
      <style:table-cell-properties fo:background-color="#FFFFFF" style:vertical-align="middle"/>
    </style:style>
    <style:style style:name="Table25.Cell15" style:family="table-cell">
      <style:table-cell-properties fo:background-color="#FFFFFF" style:vertical-align="middle"/>
    </style:style>
    <style:style style:name="Table25.Cell16" style:family="table-cell">
      <style:table-cell-properties fo:background-color="#FFFFFF" style:vertical-align="middle"/>
    </style:style>
    <style:style style:name="Table25.Cell17" style:family="table-cell">
      <style:table-cell-properties fo:background-color="#FFFFFF" style:vertical-align="middle"/>
    </style:style>
    <style:style style:name="Table25.Cell18" style:family="table-cell">
      <style:table-cell-properties fo:background-color="#FFFFFF" style:vertical-align="middle"/>
    </style:style>
    <style:style style:name="Table25.Cell19" style:family="table-cell">
      <style:table-cell-properties fo:background-color="#FFFFFF" style:vertical-align="middle"/>
    </style:style>
    <style:style style:name="Table25.Cell20" style:family="table-cell">
      <style:table-cell-properties fo:background-color="#FFFFFF" style:vertical-align="middle"/>
    </style:style>
    <style:style style:name="Table25.Cell21" style:family="table-cell">
      <style:table-cell-properties fo:background-color="#FFFFFF" style:vertical-align="middle"/>
    </style:style>
    <style:style style:name="Table25.Cell22" style:family="table-cell">
      <style:table-cell-properties fo:background-color="#FFFFFF" style:vertical-align="middle"/>
    </style:style>
    <style:style style:name="Table25.Cell23" style:family="table-cell">
      <style:table-cell-properties fo:background-color="#FFFFFF" style:vertical-align="middle"/>
    </style:style>
    <style:style style:name="Table25.Cell24" style:family="table-cell">
      <style:table-cell-properties fo:background-color="#FFFFFF" style:vertical-align="middle"/>
    </style:style>
    <style:style style:name="Table25.Cell25" style:family="table-cell">
      <style:table-cell-properties fo:background-color="#FFFFFF" style:vertical-align="middle"/>
    </style:style>
    <style:style style:name="Table25.Cell26" style:family="table-cell">
      <style:table-cell-properties fo:background-color="#FFFFFF" style:vertical-align="middle"/>
    </style:style>
    <style:style style:name="Table25.Cell27" style:family="table-cell">
      <style:table-cell-properties fo:background-color="#FFFFFF" style:vertical-align="middle"/>
    </style:style>
    <style:style style:name="Table25.Cell28" style:family="table-cell">
      <style:table-cell-properties fo:background-color="#FFFFFF" style:vertical-align="middle"/>
    </style:style>
    <style:style style:name="Table25.Cell29" style:family="table-cell">
      <style:table-cell-properties fo:background-color="#FFFFFF" style:vertical-align="middle"/>
    </style:style>
    <style:style style:name="Table25.Cell30" style:family="table-cell">
      <style:table-cell-properties fo:background-color="#FFFFFF" style:vertical-align="middle"/>
    </style:style>
    <style:style style:name="Table25.Cell31" style:family="table-cell">
      <style:table-cell-properties fo:background-color="#FFFFFF" style:vertical-align="middle"/>
    </style:style>
    <style:style style:name="Table25.Cell32" style:family="table-cell">
      <style:table-cell-properties fo:background-color="#FFFFFF" style:vertical-align="middle"/>
    </style:style>
    <style:style style:name="Table25.Cell33" style:family="table-cell">
      <style:table-cell-properties fo:background-color="#FFFFFF" style:vertical-align="middle"/>
    </style:style>
    <style:style style:name="Table25.Cell34" style:family="table-cell">
      <style:table-cell-properties fo:background-color="#FFFFFF" style:vertical-align="middle"/>
    </style:style>
    <style:style style:name="Table25.Cell35" style:family="table-cell">
      <style:table-cell-properties fo:background-color="#FFFFFF" style:vertical-align="middle"/>
    </style:style>
    <style:style style:name="Table25.Cell36" style:family="table-cell">
      <style:table-cell-properties fo:background-color="#FFFFFF" style:vertical-align="middle"/>
    </style:style>
    <style:style style:name="Table25.Cell37" style:family="table-cell">
      <style:table-cell-properties fo:background-color="#FFFFFF" style:vertical-align="middle"/>
    </style:style>
    <style:style style:name="Table25.Cell38" style:family="table-cell">
      <style:table-cell-properties fo:background-color="#FFFFFF" style:vertical-align="middle"/>
    </style:style>
    <style:style style:name="Table25.Cell39" style:family="table-cell">
      <style:table-cell-properties fo:background-color="#FFFFFF" style:vertical-align="middle"/>
    </style:style>
    <style:style style:name="Table25.Cell40" style:family="table-cell">
      <style:table-cell-properties fo:background-color="#FFFFFF" style:vertical-align="middle"/>
    </style:style>
    <style:style style:name="Table25.Cell41" style:family="table-cell">
      <style:table-cell-properties fo:background-color="#FFFFFF" style:vertical-align="middle"/>
    </style:style>
    <style:style style:name="Table25.Cell42" style:family="table-cell">
      <style:table-cell-properties fo:background-color="#FFFFFF" style:vertical-align="middle"/>
    </style:style>
    <style:style style:name="Table25.Cell43" style:family="table-cell">
      <style:table-cell-properties fo:background-color="#FFFFFF" style:vertical-align="middle"/>
    </style:style>
    <style:style style:name="Table25.Cell44" style:family="table-cell">
      <style:table-cell-properties fo:background-color="#FFFFFF" style:vertical-align="middle"/>
    </style:style>
    <style:style style:name="Table25.Cell45" style:family="table-cell">
      <style:table-cell-properties fo:background-color="#FFFFFF" style:vertical-align="middle"/>
    </style:style>
    <style:style style:name="Table25.Cell46" style:family="table-cell">
      <style:table-cell-properties fo:background-color="#FFFFFF" style:vertical-align="middle"/>
    </style:style>
    <style:style style:name="Table25.Cell47" style:family="table-cell">
      <style:table-cell-properties fo:background-color="#FFFFFF" style:vertical-align="middle"/>
    </style:style>
    <style:style style:name="Table25.Cell48" style:family="table-cell">
      <style:table-cell-properties fo:background-color="#FFFFFF" style:vertical-align="middle"/>
    </style:style>
    <style:style style:name="Table25.Cell49" style:family="table-cell">
      <style:table-cell-properties fo:background-color="#FFFFFF" style:vertical-align="middle"/>
    </style:style>
    <style:style style:name="Table25.Cell50" style:family="table-cell">
      <style:table-cell-properties fo:background-color="#FFFFFF" style:vertical-align="middle"/>
    </style:style>
    <style:style style:name="Table25.Cell51" style:family="table-cell">
      <style:table-cell-properties fo:background-color="#FFFFFF" style:vertical-align="middle"/>
    </style:style>
    <style:style style:name="Table25.Cell52" style:family="table-cell">
      <style:table-cell-properties fo:background-color="#FFFFFF" style:vertical-align="middle"/>
    </style:style>
    <style:style style:name="Table25.Cell53" style:family="table-cell">
      <style:table-cell-properties fo:background-color="#FFFFFF" style:vertical-align="middle"/>
    </style:style>
    <style:style style:name="Table25.Cell54" style:family="table-cell">
      <style:table-cell-properties fo:background-color="#FFFFFF" style:vertical-align="middle"/>
    </style:style>
    <style:style style:name="Table25.Cell55" style:family="table-cell">
      <style:table-cell-properties fo:background-color="#FFFFFF" style:vertical-align="middle"/>
    </style:style>
    <style:style style:name="Table25.Cell56" style:family="table-cell">
      <style:table-cell-properties fo:background-color="#FFFFFF" style:vertical-align="middle"/>
    </style:style>
    <style:style style:name="Table25.Cell57" style:family="table-cell">
      <style:table-cell-properties fo:background-color="#FFFFFF" style:vertical-align="middle"/>
    </style:style>
    <style:style style:name="Table25.Cell58" style:family="table-cell">
      <style:table-cell-properties fo:background-color="#FFFFFF" style:vertical-align="middle"/>
    </style:style>
    <style:style style:name="Table25.Cell59" style:family="table-cell">
      <style:table-cell-properties fo:background-color="#FFFFFF" style:vertical-align="middle"/>
    </style:style>
    <style:style style:name="Table25.Cell60" style:family="table-cell">
      <style:table-cell-properties fo:background-color="#FFFFFF" style:vertical-align="middle"/>
    </style:style>
    <style:style style:name="Table25.Cell61" style:family="table-cell">
      <style:table-cell-properties fo:background-color="#FFFFFF" style:vertical-align="top"/>
    </style:style>
    <style:style style:name="Table25.Cell62" style:family="table-cell">
      <style:table-cell-properties fo:background-color="#FFFFFF" style:vertical-align="top"/>
    </style:style>
    <style:style style:name="Table25.Cell63" style:family="table-cell">
      <style:table-cell-properties fo:background-color="#FFFFFF"/>
    </style:style>
    <style:style style:name="Table26" style:family="table">
      <style:table-properties style:writing-mode="lr-tb" style:width="16.655cm" table:align="center"/>
    </style:style>
    <style:style style:name="Table26.C1" style:family="table-column">
      <style:table-column-properties style:column-width="5.249cm"/>
    </style:style>
    <style:style style:name="Table26.C2" style:family="table-column">
      <style:table-column-properties style:column-width="7.595cm"/>
    </style:style>
    <style:style style:name="Table26.C3" style:family="table-column">
      <style:table-column-properties style:column-width="3.810cm"/>
    </style:style>
    <style:style style:name="Table26.R1" style:family="table-row">
      <style:table-row-properties style:row-height="0.610cm"/>
    </style:style>
    <style:style style:name="Table26.R2" style:family="table-row">
      <style:table-row-properties style:row-height="0.744cm"/>
    </style:style>
    <style:style style:name="Table26.R3" style:family="table-row">
      <style:table-row-properties style:row-height="0.753cm"/>
    </style:style>
    <style:style style:name="Table26.R4" style:family="table-row">
      <style:table-row-properties style:row-height="0.914cm"/>
    </style:style>
    <style:style style:name="Table26.R5" style:family="table-row">
      <style:table-row-properties style:row-height="1.092cm"/>
    </style:style>
    <style:style style:name="Table26.R6" style:family="table-row">
      <style:table-row-properties style:row-height="1.101cm"/>
    </style:style>
    <style:style style:name="Table26.R7" style:family="table-row">
      <style:table-row-properties style:row-height="1.422cm"/>
    </style:style>
    <style:style style:name="Table26.R8" style:family="table-row">
      <style:table-row-properties style:row-height="1.448cm"/>
    </style:style>
    <style:style style:name="Table26.R9" style:family="table-row">
      <style:table-row-properties style:row-height="1.118cm"/>
    </style:style>
    <style:style style:name="Table26.R10" style:family="table-row">
      <style:table-row-properties style:row-height="1.109cm"/>
    </style:style>
    <style:style style:name="Table26.R11" style:family="table-row">
      <style:table-row-properties style:row-height="1.101cm"/>
    </style:style>
    <style:style style:name="Table26.R12" style:family="table-row">
      <style:table-row-properties style:row-height="1.109cm"/>
    </style:style>
    <style:style style:name="Table26.R13" style:family="table-row">
      <style:table-row-properties style:row-height="1.101cm"/>
    </style:style>
    <style:style style:name="Table26.R14" style:family="table-row">
      <style:table-row-properties style:row-height="1.083cm"/>
    </style:style>
    <style:style style:name="Table26.R15" style:family="table-row">
      <style:table-row-properties style:row-height="1.109cm"/>
    </style:style>
    <style:style style:name="Table26.R16" style:family="table-row">
      <style:table-row-properties style:row-height="1.101cm"/>
    </style:style>
    <style:style style:name="Table26.R17" style:family="table-row">
      <style:table-row-properties style:row-height="1.101cm"/>
    </style:style>
    <style:style style:name="Table26.R18" style:family="table-row">
      <style:table-row-properties style:row-height="1.109cm"/>
    </style:style>
    <style:style style:name="Table26.R19" style:family="table-row">
      <style:table-row-properties style:row-height="1.092cm"/>
    </style:style>
    <style:style style:name="Table26.R20" style:family="table-row">
      <style:table-row-properties style:row-height="1.109cm"/>
    </style:style>
    <style:style style:name="Table26.R21" style:family="table-row">
      <style:table-row-properties style:row-height="1.083cm"/>
    </style:style>
    <style:style style:name="Table26.R22" style:family="table-row">
      <style:table-row-properties style:row-height="1.431cm"/>
    </style:style>
    <style:style style:name="Table26.R23" style:family="table-row">
      <style:table-row-properties style:row-height="1.845cm"/>
    </style:style>
    <style:style style:name="Table26.R24" style:family="table-row">
      <style:table-row-properties style:row-height="1.034cm"/>
    </style:style>
    <style:style style:name="Table26.Cell1" style:family="table-cell">
      <style:table-cell-properties fo:background-color="#FFFFFF" style:vertical-align="top"/>
    </style:style>
    <style:style style:name="Table26.Cell2" style:family="table-cell">
      <style:table-cell-properties fo:background-color="#FFFFFF" style:vertical-align="top"/>
    </style:style>
    <style:style style:name="Table26.Cell3" style:family="table-cell">
      <style:table-cell-properties fo:background-color="#FFFFFF" style:vertical-align="top"/>
    </style:style>
    <style:style style:name="Table26.Cell4" style:family="table-cell">
      <style:table-cell-properties fo:background-color="#FFFFFF" style:vertical-align="top"/>
    </style:style>
    <style:style style:name="Table26.Cell5" style:family="table-cell">
      <style:table-cell-properties fo:background-color="#FFFFFF" style:vertical-align="top"/>
    </style:style>
    <style:style style:name="Table26.Cell6" style:family="table-cell">
      <style:table-cell-properties fo:background-color="#FFFFFF" style:vertical-align="top"/>
    </style:style>
    <style:style style:name="Table26.Cell7" style:family="table-cell">
      <style:table-cell-properties fo:background-color="#FFFFFF"/>
    </style:style>
    <style:style style:name="Table26.Cell8" style:family="table-cell">
      <style:table-cell-properties fo:background-color="#FFFFFF" style:vertical-align="top"/>
    </style:style>
    <style:style style:name="Table26.Cell9" style:family="table-cell">
      <style:table-cell-properties fo:background-color="#FFFFFF" style:vertical-align="top"/>
    </style:style>
    <style:style style:name="Table26.Cell10" style:family="table-cell">
      <style:table-cell-properties fo:background-color="#FFFFFF" style:vertical-align="top"/>
    </style:style>
    <style:style style:name="Table26.Cell11" style:family="table-cell">
      <style:table-cell-properties fo:background-color="#FFFFFF" style:vertical-align="top"/>
    </style:style>
    <style:style style:name="Table26.Cell12" style:family="table-cell">
      <style:table-cell-properties fo:background-color="#FFFFFF" style:vertical-align="top"/>
    </style:style>
    <style:style style:name="Table26.Cell13" style:family="table-cell">
      <style:table-cell-properties fo:background-color="#FFFFFF" style:vertical-align="top"/>
    </style:style>
    <style:style style:name="Table26.Cell14" style:family="table-cell">
      <style:table-cell-properties fo:background-color="#FFFFFF" style:vertical-align="middle"/>
    </style:style>
    <style:style style:name="Table26.Cell15" style:family="table-cell">
      <style:table-cell-properties fo:background-color="#FFFFFF" style:vertical-align="middle"/>
    </style:style>
    <style:style style:name="Table26.Cell16" style:family="table-cell">
      <style:table-cell-properties fo:background-color="#FFFFFF" style:vertical-align="top"/>
    </style:style>
    <style:style style:name="Table26.Cell17" style:family="table-cell">
      <style:table-cell-properties fo:background-color="#FFFFFF" style:vertical-align="middle"/>
    </style:style>
    <style:style style:name="Table26.Cell18" style:family="table-cell">
      <style:table-cell-properties fo:background-color="#FFFFFF" style:vertical-align="middle"/>
    </style:style>
    <style:style style:name="Table26.Cell19" style:family="table-cell">
      <style:table-cell-properties fo:background-color="#FFFFFF" style:vertical-align="top"/>
    </style:style>
    <style:style style:name="Table26.Cell20" style:family="table-cell">
      <style:table-cell-properties fo:background-color="#FFFFFF" style:vertical-align="top"/>
    </style:style>
    <style:style style:name="Table26.Cell21" style:family="table-cell">
      <style:table-cell-properties fo:background-color="#FFFFFF" style:vertical-align="middle"/>
    </style:style>
    <style:style style:name="Table26.Cell22" style:family="table-cell">
      <style:table-cell-properties fo:background-color="#FFFFFF" style:vertical-align="middle"/>
    </style:style>
    <style:style style:name="Table26.Cell23" style:family="table-cell">
      <style:table-cell-properties fo:background-color="#FFFFFF" style:vertical-align="middle"/>
    </style:style>
    <style:style style:name="Table26.Cell24" style:family="table-cell">
      <style:table-cell-properties fo:background-color="#FFFFFF" style:vertical-align="middle"/>
    </style:style>
    <style:style style:name="Table26.Cell25" style:family="table-cell">
      <style:table-cell-properties fo:background-color="#FFFFFF" style:vertical-align="top"/>
    </style:style>
    <style:style style:name="Table26.Cell26" style:family="table-cell">
      <style:table-cell-properties fo:background-color="#FFFFFF" style:vertical-align="middle"/>
    </style:style>
    <style:style style:name="Table26.Cell27" style:family="table-cell">
      <style:table-cell-properties fo:background-color="#FFFFFF" style:vertical-align="middle"/>
    </style:style>
    <style:style style:name="Table26.Cell28" style:family="table-cell">
      <style:table-cell-properties fo:background-color="#FFFFFF" style:vertical-align="top"/>
    </style:style>
    <style:style style:name="Table26.Cell29" style:family="table-cell">
      <style:table-cell-properties fo:background-color="#FFFFFF" style:vertical-align="middle"/>
    </style:style>
    <style:style style:name="Table26.Cell30" style:family="table-cell">
      <style:table-cell-properties fo:background-color="#FFFFFF" style:vertical-align="middle"/>
    </style:style>
    <style:style style:name="Table26.Cell31" style:family="table-cell">
      <style:table-cell-properties fo:background-color="#FFFFFF" style:vertical-align="top"/>
    </style:style>
    <style:style style:name="Table26.Cell32" style:family="table-cell">
      <style:table-cell-properties fo:background-color="#FFFFFF" style:vertical-align="middle"/>
    </style:style>
    <style:style style:name="Table26.Cell33" style:family="table-cell">
      <style:table-cell-properties fo:background-color="#FFFFFF" style:vertical-align="middle"/>
    </style:style>
    <style:style style:name="Table26.Cell34" style:family="table-cell">
      <style:table-cell-properties fo:background-color="#FFFFFF" style:vertical-align="top"/>
    </style:style>
    <style:style style:name="Table26.Cell35" style:family="table-cell">
      <style:table-cell-properties fo:background-color="#FFFFFF" style:vertical-align="middle"/>
    </style:style>
    <style:style style:name="Table26.Cell36" style:family="table-cell">
      <style:table-cell-properties fo:background-color="#FFFFFF" style:vertical-align="middle"/>
    </style:style>
    <style:style style:name="Table26.Cell37" style:family="table-cell">
      <style:table-cell-properties fo:background-color="#FFFFFF" style:vertical-align="top"/>
    </style:style>
    <style:style style:name="Table26.Cell38" style:family="table-cell">
      <style:table-cell-properties fo:background-color="#FFFFFF" style:vertical-align="middle"/>
    </style:style>
    <style:style style:name="Table26.Cell39" style:family="table-cell">
      <style:table-cell-properties fo:background-color="#FFFFFF" style:vertical-align="middle"/>
    </style:style>
    <style:style style:name="Table26.Cell40" style:family="table-cell">
      <style:table-cell-properties fo:background-color="#FFFFFF" style:vertical-align="top"/>
    </style:style>
    <style:style style:name="Table26.Cell41" style:family="table-cell">
      <style:table-cell-properties fo:background-color="#FFFFFF" style:vertical-align="middle"/>
    </style:style>
    <style:style style:name="Table26.Cell42" style:family="table-cell">
      <style:table-cell-properties fo:background-color="#FFFFFF" style:vertical-align="middle"/>
    </style:style>
    <style:style style:name="Table26.Cell43" style:family="table-cell">
      <style:table-cell-properties fo:background-color="#FFFFFF" style:vertical-align="top"/>
    </style:style>
    <style:style style:name="Table26.Cell44" style:family="table-cell">
      <style:table-cell-properties fo:background-color="#FFFFFF" style:vertical-align="middle"/>
    </style:style>
    <style:style style:name="Table26.Cell45" style:family="table-cell">
      <style:table-cell-properties fo:background-color="#FFFFFF" style:vertical-align="middle"/>
    </style:style>
    <style:style style:name="Table26.Cell46" style:family="table-cell">
      <style:table-cell-properties fo:background-color="#FFFFFF" style:vertical-align="top"/>
    </style:style>
    <style:style style:name="Table26.Cell47" style:family="table-cell">
      <style:table-cell-properties fo:background-color="#FFFFFF" style:vertical-align="middle"/>
    </style:style>
    <style:style style:name="Table26.Cell48" style:family="table-cell">
      <style:table-cell-properties fo:background-color="#FFFFFF" style:vertical-align="middle"/>
    </style:style>
    <style:style style:name="Table26.Cell49" style:family="table-cell">
      <style:table-cell-properties fo:background-color="#FFFFFF" style:vertical-align="top"/>
    </style:style>
    <style:style style:name="Table26.Cell50" style:family="table-cell">
      <style:table-cell-properties fo:background-color="#FFFFFF" style:vertical-align="middle"/>
    </style:style>
    <style:style style:name="Table26.Cell51" style:family="table-cell">
      <style:table-cell-properties fo:background-color="#FFFFFF" style:vertical-align="middle"/>
    </style:style>
    <style:style style:name="Table26.Cell52" style:family="table-cell">
      <style:table-cell-properties fo:background-color="#FFFFFF" style:vertical-align="top"/>
    </style:style>
    <style:style style:name="Table26.Cell53" style:family="table-cell">
      <style:table-cell-properties fo:background-color="#FFFFFF" style:vertical-align="middle"/>
    </style:style>
    <style:style style:name="Table26.Cell54" style:family="table-cell">
      <style:table-cell-properties fo:background-color="#FFFFFF" style:vertical-align="middle"/>
    </style:style>
    <style:style style:name="Table26.Cell55" style:family="table-cell">
      <style:table-cell-properties fo:background-color="#FFFFFF" style:vertical-align="top"/>
    </style:style>
    <style:style style:name="Table26.Cell56" style:family="table-cell">
      <style:table-cell-properties fo:background-color="#FFFFFF" style:vertical-align="middle"/>
    </style:style>
    <style:style style:name="Table26.Cell57" style:family="table-cell">
      <style:table-cell-properties fo:background-color="#FFFFFF" style:vertical-align="middle"/>
    </style:style>
    <style:style style:name="Table26.Cell58" style:family="table-cell">
      <style:table-cell-properties fo:background-color="#FFFFFF" style:vertical-align="top"/>
    </style:style>
    <style:style style:name="Table26.Cell59" style:family="table-cell">
      <style:table-cell-properties fo:background-color="#FFFFFF" style:vertical-align="middle"/>
    </style:style>
    <style:style style:name="Table26.Cell60" style:family="table-cell">
      <style:table-cell-properties fo:background-color="#FFFFFF" style:vertical-align="middle"/>
    </style:style>
    <style:style style:name="Table26.Cell61" style:family="table-cell">
      <style:table-cell-properties fo:background-color="#FFFFFF" style:vertical-align="top"/>
    </style:style>
    <style:style style:name="Table26.Cell62" style:family="table-cell">
      <style:table-cell-properties fo:background-color="#FFFFFF" style:vertical-align="middle"/>
    </style:style>
    <style:style style:name="Table26.Cell63" style:family="table-cell">
      <style:table-cell-properties fo:background-color="#FFFFFF" style:vertical-align="middle"/>
    </style:style>
    <style:style style:name="Table26.Cell64" style:family="table-cell">
      <style:table-cell-properties fo:background-color="#FFFFFF" style:vertical-align="top"/>
    </style:style>
    <style:style style:name="Table26.Cell65" style:family="table-cell">
      <style:table-cell-properties fo:background-color="#FFFFFF" style:vertical-align="top"/>
    </style:style>
    <style:style style:name="Table26.Cell66" style:family="table-cell">
      <style:table-cell-properties fo:background-color="#FFFFFF" style:vertical-align="middle"/>
    </style:style>
    <style:style style:name="Table26.Cell67" style:family="table-cell">
      <style:table-cell-properties fo:background-color="#FFFFFF" style:vertical-align="middle"/>
    </style:style>
    <style:style style:name="Table26.Cell68" style:family="table-cell">
      <style:table-cell-properties fo:background-color="#FFFFFF" style:vertical-align="middle"/>
    </style:style>
    <style:style style:name="Table26.Cell69" style:family="table-cell">
      <style:table-cell-properties fo:background-color="#FFFFFF" style:vertical-align="middle"/>
    </style:style>
    <style:style style:name="Table26.Cell70" style:family="table-cell">
      <style:table-cell-properties fo:background-color="#FFFFFF" style:vertical-align="top"/>
    </style:style>
    <style:style style:name="Table26.Cell71" style:family="table-cell">
      <style:table-cell-properties fo:background-color="#FFFFFF"/>
    </style:style>
    <style:style style:name="Table26.Cell72" style:family="table-cell">
      <style:table-cell-properties fo:background-color="#FFFFFF" style:vertical-align="top"/>
    </style:style>
    <style:style style:name="Table27" style:family="table">
      <style:table-properties style:writing-mode="lr-tb" style:width="10.626cm" table:align="center"/>
    </style:style>
    <style:style style:name="Table27.C1" style:family="table-column">
      <style:table-column-properties style:column-width="6.062cm"/>
    </style:style>
    <style:style style:name="Table27.C2" style:family="table-column">
      <style:table-column-properties style:column-width="4.563cm"/>
    </style:style>
    <style:style style:name="Table27.R1" style:family="table-row">
      <style:table-row-properties style:row-height="0.617cm"/>
    </style:style>
    <style:style style:name="Table27.R2" style:family="table-row">
      <style:table-row-properties style:row-height="1.109cm"/>
    </style:style>
    <style:style style:name="Table27.R3" style:family="table-row">
      <style:table-row-properties style:row-height="1.295cm"/>
    </style:style>
    <style:style style:name="Table27.R4" style:family="table-row">
      <style:table-row-properties style:row-height="1.067cm"/>
    </style:style>
    <style:style style:name="Table27.R5" style:family="table-row">
      <style:table-row-properties style:row-height="1.050cm"/>
    </style:style>
    <style:style style:name="Table27.R6" style:family="table-row">
      <style:table-row-properties style:row-height="1.058cm"/>
    </style:style>
    <style:style style:name="Table27.R7" style:family="table-row">
      <style:table-row-properties style:row-height="1.050cm"/>
    </style:style>
    <style:style style:name="Table27.R8" style:family="table-row">
      <style:table-row-properties style:row-height="1.050cm"/>
    </style:style>
    <style:style style:name="Table27.R9" style:family="table-row">
      <style:table-row-properties style:row-height="1.050cm"/>
    </style:style>
    <style:style style:name="Table27.R10" style:family="table-row">
      <style:table-row-properties style:row-height="1.050cm"/>
    </style:style>
    <style:style style:name="Table27.R11" style:family="table-row">
      <style:table-row-properties style:row-height="1.050cm"/>
    </style:style>
    <style:style style:name="Table27.R12" style:family="table-row">
      <style:table-row-properties style:row-height="1.050cm"/>
    </style:style>
    <style:style style:name="Table27.R13" style:family="table-row">
      <style:table-row-properties style:row-height="1.050cm"/>
    </style:style>
    <style:style style:name="Table27.R14" style:family="table-row">
      <style:table-row-properties style:row-height="1.050cm"/>
    </style:style>
    <style:style style:name="Table27.R15" style:family="table-row">
      <style:table-row-properties style:row-height="1.050cm"/>
    </style:style>
    <style:style style:name="Table27.R16" style:family="table-row">
      <style:table-row-properties style:row-height="1.041cm"/>
    </style:style>
    <style:style style:name="Table27.R17" style:family="table-row">
      <style:table-row-properties style:row-height="1.050cm"/>
    </style:style>
    <style:style style:name="Table27.R18" style:family="table-row">
      <style:table-row-properties style:row-height="1.041cm"/>
    </style:style>
    <style:style style:name="Table27.R19" style:family="table-row">
      <style:table-row-properties style:row-height="1.016cm"/>
    </style:style>
    <style:style style:name="Table27.R20" style:family="table-row">
      <style:table-row-properties style:row-height="1.083cm"/>
    </style:style>
    <style:style style:name="Table27.R21" style:family="table-row">
      <style:table-row-properties style:row-height="1.016cm"/>
    </style:style>
    <style:style style:name="Table27.R22" style:family="table-row">
      <style:table-row-properties style:row-height="1.076cm"/>
    </style:style>
    <style:style style:name="Table27.R23" style:family="table-row">
      <style:table-row-properties style:row-height="0.796cm"/>
    </style:style>
    <style:style style:name="Table27.Cell1" style:family="table-cell">
      <style:table-cell-properties fo:background-color="#FFFFFF" style:vertical-align="top"/>
    </style:style>
    <style:style style:name="Table27.Cell2" style:family="table-cell">
      <style:table-cell-properties fo:background-color="#FFFFFF" style:vertical-align="top"/>
    </style:style>
    <style:style style:name="Table27.Cell3" style:family="table-cell">
      <style:table-cell-properties fo:background-color="#FFFFFF" style:vertical-align="top"/>
    </style:style>
    <style:style style:name="Table27.Cell4" style:family="table-cell">
      <style:table-cell-properties fo:background-color="#FFFFFF" style:vertical-align="top"/>
    </style:style>
    <style:style style:name="Table27.Cell5" style:family="table-cell">
      <style:table-cell-properties fo:background-color="#FFFFFF" style:vertical-align="middle"/>
    </style:style>
    <style:style style:name="Table27.Cell6" style:family="table-cell">
      <style:table-cell-properties fo:background-color="#FFFFFF" style:vertical-align="middle"/>
    </style:style>
    <style:style style:name="Table27.Cell7" style:family="table-cell">
      <style:table-cell-properties fo:background-color="#FFFFFF" style:vertical-align="middle"/>
    </style:style>
    <style:style style:name="Table27.Cell8" style:family="table-cell">
      <style:table-cell-properties fo:background-color="#FFFFFF" style:vertical-align="middle"/>
    </style:style>
    <style:style style:name="Table27.Cell9" style:family="table-cell">
      <style:table-cell-properties fo:background-color="#FFFFFF" style:vertical-align="middle"/>
    </style:style>
    <style:style style:name="Table27.Cell10" style:family="table-cell">
      <style:table-cell-properties fo:background-color="#FFFFFF" style:vertical-align="middle"/>
    </style:style>
    <style:style style:name="Table27.Cell11" style:family="table-cell">
      <style:table-cell-properties fo:background-color="#FFFFFF" style:vertical-align="middle"/>
    </style:style>
    <style:style style:name="Table27.Cell12" style:family="table-cell">
      <style:table-cell-properties fo:background-color="#FFFFFF" style:vertical-align="middle"/>
    </style:style>
    <style:style style:name="Table27.Cell13" style:family="table-cell">
      <style:table-cell-properties fo:background-color="#FFFFFF" style:vertical-align="middle"/>
    </style:style>
    <style:style style:name="Table27.Cell14" style:family="table-cell">
      <style:table-cell-properties fo:background-color="#FFFFFF" style:vertical-align="middle"/>
    </style:style>
    <style:style style:name="Table27.Cell15" style:family="table-cell">
      <style:table-cell-properties fo:background-color="#FFFFFF" style:vertical-align="middle"/>
    </style:style>
    <style:style style:name="Table27.Cell16" style:family="table-cell">
      <style:table-cell-properties fo:background-color="#FFFFFF" style:vertical-align="middle"/>
    </style:style>
    <style:style style:name="Table27.Cell17" style:family="table-cell">
      <style:table-cell-properties fo:background-color="#FFFFFF" style:vertical-align="middle"/>
    </style:style>
    <style:style style:name="Table27.Cell18" style:family="table-cell">
      <style:table-cell-properties fo:background-color="#FFFFFF" style:vertical-align="middle"/>
    </style:style>
    <style:style style:name="Table27.Cell19" style:family="table-cell">
      <style:table-cell-properties fo:background-color="#FFFFFF" style:vertical-align="middle"/>
    </style:style>
    <style:style style:name="Table27.Cell20" style:family="table-cell">
      <style:table-cell-properties fo:background-color="#FFFFFF" style:vertical-align="middle"/>
    </style:style>
    <style:style style:name="Table27.Cell21" style:family="table-cell">
      <style:table-cell-properties fo:background-color="#FFFFFF" style:vertical-align="middle"/>
    </style:style>
    <style:style style:name="Table27.Cell22" style:family="table-cell">
      <style:table-cell-properties fo:background-color="#FFFFFF" style:vertical-align="middle"/>
    </style:style>
    <style:style style:name="Table27.Cell23" style:family="table-cell">
      <style:table-cell-properties fo:background-color="#FFFFFF" style:vertical-align="middle"/>
    </style:style>
    <style:style style:name="Table27.Cell24" style:family="table-cell">
      <style:table-cell-properties fo:background-color="#FFFFFF" style:vertical-align="middle"/>
    </style:style>
    <style:style style:name="Table27.Cell25" style:family="table-cell">
      <style:table-cell-properties fo:background-color="#FFFFFF" style:vertical-align="middle"/>
    </style:style>
    <style:style style:name="Table27.Cell26" style:family="table-cell">
      <style:table-cell-properties fo:background-color="#FFFFFF" style:vertical-align="middle"/>
    </style:style>
    <style:style style:name="Table27.Cell27" style:family="table-cell">
      <style:table-cell-properties fo:background-color="#FFFFFF" style:vertical-align="middle"/>
    </style:style>
    <style:style style:name="Table27.Cell28" style:family="table-cell">
      <style:table-cell-properties fo:background-color="#FFFFFF" style:vertical-align="middle"/>
    </style:style>
    <style:style style:name="Table27.Cell29" style:family="table-cell">
      <style:table-cell-properties fo:background-color="#FFFFFF" style:vertical-align="middle"/>
    </style:style>
    <style:style style:name="Table27.Cell30" style:family="table-cell">
      <style:table-cell-properties fo:background-color="#FFFFFF" style:vertical-align="middle"/>
    </style:style>
    <style:style style:name="Table27.Cell31" style:family="table-cell">
      <style:table-cell-properties fo:background-color="#FFFFFF" style:vertical-align="middle"/>
    </style:style>
    <style:style style:name="Table27.Cell32" style:family="table-cell">
      <style:table-cell-properties fo:background-color="#FFFFFF" style:vertical-align="middle"/>
    </style:style>
    <style:style style:name="Table27.Cell33" style:family="table-cell">
      <style:table-cell-properties fo:background-color="#FFFFFF" style:vertical-align="middle"/>
    </style:style>
    <style:style style:name="Table27.Cell34" style:family="table-cell">
      <style:table-cell-properties fo:background-color="#FFFFFF" style:vertical-align="middle"/>
    </style:style>
    <style:style style:name="Table27.Cell35" style:family="table-cell">
      <style:table-cell-properties fo:background-color="#FFFFFF" style:vertical-align="middle"/>
    </style:style>
    <style:style style:name="Table27.Cell36" style:family="table-cell">
      <style:table-cell-properties fo:background-color="#FFFFFF" style:vertical-align="middle"/>
    </style:style>
    <style:style style:name="Table27.Cell37" style:family="table-cell">
      <style:table-cell-properties fo:background-color="#FFFFFF" style:vertical-align="middle"/>
    </style:style>
    <style:style style:name="Table27.Cell38" style:family="table-cell">
      <style:table-cell-properties fo:background-color="#FFFFFF" style:vertical-align="middle"/>
    </style:style>
    <style:style style:name="Table27.Cell39" style:family="table-cell">
      <style:table-cell-properties fo:background-color="#FFFFFF" style:vertical-align="middle"/>
    </style:style>
    <style:style style:name="Table27.Cell40" style:family="table-cell">
      <style:table-cell-properties fo:background-color="#FFFFFF" style:vertical-align="middle"/>
    </style:style>
    <style:style style:name="Table27.Cell41" style:family="table-cell">
      <style:table-cell-properties fo:background-color="#FFFFFF" style:vertical-align="middle"/>
    </style:style>
    <style:style style:name="Table27.Cell42" style:family="table-cell">
      <style:table-cell-properties fo:background-color="#FFFFFF" style:vertical-align="middle"/>
    </style:style>
    <style:style style:name="Table27.Cell43" style:family="table-cell">
      <style:table-cell-properties fo:background-color="#FFFFFF" style:vertical-align="middle"/>
    </style:style>
    <style:style style:name="Table27.Cell44" style:family="table-cell">
      <style:table-cell-properties fo:background-color="#FFFFFF" style:vertical-align="middle"/>
    </style:style>
    <style:style style:name="Table27.Cell45" style:family="table-cell">
      <style:table-cell-properties fo:background-color="#FFFFFF"/>
    </style:style>
    <style:style style:name="Table27.Cell46" style:family="table-cell">
      <style:table-cell-properties fo:background-color="#FFFFFF"/>
    </style:style>
    <style:style style:name="Table28" style:family="table">
      <style:table-properties style:writing-mode="lr-tb" style:width="16.688cm" table:align="center"/>
    </style:style>
    <style:style style:name="Table28.C1" style:family="table-column">
      <style:table-column-properties style:column-width="4.538cm"/>
    </style:style>
    <style:style style:name="Table28.C2" style:family="table-column">
      <style:table-column-properties style:column-width="8.110cm"/>
    </style:style>
    <style:style style:name="Table28.C3" style:family="table-column">
      <style:table-column-properties style:column-width="4.039cm"/>
    </style:style>
    <style:style style:name="Table28.R1" style:family="table-row">
      <style:table-row-properties style:row-height="0.610cm"/>
    </style:style>
    <style:style style:name="Table28.R2" style:family="table-row">
      <style:table-row-properties style:row-height="0.744cm"/>
    </style:style>
    <style:style style:name="Table28.R3" style:family="table-row">
      <style:table-row-properties style:row-height="0.753cm"/>
    </style:style>
    <style:style style:name="Table28.R4" style:family="table-row">
      <style:table-row-properties style:row-height="0.914cm"/>
    </style:style>
    <style:style style:name="Table28.R5" style:family="table-row">
      <style:table-row-properties style:row-height="1.067cm"/>
    </style:style>
    <style:style style:name="Table28.R6" style:family="table-row">
      <style:table-row-properties style:row-height="1.549cm"/>
    </style:style>
    <style:style style:name="Table28.R7" style:family="table-row">
      <style:table-row-properties style:row-height="1.600cm"/>
    </style:style>
    <style:style style:name="Table28.R8" style:family="table-row">
      <style:table-row-properties style:row-height="1.050cm"/>
    </style:style>
    <style:style style:name="Table28.R9" style:family="table-row">
      <style:table-row-properties style:row-height="1.025cm"/>
    </style:style>
    <style:style style:name="Table28.R10" style:family="table-row">
      <style:table-row-properties style:row-height="1.076cm"/>
    </style:style>
    <style:style style:name="Table28.R11" style:family="table-row">
      <style:table-row-properties style:row-height="1.041cm"/>
    </style:style>
    <style:style style:name="Table28.R12" style:family="table-row">
      <style:table-row-properties style:row-height="1.050cm"/>
    </style:style>
    <style:style style:name="Table28.R13" style:family="table-row">
      <style:table-row-properties style:row-height="1.050cm"/>
    </style:style>
    <style:style style:name="Table28.R14" style:family="table-row">
      <style:table-row-properties style:row-height="1.050cm"/>
    </style:style>
    <style:style style:name="Table28.R15" style:family="table-row">
      <style:table-row-properties style:row-height="1.050cm"/>
    </style:style>
    <style:style style:name="Table28.R16" style:family="table-row">
      <style:table-row-properties style:row-height="1.058cm"/>
    </style:style>
    <style:style style:name="Table28.R17" style:family="table-row">
      <style:table-row-properties style:row-height="1.041cm"/>
    </style:style>
    <style:style style:name="Table28.R18" style:family="table-row">
      <style:table-row-properties style:row-height="1.016cm"/>
    </style:style>
    <style:style style:name="Table28.R19" style:family="table-row">
      <style:table-row-properties style:row-height="1.076cm"/>
    </style:style>
    <style:style style:name="Table28.R20" style:family="table-row">
      <style:table-row-properties style:row-height="1.067cm"/>
    </style:style>
    <style:style style:name="Table28.R21" style:family="table-row">
      <style:table-row-properties style:row-height="1.388cm"/>
    </style:style>
    <style:style style:name="Table28.R22" style:family="table-row">
      <style:table-row-properties style:row-height="2.328cm"/>
    </style:style>
    <style:style style:name="Table28.Cell1" style:family="table-cell">
      <style:table-cell-properties fo:background-color="#FFFFFF" style:vertical-align="top"/>
    </style:style>
    <style:style style:name="Table28.Cell2" style:family="table-cell">
      <style:table-cell-properties fo:background-color="#FFFFFF" style:vertical-align="top"/>
    </style:style>
    <style:style style:name="Table28.Cell3" style:family="table-cell">
      <style:table-cell-properties fo:background-color="#FFFFFF" style:vertical-align="top"/>
    </style:style>
    <style:style style:name="Table28.Cell4" style:family="table-cell">
      <style:table-cell-properties fo:background-color="#FFFFFF" style:vertical-align="top"/>
    </style:style>
    <style:style style:name="Table28.Cell5" style:family="table-cell">
      <style:table-cell-properties fo:background-color="#FFFFFF" style:vertical-align="top"/>
    </style:style>
    <style:style style:name="Table28.Cell6" style:family="table-cell">
      <style:table-cell-properties fo:background-color="#FFFFFF" style:vertical-align="top"/>
    </style:style>
    <style:style style:name="Table28.Cell7" style:family="table-cell">
      <style:table-cell-properties fo:background-color="#FFFFFF"/>
    </style:style>
    <style:style style:name="Table28.Cell8" style:family="table-cell">
      <style:table-cell-properties fo:background-color="#FFFFFF" style:vertical-align="top"/>
    </style:style>
    <style:style style:name="Table28.Cell9" style:family="table-cell">
      <style:table-cell-properties fo:background-color="#FFFFFF" style:vertical-align="top"/>
    </style:style>
    <style:style style:name="Table28.Cell10" style:family="table-cell">
      <style:table-cell-properties fo:background-color="#FFFFFF" style:vertical-align="top"/>
    </style:style>
    <style:style style:name="Table28.Cell11" style:family="table-cell">
      <style:table-cell-properties fo:background-color="#FFFFFF" style:vertical-align="top"/>
    </style:style>
    <style:style style:name="Table28.Cell12" style:family="table-cell">
      <style:table-cell-properties fo:background-color="#FFFFFF" style:vertical-align="top"/>
    </style:style>
    <style:style style:name="Table28.Cell13" style:family="table-cell">
      <style:table-cell-properties fo:background-color="#FFFFFF" style:vertical-align="top"/>
    </style:style>
    <style:style style:name="Table28.Cell14" style:family="table-cell">
      <style:table-cell-properties fo:background-color="#FFFFFF" style:vertical-align="middle"/>
    </style:style>
    <style:style style:name="Table28.Cell15" style:family="table-cell">
      <style:table-cell-properties fo:background-color="#FFFFFF" style:vertical-align="middle"/>
    </style:style>
    <style:style style:name="Table28.Cell16" style:family="table-cell">
      <style:table-cell-properties fo:background-color="#FFFFFF" style:vertical-align="top"/>
    </style:style>
    <style:style style:name="Table28.Cell17" style:family="table-cell">
      <style:table-cell-properties fo:background-color="#FFFFFF" style:vertical-align="top"/>
    </style:style>
    <style:style style:name="Table28.Cell18" style:family="table-cell">
      <style:table-cell-properties fo:background-color="#FFFFFF" style:vertical-align="top"/>
    </style:style>
    <style:style style:name="Table28.Cell19" style:family="table-cell">
      <style:table-cell-properties fo:background-color="#FFFFFF"/>
    </style:style>
    <style:style style:name="Table28.Cell20" style:family="table-cell">
      <style:table-cell-properties fo:background-color="#FFFFFF"/>
    </style:style>
    <style:style style:name="Table28.Cell21" style:family="table-cell">
      <style:table-cell-properties fo:background-color="#FFFFFF"/>
    </style:style>
    <style:style style:name="Table28.Cell22" style:family="table-cell">
      <style:table-cell-properties fo:background-color="#FFFFFF" style:vertical-align="top"/>
    </style:style>
    <style:style style:name="Table28.Cell23" style:family="table-cell">
      <style:table-cell-properties fo:background-color="#FFFFFF" style:vertical-align="middle"/>
    </style:style>
    <style:style style:name="Table28.Cell24" style:family="table-cell">
      <style:table-cell-properties fo:background-color="#FFFFFF" style:vertical-align="middle"/>
    </style:style>
    <style:style style:name="Table28.Cell25" style:family="table-cell">
      <style:table-cell-properties fo:background-color="#FFFFFF" style:vertical-align="top"/>
    </style:style>
    <style:style style:name="Table28.Cell26" style:family="table-cell">
      <style:table-cell-properties fo:background-color="#FFFFFF" style:vertical-align="middle"/>
    </style:style>
    <style:style style:name="Table28.Cell27" style:family="table-cell">
      <style:table-cell-properties fo:background-color="#FFFFFF" style:vertical-align="middle"/>
    </style:style>
    <style:style style:name="Table28.Cell28" style:family="table-cell">
      <style:table-cell-properties fo:background-color="#FFFFFF" style:vertical-align="top"/>
    </style:style>
    <style:style style:name="Table28.Cell29" style:family="table-cell">
      <style:table-cell-properties fo:background-color="#FFFFFF" style:vertical-align="middle"/>
    </style:style>
    <style:style style:name="Table28.Cell30" style:family="table-cell">
      <style:table-cell-properties fo:background-color="#FFFFFF" style:vertical-align="middle"/>
    </style:style>
    <style:style style:name="Table28.Cell31" style:family="table-cell">
      <style:table-cell-properties fo:background-color="#FFFFFF" style:vertical-align="top"/>
    </style:style>
    <style:style style:name="Table28.Cell32" style:family="table-cell">
      <style:table-cell-properties fo:background-color="#FFFFFF" style:vertical-align="middle"/>
    </style:style>
    <style:style style:name="Table28.Cell33" style:family="table-cell">
      <style:table-cell-properties fo:background-color="#FFFFFF" style:vertical-align="middle"/>
    </style:style>
    <style:style style:name="Table28.Cell34" style:family="table-cell">
      <style:table-cell-properties fo:background-color="#FFFFFF" style:vertical-align="top"/>
    </style:style>
    <style:style style:name="Table28.Cell35" style:family="table-cell">
      <style:table-cell-properties fo:background-color="#FFFFFF" style:vertical-align="middle"/>
    </style:style>
    <style:style style:name="Table28.Cell36" style:family="table-cell">
      <style:table-cell-properties fo:background-color="#FFFFFF" style:vertical-align="middle"/>
    </style:style>
    <style:style style:name="Table28.Cell37" style:family="table-cell">
      <style:table-cell-properties fo:background-color="#FFFFFF" style:vertical-align="top"/>
    </style:style>
    <style:style style:name="Table28.Cell38" style:family="table-cell">
      <style:table-cell-properties fo:background-color="#FFFFFF" style:vertical-align="middle"/>
    </style:style>
    <style:style style:name="Table28.Cell39" style:family="table-cell">
      <style:table-cell-properties fo:background-color="#FFFFFF" style:vertical-align="middle"/>
    </style:style>
    <style:style style:name="Table28.Cell40" style:family="table-cell">
      <style:table-cell-properties fo:background-color="#FFFFFF" style:vertical-align="top"/>
    </style:style>
    <style:style style:name="Table28.Cell41" style:family="table-cell">
      <style:table-cell-properties fo:background-color="#FFFFFF" style:vertical-align="middle"/>
    </style:style>
    <style:style style:name="Table28.Cell42" style:family="table-cell">
      <style:table-cell-properties fo:background-color="#FFFFFF" style:vertical-align="middle"/>
    </style:style>
    <style:style style:name="Table28.Cell43" style:family="table-cell">
      <style:table-cell-properties fo:background-color="#FFFFFF" style:vertical-align="top"/>
    </style:style>
    <style:style style:name="Table28.Cell44" style:family="table-cell">
      <style:table-cell-properties fo:background-color="#FFFFFF" style:vertical-align="middle"/>
    </style:style>
    <style:style style:name="Table28.Cell45" style:family="table-cell">
      <style:table-cell-properties fo:background-color="#FFFFFF" style:vertical-align="middle"/>
    </style:style>
    <style:style style:name="Table28.Cell46" style:family="table-cell">
      <style:table-cell-properties fo:background-color="#FFFFFF" style:vertical-align="top"/>
    </style:style>
    <style:style style:name="Table28.Cell47" style:family="table-cell">
      <style:table-cell-properties fo:background-color="#FFFFFF" style:vertical-align="middle"/>
    </style:style>
    <style:style style:name="Table28.Cell48" style:family="table-cell">
      <style:table-cell-properties fo:background-color="#FFFFFF" style:vertical-align="middle"/>
    </style:style>
    <style:style style:name="Table28.Cell49" style:family="table-cell">
      <style:table-cell-properties fo:background-color="#FFFFFF" style:vertical-align="top"/>
    </style:style>
    <style:style style:name="Table28.Cell50" style:family="table-cell">
      <style:table-cell-properties fo:background-color="#FFFFFF" style:vertical-align="middle"/>
    </style:style>
    <style:style style:name="Table28.Cell51" style:family="table-cell">
      <style:table-cell-properties fo:background-color="#FFFFFF" style:vertical-align="middle"/>
    </style:style>
    <style:style style:name="Table28.Cell52" style:family="table-cell">
      <style:table-cell-properties fo:background-color="#FFFFFF" style:vertical-align="top"/>
    </style:style>
    <style:style style:name="Table28.Cell53" style:family="table-cell">
      <style:table-cell-properties fo:background-color="#FFFFFF" style:vertical-align="middle"/>
    </style:style>
    <style:style style:name="Table28.Cell54" style:family="table-cell">
      <style:table-cell-properties fo:background-color="#FFFFFF" style:vertical-align="middle"/>
    </style:style>
    <style:style style:name="Table28.Cell55" style:family="table-cell">
      <style:table-cell-properties fo:background-color="#FFFFFF" style:vertical-align="top"/>
    </style:style>
    <style:style style:name="Table28.Cell56" style:family="table-cell">
      <style:table-cell-properties fo:background-color="#FFFFFF" style:vertical-align="middle"/>
    </style:style>
    <style:style style:name="Table28.Cell57" style:family="table-cell">
      <style:table-cell-properties fo:background-color="#FFFFFF" style:vertical-align="middle"/>
    </style:style>
    <style:style style:name="Table28.Cell58" style:family="table-cell">
      <style:table-cell-properties fo:background-color="#FFFFFF" style:vertical-align="top"/>
    </style:style>
    <style:style style:name="Table28.Cell59" style:family="table-cell">
      <style:table-cell-properties fo:background-color="#FFFFFF" style:vertical-align="middle"/>
    </style:style>
    <style:style style:name="Table28.Cell60" style:family="table-cell">
      <style:table-cell-properties fo:background-color="#FFFFFF" style:vertical-align="middle"/>
    </style:style>
    <style:style style:name="Table28.Cell61" style:family="table-cell">
      <style:table-cell-properties fo:background-color="#FFFFFF" style:vertical-align="top"/>
    </style:style>
    <style:style style:name="Table28.Cell62" style:family="table-cell">
      <style:table-cell-properties fo:background-color="#FFFFFF" style:vertical-align="top"/>
    </style:style>
    <style:style style:name="Table28.Cell63" style:family="table-cell">
      <style:table-cell-properties fo:background-color="#FFFFFF" style:vertical-align="middle"/>
    </style:style>
    <style:style style:name="Table28.Cell64" style:family="table-cell">
      <style:table-cell-properties fo:background-color="#FFFFFF"/>
    </style:style>
    <style:style style:name="Table28.Cell65" style:family="table-cell">
      <style:table-cell-properties fo:background-color="#FFFFFF" style:vertical-align="middle"/>
    </style:style>
    <style:style style:name="Table29" style:family="table">
      <style:table-properties style:writing-mode="lr-tb" style:width="10.626cm" table:align="center"/>
    </style:style>
    <style:style style:name="Table29.C1" style:family="table-column">
      <style:table-column-properties style:column-width="0.653cm"/>
    </style:style>
    <style:style style:name="Table29.C2" style:family="table-column">
      <style:table-column-properties style:column-width="5.630cm"/>
    </style:style>
    <style:style style:name="Table29.C3" style:family="table-column">
      <style:table-column-properties style:column-width="4.343cm"/>
    </style:style>
    <style:style style:name="Table29.R1" style:family="table-row">
      <style:table-row-properties style:row-height="0.617cm"/>
    </style:style>
    <style:style style:name="Table29.R2" style:family="table-row">
      <style:table-row-properties style:row-height="1.109cm"/>
    </style:style>
    <style:style style:name="Table29.R3" style:family="table-row">
      <style:table-row-properties style:row-height="1.295cm"/>
    </style:style>
    <style:style style:name="Table29.R4" style:family="table-row">
      <style:table-row-properties style:row-height="1.092cm"/>
    </style:style>
    <style:style style:name="Table29.R5" style:family="table-row">
      <style:table-row-properties style:row-height="1.101cm"/>
    </style:style>
    <style:style style:name="Table29.R6" style:family="table-row">
      <style:table-row-properties style:row-height="1.101cm"/>
    </style:style>
    <style:style style:name="Table29.R7" style:family="table-row">
      <style:table-row-properties style:row-height="1.101cm"/>
    </style:style>
    <style:style style:name="Table29.R8" style:family="table-row">
      <style:table-row-properties style:row-height="1.101cm"/>
    </style:style>
    <style:style style:name="Table29.R9" style:family="table-row">
      <style:table-row-properties style:row-height="1.109cm"/>
    </style:style>
    <style:style style:name="Table29.R10" style:family="table-row">
      <style:table-row-properties style:row-height="1.101cm"/>
    </style:style>
    <style:style style:name="Table29.R11" style:family="table-row">
      <style:table-row-properties style:row-height="1.101cm"/>
    </style:style>
    <style:style style:name="Table29.R12" style:family="table-row">
      <style:table-row-properties style:row-height="1.092cm"/>
    </style:style>
    <style:style style:name="Table29.R13" style:family="table-row">
      <style:table-row-properties style:row-height="1.109cm"/>
    </style:style>
    <style:style style:name="Table29.R14" style:family="table-row">
      <style:table-row-properties style:row-height="1.092cm"/>
    </style:style>
    <style:style style:name="Table29.R15" style:family="table-row">
      <style:table-row-properties style:row-height="1.092cm"/>
    </style:style>
    <style:style style:name="Table29.R16" style:family="table-row">
      <style:table-row-properties style:row-height="1.101cm"/>
    </style:style>
    <style:style style:name="Table29.R17" style:family="table-row">
      <style:table-row-properties style:row-height="1.101cm"/>
    </style:style>
    <style:style style:name="Table29.R18" style:family="table-row">
      <style:table-row-properties style:row-height="1.101cm"/>
    </style:style>
    <style:style style:name="Table29.R19" style:family="table-row">
      <style:table-row-properties style:row-height="1.101cm"/>
    </style:style>
    <style:style style:name="Table29.R20" style:family="table-row">
      <style:table-row-properties style:row-height="1.101cm"/>
    </style:style>
    <style:style style:name="Table29.R21" style:family="table-row">
      <style:table-row-properties style:row-height="1.076cm"/>
    </style:style>
    <style:style style:name="Table29.R22" style:family="table-row">
      <style:table-row-properties style:row-height="0.847cm"/>
    </style:style>
    <style:style style:name="Table29.Cell1" style:family="table-cell">
      <style:table-cell-properties fo:background-color="#FFFFFF" style:vertical-align="top"/>
    </style:style>
    <style:style style:name="Table29.Cell2" style:family="table-cell">
      <style:table-cell-properties fo:background-color="#FFFFFF" style:vertical-align="top"/>
    </style:style>
    <style:style style:name="Table29.Cell3" style:family="table-cell">
      <style:table-cell-properties fo:background-color="#FFFFFF" style:vertical-align="top"/>
    </style:style>
    <style:style style:name="Table29.Cell4" style:family="table-cell">
      <style:table-cell-properties fo:background-color="#FFFFFF" style:vertical-align="top"/>
    </style:style>
    <style:style style:name="Table29.Cell5" style:family="table-cell">
      <style:table-cell-properties fo:background-color="#FFFFFF" style:vertical-align="top"/>
    </style:style>
    <style:style style:name="Table29.Cell6" style:family="table-cell">
      <style:table-cell-properties fo:background-color="#FFFFFF" style:vertical-align="top"/>
    </style:style>
    <style:style style:name="Table29.Cell7" style:family="table-cell">
      <style:table-cell-properties fo:background-color="#FFFFFF" style:vertical-align="top"/>
    </style:style>
    <style:style style:name="Table29.Cell8" style:family="table-cell">
      <style:table-cell-properties fo:background-color="#FFFFFF" style:vertical-align="middle"/>
    </style:style>
    <style:style style:name="Table29.Cell9" style:family="table-cell">
      <style:table-cell-properties fo:background-color="#FFFFFF" style:vertical-align="middle"/>
    </style:style>
    <style:style style:name="Table29.Cell10" style:family="table-cell">
      <style:table-cell-properties fo:background-color="#FFFFFF" style:vertical-align="middle"/>
    </style:style>
    <style:style style:name="Table29.Cell11" style:family="table-cell">
      <style:table-cell-properties fo:background-color="#FFFFFF" style:vertical-align="middle"/>
    </style:style>
    <style:style style:name="Table29.Cell12" style:family="table-cell">
      <style:table-cell-properties fo:background-color="#FFFFFF" style:vertical-align="middle"/>
    </style:style>
    <style:style style:name="Table29.Cell13" style:family="table-cell">
      <style:table-cell-properties fo:background-color="#FFFFFF" style:vertical-align="middle"/>
    </style:style>
    <style:style style:name="Table29.Cell14" style:family="table-cell">
      <style:table-cell-properties fo:background-color="#FFFFFF" style:vertical-align="middle"/>
    </style:style>
    <style:style style:name="Table29.Cell15" style:family="table-cell">
      <style:table-cell-properties fo:background-color="#FFFFFF" style:vertical-align="middle"/>
    </style:style>
    <style:style style:name="Table29.Cell16" style:family="table-cell">
      <style:table-cell-properties fo:background-color="#FFFFFF" style:vertical-align="middle"/>
    </style:style>
    <style:style style:name="Table29.Cell17" style:family="table-cell">
      <style:table-cell-properties fo:background-color="#FFFFFF" style:vertical-align="middle"/>
    </style:style>
    <style:style style:name="Table29.Cell18" style:family="table-cell">
      <style:table-cell-properties fo:background-color="#FFFFFF" style:vertical-align="middle"/>
    </style:style>
    <style:style style:name="Table29.Cell19" style:family="table-cell">
      <style:table-cell-properties fo:background-color="#FFFFFF" style:vertical-align="middle"/>
    </style:style>
    <style:style style:name="Table29.Cell20" style:family="table-cell">
      <style:table-cell-properties fo:background-color="#FFFFFF" style:vertical-align="middle"/>
    </style:style>
    <style:style style:name="Table29.Cell21" style:family="table-cell">
      <style:table-cell-properties fo:background-color="#FFFFFF" style:vertical-align="middle"/>
    </style:style>
    <style:style style:name="Table29.Cell22" style:family="table-cell">
      <style:table-cell-properties fo:background-color="#FFFFFF" style:vertical-align="middle"/>
    </style:style>
    <style:style style:name="Table29.Cell23" style:family="table-cell">
      <style:table-cell-properties fo:background-color="#FFFFFF" style:vertical-align="middle"/>
    </style:style>
    <style:style style:name="Table29.Cell24" style:family="table-cell">
      <style:table-cell-properties fo:background-color="#FFFFFF" style:vertical-align="middle"/>
    </style:style>
    <style:style style:name="Table29.Cell25" style:family="table-cell">
      <style:table-cell-properties fo:background-color="#FFFFFF" style:vertical-align="middle"/>
    </style:style>
    <style:style style:name="Table29.Cell26" style:family="table-cell">
      <style:table-cell-properties fo:background-color="#FFFFFF" style:vertical-align="middle"/>
    </style:style>
    <style:style style:name="Table29.Cell27" style:family="table-cell">
      <style:table-cell-properties fo:background-color="#FFFFFF" style:vertical-align="middle"/>
    </style:style>
    <style:style style:name="Table29.Cell28" style:family="table-cell">
      <style:table-cell-properties fo:background-color="#FFFFFF" style:vertical-align="middle"/>
    </style:style>
    <style:style style:name="Table29.Cell29" style:family="table-cell">
      <style:table-cell-properties fo:background-color="#FFFFFF" style:vertical-align="middle"/>
    </style:style>
    <style:style style:name="Table29.Cell30" style:family="table-cell">
      <style:table-cell-properties fo:background-color="#FFFFFF" style:vertical-align="middle"/>
    </style:style>
    <style:style style:name="Table29.Cell31" style:family="table-cell">
      <style:table-cell-properties fo:background-color="#FFFFFF" style:vertical-align="middle"/>
    </style:style>
    <style:style style:name="Table29.Cell32" style:family="table-cell">
      <style:table-cell-properties fo:background-color="#FFFFFF" style:vertical-align="middle"/>
    </style:style>
    <style:style style:name="Table29.Cell33" style:family="table-cell">
      <style:table-cell-properties fo:background-color="#FFFFFF" style:vertical-align="middle"/>
    </style:style>
    <style:style style:name="Table29.Cell34" style:family="table-cell">
      <style:table-cell-properties fo:background-color="#FFFFFF" style:vertical-align="middle"/>
    </style:style>
    <style:style style:name="Table29.Cell35" style:family="table-cell">
      <style:table-cell-properties fo:background-color="#FFFFFF" style:vertical-align="middle"/>
    </style:style>
    <style:style style:name="Table29.Cell36" style:family="table-cell">
      <style:table-cell-properties fo:background-color="#FFFFFF" style:vertical-align="middle"/>
    </style:style>
    <style:style style:name="Table29.Cell37" style:family="table-cell">
      <style:table-cell-properties fo:background-color="#FFFFFF" style:vertical-align="middle"/>
    </style:style>
    <style:style style:name="Table29.Cell38" style:family="table-cell">
      <style:table-cell-properties fo:background-color="#FFFFFF" style:vertical-align="middle"/>
    </style:style>
    <style:style style:name="Table29.Cell39" style:family="table-cell">
      <style:table-cell-properties fo:background-color="#FFFFFF" style:vertical-align="middle"/>
    </style:style>
    <style:style style:name="Table29.Cell40" style:family="table-cell">
      <style:table-cell-properties fo:background-color="#FFFFFF" style:vertical-align="middle"/>
    </style:style>
    <style:style style:name="Table29.Cell41" style:family="table-cell">
      <style:table-cell-properties fo:background-color="#FFFFFF" style:vertical-align="middle"/>
    </style:style>
    <style:style style:name="Table29.Cell42" style:family="table-cell">
      <style:table-cell-properties fo:background-color="#FFFFFF" style:vertical-align="middle"/>
    </style:style>
    <style:style style:name="Table29.Cell43" style:family="table-cell">
      <style:table-cell-properties fo:background-color="#FFFFFF" style:vertical-align="middle"/>
    </style:style>
    <style:style style:name="Table29.Cell44" style:family="table-cell">
      <style:table-cell-properties fo:background-color="#FFFFFF" style:vertical-align="middle"/>
    </style:style>
    <style:style style:name="Table29.Cell45" style:family="table-cell">
      <style:table-cell-properties fo:background-color="#FFFFFF" style:vertical-align="middle"/>
    </style:style>
    <style:style style:name="Table29.Cell46" style:family="table-cell">
      <style:table-cell-properties fo:background-color="#FFFFFF" style:vertical-align="middle"/>
    </style:style>
    <style:style style:name="Table29.Cell47" style:family="table-cell">
      <style:table-cell-properties fo:background-color="#FFFFFF" style:vertical-align="middle"/>
    </style:style>
    <style:style style:name="Table29.Cell48" style:family="table-cell">
      <style:table-cell-properties fo:background-color="#FFFFFF" style:vertical-align="middle"/>
    </style:style>
    <style:style style:name="Table29.Cell49" style:family="table-cell">
      <style:table-cell-properties fo:background-color="#FFFFFF" style:vertical-align="middle"/>
    </style:style>
    <style:style style:name="Table29.Cell50" style:family="table-cell">
      <style:table-cell-properties fo:background-color="#FFFFFF" style:vertical-align="middle"/>
    </style:style>
    <style:style style:name="Table29.Cell51" style:family="table-cell">
      <style:table-cell-properties fo:background-color="#FFFFFF" style:vertical-align="middle"/>
    </style:style>
    <style:style style:name="Table29.Cell52" style:family="table-cell">
      <style:table-cell-properties fo:background-color="#FFFFFF" style:vertical-align="middle"/>
    </style:style>
    <style:style style:name="Table29.Cell53" style:family="table-cell">
      <style:table-cell-properties fo:background-color="#FFFFFF" style:vertical-align="middle"/>
    </style:style>
    <style:style style:name="Table29.Cell54" style:family="table-cell">
      <style:table-cell-properties fo:background-color="#FFFFFF" style:vertical-align="middle"/>
    </style:style>
    <style:style style:name="Table29.Cell55" style:family="table-cell">
      <style:table-cell-properties fo:background-color="#FFFFFF" style:vertical-align="middle"/>
    </style:style>
    <style:style style:name="Table29.Cell56" style:family="table-cell">
      <style:table-cell-properties fo:background-color="#FFFFFF" style:vertical-align="middle"/>
    </style:style>
    <style:style style:name="Table29.Cell57" style:family="table-cell">
      <style:table-cell-properties fo:background-color="#FFFFFF" style:vertical-align="middle"/>
    </style:style>
    <style:style style:name="Table29.Cell58" style:family="table-cell">
      <style:table-cell-properties fo:background-color="#FFFFFF" style:vertical-align="middle"/>
    </style:style>
    <style:style style:name="Table29.Cell59" style:family="table-cell">
      <style:table-cell-properties fo:background-color="#FFFFFF" style:vertical-align="middle"/>
    </style:style>
    <style:style style:name="Table29.Cell60" style:family="table-cell">
      <style:table-cell-properties fo:background-color="#FFFFFF" style:vertical-align="middle"/>
    </style:style>
    <style:style style:name="Table29.Cell61" style:family="table-cell">
      <style:table-cell-properties fo:background-color="#FFFFFF" style:vertical-align="middle"/>
    </style:style>
    <style:style style:name="Table29.Cell62" style:family="table-cell">
      <style:table-cell-properties fo:background-color="#FFFFFF" style:vertical-align="middle"/>
    </style:style>
    <style:style style:name="Table29.Cell63" style:family="table-cell">
      <style:table-cell-properties fo:background-color="#FFFFFF" style:vertical-align="middle"/>
    </style:style>
    <style:style style:name="Table29.Cell64" style:family="table-cell">
      <style:table-cell-properties fo:background-color="#FFFFFF"/>
    </style:style>
    <style:style style:name="Table29.Cell65" style:family="table-cell">
      <style:table-cell-properties fo:background-color="#FFFFFF"/>
    </style:style>
    <style:style style:name="Table29.Cell66" style:family="table-cell">
      <style:table-cell-properties fo:background-color="#FFFFFF"/>
    </style:style>
    <style:style style:name="Table30" style:family="table">
      <style:table-properties style:writing-mode="lr-tb" style:width="10.601cm" table:align="center"/>
    </style:style>
    <style:style style:name="Table30.C1" style:family="table-column">
      <style:table-column-properties style:column-width="6.900cm"/>
    </style:style>
    <style:style style:name="Table30.C2" style:family="table-column">
      <style:table-column-properties style:column-width="3.701cm"/>
    </style:style>
    <style:style style:name="Table30.R1" style:family="table-row">
      <style:table-row-properties style:row-height="0.780cm"/>
    </style:style>
    <style:style style:name="Table30.R2" style:family="table-row">
      <style:table-row-properties style:row-height="0.813cm"/>
    </style:style>
    <style:style style:name="Table30.Cell1" style:family="table-cell">
      <style:table-cell-properties fo:background-color="#FFFFFF" style:vertical-align="top"/>
    </style:style>
    <style:style style:name="Table30.Cell2" style:family="table-cell">
      <style:table-cell-properties fo:background-color="#FFFFFF" style:vertical-align="top"/>
    </style:style>
    <style:style style:name="Table30.Cell3" style:family="table-cell">
      <style:table-cell-properties fo:background-color="#FFFFFF"/>
    </style:style>
    <style:style style:name="Table30.Cell4" style:family="table-cell">
      <style:table-cell-properties fo:background-color="#FFFFFF"/>
    </style:style>
    <style:style style:name="Table31" style:family="table">
      <style:table-properties style:writing-mode="lr-tb" style:width="10.626cm" table:align="center"/>
    </style:style>
    <style:style style:name="Table31.C1" style:family="table-column">
      <style:table-column-properties style:column-width="0.660cm"/>
    </style:style>
    <style:style style:name="Table31.C2" style:family="table-column">
      <style:table-column-properties style:column-width="5.385cm"/>
    </style:style>
    <style:style style:name="Table31.C3" style:family="table-column">
      <style:table-column-properties style:column-width="4.581cm"/>
    </style:style>
    <style:style style:name="Table31.R1" style:family="table-row">
      <style:table-row-properties style:row-height="0.744cm"/>
    </style:style>
    <style:style style:name="Table31.R2" style:family="table-row">
      <style:table-row-properties style:row-height="1.101cm"/>
    </style:style>
    <style:style style:name="Table31.R3" style:family="table-row">
      <style:table-row-properties style:row-height="1.101cm"/>
    </style:style>
    <style:style style:name="Table31.R4" style:family="table-row">
      <style:table-row-properties style:row-height="1.134cm"/>
    </style:style>
    <style:style style:name="Table31.R5" style:family="table-row">
      <style:table-row-properties style:row-height="1.067cm"/>
    </style:style>
    <style:style style:name="Table31.R6" style:family="table-row">
      <style:table-row-properties style:row-height="1.125cm"/>
    </style:style>
    <style:style style:name="Table31.R7" style:family="table-row">
      <style:table-row-properties style:row-height="1.076cm"/>
    </style:style>
    <style:style style:name="Table31.R8" style:family="table-row">
      <style:table-row-properties style:row-height="1.118cm"/>
    </style:style>
    <style:style style:name="Table31.R9" style:family="table-row">
      <style:table-row-properties style:row-height="1.118cm"/>
    </style:style>
    <style:style style:name="Table31.R10" style:family="table-row">
      <style:table-row-properties style:row-height="1.083cm"/>
    </style:style>
    <style:style style:name="Table31.R11" style:family="table-row">
      <style:table-row-properties style:row-height="1.101cm"/>
    </style:style>
    <style:style style:name="Table31.R12" style:family="table-row">
      <style:table-row-properties style:row-height="0.813cm"/>
    </style:style>
    <style:style style:name="Table31.Cell1" style:family="table-cell">
      <style:table-cell-properties fo:background-color="#FFFFFF" style:vertical-align="middle"/>
    </style:style>
    <style:style style:name="Table31.Cell2" style:family="table-cell">
      <style:table-cell-properties fo:background-color="#FFFFFF" style:vertical-align="top"/>
    </style:style>
    <style:style style:name="Table31.Cell3" style:family="table-cell">
      <style:table-cell-properties fo:background-color="#FFFFFF" style:vertical-align="top"/>
    </style:style>
    <style:style style:name="Table31.Cell4" style:family="table-cell">
      <style:table-cell-properties fo:background-color="#FFFFFF" style:vertical-align="middle"/>
    </style:style>
    <style:style style:name="Table31.Cell5" style:family="table-cell">
      <style:table-cell-properties fo:background-color="#FFFFFF" style:vertical-align="middle"/>
    </style:style>
    <style:style style:name="Table31.Cell6" style:family="table-cell">
      <style:table-cell-properties fo:background-color="#FFFFFF" style:vertical-align="middle"/>
    </style:style>
    <style:style style:name="Table31.Cell7" style:family="table-cell">
      <style:table-cell-properties fo:background-color="#FFFFFF" style:vertical-align="middle"/>
    </style:style>
    <style:style style:name="Table31.Cell8" style:family="table-cell">
      <style:table-cell-properties fo:background-color="#FFFFFF" style:vertical-align="middle"/>
    </style:style>
    <style:style style:name="Table31.Cell9" style:family="table-cell">
      <style:table-cell-properties fo:background-color="#FFFFFF" style:vertical-align="middle"/>
    </style:style>
    <style:style style:name="Table31.Cell10" style:family="table-cell">
      <style:table-cell-properties fo:background-color="#FFFFFF" style:vertical-align="middle"/>
    </style:style>
    <style:style style:name="Table31.Cell11" style:family="table-cell">
      <style:table-cell-properties fo:background-color="#FFFFFF" style:vertical-align="middle"/>
    </style:style>
    <style:style style:name="Table31.Cell12" style:family="table-cell">
      <style:table-cell-properties fo:background-color="#FFFFFF" style:vertical-align="middle"/>
    </style:style>
    <style:style style:name="Table31.Cell13" style:family="table-cell">
      <style:table-cell-properties fo:background-color="#FFFFFF" style:vertical-align="middle"/>
    </style:style>
    <style:style style:name="Table31.Cell14" style:family="table-cell">
      <style:table-cell-properties fo:background-color="#FFFFFF" style:vertical-align="middle"/>
    </style:style>
    <style:style style:name="Table31.Cell15" style:family="table-cell">
      <style:table-cell-properties fo:background-color="#FFFFFF" style:vertical-align="middle"/>
    </style:style>
    <style:style style:name="Table31.Cell16" style:family="table-cell">
      <style:table-cell-properties fo:background-color="#FFFFFF" style:vertical-align="middle"/>
    </style:style>
    <style:style style:name="Table31.Cell17" style:family="table-cell">
      <style:table-cell-properties fo:background-color="#FFFFFF" style:vertical-align="middle"/>
    </style:style>
    <style:style style:name="Table31.Cell18" style:family="table-cell">
      <style:table-cell-properties fo:background-color="#FFFFFF" style:vertical-align="middle"/>
    </style:style>
    <style:style style:name="Table31.Cell19" style:family="table-cell">
      <style:table-cell-properties fo:background-color="#FFFFFF" style:vertical-align="middle"/>
    </style:style>
    <style:style style:name="Table31.Cell20" style:family="table-cell">
      <style:table-cell-properties fo:background-color="#FFFFFF" style:vertical-align="middle"/>
    </style:style>
    <style:style style:name="Table31.Cell21" style:family="table-cell">
      <style:table-cell-properties fo:background-color="#FFFFFF" style:vertical-align="middle"/>
    </style:style>
    <style:style style:name="Table31.Cell22" style:family="table-cell">
      <style:table-cell-properties fo:background-color="#FFFFFF" style:vertical-align="middle"/>
    </style:style>
    <style:style style:name="Table31.Cell23" style:family="table-cell">
      <style:table-cell-properties fo:background-color="#FFFFFF" style:vertical-align="middle"/>
    </style:style>
    <style:style style:name="Table31.Cell24" style:family="table-cell">
      <style:table-cell-properties fo:background-color="#FFFFFF" style:vertical-align="middle"/>
    </style:style>
    <style:style style:name="Table31.Cell25" style:family="table-cell">
      <style:table-cell-properties fo:background-color="#FFFFFF" style:vertical-align="middle"/>
    </style:style>
    <style:style style:name="Table31.Cell26" style:family="table-cell">
      <style:table-cell-properties fo:background-color="#FFFFFF" style:vertical-align="middle"/>
    </style:style>
    <style:style style:name="Table31.Cell27" style:family="table-cell">
      <style:table-cell-properties fo:background-color="#FFFFFF" style:vertical-align="middle"/>
    </style:style>
    <style:style style:name="Table31.Cell28" style:family="table-cell">
      <style:table-cell-properties fo:background-color="#FFFFFF" style:vertical-align="middle"/>
    </style:style>
    <style:style style:name="Table31.Cell29" style:family="table-cell">
      <style:table-cell-properties fo:background-color="#FFFFFF" style:vertical-align="middle"/>
    </style:style>
    <style:style style:name="Table31.Cell30" style:family="table-cell">
      <style:table-cell-properties fo:background-color="#FFFFFF" style:vertical-align="middle"/>
    </style:style>
    <style:style style:name="Table31.Cell31" style:family="table-cell">
      <style:table-cell-properties fo:background-color="#FFFFFF" style:vertical-align="middle"/>
    </style:style>
    <style:style style:name="Table31.Cell32" style:family="table-cell">
      <style:table-cell-properties fo:background-color="#FFFFFF" style:vertical-align="middle"/>
    </style:style>
    <style:style style:name="Table31.Cell33" style:family="table-cell">
      <style:table-cell-properties fo:background-color="#FFFFFF" style:vertical-align="middle"/>
    </style:style>
    <style:style style:name="Table31.Cell34" style:family="table-cell">
      <style:table-cell-properties fo:background-color="#FFFFFF"/>
    </style:style>
    <style:style style:name="Table31.Cell35" style:family="table-cell">
      <style:table-cell-properties fo:background-color="#FFFFFF"/>
    </style:style>
    <style:style style:name="Table31.Cell36" style:family="table-cell">
      <style:table-cell-properties fo:background-color="#FFFFFF"/>
    </style:style>
    <style:style style:name="Table32" style:family="table">
      <style:table-properties style:writing-mode="lr-tb" style:width="10.608cm" table:align="center"/>
    </style:style>
    <style:style style:name="Table32.C1" style:family="table-column">
      <style:table-column-properties style:column-width="6.316cm"/>
    </style:style>
    <style:style style:name="Table32.C2" style:family="table-column">
      <style:table-column-properties style:column-width="4.293cm"/>
    </style:style>
    <style:style style:name="Table32.R1" style:family="table-row">
      <style:table-row-properties style:row-height="0.610cm"/>
    </style:style>
    <style:style style:name="Table32.R2" style:family="table-row">
      <style:table-row-properties style:row-height="1.118cm"/>
    </style:style>
    <style:style style:name="Table32.R3" style:family="table-row">
      <style:table-row-properties style:row-height="1.295cm"/>
    </style:style>
    <style:style style:name="Table32.R4" style:family="table-row">
      <style:table-row-properties style:row-height="1.076cm"/>
    </style:style>
    <style:style style:name="Table32.R5" style:family="table-row">
      <style:table-row-properties style:row-height="1.118cm"/>
    </style:style>
    <style:style style:name="Table32.R6" style:family="table-row">
      <style:table-row-properties style:row-height="1.092cm"/>
    </style:style>
    <style:style style:name="Table32.R7" style:family="table-row">
      <style:table-row-properties style:row-height="1.101cm"/>
    </style:style>
    <style:style style:name="Table32.R8" style:family="table-row">
      <style:table-row-properties style:row-height="1.101cm"/>
    </style:style>
    <style:style style:name="Table32.R9" style:family="table-row">
      <style:table-row-properties style:row-height="1.083cm"/>
    </style:style>
    <style:style style:name="Table32.R10" style:family="table-row">
      <style:table-row-properties style:row-height="1.134cm"/>
    </style:style>
    <style:style style:name="Table32.R11" style:family="table-row">
      <style:table-row-properties style:row-height="1.101cm"/>
    </style:style>
    <style:style style:name="Table32.R12" style:family="table-row">
      <style:table-row-properties style:row-height="1.092cm"/>
    </style:style>
    <style:style style:name="Table32.R13" style:family="table-row">
      <style:table-row-properties style:row-height="1.092cm"/>
    </style:style>
    <style:style style:name="Table32.R14" style:family="table-row">
      <style:table-row-properties style:row-height="1.109cm"/>
    </style:style>
    <style:style style:name="Table32.R15" style:family="table-row">
      <style:table-row-properties style:row-height="1.101cm"/>
    </style:style>
    <style:style style:name="Table32.R16" style:family="table-row">
      <style:table-row-properties style:row-height="0.787cm"/>
    </style:style>
    <style:style style:name="Table32.Cell1" style:family="table-cell">
      <style:table-cell-properties fo:background-color="#FFFFFF" style:vertical-align="top"/>
    </style:style>
    <style:style style:name="Table32.Cell2" style:family="table-cell">
      <style:table-cell-properties fo:background-color="#FFFFFF" style:vertical-align="top"/>
    </style:style>
    <style:style style:name="Table32.Cell3" style:family="table-cell">
      <style:table-cell-properties fo:background-color="#FFFFFF" style:vertical-align="top"/>
    </style:style>
    <style:style style:name="Table32.Cell4" style:family="table-cell">
      <style:table-cell-properties fo:background-color="#FFFFFF" style:vertical-align="top"/>
    </style:style>
    <style:style style:name="Table32.Cell5" style:family="table-cell">
      <style:table-cell-properties fo:background-color="#FFFFFF" style:vertical-align="middle"/>
    </style:style>
    <style:style style:name="Table32.Cell6" style:family="table-cell">
      <style:table-cell-properties fo:background-color="#FFFFFF" style:vertical-align="middle"/>
    </style:style>
    <style:style style:name="Table32.Cell7" style:family="table-cell">
      <style:table-cell-properties fo:background-color="#FFFFFF" style:vertical-align="middle"/>
    </style:style>
    <style:style style:name="Table32.Cell8" style:family="table-cell">
      <style:table-cell-properties fo:background-color="#FFFFFF" style:vertical-align="middle"/>
    </style:style>
    <style:style style:name="Table32.Cell9" style:family="table-cell">
      <style:table-cell-properties fo:background-color="#FFFFFF" style:vertical-align="middle"/>
    </style:style>
    <style:style style:name="Table32.Cell10" style:family="table-cell">
      <style:table-cell-properties fo:background-color="#FFFFFF" style:vertical-align="middle"/>
    </style:style>
    <style:style style:name="Table32.Cell11" style:family="table-cell">
      <style:table-cell-properties fo:background-color="#FFFFFF" style:vertical-align="middle"/>
    </style:style>
    <style:style style:name="Table32.Cell12" style:family="table-cell">
      <style:table-cell-properties fo:background-color="#FFFFFF" style:vertical-align="middle"/>
    </style:style>
    <style:style style:name="Table32.Cell13" style:family="table-cell">
      <style:table-cell-properties fo:background-color="#FFFFFF" style:vertical-align="middle"/>
    </style:style>
    <style:style style:name="Table32.Cell14" style:family="table-cell">
      <style:table-cell-properties fo:background-color="#FFFFFF" style:vertical-align="middle"/>
    </style:style>
    <style:style style:name="Table32.Cell15" style:family="table-cell">
      <style:table-cell-properties fo:background-color="#FFFFFF" style:vertical-align="middle"/>
    </style:style>
    <style:style style:name="Table32.Cell16" style:family="table-cell">
      <style:table-cell-properties fo:background-color="#FFFFFF" style:vertical-align="middle"/>
    </style:style>
    <style:style style:name="Table32.Cell17" style:family="table-cell">
      <style:table-cell-properties fo:background-color="#FFFFFF" style:vertical-align="middle"/>
    </style:style>
    <style:style style:name="Table32.Cell18" style:family="table-cell">
      <style:table-cell-properties fo:background-color="#FFFFFF" style:vertical-align="middle"/>
    </style:style>
    <style:style style:name="Table32.Cell19" style:family="table-cell">
      <style:table-cell-properties fo:background-color="#FFFFFF" style:vertical-align="middle"/>
    </style:style>
    <style:style style:name="Table32.Cell20" style:family="table-cell">
      <style:table-cell-properties fo:background-color="#FFFFFF" style:vertical-align="middle"/>
    </style:style>
    <style:style style:name="Table32.Cell21" style:family="table-cell">
      <style:table-cell-properties fo:background-color="#FFFFFF" style:vertical-align="middle"/>
    </style:style>
    <style:style style:name="Table32.Cell22" style:family="table-cell">
      <style:table-cell-properties fo:background-color="#FFFFFF" style:vertical-align="middle"/>
    </style:style>
    <style:style style:name="Table32.Cell23" style:family="table-cell">
      <style:table-cell-properties fo:background-color="#FFFFFF" style:vertical-align="middle"/>
    </style:style>
    <style:style style:name="Table32.Cell24" style:family="table-cell">
      <style:table-cell-properties fo:background-color="#FFFFFF" style:vertical-align="middle"/>
    </style:style>
    <style:style style:name="Table32.Cell25" style:family="table-cell">
      <style:table-cell-properties fo:background-color="#FFFFFF" style:vertical-align="middle"/>
    </style:style>
    <style:style style:name="Table32.Cell26" style:family="table-cell">
      <style:table-cell-properties fo:background-color="#FFFFFF" style:vertical-align="middle"/>
    </style:style>
    <style:style style:name="Table32.Cell27" style:family="table-cell">
      <style:table-cell-properties fo:background-color="#FFFFFF" style:vertical-align="middle"/>
    </style:style>
    <style:style style:name="Table32.Cell28" style:family="table-cell">
      <style:table-cell-properties fo:background-color="#FFFFFF" style:vertical-align="middle"/>
    </style:style>
    <style:style style:name="Table32.Cell29" style:family="table-cell">
      <style:table-cell-properties fo:background-color="#FFFFFF" style:vertical-align="middle"/>
    </style:style>
    <style:style style:name="Table32.Cell30" style:family="table-cell">
      <style:table-cell-properties fo:background-color="#FFFFFF" style:vertical-align="middle"/>
    </style:style>
    <style:style style:name="Table32.Cell31" style:family="table-cell">
      <style:table-cell-properties fo:background-color="#FFFFFF" style:vertical-align="top"/>
    </style:style>
    <style:style style:name="Table32.Cell32" style:family="table-cell">
      <style:table-cell-properties fo:background-color="#FFFFFF"/>
    </style:style>
    <style:style style:name="Table33" style:family="table">
      <style:table-properties style:writing-mode="lr-tb" style:width="10.626cm" table:align="center"/>
    </style:style>
    <style:style style:name="Table33.C1" style:family="table-column">
      <style:table-column-properties style:column-width="6.375cm"/>
    </style:style>
    <style:style style:name="Table33.C2" style:family="table-column">
      <style:table-column-properties style:column-width="4.251cm"/>
    </style:style>
    <style:style style:name="Table33.R1" style:family="table-row">
      <style:table-row-properties style:row-height="0.617cm"/>
    </style:style>
    <style:style style:name="Table33.R2" style:family="table-row">
      <style:table-row-properties style:row-height="1.109cm"/>
    </style:style>
    <style:style style:name="Table33.R3" style:family="table-row">
      <style:table-row-properties style:row-height="1.295cm"/>
    </style:style>
    <style:style style:name="Table33.R4" style:family="table-row">
      <style:table-row-properties style:row-height="1.058cm"/>
    </style:style>
    <style:style style:name="Table33.R5" style:family="table-row">
      <style:table-row-properties style:row-height="1.101cm"/>
    </style:style>
    <style:style style:name="Table33.R6" style:family="table-row">
      <style:table-row-properties style:row-height="1.109cm"/>
    </style:style>
    <style:style style:name="Table33.R7" style:family="table-row">
      <style:table-row-properties style:row-height="1.101cm"/>
    </style:style>
    <style:style style:name="Table33.R8" style:family="table-row">
      <style:table-row-properties style:row-height="1.101cm"/>
    </style:style>
    <style:style style:name="Table33.R9" style:family="table-row">
      <style:table-row-properties style:row-height="1.101cm"/>
    </style:style>
    <style:style style:name="Table33.R10" style:family="table-row">
      <style:table-row-properties style:row-height="1.143cm"/>
    </style:style>
    <style:style style:name="Table33.R11" style:family="table-row">
      <style:table-row-properties style:row-height="1.092cm"/>
    </style:style>
    <style:style style:name="Table33.R12" style:family="table-row">
      <style:table-row-properties style:row-height="1.109cm"/>
    </style:style>
    <style:style style:name="Table33.R13" style:family="table-row">
      <style:table-row-properties style:row-height="1.092cm"/>
    </style:style>
    <style:style style:name="Table33.R14" style:family="table-row">
      <style:table-row-properties style:row-height="1.101cm"/>
    </style:style>
    <style:style style:name="Table33.R15" style:family="table-row">
      <style:table-row-properties style:row-height="1.101cm"/>
    </style:style>
    <style:style style:name="Table33.R16" style:family="table-row">
      <style:table-row-properties style:row-height="1.083cm"/>
    </style:style>
    <style:style style:name="Table33.R17" style:family="table-row">
      <style:table-row-properties style:row-height="1.118cm"/>
    </style:style>
    <style:style style:name="Table33.R18" style:family="table-row">
      <style:table-row-properties style:row-height="1.067cm"/>
    </style:style>
    <style:style style:name="Table33.R19" style:family="table-row">
      <style:table-row-properties style:row-height="1.134cm"/>
    </style:style>
    <style:style style:name="Table33.R20" style:family="table-row">
      <style:table-row-properties style:row-height="1.101cm"/>
    </style:style>
    <style:style style:name="Table33.R21" style:family="table-row">
      <style:table-row-properties style:row-height="1.067cm"/>
    </style:style>
    <style:style style:name="Table33.R22" style:family="table-row">
      <style:table-row-properties style:row-height="0.796cm"/>
    </style:style>
    <style:style style:name="Table33.Cell1" style:family="table-cell">
      <style:table-cell-properties fo:background-color="#FFFFFF" style:vertical-align="top"/>
    </style:style>
    <style:style style:name="Table33.Cell2" style:family="table-cell">
      <style:table-cell-properties fo:background-color="#FFFFFF" style:vertical-align="top"/>
    </style:style>
    <style:style style:name="Table33.Cell3" style:family="table-cell">
      <style:table-cell-properties fo:background-color="#FFFFFF" style:vertical-align="top"/>
    </style:style>
    <style:style style:name="Table33.Cell4" style:family="table-cell">
      <style:table-cell-properties fo:background-color="#FFFFFF" style:vertical-align="top"/>
    </style:style>
    <style:style style:name="Table33.Cell5" style:family="table-cell">
      <style:table-cell-properties fo:background-color="#FFFFFF" style:vertical-align="middle"/>
    </style:style>
    <style:style style:name="Table33.Cell6" style:family="table-cell">
      <style:table-cell-properties fo:background-color="#FFFFFF" style:vertical-align="middle"/>
    </style:style>
    <style:style style:name="Table33.Cell7" style:family="table-cell">
      <style:table-cell-properties fo:background-color="#FFFFFF" style:vertical-align="middle"/>
    </style:style>
    <style:style style:name="Table33.Cell8" style:family="table-cell">
      <style:table-cell-properties fo:background-color="#FFFFFF" style:vertical-align="middle"/>
    </style:style>
    <style:style style:name="Table33.Cell9" style:family="table-cell">
      <style:table-cell-properties fo:background-color="#FFFFFF" style:vertical-align="middle"/>
    </style:style>
    <style:style style:name="Table33.Cell10" style:family="table-cell">
      <style:table-cell-properties fo:background-color="#FFFFFF" style:vertical-align="middle"/>
    </style:style>
    <style:style style:name="Table33.Cell11" style:family="table-cell">
      <style:table-cell-properties fo:background-color="#FFFFFF" style:vertical-align="middle"/>
    </style:style>
    <style:style style:name="Table33.Cell12" style:family="table-cell">
      <style:table-cell-properties fo:background-color="#FFFFFF" style:vertical-align="middle"/>
    </style:style>
    <style:style style:name="Table33.Cell13" style:family="table-cell">
      <style:table-cell-properties fo:background-color="#FFFFFF" style:vertical-align="middle"/>
    </style:style>
    <style:style style:name="Table33.Cell14" style:family="table-cell">
      <style:table-cell-properties fo:background-color="#FFFFFF" style:vertical-align="middle"/>
    </style:style>
    <style:style style:name="Table33.Cell15" style:family="table-cell">
      <style:table-cell-properties fo:background-color="#FFFFFF" style:vertical-align="middle"/>
    </style:style>
    <style:style style:name="Table33.Cell16" style:family="table-cell">
      <style:table-cell-properties fo:background-color="#FFFFFF" style:vertical-align="middle"/>
    </style:style>
    <style:style style:name="Table33.Cell17" style:family="table-cell">
      <style:table-cell-properties fo:background-color="#FFFFFF" style:vertical-align="middle"/>
    </style:style>
    <style:style style:name="Table33.Cell18" style:family="table-cell">
      <style:table-cell-properties fo:background-color="#FFFFFF" style:vertical-align="middle"/>
    </style:style>
    <style:style style:name="Table33.Cell19" style:family="table-cell">
      <style:table-cell-properties fo:background-color="#FFFFFF" style:vertical-align="middle"/>
    </style:style>
    <style:style style:name="Table33.Cell20" style:family="table-cell">
      <style:table-cell-properties fo:background-color="#FFFFFF" style:vertical-align="middle"/>
    </style:style>
    <style:style style:name="Table33.Cell21" style:family="table-cell">
      <style:table-cell-properties fo:background-color="#FFFFFF" style:vertical-align="middle"/>
    </style:style>
    <style:style style:name="Table33.Cell22" style:family="table-cell">
      <style:table-cell-properties fo:background-color="#FFFFFF" style:vertical-align="middle"/>
    </style:style>
    <style:style style:name="Table33.Cell23" style:family="table-cell">
      <style:table-cell-properties fo:background-color="#FFFFFF" style:vertical-align="middle"/>
    </style:style>
    <style:style style:name="Table33.Cell24" style:family="table-cell">
      <style:table-cell-properties fo:background-color="#FFFFFF" style:vertical-align="middle"/>
    </style:style>
    <style:style style:name="Table33.Cell25" style:family="table-cell">
      <style:table-cell-properties fo:background-color="#FFFFFF" style:vertical-align="middle"/>
    </style:style>
    <style:style style:name="Table33.Cell26" style:family="table-cell">
      <style:table-cell-properties fo:background-color="#FFFFFF" style:vertical-align="middle"/>
    </style:style>
    <style:style style:name="Table33.Cell27" style:family="table-cell">
      <style:table-cell-properties fo:background-color="#FFFFFF" style:vertical-align="middle"/>
    </style:style>
    <style:style style:name="Table33.Cell28" style:family="table-cell">
      <style:table-cell-properties fo:background-color="#FFFFFF" style:vertical-align="middle"/>
    </style:style>
    <style:style style:name="Table33.Cell29" style:family="table-cell">
      <style:table-cell-properties fo:background-color="#FFFFFF" style:vertical-align="middle"/>
    </style:style>
    <style:style style:name="Table33.Cell30" style:family="table-cell">
      <style:table-cell-properties fo:background-color="#FFFFFF" style:vertical-align="middle"/>
    </style:style>
    <style:style style:name="Table33.Cell31" style:family="table-cell">
      <style:table-cell-properties fo:background-color="#FFFFFF" style:vertical-align="middle"/>
    </style:style>
    <style:style style:name="Table33.Cell32" style:family="table-cell">
      <style:table-cell-properties fo:background-color="#FFFFFF" style:vertical-align="middle"/>
    </style:style>
    <style:style style:name="Table33.Cell33" style:family="table-cell">
      <style:table-cell-properties fo:background-color="#FFFFFF" style:vertical-align="middle"/>
    </style:style>
    <style:style style:name="Table33.Cell34" style:family="table-cell">
      <style:table-cell-properties fo:background-color="#FFFFFF" style:vertical-align="middle"/>
    </style:style>
    <style:style style:name="Table33.Cell35" style:family="table-cell">
      <style:table-cell-properties fo:background-color="#FFFFFF" style:vertical-align="middle"/>
    </style:style>
    <style:style style:name="Table33.Cell36" style:family="table-cell">
      <style:table-cell-properties fo:background-color="#FFFFFF" style:vertical-align="middle"/>
    </style:style>
    <style:style style:name="Table33.Cell37" style:family="table-cell">
      <style:table-cell-properties fo:background-color="#FFFFFF" style:vertical-align="middle"/>
    </style:style>
    <style:style style:name="Table33.Cell38" style:family="table-cell">
      <style:table-cell-properties fo:background-color="#FFFFFF" style:vertical-align="middle"/>
    </style:style>
    <style:style style:name="Table33.Cell39" style:family="table-cell">
      <style:table-cell-properties fo:background-color="#FFFFFF" style:vertical-align="middle"/>
    </style:style>
    <style:style style:name="Table33.Cell40" style:family="table-cell">
      <style:table-cell-properties fo:background-color="#FFFFFF" style:vertical-align="middle"/>
    </style:style>
    <style:style style:name="Table33.Cell41" style:family="table-cell">
      <style:table-cell-properties fo:background-color="#FFFFFF" style:vertical-align="middle"/>
    </style:style>
    <style:style style:name="Table33.Cell42" style:family="table-cell">
      <style:table-cell-properties fo:background-color="#FFFFFF" style:vertical-align="middle"/>
    </style:style>
    <style:style style:name="Table33.Cell43" style:family="table-cell">
      <style:table-cell-properties fo:background-color="#FFFFFF"/>
    </style:style>
    <style:style style:name="Table33.Cell44" style:family="table-cell">
      <style:table-cell-properties fo:background-color="#FFFFFF"/>
    </style:style>
    <style:style style:name="Table34" style:family="table">
      <style:table-properties style:writing-mode="lr-tb" style:width="10.626cm" table:align="center"/>
    </style:style>
    <style:style style:name="Table34.C1" style:family="table-column">
      <style:table-column-properties style:column-width="0.653cm"/>
    </style:style>
    <style:style style:name="Table34.C2" style:family="table-column">
      <style:table-column-properties style:column-width="6.613cm"/>
    </style:style>
    <style:style style:name="Table34.C3" style:family="table-column">
      <style:table-column-properties style:column-width="3.362cm"/>
    </style:style>
    <style:style style:name="Table34.R1" style:family="table-row">
      <style:table-row-properties style:row-height="0.796cm"/>
    </style:style>
    <style:style style:name="Table34.R2" style:family="table-row">
      <style:table-row-properties style:row-height="1.101cm"/>
    </style:style>
    <style:style style:name="Table34.R3" style:family="table-row">
      <style:table-row-properties style:row-height="1.092cm"/>
    </style:style>
    <style:style style:name="Table34.R4" style:family="table-row">
      <style:table-row-properties style:row-height="1.092cm"/>
    </style:style>
    <style:style style:name="Table34.R5" style:family="table-row">
      <style:table-row-properties style:row-height="1.092cm"/>
    </style:style>
    <style:style style:name="Table34.R6" style:family="table-row">
      <style:table-row-properties style:row-height="1.092cm"/>
    </style:style>
    <style:style style:name="Table34.R7" style:family="table-row">
      <style:table-row-properties style:row-height="1.101cm"/>
    </style:style>
    <style:style style:name="Table34.R8" style:family="table-row">
      <style:table-row-properties style:row-height="1.125cm"/>
    </style:style>
    <style:style style:name="Table34.R9" style:family="table-row">
      <style:table-row-properties style:row-height="1.092cm"/>
    </style:style>
    <style:style style:name="Table34.R10" style:family="table-row">
      <style:table-row-properties style:row-height="1.076cm"/>
    </style:style>
    <style:style style:name="Table34.R11" style:family="table-row">
      <style:table-row-properties style:row-height="1.134cm"/>
    </style:style>
    <style:style style:name="Table34.R12" style:family="table-row">
      <style:table-row-properties style:row-height="1.092cm"/>
    </style:style>
    <style:style style:name="Table34.R13" style:family="table-row">
      <style:table-row-properties style:row-height="1.118cm"/>
    </style:style>
    <style:style style:name="Table34.R14" style:family="table-row">
      <style:table-row-properties style:row-height="1.076cm"/>
    </style:style>
    <style:style style:name="Table34.R15" style:family="table-row">
      <style:table-row-properties style:row-height="1.125cm"/>
    </style:style>
    <style:style style:name="Table34.R16" style:family="table-row">
      <style:table-row-properties style:row-height="0.796cm"/>
    </style:style>
    <style:style style:name="Table34.Cell1" style:family="table-cell">
      <style:table-cell-properties fo:background-color="#FFFFFF" style:vertical-align="middle"/>
    </style:style>
    <style:style style:name="Table34.Cell2" style:family="table-cell">
      <style:table-cell-properties fo:background-color="#FFFFFF" style:vertical-align="top"/>
    </style:style>
    <style:style style:name="Table34.Cell3" style:family="table-cell">
      <style:table-cell-properties fo:background-color="#FFFFFF" style:vertical-align="top"/>
    </style:style>
    <style:style style:name="Table34.Cell4" style:family="table-cell">
      <style:table-cell-properties fo:background-color="#FFFFFF" style:vertical-align="middle"/>
    </style:style>
    <style:style style:name="Table34.Cell5" style:family="table-cell">
      <style:table-cell-properties fo:background-color="#FFFFFF" style:vertical-align="middle"/>
    </style:style>
    <style:style style:name="Table34.Cell6" style:family="table-cell">
      <style:table-cell-properties fo:background-color="#FFFFFF" style:vertical-align="middle"/>
    </style:style>
    <style:style style:name="Table34.Cell7" style:family="table-cell">
      <style:table-cell-properties fo:background-color="#FFFFFF" style:vertical-align="middle"/>
    </style:style>
    <style:style style:name="Table34.Cell8" style:family="table-cell">
      <style:table-cell-properties fo:background-color="#FFFFFF" style:vertical-align="middle"/>
    </style:style>
    <style:style style:name="Table34.Cell9" style:family="table-cell">
      <style:table-cell-properties fo:background-color="#FFFFFF" style:vertical-align="middle"/>
    </style:style>
    <style:style style:name="Table34.Cell10" style:family="table-cell">
      <style:table-cell-properties fo:background-color="#FFFFFF" style:vertical-align="middle"/>
    </style:style>
    <style:style style:name="Table34.Cell11" style:family="table-cell">
      <style:table-cell-properties fo:background-color="#FFFFFF" style:vertical-align="middle"/>
    </style:style>
    <style:style style:name="Table34.Cell12" style:family="table-cell">
      <style:table-cell-properties fo:background-color="#FFFFFF" style:vertical-align="middle"/>
    </style:style>
    <style:style style:name="Table34.Cell13" style:family="table-cell">
      <style:table-cell-properties fo:background-color="#FFFFFF" style:vertical-align="middle"/>
    </style:style>
    <style:style style:name="Table34.Cell14" style:family="table-cell">
      <style:table-cell-properties fo:background-color="#FFFFFF" style:vertical-align="middle"/>
    </style:style>
    <style:style style:name="Table34.Cell15" style:family="table-cell">
      <style:table-cell-properties fo:background-color="#FFFFFF" style:vertical-align="middle"/>
    </style:style>
    <style:style style:name="Table34.Cell16" style:family="table-cell">
      <style:table-cell-properties fo:background-color="#FFFFFF" style:vertical-align="middle"/>
    </style:style>
    <style:style style:name="Table34.Cell17" style:family="table-cell">
      <style:table-cell-properties fo:background-color="#FFFFFF" style:vertical-align="middle"/>
    </style:style>
    <style:style style:name="Table34.Cell18" style:family="table-cell">
      <style:table-cell-properties fo:background-color="#FFFFFF" style:vertical-align="middle"/>
    </style:style>
    <style:style style:name="Table34.Cell19" style:family="table-cell">
      <style:table-cell-properties fo:background-color="#FFFFFF" style:vertical-align="middle"/>
    </style:style>
    <style:style style:name="Table34.Cell20" style:family="table-cell">
      <style:table-cell-properties fo:background-color="#FFFFFF" style:vertical-align="middle"/>
    </style:style>
    <style:style style:name="Table34.Cell21" style:family="table-cell">
      <style:table-cell-properties fo:background-color="#FFFFFF" style:vertical-align="middle"/>
    </style:style>
    <style:style style:name="Table34.Cell22" style:family="table-cell">
      <style:table-cell-properties fo:background-color="#FFFFFF" style:vertical-align="middle"/>
    </style:style>
    <style:style style:name="Table34.Cell23" style:family="table-cell">
      <style:table-cell-properties fo:background-color="#FFFFFF" style:vertical-align="middle"/>
    </style:style>
    <style:style style:name="Table34.Cell24" style:family="table-cell">
      <style:table-cell-properties fo:background-color="#FFFFFF" style:vertical-align="middle"/>
    </style:style>
    <style:style style:name="Table34.Cell25" style:family="table-cell">
      <style:table-cell-properties fo:background-color="#FFFFFF" style:vertical-align="middle"/>
    </style:style>
    <style:style style:name="Table34.Cell26" style:family="table-cell">
      <style:table-cell-properties fo:background-color="#FFFFFF" style:vertical-align="middle"/>
    </style:style>
    <style:style style:name="Table34.Cell27" style:family="table-cell">
      <style:table-cell-properties fo:background-color="#FFFFFF" style:vertical-align="middle"/>
    </style:style>
    <style:style style:name="Table34.Cell28" style:family="table-cell">
      <style:table-cell-properties fo:background-color="#FFFFFF" style:vertical-align="middle"/>
    </style:style>
    <style:style style:name="Table34.Cell29" style:family="table-cell">
      <style:table-cell-properties fo:background-color="#FFFFFF" style:vertical-align="middle"/>
    </style:style>
    <style:style style:name="Table34.Cell30" style:family="table-cell">
      <style:table-cell-properties fo:background-color="#FFFFFF" style:vertical-align="middle"/>
    </style:style>
    <style:style style:name="Table34.Cell31" style:family="table-cell">
      <style:table-cell-properties fo:background-color="#FFFFFF" style:vertical-align="middle"/>
    </style:style>
    <style:style style:name="Table34.Cell32" style:family="table-cell">
      <style:table-cell-properties fo:background-color="#FFFFFF" style:vertical-align="middle"/>
    </style:style>
    <style:style style:name="Table34.Cell33" style:family="table-cell">
      <style:table-cell-properties fo:background-color="#FFFFFF" style:vertical-align="middle"/>
    </style:style>
    <style:style style:name="Table34.Cell34" style:family="table-cell">
      <style:table-cell-properties fo:background-color="#FFFFFF" style:vertical-align="middle"/>
    </style:style>
    <style:style style:name="Table34.Cell35" style:family="table-cell">
      <style:table-cell-properties fo:background-color="#FFFFFF" style:vertical-align="middle"/>
    </style:style>
    <style:style style:name="Table34.Cell36" style:family="table-cell">
      <style:table-cell-properties fo:background-color="#FFFFFF" style:vertical-align="middle"/>
    </style:style>
    <style:style style:name="Table34.Cell37" style:family="table-cell">
      <style:table-cell-properties fo:background-color="#FFFFFF" style:vertical-align="middle"/>
    </style:style>
    <style:style style:name="Table34.Cell38" style:family="table-cell">
      <style:table-cell-properties fo:background-color="#FFFFFF" style:vertical-align="middle"/>
    </style:style>
    <style:style style:name="Table34.Cell39" style:family="table-cell">
      <style:table-cell-properties fo:background-color="#FFFFFF" style:vertical-align="middle"/>
    </style:style>
    <style:style style:name="Table34.Cell40" style:family="table-cell">
      <style:table-cell-properties fo:background-color="#FFFFFF" style:vertical-align="middle"/>
    </style:style>
    <style:style style:name="Table34.Cell41" style:family="table-cell">
      <style:table-cell-properties fo:background-color="#FFFFFF" style:vertical-align="middle"/>
    </style:style>
    <style:style style:name="Table34.Cell42" style:family="table-cell">
      <style:table-cell-properties fo:background-color="#FFFFFF" style:vertical-align="middle"/>
    </style:style>
    <style:style style:name="Table34.Cell43" style:family="table-cell">
      <style:table-cell-properties fo:background-color="#FFFFFF" style:vertical-align="middle"/>
    </style:style>
    <style:style style:name="Table34.Cell44" style:family="table-cell">
      <style:table-cell-properties fo:background-color="#FFFFFF" style:vertical-align="middle"/>
    </style:style>
    <style:style style:name="Table34.Cell45" style:family="table-cell">
      <style:table-cell-properties fo:background-color="#FFFFFF" style:vertical-align="middle"/>
    </style:style>
    <style:style style:name="Table34.Cell46" style:family="table-cell">
      <style:table-cell-properties fo:background-color="#FFFFFF"/>
    </style:style>
    <style:style style:name="Table34.Cell47" style:family="table-cell">
      <style:table-cell-properties fo:background-color="#FFFFFF"/>
    </style:style>
    <style:style style:name="Table34.Cell48" style:family="table-cell">
      <style:table-cell-properties fo:background-color="#FFFFFF"/>
    </style:style>
    <style:style style:name="Table35" style:family="table">
      <style:table-properties style:writing-mode="lr-tb" style:width="10.626cm" table:align="center"/>
    </style:style>
    <style:style style:name="Table35.C1" style:family="table-column">
      <style:table-column-properties style:column-width="6.426cm"/>
    </style:style>
    <style:style style:name="Table35.C2" style:family="table-column">
      <style:table-column-properties style:column-width="4.200cm"/>
    </style:style>
    <style:style style:name="Table35.R1" style:family="table-row">
      <style:table-row-properties style:row-height="0.610cm"/>
    </style:style>
    <style:style style:name="Table35.R2" style:family="table-row">
      <style:table-row-properties style:row-height="1.118cm"/>
    </style:style>
    <style:style style:name="Table35.R3" style:family="table-row">
      <style:table-row-properties style:row-height="1.295cm"/>
    </style:style>
    <style:style style:name="Table35.R4" style:family="table-row">
      <style:table-row-properties style:row-height="1.067cm"/>
    </style:style>
    <style:style style:name="Table35.R5" style:family="table-row">
      <style:table-row-properties style:row-height="1.050cm"/>
    </style:style>
    <style:style style:name="Table35.R6" style:family="table-row">
      <style:table-row-properties style:row-height="1.058cm"/>
    </style:style>
    <style:style style:name="Table35.R7" style:family="table-row">
      <style:table-row-properties style:row-height="1.041cm"/>
    </style:style>
    <style:style style:name="Table35.R8" style:family="table-row">
      <style:table-row-properties style:row-height="1.058cm"/>
    </style:style>
    <style:style style:name="Table35.R9" style:family="table-row">
      <style:table-row-properties style:row-height="1.041cm"/>
    </style:style>
    <style:style style:name="Table35.R10" style:family="table-row">
      <style:table-row-properties style:row-height="1.058cm"/>
    </style:style>
    <style:style style:name="Table35.R11" style:family="table-row">
      <style:table-row-properties style:row-height="1.041cm"/>
    </style:style>
    <style:style style:name="Table35.R12" style:family="table-row">
      <style:table-row-properties style:row-height="1.034cm"/>
    </style:style>
    <style:style style:name="Table35.R13" style:family="table-row">
      <style:table-row-properties style:row-height="1.025cm"/>
    </style:style>
    <style:style style:name="Table35.R14" style:family="table-row">
      <style:table-row-properties style:row-height="1.050cm"/>
    </style:style>
    <style:style style:name="Table35.R15" style:family="table-row">
      <style:table-row-properties style:row-height="1.092cm"/>
    </style:style>
    <style:style style:name="Table35.R16" style:family="table-row">
      <style:table-row-properties style:row-height="1.050cm"/>
    </style:style>
    <style:style style:name="Table35.R17" style:family="table-row">
      <style:table-row-properties style:row-height="1.041cm"/>
    </style:style>
    <style:style style:name="Table35.R18" style:family="table-row">
      <style:table-row-properties style:row-height="1.050cm"/>
    </style:style>
    <style:style style:name="Table35.R19" style:family="table-row">
      <style:table-row-properties style:row-height="1.050cm"/>
    </style:style>
    <style:style style:name="Table35.R20" style:family="table-row">
      <style:table-row-properties style:row-height="1.058cm"/>
    </style:style>
    <style:style style:name="Table35.R21" style:family="table-row">
      <style:table-row-properties style:row-height="1.041cm"/>
    </style:style>
    <style:style style:name="Table35.R22" style:family="table-row">
      <style:table-row-properties style:row-height="1.050cm"/>
    </style:style>
    <style:style style:name="Table35.R23" style:family="table-row">
      <style:table-row-properties style:row-height="0.787cm"/>
    </style:style>
    <style:style style:name="Table35.Cell1" style:family="table-cell">
      <style:table-cell-properties fo:background-color="#FFFFFF" style:vertical-align="top"/>
    </style:style>
    <style:style style:name="Table35.Cell2" style:family="table-cell">
      <style:table-cell-properties fo:background-color="#FFFFFF" style:vertical-align="top"/>
    </style:style>
    <style:style style:name="Table35.Cell3" style:family="table-cell">
      <style:table-cell-properties fo:background-color="#FFFFFF" style:vertical-align="top"/>
    </style:style>
    <style:style style:name="Table35.Cell4" style:family="table-cell">
      <style:table-cell-properties fo:background-color="#FFFFFF" style:vertical-align="top"/>
    </style:style>
    <style:style style:name="Table35.Cell5" style:family="table-cell">
      <style:table-cell-properties fo:background-color="#FFFFFF" style:vertical-align="middle"/>
    </style:style>
    <style:style style:name="Table35.Cell6" style:family="table-cell">
      <style:table-cell-properties fo:background-color="#FFFFFF" style:vertical-align="middle"/>
    </style:style>
    <style:style style:name="Table35.Cell7" style:family="table-cell">
      <style:table-cell-properties fo:background-color="#FFFFFF" style:vertical-align="middle"/>
    </style:style>
    <style:style style:name="Table35.Cell8" style:family="table-cell">
      <style:table-cell-properties fo:background-color="#FFFFFF" style:vertical-align="middle"/>
    </style:style>
    <style:style style:name="Table35.Cell9" style:family="table-cell">
      <style:table-cell-properties fo:background-color="#FFFFFF" style:vertical-align="middle"/>
    </style:style>
    <style:style style:name="Table35.Cell10" style:family="table-cell">
      <style:table-cell-properties fo:background-color="#FFFFFF" style:vertical-align="middle"/>
    </style:style>
    <style:style style:name="Table35.Cell11" style:family="table-cell">
      <style:table-cell-properties fo:background-color="#FFFFFF" style:vertical-align="middle"/>
    </style:style>
    <style:style style:name="Table35.Cell12" style:family="table-cell">
      <style:table-cell-properties fo:background-color="#FFFFFF" style:vertical-align="middle"/>
    </style:style>
    <style:style style:name="Table35.Cell13" style:family="table-cell">
      <style:table-cell-properties fo:background-color="#FFFFFF" style:vertical-align="middle"/>
    </style:style>
    <style:style style:name="Table35.Cell14" style:family="table-cell">
      <style:table-cell-properties fo:background-color="#FFFFFF" style:vertical-align="middle"/>
    </style:style>
    <style:style style:name="Table35.Cell15" style:family="table-cell">
      <style:table-cell-properties fo:background-color="#FFFFFF" style:vertical-align="middle"/>
    </style:style>
    <style:style style:name="Table35.Cell16" style:family="table-cell">
      <style:table-cell-properties fo:background-color="#FFFFFF" style:vertical-align="middle"/>
    </style:style>
    <style:style style:name="Table35.Cell17" style:family="table-cell">
      <style:table-cell-properties fo:background-color="#FFFFFF" style:vertical-align="middle"/>
    </style:style>
    <style:style style:name="Table35.Cell18" style:family="table-cell">
      <style:table-cell-properties fo:background-color="#FFFFFF" style:vertical-align="middle"/>
    </style:style>
    <style:style style:name="Table35.Cell19" style:family="table-cell">
      <style:table-cell-properties fo:background-color="#FFFFFF" style:vertical-align="middle"/>
    </style:style>
    <style:style style:name="Table35.Cell20" style:family="table-cell">
      <style:table-cell-properties fo:background-color="#FFFFFF" style:vertical-align="middle"/>
    </style:style>
    <style:style style:name="Table35.Cell21" style:family="table-cell">
      <style:table-cell-properties fo:background-color="#FFFFFF" style:vertical-align="middle"/>
    </style:style>
    <style:style style:name="Table35.Cell22" style:family="table-cell">
      <style:table-cell-properties fo:background-color="#FFFFFF" style:vertical-align="middle"/>
    </style:style>
    <style:style style:name="Table35.Cell23" style:family="table-cell">
      <style:table-cell-properties fo:background-color="#FFFFFF" style:vertical-align="middle"/>
    </style:style>
    <style:style style:name="Table35.Cell24" style:family="table-cell">
      <style:table-cell-properties fo:background-color="#FFFFFF" style:vertical-align="middle"/>
    </style:style>
    <style:style style:name="Table35.Cell25" style:family="table-cell">
      <style:table-cell-properties fo:background-color="#FFFFFF" style:vertical-align="middle"/>
    </style:style>
    <style:style style:name="Table35.Cell26" style:family="table-cell">
      <style:table-cell-properties fo:background-color="#FFFFFF" style:vertical-align="middle"/>
    </style:style>
    <style:style style:name="Table35.Cell27" style:family="table-cell">
      <style:table-cell-properties fo:background-color="#FFFFFF" style:vertical-align="middle"/>
    </style:style>
    <style:style style:name="Table35.Cell28" style:family="table-cell">
      <style:table-cell-properties fo:background-color="#FFFFFF" style:vertical-align="middle"/>
    </style:style>
    <style:style style:name="Table35.Cell29" style:family="table-cell">
      <style:table-cell-properties fo:background-color="#FFFFFF" style:vertical-align="middle"/>
    </style:style>
    <style:style style:name="Table35.Cell30" style:family="table-cell">
      <style:table-cell-properties fo:background-color="#FFFFFF" style:vertical-align="middle"/>
    </style:style>
    <style:style style:name="Table35.Cell31" style:family="table-cell">
      <style:table-cell-properties fo:background-color="#FFFFFF" style:vertical-align="middle"/>
    </style:style>
    <style:style style:name="Table35.Cell32" style:family="table-cell">
      <style:table-cell-properties fo:background-color="#FFFFFF" style:vertical-align="middle"/>
    </style:style>
    <style:style style:name="Table35.Cell33" style:family="table-cell">
      <style:table-cell-properties fo:background-color="#FFFFFF" style:vertical-align="middle"/>
    </style:style>
    <style:style style:name="Table35.Cell34" style:family="table-cell">
      <style:table-cell-properties fo:background-color="#FFFFFF" style:vertical-align="middle"/>
    </style:style>
    <style:style style:name="Table35.Cell35" style:family="table-cell">
      <style:table-cell-properties fo:background-color="#FFFFFF" style:vertical-align="middle"/>
    </style:style>
    <style:style style:name="Table35.Cell36" style:family="table-cell">
      <style:table-cell-properties fo:background-color="#FFFFFF" style:vertical-align="middle"/>
    </style:style>
    <style:style style:name="Table35.Cell37" style:family="table-cell">
      <style:table-cell-properties fo:background-color="#FFFFFF" style:vertical-align="middle"/>
    </style:style>
    <style:style style:name="Table35.Cell38" style:family="table-cell">
      <style:table-cell-properties fo:background-color="#FFFFFF" style:vertical-align="middle"/>
    </style:style>
    <style:style style:name="Table35.Cell39" style:family="table-cell">
      <style:table-cell-properties fo:background-color="#FFFFFF" style:vertical-align="middle"/>
    </style:style>
    <style:style style:name="Table35.Cell40" style:family="table-cell">
      <style:table-cell-properties fo:background-color="#FFFFFF" style:vertical-align="middle"/>
    </style:style>
    <style:style style:name="Table35.Cell41" style:family="table-cell">
      <style:table-cell-properties fo:background-color="#FFFFFF" style:vertical-align="middle"/>
    </style:style>
    <style:style style:name="Table35.Cell42" style:family="table-cell">
      <style:table-cell-properties fo:background-color="#FFFFFF" style:vertical-align="middle"/>
    </style:style>
    <style:style style:name="Table35.Cell43" style:family="table-cell">
      <style:table-cell-properties fo:background-color="#FFFFFF" style:vertical-align="middle"/>
    </style:style>
    <style:style style:name="Table35.Cell44" style:family="table-cell">
      <style:table-cell-properties fo:background-color="#FFFFFF" style:vertical-align="middle"/>
    </style:style>
    <style:style style:name="Table35.Cell45" style:family="table-cell">
      <style:table-cell-properties fo:background-color="#FFFFFF"/>
    </style:style>
    <style:style style:name="Table35.Cell46" style:family="table-cell">
      <style:table-cell-properties fo:background-color="#FFFFFF"/>
    </style:style>
    <style:style style:name="Table36" style:family="table">
      <style:table-properties style:writing-mode="lr-tb" style:width="16.655cm" table:align="center"/>
    </style:style>
    <style:style style:name="Table36.C1" style:family="table-column">
      <style:table-column-properties style:column-width="5.232cm"/>
    </style:style>
    <style:style style:name="Table36.C2" style:family="table-column">
      <style:table-column-properties style:column-width="7.375cm"/>
    </style:style>
    <style:style style:name="Table36.C3" style:family="table-column">
      <style:table-column-properties style:column-width="4.046cm"/>
    </style:style>
    <style:style style:name="Table36.R1" style:family="table-row">
      <style:table-row-properties style:row-height="0.474cm"/>
    </style:style>
    <style:style style:name="Table36.R2" style:family="table-row">
      <style:table-row-properties style:row-height="0.855cm"/>
    </style:style>
    <style:style style:name="Table36.R3" style:family="table-row">
      <style:table-row-properties style:row-height="0.991cm"/>
    </style:style>
    <style:style style:name="Table36.R4" style:family="table-row">
      <style:table-row-properties style:row-height="0.744cm"/>
    </style:style>
    <style:style style:name="Table36.R5" style:family="table-row">
      <style:table-row-properties style:row-height="0.744cm"/>
    </style:style>
    <style:style style:name="Table36.R6" style:family="table-row">
      <style:table-row-properties style:row-height="0.914cm"/>
    </style:style>
    <style:style style:name="Table36.R7" style:family="table-row">
      <style:table-row-properties style:row-height="1.067cm"/>
    </style:style>
    <style:style style:name="Table36.R8" style:family="table-row">
      <style:table-row-properties style:row-height="1.125cm"/>
    </style:style>
    <style:style style:name="Table36.R9" style:family="table-row">
      <style:table-row-properties style:row-height="1.101cm"/>
    </style:style>
    <style:style style:name="Table36.R10" style:family="table-row">
      <style:table-row-properties style:row-height="1.109cm"/>
    </style:style>
    <style:style style:name="Table36.R11" style:family="table-row">
      <style:table-row-properties style:row-height="1.092cm"/>
    </style:style>
    <style:style style:name="Table36.R12" style:family="table-row">
      <style:table-row-properties style:row-height="1.101cm"/>
    </style:style>
    <style:style style:name="Table36.R13" style:family="table-row">
      <style:table-row-properties style:row-height="1.076cm"/>
    </style:style>
    <style:style style:name="Table36.R14" style:family="table-row">
      <style:table-row-properties style:row-height="1.101cm"/>
    </style:style>
    <style:style style:name="Table36.R15" style:family="table-row">
      <style:table-row-properties style:row-height="1.101cm"/>
    </style:style>
    <style:style style:name="Table36.R16" style:family="table-row">
      <style:table-row-properties style:row-height="1.134cm"/>
    </style:style>
    <style:style style:name="Table36.R17" style:family="table-row">
      <style:table-row-properties style:row-height="1.101cm"/>
    </style:style>
    <style:style style:name="Table36.R18" style:family="table-row">
      <style:table-row-properties style:row-height="1.101cm"/>
    </style:style>
    <style:style style:name="Table36.R19" style:family="table-row">
      <style:table-row-properties style:row-height="1.092cm"/>
    </style:style>
    <style:style style:name="Table36.R20" style:family="table-row">
      <style:table-row-properties style:row-height="1.101cm"/>
    </style:style>
    <style:style style:name="Table36.R21" style:family="table-row">
      <style:table-row-properties style:row-height="1.076cm"/>
    </style:style>
    <style:style style:name="Table36.R22" style:family="table-row">
      <style:table-row-properties style:row-height="1.125cm"/>
    </style:style>
    <style:style style:name="Table36.R23" style:family="table-row">
      <style:table-row-properties style:row-height="1.067cm"/>
    </style:style>
    <style:style style:name="Table36.R24" style:family="table-row">
      <style:table-row-properties style:row-height="0.847cm"/>
    </style:style>
    <style:style style:name="Table36.Cell1" style:family="table-cell">
      <style:table-cell-properties fo:background-color="#FFFFFF" style:vertical-align="top"/>
    </style:style>
    <style:style style:name="Table36.Cell2" style:family="table-cell">
      <style:table-cell-properties fo:background-color="#FFFFFF" style:vertical-align="top"/>
    </style:style>
    <style:style style:name="Table36.Cell3" style:family="table-cell">
      <style:table-cell-properties fo:background-color="#FFFFFF" style:vertical-align="top"/>
    </style:style>
    <style:style style:name="Table36.Cell4" style:family="table-cell">
      <style:table-cell-properties fo:background-color="#FFFFFF"/>
    </style:style>
    <style:style style:name="Table36.Cell5" style:family="table-cell">
      <style:table-cell-properties fo:background-color="#FFFFFF"/>
    </style:style>
    <style:style style:name="Table36.Cell6" style:family="table-cell">
      <style:table-cell-properties fo:background-color="#FFFFFF"/>
    </style:style>
    <style:style style:name="Table36.Cell7" style:family="table-cell">
      <style:table-cell-properties fo:background-color="#FFFFFF" style:vertical-align="top"/>
    </style:style>
    <style:style style:name="Table36.Cell8" style:family="table-cell">
      <style:table-cell-properties fo:background-color="#FFFFFF" style:vertical-align="top"/>
    </style:style>
    <style:style style:name="Table36.Cell9" style:family="table-cell">
      <style:table-cell-properties fo:background-color="#FFFFFF" style:vertical-align="top"/>
    </style:style>
    <style:style style:name="Table36.Cell10" style:family="table-cell">
      <style:table-cell-properties fo:background-color="#FFFFFF"/>
    </style:style>
    <style:style style:name="Table36.Cell11" style:family="table-cell">
      <style:table-cell-properties fo:background-color="#FFFFFF" style:vertical-align="top"/>
    </style:style>
    <style:style style:name="Table36.Cell12" style:family="table-cell">
      <style:table-cell-properties fo:background-color="#FFFFFF" style:vertical-align="top"/>
    </style:style>
    <style:style style:name="Table36.Cell13" style:family="table-cell">
      <style:table-cell-properties fo:background-color="#FFFFFF" style:vertical-align="top"/>
    </style:style>
    <style:style style:name="Table36.Cell14" style:family="table-cell">
      <style:table-cell-properties fo:background-color="#FFFFFF" style:vertical-align="top"/>
    </style:style>
    <style:style style:name="Table36.Cell15" style:family="table-cell">
      <style:table-cell-properties fo:background-color="#FFFFFF" style:vertical-align="top"/>
    </style:style>
    <style:style style:name="Table36.Cell16" style:family="table-cell">
      <style:table-cell-properties fo:background-color="#FFFFFF" style:vertical-align="middle"/>
    </style:style>
    <style:style style:name="Table36.Cell17" style:family="table-cell">
      <style:table-cell-properties fo:background-color="#FFFFFF" style:vertical-align="middle"/>
    </style:style>
    <style:style style:name="Table36.Cell18" style:family="table-cell">
      <style:table-cell-properties fo:background-color="#FFFFFF" style:vertical-align="middle"/>
    </style:style>
    <style:style style:name="Table36.Cell19" style:family="table-cell">
      <style:table-cell-properties fo:background-color="#FFFFFF" style:vertical-align="top"/>
    </style:style>
    <style:style style:name="Table36.Cell20" style:family="table-cell">
      <style:table-cell-properties fo:background-color="#FFFFFF" style:vertical-align="middle"/>
    </style:style>
    <style:style style:name="Table36.Cell21" style:family="table-cell">
      <style:table-cell-properties fo:background-color="#FFFFFF" style:vertical-align="middle"/>
    </style:style>
    <style:style style:name="Table36.Cell22" style:family="table-cell">
      <style:table-cell-properties fo:background-color="#FFFFFF" style:vertical-align="top"/>
    </style:style>
    <style:style style:name="Table36.Cell23" style:family="table-cell">
      <style:table-cell-properties fo:background-color="#FFFFFF" style:vertical-align="middle"/>
    </style:style>
    <style:style style:name="Table36.Cell24" style:family="table-cell">
      <style:table-cell-properties fo:background-color="#FFFFFF" style:vertical-align="middle"/>
    </style:style>
    <style:style style:name="Table36.Cell25" style:family="table-cell">
      <style:table-cell-properties fo:background-color="#FFFFFF" style:vertical-align="top"/>
    </style:style>
    <style:style style:name="Table36.Cell26" style:family="table-cell">
      <style:table-cell-properties fo:background-color="#FFFFFF" style:vertical-align="middle"/>
    </style:style>
    <style:style style:name="Table36.Cell27" style:family="table-cell">
      <style:table-cell-properties fo:background-color="#FFFFFF" style:vertical-align="middle"/>
    </style:style>
    <style:style style:name="Table36.Cell28" style:family="table-cell">
      <style:table-cell-properties fo:background-color="#FFFFFF" style:vertical-align="top"/>
    </style:style>
    <style:style style:name="Table36.Cell29" style:family="table-cell">
      <style:table-cell-properties fo:background-color="#FFFFFF" style:vertical-align="middle"/>
    </style:style>
    <style:style style:name="Table36.Cell30" style:family="table-cell">
      <style:table-cell-properties fo:background-color="#FFFFFF" style:vertical-align="middle"/>
    </style:style>
    <style:style style:name="Table36.Cell31" style:family="table-cell">
      <style:table-cell-properties fo:background-color="#FFFFFF" style:vertical-align="top"/>
    </style:style>
    <style:style style:name="Table36.Cell32" style:family="table-cell">
      <style:table-cell-properties fo:background-color="#FFFFFF" style:vertical-align="middle"/>
    </style:style>
    <style:style style:name="Table36.Cell33" style:family="table-cell">
      <style:table-cell-properties fo:background-color="#FFFFFF" style:vertical-align="middle"/>
    </style:style>
    <style:style style:name="Table36.Cell34" style:family="table-cell">
      <style:table-cell-properties fo:background-color="#FFFFFF" style:vertical-align="top"/>
    </style:style>
    <style:style style:name="Table36.Cell35" style:family="table-cell">
      <style:table-cell-properties fo:background-color="#FFFFFF" style:vertical-align="middle"/>
    </style:style>
    <style:style style:name="Table36.Cell36" style:family="table-cell">
      <style:table-cell-properties fo:background-color="#FFFFFF" style:vertical-align="middle"/>
    </style:style>
    <style:style style:name="Table36.Cell37" style:family="table-cell">
      <style:table-cell-properties fo:background-color="#FFFFFF" style:vertical-align="top"/>
    </style:style>
    <style:style style:name="Table36.Cell38" style:family="table-cell">
      <style:table-cell-properties fo:background-color="#FFFFFF" style:vertical-align="middle"/>
    </style:style>
    <style:style style:name="Table36.Cell39" style:family="table-cell">
      <style:table-cell-properties fo:background-color="#FFFFFF" style:vertical-align="middle"/>
    </style:style>
    <style:style style:name="Table36.Cell40" style:family="table-cell">
      <style:table-cell-properties fo:background-color="#FFFFFF" style:vertical-align="top"/>
    </style:style>
    <style:style style:name="Table36.Cell41" style:family="table-cell">
      <style:table-cell-properties fo:background-color="#FFFFFF" style:vertical-align="middle"/>
    </style:style>
    <style:style style:name="Table36.Cell42" style:family="table-cell">
      <style:table-cell-properties fo:background-color="#FFFFFF" style:vertical-align="middle"/>
    </style:style>
    <style:style style:name="Table36.Cell43" style:family="table-cell">
      <style:table-cell-properties fo:background-color="#FFFFFF" style:vertical-align="top"/>
    </style:style>
    <style:style style:name="Table36.Cell44" style:family="table-cell">
      <style:table-cell-properties fo:background-color="#FFFFFF" style:vertical-align="middle"/>
    </style:style>
    <style:style style:name="Table36.Cell45" style:family="table-cell">
      <style:table-cell-properties fo:background-color="#FFFFFF" style:vertical-align="middle"/>
    </style:style>
    <style:style style:name="Table36.Cell46" style:family="table-cell">
      <style:table-cell-properties fo:background-color="#FFFFFF" style:vertical-align="top"/>
    </style:style>
    <style:style style:name="Table36.Cell47" style:family="table-cell">
      <style:table-cell-properties fo:background-color="#FFFFFF" style:vertical-align="middle"/>
    </style:style>
    <style:style style:name="Table36.Cell48" style:family="table-cell">
      <style:table-cell-properties fo:background-color="#FFFFFF" style:vertical-align="middle"/>
    </style:style>
    <style:style style:name="Table36.Cell49" style:family="table-cell">
      <style:table-cell-properties fo:background-color="#FFFFFF" style:vertical-align="top"/>
    </style:style>
    <style:style style:name="Table36.Cell50" style:family="table-cell">
      <style:table-cell-properties fo:background-color="#FFFFFF" style:vertical-align="middle"/>
    </style:style>
    <style:style style:name="Table36.Cell51" style:family="table-cell">
      <style:table-cell-properties fo:background-color="#FFFFFF" style:vertical-align="middle"/>
    </style:style>
    <style:style style:name="Table36.Cell52" style:family="table-cell">
      <style:table-cell-properties fo:background-color="#FFFFFF" style:vertical-align="top"/>
    </style:style>
    <style:style style:name="Table36.Cell53" style:family="table-cell">
      <style:table-cell-properties fo:background-color="#FFFFFF" style:vertical-align="middle"/>
    </style:style>
    <style:style style:name="Table36.Cell54" style:family="table-cell">
      <style:table-cell-properties fo:background-color="#FFFFFF" style:vertical-align="middle"/>
    </style:style>
    <style:style style:name="Table36.Cell55" style:family="table-cell">
      <style:table-cell-properties fo:background-color="#FFFFFF" style:vertical-align="top"/>
    </style:style>
    <style:style style:name="Table36.Cell56" style:family="table-cell">
      <style:table-cell-properties fo:background-color="#FFFFFF" style:vertical-align="middle"/>
    </style:style>
    <style:style style:name="Table36.Cell57" style:family="table-cell">
      <style:table-cell-properties fo:background-color="#FFFFFF" style:vertical-align="middle"/>
    </style:style>
    <style:style style:name="Table36.Cell58" style:family="table-cell">
      <style:table-cell-properties fo:background-color="#FFFFFF" style:vertical-align="top"/>
    </style:style>
    <style:style style:name="Table36.Cell59" style:family="table-cell">
      <style:table-cell-properties fo:background-color="#FFFFFF" style:vertical-align="middle"/>
    </style:style>
    <style:style style:name="Table36.Cell60" style:family="table-cell">
      <style:table-cell-properties fo:background-color="#FFFFFF" style:vertical-align="middle"/>
    </style:style>
    <style:style style:name="Table36.Cell61" style:family="table-cell">
      <style:table-cell-properties fo:background-color="#FFFFFF" style:vertical-align="top"/>
    </style:style>
    <style:style style:name="Table36.Cell62" style:family="table-cell">
      <style:table-cell-properties fo:background-color="#FFFFFF" style:vertical-align="middle"/>
    </style:style>
    <style:style style:name="Table36.Cell63" style:family="table-cell">
      <style:table-cell-properties fo:background-color="#FFFFFF" style:vertical-align="middle"/>
    </style:style>
    <style:style style:name="Table36.Cell64" style:family="table-cell">
      <style:table-cell-properties fo:background-color="#FFFFFF" style:vertical-align="top"/>
    </style:style>
    <style:style style:name="Table36.Cell65" style:family="table-cell">
      <style:table-cell-properties fo:background-color="#FFFFFF" style:vertical-align="middle"/>
    </style:style>
    <style:style style:name="Table36.Cell66" style:family="table-cell">
      <style:table-cell-properties fo:background-color="#FFFFFF" style:vertical-align="middle"/>
    </style:style>
    <style:style style:name="Table36.Cell67" style:family="table-cell">
      <style:table-cell-properties fo:background-color="#FFFFFF" style:vertical-align="top"/>
    </style:style>
    <style:style style:name="Table36.Cell68" style:family="table-cell">
      <style:table-cell-properties fo:background-color="#FFFFFF"/>
    </style:style>
    <style:style style:name="Table36.Cell69" style:family="table-cell">
      <style:table-cell-properties fo:background-color="#FFFFFF"/>
    </style:style>
    <style:style style:name="Table37" style:family="table">
      <style:table-properties style:writing-mode="lr-tb" style:width="10.626cm" table:align="center"/>
    </style:style>
    <style:style style:name="Table37.C1" style:family="table-column">
      <style:table-column-properties style:column-width="0.653cm"/>
    </style:style>
    <style:style style:name="Table37.C2" style:family="table-column">
      <style:table-column-properties style:column-width="5.867cm"/>
    </style:style>
    <style:style style:name="Table37.C3" style:family="table-column">
      <style:table-column-properties style:column-width="4.106cm"/>
    </style:style>
    <style:style style:name="Table37.R1" style:family="table-row">
      <style:table-row-properties style:row-height="0.610cm"/>
    </style:style>
    <style:style style:name="Table37.R2" style:family="table-row">
      <style:table-row-properties style:row-height="1.118cm"/>
    </style:style>
    <style:style style:name="Table37.R3" style:family="table-row">
      <style:table-row-properties style:row-height="1.304cm"/>
    </style:style>
    <style:style style:name="Table37.R4" style:family="table-row">
      <style:table-row-properties style:row-height="1.058cm"/>
    </style:style>
    <style:style style:name="Table37.R5" style:family="table-row">
      <style:table-row-properties style:row-height="1.101cm"/>
    </style:style>
    <style:style style:name="Table37.R6" style:family="table-row">
      <style:table-row-properties style:row-height="1.109cm"/>
    </style:style>
    <style:style style:name="Table37.R7" style:family="table-row">
      <style:table-row-properties style:row-height="1.092cm"/>
    </style:style>
    <style:style style:name="Table37.R8" style:family="table-row">
      <style:table-row-properties style:row-height="1.101cm"/>
    </style:style>
    <style:style style:name="Table37.R9" style:family="table-row">
      <style:table-row-properties style:row-height="1.101cm"/>
    </style:style>
    <style:style style:name="Table37.R10" style:family="table-row">
      <style:table-row-properties style:row-height="1.134cm"/>
    </style:style>
    <style:style style:name="Table37.R11" style:family="table-row">
      <style:table-row-properties style:row-height="1.067cm"/>
    </style:style>
    <style:style style:name="Table37.R12" style:family="table-row">
      <style:table-row-properties style:row-height="1.101cm"/>
    </style:style>
    <style:style style:name="Table37.R13" style:family="table-row">
      <style:table-row-properties style:row-height="1.092cm"/>
    </style:style>
    <style:style style:name="Table37.R14" style:family="table-row">
      <style:table-row-properties style:row-height="1.109cm"/>
    </style:style>
    <style:style style:name="Table37.R15" style:family="table-row">
      <style:table-row-properties style:row-height="1.092cm"/>
    </style:style>
    <style:style style:name="Table37.R16" style:family="table-row">
      <style:table-row-properties style:row-height="1.134cm"/>
    </style:style>
    <style:style style:name="Table37.R17" style:family="table-row">
      <style:table-row-properties style:row-height="1.067cm"/>
    </style:style>
    <style:style style:name="Table37.R18" style:family="table-row">
      <style:table-row-properties style:row-height="1.101cm"/>
    </style:style>
    <style:style style:name="Table37.R19" style:family="table-row">
      <style:table-row-properties style:row-height="1.134cm"/>
    </style:style>
    <style:style style:name="Table37.R20" style:family="table-row">
      <style:table-row-properties style:row-height="1.083cm"/>
    </style:style>
    <style:style style:name="Table37.R21" style:family="table-row">
      <style:table-row-properties style:row-height="0.829cm"/>
    </style:style>
    <style:style style:name="Table37.Cell1" style:family="table-cell">
      <style:table-cell-properties fo:background-color="#FFFFFF" style:vertical-align="top"/>
    </style:style>
    <style:style style:name="Table37.Cell2" style:family="table-cell">
      <style:table-cell-properties fo:background-color="#FFFFFF" style:vertical-align="top"/>
    </style:style>
    <style:style style:name="Table37.Cell3" style:family="table-cell">
      <style:table-cell-properties fo:background-color="#FFFFFF" style:vertical-align="top"/>
    </style:style>
    <style:style style:name="Table37.Cell4" style:family="table-cell">
      <style:table-cell-properties fo:background-color="#FFFFFF" style:vertical-align="top"/>
    </style:style>
    <style:style style:name="Table37.Cell5" style:family="table-cell">
      <style:table-cell-properties fo:background-color="#FFFFFF" style:vertical-align="top"/>
    </style:style>
    <style:style style:name="Table37.Cell6" style:family="table-cell">
      <style:table-cell-properties fo:background-color="#FFFFFF" style:vertical-align="top"/>
    </style:style>
    <style:style style:name="Table37.Cell7" style:family="table-cell">
      <style:table-cell-properties fo:background-color="#FFFFFF" style:vertical-align="top"/>
    </style:style>
    <style:style style:name="Table37.Cell8" style:family="table-cell">
      <style:table-cell-properties fo:background-color="#FFFFFF" style:vertical-align="middle"/>
    </style:style>
    <style:style style:name="Table37.Cell9" style:family="table-cell">
      <style:table-cell-properties fo:background-color="#FFFFFF" style:vertical-align="middle"/>
    </style:style>
    <style:style style:name="Table37.Cell10" style:family="table-cell">
      <style:table-cell-properties fo:background-color="#FFFFFF" style:vertical-align="middle"/>
    </style:style>
    <style:style style:name="Table37.Cell11" style:family="table-cell">
      <style:table-cell-properties fo:background-color="#FFFFFF" style:vertical-align="middle"/>
    </style:style>
    <style:style style:name="Table37.Cell12" style:family="table-cell">
      <style:table-cell-properties fo:background-color="#FFFFFF" style:vertical-align="middle"/>
    </style:style>
    <style:style style:name="Table37.Cell13" style:family="table-cell">
      <style:table-cell-properties fo:background-color="#FFFFFF" style:vertical-align="middle"/>
    </style:style>
    <style:style style:name="Table37.Cell14" style:family="table-cell">
      <style:table-cell-properties fo:background-color="#FFFFFF" style:vertical-align="middle"/>
    </style:style>
    <style:style style:name="Table37.Cell15" style:family="table-cell">
      <style:table-cell-properties fo:background-color="#FFFFFF" style:vertical-align="middle"/>
    </style:style>
    <style:style style:name="Table37.Cell16" style:family="table-cell">
      <style:table-cell-properties fo:background-color="#FFFFFF" style:vertical-align="middle"/>
    </style:style>
    <style:style style:name="Table37.Cell17" style:family="table-cell">
      <style:table-cell-properties fo:background-color="#FFFFFF" style:vertical-align="middle"/>
    </style:style>
    <style:style style:name="Table37.Cell18" style:family="table-cell">
      <style:table-cell-properties fo:background-color="#FFFFFF" style:vertical-align="middle"/>
    </style:style>
    <style:style style:name="Table37.Cell19" style:family="table-cell">
      <style:table-cell-properties fo:background-color="#FFFFFF" style:vertical-align="middle"/>
    </style:style>
    <style:style style:name="Table37.Cell20" style:family="table-cell">
      <style:table-cell-properties fo:background-color="#FFFFFF" style:vertical-align="middle"/>
    </style:style>
    <style:style style:name="Table37.Cell21" style:family="table-cell">
      <style:table-cell-properties fo:background-color="#FFFFFF" style:vertical-align="middle"/>
    </style:style>
    <style:style style:name="Table37.Cell22" style:family="table-cell">
      <style:table-cell-properties fo:background-color="#FFFFFF" style:vertical-align="middle"/>
    </style:style>
    <style:style style:name="Table37.Cell23" style:family="table-cell">
      <style:table-cell-properties fo:background-color="#FFFFFF" style:vertical-align="middle"/>
    </style:style>
    <style:style style:name="Table37.Cell24" style:family="table-cell">
      <style:table-cell-properties fo:background-color="#FFFFFF" style:vertical-align="middle"/>
    </style:style>
    <style:style style:name="Table37.Cell25" style:family="table-cell">
      <style:table-cell-properties fo:background-color="#FFFFFF" style:vertical-align="middle"/>
    </style:style>
    <style:style style:name="Table37.Cell26" style:family="table-cell">
      <style:table-cell-properties fo:background-color="#FFFFFF" style:vertical-align="middle"/>
    </style:style>
    <style:style style:name="Table37.Cell27" style:family="table-cell">
      <style:table-cell-properties fo:background-color="#FFFFFF" style:vertical-align="middle"/>
    </style:style>
    <style:style style:name="Table37.Cell28" style:family="table-cell">
      <style:table-cell-properties fo:background-color="#FFFFFF" style:vertical-align="middle"/>
    </style:style>
    <style:style style:name="Table37.Cell29" style:family="table-cell">
      <style:table-cell-properties fo:background-color="#FFFFFF" style:vertical-align="middle"/>
    </style:style>
    <style:style style:name="Table37.Cell30" style:family="table-cell">
      <style:table-cell-properties fo:background-color="#FFFFFF" style:vertical-align="middle"/>
    </style:style>
    <style:style style:name="Table37.Cell31" style:family="table-cell">
      <style:table-cell-properties fo:background-color="#FFFFFF" style:vertical-align="middle"/>
    </style:style>
    <style:style style:name="Table37.Cell32" style:family="table-cell">
      <style:table-cell-properties fo:background-color="#FFFFFF" style:vertical-align="middle"/>
    </style:style>
    <style:style style:name="Table37.Cell33" style:family="table-cell">
      <style:table-cell-properties fo:background-color="#FFFFFF" style:vertical-align="middle"/>
    </style:style>
    <style:style style:name="Table37.Cell34" style:family="table-cell">
      <style:table-cell-properties fo:background-color="#FFFFFF" style:vertical-align="middle"/>
    </style:style>
    <style:style style:name="Table37.Cell35" style:family="table-cell">
      <style:table-cell-properties fo:background-color="#FFFFFF" style:vertical-align="middle"/>
    </style:style>
    <style:style style:name="Table37.Cell36" style:family="table-cell">
      <style:table-cell-properties fo:background-color="#FFFFFF" style:vertical-align="middle"/>
    </style:style>
    <style:style style:name="Table37.Cell37" style:family="table-cell">
      <style:table-cell-properties fo:background-color="#FFFFFF" style:vertical-align="middle"/>
    </style:style>
    <style:style style:name="Table37.Cell38" style:family="table-cell">
      <style:table-cell-properties fo:background-color="#FFFFFF" style:vertical-align="middle"/>
    </style:style>
    <style:style style:name="Table37.Cell39" style:family="table-cell">
      <style:table-cell-properties fo:background-color="#FFFFFF" style:vertical-align="middle"/>
    </style:style>
    <style:style style:name="Table37.Cell40" style:family="table-cell">
      <style:table-cell-properties fo:background-color="#FFFFFF" style:vertical-align="middle"/>
    </style:style>
    <style:style style:name="Table37.Cell41" style:family="table-cell">
      <style:table-cell-properties fo:background-color="#FFFFFF" style:vertical-align="middle"/>
    </style:style>
    <style:style style:name="Table37.Cell42" style:family="table-cell">
      <style:table-cell-properties fo:background-color="#FFFFFF" style:vertical-align="middle"/>
    </style:style>
    <style:style style:name="Table37.Cell43" style:family="table-cell">
      <style:table-cell-properties fo:background-color="#FFFFFF" style:vertical-align="middle"/>
    </style:style>
    <style:style style:name="Table37.Cell44" style:family="table-cell">
      <style:table-cell-properties fo:background-color="#FFFFFF" style:vertical-align="middle"/>
    </style:style>
    <style:style style:name="Table37.Cell45" style:family="table-cell">
      <style:table-cell-properties fo:background-color="#FFFFFF" style:vertical-align="middle"/>
    </style:style>
    <style:style style:name="Table37.Cell46" style:family="table-cell">
      <style:table-cell-properties fo:background-color="#FFFFFF" style:vertical-align="middle"/>
    </style:style>
    <style:style style:name="Table37.Cell47" style:family="table-cell">
      <style:table-cell-properties fo:background-color="#FFFFFF" style:vertical-align="middle"/>
    </style:style>
    <style:style style:name="Table37.Cell48" style:family="table-cell">
      <style:table-cell-properties fo:background-color="#FFFFFF" style:vertical-align="middle"/>
    </style:style>
    <style:style style:name="Table37.Cell49" style:family="table-cell">
      <style:table-cell-properties fo:background-color="#FFFFFF" style:vertical-align="middle"/>
    </style:style>
    <style:style style:name="Table37.Cell50" style:family="table-cell">
      <style:table-cell-properties fo:background-color="#FFFFFF" style:vertical-align="middle"/>
    </style:style>
    <style:style style:name="Table37.Cell51" style:family="table-cell">
      <style:table-cell-properties fo:background-color="#FFFFFF" style:vertical-align="middle"/>
    </style:style>
    <style:style style:name="Table37.Cell52" style:family="table-cell">
      <style:table-cell-properties fo:background-color="#FFFFFF" style:vertical-align="middle"/>
    </style:style>
    <style:style style:name="Table37.Cell53" style:family="table-cell">
      <style:table-cell-properties fo:background-color="#FFFFFF" style:vertical-align="middle"/>
    </style:style>
    <style:style style:name="Table37.Cell54" style:family="table-cell">
      <style:table-cell-properties fo:background-color="#FFFFFF" style:vertical-align="middle"/>
    </style:style>
    <style:style style:name="Table37.Cell55" style:family="table-cell">
      <style:table-cell-properties fo:background-color="#FFFFFF" style:vertical-align="middle"/>
    </style:style>
    <style:style style:name="Table37.Cell56" style:family="table-cell">
      <style:table-cell-properties fo:background-color="#FFFFFF" style:vertical-align="middle"/>
    </style:style>
    <style:style style:name="Table37.Cell57" style:family="table-cell">
      <style:table-cell-properties fo:background-color="#FFFFFF" style:vertical-align="middle"/>
    </style:style>
    <style:style style:name="Table37.Cell58" style:family="table-cell">
      <style:table-cell-properties fo:background-color="#FFFFFF" style:vertical-align="middle"/>
    </style:style>
    <style:style style:name="Table37.Cell59" style:family="table-cell">
      <style:table-cell-properties fo:background-color="#FFFFFF" style:vertical-align="middle"/>
    </style:style>
    <style:style style:name="Table37.Cell60" style:family="table-cell">
      <style:table-cell-properties fo:background-color="#FFFFFF" style:vertical-align="middle"/>
    </style:style>
    <style:style style:name="Table37.Cell61" style:family="table-cell">
      <style:table-cell-properties fo:background-color="#FFFFFF"/>
    </style:style>
    <style:style style:name="Table37.Cell62" style:family="table-cell">
      <style:table-cell-properties fo:background-color="#FFFFFF"/>
    </style:style>
    <style:style style:name="Table37.Cell63" style:family="table-cell">
      <style:table-cell-properties fo:background-color="#FFFFFF"/>
    </style:style>
    <style:style style:name="Table38" style:family="table">
      <style:table-properties style:writing-mode="lr-tb" style:width="10.626cm" table:align="center"/>
    </style:style>
    <style:style style:name="Table38.C1" style:family="table-column">
      <style:table-column-properties style:column-width="8.026cm"/>
    </style:style>
    <style:style style:name="Table38.C2" style:family="table-column">
      <style:table-column-properties style:column-width="2.600cm"/>
    </style:style>
    <style:style style:name="Table38.R1" style:family="table-row">
      <style:table-row-properties style:row-height="0.796cm"/>
    </style:style>
    <style:style style:name="Table38.R2" style:family="table-row">
      <style:table-row-properties style:row-height="1.067cm"/>
    </style:style>
    <style:style style:name="Table38.R3" style:family="table-row">
      <style:table-row-properties style:row-height="0.940cm"/>
    </style:style>
    <style:style style:name="Table38.R4" style:family="table-row">
      <style:table-row-properties style:row-height="0.871cm"/>
    </style:style>
    <style:style style:name="Table38.R5" style:family="table-row">
      <style:table-row-properties style:row-height="1.083cm"/>
    </style:style>
    <style:style style:name="Table38.R6" style:family="table-row">
      <style:table-row-properties style:row-height="1.134cm"/>
    </style:style>
    <style:style style:name="Table38.R7" style:family="table-row">
      <style:table-row-properties style:row-height="1.101cm"/>
    </style:style>
    <style:style style:name="Table38.R8" style:family="table-row">
      <style:table-row-properties style:row-height="1.067cm"/>
    </style:style>
    <style:style style:name="Table38.R9" style:family="table-row">
      <style:table-row-properties style:row-height="1.101cm"/>
    </style:style>
    <style:style style:name="Table38.R10" style:family="table-row">
      <style:table-row-properties style:row-height="1.109cm"/>
    </style:style>
    <style:style style:name="Table38.R11" style:family="table-row">
      <style:table-row-properties style:row-height="1.092cm"/>
    </style:style>
    <style:style style:name="Table38.R12" style:family="table-row">
      <style:table-row-properties style:row-height="1.101cm"/>
    </style:style>
    <style:style style:name="Table38.R13" style:family="table-row">
      <style:table-row-properties style:row-height="1.109cm"/>
    </style:style>
    <style:style style:name="Table38.R14" style:family="table-row">
      <style:table-row-properties style:row-height="1.083cm"/>
    </style:style>
    <style:style style:name="Table38.R15" style:family="table-row">
      <style:table-row-properties style:row-height="1.109cm"/>
    </style:style>
    <style:style style:name="Table38.R16" style:family="table-row">
      <style:table-row-properties style:row-height="1.125cm"/>
    </style:style>
    <style:style style:name="Table38.R17" style:family="table-row">
      <style:table-row-properties style:row-height="1.109cm"/>
    </style:style>
    <style:style style:name="Table38.R18" style:family="table-row">
      <style:table-row-properties style:row-height="1.092cm"/>
    </style:style>
    <style:style style:name="Table38.R19" style:family="table-row">
      <style:table-row-properties style:row-height="1.118cm"/>
    </style:style>
    <style:style style:name="Table38.R20" style:family="table-row">
      <style:table-row-properties style:row-height="1.076cm"/>
    </style:style>
    <style:style style:name="Table38.R21" style:family="table-row">
      <style:table-row-properties style:row-height="0.780cm"/>
    </style:style>
    <style:style style:name="Table38.Cell1" style:family="table-cell">
      <style:table-cell-properties fo:background-color="#FFFFFF" style:vertical-align="top"/>
    </style:style>
    <style:style style:name="Table38.Cell2" style:family="table-cell">
      <style:table-cell-properties fo:background-color="#FFFFFF" style:vertical-align="top"/>
    </style:style>
    <style:style style:name="Table38.Cell3" style:family="table-cell">
      <style:table-cell-properties fo:background-color="#FFFFFF" style:vertical-align="middle"/>
    </style:style>
    <style:style style:name="Table38.Cell4" style:family="table-cell">
      <style:table-cell-properties fo:background-color="#FFFFFF" style:vertical-align="middle"/>
    </style:style>
    <style:style style:name="Table38.Cell5" style:family="table-cell">
      <style:table-cell-properties fo:background-color="#FFFFFF"/>
    </style:style>
    <style:style style:name="Table38.Cell6" style:family="table-cell">
      <style:table-cell-properties fo:background-color="#FFFFFF"/>
    </style:style>
    <style:style style:name="Table38.Cell7" style:family="table-cell">
      <style:table-cell-properties fo:background-color="#FFFFFF" style:vertical-align="top"/>
    </style:style>
    <style:style style:name="Table38.Cell8" style:family="table-cell">
      <style:table-cell-properties fo:background-color="#FFFFFF" style:vertical-align="top"/>
    </style:style>
    <style:style style:name="Table38.Cell9" style:family="table-cell">
      <style:table-cell-properties fo:background-color="#FFFFFF" style:vertical-align="middle"/>
    </style:style>
    <style:style style:name="Table38.Cell10" style:family="table-cell">
      <style:table-cell-properties fo:background-color="#FFFFFF" style:vertical-align="middle"/>
    </style:style>
    <style:style style:name="Table38.Cell11" style:family="table-cell">
      <style:table-cell-properties fo:background-color="#FFFFFF" style:vertical-align="middle"/>
    </style:style>
    <style:style style:name="Table38.Cell12" style:family="table-cell">
      <style:table-cell-properties fo:background-color="#FFFFFF" style:vertical-align="middle"/>
    </style:style>
    <style:style style:name="Table38.Cell13" style:family="table-cell">
      <style:table-cell-properties fo:background-color="#FFFFFF" style:vertical-align="middle"/>
    </style:style>
    <style:style style:name="Table38.Cell14" style:family="table-cell">
      <style:table-cell-properties fo:background-color="#FFFFFF" style:vertical-align="middle"/>
    </style:style>
    <style:style style:name="Table38.Cell15" style:family="table-cell">
      <style:table-cell-properties fo:background-color="#FFFFFF" style:vertical-align="middle"/>
    </style:style>
    <style:style style:name="Table38.Cell16" style:family="table-cell">
      <style:table-cell-properties fo:background-color="#FFFFFF" style:vertical-align="middle"/>
    </style:style>
    <style:style style:name="Table38.Cell17" style:family="table-cell">
      <style:table-cell-properties fo:background-color="#FFFFFF" style:vertical-align="middle"/>
    </style:style>
    <style:style style:name="Table38.Cell18" style:family="table-cell">
      <style:table-cell-properties fo:background-color="#FFFFFF" style:vertical-align="middle"/>
    </style:style>
    <style:style style:name="Table38.Cell19" style:family="table-cell">
      <style:table-cell-properties fo:background-color="#FFFFFF" style:vertical-align="middle"/>
    </style:style>
    <style:style style:name="Table38.Cell20" style:family="table-cell">
      <style:table-cell-properties fo:background-color="#FFFFFF" style:vertical-align="middle"/>
    </style:style>
    <style:style style:name="Table38.Cell21" style:family="table-cell">
      <style:table-cell-properties fo:background-color="#FFFFFF" style:vertical-align="middle"/>
    </style:style>
    <style:style style:name="Table38.Cell22" style:family="table-cell">
      <style:table-cell-properties fo:background-color="#FFFFFF" style:vertical-align="middle"/>
    </style:style>
    <style:style style:name="Table38.Cell23" style:family="table-cell">
      <style:table-cell-properties fo:background-color="#FFFFFF" style:vertical-align="middle"/>
    </style:style>
    <style:style style:name="Table38.Cell24" style:family="table-cell">
      <style:table-cell-properties fo:background-color="#FFFFFF" style:vertical-align="middle"/>
    </style:style>
    <style:style style:name="Table38.Cell25" style:family="table-cell">
      <style:table-cell-properties fo:background-color="#FFFFFF" style:vertical-align="middle"/>
    </style:style>
    <style:style style:name="Table38.Cell26" style:family="table-cell">
      <style:table-cell-properties fo:background-color="#FFFFFF" style:vertical-align="middle"/>
    </style:style>
    <style:style style:name="Table38.Cell27" style:family="table-cell">
      <style:table-cell-properties fo:background-color="#FFFFFF" style:vertical-align="middle"/>
    </style:style>
    <style:style style:name="Table38.Cell28" style:family="table-cell">
      <style:table-cell-properties fo:background-color="#FFFFFF" style:vertical-align="middle"/>
    </style:style>
    <style:style style:name="Table38.Cell29" style:family="table-cell">
      <style:table-cell-properties fo:background-color="#FFFFFF" style:vertical-align="middle"/>
    </style:style>
    <style:style style:name="Table38.Cell30" style:family="table-cell">
      <style:table-cell-properties fo:background-color="#FFFFFF" style:vertical-align="middle"/>
    </style:style>
    <style:style style:name="Table38.Cell31" style:family="table-cell">
      <style:table-cell-properties fo:background-color="#FFFFFF" style:vertical-align="middle"/>
    </style:style>
    <style:style style:name="Table38.Cell32" style:family="table-cell">
      <style:table-cell-properties fo:background-color="#FFFFFF" style:vertical-align="middle"/>
    </style:style>
    <style:style style:name="Table38.Cell33" style:family="table-cell">
      <style:table-cell-properties fo:background-color="#FFFFFF" style:vertical-align="middle"/>
    </style:style>
    <style:style style:name="Table38.Cell34" style:family="table-cell">
      <style:table-cell-properties fo:background-color="#FFFFFF" style:vertical-align="middle"/>
    </style:style>
    <style:style style:name="Table38.Cell35" style:family="table-cell">
      <style:table-cell-properties fo:background-color="#FFFFFF" style:vertical-align="middle"/>
    </style:style>
    <style:style style:name="Table38.Cell36" style:family="table-cell">
      <style:table-cell-properties fo:background-color="#FFFFFF" style:vertical-align="middle"/>
    </style:style>
    <style:style style:name="Table38.Cell37" style:family="table-cell">
      <style:table-cell-properties fo:background-color="#FFFFFF" style:vertical-align="middle"/>
    </style:style>
    <style:style style:name="Table38.Cell38" style:family="table-cell">
      <style:table-cell-properties fo:background-color="#FFFFFF" style:vertical-align="middle"/>
    </style:style>
    <style:style style:name="Table38.Cell39" style:family="table-cell">
      <style:table-cell-properties fo:background-color="#FFFFFF" style:vertical-align="middle"/>
    </style:style>
    <style:style style:name="Table38.Cell40" style:family="table-cell">
      <style:table-cell-properties fo:background-color="#FFFFFF" style:vertical-align="middle"/>
    </style:style>
    <style:style style:name="Table38.Cell41" style:family="table-cell">
      <style:table-cell-properties fo:background-color="#FFFFFF"/>
    </style:style>
    <style:style style:name="Table38.Cell42" style:family="table-cell">
      <style:table-cell-properties fo:background-color="#FFFFFF"/>
    </style:style>
    <style:style style:name="Table39" style:family="table">
      <style:table-properties style:writing-mode="lr-tb" style:width="16.662cm" table:align="center"/>
    </style:style>
    <style:style style:name="Table39.C1" style:family="table-column">
      <style:table-column-properties style:column-width="5.343cm"/>
    </style:style>
    <style:style style:name="Table39.C2" style:family="table-column">
      <style:table-column-properties style:column-width="1.337cm"/>
    </style:style>
    <style:style style:name="Table39.C3" style:family="table-column">
      <style:table-column-properties style:column-width="6.205cm"/>
    </style:style>
    <style:style style:name="Table39.C4" style:family="table-column">
      <style:table-column-properties style:column-width="3.776cm"/>
    </style:style>
    <style:style style:name="Table39.R1" style:family="table-row">
      <style:table-row-properties style:row-height="3.030cm"/>
    </style:style>
    <style:style style:name="Table39.R2" style:family="table-row">
      <style:table-row-properties style:row-height="1.092cm"/>
    </style:style>
    <style:style style:name="Table39.R3" style:family="table-row">
      <style:table-row-properties style:row-height="1.067cm"/>
    </style:style>
    <style:style style:name="Table39.R4" style:family="table-row">
      <style:table-row-properties style:row-height="1.092cm"/>
    </style:style>
    <style:style style:name="Table39.R5" style:family="table-row">
      <style:table-row-properties style:row-height="1.134cm"/>
    </style:style>
    <style:style style:name="Table39.R6" style:family="table-row">
      <style:table-row-properties style:row-height="1.109cm"/>
    </style:style>
    <style:style style:name="Table39.R7" style:family="table-row">
      <style:table-row-properties style:row-height="1.787cm"/>
    </style:style>
    <style:style style:name="Table39.R8" style:family="table-row">
      <style:table-row-properties style:row-height="1.118cm"/>
    </style:style>
    <style:style style:name="Table39.R9" style:family="table-row">
      <style:table-row-properties style:row-height="1.101cm"/>
    </style:style>
    <style:style style:name="Table39.R10" style:family="table-row">
      <style:table-row-properties style:row-height="1.101cm"/>
    </style:style>
    <style:style style:name="Table39.R11" style:family="table-row">
      <style:table-row-properties style:row-height="1.092cm"/>
    </style:style>
    <style:style style:name="Table39.R12" style:family="table-row">
      <style:table-row-properties style:row-height="1.101cm"/>
    </style:style>
    <style:style style:name="Table39.R13" style:family="table-row">
      <style:table-row-properties style:row-height="1.083cm"/>
    </style:style>
    <style:style style:name="Table39.R14" style:family="table-row">
      <style:table-row-properties style:row-height="1.642cm"/>
    </style:style>
    <style:style style:name="Table39.R15" style:family="table-row">
      <style:table-row-properties style:row-height="2.362cm"/>
    </style:style>
    <style:style style:name="Table39.R16" style:family="table-row">
      <style:table-row-properties style:row-height="1.803cm"/>
    </style:style>
    <style:style style:name="Table39.R17" style:family="table-row">
      <style:table-row-properties style:row-height="1.363cm"/>
    </style:style>
    <style:style style:name="Table39.R18" style:family="table-row">
      <style:table-row-properties style:row-height="0.931cm"/>
    </style:style>
    <style:style style:name="Table39.Cell1" style:family="table-cell">
      <style:table-cell-properties fo:background-color="#FFFFFF" style:vertical-align="top"/>
    </style:style>
    <style:style style:name="Table39.Cell2" style:family="table-cell">
      <style:table-cell-properties fo:background-color="#FFFFFF" style:vertical-align="top"/>
    </style:style>
    <style:style style:name="Table39.Cell3" style:family="table-cell">
      <style:table-cell-properties fo:background-color="#FFFFFF" style:vertical-align="top"/>
    </style:style>
    <style:style style:name="Table39.Cell4" style:family="table-cell">
      <style:table-cell-properties fo:background-color="#FFFFFF" style:vertical-align="top"/>
    </style:style>
    <style:style style:name="Table39.Cell5" style:family="table-cell">
      <style:table-cell-properties fo:background-color="#FFFFFF" style:vertical-align="middle"/>
    </style:style>
    <style:style style:name="Table39.Cell6" style:family="table-cell">
      <style:table-cell-properties fo:background-color="#FFFFFF" style:vertical-align="middle"/>
    </style:style>
    <style:style style:name="Table39.Cell7" style:family="table-cell">
      <style:table-cell-properties fo:background-color="#FFFFFF" style:vertical-align="middle"/>
    </style:style>
    <style:style style:name="Table39.Cell8" style:family="table-cell">
      <style:table-cell-properties fo:background-color="#FFFFFF" style:vertical-align="middle"/>
    </style:style>
    <style:style style:name="Table39.Cell9" style:family="table-cell">
      <style:table-cell-properties fo:background-color="#FFFFFF" style:vertical-align="top"/>
    </style:style>
    <style:style style:name="Table39.Cell10" style:family="table-cell">
      <style:table-cell-properties fo:background-color="#FFFFFF" style:vertical-align="middle"/>
    </style:style>
    <style:style style:name="Table39.Cell11" style:family="table-cell">
      <style:table-cell-properties fo:background-color="#FFFFFF" style:vertical-align="middle"/>
    </style:style>
    <style:style style:name="Table39.Cell12" style:family="table-cell">
      <style:table-cell-properties fo:background-color="#FFFFFF" style:vertical-align="middle"/>
    </style:style>
    <style:style style:name="Table39.Cell13" style:family="table-cell">
      <style:table-cell-properties fo:background-color="#FFFFFF" style:vertical-align="top"/>
    </style:style>
    <style:style style:name="Table39.Cell14" style:family="table-cell">
      <style:table-cell-properties fo:background-color="#FFFFFF" style:vertical-align="middle"/>
    </style:style>
    <style:style style:name="Table39.Cell15" style:family="table-cell">
      <style:table-cell-properties fo:background-color="#FFFFFF" style:vertical-align="middle"/>
    </style:style>
    <style:style style:name="Table39.Cell16" style:family="table-cell">
      <style:table-cell-properties fo:background-color="#FFFFFF" style:vertical-align="middle"/>
    </style:style>
    <style:style style:name="Table39.Cell17" style:family="table-cell">
      <style:table-cell-properties fo:background-color="#FFFFFF" style:vertical-align="top"/>
    </style:style>
    <style:style style:name="Table39.Cell18" style:family="table-cell">
      <style:table-cell-properties fo:background-color="#FFFFFF" style:vertical-align="middle"/>
    </style:style>
    <style:style style:name="Table39.Cell19" style:family="table-cell">
      <style:table-cell-properties fo:background-color="#FFFFFF" style:vertical-align="middle"/>
    </style:style>
    <style:style style:name="Table39.Cell20" style:family="table-cell">
      <style:table-cell-properties fo:background-color="#FFFFFF" style:vertical-align="middle"/>
    </style:style>
    <style:style style:name="Table39.Cell21" style:family="table-cell">
      <style:table-cell-properties fo:background-color="#FFFFFF" style:vertical-align="top"/>
    </style:style>
    <style:style style:name="Table39.Cell22" style:family="table-cell">
      <style:table-cell-properties fo:background-color="#FFFFFF" style:vertical-align="middle"/>
    </style:style>
    <style:style style:name="Table39.Cell23" style:family="table-cell">
      <style:table-cell-properties fo:background-color="#FFFFFF" style:vertical-align="middle"/>
    </style:style>
    <style:style style:name="Table39.Cell24" style:family="table-cell">
      <style:table-cell-properties fo:background-color="#FFFFFF" style:vertical-align="middle"/>
    </style:style>
    <style:style style:name="Table39.Cell25" style:family="table-cell">
      <style:table-cell-properties fo:background-color="#FFFFFF" style:vertical-align="top"/>
    </style:style>
    <style:style style:name="Table39.Cell26" style:family="table-cell">
      <style:table-cell-properties fo:background-color="#FFFFFF" style:vertical-align="middle"/>
    </style:style>
    <style:style style:name="Table39.Cell27" style:family="table-cell">
      <style:table-cell-properties fo:background-color="#FFFFFF" style:vertical-align="middle"/>
    </style:style>
    <style:style style:name="Table39.Cell28" style:family="table-cell">
      <style:table-cell-properties fo:background-color="#FFFFFF" style:vertical-align="top"/>
    </style:style>
    <style:style style:name="Table39.Cell29" style:family="table-cell">
      <style:table-cell-properties fo:background-color="#FFFFFF" style:vertical-align="top"/>
    </style:style>
    <style:style style:name="Table39.Cell30" style:family="table-cell">
      <style:table-cell-properties fo:background-color="#FFFFFF" style:vertical-align="middle"/>
    </style:style>
    <style:style style:name="Table39.Cell31" style:family="table-cell">
      <style:table-cell-properties fo:background-color="#FFFFFF" style:vertical-align="middle"/>
    </style:style>
    <style:style style:name="Table39.Cell32" style:family="table-cell">
      <style:table-cell-properties fo:background-color="#FFFFFF" style:vertical-align="middle"/>
    </style:style>
    <style:style style:name="Table39.Cell33" style:family="table-cell">
      <style:table-cell-properties fo:background-color="#FFFFFF" style:vertical-align="top"/>
    </style:style>
    <style:style style:name="Table39.Cell34" style:family="table-cell">
      <style:table-cell-properties fo:background-color="#FFFFFF" style:vertical-align="middle"/>
    </style:style>
    <style:style style:name="Table39.Cell35" style:family="table-cell">
      <style:table-cell-properties fo:background-color="#FFFFFF" style:vertical-align="middle"/>
    </style:style>
    <style:style style:name="Table39.Cell36" style:family="table-cell">
      <style:table-cell-properties fo:background-color="#FFFFFF" style:vertical-align="middle"/>
    </style:style>
    <style:style style:name="Table39.Cell37" style:family="table-cell">
      <style:table-cell-properties fo:background-color="#FFFFFF" style:vertical-align="top"/>
    </style:style>
    <style:style style:name="Table39.Cell38" style:family="table-cell">
      <style:table-cell-properties fo:background-color="#FFFFFF" style:vertical-align="middle"/>
    </style:style>
    <style:style style:name="Table39.Cell39" style:family="table-cell">
      <style:table-cell-properties fo:background-color="#FFFFFF" style:vertical-align="middle"/>
    </style:style>
    <style:style style:name="Table39.Cell40" style:family="table-cell">
      <style:table-cell-properties fo:background-color="#FFFFFF" style:vertical-align="middle"/>
    </style:style>
    <style:style style:name="Table39.Cell41" style:family="table-cell">
      <style:table-cell-properties fo:background-color="#FFFFFF" style:vertical-align="top"/>
    </style:style>
    <style:style style:name="Table39.Cell42" style:family="table-cell">
      <style:table-cell-properties fo:background-color="#FFFFFF" style:vertical-align="middle"/>
    </style:style>
    <style:style style:name="Table39.Cell43" style:family="table-cell">
      <style:table-cell-properties fo:background-color="#FFFFFF" style:vertical-align="middle"/>
    </style:style>
    <style:style style:name="Table39.Cell44" style:family="table-cell">
      <style:table-cell-properties fo:background-color="#FFFFFF" style:vertical-align="middle"/>
    </style:style>
    <style:style style:name="Table39.Cell45" style:family="table-cell">
      <style:table-cell-properties fo:background-color="#FFFFFF" style:vertical-align="top"/>
    </style:style>
    <style:style style:name="Table39.Cell46" style:family="table-cell">
      <style:table-cell-properties fo:background-color="#FFFFFF" style:vertical-align="middle"/>
    </style:style>
    <style:style style:name="Table39.Cell47" style:family="table-cell">
      <style:table-cell-properties fo:background-color="#FFFFFF" style:vertical-align="middle"/>
    </style:style>
    <style:style style:name="Table39.Cell48" style:family="table-cell">
      <style:table-cell-properties fo:background-color="#FFFFFF" style:vertical-align="middle"/>
    </style:style>
    <style:style style:name="Table39.Cell49" style:family="table-cell">
      <style:table-cell-properties fo:background-color="#FFFFFF" style:vertical-align="top"/>
    </style:style>
    <style:style style:name="Table39.Cell50" style:family="table-cell">
      <style:table-cell-properties fo:background-color="#FFFFFF" style:vertical-align="middle"/>
    </style:style>
    <style:style style:name="Table39.Cell51" style:family="table-cell">
      <style:table-cell-properties fo:background-color="#FFFFFF" style:vertical-align="middle"/>
    </style:style>
    <style:style style:name="Table39.Cell52" style:family="table-cell">
      <style:table-cell-properties fo:background-color="#FFFFFF" style:vertical-align="middle"/>
    </style:style>
    <style:style style:name="Table39.Cell53" style:family="table-cell">
      <style:table-cell-properties fo:background-color="#FFFFFF" style:vertical-align="top"/>
    </style:style>
    <style:style style:name="Table39.Cell54" style:family="table-cell">
      <style:table-cell-properties fo:background-color="#FFFFFF" style:vertical-align="top"/>
    </style:style>
    <style:style style:name="Table39.Cell55" style:family="table-cell">
      <style:table-cell-properties fo:background-color="#FFFFFF" style:vertical-align="top"/>
    </style:style>
    <style:style style:name="Table39.Cell56" style:family="table-cell">
      <style:table-cell-properties fo:background-color="#FFFFFF" style:vertical-align="top"/>
    </style:style>
    <style:style style:name="Table39.Cell57" style:family="table-cell">
      <style:table-cell-properties fo:background-color="#FFFFFF" style:vertical-align="middle"/>
    </style:style>
    <style:style style:name="Table39.Cell58" style:family="table-cell">
      <style:table-cell-properties fo:background-color="#FFFFFF" style:vertical-align="middle"/>
    </style:style>
    <style:style style:name="Table39.Cell59" style:family="table-cell">
      <style:table-cell-properties fo:background-color="#FFFFFF"/>
    </style:style>
    <style:style style:name="Table39.Cell60" style:family="table-cell">
      <style:table-cell-properties fo:background-color="#FFFFFF" style:vertical-align="middle"/>
    </style:style>
    <style:style style:name="Table39.Cell61" style:family="table-cell">
      <style:table-cell-properties fo:background-color="#FFFFFF" style:vertical-align="top"/>
    </style:style>
    <style:style style:name="Table39.Cell62" style:family="table-cell">
      <style:table-cell-properties fo:background-color="#FFFFFF" style:vertical-align="middle"/>
    </style:style>
    <style:style style:name="Table39.Cell63" style:family="table-cell">
      <style:table-cell-properties fo:background-color="#FFFFFF" style:vertical-align="middle"/>
    </style:style>
    <style:style style:name="Table39.Cell64" style:family="table-cell">
      <style:table-cell-properties fo:background-color="#FFFFFF" style:vertical-align="top"/>
    </style:style>
    <style:style style:name="Table39.Cell65" style:family="table-cell">
      <style:table-cell-properties fo:background-color="#FFFFFF" style:vertical-align="top"/>
    </style:style>
    <style:style style:name="Table39.Cell66" style:family="table-cell">
      <style:table-cell-properties fo:background-color="#FFFFFF" style:vertical-align="middle"/>
    </style:style>
    <style:style style:name="Table39.Cell67" style:family="table-cell">
      <style:table-cell-properties fo:background-color="#FFFFFF" style:vertical-align="middle"/>
    </style:style>
    <style:style style:name="Table39.Cell68" style:family="table-cell">
      <style:table-cell-properties fo:background-color="#FFFFFF" style:vertical-align="middle"/>
    </style:style>
    <style:style style:name="Table39.Cell69" style:family="table-cell">
      <style:table-cell-properties fo:background-color="#FFFFFF" style:vertical-align="top"/>
    </style:style>
    <style:style style:name="Table39.Cell70" style:family="table-cell">
      <style:table-cell-properties fo:background-color="#FFFFFF" style:vertical-align="top"/>
    </style:style>
    <style:style style:name="Table39.Cell71" style:family="table-cell">
      <style:table-cell-properties fo:background-color="#FFFFFF"/>
    </style:style>
    <style:style style:name="Table39.Cell72" style:family="table-cell">
      <style:table-cell-properties fo:background-color="#FFFFFF" style:vertical-align="top"/>
    </style:style>
    <style:style style:name="Table40" style:family="table">
      <style:table-properties style:writing-mode="lr-tb" style:width="10.626cm" table:align="center"/>
    </style:style>
    <style:style style:name="Table40.C1" style:family="table-column">
      <style:table-column-properties style:column-width="0.653cm"/>
    </style:style>
    <style:style style:name="Table40.C2" style:family="table-column">
      <style:table-column-properties style:column-width="6.265cm"/>
    </style:style>
    <style:style style:name="Table40.C3" style:family="table-column">
      <style:table-column-properties style:column-width="3.708cm"/>
    </style:style>
    <style:style style:name="Table40.R1" style:family="table-row">
      <style:table-row-properties style:row-height="0.610cm"/>
    </style:style>
    <style:style style:name="Table40.R2" style:family="table-row">
      <style:table-row-properties style:row-height="1.118cm"/>
    </style:style>
    <style:style style:name="Table40.R3" style:family="table-row">
      <style:table-row-properties style:row-height="1.304cm"/>
    </style:style>
    <style:style style:name="Table40.R4" style:family="table-row">
      <style:table-row-properties style:row-height="1.092cm"/>
    </style:style>
    <style:style style:name="Table40.R5" style:family="table-row">
      <style:table-row-properties style:row-height="1.083cm"/>
    </style:style>
    <style:style style:name="Table40.R6" style:family="table-row">
      <style:table-row-properties style:row-height="1.118cm"/>
    </style:style>
    <style:style style:name="Table40.R7" style:family="table-row">
      <style:table-row-properties style:row-height="1.092cm"/>
    </style:style>
    <style:style style:name="Table40.R8" style:family="table-row">
      <style:table-row-properties style:row-height="1.076cm"/>
    </style:style>
    <style:style style:name="Table40.R9" style:family="table-row">
      <style:table-row-properties style:row-height="1.125cm"/>
    </style:style>
    <style:style style:name="Table40.R10" style:family="table-row">
      <style:table-row-properties style:row-height="1.109cm"/>
    </style:style>
    <style:style style:name="Table40.R11" style:family="table-row">
      <style:table-row-properties style:row-height="1.083cm"/>
    </style:style>
    <style:style style:name="Table40.R12" style:family="table-row">
      <style:table-row-properties style:row-height="1.845cm"/>
    </style:style>
    <style:style style:name="Table40.R13" style:family="table-row">
      <style:table-row-properties style:row-height="1.058cm"/>
    </style:style>
    <style:style style:name="Table40.R14" style:family="table-row">
      <style:table-row-properties style:row-height="1.092cm"/>
    </style:style>
    <style:style style:name="Table40.R15" style:family="table-row">
      <style:table-row-properties style:row-height="1.083cm"/>
    </style:style>
    <style:style style:name="Table40.R16" style:family="table-row">
      <style:table-row-properties style:row-height="0.940cm"/>
    </style:style>
    <style:style style:name="Table40.R17" style:family="table-row">
      <style:table-row-properties style:row-height="1.363cm"/>
    </style:style>
    <style:style style:name="Table40.Cell1" style:family="table-cell">
      <style:table-cell-properties fo:background-color="#FFFFFF" style:vertical-align="top"/>
    </style:style>
    <style:style style:name="Table40.Cell2" style:family="table-cell">
      <style:table-cell-properties fo:background-color="#FFFFFF" style:vertical-align="top"/>
    </style:style>
    <style:style style:name="Table40.Cell3" style:family="table-cell">
      <style:table-cell-properties fo:background-color="#FFFFFF" style:vertical-align="top"/>
    </style:style>
    <style:style style:name="Table40.Cell4" style:family="table-cell">
      <style:table-cell-properties fo:background-color="#FFFFFF" style:vertical-align="top"/>
    </style:style>
    <style:style style:name="Table40.Cell5" style:family="table-cell">
      <style:table-cell-properties fo:background-color="#FFFFFF" style:vertical-align="top"/>
    </style:style>
    <style:style style:name="Table40.Cell6" style:family="table-cell">
      <style:table-cell-properties fo:background-color="#FFFFFF" style:vertical-align="top"/>
    </style:style>
    <style:style style:name="Table40.Cell7" style:family="table-cell">
      <style:table-cell-properties fo:background-color="#FFFFFF" style:vertical-align="top"/>
    </style:style>
    <style:style style:name="Table40.Cell8" style:family="table-cell">
      <style:table-cell-properties fo:background-color="#FFFFFF" style:vertical-align="middle"/>
    </style:style>
    <style:style style:name="Table40.Cell9" style:family="table-cell">
      <style:table-cell-properties fo:background-color="#FFFFFF" style:vertical-align="middle"/>
    </style:style>
    <style:style style:name="Table40.Cell10" style:family="table-cell">
      <style:table-cell-properties fo:background-color="#FFFFFF" style:vertical-align="middle"/>
    </style:style>
    <style:style style:name="Table40.Cell11" style:family="table-cell">
      <style:table-cell-properties fo:background-color="#FFFFFF" style:vertical-align="middle"/>
    </style:style>
    <style:style style:name="Table40.Cell12" style:family="table-cell">
      <style:table-cell-properties fo:background-color="#FFFFFF" style:vertical-align="middle"/>
    </style:style>
    <style:style style:name="Table40.Cell13" style:family="table-cell">
      <style:table-cell-properties fo:background-color="#FFFFFF" style:vertical-align="middle"/>
    </style:style>
    <style:style style:name="Table40.Cell14" style:family="table-cell">
      <style:table-cell-properties fo:background-color="#FFFFFF" style:vertical-align="middle"/>
    </style:style>
    <style:style style:name="Table40.Cell15" style:family="table-cell">
      <style:table-cell-properties fo:background-color="#FFFFFF" style:vertical-align="middle"/>
    </style:style>
    <style:style style:name="Table40.Cell16" style:family="table-cell">
      <style:table-cell-properties fo:background-color="#FFFFFF" style:vertical-align="middle"/>
    </style:style>
    <style:style style:name="Table40.Cell17" style:family="table-cell">
      <style:table-cell-properties fo:background-color="#FFFFFF" style:vertical-align="middle"/>
    </style:style>
    <style:style style:name="Table40.Cell18" style:family="table-cell">
      <style:table-cell-properties fo:background-color="#FFFFFF" style:vertical-align="middle"/>
    </style:style>
    <style:style style:name="Table40.Cell19" style:family="table-cell">
      <style:table-cell-properties fo:background-color="#FFFFFF" style:vertical-align="middle"/>
    </style:style>
    <style:style style:name="Table40.Cell20" style:family="table-cell">
      <style:table-cell-properties fo:background-color="#FFFFFF" style:vertical-align="middle"/>
    </style:style>
    <style:style style:name="Table40.Cell21" style:family="table-cell">
      <style:table-cell-properties fo:background-color="#FFFFFF" style:vertical-align="middle"/>
    </style:style>
    <style:style style:name="Table40.Cell22" style:family="table-cell">
      <style:table-cell-properties fo:background-color="#FFFFFF" style:vertical-align="middle"/>
    </style:style>
    <style:style style:name="Table40.Cell23" style:family="table-cell">
      <style:table-cell-properties fo:background-color="#FFFFFF" style:vertical-align="middle"/>
    </style:style>
    <style:style style:name="Table40.Cell24" style:family="table-cell">
      <style:table-cell-properties fo:background-color="#FFFFFF" style:vertical-align="middle"/>
    </style:style>
    <style:style style:name="Table40.Cell25" style:family="table-cell">
      <style:table-cell-properties fo:background-color="#FFFFFF" style:vertical-align="middle"/>
    </style:style>
    <style:style style:name="Table40.Cell26" style:family="table-cell">
      <style:table-cell-properties fo:background-color="#FFFFFF" style:vertical-align="middle"/>
    </style:style>
    <style:style style:name="Table40.Cell27" style:family="table-cell">
      <style:table-cell-properties fo:background-color="#FFFFFF" style:vertical-align="middle"/>
    </style:style>
    <style:style style:name="Table40.Cell28" style:family="table-cell">
      <style:table-cell-properties fo:background-color="#FFFFFF" style:vertical-align="middle"/>
    </style:style>
    <style:style style:name="Table40.Cell29" style:family="table-cell">
      <style:table-cell-properties fo:background-color="#FFFFFF" style:vertical-align="middle"/>
    </style:style>
    <style:style style:name="Table40.Cell30" style:family="table-cell">
      <style:table-cell-properties fo:background-color="#FFFFFF" style:vertical-align="middle"/>
    </style:style>
    <style:style style:name="Table40.Cell31" style:family="table-cell">
      <style:table-cell-properties fo:background-color="#FFFFFF" style:vertical-align="middle"/>
    </style:style>
    <style:style style:name="Table40.Cell32" style:family="table-cell">
      <style:table-cell-properties fo:background-color="#FFFFFF" style:vertical-align="middle"/>
    </style:style>
    <style:style style:name="Table40.Cell33" style:family="table-cell">
      <style:table-cell-properties fo:background-color="#FFFFFF" style:vertical-align="middle"/>
    </style:style>
    <style:style style:name="Table40.Cell34" style:family="table-cell">
      <style:table-cell-properties fo:background-color="#FFFFFF" style:vertical-align="middle"/>
    </style:style>
    <style:style style:name="Table40.Cell35" style:family="table-cell">
      <style:table-cell-properties fo:background-color="#FFFFFF" style:vertical-align="middle"/>
    </style:style>
    <style:style style:name="Table40.Cell36" style:family="table-cell">
      <style:table-cell-properties fo:background-color="#FFFFFF" style:vertical-align="middle"/>
    </style:style>
    <style:style style:name="Table40.Cell37" style:family="table-cell">
      <style:table-cell-properties fo:background-color="#FFFFFF" style:vertical-align="middle"/>
    </style:style>
    <style:style style:name="Table40.Cell38" style:family="table-cell">
      <style:table-cell-properties fo:background-color="#FFFFFF" style:vertical-align="middle"/>
    </style:style>
    <style:style style:name="Table40.Cell39" style:family="table-cell">
      <style:table-cell-properties fo:background-color="#FFFFFF" style:vertical-align="middle"/>
    </style:style>
    <style:style style:name="Table40.Cell40" style:family="table-cell">
      <style:table-cell-properties fo:background-color="#FFFFFF" style:vertical-align="middle"/>
    </style:style>
    <style:style style:name="Table40.Cell41" style:family="table-cell">
      <style:table-cell-properties fo:background-color="#FFFFFF" style:vertical-align="middle"/>
    </style:style>
    <style:style style:name="Table40.Cell42" style:family="table-cell">
      <style:table-cell-properties fo:background-color="#FFFFFF" style:vertical-align="middle"/>
    </style:style>
    <style:style style:name="Table40.Cell43" style:family="table-cell">
      <style:table-cell-properties fo:background-color="#FFFFFF" style:vertical-align="middle"/>
    </style:style>
    <style:style style:name="Table40.Cell44" style:family="table-cell">
      <style:table-cell-properties fo:background-color="#FFFFFF" style:vertical-align="middle"/>
    </style:style>
    <style:style style:name="Table40.Cell45" style:family="table-cell">
      <style:table-cell-properties fo:background-color="#FFFFFF" style:vertical-align="middle"/>
    </style:style>
    <style:style style:name="Table40.Cell46" style:family="table-cell">
      <style:table-cell-properties fo:background-color="#FFFFFF"/>
    </style:style>
    <style:style style:name="Table40.Cell47" style:family="table-cell">
      <style:table-cell-properties fo:background-color="#FFFFFF"/>
    </style:style>
    <style:style style:name="Table40.Cell48" style:family="table-cell">
      <style:table-cell-properties fo:background-color="#FFFFFF"/>
    </style:style>
    <style:style style:name="Table40.Cell49" style:family="table-cell">
      <style:table-cell-properties fo:background-color="#FFFFFF" style:vertical-align="top"/>
    </style:style>
    <style:style style:name="Table40.Cell50" style:family="table-cell">
      <style:table-cell-properties fo:background-color="#FFFFFF" style:vertical-align="top"/>
    </style:style>
    <style:style style:name="Table40.Cell51" style:family="table-cell">
      <style:table-cell-properties fo:background-color="#FFFFFF"/>
    </style:style>
    <style:style style:name="Table41" style:family="table">
      <style:table-properties style:writing-mode="lr-tb" style:width="16.655cm" table:align="center"/>
    </style:style>
    <style:style style:name="Table41.C1" style:family="table-column">
      <style:table-column-properties style:column-width="5.249cm"/>
    </style:style>
    <style:style style:name="Table41.C2" style:family="table-column">
      <style:table-column-properties style:column-width="7.357cm"/>
    </style:style>
    <style:style style:name="Table41.C3" style:family="table-column">
      <style:table-column-properties style:column-width="4.046cm"/>
    </style:style>
    <style:style style:name="Table41.R1" style:family="table-row">
      <style:table-row-properties style:row-height="0.617cm"/>
    </style:style>
    <style:style style:name="Table41.R2" style:family="table-row">
      <style:table-row-properties style:row-height="1.490cm"/>
    </style:style>
    <style:style style:name="Table41.R3" style:family="table-row">
      <style:table-row-properties style:row-height="0.914cm"/>
    </style:style>
    <style:style style:name="Table41.R4" style:family="table-row">
      <style:table-row-properties style:row-height="1.067cm"/>
    </style:style>
    <style:style style:name="Table41.R5" style:family="table-row">
      <style:table-row-properties style:row-height="1.101cm"/>
    </style:style>
    <style:style style:name="Table41.R6" style:family="table-row">
      <style:table-row-properties style:row-height="1.092cm"/>
    </style:style>
    <style:style style:name="Table41.R7" style:family="table-row">
      <style:table-row-properties style:row-height="1.101cm"/>
    </style:style>
    <style:style style:name="Table41.R8" style:family="table-row">
      <style:table-row-properties style:row-height="1.134cm"/>
    </style:style>
    <style:style style:name="Table41.R9" style:family="table-row">
      <style:table-row-properties style:row-height="1.067cm"/>
    </style:style>
    <style:style style:name="Table41.R10" style:family="table-row">
      <style:table-row-properties style:row-height="1.101cm"/>
    </style:style>
    <style:style style:name="Table41.R11" style:family="table-row">
      <style:table-row-properties style:row-height="1.101cm"/>
    </style:style>
    <style:style style:name="Table41.R12" style:family="table-row">
      <style:table-row-properties style:row-height="1.101cm"/>
    </style:style>
    <style:style style:name="Table41.R13" style:family="table-row">
      <style:table-row-properties style:row-height="1.101cm"/>
    </style:style>
    <style:style style:name="Table41.R14" style:family="table-row">
      <style:table-row-properties style:row-height="1.101cm"/>
    </style:style>
    <style:style style:name="Table41.R15" style:family="table-row">
      <style:table-row-properties style:row-height="1.101cm"/>
    </style:style>
    <style:style style:name="Table41.R16" style:family="table-row">
      <style:table-row-properties style:row-height="1.118cm"/>
    </style:style>
    <style:style style:name="Table41.R17" style:family="table-row">
      <style:table-row-properties style:row-height="1.125cm"/>
    </style:style>
    <style:style style:name="Table41.R18" style:family="table-row">
      <style:table-row-properties style:row-height="1.101cm"/>
    </style:style>
    <style:style style:name="Table41.R19" style:family="table-row">
      <style:table-row-properties style:row-height="1.067cm"/>
    </style:style>
    <style:style style:name="Table41.R20" style:family="table-row">
      <style:table-row-properties style:row-height="1.134cm"/>
    </style:style>
    <style:style style:name="Table41.R21" style:family="table-row">
      <style:table-row-properties style:row-height="1.101cm"/>
    </style:style>
    <style:style style:name="Table41.R22" style:family="table-row">
      <style:table-row-properties style:row-height="2.177cm"/>
    </style:style>
    <style:style style:name="Table41.Cell1" style:family="table-cell">
      <style:table-cell-properties fo:background-color="#FFFFFF" style:vertical-align="top"/>
    </style:style>
    <style:style style:name="Table41.Cell2" style:family="table-cell">
      <style:table-cell-properties fo:background-color="#FFFFFF" style:vertical-align="top"/>
    </style:style>
    <style:style style:name="Table41.Cell3" style:family="table-cell">
      <style:table-cell-properties fo:background-color="#FFFFFF" style:vertical-align="top"/>
    </style:style>
    <style:style style:name="Table41.Cell4" style:family="table-cell">
      <style:table-cell-properties fo:background-color="#FFFFFF" style:vertical-align="top"/>
    </style:style>
    <style:style style:name="Table41.Cell5" style:family="table-cell">
      <style:table-cell-properties fo:background-color="#FFFFFF" style:vertical-align="top"/>
    </style:style>
    <style:style style:name="Table41.Cell6" style:family="table-cell">
      <style:table-cell-properties fo:background-color="#FFFFFF" style:vertical-align="top"/>
    </style:style>
    <style:style style:name="Table41.Cell7" style:family="table-cell">
      <style:table-cell-properties fo:background-color="#FFFFFF" style:vertical-align="top"/>
    </style:style>
    <style:style style:name="Table41.Cell8" style:family="table-cell">
      <style:table-cell-properties fo:background-color="#FFFFFF" style:vertical-align="top"/>
    </style:style>
    <style:style style:name="Table41.Cell9" style:family="table-cell">
      <style:table-cell-properties fo:background-color="#FFFFFF" style:vertical-align="top"/>
    </style:style>
    <style:style style:name="Table41.Cell10" style:family="table-cell">
      <style:table-cell-properties fo:background-color="#FFFFFF" style:vertical-align="middle"/>
    </style:style>
    <style:style style:name="Table41.Cell11" style:family="table-cell">
      <style:table-cell-properties fo:background-color="#FFFFFF" style:vertical-align="middle"/>
    </style:style>
    <style:style style:name="Table41.Cell12" style:family="table-cell">
      <style:table-cell-properties fo:background-color="#FFFFFF" style:vertical-align="middle"/>
    </style:style>
    <style:style style:name="Table41.Cell13" style:family="table-cell">
      <style:table-cell-properties fo:background-color="#FFFFFF" style:vertical-align="top"/>
    </style:style>
    <style:style style:name="Table41.Cell14" style:family="table-cell">
      <style:table-cell-properties fo:background-color="#FFFFFF" style:vertical-align="middle"/>
    </style:style>
    <style:style style:name="Table41.Cell15" style:family="table-cell">
      <style:table-cell-properties fo:background-color="#FFFFFF" style:vertical-align="middle"/>
    </style:style>
    <style:style style:name="Table41.Cell16" style:family="table-cell">
      <style:table-cell-properties fo:background-color="#FFFFFF" style:vertical-align="top"/>
    </style:style>
    <style:style style:name="Table41.Cell17" style:family="table-cell">
      <style:table-cell-properties fo:background-color="#FFFFFF" style:vertical-align="middle"/>
    </style:style>
    <style:style style:name="Table41.Cell18" style:family="table-cell">
      <style:table-cell-properties fo:background-color="#FFFFFF" style:vertical-align="middle"/>
    </style:style>
    <style:style style:name="Table41.Cell19" style:family="table-cell">
      <style:table-cell-properties fo:background-color="#FFFFFF" style:vertical-align="top"/>
    </style:style>
    <style:style style:name="Table41.Cell20" style:family="table-cell">
      <style:table-cell-properties fo:background-color="#FFFFFF" style:vertical-align="middle"/>
    </style:style>
    <style:style style:name="Table41.Cell21" style:family="table-cell">
      <style:table-cell-properties fo:background-color="#FFFFFF" style:vertical-align="middle"/>
    </style:style>
    <style:style style:name="Table41.Cell22" style:family="table-cell">
      <style:table-cell-properties fo:background-color="#FFFFFF" style:vertical-align="top"/>
    </style:style>
    <style:style style:name="Table41.Cell23" style:family="table-cell">
      <style:table-cell-properties fo:background-color="#FFFFFF" style:vertical-align="middle"/>
    </style:style>
    <style:style style:name="Table41.Cell24" style:family="table-cell">
      <style:table-cell-properties fo:background-color="#FFFFFF" style:vertical-align="middle"/>
    </style:style>
    <style:style style:name="Table41.Cell25" style:family="table-cell">
      <style:table-cell-properties fo:background-color="#FFFFFF" style:vertical-align="top"/>
    </style:style>
    <style:style style:name="Table41.Cell26" style:family="table-cell">
      <style:table-cell-properties fo:background-color="#FFFFFF" style:vertical-align="middle"/>
    </style:style>
    <style:style style:name="Table41.Cell27" style:family="table-cell">
      <style:table-cell-properties fo:background-color="#FFFFFF" style:vertical-align="middle"/>
    </style:style>
    <style:style style:name="Table41.Cell28" style:family="table-cell">
      <style:table-cell-properties fo:background-color="#FFFFFF" style:vertical-align="top"/>
    </style:style>
    <style:style style:name="Table41.Cell29" style:family="table-cell">
      <style:table-cell-properties fo:background-color="#FFFFFF" style:vertical-align="middle"/>
    </style:style>
    <style:style style:name="Table41.Cell30" style:family="table-cell">
      <style:table-cell-properties fo:background-color="#FFFFFF" style:vertical-align="middle"/>
    </style:style>
    <style:style style:name="Table41.Cell31" style:family="table-cell">
      <style:table-cell-properties fo:background-color="#FFFFFF" style:vertical-align="top"/>
    </style:style>
    <style:style style:name="Table41.Cell32" style:family="table-cell">
      <style:table-cell-properties fo:background-color="#FFFFFF" style:vertical-align="middle"/>
    </style:style>
    <style:style style:name="Table41.Cell33" style:family="table-cell">
      <style:table-cell-properties fo:background-color="#FFFFFF" style:vertical-align="middle"/>
    </style:style>
    <style:style style:name="Table41.Cell34" style:family="table-cell">
      <style:table-cell-properties fo:background-color="#FFFFFF" style:vertical-align="top"/>
    </style:style>
    <style:style style:name="Table41.Cell35" style:family="table-cell">
      <style:table-cell-properties fo:background-color="#FFFFFF" style:vertical-align="middle"/>
    </style:style>
    <style:style style:name="Table41.Cell36" style:family="table-cell">
      <style:table-cell-properties fo:background-color="#FFFFFF" style:vertical-align="middle"/>
    </style:style>
    <style:style style:name="Table41.Cell37" style:family="table-cell">
      <style:table-cell-properties fo:background-color="#FFFFFF" style:vertical-align="top"/>
    </style:style>
    <style:style style:name="Table41.Cell38" style:family="table-cell">
      <style:table-cell-properties fo:background-color="#FFFFFF" style:vertical-align="middle"/>
    </style:style>
    <style:style style:name="Table41.Cell39" style:family="table-cell">
      <style:table-cell-properties fo:background-color="#FFFFFF" style:vertical-align="middle"/>
    </style:style>
    <style:style style:name="Table41.Cell40" style:family="table-cell">
      <style:table-cell-properties fo:background-color="#FFFFFF" style:vertical-align="top"/>
    </style:style>
    <style:style style:name="Table41.Cell41" style:family="table-cell">
      <style:table-cell-properties fo:background-color="#FFFFFF" style:vertical-align="middle"/>
    </style:style>
    <style:style style:name="Table41.Cell42" style:family="table-cell">
      <style:table-cell-properties fo:background-color="#FFFFFF" style:vertical-align="middle"/>
    </style:style>
    <style:style style:name="Table41.Cell43" style:family="table-cell">
      <style:table-cell-properties fo:background-color="#FFFFFF" style:vertical-align="top"/>
    </style:style>
    <style:style style:name="Table41.Cell44" style:family="table-cell">
      <style:table-cell-properties fo:background-color="#FFFFFF" style:vertical-align="middle"/>
    </style:style>
    <style:style style:name="Table41.Cell45" style:family="table-cell">
      <style:table-cell-properties fo:background-color="#FFFFFF" style:vertical-align="middle"/>
    </style:style>
    <style:style style:name="Table41.Cell46" style:family="table-cell">
      <style:table-cell-properties fo:background-color="#FFFFFF" style:vertical-align="top"/>
    </style:style>
    <style:style style:name="Table41.Cell47" style:family="table-cell">
      <style:table-cell-properties fo:background-color="#FFFFFF" style:vertical-align="middle"/>
    </style:style>
    <style:style style:name="Table41.Cell48" style:family="table-cell">
      <style:table-cell-properties fo:background-color="#FFFFFF" style:vertical-align="middle"/>
    </style:style>
    <style:style style:name="Table41.Cell49" style:family="table-cell">
      <style:table-cell-properties fo:background-color="#FFFFFF" style:vertical-align="top"/>
    </style:style>
    <style:style style:name="Table41.Cell50" style:family="table-cell">
      <style:table-cell-properties fo:background-color="#FFFFFF" style:vertical-align="middle"/>
    </style:style>
    <style:style style:name="Table41.Cell51" style:family="table-cell">
      <style:table-cell-properties fo:background-color="#FFFFFF" style:vertical-align="middle"/>
    </style:style>
    <style:style style:name="Table41.Cell52" style:family="table-cell">
      <style:table-cell-properties fo:background-color="#FFFFFF" style:vertical-align="top"/>
    </style:style>
    <style:style style:name="Table41.Cell53" style:family="table-cell">
      <style:table-cell-properties fo:background-color="#FFFFFF" style:vertical-align="middle"/>
    </style:style>
    <style:style style:name="Table41.Cell54" style:family="table-cell">
      <style:table-cell-properties fo:background-color="#FFFFFF" style:vertical-align="middle"/>
    </style:style>
    <style:style style:name="Table41.Cell55" style:family="table-cell">
      <style:table-cell-properties fo:background-color="#FFFFFF" style:vertical-align="top"/>
    </style:style>
    <style:style style:name="Table41.Cell56" style:family="table-cell">
      <style:table-cell-properties fo:background-color="#FFFFFF" style:vertical-align="middle"/>
    </style:style>
    <style:style style:name="Table41.Cell57" style:family="table-cell">
      <style:table-cell-properties fo:background-color="#FFFFFF" style:vertical-align="middle"/>
    </style:style>
    <style:style style:name="Table41.Cell58" style:family="table-cell">
      <style:table-cell-properties fo:background-color="#FFFFFF" style:vertical-align="top"/>
    </style:style>
    <style:style style:name="Table41.Cell59" style:family="table-cell">
      <style:table-cell-properties fo:background-color="#FFFFFF" style:vertical-align="middle"/>
    </style:style>
    <style:style style:name="Table41.Cell60" style:family="table-cell">
      <style:table-cell-properties fo:background-color="#FFFFFF" style:vertical-align="middle"/>
    </style:style>
    <style:style style:name="Table41.Cell61" style:family="table-cell">
      <style:table-cell-properties fo:background-color="#FFFFFF" style:vertical-align="top"/>
    </style:style>
    <style:style style:name="Table41.Cell62" style:family="table-cell">
      <style:table-cell-properties fo:background-color="#FFFFFF" style:vertical-align="middle"/>
    </style:style>
    <style:style style:name="Table41.Cell63" style:family="table-cell">
      <style:table-cell-properties fo:background-color="#FFFFFF" style:vertical-align="middle"/>
    </style:style>
    <style:style style:name="Table41.Cell64" style:family="table-cell">
      <style:table-cell-properties fo:background-color="#FFFFFF" style:vertical-align="top"/>
    </style:style>
    <style:style style:name="Table41.Cell65" style:family="table-cell">
      <style:table-cell-properties fo:background-color="#FFFFFF"/>
    </style:style>
    <style:style style:name="Table41.Cell66" style:family="table-cell">
      <style:table-cell-properties fo:background-color="#FFFFFF" style:vertical-align="top"/>
    </style:style>
    <style:style style:name="Table42" style:family="table">
      <style:table-properties style:writing-mode="lr-tb" style:width="10.626cm" table:align="center"/>
    </style:style>
    <style:style style:name="Table42.C1" style:family="table-column">
      <style:table-column-properties style:column-width="0.653cm"/>
    </style:style>
    <style:style style:name="Table42.C2" style:family="table-column">
      <style:table-column-properties style:column-width="6.892cm"/>
    </style:style>
    <style:style style:name="Table42.C3" style:family="table-column">
      <style:table-column-properties style:column-width="3.082cm"/>
    </style:style>
    <style:style style:name="Table42.R1" style:family="table-row">
      <style:table-row-properties style:row-height="0.753cm"/>
    </style:style>
    <style:style style:name="Table42.R2" style:family="table-row">
      <style:table-row-properties style:row-height="1.134cm"/>
    </style:style>
    <style:style style:name="Table42.R3" style:family="table-row">
      <style:table-row-properties style:row-height="1.092cm"/>
    </style:style>
    <style:style style:name="Table42.R4" style:family="table-row">
      <style:table-row-properties style:row-height="1.058cm"/>
    </style:style>
    <style:style style:name="Table42.R5" style:family="table-row">
      <style:table-row-properties style:row-height="1.134cm"/>
    </style:style>
    <style:style style:name="Table42.R6" style:family="table-row">
      <style:table-row-properties style:row-height="1.101cm"/>
    </style:style>
    <style:style style:name="Table42.R7" style:family="table-row">
      <style:table-row-properties style:row-height="1.109cm"/>
    </style:style>
    <style:style style:name="Table42.R8" style:family="table-row">
      <style:table-row-properties style:row-height="1.101cm"/>
    </style:style>
    <style:style style:name="Table42.R9" style:family="table-row">
      <style:table-row-properties style:row-height="1.058cm"/>
    </style:style>
    <style:style style:name="Table42.R10" style:family="table-row">
      <style:table-row-properties style:row-height="1.152cm"/>
    </style:style>
    <style:style style:name="Table42.R11" style:family="table-row">
      <style:table-row-properties style:row-height="1.083cm"/>
    </style:style>
    <style:style style:name="Table42.R12" style:family="table-row">
      <style:table-row-properties style:row-height="1.109cm"/>
    </style:style>
    <style:style style:name="Table42.R13" style:family="table-row">
      <style:table-row-properties style:row-height="1.092cm"/>
    </style:style>
    <style:style style:name="Table42.R14" style:family="table-row">
      <style:table-row-properties style:row-height="1.067cm"/>
    </style:style>
    <style:style style:name="Table42.R15" style:family="table-row">
      <style:table-row-properties style:row-height="1.125cm"/>
    </style:style>
    <style:style style:name="Table42.R16" style:family="table-row">
      <style:table-row-properties style:row-height="0.780cm"/>
    </style:style>
    <style:style style:name="Table42.Cell1" style:family="table-cell">
      <style:table-cell-properties fo:background-color="#FFFFFF" style:vertical-align="middle"/>
    </style:style>
    <style:style style:name="Table42.Cell2" style:family="table-cell">
      <style:table-cell-properties fo:background-color="#FFFFFF" style:vertical-align="top"/>
    </style:style>
    <style:style style:name="Table42.Cell3" style:family="table-cell">
      <style:table-cell-properties fo:background-color="#FFFFFF" style:vertical-align="top"/>
    </style:style>
    <style:style style:name="Table42.Cell4" style:family="table-cell">
      <style:table-cell-properties fo:background-color="#FFFFFF" style:vertical-align="middle"/>
    </style:style>
    <style:style style:name="Table42.Cell5" style:family="table-cell">
      <style:table-cell-properties fo:background-color="#FFFFFF" style:vertical-align="middle"/>
    </style:style>
    <style:style style:name="Table42.Cell6" style:family="table-cell">
      <style:table-cell-properties fo:background-color="#FFFFFF" style:vertical-align="middle"/>
    </style:style>
    <style:style style:name="Table42.Cell7" style:family="table-cell">
      <style:table-cell-properties fo:background-color="#FFFFFF" style:vertical-align="middle"/>
    </style:style>
    <style:style style:name="Table42.Cell8" style:family="table-cell">
      <style:table-cell-properties fo:background-color="#FFFFFF" style:vertical-align="middle"/>
    </style:style>
    <style:style style:name="Table42.Cell9" style:family="table-cell">
      <style:table-cell-properties fo:background-color="#FFFFFF" style:vertical-align="middle"/>
    </style:style>
    <style:style style:name="Table42.Cell10" style:family="table-cell">
      <style:table-cell-properties fo:background-color="#FFFFFF" style:vertical-align="middle"/>
    </style:style>
    <style:style style:name="Table42.Cell11" style:family="table-cell">
      <style:table-cell-properties fo:background-color="#FFFFFF" style:vertical-align="middle"/>
    </style:style>
    <style:style style:name="Table42.Cell12" style:family="table-cell">
      <style:table-cell-properties fo:background-color="#FFFFFF" style:vertical-align="middle"/>
    </style:style>
    <style:style style:name="Table42.Cell13" style:family="table-cell">
      <style:table-cell-properties fo:background-color="#FFFFFF" style:vertical-align="middle"/>
    </style:style>
    <style:style style:name="Table42.Cell14" style:family="table-cell">
      <style:table-cell-properties fo:background-color="#FFFFFF" style:vertical-align="middle"/>
    </style:style>
    <style:style style:name="Table42.Cell15" style:family="table-cell">
      <style:table-cell-properties fo:background-color="#FFFFFF" style:vertical-align="middle"/>
    </style:style>
    <style:style style:name="Table42.Cell16" style:family="table-cell">
      <style:table-cell-properties fo:background-color="#FFFFFF" style:vertical-align="middle"/>
    </style:style>
    <style:style style:name="Table42.Cell17" style:family="table-cell">
      <style:table-cell-properties fo:background-color="#FFFFFF" style:vertical-align="middle"/>
    </style:style>
    <style:style style:name="Table42.Cell18" style:family="table-cell">
      <style:table-cell-properties fo:background-color="#FFFFFF" style:vertical-align="middle"/>
    </style:style>
    <style:style style:name="Table42.Cell19" style:family="table-cell">
      <style:table-cell-properties fo:background-color="#FFFFFF" style:vertical-align="middle"/>
    </style:style>
    <style:style style:name="Table42.Cell20" style:family="table-cell">
      <style:table-cell-properties fo:background-color="#FFFFFF" style:vertical-align="middle"/>
    </style:style>
    <style:style style:name="Table42.Cell21" style:family="table-cell">
      <style:table-cell-properties fo:background-color="#FFFFFF" style:vertical-align="middle"/>
    </style:style>
    <style:style style:name="Table42.Cell22" style:family="table-cell">
      <style:table-cell-properties fo:background-color="#FFFFFF" style:vertical-align="middle"/>
    </style:style>
    <style:style style:name="Table42.Cell23" style:family="table-cell">
      <style:table-cell-properties fo:background-color="#FFFFFF" style:vertical-align="middle"/>
    </style:style>
    <style:style style:name="Table42.Cell24" style:family="table-cell">
      <style:table-cell-properties fo:background-color="#FFFFFF" style:vertical-align="middle"/>
    </style:style>
    <style:style style:name="Table42.Cell25" style:family="table-cell">
      <style:table-cell-properties fo:background-color="#FFFFFF" style:vertical-align="middle"/>
    </style:style>
    <style:style style:name="Table42.Cell26" style:family="table-cell">
      <style:table-cell-properties fo:background-color="#FFFFFF" style:vertical-align="middle"/>
    </style:style>
    <style:style style:name="Table42.Cell27" style:family="table-cell">
      <style:table-cell-properties fo:background-color="#FFFFFF" style:vertical-align="middle"/>
    </style:style>
    <style:style style:name="Table42.Cell28" style:family="table-cell">
      <style:table-cell-properties fo:background-color="#FFFFFF" style:vertical-align="middle"/>
    </style:style>
    <style:style style:name="Table42.Cell29" style:family="table-cell">
      <style:table-cell-properties fo:background-color="#FFFFFF" style:vertical-align="middle"/>
    </style:style>
    <style:style style:name="Table42.Cell30" style:family="table-cell">
      <style:table-cell-properties fo:background-color="#FFFFFF" style:vertical-align="middle"/>
    </style:style>
    <style:style style:name="Table42.Cell31" style:family="table-cell">
      <style:table-cell-properties fo:background-color="#FFFFFF" style:vertical-align="middle"/>
    </style:style>
    <style:style style:name="Table42.Cell32" style:family="table-cell">
      <style:table-cell-properties fo:background-color="#FFFFFF" style:vertical-align="middle"/>
    </style:style>
    <style:style style:name="Table42.Cell33" style:family="table-cell">
      <style:table-cell-properties fo:background-color="#FFFFFF" style:vertical-align="middle"/>
    </style:style>
    <style:style style:name="Table42.Cell34" style:family="table-cell">
      <style:table-cell-properties fo:background-color="#FFFFFF" style:vertical-align="middle"/>
    </style:style>
    <style:style style:name="Table42.Cell35" style:family="table-cell">
      <style:table-cell-properties fo:background-color="#FFFFFF" style:vertical-align="middle"/>
    </style:style>
    <style:style style:name="Table42.Cell36" style:family="table-cell">
      <style:table-cell-properties fo:background-color="#FFFFFF" style:vertical-align="middle"/>
    </style:style>
    <style:style style:name="Table42.Cell37" style:family="table-cell">
      <style:table-cell-properties fo:background-color="#FFFFFF" style:vertical-align="middle"/>
    </style:style>
    <style:style style:name="Table42.Cell38" style:family="table-cell">
      <style:table-cell-properties fo:background-color="#FFFFFF" style:vertical-align="middle"/>
    </style:style>
    <style:style style:name="Table42.Cell39" style:family="table-cell">
      <style:table-cell-properties fo:background-color="#FFFFFF" style:vertical-align="middle"/>
    </style:style>
    <style:style style:name="Table42.Cell40" style:family="table-cell">
      <style:table-cell-properties fo:background-color="#FFFFFF" style:vertical-align="middle"/>
    </style:style>
    <style:style style:name="Table42.Cell41" style:family="table-cell">
      <style:table-cell-properties fo:background-color="#FFFFFF" style:vertical-align="middle"/>
    </style:style>
    <style:style style:name="Table42.Cell42" style:family="table-cell">
      <style:table-cell-properties fo:background-color="#FFFFFF" style:vertical-align="middle"/>
    </style:style>
    <style:style style:name="Table42.Cell43" style:family="table-cell">
      <style:table-cell-properties fo:background-color="#FFFFFF" style:vertical-align="middle"/>
    </style:style>
    <style:style style:name="Table42.Cell44" style:family="table-cell">
      <style:table-cell-properties fo:background-color="#FFFFFF" style:vertical-align="middle"/>
    </style:style>
    <style:style style:name="Table42.Cell45" style:family="table-cell">
      <style:table-cell-properties fo:background-color="#FFFFFF" style:vertical-align="middle"/>
    </style:style>
    <style:style style:name="Table42.Cell46" style:family="table-cell">
      <style:table-cell-properties fo:background-color="#FFFFFF"/>
    </style:style>
    <style:style style:name="Table42.Cell47" style:family="table-cell">
      <style:table-cell-properties fo:background-color="#FFFFFF"/>
    </style:style>
    <style:style style:name="Table42.Cell48" style:family="table-cell">
      <style:table-cell-properties fo:background-color="#FFFFFF"/>
    </style:style>
    <style:style style:name="Table43" style:family="table">
      <style:table-properties style:writing-mode="lr-tb" style:width="16.247cm" table:align="center"/>
    </style:style>
    <style:style style:name="Table43.C1" style:family="table-column">
      <style:table-column-properties style:column-width="4.851cm"/>
    </style:style>
    <style:style style:name="Table43.C2" style:family="table-column">
      <style:table-column-properties style:column-width="7.078cm"/>
    </style:style>
    <style:style style:name="Table43.C3" style:family="table-column">
      <style:table-column-properties style:column-width="4.318cm"/>
    </style:style>
    <style:style style:name="Table43.R1" style:family="table-row">
      <style:table-row-properties style:row-height="0.610cm"/>
    </style:style>
    <style:style style:name="Table43.R2" style:family="table-row">
      <style:table-row-properties style:row-height="0.744cm"/>
    </style:style>
    <style:style style:name="Table43.R3" style:family="table-row">
      <style:table-row-properties style:row-height="0.753cm"/>
    </style:style>
    <style:style style:name="Table43.R4" style:family="table-row">
      <style:table-row-properties style:row-height="0.914cm"/>
    </style:style>
    <style:style style:name="Table43.R5" style:family="table-row">
      <style:table-row-properties style:row-height="1.058cm"/>
    </style:style>
    <style:style style:name="Table43.R6" style:family="table-row">
      <style:table-row-properties style:row-height="1.101cm"/>
    </style:style>
    <style:style style:name="Table43.R7" style:family="table-row">
      <style:table-row-properties style:row-height="1.134cm"/>
    </style:style>
    <style:style style:name="Table43.R8" style:family="table-row">
      <style:table-row-properties style:row-height="1.067cm"/>
    </style:style>
    <style:style style:name="Table43.R9" style:family="table-row">
      <style:table-row-properties style:row-height="0.822cm"/>
    </style:style>
    <style:style style:name="Table43.Cell1" style:family="table-cell">
      <style:table-cell-properties fo:background-color="#FFFFFF" style:vertical-align="top"/>
    </style:style>
    <style:style style:name="Table43.Cell2" style:family="table-cell">
      <style:table-cell-properties fo:background-color="#FFFFFF" style:vertical-align="top"/>
    </style:style>
    <style:style style:name="Table43.Cell3" style:family="table-cell">
      <style:table-cell-properties fo:background-color="#FFFFFF" style:vertical-align="top"/>
    </style:style>
    <style:style style:name="Table43.Cell4" style:family="table-cell">
      <style:table-cell-properties fo:background-color="#FFFFFF" style:vertical-align="top"/>
    </style:style>
    <style:style style:name="Table43.Cell5" style:family="table-cell">
      <style:table-cell-properties fo:background-color="#FFFFFF" style:vertical-align="top"/>
    </style:style>
    <style:style style:name="Table43.Cell6" style:family="table-cell">
      <style:table-cell-properties fo:background-color="#FFFFFF" style:vertical-align="top"/>
    </style:style>
    <style:style style:name="Table43.Cell7" style:family="table-cell">
      <style:table-cell-properties fo:background-color="#FFFFFF"/>
    </style:style>
    <style:style style:name="Table43.Cell8" style:family="table-cell">
      <style:table-cell-properties fo:background-color="#FFFFFF" style:vertical-align="top"/>
    </style:style>
    <style:style style:name="Table43.Cell9" style:family="table-cell">
      <style:table-cell-properties fo:background-color="#FFFFFF" style:vertical-align="top"/>
    </style:style>
    <style:style style:name="Table43.Cell10" style:family="table-cell">
      <style:table-cell-properties fo:background-color="#FFFFFF" style:vertical-align="top"/>
    </style:style>
    <style:style style:name="Table43.Cell11" style:family="table-cell">
      <style:table-cell-properties fo:background-color="#FFFFFF" style:vertical-align="top"/>
    </style:style>
    <style:style style:name="Table43.Cell12" style:family="table-cell">
      <style:table-cell-properties fo:background-color="#FFFFFF" style:vertical-align="top"/>
    </style:style>
    <style:style style:name="Table43.Cell13" style:family="table-cell">
      <style:table-cell-properties fo:background-color="#FFFFFF" style:vertical-align="top"/>
    </style:style>
    <style:style style:name="Table43.Cell14" style:family="table-cell">
      <style:table-cell-properties fo:background-color="#FFFFFF" style:vertical-align="middle"/>
    </style:style>
    <style:style style:name="Table43.Cell15" style:family="table-cell">
      <style:table-cell-properties fo:background-color="#FFFFFF" style:vertical-align="middle"/>
    </style:style>
    <style:style style:name="Table43.Cell16" style:family="table-cell">
      <style:table-cell-properties fo:background-color="#FFFFFF" style:vertical-align="top"/>
    </style:style>
    <style:style style:name="Table43.Cell17" style:family="table-cell">
      <style:table-cell-properties fo:background-color="#FFFFFF" style:vertical-align="middle"/>
    </style:style>
    <style:style style:name="Table43.Cell18" style:family="table-cell">
      <style:table-cell-properties fo:background-color="#FFFFFF" style:vertical-align="middle"/>
    </style:style>
    <style:style style:name="Table43.Cell19" style:family="table-cell">
      <style:table-cell-properties fo:background-color="#FFFFFF" style:vertical-align="top"/>
    </style:style>
    <style:style style:name="Table43.Cell20" style:family="table-cell">
      <style:table-cell-properties fo:background-color="#FFFFFF" style:vertical-align="middle"/>
    </style:style>
    <style:style style:name="Table43.Cell21" style:family="table-cell">
      <style:table-cell-properties fo:background-color="#FFFFFF" style:vertical-align="middle"/>
    </style:style>
    <style:style style:name="Table43.Cell22" style:family="table-cell">
      <style:table-cell-properties fo:background-color="#FFFFFF" style:vertical-align="top"/>
    </style:style>
    <style:style style:name="Table43.Cell23" style:family="table-cell">
      <style:table-cell-properties fo:background-color="#FFFFFF" style:vertical-align="middle"/>
    </style:style>
    <style:style style:name="Table43.Cell24" style:family="table-cell">
      <style:table-cell-properties fo:background-color="#FFFFFF" style:vertical-align="middle"/>
    </style:style>
    <style:style style:name="Table43.Cell25" style:family="table-cell">
      <style:table-cell-properties fo:background-color="#FFFFFF" style:vertical-align="top"/>
    </style:style>
    <style:style style:name="Table43.Cell26" style:family="table-cell">
      <style:table-cell-properties fo:background-color="#FFFFFF" style:vertical-align="top"/>
    </style:style>
    <style:style style:name="Table43.Cell27" style:family="table-cell">
      <style:table-cell-properties fo:background-color="#FFFFFF"/>
    </style:style>
    <style:style style:name="Table44" style:family="table">
      <style:table-properties style:writing-mode="lr-tb" style:width="16.662cm" table:align="center"/>
    </style:style>
    <style:style style:name="Table44.C1" style:family="table-column">
      <style:table-column-properties style:column-width="5.249cm"/>
    </style:style>
    <style:style style:name="Table44.C2" style:family="table-column">
      <style:table-column-properties style:column-width="1.422cm"/>
    </style:style>
    <style:style style:name="Table44.C3" style:family="table-column">
      <style:table-column-properties style:column-width="5.613cm"/>
    </style:style>
    <style:style style:name="Table44.C4" style:family="table-column">
      <style:table-column-properties style:column-width="4.378cm"/>
    </style:style>
    <style:style style:name="Table44.R1" style:family="table-row">
      <style:table-row-properties style:row-height="0.617cm"/>
    </style:style>
    <style:style style:name="Table44.R2" style:family="table-row">
      <style:table-row-properties style:row-height="0.744cm"/>
    </style:style>
    <style:style style:name="Table44.R3" style:family="table-row">
      <style:table-row-properties style:row-height="0.744cm"/>
    </style:style>
    <style:style style:name="Table44.R4" style:family="table-row">
      <style:table-row-properties style:row-height="0.923cm"/>
    </style:style>
    <style:style style:name="Table44.R5" style:family="table-row">
      <style:table-row-properties style:row-height="1.083cm"/>
    </style:style>
    <style:style style:name="Table44.R6" style:family="table-row">
      <style:table-row-properties style:row-height="1.109cm"/>
    </style:style>
    <style:style style:name="Table44.R7" style:family="table-row">
      <style:table-row-properties style:row-height="1.101cm"/>
    </style:style>
    <style:style style:name="Table44.R8" style:family="table-row">
      <style:table-row-properties style:row-height="1.058cm"/>
    </style:style>
    <style:style style:name="Table44.R9" style:family="table-row">
      <style:table-row-properties style:row-height="1.134cm"/>
    </style:style>
    <style:style style:name="Table44.R10" style:family="table-row">
      <style:table-row-properties style:row-height="1.067cm"/>
    </style:style>
    <style:style style:name="Table44.R11" style:family="table-row">
      <style:table-row-properties style:row-height="1.134cm"/>
    </style:style>
    <style:style style:name="Table44.R12" style:family="table-row">
      <style:table-row-properties style:row-height="1.101cm"/>
    </style:style>
    <style:style style:name="Table44.R13" style:family="table-row">
      <style:table-row-properties style:row-height="1.101cm"/>
    </style:style>
    <style:style style:name="Table44.R14" style:family="table-row">
      <style:table-row-properties style:row-height="1.109cm"/>
    </style:style>
    <style:style style:name="Table44.R15" style:family="table-row">
      <style:table-row-properties style:row-height="1.067cm"/>
    </style:style>
    <style:style style:name="Table44.R16" style:family="table-row">
      <style:table-row-properties style:row-height="1.651cm"/>
    </style:style>
    <style:style style:name="Table44.R17" style:family="table-row">
      <style:table-row-properties style:row-height="1.685cm"/>
    </style:style>
    <style:style style:name="Table44.R18" style:family="table-row">
      <style:table-row-properties style:row-height="1.101cm"/>
    </style:style>
    <style:style style:name="Table44.R19" style:family="table-row">
      <style:table-row-properties style:row-height="1.109cm"/>
    </style:style>
    <style:style style:name="Table44.R20" style:family="table-row">
      <style:table-row-properties style:row-height="1.058cm"/>
    </style:style>
    <style:style style:name="Table44.R21" style:family="table-row">
      <style:table-row-properties style:row-height="0.838cm"/>
    </style:style>
    <style:style style:name="Table44.Cell1" style:family="table-cell">
      <style:table-cell-properties fo:background-color="#FFFFFF" style:vertical-align="top"/>
    </style:style>
    <style:style style:name="Table44.Cell2" style:family="table-cell">
      <style:table-cell-properties fo:background-color="#FFFFFF" style:vertical-align="top"/>
    </style:style>
    <style:style style:name="Table44.Cell3" style:family="table-cell">
      <style:table-cell-properties fo:background-color="#FFFFFF" style:vertical-align="top"/>
    </style:style>
    <style:style style:name="Table44.Cell4" style:family="table-cell">
      <style:table-cell-properties fo:background-color="#FFFFFF" style:vertical-align="top"/>
    </style:style>
    <style:style style:name="Table44.Cell5" style:family="table-cell">
      <style:table-cell-properties fo:background-color="#FFFFFF" style:vertical-align="top"/>
    </style:style>
    <style:style style:name="Table44.Cell6" style:family="table-cell">
      <style:table-cell-properties fo:background-color="#FFFFFF" style:vertical-align="top"/>
    </style:style>
    <style:style style:name="Table44.Cell7" style:family="table-cell">
      <style:table-cell-properties fo:background-color="#FFFFFF" style:vertical-align="top"/>
    </style:style>
    <style:style style:name="Table44.Cell8" style:family="table-cell">
      <style:table-cell-properties fo:background-color="#FFFFFF" style:vertical-align="top"/>
    </style:style>
    <style:style style:name="Table44.Cell9" style:family="table-cell">
      <style:table-cell-properties fo:background-color="#FFFFFF"/>
    </style:style>
    <style:style style:name="Table44.Cell10" style:family="table-cell">
      <style:table-cell-properties fo:background-color="#FFFFFF" style:vertical-align="top"/>
    </style:style>
    <style:style style:name="Table44.Cell11" style:family="table-cell">
      <style:table-cell-properties fo:background-color="#FFFFFF" style:vertical-align="top"/>
    </style:style>
    <style:style style:name="Table44.Cell12" style:family="table-cell">
      <style:table-cell-properties fo:background-color="#FFFFFF" style:vertical-align="top"/>
    </style:style>
    <style:style style:name="Table44.Cell13" style:family="table-cell">
      <style:table-cell-properties fo:background-color="#FFFFFF" style:vertical-align="top"/>
    </style:style>
    <style:style style:name="Table44.Cell14" style:family="table-cell">
      <style:table-cell-properties fo:background-color="#FFFFFF" style:vertical-align="top"/>
    </style:style>
    <style:style style:name="Table44.Cell15" style:family="table-cell">
      <style:table-cell-properties fo:background-color="#FFFFFF" style:vertical-align="top"/>
    </style:style>
    <style:style style:name="Table44.Cell16" style:family="table-cell">
      <style:table-cell-properties fo:background-color="#FFFFFF" style:vertical-align="top"/>
    </style:style>
    <style:style style:name="Table44.Cell17" style:family="table-cell">
      <style:table-cell-properties fo:background-color="#FFFFFF" style:vertical-align="middle"/>
    </style:style>
    <style:style style:name="Table44.Cell18" style:family="table-cell">
      <style:table-cell-properties fo:background-color="#FFFFFF" style:vertical-align="middle"/>
    </style:style>
    <style:style style:name="Table44.Cell19" style:family="table-cell">
      <style:table-cell-properties fo:background-color="#FFFFFF" style:vertical-align="middle"/>
    </style:style>
    <style:style style:name="Table44.Cell20" style:family="table-cell">
      <style:table-cell-properties fo:background-color="#FFFFFF" style:vertical-align="middle"/>
    </style:style>
    <style:style style:name="Table44.Cell21" style:family="table-cell">
      <style:table-cell-properties fo:background-color="#FFFFFF" style:vertical-align="top"/>
    </style:style>
    <style:style style:name="Table44.Cell22" style:family="table-cell">
      <style:table-cell-properties fo:background-color="#FFFFFF" style:vertical-align="middle"/>
    </style:style>
    <style:style style:name="Table44.Cell23" style:family="table-cell">
      <style:table-cell-properties fo:background-color="#FFFFFF" style:vertical-align="middle"/>
    </style:style>
    <style:style style:name="Table44.Cell24" style:family="table-cell">
      <style:table-cell-properties fo:background-color="#FFFFFF" style:vertical-align="middle"/>
    </style:style>
    <style:style style:name="Table44.Cell25" style:family="table-cell">
      <style:table-cell-properties fo:background-color="#FFFFFF" style:vertical-align="top"/>
    </style:style>
    <style:style style:name="Table44.Cell26" style:family="table-cell">
      <style:table-cell-properties fo:background-color="#FFFFFF" style:vertical-align="middle"/>
    </style:style>
    <style:style style:name="Table44.Cell27" style:family="table-cell">
      <style:table-cell-properties fo:background-color="#FFFFFF" style:vertical-align="middle"/>
    </style:style>
    <style:style style:name="Table44.Cell28" style:family="table-cell">
      <style:table-cell-properties fo:background-color="#FFFFFF" style:vertical-align="middle"/>
    </style:style>
    <style:style style:name="Table44.Cell29" style:family="table-cell">
      <style:table-cell-properties fo:background-color="#FFFFFF" style:vertical-align="top"/>
    </style:style>
    <style:style style:name="Table44.Cell30" style:family="table-cell">
      <style:table-cell-properties fo:background-color="#FFFFFF" style:vertical-align="middle"/>
    </style:style>
    <style:style style:name="Table44.Cell31" style:family="table-cell">
      <style:table-cell-properties fo:background-color="#FFFFFF" style:vertical-align="middle"/>
    </style:style>
    <style:style style:name="Table44.Cell32" style:family="table-cell">
      <style:table-cell-properties fo:background-color="#FFFFFF" style:vertical-align="middle"/>
    </style:style>
    <style:style style:name="Table44.Cell33" style:family="table-cell">
      <style:table-cell-properties fo:background-color="#FFFFFF" style:vertical-align="top"/>
    </style:style>
    <style:style style:name="Table44.Cell34" style:family="table-cell">
      <style:table-cell-properties fo:background-color="#FFFFFF" style:vertical-align="middle"/>
    </style:style>
    <style:style style:name="Table44.Cell35" style:family="table-cell">
      <style:table-cell-properties fo:background-color="#FFFFFF" style:vertical-align="middle"/>
    </style:style>
    <style:style style:name="Table44.Cell36" style:family="table-cell">
      <style:table-cell-properties fo:background-color="#FFFFFF" style:vertical-align="middle"/>
    </style:style>
    <style:style style:name="Table44.Cell37" style:family="table-cell">
      <style:table-cell-properties fo:background-color="#FFFFFF" style:vertical-align="top"/>
    </style:style>
    <style:style style:name="Table44.Cell38" style:family="table-cell">
      <style:table-cell-properties fo:background-color="#FFFFFF" style:vertical-align="middle"/>
    </style:style>
    <style:style style:name="Table44.Cell39" style:family="table-cell">
      <style:table-cell-properties fo:background-color="#FFFFFF" style:vertical-align="middle"/>
    </style:style>
    <style:style style:name="Table44.Cell40" style:family="table-cell">
      <style:table-cell-properties fo:background-color="#FFFFFF" style:vertical-align="middle"/>
    </style:style>
    <style:style style:name="Table44.Cell41" style:family="table-cell">
      <style:table-cell-properties fo:background-color="#FFFFFF" style:vertical-align="top"/>
    </style:style>
    <style:style style:name="Table44.Cell42" style:family="table-cell">
      <style:table-cell-properties fo:background-color="#FFFFFF" style:vertical-align="middle"/>
    </style:style>
    <style:style style:name="Table44.Cell43" style:family="table-cell">
      <style:table-cell-properties fo:background-color="#FFFFFF" style:vertical-align="middle"/>
    </style:style>
    <style:style style:name="Table44.Cell44" style:family="table-cell">
      <style:table-cell-properties fo:background-color="#FFFFFF" style:vertical-align="middle"/>
    </style:style>
    <style:style style:name="Table44.Cell45" style:family="table-cell">
      <style:table-cell-properties fo:background-color="#FFFFFF" style:vertical-align="top"/>
    </style:style>
    <style:style style:name="Table44.Cell46" style:family="table-cell">
      <style:table-cell-properties fo:background-color="#FFFFFF" style:vertical-align="middle"/>
    </style:style>
    <style:style style:name="Table44.Cell47" style:family="table-cell">
      <style:table-cell-properties fo:background-color="#FFFFFF" style:vertical-align="middle"/>
    </style:style>
    <style:style style:name="Table44.Cell48" style:family="table-cell">
      <style:table-cell-properties fo:background-color="#FFFFFF" style:vertical-align="middle"/>
    </style:style>
    <style:style style:name="Table44.Cell49" style:family="table-cell">
      <style:table-cell-properties fo:background-color="#FFFFFF" style:vertical-align="top"/>
    </style:style>
    <style:style style:name="Table44.Cell50" style:family="table-cell">
      <style:table-cell-properties fo:background-color="#FFFFFF" style:vertical-align="middle"/>
    </style:style>
    <style:style style:name="Table44.Cell51" style:family="table-cell">
      <style:table-cell-properties fo:background-color="#FFFFFF" style:vertical-align="middle"/>
    </style:style>
    <style:style style:name="Table44.Cell52" style:family="table-cell">
      <style:table-cell-properties fo:background-color="#FFFFFF" style:vertical-align="middle"/>
    </style:style>
    <style:style style:name="Table44.Cell53" style:family="table-cell">
      <style:table-cell-properties fo:background-color="#FFFFFF" style:vertical-align="top"/>
    </style:style>
    <style:style style:name="Table44.Cell54" style:family="table-cell">
      <style:table-cell-properties fo:background-color="#FFFFFF" style:vertical-align="middle"/>
    </style:style>
    <style:style style:name="Table44.Cell55" style:family="table-cell">
      <style:table-cell-properties fo:background-color="#FFFFFF" style:vertical-align="middle"/>
    </style:style>
    <style:style style:name="Table44.Cell56" style:family="table-cell">
      <style:table-cell-properties fo:background-color="#FFFFFF" style:vertical-align="middle"/>
    </style:style>
    <style:style style:name="Table44.Cell57" style:family="table-cell">
      <style:table-cell-properties fo:background-color="#FFFFFF" style:vertical-align="top"/>
    </style:style>
    <style:style style:name="Table44.Cell58" style:family="table-cell">
      <style:table-cell-properties fo:background-color="#FFFFFF" style:vertical-align="middle"/>
    </style:style>
    <style:style style:name="Table44.Cell59" style:family="table-cell">
      <style:table-cell-properties fo:background-color="#FFFFFF" style:vertical-align="middle"/>
    </style:style>
    <style:style style:name="Table44.Cell60" style:family="table-cell">
      <style:table-cell-properties fo:background-color="#FFFFFF" style:vertical-align="middle"/>
    </style:style>
    <style:style style:name="Table44.Cell61" style:family="table-cell">
      <style:table-cell-properties fo:background-color="#FFFFFF" style:vertical-align="top"/>
    </style:style>
    <style:style style:name="Table44.Cell62" style:family="table-cell">
      <style:table-cell-properties fo:background-color="#FFFFFF" style:vertical-align="top"/>
    </style:style>
    <style:style style:name="Table44.Cell63" style:family="table-cell">
      <style:table-cell-properties fo:background-color="#FFFFFF" style:vertical-align="top"/>
    </style:style>
    <style:style style:name="Table44.Cell64" style:family="table-cell">
      <style:table-cell-properties fo:background-color="#FFFFFF" style:vertical-align="top"/>
    </style:style>
    <style:style style:name="Table44.Cell65" style:family="table-cell">
      <style:table-cell-properties fo:background-color="#FFFFFF"/>
    </style:style>
    <style:style style:name="Table44.Cell66" style:family="table-cell">
      <style:table-cell-properties fo:background-color="#FFFFFF"/>
    </style:style>
    <style:style style:name="Table44.Cell67" style:family="table-cell">
      <style:table-cell-properties fo:background-color="#FFFFFF"/>
    </style:style>
    <style:style style:name="Table44.Cell68" style:family="table-cell">
      <style:table-cell-properties fo:background-color="#FFFFFF"/>
    </style:style>
    <style:style style:name="Table44.Cell69" style:family="table-cell">
      <style:table-cell-properties fo:background-color="#FFFFFF" style:vertical-align="top"/>
    </style:style>
    <style:style style:name="Table44.Cell70" style:family="table-cell">
      <style:table-cell-properties fo:background-color="#FFFFFF" style:vertical-align="middle"/>
    </style:style>
    <style:style style:name="Table44.Cell71" style:family="table-cell">
      <style:table-cell-properties fo:background-color="#FFFFFF" style:vertical-align="middle"/>
    </style:style>
    <style:style style:name="Table44.Cell72" style:family="table-cell">
      <style:table-cell-properties fo:background-color="#FFFFFF" style:vertical-align="middle"/>
    </style:style>
    <style:style style:name="Table44.Cell73" style:family="table-cell">
      <style:table-cell-properties fo:background-color="#FFFFFF" style:vertical-align="top"/>
    </style:style>
    <style:style style:name="Table44.Cell74" style:family="table-cell">
      <style:table-cell-properties fo:background-color="#FFFFFF" style:vertical-align="middle"/>
    </style:style>
    <style:style style:name="Table44.Cell75" style:family="table-cell">
      <style:table-cell-properties fo:background-color="#FFFFFF" style:vertical-align="middle"/>
    </style:style>
    <style:style style:name="Table44.Cell76" style:family="table-cell">
      <style:table-cell-properties fo:background-color="#FFFFFF" style:vertical-align="middle"/>
    </style:style>
    <style:style style:name="Table44.Cell77" style:family="table-cell">
      <style:table-cell-properties fo:background-color="#FFFFFF" style:vertical-align="top"/>
    </style:style>
    <style:style style:name="Table44.Cell78" style:family="table-cell">
      <style:table-cell-properties fo:background-color="#FFFFFF" style:vertical-align="middle"/>
    </style:style>
    <style:style style:name="Table44.Cell79" style:family="table-cell">
      <style:table-cell-properties fo:background-color="#FFFFFF" style:vertical-align="middle"/>
    </style:style>
    <style:style style:name="Table44.Cell80" style:family="table-cell">
      <style:table-cell-properties fo:background-color="#FFFFFF" style:vertical-align="middle"/>
    </style:style>
    <style:style style:name="Table44.Cell81" style:family="table-cell">
      <style:table-cell-properties fo:background-color="#FFFFFF" style:vertical-align="top"/>
    </style:style>
    <style:style style:name="Table44.Cell82" style:family="table-cell">
      <style:table-cell-properties fo:background-color="#FFFFFF"/>
    </style:style>
    <style:style style:name="Table44.Cell83" style:family="table-cell">
      <style:table-cell-properties fo:background-color="#FFFFFF"/>
    </style:style>
    <style:style style:name="Table44.Cell84" style:family="table-cell">
      <style:table-cell-properties fo:background-color="#FFFFFF"/>
    </style:style>
    <style:style style:name="Table45" style:family="table">
      <style:table-properties style:writing-mode="lr-tb" style:width="10.617cm" table:align="center"/>
    </style:style>
    <style:style style:name="Table45.C1" style:family="table-column">
      <style:table-column-properties style:column-width="7.366cm"/>
    </style:style>
    <style:style style:name="Table45.C2" style:family="table-column">
      <style:table-column-properties style:column-width="3.251cm"/>
    </style:style>
    <style:style style:name="Table45.R1" style:family="table-row">
      <style:table-row-properties style:row-height="0.796cm"/>
    </style:style>
    <style:style style:name="Table45.R2" style:family="table-row">
      <style:table-row-properties style:row-height="1.101cm"/>
    </style:style>
    <style:style style:name="Table45.R3" style:family="table-row">
      <style:table-row-properties style:row-height="1.083cm"/>
    </style:style>
    <style:style style:name="Table45.R4" style:family="table-row">
      <style:table-row-properties style:row-height="1.092cm"/>
    </style:style>
    <style:style style:name="Table45.R5" style:family="table-row">
      <style:table-row-properties style:row-height="1.134cm"/>
    </style:style>
    <style:style style:name="Table45.R6" style:family="table-row">
      <style:table-row-properties style:row-height="1.092cm"/>
    </style:style>
    <style:style style:name="Table45.R7" style:family="table-row">
      <style:table-row-properties style:row-height="1.101cm"/>
    </style:style>
    <style:style style:name="Table45.R8" style:family="table-row">
      <style:table-row-properties style:row-height="0.804cm"/>
    </style:style>
    <style:style style:name="Table45.Cell1" style:family="table-cell">
      <style:table-cell-properties fo:background-color="#FFFFFF" style:vertical-align="top"/>
    </style:style>
    <style:style style:name="Table45.Cell2" style:family="table-cell">
      <style:table-cell-properties fo:background-color="#FFFFFF" style:vertical-align="top"/>
    </style:style>
    <style:style style:name="Table45.Cell3" style:family="table-cell">
      <style:table-cell-properties fo:background-color="#FFFFFF" style:vertical-align="middle"/>
    </style:style>
    <style:style style:name="Table45.Cell4" style:family="table-cell">
      <style:table-cell-properties fo:background-color="#FFFFFF" style:vertical-align="middle"/>
    </style:style>
    <style:style style:name="Table45.Cell5" style:family="table-cell">
      <style:table-cell-properties fo:background-color="#FFFFFF" style:vertical-align="middle"/>
    </style:style>
    <style:style style:name="Table45.Cell6" style:family="table-cell">
      <style:table-cell-properties fo:background-color="#FFFFFF" style:vertical-align="middle"/>
    </style:style>
    <style:style style:name="Table45.Cell7" style:family="table-cell">
      <style:table-cell-properties fo:background-color="#FFFFFF" style:vertical-align="middle"/>
    </style:style>
    <style:style style:name="Table45.Cell8" style:family="table-cell">
      <style:table-cell-properties fo:background-color="#FFFFFF" style:vertical-align="middle"/>
    </style:style>
    <style:style style:name="Table45.Cell9" style:family="table-cell">
      <style:table-cell-properties fo:background-color="#FFFFFF" style:vertical-align="middle"/>
    </style:style>
    <style:style style:name="Table45.Cell10" style:family="table-cell">
      <style:table-cell-properties fo:background-color="#FFFFFF" style:vertical-align="middle"/>
    </style:style>
    <style:style style:name="Table45.Cell11" style:family="table-cell">
      <style:table-cell-properties fo:background-color="#FFFFFF" style:vertical-align="middle"/>
    </style:style>
    <style:style style:name="Table45.Cell12" style:family="table-cell">
      <style:table-cell-properties fo:background-color="#FFFFFF" style:vertical-align="middle"/>
    </style:style>
    <style:style style:name="Table45.Cell13" style:family="table-cell">
      <style:table-cell-properties fo:background-color="#FFFFFF" style:vertical-align="middle"/>
    </style:style>
    <style:style style:name="Table45.Cell14" style:family="table-cell">
      <style:table-cell-properties fo:background-color="#FFFFFF" style:vertical-align="middle"/>
    </style:style>
    <style:style style:name="Table45.Cell15" style:family="table-cell">
      <style:table-cell-properties fo:background-color="#FFFFFF"/>
    </style:style>
    <style:style style:name="Table45.Cell16" style:family="table-cell">
      <style:table-cell-properties fo:background-color="#FFFFFF"/>
    </style:style>
    <style:style style:name="Table46" style:family="table">
      <style:table-properties style:writing-mode="lr-tb" style:width="10.626cm" table:align="right"/>
    </style:style>
    <style:style style:name="Table46.C1" style:family="table-column">
      <style:table-column-properties style:column-width="7.324cm"/>
    </style:style>
    <style:style style:name="Table46.C2" style:family="table-column">
      <style:table-column-properties style:column-width="3.302cm"/>
    </style:style>
    <style:style style:name="Table46.R1" style:family="table-row">
      <style:table-row-properties style:row-height="0.753cm"/>
    </style:style>
    <style:style style:name="Table46.R2" style:family="table-row">
      <style:table-row-properties style:row-height="1.101cm"/>
    </style:style>
    <style:style style:name="Table46.R3" style:family="table-row">
      <style:table-row-properties style:row-height="1.143cm"/>
    </style:style>
    <style:style style:name="Table46.R4" style:family="table-row">
      <style:table-row-properties style:row-height="1.092cm"/>
    </style:style>
    <style:style style:name="Table46.R5" style:family="table-row">
      <style:table-row-properties style:row-height="1.101cm"/>
    </style:style>
    <style:style style:name="Table46.R6" style:family="table-row">
      <style:table-row-properties style:row-height="0.771cm"/>
    </style:style>
    <style:style style:name="Table46.Cell1" style:family="table-cell">
      <style:table-cell-properties fo:background-color="#FFFFFF" style:vertical-align="top"/>
    </style:style>
    <style:style style:name="Table46.Cell2" style:family="table-cell">
      <style:table-cell-properties fo:background-color="#FFFFFF" style:vertical-align="top"/>
    </style:style>
    <style:style style:name="Table46.Cell3" style:family="table-cell">
      <style:table-cell-properties fo:background-color="#FFFFFF" style:vertical-align="middle"/>
    </style:style>
    <style:style style:name="Table46.Cell4" style:family="table-cell">
      <style:table-cell-properties fo:background-color="#FFFFFF" style:vertical-align="middle"/>
    </style:style>
    <style:style style:name="Table46.Cell5" style:family="table-cell">
      <style:table-cell-properties fo:background-color="#FFFFFF" style:vertical-align="middle"/>
    </style:style>
    <style:style style:name="Table46.Cell6" style:family="table-cell">
      <style:table-cell-properties fo:background-color="#FFFFFF" style:vertical-align="middle"/>
    </style:style>
    <style:style style:name="Table46.Cell7" style:family="table-cell">
      <style:table-cell-properties fo:background-color="#FFFFFF" style:vertical-align="middle"/>
    </style:style>
    <style:style style:name="Table46.Cell8" style:family="table-cell">
      <style:table-cell-properties fo:background-color="#FFFFFF" style:vertical-align="middle"/>
    </style:style>
    <style:style style:name="Table46.Cell9" style:family="table-cell">
      <style:table-cell-properties fo:background-color="#FFFFFF" style:vertical-align="middle"/>
    </style:style>
    <style:style style:name="Table46.Cell10" style:family="table-cell">
      <style:table-cell-properties fo:background-color="#FFFFFF" style:vertical-align="middle"/>
    </style:style>
    <style:style style:name="Table46.Cell11" style:family="table-cell">
      <style:table-cell-properties fo:background-color="#FFFFFF"/>
    </style:style>
    <style:style style:name="Table46.Cell12" style:family="table-cell">
      <style:table-cell-properties fo:background-color="#FFFFFF"/>
    </style:style>
    <style:style style:name="Table47" style:family="table">
      <style:table-properties style:writing-mode="lr-tb" style:width="10.626cm" table:align="center"/>
    </style:style>
    <style:style style:name="Table47.C1" style:family="table-column">
      <style:table-column-properties style:column-width="0.653cm"/>
    </style:style>
    <style:style style:name="Table47.C2" style:family="table-column">
      <style:table-column-properties style:column-width="5.697cm"/>
    </style:style>
    <style:style style:name="Table47.C3" style:family="table-column">
      <style:table-column-properties style:column-width="4.276cm"/>
    </style:style>
    <style:style style:name="Table47.R1" style:family="table-row">
      <style:table-row-properties style:row-height="0.617cm"/>
    </style:style>
    <style:style style:name="Table47.R2" style:family="table-row">
      <style:table-row-properties style:row-height="1.109cm"/>
    </style:style>
    <style:style style:name="Table47.R3" style:family="table-row">
      <style:table-row-properties style:row-height="1.304cm"/>
    </style:style>
    <style:style style:name="Table47.R4" style:family="table-row">
      <style:table-row-properties style:row-height="1.058cm"/>
    </style:style>
    <style:style style:name="Table47.R5" style:family="table-row">
      <style:table-row-properties style:row-height="1.016cm"/>
    </style:style>
    <style:style style:name="Table47.R6" style:family="table-row">
      <style:table-row-properties style:row-height="1.076cm"/>
    </style:style>
    <style:style style:name="Table47.R7" style:family="table-row">
      <style:table-row-properties style:row-height="1.067cm"/>
    </style:style>
    <style:style style:name="Table47.R8" style:family="table-row">
      <style:table-row-properties style:row-height="1.034cm"/>
    </style:style>
    <style:style style:name="Table47.R9" style:family="table-row">
      <style:table-row-properties style:row-height="1.034cm"/>
    </style:style>
    <style:style style:name="Table47.R10" style:family="table-row">
      <style:table-row-properties style:row-height="1.050cm"/>
    </style:style>
    <style:style style:name="Table47.R11" style:family="table-row">
      <style:table-row-properties style:row-height="1.076cm"/>
    </style:style>
    <style:style style:name="Table47.R12" style:family="table-row">
      <style:table-row-properties style:row-height="1.050cm"/>
    </style:style>
    <style:style style:name="Table47.R13" style:family="table-row">
      <style:table-row-properties style:row-height="1.025cm"/>
    </style:style>
    <style:style style:name="Table47.R14" style:family="table-row">
      <style:table-row-properties style:row-height="1.041cm"/>
    </style:style>
    <style:style style:name="Table47.R15" style:family="table-row">
      <style:table-row-properties style:row-height="1.083cm"/>
    </style:style>
    <style:style style:name="Table47.R16" style:family="table-row">
      <style:table-row-properties style:row-height="1.041cm"/>
    </style:style>
    <style:style style:name="Table47.R17" style:family="table-row">
      <style:table-row-properties style:row-height="1.041cm"/>
    </style:style>
    <style:style style:name="Table47.R18" style:family="table-row">
      <style:table-row-properties style:row-height="1.050cm"/>
    </style:style>
    <style:style style:name="Table47.R19" style:family="table-row">
      <style:table-row-properties style:row-height="1.034cm"/>
    </style:style>
    <style:style style:name="Table47.R20" style:family="table-row">
      <style:table-row-properties style:row-height="1.050cm"/>
    </style:style>
    <style:style style:name="Table47.R21" style:family="table-row">
      <style:table-row-properties style:row-height="1.067cm"/>
    </style:style>
    <style:style style:name="Table47.R22" style:family="table-row">
      <style:table-row-properties style:row-height="0.796cm"/>
    </style:style>
    <style:style style:name="Table47.Cell1" style:family="table-cell">
      <style:table-cell-properties fo:background-color="#FFFFFF" style:vertical-align="top"/>
    </style:style>
    <style:style style:name="Table47.Cell2" style:family="table-cell">
      <style:table-cell-properties fo:background-color="#FFFFFF" style:vertical-align="top"/>
    </style:style>
    <style:style style:name="Table47.Cell3" style:family="table-cell">
      <style:table-cell-properties fo:background-color="#FFFFFF" style:vertical-align="top"/>
    </style:style>
    <style:style style:name="Table47.Cell4" style:family="table-cell">
      <style:table-cell-properties fo:background-color="#FFFFFF" style:vertical-align="top"/>
    </style:style>
    <style:style style:name="Table47.Cell5" style:family="table-cell">
      <style:table-cell-properties fo:background-color="#FFFFFF" style:vertical-align="top"/>
    </style:style>
    <style:style style:name="Table47.Cell6" style:family="table-cell">
      <style:table-cell-properties fo:background-color="#FFFFFF" style:vertical-align="top"/>
    </style:style>
    <style:style style:name="Table47.Cell7" style:family="table-cell">
      <style:table-cell-properties fo:background-color="#FFFFFF" style:vertical-align="top"/>
    </style:style>
    <style:style style:name="Table47.Cell8" style:family="table-cell">
      <style:table-cell-properties fo:background-color="#FFFFFF" style:vertical-align="middle"/>
    </style:style>
    <style:style style:name="Table47.Cell9" style:family="table-cell">
      <style:table-cell-properties fo:background-color="#FFFFFF" style:vertical-align="middle"/>
    </style:style>
    <style:style style:name="Table47.Cell10" style:family="table-cell">
      <style:table-cell-properties fo:background-color="#FFFFFF" style:vertical-align="middle"/>
    </style:style>
    <style:style style:name="Table47.Cell11" style:family="table-cell">
      <style:table-cell-properties fo:background-color="#FFFFFF" style:vertical-align="middle"/>
    </style:style>
    <style:style style:name="Table47.Cell12" style:family="table-cell">
      <style:table-cell-properties fo:background-color="#FFFFFF" style:vertical-align="middle"/>
    </style:style>
    <style:style style:name="Table47.Cell13" style:family="table-cell">
      <style:table-cell-properties fo:background-color="#FFFFFF" style:vertical-align="middle"/>
    </style:style>
    <style:style style:name="Table47.Cell14" style:family="table-cell">
      <style:table-cell-properties fo:background-color="#FFFFFF" style:vertical-align="middle"/>
    </style:style>
    <style:style style:name="Table47.Cell15" style:family="table-cell">
      <style:table-cell-properties fo:background-color="#FFFFFF" style:vertical-align="middle"/>
    </style:style>
    <style:style style:name="Table47.Cell16" style:family="table-cell">
      <style:table-cell-properties fo:background-color="#FFFFFF" style:vertical-align="middle"/>
    </style:style>
    <style:style style:name="Table47.Cell17" style:family="table-cell">
      <style:table-cell-properties fo:background-color="#FFFFFF" style:vertical-align="middle"/>
    </style:style>
    <style:style style:name="Table47.Cell18" style:family="table-cell">
      <style:table-cell-properties fo:background-color="#FFFFFF" style:vertical-align="middle"/>
    </style:style>
    <style:style style:name="Table47.Cell19" style:family="table-cell">
      <style:table-cell-properties fo:background-color="#FFFFFF" style:vertical-align="middle"/>
    </style:style>
    <style:style style:name="Table47.Cell20" style:family="table-cell">
      <style:table-cell-properties fo:background-color="#FFFFFF" style:vertical-align="middle"/>
    </style:style>
    <style:style style:name="Table47.Cell21" style:family="table-cell">
      <style:table-cell-properties fo:background-color="#FFFFFF" style:vertical-align="middle"/>
    </style:style>
    <style:style style:name="Table47.Cell22" style:family="table-cell">
      <style:table-cell-properties fo:background-color="#FFFFFF" style:vertical-align="middle"/>
    </style:style>
    <style:style style:name="Table47.Cell23" style:family="table-cell">
      <style:table-cell-properties fo:background-color="#FFFFFF" style:vertical-align="middle"/>
    </style:style>
    <style:style style:name="Table47.Cell24" style:family="table-cell">
      <style:table-cell-properties fo:background-color="#FFFFFF" style:vertical-align="middle"/>
    </style:style>
    <style:style style:name="Table47.Cell25" style:family="table-cell">
      <style:table-cell-properties fo:background-color="#FFFFFF" style:vertical-align="middle"/>
    </style:style>
    <style:style style:name="Table47.Cell26" style:family="table-cell">
      <style:table-cell-properties fo:background-color="#FFFFFF" style:vertical-align="middle"/>
    </style:style>
    <style:style style:name="Table47.Cell27" style:family="table-cell">
      <style:table-cell-properties fo:background-color="#FFFFFF" style:vertical-align="middle"/>
    </style:style>
    <style:style style:name="Table47.Cell28" style:family="table-cell">
      <style:table-cell-properties fo:background-color="#FFFFFF" style:vertical-align="middle"/>
    </style:style>
    <style:style style:name="Table47.Cell29" style:family="table-cell">
      <style:table-cell-properties fo:background-color="#FFFFFF" style:vertical-align="middle"/>
    </style:style>
    <style:style style:name="Table47.Cell30" style:family="table-cell">
      <style:table-cell-properties fo:background-color="#FFFFFF" style:vertical-align="middle"/>
    </style:style>
    <style:style style:name="Table47.Cell31" style:family="table-cell">
      <style:table-cell-properties fo:background-color="#FFFFFF" style:vertical-align="middle"/>
    </style:style>
    <style:style style:name="Table47.Cell32" style:family="table-cell">
      <style:table-cell-properties fo:background-color="#FFFFFF" style:vertical-align="middle"/>
    </style:style>
    <style:style style:name="Table47.Cell33" style:family="table-cell">
      <style:table-cell-properties fo:background-color="#FFFFFF" style:vertical-align="middle"/>
    </style:style>
    <style:style style:name="Table47.Cell34" style:family="table-cell">
      <style:table-cell-properties fo:background-color="#FFFFFF" style:vertical-align="middle"/>
    </style:style>
    <style:style style:name="Table47.Cell35" style:family="table-cell">
      <style:table-cell-properties fo:background-color="#FFFFFF" style:vertical-align="middle"/>
    </style:style>
    <style:style style:name="Table47.Cell36" style:family="table-cell">
      <style:table-cell-properties fo:background-color="#FFFFFF" style:vertical-align="middle"/>
    </style:style>
    <style:style style:name="Table47.Cell37" style:family="table-cell">
      <style:table-cell-properties fo:background-color="#FFFFFF" style:vertical-align="middle"/>
    </style:style>
    <style:style style:name="Table47.Cell38" style:family="table-cell">
      <style:table-cell-properties fo:background-color="#FFFFFF" style:vertical-align="middle"/>
    </style:style>
    <style:style style:name="Table47.Cell39" style:family="table-cell">
      <style:table-cell-properties fo:background-color="#FFFFFF" style:vertical-align="middle"/>
    </style:style>
    <style:style style:name="Table47.Cell40" style:family="table-cell">
      <style:table-cell-properties fo:background-color="#FFFFFF" style:vertical-align="middle"/>
    </style:style>
    <style:style style:name="Table47.Cell41" style:family="table-cell">
      <style:table-cell-properties fo:background-color="#FFFFFF" style:vertical-align="middle"/>
    </style:style>
    <style:style style:name="Table47.Cell42" style:family="table-cell">
      <style:table-cell-properties fo:background-color="#FFFFFF" style:vertical-align="middle"/>
    </style:style>
    <style:style style:name="Table47.Cell43" style:family="table-cell">
      <style:table-cell-properties fo:background-color="#FFFFFF" style:vertical-align="middle"/>
    </style:style>
    <style:style style:name="Table47.Cell44" style:family="table-cell">
      <style:table-cell-properties fo:background-color="#FFFFFF" style:vertical-align="middle"/>
    </style:style>
    <style:style style:name="Table47.Cell45" style:family="table-cell">
      <style:table-cell-properties fo:background-color="#FFFFFF" style:vertical-align="middle"/>
    </style:style>
    <style:style style:name="Table47.Cell46" style:family="table-cell">
      <style:table-cell-properties fo:background-color="#FFFFFF" style:vertical-align="middle"/>
    </style:style>
    <style:style style:name="Table47.Cell47" style:family="table-cell">
      <style:table-cell-properties fo:background-color="#FFFFFF" style:vertical-align="middle"/>
    </style:style>
    <style:style style:name="Table47.Cell48" style:family="table-cell">
      <style:table-cell-properties fo:background-color="#FFFFFF" style:vertical-align="middle"/>
    </style:style>
    <style:style style:name="Table47.Cell49" style:family="table-cell">
      <style:table-cell-properties fo:background-color="#FFFFFF" style:vertical-align="middle"/>
    </style:style>
    <style:style style:name="Table47.Cell50" style:family="table-cell">
      <style:table-cell-properties fo:background-color="#FFFFFF" style:vertical-align="middle"/>
    </style:style>
    <style:style style:name="Table47.Cell51" style:family="table-cell">
      <style:table-cell-properties fo:background-color="#FFFFFF" style:vertical-align="middle"/>
    </style:style>
    <style:style style:name="Table47.Cell52" style:family="table-cell">
      <style:table-cell-properties fo:background-color="#FFFFFF" style:vertical-align="middle"/>
    </style:style>
    <style:style style:name="Table47.Cell53" style:family="table-cell">
      <style:table-cell-properties fo:background-color="#FFFFFF" style:vertical-align="middle"/>
    </style:style>
    <style:style style:name="Table47.Cell54" style:family="table-cell">
      <style:table-cell-properties fo:background-color="#FFFFFF" style:vertical-align="middle"/>
    </style:style>
    <style:style style:name="Table47.Cell55" style:family="table-cell">
      <style:table-cell-properties fo:background-color="#FFFFFF" style:vertical-align="middle"/>
    </style:style>
    <style:style style:name="Table47.Cell56" style:family="table-cell">
      <style:table-cell-properties fo:background-color="#FFFFFF" style:vertical-align="middle"/>
    </style:style>
    <style:style style:name="Table47.Cell57" style:family="table-cell">
      <style:table-cell-properties fo:background-color="#FFFFFF" style:vertical-align="middle"/>
    </style:style>
    <style:style style:name="Table47.Cell58" style:family="table-cell">
      <style:table-cell-properties fo:background-color="#FFFFFF" style:vertical-align="middle"/>
    </style:style>
    <style:style style:name="Table47.Cell59" style:family="table-cell">
      <style:table-cell-properties fo:background-color="#FFFFFF" style:vertical-align="middle"/>
    </style:style>
    <style:style style:name="Table47.Cell60" style:family="table-cell">
      <style:table-cell-properties fo:background-color="#FFFFFF" style:vertical-align="middle"/>
    </style:style>
    <style:style style:name="Table47.Cell61" style:family="table-cell">
      <style:table-cell-properties fo:background-color="#FFFFFF" style:vertical-align="middle"/>
    </style:style>
    <style:style style:name="Table47.Cell62" style:family="table-cell">
      <style:table-cell-properties fo:background-color="#FFFFFF" style:vertical-align="middle"/>
    </style:style>
    <style:style style:name="Table47.Cell63" style:family="table-cell">
      <style:table-cell-properties fo:background-color="#FFFFFF" style:vertical-align="middle"/>
    </style:style>
    <style:style style:name="Table47.Cell64" style:family="table-cell">
      <style:table-cell-properties fo:background-color="#FFFFFF"/>
    </style:style>
    <style:style style:name="Table47.Cell65" style:family="table-cell">
      <style:table-cell-properties fo:background-color="#FFFFFF"/>
    </style:style>
    <style:style style:name="Table47.Cell66" style:family="table-cell">
      <style:table-cell-properties fo:background-color="#FFFFFF"/>
    </style:style>
    <style:style style:name="Table48" style:family="table">
      <style:table-properties style:writing-mode="lr-tb" style:width="16.655cm" table:align="center"/>
    </style:style>
    <style:style style:name="Table48.C1" style:family="table-column">
      <style:table-column-properties style:column-width="5.419cm"/>
    </style:style>
    <style:style style:name="Table48.C2" style:family="table-column">
      <style:table-column-properties style:column-width="7.306cm"/>
    </style:style>
    <style:style style:name="Table48.C3" style:family="table-column">
      <style:table-column-properties style:column-width="3.928cm"/>
    </style:style>
    <style:style style:name="Table48.R1" style:family="table-row">
      <style:table-row-properties style:row-height="0.610cm"/>
    </style:style>
    <style:style style:name="Table48.R2" style:family="table-row">
      <style:table-row-properties style:row-height="0.744cm"/>
    </style:style>
    <style:style style:name="Table48.R3" style:family="table-row">
      <style:table-row-properties style:row-height="0.753cm"/>
    </style:style>
    <style:style style:name="Table48.R4" style:family="table-row">
      <style:table-row-properties style:row-height="0.914cm"/>
    </style:style>
    <style:style style:name="Table48.R5" style:family="table-row">
      <style:table-row-properties style:row-height="1.067cm"/>
    </style:style>
    <style:style style:name="Table48.R6" style:family="table-row">
      <style:table-row-properties style:row-height="1.125cm"/>
    </style:style>
    <style:style style:name="Table48.R7" style:family="table-row">
      <style:table-row-properties style:row-height="1.109cm"/>
    </style:style>
    <style:style style:name="Table48.R8" style:family="table-row">
      <style:table-row-properties style:row-height="1.058cm"/>
    </style:style>
    <style:style style:name="Table48.R9" style:family="table-row">
      <style:table-row-properties style:row-height="1.125cm"/>
    </style:style>
    <style:style style:name="Table48.R10" style:family="table-row">
      <style:table-row-properties style:row-height="1.083cm"/>
    </style:style>
    <style:style style:name="Table48.R11" style:family="table-row">
      <style:table-row-properties style:row-height="1.092cm"/>
    </style:style>
    <style:style style:name="Table48.R12" style:family="table-row">
      <style:table-row-properties style:row-height="1.101cm"/>
    </style:style>
    <style:style style:name="Table48.R13" style:family="table-row">
      <style:table-row-properties style:row-height="1.125cm"/>
    </style:style>
    <style:style style:name="Table48.R14" style:family="table-row">
      <style:table-row-properties style:row-height="1.083cm"/>
    </style:style>
    <style:style style:name="Table48.R15" style:family="table-row">
      <style:table-row-properties style:row-height="1.118cm"/>
    </style:style>
    <style:style style:name="Table48.R16" style:family="table-row">
      <style:table-row-properties style:row-height="1.076cm"/>
    </style:style>
    <style:style style:name="Table48.R17" style:family="table-row">
      <style:table-row-properties style:row-height="1.143cm"/>
    </style:style>
    <style:style style:name="Table48.R18" style:family="table-row">
      <style:table-row-properties style:row-height="1.067cm"/>
    </style:style>
    <style:style style:name="Table48.R19" style:family="table-row">
      <style:table-row-properties style:row-height="1.651cm"/>
    </style:style>
    <style:style style:name="Table48.R20" style:family="table-row">
      <style:table-row-properties style:row-height="1.669cm"/>
    </style:style>
    <style:style style:name="Table48.R21" style:family="table-row">
      <style:table-row-properties style:row-height="1.101cm"/>
    </style:style>
    <style:style style:name="Table48.R22" style:family="table-row">
      <style:table-row-properties style:row-height="1.076cm"/>
    </style:style>
    <style:style style:name="Table48.R23" style:family="table-row">
      <style:table-row-properties style:row-height="0.804cm"/>
    </style:style>
    <style:style style:name="Table48.Cell1" style:family="table-cell">
      <style:table-cell-properties fo:background-color="#FFFFFF" style:vertical-align="top"/>
    </style:style>
    <style:style style:name="Table48.Cell2" style:family="table-cell">
      <style:table-cell-properties fo:background-color="#FFFFFF" style:vertical-align="top"/>
    </style:style>
    <style:style style:name="Table48.Cell3" style:family="table-cell">
      <style:table-cell-properties fo:background-color="#FFFFFF" style:vertical-align="top"/>
    </style:style>
    <style:style style:name="Table48.Cell4" style:family="table-cell">
      <style:table-cell-properties fo:background-color="#FFFFFF" style:vertical-align="top"/>
    </style:style>
    <style:style style:name="Table48.Cell5" style:family="table-cell">
      <style:table-cell-properties fo:background-color="#FFFFFF" style:vertical-align="top"/>
    </style:style>
    <style:style style:name="Table48.Cell6" style:family="table-cell">
      <style:table-cell-properties fo:background-color="#FFFFFF" style:vertical-align="top"/>
    </style:style>
    <style:style style:name="Table48.Cell7" style:family="table-cell">
      <style:table-cell-properties fo:background-color="#FFFFFF"/>
    </style:style>
    <style:style style:name="Table48.Cell8" style:family="table-cell">
      <style:table-cell-properties fo:background-color="#FFFFFF" style:vertical-align="top"/>
    </style:style>
    <style:style style:name="Table48.Cell9" style:family="table-cell">
      <style:table-cell-properties fo:background-color="#FFFFFF" style:vertical-align="top"/>
    </style:style>
    <style:style style:name="Table48.Cell10" style:family="table-cell">
      <style:table-cell-properties fo:background-color="#FFFFFF" style:vertical-align="top"/>
    </style:style>
    <style:style style:name="Table48.Cell11" style:family="table-cell">
      <style:table-cell-properties fo:background-color="#FFFFFF" style:vertical-align="top"/>
    </style:style>
    <style:style style:name="Table48.Cell12" style:family="table-cell">
      <style:table-cell-properties fo:background-color="#FFFFFF" style:vertical-align="top"/>
    </style:style>
    <style:style style:name="Table48.Cell13" style:family="table-cell">
      <style:table-cell-properties fo:background-color="#FFFFFF" style:vertical-align="middle"/>
    </style:style>
    <style:style style:name="Table48.Cell14" style:family="table-cell">
      <style:table-cell-properties fo:background-color="#FFFFFF" style:vertical-align="middle"/>
    </style:style>
    <style:style style:name="Table48.Cell15" style:family="table-cell">
      <style:table-cell-properties fo:background-color="#FFFFFF" style:vertical-align="middle"/>
    </style:style>
    <style:style style:name="Table48.Cell16" style:family="table-cell">
      <style:table-cell-properties fo:background-color="#FFFFFF" style:vertical-align="top"/>
    </style:style>
    <style:style style:name="Table48.Cell17" style:family="table-cell">
      <style:table-cell-properties fo:background-color="#FFFFFF" style:vertical-align="middle"/>
    </style:style>
    <style:style style:name="Table48.Cell18" style:family="table-cell">
      <style:table-cell-properties fo:background-color="#FFFFFF" style:vertical-align="middle"/>
    </style:style>
    <style:style style:name="Table48.Cell19" style:family="table-cell">
      <style:table-cell-properties fo:background-color="#FFFFFF" style:vertical-align="top"/>
    </style:style>
    <style:style style:name="Table48.Cell20" style:family="table-cell">
      <style:table-cell-properties fo:background-color="#FFFFFF" style:vertical-align="middle"/>
    </style:style>
    <style:style style:name="Table48.Cell21" style:family="table-cell">
      <style:table-cell-properties fo:background-color="#FFFFFF" style:vertical-align="middle"/>
    </style:style>
    <style:style style:name="Table48.Cell22" style:family="table-cell">
      <style:table-cell-properties fo:background-color="#FFFFFF" style:vertical-align="top"/>
    </style:style>
    <style:style style:name="Table48.Cell23" style:family="table-cell">
      <style:table-cell-properties fo:background-color="#FFFFFF" style:vertical-align="middle"/>
    </style:style>
    <style:style style:name="Table48.Cell24" style:family="table-cell">
      <style:table-cell-properties fo:background-color="#FFFFFF" style:vertical-align="middle"/>
    </style:style>
    <style:style style:name="Table48.Cell25" style:family="table-cell">
      <style:table-cell-properties fo:background-color="#FFFFFF" style:vertical-align="top"/>
    </style:style>
    <style:style style:name="Table48.Cell26" style:family="table-cell">
      <style:table-cell-properties fo:background-color="#FFFFFF" style:vertical-align="middle"/>
    </style:style>
    <style:style style:name="Table48.Cell27" style:family="table-cell">
      <style:table-cell-properties fo:background-color="#FFFFFF" style:vertical-align="middle"/>
    </style:style>
    <style:style style:name="Table48.Cell28" style:family="table-cell">
      <style:table-cell-properties fo:background-color="#FFFFFF" style:vertical-align="top"/>
    </style:style>
    <style:style style:name="Table48.Cell29" style:family="table-cell">
      <style:table-cell-properties fo:background-color="#FFFFFF" style:vertical-align="middle"/>
    </style:style>
    <style:style style:name="Table48.Cell30" style:family="table-cell">
      <style:table-cell-properties fo:background-color="#FFFFFF" style:vertical-align="middle"/>
    </style:style>
    <style:style style:name="Table48.Cell31" style:family="table-cell">
      <style:table-cell-properties fo:background-color="#FFFFFF" style:vertical-align="top"/>
    </style:style>
    <style:style style:name="Table48.Cell32" style:family="table-cell">
      <style:table-cell-properties fo:background-color="#FFFFFF" style:vertical-align="middle"/>
    </style:style>
    <style:style style:name="Table48.Cell33" style:family="table-cell">
      <style:table-cell-properties fo:background-color="#FFFFFF" style:vertical-align="middle"/>
    </style:style>
    <style:style style:name="Table48.Cell34" style:family="table-cell">
      <style:table-cell-properties fo:background-color="#FFFFFF" style:vertical-align="top"/>
    </style:style>
    <style:style style:name="Table48.Cell35" style:family="table-cell">
      <style:table-cell-properties fo:background-color="#FFFFFF" style:vertical-align="middle"/>
    </style:style>
    <style:style style:name="Table48.Cell36" style:family="table-cell">
      <style:table-cell-properties fo:background-color="#FFFFFF" style:vertical-align="middle"/>
    </style:style>
    <style:style style:name="Table48.Cell37" style:family="table-cell">
      <style:table-cell-properties fo:background-color="#FFFFFF" style:vertical-align="top"/>
    </style:style>
    <style:style style:name="Table48.Cell38" style:family="table-cell">
      <style:table-cell-properties fo:background-color="#FFFFFF" style:vertical-align="middle"/>
    </style:style>
    <style:style style:name="Table48.Cell39" style:family="table-cell">
      <style:table-cell-properties fo:background-color="#FFFFFF" style:vertical-align="middle"/>
    </style:style>
    <style:style style:name="Table48.Cell40" style:family="table-cell">
      <style:table-cell-properties fo:background-color="#FFFFFF" style:vertical-align="top"/>
    </style:style>
    <style:style style:name="Table48.Cell41" style:family="table-cell">
      <style:table-cell-properties fo:background-color="#FFFFFF" style:vertical-align="middle"/>
    </style:style>
    <style:style style:name="Table48.Cell42" style:family="table-cell">
      <style:table-cell-properties fo:background-color="#FFFFFF" style:vertical-align="middle"/>
    </style:style>
    <style:style style:name="Table48.Cell43" style:family="table-cell">
      <style:table-cell-properties fo:background-color="#FFFFFF" style:vertical-align="top"/>
    </style:style>
    <style:style style:name="Table48.Cell44" style:family="table-cell">
      <style:table-cell-properties fo:background-color="#FFFFFF" style:vertical-align="middle"/>
    </style:style>
    <style:style style:name="Table48.Cell45" style:family="table-cell">
      <style:table-cell-properties fo:background-color="#FFFFFF" style:vertical-align="middle"/>
    </style:style>
    <style:style style:name="Table48.Cell46" style:family="table-cell">
      <style:table-cell-properties fo:background-color="#FFFFFF" style:vertical-align="top"/>
    </style:style>
    <style:style style:name="Table48.Cell47" style:family="table-cell">
      <style:table-cell-properties fo:background-color="#FFFFFF" style:vertical-align="middle"/>
    </style:style>
    <style:style style:name="Table48.Cell48" style:family="table-cell">
      <style:table-cell-properties fo:background-color="#FFFFFF" style:vertical-align="middle"/>
    </style:style>
    <style:style style:name="Table48.Cell49" style:family="table-cell">
      <style:table-cell-properties fo:background-color="#FFFFFF" style:vertical-align="top"/>
    </style:style>
    <style:style style:name="Table48.Cell50" style:family="table-cell">
      <style:table-cell-properties fo:background-color="#FFFFFF" style:vertical-align="middle"/>
    </style:style>
    <style:style style:name="Table48.Cell51" style:family="table-cell">
      <style:table-cell-properties fo:background-color="#FFFFFF" style:vertical-align="middle"/>
    </style:style>
    <style:style style:name="Table48.Cell52" style:family="table-cell">
      <style:table-cell-properties fo:background-color="#FFFFFF" style:vertical-align="top"/>
    </style:style>
    <style:style style:name="Table48.Cell53" style:family="table-cell">
      <style:table-cell-properties fo:background-color="#FFFFFF" style:vertical-align="middle"/>
    </style:style>
    <style:style style:name="Table48.Cell54" style:family="table-cell">
      <style:table-cell-properties fo:background-color="#FFFFFF" style:vertical-align="middle"/>
    </style:style>
    <style:style style:name="Table48.Cell55" style:family="table-cell">
      <style:table-cell-properties fo:background-color="#FFFFFF" style:vertical-align="top"/>
    </style:style>
    <style:style style:name="Table48.Cell56" style:family="table-cell">
      <style:table-cell-properties fo:background-color="#FFFFFF" style:vertical-align="top"/>
    </style:style>
    <style:style style:name="Table48.Cell57" style:family="table-cell">
      <style:table-cell-properties fo:background-color="#FFFFFF" style:vertical-align="top"/>
    </style:style>
    <style:style style:name="Table48.Cell58" style:family="table-cell">
      <style:table-cell-properties fo:background-color="#FFFFFF"/>
    </style:style>
    <style:style style:name="Table48.Cell59" style:family="table-cell">
      <style:table-cell-properties fo:background-color="#FFFFFF"/>
    </style:style>
    <style:style style:name="Table48.Cell60" style:family="table-cell">
      <style:table-cell-properties fo:background-color="#FFFFFF"/>
    </style:style>
    <style:style style:name="Table48.Cell61" style:family="table-cell">
      <style:table-cell-properties fo:background-color="#FFFFFF" style:vertical-align="top"/>
    </style:style>
    <style:style style:name="Table48.Cell62" style:family="table-cell">
      <style:table-cell-properties fo:background-color="#FFFFFF" style:vertical-align="middle"/>
    </style:style>
    <style:style style:name="Table48.Cell63" style:family="table-cell">
      <style:table-cell-properties fo:background-color="#FFFFFF" style:vertical-align="middle"/>
    </style:style>
    <style:style style:name="Table48.Cell64" style:family="table-cell">
      <style:table-cell-properties fo:background-color="#FFFFFF" style:vertical-align="top"/>
    </style:style>
    <style:style style:name="Table48.Cell65" style:family="table-cell">
      <style:table-cell-properties fo:background-color="#FFFFFF" style:vertical-align="middle"/>
    </style:style>
    <style:style style:name="Table48.Cell66" style:family="table-cell">
      <style:table-cell-properties fo:background-color="#FFFFFF" style:vertical-align="middle"/>
    </style:style>
    <style:style style:name="Table48.Cell67" style:family="table-cell">
      <style:table-cell-properties fo:background-color="#FFFFFF" style:vertical-align="top"/>
    </style:style>
    <style:style style:name="Table48.Cell68" style:family="table-cell">
      <style:table-cell-properties fo:background-color="#FFFFFF"/>
    </style:style>
    <style:style style:name="Table48.Cell69" style:family="table-cell">
      <style:table-cell-properties fo:background-color="#FFFFFF"/>
    </style:style>
    <style:style style:name="Table49" style:family="table">
      <style:table-properties style:writing-mode="lr-tb" style:width="10.626cm" table:align="center"/>
    </style:style>
    <style:style style:name="Table49.C1" style:family="table-column">
      <style:table-column-properties style:column-width="6.392cm"/>
    </style:style>
    <style:style style:name="Table49.C2" style:family="table-column">
      <style:table-column-properties style:column-width="4.233cm"/>
    </style:style>
    <style:style style:name="Table49.R1" style:family="table-row">
      <style:table-row-properties style:row-height="0.610cm"/>
    </style:style>
    <style:style style:name="Table49.R2" style:family="table-row">
      <style:table-row-properties style:row-height="1.118cm"/>
    </style:style>
    <style:style style:name="Table49.R3" style:family="table-row">
      <style:table-row-properties style:row-height="1.295cm"/>
    </style:style>
    <style:style style:name="Table49.R4" style:family="table-row">
      <style:table-row-properties style:row-height="1.058cm"/>
    </style:style>
    <style:style style:name="Table49.R5" style:family="table-row">
      <style:table-row-properties style:row-height="1.134cm"/>
    </style:style>
    <style:style style:name="Table49.R6" style:family="table-row">
      <style:table-row-properties style:row-height="1.109cm"/>
    </style:style>
    <style:style style:name="Table49.R7" style:family="table-row">
      <style:table-row-properties style:row-height="1.101cm"/>
    </style:style>
    <style:style style:name="Table49.R8" style:family="table-row">
      <style:table-row-properties style:row-height="1.083cm"/>
    </style:style>
    <style:style style:name="Table49.R9" style:family="table-row">
      <style:table-row-properties style:row-height="1.092cm"/>
    </style:style>
    <style:style style:name="Table49.R10" style:family="table-row">
      <style:table-row-properties style:row-height="1.092cm"/>
    </style:style>
    <style:style style:name="Table49.R11" style:family="table-row">
      <style:table-row-properties style:row-height="1.125cm"/>
    </style:style>
    <style:style style:name="Table49.R12" style:family="table-row">
      <style:table-row-properties style:row-height="1.076cm"/>
    </style:style>
    <style:style style:name="Table49.R13" style:family="table-row">
      <style:table-row-properties style:row-height="1.134cm"/>
    </style:style>
    <style:style style:name="Table49.R14" style:family="table-row">
      <style:table-row-properties style:row-height="1.101cm"/>
    </style:style>
    <style:style style:name="Table49.R15" style:family="table-row">
      <style:table-row-properties style:row-height="1.058cm"/>
    </style:style>
    <style:style style:name="Table49.R16" style:family="table-row">
      <style:table-row-properties style:row-height="1.143cm"/>
    </style:style>
    <style:style style:name="Table49.R17" style:family="table-row">
      <style:table-row-properties style:row-height="1.058cm"/>
    </style:style>
    <style:style style:name="Table49.R18" style:family="table-row">
      <style:table-row-properties style:row-height="1.101cm"/>
    </style:style>
    <style:style style:name="Table49.R19" style:family="table-row">
      <style:table-row-properties style:row-height="1.125cm"/>
    </style:style>
    <style:style style:name="Table49.R20" style:family="table-row">
      <style:table-row-properties style:row-height="1.101cm"/>
    </style:style>
    <style:style style:name="Table49.R21" style:family="table-row">
      <style:table-row-properties style:row-height="1.076cm"/>
    </style:style>
    <style:style style:name="Table49.R22" style:family="table-row">
      <style:table-row-properties style:row-height="1.101cm"/>
    </style:style>
    <style:style style:name="Table49.R23" style:family="table-row">
      <style:table-row-properties style:row-height="0.847cm"/>
    </style:style>
    <style:style style:name="Table49.Cell1" style:family="table-cell">
      <style:table-cell-properties fo:background-color="#FFFFFF" style:vertical-align="top"/>
    </style:style>
    <style:style style:name="Table49.Cell2" style:family="table-cell">
      <style:table-cell-properties fo:background-color="#FFFFFF" style:vertical-align="top"/>
    </style:style>
    <style:style style:name="Table49.Cell3" style:family="table-cell">
      <style:table-cell-properties fo:background-color="#FFFFFF" style:vertical-align="top"/>
    </style:style>
    <style:style style:name="Table49.Cell4" style:family="table-cell">
      <style:table-cell-properties fo:background-color="#FFFFFF" style:vertical-align="top"/>
    </style:style>
    <style:style style:name="Table49.Cell5" style:family="table-cell">
      <style:table-cell-properties fo:background-color="#FFFFFF" style:vertical-align="middle"/>
    </style:style>
    <style:style style:name="Table49.Cell6" style:family="table-cell">
      <style:table-cell-properties fo:background-color="#FFFFFF" style:vertical-align="middle"/>
    </style:style>
    <style:style style:name="Table49.Cell7" style:family="table-cell">
      <style:table-cell-properties fo:background-color="#FFFFFF" style:vertical-align="middle"/>
    </style:style>
    <style:style style:name="Table49.Cell8" style:family="table-cell">
      <style:table-cell-properties fo:background-color="#FFFFFF" style:vertical-align="middle"/>
    </style:style>
    <style:style style:name="Table49.Cell9" style:family="table-cell">
      <style:table-cell-properties fo:background-color="#FFFFFF" style:vertical-align="middle"/>
    </style:style>
    <style:style style:name="Table49.Cell10" style:family="table-cell">
      <style:table-cell-properties fo:background-color="#FFFFFF" style:vertical-align="middle"/>
    </style:style>
    <style:style style:name="Table49.Cell11" style:family="table-cell">
      <style:table-cell-properties fo:background-color="#FFFFFF" style:vertical-align="middle"/>
    </style:style>
    <style:style style:name="Table49.Cell12" style:family="table-cell">
      <style:table-cell-properties fo:background-color="#FFFFFF" style:vertical-align="middle"/>
    </style:style>
    <style:style style:name="Table49.Cell13" style:family="table-cell">
      <style:table-cell-properties fo:background-color="#FFFFFF" style:vertical-align="middle"/>
    </style:style>
    <style:style style:name="Table49.Cell14" style:family="table-cell">
      <style:table-cell-properties fo:background-color="#FFFFFF" style:vertical-align="middle"/>
    </style:style>
    <style:style style:name="Table49.Cell15" style:family="table-cell">
      <style:table-cell-properties fo:background-color="#FFFFFF" style:vertical-align="middle"/>
    </style:style>
    <style:style style:name="Table49.Cell16" style:family="table-cell">
      <style:table-cell-properties fo:background-color="#FFFFFF" style:vertical-align="middle"/>
    </style:style>
    <style:style style:name="Table49.Cell17" style:family="table-cell">
      <style:table-cell-properties fo:background-color="#FFFFFF" style:vertical-align="middle"/>
    </style:style>
    <style:style style:name="Table49.Cell18" style:family="table-cell">
      <style:table-cell-properties fo:background-color="#FFFFFF" style:vertical-align="middle"/>
    </style:style>
    <style:style style:name="Table49.Cell19" style:family="table-cell">
      <style:table-cell-properties fo:background-color="#FFFFFF" style:vertical-align="middle"/>
    </style:style>
    <style:style style:name="Table49.Cell20" style:family="table-cell">
      <style:table-cell-properties fo:background-color="#FFFFFF" style:vertical-align="middle"/>
    </style:style>
    <style:style style:name="Table49.Cell21" style:family="table-cell">
      <style:table-cell-properties fo:background-color="#FFFFFF" style:vertical-align="middle"/>
    </style:style>
    <style:style style:name="Table49.Cell22" style:family="table-cell">
      <style:table-cell-properties fo:background-color="#FFFFFF" style:vertical-align="middle"/>
    </style:style>
    <style:style style:name="Table49.Cell23" style:family="table-cell">
      <style:table-cell-properties fo:background-color="#FFFFFF" style:vertical-align="middle"/>
    </style:style>
    <style:style style:name="Table49.Cell24" style:family="table-cell">
      <style:table-cell-properties fo:background-color="#FFFFFF" style:vertical-align="middle"/>
    </style:style>
    <style:style style:name="Table49.Cell25" style:family="table-cell">
      <style:table-cell-properties fo:background-color="#FFFFFF" style:vertical-align="middle"/>
    </style:style>
    <style:style style:name="Table49.Cell26" style:family="table-cell">
      <style:table-cell-properties fo:background-color="#FFFFFF" style:vertical-align="middle"/>
    </style:style>
    <style:style style:name="Table49.Cell27" style:family="table-cell">
      <style:table-cell-properties fo:background-color="#FFFFFF" style:vertical-align="middle"/>
    </style:style>
    <style:style style:name="Table49.Cell28" style:family="table-cell">
      <style:table-cell-properties fo:background-color="#FFFFFF" style:vertical-align="middle"/>
    </style:style>
    <style:style style:name="Table49.Cell29" style:family="table-cell">
      <style:table-cell-properties fo:background-color="#FFFFFF" style:vertical-align="middle"/>
    </style:style>
    <style:style style:name="Table49.Cell30" style:family="table-cell">
      <style:table-cell-properties fo:background-color="#FFFFFF" style:vertical-align="middle"/>
    </style:style>
    <style:style style:name="Table49.Cell31" style:family="table-cell">
      <style:table-cell-properties fo:background-color="#FFFFFF" style:vertical-align="middle"/>
    </style:style>
    <style:style style:name="Table49.Cell32" style:family="table-cell">
      <style:table-cell-properties fo:background-color="#FFFFFF" style:vertical-align="middle"/>
    </style:style>
    <style:style style:name="Table49.Cell33" style:family="table-cell">
      <style:table-cell-properties fo:background-color="#FFFFFF" style:vertical-align="middle"/>
    </style:style>
    <style:style style:name="Table49.Cell34" style:family="table-cell">
      <style:table-cell-properties fo:background-color="#FFFFFF" style:vertical-align="middle"/>
    </style:style>
    <style:style style:name="Table49.Cell35" style:family="table-cell">
      <style:table-cell-properties fo:background-color="#FFFFFF" style:vertical-align="middle"/>
    </style:style>
    <style:style style:name="Table49.Cell36" style:family="table-cell">
      <style:table-cell-properties fo:background-color="#FFFFFF" style:vertical-align="middle"/>
    </style:style>
    <style:style style:name="Table49.Cell37" style:family="table-cell">
      <style:table-cell-properties fo:background-color="#FFFFFF" style:vertical-align="middle"/>
    </style:style>
    <style:style style:name="Table49.Cell38" style:family="table-cell">
      <style:table-cell-properties fo:background-color="#FFFFFF" style:vertical-align="middle"/>
    </style:style>
    <style:style style:name="Table49.Cell39" style:family="table-cell">
      <style:table-cell-properties fo:background-color="#FFFFFF" style:vertical-align="middle"/>
    </style:style>
    <style:style style:name="Table49.Cell40" style:family="table-cell">
      <style:table-cell-properties fo:background-color="#FFFFFF" style:vertical-align="middle"/>
    </style:style>
    <style:style style:name="Table49.Cell41" style:family="table-cell">
      <style:table-cell-properties fo:background-color="#FFFFFF" style:vertical-align="middle"/>
    </style:style>
    <style:style style:name="Table49.Cell42" style:family="table-cell">
      <style:table-cell-properties fo:background-color="#FFFFFF" style:vertical-align="middle"/>
    </style:style>
    <style:style style:name="Table49.Cell43" style:family="table-cell">
      <style:table-cell-properties fo:background-color="#FFFFFF" style:vertical-align="middle"/>
    </style:style>
    <style:style style:name="Table49.Cell44" style:family="table-cell">
      <style:table-cell-properties fo:background-color="#FFFFFF" style:vertical-align="middle"/>
    </style:style>
    <style:style style:name="Table49.Cell45" style:family="table-cell">
      <style:table-cell-properties fo:background-color="#FFFFFF"/>
    </style:style>
    <style:style style:name="Table49.Cell46" style:family="table-cell">
      <style:table-cell-properties fo:background-color="#FFFFFF"/>
    </style:style>
    <style:style style:name="Table50" style:family="table">
      <style:table-properties style:writing-mode="lr-tb" style:width="16.662cm" table:align="center"/>
    </style:style>
    <style:style style:name="Table50.C1" style:family="table-column">
      <style:table-column-properties style:column-width="5.249cm"/>
    </style:style>
    <style:style style:name="Table50.C2" style:family="table-column">
      <style:table-column-properties style:column-width="1.431cm"/>
    </style:style>
    <style:style style:name="Table50.C3" style:family="table-column">
      <style:table-column-properties style:column-width="6.138cm"/>
    </style:style>
    <style:style style:name="Table50.C4" style:family="table-column">
      <style:table-column-properties style:column-width="3.844cm"/>
    </style:style>
    <style:style style:name="Table50.R1" style:family="table-row">
      <style:table-row-properties style:row-height="0.617cm"/>
    </style:style>
    <style:style style:name="Table50.R2" style:family="table-row">
      <style:table-row-properties style:row-height="0.744cm"/>
    </style:style>
    <style:style style:name="Table50.R3" style:family="table-row">
      <style:table-row-properties style:row-height="0.744cm"/>
    </style:style>
    <style:style style:name="Table50.R4" style:family="table-row">
      <style:table-row-properties style:row-height="0.914cm"/>
    </style:style>
    <style:style style:name="Table50.R5" style:family="table-row">
      <style:table-row-properties style:row-height="1.067cm"/>
    </style:style>
    <style:style style:name="Table50.R6" style:family="table-row">
      <style:table-row-properties style:row-height="1.101cm"/>
    </style:style>
    <style:style style:name="Table50.R7" style:family="table-row">
      <style:table-row-properties style:row-height="1.092cm"/>
    </style:style>
    <style:style style:name="Table50.R8" style:family="table-row">
      <style:table-row-properties style:row-height="1.109cm"/>
    </style:style>
    <style:style style:name="Table50.R9" style:family="table-row">
      <style:table-row-properties style:row-height="1.118cm"/>
    </style:style>
    <style:style style:name="Table50.R10" style:family="table-row">
      <style:table-row-properties style:row-height="1.109cm"/>
    </style:style>
    <style:style style:name="Table50.R11" style:family="table-row">
      <style:table-row-properties style:row-height="1.067cm"/>
    </style:style>
    <style:style style:name="Table50.R12" style:family="table-row">
      <style:table-row-properties style:row-height="1.125cm"/>
    </style:style>
    <style:style style:name="Table50.R13" style:family="table-row">
      <style:table-row-properties style:row-height="1.076cm"/>
    </style:style>
    <style:style style:name="Table50.R14" style:family="table-row">
      <style:table-row-properties style:row-height="1.125cm"/>
    </style:style>
    <style:style style:name="Table50.R15" style:family="table-row">
      <style:table-row-properties style:row-height="1.083cm"/>
    </style:style>
    <style:style style:name="Table50.R16" style:family="table-row">
      <style:table-row-properties style:row-height="1.101cm"/>
    </style:style>
    <style:style style:name="Table50.R17" style:family="table-row">
      <style:table-row-properties style:row-height="1.101cm"/>
    </style:style>
    <style:style style:name="Table50.R18" style:family="table-row">
      <style:table-row-properties style:row-height="1.651cm"/>
    </style:style>
    <style:style style:name="Table50.R19" style:family="table-row">
      <style:table-row-properties style:row-height="1.651cm"/>
    </style:style>
    <style:style style:name="Table50.R20" style:family="table-row">
      <style:table-row-properties style:row-height="1.125cm"/>
    </style:style>
    <style:style style:name="Table50.R21" style:family="table-row">
      <style:table-row-properties style:row-height="1.109cm"/>
    </style:style>
    <style:style style:name="Table50.R22" style:family="table-row">
      <style:table-row-properties style:row-height="0.804cm"/>
    </style:style>
    <style:style style:name="Table50.Cell1" style:family="table-cell">
      <style:table-cell-properties fo:background-color="#FFFFFF" style:vertical-align="top"/>
    </style:style>
    <style:style style:name="Table50.Cell2" style:family="table-cell">
      <style:table-cell-properties fo:background-color="#FFFFFF" style:vertical-align="top"/>
    </style:style>
    <style:style style:name="Table50.Cell3" style:family="table-cell">
      <style:table-cell-properties fo:background-color="#FFFFFF" style:vertical-align="top"/>
    </style:style>
    <style:style style:name="Table50.Cell4" style:family="table-cell">
      <style:table-cell-properties fo:background-color="#FFFFFF" style:vertical-align="top"/>
    </style:style>
    <style:style style:name="Table50.Cell5" style:family="table-cell">
      <style:table-cell-properties fo:background-color="#FFFFFF" style:vertical-align="top"/>
    </style:style>
    <style:style style:name="Table50.Cell6" style:family="table-cell">
      <style:table-cell-properties fo:background-color="#FFFFFF" style:vertical-align="top"/>
    </style:style>
    <style:style style:name="Table50.Cell7" style:family="table-cell">
      <style:table-cell-properties fo:background-color="#FFFFFF" style:vertical-align="top"/>
    </style:style>
    <style:style style:name="Table50.Cell8" style:family="table-cell">
      <style:table-cell-properties fo:background-color="#FFFFFF" style:vertical-align="top"/>
    </style:style>
    <style:style style:name="Table50.Cell9" style:family="table-cell">
      <style:table-cell-properties fo:background-color="#FFFFFF"/>
    </style:style>
    <style:style style:name="Table50.Cell10" style:family="table-cell">
      <style:table-cell-properties fo:background-color="#FFFFFF" style:vertical-align="top"/>
    </style:style>
    <style:style style:name="Table50.Cell11" style:family="table-cell">
      <style:table-cell-properties fo:background-color="#FFFFFF" style:vertical-align="top"/>
    </style:style>
    <style:style style:name="Table50.Cell12" style:family="table-cell">
      <style:table-cell-properties fo:background-color="#FFFFFF" style:vertical-align="top"/>
    </style:style>
    <style:style style:name="Table50.Cell13" style:family="table-cell">
      <style:table-cell-properties fo:background-color="#FFFFFF" style:vertical-align="top"/>
    </style:style>
    <style:style style:name="Table50.Cell14" style:family="table-cell">
      <style:table-cell-properties fo:background-color="#FFFFFF" style:vertical-align="top"/>
    </style:style>
    <style:style style:name="Table50.Cell15" style:family="table-cell">
      <style:table-cell-properties fo:background-color="#FFFFFF" style:vertical-align="top"/>
    </style:style>
    <style:style style:name="Table50.Cell16" style:family="table-cell">
      <style:table-cell-properties fo:background-color="#FFFFFF" style:vertical-align="top"/>
    </style:style>
    <style:style style:name="Table50.Cell17" style:family="table-cell">
      <style:table-cell-properties fo:background-color="#FFFFFF" style:vertical-align="middle"/>
    </style:style>
    <style:style style:name="Table50.Cell18" style:family="table-cell">
      <style:table-cell-properties fo:background-color="#FFFFFF" style:vertical-align="middle"/>
    </style:style>
    <style:style style:name="Table50.Cell19" style:family="table-cell">
      <style:table-cell-properties fo:background-color="#FFFFFF" style:vertical-align="middle"/>
    </style:style>
    <style:style style:name="Table50.Cell20" style:family="table-cell">
      <style:table-cell-properties fo:background-color="#FFFFFF" style:vertical-align="middle"/>
    </style:style>
    <style:style style:name="Table50.Cell21" style:family="table-cell">
      <style:table-cell-properties fo:background-color="#FFFFFF" style:vertical-align="top"/>
    </style:style>
    <style:style style:name="Table50.Cell22" style:family="table-cell">
      <style:table-cell-properties fo:background-color="#FFFFFF" style:vertical-align="middle"/>
    </style:style>
    <style:style style:name="Table50.Cell23" style:family="table-cell">
      <style:table-cell-properties fo:background-color="#FFFFFF" style:vertical-align="middle"/>
    </style:style>
    <style:style style:name="Table50.Cell24" style:family="table-cell">
      <style:table-cell-properties fo:background-color="#FFFFFF" style:vertical-align="middle"/>
    </style:style>
    <style:style style:name="Table50.Cell25" style:family="table-cell">
      <style:table-cell-properties fo:background-color="#FFFFFF" style:vertical-align="top"/>
    </style:style>
    <style:style style:name="Table50.Cell26" style:family="table-cell">
      <style:table-cell-properties fo:background-color="#FFFFFF" style:vertical-align="middle"/>
    </style:style>
    <style:style style:name="Table50.Cell27" style:family="table-cell">
      <style:table-cell-properties fo:background-color="#FFFFFF" style:vertical-align="middle"/>
    </style:style>
    <style:style style:name="Table50.Cell28" style:family="table-cell">
      <style:table-cell-properties fo:background-color="#FFFFFF" style:vertical-align="middle"/>
    </style:style>
    <style:style style:name="Table50.Cell29" style:family="table-cell">
      <style:table-cell-properties fo:background-color="#FFFFFF" style:vertical-align="top"/>
    </style:style>
    <style:style style:name="Table50.Cell30" style:family="table-cell">
      <style:table-cell-properties fo:background-color="#FFFFFF" style:vertical-align="middle"/>
    </style:style>
    <style:style style:name="Table50.Cell31" style:family="table-cell">
      <style:table-cell-properties fo:background-color="#FFFFFF" style:vertical-align="middle"/>
    </style:style>
    <style:style style:name="Table50.Cell32" style:family="table-cell">
      <style:table-cell-properties fo:background-color="#FFFFFF" style:vertical-align="middle"/>
    </style:style>
    <style:style style:name="Table50.Cell33" style:family="table-cell">
      <style:table-cell-properties fo:background-color="#FFFFFF" style:vertical-align="top"/>
    </style:style>
    <style:style style:name="Table50.Cell34" style:family="table-cell">
      <style:table-cell-properties fo:background-color="#FFFFFF" style:vertical-align="middle"/>
    </style:style>
    <style:style style:name="Table50.Cell35" style:family="table-cell">
      <style:table-cell-properties fo:background-color="#FFFFFF" style:vertical-align="middle"/>
    </style:style>
    <style:style style:name="Table50.Cell36" style:family="table-cell">
      <style:table-cell-properties fo:background-color="#FFFFFF" style:vertical-align="middle"/>
    </style:style>
    <style:style style:name="Table50.Cell37" style:family="table-cell">
      <style:table-cell-properties fo:background-color="#FFFFFF" style:vertical-align="top"/>
    </style:style>
    <style:style style:name="Table50.Cell38" style:family="table-cell">
      <style:table-cell-properties fo:background-color="#FFFFFF" style:vertical-align="middle"/>
    </style:style>
    <style:style style:name="Table50.Cell39" style:family="table-cell">
      <style:table-cell-properties fo:background-color="#FFFFFF" style:vertical-align="middle"/>
    </style:style>
    <style:style style:name="Table50.Cell40" style:family="table-cell">
      <style:table-cell-properties fo:background-color="#FFFFFF" style:vertical-align="middle"/>
    </style:style>
    <style:style style:name="Table50.Cell41" style:family="table-cell">
      <style:table-cell-properties fo:background-color="#FFFFFF" style:vertical-align="top"/>
    </style:style>
    <style:style style:name="Table50.Cell42" style:family="table-cell">
      <style:table-cell-properties fo:background-color="#FFFFFF" style:vertical-align="middle"/>
    </style:style>
    <style:style style:name="Table50.Cell43" style:family="table-cell">
      <style:table-cell-properties fo:background-color="#FFFFFF" style:vertical-align="middle"/>
    </style:style>
    <style:style style:name="Table50.Cell44" style:family="table-cell">
      <style:table-cell-properties fo:background-color="#FFFFFF" style:vertical-align="middle"/>
    </style:style>
    <style:style style:name="Table50.Cell45" style:family="table-cell">
      <style:table-cell-properties fo:background-color="#FFFFFF" style:vertical-align="top"/>
    </style:style>
    <style:style style:name="Table50.Cell46" style:family="table-cell">
      <style:table-cell-properties fo:background-color="#FFFFFF" style:vertical-align="middle"/>
    </style:style>
    <style:style style:name="Table50.Cell47" style:family="table-cell">
      <style:table-cell-properties fo:background-color="#FFFFFF" style:vertical-align="middle"/>
    </style:style>
    <style:style style:name="Table50.Cell48" style:family="table-cell">
      <style:table-cell-properties fo:background-color="#FFFFFF" style:vertical-align="middle"/>
    </style:style>
    <style:style style:name="Table50.Cell49" style:family="table-cell">
      <style:table-cell-properties fo:background-color="#FFFFFF" style:vertical-align="top"/>
    </style:style>
    <style:style style:name="Table50.Cell50" style:family="table-cell">
      <style:table-cell-properties fo:background-color="#FFFFFF" style:vertical-align="middle"/>
    </style:style>
    <style:style style:name="Table50.Cell51" style:family="table-cell">
      <style:table-cell-properties fo:background-color="#FFFFFF" style:vertical-align="middle"/>
    </style:style>
    <style:style style:name="Table50.Cell52" style:family="table-cell">
      <style:table-cell-properties fo:background-color="#FFFFFF" style:vertical-align="middle"/>
    </style:style>
    <style:style style:name="Table50.Cell53" style:family="table-cell">
      <style:table-cell-properties fo:background-color="#FFFFFF" style:vertical-align="top"/>
    </style:style>
    <style:style style:name="Table50.Cell54" style:family="table-cell">
      <style:table-cell-properties fo:background-color="#FFFFFF" style:vertical-align="middle"/>
    </style:style>
    <style:style style:name="Table50.Cell55" style:family="table-cell">
      <style:table-cell-properties fo:background-color="#FFFFFF" style:vertical-align="middle"/>
    </style:style>
    <style:style style:name="Table50.Cell56" style:family="table-cell">
      <style:table-cell-properties fo:background-color="#FFFFFF" style:vertical-align="middle"/>
    </style:style>
    <style:style style:name="Table50.Cell57" style:family="table-cell">
      <style:table-cell-properties fo:background-color="#FFFFFF" style:vertical-align="top"/>
    </style:style>
    <style:style style:name="Table50.Cell58" style:family="table-cell">
      <style:table-cell-properties fo:background-color="#FFFFFF" style:vertical-align="middle"/>
    </style:style>
    <style:style style:name="Table50.Cell59" style:family="table-cell">
      <style:table-cell-properties fo:background-color="#FFFFFF" style:vertical-align="middle"/>
    </style:style>
    <style:style style:name="Table50.Cell60" style:family="table-cell">
      <style:table-cell-properties fo:background-color="#FFFFFF" style:vertical-align="middle"/>
    </style:style>
    <style:style style:name="Table50.Cell61" style:family="table-cell">
      <style:table-cell-properties fo:background-color="#FFFFFF" style:vertical-align="top"/>
    </style:style>
    <style:style style:name="Table50.Cell62" style:family="table-cell">
      <style:table-cell-properties fo:background-color="#FFFFFF" style:vertical-align="middle"/>
    </style:style>
    <style:style style:name="Table50.Cell63" style:family="table-cell">
      <style:table-cell-properties fo:background-color="#FFFFFF" style:vertical-align="middle"/>
    </style:style>
    <style:style style:name="Table50.Cell64" style:family="table-cell">
      <style:table-cell-properties fo:background-color="#FFFFFF" style:vertical-align="middle"/>
    </style:style>
    <style:style style:name="Table50.Cell65" style:family="table-cell">
      <style:table-cell-properties fo:background-color="#FFFFFF" style:vertical-align="top"/>
    </style:style>
    <style:style style:name="Table50.Cell66" style:family="table-cell">
      <style:table-cell-properties fo:background-color="#FFFFFF" style:vertical-align="middle"/>
    </style:style>
    <style:style style:name="Table50.Cell67" style:family="table-cell">
      <style:table-cell-properties fo:background-color="#FFFFFF" style:vertical-align="middle"/>
    </style:style>
    <style:style style:name="Table50.Cell68" style:family="table-cell">
      <style:table-cell-properties fo:background-color="#FFFFFF" style:vertical-align="middle"/>
    </style:style>
    <style:style style:name="Table50.Cell69" style:family="table-cell">
      <style:table-cell-properties fo:background-color="#FFFFFF" style:vertical-align="top"/>
    </style:style>
    <style:style style:name="Table50.Cell70" style:family="table-cell">
      <style:table-cell-properties fo:background-color="#FFFFFF" style:vertical-align="top"/>
    </style:style>
    <style:style style:name="Table50.Cell71" style:family="table-cell">
      <style:table-cell-properties fo:background-color="#FFFFFF" style:vertical-align="top"/>
    </style:style>
    <style:style style:name="Table50.Cell72" style:family="table-cell">
      <style:table-cell-properties fo:background-color="#FFFFFF" style:vertical-align="top"/>
    </style:style>
    <style:style style:name="Table50.Cell73" style:family="table-cell">
      <style:table-cell-properties fo:background-color="#FFFFFF"/>
    </style:style>
    <style:style style:name="Table50.Cell74" style:family="table-cell">
      <style:table-cell-properties fo:background-color="#FFFFFF"/>
    </style:style>
    <style:style style:name="Table50.Cell75" style:family="table-cell">
      <style:table-cell-properties fo:background-color="#FFFFFF"/>
    </style:style>
    <style:style style:name="Table50.Cell76" style:family="table-cell">
      <style:table-cell-properties fo:background-color="#FFFFFF"/>
    </style:style>
    <style:style style:name="Table50.Cell77" style:family="table-cell">
      <style:table-cell-properties fo:background-color="#FFFFFF" style:vertical-align="top"/>
    </style:style>
    <style:style style:name="Table50.Cell78" style:family="table-cell">
      <style:table-cell-properties fo:background-color="#FFFFFF" style:vertical-align="middle"/>
    </style:style>
    <style:style style:name="Table50.Cell79" style:family="table-cell">
      <style:table-cell-properties fo:background-color="#FFFFFF" style:vertical-align="middle"/>
    </style:style>
    <style:style style:name="Table50.Cell80" style:family="table-cell">
      <style:table-cell-properties fo:background-color="#FFFFFF" style:vertical-align="middle"/>
    </style:style>
    <style:style style:name="Table50.Cell81" style:family="table-cell">
      <style:table-cell-properties fo:background-color="#FFFFFF" style:vertical-align="top"/>
    </style:style>
    <style:style style:name="Table50.Cell82" style:family="table-cell">
      <style:table-cell-properties fo:background-color="#FFFFFF" style:vertical-align="middle"/>
    </style:style>
    <style:style style:name="Table50.Cell83" style:family="table-cell">
      <style:table-cell-properties fo:background-color="#FFFFFF" style:vertical-align="middle"/>
    </style:style>
    <style:style style:name="Table50.Cell84" style:family="table-cell">
      <style:table-cell-properties fo:background-color="#FFFFFF" style:vertical-align="middle"/>
    </style:style>
    <style:style style:name="Table50.Cell85" style:family="table-cell">
      <style:table-cell-properties fo:background-color="#FFFFFF" style:vertical-align="top"/>
    </style:style>
    <style:style style:name="Table50.Cell86" style:family="table-cell">
      <style:table-cell-properties fo:background-color="#FFFFFF"/>
    </style:style>
    <style:style style:name="Table50.Cell87" style:family="table-cell">
      <style:table-cell-properties fo:background-color="#FFFFFF"/>
    </style:style>
    <style:style style:name="Table50.Cell88" style:family="table-cell">
      <style:table-cell-properties fo:background-color="#FFFFFF"/>
    </style:style>
    <style:style style:name="Table51" style:family="table">
      <style:table-properties style:writing-mode="lr-tb" style:width="10.626cm" table:align="center"/>
    </style:style>
    <style:style style:name="Table51.C1" style:family="table-column">
      <style:table-column-properties style:column-width="7.230cm"/>
    </style:style>
    <style:style style:name="Table51.C2" style:family="table-column">
      <style:table-column-properties style:column-width="3.395cm"/>
    </style:style>
    <style:style style:name="Table51.R1" style:family="table-row">
      <style:table-row-properties style:row-height="0.787cm"/>
    </style:style>
    <style:style style:name="Table51.R2" style:family="table-row">
      <style:table-row-properties style:row-height="1.058cm"/>
    </style:style>
    <style:style style:name="Table51.R3" style:family="table-row">
      <style:table-row-properties style:row-height="1.092cm"/>
    </style:style>
    <style:style style:name="Table51.R4" style:family="table-row">
      <style:table-row-properties style:row-height="1.101cm"/>
    </style:style>
    <style:style style:name="Table51.R5" style:family="table-row">
      <style:table-row-properties style:row-height="1.134cm"/>
    </style:style>
    <style:style style:name="Table51.R6" style:family="table-row">
      <style:table-row-properties style:row-height="1.067cm"/>
    </style:style>
    <style:style style:name="Table51.R7" style:family="table-row">
      <style:table-row-properties style:row-height="1.134cm"/>
    </style:style>
    <style:style style:name="Table51.R8" style:family="table-row">
      <style:table-row-properties style:row-height="1.076cm"/>
    </style:style>
    <style:style style:name="Table51.R9" style:family="table-row">
      <style:table-row-properties style:row-height="1.118cm"/>
    </style:style>
    <style:style style:name="Table51.R10" style:family="table-row">
      <style:table-row-properties style:row-height="1.101cm"/>
    </style:style>
    <style:style style:name="Table51.R11" style:family="table-row">
      <style:table-row-properties style:row-height="1.083cm"/>
    </style:style>
    <style:style style:name="Table51.R12" style:family="table-row">
      <style:table-row-properties style:row-height="1.134cm"/>
    </style:style>
    <style:style style:name="Table51.R13" style:family="table-row">
      <style:table-row-properties style:row-height="0.804cm"/>
    </style:style>
    <style:style style:name="Table51.Cell1" style:family="table-cell">
      <style:table-cell-properties fo:background-color="#FFFFFF" style:vertical-align="top"/>
    </style:style>
    <style:style style:name="Table51.Cell2" style:family="table-cell">
      <style:table-cell-properties fo:background-color="#FFFFFF" style:vertical-align="top"/>
    </style:style>
    <style:style style:name="Table51.Cell3" style:family="table-cell">
      <style:table-cell-properties fo:background-color="#FFFFFF" style:vertical-align="middle"/>
    </style:style>
    <style:style style:name="Table51.Cell4" style:family="table-cell">
      <style:table-cell-properties fo:background-color="#FFFFFF" style:vertical-align="middle"/>
    </style:style>
    <style:style style:name="Table51.Cell5" style:family="table-cell">
      <style:table-cell-properties fo:background-color="#FFFFFF" style:vertical-align="middle"/>
    </style:style>
    <style:style style:name="Table51.Cell6" style:family="table-cell">
      <style:table-cell-properties fo:background-color="#FFFFFF" style:vertical-align="middle"/>
    </style:style>
    <style:style style:name="Table51.Cell7" style:family="table-cell">
      <style:table-cell-properties fo:background-color="#FFFFFF" style:vertical-align="middle"/>
    </style:style>
    <style:style style:name="Table51.Cell8" style:family="table-cell">
      <style:table-cell-properties fo:background-color="#FFFFFF" style:vertical-align="middle"/>
    </style:style>
    <style:style style:name="Table51.Cell9" style:family="table-cell">
      <style:table-cell-properties fo:background-color="#FFFFFF" style:vertical-align="middle"/>
    </style:style>
    <style:style style:name="Table51.Cell10" style:family="table-cell">
      <style:table-cell-properties fo:background-color="#FFFFFF" style:vertical-align="middle"/>
    </style:style>
    <style:style style:name="Table51.Cell11" style:family="table-cell">
      <style:table-cell-properties fo:background-color="#FFFFFF" style:vertical-align="middle"/>
    </style:style>
    <style:style style:name="Table51.Cell12" style:family="table-cell">
      <style:table-cell-properties fo:background-color="#FFFFFF" style:vertical-align="middle"/>
    </style:style>
    <style:style style:name="Table51.Cell13" style:family="table-cell">
      <style:table-cell-properties fo:background-color="#FFFFFF" style:vertical-align="middle"/>
    </style:style>
    <style:style style:name="Table51.Cell14" style:family="table-cell">
      <style:table-cell-properties fo:background-color="#FFFFFF" style:vertical-align="middle"/>
    </style:style>
    <style:style style:name="Table51.Cell15" style:family="table-cell">
      <style:table-cell-properties fo:background-color="#FFFFFF" style:vertical-align="middle"/>
    </style:style>
    <style:style style:name="Table51.Cell16" style:family="table-cell">
      <style:table-cell-properties fo:background-color="#FFFFFF" style:vertical-align="middle"/>
    </style:style>
    <style:style style:name="Table51.Cell17" style:family="table-cell">
      <style:table-cell-properties fo:background-color="#FFFFFF" style:vertical-align="middle"/>
    </style:style>
    <style:style style:name="Table51.Cell18" style:family="table-cell">
      <style:table-cell-properties fo:background-color="#FFFFFF" style:vertical-align="middle"/>
    </style:style>
    <style:style style:name="Table51.Cell19" style:family="table-cell">
      <style:table-cell-properties fo:background-color="#FFFFFF" style:vertical-align="middle"/>
    </style:style>
    <style:style style:name="Table51.Cell20" style:family="table-cell">
      <style:table-cell-properties fo:background-color="#FFFFFF" style:vertical-align="middle"/>
    </style:style>
    <style:style style:name="Table51.Cell21" style:family="table-cell">
      <style:table-cell-properties fo:background-color="#FFFFFF" style:vertical-align="middle"/>
    </style:style>
    <style:style style:name="Table51.Cell22" style:family="table-cell">
      <style:table-cell-properties fo:background-color="#FFFFFF" style:vertical-align="middle"/>
    </style:style>
    <style:style style:name="Table51.Cell23" style:family="table-cell">
      <style:table-cell-properties fo:background-color="#FFFFFF" style:vertical-align="middle"/>
    </style:style>
    <style:style style:name="Table51.Cell24" style:family="table-cell">
      <style:table-cell-properties fo:background-color="#FFFFFF" style:vertical-align="middle"/>
    </style:style>
    <style:style style:name="Table51.Cell25" style:family="table-cell">
      <style:table-cell-properties fo:background-color="#FFFFFF"/>
    </style:style>
    <style:style style:name="Table51.Cell26" style:family="table-cell">
      <style:table-cell-properties fo:background-color="#FFFFFF"/>
    </style:style>
    <style:style style:name="Table52" style:family="table">
      <style:table-properties style:writing-mode="lr-tb" style:width="10.626cm" table:align="center"/>
    </style:style>
    <style:style style:name="Table52.C1" style:family="table-column">
      <style:table-column-properties style:column-width="0.653cm"/>
    </style:style>
    <style:style style:name="Table52.C2" style:family="table-column">
      <style:table-column-properties style:column-width="7.094cm"/>
    </style:style>
    <style:style style:name="Table52.C3" style:family="table-column">
      <style:table-column-properties style:column-width="2.879cm"/>
    </style:style>
    <style:style style:name="Table52.R1" style:family="table-row">
      <style:table-row-properties style:row-height="0.744cm"/>
    </style:style>
    <style:style style:name="Table52.R2" style:family="table-row">
      <style:table-row-properties style:row-height="1.143cm"/>
    </style:style>
    <style:style style:name="Table52.R3" style:family="table-row">
      <style:table-row-properties style:row-height="1.092cm"/>
    </style:style>
    <style:style style:name="Table52.R4" style:family="table-row">
      <style:table-row-properties style:row-height="1.101cm"/>
    </style:style>
    <style:style style:name="Table52.R5" style:family="table-row">
      <style:table-row-properties style:row-height="1.067cm"/>
    </style:style>
    <style:style style:name="Table52.R6" style:family="table-row">
      <style:table-row-properties style:row-height="0.965cm"/>
    </style:style>
    <style:style style:name="Table52.R7" style:family="table-row">
      <style:table-row-properties style:row-height="0.907cm"/>
    </style:style>
    <style:style style:name="Table52.R8" style:family="table-row">
      <style:table-row-properties style:row-height="1.025cm"/>
    </style:style>
    <style:style style:name="Table52.R9" style:family="table-row">
      <style:table-row-properties style:row-height="1.109cm"/>
    </style:style>
    <style:style style:name="Table52.R10" style:family="table-row">
      <style:table-row-properties style:row-height="1.134cm"/>
    </style:style>
    <style:style style:name="Table52.R11" style:family="table-row">
      <style:table-row-properties style:row-height="0.923cm"/>
    </style:style>
    <style:style style:name="Table52.R12" style:family="table-row">
      <style:table-row-properties style:row-height="0.907cm"/>
    </style:style>
    <style:style style:name="Table52.R13" style:family="table-row">
      <style:table-row-properties style:row-height="0.737cm"/>
    </style:style>
    <style:style style:name="Table52.Cell1" style:family="table-cell">
      <style:table-cell-properties fo:background-color="#FFFFFF" style:vertical-align="top"/>
    </style:style>
    <style:style style:name="Table52.Cell2" style:family="table-cell">
      <style:table-cell-properties fo:background-color="#FFFFFF" style:vertical-align="top"/>
    </style:style>
    <style:style style:name="Table52.Cell3" style:family="table-cell">
      <style:table-cell-properties fo:background-color="#FFFFFF" style:vertical-align="top"/>
    </style:style>
    <style:style style:name="Table52.Cell4" style:family="table-cell">
      <style:table-cell-properties fo:background-color="#FFFFFF" style:vertical-align="middle"/>
    </style:style>
    <style:style style:name="Table52.Cell5" style:family="table-cell">
      <style:table-cell-properties fo:background-color="#FFFFFF" style:vertical-align="middle"/>
    </style:style>
    <style:style style:name="Table52.Cell6" style:family="table-cell">
      <style:table-cell-properties fo:background-color="#FFFFFF" style:vertical-align="middle"/>
    </style:style>
    <style:style style:name="Table52.Cell7" style:family="table-cell">
      <style:table-cell-properties fo:background-color="#FFFFFF" style:vertical-align="middle"/>
    </style:style>
    <style:style style:name="Table52.Cell8" style:family="table-cell">
      <style:table-cell-properties fo:background-color="#FFFFFF" style:vertical-align="middle"/>
    </style:style>
    <style:style style:name="Table52.Cell9" style:family="table-cell">
      <style:table-cell-properties fo:background-color="#FFFFFF" style:vertical-align="middle"/>
    </style:style>
    <style:style style:name="Table52.Cell10" style:family="table-cell">
      <style:table-cell-properties fo:background-color="#FFFFFF" style:vertical-align="middle"/>
    </style:style>
    <style:style style:name="Table52.Cell11" style:family="table-cell">
      <style:table-cell-properties fo:background-color="#FFFFFF" style:vertical-align="middle"/>
    </style:style>
    <style:style style:name="Table52.Cell12" style:family="table-cell">
      <style:table-cell-properties fo:background-color="#FFFFFF" style:vertical-align="middle"/>
    </style:style>
    <style:style style:name="Table52.Cell13" style:family="table-cell">
      <style:table-cell-properties fo:background-color="#FFFFFF" style:vertical-align="middle"/>
    </style:style>
    <style:style style:name="Table52.Cell14" style:family="table-cell">
      <style:table-cell-properties fo:background-color="#FFFFFF" style:vertical-align="middle"/>
    </style:style>
    <style:style style:name="Table52.Cell15" style:family="table-cell">
      <style:table-cell-properties fo:background-color="#FFFFFF" style:vertical-align="middle"/>
    </style:style>
    <style:style style:name="Table52.Cell16" style:family="table-cell">
      <style:table-cell-properties fo:background-color="#FFFFFF"/>
    </style:style>
    <style:style style:name="Table52.Cell17" style:family="table-cell">
      <style:table-cell-properties fo:background-color="#FFFFFF"/>
    </style:style>
    <style:style style:name="Table52.Cell18" style:family="table-cell">
      <style:table-cell-properties fo:background-color="#FFFFFF"/>
    </style:style>
    <style:style style:name="Table52.Cell19" style:family="table-cell">
      <style:table-cell-properties fo:background-color="#FFFFFF" style:vertical-align="top"/>
    </style:style>
    <style:style style:name="Table52.Cell20" style:family="table-cell">
      <style:table-cell-properties fo:background-color="#FFFFFF" style:vertical-align="top"/>
    </style:style>
    <style:style style:name="Table52.Cell21" style:family="table-cell">
      <style:table-cell-properties fo:background-color="#FFFFFF" style:vertical-align="top"/>
    </style:style>
    <style:style style:name="Table52.Cell22" style:family="table-cell">
      <style:table-cell-properties fo:background-color="#FFFFFF" style:vertical-align="middle"/>
    </style:style>
    <style:style style:name="Table52.Cell23" style:family="table-cell">
      <style:table-cell-properties fo:background-color="#FFFFFF" style:vertical-align="middle"/>
    </style:style>
    <style:style style:name="Table52.Cell24" style:family="table-cell">
      <style:table-cell-properties fo:background-color="#FFFFFF" style:vertical-align="middle"/>
    </style:style>
    <style:style style:name="Table52.Cell25" style:family="table-cell">
      <style:table-cell-properties fo:background-color="#FFFFFF" style:vertical-align="middle"/>
    </style:style>
    <style:style style:name="Table52.Cell26" style:family="table-cell">
      <style:table-cell-properties fo:background-color="#FFFFFF" style:vertical-align="middle"/>
    </style:style>
    <style:style style:name="Table52.Cell27" style:family="table-cell">
      <style:table-cell-properties fo:background-color="#FFFFFF" style:vertical-align="middle"/>
    </style:style>
    <style:style style:name="Table52.Cell28" style:family="table-cell">
      <style:table-cell-properties fo:background-color="#FFFFFF" style:vertical-align="middle"/>
    </style:style>
    <style:style style:name="Table52.Cell29" style:family="table-cell">
      <style:table-cell-properties fo:background-color="#FFFFFF" style:vertical-align="middle"/>
    </style:style>
    <style:style style:name="Table52.Cell30" style:family="table-cell">
      <style:table-cell-properties fo:background-color="#FFFFFF" style:vertical-align="middle"/>
    </style:style>
    <style:style style:name="Table52.Cell31" style:family="table-cell">
      <style:table-cell-properties fo:background-color="#FFFFFF"/>
    </style:style>
    <style:style style:name="Table52.Cell32" style:family="table-cell">
      <style:table-cell-properties fo:background-color="#FFFFFF"/>
    </style:style>
    <style:style style:name="Table52.Cell33" style:family="table-cell">
      <style:table-cell-properties fo:background-color="#FFFFFF"/>
    </style:style>
    <style:style style:name="Table52.Cell34" style:family="table-cell">
      <style:table-cell-properties fo:background-color="#FFFFFF" style:vertical-align="top"/>
    </style:style>
    <style:style style:name="Table52.Cell35" style:family="table-cell">
      <style:table-cell-properties fo:background-color="#FFFFFF" style:vertical-align="top"/>
    </style:style>
    <style:style style:name="Table52.Cell36" style:family="table-cell">
      <style:table-cell-properties fo:background-color="#FFFFFF" style:vertical-align="top"/>
    </style:style>
    <style:style style:name="Table52.Cell37" style:family="table-cell">
      <style:table-cell-properties fo:background-color="#FFFFFF"/>
    </style:style>
    <style:style style:name="Table52.Cell38" style:family="table-cell">
      <style:table-cell-properties fo:background-color="#FFFFFF"/>
    </style:style>
    <style:style style:name="Table52.Cell39" style:family="table-cell">
      <style:table-cell-properties fo:background-color="#FFFFFF"/>
    </style:style>
    <style:style style:name="Table53" style:family="table">
      <style:table-properties style:writing-mode="lr-tb" style:width="10.626cm" table:align="center"/>
    </style:style>
    <style:style style:name="Table53.C1" style:family="table-column">
      <style:table-column-properties style:column-width="0.653cm"/>
    </style:style>
    <style:style style:name="Table53.C2" style:family="table-column">
      <style:table-column-properties style:column-width="5.588cm"/>
    </style:style>
    <style:style style:name="Table53.C3" style:family="table-column">
      <style:table-column-properties style:column-width="4.385cm"/>
    </style:style>
    <style:style style:name="Table53.R1" style:family="table-row">
      <style:table-row-properties style:row-height="0.617cm"/>
    </style:style>
    <style:style style:name="Table53.R2" style:family="table-row">
      <style:table-row-properties style:row-height="1.109cm"/>
    </style:style>
    <style:style style:name="Table53.R3" style:family="table-row">
      <style:table-row-properties style:row-height="1.295cm"/>
    </style:style>
    <style:style style:name="Table53.R4" style:family="table-row">
      <style:table-row-properties style:row-height="1.076cm"/>
    </style:style>
    <style:style style:name="Table53.R5" style:family="table-row">
      <style:table-row-properties style:row-height="1.041cm"/>
    </style:style>
    <style:style style:name="Table53.R6" style:family="table-row">
      <style:table-row-properties style:row-height="1.050cm"/>
    </style:style>
    <style:style style:name="Table53.R7" style:family="table-row">
      <style:table-row-properties style:row-height="1.058cm"/>
    </style:style>
    <style:style style:name="Table53.R8" style:family="table-row">
      <style:table-row-properties style:row-height="1.007cm"/>
    </style:style>
    <style:style style:name="Table53.R9" style:family="table-row">
      <style:table-row-properties style:row-height="1.058cm"/>
    </style:style>
    <style:style style:name="Table53.R10" style:family="table-row">
      <style:table-row-properties style:row-height="1.083cm"/>
    </style:style>
    <style:style style:name="Table53.R11" style:family="table-row">
      <style:table-row-properties style:row-height="1.050cm"/>
    </style:style>
    <style:style style:name="Table53.R12" style:family="table-row">
      <style:table-row-properties style:row-height="1.050cm"/>
    </style:style>
    <style:style style:name="Table53.R13" style:family="table-row">
      <style:table-row-properties style:row-height="1.016cm"/>
    </style:style>
    <style:style style:name="Table53.R14" style:family="table-row">
      <style:table-row-properties style:row-height="1.076cm"/>
    </style:style>
    <style:style style:name="Table53.R15" style:family="table-row">
      <style:table-row-properties style:row-height="1.016cm"/>
    </style:style>
    <style:style style:name="Table53.R16" style:family="table-row">
      <style:table-row-properties style:row-height="1.092cm"/>
    </style:style>
    <style:style style:name="Table53.R17" style:family="table-row">
      <style:table-row-properties style:row-height="1.034cm"/>
    </style:style>
    <style:style style:name="Table53.R18" style:family="table-row">
      <style:table-row-properties style:row-height="1.016cm"/>
    </style:style>
    <style:style style:name="Table53.R19" style:family="table-row">
      <style:table-row-properties style:row-height="1.092cm"/>
    </style:style>
    <style:style style:name="Table53.R20" style:family="table-row">
      <style:table-row-properties style:row-height="1.050cm"/>
    </style:style>
    <style:style style:name="Table53.R21" style:family="table-row">
      <style:table-row-properties style:row-height="1.050cm"/>
    </style:style>
    <style:style style:name="Table53.R22" style:family="table-row">
      <style:table-row-properties style:row-height="0.780cm"/>
    </style:style>
    <style:style style:name="Table53.Cell1" style:family="table-cell">
      <style:table-cell-properties fo:background-color="#FFFFFF" style:vertical-align="top"/>
    </style:style>
    <style:style style:name="Table53.Cell2" style:family="table-cell">
      <style:table-cell-properties fo:background-color="#FFFFFF" style:vertical-align="top"/>
    </style:style>
    <style:style style:name="Table53.Cell3" style:family="table-cell">
      <style:table-cell-properties fo:background-color="#FFFFFF" style:vertical-align="top"/>
    </style:style>
    <style:style style:name="Table53.Cell4" style:family="table-cell">
      <style:table-cell-properties fo:background-color="#FFFFFF" style:vertical-align="top"/>
    </style:style>
    <style:style style:name="Table53.Cell5" style:family="table-cell">
      <style:table-cell-properties fo:background-color="#FFFFFF" style:vertical-align="top"/>
    </style:style>
    <style:style style:name="Table53.Cell6" style:family="table-cell">
      <style:table-cell-properties fo:background-color="#FFFFFF" style:vertical-align="top"/>
    </style:style>
    <style:style style:name="Table53.Cell7" style:family="table-cell">
      <style:table-cell-properties fo:background-color="#FFFFFF" style:vertical-align="top"/>
    </style:style>
    <style:style style:name="Table53.Cell8" style:family="table-cell">
      <style:table-cell-properties fo:background-color="#FFFFFF" style:vertical-align="middle"/>
    </style:style>
    <style:style style:name="Table53.Cell9" style:family="table-cell">
      <style:table-cell-properties fo:background-color="#FFFFFF" style:vertical-align="middle"/>
    </style:style>
    <style:style style:name="Table53.Cell10" style:family="table-cell">
      <style:table-cell-properties fo:background-color="#FFFFFF" style:vertical-align="middle"/>
    </style:style>
    <style:style style:name="Table53.Cell11" style:family="table-cell">
      <style:table-cell-properties fo:background-color="#FFFFFF" style:vertical-align="middle"/>
    </style:style>
    <style:style style:name="Table53.Cell12" style:family="table-cell">
      <style:table-cell-properties fo:background-color="#FFFFFF" style:vertical-align="middle"/>
    </style:style>
    <style:style style:name="Table53.Cell13" style:family="table-cell">
      <style:table-cell-properties fo:background-color="#FFFFFF" style:vertical-align="middle"/>
    </style:style>
    <style:style style:name="Table53.Cell14" style:family="table-cell">
      <style:table-cell-properties fo:background-color="#FFFFFF" style:vertical-align="middle"/>
    </style:style>
    <style:style style:name="Table53.Cell15" style:family="table-cell">
      <style:table-cell-properties fo:background-color="#FFFFFF" style:vertical-align="middle"/>
    </style:style>
    <style:style style:name="Table53.Cell16" style:family="table-cell">
      <style:table-cell-properties fo:background-color="#FFFFFF" style:vertical-align="middle"/>
    </style:style>
    <style:style style:name="Table53.Cell17" style:family="table-cell">
      <style:table-cell-properties fo:background-color="#FFFFFF" style:vertical-align="middle"/>
    </style:style>
    <style:style style:name="Table53.Cell18" style:family="table-cell">
      <style:table-cell-properties fo:background-color="#FFFFFF" style:vertical-align="middle"/>
    </style:style>
    <style:style style:name="Table53.Cell19" style:family="table-cell">
      <style:table-cell-properties fo:background-color="#FFFFFF" style:vertical-align="middle"/>
    </style:style>
    <style:style style:name="Table53.Cell20" style:family="table-cell">
      <style:table-cell-properties fo:background-color="#FFFFFF" style:vertical-align="middle"/>
    </style:style>
    <style:style style:name="Table53.Cell21" style:family="table-cell">
      <style:table-cell-properties fo:background-color="#FFFFFF" style:vertical-align="middle"/>
    </style:style>
    <style:style style:name="Table53.Cell22" style:family="table-cell">
      <style:table-cell-properties fo:background-color="#FFFFFF" style:vertical-align="middle"/>
    </style:style>
    <style:style style:name="Table53.Cell23" style:family="table-cell">
      <style:table-cell-properties fo:background-color="#FFFFFF" style:vertical-align="middle"/>
    </style:style>
    <style:style style:name="Table53.Cell24" style:family="table-cell">
      <style:table-cell-properties fo:background-color="#FFFFFF" style:vertical-align="middle"/>
    </style:style>
    <style:style style:name="Table53.Cell25" style:family="table-cell">
      <style:table-cell-properties fo:background-color="#FFFFFF" style:vertical-align="middle"/>
    </style:style>
    <style:style style:name="Table53.Cell26" style:family="table-cell">
      <style:table-cell-properties fo:background-color="#FFFFFF" style:vertical-align="middle"/>
    </style:style>
    <style:style style:name="Table53.Cell27" style:family="table-cell">
      <style:table-cell-properties fo:background-color="#FFFFFF" style:vertical-align="middle"/>
    </style:style>
    <style:style style:name="Table53.Cell28" style:family="table-cell">
      <style:table-cell-properties fo:background-color="#FFFFFF" style:vertical-align="middle"/>
    </style:style>
    <style:style style:name="Table53.Cell29" style:family="table-cell">
      <style:table-cell-properties fo:background-color="#FFFFFF" style:vertical-align="middle"/>
    </style:style>
    <style:style style:name="Table53.Cell30" style:family="table-cell">
      <style:table-cell-properties fo:background-color="#FFFFFF" style:vertical-align="middle"/>
    </style:style>
    <style:style style:name="Table53.Cell31" style:family="table-cell">
      <style:table-cell-properties fo:background-color="#FFFFFF" style:vertical-align="middle"/>
    </style:style>
    <style:style style:name="Table53.Cell32" style:family="table-cell">
      <style:table-cell-properties fo:background-color="#FFFFFF" style:vertical-align="middle"/>
    </style:style>
    <style:style style:name="Table53.Cell33" style:family="table-cell">
      <style:table-cell-properties fo:background-color="#FFFFFF" style:vertical-align="middle"/>
    </style:style>
    <style:style style:name="Table53.Cell34" style:family="table-cell">
      <style:table-cell-properties fo:background-color="#FFFFFF" style:vertical-align="middle"/>
    </style:style>
    <style:style style:name="Table53.Cell35" style:family="table-cell">
      <style:table-cell-properties fo:background-color="#FFFFFF" style:vertical-align="middle"/>
    </style:style>
    <style:style style:name="Table53.Cell36" style:family="table-cell">
      <style:table-cell-properties fo:background-color="#FFFFFF" style:vertical-align="middle"/>
    </style:style>
    <style:style style:name="Table53.Cell37" style:family="table-cell">
      <style:table-cell-properties fo:background-color="#FFFFFF" style:vertical-align="middle"/>
    </style:style>
    <style:style style:name="Table53.Cell38" style:family="table-cell">
      <style:table-cell-properties fo:background-color="#FFFFFF" style:vertical-align="middle"/>
    </style:style>
    <style:style style:name="Table53.Cell39" style:family="table-cell">
      <style:table-cell-properties fo:background-color="#FFFFFF" style:vertical-align="middle"/>
    </style:style>
    <style:style style:name="Table53.Cell40" style:family="table-cell">
      <style:table-cell-properties fo:background-color="#FFFFFF" style:vertical-align="middle"/>
    </style:style>
    <style:style style:name="Table53.Cell41" style:family="table-cell">
      <style:table-cell-properties fo:background-color="#FFFFFF" style:vertical-align="middle"/>
    </style:style>
    <style:style style:name="Table53.Cell42" style:family="table-cell">
      <style:table-cell-properties fo:background-color="#FFFFFF" style:vertical-align="middle"/>
    </style:style>
    <style:style style:name="Table53.Cell43" style:family="table-cell">
      <style:table-cell-properties fo:background-color="#FFFFFF" style:vertical-align="middle"/>
    </style:style>
    <style:style style:name="Table53.Cell44" style:family="table-cell">
      <style:table-cell-properties fo:background-color="#FFFFFF" style:vertical-align="middle"/>
    </style:style>
    <style:style style:name="Table53.Cell45" style:family="table-cell">
      <style:table-cell-properties fo:background-color="#FFFFFF" style:vertical-align="middle"/>
    </style:style>
    <style:style style:name="Table53.Cell46" style:family="table-cell">
      <style:table-cell-properties fo:background-color="#FFFFFF" style:vertical-align="middle"/>
    </style:style>
    <style:style style:name="Table53.Cell47" style:family="table-cell">
      <style:table-cell-properties fo:background-color="#FFFFFF" style:vertical-align="middle"/>
    </style:style>
    <style:style style:name="Table53.Cell48" style:family="table-cell">
      <style:table-cell-properties fo:background-color="#FFFFFF" style:vertical-align="middle"/>
    </style:style>
    <style:style style:name="Table53.Cell49" style:family="table-cell">
      <style:table-cell-properties fo:background-color="#FFFFFF" style:vertical-align="middle"/>
    </style:style>
    <style:style style:name="Table53.Cell50" style:family="table-cell">
      <style:table-cell-properties fo:background-color="#FFFFFF" style:vertical-align="middle"/>
    </style:style>
    <style:style style:name="Table53.Cell51" style:family="table-cell">
      <style:table-cell-properties fo:background-color="#FFFFFF" style:vertical-align="middle"/>
    </style:style>
    <style:style style:name="Table53.Cell52" style:family="table-cell">
      <style:table-cell-properties fo:background-color="#FFFFFF" style:vertical-align="middle"/>
    </style:style>
    <style:style style:name="Table53.Cell53" style:family="table-cell">
      <style:table-cell-properties fo:background-color="#FFFFFF" style:vertical-align="middle"/>
    </style:style>
    <style:style style:name="Table53.Cell54" style:family="table-cell">
      <style:table-cell-properties fo:background-color="#FFFFFF" style:vertical-align="middle"/>
    </style:style>
    <style:style style:name="Table53.Cell55" style:family="table-cell">
      <style:table-cell-properties fo:background-color="#FFFFFF" style:vertical-align="middle"/>
    </style:style>
    <style:style style:name="Table53.Cell56" style:family="table-cell">
      <style:table-cell-properties fo:background-color="#FFFFFF" style:vertical-align="middle"/>
    </style:style>
    <style:style style:name="Table53.Cell57" style:family="table-cell">
      <style:table-cell-properties fo:background-color="#FFFFFF" style:vertical-align="middle"/>
    </style:style>
    <style:style style:name="Table53.Cell58" style:family="table-cell">
      <style:table-cell-properties fo:background-color="#FFFFFF" style:vertical-align="middle"/>
    </style:style>
    <style:style style:name="Table53.Cell59" style:family="table-cell">
      <style:table-cell-properties fo:background-color="#FFFFFF" style:vertical-align="middle"/>
    </style:style>
    <style:style style:name="Table53.Cell60" style:family="table-cell">
      <style:table-cell-properties fo:background-color="#FFFFFF" style:vertical-align="middle"/>
    </style:style>
    <style:style style:name="Table53.Cell61" style:family="table-cell">
      <style:table-cell-properties fo:background-color="#FFFFFF" style:vertical-align="middle"/>
    </style:style>
    <style:style style:name="Table53.Cell62" style:family="table-cell">
      <style:table-cell-properties fo:background-color="#FFFFFF" style:vertical-align="middle"/>
    </style:style>
    <style:style style:name="Table53.Cell63" style:family="table-cell">
      <style:table-cell-properties fo:background-color="#FFFFFF" style:vertical-align="middle"/>
    </style:style>
    <style:style style:name="Table53.Cell64" style:family="table-cell">
      <style:table-cell-properties fo:background-color="#FFFFFF"/>
    </style:style>
    <style:style style:name="Table53.Cell65" style:family="table-cell">
      <style:table-cell-properties fo:background-color="#FFFFFF"/>
    </style:style>
    <style:style style:name="Table53.Cell66" style:family="table-cell">
      <style:table-cell-properties fo:background-color="#FFFFFF"/>
    </style:style>
    <style:style style:name="Table54" style:family="table">
      <style:table-properties style:writing-mode="lr-tb" style:width="16.662cm" table:align="center"/>
    </style:style>
    <style:style style:name="Table54.C1" style:family="table-column">
      <style:table-column-properties style:column-width="5.249cm"/>
    </style:style>
    <style:style style:name="Table54.C2" style:family="table-column">
      <style:table-column-properties style:column-width="1.422cm"/>
    </style:style>
    <style:style style:name="Table54.C3" style:family="table-column">
      <style:table-column-properties style:column-width="5.951cm"/>
    </style:style>
    <style:style style:name="Table54.C4" style:family="table-column">
      <style:table-column-properties style:column-width="4.039cm"/>
    </style:style>
    <style:style style:name="Table54.R1" style:family="table-row">
      <style:table-row-properties style:row-height="0.610cm"/>
    </style:style>
    <style:style style:name="Table54.R2" style:family="table-row">
      <style:table-row-properties style:row-height="0.744cm"/>
    </style:style>
    <style:style style:name="Table54.R3" style:family="table-row">
      <style:table-row-properties style:row-height="0.753cm"/>
    </style:style>
    <style:style style:name="Table54.R4" style:family="table-row">
      <style:table-row-properties style:row-height="0.914cm"/>
    </style:style>
    <style:style style:name="Table54.R5" style:family="table-row">
      <style:table-row-properties style:row-height="1.101cm"/>
    </style:style>
    <style:style style:name="Table54.R6" style:family="table-row">
      <style:table-row-properties style:row-height="1.109cm"/>
    </style:style>
    <style:style style:name="Table54.R7" style:family="table-row">
      <style:table-row-properties style:row-height="1.101cm"/>
    </style:style>
    <style:style style:name="Table54.R8" style:family="table-row">
      <style:table-row-properties style:row-height="1.083cm"/>
    </style:style>
    <style:style style:name="Table54.R9" style:family="table-row">
      <style:table-row-properties style:row-height="1.109cm"/>
    </style:style>
    <style:style style:name="Table54.R10" style:family="table-row">
      <style:table-row-properties style:row-height="1.101cm"/>
    </style:style>
    <style:style style:name="Table54.R11" style:family="table-row">
      <style:table-row-properties style:row-height="1.058cm"/>
    </style:style>
    <style:style style:name="Table54.R12" style:family="table-row">
      <style:table-row-properties style:row-height="1.109cm"/>
    </style:style>
    <style:style style:name="Table54.R13" style:family="table-row">
      <style:table-row-properties style:row-height="1.143cm"/>
    </style:style>
    <style:style style:name="Table54.R14" style:family="table-row">
      <style:table-row-properties style:row-height="1.092cm"/>
    </style:style>
    <style:style style:name="Table54.R15" style:family="table-row">
      <style:table-row-properties style:row-height="1.101cm"/>
    </style:style>
    <style:style style:name="Table54.R16" style:family="table-row">
      <style:table-row-properties style:row-height="1.092cm"/>
    </style:style>
    <style:style style:name="Table54.R17" style:family="table-row">
      <style:table-row-properties style:row-height="1.109cm"/>
    </style:style>
    <style:style style:name="Table54.R18" style:family="table-row">
      <style:table-row-properties style:row-height="1.617cm"/>
    </style:style>
    <style:style style:name="Table54.R19" style:family="table-row">
      <style:table-row-properties style:row-height="1.685cm"/>
    </style:style>
    <style:style style:name="Table54.R20" style:family="table-row">
      <style:table-row-properties style:row-height="1.101cm"/>
    </style:style>
    <style:style style:name="Table54.R21" style:family="table-row">
      <style:table-row-properties style:row-height="1.067cm"/>
    </style:style>
    <style:style style:name="Table54.R22" style:family="table-row">
      <style:table-row-properties style:row-height="1.134cm"/>
    </style:style>
    <style:style style:name="Table54.R23" style:family="table-row">
      <style:table-row-properties style:row-height="0.804cm"/>
    </style:style>
    <style:style style:name="Table54.Cell1" style:family="table-cell">
      <style:table-cell-properties fo:background-color="#FFFFFF" style:vertical-align="top"/>
    </style:style>
    <style:style style:name="Table54.Cell2" style:family="table-cell">
      <style:table-cell-properties fo:background-color="#FFFFFF" style:vertical-align="top"/>
    </style:style>
    <style:style style:name="Table54.Cell3" style:family="table-cell">
      <style:table-cell-properties fo:background-color="#FFFFFF" style:vertical-align="top"/>
    </style:style>
    <style:style style:name="Table54.Cell4" style:family="table-cell">
      <style:table-cell-properties fo:background-color="#FFFFFF" style:vertical-align="top"/>
    </style:style>
    <style:style style:name="Table54.Cell5" style:family="table-cell">
      <style:table-cell-properties fo:background-color="#FFFFFF" style:vertical-align="top"/>
    </style:style>
    <style:style style:name="Table54.Cell6" style:family="table-cell">
      <style:table-cell-properties fo:background-color="#FFFFFF" style:vertical-align="top"/>
    </style:style>
    <style:style style:name="Table54.Cell7" style:family="table-cell">
      <style:table-cell-properties fo:background-color="#FFFFFF" style:vertical-align="top"/>
    </style:style>
    <style:style style:name="Table54.Cell8" style:family="table-cell">
      <style:table-cell-properties fo:background-color="#FFFFFF" style:vertical-align="top"/>
    </style:style>
    <style:style style:name="Table54.Cell9" style:family="table-cell">
      <style:table-cell-properties fo:background-color="#FFFFFF"/>
    </style:style>
    <style:style style:name="Table54.Cell10" style:family="table-cell">
      <style:table-cell-properties fo:background-color="#FFFFFF" style:vertical-align="top"/>
    </style:style>
    <style:style style:name="Table54.Cell11" style:family="table-cell">
      <style:table-cell-properties fo:background-color="#FFFFFF" style:vertical-align="top"/>
    </style:style>
    <style:style style:name="Table54.Cell12" style:family="table-cell">
      <style:table-cell-properties fo:background-color="#FFFFFF" style:vertical-align="top"/>
    </style:style>
    <style:style style:name="Table54.Cell13" style:family="table-cell">
      <style:table-cell-properties fo:background-color="#FFFFFF" style:vertical-align="top"/>
    </style:style>
    <style:style style:name="Table54.Cell14" style:family="table-cell">
      <style:table-cell-properties fo:background-color="#FFFFFF" style:vertical-align="top"/>
    </style:style>
    <style:style style:name="Table54.Cell15" style:family="table-cell">
      <style:table-cell-properties fo:background-color="#FFFFFF" style:vertical-align="top"/>
    </style:style>
    <style:style style:name="Table54.Cell16" style:family="table-cell">
      <style:table-cell-properties fo:background-color="#FFFFFF" style:vertical-align="top"/>
    </style:style>
    <style:style style:name="Table54.Cell17" style:family="table-cell">
      <style:table-cell-properties fo:background-color="#FFFFFF" style:vertical-align="middle"/>
    </style:style>
    <style:style style:name="Table54.Cell18" style:family="table-cell">
      <style:table-cell-properties fo:background-color="#FFFFFF" style:vertical-align="middle"/>
    </style:style>
    <style:style style:name="Table54.Cell19" style:family="table-cell">
      <style:table-cell-properties fo:background-color="#FFFFFF" style:vertical-align="middle"/>
    </style:style>
    <style:style style:name="Table54.Cell20" style:family="table-cell">
      <style:table-cell-properties fo:background-color="#FFFFFF" style:vertical-align="middle"/>
    </style:style>
    <style:style style:name="Table54.Cell21" style:family="table-cell">
      <style:table-cell-properties fo:background-color="#FFFFFF" style:vertical-align="top"/>
    </style:style>
    <style:style style:name="Table54.Cell22" style:family="table-cell">
      <style:table-cell-properties fo:background-color="#FFFFFF" style:vertical-align="middle"/>
    </style:style>
    <style:style style:name="Table54.Cell23" style:family="table-cell">
      <style:table-cell-properties fo:background-color="#FFFFFF" style:vertical-align="middle"/>
    </style:style>
    <style:style style:name="Table54.Cell24" style:family="table-cell">
      <style:table-cell-properties fo:background-color="#FFFFFF" style:vertical-align="middle"/>
    </style:style>
    <style:style style:name="Table54.Cell25" style:family="table-cell">
      <style:table-cell-properties fo:background-color="#FFFFFF" style:vertical-align="top"/>
    </style:style>
    <style:style style:name="Table54.Cell26" style:family="table-cell">
      <style:table-cell-properties fo:background-color="#FFFFFF" style:vertical-align="middle"/>
    </style:style>
    <style:style style:name="Table54.Cell27" style:family="table-cell">
      <style:table-cell-properties fo:background-color="#FFFFFF" style:vertical-align="middle"/>
    </style:style>
    <style:style style:name="Table54.Cell28" style:family="table-cell">
      <style:table-cell-properties fo:background-color="#FFFFFF" style:vertical-align="middle"/>
    </style:style>
    <style:style style:name="Table54.Cell29" style:family="table-cell">
      <style:table-cell-properties fo:background-color="#FFFFFF" style:vertical-align="top"/>
    </style:style>
    <style:style style:name="Table54.Cell30" style:family="table-cell">
      <style:table-cell-properties fo:background-color="#FFFFFF" style:vertical-align="middle"/>
    </style:style>
    <style:style style:name="Table54.Cell31" style:family="table-cell">
      <style:table-cell-properties fo:background-color="#FFFFFF" style:vertical-align="middle"/>
    </style:style>
    <style:style style:name="Table54.Cell32" style:family="table-cell">
      <style:table-cell-properties fo:background-color="#FFFFFF" style:vertical-align="middle"/>
    </style:style>
    <style:style style:name="Table54.Cell33" style:family="table-cell">
      <style:table-cell-properties fo:background-color="#FFFFFF" style:vertical-align="top"/>
    </style:style>
    <style:style style:name="Table54.Cell34" style:family="table-cell">
      <style:table-cell-properties fo:background-color="#FFFFFF" style:vertical-align="middle"/>
    </style:style>
    <style:style style:name="Table54.Cell35" style:family="table-cell">
      <style:table-cell-properties fo:background-color="#FFFFFF" style:vertical-align="middle"/>
    </style:style>
    <style:style style:name="Table54.Cell36" style:family="table-cell">
      <style:table-cell-properties fo:background-color="#FFFFFF" style:vertical-align="middle"/>
    </style:style>
    <style:style style:name="Table54.Cell37" style:family="table-cell">
      <style:table-cell-properties fo:background-color="#FFFFFF" style:vertical-align="top"/>
    </style:style>
    <style:style style:name="Table54.Cell38" style:family="table-cell">
      <style:table-cell-properties fo:background-color="#FFFFFF" style:vertical-align="middle"/>
    </style:style>
    <style:style style:name="Table54.Cell39" style:family="table-cell">
      <style:table-cell-properties fo:background-color="#FFFFFF" style:vertical-align="middle"/>
    </style:style>
    <style:style style:name="Table54.Cell40" style:family="table-cell">
      <style:table-cell-properties fo:background-color="#FFFFFF" style:vertical-align="middle"/>
    </style:style>
    <style:style style:name="Table54.Cell41" style:family="table-cell">
      <style:table-cell-properties fo:background-color="#FFFFFF" style:vertical-align="top"/>
    </style:style>
    <style:style style:name="Table54.Cell42" style:family="table-cell">
      <style:table-cell-properties fo:background-color="#FFFFFF" style:vertical-align="middle"/>
    </style:style>
    <style:style style:name="Table54.Cell43" style:family="table-cell">
      <style:table-cell-properties fo:background-color="#FFFFFF" style:vertical-align="middle"/>
    </style:style>
    <style:style style:name="Table54.Cell44" style:family="table-cell">
      <style:table-cell-properties fo:background-color="#FFFFFF" style:vertical-align="middle"/>
    </style:style>
    <style:style style:name="Table54.Cell45" style:family="table-cell">
      <style:table-cell-properties fo:background-color="#FFFFFF" style:vertical-align="top"/>
    </style:style>
    <style:style style:name="Table54.Cell46" style:family="table-cell">
      <style:table-cell-properties fo:background-color="#FFFFFF" style:vertical-align="middle"/>
    </style:style>
    <style:style style:name="Table54.Cell47" style:family="table-cell">
      <style:table-cell-properties fo:background-color="#FFFFFF" style:vertical-align="middle"/>
    </style:style>
    <style:style style:name="Table54.Cell48" style:family="table-cell">
      <style:table-cell-properties fo:background-color="#FFFFFF" style:vertical-align="middle"/>
    </style:style>
    <style:style style:name="Table54.Cell49" style:family="table-cell">
      <style:table-cell-properties fo:background-color="#FFFFFF" style:vertical-align="top"/>
    </style:style>
    <style:style style:name="Table54.Cell50" style:family="table-cell">
      <style:table-cell-properties fo:background-color="#FFFFFF" style:vertical-align="middle"/>
    </style:style>
    <style:style style:name="Table54.Cell51" style:family="table-cell">
      <style:table-cell-properties fo:background-color="#FFFFFF" style:vertical-align="middle"/>
    </style:style>
    <style:style style:name="Table54.Cell52" style:family="table-cell">
      <style:table-cell-properties fo:background-color="#FFFFFF" style:vertical-align="middle"/>
    </style:style>
    <style:style style:name="Table54.Cell53" style:family="table-cell">
      <style:table-cell-properties fo:background-color="#FFFFFF" style:vertical-align="top"/>
    </style:style>
    <style:style style:name="Table54.Cell54" style:family="table-cell">
      <style:table-cell-properties fo:background-color="#FFFFFF" style:vertical-align="middle"/>
    </style:style>
    <style:style style:name="Table54.Cell55" style:family="table-cell">
      <style:table-cell-properties fo:background-color="#FFFFFF" style:vertical-align="middle"/>
    </style:style>
    <style:style style:name="Table54.Cell56" style:family="table-cell">
      <style:table-cell-properties fo:background-color="#FFFFFF" style:vertical-align="middle"/>
    </style:style>
    <style:style style:name="Table54.Cell57" style:family="table-cell">
      <style:table-cell-properties fo:background-color="#FFFFFF" style:vertical-align="top"/>
    </style:style>
    <style:style style:name="Table54.Cell58" style:family="table-cell">
      <style:table-cell-properties fo:background-color="#FFFFFF" style:vertical-align="middle"/>
    </style:style>
    <style:style style:name="Table54.Cell59" style:family="table-cell">
      <style:table-cell-properties fo:background-color="#FFFFFF" style:vertical-align="middle"/>
    </style:style>
    <style:style style:name="Table54.Cell60" style:family="table-cell">
      <style:table-cell-properties fo:background-color="#FFFFFF" style:vertical-align="middle"/>
    </style:style>
    <style:style style:name="Table54.Cell61" style:family="table-cell">
      <style:table-cell-properties fo:background-color="#FFFFFF" style:vertical-align="top"/>
    </style:style>
    <style:style style:name="Table54.Cell62" style:family="table-cell">
      <style:table-cell-properties fo:background-color="#FFFFFF" style:vertical-align="middle"/>
    </style:style>
    <style:style style:name="Table54.Cell63" style:family="table-cell">
      <style:table-cell-properties fo:background-color="#FFFFFF" style:vertical-align="middle"/>
    </style:style>
    <style:style style:name="Table54.Cell64" style:family="table-cell">
      <style:table-cell-properties fo:background-color="#FFFFFF" style:vertical-align="middle"/>
    </style:style>
    <style:style style:name="Table54.Cell65" style:family="table-cell">
      <style:table-cell-properties fo:background-color="#FFFFFF" style:vertical-align="top"/>
    </style:style>
    <style:style style:name="Table54.Cell66" style:family="table-cell">
      <style:table-cell-properties fo:background-color="#FFFFFF" style:vertical-align="middle"/>
    </style:style>
    <style:style style:name="Table54.Cell67" style:family="table-cell">
      <style:table-cell-properties fo:background-color="#FFFFFF" style:vertical-align="middle"/>
    </style:style>
    <style:style style:name="Table54.Cell68" style:family="table-cell">
      <style:table-cell-properties fo:background-color="#FFFFFF" style:vertical-align="middle"/>
    </style:style>
    <style:style style:name="Table54.Cell69" style:family="table-cell">
      <style:table-cell-properties fo:background-color="#FFFFFF" style:vertical-align="top"/>
    </style:style>
    <style:style style:name="Table54.Cell70" style:family="table-cell">
      <style:table-cell-properties fo:background-color="#FFFFFF" style:vertical-align="top"/>
    </style:style>
    <style:style style:name="Table54.Cell71" style:family="table-cell">
      <style:table-cell-properties fo:background-color="#FFFFFF" style:vertical-align="top"/>
    </style:style>
    <style:style style:name="Table54.Cell72" style:family="table-cell">
      <style:table-cell-properties fo:background-color="#FFFFFF" style:vertical-align="top"/>
    </style:style>
    <style:style style:name="Table54.Cell73" style:family="table-cell">
      <style:table-cell-properties fo:background-color="#FFFFFF"/>
    </style:style>
    <style:style style:name="Table54.Cell74" style:family="table-cell">
      <style:table-cell-properties fo:background-color="#FFFFFF"/>
    </style:style>
    <style:style style:name="Table54.Cell75" style:family="table-cell">
      <style:table-cell-properties fo:background-color="#FFFFFF"/>
    </style:style>
    <style:style style:name="Table54.Cell76" style:family="table-cell">
      <style:table-cell-properties fo:background-color="#FFFFFF"/>
    </style:style>
    <style:style style:name="Table54.Cell77" style:family="table-cell">
      <style:table-cell-properties fo:background-color="#FFFFFF" style:vertical-align="top"/>
    </style:style>
    <style:style style:name="Table54.Cell78" style:family="table-cell">
      <style:table-cell-properties fo:background-color="#FFFFFF" style:vertical-align="middle"/>
    </style:style>
    <style:style style:name="Table54.Cell79" style:family="table-cell">
      <style:table-cell-properties fo:background-color="#FFFFFF" style:vertical-align="middle"/>
    </style:style>
    <style:style style:name="Table54.Cell80" style:family="table-cell">
      <style:table-cell-properties fo:background-color="#FFFFFF" style:vertical-align="middle"/>
    </style:style>
    <style:style style:name="Table54.Cell81" style:family="table-cell">
      <style:table-cell-properties fo:background-color="#FFFFFF" style:vertical-align="top"/>
    </style:style>
    <style:style style:name="Table54.Cell82" style:family="table-cell">
      <style:table-cell-properties fo:background-color="#FFFFFF" style:vertical-align="middle"/>
    </style:style>
    <style:style style:name="Table54.Cell83" style:family="table-cell">
      <style:table-cell-properties fo:background-color="#FFFFFF" style:vertical-align="middle"/>
    </style:style>
    <style:style style:name="Table54.Cell84" style:family="table-cell">
      <style:table-cell-properties fo:background-color="#FFFFFF" style:vertical-align="middle"/>
    </style:style>
    <style:style style:name="Table54.Cell85" style:family="table-cell">
      <style:table-cell-properties fo:background-color="#FFFFFF" style:vertical-align="top"/>
    </style:style>
    <style:style style:name="Table54.Cell86" style:family="table-cell">
      <style:table-cell-properties fo:background-color="#FFFFFF" style:vertical-align="middle"/>
    </style:style>
    <style:style style:name="Table54.Cell87" style:family="table-cell">
      <style:table-cell-properties fo:background-color="#FFFFFF" style:vertical-align="middle"/>
    </style:style>
    <style:style style:name="Table54.Cell88" style:family="table-cell">
      <style:table-cell-properties fo:background-color="#FFFFFF" style:vertical-align="middle"/>
    </style:style>
    <style:style style:name="Table54.Cell89" style:family="table-cell">
      <style:table-cell-properties fo:background-color="#FFFFFF" style:vertical-align="top"/>
    </style:style>
    <style:style style:name="Table54.Cell90" style:family="table-cell">
      <style:table-cell-properties fo:background-color="#FFFFFF"/>
    </style:style>
    <style:style style:name="Table54.Cell91" style:family="table-cell">
      <style:table-cell-properties fo:background-color="#FFFFFF"/>
    </style:style>
    <style:style style:name="Table54.Cell92" style:family="table-cell">
      <style:table-cell-properties fo:background-color="#FFFFFF"/>
    </style:style>
    <style:style style:name="Table55" style:family="table">
      <style:table-properties style:writing-mode="lr-tb" style:width="16.688cm" table:align="center"/>
    </style:style>
    <style:style style:name="Table55.C1" style:family="table-column">
      <style:table-column-properties style:column-width="4.538cm"/>
    </style:style>
    <style:style style:name="Table55.C2" style:family="table-column">
      <style:table-column-properties style:column-width="8.110cm"/>
    </style:style>
    <style:style style:name="Table55.C3" style:family="table-column">
      <style:table-column-properties style:column-width="4.039cm"/>
    </style:style>
    <style:style style:name="Table55.R1" style:family="table-row">
      <style:table-row-properties style:row-height="0.610cm"/>
    </style:style>
    <style:style style:name="Table55.R2" style:family="table-row">
      <style:table-row-properties style:row-height="0.744cm"/>
    </style:style>
    <style:style style:name="Table55.R3" style:family="table-row">
      <style:table-row-properties style:row-height="0.753cm"/>
    </style:style>
    <style:style style:name="Table55.R4" style:family="table-row">
      <style:table-row-properties style:row-height="0.914cm"/>
    </style:style>
    <style:style style:name="Table55.R5" style:family="table-row">
      <style:table-row-properties style:row-height="1.101cm"/>
    </style:style>
    <style:style style:name="Table55.R6" style:family="table-row">
      <style:table-row-properties style:row-height="1.101cm"/>
    </style:style>
    <style:style style:name="Table55.R7" style:family="table-row">
      <style:table-row-properties style:row-height="1.101cm"/>
    </style:style>
    <style:style style:name="Table55.R8" style:family="table-row">
      <style:table-row-properties style:row-height="1.101cm"/>
    </style:style>
    <style:style style:name="Table55.R9" style:family="table-row">
      <style:table-row-properties style:row-height="1.092cm"/>
    </style:style>
    <style:style style:name="Table55.R10" style:family="table-row">
      <style:table-row-properties style:row-height="1.076cm"/>
    </style:style>
    <style:style style:name="Table55.R11" style:family="table-row">
      <style:table-row-properties style:row-height="1.101cm"/>
    </style:style>
    <style:style style:name="Table55.R12" style:family="table-row">
      <style:table-row-properties style:row-height="1.134cm"/>
    </style:style>
    <style:style style:name="Table55.R13" style:family="table-row">
      <style:table-row-properties style:row-height="1.617cm"/>
    </style:style>
    <style:style style:name="Table55.R14" style:family="table-row">
      <style:table-row-properties style:row-height="2.531cm"/>
    </style:style>
    <style:style style:name="Table55.Cell1" style:family="table-cell">
      <style:table-cell-properties fo:background-color="#FFFFFF" style:vertical-align="top"/>
    </style:style>
    <style:style style:name="Table55.Cell2" style:family="table-cell">
      <style:table-cell-properties fo:background-color="#FFFFFF" style:vertical-align="top"/>
    </style:style>
    <style:style style:name="Table55.Cell3" style:family="table-cell">
      <style:table-cell-properties fo:background-color="#FFFFFF" style:vertical-align="top"/>
    </style:style>
    <style:style style:name="Table55.Cell4" style:family="table-cell">
      <style:table-cell-properties fo:background-color="#FFFFFF" style:vertical-align="top"/>
    </style:style>
    <style:style style:name="Table55.Cell5" style:family="table-cell">
      <style:table-cell-properties fo:background-color="#FFFFFF" style:vertical-align="top"/>
    </style:style>
    <style:style style:name="Table55.Cell6" style:family="table-cell">
      <style:table-cell-properties fo:background-color="#FFFFFF" style:vertical-align="top"/>
    </style:style>
    <style:style style:name="Table55.Cell7" style:family="table-cell">
      <style:table-cell-properties fo:background-color="#FFFFFF"/>
    </style:style>
    <style:style style:name="Table55.Cell8" style:family="table-cell">
      <style:table-cell-properties fo:background-color="#FFFFFF" style:vertical-align="top"/>
    </style:style>
    <style:style style:name="Table55.Cell9" style:family="table-cell">
      <style:table-cell-properties fo:background-color="#FFFFFF" style:vertical-align="top"/>
    </style:style>
    <style:style style:name="Table55.Cell10" style:family="table-cell">
      <style:table-cell-properties fo:background-color="#FFFFFF" style:vertical-align="top"/>
    </style:style>
    <style:style style:name="Table55.Cell11" style:family="table-cell">
      <style:table-cell-properties fo:background-color="#FFFFFF" style:vertical-align="top"/>
    </style:style>
    <style:style style:name="Table55.Cell12" style:family="table-cell">
      <style:table-cell-properties fo:background-color="#FFFFFF" style:vertical-align="top"/>
    </style:style>
    <style:style style:name="Table55.Cell13" style:family="table-cell">
      <style:table-cell-properties fo:background-color="#FFFFFF" style:vertical-align="top"/>
    </style:style>
    <style:style style:name="Table55.Cell14" style:family="table-cell">
      <style:table-cell-properties fo:background-color="#FFFFFF" style:vertical-align="middle"/>
    </style:style>
    <style:style style:name="Table55.Cell15" style:family="table-cell">
      <style:table-cell-properties fo:background-color="#FFFFFF" style:vertical-align="middle"/>
    </style:style>
    <style:style style:name="Table55.Cell16" style:family="table-cell">
      <style:table-cell-properties fo:background-color="#FFFFFF" style:vertical-align="top"/>
    </style:style>
    <style:style style:name="Table55.Cell17" style:family="table-cell">
      <style:table-cell-properties fo:background-color="#FFFFFF" style:vertical-align="middle"/>
    </style:style>
    <style:style style:name="Table55.Cell18" style:family="table-cell">
      <style:table-cell-properties fo:background-color="#FFFFFF" style:vertical-align="middle"/>
    </style:style>
    <style:style style:name="Table55.Cell19" style:family="table-cell">
      <style:table-cell-properties fo:background-color="#FFFFFF" style:vertical-align="top"/>
    </style:style>
    <style:style style:name="Table55.Cell20" style:family="table-cell">
      <style:table-cell-properties fo:background-color="#FFFFFF" style:vertical-align="middle"/>
    </style:style>
    <style:style style:name="Table55.Cell21" style:family="table-cell">
      <style:table-cell-properties fo:background-color="#FFFFFF" style:vertical-align="middle"/>
    </style:style>
    <style:style style:name="Table55.Cell22" style:family="table-cell">
      <style:table-cell-properties fo:background-color="#FFFFFF" style:vertical-align="top"/>
    </style:style>
    <style:style style:name="Table55.Cell23" style:family="table-cell">
      <style:table-cell-properties fo:background-color="#FFFFFF" style:vertical-align="middle"/>
    </style:style>
    <style:style style:name="Table55.Cell24" style:family="table-cell">
      <style:table-cell-properties fo:background-color="#FFFFFF" style:vertical-align="middle"/>
    </style:style>
    <style:style style:name="Table55.Cell25" style:family="table-cell">
      <style:table-cell-properties fo:background-color="#FFFFFF" style:vertical-align="top"/>
    </style:style>
    <style:style style:name="Table55.Cell26" style:family="table-cell">
      <style:table-cell-properties fo:background-color="#FFFFFF" style:vertical-align="middle"/>
    </style:style>
    <style:style style:name="Table55.Cell27" style:family="table-cell">
      <style:table-cell-properties fo:background-color="#FFFFFF" style:vertical-align="middle"/>
    </style:style>
    <style:style style:name="Table55.Cell28" style:family="table-cell">
      <style:table-cell-properties fo:background-color="#FFFFFF" style:vertical-align="top"/>
    </style:style>
    <style:style style:name="Table55.Cell29" style:family="table-cell">
      <style:table-cell-properties fo:background-color="#FFFFFF" style:vertical-align="middle"/>
    </style:style>
    <style:style style:name="Table55.Cell30" style:family="table-cell">
      <style:table-cell-properties fo:background-color="#FFFFFF" style:vertical-align="middle"/>
    </style:style>
    <style:style style:name="Table55.Cell31" style:family="table-cell">
      <style:table-cell-properties fo:background-color="#FFFFFF" style:vertical-align="top"/>
    </style:style>
    <style:style style:name="Table55.Cell32" style:family="table-cell">
      <style:table-cell-properties fo:background-color="#FFFFFF" style:vertical-align="middle"/>
    </style:style>
    <style:style style:name="Table55.Cell33" style:family="table-cell">
      <style:table-cell-properties fo:background-color="#FFFFFF" style:vertical-align="middle"/>
    </style:style>
    <style:style style:name="Table55.Cell34" style:family="table-cell">
      <style:table-cell-properties fo:background-color="#FFFFFF" style:vertical-align="top"/>
    </style:style>
    <style:style style:name="Table55.Cell35" style:family="table-cell">
      <style:table-cell-properties fo:background-color="#FFFFFF" style:vertical-align="middle"/>
    </style:style>
    <style:style style:name="Table55.Cell36" style:family="table-cell">
      <style:table-cell-properties fo:background-color="#FFFFFF" style:vertical-align="middle"/>
    </style:style>
    <style:style style:name="Table55.Cell37" style:family="table-cell">
      <style:table-cell-properties fo:background-color="#FFFFFF" style:vertical-align="top"/>
    </style:style>
    <style:style style:name="Table55.Cell38" style:family="table-cell">
      <style:table-cell-properties fo:background-color="#FFFFFF" style:vertical-align="top"/>
    </style:style>
    <style:style style:name="Table55.Cell39" style:family="table-cell">
      <style:table-cell-properties fo:background-color="#FFFFFF" style:vertical-align="top"/>
    </style:style>
    <style:style style:name="Table55.Cell40" style:family="table-cell">
      <style:table-cell-properties fo:background-color="#FFFFFF"/>
    </style:style>
    <style:style style:name="Table55.Cell41" style:family="table-cell">
      <style:table-cell-properties fo:background-color="#FFFFFF" style:vertical-align="middle"/>
    </style:style>
    <style:style style:name="Table56" style:family="table">
      <style:table-properties style:writing-mode="lr-tb" style:width="16.662cm" table:align="center"/>
    </style:style>
    <style:style style:name="Table56.C1" style:family="table-column">
      <style:table-column-properties style:column-width="5.165cm"/>
    </style:style>
    <style:style style:name="Table56.C2" style:family="table-column">
      <style:table-column-properties style:column-width="7.087cm"/>
    </style:style>
    <style:style style:name="Table56.C3" style:family="table-column">
      <style:table-column-properties style:column-width="4.411cm"/>
    </style:style>
    <style:style style:name="Table56.R1" style:family="table-row">
      <style:table-row-properties style:row-height="0.617cm"/>
    </style:style>
    <style:style style:name="Table56.R2" style:family="table-row">
      <style:table-row-properties style:row-height="0.744cm"/>
    </style:style>
    <style:style style:name="Table56.R3" style:family="table-row">
      <style:table-row-properties style:row-height="0.744cm"/>
    </style:style>
    <style:style style:name="Table56.R4" style:family="table-row">
      <style:table-row-properties style:row-height="0.914cm"/>
    </style:style>
    <style:style style:name="Table56.R5" style:family="table-row">
      <style:table-row-properties style:row-height="1.076cm"/>
    </style:style>
    <style:style style:name="Table56.R6" style:family="table-row">
      <style:table-row-properties style:row-height="1.050cm"/>
    </style:style>
    <style:style style:name="Table56.R7" style:family="table-row">
      <style:table-row-properties style:row-height="1.050cm"/>
    </style:style>
    <style:style style:name="Table56.R8" style:family="table-row">
      <style:table-row-properties style:row-height="1.058cm"/>
    </style:style>
    <style:style style:name="Table56.R9" style:family="table-row">
      <style:table-row-properties style:row-height="1.050cm"/>
    </style:style>
    <style:style style:name="Table56.R10" style:family="table-row">
      <style:table-row-properties style:row-height="1.050cm"/>
    </style:style>
    <style:style style:name="Table56.R11" style:family="table-row">
      <style:table-row-properties style:row-height="1.050cm"/>
    </style:style>
    <style:style style:name="Table56.R12" style:family="table-row">
      <style:table-row-properties style:row-height="1.050cm"/>
    </style:style>
    <style:style style:name="Table56.R13" style:family="table-row">
      <style:table-row-properties style:row-height="1.041cm"/>
    </style:style>
    <style:style style:name="Table56.R14" style:family="table-row">
      <style:table-row-properties style:row-height="1.050cm"/>
    </style:style>
    <style:style style:name="Table56.R15" style:family="table-row">
      <style:table-row-properties style:row-height="1.016cm"/>
    </style:style>
    <style:style style:name="Table56.R16" style:family="table-row">
      <style:table-row-properties style:row-height="1.083cm"/>
    </style:style>
    <style:style style:name="Table56.R17" style:family="table-row">
      <style:table-row-properties style:row-height="1.050cm"/>
    </style:style>
    <style:style style:name="Table56.R18" style:family="table-row">
      <style:table-row-properties style:row-height="1.034cm"/>
    </style:style>
    <style:style style:name="Table56.R19" style:family="table-row">
      <style:table-row-properties style:row-height="1.549cm"/>
    </style:style>
    <style:style style:name="Table56.R20" style:family="table-row">
      <style:table-row-properties style:row-height="1.600cm"/>
    </style:style>
    <style:style style:name="Table56.R21" style:family="table-row">
      <style:table-row-properties style:row-height="1.058cm"/>
    </style:style>
    <style:style style:name="Table56.R22" style:family="table-row">
      <style:table-row-properties style:row-height="1.041cm"/>
    </style:style>
    <style:style style:name="Table56.R23" style:family="table-row">
      <style:table-row-properties style:row-height="0.787cm"/>
    </style:style>
    <style:style style:name="Table56.Cell1" style:family="table-cell">
      <style:table-cell-properties fo:background-color="#FFFFFF" style:vertical-align="top"/>
    </style:style>
    <style:style style:name="Table56.Cell2" style:family="table-cell">
      <style:table-cell-properties fo:background-color="#FFFFFF" style:vertical-align="top"/>
    </style:style>
    <style:style style:name="Table56.Cell3" style:family="table-cell">
      <style:table-cell-properties fo:background-color="#FFFFFF" style:vertical-align="top"/>
    </style:style>
    <style:style style:name="Table56.Cell4" style:family="table-cell">
      <style:table-cell-properties fo:background-color="#FFFFFF" style:vertical-align="top"/>
    </style:style>
    <style:style style:name="Table56.Cell5" style:family="table-cell">
      <style:table-cell-properties fo:background-color="#FFFFFF" style:vertical-align="top"/>
    </style:style>
    <style:style style:name="Table56.Cell6" style:family="table-cell">
      <style:table-cell-properties fo:background-color="#FFFFFF" style:vertical-align="top"/>
    </style:style>
    <style:style style:name="Table56.Cell7" style:family="table-cell">
      <style:table-cell-properties fo:background-color="#FFFFFF"/>
    </style:style>
    <style:style style:name="Table56.Cell8" style:family="table-cell">
      <style:table-cell-properties fo:background-color="#FFFFFF" style:vertical-align="top"/>
    </style:style>
    <style:style style:name="Table56.Cell9" style:family="table-cell">
      <style:table-cell-properties fo:background-color="#FFFFFF" style:vertical-align="top"/>
    </style:style>
    <style:style style:name="Table56.Cell10" style:family="table-cell">
      <style:table-cell-properties fo:background-color="#FFFFFF" style:vertical-align="top"/>
    </style:style>
    <style:style style:name="Table56.Cell11" style:family="table-cell">
      <style:table-cell-properties fo:background-color="#FFFFFF" style:vertical-align="top"/>
    </style:style>
    <style:style style:name="Table56.Cell12" style:family="table-cell">
      <style:table-cell-properties fo:background-color="#FFFFFF" style:vertical-align="top"/>
    </style:style>
    <style:style style:name="Table56.Cell13" style:family="table-cell">
      <style:table-cell-properties fo:background-color="#FFFFFF" style:vertical-align="middle"/>
    </style:style>
    <style:style style:name="Table56.Cell14" style:family="table-cell">
      <style:table-cell-properties fo:background-color="#FFFFFF" style:vertical-align="middle"/>
    </style:style>
    <style:style style:name="Table56.Cell15" style:family="table-cell">
      <style:table-cell-properties fo:background-color="#FFFFFF" style:vertical-align="middle"/>
    </style:style>
    <style:style style:name="Table56.Cell16" style:family="table-cell">
      <style:table-cell-properties fo:background-color="#FFFFFF" style:vertical-align="top"/>
    </style:style>
    <style:style style:name="Table56.Cell17" style:family="table-cell">
      <style:table-cell-properties fo:background-color="#FFFFFF" style:vertical-align="middle"/>
    </style:style>
    <style:style style:name="Table56.Cell18" style:family="table-cell">
      <style:table-cell-properties fo:background-color="#FFFFFF" style:vertical-align="middle"/>
    </style:style>
    <style:style style:name="Table56.Cell19" style:family="table-cell">
      <style:table-cell-properties fo:background-color="#FFFFFF" style:vertical-align="top"/>
    </style:style>
    <style:style style:name="Table56.Cell20" style:family="table-cell">
      <style:table-cell-properties fo:background-color="#FFFFFF" style:vertical-align="middle"/>
    </style:style>
    <style:style style:name="Table56.Cell21" style:family="table-cell">
      <style:table-cell-properties fo:background-color="#FFFFFF" style:vertical-align="middle"/>
    </style:style>
    <style:style style:name="Table56.Cell22" style:family="table-cell">
      <style:table-cell-properties fo:background-color="#FFFFFF" style:vertical-align="top"/>
    </style:style>
    <style:style style:name="Table56.Cell23" style:family="table-cell">
      <style:table-cell-properties fo:background-color="#FFFFFF" style:vertical-align="middle"/>
    </style:style>
    <style:style style:name="Table56.Cell24" style:family="table-cell">
      <style:table-cell-properties fo:background-color="#FFFFFF" style:vertical-align="middle"/>
    </style:style>
    <style:style style:name="Table56.Cell25" style:family="table-cell">
      <style:table-cell-properties fo:background-color="#FFFFFF" style:vertical-align="top"/>
    </style:style>
    <style:style style:name="Table56.Cell26" style:family="table-cell">
      <style:table-cell-properties fo:background-color="#FFFFFF" style:vertical-align="middle"/>
    </style:style>
    <style:style style:name="Table56.Cell27" style:family="table-cell">
      <style:table-cell-properties fo:background-color="#FFFFFF" style:vertical-align="middle"/>
    </style:style>
    <style:style style:name="Table56.Cell28" style:family="table-cell">
      <style:table-cell-properties fo:background-color="#FFFFFF" style:vertical-align="top"/>
    </style:style>
    <style:style style:name="Table56.Cell29" style:family="table-cell">
      <style:table-cell-properties fo:background-color="#FFFFFF" style:vertical-align="middle"/>
    </style:style>
    <style:style style:name="Table56.Cell30" style:family="table-cell">
      <style:table-cell-properties fo:background-color="#FFFFFF" style:vertical-align="middle"/>
    </style:style>
    <style:style style:name="Table56.Cell31" style:family="table-cell">
      <style:table-cell-properties fo:background-color="#FFFFFF" style:vertical-align="top"/>
    </style:style>
    <style:style style:name="Table56.Cell32" style:family="table-cell">
      <style:table-cell-properties fo:background-color="#FFFFFF" style:vertical-align="middle"/>
    </style:style>
    <style:style style:name="Table56.Cell33" style:family="table-cell">
      <style:table-cell-properties fo:background-color="#FFFFFF" style:vertical-align="middle"/>
    </style:style>
    <style:style style:name="Table56.Cell34" style:family="table-cell">
      <style:table-cell-properties fo:background-color="#FFFFFF" style:vertical-align="top"/>
    </style:style>
    <style:style style:name="Table56.Cell35" style:family="table-cell">
      <style:table-cell-properties fo:background-color="#FFFFFF" style:vertical-align="middle"/>
    </style:style>
    <style:style style:name="Table56.Cell36" style:family="table-cell">
      <style:table-cell-properties fo:background-color="#FFFFFF" style:vertical-align="middle"/>
    </style:style>
    <style:style style:name="Table56.Cell37" style:family="table-cell">
      <style:table-cell-properties fo:background-color="#FFFFFF" style:vertical-align="top"/>
    </style:style>
    <style:style style:name="Table56.Cell38" style:family="table-cell">
      <style:table-cell-properties fo:background-color="#FFFFFF" style:vertical-align="middle"/>
    </style:style>
    <style:style style:name="Table56.Cell39" style:family="table-cell">
      <style:table-cell-properties fo:background-color="#FFFFFF" style:vertical-align="middle"/>
    </style:style>
    <style:style style:name="Table56.Cell40" style:family="table-cell">
      <style:table-cell-properties fo:background-color="#FFFFFF" style:vertical-align="top"/>
    </style:style>
    <style:style style:name="Table56.Cell41" style:family="table-cell">
      <style:table-cell-properties fo:background-color="#FFFFFF" style:vertical-align="middle"/>
    </style:style>
    <style:style style:name="Table56.Cell42" style:family="table-cell">
      <style:table-cell-properties fo:background-color="#FFFFFF" style:vertical-align="middle"/>
    </style:style>
    <style:style style:name="Table56.Cell43" style:family="table-cell">
      <style:table-cell-properties fo:background-color="#FFFFFF" style:vertical-align="top"/>
    </style:style>
    <style:style style:name="Table56.Cell44" style:family="table-cell">
      <style:table-cell-properties fo:background-color="#FFFFFF" style:vertical-align="middle"/>
    </style:style>
    <style:style style:name="Table56.Cell45" style:family="table-cell">
      <style:table-cell-properties fo:background-color="#FFFFFF" style:vertical-align="middle"/>
    </style:style>
    <style:style style:name="Table56.Cell46" style:family="table-cell">
      <style:table-cell-properties fo:background-color="#FFFFFF" style:vertical-align="top"/>
    </style:style>
    <style:style style:name="Table56.Cell47" style:family="table-cell">
      <style:table-cell-properties fo:background-color="#FFFFFF" style:vertical-align="middle"/>
    </style:style>
    <style:style style:name="Table56.Cell48" style:family="table-cell">
      <style:table-cell-properties fo:background-color="#FFFFFF" style:vertical-align="middle"/>
    </style:style>
    <style:style style:name="Table56.Cell49" style:family="table-cell">
      <style:table-cell-properties fo:background-color="#FFFFFF" style:vertical-align="top"/>
    </style:style>
    <style:style style:name="Table56.Cell50" style:family="table-cell">
      <style:table-cell-properties fo:background-color="#FFFFFF" style:vertical-align="middle"/>
    </style:style>
    <style:style style:name="Table56.Cell51" style:family="table-cell">
      <style:table-cell-properties fo:background-color="#FFFFFF" style:vertical-align="middle"/>
    </style:style>
    <style:style style:name="Table56.Cell52" style:family="table-cell">
      <style:table-cell-properties fo:background-color="#FFFFFF" style:vertical-align="top"/>
    </style:style>
    <style:style style:name="Table56.Cell53" style:family="table-cell">
      <style:table-cell-properties fo:background-color="#FFFFFF" style:vertical-align="middle"/>
    </style:style>
    <style:style style:name="Table56.Cell54" style:family="table-cell">
      <style:table-cell-properties fo:background-color="#FFFFFF" style:vertical-align="middle"/>
    </style:style>
    <style:style style:name="Table56.Cell55" style:family="table-cell">
      <style:table-cell-properties fo:background-color="#FFFFFF" style:vertical-align="top"/>
    </style:style>
    <style:style style:name="Table56.Cell56" style:family="table-cell">
      <style:table-cell-properties fo:background-color="#FFFFFF" style:vertical-align="top"/>
    </style:style>
    <style:style style:name="Table56.Cell57" style:family="table-cell">
      <style:table-cell-properties fo:background-color="#FFFFFF" style:vertical-align="middle"/>
    </style:style>
    <style:style style:name="Table56.Cell58" style:family="table-cell">
      <style:table-cell-properties fo:background-color="#FFFFFF"/>
    </style:style>
    <style:style style:name="Table56.Cell59" style:family="table-cell">
      <style:table-cell-properties fo:background-color="#FFFFFF"/>
    </style:style>
    <style:style style:name="Table56.Cell60" style:family="table-cell">
      <style:table-cell-properties fo:background-color="#FFFFFF"/>
    </style:style>
    <style:style style:name="Table56.Cell61" style:family="table-cell">
      <style:table-cell-properties fo:background-color="#FFFFFF" style:vertical-align="top"/>
    </style:style>
    <style:style style:name="Table56.Cell62" style:family="table-cell">
      <style:table-cell-properties fo:background-color="#FFFFFF" style:vertical-align="middle"/>
    </style:style>
    <style:style style:name="Table56.Cell63" style:family="table-cell">
      <style:table-cell-properties fo:background-color="#FFFFFF" style:vertical-align="middle"/>
    </style:style>
    <style:style style:name="Table56.Cell64" style:family="table-cell">
      <style:table-cell-properties fo:background-color="#FFFFFF" style:vertical-align="top"/>
    </style:style>
    <style:style style:name="Table56.Cell65" style:family="table-cell">
      <style:table-cell-properties fo:background-color="#FFFFFF" style:vertical-align="middle"/>
    </style:style>
    <style:style style:name="Table56.Cell66" style:family="table-cell">
      <style:table-cell-properties fo:background-color="#FFFFFF" style:vertical-align="middle"/>
    </style:style>
    <style:style style:name="Table56.Cell67" style:family="table-cell">
      <style:table-cell-properties fo:background-color="#FFFFFF" style:vertical-align="top"/>
    </style:style>
    <style:style style:name="Table56.Cell68" style:family="table-cell">
      <style:table-cell-properties fo:background-color="#FFFFFF"/>
    </style:style>
    <style:style style:name="Table56.Cell69" style:family="table-cell">
      <style:table-cell-properties fo:background-color="#FFFFFF"/>
    </style:style>
    <style:style style:name="Table57" style:family="table">
      <style:table-properties style:writing-mode="lr-tb" style:width="10.532cm" table:align="center"/>
    </style:style>
    <style:style style:name="Table57.C1" style:family="table-column">
      <style:table-column-properties style:column-width="6.163cm"/>
    </style:style>
    <style:style style:name="Table57.C2" style:family="table-column">
      <style:table-column-properties style:column-width="4.369cm"/>
    </style:style>
    <style:style style:name="Table57.R1" style:family="table-row">
      <style:table-row-properties style:row-height="0.787cm"/>
    </style:style>
    <style:style style:name="Table57.R2" style:family="table-row">
      <style:table-row-properties style:row-height="1.076cm"/>
    </style:style>
    <style:style style:name="Table57.R3" style:family="table-row">
      <style:table-row-properties style:row-height="1.050cm"/>
    </style:style>
    <style:style style:name="Table57.R4" style:family="table-row">
      <style:table-row-properties style:row-height="1.007cm"/>
    </style:style>
    <style:style style:name="Table57.R5" style:family="table-row">
      <style:table-row-properties style:row-height="1.076cm"/>
    </style:style>
    <style:style style:name="Table57.R6" style:family="table-row">
      <style:table-row-properties style:row-height="0.907cm"/>
    </style:style>
    <style:style style:name="Table57.R7" style:family="table-row">
      <style:table-row-properties style:row-height="0.914cm"/>
    </style:style>
    <style:style style:name="Table57.R8" style:family="table-row">
      <style:table-row-properties style:row-height="1.034cm"/>
    </style:style>
    <style:style style:name="Table57.R9" style:family="table-row">
      <style:table-row-properties style:row-height="1.025cm"/>
    </style:style>
    <style:style style:name="Table57.R10" style:family="table-row">
      <style:table-row-properties style:row-height="1.076cm"/>
    </style:style>
    <style:style style:name="Table57.R11" style:family="table-row">
      <style:table-row-properties style:row-height="1.050cm"/>
    </style:style>
    <style:style style:name="Table57.R12" style:family="table-row">
      <style:table-row-properties style:row-height="1.016cm"/>
    </style:style>
    <style:style style:name="Table57.R13" style:family="table-row">
      <style:table-row-properties style:row-height="1.092cm"/>
    </style:style>
    <style:style style:name="Table57.R14" style:family="table-row">
      <style:table-row-properties style:row-height="1.050cm"/>
    </style:style>
    <style:style style:name="Table57.R15" style:family="table-row">
      <style:table-row-properties style:row-height="1.007cm"/>
    </style:style>
    <style:style style:name="Table57.R16" style:family="table-row">
      <style:table-row-properties style:row-height="1.076cm"/>
    </style:style>
    <style:style style:name="Table57.R17" style:family="table-row">
      <style:table-row-properties style:row-height="1.025cm"/>
    </style:style>
    <style:style style:name="Table57.R18" style:family="table-row">
      <style:table-row-properties style:row-height="1.092cm"/>
    </style:style>
    <style:style style:name="Table57.R19" style:family="table-row">
      <style:table-row-properties style:row-height="1.058cm"/>
    </style:style>
    <style:style style:name="Table57.R20" style:family="table-row">
      <style:table-row-properties style:row-height="1.034cm"/>
    </style:style>
    <style:style style:name="Table57.R21" style:family="table-row">
      <style:table-row-properties style:row-height="0.695cm"/>
    </style:style>
    <style:style style:name="Table57.Cell1" style:family="table-cell">
      <style:table-cell-properties fo:background-color="#FFFFFF" style:vertical-align="top"/>
    </style:style>
    <style:style style:name="Table57.Cell2" style:family="table-cell">
      <style:table-cell-properties fo:background-color="#FFFFFF" style:vertical-align="top"/>
    </style:style>
    <style:style style:name="Table57.Cell3" style:family="table-cell">
      <style:table-cell-properties fo:background-color="#FFFFFF" style:vertical-align="middle"/>
    </style:style>
    <style:style style:name="Table57.Cell4" style:family="table-cell">
      <style:table-cell-properties fo:background-color="#FFFFFF" style:vertical-align="middle"/>
    </style:style>
    <style:style style:name="Table57.Cell5" style:family="table-cell">
      <style:table-cell-properties fo:background-color="#FFFFFF" style:vertical-align="middle"/>
    </style:style>
    <style:style style:name="Table57.Cell6" style:family="table-cell">
      <style:table-cell-properties fo:background-color="#FFFFFF" style:vertical-align="middle"/>
    </style:style>
    <style:style style:name="Table57.Cell7" style:family="table-cell">
      <style:table-cell-properties fo:background-color="#FFFFFF" style:vertical-align="middle"/>
    </style:style>
    <style:style style:name="Table57.Cell8" style:family="table-cell">
      <style:table-cell-properties fo:background-color="#FFFFFF" style:vertical-align="middle"/>
    </style:style>
    <style:style style:name="Table57.Cell9" style:family="table-cell">
      <style:table-cell-properties fo:background-color="#FFFFFF" style:vertical-align="middle"/>
    </style:style>
    <style:style style:name="Table57.Cell10" style:family="table-cell">
      <style:table-cell-properties fo:background-color="#FFFFFF" style:vertical-align="middle"/>
    </style:style>
    <style:style style:name="Table57.Cell11" style:family="table-cell">
      <style:table-cell-properties fo:background-color="#FFFFFF"/>
    </style:style>
    <style:style style:name="Table57.Cell12" style:family="table-cell">
      <style:table-cell-properties fo:background-color="#FFFFFF"/>
    </style:style>
    <style:style style:name="Table57.Cell13" style:family="table-cell">
      <style:table-cell-properties fo:background-color="#FFFFFF" style:vertical-align="top"/>
    </style:style>
    <style:style style:name="Table57.Cell14" style:family="table-cell">
      <style:table-cell-properties fo:background-color="#FFFFFF" style:vertical-align="top"/>
    </style:style>
    <style:style style:name="Table57.Cell15" style:family="table-cell">
      <style:table-cell-properties fo:background-color="#FFFFFF" style:vertical-align="middle"/>
    </style:style>
    <style:style style:name="Table57.Cell16" style:family="table-cell">
      <style:table-cell-properties fo:background-color="#FFFFFF" style:vertical-align="middle"/>
    </style:style>
    <style:style style:name="Table57.Cell17" style:family="table-cell">
      <style:table-cell-properties fo:background-color="#FFFFFF" style:vertical-align="middle"/>
    </style:style>
    <style:style style:name="Table57.Cell18" style:family="table-cell">
      <style:table-cell-properties fo:background-color="#FFFFFF" style:vertical-align="middle"/>
    </style:style>
    <style:style style:name="Table57.Cell19" style:family="table-cell">
      <style:table-cell-properties fo:background-color="#FFFFFF" style:vertical-align="middle"/>
    </style:style>
    <style:style style:name="Table57.Cell20" style:family="table-cell">
      <style:table-cell-properties fo:background-color="#FFFFFF" style:vertical-align="middle"/>
    </style:style>
    <style:style style:name="Table57.Cell21" style:family="table-cell">
      <style:table-cell-properties fo:background-color="#FFFFFF" style:vertical-align="middle"/>
    </style:style>
    <style:style style:name="Table57.Cell22" style:family="table-cell">
      <style:table-cell-properties fo:background-color="#FFFFFF" style:vertical-align="middle"/>
    </style:style>
    <style:style style:name="Table57.Cell23" style:family="table-cell">
      <style:table-cell-properties fo:background-color="#FFFFFF" style:vertical-align="middle"/>
    </style:style>
    <style:style style:name="Table57.Cell24" style:family="table-cell">
      <style:table-cell-properties fo:background-color="#FFFFFF" style:vertical-align="middle"/>
    </style:style>
    <style:style style:name="Table57.Cell25" style:family="table-cell">
      <style:table-cell-properties fo:background-color="#FFFFFF" style:vertical-align="middle"/>
    </style:style>
    <style:style style:name="Table57.Cell26" style:family="table-cell">
      <style:table-cell-properties fo:background-color="#FFFFFF" style:vertical-align="middle"/>
    </style:style>
    <style:style style:name="Table57.Cell27" style:family="table-cell">
      <style:table-cell-properties fo:background-color="#FFFFFF" style:vertical-align="middle"/>
    </style:style>
    <style:style style:name="Table57.Cell28" style:family="table-cell">
      <style:table-cell-properties fo:background-color="#FFFFFF" style:vertical-align="middle"/>
    </style:style>
    <style:style style:name="Table57.Cell29" style:family="table-cell">
      <style:table-cell-properties fo:background-color="#FFFFFF" style:vertical-align="middle"/>
    </style:style>
    <style:style style:name="Table57.Cell30" style:family="table-cell">
      <style:table-cell-properties fo:background-color="#FFFFFF" style:vertical-align="middle"/>
    </style:style>
    <style:style style:name="Table57.Cell31" style:family="table-cell">
      <style:table-cell-properties fo:background-color="#FFFFFF" style:vertical-align="middle"/>
    </style:style>
    <style:style style:name="Table57.Cell32" style:family="table-cell">
      <style:table-cell-properties fo:background-color="#FFFFFF" style:vertical-align="middle"/>
    </style:style>
    <style:style style:name="Table57.Cell33" style:family="table-cell">
      <style:table-cell-properties fo:background-color="#FFFFFF" style:vertical-align="middle"/>
    </style:style>
    <style:style style:name="Table57.Cell34" style:family="table-cell">
      <style:table-cell-properties fo:background-color="#FFFFFF" style:vertical-align="middle"/>
    </style:style>
    <style:style style:name="Table57.Cell35" style:family="table-cell">
      <style:table-cell-properties fo:background-color="#FFFFFF" style:vertical-align="middle"/>
    </style:style>
    <style:style style:name="Table57.Cell36" style:family="table-cell">
      <style:table-cell-properties fo:background-color="#FFFFFF" style:vertical-align="middle"/>
    </style:style>
    <style:style style:name="Table57.Cell37" style:family="table-cell">
      <style:table-cell-properties fo:background-color="#FFFFFF" style:vertical-align="middle"/>
    </style:style>
    <style:style style:name="Table57.Cell38" style:family="table-cell">
      <style:table-cell-properties fo:background-color="#FFFFFF" style:vertical-align="middle"/>
    </style:style>
    <style:style style:name="Table57.Cell39" style:family="table-cell">
      <style:table-cell-properties fo:background-color="#FFFFFF" style:vertical-align="middle"/>
    </style:style>
    <style:style style:name="Table57.Cell40" style:family="table-cell">
      <style:table-cell-properties fo:background-color="#FFFFFF" style:vertical-align="middle"/>
    </style:style>
    <style:style style:name="Table57.Cell41" style:family="table-cell">
      <style:table-cell-properties fo:background-color="#FFFFFF"/>
    </style:style>
    <style:style style:name="Table57.Cell42" style:family="table-cell">
      <style:table-cell-properties fo:background-color="#FFFFFF"/>
    </style:style>
    <style:style style:name="Table58" style:family="table">
      <style:table-properties style:writing-mode="lr-tb" style:width="10.532cm" table:align="center"/>
    </style:style>
    <style:style style:name="Table58.C1" style:family="table-column">
      <style:table-column-properties style:column-width="7.341cm"/>
    </style:style>
    <style:style style:name="Table58.C2" style:family="table-column">
      <style:table-column-properties style:column-width="3.193cm"/>
    </style:style>
    <style:style style:name="Table58.R1" style:family="table-row">
      <style:table-row-properties style:row-height="0.762cm"/>
    </style:style>
    <style:style style:name="Table58.R2" style:family="table-row">
      <style:table-row-properties style:row-height="1.025cm"/>
    </style:style>
    <style:style style:name="Table58.R3" style:family="table-row">
      <style:table-row-properties style:row-height="1.083cm"/>
    </style:style>
    <style:style style:name="Table58.R4" style:family="table-row">
      <style:table-row-properties style:row-height="1.016cm"/>
    </style:style>
    <style:style style:name="Table58.R5" style:family="table-row">
      <style:table-row-properties style:row-height="1.076cm"/>
    </style:style>
    <style:style style:name="Table58.R6" style:family="table-row">
      <style:table-row-properties style:row-height="1.050cm"/>
    </style:style>
    <style:style style:name="Table58.R7" style:family="table-row">
      <style:table-row-properties style:row-height="1.016cm"/>
    </style:style>
    <style:style style:name="Table58.R8" style:family="table-row">
      <style:table-row-properties style:row-height="1.083cm"/>
    </style:style>
    <style:style style:name="Table58.R9" style:family="table-row">
      <style:table-row-properties style:row-height="1.050cm"/>
    </style:style>
    <style:style style:name="Table58.R10" style:family="table-row">
      <style:table-row-properties style:row-height="1.034cm"/>
    </style:style>
    <style:style style:name="Table58.R11" style:family="table-row">
      <style:table-row-properties style:row-height="1.067cm"/>
    </style:style>
    <style:style style:name="Table58.R12" style:family="table-row">
      <style:table-row-properties style:row-height="1.025cm"/>
    </style:style>
    <style:style style:name="Table58.R13" style:family="table-row">
      <style:table-row-properties style:row-height="0.804cm"/>
    </style:style>
    <style:style style:name="Table58.Cell1" style:family="table-cell">
      <style:table-cell-properties fo:background-color="#FFFFFF" style:vertical-align="top"/>
    </style:style>
    <style:style style:name="Table58.Cell2" style:family="table-cell">
      <style:table-cell-properties fo:background-color="#FFFFFF" style:vertical-align="top"/>
    </style:style>
    <style:style style:name="Table58.Cell3" style:family="table-cell">
      <style:table-cell-properties fo:background-color="#FFFFFF" style:vertical-align="middle"/>
    </style:style>
    <style:style style:name="Table58.Cell4" style:family="table-cell">
      <style:table-cell-properties fo:background-color="#FFFFFF" style:vertical-align="middle"/>
    </style:style>
    <style:style style:name="Table58.Cell5" style:family="table-cell">
      <style:table-cell-properties fo:background-color="#FFFFFF" style:vertical-align="middle"/>
    </style:style>
    <style:style style:name="Table58.Cell6" style:family="table-cell">
      <style:table-cell-properties fo:background-color="#FFFFFF" style:vertical-align="middle"/>
    </style:style>
    <style:style style:name="Table58.Cell7" style:family="table-cell">
      <style:table-cell-properties fo:background-color="#FFFFFF" style:vertical-align="middle"/>
    </style:style>
    <style:style style:name="Table58.Cell8" style:family="table-cell">
      <style:table-cell-properties fo:background-color="#FFFFFF" style:vertical-align="middle"/>
    </style:style>
    <style:style style:name="Table58.Cell9" style:family="table-cell">
      <style:table-cell-properties fo:background-color="#FFFFFF" style:vertical-align="middle"/>
    </style:style>
    <style:style style:name="Table58.Cell10" style:family="table-cell">
      <style:table-cell-properties fo:background-color="#FFFFFF" style:vertical-align="middle"/>
    </style:style>
    <style:style style:name="Table58.Cell11" style:family="table-cell">
      <style:table-cell-properties fo:background-color="#FFFFFF" style:vertical-align="middle"/>
    </style:style>
    <style:style style:name="Table58.Cell12" style:family="table-cell">
      <style:table-cell-properties fo:background-color="#FFFFFF" style:vertical-align="middle"/>
    </style:style>
    <style:style style:name="Table58.Cell13" style:family="table-cell">
      <style:table-cell-properties fo:background-color="#FFFFFF" style:vertical-align="middle"/>
    </style:style>
    <style:style style:name="Table58.Cell14" style:family="table-cell">
      <style:table-cell-properties fo:background-color="#FFFFFF" style:vertical-align="middle"/>
    </style:style>
    <style:style style:name="Table58.Cell15" style:family="table-cell">
      <style:table-cell-properties fo:background-color="#FFFFFF" style:vertical-align="middle"/>
    </style:style>
    <style:style style:name="Table58.Cell16" style:family="table-cell">
      <style:table-cell-properties fo:background-color="#FFFFFF" style:vertical-align="middle"/>
    </style:style>
    <style:style style:name="Table58.Cell17" style:family="table-cell">
      <style:table-cell-properties fo:background-color="#FFFFFF" style:vertical-align="middle"/>
    </style:style>
    <style:style style:name="Table58.Cell18" style:family="table-cell">
      <style:table-cell-properties fo:background-color="#FFFFFF" style:vertical-align="middle"/>
    </style:style>
    <style:style style:name="Table58.Cell19" style:family="table-cell">
      <style:table-cell-properties fo:background-color="#FFFFFF" style:vertical-align="middle"/>
    </style:style>
    <style:style style:name="Table58.Cell20" style:family="table-cell">
      <style:table-cell-properties fo:background-color="#FFFFFF" style:vertical-align="middle"/>
    </style:style>
    <style:style style:name="Table58.Cell21" style:family="table-cell">
      <style:table-cell-properties fo:background-color="#FFFFFF" style:vertical-align="middle"/>
    </style:style>
    <style:style style:name="Table58.Cell22" style:family="table-cell">
      <style:table-cell-properties fo:background-color="#FFFFFF" style:vertical-align="middle"/>
    </style:style>
    <style:style style:name="Table58.Cell23" style:family="table-cell">
      <style:table-cell-properties fo:background-color="#FFFFFF" style:vertical-align="middle"/>
    </style:style>
    <style:style style:name="Table58.Cell24" style:family="table-cell">
      <style:table-cell-properties fo:background-color="#FFFFFF" style:vertical-align="middle"/>
    </style:style>
    <style:style style:name="Table58.Cell25" style:family="table-cell">
      <style:table-cell-properties fo:background-color="#FFFFFF"/>
    </style:style>
    <style:style style:name="Table58.Cell26" style:family="table-cell">
      <style:table-cell-properties fo:background-color="#FFFFFF"/>
    </style:style>
    <style:style style:name="Table59" style:family="table">
      <style:table-properties style:writing-mode="lr-tb" style:width="16.104cm" table:align="center"/>
    </style:style>
    <style:style style:name="Table59.C1" style:family="table-column">
      <style:table-column-properties style:column-width="5.867cm"/>
    </style:style>
    <style:style style:name="Table59.C2" style:family="table-column">
      <style:table-column-properties style:column-width="10.236cm"/>
    </style:style>
    <style:style style:name="Table59.R1" style:family="table-row">
      <style:table-row-properties style:row-height="2.946cm"/>
    </style:style>
    <style:style style:name="Table59.R2" style:family="table-row">
      <style:table-row-properties style:row-height="0.982cm"/>
    </style:style>
    <style:style style:name="Table59.R3" style:family="table-row">
      <style:table-row-properties style:row-height="1.109cm"/>
    </style:style>
    <style:style style:name="Table59.R4" style:family="table-row">
      <style:table-row-properties style:row-height="1.448cm"/>
    </style:style>
    <style:style style:name="Table59.R5" style:family="table-row">
      <style:table-row-properties style:row-height="1.397cm"/>
    </style:style>
    <style:style style:name="Table59.R6" style:family="table-row">
      <style:table-row-properties style:row-height="1.406cm"/>
    </style:style>
    <style:style style:name="Table59.R7" style:family="table-row">
      <style:table-row-properties style:row-height="1.397cm"/>
    </style:style>
    <style:style style:name="Table59.R8" style:family="table-row">
      <style:table-row-properties style:row-height="1.397cm"/>
    </style:style>
    <style:style style:name="Table59.R9" style:family="table-row">
      <style:table-row-properties style:row-height="1.406cm"/>
    </style:style>
    <style:style style:name="Table59.R10" style:family="table-row">
      <style:table-row-properties style:row-height="1.355cm"/>
    </style:style>
    <style:style style:name="Table59.R11" style:family="table-row">
      <style:table-row-properties style:row-height="1.448cm"/>
    </style:style>
    <style:style style:name="Table59.R12" style:family="table-row">
      <style:table-row-properties style:row-height="1.397cm"/>
    </style:style>
    <style:style style:name="Table59.R13" style:family="table-row">
      <style:table-row-properties style:row-height="1.406cm"/>
    </style:style>
    <style:style style:name="Table59.R14" style:family="table-row">
      <style:table-row-properties style:row-height="3.623cm"/>
    </style:style>
    <style:style style:name="Table59.Cell1" style:family="table-cell">
      <style:table-cell-properties fo:background-color="#FFFFFF"/>
    </style:style>
    <style:style style:name="Table59.Cell2" style:family="table-cell">
      <style:table-cell-properties fo:background-color="#FFFFFF" style:vertical-align="top"/>
    </style:style>
    <style:style style:name="Table59.Cell3" style:family="table-cell">
      <style:table-cell-properties fo:background-color="#FFFFFF" style:vertical-align="middle"/>
    </style:style>
    <style:style style:name="Table59.Cell4" style:family="table-cell">
      <style:table-cell-properties fo:background-color="#FFFFFF" style:vertical-align="middle"/>
    </style:style>
    <style:style style:name="Table59.Cell5" style:family="table-cell">
      <style:table-cell-properties fo:background-color="#FFFFFF" style:vertical-align="middle"/>
    </style:style>
    <style:style style:name="Table59.Cell6" style:family="table-cell">
      <style:table-cell-properties fo:background-color="#FFFFFF" style:vertical-align="middle"/>
    </style:style>
    <style:style style:name="Table59.Cell7" style:family="table-cell">
      <style:table-cell-properties fo:background-color="#FFFFFF" style:vertical-align="middle"/>
    </style:style>
    <style:style style:name="Table59.Cell8" style:family="table-cell">
      <style:table-cell-properties fo:background-color="#FFFFFF" style:vertical-align="middle"/>
    </style:style>
    <style:style style:name="Table59.Cell9" style:family="table-cell">
      <style:table-cell-properties fo:background-color="#FFFFFF" style:vertical-align="middle"/>
    </style:style>
    <style:style style:name="Table59.Cell10" style:family="table-cell">
      <style:table-cell-properties fo:background-color="#FFFFFF" style:vertical-align="middle"/>
    </style:style>
    <style:style style:name="Table59.Cell11" style:family="table-cell">
      <style:table-cell-properties fo:background-color="#FFFFFF" style:vertical-align="middle"/>
    </style:style>
    <style:style style:name="Table59.Cell12" style:family="table-cell">
      <style:table-cell-properties fo:background-color="#FFFFFF" style:vertical-align="middle"/>
    </style:style>
    <style:style style:name="Table59.Cell13" style:family="table-cell">
      <style:table-cell-properties fo:background-color="#FFFFFF" style:vertical-align="middle"/>
    </style:style>
    <style:style style:name="Table59.Cell14" style:family="table-cell">
      <style:table-cell-properties fo:background-color="#FFFFFF" style:vertical-align="middle"/>
    </style:style>
    <style:style style:name="Table59.Cell15" style:family="table-cell">
      <style:table-cell-properties fo:background-color="#FFFFFF" style:vertical-align="middle"/>
    </style:style>
    <style:style style:name="Table59.Cell16" style:family="table-cell">
      <style:table-cell-properties fo:background-color="#FFFFFF" style:vertical-align="middle"/>
    </style:style>
    <style:style style:name="Table59.Cell17" style:family="table-cell">
      <style:table-cell-properties fo:background-color="#FFFFFF" style:vertical-align="middle"/>
    </style:style>
    <style:style style:name="Table59.Cell18" style:family="table-cell">
      <style:table-cell-properties fo:background-color="#FFFFFF" style:vertical-align="middle"/>
    </style:style>
    <style:style style:name="Table59.Cell19" style:family="table-cell">
      <style:table-cell-properties fo:background-color="#FFFFFF" style:vertical-align="middle"/>
    </style:style>
    <style:style style:name="Table59.Cell20" style:family="table-cell">
      <style:table-cell-properties fo:background-color="#FFFFFF" style:vertical-align="middle"/>
    </style:style>
    <style:style style:name="Table59.Cell21" style:family="table-cell">
      <style:table-cell-properties fo:background-color="#FFFFFF" style:vertical-align="middle"/>
    </style:style>
    <style:style style:name="Table59.Cell22" style:family="table-cell">
      <style:table-cell-properties fo:background-color="#FFFFFF" style:vertical-align="middle"/>
    </style:style>
    <style:style style:name="Table59.Cell23" style:family="table-cell">
      <style:table-cell-properties fo:background-color="#FFFFFF" style:vertical-align="middle"/>
    </style:style>
    <style:style style:name="Table59.Cell24" style:family="table-cell">
      <style:table-cell-properties fo:background-color="#FFFFFF" style:vertical-align="middle"/>
    </style:style>
    <style:style style:name="Table59.Cell25" style:family="table-cell">
      <style:table-cell-properties fo:background-color="#FFFFFF" style:vertical-align="middle"/>
    </style:style>
    <style:style style:name="Table59.Cell26" style:family="table-cell">
      <style:table-cell-properties fo:background-color="#FFFFFF" style:vertical-align="middle"/>
    </style:style>
    <style:style style:name="Table59.Cell27" style:family="table-cell">
      <style:table-cell-properties fo:background-color="#FFFFFF" style:vertical-align="top"/>
    </style:style>
    <style:style style:name="Table59.Cell28" style:family="table-cell">
      <style:table-cell-properties fo:background-color="#FFFFFF"/>
    </style:style>
    <style:style style:name="Table60" style:family="table">
      <style:table-properties style:writing-mode="lr-tb" style:width="16.573cm" table:align="center"/>
    </style:style>
    <style:style style:name="Table60.C1" style:family="table-column">
      <style:table-column-properties style:column-width="7.068cm"/>
    </style:style>
    <style:style style:name="Table60.C2" style:family="table-column">
      <style:table-column-properties style:column-width="9.506cm"/>
    </style:style>
    <style:style style:name="Table60.R1" style:family="table-row">
      <style:table-row-properties style:row-height="0.699cm"/>
    </style:style>
    <style:style style:name="Table60.R2" style:family="table-row">
      <style:table-row-properties style:row-height="1.162cm"/>
    </style:style>
    <style:style style:name="Table60.R3" style:family="table-row">
      <style:table-row-properties style:row-height="1.866cm"/>
    </style:style>
    <style:style style:name="Table60.R4" style:family="table-row">
      <style:table-row-properties style:row-height="1.365cm"/>
    </style:style>
    <style:style style:name="Table60.R5" style:family="table-row">
      <style:table-row-properties style:row-height="2.095cm"/>
    </style:style>
    <style:style style:name="Table60.R6" style:family="table-row">
      <style:table-row-properties style:row-height="1.912cm"/>
    </style:style>
    <style:style style:name="Table60.R7" style:family="table-row">
      <style:table-row-properties style:row-height="1.326cm"/>
    </style:style>
    <style:style style:name="Table60.R8" style:family="table-row">
      <style:table-row-properties style:row-height="1.905cm"/>
    </style:style>
    <style:style style:name="Table60.R9" style:family="table-row">
      <style:table-row-properties style:row-height="1.341cm"/>
    </style:style>
    <style:style style:name="Table60.R10" style:family="table-row">
      <style:table-row-properties style:row-height="1.436cm"/>
    </style:style>
    <style:style style:name="Table60.R11" style:family="table-row">
      <style:table-row-properties style:row-height="1.690cm"/>
    </style:style>
    <style:style style:name="Table60.R12" style:family="table-row">
      <style:table-row-properties style:row-height="0.654cm"/>
    </style:style>
    <style:style style:name="Table60.Cell1" style:family="table-cell">
      <style:table-cell-properties fo:background-color="#FFFFFF" style:vertical-align="top"/>
    </style:style>
    <style:style style:name="Table60.Cell2" style:family="table-cell">
      <style:table-cell-properties fo:background-color="#FFFFFF" style:vertical-align="top"/>
    </style:style>
    <style:style style:name="Table60.Cell3" style:family="table-cell">
      <style:table-cell-properties fo:background-color="#FFFFFF" style:vertical-align="middle"/>
    </style:style>
    <style:style style:name="Table60.Cell4" style:family="table-cell">
      <style:table-cell-properties fo:background-color="#FFFFFF" style:vertical-align="middle"/>
    </style:style>
    <style:style style:name="Table60.Cell5" style:family="table-cell">
      <style:table-cell-properties fo:background-color="#FFFFFF" style:vertical-align="middle"/>
    </style:style>
    <style:style style:name="Table60.Cell6" style:family="table-cell">
      <style:table-cell-properties fo:background-color="#FFFFFF" style:vertical-align="middle"/>
    </style:style>
    <style:style style:name="Table60.Cell7" style:family="table-cell">
      <style:table-cell-properties fo:background-color="#FFFFFF" style:vertical-align="middle"/>
    </style:style>
    <style:style style:name="Table60.Cell8" style:family="table-cell">
      <style:table-cell-properties fo:background-color="#FFFFFF" style:vertical-align="middle"/>
    </style:style>
    <style:style style:name="Table60.Cell9" style:family="table-cell">
      <style:table-cell-properties fo:background-color="#FFFFFF" style:vertical-align="top"/>
    </style:style>
    <style:style style:name="Table60.Cell10" style:family="table-cell">
      <style:table-cell-properties fo:background-color="#FFFFFF" style:vertical-align="middle"/>
    </style:style>
    <style:style style:name="Table60.Cell11" style:family="table-cell">
      <style:table-cell-properties fo:background-color="#FFFFFF" style:vertical-align="top"/>
    </style:style>
    <style:style style:name="Table60.Cell12" style:family="table-cell">
      <style:table-cell-properties fo:background-color="#FFFFFF" style:vertical-align="middle"/>
    </style:style>
    <style:style style:name="Table60.Cell13" style:family="table-cell">
      <style:table-cell-properties fo:background-color="#FFFFFF" style:vertical-align="middle"/>
    </style:style>
    <style:style style:name="Table60.Cell14" style:family="table-cell">
      <style:table-cell-properties fo:background-color="#FFFFFF" style:vertical-align="middle"/>
    </style:style>
    <style:style style:name="Table60.Cell15" style:family="table-cell">
      <style:table-cell-properties fo:background-color="#FFFFFF" style:vertical-align="middle"/>
    </style:style>
    <style:style style:name="Table60.Cell16" style:family="table-cell">
      <style:table-cell-properties fo:background-color="#FFFFFF" style:vertical-align="middle"/>
    </style:style>
    <style:style style:name="Table60.Cell17" style:family="table-cell">
      <style:table-cell-properties fo:background-color="#FFFFFF" style:vertical-align="middle"/>
    </style:style>
    <style:style style:name="Table60.Cell18" style:family="table-cell">
      <style:table-cell-properties fo:background-color="#FFFFFF" style:vertical-align="middle"/>
    </style:style>
    <style:style style:name="Table60.Cell19" style:family="table-cell">
      <style:table-cell-properties fo:background-color="#FFFFFF" style:vertical-align="middle"/>
    </style:style>
    <style:style style:name="Table60.Cell20" style:family="table-cell">
      <style:table-cell-properties fo:background-color="#FFFFFF" style:vertical-align="middle"/>
    </style:style>
    <style:style style:name="Table60.Cell21" style:family="table-cell">
      <style:table-cell-properties fo:background-color="#FFFFFF" style:vertical-align="top"/>
    </style:style>
    <style:style style:name="Table60.Cell22" style:family="table-cell">
      <style:table-cell-properties fo:background-color="#FFFFFF" style:vertical-align="top"/>
    </style:style>
    <style:style style:name="Table60.Cell23" style:family="table-cell">
      <style:table-cell-properties fo:background-color="#FFFFFF"/>
    </style:style>
    <style:style style:name="Table60.Cell24" style:family="table-cell">
      <style:table-cell-properties fo:background-color="#FFFFFF" style:vertical-align="top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7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8" style:num-prefix="(" style:num-suffix=")"/>
    </text:list-style>
    <text:list-style style:name="L12">
      <text:list-level-style-number text:start-value="1" style:num-format="1" text:level="1" text:style-name="CharStyle12" style:num-suffix="."/>
    </text:list-style>
    <text:list-style style:name="L14">
      <text:list-level-style-number text:start-value="1" style:num-format="1" text:level="1" text:style-name="CharStyle12" style:num-suffix="."/>
    </text:list-style>
    <text:list-style style:name="L16">
      <text:list-level-style-number text:start-value="101" style:num-format="1" text:level="1" text:style-name="CharStyle30"/>
    </text:list-style>
    <text:list-style style:name="L18">
      <text:list-level-style-number text:start-value="4" style:num-format="1" text:level="1" text:style-name="CharStyle68" style:num-suffix="."/>
    </text:list-style>
    <text:list-style style:name="L20">
      <text:list-level-style-number text:start-value="2" style:num-format="1" text:level="1" text:style-name="CharStyle68" style:num-suffix="."/>
    </text:list-style>
    <text:list-style style:name="L22">
      <text:list-level-style-number text:start-value="2" style:num-format="1" text:level="1" text:style-name="CharStyle68" style:num-suffix="."/>
    </text:list-style>
    <text:list-style style:name="L24">
      <text:list-level-style-number text:start-value="2" style:num-format="1" text:level="1" text:style-name="CharStyle68" style:num-suffix="."/>
    </text:list-style>
    <text:list-style style:name="L26">
      <text:list-level-style-number text:start-value="2" style:num-format="1" text:level="1" text:style-name="CharStyle68" style:num-suffix="."/>
    </text:list-style>
    <text:list-style style:name="L28">
      <text:list-level-style-number text:start-value="9" style:num-format="1" text:level="1" text:style-name="CharStyle68" style:num-suffix="."/>
    </text:list-style>
    <text:list-style style:name="L30">
      <text:list-level-style-number text:start-value="9" style:num-format="1" text:level="1" text:style-name="CharStyle68" style:num-suffix="."/>
    </text:list-style>
    <text:list-style style:name="L32">
      <text:list-level-style-number text:start-value="17" style:num-format="1" text:level="1" text:style-name="CharStyle12" style:num-suffix="."/>
    </text:list-style>
    <text:list-style style:name="L34">
      <text:list-level-style-number text:start-value="2" style:num-format="1" text:level="1" text:style-name="CharStyle116" style:num-suffix="."/>
    </text:list-style>
    <text:list-style style:name="L36">
      <text:list-level-style-number text:start-value="21" style:num-format="1" text:level="1" text:style-name="CharStyle12" style:num-suffix="."/>
    </text:list-style>
    <text:list-style style:name="L38">
      <text:list-level-style-number text:start-value="2" style:num-format="1" text:level="1" text:style-name="CharStyle68" style:num-suffix="."/>
    </text:list-style>
    <text:list-style style:name="L40">
      <text:list-level-style-number text:start-value="2" style:num-format="1" text:level="1" text:style-name="CharStyle68" style:num-suffix="."/>
    </text:list-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ge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1.228cm" fo:margin-right="100" fo:margin-top="0" fo:margin-bottom="0.940cm" fo:border="none" style:wrap="left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false" fo:margin-left="2.371cm" fo:margin-right="100" fo:margin-top="1.448cm" fo:margin-bottom="0" fo:border="none" style:wrap="left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ight" style:vertical-rel="paragraph-content" style:horizontal-rel="page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.279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.600cm" fo:margin-right="100" fo:margin-top="0" fo:margin-bottom="0" fo:border="none" style:wrap="left" style:vertical-rel="page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.600cm" fo:margin-right="100" fo:margin-top="0" fo:margin-bottom="0" fo:border="none" style:wrap="left" style:vertical-rel="page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.228cm" fo:margin-right="100" fo:margin-top="0.568cm" fo:margin-bottom="0" fo:border="none" style:wrap="left" style:vertical-rel="page-content" style:horizontal-rel="page" style:horizontal-pos="from-left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false" fo:margin-left="5.884cm" fo:margin-right="100" fo:margin-top="0" fo:margin-bottom="2.000cm" fo:border="none" style:wrap="left" style:vertical-rel="page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false" fo:margin-left="9.999cm" fo:margin-right="100" fo:margin-top="0" fo:margin-bottom="1.993cm" fo:border="none" style:wrap="left" style:vertical-rel="page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9" style:family="graphic" style:parent-style-name="Frame">
      <style:graphic-properties style:wrap-contour="false" fo:background-color="#ffffff" style:background-transparency="100%" style:flow-with-text="false" fo:margin-left="100" fo:margin-right="1.760cm" fo:margin-top="0" fo:margin-bottom="0" fo:border="none" style:wrap="none" style:vertical-rel="paragraph-content" style:horizontal-pos="from-left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false" fo:margin-left="100" fo:margin-right="11.285cm" fo:margin-top="0" fo:margin-bottom="0" fo:border="none" style:wrap="none" style:vertical-rel="paragraph-content" style:horizontal-pos="from-left" style:vertical-pos="from-top"/>
    </style:style>
    <style:style style:name="fr71" style:family="graphic" style:parent-style-name="Frame">
      <style:graphic-properties style:wrap-contour="false" fo:background-color="#ffffff" style:background-transparency="100%" style:flow-with-text="false" fo:margin-left="100" fo:margin-right="16.485cm" fo:margin-top="0" fo:margin-bottom="0" fo:border="none" style:wrap="none" style:vertical-rel="paragraph-content" style:horizontal-pos="from-left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7" style:family="graphic" style:parent-style-name="Frame">
      <style:graphic-properties style:wrap-contour="false" fo:background-color="#ffffff" style:background-transparency="100%" style:flow-with-text="true" fo:margin-left="1.600cm" fo:margin-right="100" fo:margin-top="0" fo:margin-bottom="0" fo:border="none" style:wrap="left" style:vertical-rel="page-content" style:horizontal-rel="page" style:horizontal-pos="from-left" style:vertical-pos="from-top"/>
    </style:style>
    <style:style style:name="fr16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4" style:family="graphic" style:parent-style-name="Frame">
      <style:graphic-properties style:wrap-contour="false" fo:background-color="#ffffff" style:background-transparency="100%" style:flow-with-text="false" fo:margin-left="100" fo:margin-right="100" fo:margin-top="0.686cm" fo:margin-bottom="0" fo:border="none" style:wrap="parallel" style:vertical-rel="paragraph-content" style:horizontal-rel="page" style:horizontal-pos="from-left" style:vertical-pos="from-top"/>
    </style:style>
    <style:style style:name="fr175" style:family="graphic" style:parent-style-name="Frame">
      <style:graphic-properties style:wrap-contour="false" fo:background-color="#ffffff" style:background-transparency="100%" style:flow-with-text="false" fo:margin-left="100" fo:margin-right="100" fo:margin-top="0.686cm" fo:margin-bottom="0" fo:border="none" style:wrap="parallel" style:vertical-rel="paragraph-content" style:horizontal-rel="page" style:horizontal-pos="from-left" style:vertical-pos="from-top"/>
    </style:style>
    <style:style style:name="fr176" style:family="graphic" style:parent-style-name="Frame">
      <style:graphic-properties style:wrap-contour="false" fo:background-color="#ffffff" style:background-transparency="100%" style:flow-with-text="false" fo:margin-left="100" fo:margin-right="100" fo:margin-top="0.686cm" fo:margin-bottom="0" fo:border="none" style:wrap="parallel" style:vertical-rel="paragraph-content" style:horizontal-rel="page" style:horizontal-pos="from-left" style:vertical-pos="from-top"/>
    </style:style>
    <style:style style:name="fr177" style:family="graphic" style:parent-style-name="Frame">
      <style:graphic-properties style:wrap-contour="false" fo:background-color="#ffffff" style:background-transparency="100%" style:flow-with-text="false" fo:margin-left="100" fo:margin-right="100" fo:margin-top="0.686cm" fo:margin-bottom="0" fo:border="none" style:wrap="parallel" style:vertical-rel="paragraph-content" style:horizontal-rel="page" style:horizontal-pos="from-left" style:vertical-pos="from-top"/>
    </style:style>
    <style:style style:name="fr178" style:family="graphic" style:parent-style-name="Frame">
      <style:graphic-properties style:wrap-contour="false" fo:background-color="#ffffff" style:background-transparency="100%" style:flow-with-text="false" fo:margin-left="100" fo:margin-right="100" fo:margin-top="0.686cm" fo:margin-bottom="0" fo:border="none" style:wrap="parallel" style:vertical-rel="paragraph-content" style:horizontal-rel="page" style:horizontal-pos="from-left" style:vertical-pos="from-top"/>
    </style:style>
    <style:style style:name="fr179" style:family="graphic" style:parent-style-name="Frame">
      <style:graphic-properties style:wrap-contour="false" fo:background-color="#ffffff" style:background-transparency="100%" style:flow-with-text="true" fo:margin-left="1.600cm" fo:margin-right="100" fo:margin-top="0" fo:margin-bottom="0" fo:border="none" style:wrap="left" style:vertical-rel="page-content" style:horizontal-rel="page" style:horizontal-pos="from-left" style:vertical-pos="from-top"/>
    </style:style>
    <style:style style:name="fr180" style:family="graphic" style:parent-style-name="Frame">
      <style:graphic-properties style:wrap-contour="false" fo:background-color="#ffffff" style:background-transparency="100%" style:flow-with-text="false" fo:margin-left="2.718cm" fo:margin-right="100" fo:margin-top="0" fo:margin-bottom="1.291cm" fo:border="none" style:wrap="left" style:vertical-rel="paragraph-content" style:horizontal-rel="page" style:horizontal-pos="from-left" style:vertical-pos="from-top"/>
    </style:style>
    <style:style style:name="fr1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parallel" style:vertical-rel="paragraph-content" style:horizontal-rel="page" style:horizontal-pos="from-left" style:vertical-pos="from-top"/>
    </style:style>
    <style:style style:name="fr18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3" style:family="graphic" style:parent-style-name="Frame">
      <style:graphic-properties style:wrap-contour="false" fo:background-color="#ffffff" style:background-transparency="100%" style:flow-with-text="false" fo:margin-left="2.861cm" fo:margin-right="100" fo:margin-top="0" fo:margin-bottom="2.272cm" fo:border="none" style:wrap="left" style:vertical-rel="paragraph-content" style:horizontal-rel="page" style:horizontal-pos="from-left" style:vertical-pos="from-top"/>
    </style:style>
    <style:style style:name="fr18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9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5" style:family="graphic" style:parent-style-name="Frame">
      <style:graphic-properties style:wrap-contour="false" fo:background-color="#ffffff" style:background-transparency="100%" style:flow-with-text="true" fo:margin-left="1.609cm" fo:margin-right="100" fo:margin-top="0" fo:margin-bottom="0" fo:border="none" style:wrap="left" style:vertical-rel="page-content" style:horizontal-rel="page" style:horizontal-pos="from-left" style:vertical-pos="from-top"/>
    </style:style>
    <style:style style:name="fr2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0" style:family="graphic" style:parent-style-name="Frame">
      <style:graphic-properties style:wrap-contour="false" fo:background-color="#ffffff" style:background-transparency="100%" style:flow-with-text="true" fo:margin-left="1.591cm" fo:margin-right="100" fo:margin-top="0" fo:margin-bottom="0" fo:border="none" style:wrap="left" style:vertical-rel="page-content" style:horizontal-rel="page" style:horizontal-pos="from-left" style:vertical-pos="from-top"/>
    </style:style>
    <style:style style:name="fr231" style:family="graphic" style:parent-style-name="Frame">
      <style:graphic-properties style:wrap-contour="false" fo:background-color="#ffffff" style:background-transparency="100%" style:flow-with-text="false" fo:margin-left="0.949cm" fo:margin-right="100" fo:margin-top="0" fo:margin-bottom="0" fo:border="none" style:wrap="left" style:vertical-rel="page-content" style:horizontal-rel="page" style:horizontal-pos="from-left" style:vertical-pos="from-top"/>
    </style:style>
    <style:style style:name="fr2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5" style:family="graphic" style:parent-style-name="Frame">
      <style:graphic-properties style:wrap-contour="false" fo:background-color="#ffffff" style:background-transparency="100%" style:flow-with-text="true" fo:margin-left="3.489cm" fo:margin-right="100" fo:margin-top="0.686cm" fo:margin-bottom="0" fo:border="none" style:wrap="left" style:vertical-rel="paragraph-content" style:horizontal-rel="page" style:horizontal-pos="from-left" style:vertical-pos="from-top"/>
    </style:style>
    <style:style style:name="fr2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237" style:family="graphic" style:parent-style-name="Frame">
      <style:graphic-properties style:wrap-contour="false" fo:background-color="#ffffff" style:background-transparency="100%" style:flow-with-text="false" fo:margin-left="2.718cm" fo:margin-right="100" fo:margin-top="0" fo:margin-bottom="0" fo:border="none" style:wrap="left" style:vertical-rel="page-content" style:horizontal-rel="page" style:horizontal-pos="from-left" style:vertical-pos="from-top"/>
    </style:style>
    <style:style style:name="fr238" style:family="graphic" style:parent-style-name="Frame">
      <style:graphic-properties style:wrap-contour="false" fo:background-color="#ffffff" style:background-transparency="100%" style:flow-with-text="false" fo:margin-left="100" fo:margin-right="6.223cm" fo:margin-top="0" fo:margin-bottom="0.898cm" fo:border="none" style:wrap="right" style:vertical-rel="page-content" style:horizontal-rel="page" style:horizontal-pos="from-left" style:vertical-pos="from-top"/>
    </style:style>
    <style:style style:name="fr2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parallel" style:vertical-rel="page-content" style:horizontal-rel="page" style:horizontal-pos="from-left" style:vertical-pos="from-top"/>
    </style:style>
    <style:style style:name="fr2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parallel" style:vertical-rel="page-content" style:horizontal-rel="page" style:horizontal-pos="from-left" style:vertical-pos="from-top"/>
    </style:style>
    <style:style style:name="fr2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ge-content" style:horizontal-rel="page" style:horizontal-pos="from-left" style:vertical-pos="from-top"/>
    </style:style>
    <style:style style:name="fr2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ge-content" style:horizontal-rel="page" style:horizontal-pos="from-left" style:vertical-pos="from-top"/>
    </style:style>
    <style:style style:name="fr2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ge-content" style:horizontal-rel="page" style:horizontal-pos="from-left" style:vertical-pos="from-top"/>
    </style:style>
    <style:style style:name="fr24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6" style:family="graphic" style:parent-style-name="Frame">
      <style:graphic-properties style:wrap-contour="false" fo:background-color="#ffffff" style:background-transparency="100%" style:flow-with-text="true" fo:margin-left="1.600cm" fo:margin-right="100" fo:margin-top="0" fo:margin-bottom="0" fo:border="none" style:wrap="left" style:vertical-rel="page-content" style:horizontal-rel="page" style:horizontal-pos="from-left" style:vertical-pos="from-top"/>
    </style:style>
    <style:style style:name="fr2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pos="from-left" style:vertical-pos="from-top"/>
    </style:style>
    <style:style style:name="fr268" style:family="graphic" style:parent-style-name="Frame">
      <style:graphic-properties style:wrap-contour="false" fo:background-color="#ffffff" style:background-transparency="100%" style:flow-with-text="false" fo:margin-left="100" fo:margin-right="11.285cm" fo:margin-top="0" fo:margin-bottom="0" fo:border="none" style:wrap="none" style:vertical-rel="paragraph-content" style:horizontal-pos="from-left" style:vertical-pos="from-top"/>
    </style:style>
    <style:style style:name="fr269" style:family="graphic" style:parent-style-name="Frame">
      <style:graphic-properties style:wrap-contour="false" fo:background-color="#ffffff" style:background-transparency="100%" style:flow-with-text="false" fo:margin-left="100" fo:margin-right="16.485cm" fo:margin-top="0" fo:margin-bottom="0" fo:border="none" style:wrap="none" style:vertical-rel="paragraph-content" style:horizontal-pos="from-left" style:vertical-pos="from-top"/>
    </style:style>
    <style:style style:name="fr2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5" style:family="graphic" style:parent-style-name="Frame">
      <style:graphic-properties style:wrap-contour="false" fo:background-color="#ffffff" style:background-transparency="100%" style:flow-with-text="false" fo:margin-left="2.718cm" fo:margin-right="100" fo:margin-top="0" fo:margin-bottom="1.300cm" fo:border="none" style:wrap="left" style:vertical-rel="page-content" style:horizontal-rel="page" style:horizontal-pos="from-left" style:vertical-pos="from-top"/>
    </style:style>
    <style:style style:name="fr29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right" style:vertical-pos="from-top"/>
    </style:style>
    <style:style style:name="fr29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0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6" style:family="graphic" style:parent-style-name="Frame">
      <style:graphic-properties style:wrap-contour="false" fo:background-color="#ffffff" style:background-transparency="100%" style:flow-with-text="false" fo:margin-left="2.785cm" fo:margin-right="2.633cm" fo:margin-top="0" fo:margin-bottom="0" fo:border="none" style:wrap="parallel" style:vertical-rel="paragraph-content" style:horizontal-rel="page" style:horizontal-pos="from-left" style:vertical-pos="from-top"/>
    </style:style>
    <style:style style:name="fr307" style:family="graphic" style:parent-style-name="Frame">
      <style:graphic-properties style:wrap-contour="false" fo:background-color="#ffffff" style:background-transparency="100%" style:flow-with-text="false" fo:margin-left="3.404cm" fo:margin-right="2.709cm" fo:margin-top="0" fo:margin-bottom="0" fo:border="none" style:wrap="parallel" style:vertical-rel="paragraph-content" style:horizontal-rel="page" style:horizontal-pos="from-left" style:vertical-pos="from-top"/>
    </style:style>
    <style:style style:name="fr308" style:family="graphic" style:parent-style-name="Frame">
      <style:graphic-properties style:wrap-contour="false" fo:background-color="#ffffff" style:background-transparency="100%" style:flow-with-text="false" fo:margin-left="5.563cm" fo:margin-right="100" fo:margin-top="0" fo:margin-bottom="0" fo:border="none" style:wrap="left" style:vertical-rel="page-content" style:horizontal-rel="page" style:horizontal-pos="from-left" style:vertical-pos="from-top"/>
    </style:style>
    <style:style style:name="fr30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9" style:family="graphic" style:parent-style-name="Frame">
      <style:graphic-properties style:wrap-contour="false" fo:background-color="#ffffff" style:background-transparency="100%" style:flow-with-text="false" fo:margin-left="3.489cm" fo:margin-right="100" fo:margin-top="0.686cm" fo:margin-bottom="0" fo:border="none" style:wrap="left" style:vertical-rel="paragraph-content" style:horizontal-rel="page" style:horizontal-pos="from-left" style:vertical-pos="from-top"/>
    </style:style>
    <style:style style:name="fr340" style:family="graphic" style:parent-style-name="Frame">
      <style:graphic-properties style:wrap-contour="false" fo:background-color="#ffffff" style:background-transparency="100%" style:flow-with-text="false" fo:margin-left="3.489cm" fo:margin-right="100" fo:margin-top="0.686cm" fo:margin-bottom="0" fo:border="none" style:wrap="left" style:vertical-rel="paragraph-content" style:horizontal-rel="page" style:horizontal-pos="from-left" style:vertical-pos="from-top"/>
    </style:style>
    <style:style style:name="fr341" style:family="graphic" style:parent-style-name="Frame">
      <style:graphic-properties style:wrap-contour="false" fo:background-color="#ffffff" style:background-transparency="100%" style:flow-with-text="false" fo:margin-left="3.489cm" fo:margin-right="100" fo:margin-top="0.686cm" fo:margin-bottom="0" fo:border="none" style:wrap="left" style:vertical-rel="paragraph-content" style:horizontal-rel="page" style:horizontal-pos="from-left" style:vertical-pos="from-top"/>
    </style:style>
    <style:style style:name="fr342" style:family="graphic" style:parent-style-name="Frame">
      <style:graphic-properties style:wrap-contour="false" fo:background-color="#ffffff" style:background-transparency="100%" style:flow-with-text="false" fo:margin-left="3.489cm" fo:margin-right="100" fo:margin-top="0.686cm" fo:margin-bottom="0" fo:border="none" style:wrap="left" style:vertical-rel="paragraph-content" style:horizontal-rel="page" style:horizontal-pos="from-left" style:vertical-pos="from-top"/>
    </style:style>
    <style:style style:name="fr343" style:family="graphic" style:parent-style-name="Frame">
      <style:graphic-properties style:wrap-contour="false" fo:background-color="#ffffff" style:background-transparency="100%" style:flow-with-text="false" fo:margin-left="2.718cm" fo:margin-right="100" fo:margin-top="0" fo:margin-bottom="0" fo:border="none" style:wrap="left" style:vertical-rel="page-content" style:horizontal-rel="page" style:horizontal-pos="from-left" style:vertical-pos="from-top"/>
    </style:style>
    <style:style style:name="fr344" style:family="graphic" style:parent-style-name="Frame">
      <style:graphic-properties style:wrap-contour="false" fo:background-color="#ffffff" style:background-transparency="100%" style:flow-with-text="false" fo:margin-left="2.861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3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3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37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5.001cm" fo:margin-right="5.449cm">
        <style:columns fo:column-count="1" fo:column-gap="1.270cm"/>
      </style:section-properties>
    </style:style>
    <style:style style:name="Sect1" style:family="section">
      <style:section-properties fo:margin-left="2.492cm" fo:margin-right="2.480cm">
        <style:columns fo:column-count="1" fo:column-gap="1.270cm"/>
      </style:section-properties>
    </style:style>
    <style:style style:name="Sect2" style:family="section">
      <style:section-properties fo:margin-left="2.484cm" fo:margin-right="2.445cm">
        <style:columns fo:column-count="1" fo:column-gap="1.270cm"/>
      </style:section-properties>
    </style:style>
    <style:style style:name="Sect3" style:family="section">
      <style:section-properties fo:margin-left="2.484cm" fo:margin-right="2.445cm">
        <style:columns fo:column-count="1" fo:column-gap="1.270cm"/>
      </style:section-properties>
    </style:style>
    <style:style style:name="Sect4" style:family="section">
      <style:section-properties fo:margin-left="2.630cm" fo:margin-right="2.605cm">
        <style:columns fo:column-count="1" fo:column-gap="1.270cm"/>
      </style:section-properties>
    </style:style>
    <style:style style:name="Sect5" style:family="section">
      <style:section-properties fo:margin-left="2.672cm" fo:margin-right="2.579cm">
        <style:columns fo:column-count="1" fo:column-gap="1.270cm"/>
      </style:section-properties>
    </style:style>
    <style:style style:name="Sect6" style:family="section">
      <style:section-properties fo:margin-left="2.713cm" fo:margin-right="2.783cm">
        <style:columns fo:column-count="1" fo:column-gap="1.270cm"/>
      </style:section-properties>
    </style:style>
    <style:style style:name="Sect7" style:family="section">
      <style:section-properties fo:margin-left="2.688cm" fo:margin-right="1.632cm">
        <style:columns fo:column-count="1" fo:column-gap="1.270cm"/>
      </style:section-properties>
    </style:style>
    <style:style style:name="Sect8" style:family="section">
      <style:section-properties fo:margin-left="2.713cm" fo:margin-right="1.614cm">
        <style:columns fo:column-count="1" fo:column-gap="1.270cm"/>
      </style:section-properties>
    </style:style>
    <style:style style:name="Sect9" style:family="section">
      <style:section-properties fo:margin-left="2.688cm" fo:margin-right="1.614cm">
        <style:columns fo:column-count="1" fo:column-gap="1.270cm"/>
      </style:section-properties>
    </style:style>
    <style:style style:name="Sect10" style:family="section">
      <style:section-properties fo:margin-left="2.713cm" fo:margin-right="1.614cm">
        <style:columns fo:column-count="1" fo:column-gap="1.270cm"/>
      </style:section-properties>
    </style:style>
    <style:style style:name="Sect11" style:family="section">
      <style:section-properties fo:margin-left="2.713cm" fo:margin-right="1.623cm">
        <style:columns fo:column-count="1" fo:column-gap="1.270cm"/>
      </style:section-properties>
    </style:style>
    <style:style style:name="Sect12" style:family="section">
      <style:section-properties fo:margin-left="2.688cm" fo:margin-right="1.632cm">
        <style:columns fo:column-count="1" fo:column-gap="1.270cm"/>
      </style:section-properties>
    </style:style>
    <style:style style:name="Sect13" style:family="section">
      <style:section-properties fo:margin-left="2.713cm" fo:margin-right="1.614cm">
        <style:columns fo:column-count="1" fo:column-gap="1.270cm"/>
      </style:section-properties>
    </style:style>
    <style:style style:name="Sect14" style:family="section">
      <style:section-properties fo:margin-left="2.621cm" fo:margin-right="1.707cm">
        <style:columns fo:column-count="1" fo:column-gap="1.270cm"/>
      </style:section-properties>
    </style:style>
    <style:style style:name="Sect15" style:family="section">
      <style:section-properties fo:margin-left="2.713cm" fo:margin-right="1.614cm">
        <style:columns fo:column-count="1" fo:column-gap="1.270cm"/>
      </style:section-properties>
    </style:style>
    <style:style style:name="Sect16" style:family="section">
      <style:section-properties fo:margin-left="2.713cm" fo:margin-right="1.614cm">
        <style:columns fo:column-count="1" fo:column-gap="1.270cm"/>
      </style:section-properties>
    </style:style>
    <style:style style:name="Sect17" style:family="section">
      <style:section-properties fo:margin-left="2.688cm" fo:margin-right="1.632cm">
        <style:columns fo:column-count="1" fo:column-gap="1.270cm"/>
      </style:section-properties>
    </style:style>
    <style:style style:name="Sect18" style:family="section">
      <style:section-properties fo:margin-left="2.713cm" fo:margin-right="1.614cm">
        <style:columns fo:column-count="1" fo:column-gap="1.270cm"/>
      </style:section-properties>
    </style:style>
    <style:style style:name="Sect19" style:family="section">
      <style:section-properties fo:margin-left="2.713cm" fo:margin-right="1.614cm">
        <style:columns fo:column-count="1" fo:column-gap="1.270cm"/>
      </style:section-properties>
    </style:style>
    <style:style style:name="Sect20" style:family="section">
      <style:section-properties fo:margin-left="2.688cm" fo:margin-right="1.614cm">
        <style:columns fo:column-count="1" fo:column-gap="1.270cm"/>
      </style:section-properties>
    </style:style>
    <style:style style:name="Sect21" style:family="section">
      <style:section-properties fo:margin-left="2.713cm" fo:margin-right="1.614cm">
        <style:columns fo:column-count="1" fo:column-gap="1.270cm"/>
      </style:section-properties>
    </style:style>
    <style:style style:name="Sect22" style:family="section">
      <style:section-properties fo:margin-left="2.713cm" fo:margin-right="1.614cm">
        <style:columns fo:column-count="1" fo:column-gap="1.270cm"/>
      </style:section-properties>
    </style:style>
    <style:style style:name="Sect23" style:family="section">
      <style:section-properties fo:margin-left="2.688cm" fo:margin-right="1.614cm">
        <style:columns fo:column-count="1" fo:column-gap="1.270cm"/>
      </style:section-properties>
    </style:style>
    <style:style style:name="Sect24" style:family="section">
      <style:section-properties fo:margin-left="2.688cm" fo:margin-right="1.614cm">
        <style:columns fo:column-count="1" fo:column-gap="1.270cm"/>
      </style:section-properties>
    </style:style>
    <style:style style:name="Sect25" style:family="section">
      <style:section-properties fo:margin-left="2.713cm" fo:margin-right="1.614cm">
        <style:columns fo:column-count="1" fo:column-gap="1.270cm"/>
      </style:section-properties>
    </style:style>
    <style:style style:name="Sect26" style:family="section">
      <style:section-properties fo:margin-left="2.688cm" fo:margin-right="1.632cm">
        <style:columns fo:column-count="1" fo:column-gap="1.270cm"/>
      </style:section-properties>
    </style:style>
    <style:style style:name="Sect27" style:family="section">
      <style:section-properties fo:margin-left="2.713cm" fo:margin-right="1.623cm">
        <style:columns fo:column-count="1" fo:column-gap="1.270cm"/>
      </style:section-properties>
    </style:style>
    <style:style style:name="Sect28" style:family="section">
      <style:section-properties fo:margin-left="2.688cm" fo:margin-right="1.632cm">
        <style:columns fo:column-count="1" fo:column-gap="1.270cm"/>
      </style:section-properties>
    </style:style>
    <style:style style:name="Sect29" style:family="section">
      <style:section-properties fo:margin-left="2.713cm" fo:margin-right="1.614cm">
        <style:columns fo:column-count="1" fo:column-gap="1.270cm"/>
      </style:section-properties>
    </style:style>
    <style:style style:name="Sect30" style:family="section">
      <style:section-properties fo:margin-left="2.713cm" fo:margin-right="1.623cm">
        <style:columns fo:column-count="1" fo:column-gap="1.270cm"/>
      </style:section-properties>
    </style:style>
    <style:style style:name="Sect31" style:family="section">
      <style:section-properties fo:margin-left="2.688cm" fo:margin-right="1.614cm">
        <style:columns fo:column-count="1" fo:column-gap="1.270cm"/>
      </style:section-properties>
    </style:style>
    <style:style style:name="Sect32" style:family="section">
      <style:section-properties fo:margin-left="2.702cm" fo:margin-right="1.626cm">
        <style:columns fo:column-count="1" fo:column-gap="1.270cm"/>
      </style:section-properties>
    </style:style>
    <style:style style:name="Sect33" style:family="section">
      <style:section-properties fo:margin-left="2.713cm" fo:margin-right="1.614cm">
        <style:columns fo:column-count="1" fo:column-gap="1.270cm"/>
      </style:section-properties>
    </style:style>
    <style:style style:name="Sect34" style:family="section">
      <style:section-properties fo:margin-left="2.688cm" fo:margin-right="1.614cm">
        <style:columns fo:column-count="1" fo:column-gap="1.270cm"/>
      </style:section-properties>
    </style:style>
    <style:style style:name="Sect35" style:family="section">
      <style:section-properties fo:margin-left="2.713cm" fo:margin-right="1.614cm">
        <style:columns fo:column-count="1" fo:column-gap="1.270cm"/>
      </style:section-properties>
    </style:style>
    <style:style style:name="Sect36" style:family="section">
      <style:section-properties fo:margin-left="2.713cm" fo:margin-right="1.614cm">
        <style:columns fo:column-count="1" fo:column-gap="1.270cm"/>
      </style:section-properties>
    </style:style>
    <style:style style:name="Sect37" style:family="section">
      <style:section-properties fo:margin-left="2.688cm" fo:margin-right="1.632cm">
        <style:columns fo:column-count="1" fo:column-gap="1.270cm"/>
      </style:section-properties>
    </style:style>
    <style:style style:name="Sect38" style:family="section">
      <style:section-properties fo:margin-left="2.713cm" fo:margin-right="1.614cm">
        <style:columns fo:column-count="1" fo:column-gap="1.270cm"/>
      </style:section-properties>
    </style:style>
    <style:style style:name="Sect39" style:family="section">
      <style:section-properties fo:margin-left="2.713cm" fo:margin-right="1.614cm">
        <style:columns fo:column-count="1" fo:column-gap="1.270cm"/>
      </style:section-properties>
    </style:style>
    <style:style style:name="Sect40" style:family="section">
      <style:section-properties fo:margin-left="2.713cm" fo:margin-right="13.781cm">
        <style:columns fo:column-count="1" fo:column-gap="1.270cm"/>
      </style:section-properties>
    </style:style>
    <style:style style:name="Sect41" style:family="section">
      <style:section-properties fo:margin-left="2.688cm" fo:margin-right="6.092cm">
        <style:columns fo:column-count="1" fo:column-gap="1.270cm"/>
      </style:section-properties>
    </style:style>
    <style:style style:name="Sect42" style:family="section">
      <style:section-properties fo:margin-left="2.713cm" fo:margin-right="1.623cm">
        <style:columns fo:column-count="1" fo:column-gap="1.270cm"/>
      </style:section-properties>
    </style:style>
    <style:style style:name="Sect43" style:family="section">
      <style:section-properties fo:margin-left="2.713cm" fo:margin-right="1.614cm">
        <style:columns fo:column-count="1" fo:column-gap="1.270cm"/>
      </style:section-properties>
    </style:style>
    <style:style style:name="Sect44" style:family="section">
      <style:section-properties fo:margin-left="3.120cm" fo:margin-right="7.685cm">
        <style:columns fo:column-count="1" fo:column-gap="1.270cm"/>
      </style:section-properties>
    </style:style>
    <style:style style:name="Sect45" style:family="section">
      <style:section-properties fo:margin-left="2.688cm" fo:margin-right="1.623cm">
        <style:columns fo:column-count="1" fo:column-gap="1.270cm"/>
      </style:section-properties>
    </style:style>
    <style:style style:name="Sect46" style:family="section">
      <style:section-properties fo:margin-left="2.713cm" fo:margin-right="1.614cm">
        <style:columns fo:column-count="1" fo:column-gap="1.270cm"/>
      </style:section-properties>
    </style:style>
    <style:style style:name="Sect47" style:family="section">
      <style:section-properties fo:margin-left="2.688cm" fo:margin-right="1.632cm">
        <style:columns fo:column-count="1" fo:column-gap="1.270cm"/>
      </style:section-properties>
    </style:style>
    <style:style style:name="Sect48" style:family="section">
      <style:section-properties fo:margin-left="2.713cm" fo:margin-right="1.623cm">
        <style:columns fo:column-count="1" fo:column-gap="1.270cm"/>
      </style:section-properties>
    </style:style>
    <style:style style:name="Sect49" style:family="section">
      <style:section-properties fo:margin-left="2.713cm" fo:margin-right="1.614cm">
        <style:columns fo:column-count="1" fo:column-gap="1.270cm"/>
      </style:section-properties>
    </style:style>
    <style:style style:name="Sect50" style:family="section">
      <style:section-properties fo:margin-left="2.731cm" fo:margin-right="1.623cm">
        <style:columns fo:column-count="1" fo:column-gap="1.270cm"/>
      </style:section-properties>
    </style:style>
    <style:style style:name="Sect51" style:family="section">
      <style:section-properties fo:margin-left="2.713cm" fo:margin-right="1.614cm">
        <style:columns fo:column-count="1" fo:column-gap="1.270cm"/>
      </style:section-properties>
    </style:style>
    <style:style style:name="Sect52" style:family="section">
      <style:section-properties fo:margin-left="2.713cm" fo:margin-right="1.614cm">
        <style:columns fo:column-count="1" fo:column-gap="1.270cm"/>
      </style:section-properties>
    </style:style>
    <style:style style:name="Sect53" style:family="section">
      <style:section-properties fo:margin-left="2.731cm" fo:margin-right="1.616cm">
        <style:columns fo:column-count="1" fo:column-gap="1.270cm"/>
      </style:section-properties>
    </style:style>
    <style:style style:name="Sect54" style:family="section">
      <style:section-properties fo:margin-left="2.713cm" fo:margin-right="1.614cm">
        <style:columns fo:column-count="1" fo:column-gap="1.270cm"/>
      </style:section-properties>
    </style:style>
    <style:style style:name="Sect55" style:family="section">
      <style:section-properties fo:margin-left="2.713cm" fo:margin-right="1.623cm">
        <style:columns fo:column-count="1" fo:column-gap="1.270cm"/>
      </style:section-properties>
    </style:style>
    <style:style style:name="Sect56" style:family="section">
      <style:section-properties fo:margin-left="3.120cm" fo:margin-right="1.616cm">
        <style:columns fo:column-count="1" fo:column-gap="1.270cm"/>
      </style:section-properties>
    </style:style>
    <style:style style:name="Sect57" style:family="section">
      <style:section-properties fo:margin-left="3.120cm" fo:margin-right="1.625cm">
        <style:columns fo:column-count="2">
          <style:column style:rel-width="4726*" fo:start-indent="0.000cm" fo:end-indent="4.255cm"/>
          <style:column style:rel-width="4486*" fo:start-indent="4.255cm" fo:end-indent="0.000cm"/>
        </style:columns>
      </style:section-properties>
    </style:style>
    <style:style style:name="Sect58" style:family="section">
      <style:section-properties fo:margin-left="0.000cm" fo:margin-right="0.000cm">
        <style:columns fo:column-count="1" fo:column-gap="1.270cm"/>
      </style:section-properties>
    </style:style>
    <style:style style:name="Sect59" style:family="section">
      <style:section-properties fo:margin-left="2.715cm" fo:margin-right="1.612cm">
        <style:columns fo:column-count="1" fo:column-gap="1.270cm"/>
      </style:section-properties>
    </style:style>
    <style:style style:name="Sect60" style:family="section">
      <style:section-properties fo:margin-left="2.715cm" fo:margin-right="1.612cm">
        <style:columns fo:column-count="1" fo:column-gap="1.270cm"/>
      </style:section-properties>
    </style:style>
    <style:style style:name="Sect61" style:family="section">
      <style:section-properties fo:margin-left="2.713cm" fo:margin-right="1.614cm">
        <style:columns fo:column-count="1" fo:column-gap="1.270cm"/>
      </style:section-properties>
    </style:style>
    <style:style style:name="Sect62" style:family="section">
      <style:section-properties fo:margin-left="2.688cm" fo:margin-right="6.092cm">
        <style:columns fo:column-count="1" fo:column-gap="1.270cm"/>
      </style:section-properties>
    </style:style>
    <style:style style:name="Sect63" style:family="section">
      <style:section-properties fo:margin-left="2.713cm" fo:margin-right="1.614cm">
        <style:columns fo:column-count="1" fo:column-gap="1.270cm"/>
      </style:section-properties>
    </style:style>
    <style:style style:name="Sect64" style:family="section">
      <style:section-properties fo:margin-left="2.713cm" fo:margin-right="1.614cm">
        <style:columns fo:column-count="1" fo:column-gap="1.270cm"/>
      </style:section-properties>
    </style:style>
    <style:style style:name="Sect65" style:family="section">
      <style:section-properties fo:margin-left="2.688cm" fo:margin-right="1.614cm">
        <style:columns fo:column-count="1" fo:column-gap="1.270cm"/>
      </style:section-properties>
    </style:style>
    <style:style style:name="Sect66" style:family="section">
      <style:section-properties fo:margin-left="2.713cm" fo:margin-right="1.614cm">
        <style:columns fo:column-count="1" fo:column-gap="1.270cm"/>
      </style:section-properties>
    </style:style>
    <style:style style:name="Sect67" style:family="section">
      <style:section-properties fo:margin-left="3.120cm" fo:margin-right="1.616cm">
        <style:columns fo:column-count="1" fo:column-gap="1.270cm"/>
      </style:section-properties>
    </style:style>
    <style:style style:name="Sect68" style:family="section">
      <style:section-properties fo:margin-left="2.688cm" fo:margin-right="1.614cm">
        <style:columns fo:column-count="1" fo:column-gap="1.270cm"/>
      </style:section-properties>
    </style:style>
    <style:style style:name="Sect69" style:family="section">
      <style:section-properties fo:margin-left="2.485cm" fo:margin-right="1.817cm">
        <style:columns fo:column-count="1" fo:column-gap="1.270cm"/>
      </style:section-properties>
    </style:style>
    <style:style style:name="Sect70" style:family="section">
      <style:section-properties fo:margin-left="3.309cm" fo:margin-right="4.955cm">
        <style:columns fo:column-count="2" fo:column-gap="4.701cm"/>
      </style:section-properties>
    </style:style>
    <style:style style:name="Sect71" style:family="section">
      <style:section-properties fo:margin-left="0.000cm" fo:margin-right="0.000cm">
        <style:columns fo:column-count="1" fo:column-gap="1.270cm"/>
      </style:section-properties>
    </style:style>
    <style:style style:name="Sect72" style:family="section">
      <style:section-properties fo:margin-left="2.357cm" fo:margin-right="2.058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4650"><text:span text:style-name="CharStyle3">SYOR-SYOR YANG DICADANGKAN BAGI<text:line-break/>BAHAGIAN-BAHAGIAN PILIHAN RAYA<text:line-break/>PERSEKUTUAN DAN NEGERI BAGI<text:line-break/>NEGERI SELANGOR SEBAGAIMANA YANG<text:line-break/>TELAH DIKAJI SEMULA OLEH<text:line-break/>SURUHANJAYA PILIHAN RAYA DALAM<text:line-break/>TAHUN 2016</text:span></text:p>
        <text:p text:style-name="P1721"><text:span text:style-name="CharStyle5">PROPOSED RECOMMENDATIONS FOR<text:line-break/>FEDERAL AND STATE CONSTITUENCIES<text:line-break/>FOR THE ST A TE OF SELANGOR AS<text:line-break/>REVIEWED BY THE ELECTION<text:line-break/>COMMISSION IN 2016</text:span></text:p>
      </text:section>
      <text:section text:style-name="Sect1" text:name="Section1">
        <text:p text:style-name="P4651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2215"><text:span text:style-name="CharStyle7">SYOR-SYOR YANG DICADANGKAN BAGI BAHAGIAN-BAHAGIAN PILIHAN RAYA<text:line-break/>PERSEKUTUAN DAN NEGERI BAGI NEGERI SELANGOR SEBAGAIMANA YANG TELAH<text:line-break/>DIKAJI SEMULA OLEH SURUHANJAYA PILIHAN RAYA DALAM TAHUN 2016</text:span></text:p>
        <text:p text:style-name="P2946"><text:span text:style-name="CharStyle7">Suruhanjaya Pilihan Raya, mengikut kehendak Fasal (2) Perkara 113 Perlembagaan<text:line-break/>Persekutuan, telah mengkaji semula pembahagian bahagian-bahagian pilihan raya<text:line-break/>Persekutuan dan Negeri bagi Negeri Selangor.</text:span></text:p>
        <text:list text:style-name="L0">
          <text:list-item>
            <text:p text:style-name="P1881"><text:span text:style-name="CharStyle7"><text:tab/>Berikutan dengan kajian semula itu, Suruhanjaya Pilihan Raya bercadang untuk<text:line-break/>mengesyorkan dalam laporannya syor-syor berikut:</text:span></text:p>
          </text:list-item>
        </text:list>
        <text:list text:style-name="L2">
          <text:list-item>
            <text:p text:style-name="P4353"><text:span text:style-name="CharStyle7"><text:tab/>tiada perubahan bilangan bahagian-bahagian pilihan raya Persekutuan<text:line-break/>bagi Negeri Selangor;</text:span></text:p>
          </text:list-item>
          <text:list-item>
            <text:p text:style-name="P4291"><text:span text:style-name="CharStyle7"><text:tab/>tiada perubahan bilangan bahagian-bahagian pilihan raya Negeri bagi<text:line-break/>Negeri Selangor;</text:span></text:p>
          </text:list-item>
          <text:list-item>
            <text:p text:style-name="P4446"><text:span text:style-name="CharStyle7"><text:tab/>terdapat pindaan dan perubahan nama kepada bahagian-bahagian pilihan<text:line-break/>raya Persekutuan yang melibatkan lima (5) bahagian-bahagian pilihan<text:line-break/>raya Persekutuan dalam Negeri Selangor; dan</text:span></text:p>
          </text:list-item>
          <text:list-item>
            <text:p text:style-name="P3469"><text:span text:style-name="CharStyle7"><text:tab/>terdapat pindaan dan perubahan nama kepada bahagian-bahagian pilihan<text:line-break/>raya Negeri yang melibatkan enam (6) bahagian-bahagian pilihan raya<text:line-break/>Negeri dalam Negeri Selangor.</text:span></text:p>
          </text:list-item>
        </text:list>
        <text:list text:style-name="L0">
          <text:list-item>
            <text:p text:style-name="P1670"><text:span text:style-name="CharStyle7"><text:tab/>Jumlah bilangan pemilih seramai 2,078,311 orang dalam Daftar Pemilih yang<text:line-break/>ditentukan oleh Suruhanjaya Pilihan Raya iaitu yang telah diperakui dan diwartakan<text:line-break/>pada 13 Mei 2016 </text:span><text:span text:style-name="CharStyle8">[P.U. (B) 217/2016]</text:span><text:span text:style-name="CharStyle7"><text:s text:c="1"/>dan dibaca bersama </text:span><text:span text:style-name="CharStyle8">P.U. (B) 399/2016</text:span><text:span text:style-name="CharStyle7"><text:s text:c="1"/>bertarikh<text:line-break/>6 September 2016 telah diguna pakai bagi maksud kajian semula persempadanan<text:line-break/>bahagian-bahagian pilihan raya Persekutuan dan Negeri di dalam Negeri Selangor.</text:span></text:p>
          </text:list-item>
          <text:list-item>
            <text:p text:style-name="P3501"><text:span text:style-name="CharStyle7"><text:tab/>Butiran syor yang dicadangkan bagi Negeri Selangor berkenaan dengan<text:line-break/>bahagian-bahagian pilihan raya Persekutuan dan Negeri yang baharu, pindaan dan<text:line-break/>perubahan nama sedia ada bagi bahagian-bahagian pilihan raya Persekutuan dan</text:span></text:p>
          </text:list-item>
        </text:list>
        <text:p text:style-name="P1843"><text:span text:style-name="CharStyle7">Negeri dan bahagian-bahagian pilihan raya Persekutuan yang terlibat dalam semakan<text:line-break/>semula dan tersentuh oleh syor tersebut adalah dinyatakan dalam Jadual Pertama.</text:span></text:p>
        <text:list text:style-name="L0" text:continue-numbering="true">
          <text:list-item>
            <text:p text:style-name="P3436"><text:span text:style-name="CharStyle7"><text:tab/>Berikutan kajian semula persempadanan bahagian-bahagian pilihan raya<text:line-break/>Persekutuan dan Negeri ini, bilangan pemilih bagi bahagian-bahagian pilihan raya<text:line-break/>Persekutuan dan Negeri dalam Negeri Selangor adalah dinyatakan dalam Jadual Kedua.</text:span></text:p>
          </text:list-item>
          <text:list-item>
            <text:p text:style-name="P3383"><text:span text:style-name="CharStyle7"><text:tab/>Syor yang dicadangkan ini berserta dengan satu salinan rang pelan bahagian-<text:line-break/>bahagian pilihan raya bagi Negeri-Negeri Tanah Melayu dan satu salinan rang pelan<text:line-break/>bahagian-bahagian pilihan raya bagi Negeri Selangor boleh diperiksa mulai 15<text:line-break/>September 2016 hingga dan termasuk 14 Oktober 2016 semasa waktu pejabat biasa di<text:line-break/>tempat-tempatyang dinyatakan dalam Jadual Ketiga.</text:span></text:p>
          </text:list-item>
          <text:list-item>
            <text:p text:style-name="P3805"><text:span text:style-name="CharStyle7"><text:tab/>Menurut seksyen 4</text:span><text:span text:style-name="CharStyle8">(b),</text:span><text:span text:style-name="CharStyle7"><text:s text:c="1"/>Bahagian II, Jadual Ketiga Belas, Perlembagaan<text:line-break/>Persekutuan, representasi mengenai syor yang dicadangkan boleh dibuat kepada<text:line-break/>Suruhanjaya Pilihan Raya dalam masa satu bulan selepas tarikh penyiaran Notis ini.</text:span></text:p>
          </text:list-item>
          <text:list-item>
            <text:p text:style-name="P1404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4450"><text:span text:style-name="CharStyle7"><text:tab/>Kerajaan Negeri; atau</text:span></text:p>
          </text:list-item>
          <text:list-item>
            <text:p text:style-name="P2900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2698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1746"><text:span text:style-name="CharStyle7"><text:tab/>Apa-apa representasi membantah syor yang dicadangkan hendaklah<text:line-break/>dikemukakan secara bertulis kepada Suruhanjaya Pilihan Raya dan dialamatkan kepada<text:line-break/>Pegawai Pilihan Raya Negeri Selangor seperti di bawah:</text:span></text:p>
          </text:list-item>
        </text:list>
      </text:section>
      <text:section text:style-name="Sect2" text:name="Section2">
        <text:p text:style-name="P4652"><text:span text:style-name="CharStyle7">Pengarah Pilihan Raya Negeri Selangor</text:span></text:p>
        <text:p text:style-name="P1645"><text:span text:style-name="CharStyle7">Lot 03-11 Tingkat 3</text:span></text:p>
        <text:p text:style-name="P3571"><text:span text:style-name="CharStyle7">Kompleks PKNS</text:span></text:p>
        <text:p text:style-name="P4158"><text:span text:style-name="CharStyle7">40690 Shah Alam</text:span></text:p>
        <text:p text:style-name="P3379"><text:span text:style-name="CharStyle7">Selangor.</text:span></text:p>
        <text:p text:style-name="P2098"><text:span text:style-name="CharStyle7">FEDERAL CONSTITUTION<text:line-break/>SECTION </text:span><text:span text:style-name="CharStyle8">4(a)</text:span><text:span text:style-name="CharStyle7"><text:s text:c="1"/>PART II THIRTEENTH SCHEDULE</text:span></text:p>
        <text:p text:style-name="P3325"><text:span text:style-name="CharStyle7">PROPOSED RECOMMENDATIONS FOR FEDERAL AND STATE CONSTITUENCIES FOR<text:line-break/>THE STATE OF SELANGOR AS REVIEWED BY THE ELECTION COMMISSION IN 2016</text:span></text:p>
        <text:p text:style-name="P1612"><text:span text:style-name="CharStyle7">The Election Commission, in accordance with the requirements of Clause (2) of Article<text:line-break/>113 of the Federal Constitution, has reviewed the division of the Federal constituencies<text:line-break/>and State constituencies for the State of Selangor.</text:span></text:p>
        <text:list text:style-name="L6">
          <text:list-item>
            <text:p text:style-name="P2343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3156"><text:span text:style-name="CharStyle7"><text:tab/>no alteration in the number of Federal constituencies for the State of<text:line-break/>Selangor;</text:span></text:p>
          </text:list-item>
          <text:list-item>
            <text:p text:style-name="P4179"><text:span text:style-name="CharStyle7"><text:tab/>no alteration in the number of the State constituencies for the State of<text:line-break/>Selangor;</text:span></text:p>
          </text:list-item>
          <text:list-item>
            <text:p text:style-name="P1304"><text:span text:style-name="CharStyle7"><text:tab/>there are amendments and alterations made to the names of the Federal<text:line-break/>constituencies involving five (5) Federal constituencies in the State of<text:line-break/>Selangor; and</text:span></text:p>
          </text:list-item>
          <text:list-item>
            <text:p text:style-name="P2218"><text:span text:style-name="CharStyle7"><text:tab/>there are amendments and alterations made to the names of the State<text:line-break/>constituencies involving six (6) State constituencies in the State of<text:line-break/>Selangor.</text:span></text:p>
          </text:list-item>
        </text:list>
        <text:list text:style-name="L6">
          <text:list-item>
            <text:p text:style-name="P2472"><text:span text:style-name="CharStyle7"><text:tab/>The total number of 2,078,311 electors in the Electoral Rolls determined by the<text:line-break/>Election Commission which was endorsed and gazetted on 13 May 2016 </text:span><text:span text:style-name="CharStyle8">[P.U. (B)<text:line-break/>217/2016]</text:span><text:span text:style-name="CharStyle7"><text:s text:c="1"/>and read together with </text:span><text:span text:style-name="CharStyle8">P.U. (B) 399/2016</text:span><text:span text:style-name="CharStyle7"><text:s text:c="1"/>dated 6 September 2016 are used</text:span></text:p>
          </text:list-item>
        </text:list>
        <text:p text:style-name="P4555"><text:span text:style-name="CharStyle14">3</text:span></text:p>
        <text:p text:style-name="P3489"><text:span text:style-name="CharStyle7">for the purpose of the review of the delimitation of the Federal and State constituencies<text:line-break/>in the State of Selangor.</text:span></text:p>
        <text:list text:style-name="L6" text:continue-numbering="true">
          <text:list-item>
            <text:p text:style-name="P3107"><text:span text:style-name="CharStyle7"><text:tab/>Particulars of the proposed recommendations for the State of Selangor regarding<text:line-break/>the new Federal and State constituencies, amendments and alterations to the existing<text:line-break/>names of the Federal and State constituencies and the Federal constituencies involved<text:line-break/>in the revision and affected by the proposed recommendations are specified in the First<text:line-break/>Schedule.</text:span></text:p>
          </text:list-item>
          <text:list-item>
            <text:p text:style-name="P1396"><text:span text:style-name="CharStyle7"><text:tab/>Due to this review of the delimitation of the Federal and State constituencies, the<text:line-break/>number of electors for the Federal and State constituencies in the State of Selangor are<text:line-break/>specified in the Second Schedule.</text:span></text:p>
          </text:list-item>
          <text:list-item>
            <text:p text:style-name="P3335"><text:span text:style-name="CharStyle7"><text:tab/>This proposed recommendations together with one copy of the draft<text:line-break/>constituencies plan for the States of Malaya and one copy of the draft constituencies<text:line-break/>plan for the State of Selangor may be inspected from 15 September 2016 up to and<text:line-break/>including 14 October 2016 during normal office hours at the places specified in the<text:line-break/>Third Schedule.</text:span></text:p>
          </text:list-item>
          <text:list-item>
            <text:p text:style-name="P2224"><text:span text:style-name="CharStyle7"><text:tab/>According to section </text:span><text:span text:style-name="CharStyle8">4(b),</text:span><text:span text:style-name="CharStyle7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2750"><text:span text:style-name="CharStyle7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10">
          <text:list-item>
            <text:p text:style-name="P3974"><text:span text:style-name="CharStyle7"><text:tab/>the State Government; or</text:span></text:p>
          </text:list-item>
          <text:list-item>
            <text:p text:style-name="P3361"><text:span text:style-name="CharStyle7"><text:tab/>any local authority whose area is wholly or partly comprised in the<text:line-break/>constituencies affected by the recommendation; or</text:span></text:p>
          </text:list-item>
          <text:list-item>
            <text:p text:style-name="P2992"><text:span text:style-name="CharStyle7"><text:tab/>a body of one hundred or more persons whose names are shown on the<text:line-break/>current electoral rolls of the constituencies in question.</text:span></text:p>
          </text:list-item>
        </text:list>
        <text:p text:style-name="P2689"><text:span text:style-name="CharStyle14">4</text:span></text:p>
      </text:section>
      <text:section text:style-name="Sect3" text:name="Section3">
        <text:p text:style-name="P4653"><draw:frame draw:style-name="fr2" svg:x="2.501cm" svg:y="-0.268cm" svg:width="15.984cm" fo:min-height="1.573cm" text:anchor-type="paragraph"><draw:text-box><text:p text:style-name="P1692"><text:span text:style-name="CharStyle12">9. Any representations objecting to the proposed recommendations shall be<text:line-break/>submitted in writing to the Election Commission and addressed to the Selangor State</text:span></text:p></draw:text-box></draw:frame><text:span text:style-name="CharStyle7">Election Officer as below:</text:span></text:p>
        <text:p text:style-name="P2429"><text:span text:style-name="CharStyle7">Pengarah Pilihan Raya Negeri Selangor</text:span></text:p>
        <text:p text:style-name="P3518"><text:span text:style-name="CharStyle7">Lot 03-11 Tingkat 3</text:span></text:p>
        <text:p text:style-name="P3377"><text:span text:style-name="CharStyle7">Kompleks PKNS</text:span></text:p>
        <text:p text:style-name="P3351"><text:span text:style-name="CharStyle7">40690 Shah Alam</text:span></text:p>
        <text:p text:style-name="P3370"><text:span text:style-name="CharStyle7">Selangor.</text:span></text:p>
        <text:p text:style-name="P1257"><text:span text:style-name="CharStyle14">5</text:span></text:p>
      </text:section>
      <text:section text:style-name="Sect4" text:name="Section4">
        <text:p text:style-name="P4654"><text:span text:style-name="CharStyle23">JADUAL PERTAMA / </text:span><text:span text:style-name="CharStyle24">FIRST SCHEDULE</text:span></text:p>
        <text:p text:style-name="P1322"><text:span text:style-name="CharStyle23">SYOR YANG DICADANGKAN BAGI NEGERI SELANGOR BERKAITAN DENGAN<text:line-break/>BAHAG IAN - BAHAGI AN PILIHAN RAYA PERSEKUTUAN DAN NEGERI YANG<text:line-break/>BAHARU, PINDAAN DAN PERUBAHAN NAMA SEDIA ADA BAGI BAHAG IAN -<text:line-break/>BAHAGIAN PILIHAN RAYA PERSEKUTUAN DAN NEGERI DAN BAHAGIAN-<text:line-break/>BAHAGIAN PILIHAN RAYA PERSEKUTUAN YANG TERLIBAT DALAM SEMAKAN<text:line-break/>SEMULA DAN TERSENTUH OLEH SYOR YANG DICADANGKAN</text:span></text:p>
        <text:p text:style-name="P4367"><text:span text:style-name="CharStyle27">PROPOSED RECOMMENDATIONS FOR THE STATE OF SELANGOR REGARDING THE<text:line-break/>NEW FEDERAL AND STATE CONSTITUENCIES, AMENDMENTS AND ALTERATIONS TO<text:line-break/>THE EXISTING NAMES OF THE FEDERAL AND STATE CONSTITUENCIES AND THE<text:line-break/>FEDERAL CONSTITUENCIES INVOLVED IN THE REVISION AND AFFECTED BY THE</text:span></text:p>
        <text:p text:style-name="P2153"><draw:frame draw:style-name="fr4" svg:x="12.765cm" svg:y="1.083cm" svg:width="5.554cm" fo:min-height="1.050cm" text:anchor-type="paragraph"><draw:text-box><text:h text:outline-level="1" text:style-name="P2848"><text:span text:style-name="CharStyle16">(</text:span><text:span text:style-name="CharStyle17">2</text:span><text:span text:style-name="CharStyle16">)</text:span></text:h><text:p text:style-name="P4311"><text:span text:style-name="CharStyle12">Bahagian Pilihan Raya Negeri</text:span></text:p></draw:text-box></draw:frame><text:span text:style-name="CharStyle27">PROPOSED RECOMMENDATIONS</text:span></text:p>
        <text:h text:outline-level="1" text:style-name="P1817"><text:bookmark-start text:name="bookmark0"/><text:span text:style-name="CharStyle29">(1)</text:span><text:bookmark-end text:name="bookmark0"/></text:h>
        <text:p text:style-name="P2721"><draw:frame draw:style-name="fr5" svg:x="13.764cm" svg:y="1.016cm" fo:min-width="3.556cm" fo:min-height="0.542cm" text:anchor-type="paragraph"><draw:text-box><text:p text:style-name="P1967"><text:span text:style-name="CharStyle19">State Constituency</text:span></text:p></draw:text-box></draw:frame><draw:frame draw:style-name="fr6" svg:x="2.681cm" svg:y="2.020cm" svg:width="3.522cm" fo:min-height="1.252cm" text:anchor-type="paragraph"><draw:text-box><text:p text:style-name="P1970"><text:span text:style-name="CharStyle12">Pewujudan Baharu<text:line-break/></text:span><text:span text:style-name="CharStyle20">Newly Created</text:span></text:p></draw:text-box></draw:frame><draw:frame draw:style-name="fr7" svg:x="8.768cm" svg:y="2.020cm" svg:width="1.533cm" fo:min-height="1.252cm" text:anchor-type="paragraph"><draw:text-box><text:p text:style-name="P3338"><text:span text:style-name="CharStyle20">-</text:span><text:span text:style-name="CharStyle12"><text:s text:c="1"/>Tiada -<text:line-break/>- </text:span><text:span text:style-name="CharStyle20">Nil -</text:span></text:p></draw:text-box></draw:frame><draw:frame draw:style-name="fr8" svg:x="2.655cm" svg:y="3.611cm" svg:width="3.378cm" fo:min-height="3.521cm" text:anchor-type="paragraph"><draw:text-box><text:p text:style-name="P3494"><text:span text:style-name="CharStyle21">Pindaan Dan<text:line-break/>Perubahan Nama<text:line-break/>Sedia Ada<text:line-break/></text:span><text:span text:style-name="CharStyle19">Amendments And<text:line-break/>Alterations To The<text:line-break/>Existing Name</text:span></text:p></draw:text-box></draw:frame><draw:frame draw:style-name="fr9" svg:x="14.762cm" svg:y="2.020cm" svg:width="1.542cm" fo:min-height="1.252cm" text:anchor-type="paragraph"><draw:text-box><text:p text:style-name="P2903"><text:span text:style-name="CharStyle20">-</text:span><text:span text:style-name="CharStyle12"><text:s text:c="1"/>Tiada -<text:line-break/>- </text:span><text:span text:style-name="CharStyle20">Nil -</text:span></text:p></draw:text-box></draw:frame><draw:frame draw:style-name="fr10" svg:x="6.694cm" svg:y="3.611cm" svg:width="5.232cm" fo:min-height="9.229cm" text:anchor-type="paragraph"><draw:text-box><text:list text:style-name="L12"><text:list-item><text:p text:style-name="P2119"><text:span text:style-name="CharStyle12"><text:tab/>P. 102 Bangi<text:line-break/>(NamaAsal: Serdang)</text:span></text:p></text:list-item><text:list-item><text:p text:style-name="P2015"><text:span text:style-name="CharStyle12"><text:tab/>P. 104 Subang<text:line-break/>(NamaAsal: Kelanajaya)</text:span></text:p></text:list-item><text:list-item><text:p text:style-name="P2404"><text:span text:style-name="CharStyle12"><text:tab/>P. 105 Petaling Jaya<text:line-break/>(NamaAsal: Petaling Jaya<text:line-break/>Selatan)</text:span></text:p></text:list-item><text:list-item><text:p text:style-name="P2349"><text:span text:style-name="CharStyle12"><text:tab/>P. 106 Damansara<text:line-break/>(NamaAsal: Petaling Jaya<text:line-break/>Utara)</text:span></text:p></text:list-item><text:list-item><text:p text:style-name="P3927"><text:span text:style-name="CharStyle12"><text:tab/>P. 107 Sungai Buloh<text:line-break/>(NamaAsal: Subang)</text:span></text:p></text:list-item></text:list></draw:text-box></draw:frame><draw:frame draw:style-name="fr11" svg:x="12.688cm" svg:y="3.611cm" svg:width="5.606cm" fo:min-height="10.851cm" text:anchor-type="paragraph"><draw:text-box><text:list text:style-name="L14"><text:list-item><text:p text:style-name="P3041"><text:span text:style-name="CharStyle12"><text:tab/>N. 16 Sungai Tua<text:line-break/>(NamaAsal: Batu Caves)</text:span></text:p></text:list-item><text:list-item><text:p text:style-name="P4406"><text:span text:style-name="CharStyle12"><text:tab/>N. 21 Pandan Indah<text:line-break/>(NamaAsal: Chempaka)</text:span></text:p></text:list-item><text:list-item><text:p text:style-name="P3693"><text:span text:style-name="CharStyle12"><text:tab/>N. 26 Sungai Ramal<text:line-break/>(NamaAsal: Bangi)</text:span></text:p></text:list-item><text:list-item><text:p text:style-name="P3542"><text:span text:style-name="CharStyle12"><text:tab/>N. 36 Bandar Utama<text:line-break/>(NamaAsal: Damansara<text:line-break/>Utama)</text:span></text:p></text:list-item><text:list-item><text:p text:style-name="P2806"><text:span text:style-name="CharStyle12"><text:tab/>N. 45 Bandar Baru Klang<text:line-break/>(NamaAsal: Sungai Pinang)</text:span></text:p></text:list-item><text:list-item><text:p text:style-name="P2050"><text:span text:style-name="CharStyle12"><text:tab/>N. 52 Banting</text:span></text:p></text:list-item></text:list><text:p text:style-name="P1908"><text:span text:style-name="CharStyle12">(Nama Asal: Teluk Datuk)</text:span></text:p></draw:text-box></draw:frame><text:span text:style-name="CharStyle7">Bahagian Pilihan Raya<text:line-break/>Persekutuan<text:line-break/></text:span><text:span text:style-name="CharStyle8">Federal Constituency</text:span></text:p>
        <text:p text:style-name="P3890"><text:span text:style-name="CharStyle7">Kecuali bahagian-bahagian pilihan raya Persekutuan yang terlibat dalam semakan<text:line-break/>semula dan tersentuh oleh syor yang dicadangkan iaitu P. 095 Tanjong Karang, P. 096<text:line-break/>Kuala Selangor, P. 097 Selayang, P. 098 Gombak, P. 099 Ampang, P. 100 Pandan, P.</text:span></text:p>
      </text:section>
      <text:section text:style-name="Sect5" text:name="Section5">
        <text:list text:style-name="L16">
          <text:list-item>
            <text:p text:style-name="P4655"><text:span text:style-name="CharStyle7"><text:tab/>Hulu Langat, P. 102 Bangi, P. 103 Puchong, P. 104 Subang, P. 105 Petaling Jaya,<text:line-break/>P. 106 Damansara, P. 107 Sungai Buloh, P. 108 Shah Alam, P. 109 Kapar, P. 110<text:line-break/>Klang, P. Ill Kota Raja dan P. 112 Kuala Langat, sempadan bahagian-bahagian<text:line-break/>pilihan raya Persekutuan yang tidak disebut tetap serupa seperti yang ada sekarang.<text:line-break/></text:span><text:span text:style-name="CharStyle8">Except for the Federal constituencies involved in the revision and affected by the<text:line-break/>proposed recommendations that is P. 095 Tanjong Karang, P. 096 Kuala Selangor, P.<text:line-break/>097 Selayang, P. 098 Gombak, P. 099 Ampang, P. 100 Pandan, P. 101 Hulu Langat, P.</text:span></text:p>
          </text:list-item>
          <text:list-item>
            <text:p text:style-name="P1656"><text:span text:style-name="CharStyle30"><text:tab/>Bangi, P. 103 Puchong, P. 104 Subang, P. 105 Petaling Jaya, P. 106 Damansara, P.<text:line-break/>107 Sungai Buloh, P. 108 Shah Alam, P. 109 Kapar, P. 110 Klang, P. Ill Kota Raja and<text:line-break/>P. 112 Kuala Langat, the boundaries of the Federal constituencies which are not<text:line-break/>mentioned remain the same as at present.</text:span></text:p>
          </text:list-item>
        </text:list>
        <text:p text:style-name="P3464"><text:span text:style-name="CharStyle14">7</text:span></text:p>
      </text:section>
      <text:section text:style-name="Sect6" text:name="Section6">
        <text:p text:style-name="P4656"><text:span text:style-name="CharStyle37">JADUAL KEDUA / </text:span><text:span text:style-name="CharStyle27">SECOND SCHEDULE</text:span></text:p>
        <text:p text:style-name="P3251"><text:span text:style-name="CharStyle23">BILANGAN PEMILIH BAGI BAHAGIAN-BAHAGIAN PILIHAN RAYA PERSEKUTUAN</text:span></text:p>
        <text:p text:style-name="P4036"><text:span text:style-name="CharStyle23">DAN NEGERI BAGI NEGERI SELANGOR</text:span></text:p>
        <text:p text:style-name="P3071"><text:span text:style-name="CharStyle27">NUMBER OF ELECTORS FOR THE FEDERAL AND ST A TE CONSTITUENCIES FOR THE</text:span></text:p>
        <text:p text:style-name="P3229"><text:span text:style-name="CharStyle27">STATE OF SELANGOR</text:span></text:p>
        <text:p text:style-name="P4100"><draw:frame draw:style-name="fr12" svg:x="8.749cm" svg:y="1.660cm" svg:width="10.626cm" fo:min-height="0.002cm" text:anchor-type="paragraph"><draw:text-box><table:table table:style-name="Table1"><table:table-column table:style-name="Table1.C1"/><table:table-column table:style-name="Table1.C2"/><table:table-column table:style-name="Table1.C3"/><table:table-row table:style-name="Table1.R1"><table:table-cell table:style-name="Table1.Cell1"><text:p text:style-name="P4587"/></table:table-cell><table:table-cell table:style-name="Table1.Cell2"><text:p text:style-name="P1725"><text:span text:style-name="CharStyle33">(2)</text:span></text:p></table:table-cell><table:table-cell table:style-name="Table1.Cell3"><text:p text:style-name="P4577"><text:span text:style-name="CharStyle33">(3)</text:span></text:p></table:table-cell></table:table-row><table:table-row table:style-name="Table1.R2"><table:table-cell table:style-name="Table1.Cell4"><text:p text:style-name="P4587"/></table:table-cell><table:table-cell table:style-name="Table1.Cell5"><text:p text:style-name="P2055"><text:span text:style-name="CharStyle33">Daerah Mengundi</text:span></text:p></table:table-cell><table:table-cell table:style-name="Table1.Cell6"><text:p text:style-name="P4230"><text:span text:style-name="CharStyle33">Bilangan Pemilih</text:span></text:p></table:table-cell></table:table-row><table:table-row table:style-name="Table1.R3"><table:table-cell table:style-name="Table1.Cell7"><text:p text:style-name="P4587"/></table:table-cell><table:table-cell table:style-name="Table1.Cell8"><text:p text:style-name="P1803"><text:span text:style-name="CharStyle34">Polling District</text:span></text:p></table:table-cell><table:table-cell table:style-name="Table1.Cell9"><text:p text:style-name="P3077"><text:span text:style-name="CharStyle34">Number of Electors</text:span></text:p></table:table-cell></table:table-row><table:table-row table:style-name="Table1.R4"><table:table-cell table:style-name="Table1.Cell10"><text:p text:style-name="P1801"><text:span text:style-name="CharStyle35">1</text:span><text:span text:style-name="CharStyle36">.</text:span></text:p></table:table-cell><table:table-cell table:style-name="Table1.Cell11"><text:p text:style-name="P1668"><text:span text:style-name="CharStyle33">Parit Baharu Baruh</text:span></text:p></table:table-cell><table:table-cell table:style-name="Table1.Cell12"><text:p text:style-name="P2357"><text:span text:style-name="CharStyle33">708</text:span></text:p></table:table-cell></table:table-row><table:table-row table:style-name="Table1.R5"><table:table-cell table:style-name="Table1.Cell13"><text:p text:style-name="P3407"><text:span text:style-name="CharStyle33">2.</text:span></text:p></table:table-cell><table:table-cell table:style-name="Table1.Cell14"><text:p text:style-name="P1818"><text:span text:style-name="CharStyle33">Sungai Tengar Utara</text:span></text:p></table:table-cell><table:table-cell table:style-name="Table1.Cell15"><text:p text:style-name="P3856"><text:span text:style-name="CharStyle33">662</text:span></text:p></table:table-cell></table:table-row><table:table-row table:style-name="Table1.R6"><table:table-cell table:style-name="Table1.Cell16"><text:p text:style-name="P3128"><text:span text:style-name="CharStyle33">3.</text:span></text:p></table:table-cell><table:table-cell table:style-name="Table1.Cell17"><text:p text:style-name="P3030"><text:span text:style-name="CharStyle33">Sungai Air Tawar</text:span></text:p></table:table-cell><table:table-cell table:style-name="Table1.Cell18"><text:p text:style-name="P3329"><text:span text:style-name="CharStyle33">1,959</text:span></text:p></table:table-cell></table:table-row><table:table-row table:style-name="Table1.R7"><table:table-cell table:style-name="Table1.Cell19"><text:p text:style-name="P3138"><text:span text:style-name="CharStyle33">4.</text:span></text:p></table:table-cell><table:table-cell table:style-name="Table1.Cell20"><text:p text:style-name="P3216"><text:span text:style-name="CharStyle33">Sungai Bernam</text:span></text:p></table:table-cell><table:table-cell table:style-name="Table1.Cell21"><text:p text:style-name="P2856"><text:span text:style-name="CharStyle33">449</text:span></text:p></table:table-cell></table:table-row><table:table-row table:style-name="Table1.R8"><table:table-cell table:style-name="Table1.Cell22"><text:p text:style-name="P1619"><text:span text:style-name="CharStyle33">5.</text:span></text:p></table:table-cell><table:table-cell table:style-name="Table1.Cell23"><text:p text:style-name="P2311"><text:span text:style-name="CharStyle33">Sungai Air Tawar Selatan</text:span></text:p></table:table-cell><table:table-cell table:style-name="Table1.Cell24"><text:p text:style-name="P4385"><text:span text:style-name="CharStyle33">1,117</text:span></text:p></table:table-cell></table:table-row><table:table-row table:style-name="Table1.R9"><table:table-cell table:style-name="Table1.Cell25"><text:p text:style-name="P4293"><text:span text:style-name="CharStyle33">6.</text:span></text:p></table:table-cell><table:table-cell table:style-name="Table1.Cell26"><text:p text:style-name="P3662"><text:span text:style-name="CharStyle33">Sungai Tengar Selatan</text:span></text:p></table:table-cell><table:table-cell table:style-name="Table1.Cell27"><text:p text:style-name="P3218"><text:span text:style-name="CharStyle33">790</text:span></text:p></table:table-cell></table:table-row><table:table-row table:style-name="Table1.R10"><table:table-cell table:style-name="Table1.Cell28"><text:p text:style-name="P2009"><text:span text:style-name="CharStyle33">7.</text:span></text:p></table:table-cell><table:table-cell table:style-name="Table1.Cell29"><text:p text:style-name="P3446"><text:span text:style-name="CharStyle33">Kampung Parit Baharu</text:span></text:p></table:table-cell><table:table-cell table:style-name="Table1.Cell30"><text:p text:style-name="P3240"><text:span text:style-name="CharStyle33">1,455</text:span></text:p></table:table-cell></table:table-row><table:table-row table:style-name="Table1.R11"><table:table-cell table:style-name="Table1.Cell31"><text:p text:style-name="P3173"><text:span text:style-name="CharStyle35">8</text:span><text:span text:style-name="CharStyle36">.</text:span></text:p></table:table-cell><table:table-cell table:style-name="Table1.Cell32"><text:p text:style-name="P3315"><text:span text:style-name="CharStyle33">Kampung Teluk Belanga</text:span></text:p></table:table-cell><table:table-cell table:style-name="Table1.Cell33"><text:p text:style-name="P3627"><text:span text:style-name="CharStyle33">138</text:span></text:p></table:table-cell></table:table-row><table:table-row table:style-name="Table1.R12"><table:table-cell table:style-name="Table1.Cell34"><text:p text:style-name="P3463"><text:span text:style-name="CharStyle33">9.</text:span></text:p></table:table-cell><table:table-cell table:style-name="Table1.Cell35"><text:p text:style-name="P3287"><text:span text:style-name="CharStyle33">Beting Kepah</text:span></text:p></table:table-cell><table:table-cell table:style-name="Table1.Cell36"><text:p text:style-name="P3366"><text:span text:style-name="CharStyle33">766</text:span></text:p></table:table-cell></table:table-row><table:table-row table:style-name="Table1.R13"><table:table-cell table:style-name="Table1.Cell37"><text:p text:style-name="P1770"><text:span text:style-name="CharStyle33">10.</text:span></text:p></table:table-cell><table:table-cell table:style-name="Table1.Cell38"><text:p text:style-name="P3220"><text:span text:style-name="CharStyle33">Kampung Teluk Rhu</text:span></text:p></table:table-cell><table:table-cell table:style-name="Table1.Cell39"><text:p text:style-name="P3573"><text:span text:style-name="CharStyle33">596</text:span></text:p></table:table-cell></table:table-row><table:table-row table:style-name="Table1.R14"><table:table-cell table:style-name="Table1.Cell40"><text:p text:style-name="P3190"><text:span text:style-name="CharStyle33">11.</text:span></text:p></table:table-cell><table:table-cell table:style-name="Table1.Cell41"><text:p text:style-name="P3281"><text:span text:style-name="CharStyle33">Simpang Empat</text:span></text:p></table:table-cell><table:table-cell table:style-name="Table1.Cell42"><text:p text:style-name="P3192"><text:span text:style-name="CharStyle33">1,876</text:span></text:p></table:table-cell></table:table-row><table:table-row table:style-name="Table1.R15"><table:table-cell table:style-name="Table1.Cell43"><text:p text:style-name="P3415"><text:span text:style-name="CharStyle33">12.</text:span></text:p></table:table-cell><table:table-cell table:style-name="Table1.Cell44"><text:p text:style-name="P3242"><text:span text:style-name="CharStyle33">Kampung Sekendi</text:span></text:p></table:table-cell><table:table-cell table:style-name="Table1.Cell45"><text:p text:style-name="P3175"><text:span text:style-name="CharStyle33">1,394</text:span></text:p></table:table-cell></table:table-row><table:table-row table:style-name="Table1.R16"><table:table-cell table:style-name="Table1.Cell46"><text:p text:style-name="P3457"><text:span text:style-name="CharStyle33">13.</text:span></text:p></table:table-cell><table:table-cell table:style-name="Table1.Cell47"><text:p text:style-name="P1756"><text:span text:style-name="CharStyle33">Kampung Banting</text:span></text:p></table:table-cell><table:table-cell table:style-name="Table1.Cell48"><text:p text:style-name="P3283"><text:span text:style-name="CharStyle33">1,176</text:span></text:p></table:table-cell></table:table-row><table:table-row table:style-name="Table1.R17"><table:table-cell table:style-name="Table1.Cell49"><text:p text:style-name="P1229"><text:span text:style-name="CharStyle33">14.</text:span></text:p></table:table-cell><table:table-cell table:style-name="Table1.Cell50"><text:p text:style-name="P1913"><text:span text:style-name="CharStyle33">Kampung Batu 38 Baruh</text:span></text:p></table:table-cell><table:table-cell table:style-name="Table1.Cell51"><text:p text:style-name="P2591"><text:span text:style-name="CharStyle33">1,097</text:span></text:p></table:table-cell></table:table-row><table:table-row table:style-name="Table1.R18"><table:table-cell table:style-name="Table1.Cell52"><text:p text:style-name="P1376"><text:span text:style-name="CharStyle33">15.</text:span></text:p></table:table-cell><table:table-cell table:style-name="Table1.Cell53"><text:p text:style-name="P3767"><text:span text:style-name="CharStyle33">Kampung Baharu</text:span></text:p></table:table-cell><table:table-cell table:style-name="Table1.Cell54"><text:p text:style-name="P3774"><text:span text:style-name="CharStyle33">850</text:span></text:p></table:table-cell></table:table-row></table:table><text:p text:style-name="P2583"><text:span text:style-name="CharStyle32">15,033</text:span></text:p></draw:text-box></draw:frame><text:span text:style-name="CharStyle23">BAHAGIAN PILIHAN RAYA PERSEKUTUAN: P. 092 SABAK BERNAM<text:line-break/></text:span><text:span text:style-name="CharStyle24">FEDERAL CONSTITUENCY: P. 092 SABAK BERNAM</text:span></text:p>
        <text:h text:outline-level="1" text:style-name="P3894"><text:bookmark-start text:name="bookmark1"/><text:span text:style-name="CharStyle40">(</text:span><text:span text:style-name="CharStyle41">1</text:span><text:span text:style-name="CharStyle40">)</text:span><text:bookmark-end text:name="bookmark1"/></text:h>
        <text:p text:style-name="P4160"><text:span text:style-name="CharStyle7">Bahagian Pilihan Raya<text:line-break/>Negeri<text:line-break/></text:span><text:span text:style-name="CharStyle8">State Constituency</text:span></text:p>
        <text:p text:style-name="P1485"><text:span text:style-name="CharStyle7">N. 01 SUNGAI AIR TAWAR</text:span></text:p>
      </text:section>
      <text:section text:style-name="Sect7" text:name="Section7">
        <text:h text:outline-level="1" text:style-name="P4657"><text:bookmark-start text:name="bookmark2"/><text:span text:style-name="CharStyle43">(</text:span><text:span text:style-name="CharStyle44">1</text:span><text:span text:style-name="CharStyle43">)</text:span><text:bookmark-end text:name="bookmark2"/></text:h>
        <text:p text:style-name="P3688"><draw:frame draw:style-name="fr14" svg:x="8.751cm" svg:y="0.000cm" svg:width="10.626cm" fo:min-height="0.002cm" text:anchor-type="paragraph"><draw:text-box><table:table table:style-name="Table2"><table:table-column table:style-name="Table2.C1"/><table:table-column table:style-name="Table2.C2"/><table:table-column table:style-name="Table2.C3"/><table:table-row table:style-name="Table2.R1"><table:table-cell table:style-name="Table2.Cell1"><text:p text:style-name="P4587"/></table:table-cell><table:table-cell table:style-name="Table2.Cell2"><text:p text:style-name="P2948"><text:span text:style-name="CharStyle33">(2)</text:span></text:p></table:table-cell><table:table-cell table:style-name="Table2.Cell3"><text:p text:style-name="P1734"><text:span text:style-name="CharStyle33">(3)</text:span></text:p></table:table-cell></table:table-row><table:table-row table:style-name="Table2.R2"><table:table-cell table:style-name="Table2.Cell4"><text:p text:style-name="P4587"/></table:table-cell><table:table-cell table:style-name="Table2.Cell5"><text:p text:style-name="P1236"><text:span text:style-name="CharStyle33">Daerah Mengundi</text:span></text:p></table:table-cell><table:table-cell table:style-name="Table2.Cell6"><text:p text:style-name="P1926"><text:span text:style-name="CharStyle33">Bilangan Pemilih</text:span></text:p></table:table-cell></table:table-row><table:table-row table:style-name="Table2.R3"><table:table-cell table:style-name="Table2.Cell7"><text:p text:style-name="P4587"/></table:table-cell><table:table-cell table:style-name="Table2.Cell8"><text:p text:style-name="P2904"><text:span text:style-name="CharStyle34">Polling District</text:span></text:p></table:table-cell><table:table-cell table:style-name="Table2.Cell9"><text:p text:style-name="P3569"><text:span text:style-name="CharStyle34">Number of Electors</text:span></text:p></table:table-cell></table:table-row><table:table-row table:style-name="Table2.R4"><table:table-cell table:style-name="Table2.Cell10"><text:p text:style-name="P2016"><text:span text:style-name="CharStyle35">1</text:span><text:span text:style-name="CharStyle36">.</text:span></text:p></table:table-cell><table:table-cell table:style-name="Table2.Cell11"><text:p text:style-name="P2686"><text:span text:style-name="CharStyle33">Sabak Bernam Barat</text:span></text:p></table:table-cell><table:table-cell table:style-name="Table2.Cell12"><text:p text:style-name="P2930"><text:span text:style-name="CharStyle33">1,950</text:span></text:p></table:table-cell></table:table-row><table:table-row table:style-name="Table2.R5"><table:table-cell table:style-name="Table2.Cell13"><text:p text:style-name="P2685"><text:span text:style-name="CharStyle33">2.</text:span></text:p></table:table-cell><table:table-cell table:style-name="Table2.Cell14"><text:p text:style-name="P3473"><text:span text:style-name="CharStyle33">Kampung Air Manis</text:span></text:p></table:table-cell><table:table-cell table:style-name="Table2.Cell15"><text:p text:style-name="P3875"><text:span text:style-name="CharStyle33">1,410</text:span></text:p></table:table-cell></table:table-row><table:table-row table:style-name="Table2.R6"><table:table-cell table:style-name="Table2.Cell16"><text:p text:style-name="P3152"><text:span text:style-name="CharStyle33">3.</text:span></text:p></table:table-cell><table:table-cell table:style-name="Table2.Cell17"><text:p text:style-name="P3209"><text:span text:style-name="CharStyle33">Kampung Seri Aman</text:span></text:p></table:table-cell><table:table-cell table:style-name="Table2.Cell18"><text:p text:style-name="P2451"><text:span text:style-name="CharStyle33">1,723</text:span></text:p></table:table-cell></table:table-row><table:table-row table:style-name="Table2.R7"><table:table-cell table:style-name="Table2.Cell19"><text:p text:style-name="P3241"><text:span text:style-name="CharStyle33">4.</text:span></text:p></table:table-cell><table:table-cell table:style-name="Table2.Cell20"><text:p text:style-name="P3174"><text:span text:style-name="CharStyle33">Tebuk Pulai</text:span></text:p></table:table-cell><table:table-cell table:style-name="Table2.Cell21"><text:p text:style-name="P3314"><text:span text:style-name="CharStyle33">1,113</text:span></text:p></table:table-cell></table:table-row><table:table-row table:style-name="Table2.R8"><table:table-cell table:style-name="Table2.Cell22"><text:p text:style-name="P3626"><text:span text:style-name="CharStyle33">5.</text:span></text:p></table:table-cell><table:table-cell table:style-name="Table2.Cell23"><text:p text:style-name="P3462"><text:span text:style-name="CharStyle33">Torkington</text:span></text:p></table:table-cell><table:table-cell table:style-name="Table2.Cell24"><text:p text:style-name="P3286"><text:span text:style-name="CharStyle33">309</text:span></text:p></table:table-cell></table:table-row><table:table-row table:style-name="Table2.R9"><table:table-cell table:style-name="Table2.Cell25"><text:p text:style-name="P1877"><text:span text:style-name="CharStyle33">6.</text:span></text:p></table:table-cell><table:table-cell table:style-name="Table2.Cell26"><text:p text:style-name="P2489"><text:span text:style-name="CharStyle33">Sabak Bernam Timur</text:span></text:p></table:table-cell><table:table-cell table:style-name="Table2.Cell27"><text:p text:style-name="P1277"><text:span text:style-name="CharStyle33">3,802</text:span></text:p></table:table-cell></table:table-row><table:table-row table:style-name="Table2.R10"><table:table-cell table:style-name="Table2.Cell28"><text:p text:style-name="P1968"><text:span text:style-name="CharStyle33">7.</text:span></text:p></table:table-cell><table:table-cell table:style-name="Table2.Cell29"><text:p text:style-name="P3841"><text:span text:style-name="CharStyle33">Bagan Nira</text:span></text:p></table:table-cell><table:table-cell table:style-name="Table2.Cell30"><text:p text:style-name="P1434"><text:span text:style-name="CharStyle33">841</text:span></text:p></table:table-cell></table:table-row><table:table-row table:style-name="Table2.R11"><table:table-cell table:style-name="Table2.Cell31"><text:p text:style-name="P2332"><text:span text:style-name="CharStyle35">8</text:span><text:span text:style-name="CharStyle36">.</text:span></text:p></table:table-cell><table:table-cell table:style-name="Table2.Cell32"><text:p text:style-name="P2023"><text:span text:style-name="CharStyle33">Kampung Sapintas</text:span></text:p></table:table-cell><table:table-cell table:style-name="Table2.Cell33"><text:p text:style-name="P2693"><text:span text:style-name="CharStyle33">1,147</text:span></text:p></table:table-cell></table:table-row><table:table-row table:style-name="Table2.R12"><table:table-cell table:style-name="Table2.Cell34"><text:p text:style-name="P1482"><text:span text:style-name="CharStyle33">9.</text:span></text:p></table:table-cell><table:table-cell table:style-name="Table2.Cell35"><text:p text:style-name="P2169"><text:span text:style-name="CharStyle33">Kampung Bagan Terap</text:span></text:p></table:table-cell><table:table-cell table:style-name="Table2.Cell36"><text:p text:style-name="P2847"><text:span text:style-name="CharStyle33">1,483</text:span></text:p></table:table-cell></table:table-row><table:table-row table:style-name="Table2.R13"><table:table-cell table:style-name="Table2.Cell37"><text:p text:style-name="P3365"><text:span text:style-name="CharStyle33">10.</text:span></text:p></table:table-cell><table:table-cell table:style-name="Table2.Cell38"><text:p text:style-name="P3497"><text:span text:style-name="CharStyle33">Bagan Terap Parit Sembilan</text:span></text:p></table:table-cell><table:table-cell table:style-name="Table2.Cell39"><text:p text:style-name="P3504"><text:span text:style-name="CharStyle33">1,153</text:span></text:p></table:table-cell></table:table-row><table:table-row table:style-name="Table2.R14"><table:table-cell table:style-name="Table2.Cell40"><text:p text:style-name="P3785"><text:span text:style-name="CharStyle33">11.</text:span></text:p></table:table-cell><table:table-cell table:style-name="Table2.Cell41"><text:p text:style-name="P3404"><text:span text:style-name="CharStyle33">Tebuk Kenchong</text:span></text:p></table:table-cell><table:table-cell table:style-name="Table2.Cell42"><text:p text:style-name="P3267"><text:span text:style-name="CharStyle33">1,167</text:span></text:p></table:table-cell></table:table-row><table:table-row table:style-name="Table2.R15"><table:table-cell table:style-name="Table2.Cell43"><text:p text:style-name="P2428"><text:span text:style-name="CharStyle33">12.</text:span></text:p></table:table-cell><table:table-cell table:style-name="Table2.Cell44"><text:p text:style-name="P3978"><text:span text:style-name="CharStyle33">Parit Enam</text:span></text:p></table:table-cell><table:table-cell table:style-name="Table2.Cell45"><text:p text:style-name="P1898"><text:span text:style-name="CharStyle33">1,148</text:span></text:p></table:table-cell></table:table-row><table:table-row table:style-name="Table2.R16"><table:table-cell table:style-name="Table2.Cell46"><text:p text:style-name="P2572"><text:span text:style-name="CharStyle33">13.</text:span></text:p></table:table-cell><table:table-cell table:style-name="Table2.Cell47"><text:p text:style-name="P3375"><text:span text:style-name="CharStyle33">Parit Dua Timur</text:span></text:p></table:table-cell><table:table-cell table:style-name="Table2.Cell48"><text:p text:style-name="P2749"><text:span text:style-name="CharStyle33">747</text:span></text:p></table:table-cell></table:table-row><table:table-row table:style-name="Table2.R17"><table:table-cell table:style-name="Table2.Cell49"><text:p text:style-name="P2589"><text:span text:style-name="CharStyle33">14.</text:span></text:p></table:table-cell><table:table-cell table:style-name="Table2.Cell50"><text:p text:style-name="P3022"><text:span text:style-name="CharStyle33">Parit Tiga &amp; Empat</text:span></text:p></table:table-cell><table:table-cell table:style-name="Table2.Cell51"><text:p text:style-name="P2643"><text:span text:style-name="CharStyle33">1,143</text:span></text:p></table:table-cell></table:table-row><table:table-row table:style-name="Table2.R18"><table:table-cell table:style-name="Table2.Cell52"><text:p text:style-name="P3316"><text:span text:style-name="CharStyle33">15.</text:span></text:p></table:table-cell><table:table-cell table:style-name="Table2.Cell53"><text:p text:style-name="P3439"><text:span text:style-name="CharStyle33">Parit Satu Barat</text:span></text:p></table:table-cell><table:table-cell table:style-name="Table2.Cell54"><text:p text:style-name="P2694"><text:span text:style-name="CharStyle33">987</text:span></text:p></table:table-cell></table:table-row><table:table-row table:style-name="Table2.R19"><table:table-cell table:style-name="Table2.Cell55"><text:p text:style-name="P1610"><text:span text:style-name="CharStyle33">16.</text:span></text:p></table:table-cell><table:table-cell table:style-name="Table2.Cell56"><text:p text:style-name="P2004"><text:span text:style-name="CharStyle33">Sungai Lias</text:span></text:p></table:table-cell><table:table-cell table:style-name="Table2.Cell57"><text:p text:style-name="P3264"><text:span text:style-name="CharStyle33">1,144</text:span></text:p></table:table-cell></table:table-row><table:table-row table:style-name="Table2.R20"><table:table-cell table:style-name="Table2.Cell58"><text:p text:style-name="P2661"><text:span text:style-name="CharStyle33">17.</text:span></text:p></table:table-cell><table:table-cell table:style-name="Table2.Cell59"><text:p text:style-name="P1605"><text:span text:style-name="CharStyle33">Batu 4 Sapintas</text:span></text:p></table:table-cell><table:table-cell table:style-name="Table2.Cell60"><text:p text:style-name="P2294"><text:span text:style-name="CharStyle33">826</text:span></text:p></table:table-cell></table:table-row></table:table><text:p text:style-name="P3925"><text:span text:style-name="CharStyle32">22,093</text:span></text:p></draw:text-box></draw:frame><text:span text:style-name="CharStyle7">Bahagian Pilihan Raya<text:line-break/>Negeri<text:line-break/></text:span><text:span text:style-name="CharStyle8">State Constituency</text:span></text:p>
        <text:p text:style-name="P2494"><text:span text:style-name="CharStyle7">N. 02 SABAK</text:span></text:p>
        <text:p text:style-name="P2926"><text:span text:style-name="CharStyle7">Jumlah Bilangan Pemilih dalam Bahagian Pilihan Raya Persekutuan<text:tab/>37,126</text:span></text:p>
        <text:p text:style-name="P2791"><text:span text:style-name="CharStyle7">P. 092 Sabak Bernam:</text:span></text:p>
        <text:p text:style-name="P3083"><text:span text:style-name="CharStyle30">Total Number of Electors in the Federal Constituency of<text:line-break/>P. 092 Sabak Bernam:</text:span></text:p>
        <text:p text:style-name="P3327"><text:span text:style-name="CharStyle14">9</text:span></text:p>
      </text:section>
      <text:section text:style-name="Sect8" text:name="Section8">
        <text:p text:style-name="P4658"><draw:frame draw:style-name="fr18" svg:x="2.713cm" svg:y="0.000cm" svg:width="4.487cm" fo:min-height="3.819cm" text:anchor-type="paragraph"><draw:text-box><text:h text:outline-level="1" text:style-name="P3205"><text:bookmark-start text:name="bookmark3"/><text:span text:style-name="CharStyle48">(1)</text:span><text:bookmark-end text:name="bookmark3"/></text:h><text:p text:style-name="P2741"><text:span text:style-name="CharStyle12">Bahagian Pilihan Raya<text:line-break/>Negeri<text:line-break/></text:span><text:span text:style-name="CharStyle20">State Constituency</text:span></text:p><text:p text:style-name="P1383"><text:span text:style-name="CharStyle12">N. 03 SUNGAI PANJANG</text:span></text:p></draw:text-box></draw:frame><draw:frame draw:style-name="fr17" svg:x="8.749cm" svg:y="0.000cm" svg:width="10.626cm" fo:min-height="0.002cm" text:anchor-type="paragraph"><draw:text-box><table:table table:style-name="Table3"><table:table-column table:style-name="Table3.C1"/><table:table-column table:style-name="Table3.C2"/><table:table-column table:style-name="Table3.C3"/><table:table-row table:style-name="Table3.R1"><table:table-cell table:style-name="Table3.Cell1"><text:p text:style-name="P4587"/></table:table-cell><table:table-cell table:style-name="Table3.Cell2"><text:p text:style-name="P3403"><text:span text:style-name="CharStyle33">(2)</text:span></text:p><text:p text:style-name="P2486"><text:span text:style-name="CharStyle33">Daerah Mengundi</text:span></text:p></table:table-cell><table:table-cell table:style-name="Table3.Cell3"><text:p text:style-name="P3256"><text:span text:style-name="CharStyle33">(3)</text:span></text:p><text:p text:style-name="P2198"><text:span text:style-name="CharStyle33">Bilangan Pemilih</text:span></text:p></table:table-cell></table:table-row><table:table-row table:style-name="Table3.R2"><table:table-cell table:style-name="Table3.Cell4"><text:p text:style-name="P4587"/></table:table-cell><table:table-cell table:style-name="Table3.Cell5"><text:p text:style-name="P3635"><text:span text:style-name="CharStyle34">Polling District</text:span></text:p></table:table-cell><table:table-cell table:style-name="Table3.Cell6"><text:p text:style-name="P3444"><text:span text:style-name="CharStyle34">Number of Electors</text:span></text:p></table:table-cell></table:table-row><table:table-row table:style-name="Table3.R3"><table:table-cell table:style-name="Table3.Cell7"><text:p text:style-name="P3363"><text:span text:style-name="CharStyle35">1</text:span><text:span text:style-name="CharStyle36">.</text:span></text:p></table:table-cell><table:table-cell table:style-name="Table3.Cell8"><text:p text:style-name="P3638"><text:span text:style-name="CharStyle33">Parit 16 - Belia 2</text:span></text:p></table:table-cell><table:table-cell table:style-name="Table3.Cell9"><text:p text:style-name="P3517"><text:span text:style-name="CharStyle33">1,664</text:span></text:p></table:table-cell></table:table-row><table:table-row table:style-name="Table3.R4"><table:table-cell table:style-name="Table3.Cell10"><text:p text:style-name="P4152"><text:span text:style-name="CharStyle33">2.</text:span></text:p></table:table-cell><table:table-cell table:style-name="Table3.Cell11"><text:p text:style-name="P3430"><text:span text:style-name="CharStyle33">Parit 13 - 15 Sungai Panjang</text:span></text:p></table:table-cell><table:table-cell table:style-name="Table3.Cell12"><text:p text:style-name="P3565"><text:span text:style-name="CharStyle33">1,882</text:span></text:p></table:table-cell></table:table-row><table:table-row table:style-name="Table3.R5"><table:table-cell table:style-name="Table3.Cell13"><text:p text:style-name="P2212"><text:span text:style-name="CharStyle33">3.</text:span></text:p></table:table-cell><table:table-cell table:style-name="Table3.Cell14"><text:p text:style-name="P2898"><text:span text:style-name="CharStyle33">Parit 6-12 Sungai Panjang</text:span></text:p></table:table-cell><table:table-cell table:style-name="Table3.Cell15"><text:p text:style-name="P4239"><text:span text:style-name="CharStyle33">1,311</text:span></text:p></table:table-cell></table:table-row><table:table-row table:style-name="Table3.R6"><table:table-cell table:style-name="Table3.Cell16"><text:p text:style-name="P2359"><text:span text:style-name="CharStyle33">4.</text:span></text:p></table:table-cell><table:table-cell table:style-name="Table3.Cell17"><text:p text:style-name="P4531"><text:span text:style-name="CharStyle33">Parit 2-5 Sungai Panjang</text:span></text:p></table:table-cell><table:table-cell table:style-name="Table3.Cell18"><text:p text:style-name="P1873"><text:span text:style-name="CharStyle33">948</text:span></text:p></table:table-cell></table:table-row><table:table-row table:style-name="Table3.R7"><table:table-cell table:style-name="Table3.Cell19"><text:p text:style-name="P2541"><text:span text:style-name="CharStyle33">5.</text:span></text:p></table:table-cell><table:table-cell table:style-name="Table3.Cell20"><text:p text:style-name="P3237"><text:span text:style-name="CharStyle33">Pekan Sungai Besar</text:span></text:p></table:table-cell><table:table-cell table:style-name="Table3.Cell21"><text:p text:style-name="P2025"><text:span text:style-name="CharStyle33">2,642</text:span></text:p></table:table-cell></table:table-row><table:table-row table:style-name="Table3.R8"><table:table-cell table:style-name="Table3.Cell22"><text:p text:style-name="P4503"><text:span text:style-name="CharStyle33">6.</text:span></text:p></table:table-cell><table:table-cell table:style-name="Table3.Cell23"><text:p text:style-name="P3998"><text:span text:style-name="CharStyle33">Bagan Sungai Besar</text:span></text:p></table:table-cell><table:table-cell table:style-name="Table3.Cell24"><text:p text:style-name="P4000"><text:span text:style-name="CharStyle33">1,566</text:span></text:p></table:table-cell></table:table-row><table:table-row table:style-name="Table3.R9"><table:table-cell table:style-name="Table3.Cell25"><text:p text:style-name="P2993"><text:span text:style-name="CharStyle33">7.</text:span></text:p></table:table-cell><table:table-cell table:style-name="Table3.Cell26"><text:p text:style-name="P2725"><text:span text:style-name="CharStyle33">Parit Satu Timur</text:span></text:p></table:table-cell><table:table-cell table:style-name="Table3.Cell27"><text:p text:style-name="P1504"><text:span text:style-name="CharStyle33">640</text:span></text:p></table:table-cell></table:table-row><table:table-row table:style-name="Table3.R10"><table:table-cell table:style-name="Table3.Cell28"><text:p text:style-name="P3722"><text:span text:style-name="CharStyle35">8</text:span><text:span text:style-name="CharStyle36">.</text:span></text:p></table:table-cell><table:table-cell table:style-name="Table3.Cell29"><text:p text:style-name="P3724"><text:span text:style-name="CharStyle33">Sungai Limau</text:span></text:p></table:table-cell><table:table-cell table:style-name="Table3.Cell30"><text:p text:style-name="P2877"><text:span text:style-name="CharStyle33">1,269</text:span></text:p></table:table-cell></table:table-row><table:table-row table:style-name="Table3.R11"><table:table-cell table:style-name="Table3.Cell31"><text:p text:style-name="P1644"><text:span text:style-name="CharStyle33">9.</text:span></text:p></table:table-cell><table:table-cell table:style-name="Table3.Cell32"><text:p text:style-name="P2333"><text:span text:style-name="CharStyle33">Sungai Haji Dorani</text:span></text:p></table:table-cell><table:table-cell table:style-name="Table3.Cell33"><text:p text:style-name="P3025"><text:span text:style-name="CharStyle33">2,176</text:span></text:p></table:table-cell></table:table-row><table:table-row table:style-name="Table3.R12"><table:table-cell table:style-name="Table3.Cell34"><text:p text:style-name="P4345"><text:span text:style-name="CharStyle33">10.</text:span></text:p></table:table-cell><table:table-cell table:style-name="Table3.Cell35"><text:p text:style-name="P3946"><text:span text:style-name="CharStyle33">Peket Enam Puluh</text:span></text:p></table:table-cell><table:table-cell table:style-name="Table3.Cell36"><text:p text:style-name="P3426"><text:span text:style-name="CharStyle33">1,070</text:span></text:p></table:table-cell></table:table-row><table:table-row table:style-name="Table3.R13"><table:table-cell table:style-name="Table3.Cell37"><text:p text:style-name="P2301"><text:span text:style-name="CharStyle33">11.</text:span></text:p></table:table-cell><table:table-cell table:style-name="Table3.Cell38"><text:p text:style-name="P2844"><text:span text:style-name="CharStyle33">Simpang Lima</text:span></text:p></table:table-cell><table:table-cell table:style-name="Table3.Cell39"><text:p text:style-name="P3836"><text:span text:style-name="CharStyle33">1,181</text:span></text:p></table:table-cell></table:table-row><table:table-row table:style-name="Table3.R14"><table:table-cell table:style-name="Table3.Cell40"><text:p text:style-name="P3232"><text:span text:style-name="CharStyle33">12.</text:span></text:p></table:table-cell><table:table-cell table:style-name="Table3.Cell41"><text:p text:style-name="P3672"><text:span text:style-name="CharStyle33">Parit 13 Sungai Nipah</text:span></text:p></table:table-cell><table:table-cell table:style-name="Table3.Cell42"><text:p text:style-name="P1925"><text:span text:style-name="CharStyle33">939</text:span></text:p></table:table-cell></table:table-row><table:table-row table:style-name="Table3.R15"><table:table-cell table:style-name="Table3.Cell43"><text:p text:style-name="P2394"><text:span text:style-name="CharStyle33">13.</text:span></text:p></table:table-cell><table:table-cell table:style-name="Table3.Cell44"><text:p text:style-name="P3877"><text:span text:style-name="CharStyle33">Sungai Nipah</text:span></text:p></table:table-cell><table:table-cell table:style-name="Table3.Cell45"><text:p text:style-name="P3879"><text:span text:style-name="CharStyle33">653</text:span></text:p></table:table-cell></table:table-row><table:table-row table:style-name="Table3.R16"><table:table-cell table:style-name="Table3.Cell46"><text:p text:style-name="P3881"><text:span text:style-name="CharStyle33">14.</text:span></text:p></table:table-cell><table:table-cell table:style-name="Table3.Cell47"><text:p text:style-name="P3883"><text:span text:style-name="CharStyle33">Sungai Nibong</text:span></text:p></table:table-cell><table:table-cell table:style-name="Table3.Cell48"><text:p text:style-name="P3161"><text:span text:style-name="CharStyle33">1,289</text:span></text:p></table:table-cell></table:table-row><table:table-row table:style-name="Table3.R17"><table:table-cell table:style-name="Table3.Cell49"><text:p text:style-name="P3482"><text:span text:style-name="CharStyle33">15.</text:span></text:p></table:table-cell><table:table-cell table:style-name="Table3.Cell50"><text:p text:style-name="P3485"><text:span text:style-name="CharStyle33">Pasir Panjang Tengah</text:span></text:p></table:table-cell><table:table-cell table:style-name="Table3.Cell51"><text:p text:style-name="P3491"><text:span text:style-name="CharStyle33">1,869</text:span></text:p></table:table-cell></table:table-row><table:table-row table:style-name="Table3.R18"><table:table-cell table:style-name="Table3.Cell52"><text:p text:style-name="P3578"><text:span text:style-name="CharStyle33">16.</text:span></text:p></table:table-cell><table:table-cell table:style-name="Table3.Cell53"><text:p text:style-name="P3581"><text:span text:style-name="CharStyle33">Pasir Panjang Selatan</text:span></text:p></table:table-cell><table:table-cell table:style-name="Table3.Cell54"><text:p text:style-name="P1542"><text:span text:style-name="CharStyle33">1,317</text:span></text:p></table:table-cell></table:table-row><table:table-row table:style-name="Table3.R19"><table:table-cell table:style-name="Table3.Cell55"><text:p text:style-name="P3684"><text:span text:style-name="CharStyle33">17.</text:span></text:p></table:table-cell><table:table-cell table:style-name="Table3.Cell56"><text:p text:style-name="P1724"><text:span text:style-name="CharStyle33">Taman Berkat</text:span></text:p></table:table-cell><table:table-cell table:style-name="Table3.Cell57"><text:p text:style-name="P2684"><text:span text:style-name="CharStyle33">1,351</text:span></text:p></table:table-cell></table:table-row><table:table-row table:style-name="Table3.R20"><table:table-cell table:style-name="Table3.Cell58"><text:p text:style-name="P2962"><text:span text:style-name="CharStyle33">18.</text:span></text:p></table:table-cell><table:table-cell table:style-name="Table3.Cell59"><text:p text:style-name="P4331"><text:span text:style-name="CharStyle33">Parit 6-12 Timur</text:span></text:p></table:table-cell><table:table-cell table:style-name="Table3.Cell60"><text:p text:style-name="P2908"><text:span text:style-name="CharStyle33">299</text:span></text:p></table:table-cell></table:table-row><table:table-row table:style-name="Table3.R21"><table:table-cell table:style-name="Table3.Cell61"><text:p text:style-name="P4472"><text:span text:style-name="CharStyle33">19.</text:span></text:p></table:table-cell><table:table-cell table:style-name="Table3.Cell62"><text:p text:style-name="P3420"><text:span text:style-name="CharStyle33">Kampung Baharu Nelayan</text:span></text:p></table:table-cell><table:table-cell table:style-name="Table3.Cell63"><text:p text:style-name="P2990"><text:span text:style-name="CharStyle33">2,659</text:span></text:p></table:table-cell></table:table-row><table:table-row table:style-name="Table3.R22"><table:table-cell table:style-name="Table3.Cell64"><text:p text:style-name="P4587"/></table:table-cell><table:table-cell table:style-name="Table3.Cell65"><text:p text:style-name="P4587"/></table:table-cell><table:table-cell table:style-name="Table3.Cell66"><text:p text:style-name="P3454"><text:span text:style-name="CharStyle33">26,725</text:span></text:p></table:table-cell></table:table-row></table:table></draw:text-box></draw:frame></text:p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</text:section>
      <text:section text:style-name="Sect9" text:name="Section9">
        <text:p text:style-name="P4659"><draw:frame draw:style-name="fr19" svg:x="0.000cm" svg:y="0.000cm" svg:width="16.662cm" fo:min-height="0.002cm" text:anchor-type="paragraph"><draw:text-box><table:table table:style-name="Table4"><table:table-column table:style-name="Table4.C1"/><table:table-column table:style-name="Table4.C2"/><table:table-column table:style-name="Table4.C3"/><table:table-column table:style-name="Table4.C4"/><table:table-row table:style-name="Table4.R1"><table:table-cell table:style-name="Table4.Cell1"><text:p text:style-name="P2975"><text:span text:style-name="CharStyle33">(1)</text:span></text:p></table:table-cell><table:table-cell table:style-name="Table4.Cell2"><text:p text:style-name="P4587"/></table:table-cell><table:table-cell table:style-name="Table4.Cell3"><text:p text:style-name="P2079"><text:span text:style-name="CharStyle33">(2)</text:span></text:p></table:table-cell><table:table-cell table:style-name="Table4.Cell4"><text:p text:style-name="P3429"><text:span text:style-name="CharStyle33">(3)</text:span></text:p></table:table-cell></table:table-row><table:table-row table:style-name="Table4.R2"><table:table-cell table:style-name="Table4.Cell5"><text:p text:style-name="P3566"><text:span text:style-name="CharStyle33">Bahagian Pilihan Raya</text:span></text:p></table:table-cell><table:table-cell table:style-name="Table4.Cell6"><text:p text:style-name="P4587"/></table:table-cell><table:table-cell table:style-name="Table4.Cell7"><text:p text:style-name="P2502"><text:span text:style-name="CharStyle33">Daerah Mengundi</text:span></text:p></table:table-cell><table:table-cell table:style-name="Table4.Cell8"><text:p text:style-name="P3210"><text:span text:style-name="CharStyle33">Bilangan Pemilih</text:span></text:p></table:table-cell></table:table-row><table:table-row table:style-name="Table4.R3"><table:table-cell table:style-name="Table4.Cell9"><text:p text:style-name="P3357"><text:span text:style-name="CharStyle33">Negeri</text:span></text:p></table:table-cell><table:table-cell table:style-name="Table4.Cell10"><text:p text:style-name="P4587"/></table:table-cell><table:table-cell table:style-name="Table4.Cell11"><text:p text:style-name="P4587"/></table:table-cell><table:table-cell table:style-name="Table4.Cell12"><text:p text:style-name="P4587"/></table:table-cell></table:table-row><table:table-row table:style-name="Table4.R4"><table:table-cell table:style-name="Table4.Cell13"><text:p text:style-name="P3807"><text:span text:style-name="CharStyle34">State Constituency</text:span></text:p></table:table-cell><table:table-cell table:style-name="Table4.Cell14"><text:p text:style-name="P4587"/></table:table-cell><table:table-cell table:style-name="Table4.Cell15"><text:p text:style-name="P3778"><text:span text:style-name="CharStyle34">Polling District</text:span></text:p></table:table-cell><table:table-cell table:style-name="Table4.Cell16"><text:p text:style-name="P3780"><text:span text:style-name="CharStyle34">Number of Electors</text:span></text:p></table:table-cell></table:table-row><table:table-row table:style-name="Table4.R5"><table:table-cell table:style-name="Table4.Cell17"><text:p text:style-name="P2011"><text:span text:style-name="CharStyle33">N. 04 SEKINCHAN</text:span></text:p></table:table-cell><table:table-cell table:style-name="Table4.Cell18"><text:p text:style-name="P2896"><text:span text:style-name="CharStyle35">1</text:span><text:span text:style-name="CharStyle36">.</text:span></text:p></table:table-cell><table:table-cell table:style-name="Table4.Cell19"><text:p text:style-name="P1666"><text:span text:style-name="CharStyle33">Sungai Leman Bendang Utara</text:span></text:p></table:table-cell><table:table-cell table:style-name="Table4.Cell20"><text:p text:style-name="P3182"><text:span text:style-name="CharStyle33">379</text:span></text:p></table:table-cell></table:table-row><table:table-row table:style-name="Table4.R6"><table:table-cell table:style-name="Table4.Cell21"><text:p text:style-name="P4587"/></table:table-cell><table:table-cell table:style-name="Table4.Cell22"><text:p text:style-name="P3089"><text:span text:style-name="CharStyle33">2.</text:span></text:p></table:table-cell><table:table-cell table:style-name="Table4.Cell23"><text:p text:style-name="P1865"><text:span text:style-name="CharStyle33">Sungai Leman Bendang Tengah</text:span></text:p></table:table-cell><table:table-cell table:style-name="Table4.Cell24"><text:p text:style-name="P2532"><text:span text:style-name="CharStyle33">1,011</text:span></text:p></table:table-cell></table:table-row><table:table-row table:style-name="Table4.R7"><table:table-cell table:style-name="Table4.Cell25"><text:p text:style-name="P4587"/></table:table-cell><table:table-cell table:style-name="Table4.Cell26"><text:p text:style-name="P1808"><text:span text:style-name="CharStyle33">3.</text:span></text:p></table:table-cell><table:table-cell table:style-name="Table4.Cell27"><text:p text:style-name="P2484"><text:span text:style-name="CharStyle33">Sungai Leman Bendang Selatan</text:span></text:p></table:table-cell><table:table-cell table:style-name="Table4.Cell28"><text:p text:style-name="P4317"><text:span text:style-name="CharStyle33">297</text:span></text:p></table:table-cell></table:table-row><table:table-row table:style-name="Table4.R8"><table:table-cell table:style-name="Table4.Cell29"><text:p text:style-name="P4587"/></table:table-cell><table:table-cell table:style-name="Table4.Cell30"><text:p text:style-name="P1442"><text:span text:style-name="CharStyle33">4.</text:span></text:p></table:table-cell><table:table-cell table:style-name="Table4.Cell31"><text:p text:style-name="P2130"><text:span text:style-name="CharStyle33">Sungai Leman Kampung Darat</text:span></text:p></table:table-cell><table:table-cell table:style-name="Table4.Cell32"><text:p text:style-name="P3613"><text:span text:style-name="CharStyle33">2,089</text:span></text:p></table:table-cell></table:table-row><table:table-row table:style-name="Table4.R9"><table:table-cell table:style-name="Table4.Cell33"><text:p text:style-name="P4587"/></table:table-cell><table:table-cell table:style-name="Table4.Cell34"><text:p text:style-name="P4309"><text:span text:style-name="CharStyle33">5.</text:span></text:p></table:table-cell><table:table-cell table:style-name="Table4.Cell35"><text:p text:style-name="P2415"><text:span text:style-name="CharStyle33">Sungai Leman Kampung Laut</text:span></text:p></table:table-cell><table:table-cell table:style-name="Table4.Cell36"><text:p text:style-name="P3113"><text:span text:style-name="CharStyle33">592</text:span></text:p></table:table-cell></table:table-row><table:table-row table:style-name="Table4.R10"><table:table-cell table:style-name="Table4.Cell37"><text:p text:style-name="P4587"/></table:table-cell><table:table-cell table:style-name="Table4.Cell38"><text:p text:style-name="P4201"><text:span text:style-name="CharStyle33">6.</text:span></text:p></table:table-cell><table:table-cell table:style-name="Table4.Cell39"><text:p text:style-name="P2985"><text:span text:style-name="CharStyle33">Sekinchan Selatan</text:span></text:p></table:table-cell><table:table-cell table:style-name="Table4.Cell40"><text:p text:style-name="P1752"><text:span text:style-name="CharStyle33">1,401</text:span></text:p></table:table-cell></table:table-row><table:table-row table:style-name="Table4.R11"><table:table-cell table:style-name="Table4.Cell41"><text:p text:style-name="P4587"/></table:table-cell><table:table-cell table:style-name="Table4.Cell42"><text:p text:style-name="P2753"><text:span text:style-name="CharStyle33">7.</text:span></text:p></table:table-cell><table:table-cell table:style-name="Table4.Cell43"><text:p text:style-name="P1523"><text:span text:style-name="CharStyle33">Sekinchan Tempatan Selatan</text:span></text:p></table:table-cell><table:table-cell table:style-name="Table4.Cell44"><text:p text:style-name="P2209"><text:span text:style-name="CharStyle33">1,384</text:span></text:p></table:table-cell></table:table-row><table:table-row table:style-name="Table4.R12"><table:table-cell table:style-name="Table4.Cell45"><text:p text:style-name="P4587"/></table:table-cell><table:table-cell table:style-name="Table4.Cell46"><text:p text:style-name="P3519"><text:span text:style-name="CharStyle35">8</text:span><text:span text:style-name="CharStyle36">.</text:span></text:p></table:table-cell><table:table-cell table:style-name="Table4.Cell47"><text:p text:style-name="P1976"><text:span text:style-name="CharStyle33">Sekinchan Tempatan Tengah</text:span></text:p></table:table-cell><table:table-cell table:style-name="Table4.Cell48"><text:p text:style-name="P2970"><text:span text:style-name="CharStyle33">2,760</text:span></text:p></table:table-cell></table:table-row><table:table-row table:style-name="Table4.R13"><table:table-cell table:style-name="Table4.Cell49"><text:p text:style-name="P4587"/></table:table-cell><table:table-cell table:style-name="Table4.Cell50"><text:p text:style-name="P2364"><text:span text:style-name="CharStyle33">9.</text:span></text:p></table:table-cell><table:table-cell table:style-name="Table4.Cell51"><text:p text:style-name="P2314"><text:span text:style-name="CharStyle33">Sekinchan Tempatan (Site B)</text:span></text:p></table:table-cell><table:table-cell table:style-name="Table4.Cell52"><text:p text:style-name="P3137"><text:span text:style-name="CharStyle33">2,529</text:span></text:p></table:table-cell></table:table-row><table:table-row table:style-name="Table4.R14"><table:table-cell table:style-name="Table4.Cell53"><text:p text:style-name="P4587"/></table:table-cell><table:table-cell table:style-name="Table4.Cell54"><text:p text:style-name="P3230"><text:span text:style-name="CharStyle33">10.</text:span></text:p></table:table-cell><table:table-cell table:style-name="Table4.Cell55"><text:p text:style-name="P3159"><text:span text:style-name="CharStyle33">Kian Sit</text:span></text:p></table:table-cell><table:table-cell table:style-name="Table4.Cell56"><text:p text:style-name="P1309"><text:span text:style-name="CharStyle33">1,376</text:span></text:p></table:table-cell></table:table-row><table:table-row table:style-name="Table4.R15"><table:table-cell table:style-name="Table4.Cell57"><text:p text:style-name="P4587"/></table:table-cell><table:table-cell table:style-name="Table4.Cell58"><text:p text:style-name="P3321"><text:span text:style-name="CharStyle33">11.</text:span></text:p></table:table-cell><table:table-cell table:style-name="Table4.Cell59"><text:p text:style-name="P4395"><text:span text:style-name="CharStyle33">Sekinchan</text:span></text:p></table:table-cell><table:table-cell table:style-name="Table4.Cell60"><text:p text:style-name="P1921"><text:span text:style-name="CharStyle33">2,290</text:span></text:p></table:table-cell></table:table-row><table:table-row table:style-name="Table4.R16"><table:table-cell table:style-name="Table4.Cell61"><text:p text:style-name="P4587"/></table:table-cell><table:table-cell table:style-name="Table4.Cell62"><text:p text:style-name="P4587"/></table:table-cell><table:table-cell table:style-name="Table4.Cell63"><text:p text:style-name="P4587"/></table:table-cell><table:table-cell table:style-name="Table4.Cell64"><text:p text:style-name="P2769"><text:span text:style-name="CharStyle33">16,108</text:span></text:p></table:table-cell></table:table-row></table:table></draw:text-box></draw:frame></text:p>
        <text:p text:style-name="P3191"><text:span text:style-name="CharStyle7">Jumlah Bilangan Pemilih dalam Bahagian Pilihan Raya Persekutuan<text:tab/>42,833</text:span></text:p>
        <text:p text:style-name="P2656"><text:span text:style-name="CharStyle7">P. 093 Sungai Besar:</text:span></text:p>
        <text:p text:style-name="P1280"><text:span text:style-name="CharStyle30">Total Number of Electors in the Federal Constituency of<text:line-break/>P. 093 Sungai Besar:</text:span></text:p>
        <text:p text:style-name="P2630"><text:span text:style-name="CharStyle50">11</text:span></text:p>
      </text:section>
      <text:section text:style-name="Sect10" text:name="Section10">
        <text:p text:style-name="P4660"><draw:frame draw:style-name="fr20" svg:x="0.000cm" svg:y="0.000cm" svg:width="16.662cm" fo:min-height="0.002cm" text:anchor-type="paragraph"><draw:text-box><table:table table:style-name="Table5"><table:table-column table:style-name="Table5.C1"/><table:table-column table:style-name="Table5.C2"/><table:table-column table:style-name="Table5.C3"/><table:table-row table:style-name="Table5.R1"><table:table-cell table:style-name="Table5.Cell1"><text:p text:style-name="P3695"><text:span text:style-name="CharStyle33">(1)</text:span></text:p></table:table-cell><table:table-cell table:style-name="Table5.Cell2"><text:p text:style-name="P2830"><text:span text:style-name="CharStyle33">(2)</text:span></text:p></table:table-cell><table:table-cell table:style-name="Table5.Cell3"><text:p text:style-name="P1594"><text:span text:style-name="CharStyle33">(3)</text:span></text:p></table:table-cell></table:table-row><table:table-row table:style-name="Table5.R2"><table:table-cell table:style-name="Table5.Cell4"><text:p text:style-name="P3395"><text:span text:style-name="CharStyle33">Bahagian Pilihan Raya</text:span></text:p></table:table-cell><table:table-cell table:style-name="Table5.Cell5"><text:p text:style-name="P3018"><text:span text:style-name="CharStyle33">Daerah Mengundi</text:span></text:p></table:table-cell><table:table-cell table:style-name="Table5.Cell6"><text:p text:style-name="P1511"><text:span text:style-name="CharStyle33">Bilangan Pemilih</text:span></text:p></table:table-cell></table:table-row><table:table-row table:style-name="Table5.R3"><table:table-cell table:style-name="Table5.Cell7" table:number-columns-spanned="3"><text:p text:style-name="P1483"><text:span text:style-name="CharStyle33">Negeri</text:span></text:p></table:table-cell></table:table-row><table:table-row table:style-name="Table5.R4"><table:table-cell table:style-name="Table5.Cell8"><text:p text:style-name="P1695"><text:span text:style-name="CharStyle34">State Constituency</text:span></text:p></table:table-cell><table:table-cell table:style-name="Table5.Cell9"><text:p text:style-name="P2091"><text:span text:style-name="CharStyle34">Polling District</text:span></text:p></table:table-cell><table:table-cell table:style-name="Table5.Cell10"><text:p text:style-name="P1384"><text:span text:style-name="CharStyle34">Number of Electors</text:span></text:p></table:table-cell></table:table-row><table:table-row table:style-name="Table5.R5"><table:table-cell table:style-name="Table5.Cell11"><text:p text:style-name="P2491"><text:span text:style-name="CharStyle33">N. 05 HULU BERNAM</text:span></text:p></table:table-cell><table:table-cell table:style-name="Table5.Cell12"><text:p text:style-name="P1596"><text:span text:style-name="CharStyle33">1. Kawasan S.K.C</text:span></text:p></table:table-cell><table:table-cell table:style-name="Table5.Cell13"><text:p text:style-name="P2157"><text:span text:style-name="CharStyle33">660</text:span></text:p></table:table-cell></table:table-row><table:table-row table:style-name="Table5.R6"><table:table-cell table:style-name="Table5.Cell14"><text:p text:style-name="P4587"/></table:table-cell><table:table-cell table:style-name="Table5.Cell15"><text:p text:style-name="P3249"><text:span text:style-name="CharStyle33">2. Ladang Lima Belas</text:span></text:p></table:table-cell><table:table-cell table:style-name="Table5.Cell16"><text:p text:style-name="P1330"><text:span text:style-name="CharStyle33">680</text:span></text:p></table:table-cell></table:table-row><table:table-row table:style-name="Table5.R7"><table:table-cell table:style-name="Table5.Cell17"><text:p text:style-name="P4587"/></table:table-cell><table:table-cell table:style-name="Table5.Cell18"><text:p text:style-name="P1401"><text:span text:style-name="CharStyle33">3. Gedangsa</text:span></text:p></table:table-cell><table:table-cell table:style-name="Table5.Cell19"><text:p text:style-name="P1821"><text:span text:style-name="CharStyle33">2,438</text:span></text:p></table:table-cell></table:table-row><table:table-row table:style-name="Table5.R8"><table:table-cell table:style-name="Table5.Cell20"><text:p text:style-name="P4587"/></table:table-cell><table:table-cell table:style-name="Table5.Cell21"><text:p text:style-name="P1694"><text:span text:style-name="CharStyle33">4. Sungai Selisik</text:span></text:p></table:table-cell><table:table-cell table:style-name="Table5.Cell22"><text:p text:style-name="P2026"><text:span text:style-name="CharStyle33">822</text:span></text:p></table:table-cell></table:table-row><table:table-row table:style-name="Table5.R9"><table:table-cell table:style-name="Table5.Cell23"><text:p text:style-name="P4587"/></table:table-cell><table:table-cell table:style-name="Table5.Cell24"><text:p text:style-name="P3109"><text:span text:style-name="CharStyle33">5. Kampung Gesir</text:span></text:p></table:table-cell><table:table-cell table:style-name="Table5.Cell25"><text:p text:style-name="P2312"><text:span text:style-name="CharStyle33">1,106</text:span></text:p></table:table-cell></table:table-row><table:table-row table:style-name="Table5.R10"><table:table-cell table:style-name="Table5.Cell26"><text:p text:style-name="P4587"/></table:table-cell><table:table-cell table:style-name="Table5.Cell27"><text:p text:style-name="P3845"><text:span text:style-name="CharStyle33">6. Kampung Sungai Dusun</text:span></text:p></table:table-cell><table:table-cell table:style-name="Table5.Cell28"><text:p text:style-name="P4377"><text:span text:style-name="CharStyle33">2,588</text:span></text:p></table:table-cell></table:table-row><table:table-row table:style-name="Table5.R11"><table:table-cell table:style-name="Table5.Cell29"><text:p text:style-name="P4587"/></table:table-cell><table:table-cell table:style-name="Table5.Cell30"><text:p text:style-name="P3523"><text:span text:style-name="CharStyle33">7. Kampung Desa Maju</text:span></text:p></table:table-cell><table:table-cell table:style-name="Table5.Cell31"><text:p text:style-name="P3291"><text:span text:style-name="CharStyle33">2,168</text:span></text:p></table:table-cell></table:table-row><table:table-row table:style-name="Table5.R12"><table:table-cell table:style-name="Table5.Cell32"><text:p text:style-name="P4587"/></table:table-cell><table:table-cell table:style-name="Table5.Cell33"><text:p text:style-name="P3602"><text:span text:style-name="CharStyle33">8. Kampung Sungai Tengi Selatan</text:span></text:p></table:table-cell><table:table-cell table:style-name="Table5.Cell34"><text:p text:style-name="P3541"><text:span text:style-name="CharStyle33">995</text:span></text:p></table:table-cell></table:table-row><table:table-row table:style-name="Table5.R13"><table:table-cell table:style-name="Table5.Cell35"><text:p text:style-name="P4587"/></table:table-cell><table:table-cell table:style-name="Table5.Cell36"><text:p text:style-name="P3042"><text:span text:style-name="CharStyle33">9. Changkat Asa</text:span></text:p></table:table-cell><table:table-cell table:style-name="Table5.Cell37"><text:p text:style-name="P3691"><text:span text:style-name="CharStyle33">531</text:span></text:p></table:table-cell></table:table-row><table:table-row table:style-name="Table5.R14"><table:table-cell table:style-name="Table5.Cell38"><text:p text:style-name="P4587"/></table:table-cell><table:table-cell table:style-name="Table5.Cell39"><text:p text:style-name="P2893"><text:span text:style-name="CharStyle33">10. Kampung Hulu Bernam</text:span></text:p></table:table-cell><table:table-cell table:style-name="Table5.Cell40"><text:p text:style-name="P1664"><text:span text:style-name="CharStyle33">3,275</text:span></text:p></table:table-cell></table:table-row><table:table-row table:style-name="Table5.R15"><table:table-cell table:style-name="Table5.Cell41"><text:p text:style-name="P4587"/></table:table-cell><table:table-cell table:style-name="Table5.Cell42"><text:p text:style-name="P2652"><text:span text:style-name="CharStyle33">11. Ladang Escot</text:span></text:p></table:table-cell><table:table-cell table:style-name="Table5.Cell43"><text:p text:style-name="P1447"><text:span text:style-name="CharStyle33">843</text:span></text:p></table:table-cell></table:table-row><table:table-row table:style-name="Table5.R16"><table:table-cell table:style-name="Table5.Cell44"><text:p text:style-name="P4587"/></table:table-cell><table:table-cell table:style-name="Table5.Cell45"><text:p text:style-name="P2417"><text:span text:style-name="CharStyle33">12. Kampung Gumut</text:span></text:p></table:table-cell><table:table-cell table:style-name="Table5.Cell46"><text:p text:style-name="P3116"><text:span text:style-name="CharStyle33">1,330</text:span></text:p></table:table-cell></table:table-row><table:table-row table:style-name="Table5.R17"><table:table-cell table:style-name="Table5.Cell47"><text:p text:style-name="P4587"/></table:table-cell><table:table-cell table:style-name="Table5.Cell48"><text:p text:style-name="P2194"><text:span text:style-name="CharStyle33">13. Bandar Kalumpang</text:span></text:p></table:table-cell><table:table-cell table:style-name="Table5.Cell49"><text:p text:style-name="P2875"><text:span text:style-name="CharStyle33">1,056</text:span></text:p></table:table-cell></table:table-row><table:table-row table:style-name="Table5.R18"><table:table-cell table:style-name="Table5.Cell50"><text:p text:style-name="P4587"/></table:table-cell><table:table-cell table:style-name="Table5.Cell51"><text:p text:style-name="P1958"><text:span text:style-name="CharStyle33">14. Kampung Baharu Kalumpang</text:span></text:p></table:table-cell><table:table-cell table:style-name="Table5.Cell52"><text:p text:style-name="P3360"><text:span text:style-name="CharStyle33">1,596</text:span></text:p></table:table-cell></table:table-row><table:table-row table:style-name="Table5.R19"><table:table-cell table:style-name="Table5.Cell53"><text:p text:style-name="P4587"/></table:table-cell><table:table-cell table:style-name="Table5.Cell54"><text:p text:style-name="P3650"><text:span text:style-name="CharStyle33">15. Kuala Kalumpang</text:span></text:p></table:table-cell><table:table-cell table:style-name="Table5.Cell55"><text:p text:style-name="P1811"><text:span text:style-name="CharStyle33">832</text:span></text:p><text:p text:style-name="P3616"><text:span text:style-name="CharStyle51">20,920</text:span></text:p></table:table-cell></table:table-row><table:table-row table:style-name="Table5.R20"><table:table-cell table:style-name="Table5.Cell56"><text:p text:style-name="P2771"><text:span text:style-name="CharStyle33">N. 06 KUALA KUBU</text:span></text:p></table:table-cell><table:table-cell table:style-name="Table5.Cell57"><text:p text:style-name="P3813"><text:span text:style-name="CharStyle33">1. Kampung Baharu Kerling</text:span></text:p></table:table-cell><table:table-cell table:style-name="Table5.Cell58"><text:p text:style-name="P2227"><text:span text:style-name="CharStyle33">994</text:span></text:p></table:table-cell></table:table-row><table:table-row table:style-name="Table5.R21"><table:table-cell table:style-name="Table5.Cell59" table:number-columns-spanned="3"><text:p text:style-name="P2915"><text:span text:style-name="CharStyle33">BAHARU</text:span></text:p></table:table-cell></table:table-row><table:table-row table:style-name="Table5.R22"><table:table-cell table:style-name="Table5.Cell60"><text:p text:style-name="P4587"/></table:table-cell><table:table-cell table:style-name="Table5.Cell61"><text:p text:style-name="P2005"><text:span text:style-name="CharStyle33">2. Pertak<text:line-break/>12</text:span></text:p></table:table-cell><table:table-cell table:style-name="Table5.Cell62"><text:p text:style-name="P2671"><text:span text:style-name="CharStyle33">259</text:span></text:p></table:table-cell></table:table-row></table:table></draw:text-box></draw:frame></text:p>
        <text:p text:style-name="P49"/>
      </text:section>
      <text:section text:style-name="Sect11" text:name="Section11">
        <text:p text:style-name="P4661"><draw:frame draw:style-name="fr22" svg:x="0.000cm" svg:y="0.000cm" svg:width="16.655cm" fo:min-height="0.002cm" text:anchor-type="paragraph"><draw:text-box><table:table table:style-name="Table6"><table:table-column table:style-name="Table6.C1"/><table:table-column table:style-name="Table6.C2"/><table:table-column table:style-name="Table6.C3"/><table:table-row table:style-name="Table6.R1"><table:table-cell table:style-name="Table6.Cell1"><text:p text:style-name="P2511"><text:span text:style-name="CharStyle33">(1)</text:span></text:p></table:table-cell><table:table-cell table:style-name="Table6.Cell2"><text:p text:style-name="P3547"><text:span text:style-name="CharStyle33">(2)</text:span></text:p></table:table-cell><table:table-cell table:style-name="Table6.Cell3"><text:p text:style-name="P2112"><text:span text:style-name="CharStyle33">(3)</text:span></text:p></table:table-cell></table:table-row><table:table-row table:style-name="Table6.R2"><table:table-cell table:style-name="Table6.Cell4"><text:p text:style-name="P3344"><text:span text:style-name="CharStyle33">Bahagian Pilihan Raya</text:span></text:p></table:table-cell><table:table-cell table:style-name="Table6.Cell5"><text:p text:style-name="P3279"><text:span text:style-name="CharStyle33">Daerah Mengundi</text:span></text:p></table:table-cell><table:table-cell table:style-name="Table6.Cell6"><text:p text:style-name="P3245"><text:span text:style-name="CharStyle33">Bilangan Pemilih</text:span></text:p></table:table-cell></table:table-row><table:table-row table:style-name="Table6.R3"><table:table-cell table:style-name="Table6.Cell7"><text:p text:style-name="P4114"><text:span text:style-name="CharStyle33">Negeri</text:span></text:p></table:table-cell><table:table-cell table:style-name="Table6.Cell8"><text:p text:style-name="P4587"/></table:table-cell><table:table-cell table:style-name="Table6.Cell9"><text:p text:style-name="P4587"/></table:table-cell></table:table-row><table:table-row table:style-name="Table6.R4"><table:table-cell table:style-name="Table6.Cell10"><text:p text:style-name="P3026"><text:span text:style-name="CharStyle34">State Constituency</text:span></text:p></table:table-cell><table:table-cell table:style-name="Table6.Cell11"><text:p text:style-name="P1797"><text:span text:style-name="CharStyle34">Polling District</text:span></text:p></table:table-cell><table:table-cell table:style-name="Table6.Cell12"><text:p text:style-name="P2476"><text:span text:style-name="CharStyle34">Number of Electors</text:span></text:p></table:table-cell></table:table-row><table:table-row table:style-name="Table6.R5"><table:table-cell table:style-name="Table6.Cell13"><text:p text:style-name="P4587"/></table:table-cell><table:table-cell table:style-name="Table6.Cell14"><text:p text:style-name="P1559"><text:span text:style-name="CharStyle33">3. Ampang Pechah</text:span></text:p></table:table-cell><table:table-cell table:style-name="Table6.Cell15"><text:p text:style-name="P4466"><text:span text:style-name="CharStyle33">2,472</text:span></text:p></table:table-cell></table:table-row><table:table-row table:style-name="Table6.R6"><table:table-cell table:style-name="Table6.Cell16"><text:p text:style-name="P4587"/></table:table-cell><table:table-cell table:style-name="Table6.Cell17"><text:p text:style-name="P2633"><text:span text:style-name="CharStyle33">4. Kampung Baharu China K.K.B</text:span></text:p></table:table-cell><table:table-cell table:style-name="Table6.Cell18"><text:p text:style-name="P2084"><text:span text:style-name="CharStyle33">1,961</text:span></text:p></table:table-cell></table:table-row><table:table-row table:style-name="Table6.R7"><table:table-cell table:style-name="Table6.Cell19"><text:p text:style-name="P4587"/></table:table-cell><table:table-cell table:style-name="Table6.Cell20"><text:p text:style-name="P3337"><text:span text:style-name="CharStyle33">5. Bandar Kuala Kubu Baharu</text:span></text:p></table:table-cell><table:table-cell table:style-name="Table6.Cell21"><text:p text:style-name="P1819"><text:span text:style-name="CharStyle33">2,687</text:span></text:p></table:table-cell></table:table-row><table:table-row table:style-name="Table6.R8"><table:table-cell table:style-name="Table6.Cell22"><text:p text:style-name="P4587"/></table:table-cell><table:table-cell table:style-name="Table6.Cell23"><text:p text:style-name="P2341"><text:span text:style-name="CharStyle33">6. Kampung Air Jernih</text:span></text:p></table:table-cell><table:table-cell table:style-name="Table6.Cell24"><text:p text:style-name="P3322"><text:span text:style-name="CharStyle33">2,983</text:span></text:p></table:table-cell></table:table-row><table:table-row table:style-name="Table6.R9"><table:table-cell table:style-name="Table6.Cell25"><text:p text:style-name="P4587"/></table:table-cell><table:table-cell table:style-name="Table6.Cell26"><text:p text:style-name="P2192"><text:span text:style-name="CharStyle33">7. Kerling</text:span></text:p></table:table-cell><table:table-cell table:style-name="Table6.Cell27"><text:p text:style-name="P2870"><text:span text:style-name="CharStyle33">1,535</text:span></text:p></table:table-cell></table:table-row><table:table-row table:style-name="Table6.R10"><table:table-cell table:style-name="Table6.Cell28"><text:p text:style-name="P4587"/></table:table-cell><table:table-cell table:style-name="Table6.Cell29"><text:p text:style-name="P1954"><text:span text:style-name="CharStyle33">8. Lembah Beringin</text:span></text:p></table:table-cell><table:table-cell table:style-name="Table6.Cell30"><text:p text:style-name="P4543"><text:span text:style-name="CharStyle33">902</text:span></text:p></table:table-cell></table:table-row><table:table-row table:style-name="Table6.R11"><table:table-cell table:style-name="Table6.Cell31"><text:p text:style-name="P4587"/></table:table-cell><table:table-cell table:style-name="Table6.Cell32"><text:p text:style-name="P3902"><text:span text:style-name="CharStyle33">9. Ladang Nigel Gardner</text:span></text:p></table:table-cell><table:table-cell table:style-name="Table6.Cell33"><text:p text:style-name="P2056"><text:span text:style-name="CharStyle33">983</text:span></text:p></table:table-cell></table:table-row><table:table-row table:style-name="Table6.R12"><table:table-cell table:style-name="Table6.Cell34"><text:p text:style-name="P4587"/></table:table-cell><table:table-cell table:style-name="Table6.Cell35"><text:p text:style-name="P3121"><text:span text:style-name="CharStyle33">10. Jalan Kuala Kali</text:span></text:p></table:table-cell><table:table-cell table:style-name="Table6.Cell36"><text:p text:style-name="P3254"><text:span text:style-name="CharStyle33">1,912</text:span></text:p></table:table-cell></table:table-row><table:table-row table:style-name="Table6.R13"><table:table-cell table:style-name="Table6.Cell37"><text:p text:style-name="P4587"/></table:table-cell><table:table-cell table:style-name="Table6.Cell38"><text:p text:style-name="P1798"><text:span text:style-name="CharStyle33">11. Kampung Baharu Rasa</text:span></text:p></table:table-cell><table:table-cell table:style-name="Table6.Cell39"><text:p text:style-name="P3586"><text:span text:style-name="CharStyle33">1,468</text:span></text:p></table:table-cell></table:table-row><table:table-row table:style-name="Table6.R14"><table:table-cell table:style-name="Table6.Cell40"><text:p text:style-name="P4587"/></table:table-cell><table:table-cell table:style-name="Table6.Cell41"><text:p text:style-name="P1783"><text:span text:style-name="CharStyle33">12. Pekan Rasa</text:span></text:p></table:table-cell><table:table-cell table:style-name="Table6.Cell42"><text:p text:style-name="P3359"><text:span text:style-name="CharStyle33">1,282</text:span></text:p></table:table-cell></table:table-row><table:table-row table:style-name="Table6.R15"><table:table-cell table:style-name="Table6.Cell43"><text:p text:style-name="P4587"/></table:table-cell><table:table-cell table:style-name="Table6.Cell44"><text:p text:style-name="P3401"><text:span text:style-name="CharStyle33">13. Kampung Baharu Batang Kali</text:span></text:p></table:table-cell><table:table-cell table:style-name="Table6.Cell45"><text:p text:style-name="P3419"><text:span text:style-name="CharStyle33">959</text:span></text:p></table:table-cell></table:table-row><table:table-row table:style-name="Table6.R16"><table:table-cell table:style-name="Table6.Cell46"><text:p text:style-name="P4587"/></table:table-cell><table:table-cell table:style-name="Table6.Cell47"><text:p text:style-name="P2060"><text:span text:style-name="CharStyle33">14. Hulu Yam Lama</text:span></text:p></table:table-cell><table:table-cell table:style-name="Table6.Cell48"><text:p text:style-name="P2738"><text:span text:style-name="CharStyle33">688</text:span></text:p></table:table-cell></table:table-row><table:table-row table:style-name="Table6.R17"><table:table-cell table:style-name="Table6.Cell49"><text:p text:style-name="P4587"/></table:table-cell><table:table-cell table:style-name="Table6.Cell50"><text:p text:style-name="P2267"><text:span text:style-name="CharStyle33">15. Bandar Utama Batang Kali</text:span></text:p></table:table-cell><table:table-cell table:style-name="Table6.Cell51"><text:p text:style-name="P1499"><text:span text:style-name="CharStyle33">4,175</text:span></text:p></table:table-cell></table:table-row><table:table-row table:style-name="Table6.R18"><table:table-cell table:style-name="Table6.Cell52"><text:p text:style-name="P4587"/></table:table-cell><table:table-cell table:style-name="Table6.Cell53"><text:p text:style-name="P4470"><text:span text:style-name="CharStyle33">16. Batu 30 Hulu Yam</text:span></text:p></table:table-cell><table:table-cell table:style-name="Table6.Cell54"><text:p text:style-name="P1233"><text:span text:style-name="CharStyle33">1,447</text:span></text:p></table:table-cell></table:table-row><table:table-row table:style-name="Table6.R19"><table:table-cell table:style-name="Table6.Cell55"><text:p text:style-name="P4587"/></table:table-cell><table:table-cell table:style-name="Table6.Cell56"><text:p text:style-name="P4587"/></table:table-cell><table:table-cell table:style-name="Table6.Cell57"><text:p text:style-name="P1478"><text:span text:style-name="CharStyle33">26,707</text:span></text:p></table:table-cell></table:table-row><table:table-row table:style-name="Table6.R20"><table:table-cell table:style-name="Table6.Cell58"><text:p text:style-name="P2487"><text:span text:style-name="CharStyle33">N. 07 BATANG KALI</text:span></text:p></table:table-cell><table:table-cell table:style-name="Table6.Cell59"><text:p text:style-name="P1849"><text:span text:style-name="CharStyle33">1. Bukit Rasa</text:span></text:p></table:table-cell><table:table-cell table:style-name="Table6.Cell60"><text:p text:style-name="P2961"><text:span text:style-name="CharStyle33">1,196</text:span></text:p></table:table-cell></table:table-row><table:table-row table:style-name="Table6.R21"><table:table-cell table:style-name="Table6.Cell61"><text:p text:style-name="P4587"/></table:table-cell><table:table-cell table:style-name="Table6.Cell62"><text:p text:style-name="P1706"><text:span text:style-name="CharStyle33">2. Batang Kali</text:span></text:p></table:table-cell><table:table-cell table:style-name="Table6.Cell63"><text:p text:style-name="P2395"><text:span text:style-name="CharStyle33">2,116</text:span></text:p></table:table-cell></table:table-row><table:table-row table:style-name="Table6.R22"><table:table-cell table:style-name="Table6.Cell64"><text:p text:style-name="P4587"/></table:table-cell><table:table-cell table:style-name="Table6.Cell65"><text:p text:style-name="P3803"><text:span text:style-name="CharStyle33">3. Hulu Kali</text:span></text:p></table:table-cell><table:table-cell table:style-name="Table6.Cell66"><text:p text:style-name="P3507"><text:span text:style-name="CharStyle33">1,175</text:span></text:p></table:table-cell></table:table-row><table:table-row table:style-name="Table6.R23"><table:table-cell table:style-name="Table6.Cell67"><text:p text:style-name="P4587"/></table:table-cell><table:table-cell table:style-name="Table6.Cell68"><text:p text:style-name="P1377"><text:span text:style-name="CharStyle33">4. Kampung Padang</text:span></text:p></table:table-cell><table:table-cell table:style-name="Table6.Cell69"><text:p text:style-name="P2069"><text:span text:style-name="CharStyle33">1,131</text:span></text:p></table:table-cell></table:table-row></table:table></draw:text-box></draw:frame></text:p>
        <text:p text:style-name="P51"/>
      </text:section>
      <text:section text:style-name="Sect12" text:name="Section12">
        <text:h text:outline-level="1" text:style-name="P4662"><text:bookmark-start text:name="bookmark4"/><text:span text:style-name="CharStyle29">(1)</text:span><text:bookmark-end text:name="bookmark4"/></text:h>
        <text:p text:style-name="P3381"><draw:frame draw:style-name="fr23" svg:x="8.751cm" svg:y="0.000cm" svg:width="10.626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><text:p text:style-name="P2073"><text:span text:style-name="CharStyle33">(2)</text:span></text:p></table:table-cell><table:table-cell table:style-name="Table7.Cell2"><text:p text:style-name="P4274"><text:span text:style-name="CharStyle33">(3)</text:span></text:p></table:table-cell></table:table-row><table:table-row table:style-name="Table7.R2"><table:table-cell table:style-name="Table7.Cell3"><text:p text:style-name="P4276"><text:span text:style-name="CharStyle33">Daerah Mengundi</text:span></text:p></table:table-cell><table:table-cell table:style-name="Table7.Cell4"><text:p text:style-name="P3824"><text:span text:style-name="CharStyle33">Bilangan Pemilih</text:span></text:p></table:table-cell></table:table-row><table:table-row table:style-name="Table7.R3"><table:table-cell table:style-name="Table7.Cell5"><text:p text:style-name="P2907"><text:span text:style-name="CharStyle34">Polling District</text:span></text:p></table:table-cell><table:table-cell table:style-name="Table7.Cell6"><text:p text:style-name="P1673"><text:span text:style-name="CharStyle34">Number of Electors</text:span></text:p></table:table-cell></table:table-row><table:table-row table:style-name="Table7.R4"><table:table-cell table:style-name="Table7.Cell7"><text:p text:style-name="P4373"><text:span text:style-name="CharStyle33">5. Hulu Yam Baru 1</text:span></text:p></table:table-cell><table:table-cell table:style-name="Table7.Cell8"><text:p text:style-name="P3056"><text:span text:style-name="CharStyle34">2,029</text:span></text:p></table:table-cell></table:table-row><table:table-row table:style-name="Table7.R5"><table:table-cell table:style-name="Table7.Cell9"><text:p text:style-name="P3658"><text:span text:style-name="CharStyle33">6. Hulu Yam Baru 2</text:span></text:p></table:table-cell><table:table-cell table:style-name="Table7.Cell10"><text:p text:style-name="P3619"><text:span text:style-name="CharStyle34">2,688</text:span></text:p></table:table-cell></table:table-row><table:table-row table:style-name="Table7.R6"><table:table-cell table:style-name="Table7.Cell11"><text:p text:style-name="P1331"><text:span text:style-name="CharStyle33">7. Serendah</text:span></text:p></table:table-cell><table:table-cell table:style-name="Table7.Cell12"><text:p text:style-name="P2036"><text:span text:style-name="CharStyle34">2,900</text:span></text:p></table:table-cell></table:table-row><table:table-row table:style-name="Table7.R7"><table:table-cell table:style-name="Table7.Cell13"><text:p text:style-name="P2703"><text:span text:style-name="CharStyle33">8. Sungai Choh</text:span></text:p></table:table-cell><table:table-cell table:style-name="Table7.Cell14"><text:p text:style-name="P4452"><text:span text:style-name="CharStyle34">1,910</text:span></text:p></table:table-cell></table:table-row><table:table-row table:style-name="Table7.R8"><table:table-cell table:style-name="Table7.Cell15"><text:p text:style-name="P2178"><text:span text:style-name="CharStyle33">9. Sungai Gapi</text:span></text:p></table:table-cell><table:table-cell table:style-name="Table7.Cell16"><text:p text:style-name="P2854"><text:span text:style-name="CharStyle33">469</text:span></text:p></table:table-cell></table:table-row><table:table-row table:style-name="Table7.R9"><table:table-cell table:style-name="Table7.Cell17"><text:p text:style-name="P3305"><text:span text:style-name="CharStyle33">10. Taman BukitTeratai</text:span></text:p></table:table-cell><table:table-cell table:style-name="Table7.Cell18"><text:p text:style-name="P3355"><text:span text:style-name="CharStyle33">2,086</text:span></text:p></table:table-cell></table:table-row><table:table-row table:style-name="Table7.R10"><table:table-cell table:style-name="Table7.Cell19"><text:p text:style-name="P3058"><text:span text:style-name="CharStyle33">11. Sungai Buaya</text:span></text:p></table:table-cell><table:table-cell table:style-name="Table7.Cell20"><text:p text:style-name="P1828"><text:span text:style-name="CharStyle33">1,783</text:span></text:p></table:table-cell></table:table-row><table:table-row table:style-name="Table7.R11"><table:table-cell table:style-name="Table7.Cell21"><text:p text:style-name="P2501"><text:span text:style-name="CharStyle33">12. Bukit Beruntung</text:span></text:p></table:table-cell><table:table-cell table:style-name="Table7.Cell22"><text:p text:style-name="P1444"><text:span text:style-name="CharStyle33">3,572</text:span></text:p></table:table-cell></table:table-row><table:table-row table:style-name="Table7.R12"><table:table-cell table:style-name="Table7.Cell23"><text:p text:style-name="P4501"><text:span text:style-name="CharStyle33">13. Bandar Sungai Buaya</text:span></text:p></table:table-cell><table:table-cell table:style-name="Table7.Cell24"><text:p text:style-name="P3762"><text:span text:style-name="CharStyle33">1,829</text:span></text:p></table:table-cell></table:table-row><table:table-row table:style-name="Table7.R13"><table:table-cell table:style-name="Table7.Cell25"><text:p text:style-name="P1588"><text:span text:style-name="CharStyle33">14. Bukit Sentosa 1 Hingga 5</text:span></text:p></table:table-cell><table:table-cell table:style-name="Table7.Cell26"><text:p text:style-name="P2328"><text:span text:style-name="CharStyle33">2,444</text:span></text:p></table:table-cell></table:table-row><table:table-row table:style-name="Table7.R14"><table:table-cell table:style-name="Table7.Cell27"><text:p text:style-name="P3021"><text:span text:style-name="CharStyle33">15. Bukit Sentosa 6 Hingga 12</text:span></text:p></table:table-cell><table:table-cell table:style-name="Table7.Cell28"><text:p text:style-name="P3374"><text:span text:style-name="CharStyle33">3,329</text:span></text:p></table:table-cell></table:table-row><table:table-row table:style-name="Table7.R15"><table:table-cell table:style-name="Table7.Cell29"><text:p text:style-name="P4181"><text:span text:style-name="CharStyle33">16. Taman Bunga Raya</text:span></text:p></table:table-cell><table:table-cell table:style-name="Table7.Cell30"><text:p text:style-name="P3459"><text:span text:style-name="CharStyle33">3,157</text:span></text:p></table:table-cell></table:table-row><table:table-row table:style-name="Table7.R16"><table:table-cell table:style-name="Table7.Cell31"><text:p text:style-name="P4183"><text:span text:style-name="CharStyle33">17. Kampung Baharu Serendah</text:span></text:p></table:table-cell><table:table-cell table:style-name="Table7.Cell32"><text:p text:style-name="P4185"><text:span text:style-name="CharStyle33">2,721</text:span></text:p></table:table-cell></table:table-row><table:table-row table:style-name="Table7.R17"><table:table-cell table:style-name="Table7.Cell33"><text:p text:style-name="P4187"><text:span text:style-name="CharStyle33">18. Taman Bunga Raya 2</text:span></text:p></table:table-cell><table:table-cell table:style-name="Table7.Cell34"><text:p text:style-name="P1568"><text:span text:style-name="CharStyle33">640</text:span></text:p></table:table-cell></table:table-row><table:table-row table:style-name="Table7.R18"><table:table-cell table:style-name="Table7.Cell35"><text:p text:style-name="P2214"><text:span text:style-name="CharStyle33">19. Seri Serendah</text:span></text:p></table:table-cell><table:table-cell table:style-name="Table7.Cell36"><text:p text:style-name="P3432"><text:span text:style-name="CharStyle33">1,797</text:span></text:p></table:table-cell></table:table-row><table:table-row table:style-name="Table7.R19"><table:table-cell table:style-name="Table7.Cell37"><text:p text:style-name="P4587"/></table:table-cell><table:table-cell table:style-name="Table7.Cell38"><text:p text:style-name="P3741"><text:span text:style-name="CharStyle33">38,972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1493"><text:span text:style-name="CharStyle7">Jumlah Bilangan Pemilih dalam Bahagian Pilihan Raya Persekutuan<text:tab/>86,599</text:span></text:p>
        <text:p text:style-name="P3323"><text:span text:style-name="CharStyle7">P. 094 Hulu Selangor:</text:span></text:p>
        <text:p text:style-name="P3572"><text:span text:style-name="CharStyle30">Total Number of Electors in the Federal Constituency of<text:line-break/>P. 094 Hulu Selangor:</text:span></text:p>
        <text:p text:style-name="P4177"><text:span text:style-name="CharStyle14">14</text:span></text:p>
      </text:section>
      <text:section text:style-name="Sect13" text:name="Section13">
        <text:p text:style-name="P4663"><draw:frame draw:style-name="fr24" svg:x="0.000cm" svg:y="0.000cm" svg:width="16.662cm" fo:min-height="0.002cm" text:anchor-type="paragraph"><draw:text-box><table:table table:style-name="Table8"><table:table-column table:style-name="Table8.C1"/><table:table-column table:style-name="Table8.C2"/><table:table-column table:style-name="Table8.C3"/><table:table-row table:style-name="Table8.R1"><table:table-cell table:style-name="Table8.Cell1"><text:p text:style-name="P3858"><text:span text:style-name="CharStyle33">(1)</text:span></text:p></table:table-cell><table:table-cell table:style-name="Table8.Cell2"><text:p text:style-name="P4491"><text:span text:style-name="CharStyle33">(2)</text:span></text:p></table:table-cell><table:table-cell table:style-name="Table8.Cell3"><text:p text:style-name="P4493"><text:span text:style-name="CharStyle33">(3)</text:span></text:p></table:table-cell></table:table-row><table:table-row table:style-name="Table8.R2"><table:table-cell table:style-name="Table8.Cell4"><text:p text:style-name="P4495"><text:span text:style-name="CharStyle33">Bahagian Pilihan Raya</text:span></text:p></table:table-cell><table:table-cell table:style-name="Table8.Cell5"><text:p text:style-name="P4497"><text:span text:style-name="CharStyle33">Daerah Mengundi</text:span></text:p></table:table-cell><table:table-cell table:style-name="Table8.Cell6"><text:p text:style-name="P4499"><text:span text:style-name="CharStyle33">Bilangan Pemilih</text:span></text:p></table:table-cell></table:table-row><table:table-row table:style-name="Table8.R3"><table:table-cell table:style-name="Table8.Cell7"><text:p text:style-name="P3223"><text:span text:style-name="CharStyle33">Negeri</text:span></text:p></table:table-cell><table:table-cell table:style-name="Table8.Cell8"><text:p text:style-name="P4587"/></table:table-cell><table:table-cell table:style-name="Table8.Cell9"><text:p text:style-name="P4587"/></table:table-cell></table:table-row><table:table-row table:style-name="Table8.R4"><table:table-cell table:style-name="Table8.Cell10"><text:p text:style-name="P1935"><text:span text:style-name="CharStyle34">State Constituency</text:span></text:p></table:table-cell><table:table-cell table:style-name="Table8.Cell11"><text:p text:style-name="P2608"><text:span text:style-name="CharStyle34">Polling District</text:span></text:p></table:table-cell><table:table-cell table:style-name="Table8.Cell12"><text:p text:style-name="P1398"><text:span text:style-name="CharStyle34">Number of Electors</text:span></text:p></table:table-cell></table:table-row><table:table-row table:style-name="Table8.R5"><table:table-cell table:style-name="Table8.Cell13"><text:p text:style-name="P2086"><text:span text:style-name="CharStyle33">N. 08 SUNGAI BURONG</text:span></text:p></table:table-cell><table:table-cell table:style-name="Table8.Cell14"><text:p text:style-name="P3533"><text:span text:style-name="CharStyle34">1.</text:span><text:span text:style-name="CharStyle33"><text:s text:c="1"/>Terusan Besar</text:span></text:p></table:table-cell><table:table-cell table:style-name="Table8.Cell15"><text:p text:style-name="P1533"><text:span text:style-name="CharStyle33">707</text:span></text:p></table:table-cell></table:table-row><table:table-row table:style-name="Table8.R6"><table:table-cell table:style-name="Table8.Cell16"><text:p text:style-name="P4587"/></table:table-cell><table:table-cell table:style-name="Table8.Cell17"><text:p text:style-name="P3477"><text:span text:style-name="CharStyle33">2. Sawah Sempadan Utara</text:span></text:p></table:table-cell><table:table-cell table:style-name="Table8.Cell18"><text:p text:style-name="P1393"><text:span text:style-name="CharStyle33">1,245</text:span></text:p></table:table-cell></table:table-row><table:table-row table:style-name="Table8.R7"><table:table-cell table:style-name="Table8.Cell19"><text:p text:style-name="P4587"/></table:table-cell><table:table-cell table:style-name="Table8.Cell20"><text:p text:style-name="P2371"><text:span text:style-name="CharStyle33">3. Sungai Burong Bendang</text:span></text:p></table:table-cell><table:table-cell table:style-name="Table8.Cell21"><text:p text:style-name="P3060"><text:span text:style-name="CharStyle33">1,586</text:span></text:p></table:table-cell></table:table-row><table:table-row table:style-name="Table8.R8"><table:table-cell table:style-name="Table8.Cell22"><text:p text:style-name="P4587"/></table:table-cell><table:table-cell table:style-name="Table8.Cell23"><text:p text:style-name="P2148"><text:span text:style-name="CharStyle33">4. Sungai Burong Utara</text:span></text:p></table:table-cell><table:table-cell table:style-name="Table8.Cell24"><text:p text:style-name="P2819"><text:span text:style-name="CharStyle33">1,293</text:span></text:p></table:table-cell></table:table-row><table:table-row table:style-name="Table8.R9"><table:table-cell table:style-name="Table8.Cell25"><text:p text:style-name="P4587"/></table:table-cell><table:table-cell table:style-name="Table8.Cell26"><text:p text:style-name="P4315"><text:span text:style-name="CharStyle33">5. Sungai Burong Selatan</text:span></text:p></table:table-cell><table:table-cell table:style-name="Table8.Cell27"><text:p text:style-name="P3162"><text:span text:style-name="CharStyle33">1,877</text:span></text:p></table:table-cell></table:table-row><table:table-row table:style-name="Table8.R10"><table:table-cell table:style-name="Table8.Cell28"><text:p text:style-name="P4587"/></table:table-cell><table:table-cell table:style-name="Table8.Cell29"><text:p text:style-name="P2365"><text:span text:style-name="CharStyle33">6. Batu 9 Tanjong Karang</text:span></text:p></table:table-cell><table:table-cell table:style-name="Table8.Cell30"><text:p text:style-name="P3048"><text:span text:style-name="CharStyle33">1,650</text:span></text:p></table:table-cell></table:table-row><table:table-row table:style-name="Table8.R11"><table:table-cell table:style-name="Table8.Cell31"><text:p text:style-name="P4587"/></table:table-cell><table:table-cell table:style-name="Table8.Cell32"><text:p text:style-name="P2138"><text:span text:style-name="CharStyle33">7. Sungai Sireh</text:span></text:p></table:table-cell><table:table-cell table:style-name="Table8.Cell33"><text:p text:style-name="P3589"><text:span text:style-name="CharStyle33">2,417</text:span></text:p></table:table-cell></table:table-row><table:table-row table:style-name="Table8.R12"><table:table-cell table:style-name="Table8.Cell34"><text:p text:style-name="P4587"/></table:table-cell><table:table-cell table:style-name="Table8.Cell35"><text:p text:style-name="P1896"><text:span text:style-name="CharStyle33">8. Sungai Sireh Utara</text:span></text:p></table:table-cell><table:table-cell table:style-name="Table8.Cell36"><text:p text:style-name="P2569"><text:span text:style-name="CharStyle33">366</text:span></text:p></table:table-cell></table:table-row><table:table-row table:style-name="Table8.R13"><table:table-cell table:style-name="Table8.Cell37"><text:p text:style-name="P4587"/></table:table-cell><table:table-cell table:style-name="Table8.Cell38"><text:p text:style-name="P2496"><text:span text:style-name="CharStyle33">9. Sawah Sempadan Selatan</text:span></text:p></table:table-cell><table:table-cell table:style-name="Table8.Cell39"><text:p text:style-name="P3730"><text:span text:style-name="CharStyle33">757</text:span></text:p></table:table-cell></table:table-row><table:table-row table:style-name="Table8.R14"><table:table-cell table:style-name="Table8.Cell40"><text:p text:style-name="P4587"/></table:table-cell><table:table-cell table:style-name="Table8.Cell41"><text:p text:style-name="P2544"><text:span text:style-name="CharStyle33">10. Sungai Tengi Kanan</text:span></text:p></table:table-cell><table:table-cell table:style-name="Table8.Cell42"><text:p text:style-name="P2116"><text:span text:style-name="CharStyle33">1,270</text:span></text:p></table:table-cell></table:table-row><table:table-row table:style-name="Table8.R15"><table:table-cell table:style-name="Table8.Cell43"><text:p text:style-name="P4587"/></table:table-cell><table:table-cell table:style-name="Table8.Cell44"><text:p text:style-name="P1235"><text:span text:style-name="CharStyle33">11. Sungai Kajang</text:span></text:p></table:table-cell><table:table-cell table:style-name="Table8.Cell45"><text:p text:style-name="P2356"><text:span text:style-name="CharStyle33">2,657</text:span></text:p></table:table-cell></table:table-row><table:table-row table:style-name="Table8.R16"><table:table-cell table:style-name="Table8.Cell46"><text:p text:style-name="P4587"/></table:table-cell><table:table-cell table:style-name="Table8.Cell47"><text:p text:style-name="P3649"><text:span text:style-name="CharStyle33">12. Pekan Tanjong Karang</text:span></text:p></table:table-cell><table:table-cell table:style-name="Table8.Cell48"><text:p text:style-name="P3479"><text:span text:style-name="CharStyle33">1,842</text:span></text:p></table:table-cell></table:table-row><table:table-row table:style-name="Table8.R17"><table:table-cell table:style-name="Table8.Cell49"><text:p text:style-name="P4587"/></table:table-cell><table:table-cell table:style-name="Table8.Cell50"><text:p text:style-name="P4241"><text:span text:style-name="CharStyle33">13. Batu 7 Tanjong Karang</text:span></text:p></table:table-cell><table:table-cell table:style-name="Table8.Cell51"><text:p text:style-name="P4363"><text:span text:style-name="CharStyle33">1,947</text:span></text:p></table:table-cell></table:table-row><table:table-row table:style-name="Table8.R18"><table:table-cell table:style-name="Table8.Cell52"><text:p text:style-name="P4587"/></table:table-cell><table:table-cell table:style-name="Table8.Cell53"><text:p text:style-name="P4319"><text:span text:style-name="CharStyle33">14. Batu 11 Tanjong Karang</text:span></text:p></table:table-cell><table:table-cell table:style-name="Table8.Cell54"><text:p text:style-name="P2744"><text:span text:style-name="CharStyle33">1,087</text:span></text:p></table:table-cell></table:table-row><table:table-row table:style-name="Table8.R19"><table:table-cell table:style-name="Table8.Cell55"><text:p text:style-name="P4587"/></table:table-cell><table:table-cell table:style-name="Table8.Cell56"><text:p text:style-name="P1326"><text:span text:style-name="CharStyle33">15. Bagan Pasir Tanjong Karang</text:span></text:p></table:table-cell><table:table-cell table:style-name="Table8.Cell57"><text:p text:style-name="P2029"><text:span text:style-name="CharStyle33">914</text:span></text:p></table:table-cell></table:table-row><table:table-row table:style-name="Table8.R20"><table:table-cell table:style-name="Table8.Cell58"><text:p text:style-name="P4587"/></table:table-cell><table:table-cell table:style-name="Table8.Cell59"><text:p text:style-name="P4587"/></table:table-cell><table:table-cell table:style-name="Table8.Cell60"><text:p text:style-name="P1772"><text:span text:style-name="CharStyle33">21,615</text:span></text:p></table:table-cell></table:table-row><table:table-row table:style-name="Table8.R21"><table:table-cell table:style-name="Table8.Cell61"><text:p text:style-name="P3298"><text:span text:style-name="CharStyle33">N. 09 PERMATANG</text:span></text:p></table:table-cell><table:table-cell table:style-name="Table8.Cell62"><text:p text:style-name="P4203"><text:span text:style-name="CharStyle33">1. Hulu Tiram Buruk</text:span></text:p></table:table-cell><table:table-cell table:style-name="Table8.Cell63"><text:p text:style-name="P3084"><text:span text:style-name="CharStyle33">2,063</text:span></text:p></table:table-cell></table:table-row><table:table-row table:style-name="Table8.R22"><table:table-cell table:style-name="Table8.Cell64"><text:p text:style-name="P4587"/></table:table-cell><table:table-cell table:style-name="Table8.Cell65"><text:p text:style-name="P2461"><text:span text:style-name="CharStyle33">2. Hulu Tiram Buruk Utara</text:span></text:p></table:table-cell><table:table-cell table:style-name="Table8.Cell66"><text:p text:style-name="P3511"><text:span text:style-name="CharStyle33">780</text:span></text:p></table:table-cell></table:table-row></table:table></draw:text-box></draw:frame></text:p>
        <text:p text:style-name="P3412"><text:span text:style-name="CharStyle14">15</text:span></text:p>
      </text:section>
      <text:section text:style-name="Sect14" text:name="Section14">
        <text:h text:outline-level="1" text:style-name="P4664"><text:bookmark-start text:name="bookmark5"/><text:span text:style-name="CharStyle29">(1)</text:span><text:bookmark-end text:name="bookmark5"/></text:h>
        <text:p text:style-name="P2367"><draw:frame draw:style-name="fr27" svg:x="11.275cm" svg:y="0.000cm" fo:min-width="0.762cm" fo:min-height="0.552cm" text:anchor-type="paragraph"><draw:text-box><text:p text:style-name="P3268"><text:span text:style-name="CharStyle53">(</text:span><text:span text:style-name="CharStyle54">2</text:span><text:span text:style-name="CharStyle53">)</text:span></text:p></draw:text-box></draw:frame><draw:frame draw:style-name="fr28" svg:x="17.150cm" svg:y="0.000cm" fo:min-width="0.762cm" fo:min-height="0.559cm" text:anchor-type="paragraph"><draw:text-box><text:p text:style-name="P4226"><text:span text:style-name="CharStyle12">(3)</text:span></text:p></draw:text-box></draw:frame><draw:frame draw:style-name="fr26" svg:x="8.378cm" svg:y="0.762cm" svg:width="10.99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><text:p text:style-name="P1820"><text:span text:style-name="CharStyle33">Daerah Mengundi</text:span></text:p></table:table-cell><table:table-cell table:style-name="Table9.Cell2"><text:p text:style-name="P1392"><text:span text:style-name="CharStyle33">Bilangan Pemilih</text:span></text:p></table:table-cell></table:table-row><table:table-row table:style-name="Table9.R2"><table:table-cell table:style-name="Table9.Cell3"><text:p text:style-name="P4583"><text:span text:style-name="CharStyle34">Polling District</text:span></text:p></table:table-cell><table:table-cell table:style-name="Table9.Cell4"><text:p text:style-name="P4484"><text:span text:style-name="CharStyle34">Number of Electors</text:span></text:p></table:table-cell></table:table-row><table:table-row table:style-name="Table9.R3"><table:table-cell table:style-name="Table9.Cell5"><text:p text:style-name="P2462"><text:span text:style-name="CharStyle33">3. Batang Berjuntai Satu</text:span></text:p></table:table-cell><table:table-cell table:style-name="Table9.Cell6"><text:p text:style-name="P3288"><text:span text:style-name="CharStyle33">1,685</text:span></text:p></table:table-cell></table:table-row><table:table-row table:style-name="Table9.R4"><table:table-cell table:style-name="Table9.Cell7"><text:p text:style-name="P1503"><text:span text:style-name="CharStyle33">4. Ladang Mary</text:span></text:p></table:table-cell><table:table-cell table:style-name="Table9.Cell8"><text:p text:style-name="P3188"><text:span text:style-name="CharStyle33">410</text:span></text:p></table:table-cell></table:table-row><table:table-row table:style-name="Table9.R5"><table:table-cell table:style-name="Table9.Cell9"><text:p text:style-name="P1416"><text:span text:style-name="CharStyle33">5. Sungai Tinggi</text:span></text:p></table:table-cell><table:table-cell table:style-name="Table9.Cell10"><text:p text:style-name="P2083"><text:span text:style-name="CharStyle33">683</text:span></text:p></table:table-cell></table:table-row><table:table-row table:style-name="Table9.R6"><table:table-cell table:style-name="Table9.Cell11"><text:p text:style-name="P2179"><text:span text:style-name="CharStyle33">6. Batang Berjuntai Utara</text:span></text:p></table:table-cell><table:table-cell table:style-name="Table9.Cell12"><text:p text:style-name="P2855"><text:span text:style-name="CharStyle33">1,088</text:span></text:p></table:table-cell></table:table-row><table:table-row table:style-name="Table9.R7"><table:table-cell table:style-name="Table9.Cell13"><text:p text:style-name="P3253"><text:span text:style-name="CharStyle33">7. Kampung Raja Musa</text:span></text:p></table:table-cell><table:table-cell table:style-name="Table9.Cell14"><text:p text:style-name="P2310"><text:span text:style-name="CharStyle33">907</text:span></text:p></table:table-cell></table:table-row><table:table-row table:style-name="Table9.R8"><table:table-cell table:style-name="Table9.Cell15"><text:p text:style-name="P3512"><text:span text:style-name="CharStyle33">8. Ladang Raja Musa</text:span></text:p></table:table-cell><table:table-cell table:style-name="Table9.Cell16"><text:p text:style-name="P3514"><text:span text:style-name="CharStyle33">691</text:span></text:p></table:table-cell></table:table-row><table:table-row table:style-name="Table9.R9"><table:table-cell table:style-name="Table9.Cell17"><text:p text:style-name="P3606"><text:span text:style-name="CharStyle33">9. Kampung Baharu Tiram Buruk</text:span></text:p></table:table-cell><table:table-cell table:style-name="Table9.Cell18"><text:p text:style-name="P3667"><text:span text:style-name="CharStyle33">839</text:span></text:p></table:table-cell></table:table-row><table:table-row table:style-name="Table9.R10"><table:table-cell table:style-name="Table9.Cell19"><text:p text:style-name="P2133"><text:span text:style-name="CharStyle33">10. ParitSerong</text:span></text:p></table:table-cell><table:table-cell table:style-name="Table9.Cell20"><text:p text:style-name="P4092"><text:span text:style-name="CharStyle33">917</text:span></text:p></table:table-cell></table:table-row><table:table-row table:style-name="Table9.R11"><table:table-cell table:style-name="Table9.Cell21"><text:p text:style-name="P1576"><text:span text:style-name="CharStyle33">11. Sungai Gulang-Gulang</text:span></text:p></table:table-cell><table:table-cell table:style-name="Table9.Cell22"><text:p text:style-name="P2042"><text:span text:style-name="CharStyle33">1,771</text:span></text:p></table:table-cell></table:table-row><table:table-row table:style-name="Table9.R12"><table:table-cell table:style-name="Table9.Cell23"><text:p text:style-name="P3276"><text:span text:style-name="CharStyle33">12. Hujung Permatang</text:span></text:p></table:table-cell><table:table-cell table:style-name="Table9.Cell24"><text:p text:style-name="P3923"><text:span text:style-name="CharStyle33">697</text:span></text:p></table:table-cell></table:table-row><table:table-row table:style-name="Table9.R13"><table:table-cell table:style-name="Table9.Cell25"><text:p text:style-name="P3168"><text:span text:style-name="CharStyle33">13. Belimbing</text:span></text:p></table:table-cell><table:table-cell table:style-name="Table9.Cell26"><text:p text:style-name="P3284"><text:span text:style-name="CharStyle33">1,395</text:span></text:p></table:table-cell></table:table-row><table:table-row table:style-name="Table9.R14"><table:table-cell table:style-name="Table9.Cell27"><text:p text:style-name="P3736"><text:span text:style-name="CharStyle33">14. Permatang</text:span></text:p></table:table-cell><table:table-cell table:style-name="Table9.Cell28"><text:p text:style-name="P2232"><text:span text:style-name="CharStyle33">1,328</text:span></text:p></table:table-cell></table:table-row><table:table-row table:style-name="Table9.R15"><table:table-cell table:style-name="Table9.Cell29"><text:p text:style-name="P3536"><text:span text:style-name="CharStyle33">15. Pasir Penambang</text:span></text:p></table:table-cell><table:table-cell table:style-name="Table9.Cell30"><text:p text:style-name="P3449"><text:span text:style-name="CharStyle33">2,150</text:span></text:p></table:table-cell></table:table-row><table:table-row table:style-name="Table9.R16"><table:table-cell table:style-name="Table9.Cell31"><text:p text:style-name="P2787"><text:span text:style-name="CharStyle33">16. Sungai Yu</text:span></text:p></table:table-cell><table:table-cell table:style-name="Table9.Cell32"><text:p text:style-name="P1550"><text:span text:style-name="CharStyle33">1,259</text:span></text:p></table:table-cell></table:table-row><table:table-row table:style-name="Table9.R17"><table:table-cell table:style-name="Table9.Cell33"><text:p text:style-name="P2243"><text:span text:style-name="CharStyle33">17. Sungai Terap</text:span></text:p></table:table-cell><table:table-cell table:style-name="Table9.Cell34"><text:p text:style-name="P3179"><text:span text:style-name="CharStyle33">1,054</text:span></text:p></table:table-cell></table:table-row><table:table-row table:style-name="Table9.R18"><table:table-cell table:style-name="Table9.Cell35"><text:p text:style-name="P3141"><text:span text:style-name="CharStyle33">18. Sawah Sempadan</text:span></text:p></table:table-cell><table:table-cell table:style-name="Table9.Cell36"><text:p text:style-name="P2386"><text:span text:style-name="CharStyle33">1,245</text:span></text:p></table:table-cell></table:table-row><table:table-row table:style-name="Table9.R19"><table:table-cell table:style-name="Table9.Cell37"><text:p text:style-name="P1316"><text:span text:style-name="CharStyle33">19. Kampung Lubukjaya</text:span></text:p></table:table-cell><table:table-cell table:style-name="Table9.Cell38"><text:p text:style-name="P3134"><text:span text:style-name="CharStyle33">81</text:span></text:p></table:table-cell></table:table-row><table:table-row table:style-name="Table9.R20"><table:table-cell table:style-name="Table9.Cell39"><text:p text:style-name="P4587"/></table:table-cell><table:table-cell table:style-name="Table9.Cell40"><text:p text:style-name="P1998"><text:span text:style-name="CharStyle33">21,043</text:span></text:p></table:table-cell></table:table-row><table:table-row table:style-name="Table9.R21"><table:table-cell table:style-name="Table9.Cell41"><text:p text:style-name="P2666"><text:span text:style-name="CharStyle33">Bahagian Pilihan Raya Persekutuan</text:span></text:p></table:table-cell><table:table-cell table:style-name="Table9.Cell42"><text:p text:style-name="P1455"><text:span text:style-name="CharStyle33">42,658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2996"><text:span text:style-name="CharStyle7">P. 095 Tanjong Karang:</text:span></text:p>
        <text:p text:style-name="P2235"><text:span text:style-name="CharStyle30">Total Number of Electors in the Federal Constituency of<text:line-break/>P. 095 Tanjong Karang:</text:span></text:p>
        <text:p text:style-name="P3076"><text:span text:style-name="CharStyle56">16</text:span></text:p>
      </text:section>
      <text:section text:style-name="Sect15" text:name="Section15">
        <text:p text:style-name="P4665"><draw:frame draw:style-name="fr32" svg:x="2.715cm" svg:y="0.000cm" svg:width="16.662cm" fo:min-height="22.539cm" text:anchor-type="paragraph"><draw:text-box><table:table table:style-name="Table10"><table:table-column table:style-name="Table10.C1"/><table:table-column table:style-name="Table10.C2"/><table:table-column table:style-name="Table10.C3"/><table:table-row table:style-name="Table10.R1"><table:table-cell table:style-name="Table10.Cell1"><text:p text:style-name="P2382"><text:span text:style-name="CharStyle33">(1)</text:span></text:p></table:table-cell><table:table-cell table:style-name="Table10.Cell2"><text:p text:style-name="P2013"><text:span text:style-name="CharStyle33">(2)</text:span></text:p></table:table-cell><table:table-cell table:style-name="Table10.Cell3"><text:p text:style-name="P2682"><text:span text:style-name="CharStyle33">(3)</text:span></text:p></table:table-cell></table:table-row><table:table-row table:style-name="Table10.R2"><table:table-cell table:style-name="Table10.Cell4"><text:p text:style-name="P1472"><text:span text:style-name="CharStyle33">Bahagian Pilihan Raya</text:span></text:p></table:table-cell><table:table-cell table:style-name="Table10.Cell5"><text:p text:style-name="P2154"><text:span text:style-name="CharStyle33">Daerah Mengundi</text:span></text:p></table:table-cell><table:table-cell table:style-name="Table10.Cell6"><text:p text:style-name="P2833"><text:span text:style-name="CharStyle33">Bilangan Pemilih</text:span></text:p></table:table-cell></table:table-row><table:table-row table:style-name="Table10.R3"><table:table-cell table:style-name="Table10.Cell7"><text:p text:style-name="P1595"><text:span text:style-name="CharStyle33">Negeri</text:span></text:p></table:table-cell><table:table-cell table:style-name="Table10.Cell8"><text:p text:style-name="P4587"/></table:table-cell><table:table-cell table:style-name="Table10.Cell9"><text:p text:style-name="P4587"/></table:table-cell></table:table-row><table:table-row table:style-name="Table10.R4"><table:table-cell table:style-name="Table10.Cell10"><text:p text:style-name="P2947"><text:span text:style-name="CharStyle34">State Constituency</text:span></text:p></table:table-cell><table:table-cell table:style-name="Table10.Cell11"><text:p text:style-name="P1712"><text:span text:style-name="CharStyle34">Polling District</text:span></text:p></table:table-cell><table:table-cell table:style-name="Table10.Cell12"><text:p text:style-name="P2400"><text:span text:style-name="CharStyle34">Number of Electors</text:span></text:p></table:table-cell></table:table-row><table:table-row table:style-name="Table10.R5"><table:table-cell table:style-name="Table10.Cell13"><text:p text:style-name="P3096"><text:span text:style-name="CharStyle33">N. 10 BUKIT MELAWATI</text:span></text:p></table:table-cell><table:table-cell table:style-name="Table10.Cell14"><text:p text:style-name="P1872"><text:span text:style-name="CharStyle34">1.</text:span><text:span text:style-name="CharStyle33"><text:s text:c="1"/>Kuala Selangor</text:span></text:p></table:table-cell><table:table-cell table:style-name="Table10.Cell15"><text:p text:style-name="P2540"><text:span text:style-name="CharStyle33">1,910</text:span></text:p></table:table-cell></table:table-row><table:table-row table:style-name="Table10.R6"><table:table-cell table:style-name="Table10.Cell16"><text:p text:style-name="P4587"/></table:table-cell><table:table-cell table:style-name="Table10.Cell17"><text:p text:style-name="P2594"><text:span text:style-name="CharStyle33">2. Bandar Baru</text:span></text:p></table:table-cell><table:table-cell table:style-name="Table10.Cell18"><text:p text:style-name="P1457"><text:span text:style-name="CharStyle33">3,872</text:span></text:p></table:table-cell></table:table-row><table:table-row table:style-name="Table10.R7"><table:table-cell table:style-name="Table10.Cell19"><text:p text:style-name="P4587"/></table:table-cell><table:table-cell table:style-name="Table10.Cell20"><text:p text:style-name="P3413"><text:span text:style-name="CharStyle33">3. Asam jawa</text:span></text:p></table:table-cell><table:table-cell table:style-name="Table10.Cell21"><text:p text:style-name="P1219"><text:span text:style-name="CharStyle33">1,965</text:span></text:p></table:table-cell></table:table-row><table:table-row table:style-name="Table10.R8"><table:table-cell table:style-name="Table10.Cell22"><text:p text:style-name="P4587"/></table:table-cell><table:table-cell table:style-name="Table10.Cell23"><text:p text:style-name="P2205"><text:span text:style-name="CharStyle33">4. Kampung Kuantan Kelab</text:span></text:p></table:table-cell><table:table-cell table:style-name="Table10.Cell24"><text:p text:style-name="P2883"><text:span text:style-name="CharStyle33">998</text:span></text:p></table:table-cell></table:table-row><table:table-row table:style-name="Table10.R9"><table:table-cell table:style-name="Table10.Cell25"><text:p text:style-name="P4587"/></table:table-cell><table:table-cell table:style-name="Table10.Cell26"><text:p text:style-name="P2052"><text:span text:style-name="CharStyle33">5. Kampung Kuantan</text:span></text:p></table:table-cell><table:table-cell table:style-name="Table10.Cell27"><text:p text:style-name="P2727"><text:span text:style-name="CharStyle33">1,420</text:span></text:p></table:table-cell></table:table-row><table:table-row table:style-name="Table10.R10"><table:table-cell table:style-name="Table10.Cell28"><text:p text:style-name="P4587"/></table:table-cell><table:table-cell table:style-name="Table10.Cell29"><text:p text:style-name="P1799"><text:span text:style-name="CharStyle33">6. Pasangan</text:span></text:p></table:table-cell><table:table-cell table:style-name="Table10.Cell30"><text:p text:style-name="P2477"><text:span text:style-name="CharStyle33">1,361</text:span></text:p></table:table-cell></table:table-row><table:table-row table:style-name="Table10.R11"><table:table-cell table:style-name="Table10.Cell31"><text:p text:style-name="P4587"/></table:table-cell><table:table-cell table:style-name="Table10.Cell32"><text:p text:style-name="P1560"><text:span text:style-name="CharStyle33">7. Ladang Sungai Rambai</text:span></text:p></table:table-cell><table:table-cell table:style-name="Table10.Cell33"><text:p text:style-name="P2253"><text:span text:style-name="CharStyle33">272</text:span></text:p></table:table-cell></table:table-row><table:table-row table:style-name="Table10.R12"><table:table-cell table:style-name="Table10.Cell34"><text:p text:style-name="P4587"/></table:table-cell><table:table-cell table:style-name="Table10.Cell35"><text:p text:style-name="P1328"><text:span text:style-name="CharStyle33">8. Bukit Rotan</text:span></text:p></table:table-cell><table:table-cell table:style-name="Table10.Cell36"><text:p text:style-name="P2032"><text:span text:style-name="CharStyle33">1,293</text:span></text:p></table:table-cell></table:table-row><table:table-row table:style-name="Table10.R13"><table:table-cell table:style-name="Table10.Cell37"><text:p text:style-name="P4587"/></table:table-cell><table:table-cell table:style-name="Table10.Cell38"><text:p text:style-name="P1214"><text:span text:style-name="CharStyle33">9. Api-Api</text:span></text:p></table:table-cell><table:table-cell table:style-name="Table10.Cell39"><text:p text:style-name="P4434"><text:span text:style-name="CharStyle33">1,778</text:span></text:p></table:table-cell></table:table-row><table:table-row table:style-name="Table10.R14"><table:table-cell table:style-name="Table10.Cell40"><text:p text:style-name="P4587"/></table:table-cell><table:table-cell table:style-name="Table10.Cell41"><text:p text:style-name="P2878"><text:span text:style-name="CharStyle33">10. TelukPiai</text:span></text:p></table:table-cell><table:table-cell table:style-name="Table10.Cell42"><text:p text:style-name="P3492"><text:span text:style-name="CharStyle33">1,456</text:span></text:p></table:table-cell></table:table-row><table:table-row table:style-name="Table10.R15"><table:table-cell table:style-name="Table10.Cell43"><text:p text:style-name="P4587"/></table:table-cell><table:table-cell table:style-name="Table10.Cell44"><text:p text:style-name="P2641"><text:span text:style-name="CharStyle33">11. Bukit Kuching</text:span></text:p></table:table-cell><table:table-cell table:style-name="Table10.Cell45"><text:p text:style-name="P1428"><text:span text:style-name="CharStyle33">2,900</text:span></text:p></table:table-cell></table:table-row><table:table-row table:style-name="Table10.R16"><table:table-cell table:style-name="Table10.Cell46"><text:p text:style-name="P4587"/></table:table-cell><table:table-cell table:style-name="Table10.Cell47"><text:p text:style-name="P2402"><text:span text:style-name="CharStyle33">12. Pekan Sungai Buluh</text:span></text:p></table:table-cell><table:table-cell table:style-name="Table10.Cell48"><text:p text:style-name="P3100"><text:span text:style-name="CharStyle33">1,084</text:span></text:p></table:table-cell></table:table-row><table:table-row table:style-name="Table10.R17"><table:table-cell table:style-name="Table10.Cell49"><text:p text:style-name="P4587"/></table:table-cell><table:table-cell table:style-name="Table10.Cell50"><text:p text:style-name="P2183"><text:span text:style-name="CharStyle33">13. JeramUtara</text:span></text:p></table:table-cell><table:table-cell table:style-name="Table10.Cell51"><text:p text:style-name="P3259"><text:span text:style-name="CharStyle33">1,857</text:span></text:p></table:table-cell></table:table-row><table:table-row table:style-name="Table10.R18"><table:table-cell table:style-name="Table10.Cell52"><text:p text:style-name="P4587"/></table:table-cell><table:table-cell table:style-name="Table10.Cell53"><text:p text:style-name="P1944"><text:span text:style-name="CharStyle33">14. Sasaranjeram</text:span></text:p></table:table-cell><table:table-cell table:style-name="Table10.Cell54"><text:p text:style-name="P2620"><text:span text:style-name="CharStyle33">1,204</text:span></text:p></table:table-cell></table:table-row><table:table-row table:style-name="Table10.R19"><table:table-cell table:style-name="Table10.Cell55"><text:p text:style-name="P4587"/></table:table-cell><table:table-cell table:style-name="Table10.Cell56"><text:p text:style-name="P4587"/></table:table-cell><table:table-cell table:style-name="Table10.Cell57"><text:p text:style-name="P3964"><text:span text:style-name="CharStyle33">23,370</text:span></text:p></table:table-cell></table:table-row><table:table-row table:style-name="Table10.R20"><table:table-cell table:style-name="Table10.Cell58"><text:p text:style-name="P2836"><text:span text:style-name="CharStyle33">N. 11IJOK</text:span></text:p></table:table-cell><table:table-cell table:style-name="Table10.Cell59"><text:p text:style-name="P1601"><text:span text:style-name="CharStyle33">1. Sungai Darah</text:span></text:p></table:table-cell><table:table-cell table:style-name="Table10.Cell60"><text:p text:style-name="P2291"><text:span text:style-name="CharStyle33">1,459</text:span></text:p></table:table-cell></table:table-row><table:table-row table:style-name="Table10.R21"><table:table-cell table:style-name="Table10.Cell61"><text:p text:style-name="P4587"/></table:table-cell><table:table-cell table:style-name="Table10.Cell62"><text:p text:style-name="P1382"><text:span text:style-name="CharStyle33">2. Bestari Jaya Selatan</text:span></text:p></table:table-cell><table:table-cell table:style-name="Table10.Cell63"><text:p text:style-name="P4154"><text:span text:style-name="CharStyle33">1,470</text:span></text:p></table:table-cell></table:table-row></table:table></draw:text-box></draw:frame><draw:frame draw:style-name="fr30" svg:x="8.768cm" svg:y="23.105cm" svg:width="0.363cm" fo:min-height="0.526cm" text:anchor-type="paragraph"><draw:text-box><text:p text:style-name="P3200"><text:span text:style-name="CharStyle58">3.</text:span></text:p></draw:text-box></draw:frame><draw:frame draw:style-name="fr31" svg:x="18.302cm" svg:y="23.105cm" svg:width="1.067cm" fo:min-height="0.524cm" text:anchor-type="paragraph"><draw:text-box><text:p text:style-name="P2229"><text:span text:style-name="CharStyle58">1,548</text:span></text:p></draw:text-box></draw:frame><draw:frame draw:style-name="fr33" svg:x="9.477cm" svg:y="22.273cm" svg:width="1.829cm" fo:min-height="3.030cm" text:anchor-type="paragraph"><draw:text-box><text:p text:style-name="P1475"><text:span text:style-name="CharStyle12">Jaya Setia<text:line-break/></text:span><text:span text:style-name="CharStyle59">17</text:span></text:p></draw:text-box></draw:frame></text:p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</text:section>
      <text:section text:style-name="Sect16" text:name="Section16">
        <text:p text:style-name="P4666"><draw:frame draw:style-name="fr40" svg:x="3.119cm" svg:y="0.004cm" svg:width="10.185cm" fo:min-height="2.778cm" text:anchor-type="paragraph"><draw:text-box><text:h text:outline-level="1" text:style-name="P2746"><text:bookmark-start text:name="bookmark6"/><text:span text:style-name="CharStyle62">(</text:span><text:span text:style-name="CharStyle63">1</text:span><text:span text:style-name="CharStyle62">) (</text:span><text:span text:style-name="CharStyle63">2</text:span><text:span text:style-name="CharStyle62">)</text:span><text:bookmark-end text:name="bookmark6"/></text:h><text:p text:style-name="P2691"><text:span text:style-name="CharStyle12">Bahagian Pilihan Raya<text:tab/>Daerah<text:tab/>Mengundi</text:span></text:p><text:p text:style-name="P2662"><text:span text:style-name="CharStyle21">Negeri<text:line-break/></text:span><text:span text:style-name="CharStyle19">State Constituency</text:span></text:p></draw:text-box></draw:frame><draw:frame draw:style-name="fr41" svg:x="15.972cm" svg:y="0.000cm" svg:width="3.133cm" fo:min-height="1.236cm" text:anchor-type="paragraph"><draw:text-box><text:h text:outline-level="1" text:style-name="P2649"><text:bookmark-start text:name="bookmark7"/><text:span text:style-name="CharStyle65">(</text:span><text:span text:style-name="CharStyle66">3</text:span><text:span text:style-name="CharStyle65">)</text:span><text:bookmark-end text:name="bookmark7"/></text:h><text:p text:style-name="P3233"><text:span text:style-name="CharStyle12">Bilangan Pemilih</text:span></text:p></draw:text-box></draw:frame><draw:frame draw:style-name="fr42" svg:x="8.749cm" svg:y="2.752cm" svg:width="10.617cm" fo:min-height="8.906cm" text:anchor-type="paragraph"><draw:text-box><text:list text:style-name="L18"><text:list-item><text:p text:style-name="P3560"><text:span text:style-name="CharStyle68"><text:tab/>Bukit Badong<text:tab/>2,771</text:span></text:p></text:list-item><text:list-item><text:p text:style-name="P1959"><text:span text:style-name="CharStyle68"><text:tab/>Kampungljok<text:tab/>735</text:span></text:p></text:list-item><text:list-item><text:p text:style-name="P2646"><text:span text:style-name="CharStyle68"><text:tab/>Pekan Ijok<text:tab/>3,682</text:span></text:p></text:list-item><text:list-item><text:p text:style-name="P1471"><text:span text:style-name="CharStyle68"><text:tab/>Simpang Ijok<text:tab/>1,635</text:span></text:p></text:list-item><text:list-item><text:p text:style-name="P3499"><text:span text:style-name="CharStyle68"><text:tab/>Bestari Jaya Utara<text:tab/>3,541</text:span></text:p></text:list-item><text:list-item><text:p text:style-name="P3661"><text:span text:style-name="CharStyle68"><text:tab/>Ladang Bukit Ijok<text:tab/>148</text:span></text:p></text:list-item><text:list-item><text:p text:style-name="P4337"><text:span text:style-name="CharStyle68"><text:tab/>Parit Mahang<text:tab/>1,442</text:span></text:p></text:list-item></text:list><text:p text:style-name="P4125"><text:span text:style-name="CharStyle12">2,303</text:span></text:p></draw:text-box></draw:frame><draw:frame draw:style-name="fr39" svg:x="8.749cm" svg:y="3.336cm" svg:width="10.617cm" fo:min-height="8.153cm" text:anchor-type="paragraph"><draw:text-box><table:table table:style-name="Table11"><table:table-column table:style-name="Table11.C1"/><table:table-column table:style-name="Table11.C2"/><table:table-column table:style-name="Table11.C3"/><table:table-row table:style-name="Table11.R1"><table:table-cell table:style-name="Table11.Cell1"><text:p text:style-name="P1945"><text:span text:style-name="CharStyle7">4.</text:span></text:p></table:table-cell><table:table-cell table:style-name="Table11.Cell2"><text:p text:style-name="P3787"><text:span text:style-name="CharStyle7">Bukit Badong</text:span></text:p></table:table-cell><table:table-cell table:style-name="Table11.Cell3"><text:p text:style-name="P3317"><text:span text:style-name="CharStyle7">2,771</text:span></text:p></table:table-cell></table:table-row><table:table-row table:style-name="Table11.R2"><table:table-cell table:style-name="Table11.Cell4"><text:p text:style-name="P3126"><text:span text:style-name="CharStyle7">5.</text:span></text:p></table:table-cell><table:table-cell table:style-name="Table11.Cell5"><text:p text:style-name="P2579"><text:span text:style-name="CharStyle7">Kampung Ijok</text:span></text:p></table:table-cell><table:table-cell table:style-name="Table11.Cell6"><text:p text:style-name="P3607"><text:span text:style-name="CharStyle7">735</text:span></text:p></table:table-cell></table:table-row><table:table-row table:style-name="Table11.R3"><table:table-cell table:style-name="Table11.Cell7"><text:p text:style-name="P2057"><text:span text:style-name="CharStyle7">6.</text:span></text:p></table:table-cell><table:table-cell table:style-name="Table11.Cell8"><text:p text:style-name="P2734"><text:span text:style-name="CharStyle7">Pekan Ijok</text:span></text:p></table:table-cell><table:table-cell table:style-name="Table11.Cell9"><text:p text:style-name="P1586"><text:span text:style-name="CharStyle7">3,682</text:span></text:p></table:table-cell></table:table-row><table:table-row table:style-name="Table11.R4"><table:table-cell table:style-name="Table11.Cell10"><text:p text:style-name="P3474"><text:span text:style-name="CharStyle7">7.</text:span></text:p></table:table-cell><table:table-cell table:style-name="Table11.Cell11"><text:p text:style-name="P3341"><text:span text:style-name="CharStyle7">Simpang Ijok</text:span></text:p></table:table-cell><table:table-cell table:style-name="Table11.Cell12"><text:p text:style-name="P1742"><text:span text:style-name="CharStyle7">1,635</text:span></text:p></table:table-cell></table:table-row><table:table-row table:style-name="Table11.R5"><table:table-cell table:style-name="Table11.Cell13"><text:p text:style-name="P3751"><text:span text:style-name="CharStyle7">8.</text:span></text:p></table:table-cell><table:table-cell table:style-name="Table11.Cell14"><text:p text:style-name="P3652"><text:span text:style-name="CharStyle7">Bestari Jaya Utara</text:span></text:p></table:table-cell><table:table-cell table:style-name="Table11.Cell15"><text:p text:style-name="P3753"><text:span text:style-name="CharStyle7">3,541</text:span></text:p></table:table-cell></table:table-row><table:table-row table:style-name="Table11.R6"><table:table-cell table:style-name="Table11.Cell16"><text:p text:style-name="P3201"><text:span text:style-name="CharStyle7">9.</text:span></text:p></table:table-cell><table:table-cell table:style-name="Table11.Cell17"><text:p text:style-name="P1528"><text:span text:style-name="CharStyle7">Ladang Bukit Ijok</text:span></text:p></table:table-cell><table:table-cell table:style-name="Table11.Cell18"><text:p text:style-name="P2438"><text:span text:style-name="CharStyle7">148</text:span></text:p></table:table-cell></table:table-row><table:table-row table:style-name="Table11.R7"><table:table-cell table:style-name="Table11.Cell19"><text:p text:style-name="P4280"><text:span text:style-name="CharStyle7">10.</text:span></text:p></table:table-cell><table:table-cell table:style-name="Table11.Cell20"><text:p text:style-name="P1909"><text:span text:style-name="CharStyle7">Parit Mahang</text:span></text:p></table:table-cell><table:table-cell table:style-name="Table11.Cell21"><text:p text:style-name="P2586"><text:span text:style-name="CharStyle7">1,442</text:span></text:p></table:table-cell></table:table-row><table:table-row table:style-name="Table11.R8"><table:table-cell table:style-name="Table11.Cell22"><text:p text:style-name="P1374"><text:span text:style-name="CharStyle7">11.</text:span></text:p></table:table-cell><table:table-cell table:style-name="Table11.Cell23"><text:p text:style-name="P2064"><text:span text:style-name="CharStyle7">Bukit Cherakah</text:span></text:p></table:table-cell><table:table-cell table:style-name="Table11.Cell24"><text:p text:style-name="P3921"><text:span text:style-name="CharStyle7">2,303</text:span></text:p></table:table-cell></table:table-row></table:table></draw:text-box></draw:frame><draw:frame draw:style-name="fr35" svg:x="17.953cm" svg:y="12.099cm" svg:width="1.415cm" fo:min-height="0.526cm" text:anchor-type="paragraph"><draw:text-box><text:p text:style-name="P1344"><text:span text:style-name="CharStyle32">20,734</text:span></text:p></draw:text-box></draw:frame><draw:frame draw:style-name="fr36" svg:x="10.291cm" svg:y="2.235cm" svg:width="2.760cm" fo:min-height="0.490cm" text:anchor-type="paragraph"><draw:text-box><text:p text:style-name="P3776"><text:span text:style-name="CharStyle70">Polling District</text:span></text:p></draw:text-box></draw:frame><draw:frame draw:style-name="fr37" svg:x="15.794cm" svg:y="2.235cm" svg:width="3.480cm" fo:min-height="0.490cm" text:anchor-type="paragraph"><draw:text-box><text:p text:style-name="P1346"><text:span text:style-name="CharStyle70">Number of Electors</text:span></text:p></draw:text-box></draw:frame><draw:frame draw:style-name="fr38" svg:x="17.953cm" svg:y="12.099cm" svg:width="1.415cm" fo:min-height="0.526cm" text:anchor-type="paragraph"><draw:text-box><text:p text:style-name="P4272"><text:span text:style-name="CharStyle32">20,734</text:span></text:p></draw:text-box></draw:frame><draw:frame draw:style-name="fr43" svg:x="8.775cm" svg:y="10.998cm" svg:width="3.565cm" fo:min-height="0.526cm" text:anchor-type="paragraph"><draw:text-box><text:p text:style-name="P3467"><text:span text:style-name="CharStyle12">11. Bukit Cherakah</text:span></text:p></draw:text-box></draw:frame><draw:frame draw:style-name="fr44" svg:x="2.713cm" svg:y="14.300cm" svg:width="2.337cm" fo:min-height="0.526cm" text:anchor-type="paragraph"><draw:text-box><text:p text:style-name="P3980"><text:span text:style-name="CharStyle12">N. 12 JERAM</text:span></text:p></draw:text-box></draw:frame><draw:frame draw:style-name="fr45" svg:x="2.731cm" svg:y="14.300cm" svg:width="2.320cm" fo:min-height="0.526cm" text:anchor-type="paragraph"><draw:text-box><text:p text:style-name="P4305"><text:span text:style-name="CharStyle12">N. 12 JERAM</text:span></text:p></draw:text-box></draw:frame><draw:frame draw:style-name="fr46" svg:x="8.775cm" svg:y="14.300cm" svg:width="0.356cm" fo:min-height="0.526cm" text:anchor-type="paragraph"><draw:text-box><text:p text:style-name="P3348"><text:span text:style-name="CharStyle12">1.</text:span></text:p></draw:text-box></draw:frame><draw:frame draw:style-name="fr47" svg:x="8.775cm" svg:y="14.300cm" svg:width="0.356cm" fo:min-height="0.526cm" text:anchor-type="paragraph"><draw:text-box><text:p text:style-name="P2550"><text:span text:style-name="CharStyle12">1.</text:span></text:p></draw:text-box></draw:frame><draw:frame draw:style-name="fr48" svg:x="9.486cm" svg:y="14.300cm" svg:width="4.191cm" fo:min-height="0.526cm" text:anchor-type="paragraph"><draw:text-box><text:p text:style-name="P1539"><text:span text:style-name="CharStyle12">FELDA Bukit Cherakah</text:span></text:p></draw:text-box></draw:frame><draw:frame draw:style-name="fr49" svg:x="9.486cm" svg:y="14.300cm" svg:width="4.191cm" fo:min-height="0.526cm" text:anchor-type="paragraph"><draw:text-box><text:p text:style-name="P2315"><text:span text:style-name="CharStyle12">FELDA Bukit Cherakah</text:span></text:p></draw:text-box></draw:frame><draw:frame draw:style-name="fr50" svg:x="18.300cm" svg:y="14.300cm" svg:width="1.050cm" fo:min-height="0.526cm" text:anchor-type="paragraph"><draw:text-box><text:p text:style-name="P3427"><text:span text:style-name="CharStyle12">1,013</text:span></text:p></draw:text-box></draw:frame><draw:frame draw:style-name="fr51" svg:x="18.300cm" svg:y="14.300cm" svg:width="1.050cm" fo:min-height="0.526cm" text:anchor-type="paragraph"><draw:text-box><text:p text:style-name="P3944"><text:span text:style-name="CharStyle12">1,013</text:span></text:p></draw:text-box></draw:frame><draw:frame draw:style-name="fr52" svg:x="8.749cm" svg:y="14.859cm" svg:width="10.626cm" fo:min-height="8.906cm" text:anchor-type="paragraph"><draw:text-box><text:list text:style-name="L20"><text:list-item><text:p text:style-name="P2906"><text:span text:style-name="CharStyle68"><text:tab/>Bukit Hijau<text:tab/>1,215</text:span></text:p></text:list-item><text:list-item><text:p text:style-name="P3310"><text:span text:style-name="CharStyle68"><text:tab/>Bukit Kuching Tengah<text:tab/>688</text:span></text:p></text:list-item><text:list-item><text:p text:style-name="P2603"><text:span text:style-name="CharStyle68"><text:tab/>Simpang Tiga<text:tab/>1,624</text:span></text:p></text:list-item><text:list-item><text:p text:style-name="P1473"><text:span text:style-name="CharStyle68"><text:tab/>Jeram<text:tab/>738</text:span></text:p></text:list-item><text:list-item><text:p text:style-name="P2383"><text:span text:style-name="CharStyle68"><text:tab/>Sungai Sembilang<text:tab/>1,343</text:span></text:p></text:list-item><text:list-item><text:p text:style-name="P3227"><text:span text:style-name="CharStyle68"><text:tab/>Tambakjawa<text:tab/>1,573</text:span></text:p></text:list-item><text:list-item><text:p text:style-name="P1911"><text:span text:style-name="CharStyle68"><text:tab/>Bukit Cloh<text:tab/>962</text:span></text:p></text:list-item><text:list-item><text:p text:style-name="P2756"><text:span text:style-name="CharStyle68"><text:tab/>Bukit Kerayong<text:tab/>1,382</text:span></text:p></text:list-item></text:list></draw:text-box></draw:frame><draw:frame draw:style-name="fr53" svg:x="8.749cm" svg:y="14.859cm" svg:width="10.626cm" fo:min-height="8.906cm" text:anchor-type="paragraph"><draw:text-box><text:list text:style-name="L22"><text:list-item><text:p text:style-name="P1554"><text:span text:style-name="CharStyle68"><text:tab/>Bukit Hijau<text:tab/>1,215</text:span></text:p></text:list-item><text:list-item><text:p text:style-name="P3544"><text:span text:style-name="CharStyle68"><text:tab/>Bukit Kuching Tengah<text:tab/>688</text:span></text:p></text:list-item><text:list-item><text:p text:style-name="P3648"><text:span text:style-name="CharStyle68"><text:tab/>Simpang Tiga<text:tab/>1,624</text:span></text:p></text:list-item><text:list-item><text:p text:style-name="P2200"><text:span text:style-name="CharStyle68"><text:tab/>Jeram<text:tab/>738</text:span></text:p></text:list-item><text:list-item><text:p text:style-name="P2911"><text:span text:style-name="CharStyle68"><text:tab/>Sungai Sembilang<text:tab/>1,343</text:span></text:p></text:list-item><text:list-item><text:p text:style-name="P3358"><text:span text:style-name="CharStyle68"><text:tab/>Tambakjawa<text:tab/>1,573</text:span></text:p></text:list-item><text:list-item><text:p text:style-name="P2516"><text:span text:style-name="CharStyle68"><text:tab/>Bukit Cloh<text:tab/>962</text:span></text:p></text:list-item><text:list-item><text:p text:style-name="P3326"><text:span text:style-name="CharStyle68"><text:tab/>Bukit Kerayong<text:tab/>1,382</text:span></text:p></text:list-item></text:list></draw:text-box></draw:frame><draw:frame draw:style-name="fr54" svg:x="8.775cm" svg:y="24.206cm" svg:width="3.108cm" fo:min-height="0.526cm" text:anchor-type="paragraph"><draw:text-box><text:p text:style-name="P1795"><text:span text:style-name="CharStyle12">10. Jeram Pantai</text:span></text:p></draw:text-box></draw:frame><draw:frame draw:style-name="fr55" svg:x="8.775cm" svg:y="24.206cm" svg:width="3.108cm" fo:min-height="0.526cm" text:anchor-type="paragraph"><draw:text-box><text:p text:style-name="P3929"><text:span text:style-name="CharStyle12">10. Jeram Pantai</text:span></text:p></draw:text-box></draw:frame><draw:frame draw:style-name="fr56" svg:x="18.597cm" svg:y="24.206cm" svg:width="0.762cm" fo:min-height="0.526cm" text:anchor-type="paragraph"><draw:text-box><text:p text:style-name="P1581"><text:span text:style-name="CharStyle12">497</text:span></text:p></draw:text-box></draw:frame><draw:frame draw:style-name="fr57" svg:x="18.597cm" svg:y="24.206cm" svg:width="0.762cm" fo:min-height="0.526cm" text:anchor-type="paragraph"><draw:text-box><text:p text:style-name="P4244"><text:span text:style-name="CharStyle12">497</text:span></text:p></draw:text-box></draw:frame></text:p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  <text:p text:style-name="P133"/>
        <text:p text:style-name="P134"/>
        <text:p text:style-name="P135"/>
      </text:section>
      <text:section text:style-name="Sect17" text:name="Section17">
        <text:p text:style-name="P4667"><draw:frame draw:style-name="fr58" svg:x="3.120cm" svg:y="0.004cm" svg:width="10.185cm" fo:min-height="2.778cm" text:anchor-type="paragraph"><draw:text-box><text:h text:outline-level="1" text:style-name="P2143"><text:bookmark-start text:name="bookmark8"/><text:span text:style-name="CharStyle48">(1) (2)</text:span><text:bookmark-end text:name="bookmark8"/></text:h><text:p text:style-name="P1648"><text:span text:style-name="CharStyle12">Bahagian Pilihan Raya<text:tab/>Daerah<text:tab/>Mengundi</text:span></text:p><text:p text:style-name="P3437"><text:span text:style-name="CharStyle21">Negeri<text:line-break/></text:span><text:span text:style-name="CharStyle19">State Constituency</text:span></text:p></draw:text-box></draw:frame><draw:frame draw:style-name="fr59" svg:x="15.972cm" svg:y="0.000cm" svg:width="3.133cm" fo:min-height="1.236cm" text:anchor-type="paragraph"><draw:text-box><text:h text:outline-level="1" text:style-name="P1283"><text:bookmark-start text:name="bookmark9"/><text:span text:style-name="CharStyle65">(</text:span><text:span text:style-name="CharStyle66">3</text:span><text:span text:style-name="CharStyle65">)</text:span><text:bookmark-end text:name="bookmark9"/></text:h><text:p text:style-name="P3067"><text:span text:style-name="CharStyle12">Bilangan Pemilih</text:span></text:p></draw:text-box></draw:frame><draw:frame draw:style-name="fr60" svg:x="10.291cm" svg:y="2.193cm" svg:width="2.760cm" fo:min-height="0.533cm" text:anchor-type="paragraph"><draw:text-box><text:p text:style-name="P1728"><text:span text:style-name="CharStyle19">Polling District</text:span></text:p></draw:text-box></draw:frame><draw:frame draw:style-name="fr61" svg:x="15.794cm" svg:y="2.193cm" svg:width="3.480cm" fo:min-height="0.533cm" text:anchor-type="paragraph"><draw:text-box><text:p text:style-name="P2518"><text:span text:style-name="CharStyle19">Number of Electors</text:span></text:p></draw:text-box></draw:frame><draw:frame draw:style-name="fr62" svg:x="8.775cm" svg:y="3.293cm" svg:width="4.554cm" fo:min-height="0.526cm" text:anchor-type="paragraph"><draw:text-box><text:p text:style-name="P1420"><text:span text:style-name="CharStyle12">11. Bandar PuncakAlam</text:span></text:p></draw:text-box></draw:frame><draw:frame draw:style-name="fr63" svg:x="18.292cm" svg:y="3.293cm" svg:width="1.067cm" fo:min-height="0.526cm" text:anchor-type="paragraph"><draw:text-box><text:p text:style-name="P3340"><text:span text:style-name="CharStyle12">3,421</text:span></text:p></draw:text-box></draw:frame><draw:frame draw:style-name="fr64" svg:x="8.775cm" svg:y="4.394cm" svg:width="2.565cm" fo:min-height="0.526cm" text:anchor-type="paragraph"><draw:text-box><text:p text:style-name="P2984"><text:span text:style-name="CharStyle12">12. Tuan Mee</text:span></text:p></draw:text-box></draw:frame><draw:frame draw:style-name="fr65" svg:x="18.300cm" svg:y="4.394cm" svg:width="1.058cm" fo:min-height="0.524cm" text:anchor-type="paragraph"><draw:text-box><text:p text:style-name="P1856"><text:span text:style-name="CharStyle12">1,865</text:span></text:p></draw:text-box></draw:frame><draw:frame draw:style-name="fr66" svg:x="17.962cm" svg:y="5.495cm" svg:width="1.388cm" fo:min-height="0.526cm" text:anchor-type="paragraph"><draw:text-box><text:p text:style-name="P2637"><text:span text:style-name="CharStyle71">16,321</text:span></text:p></draw:text-box></draw:frame><draw:frame draw:style-name="fr67" svg:x="2.688cm" svg:y="7.581cm" svg:width="16.662cm" fo:min-height="2.378cm" text:anchor-type="paragraph"><draw:text-box><text:p text:style-name="P4333"><text:span text:style-name="CharStyle12">Jumlah Bilangan Pemilih dalam Bahagian Pilihan Raya Persekutuan<text:tab/></text:span><text:span text:style-name="CharStyle72">60,425</text:span></text:p><text:p text:style-name="P2657"><text:span text:style-name="CharStyle12">P. 096 Kuala Selangor:</text:span></text:p><text:p text:style-name="P1931"><text:span text:style-name="CharStyle19">Total Number of Electors in the Federal Constituency of<text:line-break/>P. 096 Kuala Selangor:</text:span></text:p></draw:text-box></draw:frame><draw:frame draw:style-name="fr68" svg:x="10.283cm" svg:y="26.337cm" svg:width="0.441cm" fo:min-height="0.455cm" text:anchor-type="paragraph"><draw:text-box><text:p text:style-name="P2846"><text:span text:style-name="CharStyle73">19</text:span></text:p></draw:text-box></draw:frame></text:p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  <text:p text:style-name="P167"/>
        <text:p text:style-name="P168"/>
        <text:p text:style-name="P169"/>
        <text:p text:style-name="P170"/>
        <text:p text:style-name="P171"/>
        <text:p text:style-name="P172"/>
        <text:p text:style-name="P173"/>
        <text:p text:style-name="P174"/>
        <text:p text:style-name="P175"/>
        <text:p text:style-name="P176"/>
        <text:p text:style-name="P177"/>
        <text:p text:style-name="P178"/>
      </text:section>
      <text:section text:style-name="Sect18" text:name="Section18">
        <text:p text:style-name="P4668"><draw:frame draw:style-name="fr71" svg:x="0.000cm" svg:y="0.000cm" svg:width="16.662cm" fo:min-height="22.539cm" text:anchor-type="paragraph"><draw:text-box><table:table table:style-name="Table12"><table:table-column table:style-name="Table12.C1"/><table:table-column table:style-name="Table12.C2"/><table:table-column table:style-name="Table12.C3"/><table:table-column table:style-name="Table12.C4"/><table:table-row table:style-name="Table12.R1"><table:table-cell table:style-name="Table12.Cell1"><text:p text:style-name="P4127"><text:span text:style-name="CharStyle33">(1)</text:span></text:p></table:table-cell><table:table-cell table:style-name="Table12.Cell2"><text:p text:style-name="P4587"/></table:table-cell><table:table-cell table:style-name="Table12.Cell3"><text:p text:style-name="P1903"><text:span text:style-name="CharStyle33">(2)</text:span></text:p></table:table-cell><table:table-cell table:style-name="Table12.Cell4"><text:p text:style-name="P2576"><text:span text:style-name="CharStyle33">(3)</text:span></text:p></table:table-cell></table:table-row><table:table-row table:style-name="Table12.R2"><table:table-cell table:style-name="Table12.Cell5"><text:p text:style-name="P1363"><text:span text:style-name="CharStyle33">Bahagian Pilihan Raya<text:line-break/>Negeri</text:span></text:p></table:table-cell><table:table-cell table:style-name="Table12.Cell6"><text:p text:style-name="P4587"/></table:table-cell><table:table-cell table:style-name="Table12.Cell7"><text:p text:style-name="P2338"><text:span text:style-name="CharStyle33">Daerah Mengundi</text:span></text:p></table:table-cell><table:table-cell table:style-name="Table12.Cell8"><text:p text:style-name="P3029"><text:span text:style-name="CharStyle33">Bilangan Pemilih</text:span></text:p></table:table-cell></table:table-row><table:table-row table:style-name="Table12.R3"><table:table-cell table:style-name="Table12.Cell9"><text:p text:style-name="P1875"><text:span text:style-name="CharStyle34">State Constituency</text:span></text:p></table:table-cell><table:table-cell table:style-name="Table12.Cell10"><text:p text:style-name="P4587"/></table:table-cell><table:table-cell table:style-name="Table12.Cell11"><text:p text:style-name="P3414"><text:span text:style-name="CharStyle34">Polling District</text:span></text:p></table:table-cell><table:table-cell table:style-name="Table12.Cell12"><text:p text:style-name="P3243"><text:span text:style-name="CharStyle34">Number of Electors</text:span></text:p></table:table-cell></table:table-row><table:table-row table:style-name="Table12.R4"><table:table-cell table:style-name="Table12.Cell13"><text:p text:style-name="P3176"><text:span text:style-name="CharStyle33">N. 13 KUANG</text:span></text:p></table:table-cell><table:table-cell table:style-name="Table12.Cell14"><text:p text:style-name="P3456"><text:span text:style-name="CharStyle35">1</text:span><text:span text:style-name="CharStyle36">.</text:span></text:p></table:table-cell><table:table-cell table:style-name="Table12.Cell15"><text:p text:style-name="P3197"><text:span text:style-name="CharStyle33">Pengkalan Kundang</text:span></text:p></table:table-cell><table:table-cell table:style-name="Table12.Cell16"><text:p text:style-name="P3608"><text:span text:style-name="CharStyle33">3,588</text:span></text:p></table:table-cell></table:table-row><table:table-row table:style-name="Table12.R5"><table:table-cell table:style-name="Table12.Cell17"><text:p text:style-name="P4587"/></table:table-cell><table:table-cell table:style-name="Table12.Cell18"><text:p text:style-name="P3271"><text:span text:style-name="CharStyle33">2.</text:span></text:p></table:table-cell><table:table-cell table:style-name="Table12.Cell19"><text:p text:style-name="P3686"><text:span text:style-name="CharStyle33">Sungai Serai</text:span></text:p></table:table-cell><table:table-cell table:style-name="Table12.Cell20"><text:p text:style-name="P3214"><text:span text:style-name="CharStyle33">803</text:span></text:p></table:table-cell></table:table-row><table:table-row table:style-name="Table12.R6"><table:table-cell table:style-name="Table12.Cell21"><text:p text:style-name="P4587"/></table:table-cell><table:table-cell table:style-name="Table12.Cell22"><text:p text:style-name="P2607"><text:span text:style-name="CharStyle33">3.</text:span></text:p></table:table-cell><table:table-cell table:style-name="Table12.Cell23"><text:p text:style-name="P1245"><text:span text:style-name="CharStyle33">Pekan Kuang</text:span></text:p></table:table-cell><table:table-cell table:style-name="Table12.Cell24"><text:p text:style-name="P3529"><text:span text:style-name="CharStyle33">1,666</text:span></text:p></table:table-cell></table:table-row><table:table-row table:style-name="Table12.R7"><table:table-cell table:style-name="Table12.Cell25"><text:p text:style-name="P4587"/></table:table-cell><table:table-cell table:style-name="Table12.Cell26"><text:p text:style-name="P1591"><text:span text:style-name="CharStyle33">4.</text:span></text:p></table:table-cell><table:table-cell table:style-name="Table12.Cell27"><text:p text:style-name="P2283"><text:span text:style-name="CharStyle33">Kampung Gombak</text:span></text:p></table:table-cell><table:table-cell table:style-name="Table12.Cell28"><text:p text:style-name="P2974"><text:span text:style-name="CharStyle33">1,490</text:span></text:p></table:table-cell></table:table-row><table:table-row table:style-name="Table12.R8"><table:table-cell table:style-name="Table12.Cell29"><text:p text:style-name="P4587"/></table:table-cell><table:table-cell table:style-name="Table12.Cell30"><text:p text:style-name="P2065"><text:span text:style-name="CharStyle33">5.</text:span></text:p></table:table-cell><table:table-cell table:style-name="Table12.Cell31"><text:p text:style-name="P2742"><text:span text:style-name="CharStyle33">Kampung Kuang</text:span></text:p></table:table-cell><table:table-cell table:style-name="Table12.Cell32"><text:p text:style-name="P1516"><text:span text:style-name="CharStyle33">3,045</text:span></text:p></table:table-cell></table:table-row><table:table-row table:style-name="Table12.R9"><table:table-cell table:style-name="Table12.Cell33"><text:p text:style-name="P4587"/></table:table-cell><table:table-cell table:style-name="Table12.Cell34"><text:p text:style-name="P3234"><text:span text:style-name="CharStyle33">6.</text:span></text:p></table:table-cell><table:table-cell table:style-name="Table12.Cell35"><text:p text:style-name="P1275"><text:span text:style-name="CharStyle33">Kampung Cempedak</text:span></text:p></table:table-cell><table:table-cell table:style-name="Table12.Cell36"><text:p text:style-name="P1966"><text:span text:style-name="CharStyle33">1,113</text:span></text:p></table:table-cell></table:table-row><table:table-row table:style-name="Table12.R10"><table:table-cell table:style-name="Table12.Cell37"><text:p text:style-name="P4587"/></table:table-cell><table:table-cell table:style-name="Table12.Cell38"><text:p text:style-name="P3815"><text:span text:style-name="CharStyle33">7.</text:span></text:p></table:table-cell><table:table-cell table:style-name="Table12.Cell39"><text:p text:style-name="P1812"><text:span text:style-name="CharStyle33">Sri Kundang</text:span></text:p></table:table-cell><table:table-cell table:style-name="Table12.Cell40"><text:p text:style-name="P2485"><text:span text:style-name="CharStyle33">3,467</text:span></text:p></table:table-cell></table:table-row><table:table-row table:style-name="Table12.R11"><table:table-cell table:style-name="Table12.Cell41"><text:p text:style-name="P4587"/></table:table-cell><table:table-cell table:style-name="Table12.Cell42"><text:p text:style-name="P3554"><text:span text:style-name="CharStyle33">8.</text:span></text:p></table:table-cell><table:table-cell table:style-name="Table12.Cell43"><text:p text:style-name="P3557"><text:span text:style-name="CharStyle33">Bandar Tasik Puteri</text:span></text:p></table:table-cell><table:table-cell table:style-name="Table12.Cell44"><text:p text:style-name="P3561"><text:span text:style-name="CharStyle33">4,155</text:span></text:p></table:table-cell></table:table-row><table:table-row table:style-name="Table12.R12"><table:table-cell table:style-name="Table12.Cell45"><text:p text:style-name="P4587"/></table:table-cell><table:table-cell table:style-name="Table12.Cell46"><text:p text:style-name="P2045"><text:span text:style-name="CharStyle33">9.</text:span></text:p></table:table-cell><table:table-cell table:style-name="Table12.Cell47"><text:p text:style-name="P2718"><text:span text:style-name="CharStyle33">Penjara Sungai Buloh</text:span></text:p></table:table-cell><table:table-cell table:style-name="Table12.Cell48"><text:p text:style-name="P4399"><text:span text:style-name="CharStyle33">470</text:span></text:p><text:p text:style-name="P2019"><text:span text:style-name="CharStyle33">19,797</text:span></text:p></table:table-cell></table:table-row><table:table-row table:style-name="Table12.R13"><table:table-cell table:style-name="Table12.Cell49"><text:p text:style-name="P2673"><text:span text:style-name="CharStyle33">N. 14 RAWANG</text:span></text:p></table:table-cell><table:table-cell table:style-name="Table12.Cell50"><text:p text:style-name="P3318"><text:span text:style-name="CharStyle35">1</text:span><text:span text:style-name="CharStyle36">.</text:span></text:p></table:table-cell><table:table-cell table:style-name="Table12.Cell51"><text:p text:style-name="P2146"><text:span text:style-name="CharStyle33">Bandar Country Home 1</text:span></text:p></table:table-cell><table:table-cell table:style-name="Table12.Cell52"><text:p text:style-name="P2817"><text:span text:style-name="CharStyle33">3,706</text:span></text:p></table:table-cell></table:table-row><table:table-row table:style-name="Table12.R14"><table:table-cell table:style-name="Table12.Cell53"><text:p text:style-name="P4587"/></table:table-cell><table:table-cell table:style-name="Table12.Cell54"><text:p text:style-name="P1904"><text:span text:style-name="CharStyle33">2.</text:span></text:p></table:table-cell><table:table-cell table:style-name="Table12.Cell55"><text:p text:style-name="P2642"><text:span text:style-name="CharStyle33">Kuala Garing</text:span></text:p></table:table-cell><table:table-cell table:style-name="Table12.Cell56"><text:p text:style-name="P3854"><text:span text:style-name="CharStyle33">2,270</text:span></text:p></table:table-cell></table:table-row><table:table-row table:style-name="Table12.R15"><table:table-cell table:style-name="Table12.Cell57"><text:p text:style-name="P4587"/></table:table-cell><table:table-cell table:style-name="Table12.Cell58"><text:p text:style-name="P3224"><text:span text:style-name="CharStyle33">3.</text:span></text:p></table:table-cell><table:table-cell table:style-name="Table12.Cell59"><text:p text:style-name="P3910"><text:span text:style-name="CharStyle33">Kampung Rajah</text:span></text:p></table:table-cell><table:table-cell table:style-name="Table12.Cell60"><text:p text:style-name="P3133"><text:span text:style-name="CharStyle33">1,151</text:span></text:p></table:table-cell></table:table-row><table:table-row table:style-name="Table12.R16"><table:table-cell table:style-name="Table12.Cell61"><text:p text:style-name="P4587"/></table:table-cell><table:table-cell table:style-name="Table12.Cell62"><text:p text:style-name="P2952"><text:span text:style-name="CharStyle33">4.</text:span></text:p></table:table-cell><table:table-cell table:style-name="Table12.Cell63"><text:p text:style-name="P1719"><text:span text:style-name="CharStyle33">Rawang</text:span></text:p></table:table-cell><table:table-cell table:style-name="Table12.Cell64"><text:p text:style-name="P3600"><text:span text:style-name="CharStyle33">1,561</text:span></text:p></table:table-cell></table:table-row><table:table-row table:style-name="Table12.R17"><table:table-cell table:style-name="Table12.Cell65"><text:p text:style-name="P4587"/></table:table-cell><table:table-cell table:style-name="Table12.Cell66"><text:p text:style-name="P3597"><text:span text:style-name="CharStyle33">5.</text:span></text:p></table:table-cell><table:table-cell table:style-name="Table12.Cell67"><text:p text:style-name="P2126"><text:span text:style-name="CharStyle33">Kampung Melayu</text:span></text:p></table:table-cell><table:table-cell table:style-name="Table12.Cell68"><text:p text:style-name="P2799"><text:span text:style-name="CharStyle33">1,244</text:span></text:p></table:table-cell></table:table-row><table:table-row table:style-name="Table12.R18"><table:table-cell table:style-name="Table12.Cell69"><text:p text:style-name="P4587"/></table:table-cell><table:table-cell table:style-name="Table12.Cell70"><text:p text:style-name="P1650"><text:span text:style-name="CharStyle33">6.</text:span></text:p></table:table-cell><table:table-cell table:style-name="Table12.Cell71"><text:p text:style-name="P2337"><text:span text:style-name="CharStyle33">Kampung Kenanga</text:span></text:p></table:table-cell><table:table-cell table:style-name="Table12.Cell72"><text:p text:style-name="P3376"><text:span text:style-name="CharStyle33">3,267</text:span></text:p></table:table-cell></table:table-row><table:table-row table:style-name="Table12.R19"><table:table-cell table:style-name="Table12.Cell73"><text:p text:style-name="P4587"/></table:table-cell><table:table-cell table:style-name="Table12.Cell74"><text:p text:style-name="P2120"><text:span text:style-name="CharStyle33">7.</text:span></text:p></table:table-cell><table:table-cell table:style-name="Table12.Cell75"><text:p text:style-name="P2793"><text:span text:style-name="CharStyle33">Kampung Baharu Rawang</text:span></text:p></table:table-cell><table:table-cell table:style-name="Table12.Cell76"><text:p text:style-name="P1561"><text:span text:style-name="CharStyle33">2,645</text:span></text:p></table:table-cell></table:table-row></table:table></draw:text-box></draw:frame><draw:frame draw:style-name="fr69" svg:x="6.782cm" svg:y="23.105cm" svg:width="2.981cm" fo:min-height="0.534cm" text:anchor-type="paragraph"><draw:text-box><text:p text:style-name="P2102"><text:span text:style-name="CharStyle74">Taman Sri Hijau</text:span></text:p></draw:text-box></draw:frame><draw:frame draw:style-name="fr70" svg:x="15.570cm" svg:y="23.105cm" svg:width="1.076cm" fo:min-height="0.526cm" text:anchor-type="paragraph"><draw:text-box><text:p text:style-name="P2995"><text:span text:style-name="CharStyle74">2,089</text:span></text:p></draw:text-box></draw:frame></text:p>
        <text:p text:style-name="P2436"><text:span text:style-name="CharStyle77">8</text:span><text:span text:style-name="CharStyle76">.</text:span></text:p>
      </text:section>
      <text:section text:style-name="Sect19" text:name="Section19">
        <text:p text:style-name="P4669"><draw:frame draw:style-name="fr75" svg:x="3.119cm" svg:y="0.000cm" svg:width="4.082cm" fo:min-height="2.782cm" text:anchor-type="paragraph"><draw:text-box><text:h text:outline-level="1" text:style-name="P3655"><text:bookmark-start text:name="bookmark10"/><text:span text:style-name="CharStyle48">(1)</text:span><text:bookmark-end text:name="bookmark10"/></text:h><text:p text:style-name="P3194"><text:span text:style-name="CharStyle12">Bahagian Pilihan Raya<text:line-break/>Negeri<text:line-break/></text:span><text:span text:style-name="CharStyle20">State Constituency</text:span></text:p></draw:text-box></draw:frame><draw:frame draw:style-name="fr76" svg:x="2.713cm" svg:y="16.501cm" svg:width="4.420cm" fo:min-height="0.524cm" text:anchor-type="paragraph"><draw:text-box><text:p text:style-name="P2701"><text:span text:style-name="CharStyle12">N. 15 TAMAN TEMPLER</text:span></text:p></draw:text-box></draw:frame><draw:frame draw:style-name="fr74" svg:x="8.749cm" svg:y="0.000cm" svg:width="10.626cm" fo:min-height="0.002cm" text:anchor-type="paragraph"><draw:text-box><table:table table:style-name="Table13"><table:table-column table:style-name="Table13.C1"/><table:table-column table:style-name="Table13.C2"/><table:table-column table:style-name="Table13.C3"/><table:table-row table:style-name="Table13.R1"><table:table-cell table:style-name="Table13.Cell1"><text:p text:style-name="P4587"/></table:table-cell><table:table-cell table:style-name="Table13.Cell2"><text:p text:style-name="P1288"><text:span text:style-name="CharStyle33">(2)</text:span></text:p></table:table-cell><table:table-cell table:style-name="Table13.Cell3"><text:p text:style-name="P1989"><text:span text:style-name="CharStyle33">(3)</text:span></text:p></table:table-cell></table:table-row><table:table-row table:style-name="Table13.R2"><table:table-cell table:style-name="Table13.Cell4"><text:p text:style-name="P4587"/></table:table-cell><table:table-cell table:style-name="Table13.Cell5"><text:p text:style-name="P2969"><text:span text:style-name="CharStyle33">Daerah Mengundi</text:span></text:p></table:table-cell><table:table-cell table:style-name="Table13.Cell6"><text:p text:style-name="P1743"><text:span text:style-name="CharStyle33">Bilangan Pemilih</text:span></text:p></table:table-cell></table:table-row><table:table-row table:style-name="Table13.R3"><table:table-cell table:style-name="Table13.Cell7"><text:p text:style-name="P4587"/></table:table-cell><table:table-cell table:style-name="Table13.Cell8"><text:p text:style-name="P2737"><text:span text:style-name="CharStyle34">Polling District</text:span></text:p></table:table-cell><table:table-cell table:style-name="Table13.Cell9"><text:p text:style-name="P4462"><text:span text:style-name="CharStyle34">Number of Electors</text:span></text:p></table:table-cell></table:table-row><table:table-row table:style-name="Table13.R4"><table:table-cell table:style-name="Table13.Cell10"><text:p text:style-name="P3388"><text:span text:style-name="CharStyle33">9.</text:span></text:p></table:table-cell><table:table-cell table:style-name="Table13.Cell11"><text:p text:style-name="P3391"><text:span text:style-name="CharStyle33">Ranching</text:span></text:p></table:table-cell><table:table-cell table:style-name="Table13.Cell12"><text:p text:style-name="P3393"><text:span text:style-name="CharStyle33">3,182</text:span></text:p></table:table-cell></table:table-row><table:table-row table:style-name="Table13.R5"><table:table-cell table:style-name="Table13.Cell13"><text:p text:style-name="P3398"><text:span text:style-name="CharStyle33">10.</text:span></text:p></table:table-cell><table:table-cell table:style-name="Table13.Cell14"><text:p text:style-name="P3171"><text:span text:style-name="CharStyle33">Taman Bersatu</text:span></text:p></table:table-cell><table:table-cell table:style-name="Table13.Cell15"><text:p text:style-name="P3711"><text:span text:style-name="CharStyle33">3,150</text:span></text:p></table:table-cell></table:table-row><table:table-row table:style-name="Table13.R6"><table:table-cell table:style-name="Table13.Cell16"><text:p text:style-name="P1571"><text:span text:style-name="CharStyle33">11.</text:span></text:p></table:table-cell><table:table-cell table:style-name="Table13.Cell17"><text:p text:style-name="P3372"><text:span text:style-name="CharStyle33">Taman Bukit Rawang</text:span></text:p></table:table-cell><table:table-cell table:style-name="Table13.Cell18"><text:p text:style-name="P4104"><text:span text:style-name="CharStyle33">2,387</text:span></text:p></table:table-cell></table:table-row><table:table-row table:style-name="Table13.R7"><table:table-cell table:style-name="Table13.Cell19"><text:p text:style-name="P4106"><text:span text:style-name="CharStyle33">12.</text:span></text:p></table:table-cell><table:table-cell table:style-name="Table13.Cell20"><text:p text:style-name="P4108"><text:span text:style-name="CharStyle33">Kampung Tanjung</text:span></text:p></table:table-cell><table:table-cell table:style-name="Table13.Cell21"><text:p text:style-name="P1602"><text:span text:style-name="CharStyle33">288</text:span></text:p></table:table-cell></table:table-row><table:table-row table:style-name="Table13.R8"><table:table-cell table:style-name="Table13.Cell22"><text:p text:style-name="P2292"><text:span text:style-name="CharStyle33">13.</text:span></text:p></table:table-cell><table:table-cell table:style-name="Table13.Cell23"><text:p text:style-name="P2986"><text:span text:style-name="CharStyle33">Bandar Country Home 2</text:span></text:p></table:table-cell><table:table-cell table:style-name="Table13.Cell24"><text:p text:style-name="P1753"><text:span text:style-name="CharStyle33">2,738</text:span></text:p></table:table-cell></table:table-row><table:table-row table:style-name="Table13.R9"><table:table-cell table:style-name="Table13.Cell25"><text:p text:style-name="P3983"><text:span text:style-name="CharStyle33">14.</text:span></text:p></table:table-cell><table:table-cell table:style-name="Table13.Cell26"><text:p text:style-name="P1285"><text:span text:style-name="CharStyle33">Kota Emerald East &amp; West</text:span></text:p></table:table-cell><table:table-cell table:style-name="Table13.Cell27"><text:p text:style-name="P3593"><text:span text:style-name="CharStyle33">1,023</text:span></text:p></table:table-cell></table:table-row><table:table-row table:style-name="Table13.R10"><table:table-cell table:style-name="Table13.Cell28"><text:p text:style-name="P2842"><text:span text:style-name="CharStyle33">15.</text:span></text:p></table:table-cell><table:table-cell table:style-name="Table13.Cell29"><text:p text:style-name="P1723"><text:span text:style-name="CharStyle33">Garing Jaya</text:span></text:p></table:table-cell><table:table-cell table:style-name="Table13.Cell30"><text:p text:style-name="P3000"><text:span text:style-name="CharStyle33">2,298</text:span></text:p></table:table-cell></table:table-row><table:table-row table:style-name="Table13.R11"><table:table-cell table:style-name="Table13.Cell31"><text:p text:style-name="P1996"><text:span text:style-name="CharStyle33">16.</text:span></text:p></table:table-cell><table:table-cell table:style-name="Table13.Cell32"><text:p text:style-name="P4011"><text:span text:style-name="CharStyle33">Batu Arang Barat</text:span></text:p></table:table-cell><table:table-cell table:style-name="Table13.Cell33"><text:p text:style-name="P1454"><text:span text:style-name="CharStyle33">2,094</text:span></text:p></table:table-cell></table:table-row><table:table-row table:style-name="Table13.R12"><table:table-cell table:style-name="Table13.Cell34"><text:p text:style-name="P2142"><text:span text:style-name="CharStyle33">17.</text:span></text:p></table:table-cell><table:table-cell table:style-name="Table13.Cell35"><text:p text:style-name="P2808"><text:span text:style-name="CharStyle33">Batu Arang Timur</text:span></text:p></table:table-cell><table:table-cell table:style-name="Table13.Cell36"><text:p text:style-name="P1582"><text:span text:style-name="CharStyle33">1,317</text:span></text:p></table:table-cell></table:table-row><table:table-row table:style-name="Table13.R13"><table:table-cell table:style-name="Table13.Cell37"><text:p text:style-name="P2543"><text:span text:style-name="CharStyle33">18.</text:span></text:p></table:table-cell><table:table-cell table:style-name="Table13.Cell38"><text:p text:style-name="P3440"><text:span text:style-name="CharStyle33">Batu Arang Selatan</text:span></text:p></table:table-cell><table:table-cell table:style-name="Table13.Cell39"><text:p text:style-name="P2031"><text:span text:style-name="CharStyle33">1,589</text:span></text:p></table:table-cell></table:table-row><table:table-row table:style-name="Table13.R14"><table:table-cell table:style-name="Table13.Cell40"><text:p text:style-name="P4587"/></table:table-cell><table:table-cell table:style-name="Table13.Cell41"><text:p text:style-name="P4587"/></table:table-cell><table:table-cell table:style-name="Table13.Cell42"><text:p text:style-name="P1408"><text:span text:style-name="CharStyle33">37,999</text:span></text:p></table:table-cell></table:table-row><table:table-row table:style-name="Table13.R15"><table:table-cell table:style-name="Table13.Cell43"><text:p text:style-name="P2100"><text:span text:style-name="CharStyle35">1</text:span><text:span text:style-name="CharStyle36">.</text:span></text:p></table:table-cell><table:table-cell table:style-name="Table13.Cell44"><text:p text:style-name="P3132"><text:span text:style-name="CharStyle33">Batu 16 Rawang</text:span></text:p></table:table-cell><table:table-cell table:style-name="Table13.Cell45"><text:p text:style-name="P1540"><text:span text:style-name="CharStyle33">2,199</text:span></text:p></table:table-cell></table:table-row><table:table-row table:style-name="Table13.R16"><table:table-cell table:style-name="Table13.Cell46"><text:p text:style-name="P4482"><text:span text:style-name="CharStyle33">2.</text:span></text:p></table:table-cell><table:table-cell table:style-name="Table13.Cell47"><text:p text:style-name="P2918"><text:span text:style-name="CharStyle33">Bandar Baru Selayang Utara</text:span></text:p></table:table-cell><table:table-cell table:style-name="Table13.Cell48"><text:p text:style-name="P1684"><text:span text:style-name="CharStyle33">2,379</text:span></text:p></table:table-cell></table:table-row><table:table-row table:style-name="Table13.R17"><table:table-cell table:style-name="Table13.Cell49"><text:p text:style-name="P3236"><text:span text:style-name="CharStyle33">3.</text:span></text:p></table:table-cell><table:table-cell table:style-name="Table13.Cell50"><text:p text:style-name="P3068"><text:span text:style-name="CharStyle33">Bukit Idaman</text:span></text:p></table:table-cell><table:table-cell table:style-name="Table13.Cell51"><text:p text:style-name="P4148"><text:span text:style-name="CharStyle33">3,670</text:span></text:p></table:table-cell></table:table-row><table:table-row table:style-name="Table13.R18"><table:table-cell table:style-name="Table13.Cell52"><text:p text:style-name="P2509"><text:span text:style-name="CharStyle33">4.</text:span></text:p></table:table-cell><table:table-cell table:style-name="Table13.Cell53"><text:p text:style-name="P3567"><text:span text:style-name="CharStyle33">Selayang Baharu Tiga</text:span></text:p></table:table-cell><table:table-cell table:style-name="Table13.Cell54"><text:p text:style-name="P3535"><text:span text:style-name="CharStyle33">3,316</text:span></text:p></table:table-cell></table:table-row><table:table-row table:style-name="Table13.R19"><table:table-cell table:style-name="Table13.Cell55"><text:p text:style-name="P4064"><text:span text:style-name="CharStyle33">5.</text:span></text:p></table:table-cell><table:table-cell table:style-name="Table13.Cell56"><text:p text:style-name="P3886"><text:span text:style-name="CharStyle33">Selayang Baharu Dua</text:span></text:p></table:table-cell><table:table-cell table:style-name="Table13.Cell57"><text:p text:style-name="P3483"><text:span text:style-name="CharStyle33">1,803</text:span></text:p></table:table-cell></table:table-row><table:table-row table:style-name="Table13.R20"><table:table-cell table:style-name="Table13.Cell58"><text:p text:style-name="P3486"><text:span text:style-name="CharStyle33">6.</text:span></text:p></table:table-cell><table:table-cell table:style-name="Table13.Cell59"><text:p text:style-name="P3490"><text:span text:style-name="CharStyle33">Selayang Baharu Satu</text:span></text:p></table:table-cell><table:table-cell table:style-name="Table13.Cell60"><text:p text:style-name="P3579"><text:span text:style-name="CharStyle33">2,969</text:span></text:p></table:table-cell></table:table-row><table:table-row table:style-name="Table13.R21"><table:table-cell table:style-name="Table13.Cell61"><text:p text:style-name="P3582"><text:span text:style-name="CharStyle33">7.</text:span></text:p></table:table-cell><table:table-cell table:style-name="Table13.Cell62"><text:p text:style-name="P2582"><text:span text:style-name="CharStyle33">Taman Selayang Baharu</text:span></text:p></table:table-cell><table:table-cell table:style-name="Table13.Cell63"><text:p text:style-name="P1364"><text:span text:style-name="CharStyle33">1,645</text:span></text:p></table:table-cell></table:table-row><table:table-row table:style-name="Table13.R22"><table:table-cell table:style-name="Table13.Cell64"><text:p text:style-name="P2082"><text:span text:style-name="CharStyle35">8</text:span><text:span text:style-name="CharStyle36">.</text:span></text:p></table:table-cell><table:table-cell table:style-name="Table13.Cell65"><text:p text:style-name="P3313"><text:span text:style-name="CharStyle33">Selayang Pandang</text:span></text:p></table:table-cell><table:table-cell table:style-name="Table13.Cell66"><text:p text:style-name="P1369"><text:span text:style-name="CharStyle33">2,263</text:span></text:p></table:table-cell></table:table-row></table:table></draw:text-box></draw:frame></text:p>
        <text:p text:style-name="P183"/>
        <text:p text:style-name="P184"/>
        <text:p text:style-name="P185"/>
        <text:p text:style-name="P186"/>
        <text:p text:style-name="P187"/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</text:section>
      <text:section text:style-name="Sect20" text:name="Section20">
        <text:p text:style-name="P4670"><draw:frame draw:style-name="fr77" svg:x="0.000cm" svg:y="0.000cm" svg:width="16.688cm" fo:min-height="0.002cm" text:anchor-type="paragraph"><draw:text-box><table:table table:style-name="Table14"><table:table-column table:style-name="Table14.C1"/><table:table-column table:style-name="Table14.C2"/><table:table-column table:style-name="Table14.C3"/><table:table-row table:style-name="Table14.R1"><table:table-cell table:style-name="Table14.Cell1"><text:p text:style-name="P2000"><text:span text:style-name="CharStyle33">(1)</text:span></text:p></table:table-cell><table:table-cell table:style-name="Table14.Cell2"><text:p text:style-name="P3933"><text:span text:style-name="CharStyle33">(2)</text:span></text:p></table:table-cell><table:table-cell table:style-name="Table14.Cell3"><text:p text:style-name="P3799"><text:span text:style-name="CharStyle33">(3)</text:span></text:p></table:table-cell></table:table-row><table:table-row table:style-name="Table14.R2"><table:table-cell table:style-name="Table14.Cell4"><text:p text:style-name="P4297"><text:span text:style-name="CharStyle33">Bahagian Pilihan Raya</text:span></text:p></table:table-cell><table:table-cell table:style-name="Table14.Cell5"><text:p text:style-name="P1947"><text:span text:style-name="CharStyle33">Daerah Mengundi</text:span></text:p></table:table-cell><table:table-cell table:style-name="Table14.Cell6"><text:p text:style-name="P2624"><text:span text:style-name="CharStyle33">Bilangan Pemilih</text:span></text:p></table:table-cell></table:table-row><table:table-row table:style-name="Table14.R3"><table:table-cell table:style-name="Table14.Cell7"><text:p text:style-name="P1577"><text:span text:style-name="CharStyle33">Negeri</text:span></text:p></table:table-cell><table:table-cell table:style-name="Table14.Cell8"><text:p text:style-name="P4587"/></table:table-cell><table:table-cell table:style-name="Table14.Cell9"><text:p text:style-name="P4587"/></table:table-cell></table:table-row><table:table-row table:style-name="Table14.R4"><table:table-cell table:style-name="Table14.Cell10"><text:p text:style-name="P3235"><text:span text:style-name="CharStyle34">State Constituency</text:span></text:p></table:table-cell><table:table-cell table:style-name="Table14.Cell11"><text:p text:style-name="P3539"><text:span text:style-name="CharStyle34">Polling District</text:span></text:p></table:table-cell><table:table-cell table:style-name="Table14.Cell12"><text:p text:style-name="P3405"><text:span text:style-name="CharStyle34">Number of Electors</text:span></text:p></table:table-cell></table:table-row><table:table-row table:style-name="Table14.R5"><table:table-cell table:style-name="Table14.Cell13"><text:p text:style-name="P4587"/></table:table-cell><table:table-cell table:style-name="Table14.Cell14"><text:p text:style-name="P3272"><text:span text:style-name="CharStyle33">9. Sri Melati</text:span></text:p></table:table-cell><table:table-cell table:style-name="Table14.Cell15"><text:p text:style-name="P3745"><text:span text:style-name="CharStyle33">1,704</text:span></text:p></table:table-cell></table:table-row><table:table-row table:style-name="Table14.R6"><table:table-cell table:style-name="Table14.Cell16"><text:p text:style-name="P4587"/></table:table-cell><table:table-cell table:style-name="Table14.Cell17"><text:p text:style-name="P3294"><text:span text:style-name="CharStyle33">10. Bandar Baru Selayang Selatan</text:span></text:p></table:table-cell><table:table-cell table:style-name="Table14.Cell18"><text:p text:style-name="P3629"><text:span text:style-name="CharStyle33">2,721</text:span></text:p></table:table-cell></table:table-row><table:table-row table:style-name="Table14.R7"><table:table-cell table:style-name="Table14.Cell19"><text:p text:style-name="P4587"/></table:table-cell><table:table-cell table:style-name="Table14.Cell20"><text:p text:style-name="P1624"><text:span text:style-name="CharStyle33">11. Kampung Bendahara</text:span></text:p></table:table-cell><table:table-cell table:style-name="Table14.Cell21"><text:p text:style-name="P4505"><text:span text:style-name="CharStyle33">2,361</text:span></text:p></table:table-cell></table:table-row><table:table-row table:style-name="Table14.R8"><table:table-cell table:style-name="Table14.Cell22"><text:p text:style-name="P4587"/></table:table-cell><table:table-cell table:style-name="Table14.Cell23"><text:p text:style-name="P1409"><text:span text:style-name="CharStyle33">12. Lembah Mutiara</text:span></text:p></table:table-cell><table:table-cell table:style-name="Table14.Cell24"><text:p text:style-name="P2101"><text:span text:style-name="CharStyle33">3,067</text:span></text:p></table:table-cell></table:table-row><table:table-row table:style-name="Table14.R9"><table:table-cell table:style-name="Table14.Cell25"><text:p text:style-name="P4587"/></table:table-cell><table:table-cell table:style-name="Table14.Cell26"><text:p text:style-name="P1242"><text:span text:style-name="CharStyle33">13. Kampung Selayang Permai</text:span></text:p></table:table-cell><table:table-cell table:style-name="Table14.Cell27"><text:p text:style-name="P1932"><text:span text:style-name="CharStyle33">1,939</text:span></text:p></table:table-cell></table:table-row><table:table-row table:style-name="Table14.R10"><table:table-cell table:style-name="Table14.Cell28"><text:p text:style-name="P4587"/></table:table-cell><table:table-cell table:style-name="Table14.Cell29"><text:p text:style-name="P2912"><text:span text:style-name="CharStyle33">14. Kampung Selayang Indah</text:span></text:p></table:table-cell><table:table-cell table:style-name="Table14.Cell30"><text:p text:style-name="P1679"><text:span text:style-name="CharStyle33">1,529</text:span></text:p></table:table-cell></table:table-row><table:table-row table:style-name="Table14.R11"><table:table-cell table:style-name="Table14.Cell31"><text:p text:style-name="P4587"/></table:table-cell><table:table-cell table:style-name="Table14.Cell32"><text:p text:style-name="P2675"><text:span text:style-name="CharStyle33">15. Taman Selayang Indah</text:span></text:p></table:table-cell><table:table-cell table:style-name="Table14.Cell33"><text:p text:style-name="P1459"><text:span text:style-name="CharStyle33">1,452</text:span></text:p></table:table-cell></table:table-row><table:table-row table:style-name="Table14.R12"><table:table-cell table:style-name="Table14.Cell34"><text:p text:style-name="P4587"/></table:table-cell><table:table-cell table:style-name="Table14.Cell35"><text:p text:style-name="P3147"><text:span text:style-name="CharStyle33">16. Prima Selayang</text:span></text:p></table:table-cell><table:table-cell table:style-name="Table14.Cell36"><text:p text:style-name="P1222"><text:span text:style-name="CharStyle33">1,017</text:span></text:p></table:table-cell></table:table-row><table:table-row table:style-name="Table14.R13"><table:table-cell table:style-name="Table14.Cell37"><text:p text:style-name="P4587"/></table:table-cell><table:table-cell table:style-name="Table14.Cell38"><text:p text:style-name="P4587"/></table:table-cell><table:table-cell table:style-name="Table14.Cell39"><text:p text:style-name="P2617"><text:span text:style-name="CharStyle33">36,034</text:span></text:p></table:table-cell></table:table-row><table:table-row table:style-name="Table14.R14"><table:table-cell table:style-name="Table14.Cell40" table:number-columns-spanned="2"><text:p text:style-name="P1405"><text:span text:style-name="CharStyle33">Jumlah Bilangan Pemilih dalam Bahagian Pilihan Raya Persekutuan<text:line-break/>P. 097 Selayang:</text:span></text:p><text:p text:style-name="P3604"><text:span text:style-name="CharStyle34">Total Number of Electors in the Federal Constituency of</text:span></text:p></table:table-cell><table:table-cell table:style-name="Table14.Cell41"><text:p text:style-name="P3187"><text:span text:style-name="CharStyle33">93,830</text:span></text:p></table:table-cell></table:table-row></table:table><text:p text:style-name="P2692"><text:span text:style-name="CharStyle78">P. 097Selayang:</text:span></text:p></draw:text-box></draw:frame></text:p>
        <text:p text:style-name="P3769"><text:span text:style-name="CharStyle80">22</text:span></text:p>
      </text:section>
      <text:section text:style-name="Sect21" text:name="Section21">
        <text:p text:style-name="P4671"><draw:frame draw:style-name="fr78" svg:x="0.000cm" svg:y="0.000cm" svg:width="16.662cm" fo:min-height="0.002cm" text:anchor-type="paragraph"><draw:text-box><table:table table:style-name="Table15"><table:table-column table:style-name="Table15.C1"/><table:table-column table:style-name="Table15.C2"/><table:table-column table:style-name="Table15.C3"/><table:table-row table:style-name="Table15.R1"><table:table-cell table:style-name="Table15.Cell1"><text:p text:style-name="P2358"><text:span text:style-name="CharStyle33">(1)</text:span></text:p></table:table-cell><table:table-cell table:style-name="Table15.Cell2"><text:p text:style-name="P3382"><text:span text:style-name="CharStyle33">(2)</text:span></text:p></table:table-cell><table:table-cell table:style-name="Table15.Cell3"><text:p text:style-name="P2676"><text:span text:style-name="CharStyle33">(3)</text:span></text:p></table:table-cell></table:table-row><table:table-row table:style-name="Table15.R2"><table:table-cell table:style-name="Table15.Cell4"><text:p text:style-name="P1460"><text:span text:style-name="CharStyle33">Bahagian Pilihan Raya</text:span></text:p></table:table-cell><table:table-cell table:style-name="Table15.Cell5"><text:p text:style-name="P4379"><text:span text:style-name="CharStyle33">Daerah Mengundi</text:span></text:p></table:table-cell><table:table-cell table:style-name="Table15.Cell6"><text:p text:style-name="P2820"><text:span text:style-name="CharStyle33">Bilangan Pemilih</text:span></text:p></table:table-cell></table:table-row><table:table-row table:style-name="Table15.R3"><table:table-cell table:style-name="Table15.Cell7"><text:p text:style-name="P4021"><text:span text:style-name="CharStyle33">Negeri</text:span></text:p></table:table-cell><table:table-cell table:style-name="Table15.Cell8"><text:p text:style-name="P4587"/></table:table-cell><table:table-cell table:style-name="Table15.Cell9"><text:p text:style-name="P4587"/></table:table-cell></table:table-row><table:table-row table:style-name="Table15.R4"><table:table-cell table:style-name="Table15.Cell10"><text:p text:style-name="P3801"><text:span text:style-name="CharStyle34">State Constituency</text:span></text:p></table:table-cell><table:table-cell table:style-name="Table15.Cell11"><text:p text:style-name="P1702"><text:span text:style-name="CharStyle34">Polling District</text:span></text:p></table:table-cell><table:table-cell table:style-name="Table15.Cell12"><text:p text:style-name="P2033"><text:span text:style-name="CharStyle34">Number of Electors</text:span></text:p></table:table-cell></table:table-row><table:table-row table:style-name="Table15.R5"><table:table-cell table:style-name="Table15.Cell13"><text:p text:style-name="P2288"><text:span text:style-name="CharStyle33">N. 16 SUNGAI TUA</text:span></text:p></table:table-cell><table:table-cell table:style-name="Table15.Cell14"><text:p text:style-name="P3186"><text:span text:style-name="CharStyle34">1.</text:span><text:span text:style-name="CharStyle33"><text:s text:c="1"/>Wira Damai</text:span></text:p></table:table-cell><table:table-cell table:style-name="Table15.Cell15"><text:p text:style-name="P3177"><text:span text:style-name="CharStyle34">3,782</text:span></text:p></table:table-cell></table:table-row><table:table-row table:style-name="Table15.R6"><table:table-cell table:style-name="Table15.Cell16"><text:p text:style-name="P4587"/></table:table-cell><table:table-cell table:style-name="Table15.Cell17"><text:p text:style-name="P3760"><text:span text:style-name="CharStyle33">2. Taman Jasa</text:span></text:p></table:table-cell><table:table-cell table:style-name="Table15.Cell18"><text:p text:style-name="P1566"><text:span text:style-name="CharStyle33">1,975</text:span></text:p></table:table-cell></table:table-row><table:table-row table:style-name="Table15.R7"><table:table-cell table:style-name="Table15.Cell19"><text:p text:style-name="P4587"/></table:table-cell><table:table-cell table:style-name="Table15.Cell20"><text:p text:style-name="P4365"><text:span text:style-name="CharStyle33">3. Sungai Tua</text:span></text:p></table:table-cell><table:table-cell table:style-name="Table15.Cell21"><text:p text:style-name="P1334"><text:span text:style-name="CharStyle33">1,964</text:span></text:p></table:table-cell></table:table-row><table:table-row table:style-name="Table15.R8"><table:table-cell table:style-name="Table15.Cell22"><text:p text:style-name="P4587"/></table:table-cell><table:table-cell table:style-name="Table15.Cell23"><text:p text:style-name="P1600"><text:span text:style-name="CharStyle33">4. Kampung Nakhoda</text:span></text:p></table:table-cell><table:table-cell table:style-name="Table15.Cell24"><text:p text:style-name="P2290"><text:span text:style-name="CharStyle33">4,100</text:span></text:p></table:table-cell></table:table-row><table:table-row table:style-name="Table15.R9"><table:table-cell table:style-name="Table15.Cell25"><text:p text:style-name="P4587"/></table:table-cell><table:table-cell table:style-name="Table15.Cell26"><text:p text:style-name="P3303"><text:span text:style-name="CharStyle33">5. Kampung Laksamana</text:span></text:p></table:table-cell><table:table-cell table:style-name="Table15.Cell27"><text:p text:style-name="P2396"><text:span text:style-name="CharStyle33">4,720</text:span></text:p></table:table-cell></table:table-row><table:table-row table:style-name="Table15.R10"><table:table-cell table:style-name="Table15.Cell28"><text:p text:style-name="P4587"/></table:table-cell><table:table-cell table:style-name="Table15.Cell29"><text:p text:style-name="P3438"><text:span text:style-name="CharStyle33">6. Selayang Baharu Empat</text:span></text:p></table:table-cell><table:table-cell table:style-name="Table15.Cell30"><text:p text:style-name="P2185"><text:span text:style-name="CharStyle33">2,873</text:span></text:p></table:table-cell></table:table-row><table:table-row table:style-name="Table15.R11"><table:table-cell table:style-name="Table15.Cell31"><text:p text:style-name="P4587"/></table:table-cell><table:table-cell table:style-name="Table15.Cell32"><text:p text:style-name="P1259"><text:span text:style-name="CharStyle33">7. Selayang Baharu Lima</text:span></text:p></table:table-cell><table:table-cell table:style-name="Table15.Cell33"><text:p text:style-name="P1946"><text:span text:style-name="CharStyle33">2,273</text:span></text:p></table:table-cell></table:table-row><table:table-row table:style-name="Table15.R12"><table:table-cell table:style-name="Table15.Cell34"><text:p text:style-name="P4587"/></table:table-cell><table:table-cell table:style-name="Table15.Cell35"><text:p text:style-name="P3180"><text:span text:style-name="CharStyle33">8. Taman Selayang</text:span></text:p></table:table-cell><table:table-cell table:style-name="Table15.Cell36"><text:p text:style-name="P3139"><text:span text:style-name="CharStyle33">2,862</text:span></text:p></table:table-cell></table:table-row><table:table-row table:style-name="Table15.R13"><table:table-cell table:style-name="Table15.Cell37"><text:p text:style-name="P4587"/></table:table-cell><table:table-cell table:style-name="Table15.Cell38"><text:p text:style-name="P2801"><text:span text:style-name="CharStyle33">9. Taman Batu Caves</text:span></text:p></table:table-cell><table:table-cell table:style-name="Table15.Cell39"><text:p text:style-name="P3478"><text:span text:style-name="CharStyle33">2,553</text:span></text:p></table:table-cell></table:table-row><table:table-row table:style-name="Table15.R14"><table:table-cell table:style-name="Table15.Cell40"><text:p text:style-name="P4587"/></table:table-cell><table:table-cell table:style-name="Table15.Cell41"><text:p text:style-name="P2556"><text:span text:style-name="CharStyle33">10. Pekan Batu Caves Lama</text:span></text:p></table:table-cell><table:table-cell table:style-name="Table15.Cell42"><text:p text:style-name="P1341"><text:span text:style-name="CharStyle33">1,952</text:span></text:p></table:table-cell></table:table-row><table:table-row table:style-name="Table15.R15"><table:table-cell table:style-name="Table15.Cell43"><text:p text:style-name="P4587"/></table:table-cell><table:table-cell table:style-name="Table15.Cell44"><text:p text:style-name="P2325"><text:span text:style-name="CharStyle33">11. Batu Caves</text:span></text:p></table:table-cell><table:table-cell table:style-name="Table15.Cell45"><text:p text:style-name="P3017"><text:span text:style-name="CharStyle33">1,045</text:span></text:p></table:table-cell></table:table-row><table:table-row table:style-name="Table15.R16"><table:table-cell table:style-name="Table15.Cell46"><text:p text:style-name="P4587"/></table:table-cell><table:table-cell table:style-name="Table15.Cell47"><text:p text:style-name="P2113"><text:span text:style-name="CharStyle33">12. Batu 8 Sungai Tua</text:span></text:p></table:table-cell><table:table-cell table:style-name="Table15.Cell48"><text:p text:style-name="P2785"><text:span text:style-name="CharStyle33">774</text:span></text:p></table:table-cell></table:table-row><table:table-row table:style-name="Table15.R17"><table:table-cell table:style-name="Table15.Cell49"><text:p text:style-name="P4587"/></table:table-cell><table:table-cell table:style-name="Table15.Cell50"><text:p text:style-name="P1862"><text:span text:style-name="CharStyle33">13. Pinggiran Batu Caves</text:span></text:p></table:table-cell><table:table-cell table:style-name="Table15.Cell51"><text:p text:style-name="P2762"><text:span text:style-name="CharStyle33">3,512</text:span></text:p></table:table-cell></table:table-row><table:table-row table:style-name="Table15.R18"><table:table-cell table:style-name="Table15.Cell52"><text:p text:style-name="P4587"/></table:table-cell><table:table-cell table:style-name="Table15.Cell53"><text:p text:style-name="P3396"><text:span text:style-name="CharStyle33">14. Taman Selaseh</text:span></text:p></table:table-cell><table:table-cell table:style-name="Table15.Cell54"><text:p text:style-name="P2982"><text:span text:style-name="CharStyle33">4,605</text:span></text:p></table:table-cell></table:table-row><table:table-row table:style-name="Table15.R19"><table:table-cell table:style-name="Table15.Cell55"><text:p text:style-name="P4587"/></table:table-cell><table:table-cell table:style-name="Table15.Cell56"><text:p text:style-name="P4587"/></table:table-cell><table:table-cell table:style-name="Table15.Cell57"><text:p text:style-name="P2500"><text:span text:style-name="CharStyle51">38,990</text:span></text:p></table:table-cell></table:table-row><table:table-row table:style-name="Table15.R20"><table:table-cell table:style-name="Table15.Cell58"><text:p text:style-name="P1286"><text:span text:style-name="CharStyle33">N. 17 GOMBAK SETIA</text:span></text:p></table:table-cell><table:table-cell table:style-name="Table15.Cell59"><text:p text:style-name="P1986"><text:span text:style-name="CharStyle33">1. Sri Gombak 9</text:span></text:p></table:table-cell><table:table-cell table:style-name="Table15.Cell60"><text:p text:style-name="P2658"><text:span text:style-name="CharStyle33">3,462</text:span></text:p></table:table-cell></table:table-row><table:table-row table:style-name="Table15.R21"><table:table-cell table:style-name="Table15.Cell61"><text:p text:style-name="P4587"/></table:table-cell><table:table-cell table:style-name="Table15.Cell62"><text:p text:style-name="P3525"><text:span text:style-name="CharStyle33">2. Taman Greenwood</text:span></text:p></table:table-cell><table:table-cell table:style-name="Table15.Cell63"><text:p text:style-name="P3527"><text:span text:style-name="CharStyle33">3,187</text:span></text:p></table:table-cell></table:table-row><table:table-row table:style-name="Table15.R22"><table:table-cell table:style-name="Table15.Cell64"><text:p text:style-name="P4587"/></table:table-cell><table:table-cell table:style-name="Table15.Cell65"><text:p text:style-name="P3553"><text:span text:style-name="CharStyle33">3. Simpang Tiga</text:span></text:p></table:table-cell><table:table-cell table:style-name="Table15.Cell66"><text:p text:style-name="P2197"><text:span text:style-name="CharStyle33">3,823</text:span></text:p></table:table-cell></table:table-row></table:table><text:p text:style-name="P2049"><text:span text:style-name="CharStyle82">23</text:span></text:p></draw:text-box></draw:frame></text:p>
        <text:p text:style-name="P224"/>
      </text:section>
      <text:section text:style-name="Sect22" text:name="Section22">
        <text:p text:style-name="P4672"><draw:frame draw:style-name="fr87" svg:x="3.119cm" svg:y="0.004cm" svg:width="10.185cm" fo:min-height="2.778cm" text:anchor-type="paragraph"><draw:text-box><text:h text:outline-level="1" text:style-name="P1618"><text:bookmark-start text:name="bookmark11"/><text:span text:style-name="CharStyle85">(</text:span><text:span text:style-name="CharStyle86">1</text:span><text:span text:style-name="CharStyle85">) (</text:span><text:span text:style-name="CharStyle86">2</text:span><text:span text:style-name="CharStyle85">)</text:span><text:bookmark-end text:name="bookmark11"/></text:h><text:p text:style-name="P2282"><text:span text:style-name="CharStyle12">Bahagian Pilihan Raya<text:tab/>Daerah<text:tab/>Mengundi</text:span></text:p><text:p text:style-name="P3038"><text:span text:style-name="CharStyle21">Negeri<text:line-break/></text:span><text:span text:style-name="CharStyle19">State Constituency</text:span></text:p></draw:text-box></draw:frame><draw:frame draw:style-name="fr88" svg:x="15.972cm" svg:y="0.000cm" svg:width="3.133cm" fo:min-height="1.236cm" text:anchor-type="paragraph"><draw:text-box><text:h text:outline-level="1" text:style-name="P4575"><text:bookmark-start text:name="bookmark12"/><text:span text:style-name="CharStyle65">(</text:span><text:span text:style-name="CharStyle66">3</text:span><text:span text:style-name="CharStyle65">)</text:span><text:bookmark-end text:name="bookmark12"/></text:h><text:p text:style-name="P3677"><text:span text:style-name="CharStyle12">Bilangan Pemilih</text:span></text:p></draw:text-box></draw:frame><draw:frame draw:style-name="fr89" svg:x="10.291cm" svg:y="2.193cm" svg:width="2.760cm" fo:min-height="0.533cm" text:anchor-type="paragraph"><draw:text-box><text:p text:style-name="P2719"><text:span text:style-name="CharStyle19">Polling District</text:span></text:p></draw:text-box></draw:frame><draw:frame draw:style-name="fr90" svg:x="15.794cm" svg:y="2.193cm" svg:width="3.480cm" fo:min-height="0.533cm" text:anchor-type="paragraph"><draw:text-box><text:p text:style-name="P3386"><text:span text:style-name="CharStyle19">Number of Electors</text:span></text:p></draw:text-box></draw:frame><draw:frame draw:style-name="fr86" svg:x="8.749cm" svg:y="4.427cm" svg:width="10.626cm" fo:min-height="8.162cm" text:anchor-type="paragraph"><draw:text-box><table:table table:style-name="Table16"><table:table-column table:style-name="Table16.C1"/><table:table-column table:style-name="Table16.C2"/><table:table-column table:style-name="Table16.C3"/><table:table-row table:style-name="Table16.R1"><table:table-cell table:style-name="Table16.Cell1"><text:p text:style-name="P2117"><text:span text:style-name="CharStyle7">5.</text:span></text:p></table:table-cell><table:table-cell table:style-name="Table16.Cell2"><text:p text:style-name="P4004"><text:span text:style-name="CharStyle7">Gombak Selatan</text:span></text:p></table:table-cell><table:table-cell table:style-name="Table16.Cell3"><text:p text:style-name="P3960"><text:span text:style-name="CharStyle7">4,034</text:span></text:p></table:table-cell></table:table-row><table:table-row table:style-name="Table16.R2"><table:table-cell table:style-name="Table16.Cell4"><text:p text:style-name="P3962"><text:span text:style-name="CharStyle7">6.</text:span></text:p></table:table-cell><table:table-cell table:style-name="Table16.Cell5"><text:p text:style-name="P2802"><text:span text:style-name="CharStyle7">Gombak Setia</text:span></text:p></table:table-cell><table:table-cell table:style-name="Table16.Cell6"><text:p text:style-name="P1572"><text:span text:style-name="CharStyle7">3,047</text:span></text:p></table:table-cell></table:table-row><table:table-row table:style-name="Table16.R3"><table:table-cell table:style-name="Table16.Cell7"><text:p text:style-name="P1268"><text:span text:style-name="CharStyle7">7.</text:span></text:p></table:table-cell><table:table-cell table:style-name="Table16.Cell8"><text:p text:style-name="P1957"><text:span text:style-name="CharStyle7">Sri Gombak 2-7</text:span></text:p></table:table-cell><table:table-cell table:style-name="Table16.Cell9"><text:p text:style-name="P2697"><text:span text:style-name="CharStyle7">4,663</text:span></text:p></table:table-cell></table:table-row><table:table-row table:style-name="Table16.R4"><table:table-cell table:style-name="Table16.Cell10"><text:p text:style-name="P1468"><text:span text:style-name="CharStyle7">8.</text:span></text:p></table:table-cell><table:table-cell table:style-name="Table16.Cell11"><text:p text:style-name="P2152"><text:span text:style-name="CharStyle7">Taman Gombak</text:span></text:p></table:table-cell><table:table-cell table:style-name="Table16.Cell12"><text:p text:style-name="P2828"><text:span text:style-name="CharStyle7">3,260</text:span></text:p></table:table-cell></table:table-row><table:table-row table:style-name="Table16.R5"><table:table-cell table:style-name="Table16.Cell13"><text:p text:style-name="P1593"><text:span text:style-name="CharStyle7">9.</text:span></text:p></table:table-cell><table:table-cell table:style-name="Table16.Cell14"><text:p text:style-name="P2285"><text:span text:style-name="CharStyle7">Sri Gombak 1</text:span></text:p></table:table-cell><table:table-cell table:style-name="Table16.Cell15"><text:p text:style-name="P2978"><text:span text:style-name="CharStyle7">3,852</text:span></text:p></table:table-cell></table:table-row><table:table-row table:style-name="Table16.R6"><table:table-cell table:style-name="Table16.Cell16"><text:p text:style-name="P1748"><text:span text:style-name="CharStyle7">10.</text:span></text:p></table:table-cell><table:table-cell table:style-name="Table16.Cell17"><text:p text:style-name="P4090"><text:span text:style-name="CharStyle7">Batu 9 Gombak</text:span></text:p></table:table-cell><table:table-cell table:style-name="Table16.Cell18"><text:p text:style-name="P2348"><text:span text:style-name="CharStyle7">3,420</text:span></text:p></table:table-cell></table:table-row><table:table-row table:style-name="Table16.R7"><table:table-cell table:style-name="Table16.Cell19"><text:p text:style-name="P3809"><text:span text:style-name="CharStyle7">11.</text:span></text:p></table:table-cell><table:table-cell table:style-name="Table16.Cell20"><text:p text:style-name="P3165"><text:span text:style-name="CharStyle7">Taman Kamariah</text:span></text:p></table:table-cell><table:table-cell table:style-name="Table16.Cell21"><text:p text:style-name="P1583"><text:span text:style-name="CharStyle7">800</text:span></text:p></table:table-cell></table:table-row><table:table-row table:style-name="Table16.R8"><table:table-cell table:style-name="Table16.Cell22"><text:p text:style-name="P2189"><text:span text:style-name="CharStyle7">12.</text:span></text:p></table:table-cell><table:table-cell table:style-name="Table16.Cell23"><text:p text:style-name="P1633"><text:span text:style-name="CharStyle7">Sri Gombak 10</text:span></text:p></table:table-cell><table:table-cell table:style-name="Table16.Cell24"><text:p text:style-name="P1306"><text:span text:style-name="CharStyle7">1,833</text:span></text:p></table:table-cell></table:table-row></table:table></draw:text-box></draw:frame><draw:frame draw:style-name="fr81" svg:x="8.749cm" svg:y="3.336cm" svg:width="0.381cm" fo:min-height="0.483cm" text:anchor-type="paragraph"><draw:text-box><text:p text:style-name="P3331"><text:span text:style-name="CharStyle58">4.</text:span></text:p></draw:text-box></draw:frame><draw:frame draw:style-name="fr82" svg:x="9.502cm" svg:y="3.336cm" svg:width="2.845cm" fo:min-height="0.483cm" text:anchor-type="paragraph"><draw:text-box><text:p text:style-name="P2840"><text:span text:style-name="CharStyle58">Batu 8 Gombak</text:span></text:p></draw:text-box></draw:frame><draw:frame draw:style-name="fr83" svg:x="18.283cm" svg:y="3.336cm" svg:width="1.092cm" fo:min-height="0.483cm" text:anchor-type="paragraph"><draw:text-box><text:p text:style-name="P3320"><text:span text:style-name="CharStyle58">2,664</text:span></text:p></draw:text-box></draw:frame><draw:frame draw:style-name="fr84" svg:x="8.774cm" svg:y="13.199cm" svg:width="3.209cm" fo:min-height="0.526cm" text:anchor-type="paragraph"><draw:text-box><text:p text:style-name="P2228"><text:span text:style-name="CharStyle58">13. Sri Gombak 8</text:span></text:p></draw:text-box></draw:frame><draw:frame draw:style-name="fr85" svg:x="18.299cm" svg:y="13.199cm" svg:width="1.058cm" fo:min-height="0.526cm" text:anchor-type="paragraph"><draw:text-box><text:p text:style-name="P2917"><text:span text:style-name="CharStyle58">1,207</text:span></text:p></draw:text-box></draw:frame><draw:frame draw:style-name="fr91" svg:x="17.953cm" svg:y="14.300cm" svg:width="1.388cm" fo:min-height="0.526cm" text:anchor-type="paragraph"><draw:text-box><text:p text:style-name="P1988"><text:span text:style-name="CharStyle88">39,252</text:span></text:p></draw:text-box></draw:frame><draw:frame draw:style-name="fr92" svg:x="2.713cm" svg:y="16.501cm" svg:width="3.792cm" fo:min-height="0.526cm" text:anchor-type="paragraph"><draw:text-box><text:p text:style-name="P3140"><text:span text:style-name="CharStyle12">N. 18 HULU KELANG</text:span></text:p></draw:text-box></draw:frame><draw:frame draw:style-name="fr93" svg:x="2.713cm" svg:y="16.501cm" svg:width="3.792cm" fo:min-height="0.526cm" text:anchor-type="paragraph"><draw:text-box><text:p text:style-name="P3203"><text:span text:style-name="CharStyle12">N. 18 HULU KELANG</text:span></text:p></draw:text-box></draw:frame><draw:frame draw:style-name="fr94" svg:x="8.775cm" svg:y="16.501cm" svg:width="0.356cm" fo:min-height="0.526cm" text:anchor-type="paragraph"><draw:text-box><text:p text:style-name="P3409"><text:span text:style-name="CharStyle12">1.</text:span></text:p></draw:text-box></draw:frame><draw:frame draw:style-name="fr95" svg:x="8.775cm" svg:y="16.501cm" svg:width="0.356cm" fo:min-height="0.526cm" text:anchor-type="paragraph"><draw:text-box><text:p text:style-name="P3411"><text:span text:style-name="CharStyle12">1.</text:span></text:p></draw:text-box></draw:frame><draw:frame draw:style-name="fr96" svg:x="9.504cm" svg:y="16.501cm" svg:width="3.141cm" fo:min-height="0.526cm" text:anchor-type="paragraph"><draw:text-box><text:p text:style-name="P2066"><text:span text:style-name="CharStyle12">Bandar Melawati</text:span></text:p></draw:text-box></draw:frame><draw:frame draw:style-name="fr97" svg:x="9.504cm" svg:y="16.501cm" svg:width="3.141cm" fo:min-height="0.526cm" text:anchor-type="paragraph"><draw:text-box><text:p text:style-name="P2861"><text:span text:style-name="CharStyle12">Bandar Melawati</text:span></text:p></draw:text-box></draw:frame><draw:frame draw:style-name="fr98" svg:x="18.300cm" svg:y="16.501cm" svg:width="1.058cm" fo:min-height="0.526cm" text:anchor-type="paragraph"><draw:text-box><text:p text:style-name="P4571"><text:span text:style-name="CharStyle12">1,161</text:span></text:p></draw:text-box></draw:frame><draw:frame draw:style-name="fr99" svg:x="18.300cm" svg:y="16.519cm" svg:width="1.058cm" fo:min-height="0.526cm" text:anchor-type="paragraph"><draw:text-box><text:p text:style-name="P2547"><text:span text:style-name="CharStyle12">1,161</text:span></text:p></draw:text-box></draw:frame><draw:frame draw:style-name="fr100" svg:x="8.749cm" svg:y="17.060cm" svg:width="10.626cm" fo:min-height="6.705cm" text:anchor-type="paragraph"><draw:text-box><text:list text:style-name="L24"><text:list-item><text:p text:style-name="P1435"><text:span text:style-name="CharStyle68"><text:tab/>Kelang Gate<text:tab/>1,324</text:span></text:p></text:list-item><text:list-item><text:p text:style-name="P3935"><text:span text:style-name="CharStyle68"><text:tab/>Taman Melawati<text:tab/>4,369</text:span></text:p></text:list-item><text:list-item><text:p text:style-name="P2792"><text:span text:style-name="CharStyle68"><text:tab/>Kemensah<text:tab/>1,428</text:span></text:p></text:list-item><text:list-item><text:p text:style-name="P1603"><text:span text:style-name="CharStyle68"><text:tab/>Hulu Kelang<text:tab/>3,192</text:span></text:p></text:list-item><text:list-item><text:p text:style-name="P4023"><text:span text:style-name="CharStyle68"><text:tab/>Taman Permata<text:tab/>3,649</text:span></text:p></text:list-item><text:list-item><text:p text:style-name="P1639"><text:span text:style-name="CharStyle68"><text:tab/>KeramatTengah AU 4<text:tab/>2,050</text:span></text:p></text:list-item></text:list></draw:text-box></draw:frame><draw:frame draw:style-name="fr101" svg:x="8.749cm" svg:y="17.060cm" svg:width="10.626cm" fo:min-height="6.705cm" text:anchor-type="paragraph"><draw:text-box><text:list text:style-name="L26"><text:list-item><text:p text:style-name="P2752"><text:span text:style-name="CharStyle68"><text:tab/>Kelang Gate<text:tab/>1,324</text:span></text:p></text:list-item><text:list-item><text:p text:style-name="P1617"><text:span text:style-name="CharStyle68"><text:tab/>Taman Melawati<text:tab/>4,369</text:span></text:p></text:list-item><text:list-item><text:p text:style-name="P3354"><text:span text:style-name="CharStyle68"><text:tab/>Kemensah<text:tab/>1,428</text:span></text:p></text:list-item><text:list-item><text:p text:style-name="P3118"><text:span text:style-name="CharStyle68"><text:tab/>Hulu Kelang<text:tab/>3,192</text:span></text:p></text:list-item><text:list-item><text:p text:style-name="P1741"><text:span text:style-name="CharStyle68"><text:tab/>Taman Permata<text:tab/>3,649</text:span></text:p></text:list-item><text:list-item><text:p text:style-name="P1295"><text:span text:style-name="CharStyle68"><text:tab/>KeramatTengah AU 4<text:tab/>2,050</text:span></text:p></text:list-item></text:list></draw:text-box></draw:frame><draw:frame draw:style-name="fr102" svg:x="8.758cm" svg:y="24.234cm" svg:width="0.372cm" fo:min-height="0.490cm" text:anchor-type="paragraph"><draw:text-box><text:p text:style-name="P1302"><text:span text:style-name="CharStyle91">8</text:span><text:span text:style-name="CharStyle90">.</text:span></text:p></draw:text-box></draw:frame><draw:frame draw:style-name="fr103" svg:x="8.758cm" svg:y="24.206cm" svg:width="0.372cm" fo:min-height="0.526cm" text:anchor-type="paragraph"><draw:text-box><text:p text:style-name="P3598"><text:span text:style-name="CharStyle12">8.</text:span></text:p></draw:text-box></draw:frame><draw:frame draw:style-name="fr104" svg:x="9.477cm" svg:y="24.206cm" svg:width="3.353cm" fo:min-height="0.526cm" text:anchor-type="paragraph"><draw:text-box><text:p text:style-name="P2240"><text:span text:style-name="CharStyle12">AU3 Rumah Teres</text:span></text:p></draw:text-box></draw:frame><draw:frame draw:style-name="fr105" svg:x="9.477cm" svg:y="24.206cm" svg:width="3.353cm" fo:min-height="0.526cm" text:anchor-type="paragraph"><draw:text-box><text:p text:style-name="P3228"><text:span text:style-name="CharStyle12">AU3 Rumah Teres</text:span></text:p></draw:text-box></draw:frame><draw:frame draw:style-name="fr106" svg:x="18.283cm" svg:y="24.206cm" svg:width="1.076cm" fo:min-height="0.526cm" text:anchor-type="paragraph"><draw:text-box><text:p text:style-name="P3826"><text:span text:style-name="CharStyle12">2,267</text:span></text:p></draw:text-box></draw:frame><draw:frame draw:style-name="fr107" svg:x="18.283cm" svg:y="24.206cm" svg:width="1.076cm" fo:min-height="0.526cm" text:anchor-type="paragraph"><draw:text-box><text:p text:style-name="P2815"><text:span text:style-name="CharStyle12">2,267</text:span></text:p></draw:text-box></draw:frame></text:p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  <text:p text:style-name="P241"/>
        <text:p text:style-name="P242"/>
        <text:p text:style-name="P243"/>
        <text:p text:style-name="P244"/>
        <text:p text:style-name="P245"/>
        <text:p text:style-name="P246"/>
        <text:p text:style-name="P247"/>
        <text:p text:style-name="P248"/>
        <text:p text:style-name="P249"/>
        <text:p text:style-name="P250"/>
        <text:p text:style-name="P251"/>
        <text:p text:style-name="P252"/>
        <text:p text:style-name="P253"/>
        <text:p text:style-name="P254"/>
        <text:p text:style-name="P255"/>
        <text:p text:style-name="P256"/>
        <text:p text:style-name="P257"/>
        <text:p text:style-name="P258"/>
        <text:p text:style-name="P259"/>
        <text:p text:style-name="P260"/>
        <text:p text:style-name="P261"/>
        <text:p text:style-name="P262"/>
        <text:p text:style-name="P263"/>
        <text:p text:style-name="P264"/>
      </text:section>
      <text:section text:style-name="Sect23" text:name="Section23">
        <text:p text:style-name="P4673"><draw:frame draw:style-name="fr108" svg:x="3.120cm" svg:y="0.004cm" svg:width="10.185cm" fo:min-height="2.778cm" text:anchor-type="paragraph"><draw:text-box><text:h text:outline-level="1" text:style-name="P3716"><text:bookmark-start text:name="bookmark13"/><text:span text:style-name="CharStyle93">(</text:span><text:span text:style-name="CharStyle94">1</text:span><text:span text:style-name="CharStyle93">) (</text:span><text:span text:style-name="CharStyle94">2</text:span><text:span text:style-name="CharStyle93">)</text:span><text:bookmark-end text:name="bookmark13"/></text:h><text:p text:style-name="P1861"><text:span text:style-name="CharStyle12">Bahagian Pilihan Raya<text:tab/>Daerah<text:tab/>Mengundi</text:span></text:p><text:p text:style-name="P1822"><text:span text:style-name="CharStyle21">Negeri<text:line-break/></text:span><text:span text:style-name="CharStyle19">State Constituency</text:span></text:p></draw:text-box></draw:frame><draw:frame draw:style-name="fr109" svg:x="15.972cm" svg:y="0.000cm" svg:width="3.133cm" fo:min-height="1.236cm" text:anchor-type="paragraph"><draw:text-box><text:h text:outline-level="1" text:style-name="P1466"><text:bookmark-start text:name="bookmark14"/><text:span text:style-name="CharStyle65">(</text:span><text:span text:style-name="CharStyle66">3</text:span><text:span text:style-name="CharStyle65">)</text:span><text:bookmark-end text:name="bookmark14"/></text:h><text:p text:style-name="P2219"><text:span text:style-name="CharStyle12">Bilangan Pemilih</text:span></text:p></draw:text-box></draw:frame><draw:frame draw:style-name="fr110" svg:x="10.291cm" svg:y="2.193cm" svg:width="2.760cm" fo:min-height="0.533cm" text:anchor-type="paragraph"><draw:text-box><text:p text:style-name="P2871"><text:span text:style-name="CharStyle19">Polling District</text:span></text:p></draw:text-box></draw:frame><draw:frame draw:style-name="fr111" svg:x="15.794cm" svg:y="2.193cm" svg:width="3.480cm" fo:min-height="0.533cm" text:anchor-type="paragraph"><draw:text-box><text:p text:style-name="P1761"><text:span text:style-name="CharStyle19">Number of Electors</text:span></text:p></draw:text-box></draw:frame><draw:frame draw:style-name="fr112" svg:x="8.751cm" svg:y="2.752cm" svg:width="10.626cm" fo:min-height="13.310cm" text:anchor-type="paragraph"><draw:text-box><text:list text:style-name="L28"><text:list-item><text:p text:style-name="P2622"><text:span text:style-name="CharStyle68"><text:tab/>Sri Keramat AU 2A<text:tab/>3,608</text:span></text:p></text:list-item><text:list-item><text:p text:style-name="P1584"><text:span text:style-name="CharStyle68"><text:tab/>Keramat AU 1<text:tab/>3,845</text:span></text:p></text:list-item><text:list-item><text:p text:style-name="P2318"><text:span text:style-name="CharStyle68"><text:tab/>Keramat Pangsa<text:tab/>1,956</text:span></text:p></text:list-item><text:list-item><text:p text:style-name="P3057"><text:span text:style-name="CharStyle68"><text:tab/>Melawati Jalan F &amp; H<text:tab/>3,358</text:span></text:p></text:list-item><text:list-item><text:p text:style-name="P3622"><text:span text:style-name="CharStyle68"><text:tab/>Lembah Keramat AU 5C<text:tab/>2,766</text:span></text:p></text:list-item><text:list-item><text:p text:style-name="P2602"><text:span text:style-name="CharStyle68"><text:tab/>Desa Keramat AU 2B &amp; AU 2C<text:tab/>846</text:span></text:p></text:list-item><text:list-item><text:p text:style-name="P3873"><text:span text:style-name="CharStyle68"><text:tab/>Lembah Keramat AU 5D<text:tab/>1,192</text:span></text:p></text:list-item><text:list-item><text:p text:style-name="P2165"><text:span text:style-name="CharStyle68"><text:tab/>Keramat AU IB<text:tab/>1,056</text:span></text:p></text:list-item><text:list-item><text:p text:style-name="P3246"><text:span text:style-name="CharStyle68"><text:tab/>AU3 Rumah Pangsa<text:tab/>1,564</text:span></text:p></text:list-item><text:list-item><text:p text:style-name="P3641"><text:span text:style-name="CharStyle68"><text:tab/>Melawati Jalan G.E.C<text:tab/>1,822</text:span></text:p></text:list-item><text:list-item><text:p text:style-name="P4303"><text:span text:style-name="CharStyle68"><text:tab/>Enggang Utara<text:tab/>2,409</text:span></text:p></text:list-item><text:list-item><text:p text:style-name="P2412"><text:span text:style-name="CharStyle68"><text:tab/>Enggang Selatan<text:tab/>2,879</text:span></text:p></text:list-item></text:list></draw:text-box></draw:frame><draw:frame draw:style-name="fr113" svg:x="8.751cm" svg:y="2.752cm" svg:width="10.626cm" fo:min-height="13.310cm" text:anchor-type="paragraph"><draw:text-box><text:list text:style-name="L30"><text:list-item><text:p text:style-name="P2099"><text:span text:style-name="CharStyle68"><text:tab/>Sri Keramat AU 2A<text:tab/>3,608</text:span></text:p></text:list-item><text:list-item><text:p text:style-name="P2949"><text:span text:style-name="CharStyle68"><text:tab/>Keramat AU 1<text:tab/>3,845</text:span></text:p></text:list-item><text:list-item><text:p text:style-name="P1781"><text:span text:style-name="CharStyle68"><text:tab/>Keramat Pangsa<text:tab/>1,956</text:span></text:p></text:list-item><text:list-item><text:p text:style-name="P2497"><text:span text:style-name="CharStyle68"><text:tab/>Melawati Jalan F &amp; H<text:tab/>3,358</text:span></text:p></text:list-item><text:list-item><text:p text:style-name="P3238"><text:span text:style-name="CharStyle68"><text:tab/>Lembah Keramat AU 5C<text:tab/>2,766</text:span></text:p></text:list-item><text:list-item><text:p text:style-name="P2067"><text:span text:style-name="CharStyle68"><text:tab/>Desa Keramat AU 2B &amp; AU 2C<text:tab/>846</text:span></text:p></text:list-item><text:list-item><text:p text:style-name="P2783"><text:span text:style-name="CharStyle68"><text:tab/>Lembah Keramat AU 5D<text:tab/>1,192</text:span></text:p></text:list-item><text:list-item><text:p text:style-name="P3164"><text:span text:style-name="CharStyle68"><text:tab/>Keramat AU IB<text:tab/>1,056</text:span></text:p></text:list-item><text:list-item><text:p text:style-name="P3452"><text:span text:style-name="CharStyle68"><text:tab/>AU3 Rumah Pangsa<text:tab/>1,564</text:span></text:p></text:list-item><text:list-item><text:p text:style-name="P3195"><text:span text:style-name="CharStyle68"><text:tab/>Melawati Jalan G.E.C<text:tab/>1,822</text:span></text:p></text:list-item><text:list-item><text:p text:style-name="P1889"><text:span text:style-name="CharStyle68"><text:tab/>Enggang Utara<text:tab/>2,409</text:span></text:p></text:list-item><text:list-item><text:p text:style-name="P3285"><text:span text:style-name="CharStyle68"><text:tab/>Enggang Selatan<text:tab/>2,879</text:span></text:p></text:list-item></text:list></draw:text-box></draw:frame><draw:frame draw:style-name="fr114" svg:x="17.937cm" svg:y="16.501cm" svg:width="1.415cm" fo:min-height="0.526cm" text:anchor-type="paragraph"><draw:text-box><text:p text:style-name="P1426"><text:span text:style-name="CharStyle71">46,741</text:span></text:p></draw:text-box></draw:frame><draw:frame draw:style-name="fr115" svg:x="17.937cm" svg:y="16.501cm" svg:width="1.415cm" fo:min-height="0.526cm" text:anchor-type="paragraph"><draw:text-box><text:p text:style-name="P2255"><text:span text:style-name="CharStyle71">46,741</text:span></text:p></draw:text-box></draw:frame><draw:frame draw:style-name="fr116" svg:x="2.688cm" svg:y="18.588cm" svg:width="16.655cm" fo:min-height="2.378cm" text:anchor-type="paragraph"><draw:text-box><text:p text:style-name="P3522"><text:span text:style-name="CharStyle12">Jumlah Bilangan Pemilih dalam Bahagian Pilihan Raya Persekutuan<text:tab/>124,983</text:span></text:p><text:p text:style-name="P3334"><text:span text:style-name="CharStyle12">P. 098 Gombak:</text:span></text:p><text:p text:style-name="P2971"><text:span text:style-name="CharStyle19">Total Number of Electors in the Federal Constituency of<text:line-break/>P. 098 Gombak:</text:span></text:p></draw:text-box></draw:frame><draw:frame draw:style-name="fr117" svg:x="10.275cm" svg:y="26.337cm" svg:width="0.441cm" fo:min-height="0.455cm" text:anchor-type="paragraph"><draw:text-box><text:p text:style-name="P3552"><text:span text:style-name="CharStyle73">25</text:span></text:p></draw:text-box></draw:frame></text:p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p text:style-name="P282"/>
        <text:p text:style-name="P283"/>
        <text:p text:style-name="P284"/>
        <text:p text:style-name="P285"/>
        <text:p text:style-name="P286"/>
        <text:p text:style-name="P287"/>
        <text:p text:style-name="P288"/>
        <text:p text:style-name="P289"/>
        <text:p text:style-name="P290"/>
        <text:p text:style-name="P291"/>
        <text:p text:style-name="P292"/>
        <text:p text:style-name="P293"/>
        <text:p text:style-name="P294"/>
        <text:p text:style-name="P295"/>
        <text:p text:style-name="P296"/>
        <text:p text:style-name="P297"/>
        <text:p text:style-name="P298"/>
        <text:p text:style-name="P299"/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ext:p text:style-name="P307"/>
      </text:section>
      <text:section text:style-name="Sect24" text:name="Section24">
        <text:p text:style-name="P4674"><draw:frame draw:style-name="fr121" svg:x="2.688cm" svg:y="0.000cm" svg:width="4.512cm" fo:min-height="4.413cm" text:anchor-type="paragraph"><draw:text-box><text:h text:outline-level="1" text:style-name="P3538"><text:bookmark-start text:name="bookmark15"/><text:span text:style-name="CharStyle48">(1)</text:span><text:bookmark-end text:name="bookmark15"/></text:h><text:p text:style-name="P3178"><text:span text:style-name="CharStyle12">Bahagian Pilihan Raya<text:line-break/>Negeri<text:line-break/></text:span><text:span text:style-name="CharStyle20">State Constituency</text:span></text:p><text:p text:style-name="P2210"><text:span text:style-name="CharStyle12">N. 19 BUKIT<text:line-break/>ANTARABAN GSA</text:span></text:p></draw:text-box></draw:frame><draw:frame draw:style-name="fr120" svg:x="8.751cm" svg:y="0.000cm" svg:width="10.626cm" fo:min-height="0.002cm" text:anchor-type="paragraph"><draw:text-box><table:table table:style-name="Table17"><table:table-column table:style-name="Table17.C1"/><table:table-column table:style-name="Table17.C2"/><table:table-column table:style-name="Table17.C3"/><table:table-row table:style-name="Table17.R1"><table:table-cell table:style-name="Table17.Cell1"><text:p text:style-name="P4587"/></table:table-cell><table:table-cell table:style-name="Table17.Cell2"><text:p text:style-name="P2951"><text:span text:style-name="CharStyle33">(2)</text:span></text:p></table:table-cell><table:table-cell table:style-name="Table17.Cell3"><text:p text:style-name="P4085"><text:span text:style-name="CharStyle33">(3)</text:span></text:p></table:table-cell></table:table-row><table:table-row table:style-name="Table17.R2"><table:table-cell table:style-name="Table17.Cell4"><text:p text:style-name="P4587"/></table:table-cell><table:table-cell table:style-name="Table17.Cell5"><text:p text:style-name="P2731"><text:span text:style-name="CharStyle33">Daerah Mengundi</text:span></text:p></table:table-cell><table:table-cell table:style-name="Table17.Cell6"><text:p text:style-name="P1510"><text:span text:style-name="CharStyle33">Bilangan Pemilih</text:span></text:p></table:table-cell></table:table-row><table:table-row table:style-name="Table17.R3"><table:table-cell table:style-name="Table17.Cell7"><text:p text:style-name="P4587"/></table:table-cell><table:table-cell table:style-name="Table17.Cell8"><text:p text:style-name="P3136"><text:span text:style-name="CharStyle34">Polling District</text:span></text:p></table:table-cell><table:table-cell table:style-name="Table17.Cell9"><text:p text:style-name="P3532"><text:span text:style-name="CharStyle34">Number of Electors</text:span></text:p></table:table-cell></table:table-row><table:table-row table:style-name="Table17.R4"><table:table-cell table:style-name="Table17.Cell10"><text:p text:style-name="P4094"><text:span text:style-name="CharStyle35">1</text:span><text:span text:style-name="CharStyle36">.</text:span></text:p></table:table-cell><table:table-cell table:style-name="Table17.Cell11"><text:p text:style-name="P2047"><text:span text:style-name="CharStyle33">Taman Dato Ahmad Razali</text:span></text:p></table:table-cell><table:table-cell table:style-name="Table17.Cell12"><text:p text:style-name="P2526"><text:span text:style-name="CharStyle33">2,488</text:span></text:p></table:table-cell></table:table-row><table:table-row table:style-name="Table17.R5"><table:table-cell table:style-name="Table17.Cell13"><text:p text:style-name="P3078"><text:span text:style-name="CharStyle33">2.</text:span></text:p></table:table-cell><table:table-cell table:style-name="Table17.Cell14"><text:p text:style-name="P1853"><text:span text:style-name="CharStyle33">Bukit Antarabangsa</text:span></text:p></table:table-cell><table:table-cell table:style-name="Table17.Cell15"><text:p text:style-name="P4448"><text:span text:style-name="CharStyle33">3,178</text:span></text:p></table:table-cell></table:table-row><table:table-row table:style-name="Table17.R6"><table:table-cell table:style-name="Table17.Cell16"><text:p text:style-name="P2720"><text:span text:style-name="CharStyle33">3.</text:span></text:p></table:table-cell><table:table-cell table:style-name="Table17.Cell17"><text:p text:style-name="P2712"><text:span text:style-name="CharStyle33">Ukay Height</text:span></text:p></table:table-cell><table:table-cell table:style-name="Table17.Cell18"><text:p text:style-name="P2139"><text:span text:style-name="CharStyle33">836</text:span></text:p></table:table-cell></table:table-row><table:table-row table:style-name="Table17.R7"><table:table-cell table:style-name="Table17.Cell19"><text:p text:style-name="P3546"><text:span text:style-name="CharStyle33">4.</text:span></text:p></table:table-cell><table:table-cell table:style-name="Table17.Cell20"><text:p text:style-name="P2634"><text:span text:style-name="CharStyle33">Ampang Jaya</text:span></text:p></table:table-cell><table:table-cell table:style-name="Table17.Cell21"><text:p text:style-name="P3144"><text:span text:style-name="CharStyle33">2,426</text:span></text:p></table:table-cell></table:table-row><table:table-row table:style-name="Table17.R8"><table:table-cell table:style-name="Table17.Cell22"><text:p text:style-name="P3450"><text:span text:style-name="CharStyle33">5.</text:span></text:p></table:table-cell><table:table-cell table:style-name="Table17.Cell23"><text:p text:style-name="P3424"><text:span text:style-name="CharStyle33">Taman Perwira</text:span></text:p></table:table-cell><table:table-cell table:style-name="Table17.Cell24"><text:p text:style-name="P1431"><text:span text:style-name="CharStyle33">2,871</text:span></text:p></table:table-cell></table:table-row><table:table-row table:style-name="Table17.R9"><table:table-cell table:style-name="Table17.Cell25"><text:p text:style-name="P3292"><text:span text:style-name="CharStyle33">6.</text:span></text:p></table:table-cell><table:table-cell table:style-name="Table17.Cell26"><text:p text:style-name="P2199"><text:span text:style-name="CharStyle33">Kampung Baharu Ampang 1</text:span></text:p></table:table-cell><table:table-cell table:style-name="Table17.Cell27"><text:p text:style-name="P1389"><text:span text:style-name="CharStyle33">2,875</text:span></text:p></table:table-cell></table:table-row><table:table-row table:style-name="Table17.R10"><table:table-cell table:style-name="Table17.Cell28"><text:p text:style-name="P2080"><text:span text:style-name="CharStyle33">7.</text:span></text:p></table:table-cell><table:table-cell table:style-name="Table17.Cell29"><text:p text:style-name="P2760"><text:span text:style-name="CharStyle33">Kampung Melayu Ampang</text:span></text:p></table:table-cell><table:table-cell table:style-name="Table17.Cell30"><text:p text:style-name="P3373"><text:span text:style-name="CharStyle33">2,667</text:span></text:p></table:table-cell></table:table-row><table:table-row table:style-name="Table17.R11"><table:table-cell table:style-name="Table17.Cell31"><text:p text:style-name="P3125"><text:span text:style-name="CharStyle35">8</text:span><text:span text:style-name="CharStyle36">.</text:span></text:p></table:table-cell><table:table-cell table:style-name="Table17.Cell32"><text:p text:style-name="P2899"><text:span text:style-name="CharStyle33">Pekan Ampang</text:span></text:p></table:table-cell><table:table-cell table:style-name="Table17.Cell33"><text:p text:style-name="P3642"><text:span text:style-name="CharStyle33">2,203</text:span></text:p></table:table-cell></table:table-row><table:table-row table:style-name="Table17.R12"><table:table-cell table:style-name="Table17.Cell34"><text:p text:style-name="P3644"><text:span text:style-name="CharStyle33">9.</text:span></text:p></table:table-cell><table:table-cell table:style-name="Table17.Cell35"><text:p text:style-name="P3296"><text:span text:style-name="CharStyle33">Kampung Baharu Ampang 2</text:span></text:p></table:table-cell><table:table-cell table:style-name="Table17.Cell36"><text:p text:style-name="P3199"><text:span text:style-name="CharStyle33">2,630</text:span></text:p></table:table-cell></table:table-row><table:table-row table:style-name="Table17.R13"><table:table-cell table:style-name="Table17.Cell37"><text:p text:style-name="P2123"><text:span text:style-name="CharStyle33">10.</text:span></text:p></table:table-cell><table:table-cell table:style-name="Table17.Cell38"><text:p text:style-name="P1406"><text:span text:style-name="CharStyle33">Kampung Sri Tanjung</text:span></text:p></table:table-cell><table:table-cell table:style-name="Table17.Cell39"><text:p text:style-name="P2093"><text:span text:style-name="CharStyle33">1,442</text:span></text:p></table:table-cell></table:table-row><table:table-row table:style-name="Table17.R14"><table:table-cell table:style-name="Table17.Cell40"><text:p text:style-name="P2767"><text:span text:style-name="CharStyle33">11.</text:span></text:p></table:table-cell><table:table-cell table:style-name="Table17.Cell41"><text:p text:style-name="P1536"><text:span text:style-name="CharStyle33">Pinggiran Ukay</text:span></text:p></table:table-cell><table:table-cell table:style-name="Table17.Cell42"><text:p text:style-name="P2223"><text:span text:style-name="CharStyle33">913</text:span></text:p></table:table-cell></table:table-row><table:table-row table:style-name="Table17.R15"><table:table-cell table:style-name="Table17.Cell43"><text:p text:style-name="P3906"><text:span text:style-name="CharStyle33">12.</text:span></text:p></table:table-cell><table:table-cell table:style-name="Table17.Cell44"><text:p text:style-name="P3631"><text:span text:style-name="CharStyle33">Kuala Ampang</text:span></text:p></table:table-cell><table:table-cell table:style-name="Table17.Cell45"><text:p text:style-name="P3633"><text:span text:style-name="CharStyle33">2,892</text:span></text:p></table:table-cell></table:table-row><table:table-row table:style-name="Table17.R16"><table:table-cell table:style-name="Table17.Cell46"><text:p text:style-name="P3299"><text:span text:style-name="CharStyle33">13.</text:span></text:p></table:table-cell><table:table-cell table:style-name="Table17.Cell47"><text:p text:style-name="P1831"><text:span text:style-name="CharStyle33">Ukay Perdana</text:span></text:p></table:table-cell><table:table-cell table:style-name="Table17.Cell48"><text:p text:style-name="P2505"><text:span text:style-name="CharStyle33">2,009</text:span></text:p></table:table-cell></table:table-row><table:table-row table:style-name="Table17.R17"><table:table-cell table:style-name="Table17.Cell49"><text:p text:style-name="P1289"><text:span text:style-name="CharStyle33">14.</text:span></text:p></table:table-cell><table:table-cell table:style-name="Table17.Cell50"><text:p text:style-name="P1990"><text:span text:style-name="CharStyle33">Kampung Baharu Ampang<text:line-break/>Kedua</text:span></text:p></table:table-cell><table:table-cell table:style-name="Table17.Cell51"><text:p text:style-name="P2655"><text:span text:style-name="CharStyle33">2,355</text:span></text:p></table:table-cell></table:table-row><table:table-row table:style-name="Table17.R18"><table:table-cell table:style-name="Table17.Cell52"><text:p text:style-name="P1449"><text:span text:style-name="CharStyle33">15.</text:span></text:p></table:table-cell><table:table-cell table:style-name="Table17.Cell53"><text:p text:style-name="P3871"><text:span text:style-name="CharStyle33">Kampung Baharu Ampang<text:line-break/>Pertama</text:span></text:p></table:table-cell><table:table-cell table:style-name="Table17.Cell54"><text:p text:style-name="P3614"><text:span text:style-name="CharStyle33">1,247</text:span></text:p></table:table-cell></table:table-row><table:table-row table:style-name="Table17.R19"><table:table-cell table:style-name="Table17.Cell55"><text:p text:style-name="P3155"><text:span text:style-name="CharStyle33">16.</text:span></text:p></table:table-cell><table:table-cell table:style-name="Table17.Cell56"><text:p text:style-name="P2407"><text:span text:style-name="CharStyle33">Bandar Baru Ampang</text:span></text:p></table:table-cell><table:table-cell table:style-name="Table17.Cell57"><text:p text:style-name="P3103"><text:span text:style-name="CharStyle33">2,774</text:span></text:p></table:table-cell></table:table-row><table:table-row table:style-name="Table17.R20"><table:table-cell table:style-name="Table17.Cell58"><text:p text:style-name="P1878"><text:span text:style-name="CharStyle33">17.</text:span></text:p></table:table-cell><table:table-cell table:style-name="Table17.Cell59"><text:p text:style-name="P3618"><text:span text:style-name="CharStyle33">Kampung Baharu Ampang<text:line-break/>Ketiga</text:span></text:p></table:table-cell><table:table-cell table:style-name="Table17.Cell60"><text:p text:style-name="P3441"><text:span text:style-name="CharStyle33">1,396</text:span></text:p></table:table-cell></table:table-row></table:table></draw:text-box></draw:frame></text:p>
        <text:p text:style-name="P311"/>
        <text:p text:style-name="P312"/>
        <text:p text:style-name="P313"/>
        <text:p text:style-name="P314"/>
        <text:p text:style-name="P315"/>
        <text:p text:style-name="P316"/>
        <text:p text:style-name="P317"/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/>
        <text:p text:style-name="P336"/>
        <text:p text:style-name="P337"/>
        <text:p text:style-name="P338"/>
        <text:p text:style-name="P339"/>
        <text:p text:style-name="P340"/>
        <text:p text:style-name="P341"/>
        <text:p text:style-name="P342"/>
        <text:p text:style-name="P343"/>
        <text:p text:style-name="P344"/>
        <text:p text:style-name="P345"/>
        <text:p text:style-name="P346"/>
        <text:p text:style-name="P347"/>
        <text:p text:style-name="P348"/>
      </text:section>
      <text:section text:style-name="Sect25" text:name="Section25">
        <text:p text:style-name="P4675"><draw:frame draw:style-name="fr127" svg:x="3.119cm" svg:y="0.004cm" svg:width="10.185cm" fo:min-height="2.778cm" text:anchor-type="paragraph"><draw:text-box><text:h text:outline-level="1" text:style-name="P3447"><text:bookmark-start text:name="bookmark16"/><text:span text:style-name="CharStyle48">(1) (2)</text:span><text:bookmark-end text:name="bookmark16"/></text:h><text:p text:style-name="P2411"><text:span text:style-name="CharStyle12">Bahagian Pilihan Raya<text:tab/>Daerah<text:tab/>Mengundi</text:span></text:p><text:p text:style-name="P1792"><text:span text:style-name="CharStyle21">Negeri<text:line-break/></text:span><text:span text:style-name="CharStyle19">State Constituency</text:span></text:p></draw:text-box></draw:frame><draw:frame draw:style-name="fr128" svg:x="10.291cm" svg:y="2.193cm" svg:width="2.760cm" fo:min-height="0.533cm" text:anchor-type="paragraph"><draw:text-box><text:p text:style-name="P1991"><text:span text:style-name="CharStyle19">Polling District</text:span></text:p></draw:text-box></draw:frame><draw:frame draw:style-name="fr129" svg:x="15.794cm" svg:y="2.193cm" svg:width="3.480cm" fo:min-height="0.533cm" text:anchor-type="paragraph"><draw:text-box><text:p text:style-name="P4248"><text:span text:style-name="CharStyle19">Number of Electors</text:span></text:p></draw:text-box></draw:frame><draw:frame draw:style-name="fr130" svg:x="8.775cm" svg:y="3.293cm" svg:width="3.505cm" fo:min-height="0.534cm" text:anchor-type="paragraph"><draw:text-box><text:p text:style-name="P1631"><text:span text:style-name="CharStyle12">18. Taman Dagang</text:span></text:p></draw:text-box></draw:frame><draw:frame draw:style-name="fr131" svg:x="18.283cm" svg:y="3.293cm" svg:width="1.067cm" fo:min-height="0.526cm" text:anchor-type="paragraph"><draw:text-box><text:p text:style-name="P3332"><text:span text:style-name="CharStyle12">2,293</text:span></text:p></draw:text-box></draw:frame><draw:frame draw:style-name="fr132" svg:x="8.775cm" svg:y="4.394cm" svg:width="3.447cm" fo:min-height="0.533cm" text:anchor-type="paragraph"><draw:text-box><text:p text:style-name="P1297"><text:span text:style-name="CharStyle12">19. Taman Cahaya</text:span></text:p></draw:text-box></draw:frame><draw:frame draw:style-name="fr133" svg:x="18.300cm" svg:y="4.394cm" svg:width="1.058cm" fo:min-height="0.524cm" text:anchor-type="paragraph"><draw:text-box><text:p text:style-name="P2104"><text:span text:style-name="CharStyle12">1,475</text:span></text:p></draw:text-box></draw:frame><draw:frame draw:style-name="fr134" svg:x="17.935cm" svg:y="5.495cm" svg:width="1.422cm" fo:min-height="0.526cm" text:anchor-type="paragraph"><draw:text-box><text:p text:style-name="P3660"><text:span text:style-name="CharStyle71">40,970</text:span></text:p></draw:text-box></draw:frame><draw:frame draw:style-name="fr135" svg:x="2.713cm" svg:y="7.696cm" svg:width="3.725cm" fo:min-height="0.526cm" text:anchor-type="paragraph"><draw:text-box><text:p text:style-name="P1816"><text:span text:style-name="CharStyle12">N. 20 LEMBAH JAYA</text:span></text:p></draw:text-box></draw:frame><draw:frame draw:style-name="fr136" svg:x="8.775cm" svg:y="7.696cm" svg:width="0.356cm" fo:min-height="0.526cm" text:anchor-type="paragraph"><draw:text-box><text:p text:style-name="P2626"><text:span text:style-name="CharStyle12">1.</text:span></text:p></draw:text-box></draw:frame><draw:frame draw:style-name="fr126" svg:x="8.749cm" svg:y="8.830cm" svg:width="10.626cm" fo:min-height="15.503cm" text:anchor-type="paragraph"><draw:text-box><table:table table:style-name="Table18"><table:table-column table:style-name="Table18.C1"/><table:table-column table:style-name="Table18.C2"/><table:table-column table:style-name="Table18.C3"/><table:table-row table:style-name="Table18.R1"><table:table-cell table:style-name="Table18.Cell1"><text:p text:style-name="P2894"><text:span text:style-name="CharStyle7">2.</text:span></text:p></table:table-cell><table:table-cell table:style-name="Table18.Cell2"><text:p text:style-name="P3632"><text:span text:style-name="CharStyle7">Lembah Jaya Utara</text:span></text:p></table:table-cell><table:table-cell table:style-name="Table18.Cell3"><text:p text:style-name="P3634"><text:span text:style-name="CharStyle7">2,252</text:span></text:p></table:table-cell></table:table-row><table:table-row table:style-name="Table18.R2"><table:table-cell table:style-name="Table18.Cell4"><text:p text:style-name="P3301"><text:span text:style-name="CharStyle7">3.</text:span></text:p></table:table-cell><table:table-cell table:style-name="Table18.Cell5"><text:p text:style-name="P3453"><text:span text:style-name="CharStyle7">Taman Kosas</text:span></text:p></table:table-cell><table:table-cell table:style-name="Table18.Cell6"><text:p text:style-name="P3006"><text:span text:style-name="CharStyle7">2,914</text:span></text:p></table:table-cell></table:table-row><table:table-row table:style-name="Table18.R3"><table:table-cell table:style-name="Table18.Cell7"><text:p text:style-name="P1774"><text:span text:style-name="CharStyle7">4.</text:span></text:p></table:table-cell><table:table-cell table:style-name="Table18.Cell8"><text:p text:style-name="P2456"><text:span text:style-name="CharStyle7">Bukit Indah Jalan 1 &amp; 2</text:span></text:p></table:table-cell><table:table-cell table:style-name="Table18.Cell9"><text:p text:style-name="P1307"><text:span text:style-name="CharStyle7">2,731</text:span></text:p></table:table-cell></table:table-row><table:table-row table:style-name="Table18.R4"><table:table-cell table:style-name="Table18.Cell10"><text:p text:style-name="P1980"><text:span text:style-name="CharStyle7">5.</text:span></text:p></table:table-cell><table:table-cell table:style-name="Table18.Cell11"><text:p text:style-name="P4264"><text:span text:style-name="CharStyle7">Seri Watan</text:span></text:p></table:table-cell><table:table-cell table:style-name="Table18.Cell12"><text:p text:style-name="P3548"><text:span text:style-name="CharStyle7">2,277</text:span></text:p></table:table-cell></table:table-row><table:table-row table:style-name="Table18.R5"><table:table-cell table:style-name="Table18.Cell13"><text:p text:style-name="P2131"><text:span text:style-name="CharStyle7">6.</text:span></text:p></table:table-cell><table:table-cell table:style-name="Table18.Cell14"><text:p text:style-name="P3328"><text:span text:style-name="CharStyle7">Seri Ampang</text:span></text:p></table:table-cell><table:table-cell table:style-name="Table18.Cell15"><text:p text:style-name="P3135"><text:span text:style-name="CharStyle7">1,208</text:span></text:p></table:table-cell></table:table-row><table:table-row table:style-name="Table18.R6"><table:table-cell table:style-name="Table18.Cell16"><text:p text:style-name="P3217"><text:span text:style-name="CharStyle7">7.</text:span></text:p></table:table-cell><table:table-cell table:style-name="Table18.Cell17"><text:p text:style-name="P4102"><text:span text:style-name="CharStyle7">Bukit Ampang</text:span></text:p></table:table-cell><table:table-cell table:style-name="Table18.Cell18"><text:p text:style-name="P1677"><text:span text:style-name="CharStyle7">2,514</text:span></text:p></table:table-cell></table:table-row><table:table-row table:style-name="Table18.R7"><table:table-cell table:style-name="Table18.Cell19"><text:p text:style-name="P4547"><text:span text:style-name="CharStyle7">8.</text:span></text:p></table:table-cell><table:table-cell table:style-name="Table18.Cell20"><text:p text:style-name="P4549"><text:span text:style-name="CharStyle7">Tasik Tambahan Utara</text:span></text:p></table:table-cell><table:table-cell table:style-name="Table18.Cell21"><text:p text:style-name="P4551"><text:span text:style-name="CharStyle7">2,685</text:span></text:p></table:table-cell></table:table-row><table:table-row table:style-name="Table18.R8"><table:table-cell table:style-name="Table18.Cell22"><text:p text:style-name="P4521"><text:span text:style-name="CharStyle7">9.</text:span></text:p></table:table-cell><table:table-cell table:style-name="Table18.Cell23"><text:p text:style-name="P2446"><text:span text:style-name="CharStyle7">Ampang Campuran Jalan Ikan</text:span></text:p></table:table-cell><table:table-cell table:style-name="Table18.Cell24"><text:p text:style-name="P3950"><text:span text:style-name="CharStyle7">2,294</text:span></text:p></table:table-cell></table:table-row><table:table-row table:style-name="Table18.R9"><table:table-cell table:style-name="Table18.Cell25"><text:p text:style-name="P4587"/></table:table-cell><table:table-cell table:style-name="Table18.Cell26"><text:p text:style-name="P3151"><text:span text:style-name="CharStyle7">Emas</text:span></text:p></table:table-cell><table:table-cell table:style-name="Table18.Cell27"><text:p text:style-name="P4587"/></table:table-cell></table:table-row><table:table-row table:style-name="Table18.R10"><table:table-cell table:style-name="Table18.Cell28"><text:p text:style-name="P3455"><text:span text:style-name="CharStyle7">10.</text:span></text:p></table:table-cell><table:table-cell table:style-name="Table18.Cell29"><text:p text:style-name="P2330"><text:span text:style-name="CharStyle7">Lembah Jaya Selatan</text:span></text:p></table:table-cell><table:table-cell table:style-name="Table18.Cell30"><text:p text:style-name="P3023"><text:span text:style-name="CharStyle7">2,463</text:span></text:p></table:table-cell></table:table-row><table:table-row table:style-name="Table18.R11"><table:table-cell table:style-name="Table18.Cell31"><text:p text:style-name="P4164"><text:span text:style-name="CharStyle7">11.</text:span></text:p></table:table-cell><table:table-cell table:style-name="Table18.Cell32"><text:p text:style-name="P3122"><text:span text:style-name="CharStyle7">Kampung Tengah Lembah Jaya</text:span></text:p></table:table-cell><table:table-cell table:style-name="Table18.Cell33"><text:p text:style-name="P3255"><text:span text:style-name="CharStyle7">1,102</text:span></text:p></table:table-cell></table:table-row><table:table-row table:style-name="Table18.R12"><table:table-cell table:style-name="Table18.Cell34"><text:p text:style-name="P1951"><text:span text:style-name="CharStyle7">12.</text:span></text:p></table:table-cell><table:table-cell table:style-name="Table18.Cell35"><text:p text:style-name="P2627"><text:span text:style-name="CharStyle7">Taman Ampang Indah</text:span></text:p></table:table-cell><table:table-cell table:style-name="Table18.Cell36"><text:p text:style-name="P1417"><text:span text:style-name="CharStyle7">2,850</text:span></text:p></table:table-cell></table:table-row><table:table-row table:style-name="Table18.R13"><table:table-cell table:style-name="Table18.Cell37"><text:p text:style-name="P3339"><text:span text:style-name="CharStyle7">13.</text:span></text:p></table:table-cell><table:table-cell table:style-name="Table18.Cell38"><text:p text:style-name="P2884"><text:span text:style-name="CharStyle7">Taman Rasmi Jaya</text:span></text:p></table:table-cell><table:table-cell table:style-name="Table18.Cell39"><text:p text:style-name="P1654"><text:span text:style-name="CharStyle7">1,272</text:span></text:p></table:table-cell></table:table-row><table:table-row table:style-name="Table18.R14"><table:table-cell table:style-name="Table18.Cell40"><text:p text:style-name="P4146"><text:span text:style-name="CharStyle7">14.</text:span></text:p></table:table-cell><table:table-cell table:style-name="Table18.Cell41"><text:p text:style-name="P3033"><text:span text:style-name="CharStyle7">Tasik Tambahan Selatan</text:span></text:p></table:table-cell><table:table-cell table:style-name="Table18.Cell42"><text:p text:style-name="P1805"><text:span text:style-name="CharStyle7">4,020</text:span></text:p></table:table-cell></table:table-row><table:table-row table:style-name="Table18.R15"><table:table-cell table:style-name="Table18.Cell43"><text:p text:style-name="P3671"><text:span text:style-name="CharStyle7">15.</text:span></text:p></table:table-cell><table:table-cell table:style-name="Table18.Cell44"><text:p text:style-name="P1270"><text:span text:style-name="CharStyle7">Kampung Ampang Indah</text:span></text:p></table:table-cell><table:table-cell table:style-name="Table18.Cell45"><text:p text:style-name="P1963"><text:span text:style-name="CharStyle7">2,439</text:span></text:p></table:table-cell></table:table-row></table:table></draw:text-box></draw:frame><draw:frame draw:style-name="fr123" svg:x="9.477cm" svg:y="7.738cm" svg:width="4.521cm" fo:min-height="0.483cm" text:anchor-type="paragraph"><draw:text-box><text:p text:style-name="P2465"><text:span text:style-name="CharStyle58">Taman Tun Abdul Razak</text:span></text:p></draw:text-box></draw:frame><draw:frame draw:style-name="fr124" svg:x="18.604cm" svg:y="7.738cm" svg:width="0.762cm" fo:min-height="0.483cm" text:anchor-type="paragraph"><draw:text-box><text:p text:style-name="P3410"><text:span text:style-name="CharStyle58">876</text:span></text:p></draw:text-box></draw:frame><draw:frame draw:style-name="fr125" svg:x="8.774cm" svg:y="24.899cm" svg:width="4.013cm" fo:min-height="0.533cm" text:anchor-type="paragraph"><draw:text-box><text:p text:style-name="P1941"><text:span text:style-name="CharStyle58">16. Taman Mulia Jaya</text:span></text:p></draw:text-box></draw:frame><draw:frame draw:style-name="fr137" svg:x="18.300cm" svg:y="24.929cm" svg:width="1.058cm" fo:min-height="0.490cm" text:anchor-type="paragraph"><draw:text-box><text:p text:style-name="P4150"><text:span text:style-name="CharStyle98">1,010</text:span></text:p></draw:text-box></draw:frame><draw:frame draw:style-name="fr138" svg:x="10.273cm" svg:y="26.337cm" svg:width="0.448cm" fo:min-height="0.455cm" text:anchor-type="paragraph"><draw:text-box><text:p text:style-name="P3577"><text:span text:style-name="CharStyle73">27</text:span></text:p></draw:text-box></draw:frame></text:p>
        <text:p text:style-name="P351"/>
        <text:p text:style-name="P352"/>
        <text:p text:style-name="P353"/>
        <text:p text:style-name="P354"/>
        <text:p text:style-name="P355"/>
        <text:p text:style-name="P356"/>
        <text:p text:style-name="P357"/>
        <text:p text:style-name="P358"/>
        <text:p text:style-name="P359"/>
        <text:p text:style-name="P360"/>
        <text:p text:style-name="P361"/>
        <text:p text:style-name="P362"/>
        <text:p text:style-name="P363"/>
        <text:p text:style-name="P364"/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  <text:p text:style-name="P372"/>
        <text:p text:style-name="P373"/>
        <text:p text:style-name="P374"/>
        <text:p text:style-name="P375"/>
        <text:p text:style-name="P376"/>
        <text:p text:style-name="P377"/>
        <text:p text:style-name="P378"/>
        <text:p text:style-name="P379"/>
        <text:p text:style-name="P380"/>
        <text:p text:style-name="P381"/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  <text:p text:style-name="P389"/>
      </text:section>
      <text:section text:style-name="Sect26" text:name="Section26">
        <text:p text:style-name="P4676"><draw:frame draw:style-name="fr139" svg:x="3.120cm" svg:y="0.004cm" svg:width="10.185cm" fo:min-height="2.778cm" text:anchor-type="paragraph"><draw:text-box><text:h text:outline-level="1" text:style-name="P4234"><text:bookmark-start text:name="bookmark17"/><text:span text:style-name="CharStyle48">(1) (2)</text:span><text:bookmark-end text:name="bookmark17"/></text:h><text:p text:style-name="P3324"><text:span text:style-name="CharStyle12">Bahagian Pilihan Raya<text:tab/>Daerah<text:tab/>Mengundi</text:span></text:p><text:p text:style-name="P2001"><text:span text:style-name="CharStyle21">Negeri<text:line-break/></text:span><text:span text:style-name="CharStyle19">State Constituency</text:span></text:p></draw:text-box></draw:frame><draw:frame draw:style-name="fr140" svg:x="10.291cm" svg:y="2.193cm" svg:width="2.760cm" fo:min-height="0.533cm" text:anchor-type="paragraph"><draw:text-box><text:p text:style-name="P2362"><text:span text:style-name="CharStyle19">Polling District</text:span></text:p></draw:text-box></draw:frame><draw:frame draw:style-name="fr141" svg:x="15.794cm" svg:y="2.193cm" svg:width="3.480cm" fo:min-height="0.533cm" text:anchor-type="paragraph"><draw:text-box><text:p text:style-name="P3460"><text:span text:style-name="CharStyle19">Number of Electors</text:span></text:p></draw:text-box></draw:frame><draw:frame draw:style-name="fr142" svg:x="8.775cm" svg:y="3.036cm" svg:width="6.147cm" fo:min-height="1.591cm" text:anchor-type="paragraph"><draw:text-box><text:p text:style-name="P3549"><text:span text:style-name="CharStyle12">17. Ampang Campuran Jalan Ikan<text:line-break/>Jelawat</text:span></text:p></draw:text-box></draw:frame><draw:frame draw:style-name="fr143" svg:x="8.775cm" svg:y="3.036cm" svg:width="6.147cm" fo:min-height="2.577cm" text:anchor-type="paragraph"><draw:text-box><text:list text:style-name="L32"><text:list-item><text:p text:style-name="P2901"><text:span text:style-name="CharStyle12"><text:tab/>Ampang Campuran Jalan Ikan<text:line-break/>Jelawat</text:span></text:p></text:list-item><text:list-item><text:p text:style-name="P3610"><text:span text:style-name="CharStyle12"><text:tab/>Bukit Indah Jalan 3</text:span></text:p></text:list-item></text:list></draw:text-box></draw:frame><draw:frame draw:style-name="fr144" svg:x="18.284cm" svg:y="3.293cm" svg:width="1.076cm" fo:min-height="0.526cm" text:anchor-type="paragraph"><draw:text-box><text:p text:style-name="P4030"><text:span text:style-name="CharStyle12">2,019</text:span></text:p></draw:text-box></draw:frame><draw:frame draw:style-name="fr145" svg:x="8.775cm" svg:y="5.089cm" svg:width="4.209cm" fo:min-height="0.526cm" text:anchor-type="paragraph"><draw:text-box><text:p text:style-name="P3356"><text:span text:style-name="CharStyle12">18. Bukit Indah Jalan 3</text:span></text:p></draw:text-box></draw:frame><draw:frame draw:style-name="fr146" svg:x="18.284cm" svg:y="3.293cm" svg:width="1.076cm" fo:min-height="0.526cm" text:anchor-type="paragraph"><draw:text-box><text:p text:style-name="P2827"><text:span text:style-name="CharStyle12">2,019</text:span></text:p></draw:text-box></draw:frame><draw:frame draw:style-name="fr147" svg:x="18.300cm" svg:y="5.089cm" svg:width="1.058cm" fo:min-height="0.526cm" text:anchor-type="paragraph"><draw:text-box><text:p text:style-name="P3665"><text:span text:style-name="CharStyle12">1,391</text:span></text:p></draw:text-box></draw:frame><draw:frame draw:style-name="fr148" svg:x="18.300cm" svg:y="5.089cm" svg:width="1.058cm" fo:min-height="0.526cm" text:anchor-type="paragraph"><draw:text-box><text:p text:style-name="P3465"><text:span text:style-name="CharStyle12">1,391</text:span></text:p></draw:text-box></draw:frame><draw:frame draw:style-name="fr149" svg:x="17.953cm" svg:y="6.189cm" svg:width="1.406cm" fo:min-height="0.526cm" text:anchor-type="paragraph"><draw:text-box><text:p text:style-name="P1366"><text:span text:style-name="CharStyle71">38,317</text:span></text:p></draw:text-box></draw:frame><draw:frame draw:style-name="fr150" svg:x="17.953cm" svg:y="6.189cm" svg:width="1.406cm" fo:min-height="0.526cm" text:anchor-type="paragraph"><draw:text-box><text:p text:style-name="P3277"><text:span text:style-name="CharStyle71">38,317</text:span></text:p></draw:text-box></draw:frame><draw:frame draw:style-name="fr151" svg:x="2.688cm" svg:y="8.276cm" svg:width="16.671cm" fo:min-height="2.387cm" text:anchor-type="paragraph"><draw:text-box><text:p text:style-name="P1216"><text:span text:style-name="CharStyle12">Jumlah Bilangan Pemilih dalam Bahagian Pilihan Raya Persekutuan<text:tab/>79,287</text:span></text:p><text:p text:style-name="P3090"><text:span text:style-name="CharStyle12">P. 099 Ampang:</text:span></text:p><text:p text:style-name="P3433"><text:span text:style-name="CharStyle19">Total Number of Electors in the Federal Constituency of<text:line-break/>P. 099 Ampang:</text:span></text:p></draw:text-box></draw:frame><draw:frame draw:style-name="fr152" svg:x="10.275cm" svg:y="26.351cm" svg:width="0.457cm" fo:min-height="0.437cm" text:anchor-type="paragraph"><draw:text-box><text:p text:style-name="P4476"><text:span text:style-name="CharStyle100">28</text:span></text:p></draw:text-box></draw:frame></text:p>
        <text:p text:style-name="P391"/>
        <text:p text:style-name="P392"/>
        <text:p text:style-name="P393"/>
        <text:p text:style-name="P394"/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  <text:p text:style-name="P404"/>
        <text:p text:style-name="P405"/>
        <text:p text:style-name="P406"/>
        <text:p text:style-name="P407"/>
        <text:p text:style-name="P408"/>
        <text:p text:style-name="P409"/>
        <text:p text:style-name="P410"/>
        <text:p text:style-name="P411"/>
        <text:p text:style-name="P412"/>
        <text:p text:style-name="P413"/>
        <text:p text:style-name="P414"/>
        <text:p text:style-name="P415"/>
        <text:p text:style-name="P416"/>
        <text:p text:style-name="P417"/>
        <text:p text:style-name="P418"/>
        <text:p text:style-name="P419"/>
        <text:p text:style-name="P420"/>
        <text:p text:style-name="P421"/>
        <text:p text:style-name="P422"/>
        <text:p text:style-name="P423"/>
        <text:p text:style-name="P424"/>
        <text:p text:style-name="P425"/>
        <text:p text:style-name="P426"/>
        <text:p text:style-name="P427"/>
        <text:p text:style-name="P428"/>
        <text:p text:style-name="P429"/>
      </text:section>
      <text:section text:style-name="Sect27" text:name="Section27">
        <text:p text:style-name="P4677"><draw:frame draw:style-name="fr156" svg:x="2.713cm" svg:y="0.000cm" svg:width="4.487cm" fo:min-height="3.819cm" text:anchor-type="paragraph"><draw:text-box><text:h text:outline-level="1" text:style-name="P3988"><text:bookmark-start text:name="bookmark18"/><text:span text:style-name="CharStyle48">(1)</text:span><text:bookmark-end text:name="bookmark18"/></text:h><text:p text:style-name="P1815"><text:span text:style-name="CharStyle12">Bahagian Pilihan Raya<text:line-break/>Negeri<text:line-break/></text:span><text:span text:style-name="CharStyle20">State Constituency</text:span></text:p><text:p text:style-name="P2862"><text:span text:style-name="CharStyle12">N. 21 PANDAN INDAH</text:span></text:p></draw:text-box></draw:frame><draw:frame draw:style-name="fr155" svg:x="8.749cm" svg:y="0.000cm" svg:width="10.617cm" fo:min-height="0.002cm" text:anchor-type="paragraph"><draw:text-box><table:table table:style-name="Table19"><table:table-column table:style-name="Table19.C1"/><table:table-column table:style-name="Table19.C2"/><table:table-column table:style-name="Table19.C3"/><table:table-row table:style-name="Table19.R1"><table:table-cell table:style-name="Table19.Cell1"><text:p text:style-name="P4587"/></table:table-cell><table:table-cell table:style-name="Table19.Cell2"><text:p text:style-name="P1636"><text:span text:style-name="CharStyle33">(2)</text:span></text:p></table:table-cell><table:table-cell table:style-name="Table19.Cell3"><text:p text:style-name="P3680"><text:span text:style-name="CharStyle33">(3)</text:span></text:p></table:table-cell></table:table-row><table:table-row table:style-name="Table19.R2"><table:table-cell table:style-name="Table19.Cell4"><text:p text:style-name="P4587"/></table:table-cell><table:table-cell table:style-name="Table19.Cell5"><text:p text:style-name="P3145"><text:span text:style-name="CharStyle33">Daerah Mengundi</text:span></text:p></table:table-cell><table:table-cell table:style-name="Table19.Cell6"><text:p text:style-name="P3451"><text:span text:style-name="CharStyle33">Bilangan Pemilih</text:span></text:p></table:table-cell></table:table-row><table:table-row table:style-name="Table19.R3"><table:table-cell table:style-name="Table19.Cell7"><text:p text:style-name="P4587"/></table:table-cell><table:table-cell table:style-name="Table19.Cell8"><text:p text:style-name="P4268"><text:span text:style-name="CharStyle34">Polling District</text:span></text:p></table:table-cell><table:table-cell table:style-name="Table19.Cell9"><text:p text:style-name="P1934"><text:span text:style-name="CharStyle34">Number of Electors</text:span></text:p></table:table-cell></table:table-row><table:table-row table:style-name="Table19.R4"><table:table-cell table:style-name="Table19.Cell10"><text:p text:style-name="P2588"><text:span text:style-name="CharStyle35">1</text:span><text:span text:style-name="CharStyle36">.</text:span></text:p></table:table-cell><table:table-cell table:style-name="Table19.Cell11"><text:p text:style-name="P3603"><text:span text:style-name="CharStyle33">Taman Nirwana</text:span></text:p></table:table-cell><table:table-cell table:style-name="Table19.Cell12"><text:p text:style-name="P3540"><text:span text:style-name="CharStyle33">1,715</text:span></text:p></table:table-cell></table:table-row><table:table-row table:style-name="Table19.R5"><table:table-cell table:style-name="Table19.Cell13"><text:p text:style-name="P2743"><text:span text:style-name="CharStyle33">2.</text:span></text:p></table:table-cell><table:table-cell table:style-name="Table19.Cell14"><text:p text:style-name="P3468"><text:span text:style-name="CharStyle33">Angsana Hilir</text:span></text:p></table:table-cell><table:table-cell table:style-name="Table19.Cell15"><text:p text:style-name="P2204"><text:span text:style-name="CharStyle33">1,971</text:span></text:p></table:table-cell></table:table-row><table:table-row table:style-name="Table19.R6"><table:table-cell table:style-name="Table19.Cell16"><text:p text:style-name="P4237"><text:span text:style-name="CharStyle33">3.</text:span></text:p></table:table-cell><table:table-cell table:style-name="Table19.Cell17"><text:p text:style-name="P3470"><text:span text:style-name="CharStyle33">Kampung Pandan Dalam Kiri</text:span></text:p></table:table-cell><table:table-cell table:style-name="Table19.Cell18"><text:p text:style-name="P2336"><text:span text:style-name="CharStyle33">2,985</text:span></text:p></table:table-cell></table:table-row><table:table-row table:style-name="Table19.R7"><table:table-cell table:style-name="Table19.Cell19"><text:p text:style-name="P3028"><text:span text:style-name="CharStyle33">4.</text:span></text:p></table:table-cell><table:table-cell table:style-name="Table19.Cell20"><text:p text:style-name="P3834"><text:span text:style-name="CharStyle33">Lorong Raya Kampung Pandan</text:span></text:p></table:table-cell><table:table-cell table:style-name="Table19.Cell21"><text:p text:style-name="P2478"><text:span text:style-name="CharStyle33">875</text:span></text:p></table:table-cell></table:table-row><table:table-row table:style-name="Table19.R8"><table:table-cell table:style-name="Table19.Cell22"><text:p text:style-name="P1267"><text:span text:style-name="CharStyle33">5.</text:span></text:p></table:table-cell><table:table-cell table:style-name="Table19.Cell23"><text:p text:style-name="P1956"><text:span text:style-name="CharStyle33">Pandan Jaya Utara</text:span></text:p></table:table-cell><table:table-cell table:style-name="Table19.Cell24"><text:p text:style-name="P2635"><text:span text:style-name="CharStyle33">3,037</text:span></text:p></table:table-cell></table:table-row><table:table-row table:style-name="Table19.R9"><table:table-cell table:style-name="Table19.Cell25"><text:p text:style-name="P1565"><text:span text:style-name="CharStyle33">6.</text:span></text:p></table:table-cell><table:table-cell table:style-name="Table19.Cell26"><text:p text:style-name="P4282"><text:span text:style-name="CharStyle33">Taman Chempaka</text:span></text:p></table:table-cell><table:table-cell table:style-name="Table19.Cell27"><text:p text:style-name="P2852"><text:span text:style-name="CharStyle33">2,591</text:span></text:p></table:table-cell></table:table-row><table:table-row table:style-name="Table19.R10"><table:table-cell table:style-name="Table19.Cell28"><text:p text:style-name="P1615"><text:span text:style-name="CharStyle33">7.</text:span></text:p></table:table-cell><table:table-cell table:style-name="Table19.Cell29"><text:p text:style-name="P2307"><text:span text:style-name="CharStyle33">Pandan Indah Jalan 1, 4 Dan 6</text:span></text:p></table:table-cell><table:table-cell table:style-name="Table19.Cell30"><text:p text:style-name="P2999"><text:span text:style-name="CharStyle33">5,902</text:span></text:p></table:table-cell></table:table-row><table:table-row table:style-name="Table19.R11"><table:table-cell table:style-name="Table19.Cell31"><text:p text:style-name="P4527"><text:span text:style-name="CharStyle35">8</text:span><text:span text:style-name="CharStyle36">.</text:span></text:p></table:table-cell><table:table-cell table:style-name="Table19.Cell32"><text:p text:style-name="P3012"><text:span text:style-name="CharStyle33">Lorong Molek Kampung Pandan</text:span></text:p></table:table-cell><table:table-cell table:style-name="Table19.Cell33"><text:p text:style-name="P3480"><text:span text:style-name="CharStyle33">1,378</text:span></text:p></table:table-cell></table:table-row><table:table-row table:style-name="Table19.R12"><table:table-cell table:style-name="Table19.Cell34"><text:p text:style-name="P2287"><text:span text:style-name="CharStyle33">9.</text:span></text:p></table:table-cell><table:table-cell table:style-name="Table19.Cell35"><text:p text:style-name="P2983"><text:span text:style-name="CharStyle33">Lorong Bersih Kampung</text:span></text:p></table:table-cell><table:table-cell table:style-name="Table19.Cell36"><text:p text:style-name="P3599"><text:span text:style-name="CharStyle33">1,397</text:span></text:p></table:table-cell></table:table-row><table:table-row table:style-name="Table19.R13"><table:table-cell table:style-name="Table19.Cell37"><text:p text:style-name="P4587"/></table:table-cell><table:table-cell table:style-name="Table19.Cell38"><text:p text:style-name="P2717"><text:span text:style-name="CharStyle33">Pandan</text:span></text:p></table:table-cell><table:table-cell table:style-name="Table19.Cell39"><text:p text:style-name="P4587"/></table:table-cell></table:table-row><table:table-row table:style-name="Table19.R14"><table:table-cell table:style-name="Table19.Cell40"><text:p text:style-name="P3703"><text:span text:style-name="CharStyle33">10.</text:span></text:p></table:table-cell><table:table-cell table:style-name="Table19.Cell41"><text:p text:style-name="P4260"><text:span text:style-name="CharStyle33">Pandan Jaya Selatan</text:span></text:p></table:table-cell><table:table-cell table:style-name="Table19.Cell42"><text:p text:style-name="P3493"><text:span text:style-name="CharStyle33">4,520</text:span></text:p></table:table-cell></table:table-row><table:table-row table:style-name="Table19.R15"><table:table-cell table:style-name="Table19.Cell43"><text:p text:style-name="P2335"><text:span text:style-name="CharStyle33">11.</text:span></text:p></table:table-cell><table:table-cell table:style-name="Table19.Cell44"><text:p text:style-name="P3852"><text:span text:style-name="CharStyle33">Taman Bakti</text:span></text:p></table:table-cell><table:table-cell table:style-name="Table19.Cell45"><text:p text:style-name="P3495"><text:span text:style-name="CharStyle33">1,392</text:span></text:p></table:table-cell></table:table-row><table:table-row table:style-name="Table19.R16"><table:table-cell table:style-name="Table19.Cell46"><text:p text:style-name="P2159"><text:span text:style-name="CharStyle33">12.</text:span></text:p></table:table-cell><table:table-cell table:style-name="Table19.Cell47"><text:p text:style-name="P2837"><text:span text:style-name="CharStyle33">Pandan Indah Jalan 2 &amp; 3</text:span></text:p></table:table-cell><table:table-cell table:style-name="Table19.Cell48"><text:p text:style-name="P3385"><text:span text:style-name="CharStyle33">2,852</text:span></text:p></table:table-cell></table:table-row><table:table-row table:style-name="Table19.R17"><table:table-cell table:style-name="Table19.Cell49"><text:p text:style-name="P2295"><text:span text:style-name="CharStyle33">13.</text:span></text:p></table:table-cell><table:table-cell table:style-name="Table19.Cell50"><text:p text:style-name="P4166"><text:span text:style-name="CharStyle33">Ampang Hilir</text:span></text:p></table:table-cell><table:table-cell table:style-name="Table19.Cell51"><text:p text:style-name="P4168"><text:span text:style-name="CharStyle33">3,656</text:span></text:p></table:table-cell></table:table-row><table:table-row table:style-name="Table19.R18"><table:table-cell table:style-name="Table19.Cell52"><text:p text:style-name="P2441"><text:span text:style-name="CharStyle33">14.</text:span></text:p></table:table-cell><table:table-cell table:style-name="Table19.Cell53"><text:p text:style-name="P1227"><text:span text:style-name="CharStyle33">Cheras Indah</text:span></text:p></table:table-cell><table:table-cell table:style-name="Table19.Cell54"><text:p text:style-name="P1910"><text:span text:style-name="CharStyle33">2,519</text:span></text:p></table:table-cell></table:table-row><table:table-row table:style-name="Table19.R19"><table:table-cell table:style-name="Table19.Cell55"><text:p text:style-name="P3231"><text:span text:style-name="CharStyle33">15.</text:span></text:p></table:table-cell><table:table-cell table:style-name="Table19.Cell56"><text:p text:style-name="P3275"><text:span text:style-name="CharStyle33">Taman Maju Jaya</text:span></text:p></table:table-cell><table:table-cell table:style-name="Table19.Cell57"><text:p text:style-name="P3797"><text:span text:style-name="CharStyle33">1,481</text:span></text:p></table:table-cell></table:table-row><table:table-row table:style-name="Table19.R20"><table:table-cell table:style-name="Table19.Cell58"><text:p text:style-name="P2886"><text:span text:style-name="CharStyle33">16.</text:span></text:p></table:table-cell><table:table-cell table:style-name="Table19.Cell59"><text:p text:style-name="P1657"><text:span text:style-name="CharStyle33">Taman Kenchana</text:span></text:p></table:table-cell><table:table-cell table:style-name="Table19.Cell60"><text:p text:style-name="P2345"><text:span text:style-name="CharStyle33">1,288</text:span></text:p></table:table-cell></table:table-row><table:table-row table:style-name="Table19.R21"><table:table-cell table:style-name="Table19.Cell61"><text:p text:style-name="P3035"><text:span text:style-name="CharStyle33">17.</text:span></text:p></table:table-cell><table:table-cell table:style-name="Table19.Cell62"><text:p text:style-name="P1807"><text:span text:style-name="CharStyle33">Kampung Cheras Baharu Timur</text:span></text:p></table:table-cell><table:table-cell table:style-name="Table19.Cell63"><text:p text:style-name="P2482"><text:span text:style-name="CharStyle33">2,189</text:span></text:p></table:table-cell></table:table-row><table:table-row table:style-name="Table19.R22"><table:table-cell table:style-name="Table19.Cell64"><text:p text:style-name="P2530"><text:span text:style-name="CharStyle33">18.</text:span></text:p></table:table-cell><table:table-cell table:style-name="Table19.Cell65"><text:p text:style-name="P3568"><text:span text:style-name="CharStyle33">Desa Nirwana</text:span></text:p></table:table-cell><table:table-cell table:style-name="Table19.Cell66"><text:p text:style-name="P3534"><text:span text:style-name="CharStyle33">703</text:span></text:p></table:table-cell></table:table-row></table:table><text:p text:style-name="P4523"><text:span text:style-name="CharStyle58">42,451</text:span></text:p></draw:text-box></draw:frame></text:p>
        <text:p text:style-name="P433"/>
        <text:p text:style-name="P434"/>
        <text:p text:style-name="P435"/>
        <text:p text:style-name="P436"/>
        <text:p text:style-name="P437"/>
        <text:p text:style-name="P438"/>
        <text:p text:style-name="P439"/>
        <text:p text:style-name="P440"/>
        <text:p text:style-name="P441"/>
        <text:p text:style-name="P442"/>
        <text:p text:style-name="P443"/>
        <text:p text:style-name="P444"/>
        <text:p text:style-name="P445"/>
        <text:p text:style-name="P446"/>
        <text:p text:style-name="P447"/>
        <text:p text:style-name="P448"/>
        <text:p text:style-name="P449"/>
        <text:p text:style-name="P450"/>
        <text:p text:style-name="P451"/>
        <text:p text:style-name="P452"/>
        <text:p text:style-name="P453"/>
        <text:p text:style-name="P454"/>
        <text:p text:style-name="P455"/>
        <text:p text:style-name="P456"/>
        <text:p text:style-name="P457"/>
        <text:p text:style-name="P458"/>
        <text:p text:style-name="P459"/>
        <text:p text:style-name="P460"/>
        <text:p text:style-name="P461"/>
        <text:p text:style-name="P462"/>
        <text:p text:style-name="P463"/>
        <text:p text:style-name="P464"/>
        <text:p text:style-name="P465"/>
        <text:p text:style-name="P466"/>
        <text:p text:style-name="P467"/>
        <text:p text:style-name="P468"/>
        <text:p text:style-name="P469"/>
        <text:p text:style-name="P470"/>
      </text:section>
      <text:section text:style-name="Sect28" text:name="Section28">
        <text:h text:outline-level="1" text:style-name="P4678"><text:bookmark-start text:name="bookmark19"/><text:span text:style-name="CharStyle29">(1)</text:span><text:bookmark-end text:name="bookmark19"/></text:h>
        <text:p text:style-name="P3915"><draw:frame draw:style-name="fr157" svg:x="8.751cm" svg:y="0.000cm" svg:width="10.626cm" fo:min-height="0.002cm" text:anchor-type="paragraph"><draw:text-box><table:table table:style-name="Table20"><table:table-column table:style-name="Table20.C1"/><table:table-column table:style-name="Table20.C2"/><table:table-column table:style-name="Table20.C3"/><table:table-row table:style-name="Table20.R1"><table:table-cell table:style-name="Table20.Cell1"><text:p text:style-name="P4587"/></table:table-cell><table:table-cell table:style-name="Table20.Cell2"><text:p text:style-name="P1385"><text:span text:style-name="CharStyle33">(2)</text:span></text:p></table:table-cell><table:table-cell table:style-name="Table20.Cell3"><text:p text:style-name="P2075"><text:span text:style-name="CharStyle33">(3)</text:span></text:p></table:table-cell></table:table-row><table:table-row table:style-name="Table20.R2"><table:table-cell table:style-name="Table20.Cell4"><text:p text:style-name="P4587"/></table:table-cell><table:table-cell table:style-name="Table20.Cell5"><text:p text:style-name="P3049"><text:span text:style-name="CharStyle33">Daerah Mengundi</text:span></text:p></table:table-cell><table:table-cell table:style-name="Table20.Cell6"><text:p text:style-name="P1823"><text:span text:style-name="CharStyle33">Bilangan Pemilih</text:span></text:p></table:table-cell></table:table-row><table:table-row table:style-name="Table20.R3"><table:table-cell table:style-name="Table20.Cell7"><text:p text:style-name="P4587"/></table:table-cell><table:table-cell table:style-name="Table20.Cell8"><text:p text:style-name="P3369"><text:span text:style-name="CharStyle34">Polling District</text:span></text:p></table:table-cell><table:table-cell table:style-name="Table20.Cell9"><text:p text:style-name="P3417"><text:span text:style-name="CharStyle34">Number of Electors</text:span></text:p></table:table-cell></table:table-row><table:table-row table:style-name="Table20.R4"><table:table-cell table:style-name="Table20.Cell10"><text:p text:style-name="P4068"><text:span text:style-name="CharStyle101">1</text:span><text:span text:style-name="CharStyle36">.</text:span></text:p></table:table-cell><table:table-cell table:style-name="Table20.Cell11"><text:p text:style-name="P2557"><text:span text:style-name="CharStyle33">Pandan Perdana Timur</text:span></text:p></table:table-cell><table:table-cell table:style-name="Table20.Cell12"><text:p text:style-name="P1342"><text:span text:style-name="CharStyle33">3,830</text:span></text:p></table:table-cell></table:table-row><table:table-row table:style-name="Table20.R5"><table:table-cell table:style-name="Table20.Cell13"><text:p text:style-name="P2041"><text:span text:style-name="CharStyle33">2.</text:span></text:p></table:table-cell><table:table-cell table:style-name="Table20.Cell14"><text:p text:style-name="P2713"><text:span text:style-name="CharStyle33">Taman Muda Timur</text:span></text:p></table:table-cell><table:table-cell table:style-name="Table20.Cell15"><text:p text:style-name="P1497"><text:span text:style-name="CharStyle33">2,027</text:span></text:p></table:table-cell></table:table-row><table:table-row table:style-name="Table20.R6"><table:table-cell table:style-name="Table20.Cell16"><text:p text:style-name="P3500"><text:span text:style-name="CharStyle33">3.</text:span></text:p></table:table-cell><table:table-cell table:style-name="Table20.Cell17"><text:p text:style-name="P2564"><text:span text:style-name="CharStyle33">Taman Putra</text:span></text:p></table:table-cell><table:table-cell table:style-name="Table20.Cell18"><text:p text:style-name="P4258"><text:span text:style-name="CharStyle33">2,757</text:span></text:p></table:table-cell></table:table-row><table:table-row table:style-name="Table20.R7"><table:table-cell table:style-name="Table20.Cell19"><text:p text:style-name="P2375"><text:span text:style-name="CharStyle33">4.</text:span></text:p></table:table-cell><table:table-cell table:style-name="Table20.Cell20"><text:p text:style-name="P3066"><text:span text:style-name="CharStyle33">Taman Seraya</text:span></text:p></table:table-cell><table:table-cell table:style-name="Table20.Cell21"><text:p text:style-name="P1838"><text:span text:style-name="CharStyle33">4,485</text:span></text:p></table:table-cell></table:table-row><table:table-row table:style-name="Table20.R8"><table:table-cell table:style-name="Table20.Cell22"><text:p text:style-name="P3682"><text:span text:style-name="CharStyle33">5.</text:span></text:p></table:table-cell><table:table-cell table:style-name="Table20.Cell23"><text:p text:style-name="P1296"><text:span text:style-name="CharStyle33">Taman Melor</text:span></text:p></table:table-cell><table:table-cell table:style-name="Table20.Cell24"><text:p text:style-name="P1999"><text:span text:style-name="CharStyle33">2,116</text:span></text:p></table:table-cell></table:table-row><table:table-row table:style-name="Table20.R9"><table:table-cell table:style-name="Table20.Cell25"><text:p text:style-name="P2832"><text:span text:style-name="CharStyle33">6.</text:span></text:p></table:table-cell><table:table-cell table:style-name="Table20.Cell26"><text:p text:style-name="P3502"><text:span text:style-name="CharStyle33">Taman Mega Jaya</text:span></text:p></table:table-cell><table:table-cell table:style-name="Table20.Cell27"><text:p text:style-name="P3505"><text:span text:style-name="CharStyle33">634</text:span></text:p></table:table-cell></table:table-row><table:table-row table:style-name="Table20.R10"><table:table-cell table:style-name="Table20.Cell28"><text:p text:style-name="P3247"><text:span text:style-name="CharStyle33">7.</text:span></text:p></table:table-cell><table:table-cell table:style-name="Table20.Cell29"><text:p text:style-name="P2331"><text:span text:style-name="CharStyle33">Taman Mawar</text:span></text:p></table:table-cell><table:table-cell table:style-name="Table20.Cell30"><text:p text:style-name="P4517"><text:span text:style-name="CharStyle33">920</text:span></text:p></table:table-cell></table:table-row><table:table-row table:style-name="Table20.R11"><table:table-cell table:style-name="Table20.Cell31"><text:p text:style-name="P1827"><text:span text:style-name="CharStyle101">8</text:span><text:span text:style-name="CharStyle36">.</text:span></text:p></table:table-cell><table:table-cell table:style-name="Table20.Cell32"><text:p text:style-name="P3508"><text:span text:style-name="CharStyle33">Taman Bukit Teratai</text:span></text:p></table:table-cell><table:table-cell table:style-name="Table20.Cell33"><text:p text:style-name="P2980"><text:span text:style-name="CharStyle33">4,542</text:span></text:p></table:table-cell></table:table-row><table:table-row table:style-name="Table20.R12"><table:table-cell table:style-name="Table20.Cell34"><text:p text:style-name="P1750"><text:span text:style-name="CharStyle33">9.</text:span></text:p></table:table-cell><table:table-cell table:style-name="Table20.Cell35"><text:p text:style-name="P2432"><text:span text:style-name="CharStyle33">Pandan Perdana Barat</text:span></text:p></table:table-cell><table:table-cell table:style-name="Table20.Cell36"><text:p text:style-name="P1220"><text:span text:style-name="CharStyle33">3,557</text:span></text:p></table:table-cell></table:table-row><table:table-row table:style-name="Table20.R13"><table:table-cell table:style-name="Table20.Cell37"><text:p text:style-name="P2667"><text:span text:style-name="CharStyle33">10.</text:span></text:p></table:table-cell><table:table-cell table:style-name="Table20.Cell38"><text:p text:style-name="P4060"><text:span text:style-name="CharStyle33">Kampung Cheras Baharu Barat</text:span></text:p></table:table-cell><table:table-cell table:style-name="Table20.Cell39"><text:p text:style-name="P4062"><text:span text:style-name="CharStyle33">2,176</text:span></text:p></table:table-cell></table:table-row><table:table-row table:style-name="Table20.R14"><table:table-cell table:style-name="Table20.Cell40"><text:p text:style-name="P2584"><text:span text:style-name="CharStyle33">11.</text:span></text:p></table:table-cell><table:table-cell table:style-name="Table20.Cell41"><text:p text:style-name="P1368"><text:span text:style-name="CharStyle33">Taman Muda Barat</text:span></text:p></table:table-cell><table:table-cell table:style-name="Table20.Cell42"><text:p text:style-name="P2062"><text:span text:style-name="CharStyle33">4,192</text:span></text:p></table:table-cell></table:table-row><table:table-row table:style-name="Table20.R15"><table:table-cell table:style-name="Table20.Cell43"><text:p text:style-name="P2740"><text:span text:style-name="CharStyle33">12.</text:span></text:p></table:table-cell><table:table-cell table:style-name="Table20.Cell44"><text:p text:style-name="P4369"><text:span text:style-name="CharStyle33">Taman Saga</text:span></text:p></table:table-cell><table:table-cell table:style-name="Table20.Cell45"><text:p text:style-name="P4371"><text:span text:style-name="CharStyle33">1,856</text:span></text:p></table:table-cell></table:table-row><table:table-row table:style-name="Table20.R16"><table:table-cell table:style-name="Table20.Cell46"><text:p text:style-name="P2361"><text:span text:style-name="CharStyle33">13.</text:span></text:p></table:table-cell><table:table-cell table:style-name="Table20.Cell47"><text:p text:style-name="P3513"><text:span text:style-name="CharStyle33">Cheras Hartamas</text:span></text:p></table:table-cell><table:table-cell table:style-name="Table20.Cell48"><text:p text:style-name="P3515"><text:span text:style-name="CharStyle33">880</text:span></text:p></table:table-cell></table:table-row><table:table-row table:style-name="Table20.R17"><table:table-cell table:style-name="Table20.Cell49"><text:p text:style-name="P2454"><text:span text:style-name="CharStyle33">14.</text:span></text:p></table:table-cell><table:table-cell table:style-name="Table20.Cell50"><text:p text:style-name="P1243"><text:span text:style-name="CharStyle33">Tasik Permai</text:span></text:p></table:table-cell><table:table-cell table:style-name="Table20.Cell51"><text:p text:style-name="P1842"><text:span text:style-name="CharStyle33">4,299</text:span></text:p></table:table-cell></table:table-row><table:table-row table:style-name="Table20.R18"><table:table-cell table:style-name="Table20.Cell52"><text:p text:style-name="P3289"><text:span text:style-name="CharStyle33">15.</text:span></text:p></table:table-cell><table:table-cell table:style-name="Table20.Cell53"><text:p text:style-name="P1869"><text:span text:style-name="CharStyle33">Pandan Indah Jalan 5</text:span></text:p></table:table-cell><table:table-cell table:style-name="Table20.Cell54"><text:p text:style-name="P2536"><text:span text:style-name="CharStyle33">5,573</text:span></text:p></table:table-cell></table:table-row><table:table-row table:style-name="Table20.R19"><table:table-cell table:style-name="Table20.Cell55"><text:p text:style-name="P3526"><text:span text:style-name="CharStyle33">16.</text:span></text:p></table:table-cell><table:table-cell table:style-name="Table20.Cell56"><text:p text:style-name="P3528"><text:span text:style-name="CharStyle33">Pandan Mewah</text:span></text:p></table:table-cell><table:table-cell table:style-name="Table20.Cell57"><text:p text:style-name="P3120"><text:span text:style-name="CharStyle33">2,194</text:span></text:p></table:table-cell></table:table-row><table:table-row table:style-name="Table20.R20"><table:table-cell table:style-name="Table20.Cell58"><text:p text:style-name="P4587"/></table:table-cell><table:table-cell table:style-name="Table20.Cell59"><text:p text:style-name="P4587"/></table:table-cell><table:table-cell table:style-name="Table20.Cell60"><text:p text:style-name="P3670"><text:span text:style-name="CharStyle33">46,038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2616"><text:span text:style-name="CharStyle7">N. 22 TERATAI</text:span></text:p>
        <text:p text:style-name="P2251"><text:span text:style-name="CharStyle7">Jumlah Bilangan Pemilih dalam Bahagian Pilihan Raya Persekutuan<text:tab/>88,489</text:span></text:p>
        <text:p text:style-name="P2935"><text:span text:style-name="CharStyle7">P. 100 Pandan:</text:span></text:p>
        <text:p text:style-name="P1669"><text:span text:style-name="CharStyle30">Total Number of Electors in the Federal Constituency of<text:line-break/>P. 100 Pandan:</text:span></text:p>
        <text:p text:style-name="P1273"><text:span text:style-name="CharStyle14">30</text:span></text:p>
      </text:section>
      <text:section text:style-name="Sect29" text:name="Section29">
        <text:p text:style-name="P4679"><draw:frame draw:style-name="fr161" svg:x="2.713cm" svg:y="0.000cm" svg:width="4.487cm" fo:min-height="3.819cm" text:anchor-type="paragraph"><draw:text-box><text:h text:outline-level="1" text:style-name="P3167"><text:bookmark-start text:name="bookmark20"/><text:span text:style-name="CharStyle103">(</text:span><text:span text:style-name="CharStyle104">1</text:span><text:span text:style-name="CharStyle103">)</text:span><text:bookmark-end text:name="bookmark20"/></text:h><text:p text:style-name="P2609"><text:span text:style-name="CharStyle12">Bahagian Pilihan Raya<text:line-break/>Negeri<text:line-break/></text:span><text:span text:style-name="CharStyle20">State Constituency</text:span></text:p><text:p text:style-name="P3952"><text:span text:style-name="CharStyle12">N. 23 DUSUN TUA</text:span></text:p></draw:text-box></draw:frame><draw:frame draw:style-name="fr160" svg:x="8.749cm" svg:y="0.000cm" svg:width="10.626cm" fo:min-height="0.002cm" text:anchor-type="paragraph"><draw:text-box><table:table table:style-name="Table21"><table:table-column table:style-name="Table21.C1"/><table:table-column table:style-name="Table21.C2"/><table:table-column table:style-name="Table21.C3"/><table:table-row table:style-name="Table21.R1"><table:table-cell table:style-name="Table21.Cell1"><text:p text:style-name="P4587"/></table:table-cell><table:table-cell table:style-name="Table21.Cell2"><text:p text:style-name="P2304"><text:span text:style-name="CharStyle33">(2)</text:span></text:p></table:table-cell><table:table-cell table:style-name="Table21.Cell3"><text:p text:style-name="P4393"><text:span text:style-name="CharStyle33">(3)</text:span></text:p></table:table-cell></table:table-row><table:table-row table:style-name="Table21.R2"><table:table-cell table:style-name="Table21.Cell4"><text:p text:style-name="P4587"/></table:table-cell><table:table-cell table:style-name="Table21.Cell5"><text:p text:style-name="P3772"><text:span text:style-name="CharStyle33">Daerah Mengundi</text:span></text:p></table:table-cell><table:table-cell table:style-name="Table21.Cell6"><text:p text:style-name="P3521"><text:span text:style-name="CharStyle33">Bilangan Pemilih</text:span></text:p></table:table-cell></table:table-row><table:table-row table:style-name="Table21.R3"><table:table-cell table:style-name="Table21.Cell7"><text:p text:style-name="P4587"/></table:table-cell><table:table-cell table:style-name="Table21.Cell8"><text:p text:style-name="P1839"><text:span text:style-name="CharStyle34">Polling District</text:span></text:p></table:table-cell><table:table-cell table:style-name="Table21.Cell9"><text:p text:style-name="P3312"><text:span text:style-name="CharStyle34">Number of Electors</text:span></text:p></table:table-cell></table:table-row><table:table-row table:style-name="Table21.R4"><table:table-cell table:style-name="Table21.Cell10"><text:p text:style-name="P3990"><text:span text:style-name="CharStyle101">1</text:span><text:span text:style-name="CharStyle36">.</text:span></text:p></table:table-cell><table:table-cell table:style-name="Table21.Cell11"><text:p text:style-name="P3992"><text:span text:style-name="CharStyle33">Pansun</text:span></text:p></table:table-cell><table:table-cell table:style-name="Table21.Cell12"><text:p text:style-name="P2715"><text:span text:style-name="CharStyle33">1,916</text:span></text:p></table:table-cell></table:table-row><table:table-row table:style-name="Table21.R5"><table:table-cell table:style-name="Table21.Cell13"><text:p text:style-name="P1500"><text:span text:style-name="CharStyle33">2.</text:span></text:p></table:table-cell><table:table-cell table:style-name="Table21.Cell14"><text:p text:style-name="P2186"><text:span text:style-name="CharStyle33">Lui</text:span></text:p></table:table-cell><table:table-cell table:style-name="Table21.Cell15"><text:p text:style-name="P3847"><text:span text:style-name="CharStyle33">1,827</text:span></text:p></table:table-cell></table:table-row><table:table-row table:style-name="Table21.R6"><table:table-cell table:style-name="Table21.Cell16"><text:p text:style-name="P1629"><text:span text:style-name="CharStyle33">3.</text:span></text:p></table:table-cell><table:table-cell table:style-name="Table21.Cell17"><text:p text:style-name="P2528"><text:span text:style-name="CharStyle33">Kampung Jawa</text:span></text:p></table:table-cell><table:table-cell table:style-name="Table21.Cell18"><text:p text:style-name="P3069"><text:span text:style-name="CharStyle33">694</text:span></text:p></table:table-cell></table:table-row><table:table-row table:style-name="Table21.R7"><table:table-cell table:style-name="Table21.Cell19"><text:p text:style-name="P1840"><text:span text:style-name="CharStyle33">4.</text:span></text:p></table:table-cell><table:table-cell table:style-name="Table21.Cell20"><text:p text:style-name="P2510"><text:span text:style-name="CharStyle33">Pekan Lui</text:span></text:p></table:table-cell><table:table-cell table:style-name="Table21.Cell21"><text:p text:style-name="P1298"><text:span text:style-name="CharStyle33">1,168</text:span></text:p></table:table-cell></table:table-row><table:table-row table:style-name="Table21.R8"><table:table-cell table:style-name="Table21.Cell22"><text:p text:style-name="P3402"><text:span text:style-name="CharStyle33">5.</text:span></text:p></table:table-cell><table:table-cell table:style-name="Table21.Cell23"><text:p text:style-name="P2668"><text:span text:style-name="CharStyle33">Sungai Tekali</text:span></text:p></table:table-cell><table:table-cell table:style-name="Table21.Cell24"><text:p text:style-name="P3302"><text:span text:style-name="CharStyle33">1,095</text:span></text:p></table:table-cell></table:table-row><table:table-row table:style-name="Table21.R9"><table:table-cell table:style-name="Table21.Cell25"><text:p text:style-name="P2289"><text:span text:style-name="CharStyle33">6.</text:span></text:p></table:table-cell><table:table-cell table:style-name="Table21.Cell26"><text:p text:style-name="P2887"><text:span text:style-name="CharStyle33">Dusun Tua</text:span></text:p></table:table-cell><table:table-cell table:style-name="Table21.Cell27"><text:p text:style-name="P1658"><text:span text:style-name="CharStyle33">2,554</text:span></text:p></table:table-cell></table:table-row><table:table-row table:style-name="Table21.R10"><table:table-cell table:style-name="Table21.Cell28"><text:p text:style-name="P2346"><text:span text:style-name="CharStyle33">7.</text:span></text:p></table:table-cell><table:table-cell table:style-name="Table21.Cell29"><text:p text:style-name="P3036"><text:span text:style-name="CharStyle33">Batu 14 Hulu Langat</text:span></text:p></table:table-cell><table:table-cell table:style-name="Table21.Cell30"><text:p text:style-name="P4460"><text:span text:style-name="CharStyle33">2,011</text:span></text:p></table:table-cell></table:table-row><table:table-row table:style-name="Table21.R11"><table:table-cell table:style-name="Table21.Cell31"><text:p text:style-name="P2483"><text:span text:style-name="CharStyle101">8</text:span><text:span text:style-name="CharStyle36">.</text:span></text:p></table:table-cell><table:table-cell table:style-name="Table21.Cell32"><text:p text:style-name="P1271"><text:span text:style-name="CharStyle33">Sungai Serai</text:span></text:p></table:table-cell><table:table-cell table:style-name="Table21.Cell33"><text:p text:style-name="P1964"><text:span text:style-name="CharStyle33">2,430</text:span></text:p></table:table-cell></table:table-row><table:table-row table:style-name="Table21.R12"><table:table-cell table:style-name="Table21.Cell34"><text:p text:style-name="P3996"><text:span text:style-name="CharStyle33">9.</text:span></text:p></table:table-cell><table:table-cell table:style-name="Table21.Cell35"><text:p text:style-name="P4401"><text:span text:style-name="CharStyle33">Batu 9 Cheras</text:span></text:p></table:table-cell><table:table-cell table:style-name="Table21.Cell36"><text:p text:style-name="P3782"><text:span text:style-name="CharStyle33">3,034</text:span></text:p></table:table-cell></table:table-row><table:table-row table:style-name="Table21.R13"><table:table-cell table:style-name="Table21.Cell37"><text:p text:style-name="P2144"><text:span text:style-name="CharStyle33">10.</text:span></text:p></table:table-cell><table:table-cell table:style-name="Table21.Cell38"><text:p text:style-name="P3643"><text:span text:style-name="CharStyle33">Kampung Sungai Raya</text:span></text:p></table:table-cell><table:table-cell table:style-name="Table21.Cell39"><text:p text:style-name="P3645"><text:span text:style-name="CharStyle33">1,827</text:span></text:p></table:table-cell></table:table-row><table:table-row table:style-name="Table21.R14"><table:table-cell table:style-name="Table21.Cell40"><text:p text:style-name="P3295"><text:span text:style-name="CharStyle33">11.</text:span></text:p></table:table-cell><table:table-cell table:style-name="Table21.Cell41"><text:p text:style-name="P3198"><text:span text:style-name="CharStyle33">Taman Suntex</text:span></text:p></table:table-cell><table:table-cell table:style-name="Table21.Cell42"><text:p text:style-name="P3154"><text:span text:style-name="CharStyle33">2,202</text:span></text:p></table:table-cell></table:table-row><table:table-row table:style-name="Table21.R15"><table:table-cell table:style-name="Table21.Cell43"><text:p text:style-name="P1281"><text:span text:style-name="CharStyle33">12.</text:span></text:p></table:table-cell><table:table-cell table:style-name="Table21.Cell44"><text:p text:style-name="P1973"><text:span text:style-name="CharStyle33">Taman Cuepac</text:span></text:p></table:table-cell><table:table-cell table:style-name="Table21.Cell45"><text:p text:style-name="P2648"><text:span text:style-name="CharStyle33">6,940</text:span></text:p></table:table-cell></table:table-row><table:table-row table:style-name="Table21.R16"><table:table-cell table:style-name="Table21.Cell46"><text:p text:style-name="P1441"><text:span text:style-name="CharStyle33">13.</text:span></text:p></table:table-cell><table:table-cell table:style-name="Table21.Cell47"><text:p text:style-name="P4195"><text:span text:style-name="CharStyle33">Batu 13 Hulu Langat</text:span></text:p></table:table-cell><table:table-cell table:style-name="Table21.Cell48"><text:p text:style-name="P4197"><text:span text:style-name="CharStyle33">2,079</text:span></text:p></table:table-cell></table:table-row><table:table-row table:style-name="Table21.R17"><table:table-cell table:style-name="Table21.Cell49"><text:p text:style-name="P1570"><text:span text:style-name="CharStyle33">14.</text:span></text:p></table:table-cell><table:table-cell table:style-name="Table21.Cell50"><text:p text:style-name="P2262"><text:span text:style-name="CharStyle33">Sri Nanding</text:span></text:p></table:table-cell><table:table-cell table:style-name="Table21.Cell51"><text:p text:style-name="P3206"><text:span text:style-name="CharStyle33">3,135</text:span></text:p></table:table-cell></table:table-row><table:table-row table:style-name="Table21.R18"><table:table-cell table:style-name="Table21.Cell52"><text:p text:style-name="P1718"><text:span text:style-name="CharStyle33">15.</text:span></text:p></table:table-cell><table:table-cell table:style-name="Table21.Cell53"><text:p text:style-name="P3530"><text:span text:style-name="CharStyle33">Kampung Melaka</text:span></text:p></table:table-cell><table:table-cell table:style-name="Table21.Cell54"><text:p text:style-name="P3101"><text:span text:style-name="CharStyle33">1,715</text:span></text:p></table:table-cell></table:table-row><table:table-row table:style-name="Table21.R19"><table:table-cell table:style-name="Table21.Cell55"><text:p text:style-name="P3869"><text:span text:style-name="CharStyle33">16.</text:span></text:p></table:table-cell><table:table-cell table:style-name="Table21.Cell56"><text:p text:style-name="P4116"><text:span text:style-name="CharStyle33">Taman Alam Jaya</text:span></text:p></table:table-cell><table:table-cell table:style-name="Table21.Cell57"><text:p text:style-name="P1490"><text:span text:style-name="CharStyle33">2,794</text:span></text:p></table:table-cell></table:table-row><table:table-row table:style-name="Table21.R20"><table:table-cell table:style-name="Table21.Cell58"><text:p text:style-name="P2177"><text:span text:style-name="CharStyle33">17.</text:span></text:p></table:table-cell><table:table-cell table:style-name="Table21.Cell59"><text:p text:style-name="P2853"><text:span text:style-name="CharStyle33">Taman Kota Cheras</text:span></text:p></table:table-cell><table:table-cell table:style-name="Table21.Cell60"><text:p text:style-name="P1532"><text:span text:style-name="CharStyle33">3,704</text:span></text:p></table:table-cell></table:table-row><table:table-row table:style-name="Table21.R21"><table:table-cell table:style-name="Table21.Cell61"><text:p text:style-name="P3350"><text:span text:style-name="CharStyle33">18.</text:span></text:p></table:table-cell><table:table-cell table:style-name="Table21.Cell62"><text:p text:style-name="P3250"><text:span text:style-name="CharStyle33">Batu 10 Cheras</text:span></text:p></table:table-cell><table:table-cell table:style-name="Table21.Cell63"><text:p text:style-name="P3908"><text:span text:style-name="CharStyle33">1,562</text:span></text:p></table:table-cell></table:table-row></table:table><text:p text:style-name="P3620"><text:span text:style-name="CharStyle58">42,687</text:span></text:p></draw:text-box></draw:frame></text:p>
        <text:p text:style-name="P474"/>
        <text:p text:style-name="P475"/>
        <text:p text:style-name="P476"/>
        <text:p text:style-name="P477"/>
        <text:p text:style-name="P478"/>
        <text:p text:style-name="P479"/>
        <text:p text:style-name="P480"/>
        <text:p text:style-name="P481"/>
        <text:p text:style-name="P482"/>
        <text:p text:style-name="P483"/>
        <text:p text:style-name="P484"/>
        <text:p text:style-name="P485"/>
        <text:p text:style-name="P486"/>
        <text:p text:style-name="P487"/>
        <text:p text:style-name="P488"/>
        <text:p text:style-name="P489"/>
        <text:p text:style-name="P490"/>
        <text:p text:style-name="P491"/>
        <text:p text:style-name="P492"/>
        <text:p text:style-name="P493"/>
        <text:p text:style-name="P494"/>
        <text:p text:style-name="P495"/>
        <text:p text:style-name="P496"/>
        <text:p text:style-name="P497"/>
        <text:p text:style-name="P498"/>
        <text:p text:style-name="P499"/>
        <text:p text:style-name="P500"/>
        <text:p text:style-name="P501"/>
        <text:p text:style-name="P502"/>
        <text:p text:style-name="P503"/>
        <text:p text:style-name="P504"/>
        <text:p text:style-name="P505"/>
        <text:p text:style-name="P506"/>
        <text:p text:style-name="P507"/>
        <text:p text:style-name="P508"/>
        <text:p text:style-name="P509"/>
        <text:p text:style-name="P510"/>
        <text:p text:style-name="P511"/>
      </text:section>
      <text:section text:style-name="Sect30" text:name="Section30">
        <text:p text:style-name="P4680"><draw:frame draw:style-name="fr163" svg:x="2.713cm" svg:y="0.000cm" svg:width="4.487cm" fo:min-height="3.819cm" text:anchor-type="paragraph"><draw:text-box><text:h text:outline-level="1" text:style-name="P3371"><text:bookmark-start text:name="bookmark21"/><text:span text:style-name="CharStyle48">(1)</text:span><text:bookmark-end text:name="bookmark21"/></text:h><text:p text:style-name="P2245"><text:span text:style-name="CharStyle12">Bahagian Pilihan Raya<text:line-break/>Negeri<text:line-break/></text:span><text:span text:style-name="CharStyle20">State Constituency</text:span></text:p><text:p text:style-name="P1465"><text:span text:style-name="CharStyle12">N. 24 SEMENYIH</text:span></text:p></draw:text-box></draw:frame><draw:frame draw:style-name="fr162" svg:x="8.749cm" svg:y="0.000cm" svg:width="10.617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><text:p text:style-name="P3728"><text:span text:style-name="CharStyle7">(2)</text:span></text:p></table:table-cell><table:table-cell table:style-name="Table22.Cell2"><text:p text:style-name="P1697"><text:span text:style-name="CharStyle7">(3)</text:span></text:p></table:table-cell></table:table-row><table:table-row table:style-name="Table22.R2"><table:table-cell table:style-name="Table22.Cell3"><text:p text:style-name="P2385"><text:span text:style-name="CharStyle7">Daerah Mengundi</text:span></text:p></table:table-cell><table:table-cell table:style-name="Table22.Cell4"><text:p text:style-name="P3075"><text:span text:style-name="CharStyle7">Bilangan Pemilih</text:span></text:p></table:table-cell></table:table-row><table:table-row table:style-name="Table22.R3"><table:table-cell table:style-name="Table22.Cell5"><text:p text:style-name="P1852"><text:span text:style-name="CharStyle8">Polling District</text:span></text:p></table:table-cell><table:table-cell table:style-name="Table22.Cell6"><text:p text:style-name="P2519"><text:span text:style-name="CharStyle8">Number of Electors</text:span></text:p></table:table-cell></table:table-row><table:table-row table:style-name="Table22.R4"><table:table-cell table:style-name="Table22.Cell7"><text:p text:style-name="P1310"><text:span text:style-name="CharStyle7">1. Semenyih Barat</text:span></text:p></table:table-cell><table:table-cell table:style-name="Table22.Cell8"><text:p text:style-name="P2010"><text:span text:style-name="CharStyle7">3,252</text:span></text:p></table:table-cell></table:table-row><table:table-row table:style-name="Table22.R5"><table:table-cell table:style-name="Table22.Cell9"><text:p text:style-name="P2755"><text:span text:style-name="CharStyle7">2. Hulu Semenyih</text:span></text:p></table:table-cell><table:table-cell table:style-name="Table22.Cell10"><text:p text:style-name="P4045"><text:span text:style-name="CharStyle7">2,046</text:span></text:p></table:table-cell></table:table-row><table:table-row table:style-name="Table22.R6"><table:table-cell table:style-name="Table22.Cell11"><text:p text:style-name="P2989"><text:span text:style-name="CharStyle7">3. Tarun</text:span></text:p></table:table-cell><table:table-cell table:style-name="Table22.Cell12"><text:p text:style-name="P4015"><text:span text:style-name="CharStyle7">765</text:span></text:p></table:table-cell></table:table-row><table:table-row table:style-name="Table22.R7"><table:table-cell table:style-name="Table22.Cell13"><text:p text:style-name="P3183"><text:span text:style-name="CharStyle7">4. Kampung Tanjong</text:span></text:p></table:table-cell><table:table-cell table:style-name="Table22.Cell14"><text:p text:style-name="P4361"><text:span text:style-name="CharStyle7">2,736</text:span></text:p></table:table-cell></table:table-row><table:table-row table:style-name="Table22.R8"><table:table-cell table:style-name="Table22.Cell15"><text:p text:style-name="P1915"><text:span text:style-name="CharStyle7">5. Kampung Baharu Semenyih</text:span></text:p></table:table-cell><table:table-cell table:style-name="Table22.Cell16"><text:p text:style-name="P4032"><text:span text:style-name="CharStyle7">3,101</text:span></text:p></table:table-cell></table:table-row><table:table-row table:style-name="Table22.R9"><table:table-cell table:style-name="Table22.Cell17"><text:p text:style-name="P2699"><text:span text:style-name="CharStyle7">6. Pekan Semenyih</text:span></text:p></table:table-cell><table:table-cell table:style-name="Table22.Cell18"><text:p text:style-name="P2124"><text:span text:style-name="CharStyle7">2,393</text:span></text:p></table:table-cell></table:table-row><table:table-row table:style-name="Table22.R10"><table:table-cell table:style-name="Table22.Cell19"><text:p text:style-name="P2797"><text:span text:style-name="CharStyle7">7. Semenyih Selatan</text:span></text:p></table:table-cell><table:table-cell table:style-name="Table22.Cell20"><text:p text:style-name="P1564"><text:span text:style-name="CharStyle7">2,147</text:span></text:p></table:table-cell></table:table-row><table:table-row table:style-name="Table22.R11"><table:table-cell table:style-name="Table22.Cell21"><text:p text:style-name="P2256"><text:span text:style-name="CharStyle7">8. Kampung Rinching</text:span></text:p></table:table-cell><table:table-cell table:style-name="Table22.Cell22"><text:p text:style-name="P2944"><text:span text:style-name="CharStyle7">671</text:span></text:p></table:table-cell></table:table-row><table:table-row table:style-name="Table22.R12"><table:table-cell table:style-name="Table22.Cell23"><text:p text:style-name="P1710"><text:span text:style-name="CharStyle7">9. Bandar Rinching Seksyen 1 - 4</text:span></text:p></table:table-cell><table:table-cell table:style-name="Table22.Cell24"><text:p text:style-name="P2399"><text:span text:style-name="CharStyle7">2,527</text:span></text:p></table:table-cell></table:table-row><table:table-row table:style-name="Table22.R13"><table:table-cell table:style-name="Table22.Cell25"><text:p text:style-name="P1335"><text:span text:style-name="CharStyle7">10. Sesapan Kelubi</text:span></text:p></table:table-cell><table:table-cell table:style-name="Table22.Cell26"><text:p text:style-name="P1942"><text:span text:style-name="CharStyle7">577</text:span></text:p></table:table-cell></table:table-row><table:table-row table:style-name="Table22.R14"><table:table-cell table:style-name="Table22.Cell27"><text:p text:style-name="P3537"><text:span text:style-name="CharStyle7">11. Sesapan Batu</text:span></text:p></table:table-cell><table:table-cell table:style-name="Table22.Cell28"><text:p text:style-name="P3163"><text:span text:style-name="CharStyle7">917</text:span></text:p></table:table-cell></table:table-row><table:table-row table:style-name="Table22.R15"><table:table-cell table:style-name="Table22.Cell29"><text:p text:style-name="P2097"><text:span text:style-name="CharStyle7">12. Sungaijai</text:span></text:p></table:table-cell><table:table-cell table:style-name="Table22.Cell30"><text:p text:style-name="P4210"><text:span text:style-name="CharStyle7">665</text:span></text:p></table:table-cell></table:table-row><table:table-row table:style-name="Table22.R16"><table:table-cell table:style-name="Table22.Cell31"><text:p text:style-name="P1538"><text:span text:style-name="CharStyle7">13. Beranang</text:span></text:p></table:table-cell><table:table-cell table:style-name="Table22.Cell32"><text:p text:style-name="P2226"><text:span text:style-name="CharStyle7">860</text:span></text:p></table:table-cell></table:table-row><table:table-row table:style-name="Table22.R17"><table:table-cell table:style-name="Table22.Cell33"><text:p text:style-name="P2914"><text:span text:style-name="CharStyle7">14. Kuala Pajam</text:span></text:p></table:table-cell><table:table-cell table:style-name="Table22.Cell34"><text:p text:style-name="P3956"><text:span text:style-name="CharStyle7">912</text:span></text:p></table:table-cell></table:table-row><table:table-row table:style-name="Table22.R18"><table:table-cell table:style-name="Table22.Cell35"><text:p text:style-name="P2373"><text:span text:style-name="CharStyle7">15. Sungai Kembung</text:span></text:p></table:table-cell><table:table-cell table:style-name="Table22.Cell36"><text:p text:style-name="P3062"><text:span text:style-name="CharStyle7">1,489</text:span></text:p></table:table-cell></table:table-row><table:table-row table:style-name="Table22.R19"><table:table-cell table:style-name="Table22.Cell37"><text:p text:style-name="P3093"><text:span text:style-name="CharStyle7">16. Sesapan Batu Rembau</text:span></text:p></table:table-cell><table:table-cell table:style-name="Table22.Cell38"><text:p text:style-name="P2628"><text:span text:style-name="CharStyle7">637</text:span></text:p></table:table-cell></table:table-row><table:table-row table:style-name="Table22.R20"><table:table-cell table:style-name="Table22.Cell39"><text:p text:style-name="P1418"><text:span text:style-name="CharStyle7">17. Kampung Batu 26 Beranang</text:span></text:p></table:table-cell><table:table-cell table:style-name="Table22.Cell40"><text:p text:style-name="P2110"><text:span text:style-name="CharStyle7">787</text:span></text:p></table:table-cell></table:table-row><table:table-row table:style-name="Table22.R21"><table:table-cell table:style-name="Table22.Cell41"><text:p text:style-name="P2781"><text:span text:style-name="CharStyle7">18. Penjara Kajang</text:span></text:p></table:table-cell><table:table-cell table:style-name="Table22.Cell42"><text:p text:style-name="P1547"><text:span text:style-name="CharStyle7">865</text:span></text:p></table:table-cell></table:table-row><table:table-row table:style-name="Table22.R22"><table:table-cell table:style-name="Table22.Cell43"><text:p text:style-name="P3387"><text:span text:style-name="CharStyle7">19. Semenyih Indah</text:span></text:p></table:table-cell><table:table-cell table:style-name="Table22.Cell44"><text:p text:style-name="P3390"><text:span text:style-name="CharStyle7">1,896</text:span></text:p></table:table-cell></table:table-row><table:table-row table:style-name="Table22.R23"><table:table-cell table:style-name="Table22.Cell45"><text:p text:style-name="P3392"><text:span text:style-name="CharStyle7">20. Bandar Rinching Seksyen 5 - 6</text:span></text:p></table:table-cell><table:table-cell table:style-name="Table22.Cell46"><text:p text:style-name="P3397"><text:span text:style-name="CharStyle7">2,021</text:span></text:p></table:table-cell></table:table-row><table:table-row table:style-name="Table22.R24"><table:table-cell table:style-name="Table22.Cell47"><text:p text:style-name="P3170"><text:span text:style-name="CharStyle7">32</text:span></text:p></table:table-cell><table:table-cell table:style-name="Table22.Cell48"><text:p text:style-name="P4587"/></table:table-cell></table:table-row></table:table></draw:text-box></draw:frame></text:p>
        <text:p text:style-name="P513"/>
        <text:p text:style-name="P514"/>
        <text:p text:style-name="P515"/>
        <text:p text:style-name="P516"/>
        <text:p text:style-name="P517"/>
        <text:p text:style-name="P518"/>
        <text:p text:style-name="P519"/>
        <text:p text:style-name="P520"/>
        <text:p text:style-name="P521"/>
        <text:p text:style-name="P522"/>
        <text:p text:style-name="P523"/>
        <text:p text:style-name="P524"/>
        <text:p text:style-name="P525"/>
        <text:p text:style-name="P526"/>
        <text:p text:style-name="P527"/>
        <text:p text:style-name="P528"/>
        <text:p text:style-name="P529"/>
        <text:p text:style-name="P530"/>
        <text:p text:style-name="P531"/>
        <text:p text:style-name="P532"/>
        <text:p text:style-name="P533"/>
        <text:p text:style-name="P534"/>
        <text:p text:style-name="P535"/>
        <text:p text:style-name="P536"/>
        <text:p text:style-name="P537"/>
        <text:p text:style-name="P538"/>
        <text:p text:style-name="P539"/>
        <text:p text:style-name="P540"/>
        <text:p text:style-name="P541"/>
        <text:p text:style-name="P542"/>
        <text:p text:style-name="P543"/>
        <text:p text:style-name="P544"/>
        <text:p text:style-name="P545"/>
        <text:p text:style-name="P546"/>
        <text:p text:style-name="P547"/>
        <text:p text:style-name="P548"/>
        <text:p text:style-name="P549"/>
        <text:p text:style-name="P550"/>
        <text:p text:style-name="P551"/>
        <text:p text:style-name="P552"/>
        <text:p text:style-name="P553"/>
        <text:p text:style-name="P554"/>
      </text:section>
      <text:section text:style-name="Sect31" text:name="Section31">
        <text:p text:style-name="P4681"><draw:frame draw:style-name="fr168" svg:x="3.120cm" svg:y="0.004cm" svg:width="10.185cm" fo:min-height="2.778cm" text:anchor-type="paragraph"><draw:text-box><text:h text:outline-level="1" text:style-name="P2520"><text:bookmark-start text:name="bookmark22"/><text:span text:style-name="CharStyle48">(1) (2)</text:span><text:bookmark-end text:name="bookmark22"/></text:h><text:p text:style-name="P1340"><text:span text:style-name="CharStyle12">Bahagian Pilihan Raya<text:tab/>Daerah<text:tab/>Mengundi</text:span></text:p><text:p text:style-name="P1846"><text:span text:style-name="CharStyle21">Negeri<text:line-break/></text:span><text:span text:style-name="CharStyle19">State Constituency</text:span></text:p></draw:text-box></draw:frame><draw:frame draw:style-name="fr169" svg:x="15.972cm" svg:y="0.000cm" svg:width="3.133cm" fo:min-height="1.236cm" text:anchor-type="paragraph"><draw:text-box><text:h text:outline-level="1" text:style-name="P3591"><text:bookmark-start text:name="bookmark23"/><text:span text:style-name="CharStyle65">(</text:span><text:span text:style-name="CharStyle66">3</text:span><text:span text:style-name="CharStyle65">)</text:span><text:bookmark-end text:name="bookmark23"/></text:h><text:p text:style-name="P1622"><text:span text:style-name="CharStyle12">Bilangan Pemilih</text:span></text:p></draw:text-box></draw:frame><draw:frame draw:style-name="fr170" svg:x="10.291cm" svg:y="2.193cm" svg:width="2.760cm" fo:min-height="0.533cm" text:anchor-type="paragraph"><draw:text-box><text:p text:style-name="P3590"><text:span text:style-name="CharStyle19">Polling District</text:span></text:p></draw:text-box></draw:frame><draw:frame draw:style-name="fr171" svg:x="15.794cm" svg:y="2.193cm" svg:width="3.480cm" fo:min-height="0.533cm" text:anchor-type="paragraph"><draw:text-box><text:p text:style-name="P1311"><text:span text:style-name="CharStyle19">Number of Electors</text:span></text:p></draw:text-box></draw:frame><draw:frame draw:style-name="fr167" svg:x="8.759cm" svg:y="4.427cm" svg:width="10.608cm" fo:min-height="1.558cm" text:anchor-type="paragraph"><draw:text-box><table:table table:style-name="Table23"><table:table-column table:style-name="Table23.C1"/><table:table-column table:style-name="Table23.C2"/><table:table-column table:style-name="Table23.C3"/><table:table-row table:style-name="Table23.R1"><table:table-cell table:style-name="Table23.Cell1"><text:p text:style-name="P1290"><text:span text:style-name="CharStyle8">22.</text:span></text:p></table:table-cell><table:table-cell table:style-name="Table23.Cell2"><text:p text:style-name="P1992"><text:span text:style-name="CharStyle7">Kantan Permai</text:span></text:p></table:table-cell><table:table-cell table:style-name="Table23.Cell3"><text:p text:style-name="P2664"><text:span text:style-name="CharStyle7">3,658</text:span></text:p></table:table-cell></table:table-row><table:table-row table:style-name="Table23.R2"><table:table-cell table:style-name="Table23.Cell4"><text:p text:style-name="P1453"><text:span text:style-name="CharStyle7">23.</text:span></text:p></table:table-cell><table:table-cell table:style-name="Table23.Cell5"><text:p text:style-name="P2137"><text:span text:style-name="CharStyle7">Bukit Mahkota</text:span></text:p></table:table-cell><table:table-cell table:style-name="Table23.Cell6"><text:p text:style-name="P2807"><text:span text:style-name="CharStyle7">2,518</text:span></text:p></table:table-cell></table:table-row></table:table></draw:text-box></draw:frame><draw:frame draw:style-name="fr164" svg:x="8.759cm" svg:y="3.336cm" svg:width="4.741cm" fo:min-height="0.483cm" text:anchor-type="paragraph"><draw:text-box><text:p text:style-name="P1429"><text:span text:style-name="CharStyle58">21. Bandar Tasik Kesuma</text:span></text:p></draw:text-box></draw:frame><draw:frame draw:style-name="fr165" svg:x="18.284cm" svg:y="3.336cm" svg:width="1.092cm" fo:min-height="0.483cm" text:anchor-type="paragraph"><draw:text-box><text:p text:style-name="P3543"><text:span text:style-name="CharStyle58">2,824</text:span></text:p></draw:text-box></draw:frame><draw:frame draw:style-name="fr166" svg:x="17.937cm" svg:y="6.595cm" svg:width="1.431cm" fo:min-height="0.526cm" text:anchor-type="paragraph"><draw:text-box><text:p text:style-name="P3545"><text:span text:style-name="CharStyle32">40,264</text:span></text:p></draw:text-box></draw:frame><draw:frame draw:style-name="fr172" svg:x="2.688cm" svg:y="8.682cm" svg:width="16.662cm" fo:min-height="2.378cm" text:anchor-type="paragraph"><draw:text-box><text:p text:style-name="P1833"><text:span text:style-name="CharStyle12">Jumlah Bilangan Pemilih dalam Bahagian Pilihan Raya Persekutuan<text:tab/>82,951</text:span></text:p><text:p text:style-name="P3624"><text:span text:style-name="CharStyle12">P. 101 Hulu Langat:</text:span></text:p><text:p text:style-name="P1722"><text:span text:style-name="CharStyle19">Total Number of Electors in the Federal Constituency of<text:line-break/>P. 101 Hulu Langat:</text:span></text:p></draw:text-box></draw:frame><draw:frame draw:style-name="fr173" svg:x="10.266cm" svg:y="26.337cm" svg:width="0.448cm" fo:min-height="0.455cm" text:anchor-type="paragraph"><draw:text-box><text:p text:style-name="P3550"><text:span text:style-name="CharStyle73">33</text:span></text:p></draw:text-box></draw:frame></text:p>
        <text:p text:style-name="P556"/>
        <text:p text:style-name="P557"/>
        <text:p text:style-name="P558"/>
        <text:p text:style-name="P559"/>
        <text:p text:style-name="P560"/>
        <text:p text:style-name="P561"/>
        <text:p text:style-name="P562"/>
        <text:p text:style-name="P563"/>
        <text:p text:style-name="P564"/>
        <text:p text:style-name="P565"/>
        <text:p text:style-name="P566"/>
        <text:p text:style-name="P567"/>
        <text:p text:style-name="P568"/>
        <text:p text:style-name="P569"/>
        <text:p text:style-name="P570"/>
        <text:p text:style-name="P571"/>
        <text:p text:style-name="P572"/>
        <text:p text:style-name="P573"/>
        <text:p text:style-name="P574"/>
        <text:p text:style-name="P575"/>
        <text:p text:style-name="P576"/>
        <text:p text:style-name="P577"/>
        <text:p text:style-name="P578"/>
        <text:p text:style-name="P579"/>
        <text:p text:style-name="P580"/>
        <text:p text:style-name="P581"/>
        <text:p text:style-name="P582"/>
        <text:p text:style-name="P583"/>
        <text:p text:style-name="P584"/>
        <text:p text:style-name="P585"/>
        <text:p text:style-name="P586"/>
        <text:p text:style-name="P587"/>
        <text:p text:style-name="P588"/>
        <text:p text:style-name="P589"/>
        <text:p text:style-name="P590"/>
        <text:p text:style-name="P591"/>
        <text:p text:style-name="P592"/>
        <text:p text:style-name="P593"/>
        <text:p text:style-name="P594"/>
        <text:p text:style-name="P595"/>
        <text:p text:style-name="P596"/>
        <text:p text:style-name="P597"/>
      </text:section>
      <text:section text:style-name="Sect32" text:name="Section32">
        <text:p text:style-name="P4682"><text:span text:style-name="CharStyle109">BAHAGIAN PILIHAN RAYA PERSEKUTUAN: P. 102 BANGI</text:span></text:p>
        <text:p text:style-name="P1489"><draw:frame draw:style-name="fr180" svg:x="15.961cm" svg:y="1.083cm" svg:width="3.133cm" fo:min-height="1.245cm" text:anchor-type="paragraph"><draw:text-box><text:p text:style-name="P4375"><text:span text:style-name="CharStyle106">(</text:span><text:span text:style-name="CharStyle107">3</text:span><text:span text:style-name="CharStyle106">)</text:span></text:p><text:p text:style-name="P3070"><text:span text:style-name="CharStyle12">Bilangan Pemilih</text:span></text:p></draw:text-box></draw:frame><text:span text:style-name="CharStyle111">FEDERAL CONSTITUENCY: P. 102 BANGI</text:span></text:p>
        <text:h text:outline-level="1" text:style-name="P3368"><text:bookmark-start text:name="bookmark24"/><text:span text:style-name="CharStyle113">(</text:span><text:span text:style-name="CharStyle114">1</text:span><text:span text:style-name="CharStyle113">) (</text:span><text:span text:style-name="CharStyle114">2</text:span><text:span text:style-name="CharStyle113">)</text:span><text:bookmark-end text:name="bookmark24"/></text:h>
        <text:p text:style-name="P4055"><text:span text:style-name="CharStyle7">Bahagian Pilihan Raya<text:tab/>Daerah<text:tab/>Mengundi</text:span></text:p>
        <text:p text:style-name="P1918"><draw:frame draw:style-name="fr181" svg:x="2.702cm" svg:y="1.744cm" fo:min-width="2.558cm" fo:min-height="0.524cm" text:anchor-type="paragraph"><draw:text-box><text:p text:style-name="P3789"><text:span text:style-name="CharStyle12">N. 25 KAJANG</text:span></text:p></draw:text-box></draw:frame><draw:frame draw:style-name="fr178" svg:x="8.738cm" svg:y="1.787cm" svg:width="10.626cm" fo:min-height="19.159cm" text:anchor-type="paragraph"><draw:text-box><table:table table:style-name="Table24"><table:table-column table:style-name="Table24.C1"/><table:table-column table:style-name="Table24.C2"/><table:table-column table:style-name="Table24.C3"/><table:table-row table:style-name="Table24.R1"><table:table-cell table:style-name="Table24.Cell1"><text:p text:style-name="P1981"><text:span text:style-name="CharStyle7">1.</text:span></text:p></table:table-cell><table:table-cell table:style-name="Table24.Cell2"><text:p text:style-name="P2651"><text:span text:style-name="CharStyle7">Sungai Sekamat</text:span></text:p></table:table-cell><table:table-cell table:style-name="Table24.Cell3"><text:p text:style-name="P3707"><text:span text:style-name="CharStyle7">4,781</text:span></text:p></table:table-cell></table:table-row><table:table-row table:style-name="Table24.R2"><table:table-cell table:style-name="Table24.Cell4"><text:p text:style-name="P2132"><text:span text:style-name="CharStyle7">2.</text:span></text:p></table:table-cell><table:table-cell table:style-name="Table24.Cell5"><text:p text:style-name="P4228"><text:span text:style-name="CharStyle7">Saujana Impian</text:span></text:p></table:table-cell><table:table-cell table:style-name="Table24.Cell6"><text:p text:style-name="P3555"><text:span text:style-name="CharStyle7">2,155</text:span></text:p></table:table-cell></table:table-row><table:table-row table:style-name="Table24.R3"><table:table-cell table:style-name="Table24.Cell7"><text:p text:style-name="P3558"><text:span text:style-name="CharStyle7">3.</text:span></text:p></table:table-cell><table:table-cell table:style-name="Table24.Cell8"><text:p text:style-name="P3562"><text:span text:style-name="CharStyle7">Taman Mesra</text:span></text:p></table:table-cell><table:table-cell table:style-name="Table24.Cell9"><text:p text:style-name="P3564"><text:span text:style-name="CharStyle7">1,304</text:span></text:p></table:table-cell></table:table-row><table:table-row table:style-name="Table24.R4"><table:table-cell table:style-name="Table24.Cell10"><text:p text:style-name="P2449"><text:span text:style-name="CharStyle7">4.</text:span></text:p></table:table-cell><table:table-cell table:style-name="Table24.Cell11"><text:p text:style-name="P1239"><text:span text:style-name="CharStyle7">Sungai Kantan</text:span></text:p></table:table-cell><table:table-cell table:style-name="Table24.Cell12"><text:p text:style-name="P1928"><text:span text:style-name="CharStyle7">2,506</text:span></text:p></table:table-cell></table:table-row><table:table-row table:style-name="Table24.R5"><table:table-cell table:style-name="Table24.Cell13"><text:p text:style-name="P2601"><text:span text:style-name="CharStyle7">5.</text:span></text:p></table:table-cell><table:table-cell table:style-name="Table24.Cell14"><text:p text:style-name="P1388"><text:span text:style-name="CharStyle7">Taman Kajang Baharu</text:span></text:p></table:table-cell><table:table-cell table:style-name="Table24.Cell15"><text:p text:style-name="P3595"><text:span text:style-name="CharStyle7">3,744</text:span></text:p></table:table-cell></table:table-row><table:table-row table:style-name="Table24.R6"><table:table-cell table:style-name="Table24.Cell16"><text:p text:style-name="P2759"><text:span text:style-name="CharStyle7">6.</text:span></text:p></table:table-cell><table:table-cell table:style-name="Table24.Cell17"><text:p text:style-name="P3266"><text:span text:style-name="CharStyle7">Kajang</text:span></text:p></table:table-cell><table:table-cell table:style-name="Table24.Cell18"><text:p text:style-name="P2266"><text:span text:style-name="CharStyle7">1,446</text:span></text:p></table:table-cell></table:table-row><table:table-row table:style-name="Table24.R7"><table:table-cell table:style-name="Table24.Cell19"><text:p text:style-name="P3726"><text:span text:style-name="CharStyle7">7.</text:span></text:p></table:table-cell><table:table-cell table:style-name="Table24.Cell20"><text:p text:style-name="P1727"><text:span text:style-name="CharStyle7">Taman Delima</text:span></text:p></table:table-cell><table:table-cell table:style-name="Table24.Cell21"><text:p text:style-name="P3498"><text:span text:style-name="CharStyle7">1,715</text:span></text:p></table:table-cell></table:table-row><table:table-row table:style-name="Table24.R8"><table:table-cell table:style-name="Table24.Cell22"><text:p text:style-name="P4421"><text:span text:style-name="CharStyle7">8.</text:span></text:p></table:table-cell><table:table-cell table:style-name="Table24.Cell23"><text:p text:style-name="P3309"><text:span text:style-name="CharStyle7">Bandar Kajang</text:span></text:p></table:table-cell><table:table-cell table:style-name="Table24.Cell24"><text:p text:style-name="P2551"><text:span text:style-name="CharStyle7">2,015</text:span></text:p></table:table-cell></table:table-row><table:table-row table:style-name="Table24.R9"><table:table-cell table:style-name="Table24.Cell25"><text:p text:style-name="P4535"><text:span text:style-name="CharStyle7">9.</text:span></text:p></table:table-cell><table:table-cell table:style-name="Table24.Cell26"><text:p text:style-name="P2111"><text:span text:style-name="CharStyle7">Bandar Sungai Long</text:span></text:p></table:table-cell><table:table-cell table:style-name="Table24.Cell27"><text:p text:style-name="P2782"><text:span text:style-name="CharStyle7">5,972</text:span></text:p></table:table-cell></table:table-row><table:table-row table:style-name="Table24.R10"><table:table-cell table:style-name="Table24.Cell28"><text:p text:style-name="P3378"><text:span text:style-name="CharStyle7">10.</text:span></text:p></table:table-cell><table:table-cell table:style-name="Table24.Cell29"><text:p text:style-name="P3954"><text:span text:style-name="CharStyle7">Bandar Mahkota</text:span></text:p></table:table-cell><table:table-cell table:style-name="Table24.Cell30"><text:p text:style-name="P2924"><text:span text:style-name="CharStyle7">2,866</text:span></text:p></table:table-cell></table:table-row><table:table-row table:style-name="Table24.R11"><table:table-cell table:style-name="Table24.Cell31"><text:p text:style-name="P1693"><text:span text:style-name="CharStyle7">11.</text:span></text:p></table:table-cell><table:table-cell table:style-name="Table24.Cell32"><text:p text:style-name="P4539"><text:span text:style-name="CharStyle7">Taman Rakan</text:span></text:p></table:table-cell><table:table-cell table:style-name="Table24.Cell33"><text:p text:style-name="P3072"><text:span text:style-name="CharStyle7">1,027</text:span></text:p></table:table-cell></table:table-row><table:table-row table:style-name="Table24.R12"><table:table-cell table:style-name="Table24.Cell34"><text:p text:style-name="P1848"><text:span text:style-name="CharStyle7">12.</text:span></text:p></table:table-cell><table:table-cell table:style-name="Table24.Cell35"><text:p text:style-name="P3663"><text:span text:style-name="CharStyle7">Taman Asa Jaya</text:span></text:p></table:table-cell><table:table-cell table:style-name="Table24.Cell36"><text:p text:style-name="P3219"><text:span text:style-name="CharStyle7">1,527</text:span></text:p></table:table-cell></table:table-row><table:table-row table:style-name="Table24.R13"><table:table-cell table:style-name="Table24.Cell37"><text:p text:style-name="P3570"><text:span text:style-name="CharStyle7">13.</text:span></text:p></table:table-cell><table:table-cell table:style-name="Table24.Cell38"><text:p text:style-name="P3143"><text:span text:style-name="CharStyle7">Kajang Perdana</text:span></text:p></table:table-cell><table:table-cell table:style-name="Table24.Cell39"><text:p text:style-name="P3380"><text:span text:style-name="CharStyle7">2,889</text:span></text:p></table:table-cell></table:table-row><table:table-row table:style-name="Table24.R14"><table:table-cell table:style-name="Table24.Cell40"><text:p text:style-name="P2250"><text:span text:style-name="CharStyle7">14.</text:span></text:p></table:table-cell><table:table-cell table:style-name="Table24.Cell41"><text:p text:style-name="P2938"><text:span text:style-name="CharStyle7">Sungai Jeluk</text:span></text:p></table:table-cell><table:table-cell table:style-name="Table24.Cell42"><text:p text:style-name="P1704"><text:span text:style-name="CharStyle7">1,422</text:span></text:p></table:table-cell></table:table-row><table:table-row table:style-name="Table24.R15"><table:table-cell table:style-name="Table24.Cell43"><text:p text:style-name="P2393"><text:span text:style-name="CharStyle7">15.</text:span></text:p></table:table-cell><table:table-cell table:style-name="Table24.Cell44"><text:p text:style-name="P3293"><text:span text:style-name="CharStyle7">Taman Bukit Mewah</text:span></text:p></table:table-cell><table:table-cell table:style-name="Table24.Cell45"><text:p text:style-name="P1860"><text:span text:style-name="CharStyle7">2,815</text:span></text:p></table:table-cell></table:table-row><table:table-row table:style-name="Table24.R16"><table:table-cell table:style-name="Table24.Cell46"><text:p text:style-name="P2529"><text:span text:style-name="CharStyle7">16.</text:span></text:p></table:table-cell><table:table-cell table:style-name="Table24.Cell47"><text:p text:style-name="P3221"><text:span text:style-name="CharStyle7">Reko Utara</text:span></text:p></table:table-cell><table:table-cell table:style-name="Table24.Cell48"><text:p text:style-name="P3574"><text:span text:style-name="CharStyle7">1,337</text:span></text:p></table:table-cell></table:table-row><table:table-row table:style-name="Table24.R17"><table:table-cell table:style-name="Table24.Cell49"><text:p text:style-name="P3189"><text:span text:style-name="CharStyle7">17.</text:span></text:p></table:table-cell><table:table-cell table:style-name="Table24.Cell50"><text:p text:style-name="P3282"><text:span text:style-name="CharStyle7">Taman Jasmin</text:span></text:p></table:table-cell><table:table-cell table:style-name="Table24.Cell51"><text:p text:style-name="P3193"><text:span text:style-name="CharStyle7">2,477</text:span></text:p></table:table-cell></table:table-row><table:table-row table:style-name="Table24.R18"><table:table-cell table:style-name="Table24.Cell52"><text:p text:style-name="P3416"><text:span text:style-name="CharStyle7">18.</text:span></text:p></table:table-cell><table:table-cell table:style-name="Table24.Cell53"><text:p text:style-name="P2269"><text:span text:style-name="CharStyle7">Reko Selatan</text:span></text:p></table:table-cell><table:table-cell table:style-name="Table24.Cell54"><text:p text:style-name="P3319"><text:span text:style-name="CharStyle7">2,328</text:span></text:p></table:table-cell></table:table-row></table:table></draw:text-box></draw:frame><draw:frame draw:style-name="fr174" svg:x="8.763cm" svg:y="21.556cm" svg:width="4.792cm" fo:min-height="0.533cm" text:anchor-type="paragraph"><draw:text-box><text:p text:style-name="P1971"><text:span text:style-name="CharStyle58">19. Taman Kajang Mewah</text:span></text:p></draw:text-box></draw:frame><draw:frame draw:style-name="fr175" svg:x="18.272cm" svg:y="21.556cm" svg:width="1.076cm" fo:min-height="0.524cm" text:anchor-type="paragraph"><draw:text-box><text:p text:style-name="P3434"><text:span text:style-name="CharStyle58">2,955</text:span></text:p></draw:text-box></draw:frame><draw:frame draw:style-name="fr176" svg:x="10.280cm" svg:y="0.686cm" svg:width="2.760cm" fo:min-height="0.490cm" text:anchor-type="paragraph"><draw:text-box><text:p text:style-name="P1437"><text:span text:style-name="CharStyle70">Polling District</text:span></text:p></draw:text-box></draw:frame><draw:frame draw:style-name="fr177" svg:x="15.783cm" svg:y="0.686cm" svg:width="3.480cm" fo:min-height="0.490cm" text:anchor-type="paragraph"><draw:text-box><text:p text:style-name="P2128"><text:span text:style-name="CharStyle70">Number of Electors</text:span></text:p></draw:text-box></draw:frame><text:span text:style-name="CharStyle115">Negeri<text:line-break/></text:span><text:span text:style-name="CharStyle30">State Constituency</text:span></text:p>
        <text:table-of-content>
          <text:table-of-content-source text:use-outline-level="1"/>
          <text:index-body>
            <text:p text:style-name="P3208"><text:span text:style-name="CharStyle116">N. 25 KAJANG<text:tab/>1.<text:tab/>Sungai Sekamat<text:tab/>4,781</text:span></text:p>
            <text:list text:style-name="L34">
              <text:list-item>
                <text:p text:style-name="P2078"><text:span text:style-name="CharStyle116"><text:tab/>Saujana Impian<text:tab/>2,155</text:span></text:p>
              </text:list-item>
              <text:list-item>
                <text:p text:style-name="P3127"><text:span text:style-name="CharStyle116"><text:tab/>Taman Mesra<text:tab/>1,304</text:span></text:p>
              </text:list-item>
              <text:list-item>
                <text:p text:style-name="P2431"><text:span text:style-name="CharStyle116"><text:tab/>Sungai Kantan<text:tab/>2,506</text:span></text:p>
              </text:list-item>
              <text:list-item>
                <text:p text:style-name="P1394"><text:span text:style-name="CharStyle116"><text:tab/>Taman Kajang Baharu<text:tab/>3,744</text:span></text:p>
              </text:list-item>
              <text:list-item>
                <text:p text:style-name="P3596"><text:span text:style-name="CharStyle116"><text:tab/>Kajang<text:tab/>1,446</text:span></text:p>
              </text:list-item>
              <text:list-item>
                <text:p text:style-name="P2770"><text:span text:style-name="CharStyle116"><text:tab/>Taman Delima<text:tab/>1,715</text:span></text:p>
              </text:list-item>
              <text:list-item>
                <text:p text:style-name="P1575"><text:span text:style-name="CharStyle116"><text:tab/>Bandar Kajang<text:tab/>2,015</text:span></text:p>
              </text:list-item>
              <text:list-item>
                <text:p text:style-name="P3942"><text:span text:style-name="CharStyle116"><text:tab/>Bandar Sungai Long<text:tab/>5,972</text:span></text:p>
              </text:list-item>
              <text:list-item>
                <text:p text:style-name="P4408"><text:span text:style-name="CharStyle116"><text:tab/>Bandar Mahkota<text:tab/>2,866</text:span></text:p>
              </text:list-item>
              <text:list-item>
                <text:p text:style-name="P2040"><text:span text:style-name="CharStyle116"><text:tab/>Taman Rakan<text:tab/>1,027</text:span></text:p>
              </text:list-item>
              <text:list-item>
                <text:p text:style-name="P3431"><text:span text:style-name="CharStyle116"><text:tab/>Taman Asa Jaya<text:tab/>1,527</text:span></text:p>
              </text:list-item>
              <text:list-item>
                <text:p text:style-name="P1291"><text:span text:style-name="CharStyle116"><text:tab/>Kajang Perdana<text:tab/>2,889</text:span></text:p>
              </text:list-item>
              <text:list-item>
                <text:p text:style-name="P1358"><text:span text:style-name="CharStyle116"><text:tab/>Sungai Jeluk<text:tab/>1,422</text:span></text:p>
              </text:list-item>
              <text:list-item>
                <text:p text:style-name="P3252"><text:span text:style-name="CharStyle116"><text:tab/>Taman Bukit Mewah<text:tab/>2,815</text:span></text:p>
              </text:list-item>
              <text:list-item>
                <text:p text:style-name="P3423"><text:span text:style-name="CharStyle116"><text:tab/>Reko Utara<text:tab/>1,337</text:span></text:p>
              </text:list-item>
              <text:list-item>
                <text:p text:style-name="P1474"><text:span text:style-name="CharStyle116"><text:tab/>Taman Jasmin<text:tab/>2,477</text:span></text:p>
              </text:list-item>
              <text:list-item>
                <text:p text:style-name="P2195"><text:span text:style-name="CharStyle116"><text:tab/>Reko Selatan<text:tab/>2,328</text:span></text:p>
              </text:list-item>
              <text:list-item>
                <text:p text:style-name="P3917"><text:span text:style-name="CharStyle116"><text:tab/>Taman Kajang Mewah<text:tab/>2,955</text:span></text:p>
              </text:list-item>
            </text:list>
          </text:index-body>
        </text:table-of-content>
        <text:p text:style-name="P3435"><text:span text:style-name="CharStyle14">34</text:span></text:p>
        <text:p text:style-name="P598"><draw:frame draw:style-name="fr182" svg:x="0.000cm" svg:y="0.000cm" svg:width="16.655cm" fo:min-height="0.002cm" text:anchor-type="paragraph"><draw:text-box><table:table table:style-name="Table26"><table:table-column table:style-name="Table26.C1"/><table:table-column table:style-name="Table26.C2"/><table:table-column table:style-name="Table26.C3"/><table:table-row table:style-name="Table26.R1"><table:table-cell table:style-name="Table26.Cell1"><text:p text:style-name="P2252"><text:span text:style-name="CharStyle7">(1)</text:span></text:p></table:table-cell><table:table-cell table:style-name="Table26.Cell2"><text:p text:style-name="P2387"><text:span text:style-name="CharStyle7">(2)</text:span></text:p></table:table-cell><table:table-cell table:style-name="Table26.Cell3"><text:p text:style-name="P4359"><text:span text:style-name="CharStyle7">(3)</text:span></text:p></table:table-cell></table:table-row><table:table-row table:style-name="Table26.R2"><table:table-cell table:style-name="Table26.Cell4"><text:p text:style-name="P3258"><text:span text:style-name="CharStyle7">Bahagian Pilihan Raya</text:span></text:p></table:table-cell><table:table-cell table:style-name="Table26.Cell5"><text:p text:style-name="P2216"><text:span text:style-name="CharStyle7">Daerah Mengundi</text:span></text:p></table:table-cell><table:table-cell table:style-name="Table26.Cell6"><text:p text:style-name="P3002"><text:span text:style-name="CharStyle7">Bilangan Pemilih</text:span></text:p></table:table-cell></table:table-row><table:table-row table:style-name="Table26.R3"><table:table-cell table:style-name="Table26.Cell7"><text:p text:style-name="P1933"><text:span text:style-name="CharStyle7">Negeri</text:span></text:p></table:table-cell><table:table-cell table:style-name="Table26.Cell8"><text:p text:style-name="P4587"/></table:table-cell><table:table-cell table:style-name="Table26.Cell9"><text:p text:style-name="P4587"/></table:table-cell></table:table-row><table:table-row table:style-name="Table26.R4"><table:table-cell table:style-name="Table26.Cell10"><text:p text:style-name="P1347"><text:span text:style-name="CharStyle8">State Constituency</text:span></text:p></table:table-cell><table:table-cell table:style-name="Table26.Cell11"><text:p text:style-name="P1794"><text:span text:style-name="CharStyle8">Polling District</text:span></text:p></table:table-cell><table:table-cell table:style-name="Table26.Cell12"><text:p text:style-name="P2881"><text:span text:style-name="CharStyle8">Number of Electors</text:span></text:p></table:table-cell></table:table-row><table:table-row table:style-name="Table26.R5"><table:table-cell table:style-name="Table26.Cell13"><text:p text:style-name="P4587"/></table:table-cell><table:table-cell table:style-name="Table26.Cell14"><text:p text:style-name="P1665"><text:span text:style-name="CharStyle7">20. Bukit Kajang Baru</text:span></text:p></table:table-cell><table:table-cell table:style-name="Table26.Cell15"><text:p text:style-name="P4313"><text:span text:style-name="CharStyle7">3,878</text:span></text:p></table:table-cell></table:table-row><table:table-row table:style-name="Table26.R6"><table:table-cell table:style-name="Table26.Cell16"><text:p text:style-name="P4587"/></table:table-cell><table:table-cell table:style-name="Table26.Cell17"><text:p text:style-name="P1438"><text:span text:style-name="CharStyle7">21. Kajang Prima</text:span></text:p></table:table-cell><table:table-cell table:style-name="Table26.Cell18"><text:p text:style-name="P1711"><text:span text:style-name="CharStyle7">882</text:span></text:p></table:table-cell></table:table-row><table:table-row table:style-name="Table26.R7"><table:table-cell table:style-name="Table26.Cell19"><text:p text:style-name="P4587"/></table:table-cell><table:table-cell table:style-name="Table26.Cell20"><text:p text:style-name="P4587"/></table:table-cell><table:table-cell table:style-name="Table26.Cell21"><text:p text:style-name="P2207"><text:span text:style-name="CharStyle7">52,041</text:span></text:p></table:table-cell></table:table-row><table:table-row table:style-name="Table26.R8"><table:table-cell table:style-name="Table26.Cell22"><text:p text:style-name="P4246"><text:span text:style-name="CharStyle7">N. 26 SUNGAI RAMAL</text:span></text:p></table:table-cell><table:table-cell table:style-name="Table26.Cell23"><text:p text:style-name="P3014"><text:span text:style-name="CharStyle7">1. Sungai Ramal Luar</text:span></text:p></table:table-cell><table:table-cell table:style-name="Table26.Cell24"><text:p text:style-name="P1924"><text:span text:style-name="CharStyle7">3,853</text:span></text:p></table:table-cell></table:table-row><table:table-row table:style-name="Table26.R9"><table:table-cell table:style-name="Table26.Cell25"><text:p text:style-name="P4587"/></table:table-cell><table:table-cell table:style-name="Table26.Cell26"><text:p text:style-name="P4519"><text:span text:style-name="CharStyle7">2. Sungai Ramal Dalam</text:span></text:p></table:table-cell><table:table-cell table:style-name="Table26.Cell27"><text:p text:style-name="P2803"><text:span text:style-name="CharStyle7">1,965</text:span></text:p></table:table-cell></table:table-row><table:table-row table:style-name="Table26.R10"><table:table-cell table:style-name="Table26.Cell28"><text:p text:style-name="P4587"/></table:table-cell><table:table-cell table:style-name="Table26.Cell29"><text:p text:style-name="P3605"><text:span text:style-name="CharStyle7">3. Seksyen 3 BBB</text:span></text:p></table:table-cell><table:table-cell table:style-name="Table26.Cell30"><text:p text:style-name="P1373"><text:span text:style-name="CharStyle7">3,621</text:span></text:p></table:table-cell></table:table-row><table:table-row table:style-name="Table26.R11"><table:table-cell table:style-name="Table26.Cell31"><text:p text:style-name="P4587"/></table:table-cell><table:table-cell table:style-name="Table26.Cell32"><text:p text:style-name="P2352"><text:span text:style-name="CharStyle7">4. Seksyen 1 BBB</text:span></text:p></table:table-cell><table:table-cell table:style-name="Table26.Cell33"><text:p text:style-name="P4349"><text:span text:style-name="CharStyle7">3,565</text:span></text:p></table:table-cell></table:table-row><table:table-row table:style-name="Table26.R12"><table:table-cell table:style-name="Table26.Cell34"><text:p text:style-name="P4587"/></table:table-cell><table:table-cell table:style-name="Table26.Cell35"><text:p text:style-name="P4559"><text:span text:style-name="CharStyle7">5. Seksyen 6 BBB</text:span></text:p></table:table-cell><table:table-cell table:style-name="Table26.Cell36"><text:p text:style-name="P4561"><text:span text:style-name="CharStyle7">4,206</text:span></text:p></table:table-cell></table:table-row><table:table-row table:style-name="Table26.R13"><table:table-cell table:style-name="Table26.Cell37"><text:p text:style-name="P4587"/></table:table-cell><table:table-cell table:style-name="Table26.Cell38"><text:p text:style-name="P3718"><text:span text:style-name="CharStyle7">6. Bangi</text:span></text:p></table:table-cell><table:table-cell table:style-name="Table26.Cell39"><text:p text:style-name="P3720"><text:span text:style-name="CharStyle7">3,731</text:span></text:p></table:table-cell></table:table-row><table:table-row table:style-name="Table26.R14"><table:table-cell table:style-name="Table26.Cell40"><text:p text:style-name="P4587"/></table:table-cell><table:table-cell table:style-name="Table26.Cell41"><text:p text:style-name="P2156"><text:span text:style-name="CharStyle7">7. Taman Kajang Utama</text:span></text:p></table:table-cell><table:table-cell table:style-name="Table26.Cell42"><text:p text:style-name="P2835"><text:span text:style-name="CharStyle7">2,976</text:span></text:p></table:table-cell></table:table-row><table:table-row table:style-name="Table26.R15"><table:table-cell table:style-name="Table26.Cell43"><text:p text:style-name="P4587"/></table:table-cell><table:table-cell table:style-name="Table26.Cell44"><text:p text:style-name="P4442"><text:span text:style-name="CharStyle7">8. Seksyen 4 BBB</text:span></text:p></table:table-cell><table:table-cell table:style-name="Table26.Cell45"><text:p text:style-name="P3588"><text:span text:style-name="CharStyle7">3,652</text:span></text:p></table:table-cell></table:table-row><table:table-row table:style-name="Table26.R16"><table:table-cell table:style-name="Table26.Cell46"><text:p text:style-name="P4587"/></table:table-cell><table:table-cell table:style-name="Table26.Cell47"><text:p text:style-name="P4553"><text:span text:style-name="CharStyle7">9. Seksyen 5 BBB</text:span></text:p></table:table-cell><table:table-cell table:style-name="Table26.Cell48"><text:p text:style-name="P1987"><text:span text:style-name="CharStyle7">2,799</text:span></text:p></table:table-cell></table:table-row><table:table-row table:style-name="Table26.R17"><table:table-cell table:style-name="Table26.Cell49"><text:p text:style-name="P4587"/></table:table-cell><table:table-cell table:style-name="Table26.Cell50"><text:p text:style-name="P3342"><text:span text:style-name="CharStyle7">10. Seksyen 2 BBB</text:span></text:p></table:table-cell><table:table-cell table:style-name="Table26.Cell51"><text:p text:style-name="P2002"><text:span text:style-name="CharStyle7">2,103</text:span></text:p></table:table-cell></table:table-row><table:table-row table:style-name="Table26.R18"><table:table-cell table:style-name="Table26.Cell52"><text:p text:style-name="P4587"/></table:table-cell><table:table-cell table:style-name="Table26.Cell53"><text:p text:style-name="P2979"><text:span text:style-name="CharStyle7">11. Universiti Kebangsaan Malaysia</text:span></text:p></table:table-cell><table:table-cell table:style-name="Table26.Cell54"><text:p text:style-name="P1421"><text:span text:style-name="CharStyle7">1,249</text:span></text:p></table:table-cell></table:table-row><table:table-row table:style-name="Table26.R19"><table:table-cell table:style-name="Table26.Cell55"><text:p text:style-name="P4587"/></table:table-cell><table:table-cell table:style-name="Table26.Cell56"><text:p text:style-name="P2170"><text:span text:style-name="CharStyle7">12. Seksyen 7,8 dan 9 BBB</text:span></text:p></table:table-cell><table:table-cell table:style-name="Table26.Cell57"><text:p text:style-name="P1329"><text:span text:style-name="CharStyle7">3,092</text:span></text:p></table:table-cell></table:table-row><table:table-row table:style-name="Table26.R20"><table:table-cell table:style-name="Table26.Cell58"><text:p text:style-name="P4587"/></table:table-cell><table:table-cell table:style-name="Table26.Cell59"><text:p text:style-name="P4432"><text:span text:style-name="CharStyle7">13. Bandar Teknologi Kajang</text:span></text:p></table:table-cell><table:table-cell table:style-name="Table26.Cell60"><text:p text:style-name="P3976"><text:span text:style-name="CharStyle7">2,544</text:span></text:p></table:table-cell></table:table-row><table:table-row table:style-name="Table26.R21"><table:table-cell table:style-name="Table26.Cell61"><text:p text:style-name="P4587"/></table:table-cell><table:table-cell table:style-name="Table26.Cell62"><text:p text:style-name="P4423"><text:span text:style-name="CharStyle7">14. Impian Ehsan</text:span></text:p></table:table-cell><table:table-cell table:style-name="Table26.Cell63"><text:p text:style-name="P2931"><text:span text:style-name="CharStyle7">3,177</text:span></text:p></table:table-cell></table:table-row><table:table-row table:style-name="Table26.R22"><table:table-cell table:style-name="Table26.Cell64"><text:p text:style-name="P4587"/></table:table-cell><table:table-cell table:style-name="Table26.Cell65"><text:p text:style-name="P4587"/></table:table-cell><table:table-cell table:style-name="Table26.Cell66"><text:p text:style-name="P2306"><text:span text:style-name="CharStyle7">42,533</text:span></text:p></table:table-cell></table:table-row><table:table-row table:style-name="Table26.R23"><table:table-cell table:style-name="Table26.Cell67"><text:p text:style-name="P2998"><text:span text:style-name="CharStyle7">N. 27 BALAKONG</text:span></text:p></table:table-cell><table:table-cell table:style-name="Table26.Cell68"><text:p text:style-name="P3158"><text:span text:style-name="CharStyle7">1. Kampung Baharu Balakong</text:span></text:p></table:table-cell><table:table-cell table:style-name="Table26.Cell69"><text:p text:style-name="P2450"><text:span text:style-name="CharStyle7">1,840</text:span></text:p></table:table-cell></table:table-row><table:table-row table:style-name="Table26.R24"><table:table-cell table:style-name="Table26.Cell70"><text:p text:style-name="P4587"/></table:table-cell><table:table-cell table:style-name="Table26.Cell71"><text:p text:style-name="P1534"><text:span text:style-name="CharStyle7">35</text:span></text:p></table:table-cell><table:table-cell table:style-name="Table26.Cell72"><text:p text:style-name="P4587"/></table:table-cell></table:table-row></table:table></draw:text-box></draw:frame></text:p>
        <text:h text:outline-level="1" text:style-name="P3184"><text:bookmark-start text:name="bookmark25"/><text:span text:style-name="CharStyle29">(1)</text:span><text:bookmark-end text:name="bookmark25"/></text:h>
        <text:p text:style-name="P2708"><draw:frame draw:style-name="fr179" svg:x="8.763cm" svg:y="0.000cm" svg:width="10.626cm" fo:min-height="0.002cm" text:anchor-type="paragraph"><draw:text-box><table:table table:style-name="Table25"><table:table-column table:style-name="Table25.C1"/><table:table-column table:style-name="Table25.C2"/><table:table-column table:style-name="Table25.C3"/><table:table-row table:style-name="Table25.R1"><table:table-cell table:style-name="Table25.Cell1"><text:p text:style-name="P4587"/></table:table-cell><table:table-cell table:style-name="Table25.Cell2"><text:p text:style-name="P4047"><text:span text:style-name="CharStyle7">(2)</text:span></text:p></table:table-cell><table:table-cell table:style-name="Table25.Cell3"><text:p text:style-name="P2702"><text:span text:style-name="CharStyle7">(3)</text:span></text:p></table:table-cell></table:table-row><table:table-row table:style-name="Table25.R2"><table:table-cell table:style-name="Table25.Cell4"><text:p text:style-name="P4587"/></table:table-cell><table:table-cell table:style-name="Table25.Cell5"><text:p text:style-name="P1779"><text:span text:style-name="CharStyle7">Daerah Mengundi</text:span></text:p></table:table-cell><table:table-cell table:style-name="Table25.Cell6"><text:p text:style-name="P2460"><text:span text:style-name="CharStyle7">Bilangan Pemilih</text:span></text:p></table:table-cell></table:table-row><table:table-row table:style-name="Table25.R3"><table:table-cell table:style-name="Table25.Cell7"><text:p text:style-name="P4587"/></table:table-cell><table:table-cell table:style-name="Table25.Cell8"><text:p text:style-name="P3204"><text:span text:style-name="CharStyle8">Polling District</text:span></text:p></table:table-cell><table:table-cell table:style-name="Table25.Cell9"><text:p text:style-name="P4025"><text:span text:style-name="CharStyle8">Number of Electors</text:span></text:p></table:table-cell></table:table-row><table:table-row table:style-name="Table25.R4"><table:table-cell table:style-name="Table25.Cell10"><text:p text:style-name="P2965"><text:span text:style-name="CharStyle7">2.</text:span></text:p></table:table-cell><table:table-cell table:style-name="Table25.Cell11"><text:p text:style-name="P3472"><text:span text:style-name="CharStyle7">Bandar Damai Perdana</text:span></text:p></table:table-cell><table:table-cell table:style-name="Table25.Cell12"><text:p text:style-name="P3333"><text:span text:style-name="CharStyle7">2,717</text:span></text:p></table:table-cell></table:table-row><table:table-row table:style-name="Table25.R5"><table:table-cell table:style-name="Table25.Cell13"><text:p text:style-name="P3211"><text:span text:style-name="CharStyle7">3.</text:span></text:p></table:table-cell><table:table-cell table:style-name="Table25.Cell14"><text:p text:style-name="P1892"><text:span text:style-name="CharStyle7">Perimbun</text:span></text:p></table:table-cell><table:table-cell table:style-name="Table25.Cell15"><text:p text:style-name="P2560"><text:span text:style-name="CharStyle7">5,405</text:span></text:p></table:table-cell></table:table-row><table:table-row table:style-name="Table25.R6"><table:table-cell table:style-name="Table25.Cell16"><text:p text:style-name="P3904"><text:span text:style-name="CharStyle7">4.</text:span></text:p></table:table-cell><table:table-cell table:style-name="Table25.Cell17"><text:p text:style-name="P3262"><text:span text:style-name="CharStyle7">Batu 11 Cheras</text:span></text:p></table:table-cell><table:table-cell table:style-name="Table25.Cell18"><text:p text:style-name="P2779"><text:span text:style-name="CharStyle7">3,705</text:span></text:p></table:table-cell></table:table-row><table:table-row table:style-name="Table25.R7"><table:table-cell table:style-name="Table25.Cell19"><text:p text:style-name="P3738"><text:span text:style-name="CharStyle7">5.</text:span></text:p></table:table-cell><table:table-cell table:style-name="Table25.Cell20"><text:p text:style-name="P2234"><text:span text:style-name="CharStyle7">Cheras Perdana</text:span></text:p></table:table-cell><table:table-cell table:style-name="Table25.Cell21"><text:p text:style-name="P4232"><text:span text:style-name="CharStyle7">4,656</text:span></text:p></table:table-cell></table:table-row><table:table-row table:style-name="Table25.R8"><table:table-cell table:style-name="Table25.Cell22"><text:p text:style-name="P1689"><text:span text:style-name="CharStyle7">6.</text:span></text:p></table:table-cell><table:table-cell table:style-name="Table25.Cell23"><text:p text:style-name="P2380"><text:span text:style-name="CharStyle7">Bandar Tun Hussein Onn</text:span></text:p></table:table-cell><table:table-cell table:style-name="Table25.Cell24"><text:p text:style-name="P4289"><text:span text:style-name="CharStyle7">3,347</text:span></text:p></table:table-cell></table:table-row><table:table-row table:style-name="Table25.R9"><table:table-cell table:style-name="Table25.Cell25"><text:p text:style-name="P2017"><text:span text:style-name="CharStyle7">7.</text:span></text:p></table:table-cell><table:table-cell table:style-name="Table25.Cell26"><text:p text:style-name="P2596"><text:span text:style-name="CharStyle7">Simpang Balak</text:span></text:p></table:table-cell><table:table-cell table:style-name="Table25.Cell27"><text:p text:style-name="P4270"><text:span text:style-name="CharStyle7">2,346</text:span></text:p></table:table-cell></table:table-row><table:table-row table:style-name="Table25.R10"><table:table-cell table:style-name="Table25.Cell28"><text:p text:style-name="P1535"><text:span text:style-name="CharStyle7">8.</text:span></text:p></table:table-cell><table:table-cell table:style-name="Table25.Cell29"><text:p text:style-name="P2222"><text:span text:style-name="CharStyle7">Desa Baiduri</text:span></text:p></table:table-cell><table:table-cell table:style-name="Table25.Cell30"><text:p text:style-name="P2910"><text:span text:style-name="CharStyle7">3,312</text:span></text:p></table:table-cell></table:table-row><table:table-row table:style-name="Table25.R11"><table:table-cell table:style-name="Table25.Cell31"><text:p text:style-name="P4335"><text:span text:style-name="CharStyle7">9.</text:span></text:p></table:table-cell><table:table-cell table:style-name="Table25.Cell32"><text:p text:style-name="P2370"><text:span text:style-name="CharStyle7">Cheras Jaya</text:span></text:p></table:table-cell><table:table-cell table:style-name="Table25.Cell33"><text:p text:style-name="P3673"><text:span text:style-name="CharStyle7">3,055</text:span></text:p></table:table-cell></table:table-row><table:table-row table:style-name="Table25.R12"><table:table-cell table:style-name="Table25.Cell34"><text:p text:style-name="P1829"><text:span text:style-name="CharStyle7">10.</text:span></text:p></table:table-cell><table:table-cell table:style-name="Table25.Cell35"><text:p text:style-name="P2503"><text:span text:style-name="CharStyle7">Taman Suria Jaya</text:span></text:p></table:table-cell><table:table-cell table:style-name="Table25.Cell36"><text:p text:style-name="P3666"><text:span text:style-name="CharStyle7">1,909</text:span></text:p></table:table-cell></table:table-row><table:table-row table:style-name="Table25.R13"><table:table-cell table:style-name="Table25.Cell37"><text:p text:style-name="P1845"><text:span text:style-name="CharStyle7">11.</text:span></text:p></table:table-cell><table:table-cell table:style-name="Table25.Cell38"><text:p text:style-name="P3587"><text:span text:style-name="CharStyle7">Taman Sri Bahagia</text:span></text:p></table:table-cell><table:table-cell table:style-name="Table25.Cell39"><text:p text:style-name="P1544"><text:span text:style-name="CharStyle7">3,131</text:span></text:p></table:table-cell></table:table-row><table:table-row table:style-name="Table25.R14"><table:table-cell table:style-name="Table25.Cell40"><text:p text:style-name="P2233"><text:span text:style-name="CharStyle7">12.</text:span></text:p></table:table-cell><table:table-cell table:style-name="Table25.Cell41"><text:p text:style-name="P2923"><text:span text:style-name="CharStyle7">Balakong Jaya</text:span></text:p></table:table-cell><table:table-cell table:style-name="Table25.Cell42"><text:p text:style-name="P1688"><text:span text:style-name="CharStyle7">1,980</text:span></text:p></table:table-cell></table:table-row><table:table-row table:style-name="Table25.R15"><table:table-cell table:style-name="Table25.Cell43"><text:p text:style-name="P2379"><text:span text:style-name="CharStyle7">13.</text:span></text:p></table:table-cell><table:table-cell table:style-name="Table25.Cell44"><text:p text:style-name="P3617"><text:span text:style-name="CharStyle7">Taming Jaya</text:span></text:p></table:table-cell><table:table-cell table:style-name="Table25.Cell45"><text:p text:style-name="P1844"><text:span text:style-name="CharStyle7">3,563</text:span></text:p></table:table-cell></table:table-row><table:table-row table:style-name="Table25.R16"><table:table-cell table:style-name="Table25.Cell46"><text:p text:style-name="P2514"><text:span text:style-name="CharStyle7">14.</text:span></text:p></table:table-cell><table:table-cell table:style-name="Table25.Cell47"><text:p text:style-name="P1303"><text:span text:style-name="CharStyle7">Sungai Chua Satu</text:span></text:p></table:table-cell><table:table-cell table:style-name="Table25.Cell48"><text:p text:style-name="P2964"><text:span text:style-name="CharStyle7">4,370</text:span></text:p></table:table-cell></table:table-row><table:table-row table:style-name="Table25.R17"><table:table-cell table:style-name="Table25.Cell49"><text:p text:style-name="P1740"><text:span text:style-name="CharStyle7">15.</text:span></text:p></table:table-cell><table:table-cell table:style-name="Table25.Cell50"><text:p text:style-name="P2421"><text:span text:style-name="CharStyle7">Sungai Chua Dua</text:span></text:p></table:table-cell><table:table-cell table:style-name="Table25.Cell51"><text:p text:style-name="P4278"><text:span text:style-name="CharStyle7">2,574</text:span></text:p></table:table-cell></table:table-row><table:table-row table:style-name="Table25.R18"><table:table-cell table:style-name="Table25.Cell52"><text:p text:style-name="P1891"><text:span text:style-name="CharStyle7">16.</text:span></text:p></table:table-cell><table:table-cell table:style-name="Table25.Cell53"><text:p text:style-name="P3153"><text:span text:style-name="CharStyle7">Sungai Chua Tiga</text:span></text:p></table:table-cell><table:table-cell table:style-name="Table25.Cell54"><text:p text:style-name="P1348"><text:span text:style-name="CharStyle7">659</text:span></text:p></table:table-cell></table:table-row><table:table-row table:style-name="Table25.R19"><table:table-cell table:style-name="Table25.Cell55"><text:p text:style-name="P3594"><text:span text:style-name="CharStyle7">17.</text:span></text:p></table:table-cell><table:table-cell table:style-name="Table25.Cell56"><text:p text:style-name="P4545"><text:span text:style-name="CharStyle7">Sungai Chua Empat</text:span></text:p></table:table-cell><table:table-cell table:style-name="Table25.Cell57"><text:p text:style-name="P3747"><text:span text:style-name="CharStyle7">1,210</text:span></text:p></table:table-cell></table:table-row><table:table-row table:style-name="Table25.R20"><table:table-cell table:style-name="Table25.Cell58"><text:p text:style-name="P3749"><text:span text:style-name="CharStyle7">18.</text:span></text:p></table:table-cell><table:table-cell table:style-name="Table25.Cell59"><text:p text:style-name="P3352"><text:span text:style-name="CharStyle7">Sungai Chua Lima</text:span></text:p></table:table-cell><table:table-cell table:style-name="Table25.Cell60"><text:p text:style-name="P1784"><text:span text:style-name="CharStyle7">1,815</text:span></text:p></table:table-cell></table:table-row><table:table-row table:style-name="Table25.R21"><table:table-cell table:style-name="Table25.Cell61"><text:p text:style-name="P4587"/></table:table-cell><table:table-cell table:style-name="Table25.Cell62"><text:p text:style-name="P4587"/></table:table-cell><table:table-cell table:style-name="Table25.Cell63"><text:p text:style-name="P3087"><text:span text:style-name="CharStyle7">51,594</text:span></text:p></table:table-cell></table:table-row></table:table></draw:text-box></draw:frame><draw:frame draw:style-name="fr183" svg:x="17.720cm" svg:y="23.012cm" fo:min-width="1.651cm" fo:min-height="0.526cm" text:anchor-type="paragraph"><draw:text-box><text:p text:style-name="P2147"><text:span text:style-name="CharStyle12">146,168</text:span></text:p></draw:text-box></draw:frame><text:span text:style-name="CharStyle7">Bahagian Pilihan Raya<text:line-break/>Negeri<text:line-break/></text:span><text:span text:style-name="CharStyle8">State Constituency</text:span></text:p>
        <text:p text:style-name="P2809"><text:span text:style-name="CharStyle7">Jumlah Bilangan Pemilih dalam Bahagian Pilihan Raya Persekutuan<text:line-break/>P. 102 Bangi:</text:span></text:p>
        <text:p text:style-name="P4389"><text:span text:style-name="CharStyle30">Total Number of Electors in the Federal Constituency of<text:line-break/>P. 102 Bangi:</text:span></text:p>
        <text:p text:style-name="P1313"><text:span text:style-name="CharStyle14">36</text:span></text:p>
      </text:section>
      <text:section text:style-name="Sect33" text:name="Section33">
        <text:p text:style-name="P4683"><draw:frame draw:style-name="fr187" svg:x="2.713cm" svg:y="0.000cm" svg:width="4.496cm" fo:min-height="3.819cm" text:anchor-type="paragraph"><draw:text-box><text:h text:outline-level="1" text:style-name="P3892"><text:bookmark-start text:name="bookmark26"/><text:span text:style-name="CharStyle120">(</text:span><text:span text:style-name="CharStyle121">1</text:span><text:span text:style-name="CharStyle120">)</text:span><text:bookmark-end text:name="bookmark26"/></text:h><text:p text:style-name="P1786"><text:span text:style-name="CharStyle12">Bahagian Pilihan Raya<text:line-break/>Negeri<text:line-break/></text:span><text:span text:style-name="CharStyle20">State Constituency</text:span></text:p><text:p text:style-name="P3115"><text:span text:style-name="CharStyle12">N. 28 SERI KEMBANGAN</text:span></text:p></draw:text-box></draw:frame><draw:frame draw:style-name="fr186" svg:x="8.749cm" svg:y="0.000cm" svg:width="10.626cm" fo:min-height="0.002cm" text:anchor-type="paragraph"><draw:text-box><table:table table:style-name="Table27"><table:table-column table:style-name="Table27.C1"/><table:table-column table:style-name="Table27.C2"/><table:table-row table:style-name="Table27.R1"><table:table-cell table:style-name="Table27.Cell1"><text:p text:style-name="P1541"><text:span text:style-name="CharStyle7">(2)</text:span></text:p></table:table-cell><table:table-cell table:style-name="Table27.Cell2"><text:p text:style-name="P3196"><text:span text:style-name="CharStyle7">(3)</text:span></text:p></table:table-cell></table:table-row><table:table-row table:style-name="Table27.R2"><table:table-cell table:style-name="Table27.Cell3"><text:p text:style-name="P1841"><text:span text:style-name="CharStyle7">Daerah Mengundi</text:span></text:p></table:table-cell><table:table-cell table:style-name="Table27.Cell4"><text:p text:style-name="P3948"><text:span text:style-name="CharStyle7">Bilangan Pemilih</text:span></text:p></table:table-cell></table:table-row><table:table-row table:style-name="Table27.R3"><table:table-cell table:style-name="Table27.Cell5"><text:p text:style-name="P1301"><text:span text:style-name="CharStyle8">Polling District</text:span></text:p></table:table-cell><table:table-cell table:style-name="Table27.Cell6"><text:p text:style-name="P3330"><text:span text:style-name="CharStyle8">Number of Electors</text:span></text:p></table:table-cell></table:table-row><table:table-row table:style-name="Table27.R4"><table:table-cell table:style-name="Table27.Cell7"><text:p text:style-name="P2672"><text:span text:style-name="CharStyle8">1.</text:span><text:span text:style-name="CharStyle7"><text:s text:c="1"/>Serdang Lama</text:span></text:p></table:table-cell><table:table-cell table:style-name="Table27.Cell8"><text:p text:style-name="P1458"><text:span text:style-name="CharStyle7">1,275</text:span></text:p></table:table-cell></table:table-row><table:table-row table:style-name="Table27.R5"><table:table-cell table:style-name="Table27.Cell9"><text:p text:style-name="P4040"><text:span text:style-name="CharStyle7">2. Serdang Utama</text:span></text:p></table:table-cell><table:table-cell table:style-name="Table27.Cell10"><text:p text:style-name="P2865"><text:span text:style-name="CharStyle7">617</text:span></text:p></table:table-cell></table:table-row><table:table-row table:style-name="Table27.R6"><table:table-cell table:style-name="Table27.Cell11"><text:p text:style-name="P3584"><text:span text:style-name="CharStyle7">3. Seri Kembangan 2</text:span></text:p></table:table-cell><table:table-cell table:style-name="Table27.Cell12"><text:p text:style-name="P2320"><text:span text:style-name="CharStyle7">2,439</text:span></text:p></table:table-cell></table:table-row><table:table-row table:style-name="Table27.R7"><table:table-cell table:style-name="Table27.Cell13"><text:p text:style-name="P3609"><text:span text:style-name="CharStyle7">4. Seri Kembangan 1</text:span></text:p></table:table-cell><table:table-cell table:style-name="Table27.Cell14"><text:p text:style-name="P3611"><text:span text:style-name="CharStyle7">2,360</text:span></text:p></table:table-cell></table:table-row><table:table-row table:style-name="Table27.R8"><table:table-cell table:style-name="Table27.Cell15"><text:p text:style-name="P1480"><text:span text:style-name="CharStyle7">5. Seri Kembangan 4</text:span></text:p></table:table-cell><table:table-cell table:style-name="Table27.Cell16"><text:p text:style-name="P2162"><text:span text:style-name="CharStyle7">1,166</text:span></text:p></table:table-cell></table:table-row><table:table-row table:style-name="Table27.R9"><table:table-cell table:style-name="Table27.Cell17"><text:p text:style-name="P4295"><text:span text:style-name="CharStyle7">6. Seri Kembangan 5</text:span></text:p></table:table-cell><table:table-cell table:style-name="Table27.Cell18"><text:p text:style-name="P1737"><text:span text:style-name="CharStyle7">1,378</text:span></text:p></table:table-cell></table:table-row><table:table-row table:style-name="Table27.R10"><table:table-cell table:style-name="Table27.Cell19"><text:p text:style-name="P2419"><text:span text:style-name="CharStyle7">7. Seri Kembangan 9</text:span></text:p></table:table-cell><table:table-cell table:style-name="Table27.Cell20"><text:p text:style-name="P3117"><text:span text:style-name="CharStyle7">877</text:span></text:p></table:table-cell></table:table-row><table:table-row table:style-name="Table27.R11"><table:table-cell table:style-name="Table27.Cell21"><text:p text:style-name="P3345"><text:span text:style-name="CharStyle7">8. Seri Kembangan 11</text:span></text:p></table:table-cell><table:table-cell table:style-name="Table27.Cell22"><text:p text:style-name="P1272"><text:span text:style-name="CharStyle7">1,610</text:span></text:p></table:table-cell></table:table-row><table:table-row table:style-name="Table27.R12"><table:table-cell table:style-name="Table27.Cell23"><text:p text:style-name="P4083"><text:span text:style-name="CharStyle7">9. Seri Kembangan 8</text:span></text:p></table:table-cell><table:table-cell table:style-name="Table27.Cell24"><text:p text:style-name="P1356"><text:span text:style-name="CharStyle7">872</text:span></text:p></table:table-cell></table:table-row><table:table-row table:style-name="Table27.R13"><table:table-cell table:style-name="Table27.Cell25"><text:p text:style-name="P2366"><text:span text:style-name="CharStyle7">10. Seri Kembangan 10</text:span></text:p></table:table-cell><table:table-cell table:style-name="Table27.Cell26"><text:p text:style-name="P3343"><text:span text:style-name="CharStyle7">912</text:span></text:p></table:table-cell></table:table-row><table:table-row table:style-name="Table27.R14"><table:table-cell table:style-name="Table27.Cell27"><text:p text:style-name="P3280"><text:span text:style-name="CharStyle7">11. Seri Kembangan 12</text:span></text:p></table:table-cell><table:table-cell table:style-name="Table27.Cell28"><text:p text:style-name="P3244"><text:span text:style-name="CharStyle7">616</text:span></text:p></table:table-cell></table:table-row><table:table-row table:style-name="Table27.R15"><table:table-cell table:style-name="Table27.Cell29"><text:p text:style-name="P3367"><text:span text:style-name="CharStyle7">12. Seri Kembangan 7</text:span></text:p></table:table-cell><table:table-cell table:style-name="Table27.Cell30"><text:p text:style-name="P1709"><text:span text:style-name="CharStyle7">1,678</text:span></text:p></table:table-cell></table:table-row><table:table-row table:style-name="Table27.R16"><table:table-cell table:style-name="Table27.Cell31"><text:p text:style-name="P2398"><text:span text:style-name="CharStyle7">13. Seri Kembangan 6</text:span></text:p></table:table-cell><table:table-cell table:style-name="Table27.Cell32"><text:p text:style-name="P3092"><text:span text:style-name="CharStyle7">984</text:span></text:p></table:table-cell></table:table-row><table:table-row table:style-name="Table27.R17"><table:table-cell table:style-name="Table27.Cell33"><text:p text:style-name="P1871"><text:span text:style-name="CharStyle7">14. Seri Kembangan 3</text:span></text:p></table:table-cell><table:table-cell table:style-name="Table27.Cell34"><text:p text:style-name="P3967"><text:span text:style-name="CharStyle7">1,304</text:span></text:p></table:table-cell></table:table-row><table:table-row table:style-name="Table27.R18"><table:table-cell table:style-name="Table27.Cell35"><text:p text:style-name="P4043"><text:span text:style-name="CharStyle7">15. Bukit Serdang</text:span></text:p></table:table-cell><table:table-cell table:style-name="Table27.Cell36"><text:p text:style-name="P2022"><text:span text:style-name="CharStyle7">5,168</text:span></text:p></table:table-cell></table:table-row><table:table-row table:style-name="Table27.R19"><table:table-cell table:style-name="Table27.Cell37"><text:p text:style-name="P2053"><text:span text:style-name="CharStyle7">16. Taman Universiti Indah</text:span></text:p></table:table-cell><table:table-cell table:style-name="Table27.Cell38"><text:p text:style-name="P1574"><text:span text:style-name="CharStyle7">4,153</text:span></text:p></table:table-cell></table:table-row><table:table-row table:style-name="Table27.R20"><table:table-cell table:style-name="Table27.Cell39"><text:p text:style-name="P3621"><text:span text:style-name="CharStyle7">17. Desa Serdang</text:span></text:p></table:table-cell><table:table-cell table:style-name="Table27.Cell40"><text:p text:style-name="P2955"><text:span text:style-name="CharStyle7">1,059</text:span></text:p></table:table-cell></table:table-row><table:table-row table:style-name="Table27.R21"><table:table-cell table:style-name="Table27.Cell41"><text:p text:style-name="P1726"><text:span text:style-name="CharStyle7">18. Taman Muhibbah</text:span></text:p></table:table-cell><table:table-cell table:style-name="Table27.Cell42"><text:p text:style-name="P2409"><text:span text:style-name="CharStyle7">1,313</text:span></text:p></table:table-cell></table:table-row><table:table-row table:style-name="Table27.R22"><table:table-cell table:style-name="Table27.Cell43"><text:p text:style-name="P3105"><text:span text:style-name="CharStyle7">19. Sungai Besi Indah</text:span></text:p></table:table-cell><table:table-cell table:style-name="Table27.Cell44"><text:p text:style-name="P3623"><text:span text:style-name="CharStyle7">3,981</text:span></text:p></table:table-cell></table:table-row><table:table-row table:style-name="Table27.R23"><table:table-cell table:style-name="Table27.Cell45"><text:p text:style-name="P3625"><text:span text:style-name="CharStyle7">20. Serdang Raya</text:span></text:p></table:table-cell><table:table-cell table:style-name="Table27.Cell46"><text:p text:style-name="P1333"><text:span text:style-name="CharStyle7">3,544</text:span></text:p></table:table-cell></table:table-row></table:table></draw:text-box></draw:frame></text:p>
        <text:p text:style-name="P602"/>
        <text:p text:style-name="P603"/>
        <text:p text:style-name="P604"/>
        <text:p text:style-name="P605"/>
        <text:p text:style-name="P606"/>
        <text:p text:style-name="P607"/>
        <text:p text:style-name="P608"/>
        <text:p text:style-name="P609"/>
        <text:p text:style-name="P610"/>
        <text:p text:style-name="P611"/>
        <text:p text:style-name="P612"/>
        <text:p text:style-name="P613"/>
        <text:p text:style-name="P614"/>
        <text:p text:style-name="P615"/>
        <text:p text:style-name="P616"/>
        <text:p text:style-name="P617"/>
        <text:p text:style-name="P618"/>
        <text:p text:style-name="P619"/>
        <text:p text:style-name="P620"/>
        <text:p text:style-name="P621"/>
        <text:p text:style-name="P622"/>
        <text:p text:style-name="P623"/>
        <text:p text:style-name="P624"/>
        <text:p text:style-name="P625"/>
        <text:p text:style-name="P626"/>
        <text:p text:style-name="P627"/>
        <text:p text:style-name="P628"/>
        <text:p text:style-name="P629"/>
        <text:p text:style-name="P630"/>
        <text:p text:style-name="P631"/>
        <text:p text:style-name="P632"/>
        <text:p text:style-name="P633"/>
        <text:p text:style-name="P634"/>
        <text:p text:style-name="P635"/>
        <text:p text:style-name="P636"/>
        <text:p text:style-name="P637"/>
        <text:p text:style-name="P638"/>
        <text:p text:style-name="P639"/>
      </text:section>
      <text:section text:style-name="Sect34" text:name="Section34">
        <text:p text:style-name="P4684"><draw:frame draw:style-name="fr188" svg:x="0.000cm" svg:y="0.000cm" svg:width="16.688cm" fo:min-height="0.002cm" text:anchor-type="paragraph"><draw:text-box><table:table table:style-name="Table28"><table:table-column table:style-name="Table28.C1"/><table:table-column table:style-name="Table28.C2"/><table:table-column table:style-name="Table28.C3"/><table:table-row table:style-name="Table28.R1"><table:table-cell table:style-name="Table28.Cell1"><text:p text:style-name="P2562"><text:span text:style-name="CharStyle7">(1)</text:span></text:p></table:table-cell><table:table-cell table:style-name="Table28.Cell2"><text:p text:style-name="P1350"><text:span text:style-name="CharStyle7">(2)</text:span></text:p></table:table-cell><table:table-cell table:style-name="Table28.Cell3"><text:p text:style-name="P3636"><text:span text:style-name="CharStyle7">(3)</text:span></text:p></table:table-cell></table:table-row><table:table-row table:style-name="Table28.R2"><table:table-cell table:style-name="Table28.Cell4"><text:p text:style-name="P3443"><text:span text:style-name="CharStyle7">Bahagian Pilihan Raya</text:span></text:p></table:table-cell><table:table-cell table:style-name="Table28.Cell5"><text:p text:style-name="P3362"><text:span text:style-name="CharStyle7">Daerah Mengundi</text:span></text:p></table:table-cell><table:table-cell table:style-name="Table28.Cell6"><text:p text:style-name="P3639"><text:span text:style-name="CharStyle7">Bilangan Pemilih</text:span></text:p></table:table-cell></table:table-row><table:table-row table:style-name="Table28.R3"><table:table-cell table:style-name="Table28.Cell7"><text:p text:style-name="P2868"><text:span text:style-name="CharStyle7">Negeri</text:span></text:p></table:table-cell><table:table-cell table:style-name="Table28.Cell8"><text:p text:style-name="P4587"/></table:table-cell><table:table-cell table:style-name="Table28.Cell9"><text:p text:style-name="P4587"/></table:table-cell></table:table-row><table:table-row table:style-name="Table28.R4"><table:table-cell table:style-name="Table28.Cell10"><text:p text:style-name="P3755"><text:span text:style-name="CharStyle8">State Constituency</text:span></text:p></table:table-cell><table:table-cell table:style-name="Table28.Cell11"><text:p text:style-name="P3758"><text:span text:style-name="CharStyle8">Polling District</text:span></text:p></table:table-cell><table:table-cell table:style-name="Table28.Cell12"><text:p text:style-name="P3347"><text:span text:style-name="CharStyle8">Number of Electors</text:span></text:p></table:table-cell></table:table-row><table:table-row table:style-name="Table28.R5"><table:table-cell table:style-name="Table28.Cell13"><text:p text:style-name="P4587"/></table:table-cell><table:table-cell table:style-name="Table28.Cell14"><text:p text:style-name="P3817"><text:span text:style-name="CharStyle7">21. Taman Bukit Belimbing</text:span></text:p></table:table-cell><table:table-cell table:style-name="Table28.Cell15"><text:p text:style-name="P3207"><text:span text:style-name="CharStyle7">1,562</text:span></text:p></table:table-cell></table:table-row><table:table-row table:style-name="Table28.R6"><table:table-cell table:style-name="Table28.Cell16"><text:p text:style-name="P4587"/></table:table-cell><table:table-cell table:style-name="Table28.Cell17"><text:p text:style-name="P4587"/></table:table-cell><table:table-cell table:style-name="Table28.Cell18"><text:p text:style-name="P2866"><text:span text:style-name="CharStyle7">38,868</text:span></text:p></table:table-cell></table:table-row><table:table-row table:style-name="Table28.R7"><table:table-cell table:style-name="Table28.Cell19"><text:p text:style-name="P1632"><text:span text:style-name="CharStyle7">N. 29 SERI SERDANG</text:span></text:p></table:table-cell><table:table-cell table:style-name="Table28.Cell20"><text:p text:style-name="P2321"><text:span text:style-name="CharStyle7">1. Serdangjayal</text:span></text:p></table:table-cell><table:table-cell table:style-name="Table28.Cell21"><text:p text:style-name="P3016"><text:span text:style-name="CharStyle7">2,540</text:span></text:p></table:table-cell></table:table-row><table:table-row table:style-name="Table28.R8"><table:table-cell table:style-name="Table28.Cell22"><text:p text:style-name="P4587"/></table:table-cell><table:table-cell table:style-name="Table28.Cell23"><text:p text:style-name="P4284"><text:span text:style-name="CharStyle7">2. Seri Serdang Utara</text:span></text:p></table:table-cell><table:table-cell table:style-name="Table28.Cell24"><text:p text:style-name="P4468"><text:span text:style-name="CharStyle7">3,272</text:span></text:p></table:table-cell></table:table-row><table:table-row table:style-name="Table28.R9"><table:table-cell table:style-name="Table28.Cell25"><text:p text:style-name="P4587"/></table:table-cell><table:table-cell table:style-name="Table28.Cell26"><text:p text:style-name="P1937"><text:span text:style-name="CharStyle7">3. Kawasan UPM</text:span></text:p></table:table-cell><table:table-cell table:style-name="Table28.Cell27"><text:p text:style-name="P2615"><text:span text:style-name="CharStyle7">2,090</text:span></text:p></table:table-cell></table:table-row><table:table-row table:style-name="Table28.R10"><table:table-cell table:style-name="Table28.Cell28"><text:p text:style-name="P4587"/></table:table-cell><table:table-cell table:style-name="Table28.Cell29"><text:p text:style-name="P1686"><text:span text:style-name="CharStyle7">4. Kampung Sri Aman</text:span></text:p></table:table-cell><table:table-cell table:style-name="Table28.Cell30"><text:p text:style-name="P2377"><text:span text:style-name="CharStyle7">3,458</text:span></text:p></table:table-cell></table:table-row><table:table-row table:style-name="Table28.R11"><table:table-cell table:style-name="Table28.Cell31"><text:p text:style-name="P4587"/></table:table-cell><table:table-cell table:style-name="Table28.Cell32"><text:p text:style-name="P4515"><text:span text:style-name="CharStyle7">5. Batu 14 Puchong</text:span></text:p></table:table-cell><table:table-cell table:style-name="Table28.Cell33"><text:p text:style-name="P3213"><text:span text:style-name="CharStyle7">3,138</text:span></text:p></table:table-cell></table:table-row><table:table-row table:style-name="Table28.R12"><table:table-cell table:style-name="Table28.Cell34"><text:p text:style-name="P4587"/></table:table-cell><table:table-cell table:style-name="Table28.Cell35"><text:p text:style-name="P1230"><text:span text:style-name="CharStyle7">6. Seri Serdang Selatan 1</text:span></text:p></table:table-cell><table:table-cell table:style-name="Table28.Cell36"><text:p text:style-name="P1917"><text:span text:style-name="CharStyle7">2,375</text:span></text:p></table:table-cell></table:table-row><table:table-row table:style-name="Table28.R13"><table:table-cell table:style-name="Table28.Cell37"><text:p text:style-name="P4587"/></table:table-cell><table:table-cell table:style-name="Table28.Cell38"><text:p text:style-name="P3008"><text:span text:style-name="CharStyle7">7. Bandar Bukit Puchong</text:span></text:p></table:table-cell><table:table-cell table:style-name="Table28.Cell39"><text:p text:style-name="P3400"><text:span text:style-name="CharStyle7">3,335</text:span></text:p></table:table-cell></table:table-row><table:table-row table:style-name="Table28.R14"><table:table-cell table:style-name="Table28.Cell40"><text:p text:style-name="P4587"/></table:table-cell><table:table-cell table:style-name="Table28.Cell41"><text:p text:style-name="P2775"><text:span text:style-name="CharStyle7">8. Taman Puchong Utama</text:span></text:p></table:table-cell><table:table-cell table:style-name="Table28.Cell42"><text:p text:style-name="P4218"><text:span text:style-name="CharStyle7">4,031</text:span></text:p></table:table-cell></table:table-row><table:table-row table:style-name="Table28.R15"><table:table-cell table:style-name="Table28.Cell43"><text:p text:style-name="P4587"/></table:table-cell><table:table-cell table:style-name="Table28.Cell44"><text:p text:style-name="P3269"><text:span text:style-name="CharStyle7">9. Taman Pinggiran Putra</text:span></text:p></table:table-cell><table:table-cell table:style-name="Table28.Cell45"><text:p text:style-name="P3647"><text:span text:style-name="CharStyle7">5,244</text:span></text:p></table:table-cell></table:table-row><table:table-row table:style-name="Table28.R16"><table:table-cell table:style-name="Table28.Cell46"><text:p text:style-name="P4587"/></table:table-cell><table:table-cell table:style-name="Table28.Cell47"><text:p text:style-name="P2296"><text:span text:style-name="CharStyle7">10. SerdangJaya2</text:span></text:p></table:table-cell><table:table-cell table:style-name="Table28.Cell48"><text:p text:style-name="P2988"><text:span text:style-name="CharStyle7">4,206</text:span></text:p></table:table-cell></table:table-row><table:table-row table:style-name="Table28.R17"><table:table-cell table:style-name="Table28.Cell49"><text:p text:style-name="P4587"/></table:table-cell><table:table-cell table:style-name="Table28.Cell50"><text:p text:style-name="P4057"><text:span text:style-name="CharStyle7">11. Puchong Permai</text:span></text:p></table:table-cell><table:table-cell table:style-name="Table28.Cell51"><text:p text:style-name="P4077"><text:span text:style-name="CharStyle7">4,275</text:span></text:p></table:table-cell></table:table-row><table:table-row table:style-name="Table28.R18"><table:table-cell table:style-name="Table28.Cell52"><text:p text:style-name="P4587"/></table:table-cell><table:table-cell table:style-name="Table28.Cell53"><text:p text:style-name="P1825"><text:span text:style-name="CharStyle7">12. Seri Indah</text:span></text:p></table:table-cell><table:table-cell table:style-name="Table28.Cell54"><text:p text:style-name="P4079"><text:span text:style-name="CharStyle7">1,229</text:span></text:p></table:table-cell></table:table-row><table:table-row table:style-name="Table28.R19"><table:table-cell table:style-name="Table28.Cell55"><text:p text:style-name="P4587"/></table:table-cell><table:table-cell table:style-name="Table28.Cell56"><text:p text:style-name="P1735"><text:span text:style-name="CharStyle7">13. Seri Serdang Selatan 2</text:span></text:p></table:table-cell><table:table-cell table:style-name="Table28.Cell57"><text:p text:style-name="P4224"><text:span text:style-name="CharStyle7">1,432</text:span></text:p></table:table-cell></table:table-row><table:table-row table:style-name="Table28.R20"><table:table-cell table:style-name="Table28.Cell58"><text:p text:style-name="P4587"/></table:table-cell><table:table-cell table:style-name="Table28.Cell59"><text:p text:style-name="P1506"><text:span text:style-name="CharStyle7">14. Kampung Batu 13</text:span></text:p></table:table-cell><table:table-cell table:style-name="Table28.Cell60"><text:p text:style-name="P3714"><text:span text:style-name="CharStyle7">3,205</text:span></text:p></table:table-cell></table:table-row><table:table-row table:style-name="Table28.R21"><table:table-cell table:style-name="Table28.Cell61"><text:p text:style-name="P4587"/></table:table-cell><table:table-cell table:style-name="Table28.Cell62"><text:p text:style-name="P4587"/></table:table-cell><table:table-cell table:style-name="Table28.Cell63"><text:p text:style-name="P1562"><text:span text:style-name="CharStyle7">43,830</text:span></text:p></table:table-cell></table:table-row><table:table-row table:style-name="Table28.R22"><table:table-cell table:style-name="Table28.Cell64" table:number-columns-spanned="2"><text:p text:style-name="P3263"><text:span text:style-name="CharStyle7">Jumlah Bilangan Pemilih dalam Bahagian Pilihan Raya Persekutuan<text:line-break/>P. 103 Puchong:</text:span></text:p><text:p text:style-name="P2754"><text:span text:style-name="CharStyle8">Total Number of Electors in the Federal Constituency of</text:span></text:p></table:table-cell><table:table-cell table:style-name="Table28.Cell65"><text:p text:style-name="P3274"><text:span text:style-name="CharStyle7">82,698</text:span></text:p></table:table-cell></table:table-row></table:table><text:p text:style-name="P3630"><text:span text:style-name="CharStyle78">P. 103 Puchong:</text:span></text:p></draw:text-box></draw:frame></text:p>
        <text:p text:style-name="P642"/>
      </text:section>
      <text:section text:style-name="Sect35" text:name="Section35">
        <text:p text:style-name="P4685"><draw:frame draw:style-name="fr193" svg:x="2.713cm" svg:y="0.000cm" svg:width="4.487cm" fo:min-height="3.819cm" text:anchor-type="paragraph"><draw:text-box><text:h text:outline-level="1" text:style-name="P2934"><text:bookmark-start text:name="bookmark27"/><text:span text:style-name="CharStyle123">(</text:span><text:span text:style-name="CharStyle124">1</text:span><text:span text:style-name="CharStyle123">)</text:span><text:bookmark-end text:name="bookmark27"/></text:h><text:p text:style-name="P3149"><text:span text:style-name="CharStyle12">Bahagian Pilihan Raya<text:line-break/>Negeri<text:line-break/></text:span><text:span text:style-name="CharStyle20">State Constituency</text:span></text:p><text:p text:style-name="P3656"><text:span text:style-name="CharStyle12">N. 30 KINRARA</text:span></text:p></draw:text-box></draw:frame><draw:frame draw:style-name="fr192" svg:x="8.749cm" svg:y="0.000cm" svg:width="10.626cm" fo:min-height="0.002cm" text:anchor-type="paragraph"><draw:text-box><table:table table:style-name="Table29"><table:table-column table:style-name="Table29.C1"/><table:table-column table:style-name="Table29.C2"/><table:table-column table:style-name="Table29.C3"/><table:table-row table:style-name="Table29.R1"><table:table-cell table:style-name="Table29.Cell1"><text:p text:style-name="P4587"/></table:table-cell><table:table-cell table:style-name="Table29.Cell2"><text:p text:style-name="P2942"><text:span text:style-name="CharStyle7">(2)</text:span></text:p></table:table-cell><table:table-cell table:style-name="Table29.Cell3"><text:p text:style-name="P1705"><text:span text:style-name="CharStyle7">(3)</text:span></text:p></table:table-cell></table:table-row><table:table-row table:style-name="Table29.R2"><table:table-cell table:style-name="Table29.Cell4"><text:p text:style-name="P4587"/></table:table-cell><table:table-cell table:style-name="Table29.Cell5"><text:p text:style-name="P2700"><text:span text:style-name="CharStyle7">Daerah Mengundi</text:span></text:p></table:table-cell><table:table-cell table:style-name="Table29.Cell6"><text:p text:style-name="P1486"><text:span text:style-name="CharStyle7">Bilangan Pemilih</text:span></text:p></table:table-cell></table:table-row><table:table-row table:style-name="Table29.R3"><table:table-cell table:style-name="Table29.Cell7"><text:p text:style-name="P4587"/></table:table-cell><table:table-cell table:style-name="Table29.Cell8"><text:p text:style-name="P2459"><text:span text:style-name="CharStyle8">Polling District</text:span></text:p></table:table-cell><table:table-cell table:style-name="Table29.Cell9"><text:p text:style-name="P1308"><text:span text:style-name="CharStyle8">Number of Electors</text:span></text:p></table:table-cell></table:table-row><table:table-row table:style-name="Table29.R4"><table:table-cell table:style-name="Table29.Cell10"><text:p text:style-name="P1982"><text:span text:style-name="CharStyle125">1</text:span><text:span text:style-name="CharStyle126">.</text:span></text:p></table:table-cell><table:table-cell table:style-name="Table29.Cell11"><text:p text:style-name="P3701"><text:span text:style-name="CharStyle7">Kinrara Seksyen 4,5 &amp; 6</text:span></text:p></table:table-cell><table:table-cell table:style-name="Table29.Cell12"><text:p text:style-name="P3169"><text:span text:style-name="CharStyle7">3,340</text:span></text:p></table:table-cell></table:table-row><table:table-row table:style-name="Table29.R5"><table:table-cell table:style-name="Table29.Cell13"><text:p text:style-name="P3668"><text:span text:style-name="CharStyle7">2.</text:span></text:p></table:table-cell><table:table-cell table:style-name="Table29.Cell14"><text:p text:style-name="P3659"><text:span text:style-name="CharStyle7">Kinrara Seksyen 2</text:span></text:p></table:table-cell><table:table-cell table:style-name="Table29.Cell15"><text:p text:style-name="P2571"><text:span text:style-name="CharStyle7">1,451</text:span></text:p></table:table-cell></table:table-row><table:table-row table:style-name="Table29.R6"><table:table-cell table:style-name="Table29.Cell16"><text:p text:style-name="P1357"><text:span text:style-name="CharStyle7">3.</text:span></text:p></table:table-cell><table:table-cell table:style-name="Table29.Cell17"><text:p text:style-name="P1266"><text:span text:style-name="CharStyle7">Kinrara Seksyen 1</text:span></text:p></table:table-cell><table:table-cell table:style-name="Table29.Cell18"><text:p text:style-name="P2786"><text:span text:style-name="CharStyle7">2,882</text:span></text:p></table:table-cell></table:table-row><table:table-row table:style-name="Table29.R7"><table:table-cell table:style-name="Table29.Cell19"><text:p text:style-name="P1549"><text:span text:style-name="CharStyle7">4.</text:span></text:p></table:table-cell><table:table-cell table:style-name="Table29.Cell20"><text:p text:style-name="P2242"><text:span text:style-name="CharStyle7">Kinrara Seksyen 7</text:span></text:p></table:table-cell><table:table-cell table:style-name="Table29.Cell21"><text:p text:style-name="P2929"><text:span text:style-name="CharStyle7">2,047</text:span></text:p></table:table-cell></table:table-row><table:table-row table:style-name="Table29.R8"><table:table-cell table:style-name="Table29.Cell22"><text:p text:style-name="P1698"><text:span text:style-name="CharStyle7">5.</text:span></text:p></table:table-cell><table:table-cell table:style-name="Table29.Cell23"><text:p text:style-name="P3958"><text:span text:style-name="CharStyle7">Kinrara Seksyen 3</text:span></text:p></table:table-cell><table:table-cell table:style-name="Table29.Cell24"><text:p text:style-name="P4252"><text:span text:style-name="CharStyle7">3,931</text:span></text:p></table:table-cell></table:table-row><table:table-row table:style-name="Table29.R9"><table:table-cell table:style-name="Table29.Cell25"><text:p text:style-name="P3765"><text:span text:style-name="CharStyle7">6.</text:span></text:p></table:table-cell><table:table-cell table:style-name="Table29.Cell26"><text:p text:style-name="P2058"><text:span text:style-name="CharStyle7">Puchong Jaya Timur</text:span></text:p></table:table-cell><table:table-cell table:style-name="Table29.Cell27"><text:p text:style-name="P2736"><text:span text:style-name="CharStyle7">3,951</text:span></text:p></table:table-cell></table:table-row><table:table-row table:style-name="Table29.R10"><table:table-cell table:style-name="Table29.Cell28"><text:p text:style-name="P2259"><text:span text:style-name="CharStyle7">7.</text:span></text:p></table:table-cell><table:table-cell table:style-name="Table29.Cell29"><text:p text:style-name="P2695"><text:span text:style-name="CharStyle7">Puchong Jaya Utara</text:span></text:p></table:table-cell><table:table-cell table:style-name="Table29.Cell30"><text:p text:style-name="P1531"><text:span text:style-name="CharStyle7">2,246</text:span></text:p></table:table-cell></table:table-row><table:table-row table:style-name="Table29.R11"><table:table-cell table:style-name="Table29.Cell31"><text:p text:style-name="P2563"><text:span text:style-name="CharStyle125">8</text:span><text:span text:style-name="CharStyle126">.</text:span></text:p></table:table-cell><table:table-cell table:style-name="Table29.Cell32"><text:p text:style-name="P2096"><text:span text:style-name="CharStyle7">Puchong Jaya Barat</text:span></text:p></table:table-cell><table:table-cell table:style-name="Table29.Cell33"><text:p text:style-name="P3046"><text:span text:style-name="CharStyle7">5,116</text:span></text:p></table:table-cell></table:table-row><table:table-row table:style-name="Table29.R12"><table:table-cell table:style-name="Table29.Cell34"><text:p text:style-name="P2945"><text:span text:style-name="CharStyle7">9.</text:span></text:p></table:table-cell><table:table-cell table:style-name="Table29.Cell35"><text:p text:style-name="P2161"><text:span text:style-name="CharStyle7">Batu 12 Puchong</text:span></text:p></table:table-cell><table:table-cell table:style-name="Table29.Cell36"><text:p text:style-name="P3131"><text:span text:style-name="CharStyle7">2,102</text:span></text:p></table:table-cell></table:table-row><table:table-row table:style-name="Table29.R13"><table:table-cell table:style-name="Table29.Cell37"><text:p text:style-name="P1771"><text:span text:style-name="CharStyle7">10.</text:span></text:p></table:table-cell><table:table-cell table:style-name="Table29.Cell38"><text:p text:style-name="P3261"><text:span text:style-name="CharStyle7">Batu 7 Jalan Puchong</text:span></text:p></table:table-cell><table:table-cell table:style-name="Table29.Cell39"><text:p text:style-name="P3111"><text:span text:style-name="CharStyle7">1,267</text:span></text:p></table:table-cell></table:table-row><table:table-row table:style-name="Table29.R14"><table:table-cell table:style-name="Table29.Cell40"><text:p text:style-name="P1836"><text:span text:style-name="CharStyle7">11.</text:span></text:p></table:table-cell><table:table-cell table:style-name="Table29.Cell41"><text:p text:style-name="P4206"><text:span text:style-name="CharStyle7">Batu 13 Puchong</text:span></text:p></table:table-cell><table:table-cell table:style-name="Table29.Cell42"><text:p text:style-name="P3669"><text:span text:style-name="CharStyle7">3,029</text:span></text:p></table:table-cell></table:table-row><table:table-row table:style-name="Table29.R15"><table:table-cell table:style-name="Table29.Cell43"><text:p text:style-name="P3307"><text:span text:style-name="CharStyle7">12.</text:span></text:p></table:table-cell><table:table-cell table:style-name="Table29.Cell44"><text:p text:style-name="P2479"><text:span text:style-name="CharStyle7">Bandar Kinrara Seksyen 1</text:span></text:p></table:table-cell><table:table-cell table:style-name="Table29.Cell45"><text:p text:style-name="P4480"><text:span text:style-name="CharStyle7">2,054</text:span></text:p></table:table-cell></table:table-row><table:table-row table:style-name="Table29.R16"><table:table-cell table:style-name="Table29.Cell46"><text:p text:style-name="P1867"><text:span text:style-name="CharStyle7">13.</text:span></text:p></table:table-cell><table:table-cell table:style-name="Table29.Cell47"><text:p text:style-name="P2534"><text:span text:style-name="CharStyle7">Pusat Bandar Puchong</text:span></text:p></table:table-cell><table:table-cell table:style-name="Table29.Cell48"><text:p text:style-name="P1321"><text:span text:style-name="CharStyle7">4,866</text:span></text:p></table:table-cell></table:table-row><table:table-row table:style-name="Table29.R17"><table:table-cell table:style-name="Table29.Cell49"><text:p text:style-name="P4051"><text:span text:style-name="CharStyle7">14.</text:span></text:p></table:table-cell><table:table-cell table:style-name="Table29.Cell50"><text:p text:style-name="P2597"><text:span text:style-name="CharStyle7">Bandar Kinrara Seksyen 2</text:span></text:p></table:table-cell><table:table-cell table:style-name="Table29.Cell51"><text:p text:style-name="P3860"><text:span text:style-name="CharStyle7">1,473</text:span></text:p></table:table-cell></table:table-row><table:table-row table:style-name="Table29.R18"><table:table-cell table:style-name="Table29.Cell52"><text:p text:style-name="P3821"><text:span text:style-name="CharStyle7">15.</text:span></text:p></table:table-cell><table:table-cell table:style-name="Table29.Cell53"><text:p text:style-name="P3862"><text:span text:style-name="CharStyle7">Bandar Kinrara Seksyen 3</text:span></text:p></table:table-cell><table:table-cell table:style-name="Table29.Cell54"><text:p text:style-name="P1975"><text:span text:style-name="CharStyle7">906</text:span></text:p></table:table-cell></table:table-row><table:table-row table:style-name="Table29.R19"><table:table-cell table:style-name="Table29.Cell55"><text:p text:style-name="P1652"><text:span text:style-name="CharStyle7">16.</text:span></text:p></table:table-cell><table:table-cell table:style-name="Table29.Cell56"><text:p text:style-name="P1232"><text:span text:style-name="CharStyle7">Bandar Kinrara Seksyen 4</text:span></text:p></table:table-cell><table:table-cell table:style-name="Table29.Cell57"><text:p text:style-name="P1895"><text:span text:style-name="CharStyle7">2,001</text:span></text:p></table:table-cell></table:table-row><table:table-row table:style-name="Table29.R20"><table:table-cell table:style-name="Table29.Cell58"><text:p text:style-name="P1674"><text:span text:style-name="CharStyle7">17.</text:span></text:p></table:table-cell><table:table-cell table:style-name="Table29.Cell59"><text:p text:style-name="P2239"><text:span text:style-name="CharStyle7">Bandar Kinrara Seksyen 5</text:span></text:p></table:table-cell><table:table-cell table:style-name="Table29.Cell60"><text:p text:style-name="P2927"><text:span text:style-name="CharStyle7">4,902</text:span></text:p></table:table-cell></table:table-row><table:table-row table:style-name="Table29.R21"><table:table-cell table:style-name="Table29.Cell61"><text:p text:style-name="P3664"><text:span text:style-name="CharStyle7">18.</text:span></text:p></table:table-cell><table:table-cell table:style-name="Table29.Cell62"><text:p text:style-name="P3743"><text:span text:style-name="CharStyle7">Bandar Puteri</text:span></text:p></table:table-cell><table:table-cell table:style-name="Table29.Cell63"><text:p text:style-name="P3074"><text:span text:style-name="CharStyle7">3,373</text:span></text:p></table:table-cell></table:table-row><table:table-row table:style-name="Table29.R22"><table:table-cell table:style-name="Table29.Cell64"><text:p text:style-name="P3308"><text:span text:style-name="CharStyle7">19.</text:span></text:p></table:table-cell><table:table-cell table:style-name="Table29.Cell65"><text:p text:style-name="P3270"><text:span text:style-name="CharStyle7">PuchongIndah 1</text:span></text:p></table:table-cell><table:table-cell table:style-name="Table29.Cell66"><text:p text:style-name="P3646"><text:span text:style-name="CharStyle7">2,800</text:span></text:p></table:table-cell></table:table-row></table:table></draw:text-box></draw:frame></text:p>
        <text:p text:style-name="P646"/>
        <text:p text:style-name="P647"/>
        <text:p text:style-name="P648"/>
        <text:p text:style-name="P649"/>
        <text:p text:style-name="P650"/>
        <text:p text:style-name="P651"/>
        <text:p text:style-name="P652"/>
        <text:p text:style-name="P653"/>
        <text:p text:style-name="P654"/>
        <text:p text:style-name="P655"/>
        <text:p text:style-name="P656"/>
        <text:p text:style-name="P657"/>
        <text:p text:style-name="P658"/>
        <text:p text:style-name="P659"/>
        <text:p text:style-name="P660"/>
        <text:p text:style-name="P661"/>
        <text:p text:style-name="P662"/>
        <text:p text:style-name="P663"/>
        <text:p text:style-name="P664"/>
        <text:p text:style-name="P665"/>
        <text:p text:style-name="P666"/>
        <text:p text:style-name="P667"/>
        <text:p text:style-name="P668"/>
        <text:p text:style-name="P669"/>
        <text:p text:style-name="P670"/>
        <text:p text:style-name="P671"/>
        <text:p text:style-name="P672"/>
        <text:p text:style-name="P673"/>
        <text:p text:style-name="P674"/>
        <text:p text:style-name="P675"/>
        <text:p text:style-name="P676"/>
        <text:p text:style-name="P677"/>
        <text:p text:style-name="P678"/>
        <text:p text:style-name="P679"/>
        <text:p text:style-name="P680"/>
        <text:p text:style-name="P681"/>
        <text:p text:style-name="P682"/>
        <text:p text:style-name="P683"/>
      </text:section>
      <text:section text:style-name="Sect36" text:name="Section36">
        <text:p text:style-name="P4686"><draw:frame draw:style-name="fr207" svg:x="3.119cm" svg:y="0.004cm" svg:width="10.185cm" fo:min-height="2.778cm" text:anchor-type="paragraph"><draw:text-box><text:h text:outline-level="1" text:style-name="P3985"><text:bookmark-start text:name="bookmark28"/><text:span text:style-name="CharStyle48">(1) (2)</text:span><text:bookmark-end text:name="bookmark28"/></text:h><text:p text:style-name="P3260"><text:span text:style-name="CharStyle12">Bahagian Pilihan Raya<text:tab/>Daerah<text:tab/>Mengundi</text:span></text:p><text:p text:style-name="P2824"><text:span text:style-name="CharStyle21">Negeri<text:line-break/></text:span><text:span text:style-name="CharStyle19">State Constituency</text:span></text:p></draw:text-box></draw:frame><draw:frame draw:style-name="fr208" svg:x="15.972cm" svg:y="0.000cm" svg:width="3.133cm" fo:min-height="1.236cm" text:anchor-type="paragraph"><draw:text-box><text:h text:outline-level="1" text:style-name="P3994"><text:bookmark-start text:name="bookmark29"/><text:span text:style-name="CharStyle65">(</text:span><text:span text:style-name="CharStyle66">3</text:span><text:span text:style-name="CharStyle65">)</text:span><text:bookmark-end text:name="bookmark29"/></text:h><text:p text:style-name="P3791"><text:span text:style-name="CharStyle12">Bilangan Pemilih</text:span></text:p></draw:text-box></draw:frame><draw:frame draw:style-name="fr209" svg:x="10.291cm" svg:y="2.193cm" svg:width="2.760cm" fo:min-height="0.533cm" text:anchor-type="paragraph"><draw:text-box><text:p text:style-name="P3516"><text:span text:style-name="CharStyle19">Polling District</text:span></text:p></draw:text-box></draw:frame><draw:frame draw:style-name="fr210" svg:x="15.794cm" svg:y="2.193cm" svg:width="3.480cm" fo:min-height="0.533cm" text:anchor-type="paragraph"><draw:text-box><text:p text:style-name="P1370"><text:span text:style-name="CharStyle19">Number of Electors</text:span></text:p></draw:text-box></draw:frame><draw:frame draw:style-name="fr201" svg:x="8.758cm" svg:y="4.436cm" svg:width="10.601cm" fo:min-height="1.591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><text:p text:style-name="P3556"><text:span text:style-name="CharStyle7">21. Puchong Perdana 2</text:span></text:p></table:table-cell><table:table-cell table:style-name="Table30.Cell2"><text:p text:style-name="P2298"><text:span text:style-name="CharStyle7">3,439</text:span></text:p></table:table-cell></table:table-row><table:table-row table:style-name="Table30.R2"><table:table-cell table:style-name="Table30.Cell3"><text:p text:style-name="P3003"><text:span text:style-name="CharStyle7">22. PuchongIndah 2</text:span></text:p></table:table-cell><table:table-cell table:style-name="Table30.Cell4"><text:p text:style-name="P3563"><text:span text:style-name="CharStyle7">1,525</text:span></text:p></table:table-cell></table:table-row></table:table></draw:text-box></draw:frame><draw:frame draw:style-name="fr194" svg:x="8.758cm" svg:y="3.327cm" svg:width="4.293cm" fo:min-height="0.499cm" text:anchor-type="paragraph"><draw:text-box><text:p text:style-name="P3734"><text:span text:style-name="CharStyle58">20. Puchong Perdana 1</text:span></text:p></draw:text-box></draw:frame><draw:frame draw:style-name="fr195" svg:x="18.300cm" svg:y="3.327cm" svg:width="1.067cm" fo:min-height="0.490cm" text:anchor-type="paragraph"><draw:text-box><text:p text:style-name="P2922"><text:span text:style-name="CharStyle58">1,756</text:span></text:p></draw:text-box></draw:frame><draw:frame draw:style-name="fr196" svg:x="8.758cm" svg:y="6.595cm" svg:width="3.420cm" fo:min-height="0.533cm" text:anchor-type="paragraph"><draw:text-box><text:p text:style-name="P1720"><text:span text:style-name="CharStyle58">23. Puchong Intan</text:span></text:p></draw:text-box></draw:frame><draw:frame draw:style-name="fr197" svg:x="18.300cm" svg:y="6.595cm" svg:width="1.076cm" fo:min-height="0.526cm" text:anchor-type="paragraph"><draw:text-box><text:p text:style-name="P3888"><text:span text:style-name="CharStyle58">1,814</text:span></text:p></draw:text-box></draw:frame><draw:frame draw:style-name="fr198" svg:x="8.758cm" svg:y="3.327cm" svg:width="4.293cm" fo:min-height="0.499cm" text:anchor-type="paragraph"><draw:text-box><text:p text:style-name="P3510"><text:span text:style-name="CharStyle58">20. Puchong Perdana 1</text:span></text:p></draw:text-box></draw:frame><draw:frame draw:style-name="fr199" svg:x="18.300cm" svg:y="3.327cm" svg:width="1.067cm" fo:min-height="0.490cm" text:anchor-type="paragraph"><draw:text-box><text:p text:style-name="P3698"><text:span text:style-name="CharStyle58">1,756</text:span></text:p></draw:text-box></draw:frame><draw:frame draw:style-name="fr200" svg:x="8.758cm" svg:y="6.595cm" svg:width="3.420cm" fo:min-height="0.533cm" text:anchor-type="paragraph"><draw:text-box><text:p text:style-name="P3265"><text:span text:style-name="CharStyle58">23. Puchong Intan</text:span></text:p></draw:text-box></draw:frame><draw:frame draw:style-name="fr211" svg:x="8.758cm" svg:y="3.852cm" svg:width="10.617cm" fo:min-height="4.505cm" text:anchor-type="paragraph"><draw:text-box><text:list text:style-name="L36"><text:list-item><text:p text:style-name="P1929"><text:span text:style-name="CharStyle12"><text:s text:c="1"/>Puchong Perdana 2<text:tab/>3,439</text:span></text:p></text:list-item><text:list-item><text:p text:style-name="P3520"><text:span text:style-name="CharStyle12"><text:s text:c="1"/>Puchong Indah 2<text:tab/>1,525</text:span></text:p></text:list-item></text:list><text:p text:style-name="P1589"><text:span text:style-name="CharStyle12">1,814</text:span></text:p><text:p text:style-name="P2274"><text:span text:style-name="CharStyle71">62,271</text:span></text:p></draw:text-box></draw:frame><draw:frame draw:style-name="fr212" svg:x="17.953cm" svg:y="7.696cm" svg:width="1.397cm" fo:min-height="0.526cm" text:anchor-type="paragraph"><draw:text-box><text:p text:style-name="P3406"><text:span text:style-name="CharStyle71">62,271</text:span></text:p></draw:text-box></draw:frame><draw:frame draw:style-name="fr213" svg:x="2.713cm" svg:y="9.897cm" svg:width="3.649cm" fo:min-height="0.526cm" text:anchor-type="paragraph"><draw:text-box><text:p text:style-name="P1930"><text:span text:style-name="CharStyle12">N. 31 SUBANG JAYA</text:span></text:p></draw:text-box></draw:frame><draw:frame draw:style-name="fr206" svg:x="8.749cm" svg:y="11.049cm" svg:width="10.626cm" fo:min-height="12.582cm" text:anchor-type="paragraph"><draw:text-box><table:table table:style-name="Table31"><table:table-column table:style-name="Table31.C1"/><table:table-column table:style-name="Table31.C2"/><table:table-column table:style-name="Table31.C3"/><table:table-row table:style-name="Table31.R1"><table:table-cell table:style-name="Table31.Cell1"><text:p text:style-name="P2155"><text:span text:style-name="CharStyle7">2.</text:span></text:p></table:table-cell><table:table-cell table:style-name="Table31.Cell2"><text:p text:style-name="P2869"><text:span text:style-name="CharStyle7">SS 12</text:span></text:p></table:table-cell><table:table-cell table:style-name="Table31.Cell3"><text:p text:style-name="P1651"><text:span text:style-name="CharStyle7">2,289</text:span></text:p></table:table-cell></table:table-row><table:table-row table:style-name="Table31.R2"><table:table-cell table:style-name="Table31.Cell4"><text:p text:style-name="P2354"><text:span text:style-name="CharStyle7">3.</text:span></text:p></table:table-cell><table:table-cell table:style-name="Table31.Cell5"><text:p text:style-name="P3061"><text:span text:style-name="CharStyle7">SS 15</text:span></text:p></table:table-cell><table:table-cell table:style-name="Table31.Cell6"><text:p text:style-name="P3306"><text:span text:style-name="CharStyle7">2,766</text:span></text:p></table:table-cell></table:table-row><table:table-row table:style-name="Table31.R3"><table:table-cell table:style-name="Table31.Cell7"><text:p text:style-name="P2538"><text:span text:style-name="CharStyle7">4.</text:span></text:p></table:table-cell><table:table-cell table:style-name="Table31.Cell8"><text:p text:style-name="P1337"><text:span text:style-name="CharStyle7">SS 16 &amp; SS 17</text:span></text:p></table:table-cell><table:table-cell table:style-name="Table31.Cell9"><text:p text:style-name="P4387"><text:span text:style-name="CharStyle7">2,743</text:span></text:p></table:table-cell></table:table-row><table:table-row table:style-name="Table31.R4"><table:table-cell table:style-name="Table31.Cell10"><text:p text:style-name="P3811"><text:span text:style-name="CharStyle7">5.</text:span></text:p></table:table-cell><table:table-cell table:style-name="Table31.Cell11"><text:p text:style-name="P4212"><text:span text:style-name="CharStyle7">SS 19/1</text:span></text:p></table:table-cell><table:table-cell table:style-name="Table31.Cell12"><text:p text:style-name="P2270"><text:span text:style-name="CharStyle7">1,512</text:span></text:p></table:table-cell></table:table-row><table:table-row table:style-name="Table31.R5"><table:table-cell table:style-name="Table31.Cell13"><text:p text:style-name="P3185"><text:span text:style-name="CharStyle7">6.</text:span></text:p></table:table-cell><table:table-cell table:style-name="Table31.Cell14"><text:p text:style-name="P1764"><text:span text:style-name="CharStyle7">SS 18</text:span></text:p></table:table-cell><table:table-cell table:style-name="Table31.Cell15"><text:p text:style-name="P3346"><text:span text:style-name="CharStyle7">4,037</text:span></text:p></table:table-cell></table:table-row><table:table-row table:style-name="Table31.R6"><table:table-cell table:style-name="Table31.Cell16"><text:p text:style-name="P3524"><text:span text:style-name="CharStyle7">7.</text:span></text:p></table:table-cell><table:table-cell table:style-name="Table31.Cell17"><text:p text:style-name="P2068"><text:span text:style-name="CharStyle7">SS 14/1-4</text:span></text:p></table:table-cell><table:table-cell table:style-name="Table31.Cell18"><text:p text:style-name="P2728"><text:span text:style-name="CharStyle7">2,252</text:span></text:p></table:table-cell></table:table-row><table:table-row table:style-name="Table31.R7"><table:table-cell table:style-name="Table31.Cell19"><text:p text:style-name="P1518"><text:span text:style-name="CharStyle7">8.</text:span></text:p></table:table-cell><table:table-cell table:style-name="Table31.Cell20"><text:p text:style-name="P4129"><text:span text:style-name="CharStyle7">SS 13</text:span></text:p></table:table-cell><table:table-cell table:style-name="Table31.Cell21"><text:p text:style-name="P2919"><text:span text:style-name="CharStyle7">1,120</text:span></text:p></table:table-cell></table:table-row><table:table-row table:style-name="Table31.R8"><table:table-cell table:style-name="Table31.Cell22"><text:p text:style-name="P3912"><text:span text:style-name="CharStyle7">9.</text:span></text:p></table:table-cell><table:table-cell table:style-name="Table31.Cell23"><text:p text:style-name="P3675"><text:span text:style-name="CharStyle7">USJ 1</text:span></text:p></table:table-cell><table:table-cell table:style-name="Table31.Cell24"><text:p text:style-name="P4009"><text:span text:style-name="CharStyle7">2,864</text:span></text:p></table:table-cell></table:table-row><table:table-row table:style-name="Table31.R9"><table:table-cell table:style-name="Table31.Cell25"><text:p text:style-name="P2003"><text:span text:style-name="CharStyle7">10.</text:span></text:p></table:table-cell><table:table-cell table:style-name="Table31.Cell26"><text:p text:style-name="P3678"><text:span text:style-name="CharStyle7">USJ 2/1-4</text:span></text:p></table:table-cell><table:table-cell table:style-name="Table31.Cell27"><text:p text:style-name="P1451"><text:span text:style-name="CharStyle7">3,379</text:span></text:p></table:table-cell></table:table-row><table:table-row table:style-name="Table31.R10"><table:table-cell table:style-name="Table31.Cell28"><text:p text:style-name="P2150"><text:span text:style-name="CharStyle7">11.</text:span></text:p></table:table-cell><table:table-cell table:style-name="Table31.Cell29"><text:p text:style-name="P2843"><text:span text:style-name="CharStyle7">USJ 3</text:span></text:p></table:table-cell><table:table-cell table:style-name="Table31.Cell30"><text:p text:style-name="P1620"><text:span text:style-name="CharStyle7">3,809</text:span></text:p></table:table-cell></table:table-row><table:table-row table:style-name="Table31.R11"><table:table-cell table:style-name="Table31.Cell31"><text:p text:style-name="P3681"><text:span text:style-name="CharStyle7">12.</text:span></text:p></table:table-cell><table:table-cell table:style-name="Table31.Cell32"><text:p text:style-name="P3032"><text:span text:style-name="CharStyle7">USJ 4</text:span></text:p></table:table-cell><table:table-cell table:style-name="Table31.Cell33"><text:p text:style-name="P4118"><text:span text:style-name="CharStyle7">2,521</text:span></text:p></table:table-cell></table:table-row><table:table-row table:style-name="Table31.R12"><table:table-cell table:style-name="Table31.Cell34"><text:p text:style-name="P3683"><text:span text:style-name="CharStyle7">13.</text:span></text:p></table:table-cell><table:table-cell table:style-name="Table31.Cell35"><text:p text:style-name="P1314"><text:span text:style-name="CharStyle7">USJ 5</text:span></text:p></table:table-cell><table:table-cell table:style-name="Table31.Cell36"><text:p text:style-name="P2028"><text:span text:style-name="CharStyle7">1,671</text:span></text:p></table:table-cell></table:table-row></table:table></draw:text-box></draw:frame><draw:frame draw:style-name="fr202" svg:x="8.774cm" svg:y="9.931cm" svg:width="4.648cm" fo:min-height="0.499cm" text:anchor-type="paragraph"><draw:text-box><text:p text:style-name="P2512"><text:span text:style-name="CharStyle58">1. PJS 7 Bandar Sunway</text:span></text:p></draw:text-box></draw:frame><draw:frame draw:style-name="fr203" svg:x="18.283cm" svg:y="9.931cm" svg:width="1.076cm" fo:min-height="0.490cm" text:anchor-type="paragraph"><draw:text-box><text:p text:style-name="P1237"><text:span text:style-name="CharStyle58">2,995</text:span></text:p></draw:text-box></draw:frame><draw:frame draw:style-name="fr204" svg:x="8.774cm" svg:y="24.206cm" svg:width="1.736cm" fo:min-height="0.526cm" text:anchor-type="paragraph"><draw:text-box><text:p text:style-name="P3685"><text:span text:style-name="CharStyle58">14. USJ 6</text:span></text:p></draw:text-box></draw:frame><draw:frame draw:style-name="fr205" svg:x="18.274cm" svg:y="24.206cm" svg:width="1.076cm" fo:min-height="0.526cm" text:anchor-type="paragraph"><draw:text-box><text:p text:style-name="P2659"><text:span text:style-name="CharStyle58">4,202</text:span></text:p></draw:text-box></draw:frame><draw:frame draw:style-name="fr214" svg:x="10.257cm" svg:y="26.337cm" svg:width="0.466cm" fo:min-height="0.455cm" text:anchor-type="paragraph"><draw:text-box><text:p text:style-name="P3849"><text:span text:style-name="CharStyle73">40</text:span></text:p></draw:text-box></draw:frame></text:p>
        <text:p text:style-name="P685"/>
        <text:p text:style-name="P686"/>
        <text:p text:style-name="P687"/>
        <text:p text:style-name="P688"/>
        <text:p text:style-name="P689"/>
        <text:p text:style-name="P690"/>
        <text:p text:style-name="P691"/>
        <text:p text:style-name="P692"/>
        <text:p text:style-name="P693"/>
        <text:p text:style-name="P694"/>
        <text:p text:style-name="P695"/>
        <text:p text:style-name="P696"/>
        <text:p text:style-name="P697"/>
        <text:p text:style-name="P698"/>
        <text:p text:style-name="P699"/>
        <text:p text:style-name="P700"/>
        <text:p text:style-name="P701"/>
        <text:p text:style-name="P702"/>
        <text:p text:style-name="P703"/>
        <text:p text:style-name="P704"/>
        <text:p text:style-name="P705"/>
        <text:p text:style-name="P706"/>
        <text:p text:style-name="P707"/>
        <text:p text:style-name="P708"/>
        <text:p text:style-name="P709"/>
        <text:p text:style-name="P710"/>
        <text:p text:style-name="P711"/>
        <text:p text:style-name="P712"/>
        <text:p text:style-name="P713"/>
        <text:p text:style-name="P714"/>
        <text:p text:style-name="P715"/>
        <text:p text:style-name="P716"/>
        <text:p text:style-name="P717"/>
        <text:p text:style-name="P718"/>
        <text:p text:style-name="P719"/>
        <text:p text:style-name="P720"/>
        <text:p text:style-name="P721"/>
        <text:p text:style-name="P722"/>
        <text:p text:style-name="P723"/>
        <text:p text:style-name="P724"/>
        <text:p text:style-name="P725"/>
        <text:p text:style-name="P726"/>
      </text:section>
      <text:section text:style-name="Sect37" text:name="Section37">
        <text:h text:outline-level="1" text:style-name="P4687"><text:bookmark-start text:name="bookmark30"/><text:span text:style-name="CharStyle128">(</text:span><text:span text:style-name="CharStyle129">1</text:span><text:span text:style-name="CharStyle128">)</text:span><text:bookmark-end text:name="bookmark30"/></text:h>
        <text:p text:style-name="P2939"><draw:frame draw:style-name="fr215" svg:x="8.770cm" svg:y="0.000cm" svg:width="10.608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><text:p text:style-name="P1730"><text:span text:style-name="CharStyle7">(2)</text:span></text:p></table:table-cell><table:table-cell table:style-name="Table32.Cell2"><text:p text:style-name="P3687"><text:span text:style-name="CharStyle7">(3)</text:span></text:p></table:table-cell></table:table-row><table:table-row table:style-name="Table32.R2"><table:table-cell table:style-name="Table32.Cell3"><text:p text:style-name="P3689"><text:span text:style-name="CharStyle7">Daerah Mengundi</text:span></text:p></table:table-cell><table:table-cell table:style-name="Table32.Cell4"><text:p text:style-name="P3692"><text:span text:style-name="CharStyle7">Bilangan Pemilih</text:span></text:p></table:table-cell></table:table-row><table:table-row table:style-name="Table32.R3"><table:table-cell table:style-name="Table32.Cell5"><text:p text:style-name="P4329"><text:span text:style-name="CharStyle8">Polling District</text:span></text:p></table:table-cell><table:table-cell table:style-name="Table32.Cell6"><text:p text:style-name="P2044"><text:span text:style-name="CharStyle8">Number of Electors</text:span></text:p></table:table-cell></table:table-row><table:table-row table:style-name="Table32.R4"><table:table-cell table:style-name="Table32.Cell7"><text:p text:style-name="P3694"><text:span text:style-name="CharStyle7">15. USJ7&amp;8</text:span></text:p></table:table-cell><table:table-cell table:style-name="Table32.Cell8"><text:p text:style-name="P1498"><text:span text:style-name="CharStyle7">3,716</text:span></text:p></table:table-cell></table:table-row><table:table-row table:style-name="Table32.R5"><table:table-cell table:style-name="Table32.Cell9"><text:p text:style-name="P2237"><text:span text:style-name="CharStyle7">16. USJ 9 &amp; USJ10</text:span></text:p></table:table-cell><table:table-cell table:style-name="Table32.Cell10"><text:p text:style-name="P2905"><text:span text:style-name="CharStyle7">2,085</text:span></text:p></table:table-cell></table:table-row><table:table-row table:style-name="Table32.R6"><table:table-cell table:style-name="Table32.Cell11"><text:p text:style-name="P1672"><text:span text:style-name="CharStyle7">17. USJ 11</text:span></text:p></table:table-cell><table:table-cell table:style-name="Table32.Cell12"><text:p text:style-name="P2368"><text:span text:style-name="CharStyle7">3,750</text:span></text:p></table:table-cell></table:table-row><table:table-row table:style-name="Table32.R7"><table:table-cell table:style-name="Table32.Cell13"><text:p text:style-name="P3055"><text:span text:style-name="CharStyle7">18. USJ 12</text:span></text:p></table:table-cell><table:table-cell table:style-name="Table32.Cell14"><text:p text:style-name="P1826"><text:span text:style-name="CharStyle7">1,682</text:span></text:p></table:table-cell></table:table-row><table:table-row table:style-name="Table32.R8"><table:table-cell table:style-name="Table32.Cell15"><text:p text:style-name="P2499"><text:span text:style-name="CharStyle7">19. USJ 13</text:span></text:p></table:table-cell><table:table-cell table:style-name="Table32.Cell16"><text:p text:style-name="P3696"><text:span text:style-name="CharStyle7">1,463</text:span></text:p></table:table-cell></table:table-row><table:table-row table:style-name="Table32.R9"><table:table-cell table:style-name="Table32.Cell17"><text:p text:style-name="P2201"><text:span text:style-name="CharStyle7">20. USJ 14 &amp; 15</text:span></text:p></table:table-cell><table:table-cell table:style-name="Table32.Cell18"><text:p text:style-name="P2716"><text:span text:style-name="CharStyle7">1,833</text:span></text:p></table:table-cell></table:table-row><table:table-row table:style-name="Table32.R10"><table:table-cell table:style-name="Table32.Cell19"><text:p text:style-name="P1501"><text:span text:style-name="CharStyle7">21. SS 19/2-SS 19/5</text:span></text:p></table:table-cell><table:table-cell table:style-name="Table32.Cell20"><text:p text:style-name="P2187"><text:span text:style-name="CharStyle7">1,891</text:span></text:p></table:table-cell></table:table-row><table:table-row table:style-name="Table32.R11"><table:table-cell table:style-name="Table32.Cell21"><text:p text:style-name="P3709"><text:span text:style-name="CharStyle7">22. SS 19/6-SS 19/19</text:span></text:p></table:table-cell><table:table-cell table:style-name="Table32.Cell22"><text:p text:style-name="P1630"><text:span text:style-name="CharStyle7">2,186</text:span></text:p></table:table-cell></table:table-row><table:table-row table:style-name="Table32.R12"><table:table-cell table:style-name="Table32.Cell23"><text:p text:style-name="P2317"><text:span text:style-name="CharStyle7">23. PJS9&amp;11 Bandar Sun way</text:span></text:p></table:table-cell><table:table-cell table:style-name="Table32.Cell24"><text:p text:style-name="P3011"><text:span text:style-name="CharStyle7">2,040</text:span></text:p></table:table-cell></table:table-row><table:table-row table:style-name="Table32.R13"><table:table-cell table:style-name="Table32.Cell25"><text:p text:style-name="P4525"><text:span text:style-name="CharStyle7">24. SS 14/5-8</text:span></text:p></table:table-cell><table:table-cell table:style-name="Table32.Cell26"><text:p text:style-name="P2553"><text:span text:style-name="CharStyle7">2,006</text:span></text:p></table:table-cell></table:table-row><table:table-row table:style-name="Table32.R14"><table:table-cell table:style-name="Table32.Cell27"><text:p text:style-name="P1338"><text:span text:style-name="CharStyle7">25. USJ 2/5-7</text:span></text:p></table:table-cell><table:table-cell table:style-name="Table32.Cell28"><text:p text:style-name="P2039"><text:span text:style-name="CharStyle7">1,875</text:span></text:p></table:table-cell></table:table-row><table:table-row table:style-name="Table32.R15"><table:table-cell table:style-name="Table32.Cell29"><text:p text:style-name="P2711"><text:span text:style-name="CharStyle7">26. USJ 16 hingga 22</text:span></text:p></table:table-cell><table:table-cell table:style-name="Table32.Cell30"><text:p text:style-name="P1495"><text:span text:style-name="CharStyle7">3,372</text:span></text:p></table:table-cell></table:table-row><table:table-row table:style-name="Table32.R16"><table:table-cell table:style-name="Table32.Cell31"><text:p text:style-name="P4587"/></table:table-cell><table:table-cell table:style-name="Table32.Cell32"><text:p text:style-name="P3899"><text:span text:style-name="CharStyle7">66,059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3699"><text:span text:style-name="CharStyle7">Jumlah Bilangan Pemilih dalam Bahagian Pilihan Raya Persekutuan<text:tab/>128,330</text:span></text:p>
        <text:p text:style-name="P3705"><text:span text:style-name="CharStyle7">P. 104 Subang:</text:span></text:p>
        <text:p text:style-name="P3702"><text:span text:style-name="CharStyle30">Total Number of Electors in the Federal Constituency of<text:line-break/>P. 104 Subang:</text:span></text:p>
        <text:p text:style-name="P3704"><text:span text:style-name="CharStyle14">41</text:span></text:p>
      </text:section>
      <text:section text:style-name="Sect38" text:name="Section38">
        <text:p text:style-name="P4688"><draw:frame draw:style-name="fr219" svg:x="2.713cm" svg:y="0.000cm" svg:width="4.496cm" fo:min-height="3.819cm" text:anchor-type="paragraph"><draw:text-box><text:h text:outline-level="1" text:style-name="P1300"><text:bookmark-start text:name="bookmark31"/><text:span text:style-name="CharStyle131">(</text:span><text:span text:style-name="CharStyle132">1</text:span><text:span text:style-name="CharStyle131">)</text:span><text:bookmark-end text:name="bookmark31"/></text:h><text:p text:style-name="P3708"><text:span text:style-name="CharStyle12">Bahagian Pilihan Raya<text:line-break/>Negeri<text:line-break/></text:span><text:span text:style-name="CharStyle20">State Constituency</text:span></text:p><text:p text:style-name="P1494"><text:span text:style-name="CharStyle12">N. 32 SERI SETIA</text:span></text:p></draw:text-box></draw:frame><draw:frame draw:style-name="fr218" svg:x="8.749cm" svg:y="0.000cm" svg:width="10.626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><text:p text:style-name="P1365"><text:span text:style-name="CharStyle7">(2)</text:span></text:p></table:table-cell><table:table-cell table:style-name="Table33.Cell2"><text:p text:style-name="P3710"><text:span text:style-name="CharStyle7">(3)</text:span></text:p></table:table-cell></table:table-row><table:table-row table:style-name="Table33.R2"><table:table-cell table:style-name="Table33.Cell3"><text:p text:style-name="P3712"><text:span text:style-name="CharStyle7">Daerah Mengundi</text:span></text:p></table:table-cell><table:table-cell table:style-name="Table33.Cell4"><text:p text:style-name="P4189"><text:span text:style-name="CharStyle7">Bilangan Pemilih</text:span></text:p></table:table-cell></table:table-row><table:table-row table:style-name="Table33.R3"><table:table-cell table:style-name="Table33.Cell5"><text:p text:style-name="P4191"><text:span text:style-name="CharStyle8">Polling District</text:span></text:p></table:table-cell><table:table-cell table:style-name="Table33.Cell6"><text:p text:style-name="P2008"><text:span text:style-name="CharStyle8">Number of Electors</text:span></text:p></table:table-cell></table:table-row><table:table-row table:style-name="Table33.R4"><table:table-cell table:style-name="Table33.Cell7"><text:p text:style-name="P2679"><text:span text:style-name="CharStyle8">1.</text:span><text:span text:style-name="CharStyle7"><text:s text:c="1"/>Glenmarie</text:span></text:p></table:table-cell><table:table-cell table:style-name="Table33.Cell8"><text:p text:style-name="P1467"><text:span text:style-name="CharStyle7">1,258</text:span></text:p></table:table-cell></table:table-row><table:table-row table:style-name="Table33.R5"><table:table-cell table:style-name="Table33.Cell9"><text:p text:style-name="P2208"><text:span text:style-name="CharStyle7">2. SS 6</text:span></text:p></table:table-cell><table:table-cell table:style-name="Table33.Cell10"><text:p text:style-name="P2872"><text:span text:style-name="CharStyle7">1,515</text:span></text:p></table:table-cell></table:table-row><table:table-row table:style-name="Table33.R6"><table:table-cell table:style-name="Table33.Cell11"><text:p text:style-name="P3715"><text:span text:style-name="CharStyle7">3. SS 5D</text:span></text:p></table:table-cell><table:table-cell table:style-name="Table33.Cell12"><text:p text:style-name="P2873"><text:span text:style-name="CharStyle7">1,656</text:span></text:p></table:table-cell></table:table-row><table:table-row table:style-name="Table33.R7"><table:table-cell table:style-name="Table33.Cell13"><text:p text:style-name="P3717"><text:span text:style-name="CharStyle7">4. SS 5B &amp; 5C</text:span></text:p></table:table-cell><table:table-cell table:style-name="Table33.Cell14"><text:p text:style-name="P3719"><text:span text:style-name="CharStyle7">3,144</text:span></text:p></table:table-cell></table:table-row><table:table-row table:style-name="Table33.R8"><table:table-cell table:style-name="Table33.Cell15"><text:p text:style-name="P3721"><text:span text:style-name="CharStyle7">5. SS 5A</text:span></text:p></table:table-cell><table:table-cell table:style-name="Table33.Cell16"><text:p text:style-name="P4144"><text:span text:style-name="CharStyle7">2,634</text:span></text:p></table:table-cell></table:table-row><table:table-row table:style-name="Table33.R9"><table:table-cell table:style-name="Table33.Cell17"><text:p text:style-name="P2171"><text:span text:style-name="CharStyle7">6. Seri Setia</text:span></text:p></table:table-cell><table:table-cell table:style-name="Table33.Cell18"><text:p text:style-name="P2845"><text:span text:style-name="CharStyle7">2,085</text:span></text:p></table:table-cell></table:table-row><table:table-row table:style-name="Table33.R10"><table:table-cell table:style-name="Table33.Cell19"><text:p text:style-name="P3732"><text:span text:style-name="CharStyle7">7. PJS 5 Kampung Penaga</text:span></text:p></table:table-cell><table:table-cell table:style-name="Table33.Cell20"><text:p text:style-name="P3723"><text:span text:style-name="CharStyle7">1,849</text:span></text:p></table:table-cell></table:table-row><table:table-row table:style-name="Table33.R11"><table:table-cell table:style-name="Table33.Cell21"><text:p text:style-name="P3725"><text:span text:style-name="CharStyle7">8. PJS 6/4-PJS 6/6</text:span></text:p></table:table-cell><table:table-cell table:style-name="Table33.Cell22"><text:p text:style-name="P3727"><text:span text:style-name="CharStyle7">2,886</text:span></text:p></table:table-cell></table:table-row><table:table-row table:style-name="Table33.R12"><table:table-cell table:style-name="Table33.Cell23"><text:p text:style-name="P1415"><text:span text:style-name="CharStyle7">9. PJS 10/1-PJS 10/16</text:span></text:p></table:table-cell><table:table-cell table:style-name="Table33.Cell24"><text:p text:style-name="P2109"><text:span text:style-name="CharStyle7">3,717</text:span></text:p></table:table-cell></table:table-row><table:table-row table:style-name="Table33.R13"><table:table-cell table:style-name="Table33.Cell25"><text:p text:style-name="P3729"><text:span text:style-name="CharStyle7">10. Rumah Pangsa Sungai Way</text:span></text:p></table:table-cell><table:table-cell table:style-name="Table33.Cell26"><text:p text:style-name="P1611"><text:span text:style-name="CharStyle7">1,336</text:span></text:p></table:table-cell></table:table-row><table:table-row table:style-name="Table33.R14"><table:table-cell table:style-name="Table33.Cell27"><text:p text:style-name="P3864"><text:span text:style-name="CharStyle7">11. PJS 5/1-PJS 5/12</text:span></text:p></table:table-cell><table:table-cell table:style-name="Table33.Cell28"><text:p text:style-name="P2151"><text:span text:style-name="CharStyle7">2,284</text:span></text:p></table:table-cell></table:table-row><table:table-row table:style-name="Table33.R15"><table:table-cell table:style-name="Table33.Cell29"><text:p text:style-name="P2826"><text:span text:style-name="CharStyle7">12. PJS 6/1-PJS 6/3</text:span></text:p></table:table-cell><table:table-cell table:style-name="Table33.Cell30"><text:p text:style-name="P1592"><text:span text:style-name="CharStyle7">2,338</text:span></text:p></table:table-cell></table:table-row><table:table-row table:style-name="Table33.R16"><table:table-cell table:style-name="Table33.Cell31"><text:p text:style-name="P2284"><text:span text:style-name="CharStyle7">13. PJS 8</text:span></text:p></table:table-cell><table:table-cell table:style-name="Table33.Cell32"><text:p text:style-name="P2976"><text:span text:style-name="CharStyle7">1,844</text:span></text:p></table:table-cell></table:table-row><table:table-row table:style-name="Table33.R17"><table:table-cell table:style-name="Table33.Cell33"><text:p text:style-name="P1747"><text:span text:style-name="CharStyle7">14. PJS 10/17-PJS 10/34</text:span></text:p></table:table-cell><table:table-cell table:style-name="Table33.Cell34"><text:p text:style-name="P2430"><text:span text:style-name="CharStyle7">2,467</text:span></text:p></table:table-cell></table:table-row><table:table-row table:style-name="Table33.R18"><table:table-cell table:style-name="Table33.Cell35"><text:p text:style-name="P1810"><text:span text:style-name="CharStyle7">15. SS 7</text:span></text:p></table:table-cell><table:table-cell table:style-name="Table33.Cell36"><text:p text:style-name="P1902"><text:span text:style-name="CharStyle7">3,666</text:span></text:p></table:table-cell></table:table-row><table:table-row table:style-name="Table33.R19"><table:table-cell table:style-name="Table33.Cell37"><text:p text:style-name="P2758"><text:span text:style-name="CharStyle7">16. Kampung Lindungan</text:span></text:p></table:table-cell><table:table-cell table:style-name="Table33.Cell38"><text:p text:style-name="P1787"><text:span text:style-name="CharStyle7">2,161</text:span></text:p></table:table-cell></table:table-row><table:table-row table:style-name="Table33.R20"><table:table-cell table:style-name="Table33.Cell39"><text:p text:style-name="P2191"><text:span text:style-name="CharStyle7">17. PJS 5/13-PJS 5/30</text:span></text:p></table:table-cell><table:table-cell table:style-name="Table33.Cell40"><text:p text:style-name="P4262"><text:span text:style-name="CharStyle7">2,076</text:span></text:p></table:table-cell></table:table-row><table:table-row table:style-name="Table33.R21"><table:table-cell table:style-name="Table33.Cell41"><text:p text:style-name="P3731"><text:span text:style-name="CharStyle7">18. Taman TTDI Jaya</text:span></text:p></table:table-cell><table:table-cell table:style-name="Table33.Cell42"><text:p text:style-name="P3733"><text:span text:style-name="CharStyle7">4,646</text:span></text:p></table:table-cell></table:table-row><table:table-row table:style-name="Table33.R22"><table:table-cell table:style-name="Table33.Cell43"><text:p text:style-name="P3735"><text:span text:style-name="CharStyle7">19. Ara Damansara</text:span></text:p></table:table-cell><table:table-cell table:style-name="Table33.Cell44"><text:p text:style-name="P3737"><text:span text:style-name="CharStyle7">3,256</text:span></text:p></table:table-cell></table:table-row></table:table></draw:text-box></draw:frame></text:p>
        <text:p text:style-name="P730"/>
        <text:p text:style-name="P731"/>
        <text:p text:style-name="P732"/>
        <text:p text:style-name="P733"/>
        <text:p text:style-name="P734"/>
        <text:p text:style-name="P735"/>
        <text:p text:style-name="P736"/>
        <text:p text:style-name="P737"/>
        <text:p text:style-name="P738"/>
        <text:p text:style-name="P739"/>
        <text:p text:style-name="P740"/>
        <text:p text:style-name="P741"/>
        <text:p text:style-name="P742"/>
        <text:p text:style-name="P743"/>
        <text:p text:style-name="P744"/>
        <text:p text:style-name="P745"/>
        <text:p text:style-name="P746"/>
        <text:p text:style-name="P747"/>
        <text:p text:style-name="P748"/>
        <text:p text:style-name="P749"/>
        <text:p text:style-name="P750"/>
        <text:p text:style-name="P751"/>
        <text:p text:style-name="P752"/>
        <text:p text:style-name="P753"/>
        <text:p text:style-name="P754"/>
        <text:p text:style-name="P755"/>
        <text:p text:style-name="P756"/>
        <text:p text:style-name="P757"/>
        <text:p text:style-name="P758"/>
        <text:p text:style-name="P759"/>
        <text:p text:style-name="P760"/>
        <text:p text:style-name="P761"/>
        <text:p text:style-name="P762"/>
        <text:p text:style-name="P763"/>
        <text:p text:style-name="P764"/>
        <text:p text:style-name="P765"/>
        <text:p text:style-name="P766"/>
      </text:section>
      <text:section text:style-name="Sect39" text:name="Section39">
        <text:p text:style-name="P4689"><draw:frame draw:style-name="fr221" svg:x="3.119cm" svg:y="0.004cm" svg:width="10.185cm" fo:min-height="2.778cm" text:anchor-type="paragraph"><draw:text-box><text:h text:outline-level="1" text:style-name="P3476"><text:bookmark-start text:name="bookmark32"/><text:span text:style-name="CharStyle48">(1) (2)</text:span><text:bookmark-end text:name="bookmark32"/></text:h><text:p text:style-name="P3843"><text:span text:style-name="CharStyle12">Bahagian Pilihan Raya<text:tab/>Daerah<text:tab/>Mengundi</text:span></text:p><text:p text:style-name="P3739"><text:span text:style-name="CharStyle21">Negeri<text:line-break/></text:span><text:span text:style-name="CharStyle19">State Constituency</text:span></text:p></draw:text-box></draw:frame><draw:frame draw:style-name="fr222" svg:x="15.972cm" svg:y="0.000cm" svg:width="3.133cm" fo:min-height="1.236cm" text:anchor-type="paragraph"><draw:text-box><text:h text:outline-level="1" text:style-name="P1699"><text:bookmark-start text:name="bookmark33"/><text:span text:style-name="CharStyle65">(</text:span><text:span text:style-name="CharStyle66">3</text:span><text:span text:style-name="CharStyle65">)</text:span><text:bookmark-end text:name="bookmark33"/></text:h><text:p text:style-name="P3742"><text:span text:style-name="CharStyle12">Bilangan Pemilih</text:span></text:p></draw:text-box></draw:frame><draw:frame draw:style-name="fr223" svg:x="10.291cm" svg:y="2.193cm" svg:width="2.760cm" fo:min-height="0.533cm" text:anchor-type="paragraph"><draw:text-box><text:p text:style-name="P3838"><text:span text:style-name="CharStyle19">Polling District</text:span></text:p></draw:text-box></draw:frame><draw:frame draw:style-name="fr224" svg:x="15.794cm" svg:y="2.193cm" svg:width="3.480cm" fo:min-height="0.533cm" text:anchor-type="paragraph"><draw:text-box><text:p text:style-name="P4529"><text:span text:style-name="CharStyle19">Number of Electors</text:span></text:p></draw:text-box></draw:frame><draw:frame draw:style-name="fr225" svg:x="8.758cm" svg:y="3.293cm" svg:width="4.022cm" fo:min-height="0.526cm" text:anchor-type="paragraph"><draw:text-box><text:p text:style-name="P4002"><text:span text:style-name="CharStyle12">20. Taman Glenmarie</text:span></text:p></draw:text-box></draw:frame><draw:frame draw:style-name="fr226" svg:x="18.613cm" svg:y="3.293cm" svg:width="0.744cm" fo:min-height="0.524cm" text:anchor-type="paragraph"><draw:text-box><text:p text:style-name="P3744"><text:span text:style-name="CharStyle12">575</text:span></text:p></draw:text-box></draw:frame><draw:frame draw:style-name="fr227" svg:x="17.935cm" svg:y="4.394cm" svg:width="1.406cm" fo:min-height="0.526cm" text:anchor-type="paragraph"><draw:text-box><text:p text:style-name="P4096"><text:span text:style-name="CharStyle71">47,393</text:span></text:p></draw:text-box></draw:frame><draw:frame draw:style-name="fr228" svg:x="2.713cm" svg:y="6.595cm" svg:width="3.997cm" fo:min-height="0.526cm" text:anchor-type="paragraph"><draw:text-box><text:p text:style-name="P3795"><text:span text:style-name="CharStyle12">N. 33 TAMAN MEDAN</text:span></text:p></draw:text-box></draw:frame><draw:frame draw:style-name="fr220" svg:x="8.749cm" svg:y="6.629cm" svg:width="10.626cm" fo:min-height="0.002cm" text:anchor-type="paragraph"><draw:text-box><table:table table:style-name="Table34"><table:table-column table:style-name="Table34.C1"/><table:table-column table:style-name="Table34.C2"/><table:table-column table:style-name="Table34.C3"/><table:table-row table:style-name="Table34.R1"><table:table-cell table:style-name="Table34.Cell1"><text:p text:style-name="P2492"><text:span text:style-name="CharStyle133">1</text:span><text:span text:style-name="CharStyle126">.</text:span></text:p></table:table-cell><table:table-cell table:style-name="Table34.Cell2"><text:p text:style-name="P1782"><text:span text:style-name="CharStyle7">Seksyen 51</text:span></text:p></table:table-cell><table:table-cell table:style-name="Table34.Cell3"><text:p text:style-name="P2467"><text:span text:style-name="CharStyle7">187</text:span></text:p></table:table-cell></table:table-row><table:table-row table:style-name="Table34.R2"><table:table-cell table:style-name="Table34.Cell4"><text:p text:style-name="P2300"><text:span text:style-name="CharStyle7">2.</text:span></text:p></table:table-cell><table:table-cell table:style-name="Table34.Cell5"><text:p text:style-name="P2585"><text:span text:style-name="CharStyle7">Seksyen 4 Petaling Jaya</text:span></text:p></table:table-cell><table:table-cell table:style-name="Table34.Cell6"><text:p text:style-name="P1372"><text:span text:style-name="CharStyle7">3,312</text:span></text:p></table:table-cell></table:table-row><table:table-row table:style-name="Table34.R3"><table:table-cell table:style-name="Table34.Cell7"><text:p text:style-name="P3273"><text:span text:style-name="CharStyle7">3.</text:span></text:p></table:table-cell><table:table-cell table:style-name="Table34.Cell8"><text:p text:style-name="P3746"><text:span text:style-name="CharStyle7">Kawasan Melayu</text:span></text:p></table:table-cell><table:table-cell table:style-name="Table34.Cell9"><text:p text:style-name="P1569"><text:span text:style-name="CharStyle7">1,591</text:span></text:p></table:table-cell></table:table-row><table:table-row table:style-name="Table34.R4"><table:table-cell table:style-name="Table34.Cell10"><text:p text:style-name="P2241"><text:span text:style-name="CharStyle7">4.</text:span></text:p></table:table-cell><table:table-cell table:style-name="Table34.Cell11"><text:p text:style-name="P2928"><text:span text:style-name="CharStyle7">PJS 1</text:span></text:p></table:table-cell><table:table-cell table:style-name="Table34.Cell12"><text:p text:style-name="P2030"><text:span text:style-name="CharStyle7">2,949</text:span></text:p></table:table-cell></table:table-row><table:table-row table:style-name="Table34.R5"><table:table-cell table:style-name="Table34.Cell13"><text:p text:style-name="P2696"><text:span text:style-name="CharStyle7">5.</text:span></text:p></table:table-cell><table:table-cell table:style-name="Table34.Cell14"><text:p text:style-name="P2413"><text:span text:style-name="CharStyle7">Medan Pejasa</text:span></text:p></table:table-cell><table:table-cell table:style-name="Table34.Cell15"><text:p text:style-name="P3108"><text:span text:style-name="CharStyle7">2,386</text:span></text:p></table:table-cell></table:table-row><table:table-row table:style-name="Table34.R6"><table:table-cell table:style-name="Table34.Cell16"><text:p text:style-name="P1882"><text:span text:style-name="CharStyle7">6.</text:span></text:p></table:table-cell><table:table-cell table:style-name="Table34.Cell17"><text:p text:style-name="P3971"><text:span text:style-name="CharStyle7">Taman Dato Harun 1</text:span></text:p></table:table-cell><table:table-cell table:style-name="Table34.Cell18"><text:p text:style-name="P3748"><text:span text:style-name="CharStyle7">1,932</text:span></text:p></table:table-cell></table:table-row><table:table-row table:style-name="Table34.R7"><table:table-cell table:style-name="Table34.Cell19"><text:p text:style-name="P3750"><text:span text:style-name="CharStyle7">7.</text:span></text:p></table:table-cell><table:table-cell table:style-name="Table34.Cell20"><text:p text:style-name="P3938"><text:span text:style-name="CharStyle7">Taman Dato Harun 2</text:span></text:p></table:table-cell><table:table-cell table:style-name="Table34.Cell21"><text:p text:style-name="P3940"><text:span text:style-name="CharStyle7">3,463</text:span></text:p></table:table-cell></table:table-row><table:table-row table:style-name="Table34.R8"><table:table-cell table:style-name="Table34.Cell22"><text:p text:style-name="P1262"><text:span text:style-name="CharStyle133">8</text:span><text:span text:style-name="CharStyle126">.</text:span></text:p></table:table-cell><table:table-cell table:style-name="Table34.Cell23"><text:p text:style-name="P1952"><text:span text:style-name="CharStyle7">PJS 3</text:span></text:p></table:table-cell><table:table-cell table:style-name="Table34.Cell24"><text:p text:style-name="P1983"><text:span text:style-name="CharStyle7">2,721</text:span></text:p></table:table-cell></table:table-row><table:table-row table:style-name="Table34.R9"><table:table-cell table:style-name="Table34.Cell25"><text:p text:style-name="P2517"><text:span text:style-name="CharStyle7">9.</text:span></text:p></table:table-cell><table:table-cell table:style-name="Table34.Cell26"><text:p text:style-name="P4071"><text:span text:style-name="CharStyle7">PJS 4</text:span></text:p></table:table-cell><table:table-cell table:style-name="Table34.Cell27"><text:p text:style-name="P4073"><text:span text:style-name="CharStyle7">4,184</text:span></text:p></table:table-cell></table:table-row><table:table-row table:style-name="Table34.R10"><table:table-cell table:style-name="Table34.Cell28"><text:p text:style-name="P4075"><text:span text:style-name="CharStyle7">10.</text:span></text:p></table:table-cell><table:table-cell table:style-name="Table34.Cell29"><text:p text:style-name="P2095"><text:span text:style-name="CharStyle7">Baiduri</text:span></text:p></table:table-cell><table:table-cell table:style-name="Table34.Cell30"><text:p text:style-name="P2768"><text:span text:style-name="CharStyle7">3,508</text:span></text:p></table:table-cell></table:table-row><table:table-row table:style-name="Table34.R11"><table:table-cell table:style-name="Table34.Cell31"><text:p text:style-name="P1537"><text:span text:style-name="CharStyle7">11.</text:span></text:p></table:table-cell><table:table-cell table:style-name="Table34.Cell32"><text:p text:style-name="P3752"><text:span text:style-name="CharStyle7">Petaling Utama</text:span></text:p></table:table-cell><table:table-cell table:style-name="Table34.Cell33"><text:p text:style-name="P3654"><text:span text:style-name="CharStyle7">1,341</text:span></text:p></table:table-cell></table:table-row><table:table-row table:style-name="Table34.R12"><table:table-cell table:style-name="Table34.Cell34"><text:p text:style-name="P3754"><text:span text:style-name="CharStyle7">12.</text:span></text:p></table:table-cell><table:table-cell table:style-name="Table34.Cell35"><text:p text:style-name="P3202"><text:span text:style-name="CharStyle7">PJS 2</text:span></text:p></table:table-cell><table:table-cell table:style-name="Table34.Cell36"><text:p text:style-name="P1353"><text:span text:style-name="CharStyle7">3,537</text:span></text:p></table:table-cell></table:table-row><table:table-row table:style-name="Table34.R13"><table:table-cell table:style-name="Table34.Cell37"><text:p text:style-name="P2654"><text:span text:style-name="CharStyle7">13.</text:span></text:p></table:table-cell><table:table-cell table:style-name="Table34.Cell38"><text:p text:style-name="P2834"><text:span text:style-name="CharStyle7">PJS2C/12</text:span></text:p></table:table-cell><table:table-cell table:style-name="Table34.Cell39"><text:p text:style-name="P1598"><text:span text:style-name="CharStyle7">2,389</text:span></text:p></table:table-cell></table:table-row><table:table-row table:style-name="Table34.R14"><table:table-cell table:style-name="Table34.Cell40"><text:p text:style-name="P3756"><text:span text:style-name="CharStyle7">14.</text:span></text:p></table:table-cell><table:table-cell table:style-name="Table34.Cell41"><text:p text:style-name="P3759"><text:span text:style-name="CharStyle7">PJS 2D</text:span></text:p></table:table-cell><table:table-cell table:style-name="Table34.Cell42"><text:p text:style-name="P3349"><text:span text:style-name="CharStyle7">1,963</text:span></text:p></table:table-cell></table:table-row><table:table-row table:style-name="Table34.R15"><table:table-cell table:style-name="Table34.Cell43"><text:p text:style-name="P2434"><text:span text:style-name="CharStyle7">15.</text:span></text:p></table:table-cell><table:table-cell table:style-name="Table34.Cell44"><text:p text:style-name="P1223"><text:span text:style-name="CharStyle7">Kampung Medan</text:span></text:p></table:table-cell><table:table-cell table:style-name="Table34.Cell45"><text:p text:style-name="P3919"><text:span text:style-name="CharStyle7">1,857</text:span></text:p></table:table-cell></table:table-row><table:table-row table:style-name="Table34.R16"><table:table-cell table:style-name="Table34.Cell46"><text:p text:style-name="P3761"><text:span text:style-name="CharStyle7">16.</text:span></text:p></table:table-cell><table:table-cell table:style-name="Table34.Cell47"><text:p text:style-name="P1367"><text:span text:style-name="CharStyle7">PJS2C</text:span></text:p></table:table-cell><table:table-cell table:style-name="Table34.Cell48"><text:p text:style-name="P2061"><text:span text:style-name="CharStyle7">1,768</text:span></text:p></table:table-cell></table:table-row></table:table><text:p text:style-name="P4208"><text:span text:style-name="CharStyle71">39,088</text:span></text:p></draw:text-box></draw:frame><draw:frame draw:style-name="fr229" svg:x="10.257cm" svg:y="26.337cm" svg:width="0.457cm" fo:min-height="0.455cm" text:anchor-type="paragraph"><draw:text-box><text:p text:style-name="P3763"><text:span text:style-name="CharStyle73">43</text:span></text:p></draw:text-box></draw:frame></text:p>
        <text:p text:style-name="P768"/>
        <text:p text:style-name="P769"/>
        <text:p text:style-name="P770"/>
        <text:p text:style-name="P771"/>
        <text:p text:style-name="P772"/>
        <text:p text:style-name="P773"/>
        <text:p text:style-name="P774"/>
        <text:p text:style-name="P775"/>
        <text:p text:style-name="P776"/>
        <text:p text:style-name="P777"/>
        <text:p text:style-name="P778"/>
        <text:p text:style-name="P779"/>
        <text:p text:style-name="P780"/>
        <text:p text:style-name="P781"/>
        <text:p text:style-name="P782"/>
        <text:p text:style-name="P783"/>
        <text:p text:style-name="P784"/>
        <text:p text:style-name="P785"/>
        <text:p text:style-name="P786"/>
        <text:p text:style-name="P787"/>
        <text:p text:style-name="P788"/>
        <text:p text:style-name="P789"/>
        <text:p text:style-name="P790"/>
        <text:p text:style-name="P791"/>
        <text:p text:style-name="P792"/>
        <text:p text:style-name="P793"/>
        <text:p text:style-name="P794"/>
        <text:p text:style-name="P795"/>
        <text:p text:style-name="P796"/>
        <text:p text:style-name="P797"/>
        <text:p text:style-name="P798"/>
        <text:p text:style-name="P799"/>
        <text:p text:style-name="P800"/>
        <text:p text:style-name="P801"/>
        <text:p text:style-name="P802"/>
        <text:p text:style-name="P803"/>
        <text:p text:style-name="P804"/>
        <text:p text:style-name="P805"/>
        <text:p text:style-name="P806"/>
        <text:p text:style-name="P807"/>
        <text:p text:style-name="P808"/>
        <text:p text:style-name="P809"/>
      </text:section>
      <text:section text:style-name="Sect40" text:name="Section40">
        <text:h text:outline-level="1" text:style-name="P4690"><text:bookmark-start text:name="bookmark34"/><text:span text:style-name="CharStyle29">(1)</text:span><text:bookmark-end text:name="bookmark34"/></text:h>
        <text:p text:style-name="P2135"><draw:frame draw:style-name="fr230" svg:x="8.749cm" svg:y="0.000cm" svg:width="10.626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><text:p text:style-name="P3768"><text:span text:style-name="CharStyle7">(2)</text:span></text:p></table:table-cell><table:table-cell table:style-name="Table35.Cell2"><text:p text:style-name="P1659"><text:span text:style-name="CharStyle7">(3)</text:span></text:p></table:table-cell></table:table-row><table:table-row table:style-name="Table35.R2"><table:table-cell table:style-name="Table35.Cell3"><text:p text:style-name="P2347"><text:span text:style-name="CharStyle7">Daerah Mengundi</text:span></text:p></table:table-cell><table:table-cell table:style-name="Table35.Cell4"><text:p text:style-name="P2397"><text:span text:style-name="CharStyle7">Bilangan Pemilih</text:span></text:p></table:table-cell></table:table-row><table:table-row table:style-name="Table35.R3"><table:table-cell table:style-name="Table35.Cell5"><text:p text:style-name="P3091"><text:span text:style-name="CharStyle8">Polling District</text:span></text:p></table:table-cell><table:table-cell table:style-name="Table35.Cell6"><text:p text:style-name="P1868"><text:span text:style-name="CharStyle8">Number of Electors</text:span></text:p></table:table-cell></table:table-row><table:table-row table:style-name="Table35.R4"><table:table-cell table:style-name="Table35.Cell7"><text:p text:style-name="P2535"><text:span text:style-name="CharStyle7">1. Seksyen 17 Utara</text:span></text:p></table:table-cell><table:table-cell table:style-name="Table35.Cell8"><text:p text:style-name="P3770"><text:span text:style-name="CharStyle7">2,638</text:span></text:p></table:table-cell></table:table-row><table:table-row table:style-name="Table35.R5"><table:table-cell table:style-name="Table35.Cell9"><text:p text:style-name="P3773"><text:span text:style-name="CharStyle7">2. Seksyen 17 Barat</text:span></text:p></table:table-cell><table:table-cell table:style-name="Table35.Cell10"><text:p text:style-name="P3775"><text:span text:style-name="CharStyle7">1,712</text:span></text:p></table:table-cell></table:table-row><table:table-row table:style-name="Table35.R6"><table:table-cell table:style-name="Table35.Cell11"><text:p text:style-name="P3503"><text:span text:style-name="CharStyle7">3. Seksyen 17 Tengah</text:span></text:p></table:table-cell><table:table-cell table:style-name="Table35.Cell12"><text:p text:style-name="P3506"><text:span text:style-name="CharStyle7">2,729</text:span></text:p></table:table-cell></table:table-row><table:table-row table:style-name="Table35.R7"><table:table-cell table:style-name="Table35.Cell13"><text:p text:style-name="P3248"><text:span text:style-name="CharStyle7">4. Seksyen 17 Selatan</text:span></text:p></table:table-cell><table:table-cell table:style-name="Table35.Cell14"><text:p text:style-name="P1655"><text:span text:style-name="CharStyle7">2,309</text:span></text:p></table:table-cell></table:table-row><table:table-row table:style-name="Table35.R8"><table:table-cell table:style-name="Table35.Cell15"><text:p text:style-name="P2344"><text:span text:style-name="CharStyle7">5. Seksyen 16</text:span></text:p></table:table-cell><table:table-cell table:style-name="Table35.Cell16"><text:p text:style-name="P3034"><text:span text:style-name="CharStyle7">942</text:span></text:p></table:table-cell></table:table-row><table:table-row table:style-name="Table35.R9"><table:table-cell table:style-name="Table35.Cell17"><text:p text:style-name="P3777"><text:span text:style-name="CharStyle7">6. Jalan Bukit</text:span></text:p></table:table-cell><table:table-cell table:style-name="Table35.Cell18"><text:p text:style-name="P2537"><text:span text:style-name="CharStyle7">3,235</text:span></text:p></table:table-cell></table:table-row><table:table-row table:style-name="Table35.R10"><table:table-cell table:style-name="Table35.Cell19"><text:p text:style-name="P1323"><text:span text:style-name="CharStyle7">7. Jalan Semangat</text:span></text:p></table:table-cell><table:table-cell table:style-name="Table35.Cell20"><text:p text:style-name="P2021"><text:span text:style-name="CharStyle7">3,214</text:span></text:p></table:table-cell></table:table-row><table:table-row table:style-name="Table35.R11"><table:table-cell table:style-name="Table35.Cell21"><text:p text:style-name="P3779"><text:span text:style-name="CharStyle7">8. Seksyen 5 Utara</text:span></text:p></table:table-cell><table:table-cell table:style-name="Table35.Cell22"><text:p text:style-name="P3781"><text:span text:style-name="CharStyle7">2,218</text:span></text:p></table:table-cell></table:table-row><table:table-row table:style-name="Table35.R12"><table:table-cell table:style-name="Table35.Cell23"><text:p text:style-name="P2168"><text:span text:style-name="CharStyle7">9. Taman Jaya</text:span></text:p></table:table-cell><table:table-cell table:style-name="Table35.Cell24"><text:p text:style-name="P4038"><text:span text:style-name="CharStyle7">1,184</text:span></text:p></table:table-cell></table:table-row><table:table-row table:style-name="Table35.R13"><table:table-cell table:style-name="Table35.Cell25"><text:p text:style-name="P1773"><text:span text:style-name="CharStyle7">10. Kawasan Assunta Convent</text:span></text:p></table:table-cell><table:table-cell table:style-name="Table35.Cell26"><text:p text:style-name="P2372"><text:span text:style-name="CharStyle7">1,680</text:span></text:p></table:table-cell></table:table-row><table:table-row table:style-name="Table35.R14"><table:table-cell table:style-name="Table35.Cell27"><text:p text:style-name="P4007"><text:span text:style-name="CharStyle7">11. Kawasan Bandar Baharu</text:span></text:p></table:table-cell><table:table-cell table:style-name="Table35.Cell28"><text:p text:style-name="P1832"><text:span text:style-name="CharStyle7">1,954</text:span></text:p></table:table-cell></table:table-row><table:table-row table:style-name="Table35.R15"><table:table-cell table:style-name="Table35.Cell29"><text:p text:style-name="P2506"><text:span text:style-name="CharStyle7">12. Jalan Sungai Jernih</text:span></text:p></table:table-cell><table:table-cell table:style-name="Table35.Cell30"><text:p text:style-name="P1292"><text:span text:style-name="CharStyle7">2,489</text:span></text:p></table:table-cell></table:table-row><table:table-row table:style-name="Table35.R16"><table:table-cell table:style-name="Table35.Cell31"><text:p text:style-name="P1994"><text:span text:style-name="CharStyle7">13. Seksyen Satu Petaling Jaya</text:span></text:p></table:table-cell><table:table-cell table:style-name="Table35.Cell32"><text:p text:style-name="P4347"><text:span text:style-name="CharStyle7">3,356</text:span></text:p></table:table-cell></table:table-row><table:table-row table:style-name="Table35.R17"><table:table-cell table:style-name="Table35.Cell33"><text:p text:style-name="P4034"><text:span text:style-name="CharStyle7">14. Kawasan Bangunan K.K.P. L</text:span></text:p></table:table-cell><table:table-cell table:style-name="Table35.Cell34"><text:p text:style-name="P3783"><text:span text:style-name="CharStyle7">1,546</text:span></text:p></table:table-cell></table:table-row><table:table-row table:style-name="Table35.R18"><table:table-cell table:style-name="Table35.Cell35"><text:p text:style-name="P3819"><text:span text:style-name="CharStyle7">15. Seksyen 5 Selatan</text:span></text:p></table:table-cell><table:table-cell table:style-name="Table35.Cell36"><text:p text:style-name="P3786"><text:span text:style-name="CharStyle7">2,410</text:span></text:p></table:table-cell></table:table-row><table:table-row table:style-name="Table35.R19"><table:table-cell table:style-name="Table35.Cell37"><text:p text:style-name="P3428"><text:span text:style-name="CharStyle7">16. Seksyen 17A</text:span></text:p></table:table-cell><table:table-cell table:style-name="Table35.Cell38"><text:p text:style-name="P1492"><text:span text:style-name="CharStyle7">1,764</text:span></text:p></table:table-cell></table:table-row><table:table-row table:style-name="Table35.R20"><table:table-cell table:style-name="Table35.Cell39"><text:p text:style-name="P4162"><text:span text:style-name="CharStyle7">17. Seksyen 19</text:span></text:p></table:table-cell><table:table-cell table:style-name="Table35.Cell40"><text:p text:style-name="P3788"><text:span text:style-name="CharStyle7">1,802</text:span></text:p></table:table-cell></table:table-row><table:table-row table:style-name="Table35.R21"><table:table-cell table:style-name="Table35.Cell41"><text:p text:style-name="P2339"><text:span text:style-name="CharStyle7">18. Seksyen 14 Utara</text:span></text:p></table:table-cell><table:table-cell table:style-name="Table35.Cell42"><text:p text:style-name="P3790"><text:span text:style-name="CharStyle7">2,137</text:span></text:p></table:table-cell></table:table-row><table:table-row table:style-name="Table35.R22"><table:table-cell table:style-name="Table35.Cell43"><text:p text:style-name="P1800"><text:span text:style-name="CharStyle7">19. Seksyen 14 Selatan</text:span></text:p></table:table-cell><table:table-cell table:style-name="Table35.Cell44"><text:p text:style-name="P3792"><text:span text:style-name="CharStyle7">1,619</text:span></text:p></table:table-cell></table:table-row><table:table-row table:style-name="Table35.R23"><table:table-cell table:style-name="Table35.Cell45"><text:p text:style-name="P4110"><text:span text:style-name="CharStyle7">20. Seksyen 2 Petaling Jaya</text:span></text:p></table:table-cell><table:table-cell table:style-name="Table35.Cell46"><text:p text:style-name="P4112"><text:span text:style-name="CharStyle7">1,944</text:span></text:p></table:table-cell></table:table-row></table:table><text:p text:style-name="P3766"><text:span text:style-name="CharStyle58">42,882</text:span></text:p></draw:text-box></draw:frame><text:span text:style-name="CharStyle7">Bahagian Pilihan Raya<text:line-break/>Negeri<text:line-break/></text:span><text:span text:style-name="CharStyle8">State Constituency</text:span></text:p>
        <text:p text:style-name="P2669"><text:span text:style-name="CharStyle7">N. 34 BUKIT GASING</text:span></text:p>
      </text:section>
      <text:section text:style-name="Sect41" text:name="Section41">
        <text:h text:outline-level="1" text:style-name="P4691"><text:bookmark-start text:name="bookmark35"/><text:span text:style-name="CharStyle135">(</text:span><text:span text:style-name="CharStyle136">1</text:span><text:span text:style-name="CharStyle135">) (</text:span><text:span text:style-name="CharStyle136">2</text:span><text:span text:style-name="CharStyle135">)</text:span><text:bookmark-end text:name="bookmark35"/></text:h>
        <text:p text:style-name="P3798"><draw:frame draw:style-name="fr231" svg:x="15.794cm" svg:y="0.000cm" svg:width="3.547cm" fo:min-height="3.955cm" text:anchor-type="paragraph"><draw:text-box><text:p text:style-name="P1469"><text:span text:style-name="CharStyle12">(3)</text:span></text:p><text:p text:style-name="P3088"><text:span text:style-name="CharStyle12">Bilangan Pemilih</text:span></text:p><text:p text:style-name="P3796"><text:span text:style-name="CharStyle19">Number of Electors<text:line-break/></text:span><text:span text:style-name="CharStyle21">129,363</text:span></text:p></draw:text-box></draw:frame><text:span text:style-name="CharStyle7">Bahagian Pilihan Raya<text:tab/>Daerah<text:tab/>Mengundi</text:span></text:p>
        <text:p text:style-name="P3800"><text:span text:style-name="CharStyle7">Negeri</text:span></text:p>
        <text:p text:style-name="P3802"><text:span text:style-name="CharStyle30">State Constituency<text:tab/>Polling<text:tab/>District</text:span></text:p>
        <text:p text:style-name="P1264"><text:span text:style-name="CharStyle7">Jumlah Bilangan Pemilih dalam Bahagian Pilihan Raya Persekutuan<text:line-break/>P. 105 Petaling Jaya:</text:span></text:p>
        <text:p text:style-name="P1381"><text:span text:style-name="CharStyle30">Total Number of Electors in the Federal Constituency of<text:line-break/>P. 105 Petaling Jaya:</text:span></text:p>
        <text:p text:style-name="P3098"><text:span text:style-name="CharStyle14">45</text:span></text:p>
      </text:section>
      <text:section text:style-name="Sect42" text:name="Section42">
        <text:p text:style-name="P4692"><draw:frame draw:style-name="fr232" svg:x="0.000cm" svg:y="0.000cm" svg:width="16.655cm" fo:min-height="0.002cm" text:anchor-type="paragraph"><draw:text-box><table:table table:style-name="Table36"><table:table-column table:style-name="Table36.C1"/><table:table-column table:style-name="Table36.C2"/><table:table-column table:style-name="Table36.C3"/><table:table-row table:style-name="Table36.R1"><table:table-cell table:style-name="Table36.Cell1" table:number-columns-spanned="3"><text:p text:style-name="P1785"><text:span text:style-name="CharStyle138">BAHAGIAN PILIHAN RAYA PERSEKUTUAN: P. 106 DAMANSARA</text:span></text:p></table:table-cell></table:table-row><table:table-row table:style-name="Table36.R2"><table:table-cell table:style-name="Table36.Cell2" table:number-columns-spanned="2"><text:p text:style-name="P3804"><text:span text:style-name="CharStyle139">FEDERAL CONSTITUENCY: P. 106 DAMANSARA</text:span></text:p></table:table-cell><table:table-cell table:style-name="Table36.Cell3"><text:p text:style-name="P4587"/></table:table-cell></table:table-row><table:table-row table:style-name="Table36.R3"><table:table-cell table:style-name="Table36.Cell4"><text:p text:style-name="P3106"><text:span text:style-name="CharStyle7">(1)</text:span></text:p></table:table-cell><table:table-cell table:style-name="Table36.Cell5"><text:p text:style-name="P1880"><text:span text:style-name="CharStyle7">(2)</text:span></text:p></table:table-cell><table:table-cell table:style-name="Table36.Cell6"><text:p text:style-name="P3806"><text:span text:style-name="CharStyle7">(3)</text:span></text:p></table:table-cell></table:table-row><table:table-row table:style-name="Table36.R4"><table:table-cell table:style-name="Table36.Cell7"><text:p text:style-name="P1332"><text:span text:style-name="CharStyle7">Bahagian Pilihan Raya</text:span></text:p></table:table-cell><table:table-cell table:style-name="Table36.Cell8"><text:p text:style-name="P1927"><text:span text:style-name="CharStyle7">Daerah Mengundi</text:span></text:p></table:table-cell><table:table-cell table:style-name="Table36.Cell9"><text:p text:style-name="P2690"><text:span text:style-name="CharStyle7">Bilangan Pemilih</text:span></text:p></table:table-cell></table:table-row><table:table-row table:style-name="Table36.R5"><table:table-cell table:style-name="Table36.Cell10"><text:p text:style-name="P3808"><text:span text:style-name="CharStyle7">Negeri</text:span></text:p></table:table-cell><table:table-cell table:style-name="Table36.Cell11"><text:p text:style-name="P4587"/></table:table-cell><table:table-cell table:style-name="Table36.Cell12"><text:p text:style-name="P4587"/></table:table-cell></table:table-row><table:table-row table:style-name="Table36.R6"><table:table-cell table:style-name="Table36.Cell13"><text:p text:style-name="P3829"><text:span text:style-name="CharStyle8">State Constituency</text:span></text:p></table:table-cell><table:table-cell table:style-name="Table36.Cell14"><text:p text:style-name="P3832"><text:span text:style-name="CharStyle8">Polling District</text:span></text:p></table:table-cell><table:table-cell table:style-name="Table36.Cell15"><text:p text:style-name="P3810"><text:span text:style-name="CharStyle8">Number of Electors</text:span></text:p></table:table-cell></table:table-row><table:table-row table:style-name="Table36.R7"><table:table-cell table:style-name="Table36.Cell16"><text:p text:style-name="P1320"><text:span text:style-name="CharStyle7">N. 35 KAMPUNG TUNKU</text:span></text:p></table:table-cell><table:table-cell table:style-name="Table36.Cell17"><text:p text:style-name="P2129"><text:span text:style-name="CharStyle7">1. Seksyen 21 Timur</text:span></text:p></table:table-cell><table:table-cell table:style-name="Table36.Cell18"><text:p text:style-name="P3812"><text:span text:style-name="CharStyle7">2,618</text:span></text:p></table:table-cell></table:table-row><table:table-row table:style-name="Table36.R8"><table:table-cell table:style-name="Table36.Cell19"><text:p text:style-name="P4587"/></table:table-cell><table:table-cell table:style-name="Table36.Cell20"><text:p text:style-name="P1876"><text:span text:style-name="CharStyle7">2. Seksyen 20 Utara</text:span></text:p></table:table-cell><table:table-cell table:style-name="Table36.Cell21"><text:p text:style-name="P2587"><text:span text:style-name="CharStyle7">3,067</text:span></text:p></table:table-cell></table:table-row><table:table-row table:style-name="Table36.R9"><table:table-cell table:style-name="Table36.Cell22"><text:p text:style-name="P4587"/></table:table-cell><table:table-cell table:style-name="Table36.Cell23"><text:p text:style-name="P1667"><text:span text:style-name="CharStyle7">3. Seksyen 20 Selatan</text:span></text:p></table:table-cell><table:table-cell table:style-name="Table36.Cell24"><text:p text:style-name="P4250"><text:span text:style-name="CharStyle7">1,737</text:span></text:p></table:table-cell></table:table-row><table:table-row table:style-name="Table36.R10"><table:table-cell table:style-name="Table36.Cell25"><text:p text:style-name="P4587"/></table:table-cell><table:table-cell table:style-name="Table36.Cell26"><text:p text:style-name="P3814"><text:span text:style-name="CharStyle7">4. Seksyen 22</text:span></text:p></table:table-cell><table:table-cell table:style-name="Table36.Cell27"><text:p text:style-name="P2244"><text:span text:style-name="CharStyle7">1,761</text:span></text:p></table:table-cell></table:table-row><table:table-row table:style-name="Table36.R11"><table:table-cell table:style-name="Table36.Cell28"><text:p text:style-name="P4587"/></table:table-cell><table:table-cell table:style-name="Table36.Cell29"><text:p text:style-name="P1324"><text:span text:style-name="CharStyle7">5. Kampung Tunku Utara</text:span></text:p></table:table-cell><table:table-cell table:style-name="Table36.Cell30"><text:p text:style-name="P2059"><text:span text:style-name="CharStyle7">2,190</text:span></text:p></table:table-cell></table:table-row><table:table-row table:style-name="Table36.R12"><table:table-cell table:style-name="Table36.Cell31"><text:p text:style-name="P4587"/></table:table-cell><table:table-cell table:style-name="Table36.Cell32"><text:p text:style-name="P3816"><text:span text:style-name="CharStyle7">6. Kampung Tunku Selatan</text:span></text:p></table:table-cell><table:table-cell table:style-name="Table36.Cell33"><text:p text:style-name="P1854"><text:span text:style-name="CharStyle7">2,998</text:span></text:p></table:table-cell></table:table-row><table:table-row table:style-name="Table36.R13"><table:table-cell table:style-name="Table36.Cell34"><text:p text:style-name="P4587"/></table:table-cell><table:table-cell table:style-name="Table36.Cell35"><text:p text:style-name="P2849"><text:span text:style-name="CharStyle7">7. SS 3 Utara</text:span></text:p></table:table-cell><table:table-cell table:style-name="Table36.Cell36"><text:p text:style-name="P1647"><text:span text:style-name="CharStyle7">2,770</text:span></text:p></table:table-cell></table:table-row><table:table-row table:style-name="Table36.R14"><table:table-cell table:style-name="Table36.Cell37"><text:p text:style-name="P4587"/></table:table-cell><table:table-cell table:style-name="Table36.Cell38"><text:p text:style-name="P3818"><text:span text:style-name="CharStyle7">8. SS 3 Barat</text:span></text:p></table:table-cell><table:table-cell table:style-name="Table36.Cell39"><text:p text:style-name="P1548"><text:span text:style-name="CharStyle7">2,586</text:span></text:p></table:table-cell></table:table-row><table:table-row table:style-name="Table36.R15"><table:table-cell table:style-name="Table36.Cell40"><text:p text:style-name="P4587"/></table:table-cell><table:table-cell table:style-name="Table36.Cell41"><text:p text:style-name="P2533"><text:span text:style-name="CharStyle7">9. SS 3 Timur</text:span></text:p></table:table-cell><table:table-cell table:style-name="Table36.Cell42"><text:p text:style-name="P1360"><text:span text:style-name="CharStyle7">3,190</text:span></text:p></table:table-cell></table:table-row><table:table-row table:style-name="Table36.R16"><table:table-cell table:style-name="Table36.Cell43"><text:p text:style-name="P4587"/></table:table-cell><table:table-cell table:style-name="Table36.Cell44"><text:p text:style-name="P2350"><text:span text:style-name="CharStyle7">10. Sungai Way Utara</text:span></text:p></table:table-cell><table:table-cell table:style-name="Table36.Cell45"><text:p text:style-name="P3073"><text:span text:style-name="CharStyle7">3,575</text:span></text:p></table:table-cell></table:table-row><table:table-row table:style-name="Table36.R17"><table:table-cell table:style-name="Table36.Cell46"><text:p text:style-name="P4587"/></table:table-cell><table:table-cell table:style-name="Table36.Cell47"><text:p text:style-name="P2163"><text:span text:style-name="CharStyle7">11. Sungai Way Tengah Dua</text:span></text:p></table:table-cell><table:table-cell table:style-name="Table36.Cell48"><text:p text:style-name="P4013"><text:span text:style-name="CharStyle7">1,205</text:span></text:p></table:table-cell></table:table-row><table:table-row table:style-name="Table36.R18"><table:table-cell table:style-name="Table36.Cell49"><text:p text:style-name="P4587"/></table:table-cell><table:table-cell table:style-name="Table36.Cell50"><text:p text:style-name="P1965"><text:span text:style-name="CharStyle7">12. Sungai Way Tengah Satu</text:span></text:p></table:table-cell><table:table-cell table:style-name="Table36.Cell51"><text:p text:style-name="P2680"><text:span text:style-name="CharStyle7">1,004</text:span></text:p></table:table-cell></table:table-row><table:table-row table:style-name="Table36.R19"><table:table-cell table:style-name="Table36.Cell52"><text:p text:style-name="P4587"/></table:table-cell><table:table-cell table:style-name="Table36.Cell53"><text:p text:style-name="P1759"><text:span text:style-name="CharStyle7">13. Sungai Way Selatan Dua</text:span></text:p></table:table-cell><table:table-cell table:style-name="Table36.Cell54"><text:p text:style-name="P3820"><text:span text:style-name="CharStyle7">792</text:span></text:p></table:table-cell></table:table-row><table:table-row table:style-name="Table36.R20"><table:table-cell table:style-name="Table36.Cell55"><text:p text:style-name="P4587"/></table:table-cell><table:table-cell table:style-name="Table36.Cell56"><text:p text:style-name="P1708"><text:span text:style-name="CharStyle7">14. Sungai Way Selatan Satu</text:span></text:p></table:table-cell><table:table-cell table:style-name="Table36.Cell57"><text:p text:style-name="P3822"><text:span text:style-name="CharStyle7">1,523</text:span></text:p></table:table-cell></table:table-row><table:table-row table:style-name="Table36.R21"><table:table-cell table:style-name="Table36.Cell58"><text:p text:style-name="P4587"/></table:table-cell><table:table-cell table:style-name="Table36.Cell59"><text:p text:style-name="P1507"><text:span text:style-name="CharStyle7">15. SS 2 Utara</text:span></text:p></table:table-cell><table:table-cell table:style-name="Table36.Cell60"><text:p text:style-name="P3825"><text:span text:style-name="CharStyle7">4,242</text:span></text:p></table:table-cell></table:table-row><table:table-row table:style-name="Table36.R22"><table:table-cell table:style-name="Table36.Cell61"><text:p text:style-name="P4587"/></table:table-cell><table:table-cell table:style-name="Table36.Cell62"><text:p text:style-name="P1305"><text:span text:style-name="CharStyle7">16. SS 2 Tengah</text:span></text:p></table:table-cell><table:table-cell table:style-name="Table36.Cell63"><text:p text:style-name="P3827"><text:span text:style-name="CharStyle7">6,202</text:span></text:p></table:table-cell></table:table-row><table:table-row table:style-name="Table36.R23"><table:table-cell table:style-name="Table36.Cell64"><text:p text:style-name="P4587"/></table:table-cell><table:table-cell table:style-name="Table36.Cell65"><text:p text:style-name="P3830"><text:span text:style-name="CharStyle7">17. SS 2 Selatan</text:span></text:p></table:table-cell><table:table-cell table:style-name="Table36.Cell66"><text:p text:style-name="P3833"><text:span text:style-name="CharStyle7">4,649</text:span></text:p></table:table-cell></table:table-row><table:table-row table:style-name="Table36.R24"><table:table-cell table:style-name="Table36.Cell67"><text:p text:style-name="P4587"/></table:table-cell><table:table-cell table:style-name="Table36.Cell68"><text:p text:style-name="P2821"><text:span text:style-name="CharStyle7">18. Seksyen 21 Barat</text:span></text:p></table:table-cell><table:table-cell table:style-name="Table36.Cell69"><text:p text:style-name="P1623"><text:span text:style-name="CharStyle7">1,895</text:span></text:p></table:table-cell></table:table-row></table:table><text:p text:style-name="P2141"><text:span text:style-name="CharStyle137">48,004</text:span></text:p></draw:text-box></draw:frame></text:p>
        <text:p text:style-name="P811"/>
      </text:section>
      <text:section text:style-name="Sect43" text:name="Section43">
        <text:p text:style-name="P4693"><draw:frame draw:style-name="fr234" svg:x="2.713cm" svg:y="0.000cm" svg:width="4.487cm" fo:min-height="3.819cm" text:anchor-type="paragraph"><draw:text-box><text:h text:outline-level="1" text:style-name="P2340"><text:bookmark-start text:name="bookmark36"/><text:span text:style-name="CharStyle48">(1)</text:span><text:bookmark-end text:name="bookmark36"/></text:h><text:p text:style-name="P3835"><text:span text:style-name="CharStyle12">Bahagian Pilihan Raya<text:line-break/>Negeri<text:line-break/></text:span><text:span text:style-name="CharStyle20">State Constituency</text:span></text:p><text:p text:style-name="P1804"><text:span text:style-name="CharStyle12">N. 36 BANDAR UTAMA</text:span></text:p></draw:text-box></draw:frame><draw:frame draw:style-name="fr233" svg:x="8.749cm" svg:y="0.000cm" svg:width="10.626cm" fo:min-height="0.002cm" text:anchor-type="paragraph"><draw:text-box><table:table table:style-name="Table37"><table:table-column table:style-name="Table37.C1"/><table:table-column table:style-name="Table37.C2"/><table:table-column table:style-name="Table37.C3"/><table:table-row table:style-name="Table37.R1"><table:table-cell table:style-name="Table37.Cell1"><text:p text:style-name="P4587"/></table:table-cell><table:table-cell table:style-name="Table37.Cell2"><text:p text:style-name="P2035"><text:span text:style-name="CharStyle7">(2)</text:span></text:p></table:table-cell><table:table-cell table:style-name="Table37.Cell3"><text:p text:style-name="P3837"><text:span text:style-name="CharStyle7">(3)</text:span></text:p></table:table-cell></table:table-row><table:table-row table:style-name="Table37.R2"><table:table-cell table:style-name="Table37.Cell4"><text:p text:style-name="P4587"/></table:table-cell><table:table-cell table:style-name="Table37.Cell5"><text:p text:style-name="P3866"><text:span text:style-name="CharStyle7">Daerah Mengundi</text:span></text:p></table:table-cell><table:table-cell table:style-name="Table37.Cell6"><text:p text:style-name="P3839"><text:span text:style-name="CharStyle7">Bilangan Pemilih</text:span></text:p></table:table-cell></table:table-row><table:table-row table:style-name="Table37.R3"><table:table-cell table:style-name="Table37.Cell7"><text:p text:style-name="P4587"/></table:table-cell><table:table-cell table:style-name="Table37.Cell8"><text:p text:style-name="P1462"><text:span text:style-name="CharStyle8">Polling District</text:span></text:p></table:table-cell><table:table-cell table:style-name="Table37.Cell9"><text:p text:style-name="P2206"><text:span text:style-name="CharStyle8">Number of Electors</text:span></text:p></table:table-cell></table:table-row><table:table-row table:style-name="Table37.R4"><table:table-cell table:style-name="Table37.Cell10"><text:p text:style-name="P4355"><text:span text:style-name="CharStyle125">1</text:span><text:span text:style-name="CharStyle126">.</text:span></text:p></table:table-cell><table:table-cell table:style-name="Table37.Cell11"><text:p text:style-name="P2670"><text:span text:style-name="CharStyle7">SS 21 Utara</text:span></text:p></table:table-cell><table:table-cell table:style-name="Table37.Cell12"><text:p text:style-name="P4391"><text:span text:style-name="CharStyle7">2,710</text:span></text:p></table:table-cell></table:table-row><table:table-row table:style-name="Table37.R5"><table:table-cell table:style-name="Table37.Cell13"><text:p text:style-name="P4563"><text:span text:style-name="CharStyle7">2.</text:span></text:p></table:table-cell><table:table-cell table:style-name="Table37.Cell14"><text:p text:style-name="P1446"><text:span text:style-name="CharStyle7">SS 20</text:span></text:p></table:table-cell><table:table-cell table:style-name="Table37.Cell15"><text:p text:style-name="P3064"><text:span text:style-name="CharStyle7">2,767</text:span></text:p></table:table-cell></table:table-row><table:table-row table:style-name="Table37.R6"><table:table-cell table:style-name="Table37.Cell16"><text:p text:style-name="P1835"><text:span text:style-name="CharStyle7">3.</text:span></text:p></table:table-cell><table:table-cell table:style-name="Table37.Cell17"><text:p text:style-name="P3842"><text:span text:style-name="CharStyle7">Damansara Jaya Utara</text:span></text:p></table:table-cell><table:table-cell table:style-name="Table37.Cell18"><text:p text:style-name="P3222"><text:span text:style-name="CharStyle7">3,076</text:span></text:p></table:table-cell></table:table-row><table:table-row table:style-name="Table37.R7"><table:table-cell table:style-name="Table37.Cell19"><text:p text:style-name="P3575"><text:span text:style-name="CharStyle7">4.</text:span></text:p></table:table-cell><table:table-cell table:style-name="Table37.Cell20"><text:p text:style-name="P1744"><text:span text:style-name="CharStyle7">SS 23</text:span></text:p></table:table-cell><table:table-cell table:style-name="Table37.Cell21"><text:p text:style-name="P2302"><text:span text:style-name="CharStyle7">2,694</text:span></text:p></table:table-cell></table:table-row><table:table-row table:style-name="Table37.R8"><table:table-cell table:style-name="Table37.Cell22"><text:p text:style-name="P2263"><text:span text:style-name="CharStyle7">5.</text:span></text:p></table:table-cell><table:table-cell table:style-name="Table37.Cell23"><text:p text:style-name="P1362"><text:span text:style-name="CharStyle7">SS 24</text:span></text:p></table:table-cell><table:table-cell table:style-name="Table37.Cell24"><text:p text:style-name="P3844"><text:span text:style-name="CharStyle7">2,288</text:span></text:p></table:table-cell></table:table-row><table:table-row table:style-name="Table37.R9"><table:table-cell table:style-name="Table37.Cell25"><text:p text:style-name="P3846"><text:span text:style-name="CharStyle7">6.</text:span></text:p></table:table-cell><table:table-cell table:style-name="Table37.Cell26"><text:p text:style-name="P3130"><text:span text:style-name="CharStyle7">SS 26</text:span></text:p></table:table-cell><table:table-cell table:style-name="Table37.Cell27"><text:p text:style-name="P3848"><text:span text:style-name="CharStyle7">2,282</text:span></text:p></table:table-cell></table:table-row><table:table-row table:style-name="Table37.R10"><table:table-cell table:style-name="Table37.Cell28"><text:p text:style-name="P1683"><text:span text:style-name="CharStyle7">7.</text:span></text:p></table:table-cell><table:table-cell table:style-name="Table37.Cell29"><text:p text:style-name="P3050"><text:span text:style-name="CharStyle7">Kampung Chempaka</text:span></text:p></table:table-cell><table:table-cell table:style-name="Table37.Cell30"><text:p text:style-name="P3850"><text:span text:style-name="CharStyle7">5,656</text:span></text:p></table:table-cell></table:table-row><table:table-row table:style-name="Table37.R11"><table:table-cell table:style-name="Table37.Cell31"><text:p text:style-name="P2118"><text:span text:style-name="CharStyle125">8</text:span><text:span text:style-name="CharStyle126">.</text:span></text:p></table:table-cell><table:table-cell table:style-name="Table37.Cell32"><text:p text:style-name="P3853"><text:span text:style-name="CharStyle7">SS 25</text:span></text:p></table:table-cell><table:table-cell table:style-name="Table37.Cell33"><text:p text:style-name="P1456"><text:span text:style-name="CharStyle7">2,091</text:span></text:p></table:table-cell></table:table-row><table:table-row table:style-name="Table37.R12"><table:table-cell table:style-name="Table37.Cell34"><text:p text:style-name="P1487"><text:span text:style-name="CharStyle7">9.</text:span></text:p></table:table-cell><table:table-cell table:style-name="Table37.Cell35"><text:p text:style-name="P2739"><text:span text:style-name="CharStyle7">SS 4</text:span></text:p></table:table-cell><table:table-cell table:style-name="Table37.Cell36"><text:p text:style-name="P3855"><text:span text:style-name="CharStyle7">4,716</text:span></text:p></table:table-cell></table:table-row><table:table-row table:style-name="Table37.R13"><table:table-cell table:style-name="Table37.Cell37"><text:p text:style-name="P3857"><text:span text:style-name="CharStyle7">10.</text:span></text:p></table:table-cell><table:table-cell table:style-name="Table37.Cell38"><text:p text:style-name="P2507"><text:span text:style-name="CharStyle7">SS 21 Selatan</text:span></text:p></table:table-cell><table:table-cell table:style-name="Table37.Cell39"><text:p text:style-name="P1293"><text:span text:style-name="CharStyle7">2,279</text:span></text:p></table:table-cell></table:table-row><table:table-row table:style-name="Table37.R14"><table:table-cell table:style-name="Table37.Cell40"><text:p text:style-name="P1995"><text:span text:style-name="CharStyle7">11.</text:span></text:p></table:table-cell><table:table-cell table:style-name="Table37.Cell41"><text:p text:style-name="P2665"><text:span text:style-name="CharStyle7">Damansara Jaya Selatan</text:span></text:p></table:table-cell><table:table-cell table:style-name="Table37.Cell42"><text:p text:style-name="P1857"><text:span text:style-name="CharStyle7">2,327</text:span></text:p></table:table-cell></table:table-row><table:table-row table:style-name="Table37.R15"><table:table-cell table:style-name="Table37.Cell43"><text:p text:style-name="P2525"><text:span text:style-name="CharStyle7">12.</text:span></text:p></table:table-cell><table:table-cell table:style-name="Table37.Cell44"><text:p text:style-name="P3859"><text:span text:style-name="CharStyle7">Bandar Utama BU 1 &amp; BU 2</text:span></text:p></table:table-cell><table:table-cell table:style-name="Table37.Cell45"><text:p text:style-name="P2268"><text:span text:style-name="CharStyle7">2,032</text:span></text:p></table:table-cell></table:table-row><table:table-row table:style-name="Table37.R16"><table:table-cell table:style-name="Table37.Cell46"><text:p text:style-name="P2959"><text:span text:style-name="CharStyle7">13.</text:span></text:p></table:table-cell><table:table-cell table:style-name="Table37.Cell47"><text:p text:style-name="P3861"><text:span text:style-name="CharStyle7">Sungai Kayu Ara Utara</text:span></text:p></table:table-cell><table:table-cell table:style-name="Table37.Cell48"><text:p text:style-name="P3823"><text:span text:style-name="CharStyle7">3,245</text:span></text:p></table:table-cell></table:table-row><table:table-row table:style-name="Table37.R17"><table:table-cell table:style-name="Table37.Cell49"><text:p text:style-name="P3863"><text:span text:style-name="CharStyle7">14.</text:span></text:p></table:table-cell><table:table-cell table:style-name="Table37.Cell50"><text:p text:style-name="P1883"><text:span text:style-name="CharStyle7">Bandar Utama BU 3 - BU 10</text:span></text:p></table:table-cell><table:table-cell table:style-name="Table37.Cell51"><text:p text:style-name="P4214"><text:span text:style-name="CharStyle7">3,032</text:span></text:p></table:table-cell></table:table-row><table:table-row table:style-name="Table37.R18"><table:table-cell table:style-name="Table37.Cell52"><text:p text:style-name="P1336"><text:span text:style-name="CharStyle7">15.</text:span></text:p></table:table-cell><table:table-cell table:style-name="Table37.Cell53"><text:p text:style-name="P3828"><text:span text:style-name="CharStyle7">Bandar Utama BU 11 - BU 12</text:span></text:p></table:table-cell><table:table-cell table:style-name="Table37.Cell54"><text:p text:style-name="P2709"><text:span text:style-name="CharStyle7">1,935</text:span></text:p></table:table-cell></table:table-row><table:table-row table:style-name="Table37.R19"><table:table-cell table:style-name="Table37.Cell55"><text:p text:style-name="P3896"><text:span text:style-name="CharStyle7">16.</text:span></text:p></table:table-cell><table:table-cell table:style-name="Table37.Cell56"><text:p text:style-name="P3865"><text:span text:style-name="CharStyle7">Sungai Kayu Ara Selatan</text:span></text:p></table:table-cell><table:table-cell table:style-name="Table37.Cell57"><text:p text:style-name="P3009"><text:span text:style-name="CharStyle7">1,305</text:span></text:p></table:table-cell></table:table-row><table:table-row table:style-name="Table37.R20"><table:table-cell table:style-name="Table37.Cell58"><text:p text:style-name="P3867"><text:span text:style-name="CharStyle7">17.</text:span></text:p></table:table-cell><table:table-cell table:style-name="Table37.Cell59"><text:p text:style-name="P3840"><text:span text:style-name="CharStyle7">Kayu Ara Indah</text:span></text:p></table:table-cell><table:table-cell table:style-name="Table37.Cell60"><text:p text:style-name="P1251"><text:span text:style-name="CharStyle7">988</text:span></text:p></table:table-cell></table:table-row><table:table-row table:style-name="Table37.R21"><table:table-cell table:style-name="Table37.Cell61"><text:p text:style-name="P4286"><text:span text:style-name="CharStyle7">18.</text:span></text:p></table:table-cell><table:table-cell table:style-name="Table37.Cell62"><text:p text:style-name="P2614"><text:span text:style-name="CharStyle7">Sunway Damansara PJU 3</text:span></text:p></table:table-cell><table:table-cell table:style-name="Table37.Cell63"><text:p text:style-name="P1403"><text:span text:style-name="CharStyle7">2,110</text:span></text:p></table:table-cell></table:table-row></table:table><text:p text:style-name="P1691"><text:span text:style-name="CharStyle58">47,533</text:span></text:p></draw:text-box></draw:frame></text:p>
        <text:p text:style-name="P813"/>
        <text:p text:style-name="P814"/>
        <text:p text:style-name="P815"/>
        <text:p text:style-name="P816"/>
        <text:p text:style-name="P817"/>
        <text:p text:style-name="P818"/>
        <text:p text:style-name="P819"/>
        <text:p text:style-name="P820"/>
        <text:p text:style-name="P821"/>
        <text:p text:style-name="P822"/>
        <text:p text:style-name="P823"/>
        <text:p text:style-name="P824"/>
        <text:p text:style-name="P825"/>
        <text:p text:style-name="P826"/>
        <text:p text:style-name="P827"/>
        <text:p text:style-name="P828"/>
        <text:p text:style-name="P829"/>
        <text:p text:style-name="P830"/>
        <text:p text:style-name="P831"/>
        <text:p text:style-name="P832"/>
        <text:p text:style-name="P833"/>
        <text:p text:style-name="P834"/>
        <text:p text:style-name="P835"/>
        <text:p text:style-name="P836"/>
        <text:p text:style-name="P837"/>
        <text:p text:style-name="P838"/>
        <text:p text:style-name="P839"/>
        <text:p text:style-name="P840"/>
        <text:p text:style-name="P841"/>
        <text:p text:style-name="P842"/>
        <text:p text:style-name="P843"/>
        <text:p text:style-name="P844"/>
        <text:p text:style-name="P845"/>
        <text:p text:style-name="P846"/>
        <text:p text:style-name="P847"/>
        <text:p text:style-name="P848"/>
        <text:p text:style-name="P849"/>
      </text:section>
      <text:section text:style-name="Sect44" text:name="Section44">
        <text:h text:outline-level="1" text:style-name="P4694"><text:bookmark-start text:name="bookmark37"/><text:span text:style-name="CharStyle29">(1) (2)</text:span><text:bookmark-end text:name="bookmark37"/></text:h>
        <text:p text:style-name="P1690"><text:span text:style-name="CharStyle7">Bahagian Pilihan Raya<text:tab/>Daerah<text:tab/>Mengundi</text:span></text:p>
        <text:p text:style-name="P2445"><draw:frame draw:style-name="fr236" svg:x="2.715cm" svg:y="1.744cm" fo:min-width="3.819cm" fo:min-height="0.526cm" text:anchor-type="paragraph"><draw:text-box><text:p text:style-name="P3870"><text:span text:style-name="CharStyle12">N. 37BUKIT LANJAN</text:span></text:p></draw:text-box></draw:frame><draw:frame draw:style-name="fr237" svg:x="15.972cm" svg:y="0.000cm" svg:width="3.133cm" fo:min-height="1.236cm" text:anchor-type="paragraph"><draw:text-box><text:p text:style-name="P1218"><text:span text:style-name="CharStyle106">(</text:span><text:span text:style-name="CharStyle107">3</text:span><text:span text:style-name="CharStyle106">)</text:span></text:p><text:p text:style-name="P3872"><text:span text:style-name="CharStyle12">Bilangan Pemilih</text:span></text:p></draw:text-box></draw:frame><draw:frame draw:style-name="fr235" svg:x="8.751cm" svg:y="0.686cm" svg:width="10.626cm" fo:min-height="0.002cm" text:anchor-type="paragraph"><draw:text-box><text:p text:style-name="P1386"><text:span text:style-name="CharStyle70">Polling District</text:span></text:p><text:p text:style-name="P3931"><text:span text:style-name="CharStyle70">Number of Electors</text:span></text:p><table:table table:style-name="Table38"><table:table-column table:style-name="Table38.C1"/><table:table-column table:style-name="Table38.C2"/><table:table-row table:style-name="Table38.R1"><table:table-cell table:style-name="Table38.Cell1"><text:p text:style-name="P3150"><text:span text:style-name="CharStyle7">1. Desa Jaya Jalan 1- Jalan 19</text:span></text:p></table:table-cell><table:table-cell table:style-name="Table38.Cell2"><text:p text:style-name="P4098"><text:span text:style-name="CharStyle7">2,530</text:span></text:p></table:table-cell></table:table-row><table:table-row table:style-name="Table38.R2"><table:table-cell table:style-name="Table38.Cell3"><text:p text:style-name="P1962"><text:span text:style-name="CharStyle7">2. Sri Damansara Jalan SD1-SD 5</text:span></text:p></table:table-cell><table:table-cell table:style-name="Table38.Cell4"><text:p text:style-name="P2638"><text:span text:style-name="CharStyle7">4,271</text:span></text:p></table:table-cell></table:table-row><table:table-row table:style-name="Table38.R3"><table:table-cell table:style-name="Table38.Cell5"><text:p text:style-name="P1427"><text:span text:style-name="CharStyle7">3. Sri Damansara Jalan SD7 - Jalan</text:span></text:p></table:table-cell><table:table-cell table:style-name="Table38.Cell6"><text:p text:style-name="P1863"><text:span text:style-name="CharStyle7">2,949</text:span></text:p></table:table-cell></table:table-row><table:table-row table:style-name="Table38.R4"><table:table-cell table:style-name="Table38.Cell7"><text:p text:style-name="P2531"><text:span text:style-name="CharStyle7">SD9</text:span></text:p></table:table-cell><table:table-cell table:style-name="Table38.Cell8"><text:p text:style-name="P4587"/></table:table-cell></table:table-row><table:table-row table:style-name="Table38.R5"><table:table-cell table:style-name="Table38.Cell9"><text:p text:style-name="P2644"><text:span text:style-name="CharStyle7">4. Bukit Lanjan</text:span></text:p></table:table-cell><table:table-cell table:style-name="Table38.Cell10"><text:p text:style-name="P3874"><text:span text:style-name="CharStyle7">3,376</text:span></text:p></table:table-cell></table:table-row><table:table-row table:style-name="Table38.R6"><table:table-cell table:style-name="Table38.Cell11"><text:p text:style-name="P1732"><text:span text:style-name="CharStyle7">5. Desa Jaya Jalan 20-Jalan 38</text:span></text:p></table:table-cell><table:table-cell table:style-name="Table38.Cell12"><text:p text:style-name="P2414"><text:span text:style-name="CharStyle7">2,441</text:span></text:p></table:table-cell></table:table-row><table:table-row table:style-name="Table38.R7"><table:table-cell table:style-name="Table38.Cell13"><text:p text:style-name="P2319"><text:span text:style-name="CharStyle7">6. Desa Jaya Jalan 39-Jalan 56</text:span></text:p></table:table-cell><table:table-cell table:style-name="Table38.Cell14"><text:p text:style-name="P3013"><text:span text:style-name="CharStyle7">1,600</text:span></text:p></table:table-cell></table:table-row><table:table-row table:style-name="Table38.R8"><table:table-cell table:style-name="Table38.Cell15"><text:p text:style-name="P4053"><text:span text:style-name="CharStyle7">7. Damansara Damai PJU 10</text:span></text:p></table:table-cell><table:table-cell table:style-name="Table38.Cell16"><text:p text:style-name="P2464"><text:span text:style-name="CharStyle7">2,141</text:span></text:p></table:table-cell></table:table-row><table:table-row table:style-name="Table38.R9"><table:table-cell table:style-name="Table38.Cell17"><text:p text:style-name="P2580"><text:span text:style-name="CharStyle7">8. Sri Damansara Jalan SD 10</text:span></text:p></table:table-cell><table:table-cell table:style-name="Table38.Cell18"><text:p text:style-name="P3876"><text:span text:style-name="CharStyle7">3,998</text:span></text:p></table:table-cell></table:table-row><table:table-row table:style-name="Table38.R10"><table:table-cell table:style-name="Table38.Cell19"><text:p text:style-name="P3878"><text:span text:style-name="CharStyle7">9. Sri Damansara Jalan SD 12</text:span></text:p></table:table-cell><table:table-cell table:style-name="Table38.Cell20"><text:p text:style-name="P3880"><text:span text:style-name="CharStyle7">577</text:span></text:p></table:table-cell></table:table-row><table:table-row table:style-name="Table38.R11"><table:table-cell table:style-name="Table38.Cell21"><text:p text:style-name="P3882"><text:span text:style-name="CharStyle7">10. Saujana Damansara PJU 10</text:span></text:p></table:table-cell><table:table-cell table:style-name="Table38.Cell22"><text:p text:style-name="P3884"><text:span text:style-name="CharStyle7">2,383</text:span></text:p></table:table-cell></table:table-row><table:table-row table:style-name="Table38.R12"><table:table-cell table:style-name="Table38.Cell23"><text:p text:style-name="P3887"><text:span text:style-name="CharStyle7">11. Taman Ehsan Jalan 5</text:span></text:p></table:table-cell><table:table-cell table:style-name="Table38.Cell24"><text:p text:style-name="P3484"><text:span text:style-name="CharStyle7">2,306</text:span></text:p></table:table-cell></table:table-row><table:table-row table:style-name="Table38.R13"><table:table-cell table:style-name="Table38.Cell25"><text:p text:style-name="P1225"><text:span text:style-name="CharStyle7">12. Taman Ehsan Jalan 2</text:span></text:p></table:table-cell><table:table-cell table:style-name="Table38.Cell26"><text:p text:style-name="P1813"><text:span text:style-name="CharStyle7">2,313</text:span></text:p></table:table-cell></table:table-row><table:table-row table:style-name="Table38.R14"><table:table-cell table:style-name="Table38.Cell27"><text:p text:style-name="P4567"><text:span text:style-name="CharStyle7">13. Desa Aman Puri</text:span></text:p></table:table-cell><table:table-cell table:style-name="Table38.Cell28"><text:p text:style-name="P1751"><text:span text:style-name="CharStyle7">4,993</text:span></text:p></table:table-cell></table:table-row><table:table-row table:style-name="Table38.R15"><table:table-cell table:style-name="Table38.Cell29"><text:p text:style-name="P3889"><text:span text:style-name="CharStyle7">14. Taman Ehsan Jalan 4</text:span></text:p></table:table-cell><table:table-cell table:style-name="Table38.Cell30"><text:p text:style-name="P1824"><text:span text:style-name="CharStyle7">2,445</text:span></text:p></table:table-cell></table:table-row><table:table-row table:style-name="Table38.R16"><table:table-cell table:style-name="Table38.Cell31"><text:p text:style-name="P2612"><text:span text:style-name="CharStyle7">15. Sungai Buloh</text:span></text:p></table:table-cell><table:table-cell table:style-name="Table38.Cell32"><text:p text:style-name="P3891"><text:span text:style-name="CharStyle7">2,714</text:span></text:p></table:table-cell></table:table-row><table:table-row table:style-name="Table38.R17"><table:table-cell table:style-name="Table38.Cell33"><text:p text:style-name="P3063"><text:span text:style-name="CharStyle7">16. Selayang Utama</text:span></text:p></table:table-cell><table:table-cell table:style-name="Table38.Cell34"><text:p text:style-name="P1834"><text:span text:style-name="CharStyle7">2,445</text:span></text:p></table:table-cell></table:table-row><table:table-row table:style-name="Table38.R18"><table:table-cell table:style-name="Table38.Cell35"><text:p text:style-name="P2508"><text:span text:style-name="CharStyle7">17. KepongUtara</text:span></text:p></table:table-cell><table:table-cell table:style-name="Table38.Cell36"><text:p text:style-name="P3893"><text:span text:style-name="CharStyle7">1,781</text:span></text:p></table:table-cell></table:table-row><table:table-row table:style-name="Table38.R19"><table:table-cell table:style-name="Table38.Cell37"><text:p text:style-name="P3043"><text:span text:style-name="CharStyle7">18. Selayang Jaya</text:span></text:p></table:table-cell><table:table-cell table:style-name="Table38.Cell38"><text:p text:style-name="P3895"><text:span text:style-name="CharStyle7">3,726</text:span></text:p></table:table-cell></table:table-row><table:table-row table:style-name="Table38.R20"><table:table-cell table:style-name="Table38.Cell39"><text:p text:style-name="P3897"><text:span text:style-name="CharStyle7">19. Taman Daya</text:span></text:p></table:table-cell><table:table-cell table:style-name="Table38.Cell40"><text:p text:style-name="P3900"><text:span text:style-name="CharStyle7">2,196</text:span></text:p></table:table-cell></table:table-row><table:table-row table:style-name="Table38.R21"><table:table-cell table:style-name="Table38.Cell41"><text:p text:style-name="P3903"><text:span text:style-name="CharStyle7">20. Taman Indah Perdana</text:span></text:p></table:table-cell><table:table-cell table:style-name="Table38.Cell42"><text:p text:style-name="P4541"><text:span text:style-name="CharStyle7">1,322</text:span></text:p></table:table-cell></table:table-row></table:table><text:p text:style-name="P4066"><text:span text:style-name="CharStyle73">48</text:span></text:p></draw:text-box></draw:frame><text:span text:style-name="CharStyle115">Negeri<text:line-break/></text:span><text:span text:style-name="CharStyle30">State Constituency</text:span></text:p>
      </text:section>
      <text:section text:style-name="Sect45" text:name="Section45">
        <text:p text:style-name="P4695"><draw:frame draw:style-name="fr238" svg:x="8.767cm" svg:y="3.320cm" fo:min-width="3.353cm" fo:min-height="0.526cm" text:anchor-type="paragraph"><draw:text-box><text:p text:style-name="P2090"><text:span text:style-name="CharStyle12">21. Taman Bidara</text:span></text:p></draw:text-box></draw:frame><draw:frame draw:style-name="fr239" svg:x="10.029cm" svg:y="0.000cm" svg:width="3.369cm" fo:min-height="1.236cm" text:anchor-type="paragraph"><draw:text-box><text:p text:style-name="P2211"><text:span text:style-name="CharStyle141">(</text:span><text:span text:style-name="CharStyle142">2</text:span><text:span text:style-name="CharStyle141">)</text:span></text:p><text:p text:style-name="P2167"><text:span text:style-name="CharStyle12">Daerah Mengundi</text:span></text:p></draw:text-box></draw:frame><draw:frame draw:style-name="fr240" svg:x="10.215cm" svg:y="2.193cm" fo:min-width="2.930cm" fo:min-height="0.550cm" text:anchor-type="paragraph"><draw:text-box><text:p text:style-name="P3905"><text:span text:style-name="CharStyle19">Polling District</text:span></text:p></draw:text-box></draw:frame><draw:frame draw:style-name="fr241" svg:x="3.129cm" svg:y="0.025cm" svg:width="4.082cm" fo:min-height="2.782cm" text:anchor-type="paragraph"><draw:text-box><text:h text:outline-level="1" text:style-name="P2405"><text:bookmark-start text:name="bookmark38"/><text:span text:style-name="CharStyle48">(1)</text:span><text:bookmark-end text:name="bookmark38"/></text:h><text:p text:style-name="P4573"><text:span text:style-name="CharStyle12">Bahagian Pilihan Raya<text:line-break/>Negeri<text:line-break/></text:span><text:span text:style-name="CharStyle20">State Constituency</text:span></text:p></draw:text-box></draw:frame><draw:frame draw:style-name="fr242" svg:x="15.905cm" svg:y="0.000cm" svg:width="3.302cm" fo:min-height="1.252cm" text:anchor-type="paragraph"><draw:text-box><text:h text:outline-level="1" text:style-name="P2213"><text:bookmark-start text:name="bookmark39"/><text:span text:style-name="CharStyle48">(3)</text:span><text:bookmark-end text:name="bookmark39"/></text:h><text:p text:style-name="P3907"><text:span text:style-name="CharStyle12">Bilangan Pemilih</text:span></text:p></draw:text-box></draw:frame><draw:frame draw:style-name="fr243" svg:x="15.718cm" svg:y="2.193cm" fo:min-width="3.658cm" fo:min-height="0.550cm" text:anchor-type="paragraph"><draw:text-box><text:p text:style-name="P4019"><text:span text:style-name="CharStyle19">Number of Electors</text:span></text:p></draw:text-box></draw:frame><text:span text:style-name="CharStyle7">2,395</text:span></text:p>
        <text:p text:style-name="P2105"><text:span text:style-name="CharStyle23">54,902</text:span></text:p>
        <text:p text:style-name="P2895"><text:span text:style-name="CharStyle7">Jumlah Bilangan Pemilih dalam Bahagian Pilihan Raya Persekutuan<text:tab/></text:span><text:span text:style-name="CharStyle138">150,439</text:span></text:p>
        <text:p text:style-name="P1680"><text:span text:style-name="CharStyle7">P. 106 Damansara:</text:span></text:p>
        <text:p text:style-name="P4140"><text:span text:style-name="CharStyle30">Total Number of Electors in the Federal Constituency of<text:line-break/>P. 106 Damansara:</text:span></text:p>
        <text:p text:style-name="P2074"><text:span text:style-name="CharStyle14">49</text:span></text:p>
      </text:section>
      <text:section text:style-name="Sect46" text:name="Section46">
        <text:p text:style-name="P4696"><draw:frame draw:style-name="fr244" svg:x="0.000cm" svg:y="0.000cm" svg:width="16.662cm" fo:min-height="0.002cm" text:anchor-type="paragraph"><draw:text-box><table:table table:style-name="Table39"><table:table-column table:style-name="Table39.C1"/><table:table-column table:style-name="Table39.C2"/><table:table-column table:style-name="Table39.C3"/><table:table-column table:style-name="Table39.C4"/><table:table-row table:style-name="Table39.R1"><table:table-cell table:style-name="Table39.Cell1"><text:p text:style-name="P3909"><text:span text:style-name="CharStyle7">(1)</text:span></text:p><text:p text:style-name="P2202"><text:span text:style-name="CharStyle7">Bahagian Pilihan Raya<text:line-break/>Negeri<text:line-break/></text:span><text:span text:style-name="CharStyle8">State Constituency</text:span></text:p></table:table-cell><table:table-cell table:style-name="Table39.Cell2"><text:p text:style-name="P4587"/></table:table-cell><table:table-cell table:style-name="Table39.Cell3"><text:p text:style-name="P4088"><text:span text:style-name="CharStyle7">(2)</text:span></text:p><text:p text:style-name="P4339"><text:span text:style-name="CharStyle7">Daerah Mengundi<text:line-break/></text:span><text:span text:style-name="CharStyle8">Polling District</text:span></text:p></table:table-cell><table:table-cell table:style-name="Table39.Cell4"><text:p text:style-name="P4509"><text:span text:style-name="CharStyle7">(3)</text:span></text:p><text:p text:style-name="P2440"><text:span text:style-name="CharStyle7">Bilangan Pemilih<text:line-break/></text:span><text:span text:style-name="CharStyle8">Number of Electors</text:span></text:p></table:table-cell></table:table-row><table:table-row table:style-name="Table39.R2"><table:table-cell table:style-name="Table39.Cell5"><text:p text:style-name="P3110"><text:span text:style-name="CharStyle7">N. 38 PAYA JARAS</text:span></text:p></table:table-cell><table:table-cell table:style-name="Table39.Cell6"><text:p text:style-name="P2018"><text:span text:style-name="CharStyle7">1.</text:span></text:p></table:table-cell><table:table-cell table:style-name="Table39.Cell7"><text:p text:style-name="P2687"><text:span text:style-name="CharStyle7">Petempatan Sungai Buloh</text:span></text:p></table:table-cell><table:table-cell table:style-name="Table39.Cell8"><text:p text:style-name="P1476"><text:span text:style-name="CharStyle7">3,904</text:span></text:p></table:table-cell></table:table-row><table:table-row table:style-name="Table39.R3"><table:table-cell table:style-name="Table39.Cell9"><text:p text:style-name="P4587"/></table:table-cell><table:table-cell table:style-name="Table39.Cell10"><text:p text:style-name="P3225"><text:span text:style-name="CharStyle7">2.</text:span></text:p></table:table-cell><table:table-cell table:style-name="Table39.Cell11"><text:p text:style-name="P3911"><text:span text:style-name="CharStyle7">Bandar Baru Sungai Buloh Utara</text:span></text:p></table:table-cell><table:table-cell table:style-name="Table39.Cell12"><text:p text:style-name="P3913"><text:span text:style-name="CharStyle7">3,182</text:span></text:p></table:table-cell></table:table-row><table:table-row table:style-name="Table39.R4"><table:table-cell table:style-name="Table39.Cell13"><text:p text:style-name="P4587"/></table:table-cell><table:table-cell table:style-name="Table39.Cell14"><text:p text:style-name="P3916"><text:span text:style-name="CharStyle7">3.</text:span></text:p></table:table-cell><table:table-cell table:style-name="Table39.Cell15"><text:p text:style-name="P4156"><text:span text:style-name="CharStyle7">Bukit Rahman Putra</text:span></text:p></table:table-cell><table:table-cell table:style-name="Table39.Cell16"><text:p text:style-name="P2063"><text:span text:style-name="CharStyle7">3,386</text:span></text:p></table:table-cell></table:table-row><table:table-row table:style-name="Table39.R5"><table:table-cell table:style-name="Table39.Cell17"><text:p text:style-name="P4587"/></table:table-cell><table:table-cell table:style-name="Table39.Cell18"><text:p text:style-name="P3099"><text:span text:style-name="CharStyle7">4.</text:span></text:p></table:table-cell><table:table-cell table:style-name="Table39.Cell19"><text:p text:style-name="P1901"><text:span text:style-name="CharStyle7">Merbau Sempak</text:span></text:p></table:table-cell><table:table-cell table:style-name="Table39.Cell20"><text:p text:style-name="P2575"><text:span text:style-name="CharStyle7">2,844</text:span></text:p></table:table-cell></table:table-row><table:table-row table:style-name="Table39.R6"><table:table-cell table:style-name="Table39.Cell21"><text:p text:style-name="P4587"/></table:table-cell><table:table-cell table:style-name="Table39.Cell22"><text:p text:style-name="P2225"><text:span text:style-name="CharStyle7">5.</text:span></text:p></table:table-cell><table:table-cell table:style-name="Table39.Cell23"><text:p text:style-name="P3918"><text:span text:style-name="CharStyle7">Paya Jaras</text:span></text:p></table:table-cell><table:table-cell table:style-name="Table39.Cell24"><text:p text:style-name="P1682"><text:span text:style-name="CharStyle7">4,541</text:span></text:p></table:table-cell></table:table-row><table:table-row table:style-name="Table39.R7"><table:table-cell table:style-name="Table39.Cell25"><text:p text:style-name="P4587"/></table:table-cell><table:table-cell table:style-name="Table39.Cell26"><text:p text:style-name="P3920"><text:span text:style-name="CharStyle7">6.</text:span></text:p></table:table-cell><table:table-cell table:style-name="Table39.Cell27"><text:p text:style-name="P3922"><text:span text:style-name="CharStyle7">Bandar Baru Sungai Buloh<text:line-break/>Selatan</text:span></text:p></table:table-cell><table:table-cell table:style-name="Table39.Cell28"><text:p text:style-name="P1513"><text:span text:style-name="CharStyle7">3,029</text:span></text:p></table:table-cell></table:table-row><table:table-row table:style-name="Table39.R8"><table:table-cell table:style-name="Table39.Cell29"><text:p text:style-name="P4587"/></table:table-cell><table:table-cell table:style-name="Table39.Cell30"><text:p text:style-name="P3924"><text:span text:style-name="CharStyle7">7.</text:span></text:p></table:table-cell><table:table-cell table:style-name="Table39.Cell31"><text:p text:style-name="P3926"><text:span text:style-name="CharStyle7">Sungai Pelong</text:span></text:p></table:table-cell><table:table-cell table:style-name="Table39.Cell32"><text:p text:style-name="P2094"><text:span text:style-name="CharStyle7">1,560</text:span></text:p></table:table-cell></table:table-row><table:table-row table:style-name="Table39.R9"><table:table-cell table:style-name="Table39.Cell33"><text:p text:style-name="P4587"/></table:table-cell><table:table-cell table:style-name="Table39.Cell34"><text:p text:style-name="P1246"><text:span text:style-name="CharStyle7">8.</text:span></text:p></table:table-cell><table:table-cell table:style-name="Table39.Cell35"><text:p text:style-name="P3928"><text:span text:style-name="CharStyle7">Paya Jaras Hilir</text:span></text:p></table:table-cell><table:table-cell table:style-name="Table39.Cell36"><text:p text:style-name="P3930"><text:span text:style-name="CharStyle7">1,837</text:span></text:p></table:table-cell></table:table-row><table:table-row table:style-name="Table39.R10"><table:table-cell table:style-name="Table39.Cell37"><text:p text:style-name="P4587"/></table:table-cell><table:table-cell table:style-name="Table39.Cell38"><text:p text:style-name="P2121"><text:span text:style-name="CharStyle7">9.</text:span></text:p></table:table-cell><table:table-cell table:style-name="Table39.Cell39"><text:p text:style-name="P2794"><text:span text:style-name="CharStyle7">Matang Pagar</text:span></text:p></table:table-cell><table:table-cell table:style-name="Table39.Cell40"><text:p text:style-name="P4585"><text:span text:style-name="CharStyle7">2,215</text:span></text:p></table:table-cell></table:table-row><table:table-row table:style-name="Table39.R11"><table:table-cell table:style-name="Table39.Cell41"><text:p text:style-name="P4587"/></table:table-cell><table:table-cell table:style-name="Table39.Cell42"><text:p text:style-name="P2447"><text:span text:style-name="CharStyle7">10.</text:span></text:p></table:table-cell><table:table-cell table:style-name="Table39.Cell43"><text:p text:style-name="P3932"><text:span text:style-name="CharStyle7">Kubu Gajah</text:span></text:p></table:table-cell><table:table-cell table:style-name="Table39.Cell44"><text:p text:style-name="P2636"><text:span text:style-name="CharStyle7">2,880</text:span></text:p></table:table-cell></table:table-row><table:table-row table:style-name="Table39.R12"><table:table-cell table:style-name="Table39.Cell45"><text:p text:style-name="P4587"/></table:table-cell><table:table-cell table:style-name="Table39.Cell46"><text:p text:style-name="P4049"><text:span text:style-name="CharStyle7">11.</text:span></text:p></table:table-cell><table:table-cell table:style-name="Table39.Cell47"><text:p text:style-name="P2437"><text:span text:style-name="CharStyle7">Kem Sungai Buloh</text:span></text:p></table:table-cell><table:table-cell table:style-name="Table39.Cell48"><text:p text:style-name="P1238"><text:span text:style-name="CharStyle7">1,547</text:span></text:p></table:table-cell></table:table-row><table:table-row table:style-name="Table39.R13"><table:table-cell table:style-name="Table39.Cell49"><text:p text:style-name="P4587"/></table:table-cell><table:table-cell table:style-name="Table39.Cell50"><text:p text:style-name="P3934"><text:span text:style-name="CharStyle7">12.</text:span></text:p></table:table-cell><table:table-cell table:style-name="Table39.Cell51"><text:p text:style-name="P2950"><text:span text:style-name="CharStyle7">Taman Saujana Utama</text:span></text:p></table:table-cell><table:table-cell table:style-name="Table39.Cell52"><text:p text:style-name="P4256"><text:span text:style-name="CharStyle7">3,117</text:span></text:p></table:table-cell></table:table-row><table:table-row table:style-name="Table39.R14"><table:table-cell table:style-name="Table39.Cell53"><text:p text:style-name="P4587"/></table:table-cell><table:table-cell table:style-name="Table39.Cell54"><text:p text:style-name="P4587"/></table:table-cell><table:table-cell table:style-name="Table39.Cell55"><text:p text:style-name="P4587"/></table:table-cell><table:table-cell table:style-name="Table39.Cell56"><text:p text:style-name="P1579"><text:span text:style-name="CharStyle7">34,042</text:span></text:p></table:table-cell></table:table-row><table:table-row table:style-name="Table39.R15"><table:table-cell table:style-name="Table39.Cell57"><text:p text:style-name="P3936"><text:span text:style-name="CharStyle7">N. 39 KOTA DAMANSARA</text:span></text:p></table:table-cell><table:table-cell table:style-name="Table39.Cell58"><text:p text:style-name="P3010"><text:span text:style-name="CharStyle7">1.</text:span></text:p></table:table-cell><table:table-cell table:style-name="Table39.Cell59"><text:p text:style-name="P3939"><text:span text:style-name="CharStyle7">Kampung Baharu Sungai Buloh<text:line-break/>Sekolah</text:span></text:p></table:table-cell><table:table-cell table:style-name="Table39.Cell60"><text:p text:style-name="P3941"><text:span text:style-name="CharStyle7">3,045</text:span></text:p></table:table-cell></table:table-row><table:table-row table:style-name="Table39.R16"><table:table-cell table:style-name="Table39.Cell61"><text:p text:style-name="P4587"/></table:table-cell><table:table-cell table:style-name="Table39.Cell62"><text:p text:style-name="P1580"><text:span text:style-name="CharStyle7">2.</text:span></text:p></table:table-cell><table:table-cell table:style-name="Table39.Cell63"><text:p text:style-name="P3943"><text:span text:style-name="CharStyle7">Kampung Baharu Sungai Buloh<text:line-break/>Sekolah</text:span></text:p></table:table-cell><table:table-cell table:style-name="Table39.Cell64"><text:p text:style-name="P2994"><text:span text:style-name="CharStyle7">1,867</text:span></text:p></table:table-cell></table:table-row><table:table-row table:style-name="Table39.R17"><table:table-cell table:style-name="Table39.Cell65"><text:p text:style-name="P4587"/></table:table-cell><table:table-cell table:style-name="Table39.Cell66"><text:p text:style-name="P3945"><text:span text:style-name="CharStyle7">3.</text:span></text:p></table:table-cell><table:table-cell table:style-name="Table39.Cell67"><text:p text:style-name="P2810"><text:span text:style-name="CharStyle7">RRI Sungai Buloh</text:span></text:p></table:table-cell><table:table-cell table:style-name="Table39.Cell68"><text:p text:style-name="P1597"><text:span text:style-name="CharStyle7">1,694</text:span></text:p></table:table-cell></table:table-row><table:table-row table:style-name="Table39.R18"><table:table-cell table:style-name="Table39.Cell69"><text:p text:style-name="P4587"/></table:table-cell><table:table-cell table:style-name="Table39.Cell70"><text:p text:style-name="P4587"/></table:table-cell><table:table-cell table:style-name="Table39.Cell71"><text:p text:style-name="P2916"><text:span text:style-name="CharStyle7">50</text:span></text:p></table:table-cell><table:table-cell table:style-name="Table39.Cell72"><text:p text:style-name="P4587"/></table:table-cell></table:table-row></table:table></draw:text-box></draw:frame></text:p>
        <text:p text:style-name="P852"/>
      </text:section>
      <text:section text:style-name="Sect47" text:name="Section47">
        <text:h text:outline-level="1" text:style-name="P4697"><text:bookmark-start text:name="bookmark40"/><text:span text:style-name="CharStyle29">(1)</text:span><text:bookmark-end text:name="bookmark40"/></text:h>
        <text:p text:style-name="P3977"><draw:frame draw:style-name="fr246" svg:x="8.751cm" svg:y="0.000cm" svg:width="10.626cm" fo:min-height="0.002cm" text:anchor-type="paragraph"><draw:text-box><table:table table:style-name="Table40"><table:table-column table:style-name="Table40.C1"/><table:table-column table:style-name="Table40.C2"/><table:table-column table:style-name="Table40.C3"/><table:table-row table:style-name="Table40.R1"><table:table-cell table:style-name="Table40.Cell1"><text:p text:style-name="P4587"/></table:table-cell><table:table-cell table:style-name="Table40.Cell2"><text:p text:style-name="P3700"><text:span text:style-name="CharStyle7">(2)</text:span></text:p></table:table-cell><table:table-cell table:style-name="Table40.Cell3"><text:p text:style-name="P2681"><text:span text:style-name="CharStyle7">(3)</text:span></text:p></table:table-cell></table:table-row><table:table-row table:style-name="Table40.R2"><table:table-cell table:style-name="Table40.Cell4"><text:p text:style-name="P4587"/></table:table-cell><table:table-cell table:style-name="Table40.Cell5"><text:p text:style-name="P1763"><text:span text:style-name="CharStyle7">Daerah Mengundi</text:span></text:p></table:table-cell><table:table-cell table:style-name="Table40.Cell6"><text:p text:style-name="P3947"><text:span text:style-name="CharStyle7">Bilangan Pemilih</text:span></text:p></table:table-cell></table:table-row><table:table-row table:style-name="Table40.R3"><table:table-cell table:style-name="Table40.Cell7"><text:p text:style-name="P4587"/></table:table-cell><table:table-cell table:style-name="Table40.Cell8"><text:p text:style-name="P1563"><text:span text:style-name="CharStyle8">Polling District</text:span></text:p></table:table-cell><table:table-cell table:style-name="Table40.Cell9"><text:p text:style-name="P2329"><text:span text:style-name="CharStyle8">Number of Electors</text:span></text:p></table:table-cell></table:table-row><table:table-row table:style-name="Table40.R4"><table:table-cell table:style-name="Table40.Cell10"><text:p text:style-name="P3037"><text:span text:style-name="CharStyle7">4.</text:span></text:p></table:table-cell><table:table-cell table:style-name="Table40.Cell11"><text:p text:style-name="P3851"><text:span text:style-name="CharStyle7">Pinggiran Subang</text:span></text:p></table:table-cell><table:table-cell table:style-name="Table40.Cell12"><text:p text:style-name="P3949"><text:span text:style-name="CharStyle7">1,821</text:span></text:p></table:table-cell></table:table-row><table:table-row table:style-name="Table40.R5"><table:table-cell table:style-name="Table40.Cell13"><text:p text:style-name="P1318"><text:span text:style-name="CharStyle7">5.</text:span></text:p></table:table-cell><table:table-cell table:style-name="Table40.Cell14"><text:p text:style-name="P2034"><text:span text:style-name="CharStyle7">Taman Subang Baru</text:span></text:p></table:table-cell><table:table-cell table:style-name="Table40.Cell15"><text:p text:style-name="P2722"><text:span text:style-name="CharStyle7">2,330</text:span></text:p></table:table-cell></table:table-row><table:table-row table:style-name="Table40.R6"><table:table-cell table:style-name="Table40.Cell16"><text:p text:style-name="P3951"><text:span text:style-name="CharStyle7">6.</text:span></text:p></table:table-cell><table:table-cell table:style-name="Table40.Cell17"><text:p text:style-name="P3953"><text:span text:style-name="CharStyle7">Kampung Melayu Subang</text:span></text:p></table:table-cell><table:table-cell table:style-name="Table40.Cell18"><text:p text:style-name="P2977"><text:span text:style-name="CharStyle7">3,155</text:span></text:p></table:table-cell></table:table-row><table:table-row table:style-name="Table40.R7"><table:table-cell table:style-name="Table40.Cell19"><text:p text:style-name="P1760"><text:span text:style-name="CharStyle7">7.</text:span></text:p></table:table-cell><table:table-cell table:style-name="Table40.Cell20"><text:p text:style-name="P4142"><text:span text:style-name="CharStyle7">Subang Perdana</text:span></text:p></table:table-cell><table:table-cell table:style-name="Table40.Cell21"><text:p text:style-name="P1260"><text:span text:style-name="CharStyle7">2,354</text:span></text:p></table:table-cell></table:table-row><table:table-row table:style-name="Table40.R8"><table:table-cell table:style-name="Table40.Cell22"><text:p text:style-name="P4323"><text:span text:style-name="CharStyle7">8.</text:span></text:p></table:table-cell><table:table-cell table:style-name="Table40.Cell23"><text:p text:style-name="P2650"><text:span text:style-name="CharStyle7">Kota Damansara Seksyen 4 dan 5</text:span></text:p></table:table-cell><table:table-cell table:style-name="Table40.Cell24"><text:p text:style-name="P3304"><text:span text:style-name="CharStyle7">4,026</text:span></text:p></table:table-cell></table:table-row><table:table-row table:style-name="Table40.R9"><table:table-cell table:style-name="Table40.Cell25"><text:p text:style-name="P3955"><text:span text:style-name="CharStyle7">9.</text:span></text:p></table:table-cell><table:table-cell table:style-name="Table40.Cell26"><text:p text:style-name="P2897"><text:span text:style-name="CharStyle7">LTSSAAS Subang</text:span></text:p></table:table-cell><table:table-cell table:style-name="Table40.Cell27"><text:p text:style-name="P3957"><text:span text:style-name="CharStyle7">949</text:span></text:p></table:table-cell></table:table-row><table:table-row table:style-name="Table40.R10"><table:table-cell table:style-name="Table40.Cell28"><text:p text:style-name="P3959"><text:span text:style-name="CharStyle7">10.</text:span></text:p></table:table-cell><table:table-cell table:style-name="Table40.Cell29"><text:p text:style-name="P3095"><text:span text:style-name="CharStyle7">Kampung Baharu Subang</text:span></text:p></table:table-cell><table:table-cell table:style-name="Table40.Cell30"><text:p text:style-name="P1884"><text:span text:style-name="CharStyle7">3,132</text:span></text:p></table:table-cell></table:table-row><table:table-row table:style-name="Table40.R11"><table:table-cell table:style-name="Table40.Cell31"><text:p text:style-name="P2573"><text:span text:style-name="CharStyle7">11.</text:span></text:p></table:table-cell><table:table-cell table:style-name="Table40.Cell32"><text:p text:style-name="P1378"><text:span text:style-name="CharStyle7">Kota Damansara Seksyen 7</text:span></text:p></table:table-cell><table:table-cell table:style-name="Table40.Cell33"><text:p text:style-name="P4027"><text:span text:style-name="CharStyle7">3,570</text:span></text:p></table:table-cell></table:table-row><table:table-row table:style-name="Table40.R12"><table:table-cell table:style-name="Table40.Cell34"><text:p text:style-name="P2777"><text:span text:style-name="CharStyle7">12.</text:span></text:p></table:table-cell><table:table-cell table:style-name="Table40.Cell35"><text:p text:style-name="P3961"><text:span text:style-name="CharStyle7">Jalan Merbau Kampung Melayu<text:line-break/>Subang</text:span></text:p></table:table-cell><table:table-cell table:style-name="Table40.Cell36"><text:p text:style-name="P3963"><text:span text:style-name="CharStyle7">2,102</text:span></text:p></table:table-cell></table:table-row><table:table-row table:style-name="Table40.R13"><table:table-cell table:style-name="Table40.Cell37"><text:p text:style-name="P3965"><text:span text:style-name="CharStyle7">13.</text:span></text:p></table:table-cell><table:table-cell table:style-name="Table40.Cell38"><text:p text:style-name="P1851"><text:span text:style-name="CharStyle7">Mutiara Subang</text:span></text:p></table:table-cell><table:table-cell table:style-name="Table40.Cell39"><text:p text:style-name="P3968"><text:span text:style-name="CharStyle7">3,318</text:span></text:p></table:table-cell></table:table-row><table:table-row table:style-name="Table40.R14"><table:table-cell table:style-name="Table40.Cell40"><text:p text:style-name="P4134"><text:span text:style-name="CharStyle7">14.</text:span></text:p></table:table-cell><table:table-cell table:style-name="Table40.Cell41"><text:p text:style-name="P3970"><text:span text:style-name="CharStyle7">Kota Damansara Seksyen 6</text:span></text:p></table:table-cell><table:table-cell table:style-name="Table40.Cell42"><text:p text:style-name="P2748"><text:span text:style-name="CharStyle7">3,008</text:span></text:p></table:table-cell></table:table-row><table:table-row table:style-name="Table40.R15"><table:table-cell table:style-name="Table40.Cell43"><text:p text:style-name="P3972"><text:span text:style-name="CharStyle7">15.</text:span></text:p></table:table-cell><table:table-cell table:style-name="Table40.Cell44"><text:p text:style-name="P2231"><text:span text:style-name="CharStyle7">Kota Damansara Seksyen 8 dan 9</text:span></text:p></table:table-cell><table:table-cell table:style-name="Table40.Cell45"><text:p text:style-name="P4121"><text:span text:style-name="CharStyle7">1,673</text:span></text:p></table:table-cell></table:table-row><table:table-row table:style-name="Table40.R16"><table:table-cell table:style-name="Table40.Cell46"><text:p text:style-name="P1717"><text:span text:style-name="CharStyle7">16.</text:span></text:p></table:table-cell><table:table-cell table:style-name="Table40.Cell47"><text:p text:style-name="P3975"><text:span text:style-name="CharStyle7">Kota Damansara Seksyen 10</text:span></text:p></table:table-cell><table:table-cell table:style-name="Table40.Cell48"><text:p text:style-name="P1221"><text:span text:style-name="CharStyle7">1,362</text:span></text:p></table:table-cell></table:table-row><table:table-row table:style-name="Table40.R17"><table:table-cell table:style-name="Table40.Cell49"><text:p text:style-name="P4587"/></table:table-cell><table:table-cell table:style-name="Table40.Cell50"><text:p text:style-name="P4172"><text:span text:style-name="CharStyle7">dan 11</text:span></text:p></table:table-cell><table:table-cell table:style-name="Table40.Cell51"><text:p text:style-name="P3181"><text:span text:style-name="CharStyle7">39,406</text:span></text:p></table:table-cell></table:table-row></table:table></draw:text-box></draw:frame><text:span text:style-name="CharStyle7">Bahagian Pilihan Raya<text:line-break/>Negeri<text:line-break/></text:span><text:span text:style-name="CharStyle8">State Constituency</text:span></text:p>
        <text:p text:style-name="P3979"><text:span text:style-name="CharStyle7">Jumlah Bilangan Pemilih dalam Bahagian Pilihan Raya Persekutuan<text:tab/>73,448</text:span></text:p>
        <text:p text:style-name="P3981"><text:span text:style-name="CharStyle7">P. 107 Sungai Buloh:</text:span></text:p>
        <text:p text:style-name="P3421"><text:span text:style-name="CharStyle30">Total Number of Electors in the Federal Constituency of<text:line-break/>P. 107 Sungai Buloh:</text:span></text:p>
        <text:p text:style-name="P4397"><text:span text:style-name="CharStyle14">51</text:span></text:p>
      </text:section>
      <text:section text:style-name="Sect48" text:name="Section48">
        <text:p text:style-name="P4698"><draw:frame draw:style-name="fr247" svg:x="0.000cm" svg:y="0.000cm" svg:width="16.655cm" fo:min-height="0.002cm" text:anchor-type="paragraph"><draw:text-box><table:table table:style-name="Table41"><table:table-column table:style-name="Table41.C1"/><table:table-column table:style-name="Table41.C2"/><table:table-column table:style-name="Table41.C3"/><table:table-row table:style-name="Table41.R1"><table:table-cell table:style-name="Table41.Cell1"><text:p text:style-name="P2941"><text:span text:style-name="CharStyle7">(1)</text:span></text:p></table:table-cell><table:table-cell table:style-name="Table41.Cell2"><text:p text:style-name="P2813"><text:span text:style-name="CharStyle7">(2)</text:span></text:p></table:table-cell><table:table-cell table:style-name="Table41.Cell3"><text:p text:style-name="P3166"><text:span text:style-name="CharStyle7">(3)</text:span></text:p></table:table-cell></table:table-row><table:table-row table:style-name="Table41.R2"><table:table-cell table:style-name="Table41.Cell4"><text:p text:style-name="P2272"><text:span text:style-name="CharStyle7">Bahagian Pilihan Raya<text:line-break/>Negeri</text:span></text:p></table:table-cell><table:table-cell table:style-name="Table41.Cell5"><text:p text:style-name="P3690"><text:span text:style-name="CharStyle7">Daerah Mengundi</text:span></text:p></table:table-cell><table:table-cell table:style-name="Table41.Cell6"><text:p text:style-name="P3984"><text:span text:style-name="CharStyle7">Bilangan Pemilih</text:span></text:p></table:table-cell></table:table-row><table:table-row table:style-name="Table41.R3"><table:table-cell table:style-name="Table41.Cell7"><text:p text:style-name="P3986"><text:span text:style-name="CharStyle8">State Constituency</text:span></text:p></table:table-cell><table:table-cell table:style-name="Table41.Cell8"><text:p text:style-name="P4478"><text:span text:style-name="CharStyle8">Polling District</text:span></text:p></table:table-cell><table:table-cell table:style-name="Table41.Cell9"><text:p text:style-name="P2466"><text:span text:style-name="CharStyle8">Number of Electors</text:span></text:p></table:table-cell></table:table-row><table:table-row table:style-name="Table41.R4"><table:table-cell table:style-name="Table41.Cell10"><text:p text:style-name="P1234"><text:span text:style-name="CharStyle7">N. 40 KOTAANGGERIK</text:span></text:p></table:table-cell><table:table-cell table:style-name="Table41.Cell11"><text:p text:style-name="P1923"><text:span text:style-name="CharStyle7">1. Setia Alam</text:span></text:p></table:table-cell><table:table-cell table:style-name="Table41.Cell12"><text:p text:style-name="P1731"><text:span text:style-name="CharStyle7">1,909</text:span></text:p></table:table-cell></table:table-row><table:table-row table:style-name="Table41.R5"><table:table-cell table:style-name="Table41.Cell13"><text:p text:style-name="P4587"/></table:table-cell><table:table-cell table:style-name="Table41.Cell14"><text:p text:style-name="P3445"><text:span text:style-name="CharStyle7">2. Monterez</text:span></text:p></table:table-cell><table:table-cell table:style-name="Table41.Cell15"><text:p text:style-name="P3364"><text:span text:style-name="CharStyle7">1,700</text:span></text:p></table:table-cell></table:table-row><table:table-row table:style-name="Table41.R6"><table:table-cell table:style-name="Table41.Cell16"><text:p text:style-name="P4587"/></table:table-cell><table:table-cell table:style-name="Table41.Cell17"><text:p text:style-name="P2425"><text:span text:style-name="CharStyle7">3. Shah Alam S 9</text:span></text:p></table:table-cell><table:table-cell table:style-name="Table41.Cell18"><text:p text:style-name="P1315"><text:span text:style-name="CharStyle7">3,576</text:span></text:p></table:table-cell></table:table-row><table:table-row table:style-name="Table41.R7"><table:table-cell table:style-name="Table41.Cell19"><text:p text:style-name="P4587"/></table:table-cell><table:table-cell table:style-name="Table41.Cell20"><text:p text:style-name="P2299"><text:span text:style-name="CharStyle7">4. Shah Alam S 8</text:span></text:p></table:table-cell><table:table-cell table:style-name="Table41.Cell21"><text:p text:style-name="P3989"><text:span text:style-name="CharStyle7">4,289</text:span></text:p></table:table-cell></table:table-row><table:table-row table:style-name="Table41.R8"><table:table-cell table:style-name="Table41.Cell22"><text:p text:style-name="P4587"/></table:table-cell><table:table-cell table:style-name="Table41.Cell23"><text:p text:style-name="P4017"><text:span text:style-name="CharStyle7">5. Shah Alam </text:span><text:span text:style-name="CharStyle143">Sl&amp;S</text:span><text:span text:style-name="CharStyle7"><text:s text:c="1"/>7/23-7/76</text:span></text:p></table:table-cell><table:table-cell table:style-name="Table41.Cell24"><text:p text:style-name="P1352"><text:span text:style-name="CharStyle7">2,149</text:span></text:p></table:table-cell></table:table-row><table:table-row table:style-name="Table41.R9"><table:table-cell table:style-name="Table41.Cell25"><text:p text:style-name="P4587"/></table:table-cell><table:table-cell table:style-name="Table41.Cell26"><text:p text:style-name="P2408"><text:span text:style-name="CharStyle7">6. Shah Alam S 6</text:span></text:p></table:table-cell><table:table-cell table:style-name="Table41.Cell27"><text:p text:style-name="P3104"><text:span text:style-name="CharStyle7">2,430</text:span></text:p></table:table-cell></table:table-row><table:table-row table:style-name="Table41.R10"><table:table-cell table:style-name="Table41.Cell28"><text:p text:style-name="P4587"/></table:table-cell><table:table-cell table:style-name="Table41.Cell29"><text:p text:style-name="P2188"><text:span text:style-name="CharStyle7">7. Shah Alam S 3</text:span></text:p></table:table-cell><table:table-cell table:style-name="Table41.Cell30"><text:p text:style-name="P2863"><text:span text:style-name="CharStyle7">1,072</text:span></text:p></table:table-cell></table:table-row><table:table-row table:style-name="Table41.R11"><table:table-cell table:style-name="Table41.Cell31"><text:p text:style-name="P4587"/></table:table-cell><table:table-cell table:style-name="Table41.Cell32"><text:p text:style-name="P1949"><text:span text:style-name="CharStyle7">8. Shah Alam S 2</text:span></text:p></table:table-cell><table:table-cell table:style-name="Table41.Cell33"><text:p text:style-name="P2625"><text:span text:style-name="CharStyle7">1,852</text:span></text:p></table:table-cell></table:table-row><table:table-row table:style-name="Table41.R12"><table:table-cell table:style-name="Table41.Cell34"><text:p text:style-name="P4587"/></table:table-cell><table:table-cell table:style-name="Table41.Cell35"><text:p text:style-name="P1700"><text:span text:style-name="CharStyle7">9. Shah Alam S 4 &amp; S 5</text:span></text:p></table:table-cell><table:table-cell table:style-name="Table41.Cell36"><text:p text:style-name="P2389"><text:span text:style-name="CharStyle7">2,087</text:span></text:p></table:table-cell></table:table-row><table:table-row table:style-name="Table41.R13"><table:table-cell table:style-name="Table41.Cell37"><text:p text:style-name="P4587"/></table:table-cell><table:table-cell table:style-name="Table41.Cell38"><text:p text:style-name="P1573"><text:span text:style-name="CharStyle7">10. Shah Alam S 10</text:span></text:p></table:table-cell><table:table-cell table:style-name="Table41.Cell39"><text:p text:style-name="P2264"><text:span text:style-name="CharStyle7">1,362</text:span></text:p></table:table-cell></table:table-row><table:table-row table:style-name="Table41.R14"><table:table-cell table:style-name="Table41.Cell40"><text:p text:style-name="P4587"/></table:table-cell><table:table-cell table:style-name="Table41.Cell41"><text:p text:style-name="P3991"><text:span text:style-name="CharStyle7">11. Shah Alam S 11, S 12 &amp; S 14</text:span></text:p></table:table-cell><table:table-cell table:style-name="Table41.Cell42"><text:p text:style-name="P3993"><text:span text:style-name="CharStyle7">3,727</text:span></text:p></table:table-cell></table:table-row><table:table-row table:style-name="Table41.R15"><table:table-cell table:style-name="Table41.Cell43"><text:p text:style-name="P4587"/></table:table-cell><table:table-cell table:style-name="Table41.Cell44"><text:p text:style-name="P2527"><text:span text:style-name="CharStyle7">12. Shah Alam S 15 &amp;S 16</text:span></text:p></table:table-cell><table:table-cell table:style-name="Table41.Cell45"><text:p text:style-name="P1319"><text:span text:style-name="CharStyle7">1,764</text:span></text:p></table:table-cell></table:table-row><table:table-row table:style-name="Table41.R16"><table:table-cell table:style-name="Table41.Cell46"><text:p text:style-name="P4587"/></table:table-cell><table:table-cell table:style-name="Table41.Cell47"><text:p text:style-name="P3995"><text:span text:style-name="CharStyle7">13. Mutiara Bukit Raja</text:span></text:p></table:table-cell><table:table-cell table:style-name="Table41.Cell48"><text:p text:style-name="P1646"><text:span text:style-name="CharStyle7">778</text:span></text:p></table:table-cell></table:table-row><table:table-row table:style-name="Table41.R17"><table:table-cell table:style-name="Table41.Cell49"><text:p text:style-name="P4587"/></table:table-cell><table:table-cell table:style-name="Table41.Cell50"><text:p text:style-name="P3997"><text:span text:style-name="CharStyle7">14. Pangsapuri S7</text:span></text:p></table:table-cell><table:table-cell table:style-name="Table41.Cell51"><text:p text:style-name="P2392"><text:span text:style-name="CharStyle7">3,023</text:span></text:p></table:table-cell></table:table-row><table:table-row table:style-name="Table41.R18"><table:table-cell table:style-name="Table41.Cell52"><text:p text:style-name="P4587"/></table:table-cell><table:table-cell table:style-name="Table41.Cell53"><text:p text:style-name="P3999"><text:span text:style-name="CharStyle7">15. Bukit JelutongU8</text:span></text:p></table:table-cell><table:table-cell table:style-name="Table41.Cell54"><text:p text:style-name="P4001"><text:span text:style-name="CharStyle7">2,837</text:span></text:p></table:table-cell></table:table-row><table:table-row table:style-name="Table41.R19"><table:table-cell table:style-name="Table41.Cell55"><text:p text:style-name="P4587"/></table:table-cell><table:table-cell table:style-name="Table41.Cell56"><text:p text:style-name="P1391"><text:span text:style-name="CharStyle7">16. Shah Alam S 13</text:span></text:p></table:table-cell><table:table-cell table:style-name="Table41.Cell57"><text:p text:style-name="P4003"><text:span text:style-name="CharStyle7">1,703</text:span></text:p></table:table-cell></table:table-row><table:table-row table:style-name="Table41.R20"><table:table-cell table:style-name="Table41.Cell58"><text:p text:style-name="P4587"/></table:table-cell><table:table-cell table:style-name="Table41.Cell59"><text:p text:style-name="P3059"><text:span text:style-name="CharStyle7">17. Apartment S16</text:span></text:p></table:table-cell><table:table-cell table:style-name="Table41.Cell60"><text:p text:style-name="P1830"><text:span text:style-name="CharStyle7">2,711</text:span></text:p></table:table-cell></table:table-row><table:table-row table:style-name="Table41.R21"><table:table-cell table:style-name="Table41.Cell61"><text:p text:style-name="P4587"/></table:table-cell><table:table-cell table:style-name="Table41.Cell62"><text:p text:style-name="P2818"><text:span text:style-name="CharStyle7">18. Bukit Bandaraya</text:span></text:p></table:table-cell><table:table-cell table:style-name="Table41.Cell63"><text:p text:style-name="P1587"><text:span text:style-name="CharStyle7">299</text:span></text:p></table:table-cell></table:table-row><table:table-row table:style-name="Table41.R22"><table:table-cell table:style-name="Table41.Cell64"><text:p text:style-name="P4587"/></table:table-cell><table:table-cell table:style-name="Table41.Cell65"><text:p text:style-name="P2581"><text:span text:style-name="CharStyle7">19. Bukit Subang<text:line-break/>52</text:span></text:p></table:table-cell><table:table-cell table:style-name="Table41.Cell66"><text:p text:style-name="P1359"><text:span text:style-name="CharStyle7">1,232</text:span></text:p></table:table-cell></table:table-row></table:table></draw:text-box></draw:frame></text:p>
        <text:p text:style-name="P855"/>
      </text:section>
      <text:section text:style-name="Sect49" text:name="Section49">
        <text:p text:style-name="P4699"><draw:frame draw:style-name="fr250" svg:x="3.119cm" svg:y="0.004cm" svg:width="10.185cm" fo:min-height="2.778cm" text:anchor-type="paragraph"><draw:text-box><text:h text:outline-level="1" text:style-name="P4513"><text:bookmark-start text:name="bookmark41"/><text:span text:style-name="CharStyle48">(1) (2)</text:span><text:bookmark-end text:name="bookmark41"/></text:h><text:p text:style-name="P3094"><text:span text:style-name="CharStyle12">Bahagian Pilihan Raya<text:tab/>Daerah<text:tab/>Mengundi</text:span></text:p><text:p text:style-name="P4008"><text:span text:style-name="CharStyle21">Negeri<text:line-break/></text:span><text:span text:style-name="CharStyle19">State Constituency</text:span></text:p></draw:text-box></draw:frame><draw:frame draw:style-name="fr251" svg:x="15.972cm" svg:y="0.000cm" svg:width="3.133cm" fo:min-height="1.236cm" text:anchor-type="paragraph"><draw:text-box><text:h text:outline-level="1" text:style-name="P2796"><text:bookmark-start text:name="bookmark42"/><text:span text:style-name="CharStyle65">(</text:span><text:span text:style-name="CharStyle66">3</text:span><text:span text:style-name="CharStyle65">)</text:span><text:bookmark-end text:name="bookmark42"/></text:h><text:p text:style-name="P1642"><text:span text:style-name="CharStyle12">Bilangan Pemilih</text:span></text:p></draw:text-box></draw:frame><draw:frame draw:style-name="fr252" svg:x="10.291cm" svg:y="2.193cm" svg:width="2.760cm" fo:min-height="0.533cm" text:anchor-type="paragraph"><draw:text-box><text:p text:style-name="P3676"><text:span text:style-name="CharStyle19">Polling District</text:span></text:p></draw:text-box></draw:frame><draw:frame draw:style-name="fr253" svg:x="15.794cm" svg:y="2.193cm" svg:width="3.480cm" fo:min-height="0.533cm" text:anchor-type="paragraph"><draw:text-box><text:p text:style-name="P4010"><text:span text:style-name="CharStyle19">Number of Electors</text:span></text:p></draw:text-box></draw:frame><draw:frame draw:style-name="fr254" svg:x="8.758cm" svg:y="3.293cm" svg:width="4.826cm" fo:min-height="0.533cm" text:anchor-type="paragraph"><draw:text-box><text:p text:style-name="P2006"><text:span text:style-name="CharStyle12">20. Shah AlamS 7/1-7/22</text:span></text:p></draw:text-box></draw:frame><draw:frame draw:style-name="fr255" svg:x="8.758cm" svg:y="3.293cm" svg:width="4.826cm" fo:min-height="0.533cm" text:anchor-type="paragraph"><draw:text-box><text:p text:style-name="P4199"><text:span text:style-name="CharStyle12">20. Shah AlamS 7/1-7/22</text:span></text:p></draw:text-box></draw:frame><draw:frame draw:style-name="fr256" svg:x="18.597cm" svg:y="3.293cm" svg:width="0.771cm" fo:min-height="0.526cm" text:anchor-type="paragraph"><draw:text-box><text:p text:style-name="P4012"><text:span text:style-name="CharStyle12">988</text:span></text:p></draw:text-box></draw:frame><draw:frame draw:style-name="fr257" svg:x="18.597cm" svg:y="3.293cm" svg:width="0.771cm" fo:min-height="0.526cm" text:anchor-type="paragraph"><draw:text-box><text:p text:style-name="P2127"><text:span text:style-name="CharStyle12">988</text:span></text:p></draw:text-box></draw:frame><draw:frame draw:style-name="fr258" svg:x="8.758cm" svg:y="4.394cm" svg:width="4.276cm" fo:min-height="0.533cm" text:anchor-type="paragraph"><draw:text-box><text:p text:style-name="P4014"><text:span text:style-name="CharStyle12">21. Kampung Budiman</text:span></text:p></draw:text-box></draw:frame><draw:frame draw:style-name="fr259" svg:x="8.758cm" svg:y="4.394cm" svg:width="4.276cm" fo:min-height="0.533cm" text:anchor-type="paragraph"><draw:text-box><text:p text:style-name="P4016"><text:span text:style-name="CharStyle12">21. Kampung Budiman</text:span></text:p></draw:text-box></draw:frame><draw:frame draw:style-name="fr260" svg:x="18.605cm" svg:y="4.394cm" svg:width="0.753cm" fo:min-height="0.524cm" text:anchor-type="paragraph"><draw:text-box><text:p text:style-name="P2545"><text:span text:style-name="CharStyle12">615</text:span></text:p></draw:text-box></draw:frame><draw:frame draw:style-name="fr261" svg:x="18.605cm" svg:y="4.394cm" svg:width="0.753cm" fo:min-height="0.524cm" text:anchor-type="paragraph"><draw:text-box><text:p text:style-name="P2876"><text:span text:style-name="CharStyle12">615</text:span></text:p></draw:text-box></draw:frame><draw:frame draw:style-name="fr262" svg:x="17.935cm" svg:y="5.495cm" svg:width="1.406cm" fo:min-height="0.526cm" text:anchor-type="paragraph"><draw:text-box><text:p text:style-name="P4132"><text:span text:style-name="CharStyle71">42,103</text:span></text:p></draw:text-box></draw:frame><draw:frame draw:style-name="fr263" svg:x="17.935cm" svg:y="5.495cm" svg:width="1.406cm" fo:min-height="0.526cm" text:anchor-type="paragraph"><draw:text-box><text:p text:style-name="P2546"><text:span text:style-name="CharStyle71">42,103</text:span></text:p></draw:text-box></draw:frame><draw:frame draw:style-name="fr264" svg:x="2.713cm" svg:y="7.696cm" svg:width="3.150cm" fo:min-height="0.526cm" text:anchor-type="paragraph"><draw:text-box><text:p text:style-name="P4123"><text:span text:style-name="CharStyle12">N. 41 BATU TIGA</text:span></text:p></draw:text-box></draw:frame><draw:frame draw:style-name="fr249" svg:x="8.749cm" svg:y="7.747cm" svg:width="10.626cm" fo:min-height="0.002cm" text:anchor-type="paragraph"><draw:text-box><table:table table:style-name="Table42"><table:table-column table:style-name="Table42.C1"/><table:table-column table:style-name="Table42.C2"/><table:table-column table:style-name="Table42.C3"/><table:table-row table:style-name="Table42.R1"><table:table-cell table:style-name="Table42.Cell1"><text:p text:style-name="P3336"><text:span text:style-name="CharStyle133">1</text:span><text:span text:style-name="CharStyle126">.</text:span></text:p></table:table-cell><table:table-cell table:style-name="Table42.Cell2"><text:p text:style-name="P1888"><text:span text:style-name="CharStyle7">Taman Batu Tiga</text:span></text:p></table:table-cell><table:table-cell table:style-name="Table42.Cell3"><text:p text:style-name="P1250"><text:span text:style-name="CharStyle7">1,634</text:span></text:p></table:table-cell></table:table-row><table:table-row table:style-name="Table42.R2"><table:table-cell table:style-name="Table42.Cell4"><text:p text:style-name="P1936"><text:span text:style-name="CharStyle7">2.</text:span></text:p></table:table-cell><table:table-cell table:style-name="Table42.Cell5"><text:p text:style-name="P2613"><text:span text:style-name="CharStyle7">Kampung Kebun Bunga</text:span></text:p></table:table-cell><table:table-cell table:style-name="Table42.Cell6"><text:p text:style-name="P1402"><text:span text:style-name="CharStyle7">864</text:span></text:p></table:table-cell></table:table-row><table:table-row table:style-name="Table42.R3"><table:table-cell table:style-name="Table42.Cell7"><text:p text:style-name="P2092"><text:span text:style-name="CharStyle7">3.</text:span></text:p></table:table-cell><table:table-cell table:style-name="Table42.Cell8"><text:p text:style-name="P4018"><text:span text:style-name="CharStyle7">Pinggiran USJ</text:span></text:p></table:table-cell><table:table-cell table:style-name="Table42.Cell9"><text:p text:style-name="P4138"><text:span text:style-name="CharStyle7">1,091</text:span></text:p></table:table-cell></table:table-row><table:table-row table:style-name="Table42.R4"><table:table-cell table:style-name="Table42.Cell10"><text:p text:style-name="P2732"><text:span text:style-name="CharStyle7">4.</text:span></text:p></table:table-cell><table:table-cell table:style-name="Table42.Cell11"><text:p text:style-name="P1512"><text:span text:style-name="CharStyle7">Shah Alam S 20 - S 23</text:span></text:p></table:table-cell><table:table-cell table:style-name="Table42.Cell12"><text:p text:style-name="P2196"><text:span text:style-name="CharStyle7">4,301</text:span></text:p></table:table-cell></table:table-row><table:table-row table:style-name="Table42.R5"><table:table-cell table:style-name="Table42.Cell13"><text:p text:style-name="P4020"><text:span text:style-name="CharStyle7">5.</text:span></text:p></table:table-cell><table:table-cell table:style-name="Table42.Cell14"><text:p text:style-name="P1641"><text:span text:style-name="CharStyle7">Shah AlamS 19/15-19/31</text:span></text:p></table:table-cell><table:table-cell table:style-name="Table42.Cell15"><text:p text:style-name="P3020"><text:span text:style-name="CharStyle7">1,801</text:span></text:p></table:table-cell></table:table-row><table:table-row table:style-name="Table42.R6"><table:table-cell table:style-name="Table42.Cell16"><text:p text:style-name="P1789"><text:span text:style-name="CharStyle7">6.</text:span></text:p></table:table-cell><table:table-cell table:style-name="Table42.Cell17"><text:p text:style-name="P1997"><text:span text:style-name="CharStyle7">Shah AlamS 19/1- 19/14</text:span></text:p></table:table-cell><table:table-cell table:style-name="Table42.Cell18"><text:p text:style-name="P4220"><text:span text:style-name="CharStyle7">3,363</text:span></text:p></table:table-cell></table:table-row><table:table-row table:style-name="Table42.R7"><table:table-cell table:style-name="Table42.Cell19"><text:p text:style-name="P2723"><text:span text:style-name="CharStyle7">7.</text:span></text:p></table:table-cell><table:table-cell table:style-name="Table42.Cell20"><text:p text:style-name="P4022"><text:span text:style-name="CharStyle7">Shah AlamS 24/1-24/38</text:span></text:p></table:table-cell><table:table-cell table:style-name="Table42.Cell21"><text:p text:style-name="P1745"><text:span text:style-name="CharStyle7">3,473</text:span></text:p></table:table-cell></table:table-row><table:table-row table:style-name="Table42.R8"><table:table-cell table:style-name="Table42.Cell22"><text:p text:style-name="P4024"><text:span text:style-name="CharStyle133">8</text:span><text:span text:style-name="CharStyle126">.</text:span></text:p></table:table-cell><table:table-cell table:style-name="Table42.Cell23"><text:p text:style-name="P1279"><text:span text:style-name="CharStyle7">Apartment S 24</text:span></text:p></table:table-cell><table:table-cell table:style-name="Table42.Cell24"><text:p text:style-name="P1355"><text:span text:style-name="CharStyle7">2,912</text:span></text:p></table:table-cell></table:table-row><table:table-row table:style-name="Table42.R9"><table:table-cell table:style-name="Table42.Cell25"><text:p text:style-name="P1463"><text:span text:style-name="CharStyle7">9.</text:span></text:p></table:table-cell><table:table-cell table:style-name="Table42.Cell26"><text:p text:style-name="P4026"><text:span text:style-name="CharStyle7">Shah Alam S 17 Timur</text:span></text:p></table:table-cell><table:table-cell table:style-name="Table42.Cell27"><text:p text:style-name="P2987"><text:span text:style-name="CharStyle7">4,148</text:span></text:p></table:table-cell></table:table-row><table:table-row table:style-name="Table42.R10"><table:table-cell table:style-name="Table42.Cell28"><text:p text:style-name="P1755"><text:span text:style-name="CharStyle7">10.</text:span></text:p></table:table-cell><table:table-cell table:style-name="Table42.Cell29"><text:p text:style-name="P2442"><text:span text:style-name="CharStyle7">Padang Jawa</text:span></text:p></table:table-cell><table:table-cell table:style-name="Table42.Cell30"><text:p text:style-name="P1228"><text:span text:style-name="CharStyle7">4,513</text:span></text:p></table:table-cell></table:table-row><table:table-row table:style-name="Table42.R11"><table:table-cell table:style-name="Table42.Cell31"><text:p text:style-name="P1912"><text:span text:style-name="CharStyle7">11.</text:span></text:p></table:table-cell><table:table-cell table:style-name="Table42.Cell32"><text:p text:style-name="P2590"><text:span text:style-name="CharStyle7">Sungai Rasau</text:span></text:p></table:table-cell><table:table-cell table:style-name="Table42.Cell33"><text:p text:style-name="P1397"><text:span text:style-name="CharStyle7">1,369</text:span></text:p></table:table-cell></table:table-row><table:table-row table:style-name="Table42.R12"><table:table-cell table:style-name="Table42.Cell34"><text:p text:style-name="P4028"><text:span text:style-name="CharStyle7">12.</text:span></text:p></table:table-cell><table:table-cell table:style-name="Table42.Cell35"><text:p text:style-name="P4031"><text:span text:style-name="CharStyle7">Kampung Kuantan</text:span></text:p></table:table-cell><table:table-cell table:style-name="Table42.Cell36"><text:p text:style-name="P1950"><text:span text:style-name="CharStyle7">2,923</text:span></text:p></table:table-cell></table:table-row><table:table-row table:style-name="Table42.R13"><table:table-cell table:style-name="Table42.Cell37"><text:p text:style-name="P4033"><text:span text:style-name="CharStyle7">13.</text:span></text:p></table:table-cell><table:table-cell table:style-name="Table42.Cell38"><text:p text:style-name="P1502"><text:span text:style-name="CharStyle7">Taman Kampung Kuantan</text:span></text:p></table:table-cell><table:table-cell table:style-name="Table42.Cell39"><text:p text:style-name="P2473"><text:span text:style-name="CharStyle7">910</text:span></text:p></table:table-cell></table:table-row><table:table-row table:style-name="Table42.R14"><table:table-cell table:style-name="Table42.Cell40"><text:p text:style-name="P4436"><text:span text:style-name="CharStyle7">14.</text:span></text:p></table:table-cell><table:table-cell table:style-name="Table42.Cell41"><text:p text:style-name="P4325"><text:span text:style-name="CharStyle7">Shah Alam S 17 Barat</text:span></text:p></table:table-cell><table:table-cell table:style-name="Table42.Cell42"><text:p text:style-name="P4035"><text:span text:style-name="CharStyle7">2,684</text:span></text:p></table:table-cell></table:table-row><table:table-row table:style-name="Table42.R15"><table:table-cell table:style-name="Table42.Cell43"><text:p text:style-name="P1653"><text:span text:style-name="CharStyle7">15.</text:span></text:p></table:table-cell><table:table-cell table:style-name="Table42.Cell44"><text:p text:style-name="P4037"><text:span text:style-name="CharStyle7">Rimba Jaya</text:span></text:p></table:table-cell><table:table-cell table:style-name="Table42.Cell45"><text:p text:style-name="P3031"><text:span text:style-name="CharStyle7">1,918</text:span></text:p></table:table-cell></table:table-row><table:table-row table:style-name="Table42.R16"><table:table-cell table:style-name="Table42.Cell46"><text:p text:style-name="P3001"><text:span text:style-name="CharStyle7">16.</text:span></text:p></table:table-cell><table:table-cell table:style-name="Table42.Cell47"><text:p text:style-name="P1769"><text:span text:style-name="CharStyle7">Shah Alam S 18 Barat 1</text:span></text:p></table:table-cell><table:table-cell table:style-name="Table42.Cell48"><text:p text:style-name="P2452"><text:span text:style-name="CharStyle7">2,629</text:span></text:p></table:table-cell></table:table-row></table:table></draw:text-box></draw:frame><draw:frame draw:style-name="fr265" svg:x="10.266cm" svg:y="26.337cm" svg:width="0.448cm" fo:min-height="0.455cm" text:anchor-type="paragraph"><draw:text-box><text:p text:style-name="P3102"><text:span text:style-name="CharStyle73">53</text:span></text:p></draw:text-box></draw:frame></text:p>
        <text:p text:style-name="P857"/>
        <text:p text:style-name="P858"/>
        <text:p text:style-name="P859"/>
        <text:p text:style-name="P860"/>
        <text:p text:style-name="P861"/>
        <text:p text:style-name="P862"/>
        <text:p text:style-name="P863"/>
        <text:p text:style-name="P864"/>
        <text:p text:style-name="P865"/>
        <text:p text:style-name="P866"/>
        <text:p text:style-name="P867"/>
        <text:p text:style-name="P868"/>
        <text:p text:style-name="P869"/>
        <text:p text:style-name="P870"/>
        <text:p text:style-name="P871"/>
        <text:p text:style-name="P872"/>
        <text:p text:style-name="P873"/>
        <text:p text:style-name="P874"/>
        <text:p text:style-name="P875"/>
        <text:p text:style-name="P876"/>
        <text:p text:style-name="P877"/>
        <text:p text:style-name="P878"/>
        <text:p text:style-name="P879"/>
        <text:p text:style-name="P880"/>
        <text:p text:style-name="P881"/>
        <text:p text:style-name="P882"/>
        <text:p text:style-name="P883"/>
        <text:p text:style-name="P884"/>
        <text:p text:style-name="P885"/>
        <text:p text:style-name="P886"/>
        <text:p text:style-name="P887"/>
        <text:p text:style-name="P888"/>
        <text:p text:style-name="P889"/>
        <text:p text:style-name="P890"/>
        <text:p text:style-name="P891"/>
        <text:p text:style-name="P892"/>
        <text:p text:style-name="P893"/>
        <text:p text:style-name="P894"/>
        <text:p text:style-name="P895"/>
        <text:p text:style-name="P896"/>
        <text:p text:style-name="P897"/>
        <text:p text:style-name="P898"/>
      </text:section>
      <text:section text:style-name="Sect50" text:name="Section50">
        <text:p text:style-name="P4700"><draw:frame draw:style-name="fr266" svg:x="0.000cm" svg:y="0.000cm" svg:width="16.247cm" fo:min-height="0.002cm" text:anchor-type="paragraph"><draw:text-box><table:table table:style-name="Table43"><table:table-column table:style-name="Table43.C1"/><table:table-column table:style-name="Table43.C2"/><table:table-column table:style-name="Table43.C3"/><table:table-row table:style-name="Table43.R1"><table:table-cell table:style-name="Table43.Cell1"><text:p text:style-name="P1979"><text:span text:style-name="CharStyle7">(1)</text:span></text:p></table:table-cell><table:table-cell table:style-name="Table43.Cell2"><text:p text:style-name="P4039"><text:span text:style-name="CharStyle7">(2)</text:span></text:p></table:table-cell><table:table-cell table:style-name="Table43.Cell3"><text:p text:style-name="P4266"><text:span text:style-name="CharStyle7">(3)</text:span></text:p></table:table-cell></table:table-row><table:table-row table:style-name="Table43.R2"><table:table-cell table:style-name="Table43.Cell4"><text:p text:style-name="P3448"><text:span text:style-name="CharStyle7">Bahagian Pilihan Raya</text:span></text:p></table:table-cell><table:table-cell table:style-name="Table43.Cell5"><text:p text:style-name="P2714"><text:span text:style-name="CharStyle7">Daerah Mengundi</text:span></text:p></table:table-cell><table:table-cell table:style-name="Table43.Cell6"><text:p text:style-name="P3488"><text:span text:style-name="CharStyle7">Bilangan Pemilih</text:span></text:p></table:table-cell></table:table-row><table:table-row table:style-name="Table43.R3"><table:table-cell table:style-name="Table43.Cell7"><text:p text:style-name="P1985"><text:span text:style-name="CharStyle7">Negeri</text:span></text:p></table:table-cell><table:table-cell table:style-name="Table43.Cell8"><text:p text:style-name="P4587"/></table:table-cell><table:table-cell table:style-name="Table43.Cell9"><text:p text:style-name="P4587"/></table:table-cell></table:table-row><table:table-row table:style-name="Table43.R4"><table:table-cell table:style-name="Table43.Cell10"><text:p text:style-name="P4041"><text:span text:style-name="CharStyle8">State Constituency</text:span></text:p></table:table-cell><table:table-cell table:style-name="Table43.Cell11"><text:p text:style-name="P2726"><text:span text:style-name="CharStyle8">Polling District</text:span></text:p></table:table-cell><table:table-cell table:style-name="Table43.Cell12"><text:p text:style-name="P2766"><text:span text:style-name="CharStyle8">Number of Electors</text:span></text:p></table:table-cell></table:table-row><table:table-row table:style-name="Table43.R5"><table:table-cell table:style-name="Table43.Cell13"><text:p text:style-name="P4587"/></table:table-cell><table:table-cell table:style-name="Table43.Cell14"><text:p text:style-name="P4044"><text:span text:style-name="CharStyle7">17. Shah Alam S 18 Timur</text:span></text:p></table:table-cell><table:table-cell table:style-name="Table43.Cell15"><text:p text:style-name="P2435"><text:span text:style-name="CharStyle7">2,921</text:span></text:p></table:table-cell></table:table-row><table:table-row table:style-name="Table43.R6"><table:table-cell table:style-name="Table43.Cell16"><text:p text:style-name="P4587"/></table:table-cell><table:table-cell table:style-name="Table43.Cell17"><text:p text:style-name="P4321"><text:span text:style-name="CharStyle7">18. Shah Alam S 18 Barat 2</text:span></text:p></table:table-cell><table:table-cell table:style-name="Table43.Cell18"><text:p text:style-name="P4533"><text:span text:style-name="CharStyle7">2,541</text:span></text:p></table:table-cell></table:table-row><table:table-row table:style-name="Table43.R7"><table:table-cell table:style-name="Table43.Cell19"><text:p text:style-name="P4587"/></table:table-cell><table:table-cell table:style-name="Table43.Cell20"><text:p text:style-name="P1514"><text:span text:style-name="CharStyle7">19. Shah Alam S 19/32-19/50</text:span></text:p></table:table-cell><table:table-cell table:style-name="Table43.Cell21"><text:p text:style-name="P2261"><text:span text:style-name="CharStyle7">2,506</text:span></text:p></table:table-cell></table:table-row><table:table-row table:style-name="Table43.R8"><table:table-cell table:style-name="Table43.Cell22"><text:p text:style-name="P4587"/></table:table-cell><table:table-cell table:style-name="Table43.Cell23"><text:p text:style-name="P2107"><text:span text:style-name="CharStyle7">20. Shah Alam S 24</text:span></text:p></table:table-cell><table:table-cell table:style-name="Table43.Cell24"><text:p text:style-name="P3384"><text:span text:style-name="CharStyle7">753</text:span></text:p></table:table-cell></table:table-row><table:table-row table:style-name="Table43.R9"><table:table-cell table:style-name="Table43.Cell25"><text:p text:style-name="P4587"/></table:table-cell><table:table-cell table:style-name="Table43.Cell26"><text:p text:style-name="P4587"/></table:table-cell><table:table-cell table:style-name="Table43.Cell27"><text:p text:style-name="P1806"><text:span text:style-name="CharStyle7">49,254</text:span></text:p></table:table-cell></table:table-row></table:table></draw:text-box></draw:frame></text:p>
        <text:p text:style-name="P1567"><text:span text:style-name="CharStyle7">Jumlah Bilangan Pemilih dalam Bahagian Pilihan Raya Persekutuan<text:tab/>91,357</text:span></text:p>
        <text:p text:style-name="P4046"><text:span text:style-name="CharStyle7">P. 108 Shah Alam:</text:span></text:p>
        <text:p text:style-name="P2958"><text:span text:style-name="CharStyle30">Total Number of Electors in the Federal Constituency of<text:line-break/>P. 108 Shah Alam:</text:span></text:p>
        <text:p text:style-name="P2968"><text:span text:style-name="CharStyle14">54</text:span></text:p>
      </text:section>
      <text:section text:style-name="Sect51" text:name="Section51">
        <text:p text:style-name="P4701"><draw:frame draw:style-name="fr269" svg:x="0.000cm" svg:y="0.000cm" svg:width="16.662cm" fo:min-height="22.539cm" text:anchor-type="paragraph"><draw:text-box><table:table table:style-name="Table44"><table:table-column table:style-name="Table44.C1"/><table:table-column table:style-name="Table44.C2"/><table:table-column table:style-name="Table44.C3"/><table:table-column table:style-name="Table44.C4"/><table:table-row table:style-name="Table44.R1"><table:table-cell table:style-name="Table44.Cell1"><text:p text:style-name="P1256"><text:span text:style-name="CharStyle7">(1)</text:span></text:p></table:table-cell><table:table-cell table:style-name="Table44.Cell2"><text:p text:style-name="P4587"/></table:table-cell><table:table-cell table:style-name="Table44.Cell3"><text:p text:style-name="P4048"><text:span text:style-name="CharStyle7">(2)</text:span></text:p></table:table-cell><table:table-cell table:style-name="Table44.Cell4"><text:p text:style-name="P3112"><text:span text:style-name="CharStyle7">(3)</text:span></text:p></table:table-cell></table:table-row><table:table-row table:style-name="Table44.R2"><table:table-cell table:style-name="Table44.Cell5"><text:p text:style-name="P4050"><text:span text:style-name="CharStyle7">Bahagian Pilihan Raya</text:span></text:p></table:table-cell><table:table-cell table:style-name="Table44.Cell6"><text:p text:style-name="P4587"/></table:table-cell><table:table-cell table:style-name="Table44.Cell7"><text:p text:style-name="P4052"><text:span text:style-name="CharStyle7">Daerah Mengundi</text:span></text:p></table:table-cell><table:table-cell table:style-name="Table44.Cell8"><text:p text:style-name="P2774"><text:span text:style-name="CharStyle7">Bilangan Pemilih</text:span></text:p></table:table-cell></table:table-row><table:table-row table:style-name="Table44.R3"><table:table-cell table:style-name="Table44.Cell9"><text:p text:style-name="P1556"><text:span text:style-name="CharStyle7">Negeri</text:span></text:p></table:table-cell><table:table-cell table:style-name="Table44.Cell10"><text:p text:style-name="P4587"/></table:table-cell><table:table-cell table:style-name="Table44.Cell11"><text:p text:style-name="P4587"/></table:table-cell><table:table-cell table:style-name="Table44.Cell12"><text:p text:style-name="P4587"/></table:table-cell></table:table-row><table:table-row table:style-name="Table44.R4"><table:table-cell table:style-name="Table44.Cell13"><text:p text:style-name="P1916"><text:span text:style-name="CharStyle8">State Constituency</text:span></text:p></table:table-cell><table:table-cell table:style-name="Table44.Cell14"><text:p text:style-name="P4587"/></table:table-cell><table:table-cell table:style-name="Table44.Cell15"><text:p text:style-name="P2788"><text:span text:style-name="CharStyle8">Polling District</text:span></text:p></table:table-cell><table:table-cell table:style-name="Table44.Cell16"><text:p text:style-name="P4054"><text:span text:style-name="CharStyle8">Number of Electors</text:span></text:p></table:table-cell></table:table-row><table:table-row table:style-name="Table44.R5"><table:table-cell table:style-name="Table44.Cell17"><text:p text:style-name="P4056"><text:span text:style-name="CharStyle7">N. 42 MERU</text:span></text:p></table:table-cell><table:table-cell table:style-name="Table44.Cell18"><text:p text:style-name="P2592"><text:span text:style-name="CharStyle7">1.</text:span></text:p></table:table-cell><table:table-cell table:style-name="Table44.Cell19"><text:p text:style-name="P2839"><text:span text:style-name="CharStyle7">Kampung Meru</text:span></text:p></table:table-cell><table:table-cell table:style-name="Table44.Cell20"><text:p text:style-name="P1606"><text:span text:style-name="CharStyle7">1,739</text:span></text:p></table:table-cell></table:table-row><table:table-row table:style-name="Table44.R6"><table:table-cell table:style-name="Table44.Cell21"><text:p text:style-name="P4587"/></table:table-cell><table:table-cell table:style-name="Table44.Cell22"><text:p text:style-name="P2598"><text:span text:style-name="CharStyle7">2.</text:span></text:p></table:table-cell><table:table-cell table:style-name="Table44.Cell23"><text:p text:style-name="P1387"><text:span text:style-name="CharStyle7">Kampung Haji Shariff</text:span></text:p></table:table-cell><table:table-cell table:style-name="Table44.Cell24"><text:p text:style-name="P4058"><text:span text:style-name="CharStyle7">2,694</text:span></text:p></table:table-cell></table:table-row><table:table-row table:style-name="Table44.R7"><table:table-cell table:style-name="Table44.Cell25"><text:p text:style-name="P4587"/></table:table-cell><table:table-cell table:style-name="Table44.Cell26"><text:p text:style-name="P4061"><text:span text:style-name="CharStyle7">3.</text:span></text:p></table:table-cell><table:table-cell table:style-name="Table44.Cell27"><text:p text:style-name="P4063"><text:span text:style-name="CharStyle7">Kampung Nenas</text:span></text:p></table:table-cell><table:table-cell table:style-name="Table44.Cell28"><text:p text:style-name="P4065"><text:span text:style-name="CharStyle7">4,738</text:span></text:p></table:table-cell></table:table-row><table:table-row table:style-name="Table44.R8"><table:table-cell table:style-name="Table44.Cell29"><text:p text:style-name="P4587"/></table:table-cell><table:table-cell table:style-name="Table44.Cell30"><text:p text:style-name="P4067"><text:span text:style-name="CharStyle7">4.</text:span></text:p></table:table-cell><table:table-cell table:style-name="Table44.Cell31"><text:p text:style-name="P4069"><text:span text:style-name="CharStyle7">Pekan Meru</text:span></text:p></table:table-cell><table:table-cell table:style-name="Table44.Cell32"><text:p text:style-name="P3389"><text:span text:style-name="CharStyle7">3,304</text:span></text:p></table:table-cell></table:table-row><table:table-row table:style-name="Table44.R9"><table:table-cell table:style-name="Table44.Cell33"><text:p text:style-name="P4587"/></table:table-cell><table:table-cell table:style-name="Table44.Cell34"><text:p text:style-name="P4072"><text:span text:style-name="CharStyle7">5.</text:span></text:p></table:table-cell><table:table-cell table:style-name="Table44.Cell35"><text:p text:style-name="P4074"><text:span text:style-name="CharStyle7">Jalan Haji Salleh</text:span></text:p></table:table-cell><table:table-cell table:style-name="Table44.Cell36"><text:p text:style-name="P4076"><text:span text:style-name="CharStyle7">5,080</text:span></text:p></table:table-cell></table:table-row><table:table-row table:style-name="Table44.R10"><table:table-cell table:style-name="Table44.Cell37"><text:p text:style-name="P4587"/></table:table-cell><table:table-cell table:style-name="Table44.Cell38"><text:p text:style-name="P4059"><text:span text:style-name="CharStyle7">6.</text:span></text:p></table:table-cell><table:table-cell table:style-name="Table44.Cell39"><text:p text:style-name="P4078"><text:span text:style-name="CharStyle7">Taman Meru Indah</text:span></text:p></table:table-cell><table:table-cell table:style-name="Table44.Cell40"><text:p text:style-name="P1527"><text:span text:style-name="CharStyle7">1,174</text:span></text:p></table:table-cell></table:table-row><table:table-row table:style-name="Table44.R11"><table:table-cell table:style-name="Table44.Cell41"><text:p text:style-name="P4587"/></table:table-cell><table:table-cell table:style-name="Table44.Cell42"><text:p text:style-name="P4080"><text:span text:style-name="CharStyle7">7.</text:span></text:p></table:table-cell><table:table-cell table:style-name="Table44.Cell43"><text:p text:style-name="P4082"><text:span text:style-name="CharStyle7">Pekan Kapar</text:span></text:p></table:table-cell><table:table-cell table:style-name="Table44.Cell44"><text:p text:style-name="P4084"><text:span text:style-name="CharStyle7">2,235</text:span></text:p></table:table-cell></table:table-row><table:table-row table:style-name="Table44.R12"><table:table-cell table:style-name="Table44.Cell45"><text:p text:style-name="P4587"/></table:table-cell><table:table-cell table:style-name="Table44.Cell46"><text:p text:style-name="P2963"><text:span text:style-name="CharStyle7">8.</text:span></text:p></table:table-cell><table:table-cell table:style-name="Table44.Cell47"><text:p text:style-name="P4086"><text:span text:style-name="CharStyle7">Batu 9 Kapar</text:span></text:p></table:table-cell><table:table-cell table:style-name="Table44.Cell48"><text:p text:style-name="P2683"><text:span text:style-name="CharStyle7">2,746</text:span></text:p></table:table-cell></table:table-row><table:table-row table:style-name="Table44.R13"><table:table-cell table:style-name="Table44.Cell49"><text:p text:style-name="P4587"/></table:table-cell><table:table-cell table:style-name="Table44.Cell50"><text:p text:style-name="P2823"><text:span text:style-name="CharStyle7">9.</text:span></text:p></table:table-cell><table:table-cell table:style-name="Table44.Cell51"><text:p text:style-name="P1920"><text:span text:style-name="CharStyle7">Batu 10 Kapar</text:span></text:p></table:table-cell><table:table-cell table:style-name="Table44.Cell52"><text:p text:style-name="P1729"><text:span text:style-name="CharStyle7">3,211</text:span></text:p></table:table-cell></table:table-row><table:table-row table:style-name="Table44.R14"><table:table-cell table:style-name="Table44.Cell53"><text:p text:style-name="P4587"/></table:table-cell><table:table-cell table:style-name="Table44.Cell54"><text:p text:style-name="P4089"><text:span text:style-name="CharStyle7">10.</text:span></text:p></table:table-cell><table:table-cell table:style-name="Table44.Cell55"><text:p text:style-name="P1640"><text:span text:style-name="CharStyle7">Sungai Kapar Indah</text:span></text:p></table:table-cell><table:table-cell table:style-name="Table44.Cell56"><text:p text:style-name="P2891"><text:span text:style-name="CharStyle7">2,822</text:span></text:p></table:table-cell></table:table-row><table:table-row table:style-name="Table44.R15"><table:table-cell table:style-name="Table44.Cell57"><text:p text:style-name="P4587"/></table:table-cell><table:table-cell table:style-name="Table44.Cell58"><text:p text:style-name="P1978"><text:span text:style-name="CharStyle7">11.</text:span></text:p></table:table-cell><table:table-cell table:style-name="Table44.Cell59"><text:p text:style-name="P4091"><text:span text:style-name="CharStyle7">Taman Kapar Indah</text:span></text:p></table:table-cell><table:table-cell table:style-name="Table44.Cell60"><text:p text:style-name="P1443"><text:span text:style-name="CharStyle7">1,823</text:span></text:p></table:table-cell></table:table-row><table:table-row table:style-name="Table44.R16"><table:table-cell table:style-name="Table44.Cell61"><text:p text:style-name="P4587"/></table:table-cell><table:table-cell table:style-name="Table44.Cell62"><text:p text:style-name="P4587"/></table:table-cell><table:table-cell table:style-name="Table44.Cell63"><text:p text:style-name="P4587"/></table:table-cell><table:table-cell table:style-name="Table44.Cell64"><text:p text:style-name="P1638"><text:span text:style-name="CharStyle7">31,566</text:span></text:p></table:table-cell></table:table-row><table:table-row table:style-name="Table44.R17"><table:table-cell table:style-name="Table44.Cell65"><text:p text:style-name="P2326"><text:span text:style-name="CharStyle7">N. 43 SEMENTA</text:span></text:p></table:table-cell><table:table-cell table:style-name="Table44.Cell66"><text:p text:style-name="P3019"><text:span text:style-name="CharStyle7">1.</text:span></text:p></table:table-cell><table:table-cell table:style-name="Table44.Cell67"><text:p text:style-name="P4307"><text:span text:style-name="CharStyle7">Kampung Sungai Serdang</text:span></text:p></table:table-cell><table:table-cell table:style-name="Table44.Cell68"><text:p text:style-name="P3458"><text:span text:style-name="CharStyle7">2,187</text:span></text:p></table:table-cell></table:table-row><table:table-row table:style-name="Table44.R18"><table:table-cell table:style-name="Table44.Cell69"><text:p text:style-name="P4587"/></table:table-cell><table:table-cell table:style-name="Table44.Cell70"><text:p text:style-name="P2076"><text:span text:style-name="CharStyle7">2.</text:span></text:p></table:table-cell><table:table-cell table:style-name="Table44.Cell71"><text:p text:style-name="P2757"><text:span text:style-name="CharStyle7">Kampung Tok Muda</text:span></text:p></table:table-cell><table:table-cell table:style-name="Table44.Cell72"><text:p text:style-name="P4093"><text:span text:style-name="CharStyle7">1,845</text:span></text:p></table:table-cell></table:table-row><table:table-row table:style-name="Table44.R19"><table:table-cell table:style-name="Table44.Cell73"><text:p text:style-name="P4587"/></table:table-cell><table:table-cell table:style-name="Table44.Cell74"><text:p text:style-name="P1890"><text:span text:style-name="CharStyle7">3.</text:span></text:p></table:table-cell><table:table-cell table:style-name="Table44.Cell75"><text:p text:style-name="P2559"><text:span text:style-name="CharStyle7">Perepat</text:span></text:p></table:table-cell><table:table-cell table:style-name="Table44.Cell76"><text:p text:style-name="P4095"><text:span text:style-name="CharStyle7">2,886</text:span></text:p></table:table-cell></table:table-row><table:table-row table:style-name="Table44.R20"><table:table-cell table:style-name="Table44.Cell77"><text:p text:style-name="P4587"/></table:table-cell><table:table-cell table:style-name="Table44.Cell78"><text:p text:style-name="P1371"><text:span text:style-name="CharStyle7">4.</text:span></text:p></table:table-cell><table:table-cell table:style-name="Table44.Cell79"><text:p text:style-name="P3466"><text:span text:style-name="CharStyle7">Sementa</text:span></text:p></table:table-cell><table:table-cell table:style-name="Table44.Cell80"><text:p text:style-name="P4097"><text:span text:style-name="CharStyle7">2,783</text:span></text:p></table:table-cell></table:table-row><table:table-row table:style-name="Table44.R21"><table:table-cell table:style-name="Table44.Cell81"><text:p text:style-name="P4587"/></table:table-cell><table:table-cell table:style-name="Table44.Cell82"><text:p text:style-name="P2220"><text:span text:style-name="CharStyle7">5.</text:span></text:p></table:table-cell><table:table-cell table:style-name="Table44.Cell83"><text:p text:style-name="P1217"><text:span text:style-name="CharStyle7">Kampung Batu Empat</text:span></text:p></table:table-cell><table:table-cell table:style-name="Table44.Cell84"><text:p text:style-name="P3311"><text:span text:style-name="CharStyle7">2,894</text:span></text:p></table:table-cell></table:table-row></table:table></draw:text-box></draw:frame><draw:frame draw:style-name="fr267" svg:x="6.791cm" svg:y="23.105cm" svg:width="3.598cm" fo:min-height="0.534cm" text:anchor-type="paragraph"><draw:text-box><text:p text:style-name="P2390"><text:span text:style-name="CharStyle74">Batu 11 &amp; 12 Kapar</text:span></text:p></draw:text-box></draw:frame><draw:frame draw:style-name="fr268" svg:x="15.570cm" svg:y="23.105cm" svg:width="1.076cm" fo:min-height="0.524cm" text:anchor-type="paragraph"><draw:text-box><text:p text:style-name="P3081"><text:span text:style-name="CharStyle74">2,465</text:span></text:p></draw:text-box></draw:frame></text:p>
        <text:p text:style-name="P1526"><text:span text:style-name="CharStyle146">6</text:span><text:span text:style-name="CharStyle145">.</text:span></text:p>
      </text:section>
      <text:section text:style-name="Sect52" text:name="Section52">
        <text:p text:style-name="P4702"><draw:frame draw:style-name="fr277" svg:x="3.119cm" svg:y="0.004cm" svg:width="10.185cm" fo:min-height="2.778cm" text:anchor-type="paragraph"><draw:text-box><text:h text:outline-level="1" text:style-name="P2574"><text:bookmark-start text:name="bookmark43"/><text:span text:style-name="CharStyle48">(1) (2)</text:span><text:bookmark-end text:name="bookmark43"/></text:h><text:p text:style-name="P1627"><text:span text:style-name="CharStyle12">Bahagian Pilihan Raya<text:tab/>Daerah<text:tab/>Mengundi</text:span></text:p><text:p text:style-name="P2453"><text:span text:style-name="CharStyle21">Negeri<text:line-break/></text:span><text:span text:style-name="CharStyle19">State Constituency</text:span></text:p></draw:text-box></draw:frame><draw:frame draw:style-name="fr278" svg:x="15.972cm" svg:y="0.000cm" svg:width="3.133cm" fo:min-height="1.236cm" text:anchor-type="paragraph"><draw:text-box><text:h text:outline-level="1" text:style-name="P4103"><text:bookmark-start text:name="bookmark44"/><text:span text:style-name="CharStyle65">(</text:span><text:span text:style-name="CharStyle66">3</text:span><text:span text:style-name="CharStyle65">)</text:span><text:bookmark-end text:name="bookmark44"/></text:h><text:p text:style-name="P3053"><text:span text:style-name="CharStyle12">Bilangan Pemilih</text:span></text:p></draw:text-box></draw:frame><draw:frame draw:style-name="fr279" svg:x="10.291cm" svg:y="2.193cm" svg:width="2.760cm" fo:min-height="0.533cm" text:anchor-type="paragraph"><draw:text-box><text:p text:style-name="P2705"><text:span text:style-name="CharStyle19">Polling District</text:span></text:p></draw:text-box></draw:frame><draw:frame draw:style-name="fr280" svg:x="15.794cm" svg:y="2.193cm" svg:width="3.480cm" fo:min-height="0.533cm" text:anchor-type="paragraph"><draw:text-box><text:p text:style-name="P3628"><text:span text:style-name="CharStyle19">Number of Electors</text:span></text:p></draw:text-box></draw:frame><draw:frame draw:style-name="fr276" svg:x="8.749cm" svg:y="4.427cm" svg:width="10.617cm" fo:min-height="8.204cm" text:anchor-type="paragraph"><draw:text-box><table:table table:style-name="Table45"><table:table-column table:style-name="Table45.C1"/><table:table-column table:style-name="Table45.C2"/><table:table-row table:style-name="Table45.R1"><table:table-cell table:style-name="Table45.Cell1"><text:p text:style-name="P1687"><text:span text:style-name="CharStyle7">8. Taman Chempaka Sari</text:span></text:p></table:table-cell><table:table-cell table:style-name="Table45.Cell2"><text:p text:style-name="P2378"><text:span text:style-name="CharStyle7">1,656</text:span></text:p></table:table-cell></table:table-row><table:table-row table:style-name="Table45.R2"><table:table-cell table:style-name="Table45.Cell3"><text:p text:style-name="P3039"><text:span text:style-name="CharStyle7">9. Kapar</text:span></text:p></table:table-cell><table:table-cell table:style-name="Table45.Cell4"><text:p text:style-name="P4105"><text:span text:style-name="CharStyle7">696</text:span></text:p></table:table-cell></table:table-row><table:table-row table:style-name="Table45.R3"><table:table-cell table:style-name="Table45.Cell5"><text:p text:style-name="P4107"><text:span text:style-name="CharStyle7">10. Bukit Kapar Utara</text:span></text:p></table:table-cell><table:table-cell table:style-name="Table45.Cell6"><text:p text:style-name="P4109"><text:span text:style-name="CharStyle7">2,657</text:span></text:p></table:table-cell></table:table-row><table:table-row table:style-name="Table45.R4"><table:table-cell table:style-name="Table45.Cell7"><text:p text:style-name="P1379"><text:span text:style-name="CharStyle7">11. Bukit Kapar Selatan</text:span></text:p></table:table-cell><table:table-cell table:style-name="Table45.Cell8"><text:p text:style-name="P2072"><text:span text:style-name="CharStyle7">4,136</text:span></text:p></table:table-cell></table:table-row><table:table-row table:style-name="Table45.R5"><table:table-cell table:style-name="Table45.Cell9"><text:p text:style-name="P2804"><text:span text:style-name="CharStyle7">12. Kampung Sungai Pinang</text:span></text:p></table:table-cell><table:table-cell table:style-name="Table45.Cell10"><text:p text:style-name="P4136"><text:span text:style-name="CharStyle7">1,666</text:span></text:p></table:table-cell></table:table-row><table:table-row table:style-name="Table45.R6"><table:table-cell table:style-name="Table45.Cell11"><text:p text:style-name="P2249"><text:span text:style-name="CharStyle7">13. Rantau Panjang</text:span></text:p></table:table-cell><table:table-cell table:style-name="Table45.Cell12"><text:p text:style-name="P2957"><text:span text:style-name="CharStyle7">3,873</text:span></text:p></table:table-cell></table:table-row><table:table-row table:style-name="Table45.R7"><table:table-cell table:style-name="Table45.Cell13"><text:p text:style-name="P3793"><text:span text:style-name="CharStyle7">14. Kampung Batu Tiga</text:span></text:p></table:table-cell><table:table-cell table:style-name="Table45.Cell14"><text:p text:style-name="P4111"><text:span text:style-name="CharStyle7">2,862</text:span></text:p></table:table-cell></table:table-row><table:table-row table:style-name="Table45.R8"><table:table-cell table:style-name="Table45.Cell15"><text:p text:style-name="P4113"><text:span text:style-name="CharStyle7">15. TelukKapas</text:span></text:p></table:table-cell><table:table-cell table:style-name="Table45.Cell16"><text:p text:style-name="P4299"><text:span text:style-name="CharStyle7">2,231</text:span></text:p></table:table-cell></table:table-row></table:table></draw:text-box></draw:frame><draw:frame draw:style-name="fr272" svg:x="8.767cm" svg:y="3.344cm" svg:width="4.496cm" fo:min-height="0.483cm" text:anchor-type="paragraph"><draw:text-box><text:p text:style-name="P1252"><text:span text:style-name="CharStyle58">7. Taman Sri Kerayong</text:span></text:p></draw:text-box></draw:frame><draw:frame draw:style-name="fr273" svg:x="18.613cm" svg:y="3.344cm" svg:width="0.762cm" fo:min-height="0.474cm" text:anchor-type="paragraph"><draw:text-box><text:p text:style-name="P4115"><text:span text:style-name="CharStyle58">794</text:span></text:p></draw:text-box></draw:frame><draw:frame draw:style-name="fr274" svg:x="8.774cm" svg:y="13.199cm" svg:width="4.775cm" fo:min-height="0.533cm" text:anchor-type="paragraph"><draw:text-box><text:p text:style-name="P4327"><text:span text:style-name="CharStyle58">16. Taman Klang Perdana</text:span></text:p></draw:text-box></draw:frame><draw:frame draw:style-name="fr275" svg:x="18.299cm" svg:y="13.199cm" svg:width="1.067cm" fo:min-height="0.524cm" text:anchor-type="paragraph"><draw:text-box><text:p text:style-name="P4117"><text:span text:style-name="CharStyle58">1,458</text:span></text:p></draw:text-box></draw:frame><draw:frame draw:style-name="fr281" svg:x="17.953cm" svg:y="14.300cm" svg:width="1.406cm" fo:min-height="0.526cm" text:anchor-type="paragraph"><draw:text-box><text:p text:style-name="P1413"><text:span text:style-name="CharStyle88">37,089</text:span></text:p></draw:text-box></draw:frame><draw:frame draw:style-name="fr282" svg:x="2.713cm" svg:y="16.501cm" svg:width="3.683cm" fo:min-height="0.526cm" text:anchor-type="paragraph"><draw:text-box><text:p text:style-name="P4119"><text:span text:style-name="CharStyle12">N. 44 SELAT KLANG</text:span></text:p></draw:text-box></draw:frame><draw:frame draw:style-name="fr283" svg:x="2.713cm" svg:y="16.501cm" svg:width="3.683cm" fo:min-height="0.526cm" text:anchor-type="paragraph"><draw:text-box><text:p text:style-name="P4193"><text:span text:style-name="CharStyle12">N. 44 SELAT KLANG</text:span></text:p></draw:text-box></draw:frame><draw:frame draw:style-name="fr284" svg:x="8.775cm" svg:y="16.501cm" svg:width="4.360cm" fo:min-height="0.533cm" text:anchor-type="paragraph"><draw:text-box><text:p text:style-name="P4122"><text:span text:style-name="CharStyle12">1. Sungai Udang Utara</text:span></text:p></draw:text-box></draw:frame><draw:frame draw:style-name="fr285" svg:x="8.775cm" svg:y="16.501cm" svg:width="4.360cm" fo:min-height="0.533cm" text:anchor-type="paragraph"><draw:text-box><text:p text:style-name="P2710"><text:span text:style-name="CharStyle12">1. Sungai Udang Utara</text:span></text:p></draw:text-box></draw:frame><draw:frame draw:style-name="fr286" svg:x="18.300cm" svg:y="16.501cm" svg:width="1.058cm" fo:min-height="0.526cm" text:anchor-type="paragraph"><draw:text-box><text:p text:style-name="P3973"><text:span text:style-name="CharStyle12">1,837</text:span></text:p></draw:text-box></draw:frame><draw:frame draw:style-name="fr287" svg:x="18.300cm" svg:y="16.501cm" svg:width="1.058cm" fo:min-height="0.526cm" text:anchor-type="paragraph"><draw:text-box><text:p text:style-name="P2578"><text:span text:style-name="CharStyle12">1,837</text:span></text:p></draw:text-box></draw:frame><draw:frame draw:style-name="fr288" svg:x="8.749cm" svg:y="17.060cm" svg:width="10.626cm" fo:min-height="6.705cm" text:anchor-type="paragraph"><draw:text-box><text:list text:style-name="L38"><text:list-item><text:p text:style-name="P4124"><text:span text:style-name="CharStyle68"><text:tab/>Jalan Yadi<text:tab/>4,308</text:span></text:p></text:list-item><text:list-item><text:p text:style-name="P4126"><text:span text:style-name="CharStyle68"><text:tab/>Kampong Delek<text:tab/>1,500</text:span></text:p></text:list-item><text:list-item><text:p text:style-name="P1738"><text:span text:style-name="CharStyle68"><text:tab/>Sungai Sirih<text:tab/>1,631</text:span></text:p></text:list-item><text:list-item><text:p text:style-name="P2448"><text:span text:style-name="CharStyle68"><text:tab/>Kuala Klang<text:tab/>994</text:span></text:p></text:list-item><text:list-item><text:p text:style-name="P4351"><text:span text:style-name="CharStyle68"><text:tab/>Sri Perantau<text:tab/>3,096</text:span></text:p></text:list-item><text:list-item><text:p text:style-name="P2604"><text:span text:style-name="CharStyle68"><text:tab/>Tanjong Klang<text:tab/>389</text:span></text:p></text:list-item></text:list></draw:text-box></draw:frame><draw:frame draw:style-name="fr289" svg:x="8.749cm" svg:y="17.060cm" svg:width="10.626cm" fo:min-height="6.705cm" text:anchor-type="paragraph"><draw:text-box><text:list text:style-name="L40"><text:list-item><text:p text:style-name="P4128"><text:span text:style-name="CharStyle68"><text:tab/>Jalan Yadi<text:tab/>4,308</text:span></text:p></text:list-item><text:list-item><text:p text:style-name="P4130"><text:span text:style-name="CharStyle68"><text:tab/>Kampong Delek<text:tab/>1,500</text:span></text:p></text:list-item><text:list-item><text:p text:style-name="P2960"><text:span text:style-name="CharStyle68"><text:tab/>Sungai Sirih<text:tab/>1,631</text:span></text:p></text:list-item><text:list-item><text:p text:style-name="P4133"><text:span text:style-name="CharStyle68"><text:tab/>Kuala Klang<text:tab/>994</text:span></text:p></text:list-item><text:list-item><text:p text:style-name="P2470"><text:span text:style-name="CharStyle68"><text:tab/>Sri Perantau<text:tab/>3,096</text:span></text:p></text:list-item><text:list-item><text:p text:style-name="P4135"><text:span text:style-name="CharStyle68"><text:tab/>Tanjong Klang<text:tab/>389</text:span></text:p></text:list-item></text:list></draw:text-box></draw:frame><draw:frame draw:style-name="fr290" svg:x="8.758cm" svg:y="24.206cm" svg:width="3.023cm" fo:min-height="0.534cm" text:anchor-type="paragraph"><draw:text-box><text:p text:style-name="P4137"><text:span text:style-name="CharStyle12">8. Sungai Lima</text:span></text:p></draw:text-box></draw:frame><draw:frame draw:style-name="fr291" svg:x="8.758cm" svg:y="24.206cm" svg:width="3.023cm" fo:min-height="0.534cm" text:anchor-type="paragraph"><draw:text-box><text:p text:style-name="P2355"><text:span text:style-name="CharStyle12">8. Sungai Lima</text:span></text:p></draw:text-box></draw:frame><draw:frame draw:style-name="fr292" svg:x="18.613cm" svg:y="24.206cm" svg:width="0.737cm" fo:min-height="0.526cm" text:anchor-type="paragraph"><draw:text-box><text:p text:style-name="P1809"><text:span text:style-name="CharStyle12">782</text:span></text:p></draw:text-box></draw:frame><draw:frame draw:style-name="fr293" svg:x="18.613cm" svg:y="24.206cm" svg:width="0.737cm" fo:min-height="0.526cm" text:anchor-type="paragraph"><draw:text-box><text:p text:style-name="P2851"><text:span text:style-name="CharStyle12">782</text:span></text:p></draw:text-box></draw:frame><draw:frame draw:style-name="fr294" svg:x="10.266cm" svg:y="26.337cm" svg:width="0.457cm" fo:min-height="0.455cm" text:anchor-type="paragraph"><draw:text-box><text:p text:style-name="P2106"><text:page-number/></text:p></draw:text-box></draw:frame></text:p>
        <text:p text:style-name="P904"/>
        <text:p text:style-name="P905"/>
        <text:p text:style-name="P906"/>
        <text:p text:style-name="P907"/>
        <text:p text:style-name="P908"/>
        <text:p text:style-name="P909"/>
        <text:p text:style-name="P910"/>
        <text:p text:style-name="P911"/>
        <text:p text:style-name="P912"/>
        <text:p text:style-name="P913"/>
        <text:p text:style-name="P914"/>
        <text:p text:style-name="P915"/>
        <text:p text:style-name="P916"/>
        <text:p text:style-name="P917"/>
        <text:p text:style-name="P918"/>
        <text:p text:style-name="P919"/>
        <text:p text:style-name="P920"/>
        <text:p text:style-name="P921"/>
        <text:p text:style-name="P922"/>
        <text:p text:style-name="P923"/>
        <text:p text:style-name="P924"/>
        <text:p text:style-name="P925"/>
        <text:p text:style-name="P926"/>
        <text:p text:style-name="P927"/>
        <text:p text:style-name="P928"/>
        <text:p text:style-name="P929"/>
        <text:p text:style-name="P930"/>
        <text:p text:style-name="P931"/>
        <text:p text:style-name="P932"/>
        <text:p text:style-name="P933"/>
        <text:p text:style-name="P934"/>
        <text:p text:style-name="P935"/>
        <text:p text:style-name="P936"/>
        <text:p text:style-name="P937"/>
        <text:p text:style-name="P938"/>
        <text:p text:style-name="P939"/>
        <text:p text:style-name="P940"/>
        <text:p text:style-name="P941"/>
        <text:p text:style-name="P942"/>
        <text:p text:style-name="P943"/>
        <text:p text:style-name="P944"/>
        <text:p text:style-name="P945"/>
      </text:section>
      <text:section text:style-name="Sect53" text:name="Section53">
        <text:h text:outline-level="1" text:style-name="P4703"><text:bookmark-start text:name="bookmark45"/><text:span text:style-name="CharStyle29">(1) (2)</text:span><text:bookmark-end text:name="bookmark45"/></text:h>
        <text:p text:style-name="P4141"><text:span text:style-name="CharStyle7">Bahagian Pilihan Raya<text:tab/>Daerah<text:tab/>Mengundi</text:span></text:p>
        <text:p text:style-name="P4143"><draw:frame draw:style-name="fr295" svg:x="15.972cm" svg:y="0.000cm" svg:width="3.133cm" fo:min-height="1.236cm" text:anchor-type="paragraph"><draw:text-box><text:p text:style-name="P4139"><text:span text:style-name="CharStyle106">(</text:span><text:span text:style-name="CharStyle107">3</text:span><text:span text:style-name="CharStyle106">)</text:span></text:p><text:p text:style-name="P2639"><text:span text:style-name="CharStyle12">Bilangan Pemilih</text:span></text:p></draw:text-box></draw:frame><text:span text:style-name="CharStyle115">Negeri<text:line-break/></text:span><text:span text:style-name="CharStyle30">State Constituency</text:span></text:p>
        <text:p text:style-name="P946"><draw:frame draw:style-name="fr296" svg:x="0.000cm" svg:y="0.000cm" svg:width="10.626cm" fo:min-height="0.002cm" text:anchor-type="paragraph"><draw:text-box><text:p text:style-name="P2798"><text:span text:style-name="CharStyle78">Polling District</text:span></text:p><text:p text:style-name="P2279"><text:span text:style-name="CharStyle78">Number of Electors</text:span></text:p><table:table table:style-name="Table46"><table:table-column table:style-name="Table46.C1"/><table:table-column table:style-name="Table46.C2"/><table:table-row table:style-name="Table46.R1"><table:table-cell table:style-name="Table46.Cell1"><text:p text:style-name="P4145"><text:span text:style-name="CharStyle7">9. Bandar Pulau Ketam</text:span></text:p></table:table-cell><table:table-cell table:style-name="Table46.Cell2"><text:p text:style-name="P2164"><text:span text:style-name="CharStyle7">2,455</text:span></text:p></table:table-cell></table:table-row><table:table-row table:style-name="Table46.R2"><table:table-cell table:style-name="Table46.Cell3"><text:p text:style-name="P2858"><text:span text:style-name="CharStyle7">10. Bandar Teo Chew</text:span></text:p></table:table-cell><table:table-cell table:style-name="Table46.Cell4"><text:p text:style-name="P1637"><text:span text:style-name="CharStyle7">1,144</text:span></text:p></table:table-cell></table:table-row><table:table-row table:style-name="Table46.R3"><table:table-cell table:style-name="Table46.Cell5"><text:p text:style-name="P4147"><text:span text:style-name="CharStyle7">11. Sungai Udang Selatan</text:span></text:p></table:table-cell><table:table-cell table:style-name="Table46.Cell6"><text:p text:style-name="P3045"><text:span text:style-name="CharStyle7">5,072</text:span></text:p></table:table-cell></table:table-row><table:table-row table:style-name="Table46.R4"><table:table-cell table:style-name="Table46.Cell7"><text:p text:style-name="P4149"><text:span text:style-name="CharStyle7">12. Kampong Delek Kanan</text:span></text:p></table:table-cell><table:table-cell table:style-name="Table46.Cell8"><text:p text:style-name="P2524"><text:span text:style-name="CharStyle7">2,449</text:span></text:p></table:table-cell></table:table-row><table:table-row table:style-name="Table46.R5"><table:table-cell table:style-name="Table46.Cell9"><text:p text:style-name="P4070"><text:span text:style-name="CharStyle7">13. Kampong Delek Kiri</text:span></text:p></table:table-cell><table:table-cell table:style-name="Table46.Cell10"><text:p text:style-name="P2089"><text:span text:style-name="CharStyle7">2,754</text:span></text:p></table:table-cell></table:table-row><table:table-row table:style-name="Table46.R6"><table:table-cell table:style-name="Table46.Cell11"><text:p text:style-name="P2780"><text:span text:style-name="CharStyle7">14. Bandar Sultan Sulaiman</text:span></text:p></table:table-cell><table:table-cell table:style-name="Table46.Cell12"><text:p text:style-name="P1557"><text:span text:style-name="CharStyle7">3,390</text:span></text:p></table:table-cell></table:table-row></table:table><text:p text:style-name="P2880"><text:span text:style-name="CharStyle137">31,801</text:span></text:p></draw:text-box></draw:frame></text:p>
        <text:p text:style-name="P2190"><text:span text:style-name="CharStyle7">Jumlah Bilangan Pemilih dalam Bahagian Pilihan Raya Persekutuan<text:tab/></text:span><text:span text:style-name="CharStyle138">100,456</text:span></text:p>
        <text:p text:style-name="P2778"><text:span text:style-name="CharStyle7">P. 109 Kapar:</text:span></text:p>
        <text:p text:style-name="P1599"><text:span text:style-name="CharStyle30">Total Number of Electors in the Federal Constituency of<text:line-break/>P. 109 Kapar:</text:span></text:p>
        <text:p text:style-name="P4151"><text:span text:style-name="CharStyle14">57</text:span></text:p>
      </text:section>
      <text:section text:style-name="Sect54" text:name="Section54">
        <text:p text:style-name="P4704"><draw:frame draw:style-name="fr300" svg:x="2.713cm" svg:y="0.000cm" svg:width="4.487cm" fo:min-height="4.413cm" text:anchor-type="paragraph"><draw:text-box><text:h text:outline-level="1" text:style-name="P3580"><text:bookmark-start text:name="bookmark46"/><text:span text:style-name="CharStyle48">(1)</text:span><text:bookmark-end text:name="bookmark46"/></text:h><text:p text:style-name="P4557"><text:span text:style-name="CharStyle12">Bahagian Pilihan Raya<text:line-break/>Negeri<text:line-break/></text:span><text:span text:style-name="CharStyle20">State Constituency</text:span></text:p><text:p text:style-name="P4155"><text:span text:style-name="CharStyle12">N. 45 BANDAR BARU<text:line-break/>KLANG</text:span></text:p></draw:text-box></draw:frame><draw:frame draw:style-name="fr299" svg:x="8.749cm" svg:y="0.000cm" svg:width="10.626cm" fo:min-height="0.002cm" text:anchor-type="paragraph"><draw:text-box><table:table table:style-name="Table47"><table:table-column table:style-name="Table47.C1"/><table:table-column table:style-name="Table47.C2"/><table:table-column table:style-name="Table47.C3"/><table:table-row table:style-name="Table47.R1"><table:table-cell table:style-name="Table47.Cell1"><text:p text:style-name="P4587"/></table:table-cell><table:table-cell table:style-name="Table47.Cell2"><text:p text:style-name="P4157"><text:span text:style-name="CharStyle7">(2)</text:span></text:p></table:table-cell><table:table-cell table:style-name="Table47.Cell3"><text:p text:style-name="P4159"><text:span text:style-name="CharStyle7">(3)</text:span></text:p></table:table-cell></table:table-row><table:table-row table:style-name="Table47.R2"><table:table-cell table:style-name="Table47.Cell4"><text:p text:style-name="P4587"/></table:table-cell><table:table-cell table:style-name="Table47.Cell5"><text:p text:style-name="P2051"><text:span text:style-name="CharStyle7">Daerah Mengundi</text:span></text:p></table:table-cell><table:table-cell table:style-name="Table47.Cell6"><text:p text:style-name="P1224"><text:span text:style-name="CharStyle7">Bilangan Pemilih</text:span></text:p></table:table-cell></table:table-row><table:table-row table:style-name="Table47.R3"><table:table-cell table:style-name="Table47.Cell7"><text:p text:style-name="P4587"/></table:table-cell><table:table-cell table:style-name="Table47.Cell8"><text:p text:style-name="P2966"><text:span text:style-name="CharStyle8">Polling District</text:span></text:p></table:table-cell><table:table-cell table:style-name="Table47.Cell9"><text:p text:style-name="P3657"><text:span text:style-name="CharStyle8">Number of Electors</text:span></text:p></table:table-cell></table:table-row><table:table-row table:style-name="Table47.R4"><table:table-cell table:style-name="Table47.Cell10"><text:p text:style-name="P4161"><text:span text:style-name="CharStyle125">1</text:span><text:span text:style-name="CharStyle126">.</text:span></text:p></table:table-cell><table:table-cell table:style-name="Table47.Cell11"><text:p text:style-name="P4163"><text:span text:style-name="CharStyle7">Taman Eng Ann 1</text:span></text:p></table:table-cell><table:table-cell table:style-name="Table47.Cell12"><text:p text:style-name="P2403"><text:span text:style-name="CharStyle7">2,963</text:span></text:p></table:table-cell></table:table-row><table:table-row table:style-name="Table47.R5"><table:table-cell table:style-name="Table47.Cell13"><text:p text:style-name="P1213"><text:span text:style-name="CharStyle7">2.</text:span></text:p></table:table-cell><table:table-cell table:style-name="Table47.Cell14"><text:p text:style-name="P1894"><text:span text:style-name="CharStyle7">Persiaran Sultan Ibrahim 2</text:span></text:p></table:table-cell><table:table-cell table:style-name="Table47.Cell15"><text:p text:style-name="P2566"><text:span text:style-name="CharStyle7">2,740</text:span></text:p></table:table-cell></table:table-row><table:table-row table:style-name="Table47.R6"><table:table-cell table:style-name="Table47.Cell16"><text:p text:style-name="P2772"><text:span text:style-name="CharStyle7">3.</text:span></text:p></table:table-cell><table:table-cell table:style-name="Table47.Cell17"><text:p text:style-name="P1790"><text:span text:style-name="CharStyle7">Bandar Klang</text:span></text:p></table:table-cell><table:table-cell table:style-name="Table47.Cell18"><text:p text:style-name="P2278"><text:span text:style-name="CharStyle7">2,679</text:span></text:p></table:table-cell></table:table-row><table:table-row table:style-name="Table47.R7"><table:table-cell table:style-name="Table47.Cell19"><text:p text:style-name="P2688"><text:span text:style-name="CharStyle7">4.</text:span></text:p></table:table-cell><table:table-cell table:style-name="Table47.Cell20"><text:p text:style-name="P1477"><text:span text:style-name="CharStyle7">Sungai Pinang Selatan</text:span></text:p></table:table-cell><table:table-cell table:style-name="Table47.Cell21"><text:p text:style-name="P2160"><text:span text:style-name="CharStyle7">841</text:span></text:p></table:table-cell></table:table-row><table:table-row table:style-name="Table47.R8"><table:table-cell table:style-name="Table47.Cell22"><text:p text:style-name="P2077"><text:span text:style-name="CharStyle7">5.</text:span></text:p></table:table-cell><table:table-cell table:style-name="Table47.Cell23"><text:p text:style-name="P4165"><text:span text:style-name="CharStyle7">Pasar Jawa</text:span></text:p></table:table-cell><table:table-cell table:style-name="Table47.Cell24"><text:p text:style-name="P3123"><text:span text:style-name="CharStyle7">2,463</text:span></text:p></table:table-cell></table:table-row><table:table-row table:style-name="Table47.R9"><table:table-cell table:style-name="Table47.Cell25"><text:p text:style-name="P1517"><text:span text:style-name="CharStyle7">6.</text:span></text:p></table:table-cell><table:table-cell table:style-name="Table47.Cell26"><text:p text:style-name="P2027"><text:span text:style-name="CharStyle7">Jalan Goh Hock Huat</text:span></text:p></table:table-cell><table:table-cell table:style-name="Table47.Cell27"><text:p text:style-name="P2488"><text:span text:style-name="CharStyle7">1,770</text:span></text:p></table:table-cell></table:table-row><table:table-row table:style-name="Table47.R10"><table:table-cell table:style-name="Table47.Cell28"><text:p text:style-name="P1276"><text:span text:style-name="CharStyle7">7.</text:span></text:p></table:table-cell><table:table-cell table:style-name="Table47.Cell29"><text:p text:style-name="P2773"><text:span text:style-name="CharStyle7">Persiaran Sultan Ibrahim 1</text:span></text:p></table:table-cell><table:table-cell table:style-name="Table47.Cell30"><text:p text:style-name="P2909"><text:span text:style-name="CharStyle7">2,383</text:span></text:p></table:table-cell></table:table-row><table:table-row table:style-name="Table47.R11"><table:table-cell table:style-name="Table47.Cell31"><text:p text:style-name="P1676"><text:span text:style-name="CharStyle125">8</text:span><text:span text:style-name="CharStyle126">.</text:span></text:p></table:table-cell><table:table-cell table:style-name="Table47.Cell32"><text:p text:style-name="P3119"><text:span text:style-name="CharStyle7">Taman Eng Ann 2</text:span></text:p></table:table-cell><table:table-cell table:style-name="Table47.Cell33"><text:p text:style-name="P1893"><text:span text:style-name="CharStyle7">1,129</text:span></text:p></table:table-cell></table:table-row><table:table-row table:style-name="Table47.R12"><table:table-cell table:style-name="Table47.Cell34"><text:p text:style-name="P2561"><text:span text:style-name="CharStyle7">9.</text:span></text:p></table:table-cell><table:table-cell table:style-name="Table47.Cell35"><text:p text:style-name="P1349"><text:span text:style-name="CharStyle7">Taman Berkeley</text:span></text:p></table:table-cell><table:table-cell table:style-name="Table47.Cell36"><text:p text:style-name="P2048"><text:span text:style-name="CharStyle7">3,765</text:span></text:p></table:table-cell></table:table-row><table:table-row table:style-name="Table47.R13"><table:table-cell table:style-name="Table47.Cell37"><text:p text:style-name="P3257"><text:span text:style-name="CharStyle7">10.</text:span></text:p></table:table-cell><table:table-cell table:style-name="Table47.Cell38"><text:p text:style-name="P1625"><text:span text:style-name="CharStyle7">Bandar Baru Klang</text:span></text:p></table:table-cell><table:table-cell table:style-name="Table47.Cell39"><text:p text:style-name="P2313"><text:span text:style-name="CharStyle7">732</text:span></text:p></table:table-cell></table:table-row><table:table-row table:style-name="Table47.R14"><table:table-cell table:style-name="Table47.Cell40"><text:p text:style-name="P3007"><text:span text:style-name="CharStyle7">11.</text:span></text:p></table:table-cell><table:table-cell table:style-name="Table47.Cell41"><text:p text:style-name="P1776"><text:span text:style-name="CharStyle7">Bukit Kuda</text:span></text:p></table:table-cell><table:table-cell table:style-name="Table47.Cell42"><text:p text:style-name="P2458"><text:span text:style-name="CharStyle7">3,011</text:span></text:p></table:table-cell></table:table-row><table:table-row table:style-name="Table47.R15"><table:table-cell table:style-name="Table47.Cell43"><text:p text:style-name="P1248"><text:span text:style-name="CharStyle7">12.</text:span></text:p></table:table-cell><table:table-cell table:style-name="Table47.Cell44"><text:p text:style-name="P4167"><text:span text:style-name="CharStyle7">Kampung Batu Belah</text:span></text:p></table:table-cell><table:table-cell table:style-name="Table47.Cell45"><text:p text:style-name="P4169"><text:span text:style-name="CharStyle7">4,873</text:span></text:p></table:table-cell></table:table-row><table:table-row table:style-name="Table47.R16"><table:table-cell table:style-name="Table47.Cell46"><text:p text:style-name="P4381"><text:span text:style-name="CharStyle7">13.</text:span></text:p></table:table-cell><table:table-cell table:style-name="Table47.Cell47"><text:p text:style-name="P2426"><text:span text:style-name="CharStyle7">Taman Klang</text:span></text:p></table:table-cell><table:table-cell table:style-name="Table47.Cell48"><text:p text:style-name="P2570"><text:span text:style-name="CharStyle7">2,273</text:span></text:p></table:table-cell></table:table-row><table:table-row table:style-name="Table47.R17"><table:table-cell table:style-name="Table47.Cell49"><text:p text:style-name="P4216"><text:span text:style-name="CharStyle7">14.</text:span></text:p></table:table-cell><table:table-cell table:style-name="Table47.Cell50"><text:p text:style-name="P2054"><text:span text:style-name="CharStyle7">Jalan Meru</text:span></text:p></table:table-cell><table:table-cell table:style-name="Table47.Cell51"><text:p text:style-name="P2729"><text:span text:style-name="CharStyle7">1,327</text:span></text:p></table:table-cell></table:table-row><table:table-row table:style-name="Table47.R18"><table:table-cell table:style-name="Table47.Cell52"><text:p text:style-name="P2838"><text:span text:style-name="CharStyle7">15.</text:span></text:p></table:table-cell><table:table-cell table:style-name="Table47.Cell53"><text:p text:style-name="P4171"><text:span text:style-name="CharStyle7">Klang Kawasan 19</text:span></text:p></table:table-cell><table:table-cell table:style-name="Table47.Cell54"><text:p text:style-name="P2271"><text:span text:style-name="CharStyle7">5,135</text:span></text:p></table:table-cell></table:table-row><table:table-row table:style-name="Table47.R19"><table:table-cell table:style-name="Table47.Cell55"><text:p text:style-name="P1452"><text:span text:style-name="CharStyle7">16.</text:span></text:p></table:table-cell><table:table-cell table:style-name="Table47.Cell56"><text:p text:style-name="P1509"><text:span text:style-name="CharStyle7">Taman Klang Utama 1</text:span></text:p></table:table-cell><table:table-cell table:style-name="Table47.Cell57"><text:p text:style-name="P4444"><text:span text:style-name="CharStyle7">3,014</text:span></text:p></table:table-cell></table:table-row><table:table-row table:style-name="Table47.R20"><table:table-cell table:style-name="Table47.Cell58"><text:p text:style-name="P2174"><text:span text:style-name="CharStyle7">17.</text:span></text:p></table:table-cell><table:table-cell table:style-name="Table47.Cell59"><text:p text:style-name="P4173"><text:span text:style-name="CharStyle7">Taman Klang Utama 2</text:span></text:p></table:table-cell><table:table-cell table:style-name="Table47.Cell60"><text:p text:style-name="P2892"><text:span text:style-name="CharStyle7">3,128</text:span></text:p></table:table-cell></table:table-row><table:table-row table:style-name="Table47.R21"><table:table-cell table:style-name="Table47.Cell61"><text:p text:style-name="P4176"><text:span text:style-name="CharStyle7">18.</text:span></text:p></table:table-cell><table:table-cell table:style-name="Table47.Cell62"><text:p text:style-name="P2353"><text:span text:style-name="CharStyle7">Sungai Bertih Selatan</text:span></text:p></table:table-cell><table:table-cell table:style-name="Table47.Cell63"><text:p text:style-name="P3509"><text:span text:style-name="CharStyle7">4,478</text:span></text:p></table:table-cell></table:table-row><table:table-row table:style-name="Table47.R22"><table:table-cell table:style-name="Table47.Cell64"><text:p text:style-name="P4418"><text:span text:style-name="CharStyle7">19.</text:span></text:p></table:table-cell><table:table-cell table:style-name="Table47.Cell65"><text:p text:style-name="P1240"><text:span text:style-name="CharStyle7">Sungai Bertih Utara</text:span></text:p></table:table-cell><table:table-cell table:style-name="Table47.Cell66"><text:p text:style-name="P2181"><text:span text:style-name="CharStyle7">4,050</text:span></text:p></table:table-cell></table:table-row></table:table><text:p text:style-name="P2745"><text:span text:style-name="CharStyle58">52,754</text:span></text:p></draw:text-box></draw:frame></text:p>
        <text:p text:style-name="P950"/>
        <text:p text:style-name="P951"/>
        <text:p text:style-name="P952"/>
        <text:p text:style-name="P953"/>
        <text:p text:style-name="P954"/>
        <text:p text:style-name="P955"/>
        <text:p text:style-name="P956"/>
        <text:p text:style-name="P957"/>
        <text:p text:style-name="P958"/>
        <text:p text:style-name="P959"/>
        <text:p text:style-name="P960"/>
        <text:p text:style-name="P961"/>
        <text:p text:style-name="P962"/>
        <text:p text:style-name="P963"/>
        <text:p text:style-name="P964"/>
        <text:p text:style-name="P965"/>
        <text:p text:style-name="P966"/>
        <text:p text:style-name="P967"/>
        <text:p text:style-name="P968"/>
        <text:p text:style-name="P969"/>
        <text:p text:style-name="P970"/>
        <text:p text:style-name="P971"/>
        <text:p text:style-name="P972"/>
        <text:p text:style-name="P973"/>
        <text:p text:style-name="P974"/>
        <text:p text:style-name="P975"/>
        <text:p text:style-name="P976"/>
        <text:p text:style-name="P977"/>
        <text:p text:style-name="P978"/>
        <text:p text:style-name="P979"/>
        <text:p text:style-name="P980"/>
        <text:p text:style-name="P981"/>
        <text:p text:style-name="P982"/>
        <text:p text:style-name="P983"/>
        <text:p text:style-name="P984"/>
        <text:p text:style-name="P985"/>
        <text:p text:style-name="P986"/>
        <text:p text:style-name="P987"/>
      </text:section>
      <text:section text:style-name="Sect55" text:name="Section55">
        <text:p text:style-name="P4705"><draw:frame draw:style-name="fr301" svg:x="0.000cm" svg:y="0.000cm" svg:width="16.655cm" fo:min-height="0.002cm" text:anchor-type="paragraph"><draw:text-box><table:table table:style-name="Table48"><table:table-column table:style-name="Table48.C1"/><table:table-column table:style-name="Table48.C2"/><table:table-column table:style-name="Table48.C3"/><table:table-row table:style-name="Table48.R1"><table:table-cell table:style-name="Table48.Cell1"><text:p text:style-name="P4178"><text:span text:style-name="CharStyle7">(1)</text:span></text:p></table:table-cell><table:table-cell table:style-name="Table48.Cell2"><text:p text:style-name="P4180"><text:span text:style-name="CharStyle7">(2)</text:span></text:p></table:table-cell><table:table-cell table:style-name="Table48.Cell3"><text:p text:style-name="P4182"><text:span text:style-name="CharStyle7">(3)</text:span></text:p></table:table-cell></table:table-row><table:table-row table:style-name="Table48.R2"><table:table-cell table:style-name="Table48.Cell4"><text:p text:style-name="P3461"><text:span text:style-name="CharStyle7">Bahagian Pilihan Raya</text:span></text:p></table:table-cell><table:table-cell table:style-name="Table48.Cell5"><text:p text:style-name="P4184"><text:span text:style-name="CharStyle7">Daerah Mengundi</text:span></text:p></table:table-cell><table:table-cell table:style-name="Table48.Cell6"><text:p text:style-name="P4186"><text:span text:style-name="CharStyle7">Bilangan Pemilih</text:span></text:p></table:table-cell></table:table-row><table:table-row table:style-name="Table48.R3"><table:table-cell table:style-name="Table48.Cell7"><text:p text:style-name="P4188"><text:span text:style-name="CharStyle7">Negeri</text:span></text:p></table:table-cell><table:table-cell table:style-name="Table48.Cell8"><text:p text:style-name="P4587"/></table:table-cell><table:table-cell table:style-name="Table48.Cell9"><text:p text:style-name="P4587"/></table:table-cell></table:table-row><table:table-row table:style-name="Table48.R4"><table:table-cell table:style-name="Table48.Cell10"><text:p text:style-name="P3394"><text:span text:style-name="CharStyle8">State Constituency</text:span></text:p></table:table-cell><table:table-cell table:style-name="Table48.Cell11"><text:p text:style-name="P3399"><text:span text:style-name="CharStyle8">Polling District</text:span></text:p></table:table-cell><table:table-cell table:style-name="Table48.Cell12"><text:p text:style-name="P3172"><text:span text:style-name="CharStyle8">Number of Electors</text:span></text:p></table:table-cell></table:table-row><table:table-row table:style-name="Table48.R5"><table:table-cell table:style-name="Table48.Cell13"><text:p text:style-name="P3713"><text:span text:style-name="CharStyle7">N. 46 PELABUHAN KLANG</text:span></text:p></table:table-cell><table:table-cell table:style-name="Table48.Cell14"><text:p text:style-name="P4190"><text:span text:style-name="CharStyle7">1. Kampung Pendamar</text:span></text:p></table:table-cell><table:table-cell table:style-name="Table48.Cell15"><text:p text:style-name="P4192"><text:span text:style-name="CharStyle7">1,769</text:span></text:p></table:table-cell></table:table-row><table:table-row table:style-name="Table48.R6"><table:table-cell table:style-name="Table48.Cell16"><text:p text:style-name="P4587"/></table:table-cell><table:table-cell table:style-name="Table48.Cell17"><text:p text:style-name="P1354"><text:span text:style-name="CharStyle7">2. Kampung Idaman</text:span></text:p></table:table-cell><table:table-cell table:style-name="Table48.Cell18"><text:p text:style-name="P4194"><text:span text:style-name="CharStyle7">2,757</text:span></text:p></table:table-cell></table:table-row><table:table-row table:style-name="Table48.R7"><table:table-cell table:style-name="Table48.Cell19"><text:p text:style-name="P4587"/></table:table-cell><table:table-cell table:style-name="Table48.Cell20"><text:p text:style-name="P4196"><text:span text:style-name="CharStyle7">3. Jalan Padang</text:span></text:p></table:table-cell><table:table-cell table:style-name="Table48.Cell21"><text:p text:style-name="P4198"><text:span text:style-name="CharStyle7">676</text:span></text:p></table:table-cell></table:table-row><table:table-row table:style-name="Table48.R8"><table:table-cell table:style-name="Table48.Cell22"><text:p text:style-name="P4587"/></table:table-cell><table:table-cell table:style-name="Table48.Cell23"><text:p text:style-name="P3471"><text:span text:style-name="CharStyle7">4. Kawasan Pelabuhan</text:span></text:p></table:table-cell><table:table-cell table:style-name="Table48.Cell24"><text:p text:style-name="P2554"><text:span text:style-name="CharStyle7">2,173</text:span></text:p></table:table-cell></table:table-row><table:table-row table:style-name="Table48.R9"><table:table-cell table:style-name="Table48.Cell25"><text:p text:style-name="P4587"/></table:table-cell><table:table-cell table:style-name="Table48.Cell26"><text:p text:style-name="P2038"><text:span text:style-name="CharStyle7">5. Jalan Kem</text:span></text:p></table:table-cell><table:table-cell table:style-name="Table48.Cell27"><text:p text:style-name="P2706"><text:span text:style-name="CharStyle7">3,119</text:span></text:p></table:table-cell></table:table-row><table:table-row table:style-name="Table48.R10"><table:table-cell table:style-name="Table48.Cell28"><text:p text:style-name="P4587"/></table:table-cell><table:table-cell table:style-name="Table48.Cell29"><text:p text:style-name="P1410"><text:span text:style-name="CharStyle7">6. T eluk Gong Utara</text:span></text:p></table:table-cell><table:table-cell table:style-name="Table48.Cell30"><text:p text:style-name="P2103"><text:span text:style-name="CharStyle7">1,222</text:span></text:p></table:table-cell></table:table-row><table:table-row table:style-name="Table48.R11"><table:table-cell table:style-name="Table48.Cell31"><text:p text:style-name="P4587"/></table:table-cell><table:table-cell table:style-name="Table48.Cell32"><text:p text:style-name="P2184"><text:span text:style-name="CharStyle7">7. Pulau Indah Utara</text:span></text:p></table:table-cell><table:table-cell table:style-name="Table48.Cell33"><text:p text:style-name="P2889"><text:span text:style-name="CharStyle7">2,053</text:span></text:p></table:table-cell></table:table-row><table:table-row table:style-name="Table48.R12"><table:table-cell table:style-name="Table48.Cell34"><text:p text:style-name="P4587"/></table:table-cell><table:table-cell table:style-name="Table48.Cell35"><text:p text:style-name="P4200"><text:span text:style-name="CharStyle7">8. Pulau Indah Selatan</text:span></text:p></table:table-cell><table:table-cell table:style-name="Table48.Cell36"><text:p text:style-name="P2645"><text:span text:style-name="CharStyle7">1,008</text:span></text:p></table:table-cell></table:table-row><table:table-row table:style-name="Table48.R13"><table:table-cell table:style-name="Table48.Cell37"><text:p text:style-name="P4587"/></table:table-cell><table:table-cell table:style-name="Table48.Cell38"><text:p text:style-name="P3794"><text:span text:style-name="CharStyle7">9. Pandamaran Jaya Jalan 1-12</text:span></text:p></table:table-cell><table:table-cell table:style-name="Table48.Cell39"><text:p text:style-name="P1299"><text:span text:style-name="CharStyle7">2,842</text:span></text:p></table:table-cell></table:table-row><table:table-row table:style-name="Table48.R14"><table:table-cell table:style-name="Table48.Cell40"><text:p text:style-name="P4587"/></table:table-cell><table:table-cell table:style-name="Table48.Cell41"><text:p text:style-name="P4202"><text:span text:style-name="CharStyle7">10. Teluk Gong Selatan</text:span></text:p></table:table-cell><table:table-cell table:style-name="Table48.Cell42"><text:p text:style-name="P4357"><text:span text:style-name="CharStyle7">3,872</text:span></text:p></table:table-cell></table:table-row><table:table-row table:style-name="Table48.R15"><table:table-cell table:style-name="Table48.Cell43"><text:p text:style-name="P4587"/></table:table-cell><table:table-cell table:style-name="Table48.Cell44"><text:p text:style-name="P4204"><text:span text:style-name="CharStyle7">11. Pandamaran Jaya Jalan 13-100</text:span></text:p></table:table-cell><table:table-cell table:style-name="Table48.Cell45"><text:p text:style-name="P2814"><text:span text:style-name="CharStyle7">2,780</text:span></text:p></table:table-cell></table:table-row><table:table-row table:style-name="Table48.R16"><table:table-cell table:style-name="Table48.Cell46"><text:p text:style-name="P4587"/></table:table-cell><table:table-cell table:style-name="Table48.Cell47"><text:p text:style-name="P1906"><text:span text:style-name="CharStyle7">12. Seri Pendamar</text:span></text:p></table:table-cell><table:table-cell table:style-name="Table48.Cell48"><text:p text:style-name="P2621"><text:span text:style-name="CharStyle7">1,168</text:span></text:p></table:table-cell></table:table-row><table:table-row table:style-name="Table48.R17"><table:table-cell table:style-name="Table48.Cell49"><text:p text:style-name="P4587"/></table:table-cell><table:table-cell table:style-name="Table48.Cell50"><text:p text:style-name="P4301"><text:span text:style-name="CharStyle7">13. Pandamaran Jaya Apartment</text:span></text:p></table:table-cell><table:table-cell table:style-name="Table48.Cell51"><text:p text:style-name="P2424"><text:span text:style-name="CharStyle7">2,309</text:span></text:p></table:table-cell></table:table-row><table:table-row table:style-name="Table48.R18"><table:table-cell table:style-name="Table48.Cell52"><text:p text:style-name="P4587"/></table:table-cell><table:table-cell table:style-name="Table48.Cell53"><text:p text:style-name="P1515"><text:span text:style-name="CharStyle7">14. Selat Selatan</text:span></text:p></table:table-cell><table:table-cell table:style-name="Table48.Cell54"><text:p text:style-name="P2230"><text:span text:style-name="CharStyle7">856</text:span></text:p></table:table-cell></table:table-row><table:table-row table:style-name="Table48.R19"><table:table-cell table:style-name="Table48.Cell55"><text:p text:style-name="P4587"/></table:table-cell><table:table-cell table:style-name="Table48.Cell56"><text:p text:style-name="P4587"/></table:table-cell><table:table-cell table:style-name="Table48.Cell57"><text:p text:style-name="P4254"><text:span text:style-name="CharStyle7">28,604</text:span></text:p></table:table-cell></table:table-row><table:table-row table:style-name="Table48.R20"><table:table-cell table:style-name="Table48.Cell58"><text:p text:style-name="P4207"><text:span text:style-name="CharStyle7">N. 47 PANDAMARAN</text:span></text:p></table:table-cell><table:table-cell table:style-name="Table48.Cell59"><text:p text:style-name="P1269"><text:span text:style-name="CharStyle7">1. Kampung Raja Uda Timur</text:span></text:p></table:table-cell><table:table-cell table:style-name="Table48.Cell60"><text:p text:style-name="P1972"><text:span text:style-name="CharStyle7">3,693</text:span></text:p></table:table-cell></table:table-row><table:table-row table:style-name="Table48.R21"><table:table-cell table:style-name="Table48.Cell61"><text:p text:style-name="P4587"/></table:table-cell><table:table-cell table:style-name="Table48.Cell62"><text:p text:style-name="P4209"><text:span text:style-name="CharStyle7">2. Kompleks Sukan Pandamaran</text:span></text:p></table:table-cell><table:table-cell table:style-name="Table48.Cell63"><text:p text:style-name="P1766"><text:span text:style-name="CharStyle7">1,986</text:span></text:p></table:table-cell></table:table-row><table:table-row table:style-name="Table48.R22"><table:table-cell table:style-name="Table48.Cell64"><text:p text:style-name="P4587"/></table:table-cell><table:table-cell table:style-name="Table48.Cell65"><text:p text:style-name="P4211"><text:span text:style-name="CharStyle7">3. Kawasan Sekolah Cina ‘B’</text:span></text:p></table:table-cell><table:table-cell table:style-name="Table48.Cell66"><text:p text:style-name="P4213"><text:span text:style-name="CharStyle7">3,057</text:span></text:p></table:table-cell></table:table-row><table:table-row table:style-name="Table48.R23"><table:table-cell table:style-name="Table48.Cell67"><text:p text:style-name="P4587"/></table:table-cell><table:table-cell table:style-name="Table48.Cell68"><text:p text:style-name="P2558"><text:span text:style-name="CharStyle7">4. Kawasan Sekolah Cina ‘A’</text:span></text:p></table:table-cell><table:table-cell table:style-name="Table48.Cell69"><text:p text:style-name="P4341"><text:span text:style-name="CharStyle7">4,115</text:span></text:p></table:table-cell></table:table-row></table:table></draw:text-box></draw:frame></text:p>
        <text:p text:style-name="P990"/>
      </text:section>
      <text:section text:style-name="Sect56" text:name="Section56">
        <text:p text:style-name="P4706"><draw:frame draw:style-name="fr304" svg:x="3.120cm" svg:y="0.000cm" svg:width="4.082cm" fo:min-height="2.782cm" text:anchor-type="paragraph"><draw:text-box><text:h text:outline-level="1" text:style-name="P1508"><text:bookmark-start text:name="bookmark47"/><text:span text:style-name="CharStyle48">(1)</text:span><text:bookmark-end text:name="bookmark47"/></text:h><text:p text:style-name="P1955"><text:span text:style-name="CharStyle12">Bahagian Pilihan Raya<text:line-break/>Negeri<text:line-break/></text:span><text:span text:style-name="CharStyle20">State Constituency</text:span></text:p></draw:text-box></draw:frame><draw:frame draw:style-name="fr303" svg:x="8.751cm" svg:y="0.000cm" svg:width="10.626cm" fo:min-height="0.002cm" text:anchor-type="paragraph"><draw:text-box><table:table table:style-name="Table49"><table:table-column table:style-name="Table49.C1"/><table:table-column table:style-name="Table49.C2"/><table:table-row table:style-name="Table49.R1"><table:table-cell table:style-name="Table49.Cell1"><text:p text:style-name="P2921"><text:span text:style-name="CharStyle7">(2)</text:span></text:p></table:table-cell><table:table-cell table:style-name="Table49.Cell2"><text:p text:style-name="P4215"><text:span text:style-name="CharStyle7">(3)</text:span></text:p></table:table-cell></table:table-row><table:table-row table:style-name="Table49.R2"><table:table-cell table:style-name="Table49.Cell3"><text:p text:style-name="P4217"><text:span text:style-name="CharStyle7">Daerah Mengundi</text:span></text:p></table:table-cell><table:table-cell table:style-name="Table49.Cell4"><text:p text:style-name="P2070"><text:span text:style-name="CharStyle7">Bilangan Pemilih</text:span></text:p></table:table-cell></table:table-row><table:table-row table:style-name="Table49.R3"><table:table-cell table:style-name="Table49.Cell5"><text:p text:style-name="P2763"><text:span text:style-name="CharStyle8">Polling District</text:span></text:p></table:table-cell><table:table-cell table:style-name="Table49.Cell6"><text:p text:style-name="P4219"><text:span text:style-name="CharStyle8">Number of Electors</text:span></text:p></table:table-cell></table:table-row><table:table-row table:style-name="Table49.R4"><table:table-cell table:style-name="Table49.Cell7"><text:p text:style-name="P2247"><text:span text:style-name="CharStyle7">5. Pandamaran</text:span></text:p></table:table-cell><table:table-cell table:style-name="Table49.Cell8"><text:p text:style-name="P4221"><text:span text:style-name="CharStyle7">3,187</text:span></text:p></table:table-cell></table:table-row><table:table-row table:style-name="Table49.R5"><table:table-cell table:style-name="Table49.Cell9"><text:p text:style-name="P3868"><text:span text:style-name="CharStyle7">6. Jalan Tengku Badar Utara</text:span></text:p></table:table-cell><table:table-cell table:style-name="Table49.Cell10"><text:p text:style-name="P3124"><text:span text:style-name="CharStyle7">3,067</text:span></text:p></table:table-cell></table:table-row><table:table-row table:style-name="Table49.R6"><table:table-cell table:style-name="Table49.Cell11"><text:p text:style-name="P4223"><text:span text:style-name="CharStyle7">7. Jalan Tengku Badar Selatan</text:span></text:p></table:table-cell><table:table-cell table:style-name="Table49.Cell12"><text:p text:style-name="P1984"><text:span text:style-name="CharStyle7">333</text:span></text:p></table:table-cell></table:table-row><table:table-row table:style-name="Table49.R7"><table:table-cell table:style-name="Table49.Cell13"><text:p text:style-name="P4343"><text:span text:style-name="CharStyle7">8. Kampung Raja Uda Barat</text:span></text:p></table:table-cell><table:table-cell table:style-name="Table49.Cell14"><text:p text:style-name="P3496"><text:span text:style-name="CharStyle7">1,360</text:span></text:p></table:table-cell></table:table-row><table:table-row table:style-name="Table49.R8"><table:table-cell table:style-name="Table49.Cell15"><text:p text:style-name="P2175"><text:span text:style-name="CharStyle7">9. Jalan Kastam</text:span></text:p></table:table-cell><table:table-cell table:style-name="Table49.Cell16"><text:p text:style-name="P2867"><text:span text:style-name="CharStyle7">2,418</text:span></text:p></table:table-cell></table:table-row><table:table-row table:style-name="Table49.R9"><table:table-cell table:style-name="Table49.Cell17"><text:p text:style-name="P1749"><text:span text:style-name="CharStyle7">10. Tengku Bendahara Azman</text:span></text:p></table:table-cell><table:table-cell table:style-name="Table49.Cell18"><text:p text:style-name="P4225"><text:span text:style-name="CharStyle7">2,398</text:span></text:p></table:table-cell></table:table-row><table:table-row table:style-name="Table49.R10"><table:table-cell table:style-name="Table49.Cell19"><text:p text:style-name="P4227"><text:span text:style-name="CharStyle7">11. Raja Lumu</text:span></text:p></table:table-cell><table:table-cell table:style-name="Table49.Cell20"><text:p text:style-name="P1922"><text:span text:style-name="CharStyle7">2,273</text:span></text:p></table:table-cell></table:table-row><table:table-row table:style-name="Table49.R11"><table:table-cell table:style-name="Table49.Cell21"><text:p text:style-name="P2611"><text:span text:style-name="CharStyle7">12. SungaiAur</text:span></text:p></table:table-cell><table:table-cell table:style-name="Table49.Cell22"><text:p text:style-name="P1414"><text:span text:style-name="CharStyle7">2,050</text:span></text:p></table:table-cell></table:table-row><table:table-row table:style-name="Table49.R12"><table:table-cell table:style-name="Table49.Cell23"><text:p text:style-name="P3784"><text:span text:style-name="CharStyle7">13. Teluk Pulai Utara</text:span></text:p></table:table-cell><table:table-cell table:style-name="Table49.Cell24"><text:p text:style-name="P4229"><text:span text:style-name="CharStyle7">2,246</text:span></text:p></table:table-cell></table:table-row><table:table-row table:style-name="Table49.R13"><table:table-cell table:style-name="Table49.Cell25"><text:p text:style-name="P1678"><text:span text:style-name="CharStyle7">14. Kampung Attap</text:span></text:p></table:table-cell><table:table-cell table:style-name="Table49.Cell26"><text:p text:style-name="P2342"><text:span text:style-name="CharStyle7">1,056</text:span></text:p></table:table-cell></table:table-row><table:table-row table:style-name="Table49.R14"><table:table-cell table:style-name="Table49.Cell27"><text:p text:style-name="P3297"><text:span text:style-name="CharStyle7">15. Jalan Tengku Kelana</text:span></text:p></table:table-cell><table:table-cell table:style-name="Table49.Cell28"><text:p text:style-name="P1837"><text:span text:style-name="CharStyle7">1,178</text:span></text:p></table:table-cell></table:table-row><table:table-row table:style-name="Table49.R15"><table:table-cell table:style-name="Table49.Cell29"><text:p text:style-name="P2522"><text:span text:style-name="CharStyle7">16. Bukitlstana</text:span></text:p></table:table-cell><table:table-cell table:style-name="Table49.Cell30"><text:p text:style-name="P1325"><text:span text:style-name="CharStyle7">1,570</text:span></text:p></table:table-cell></table:table-row><table:table-row table:style-name="Table49.R16"><table:table-cell table:style-name="Table49.Cell31"><text:p text:style-name="P2043"><text:span text:style-name="CharStyle7">17. SimpangTujuh</text:span></text:p></table:table-cell><table:table-cell table:style-name="Table49.Cell32"><text:p text:style-name="P4231"><text:span text:style-name="CharStyle7">2,034</text:span></text:p></table:table-cell></table:table-row><table:table-row table:style-name="Table49.R17"><table:table-cell table:style-name="Table49.Cell33"><text:p text:style-name="P1522"><text:span text:style-name="CharStyle7">18. Taman Gembira 1</text:span></text:p></table:table-cell><table:table-cell table:style-name="Table49.Cell34"><text:p text:style-name="P2217"><text:span text:style-name="CharStyle7">3,523</text:span></text:p></table:table-cell></table:table-row><table:table-row table:style-name="Table49.R18"><table:table-cell table:style-name="Table49.Cell35"><text:p text:style-name="P4233"><text:span text:style-name="CharStyle7">19. Taman Selatan 1</text:span></text:p></table:table-cell><table:table-cell table:style-name="Table49.Cell36"><text:p text:style-name="P1703"><text:span text:style-name="CharStyle7">2,384</text:span></text:p></table:table-cell></table:table-row><table:table-row table:style-name="Table49.R19"><table:table-cell table:style-name="Table49.Cell37"><text:p text:style-name="P1585"><text:span text:style-name="CharStyle7">20. Teluk Gadung Besar</text:span></text:p></table:table-cell><table:table-cell table:style-name="Table49.Cell38"><text:p text:style-name="P1287"><text:span text:style-name="CharStyle7">2,481</text:span></text:p></table:table-cell></table:table-row><table:table-row table:style-name="Table49.R20"><table:table-cell table:style-name="Table49.Cell39"><text:p text:style-name="P4235"><text:span text:style-name="CharStyle7">21. Taman Chi Liung</text:span></text:p></table:table-cell><table:table-cell table:style-name="Table49.Cell40"><text:p text:style-name="P3612"><text:span text:style-name="CharStyle7">3,141</text:span></text:p></table:table-cell></table:table-row><table:table-row table:style-name="Table49.R21"><table:table-cell table:style-name="Table49.Cell41"><text:p text:style-name="P1491"><text:span text:style-name="CharStyle7">22. Teluk Pulai Selatan</text:span></text:p></table:table-cell><table:table-cell table:style-name="Table49.Cell42"><text:p text:style-name="P2193"><text:span text:style-name="CharStyle7">1,503</text:span></text:p></table:table-cell></table:table-row><table:table-row table:style-name="Table49.R22"><table:table-cell table:style-name="Table49.Cell43"><text:p text:style-name="P4238"><text:span text:style-name="CharStyle7">23. Taman Selatan 2</text:span></text:p></table:table-cell><table:table-cell table:style-name="Table49.Cell44"><text:p text:style-name="P4240"><text:span text:style-name="CharStyle7">2,217</text:span></text:p></table:table-cell></table:table-row><table:table-row table:style-name="Table49.R23"><table:table-cell table:style-name="Table49.Cell45"><text:p text:style-name="P2374"><text:span text:style-name="CharStyle7">24. Taman Bayu Perdana</text:span></text:p></table:table-cell><table:table-cell table:style-name="Table49.Cell46"><text:p text:style-name="P3079"><text:span text:style-name="CharStyle7">4,334</text:span></text:p></table:table-cell></table:table-row></table:table></draw:text-box></draw:frame><draw:frame draw:style-name="fr305" svg:x="10.266cm" svg:y="26.351cm" svg:width="0.457cm" fo:min-height="0.437cm" text:anchor-type="paragraph"><draw:text-box><text:p text:style-name="P4242"><text:span text:style-name="CharStyle151">60</text:span></text:p></draw:text-box></draw:frame></text:p>
        <text:p text:style-name="P992"/>
        <text:p text:style-name="P993"/>
        <text:p text:style-name="P994"/>
        <text:p text:style-name="P995"/>
        <text:p text:style-name="P996"/>
        <text:p text:style-name="P997"/>
        <text:p text:style-name="P998"/>
        <text:p text:style-name="P999"/>
        <text:p text:style-name="P1000"/>
        <text:p text:style-name="P1001"/>
        <text:p text:style-name="P1002"/>
        <text:p text:style-name="P1003"/>
        <text:p text:style-name="P1004"/>
        <text:p text:style-name="P1005"/>
        <text:p text:style-name="P1006"/>
        <text:p text:style-name="P1007"/>
        <text:p text:style-name="P1008"/>
        <text:p text:style-name="P1009"/>
        <text:p text:style-name="P1010"/>
        <text:p text:style-name="P1011"/>
        <text:p text:style-name="P1012"/>
        <text:p text:style-name="P1013"/>
        <text:p text:style-name="P1014"/>
        <text:p text:style-name="P1015"/>
        <text:p text:style-name="P1016"/>
        <text:p text:style-name="P1017"/>
        <text:p text:style-name="P1018"/>
        <text:p text:style-name="P1019"/>
        <text:p text:style-name="P1020"/>
        <text:p text:style-name="P1021"/>
        <text:p text:style-name="P1022"/>
        <text:p text:style-name="P1023"/>
        <text:p text:style-name="P1024"/>
        <text:p text:style-name="P1025"/>
        <text:p text:style-name="P1026"/>
        <text:p text:style-name="P1027"/>
        <text:p text:style-name="P1028"/>
        <text:p text:style-name="P1029"/>
        <text:p text:style-name="P1030"/>
        <text:p text:style-name="P1031"/>
        <text:p text:style-name="P1032"/>
        <text:p text:style-name="P1033"/>
      </text:section>
      <text:section text:style-name="Sect57" text:name="Section57">
        <text:p text:style-name="P4707"><draw:frame draw:style-name="fr306" svg:x="9.936cm" svg:y="0.060cm" svg:width="3.454cm" fo:min-height="1.152cm" text:anchor-type="paragraph"><draw:text-box><text:h text:outline-level="1" text:style-name="P1914"><text:span text:style-name="CharStyle48">(2]</text:span></text:h><text:p text:style-name="P4579"><text:span text:style-name="CharStyle12">Daerah Mengundi</text:span></text:p></draw:text-box></draw:frame><draw:frame draw:style-name="fr307" svg:x="10.208cm" svg:y="2.168cm" fo:min-width="2.930cm" fo:min-height="0.508cm" text:anchor-type="paragraph"><draw:text-box><text:p text:style-name="P1546"><text:span text:style-name="CharStyle19">Polling District</text:span></text:p></draw:text-box></draw:frame></text:p>
        <text:h text:outline-level="1" text:style-name="P4245"><text:bookmark-start text:name="bookmark48"/><text:span text:style-name="CharStyle29">(1)</text:span><text:bookmark-end text:name="bookmark48"/></text:h>
        <text:p text:style-name="P4247"><text:span text:style-name="CharStyle7">Bahagian Pilihan Raya<text:line-break/>Negeri<text:line-break/></text:span><text:span text:style-name="CharStyle8">State Constituency</text:span></text:p>
        <text:h text:outline-level="1" text:style-name="P1521"><text:bookmark-start text:name="bookmark49"/><text:span text:style-name="CharStyle153">(3J</text:span><text:bookmark-end text:name="bookmark49"/></text:h>
        <text:p text:style-name="P4249"><text:span text:style-name="CharStyle7">Bilangan Pemilih</text:span></text:p>
        <text:p text:style-name="P2277"><text:span text:style-name="CharStyle30">Number of Electors</text:span></text:p>
      </text:section>
      <text:section text:style-name="Sect58" text:name="Section58">
        <text:p text:style-name="P1035"/>
        <text:p text:style-name="P1036"/>
      </text:section>
      <text:section text:style-name="Sect59" text:name="Section59">
        <text:p text:style-name="P1626"><draw:frame draw:style-name="fr308" svg:x="18.283cm" svg:y="2.709cm" fo:min-width="1.067cm" fo:min-height="0.526cm" text:anchor-type="paragraph"><draw:text-box><text:p text:style-name="P2238"><text:span text:style-name="CharStyle12">2,313</text:span></text:p></draw:text-box></draw:frame><text:span text:style-name="CharStyle7">25. Taman Gembira 2</text:span></text:p>
        <text:p text:style-name="P3027"><text:span text:style-name="CharStyle7">59,917</text:span></text:p>
        <text:p text:style-name="P1814"><text:span text:style-name="CharStyle7">Jumlah Bilangan Pemilih dalam Bahagian Pilihan Raya Persekutuan<text:tab/>141,275</text:span></text:p>
        <text:p text:style-name="P4251"><text:span text:style-name="CharStyle7">P. 110 Klang:</text:span></text:p>
        <text:p text:style-name="P4253"><text:span text:style-name="CharStyle30">Total Number of Electors in the Federal Constituency of<text:line-break/>P. 110 Klang:</text:span></text:p>
        <text:p text:style-name="P1847"><text:span text:style-name="CharStyle155">61</text:span></text:p>
      </text:section>
      <text:section text:style-name="Sect60" text:name="Section60">
        <text:p text:style-name="P4708"><draw:frame draw:style-name="fr309" svg:x="0.000cm" svg:y="0.000cm" svg:width="16.662cm" fo:min-height="0.002cm" text:anchor-type="paragraph"><draw:text-box><table:table table:style-name="Table50"><table:table-column table:style-name="Table50.C1"/><table:table-column table:style-name="Table50.C2"/><table:table-column table:style-name="Table50.C3"/><table:table-column table:style-name="Table50.C4"/><table:table-row table:style-name="Table50.R1"><table:table-cell table:style-name="Table50.Cell1"><text:p text:style-name="P4257"><text:span text:style-name="CharStyle7">(1)</text:span></text:p></table:table-cell><table:table-cell table:style-name="Table50.Cell2"><text:p text:style-name="P4587"/></table:table-cell><table:table-cell table:style-name="Table50.Cell3"><text:p text:style-name="P4259"><text:span text:style-name="CharStyle7">(2)</text:span></text:p></table:table-cell><table:table-cell table:style-name="Table50.Cell4"><text:p text:style-name="P1255"><text:span text:style-name="CharStyle7">(3)</text:span></text:p></table:table-cell></table:table-row><table:table-row table:style-name="Table50.R2"><table:table-cell table:style-name="Table50.Cell5"><text:p text:style-name="P1943"><text:span text:style-name="CharStyle7">Bahagian Pilihan Raya</text:span></text:p></table:table-cell><table:table-cell table:style-name="Table50.Cell6"><text:p text:style-name="P4587"/></table:table-cell><table:table-cell table:style-name="Table50.Cell7"><text:p text:style-name="P2236"><text:span text:style-name="CharStyle7">Daerah Mengundi</text:span></text:p></table:table-cell><table:table-cell table:style-name="Table50.Cell8"><text:p text:style-name="P2925"><text:span text:style-name="CharStyle7">Bilangan Pemilih</text:span></text:p></table:table-cell></table:table-row><table:table-row table:style-name="Table50.R3"><table:table-cell table:style-name="Table50.Cell9"><text:p text:style-name="P1762"><text:span text:style-name="CharStyle7">Negeri</text:span></text:p></table:table-cell><table:table-cell table:style-name="Table50.Cell10"><text:p text:style-name="P4587"/></table:table-cell><table:table-cell table:style-name="Table50.Cell11"><text:p text:style-name="P4587"/></table:table-cell><table:table-cell table:style-name="Table50.Cell12"><text:p text:style-name="P4587"/></table:table-cell></table:table-row><table:table-row table:style-name="Table50.R4"><table:table-cell table:style-name="Table50.Cell13"><text:p text:style-name="P2629"><text:span text:style-name="CharStyle8">State Constituency</text:span></text:p></table:table-cell><table:table-cell table:style-name="Table50.Cell14"><text:p text:style-name="P4587"/></table:table-cell><table:table-cell table:style-name="Table50.Cell15"><text:p text:style-name="P1701"><text:span text:style-name="CharStyle8">Polling District</text:span></text:p></table:table-cell><table:table-cell table:style-name="Table50.Cell16"><text:p text:style-name="P4456"><text:span text:style-name="CharStyle8">Number of Electors</text:span></text:p></table:table-cell></table:table-row><table:table-row table:style-name="Table50.R5"><table:table-cell table:style-name="Table50.Cell17"><text:p text:style-name="P1715"><text:span text:style-name="CharStyle7">N. 48 KOTAALAM SHAH</text:span></text:p></table:table-cell><table:table-cell table:style-name="Table50.Cell18"><text:p text:style-name="P1919"><text:span text:style-name="CharStyle7">1.</text:span></text:p></table:table-cell><table:table-cell table:style-name="Table50.Cell19"><text:p text:style-name="P2595"><text:span text:style-name="CharStyle7">Taman Klangjaya 1</text:span></text:p></table:table-cell><table:table-cell table:style-name="Table50.Cell20"><text:p text:style-name="P1380"><text:span text:style-name="CharStyle7">3,572</text:span></text:p></table:table-cell></table:table-row><table:table-row table:style-name="Table50.R6"><table:table-cell table:style-name="Table50.Cell21"><text:p text:style-name="P4587"/></table:table-cell><table:table-cell table:style-name="Table50.Cell22"><text:p text:style-name="P2360"><text:span text:style-name="CharStyle7">2.</text:span></text:p></table:table-cell><table:table-cell table:style-name="Table50.Cell23"><text:p text:style-name="P3080"><text:span text:style-name="CharStyle7">Sentosa Dato Yusof Shahbuddin</text:span></text:p></table:table-cell><table:table-cell table:style-name="Table50.Cell24"><text:p text:style-name="P2248"><text:span text:style-name="CharStyle7">4,069</text:span></text:p></table:table-cell></table:table-row><table:table-row table:style-name="Table50.R7"><table:table-cell table:style-name="Table50.Cell25"><text:p text:style-name="P4587"/></table:table-cell><table:table-cell table:style-name="Table50.Cell26"><text:p text:style-name="P4383"><text:span text:style-name="CharStyle7">3.</text:span></text:p></table:table-cell><table:table-cell table:style-name="Table50.Cell27"><text:p text:style-name="P4474"><text:span text:style-name="CharStyle7">Taman Desawan</text:span></text:p></table:table-cell><table:table-cell table:style-name="Table50.Cell28"><text:p text:style-name="P4261"><text:span text:style-name="CharStyle7">2,198</text:span></text:p></table:table-cell></table:table-row><table:table-row table:style-name="Table50.R8"><table:table-cell table:style-name="Table50.Cell29"><text:p text:style-name="P4587"/></table:table-cell><table:table-cell table:style-name="Table50.Cell30"><text:p text:style-name="P1855"><text:span text:style-name="CharStyle7">4.</text:span></text:p></table:table-cell><table:table-cell table:style-name="Table50.Cell31"><text:p text:style-name="P4263"><text:span text:style-name="CharStyle7">Sentosa Dato Abdul Hamid 1</text:span></text:p></table:table-cell><table:table-cell table:style-name="Table50.Cell32"><text:p text:style-name="P1663"><text:span text:style-name="CharStyle7">4,471</text:span></text:p></table:table-cell></table:table-row><table:table-row table:style-name="Table50.R9"><table:table-cell table:style-name="Table50.Cell33"><text:p text:style-name="P4587"/></table:table-cell><table:table-cell table:style-name="Table50.Cell34"><text:p text:style-name="P4265"><text:span text:style-name="CharStyle7">5.</text:span></text:p></table:table-cell><table:table-cell table:style-name="Table50.Cell35"><text:p text:style-name="P2474"><text:span text:style-name="CharStyle7">Sentosa Dato Dagang</text:span></text:p></table:table-cell><table:table-cell table:style-name="Table50.Cell36"><text:p text:style-name="P4267"><text:span text:style-name="CharStyle7">4,941</text:span></text:p></table:table-cell></table:table-row><table:table-row table:style-name="Table50.R10"><table:table-cell table:style-name="Table50.Cell37"><text:p text:style-name="P4587"/></table:table-cell><table:table-cell table:style-name="Table50.Cell38"><text:p text:style-name="P4269"><text:span text:style-name="CharStyle7">6.</text:span></text:p></table:table-cell><table:table-cell table:style-name="Table50.Cell39"><text:p text:style-name="P1864"><text:span text:style-name="CharStyle7">Taman Klangjaya 2</text:span></text:p></table:table-cell><table:table-cell table:style-name="Table50.Cell40"><text:p text:style-name="P4271"><text:span text:style-name="CharStyle7">2,042</text:span></text:p></table:table-cell></table:table-row><table:table-row table:style-name="Table50.R11"><table:table-cell table:style-name="Table50.Cell41"><text:p text:style-name="P4587"/></table:table-cell><table:table-cell table:style-name="Table50.Cell42"><text:p text:style-name="P1613"><text:span text:style-name="CharStyle7">7.</text:span></text:p></table:table-cell><table:table-cell table:style-name="Table50.Cell43"><text:p text:style-name="P4273"><text:span text:style-name="CharStyle7">Sentosa Dato Abdul Hamid 2</text:span></text:p></table:table-cell><table:table-cell table:style-name="Table50.Cell44"><text:p text:style-name="P2997"><text:span text:style-name="CharStyle7">1,374</text:span></text:p></table:table-cell></table:table-row><table:table-row table:style-name="Table50.R12"><table:table-cell table:style-name="Table50.Cell45"><text:p text:style-name="P4587"/></table:table-cell><table:table-cell table:style-name="Table50.Cell46"><text:p text:style-name="P2088"><text:span text:style-name="CharStyle7">8.</text:span></text:p></table:table-cell><table:table-cell table:style-name="Table50.Cell47"><text:p text:style-name="P4275"><text:span text:style-name="CharStyle7">Bandar Bukit Tinggi 1</text:span></text:p></table:table-cell><table:table-cell table:style-name="Table50.Cell48"><text:p text:style-name="P4277"><text:span text:style-name="CharStyle7">2,918</text:span></text:p></table:table-cell></table:table-row><table:table-row table:style-name="Table50.R13"><table:table-cell table:style-name="Table50.Cell49"><text:p text:style-name="P4587"/></table:table-cell><table:table-cell table:style-name="Table50.Cell50"><text:p text:style-name="P4006"><text:span text:style-name="CharStyle7">9.</text:span></text:p></table:table-cell><table:table-cell table:style-name="Table50.Cell51"><text:p text:style-name="P4279"><text:span text:style-name="CharStyle7">Taman Maznah</text:span></text:p></table:table-cell><table:table-cell table:style-name="Table50.Cell52"><text:p text:style-name="P2125"><text:span text:style-name="CharStyle7">5,571</text:span></text:p></table:table-cell></table:table-row><table:table-row table:style-name="Table50.R14"><table:table-cell table:style-name="Table50.Cell53"><text:p text:style-name="P4587"/></table:table-cell><table:table-cell table:style-name="Table50.Cell54"><text:p text:style-name="P1400"><text:span text:style-name="CharStyle7">10.</text:span></text:p></table:table-cell><table:table-cell table:style-name="Table50.Cell55"><text:p text:style-name="P1470"><text:span text:style-name="CharStyle7">Batu 4 Jalan Kebun</text:span></text:p></table:table-cell><table:table-cell table:style-name="Table50.Cell56"><text:p text:style-name="P4281"><text:span text:style-name="CharStyle7">1,246</text:span></text:p></table:table-cell></table:table-row><table:table-row table:style-name="Table50.R15"><table:table-cell table:style-name="Table50.Cell57"><text:p text:style-name="P4587"/></table:table-cell><table:table-cell table:style-name="Table50.Cell58"><text:p text:style-name="P1778"><text:span text:style-name="CharStyle7">11.</text:span></text:p></table:table-cell><table:table-cell table:style-name="Table50.Cell59"><text:p text:style-name="P1866"><text:span text:style-name="CharStyle7">Taman Menara Maju</text:span></text:p></table:table-cell><table:table-cell table:style-name="Table50.Cell60"><text:p text:style-name="P4283"><text:span text:style-name="CharStyle7">2,013</text:span></text:p></table:table-cell></table:table-row><table:table-row table:style-name="Table50.R16"><table:table-cell table:style-name="Table50.Cell61"><text:p text:style-name="P4587"/></table:table-cell><table:table-cell table:style-name="Table50.Cell62"><text:p text:style-name="P2967"><text:span text:style-name="CharStyle7">12.</text:span></text:p></table:table-cell><table:table-cell table:style-name="Table50.Cell63"><text:p text:style-name="P4507"><text:span text:style-name="CharStyle7">Bandar Bukit Tinggi 2</text:span></text:p></table:table-cell><table:table-cell table:style-name="Table50.Cell64"><text:p text:style-name="P1212"><text:span text:style-name="CharStyle7">2,652</text:span></text:p></table:table-cell></table:table-row><table:table-row table:style-name="Table50.R17"><table:table-cell table:style-name="Table50.Cell65"><text:p text:style-name="P4587"/></table:table-cell><table:table-cell table:style-name="Table50.Cell66"><text:p text:style-name="P1900"><text:span text:style-name="CharStyle7">13.</text:span></text:p></table:table-cell><table:table-cell table:style-name="Table50.Cell67"><text:p text:style-name="P1768"><text:span text:style-name="CharStyle7">Bandar Botanic</text:span></text:p></table:table-cell><table:table-cell table:style-name="Table50.Cell68"><text:p text:style-name="P4285"><text:span text:style-name="CharStyle7">4,194</text:span></text:p></table:table-cell></table:table-row><table:table-row table:style-name="Table50.R18"><table:table-cell table:style-name="Table50.Cell69"><text:p text:style-name="P4587"/></table:table-cell><table:table-cell table:style-name="Table50.Cell70"><text:p text:style-name="P4587"/></table:table-cell><table:table-cell table:style-name="Table50.Cell71"><text:p text:style-name="P4587"/></table:table-cell><table:table-cell table:style-name="Table50.Cell72"><text:p text:style-name="P4287"><text:span text:style-name="CharStyle7">41,261</text:span></text:p></table:table-cell></table:table-row><table:table-row table:style-name="Table50.R19"><table:table-cell table:style-name="Table50.Cell73"><text:p text:style-name="P4290"><text:span text:style-name="CharStyle7">N. 49 SERI ANDALAS</text:span></text:p></table:table-cell><table:table-cell table:style-name="Table50.Cell74"><text:p text:style-name="P2523"><text:span text:style-name="CharStyle7">1.</text:span></text:p></table:table-cell><table:table-cell table:style-name="Table50.Cell75"><text:p text:style-name="P4292"><text:span text:style-name="CharStyle7">Seksyen 34 Shah Alam</text:span></text:p></table:table-cell><table:table-cell table:style-name="Table50.Cell76"><text:p text:style-name="P4425"><text:span text:style-name="CharStyle7">1,059</text:span></text:p></table:table-cell></table:table-row><table:table-row table:style-name="Table50.R20"><table:table-cell table:style-name="Table50.Cell77"><text:p text:style-name="P4587"/></table:table-cell><table:table-cell table:style-name="Table50.Cell78"><text:p text:style-name="P2606"><text:span text:style-name="CharStyle7">2.</text:span></text:p></table:table-cell><table:table-cell table:style-name="Table50.Cell79"><text:p text:style-name="P1395"><text:span text:style-name="CharStyle7">Sungai Kandis</text:span></text:p></table:table-cell><table:table-cell table:style-name="Table50.Cell80"><text:p text:style-name="P2085"><text:span text:style-name="CharStyle7">1,766</text:span></text:p></table:table-cell></table:table-row><table:table-row table:style-name="Table50.R21"><table:table-cell table:style-name="Table50.Cell81"><text:p text:style-name="P4587"/></table:table-cell><table:table-cell table:style-name="Table50.Cell82"><text:p text:style-name="P1696"><text:span text:style-name="CharStyle7">3.</text:span></text:p></table:table-cell><table:table-cell table:style-name="Table50.Cell83"><text:p text:style-name="P1578"><text:span text:style-name="CharStyle7">Teluk Menegun</text:span></text:p></table:table-cell><table:table-cell table:style-name="Table50.Cell84"><text:p text:style-name="P2548"><text:span text:style-name="CharStyle7">2,609</text:span></text:p></table:table-cell></table:table-row><table:table-row table:style-name="Table50.R22"><table:table-cell table:style-name="Table50.Cell85"><text:p text:style-name="P4587"/></table:table-cell><table:table-cell table:style-name="Table50.Cell86"><text:p text:style-name="P2469"><text:span text:style-name="CharStyle7">4.</text:span></text:p></table:table-cell><table:table-cell table:style-name="Table50.Cell87"><text:p text:style-name="P1258"><text:span text:style-name="CharStyle7">LLN Connought Bridge</text:span></text:p></table:table-cell><table:table-cell table:style-name="Table50.Cell88"><text:p text:style-name="P4294"><text:span text:style-name="CharStyle7">1,943</text:span></text:p></table:table-cell></table:table-row></table:table><text:p text:style-name="P4255"><text:span text:style-name="CharStyle157">62</text:span></text:p></draw:text-box></draw:frame></text:p>
        <text:p text:style-name="P1039"/>
      </text:section>
      <text:section text:style-name="Sect61" text:name="Section61">
        <text:p text:style-name="P4709"><draw:frame draw:style-name="fr316" svg:x="3.119cm" svg:y="0.004cm" svg:width="10.185cm" fo:min-height="2.778cm" text:anchor-type="paragraph"><draw:text-box><text:h text:outline-level="1" text:style-name="P1351"><text:bookmark-start text:name="bookmark50"/><text:span text:style-name="CharStyle48">(1) (2)</text:span><text:bookmark-end text:name="bookmark50"/></text:h><text:p text:style-name="P2388"><text:span text:style-name="CharStyle12">Bahagian Pilihan Raya<text:tab/>Daerah<text:tab/>Mengundi</text:span></text:p><text:p text:style-name="P4298"><text:span text:style-name="CharStyle21">Negeri<text:line-break/></text:span><text:span text:style-name="CharStyle19">State Constituency</text:span></text:p></draw:text-box></draw:frame><draw:frame draw:style-name="fr317" svg:x="15.972cm" svg:y="0.000cm" svg:width="3.133cm" fo:min-height="1.236cm" text:anchor-type="paragraph"><draw:text-box><text:h text:outline-level="1" text:style-name="P2841"><text:bookmark-start text:name="bookmark51"/><text:span text:style-name="CharStyle65">(</text:span><text:span text:style-name="CharStyle66">3</text:span><text:span text:style-name="CharStyle65">)</text:span><text:bookmark-end text:name="bookmark51"/></text:h><text:p text:style-name="P2724"><text:span text:style-name="CharStyle12">Bilangan Pemilih</text:span></text:p></draw:text-box></draw:frame><draw:frame draw:style-name="fr318" svg:x="10.291cm" svg:y="2.193cm" svg:width="2.760cm" fo:min-height="0.533cm" text:anchor-type="paragraph"><draw:text-box><text:p text:style-name="P1614"><text:span text:style-name="CharStyle19">Polling District</text:span></text:p></draw:text-box></draw:frame><draw:frame draw:style-name="fr319" svg:x="15.794cm" svg:y="2.193cm" svg:width="3.480cm" fo:min-height="0.533cm" text:anchor-type="paragraph"><draw:text-box><text:p text:style-name="P2422"><text:span text:style-name="CharStyle19">Number of Electors</text:span></text:p></draw:text-box></draw:frame><draw:frame draw:style-name="fr315" svg:x="8.749cm" svg:y="4.445cm" svg:width="10.626cm" fo:min-height="13.691cm" text:anchor-type="paragraph"><draw:text-box><table:table table:style-name="Table51"><table:table-column table:style-name="Table51.C1"/><table:table-column table:style-name="Table51.C2"/><table:table-row table:style-name="Table51.R1"><table:table-cell table:style-name="Table51.Cell1"><text:p text:style-name="P4300"><text:span text:style-name="CharStyle7">6. Kampung Jawa</text:span></text:p></table:table-cell><table:table-cell table:style-name="Table51.Cell2"><text:p text:style-name="P1423"><text:span text:style-name="CharStyle7">3,326</text:span></text:p></table:table-cell></table:table-row><table:table-row table:style-name="Table51.R2"><table:table-cell table:style-name="Table51.Cell3"><text:p text:style-name="P4205"><text:span text:style-name="CharStyle7">7. Kota Raja</text:span></text:p></table:table-cell><table:table-cell table:style-name="Table51.Cell4"><text:p text:style-name="P2789"><text:span text:style-name="CharStyle7">2,814</text:span></text:p></table:table-cell></table:table-row><table:table-row table:style-name="Table51.R3"><table:table-cell table:style-name="Table51.Cell5"><text:p text:style-name="P1553"><text:span text:style-name="CharStyle7">8. Taman Seri Andalas 1</text:span></text:p></table:table-cell><table:table-cell table:style-name="Table51.Cell6"><text:p text:style-name="P2246"><text:span text:style-name="CharStyle7">5,345</text:span></text:p></table:table-cell></table:table-row><table:table-row table:style-name="Table51.R4"><table:table-cell table:style-name="Table51.Cell7"><text:p text:style-name="P2933"><text:span text:style-name="CharStyle7">9. Taman Seri Andalas 2</text:span></text:p></table:table-cell><table:table-cell table:style-name="Table51.Cell8"><text:p text:style-name="P4302"><text:span text:style-name="CharStyle7">3,206</text:span></text:p></table:table-cell></table:table-row><table:table-row table:style-name="Table51.R5"><table:table-cell table:style-name="Table51.Cell9"><text:p text:style-name="P4304"><text:span text:style-name="CharStyle7">10. Bukitjati</text:span></text:p></table:table-cell><table:table-cell table:style-name="Table51.Cell10"><text:p text:style-name="P4306"><text:span text:style-name="CharStyle7">2,318</text:span></text:p></table:table-cell></table:table-row><table:table-row table:style-name="Table51.R6"><table:table-cell table:style-name="Table51.Cell11"><text:p text:style-name="P4308"><text:span text:style-name="CharStyle7">11. Taman Seri Andalas 3</text:span></text:p></table:table-cell><table:table-cell table:style-name="Table51.Cell12"><text:p text:style-name="P2577"><text:span text:style-name="CharStyle7">3,070</text:span></text:p></table:table-cell></table:table-row><table:table-row table:style-name="Table51.R7"><table:table-cell table:style-name="Table51.Cell13"><text:p text:style-name="P3585"><text:span text:style-name="CharStyle7">12. Jalan Raya Timur</text:span></text:p></table:table-cell><table:table-cell table:style-name="Table51.Cell14"><text:p text:style-name="P4310"><text:span text:style-name="CharStyle7">324</text:span></text:p></table:table-cell></table:table-row><table:table-row table:style-name="Table51.R8"><table:table-cell table:style-name="Table51.Cell15"><text:p text:style-name="P4312"><text:span text:style-name="CharStyle7">13. Bandar Puteri Klang</text:span></text:p></table:table-cell><table:table-cell table:style-name="Table51.Cell16"><text:p text:style-name="P1974"><text:span text:style-name="CharStyle7">2,041</text:span></text:p></table:table-cell></table:table-row><table:table-row table:style-name="Table51.R9"><table:table-cell table:style-name="Table51.Cell17"><text:p text:style-name="P2406"><text:span text:style-name="CharStyle7">14. Jalan Kebun</text:span></text:p></table:table-cell><table:table-cell table:style-name="Table51.Cell18"><text:p text:style-name="P4314"><text:span text:style-name="CharStyle7">3,398</text:span></text:p></table:table-cell></table:table-row><table:table-row table:style-name="Table51.R10"><table:table-cell table:style-name="Table51.Cell19"><text:p text:style-name="P2182"><text:span text:style-name="CharStyle7">15. Johan Setia</text:span></text:p></table:table-cell><table:table-cell table:style-name="Table51.Cell20"><text:p text:style-name="P2859"><text:span text:style-name="CharStyle7">3,478</text:span></text:p></table:table-cell></table:table-row><table:table-row table:style-name="Table51.R11"><table:table-cell table:style-name="Table51.Cell21"><text:p text:style-name="P1621"><text:span text:style-name="CharStyle7">16. Seri Gambut</text:span></text:p></table:table-cell><table:table-cell table:style-name="Table51.Cell22"><text:p text:style-name="P3982"><text:span text:style-name="CharStyle7">950</text:span></text:p></table:table-cell></table:table-row><table:table-row table:style-name="Table51.R12"><table:table-cell table:style-name="Table51.Cell23"><text:p text:style-name="P3004"><text:span text:style-name="CharStyle7">17. Kampung Bukit Naga</text:span></text:p></table:table-cell><table:table-cell table:style-name="Table51.Cell24"><text:p text:style-name="P1887"><text:span text:style-name="CharStyle7">940</text:span></text:p></table:table-cell></table:table-row><table:table-row table:style-name="Table51.R13"><table:table-cell table:style-name="Table51.Cell25"><text:p text:style-name="P2623"><text:span text:style-name="CharStyle7">18. Haji Husin Jalan Kebun</text:span></text:p></table:table-cell><table:table-cell table:style-name="Table51.Cell26"><text:p text:style-name="P1425"><text:span text:style-name="CharStyle7">1,396</text:span></text:p></table:table-cell></table:table-row></table:table></draw:text-box></draw:frame><draw:frame draw:style-name="fr311" svg:x="8.767cm" svg:y="3.327cm" svg:width="3.997cm" fo:min-height="0.499cm" text:anchor-type="paragraph"><draw:text-box><text:p text:style-name="P1938"><text:span text:style-name="CharStyle58">5. Kampung Pandan</text:span></text:p></draw:text-box></draw:frame><draw:frame draw:style-name="fr312" svg:x="18.604cm" svg:y="3.327cm" svg:width="0.762cm" fo:min-height="0.490cm" text:anchor-type="paragraph"><draw:text-box><text:p text:style-name="P3054"><text:span text:style-name="CharStyle58">858</text:span></text:p></draw:text-box></draw:frame><draw:frame draw:style-name="fr313" svg:x="8.774cm" svg:y="18.703cm" svg:width="3.522cm" fo:min-height="0.534cm" text:anchor-type="paragraph"><draw:text-box><text:p text:style-name="P4316"><text:span text:style-name="CharStyle58">19. Taman Berjaya</text:span></text:p></draw:text-box></draw:frame><draw:frame draw:style-name="fr314" svg:x="18.604cm" svg:y="18.703cm" svg:width="0.744cm" fo:min-height="0.526cm" text:anchor-type="paragraph"><draw:text-box><text:p text:style-name="P2498"><text:span text:style-name="CharStyle58">682</text:span></text:p></draw:text-box></draw:frame><draw:frame draw:style-name="fr320" svg:x="17.935cm" svg:y="19.803cm" svg:width="1.406cm" fo:min-height="0.526cm" text:anchor-type="paragraph"><draw:text-box><text:p text:style-name="P1552"><text:span text:style-name="CharStyle71">41,523</text:span></text:p></draw:text-box></draw:frame><draw:frame draw:style-name="fr321" svg:x="2.713cm" svg:y="22.005cm" svg:width="2.972cm" fo:min-height="0.524cm" text:anchor-type="paragraph"><draw:text-box><text:p text:style-name="P4318"><text:span text:style-name="CharStyle12">N. 50 SRI MUDA</text:span></text:p></draw:text-box></draw:frame><draw:frame draw:style-name="fr322" svg:x="2.713cm" svg:y="22.005cm" svg:width="2.972cm" fo:min-height="0.524cm" text:anchor-type="paragraph"><draw:text-box><text:p text:style-name="P1254"><text:span text:style-name="CharStyle12">N. 50 SRI MUDA</text:span></text:p></draw:text-box></draw:frame><draw:frame draw:style-name="fr323" svg:x="8.775cm" svg:y="22.005cm" svg:width="0.356cm" fo:min-height="0.526cm" text:anchor-type="paragraph"><draw:text-box><text:p text:style-name="P4320"><text:span text:style-name="CharStyle12">1.</text:span></text:p></draw:text-box></draw:frame><draw:frame draw:style-name="fr324" svg:x="8.775cm" svg:y="22.005cm" svg:width="0.356cm" fo:min-height="0.526cm" text:anchor-type="paragraph"><draw:text-box><text:p text:style-name="P2860"><text:span text:style-name="CharStyle12">1.</text:span></text:p></draw:text-box></draw:frame><draw:frame draw:style-name="fr325" svg:x="9.504cm" svg:y="22.005cm" svg:width="3.209cm" fo:min-height="0.526cm" text:anchor-type="paragraph"><draw:text-box><text:p text:style-name="P4439"><text:span text:style-name="CharStyle12">Shah Alam S 27 A</text:span></text:p></draw:text-box></draw:frame><draw:frame draw:style-name="fr326" svg:x="9.504cm" svg:y="22.005cm" svg:width="3.209cm" fo:min-height="0.526cm" text:anchor-type="paragraph"><draw:text-box><text:p text:style-name="P4322"><text:span text:style-name="CharStyle12">Shah Alam S 27 A</text:span></text:p></draw:text-box></draw:frame><draw:frame draw:style-name="fr327" svg:x="18.283cm" svg:y="22.005cm" svg:width="1.076cm" fo:min-height="0.524cm" text:anchor-type="paragraph"><draw:text-box><text:p text:style-name="P1461"><text:span text:style-name="CharStyle12">2,605</text:span></text:p></draw:text-box></draw:frame><draw:frame draw:style-name="fr328" svg:x="18.283cm" svg:y="22.005cm" svg:width="1.076cm" fo:min-height="0.524cm" text:anchor-type="paragraph"><draw:text-box><text:p text:style-name="P2258"><text:span text:style-name="CharStyle12">2,605</text:span></text:p></draw:text-box></draw:frame><draw:frame draw:style-name="fr329" svg:x="8.758cm" svg:y="23.105cm" svg:width="3.590cm" fo:min-height="0.526cm" text:anchor-type="paragraph"><draw:text-box><text:p text:style-name="P3065"><text:span text:style-name="CharStyle12">2. Shah Alam S 28</text:span></text:p></draw:text-box></draw:frame><draw:frame draw:style-name="fr330" svg:x="8.758cm" svg:y="23.105cm" svg:width="3.590cm" fo:min-height="0.526cm" text:anchor-type="paragraph"><draw:text-box><text:p text:style-name="P4324"><text:span text:style-name="CharStyle12">2. Shah Alam S 28</text:span></text:p></draw:text-box></draw:frame><draw:frame draw:style-name="fr331" svg:x="18.283cm" svg:y="23.105cm" svg:width="1.076cm" fo:min-height="0.526cm" text:anchor-type="paragraph"><draw:text-box><text:p text:style-name="P2765"><text:span text:style-name="CharStyle12">2,320</text:span></text:p></draw:text-box></draw:frame><draw:frame draw:style-name="fr332" svg:x="18.283cm" svg:y="23.105cm" svg:width="1.076cm" fo:min-height="0.526cm" text:anchor-type="paragraph"><draw:text-box><text:p text:style-name="P1649"><text:span text:style-name="CharStyle12">2,320</text:span></text:p></draw:text-box></draw:frame><draw:frame draw:style-name="fr333" svg:x="8.767cm" svg:y="24.206cm" svg:width="0.363cm" fo:min-height="0.526cm" text:anchor-type="paragraph"><draw:text-box><text:p text:style-name="P4042"><text:span text:style-name="CharStyle12">3.</text:span></text:p></draw:text-box></draw:frame><draw:frame draw:style-name="fr334" svg:x="8.767cm" svg:y="24.206cm" svg:width="0.363cm" fo:min-height="0.526cm" text:anchor-type="paragraph"><draw:text-box><text:p text:style-name="P3005"><text:span text:style-name="CharStyle12">3.</text:span></text:p></draw:text-box></draw:frame><draw:frame draw:style-name="fr335" svg:x="9.504cm" svg:y="24.206cm" svg:width="1.998cm" fo:min-height="0.526cm" text:anchor-type="paragraph"><draw:text-box><text:p text:style-name="P4326"><text:span text:style-name="CharStyle12">Sri Muda 1</text:span></text:p></draw:text-box></draw:frame><draw:frame draw:style-name="fr336" svg:x="9.504cm" svg:y="24.206cm" svg:width="1.998cm" fo:min-height="0.526cm" text:anchor-type="paragraph"><draw:text-box><text:p text:style-name="P2735"><text:span text:style-name="CharStyle12">Sri Muda 1</text:span></text:p></draw:text-box></draw:frame><draw:frame draw:style-name="fr337" svg:x="18.274cm" svg:y="24.206cm" svg:width="1.083cm" fo:min-height="0.526cm" text:anchor-type="paragraph"><draw:text-box><text:p text:style-name="P1713"><text:span text:style-name="CharStyle12">4,649</text:span></text:p></draw:text-box></draw:frame><draw:frame draw:style-name="fr338" svg:x="18.274cm" svg:y="24.206cm" svg:width="1.083cm" fo:min-height="0.526cm" text:anchor-type="paragraph"><draw:text-box><text:p text:style-name="P1707"><text:span text:style-name="CharStyle12">4,649</text:span></text:p></draw:text-box></draw:frame></text:p>
        <text:p text:style-name="P1041"/>
        <text:p text:style-name="P1042"/>
        <text:p text:style-name="P1043"/>
        <text:p text:style-name="P1044"/>
        <text:p text:style-name="P1045"/>
        <text:p text:style-name="P1046"/>
        <text:p text:style-name="P1047"/>
        <text:p text:style-name="P1048"/>
        <text:p text:style-name="P1049"/>
        <text:p text:style-name="P1050"/>
        <text:p text:style-name="P1051"/>
        <text:p text:style-name="P1052"/>
        <text:p text:style-name="P1053"/>
        <text:p text:style-name="P1054"/>
        <text:p text:style-name="P1055"/>
        <text:p text:style-name="P1056"/>
        <text:p text:style-name="P1057"/>
        <text:p text:style-name="P1058"/>
        <text:p text:style-name="P1059"/>
        <text:p text:style-name="P1060"/>
        <text:p text:style-name="P1061"/>
        <text:p text:style-name="P1062"/>
        <text:p text:style-name="P1063"/>
        <text:p text:style-name="P1064"/>
        <text:p text:style-name="P1065"/>
        <text:p text:style-name="P1066"/>
        <text:p text:style-name="P1067"/>
        <text:p text:style-name="P1068"/>
        <text:p text:style-name="P1069"/>
        <text:p text:style-name="P1070"/>
        <text:p text:style-name="P1071"/>
        <text:p text:style-name="P1072"/>
        <text:p text:style-name="P1073"/>
        <text:p text:style-name="P1074"/>
        <text:p text:style-name="P1075"/>
        <text:p text:style-name="P1076"/>
        <text:p text:style-name="P1077"/>
        <text:p text:style-name="P1078"/>
      </text:section>
      <text:section text:style-name="Sect62" text:name="Section62">
        <text:h text:outline-level="1" text:style-name="P4710"><text:bookmark-start text:name="bookmark52"/><text:span text:style-name="CharStyle29">(1) (2)</text:span><text:bookmark-end text:name="bookmark52"/></text:h>
        <text:p text:style-name="P2158"><text:span text:style-name="CharStyle7">Bahagian Pilihan Raya<text:tab/>Daerah<text:tab/>Mengundi</text:span></text:p>
        <text:p text:style-name="P2857"><draw:frame draw:style-name="fr343" svg:x="15.972cm" svg:y="0.000cm" svg:width="3.133cm" fo:min-height="1.236cm" text:anchor-type="paragraph"><draw:text-box><text:p text:style-name="P4328"><text:span text:style-name="CharStyle106">(</text:span><text:span text:style-name="CharStyle107">3</text:span><text:span text:style-name="CharStyle106">)</text:span></text:p><text:p text:style-name="P2260"><text:span text:style-name="CharStyle12">Bilangan Pemilih</text:span></text:p></draw:text-box></draw:frame><draw:frame draw:style-name="fr342" svg:x="8.751cm" svg:y="1.787cm" svg:width="10.626cm" fo:min-height="12.852cm" text:anchor-type="paragraph"><draw:text-box><table:table table:style-name="Table52"><table:table-column table:style-name="Table52.C1"/><table:table-column table:style-name="Table52.C2"/><table:table-column table:style-name="Table52.C3"/><table:table-row table:style-name="Table52.R1"><table:table-cell table:style-name="Table52.Cell1"><text:p text:style-name="P1885"><text:span text:style-name="CharStyle7">4.</text:span></text:p></table:table-cell><table:table-cell table:style-name="Table52.Cell2"><text:p text:style-name="P4330"><text:span text:style-name="CharStyle7">Sri Muda 2 Utara</text:span></text:p></table:table-cell><table:table-cell table:style-name="Table52.Cell3"><text:p text:style-name="P3757"><text:span text:style-name="CharStyle7">3,797</text:span></text:p></table:table-cell></table:table-row><table:table-row table:style-name="Table52.R2"><table:table-cell table:style-name="Table52.Cell4"><text:p text:style-name="P1558"><text:span text:style-name="CharStyle7">5.</text:span></text:p></table:table-cell><table:table-cell table:style-name="Table52.Cell5"><text:p text:style-name="P2885"><text:span text:style-name="CharStyle7">Bukit Kemuning</text:span></text:p></table:table-cell><table:table-cell table:style-name="Table52.Cell6"><text:p text:style-name="P4332"><text:span text:style-name="CharStyle7">3,284</text:span></text:p></table:table-cell></table:table-row><table:table-row table:style-name="Table52.R3"><table:table-cell table:style-name="Table52.Cell7"><text:p text:style-name="P4334"><text:span text:style-name="CharStyle7">6.</text:span></text:p></table:table-cell><table:table-cell table:style-name="Table52.Cell8"><text:p text:style-name="P2937"><text:span text:style-name="CharStyle7">Kampung Baru HICOM</text:span></text:p></table:table-cell><table:table-cell table:style-name="Table52.Cell9"><text:p text:style-name="P2593"><text:span text:style-name="CharStyle7">743</text:span></text:p></table:table-cell></table:table-row><table:table-row table:style-name="Table52.R4"><table:table-cell table:style-name="Table52.Cell10"><text:p text:style-name="P2334"><text:span text:style-name="CharStyle7">7.</text:span></text:p></table:table-cell><table:table-cell table:style-name="Table52.Cell11"><text:p text:style-name="P4430"><text:span text:style-name="CharStyle7">Putra Height</text:span></text:p></table:table-cell><table:table-cell table:style-name="Table52.Cell12"><text:p text:style-name="P2480"><text:span text:style-name="CharStyle7">4,378</text:span></text:p></table:table-cell></table:table-row><table:table-row table:style-name="Table52.R5"><table:table-cell table:style-name="Table52.Cell13"><text:p text:style-name="P4336"><text:span text:style-name="CharStyle7">8.</text:span></text:p></table:table-cell><table:table-cell table:style-name="Table52.Cell14"><text:p text:style-name="P2468"><text:span text:style-name="CharStyle7">Sri Muda 2 Selatan</text:span></text:p></table:table-cell><table:table-cell table:style-name="Table52.Cell15"><text:p text:style-name="P4338"><text:span text:style-name="CharStyle7">3,718</text:span></text:p></table:table-cell></table:table-row><table:table-row table:style-name="Table52.R6"><table:table-cell table:style-name="Table52.Cell16"><text:p text:style-name="P2599"><text:span text:style-name="CharStyle7">9.</text:span></text:p></table:table-cell><table:table-cell table:style-name="Table52.Cell17"><text:p text:style-name="P2471"><text:span text:style-name="CharStyle7">Kota Kemuning Jalan 31/1-</text:span></text:p></table:table-cell><table:table-cell table:style-name="Table52.Cell18"><text:p text:style-name="P4340"><text:span text:style-name="CharStyle7">2,901</text:span></text:p></table:table-cell></table:table-row><table:table-row table:style-name="Table52.R7"><table:table-cell table:style-name="Table52.Cell19"><text:p text:style-name="P4587"/></table:table-cell><table:table-cell table:style-name="Table52.Cell20"><text:p text:style-name="P2327"><text:span text:style-name="CharStyle7">31/80</text:span></text:p></table:table-cell><table:table-cell table:style-name="Table52.Cell21"><text:p text:style-name="P4587"/></table:table-cell></table:table-row><table:table-row table:style-name="Table52.R8"><table:table-cell table:style-name="Table52.Cell22"><text:p text:style-name="P1422"><text:span text:style-name="CharStyle7">10.</text:span></text:p></table:table-cell><table:table-cell table:style-name="Table52.Cell23"><text:p text:style-name="P2115"><text:span text:style-name="CharStyle7">Bukit Rimau</text:span></text:p></table:table-cell><table:table-cell table:style-name="Table52.Cell24"><text:p text:style-name="P4410"><text:span text:style-name="CharStyle7">2,434</text:span></text:p></table:table-cell></table:table-row><table:table-row table:style-name="Table52.R9"><table:table-cell table:style-name="Table52.Cell25"><text:p text:style-name="P1361"><text:span text:style-name="CharStyle7">11.</text:span></text:p></table:table-cell><table:table-cell table:style-name="Table52.Cell26"><text:p text:style-name="P2308"><text:span text:style-name="CharStyle7">Shah Alam S 27 B</text:span></text:p></table:table-cell><table:table-cell table:style-name="Table52.Cell27"><text:p text:style-name="P1870"><text:span text:style-name="CharStyle7">2,684</text:span></text:p></table:table-cell></table:table-row><table:table-row table:style-name="Table52.R10"><table:table-cell table:style-name="Table52.Cell28"><text:p text:style-name="P4487"><text:span text:style-name="CharStyle7">12.</text:span></text:p></table:table-cell><table:table-cell table:style-name="Table52.Cell29"><text:p text:style-name="P2122"><text:span text:style-name="CharStyle7">Apartment S 28</text:span></text:p></table:table-cell><table:table-cell table:style-name="Table52.Cell30"><text:p text:style-name="P2795"><text:span text:style-name="CharStyle7">1,903</text:span></text:p></table:table-cell></table:table-row><table:table-row table:style-name="Table52.R11"><table:table-cell table:style-name="Table52.Cell31"><text:p text:style-name="P4454"><text:span text:style-name="CharStyle7">13.</text:span></text:p></table:table-cell><table:table-cell table:style-name="Table52.Cell32"><text:p text:style-name="P1897"><text:span text:style-name="CharStyle7">Kota Kemuning Jalan 31/81 -</text:span></text:p></table:table-cell><table:table-cell table:style-name="Table52.Cell33"><text:p text:style-name="P1433"><text:span text:style-name="CharStyle7">1,646</text:span></text:p></table:table-cell></table:table-row><table:table-row table:style-name="Table52.R12"><table:table-cell table:style-name="Table52.Cell34"><text:p text:style-name="P4587"/></table:table-cell><table:table-cell table:style-name="Table52.Cell35"><text:p text:style-name="P1886"><text:span text:style-name="CharStyle7">31/170</text:span></text:p></table:table-cell><table:table-cell table:style-name="Table52.Cell36"><text:p text:style-name="P4587"/></table:table-cell></table:table-row><table:table-row table:style-name="Table52.R13"><table:table-cell table:style-name="Table52.Cell37"><text:p text:style-name="P1616"><text:span text:style-name="CharStyle7">14.</text:span></text:p></table:table-cell><table:table-cell table:style-name="Table52.Cell38"><text:p text:style-name="P1736"><text:span text:style-name="CharStyle7">Shah Alam S 26</text:span></text:p></table:table-cell><table:table-cell table:style-name="Table52.Cell39"><text:p text:style-name="P2416"><text:span text:style-name="CharStyle7">1,280</text:span></text:p></table:table-cell></table:table-row></table:table></draw:text-box></draw:frame><draw:frame draw:style-name="fr339" svg:x="10.292cm" svg:y="0.686cm" svg:width="2.760cm" fo:min-height="0.490cm" text:anchor-type="paragraph"><draw:text-box><text:p text:style-name="P4464"><text:span text:style-name="CharStyle70">Polling District</text:span></text:p></draw:text-box></draw:frame><draw:frame draw:style-name="fr340" svg:x="15.796cm" svg:y="0.686cm" svg:width="3.480cm" fo:min-height="0.490cm" text:anchor-type="paragraph"><draw:text-box><text:p text:style-name="P2555"><text:span text:style-name="CharStyle70">Number of Electors</text:span></text:p></draw:text-box></draw:frame><draw:frame draw:style-name="fr341" svg:x="17.955cm" svg:y="15.249cm" svg:width="1.388cm" fo:min-height="0.526cm" text:anchor-type="paragraph"><draw:text-box><text:p text:style-name="P2936"><text:span text:style-name="CharStyle32">38,342</text:span></text:p></draw:text-box></draw:frame><draw:frame draw:style-name="fr344" svg:x="17.708cm" svg:y="17.450cm" fo:min-width="1.651cm" fo:min-height="0.526cm" text:anchor-type="paragraph"><draw:text-box><text:p text:style-name="P3531"><text:span text:style-name="CharStyle71">121,126</text:span></text:p></draw:text-box></draw:frame><text:span text:style-name="CharStyle115">Negeri<text:line-break/></text:span><text:span text:style-name="CharStyle30">State Constituency</text:span></text:p>
        <text:p text:style-name="P4342"><text:span text:style-name="CharStyle7">Jumlah Bilangan Pemilih dalam Bahagian Pilihan Raya Persekutuan<text:line-break/>P. Ill Kota Raja:</text:span></text:p>
        <text:p text:style-name="P1628"><text:span text:style-name="CharStyle30">Total Number of Electors in the Federal Constituency of<text:line-break/>P. Ill Kota Raja:</text:span></text:p>
        <text:p text:style-name="P1284"><text:span text:style-name="CharStyle14">64</text:span></text:p>
      </text:section>
      <text:section text:style-name="Sect63" text:name="Section63">
        <text:p text:style-name="P4711"><draw:frame draw:style-name="fr348" svg:x="2.713cm" svg:y="0.000cm" svg:width="4.487cm" fo:min-height="3.819cm" text:anchor-type="paragraph"><draw:text-box><text:h text:outline-level="1" text:style-name="P2316"><text:bookmark-start text:name="bookmark53"/><text:span text:style-name="CharStyle159">(</text:span><text:span text:style-name="CharStyle160">1</text:span><text:span text:style-name="CharStyle159">)</text:span><text:bookmark-end text:name="bookmark53"/></text:h><text:p text:style-name="P4350"><text:span text:style-name="CharStyle12">Bahagian Pilihan Raya<text:line-break/>Negeri<text:line-break/></text:span><text:span text:style-name="CharStyle20">State Constituency</text:span></text:p><text:p text:style-name="P4352"><text:span text:style-name="CharStyle12">N. 51 SIJANGKANG</text:span></text:p></draw:text-box></draw:frame><draw:frame draw:style-name="fr347" svg:x="8.749cm" svg:y="0.000cm" svg:width="10.626cm" fo:min-height="0.002cm" text:anchor-type="paragraph"><draw:text-box><table:table table:style-name="Table53"><table:table-column table:style-name="Table53.C1"/><table:table-column table:style-name="Table53.C2"/><table:table-column table:style-name="Table53.C3"/><table:table-row table:style-name="Table53.R1"><table:table-cell table:style-name="Table53.Cell1"><text:p text:style-name="P4587"/></table:table-cell><table:table-cell table:style-name="Table53.Cell2"><text:p text:style-name="P4569"><text:span text:style-name="CharStyle7">(2)</text:span></text:p></table:table-cell><table:table-cell table:style-name="Table53.Cell3"><text:p text:style-name="P4427"><text:span text:style-name="CharStyle7">(3)</text:span></text:p></table:table-cell></table:table-row><table:table-row table:style-name="Table53.R2"><table:table-cell table:style-name="Table53.Cell4"><text:p text:style-name="P4587"/></table:table-cell><table:table-cell table:style-name="Table53.Cell5"><text:p text:style-name="P2913"><text:span text:style-name="CharStyle7">Daerah Mengundi</text:span></text:p></table:table-cell><table:table-cell table:style-name="Table53.Cell6"><text:p text:style-name="P1681"><text:span text:style-name="CharStyle7">Bilangan Pemilih</text:span></text:p></table:table-cell></table:table-row><table:table-row table:style-name="Table53.R3"><table:table-cell table:style-name="Table53.Cell7"><text:p text:style-name="P4587"/></table:table-cell><table:table-cell table:style-name="Table53.Cell8"><text:p text:style-name="P2677"><text:span text:style-name="CharStyle8">Polling District</text:span></text:p></table:table-cell><table:table-cell table:style-name="Table53.Cell9"><text:p text:style-name="P1520"><text:span text:style-name="CharStyle8">Number of Electors</text:span></text:p></table:table-cell></table:table-row><table:table-row table:style-name="Table53.R4"><table:table-cell table:style-name="Table53.Cell10"><text:p text:style-name="P4354"><text:span text:style-name="CharStyle133">1</text:span><text:span text:style-name="CharStyle126">.</text:span></text:p></table:table-cell><table:table-cell table:style-name="Table53.Cell11"><text:p text:style-name="P4356"><text:span text:style-name="CharStyle7">Sijangkang Utara</text:span></text:p></table:table-cell><table:table-cell table:style-name="Table53.Cell12"><text:p text:style-name="P1634"><text:span text:style-name="CharStyle7">2,505</text:span></text:p></table:table-cell></table:table-row><table:table-row table:style-name="Table53.R5"><table:table-cell table:style-name="Table53.Cell13"><text:p text:style-name="P2323"><text:span text:style-name="CharStyle7">2.</text:span></text:p></table:table-cell><table:table-cell table:style-name="Table53.Cell14"><text:p text:style-name="P4358"><text:span text:style-name="CharStyle7">Sijangkang Dalam Utara</text:span></text:p></table:table-cell><table:table-cell table:style-name="Table53.Cell15"><text:p text:style-name="P3898"><text:span text:style-name="CharStyle7">2,963</text:span></text:p></table:table-cell></table:table-row><table:table-row table:style-name="Table53.R6"><table:table-cell table:style-name="Table53.Cell16"><text:p text:style-name="P3901"><text:span text:style-name="CharStyle7">3.</text:span></text:p></table:table-cell><table:table-cell table:style-name="Table53.Cell17"><text:p text:style-name="P1481"><text:span text:style-name="CharStyle7">Sijangkang Dalam Selatan</text:span></text:p></table:table-cell><table:table-cell table:style-name="Table53.Cell18"><text:p text:style-name="P4236"><text:span text:style-name="CharStyle7">1,293</text:span></text:p></table:table-cell></table:table-row><table:table-row table:style-name="Table53.R7"><table:table-cell table:style-name="Table53.Cell19"><text:p text:style-name="P2678"><text:span text:style-name="CharStyle7">4.</text:span></text:p></table:table-cell><table:table-cell table:style-name="Table53.Cell20"><text:p text:style-name="P1464"><text:span text:style-name="CharStyle7">Sijangkang Selatan</text:span></text:p></table:table-cell><table:table-cell table:style-name="Table53.Cell21"><text:p text:style-name="P2149"><text:span text:style-name="CharStyle7">2,500</text:span></text:p></table:table-cell></table:table-row><table:table-row table:style-name="Table53.R8"><table:table-cell table:style-name="Table53.Cell22"><text:p text:style-name="P4360"><text:span text:style-name="CharStyle7">5.</text:span></text:p></table:table-cell><table:table-cell table:style-name="Table53.Cell23"><text:p text:style-name="P1590"><text:span text:style-name="CharStyle7">Batu 9 Kebun Baharu</text:span></text:p></table:table-cell><table:table-cell table:style-name="Table53.Cell24"><text:p text:style-name="P2281"><text:span text:style-name="CharStyle7">2,869</text:span></text:p></table:table-cell></table:table-row><table:table-row table:style-name="Table53.R9"><table:table-cell table:style-name="Table53.Cell25"><text:p text:style-name="P4362"><text:span text:style-name="CharStyle7">6.</text:span></text:p></table:table-cell><table:table-cell table:style-name="Table53.Cell26"><text:p text:style-name="P4243"><text:span text:style-name="CharStyle7">Teluk 1</text:span></text:p></table:table-cell><table:table-cell table:style-name="Table53.Cell27"><text:p text:style-name="P4364"><text:span text:style-name="CharStyle7">2,782</text:span></text:p></table:table-cell></table:table-row><table:table-row table:style-name="Table53.R10"><table:table-cell table:style-name="Table53.Cell28"><text:p text:style-name="P1879"><text:span text:style-name="CharStyle7">7.</text:span></text:p></table:table-cell><table:table-cell table:style-name="Table53.Cell29"><text:p text:style-name="P4366"><text:span text:style-name="CharStyle7">Ladang Carey Barat</text:span></text:p></table:table-cell><table:table-cell table:style-name="Table53.Cell30"><text:p text:style-name="P1390"><text:span text:style-name="CharStyle7">881</text:span></text:p></table:table-cell></table:table-row><table:table-row table:style-name="Table53.R11"><table:table-cell table:style-name="Table53.Cell31"><text:p text:style-name="P2081"><text:span text:style-name="CharStyle133">8</text:span><text:span text:style-name="CharStyle126">.</text:span></text:p></table:table-cell><table:table-cell table:style-name="Table53.Cell32"><text:p text:style-name="P2761"><text:span text:style-name="CharStyle7">Ladang Carey Selatan</text:span></text:p></table:table-cell><table:table-cell table:style-name="Table53.Cell33"><text:p text:style-name="P1530"><text:span text:style-name="CharStyle7">384</text:span></text:p></table:table-cell></table:table-row><table:table-row table:style-name="Table53.R12"><table:table-cell table:style-name="Table53.Cell34"><text:p text:style-name="P4368"><text:span text:style-name="CharStyle7">9.</text:span></text:p></table:table-cell><table:table-cell table:style-name="Table53.Cell35"><text:p text:style-name="P4370"><text:span text:style-name="CharStyle7">Ladang Carey Timur</text:span></text:p></table:table-cell><table:table-cell table:style-name="Table53.Cell36"><text:p text:style-name="P4372"><text:span text:style-name="CharStyle7">596</text:span></text:p></table:table-cell></table:table-row><table:table-row table:style-name="Table53.R13"><table:table-cell table:style-name="Table53.Cell37"><text:p text:style-name="P2972"><text:span text:style-name="CharStyle7">10.</text:span></text:p></table:table-cell><table:table-cell table:style-name="Table53.Cell38"><text:p text:style-name="P3290"><text:span text:style-name="CharStyle7">Teluk 2</text:span></text:p></table:table-cell><table:table-cell table:style-name="Table53.Cell39"><text:p text:style-name="P1411"><text:span text:style-name="CharStyle7">1,887</text:span></text:p></table:table-cell></table:table-row><table:table-row table:style-name="Table53.R14"><table:table-cell table:style-name="Table53.Cell40"><text:p text:style-name="P4374"><text:span text:style-name="CharStyle7">11.</text:span></text:p></table:table-cell><table:table-cell table:style-name="Table53.Cell41"><text:p text:style-name="P3422"><text:span text:style-name="CharStyle7">Sungai Bumbun</text:span></text:p></table:table-cell><table:table-cell table:style-name="Table53.Cell42"><text:p text:style-name="P3442"><text:span text:style-name="CharStyle7">729</text:span></text:p></table:table-cell></table:table-row><table:table-row table:style-name="Table53.R15"><table:table-cell table:style-name="Table53.Cell43"><text:p text:style-name="P4029"><text:span text:style-name="CharStyle7">12.</text:span></text:p></table:table-cell><table:table-cell table:style-name="Table53.Cell44"><text:p text:style-name="P4511"><text:span text:style-name="CharStyle7">Batu 10 Kebun Baharu</text:span></text:p></table:table-cell><table:table-cell table:style-name="Table53.Cell45"><text:p text:style-name="P2521"><text:span text:style-name="CharStyle7">2,576</text:span></text:p></table:table-cell></table:table-row><table:table-row table:style-name="Table53.R16"><table:table-cell table:style-name="Table53.Cell46"><text:p text:style-name="P4376"><text:span text:style-name="CharStyle7">13.</text:span></text:p></table:table-cell><table:table-cell table:style-name="Table53.Cell47"><text:p text:style-name="P1274"><text:span text:style-name="CharStyle7">Sijangkang Jay a</text:span></text:p></table:table-cell><table:table-cell table:style-name="Table53.Cell48"><text:p text:style-name="P4378"><text:span text:style-name="CharStyle7">2,510</text:span></text:p></table:table-cell></table:table-row><table:table-row table:style-name="Table53.R17"><table:table-cell table:style-name="Table53.Cell49"><text:p text:style-name="P4380"><text:span text:style-name="CharStyle7">14.</text:span></text:p></table:table-cell><table:table-cell table:style-name="Table53.Cell50"><text:p text:style-name="P4382"><text:span text:style-name="CharStyle7">Taman Panglima</text:span></text:p></table:table-cell><table:table-cell table:style-name="Table53.Cell51"><text:p text:style-name="P4384"><text:span text:style-name="CharStyle7">1,528</text:span></text:p></table:table-cell></table:table-row><table:table-row table:style-name="Table53.R18"><table:table-cell table:style-name="Table53.Cell52"><text:p text:style-name="P2932"><text:span text:style-name="CharStyle7">15.</text:span></text:p></table:table-cell><table:table-cell table:style-name="Table53.Cell53"><text:p text:style-name="P2024"><text:span text:style-name="CharStyle7">Bukit Kemandul</text:span></text:p></table:table-cell><table:table-cell table:style-name="Table53.Cell54"><text:p text:style-name="P2203"><text:span text:style-name="CharStyle7">426</text:span></text:p></table:table-cell></table:table-row><table:table-row table:style-name="Table53.R19"><table:table-cell table:style-name="Table53.Cell55"><text:p text:style-name="P4386"><text:span text:style-name="CharStyle7">16.</text:span></text:p></table:table-cell><table:table-cell table:style-name="Table53.Cell56"><text:p text:style-name="P4388"><text:span text:style-name="CharStyle7">Seri Cheeding</text:span></text:p></table:table-cell><table:table-cell table:style-name="Table53.Cell57"><text:p text:style-name="P2776"><text:span text:style-name="CharStyle7">1,919</text:span></text:p></table:table-cell></table:table-row><table:table-row table:style-name="Table53.R20"><table:table-cell table:style-name="Table53.Cell58"><text:p text:style-name="P1543"><text:span text:style-name="CharStyle7">17.</text:span></text:p></table:table-cell><table:table-cell table:style-name="Table53.Cell59"><text:p text:style-name="P4390"><text:span text:style-name="CharStyle7">Bukit Cheeding (A)</text:span></text:p></table:table-cell><table:table-cell table:style-name="Table53.Cell60"><text:p text:style-name="P2920"><text:span text:style-name="CharStyle7">629</text:span></text:p></table:table-cell></table:table-row><table:table-row table:style-name="Table53.R21"><table:table-cell table:style-name="Table53.Cell61"><text:p text:style-name="P1685"><text:span text:style-name="CharStyle7">18.</text:span></text:p></table:table-cell><table:table-cell table:style-name="Table53.Cell62"><text:p text:style-name="P2376"><text:span text:style-name="CharStyle7">Kampung Jenjarum</text:span></text:p></table:table-cell><table:table-cell table:style-name="Table53.Cell63"><text:p text:style-name="P1551"><text:span text:style-name="CharStyle7">3,524</text:span></text:p></table:table-cell></table:table-row><table:table-row table:style-name="Table53.R22"><table:table-cell table:style-name="Table53.Cell64"><text:p text:style-name="P4392"><text:span text:style-name="CharStyle7">19.</text:span></text:p></table:table-cell><table:table-cell table:style-name="Table53.Cell65"><text:p text:style-name="P2145"><text:span text:style-name="CharStyle7">Bandar Saujana Putra</text:span></text:p></table:table-cell><table:table-cell table:style-name="Table53.Cell66"><text:p text:style-name="P2463"><text:span text:style-name="CharStyle7">867</text:span></text:p></table:table-cell></table:table-row></table:table><text:p text:style-name="P4489"><text:span text:style-name="CharStyle32">33,368</text:span></text:p></draw:text-box></draw:frame></text:p>
        <text:p text:style-name="P1082"/>
        <text:p text:style-name="P1083"/>
        <text:p text:style-name="P1084"/>
        <text:p text:style-name="P1085"/>
        <text:p text:style-name="P1086"/>
        <text:p text:style-name="P1087"/>
        <text:p text:style-name="P1088"/>
        <text:p text:style-name="P1089"/>
        <text:p text:style-name="P1090"/>
        <text:p text:style-name="P1091"/>
        <text:p text:style-name="P1092"/>
        <text:p text:style-name="P1093"/>
        <text:p text:style-name="P1094"/>
        <text:p text:style-name="P1095"/>
        <text:p text:style-name="P1096"/>
        <text:p text:style-name="P1097"/>
        <text:p text:style-name="P1098"/>
        <text:p text:style-name="P1099"/>
        <text:p text:style-name="P1100"/>
        <text:p text:style-name="P1101"/>
        <text:p text:style-name="P1102"/>
        <text:p text:style-name="P1103"/>
        <text:p text:style-name="P1104"/>
        <text:p text:style-name="P1105"/>
        <text:p text:style-name="P1106"/>
        <text:p text:style-name="P1107"/>
        <text:p text:style-name="P1108"/>
        <text:p text:style-name="P1109"/>
        <text:p text:style-name="P1110"/>
        <text:p text:style-name="P1111"/>
        <text:p text:style-name="P1112"/>
        <text:p text:style-name="P1113"/>
        <text:p text:style-name="P1114"/>
        <text:p text:style-name="P1115"/>
        <text:p text:style-name="P1116"/>
        <text:p text:style-name="P1117"/>
        <text:p text:style-name="P1118"/>
        <text:p text:style-name="P1119"/>
      </text:section>
      <text:section text:style-name="Sect64" text:name="Section64">
        <text:p text:style-name="P4712"><draw:frame draw:style-name="fr349" svg:x="0.000cm" svg:y="0.000cm" svg:width="16.662cm" fo:min-height="0.002cm" text:anchor-type="paragraph"><draw:text-box><table:table table:style-name="Table54"><table:table-column table:style-name="Table54.C1"/><table:table-column table:style-name="Table54.C2"/><table:table-column table:style-name="Table54.C3"/><table:table-column table:style-name="Table54.C4"/><table:table-row table:style-name="Table54.R1"><table:table-cell table:style-name="Table54.Cell1"><text:p text:style-name="P3679"><text:span text:style-name="CharStyle7">(1)</text:span></text:p></table:table-cell><table:table-cell table:style-name="Table54.Cell2"><text:p text:style-name="P4587"/></table:table-cell><table:table-cell table:style-name="Table54.Cell3"><text:p text:style-name="P4458"><text:span text:style-name="CharStyle7">(2)</text:span></text:p></table:table-cell><table:table-cell table:style-name="Table54.Cell4"><text:p text:style-name="P1265"><text:span text:style-name="CharStyle7">(3)</text:span></text:p></table:table-cell></table:table-row><table:table-row table:style-name="Table54.R2"><table:table-cell table:style-name="Table54.Cell5"><text:p text:style-name="P1953"><text:span text:style-name="CharStyle7">Bahagian Pilihan Raya</text:span></text:p></table:table-cell><table:table-cell table:style-name="Table54.Cell6"><text:p text:style-name="P4587"/></table:table-cell><table:table-cell table:style-name="Table54.Cell7"><text:p text:style-name="P4412"><text:span text:style-name="CharStyle7">Daerah Mengundi</text:span></text:p></table:table-cell><table:table-cell table:style-name="Table54.Cell8"><text:p text:style-name="P4414"><text:span text:style-name="CharStyle7">Bilangan Pemilih</text:span></text:p></table:table-cell></table:table-row><table:table-row table:style-name="Table54.R3"><table:table-cell table:style-name="Table54.Cell9"><text:p text:style-name="P4394"><text:span text:style-name="CharStyle7">Negeri</text:span></text:p></table:table-cell><table:table-cell table:style-name="Table54.Cell10"><text:p text:style-name="P4587"/></table:table-cell><table:table-cell table:style-name="Table54.Cell11"><text:p text:style-name="P4587"/></table:table-cell><table:table-cell table:style-name="Table54.Cell12"><text:p text:style-name="P4587"/></table:table-cell></table:table-row><table:table-row table:style-name="Table54.R4"><table:table-cell table:style-name="Table54.Cell13"><text:p text:style-name="P4396"><text:span text:style-name="CharStyle8">State Constituency</text:span></text:p></table:table-cell><table:table-cell table:style-name="Table54.Cell14"><text:p text:style-name="P4587"/></table:table-cell><table:table-cell table:style-name="Table54.Cell15"><text:p text:style-name="P1739"><text:span text:style-name="CharStyle8">Polling District</text:span></text:p></table:table-cell><table:table-cell table:style-name="Table54.Cell16"><text:p text:style-name="P2420"><text:span text:style-name="CharStyle8">Number of Electors</text:span></text:p></table:table-cell></table:table-row><table:table-row table:style-name="Table54.R5"><table:table-cell table:style-name="Table54.Cell17"><text:p text:style-name="P2953"><text:span text:style-name="CharStyle7">N. 52 BANTING</text:span></text:p></table:table-cell><table:table-cell table:style-name="Table54.Cell18"><text:p text:style-name="P2902"><text:span text:style-name="CharStyle125">1</text:span><text:span text:style-name="CharStyle126">.</text:span></text:p></table:table-cell><table:table-cell table:style-name="Table54.Cell19"><text:p text:style-name="P2254"><text:span text:style-name="CharStyle7">Jenjarum Tempatan Kedua</text:span></text:p></table:table-cell><table:table-cell table:style-name="Table54.Cell20"><text:p text:style-name="P2943"><text:span text:style-name="CharStyle7">1,540</text:span></text:p></table:table-cell></table:table-row><table:table-row table:style-name="Table54.R6"><table:table-cell table:style-name="Table54.Cell21"><text:p text:style-name="P4587"/></table:table-cell><table:table-cell table:style-name="Table54.Cell22"><text:p text:style-name="P4398"><text:span text:style-name="CharStyle7">2.</text:span></text:p></table:table-cell><table:table-cell table:style-name="Table54.Cell23"><text:p text:style-name="P4400"><text:span text:style-name="CharStyle7">Jenjarum Tempatan Ketiga</text:span></text:p></table:table-cell><table:table-cell table:style-name="Table54.Cell24"><text:p text:style-name="P4402"><text:span text:style-name="CharStyle7">3,222</text:span></text:p></table:table-cell></table:table-row><table:table-row table:style-name="Table54.R7"><table:table-cell table:style-name="Table54.Cell25"><text:p text:style-name="P4587"/></table:table-cell><table:table-cell table:style-name="Table54.Cell26"><text:p text:style-name="P2805"><text:span text:style-name="CharStyle7">3.</text:span></text:p></table:table-cell><table:table-cell table:style-name="Table54.Cell27"><text:p text:style-name="P1960"><text:span text:style-name="CharStyle7">Jenjarum Tempatan Keempat</text:span></text:p></table:table-cell><table:table-cell table:style-name="Table54.Cell28"><text:p text:style-name="P2764"><text:span text:style-name="CharStyle7">1,632</text:span></text:p></table:table-cell></table:table-row><table:table-row table:style-name="Table54.R8"><table:table-cell table:style-name="Table54.Cell29"><text:p text:style-name="P4587"/></table:table-cell><table:table-cell table:style-name="Table54.Cell30"><text:p text:style-name="P3239"><text:span text:style-name="CharStyle7">4.</text:span></text:p></table:table-cell><table:table-cell table:style-name="Table54.Cell31"><text:p text:style-name="P4404"><text:span text:style-name="CharStyle7">Kota Sri Langat</text:span></text:p></table:table-cell><table:table-cell table:style-name="Table54.Cell32"><text:p text:style-name="P2363"><text:span text:style-name="CharStyle7">1,394</text:span></text:p></table:table-cell></table:table-row><table:table-row table:style-name="Table54.R9"><table:table-cell table:style-name="Table54.Cell33"><text:p text:style-name="P4587"/></table:table-cell><table:table-cell table:style-name="Table54.Cell34"><text:p text:style-name="P2481"><text:span text:style-name="CharStyle7">5.</text:span></text:p></table:table-cell><table:table-cell table:style-name="Table54.Cell35"><text:p text:style-name="P2108"><text:span text:style-name="CharStyle7">Sungai Manggis Utara</text:span></text:p></table:table-cell><table:table-cell table:style-name="Table54.Cell36"><text:p text:style-name="P2173"><text:span text:style-name="CharStyle7">2,057</text:span></text:p></table:table-cell></table:table-row><table:table-row table:style-name="Table54.R10"><table:table-cell table:style-name="Table54.Cell37"><text:p text:style-name="P4587"/></table:table-cell><table:table-cell table:style-name="Table54.Cell38"><text:p text:style-name="P1661"><text:span text:style-name="CharStyle7">6.</text:span></text:p></table:table-cell><table:table-cell table:style-name="Table54.Cell39"><text:p text:style-name="P4407"><text:span text:style-name="CharStyle7">Sungai Manggis Selatan</text:span></text:p></table:table-cell><table:table-cell table:style-name="Table54.Cell40"><text:p text:style-name="P4409"><text:span text:style-name="CharStyle7">957</text:span></text:p></table:table-cell></table:table-row><table:table-row table:style-name="Table54.R11"><table:table-cell table:style-name="Table54.Cell41"><text:p text:style-name="P4587"/></table:table-cell><table:table-cell table:style-name="Table54.Cell42"><text:p text:style-name="P4411"><text:span text:style-name="CharStyle7">7.</text:span></text:p></table:table-cell><table:table-cell table:style-name="Table54.Cell43"><text:p text:style-name="P4413"><text:span text:style-name="CharStyle7">Teluk Datuk</text:span></text:p></table:table-cell><table:table-cell table:style-name="Table54.Cell44"><text:p text:style-name="P4415"><text:span text:style-name="CharStyle7">2,265</text:span></text:p></table:table-cell></table:table-row><table:table-row table:style-name="Table54.R12"><table:table-cell table:style-name="Table54.Cell45"><text:p text:style-name="P4587"/></table:table-cell><table:table-cell table:style-name="Table54.Cell46"><text:p text:style-name="P3771"><text:span text:style-name="CharStyle125">8</text:span><text:span text:style-name="CharStyle126">.</text:span></text:p></table:table-cell><table:table-cell table:style-name="Table54.Cell47"><text:p text:style-name="P2020"><text:span text:style-name="CharStyle7">Teluk Bunut</text:span></text:p></table:table-cell><table:table-cell table:style-name="Table54.Cell48"><text:p text:style-name="P4417"><text:span text:style-name="CharStyle7">4,690</text:span></text:p></table:table-cell></table:table-row><table:table-row table:style-name="Table54.R13"><table:table-cell table:style-name="Table54.Cell49"><text:p text:style-name="P4587"/></table:table-cell><table:table-cell table:style-name="Table54.Cell50"><text:p text:style-name="P1767"><text:span text:style-name="CharStyle7">9.</text:span></text:p></table:table-cell><table:table-cell table:style-name="Table54.Cell51"><text:p text:style-name="P4419"><text:span text:style-name="CharStyle7">Jenjarum</text:span></text:p></table:table-cell><table:table-cell table:style-name="Table54.Cell52"><text:p text:style-name="P2166"><text:span text:style-name="CharStyle7">3,638</text:span></text:p></table:table-cell></table:table-row><table:table-row table:style-name="Table54.R14"><table:table-cell table:style-name="Table54.Cell53"><text:p text:style-name="P4587"/></table:table-cell><table:table-cell table:style-name="Table54.Cell54"><text:p text:style-name="P2381"><text:span text:style-name="CharStyle7">10.</text:span></text:p></table:table-cell><table:table-cell table:style-name="Table54.Cell55"><text:p text:style-name="P1780"><text:span text:style-name="CharStyle7">Jenjarum Tempatan Pertama</text:span></text:p></table:table-cell><table:table-cell table:style-name="Table54.Cell56"><text:p text:style-name="P4422"><text:span text:style-name="CharStyle7">1,166</text:span></text:p></table:table-cell></table:table-row><table:table-row table:style-name="Table54.R15"><table:table-cell table:style-name="Table54.Cell57"><text:p text:style-name="P4587"/></table:table-cell><table:table-cell table:style-name="Table54.Cell58"><text:p text:style-name="P2273"><text:span text:style-name="CharStyle7">11.</text:span></text:p></table:table-cell><table:table-cell table:style-name="Table54.Cell59"><text:p text:style-name="P1675"><text:span text:style-name="CharStyle7">Banting Jaya</text:span></text:p></table:table-cell><table:table-cell table:style-name="Table54.Cell60"><text:p text:style-name="P3592"><text:span text:style-name="CharStyle7">1,594</text:span></text:p></table:table-cell></table:table-row><table:table-row table:style-name="Table54.R16"><table:table-cell table:style-name="Table54.Cell61"><text:p text:style-name="P4587"/></table:table-cell><table:table-cell table:style-name="Table54.Cell62"><text:p text:style-name="P1788"><text:span text:style-name="CharStyle7">12.</text:span></text:p></table:table-cell><table:table-cell table:style-name="Table54.Cell63"><text:p text:style-name="P3114"><text:span text:style-name="CharStyle7">Pulau Banting</text:span></text:p></table:table-cell><table:table-cell table:style-name="Table54.Cell64"><text:p text:style-name="P2495"><text:span text:style-name="CharStyle7">900</text:span></text:p></table:table-cell></table:table-row><table:table-row table:style-name="Table54.R17"><table:table-cell table:style-name="Table54.Cell65"><text:p text:style-name="P4587"/></table:table-cell><table:table-cell table:style-name="Table54.Cell66"><text:p text:style-name="P4120"><text:span text:style-name="CharStyle7">13.</text:span></text:p></table:table-cell><table:table-cell table:style-name="Table54.Cell67"><text:p text:style-name="P2257"><text:span text:style-name="CharStyle7">Pekan Banting</text:span></text:p></table:table-cell><table:table-cell table:style-name="Table54.Cell68"><text:p text:style-name="P2632"><text:span text:style-name="CharStyle7">3,266</text:span></text:p></table:table-cell></table:table-row><table:table-row table:style-name="Table54.R18"><table:table-cell table:style-name="Table54.Cell69"><text:p text:style-name="P4587"/></table:table-cell><table:table-cell table:style-name="Table54.Cell70"><text:p text:style-name="P4587"/></table:table-cell><table:table-cell table:style-name="Table54.Cell71"><text:p text:style-name="P4587"/></table:table-cell><table:table-cell table:style-name="Table54.Cell72"><text:p text:style-name="P2493"><text:span text:style-name="CharStyle7">28,321</text:span></text:p></table:table-cell></table:table-row><table:table-row table:style-name="Table54.R19"><table:table-cell table:style-name="Table54.Cell73"><text:p text:style-name="P1253"><text:span text:style-name="CharStyle7">N. 53 MORIB</text:span></text:p></table:table-cell><table:table-cell table:style-name="Table54.Cell74"><text:p text:style-name="P4424"><text:span text:style-name="CharStyle125">1</text:span><text:span text:style-name="CharStyle126">.</text:span></text:p></table:table-cell><table:table-cell table:style-name="Table54.Cell75"><text:p text:style-name="P1671"><text:span text:style-name="CharStyle7">Sungai Buaya</text:span></text:p></table:table-cell><table:table-cell table:style-name="Table54.Cell76"><text:p text:style-name="P3052"><text:span text:style-name="CharStyle7">1,432</text:span></text:p></table:table-cell></table:table-row><table:table-row table:style-name="Table54.R20"><table:table-cell table:style-name="Table54.Cell77"><text:p text:style-name="P4587"/></table:table-cell><table:table-cell table:style-name="Table54.Cell78"><text:p text:style-name="P4174"><text:span text:style-name="CharStyle7">2.</text:span></text:p></table:table-cell><table:table-cell table:style-name="Table54.Cell79"><text:p text:style-name="P1545"><text:span text:style-name="CharStyle7">Sungai Buaya Tengah</text:span></text:p></table:table-cell><table:table-cell table:style-name="Table54.Cell80"><text:p text:style-name="P4426"><text:span text:style-name="CharStyle7">1,704</text:span></text:p></table:table-cell></table:table-row><table:table-row table:style-name="Table54.R21"><table:table-cell table:style-name="Table54.Cell81"><text:p text:style-name="P4587"/></table:table-cell><table:table-cell table:style-name="Table54.Cell82"><text:p text:style-name="P4428"><text:span text:style-name="CharStyle7">3.</text:span></text:p></table:table-cell><table:table-cell table:style-name="Table54.Cell83"><text:p text:style-name="P2747"><text:span text:style-name="CharStyle7">Bandar</text:span></text:p></table:table-cell><table:table-cell table:style-name="Table54.Cell84"><text:p text:style-name="P1519"><text:span text:style-name="CharStyle7">1,645</text:span></text:p></table:table-cell></table:table-row><table:table-row table:style-name="Table54.R22"><table:table-cell table:style-name="Table54.Cell85"><text:p text:style-name="P4587"/></table:table-cell><table:table-cell table:style-name="Table54.Cell86"><text:p text:style-name="P2490"><text:span text:style-name="CharStyle7">4.</text:span></text:p></table:table-cell><table:table-cell table:style-name="Table54.Cell87"><text:p text:style-name="P1278"><text:span text:style-name="CharStyle7">Jugra</text:span></text:p></table:table-cell><table:table-cell table:style-name="Table54.Cell88"><text:p text:style-name="P1969"><text:span text:style-name="CharStyle7">3,081</text:span></text:p></table:table-cell></table:table-row><table:table-row table:style-name="Table54.R23"><table:table-cell table:style-name="Table54.Cell89"><text:p text:style-name="P4587"/></table:table-cell><table:table-cell table:style-name="Table54.Cell90"><text:p text:style-name="P2956"><text:span text:style-name="CharStyle7">5.</text:span></text:p></table:table-cell><table:table-cell table:style-name="Table54.Cell91"><text:p text:style-name="P4431"><text:span text:style-name="CharStyle7">Sungai Raba</text:span></text:p></table:table-cell><table:table-cell table:style-name="Table54.Cell92"><text:p text:style-name="P1802"><text:span text:style-name="CharStyle7">1,432</text:span></text:p></table:table-cell></table:table-row></table:table></draw:text-box></draw:frame></text:p>
        <text:p text:style-name="P1122"/>
      </text:section>
      <text:section text:style-name="Sect65" text:name="Section65">
        <text:p text:style-name="P4713"><draw:frame draw:style-name="fr351" svg:x="0.000cm" svg:y="0.000cm" svg:width="16.688cm" fo:min-height="0.002cm" text:anchor-type="paragraph"><draw:text-box><table:table table:style-name="Table55"><table:table-column table:style-name="Table55.C1"/><table:table-column table:style-name="Table55.C2"/><table:table-column table:style-name="Table55.C3"/><table:table-row table:style-name="Table55.R1"><table:table-cell table:style-name="Table55.Cell1"><text:p text:style-name="P2176"><text:span text:style-name="CharStyle7">(1)</text:span></text:p></table:table-cell><table:table-cell table:style-name="Table55.Cell2"><text:p text:style-name="P1525"><text:span text:style-name="CharStyle7">(2)</text:span></text:p></table:table-cell><table:table-cell table:style-name="Table55.Cell3"><text:p text:style-name="P2864"><text:span text:style-name="CharStyle7">(3)</text:span></text:p></table:table-cell></table:table-row><table:table-row table:style-name="Table55.R2"><table:table-cell table:style-name="Table55.Cell4"><text:p text:style-name="P2811"><text:span text:style-name="CharStyle7">Bahagian Pilihan Raya</text:span></text:p></table:table-cell><table:table-cell table:style-name="Table55.Cell5"><text:p text:style-name="P4420"><text:span text:style-name="CharStyle7">Daerah Mengundi</text:span></text:p></table:table-cell><table:table-cell table:style-name="Table55.Cell6"><text:p text:style-name="P4435"><text:span text:style-name="CharStyle7">Bilangan Pemilih</text:span></text:p></table:table-cell></table:table-row><table:table-row table:style-name="Table55.R3"><table:table-cell table:style-name="Table55.Cell7"><text:p text:style-name="P2790"><text:span text:style-name="CharStyle7">Negeri</text:span></text:p></table:table-cell><table:table-cell table:style-name="Table55.Cell8"><text:p text:style-name="P4587"/></table:table-cell><table:table-cell table:style-name="Table55.Cell9"><text:p text:style-name="P4587"/></table:table-cell></table:table-row><table:table-row table:style-name="Table55.R4"><table:table-cell table:style-name="Table55.Cell10"><text:p text:style-name="P4437"><text:span text:style-name="CharStyle8">State Constituency</text:span></text:p></table:table-cell><table:table-cell table:style-name="Table55.Cell11"><text:p text:style-name="P4440"><text:span text:style-name="CharStyle8">Polling District</text:span></text:p></table:table-cell><table:table-cell table:style-name="Table55.Cell12"><text:p text:style-name="P4443"><text:span text:style-name="CharStyle8">Number of Electors</text:span></text:p></table:table-cell></table:table-row><table:table-row table:style-name="Table55.R5"><table:table-cell table:style-name="Table55.Cell13"><text:p text:style-name="P4587"/></table:table-cell><table:table-cell table:style-name="Table55.Cell14"><text:p text:style-name="P1643"><text:span text:style-name="CharStyle7">6. Kanchong</text:span></text:p></table:table-cell><table:table-cell table:style-name="Table55.Cell15"><text:p text:style-name="P2879"><text:span text:style-name="CharStyle7">2,673</text:span></text:p></table:table-cell></table:table-row><table:table-row table:style-name="Table55.R6"><table:table-cell table:style-name="Table55.Cell16"><text:p text:style-name="P4587"/></table:table-cell><table:table-cell table:style-name="Table55.Cell17"><text:p text:style-name="P2733"><text:span text:style-name="CharStyle7">7. Kelanang</text:span></text:p></table:table-cell><table:table-cell table:style-name="Table55.Cell18"><text:p text:style-name="P1716"><text:span text:style-name="CharStyle7">2,545</text:span></text:p></table:table-cell></table:table-row><table:table-row table:style-name="Table55.R7"><table:table-cell table:style-name="Table55.Cell19"><text:p text:style-name="P4587"/></table:table-cell><table:table-cell table:style-name="Table55.Cell20"><text:p text:style-name="P2831"><text:span text:style-name="CharStyle7">8. Kanchong Timur</text:span></text:p></table:table-cell><table:table-cell table:style-name="Table55.Cell21"><text:p text:style-name="P3481"><text:span text:style-name="CharStyle7">3,096</text:span></text:p></table:table-cell></table:table-row><table:table-row table:style-name="Table55.R8"><table:table-cell table:style-name="Table55.Cell22"><text:p text:style-name="P4587"/></table:table-cell><table:table-cell table:style-name="Table55.Cell23"><text:p text:style-name="P4445"><text:span text:style-name="CharStyle7">9. Kanchong Tengah</text:span></text:p></table:table-cell><table:table-cell table:style-name="Table55.Cell24"><text:p text:style-name="P4447"><text:span text:style-name="CharStyle7">688</text:span></text:p></table:table-cell></table:table-row><table:table-row table:style-name="Table55.R9"><table:table-cell table:style-name="Table55.Cell25"><text:p text:style-name="P4587"/></table:table-cell><table:table-cell table:style-name="Table55.Cell26"><text:p text:style-name="P4449"><text:span text:style-name="CharStyle7">10. Simpang Morib</text:span></text:p></table:table-cell><table:table-cell table:style-name="Table55.Cell27"><text:p text:style-name="P1339"><text:span text:style-name="CharStyle7">1,109</text:span></text:p></table:table-cell></table:table-row><table:table-row table:style-name="Table55.R10"><table:table-cell table:style-name="Table55.Cell28"><text:p text:style-name="P4587"/></table:table-cell><table:table-cell table:style-name="Table55.Cell29"><text:p text:style-name="P2324"><text:span text:style-name="CharStyle7">11. Morib</text:span></text:p></table:table-cell><table:table-cell table:style-name="Table55.Cell30"><text:p text:style-name="P4451"><text:span text:style-name="CharStyle7">1,875</text:span></text:p></table:table-cell></table:table-row><table:table-row table:style-name="Table55.R11"><table:table-cell table:style-name="Table55.Cell31"><text:p text:style-name="P4587"/></table:table-cell><table:table-cell table:style-name="Table55.Cell32"><text:p text:style-name="P2539"><text:span text:style-name="CharStyle7">12. Sri Putra</text:span></text:p></table:table-cell><table:table-cell table:style-name="Table55.Cell33"><text:p text:style-name="P1607"><text:span text:style-name="CharStyle7">4,962</text:span></text:p></table:table-cell></table:table-row><table:table-row table:style-name="Table55.R12"><table:table-cell table:style-name="Table55.Cell34"><text:p text:style-name="P4587"/></table:table-cell><table:table-cell table:style-name="Table55.Cell35"><text:p text:style-name="P2037"><text:span text:style-name="CharStyle7">13. Taman Kemuning</text:span></text:p></table:table-cell><table:table-cell table:style-name="Table55.Cell36"><text:p text:style-name="P2704"><text:span text:style-name="CharStyle7">1,144</text:span></text:p></table:table-cell></table:table-row><table:table-row table:style-name="Table55.R13"><table:table-cell table:style-name="Table55.Cell37"><text:p text:style-name="P4587"/></table:table-cell><table:table-cell table:style-name="Table55.Cell38"><text:p text:style-name="P4587"/></table:table-cell><table:table-cell table:style-name="Table55.Cell39"><text:p text:style-name="P1858"><text:span text:style-name="CharStyle7">27,386</text:span></text:p></table:table-cell></table:table-row><table:table-row table:style-name="Table55.R14"><table:table-cell table:style-name="Table55.Cell40" table:number-columns-spanned="2"><text:p text:style-name="P2618"><text:span text:style-name="CharStyle7">Jumlah Bilangan Pemilih dalam Bahagian Pilihan Raya Persekutuan<text:line-break/>P. 112 Kuala Langat:</text:span></text:p><text:p text:style-name="P1859"><text:span text:style-name="CharStyle8">Total Number of Electors in the Federal Constituency of</text:span></text:p></table:table-cell><table:table-cell table:style-name="Table55.Cell41"><text:p text:style-name="P4453"><text:span text:style-name="CharStyle7">89,075</text:span></text:p></table:table-cell></table:table-row></table:table><text:p text:style-name="P4433"><text:span text:style-name="CharStyle78">P.112 Kuala Lang at:</text:span></text:p></draw:text-box></draw:frame></text:p>
        <text:p text:style-name="P1432"><text:span text:style-name="CharStyle14">67</text:span></text:p>
      </text:section>
      <text:section text:style-name="Sect66" text:name="Section66">
        <text:p text:style-name="P4714"><draw:frame draw:style-name="fr352" svg:x="0.000cm" svg:y="0.000cm" svg:width="16.662cm" fo:min-height="0.002cm" text:anchor-type="paragraph"><draw:text-box><table:table table:style-name="Table56"><table:table-column table:style-name="Table56.C1"/><table:table-column table:style-name="Table56.C2"/><table:table-column table:style-name="Table56.C3"/><table:table-row table:style-name="Table56.R1"><table:table-cell table:style-name="Table56.Cell1"><text:p text:style-name="P1496"><text:span text:style-name="CharStyle7">(1)</text:span></text:p></table:table-cell><table:table-cell table:style-name="Table56.Cell2"><text:p text:style-name="P1343"><text:span text:style-name="CharStyle7">(2)</text:span></text:p></table:table-cell><table:table-cell table:style-name="Table56.Cell3"><text:p text:style-name="P4457"><text:span text:style-name="CharStyle7">(3)</text:span></text:p></table:table-cell></table:table-row><table:table-row table:style-name="Table56.R2"><table:table-cell table:style-name="Table56.Cell4"><text:p text:style-name="P1327"><text:span text:style-name="CharStyle7">Bahagian Pilihan Raya</text:span></text:p></table:table-cell><table:table-cell table:style-name="Table56.Cell5"><text:p text:style-name="P1791"><text:span text:style-name="CharStyle7">Daerah Mengundi</text:span></text:p></table:table-cell><table:table-cell table:style-name="Table56.Cell6"><text:p text:style-name="P3966"><text:span text:style-name="CharStyle7">Bilangan Pemilih</text:span></text:p></table:table-cell></table:table-row><table:table-row table:style-name="Table56.R3"><table:table-cell table:style-name="Table56.Cell7"><text:p text:style-name="P1733"><text:span text:style-name="CharStyle7">Negeri</text:span></text:p></table:table-cell><table:table-cell table:style-name="Table56.Cell8"><text:p text:style-name="P4587"/></table:table-cell><table:table-cell table:style-name="Table56.Cell9"><text:p text:style-name="P4587"/></table:table-cell></table:table-row><table:table-row table:style-name="Table56.R4"><table:table-cell table:style-name="Table56.Cell10"><text:p text:style-name="P2707"><text:span text:style-name="CharStyle8">State Constituency</text:span></text:p></table:table-cell><table:table-cell table:style-name="Table56.Cell11"><text:p text:style-name="P2180"><text:span text:style-name="CharStyle8">Polling District</text:span></text:p></table:table-cell><table:table-cell table:style-name="Table56.Cell12"><text:p text:style-name="P1215"><text:span text:style-name="CharStyle8">Number of Electors</text:span></text:p></table:table-cell></table:table-row><table:table-row table:style-name="Table56.R5"><table:table-cell table:style-name="Table56.Cell13"><text:p text:style-name="P4459"><text:span text:style-name="CharStyle7">N. 54 TANJONG SEPAT</text:span></text:p></table:table-cell><table:table-cell table:style-name="Table56.Cell14"><text:p text:style-name="P2276"><text:span text:style-name="CharStyle8">1.</text:span><text:span text:style-name="CharStyle7"><text:s text:c="1"/>Bukit Bangkung</text:span></text:p></table:table-cell><table:table-cell table:style-name="Table56.Cell15"><text:p text:style-name="P4461"><text:span text:style-name="CharStyle7">1,930</text:span></text:p></table:table-cell></table:table-row><table:table-row table:style-name="Table56.R6"><table:table-cell table:style-name="Table56.Cell16"><text:p text:style-name="P4587"/></table:table-cell><table:table-cell table:style-name="Table56.Cell17"><text:p text:style-name="P3051"><text:span text:style-name="CharStyle7">2. Sungai Rawang</text:span></text:p></table:table-cell><table:table-cell table:style-name="Table56.Cell18"><text:p text:style-name="P2631"><text:span text:style-name="CharStyle7">1,153</text:span></text:p></table:table-cell></table:table-row><table:table-row table:style-name="Table56.R7"><table:table-cell table:style-name="Table56.Cell19"><text:p text:style-name="P4587"/></table:table-cell><table:table-cell table:style-name="Table56.Cell20"><text:p text:style-name="P1312"><text:span text:style-name="CharStyle7">3. TanjongRhu</text:span></text:p></table:table-cell><table:table-cell table:style-name="Table56.Cell21"><text:p text:style-name="P2730"><text:span text:style-name="CharStyle7">1,155</text:span></text:p></table:table-cell></table:table-row><table:table-row table:style-name="Table56.R8"><table:table-cell table:style-name="Table56.Cell22"><text:p text:style-name="P4587"/></table:table-cell><table:table-cell table:style-name="Table56.Cell23"><text:p text:style-name="P4463"><text:span text:style-name="CharStyle7">4. TanjongSepatTempatan 1</text:span></text:p></table:table-cell><table:table-cell table:style-name="Table56.Cell24"><text:p text:style-name="P4465"><text:span text:style-name="CharStyle7">2,225</text:span></text:p></table:table-cell></table:table-row><table:table-row table:style-name="Table56.R9"><table:table-cell table:style-name="Table56.Cell25"><text:p text:style-name="P4587"/></table:table-cell><table:table-cell table:style-name="Table56.Cell26"><text:p text:style-name="P2653"><text:span text:style-name="CharStyle7">5. Tanjong Sepat Tempatan 2</text:span></text:p></table:table-cell><table:table-cell table:style-name="Table56.Cell27"><text:p text:style-name="P1448"><text:span text:style-name="CharStyle7">1,400</text:span></text:p></table:table-cell></table:table-row><table:table-row table:style-name="Table56.R10"><table:table-cell table:style-name="Table56.Cell28"><text:p text:style-name="P4587"/></table:table-cell><table:table-cell table:style-name="Table56.Cell29"><text:p text:style-name="P2443"><text:span text:style-name="CharStyle7">6. Tanjong Sepat Tempatan 3</text:span></text:p></table:table-cell><table:table-cell table:style-name="Table56.Cell30"><text:p text:style-name="P1261"><text:span text:style-name="CharStyle7">238</text:span></text:p></table:table-cell></table:table-row><table:table-row table:style-name="Table56.R11"><table:table-cell table:style-name="Table56.Cell31"><text:p text:style-name="P4587"/></table:table-cell><table:table-cell table:style-name="Table56.Cell32"><text:p text:style-name="P4467"><text:span text:style-name="CharStyle7">7. TanjongSepatTempatan 4</text:span></text:p></table:table-cell><table:table-cell table:style-name="Table56.Cell33"><text:p text:style-name="P2973"><text:span text:style-name="CharStyle7">477</text:span></text:p></table:table-cell></table:table-row><table:table-row table:style-name="Table56.R12"><table:table-cell table:style-name="Table56.Cell34"><text:p text:style-name="P4587"/></table:table-cell><table:table-cell table:style-name="Table56.Cell35"><text:p text:style-name="P2071"><text:span text:style-name="CharStyle7">8. Tanjong Sepat Tempatan 5</text:span></text:p></table:table-cell><table:table-cell table:style-name="Table56.Cell36"><text:p text:style-name="P4469"><text:span text:style-name="CharStyle7">570</text:span></text:p></table:table-cell></table:table-row><table:table-row table:style-name="Table56.R13"><table:table-cell table:style-name="Table56.Cell37"><text:p text:style-name="P4587"/></table:table-cell><table:table-cell table:style-name="Table56.Cell38"><text:p text:style-name="P1961"><text:span text:style-name="CharStyle7">9. Tanjong Sepat 6</text:span></text:p></table:table-cell><table:table-cell table:style-name="Table56.Cell39"><text:p text:style-name="P2674"><text:span text:style-name="CharStyle7">3,038</text:span></text:p></table:table-cell></table:table-row><table:table-row table:style-name="Table56.R14"><table:table-cell table:style-name="Table56.Cell40"><text:p text:style-name="P4587"/></table:table-cell><table:table-cell table:style-name="Table56.Cell41"><text:p text:style-name="P1754"><text:span text:style-name="CharStyle7">10. Kundang</text:span></text:p></table:table-cell><table:table-cell table:style-name="Table56.Cell42"><text:p text:style-name="P4471"><text:span text:style-name="CharStyle7">1,311</text:span></text:p></table:table-cell></table:table-row><table:table-row table:style-name="Table56.R15"><table:table-cell table:style-name="Table56.Cell43"><text:p text:style-name="P4587"/></table:table-cell><table:table-cell table:style-name="Table56.Cell44"><text:p text:style-name="P1555"><text:span text:style-name="CharStyle7">11. Batu Laut</text:span></text:p></table:table-cell><table:table-cell table:style-name="Table56.Cell45"><text:p text:style-name="P4473"><text:span text:style-name="CharStyle7">2,937</text:span></text:p></table:table-cell></table:table-row><table:table-row table:style-name="Table56.R16"><table:table-cell table:style-name="Table56.Cell46"><text:p text:style-name="P4587"/></table:table-cell><table:table-cell table:style-name="Table56.Cell47"><text:p text:style-name="P1375"><text:span text:style-name="CharStyle7">12. Kampung Endah</text:span></text:p></table:table-cell><table:table-cell table:style-name="Table56.Cell48"><text:p text:style-name="P4475"><text:span text:style-name="CharStyle7">1,807</text:span></text:p></table:table-cell></table:table-row><table:table-row table:style-name="Table56.R17"><table:table-cell table:style-name="Table56.Cell49"><text:p text:style-name="P4587"/></table:table-cell><table:table-cell table:style-name="Table56.Cell50"><text:p text:style-name="P3085"><text:span text:style-name="CharStyle7">13. Sungai Lang</text:span></text:p></table:table-cell><table:table-cell table:style-name="Table56.Cell51"><text:p text:style-name="P4477"><text:span text:style-name="CharStyle7">2,471</text:span></text:p></table:table-cell></table:table-row><table:table-row table:style-name="Table56.R18"><table:table-cell table:style-name="Table56.Cell52"><text:p text:style-name="P4587"/></table:table-cell><table:table-cell table:style-name="Table56.Cell53"><text:p text:style-name="P2882"><text:span text:style-name="CharStyle7">14. Sungai Kelambu</text:span></text:p></table:table-cell><table:table-cell table:style-name="Table56.Cell54"><text:p text:style-name="P4479"><text:span text:style-name="CharStyle7">1,314</text:span></text:p></table:table-cell></table:table-row><table:table-row table:style-name="Table56.R19"><table:table-cell table:style-name="Table56.Cell55"><text:p text:style-name="P4587"/></table:table-cell><table:table-cell table:style-name="Table56.Cell56"><text:p text:style-name="P4587"/></table:table-cell><table:table-cell table:style-name="Table56.Cell57"><text:p text:style-name="P4481"><text:span text:style-name="CharStyle7">22,026</text:span></text:p></table:table-cell></table:table-row><table:table-row table:style-name="Table56.R20"><table:table-cell table:style-name="Table56.Cell58"><text:p text:style-name="P1948"><text:span text:style-name="CharStyle7">N. 55 DENGKIL</text:span></text:p></table:table-cell><table:table-cell table:style-name="Table56.Cell59"><text:p text:style-name="P2640"><text:span text:style-name="CharStyle7">1. Sungai Lempit</text:span></text:p></table:table-cell><table:table-cell table:style-name="Table56.Cell60"><text:p text:style-name="P1445"><text:span text:style-name="CharStyle7">2,459</text:span></text:p></table:table-cell></table:table-row><table:table-row table:style-name="Table56.R21"><table:table-cell table:style-name="Table56.Cell61"><text:p text:style-name="P4587"/></table:table-cell><table:table-cell table:style-name="Table56.Cell62"><text:p text:style-name="P2423"><text:span text:style-name="CharStyle7">2. Bukit Canggang</text:span></text:p></table:table-cell><table:table-cell table:style-name="Table56.Cell63"><text:p text:style-name="P1241"><text:span text:style-name="CharStyle7">3,445</text:span></text:p></table:table-cell></table:table-row><table:table-row table:style-name="Table56.R22"><table:table-cell table:style-name="Table56.Cell64"><text:p text:style-name="P4587"/></table:table-cell><table:table-cell table:style-name="Table56.Cell65"><text:p text:style-name="P4483"><text:span text:style-name="CharStyle7">3. Labuhan Dagang</text:span></text:p></table:table-cell><table:table-cell table:style-name="Table56.Cell66"><text:p text:style-name="P2954"><text:span text:style-name="CharStyle7">3,236</text:span></text:p></table:table-cell></table:table-row><table:table-row table:style-name="Table56.R23"><table:table-cell table:style-name="Table56.Cell67"><text:p text:style-name="P4587"/></table:table-cell><table:table-cell table:style-name="Table56.Cell68"><text:p text:style-name="P3637"><text:span text:style-name="CharStyle7">4. Ampar Tenang</text:span></text:p></table:table-cell><table:table-cell table:style-name="Table56.Cell69"><text:p text:style-name="P4485"><text:span text:style-name="CharStyle7">802</text:span></text:p></table:table-cell></table:table-row></table:table><text:p text:style-name="P4455"><text:span text:style-name="CharStyle162">68</text:span></text:p></draw:text-box></draw:frame></text:p>
        <text:p text:style-name="P1126"/>
      </text:section>
      <text:section text:style-name="Sect67" text:name="Section67">
        <text:p text:style-name="P4715"><draw:frame draw:style-name="fr355" svg:x="3.120cm" svg:y="0.000cm" svg:width="4.082cm" fo:min-height="2.782cm" text:anchor-type="paragraph"><draw:text-box><text:h text:outline-level="1" text:style-name="P2410"><text:bookmark-start text:name="bookmark54"/><text:span text:style-name="CharStyle164">(</text:span><text:span text:style-name="CharStyle165">1</text:span><text:span text:style-name="CharStyle164">)</text:span><text:bookmark-end text:name="bookmark54"/></text:h><text:p text:style-name="P2280"><text:span text:style-name="CharStyle12">Bahagian Pilihan Raya<text:line-break/>Negeri<text:line-break/></text:span><text:span text:style-name="CharStyle20">State Constituency</text:span></text:p></draw:text-box></draw:frame><draw:frame draw:style-name="fr356" svg:x="10.021cm" svg:y="0.000cm" svg:width="3.284cm" fo:min-height="1.228cm" text:anchor-type="paragraph"><draw:text-box><text:h text:outline-level="1" text:style-name="P2565"><text:bookmark-start text:name="bookmark55"/><text:span text:style-name="CharStyle167">(</text:span><text:span text:style-name="CharStyle168">2</text:span><text:span text:style-name="CharStyle167">)</text:span><text:bookmark-end text:name="bookmark55"/></text:h><text:p text:style-name="P2309"><text:span text:style-name="CharStyle12">Daerah Mengundi</text:span></text:p></draw:text-box></draw:frame><draw:frame draw:style-name="fr357" svg:x="15.972cm" svg:y="0.000cm" svg:width="3.133cm" fo:min-height="1.236cm" text:anchor-type="paragraph"><draw:text-box><text:h text:outline-level="1" text:style-name="P2800"><text:bookmark-start text:name="bookmark56"/><text:span text:style-name="CharStyle48">(3)</text:span><text:bookmark-end text:name="bookmark56"/></text:h><text:p text:style-name="P2455"><text:span text:style-name="CharStyle12">Bilangan Pemilih</text:span></text:p></draw:text-box></draw:frame><draw:frame draw:style-name="fr354" svg:x="8.844cm" svg:y="2.235cm" svg:width="10.532cm" fo:min-height="0.002cm" text:anchor-type="paragraph"><draw:text-box><table:table table:style-name="Table57"><table:table-column table:style-name="Table57.C1"/><table:table-column table:style-name="Table57.C2"/><table:table-row table:style-name="Table57.R1"><table:table-cell table:style-name="Table57.Cell1"><text:p text:style-name="P3146"><text:span text:style-name="CharStyle8">Polling District</text:span></text:p></table:table-cell><table:table-cell table:style-name="Table57.Cell2"><text:p text:style-name="P4492"><text:span text:style-name="CharStyle8">Number of Electors</text:span></text:p></table:table-cell></table:table-row><table:table-row table:style-name="Table57.R2"><table:table-cell table:style-name="Table57.Cell3"><text:p text:style-name="P4494"><text:span text:style-name="CharStyle7">5. Kampung Baharu Dengkil</text:span></text:p></table:table-cell><table:table-cell table:style-name="Table57.Cell4"><text:p text:style-name="P4496"><text:span text:style-name="CharStyle7">1,574</text:span></text:p></table:table-cell></table:table-row><table:table-row table:style-name="Table57.R3"><table:table-cell table:style-name="Table57.Cell5"><text:p text:style-name="P4498"><text:span text:style-name="CharStyle7">6. Kampung Dengkil</text:span></text:p></table:table-cell><table:table-cell table:style-name="Table57.Cell6"><text:p text:style-name="P4500"><text:span text:style-name="CharStyle7">2,916</text:span></text:p></table:table-cell></table:table-row><table:table-row table:style-name="Table57.R4"><table:table-cell table:style-name="Table57.Cell7"><text:p text:style-name="P3226"><text:span text:style-name="CharStyle7">7. Pulau Meranti</text:span></text:p></table:table-cell><table:table-cell table:style-name="Table57.Cell8"><text:p text:style-name="P2007"><text:span text:style-name="CharStyle7">2,761</text:span></text:p></table:table-cell></table:table-row><table:table-row table:style-name="Table57.R5"><table:table-cell table:style-name="Table57.Cell9"><text:p text:style-name="P2751"><text:span text:style-name="CharStyle7">8. Sungai Merab Utara</text:span></text:p></table:table-cell><table:table-cell table:style-name="Table57.Cell10"><text:p text:style-name="P1505"><text:span text:style-name="CharStyle7">437</text:span></text:p></table:table-cell></table:table-row><table:table-row table:style-name="Table57.R6"><table:table-cell table:style-name="Table57.Cell11"><text:p text:style-name="P1662"><text:span text:style-name="CharStyle7">9. Kampung Dato Abu Bakar</text:span></text:p></table:table-cell><table:table-cell table:style-name="Table57.Cell12"><text:p text:style-name="P2351"><text:span text:style-name="CharStyle7">1,933</text:span></text:p></table:table-cell></table:table-row><table:table-row table:style-name="Table57.R7"><table:table-cell table:style-name="Table57.Cell13"><text:p text:style-name="P3040"><text:span text:style-name="CharStyle7">Baginda</text:span></text:p></table:table-cell><table:table-cell table:style-name="Table57.Cell14"><text:p text:style-name="P4587"/></table:table-cell></table:table-row><table:table-row table:style-name="Table57.R8"><table:table-cell table:style-name="Table57.Cell15"><text:p text:style-name="P4502"><text:span text:style-name="CharStyle7">10. Sungai Merab</text:span></text:p></table:table-cell><table:table-cell table:style-name="Table57.Cell16"><text:p text:style-name="P3764"><text:span text:style-name="CharStyle7">3,179</text:span></text:p></table:table-cell></table:table-row><table:table-row table:style-name="Table57.R9"><table:table-cell table:style-name="Table57.Cell17"><text:p text:style-name="P4504"><text:span text:style-name="CharStyle7">11. Desa Putra</text:span></text:p></table:table-cell><table:table-cell table:style-name="Table57.Cell18"><text:p text:style-name="P4506"><text:span text:style-name="CharStyle7">1,112</text:span></text:p></table:table-cell></table:table-row><table:table-row table:style-name="Table57.R10"><table:table-cell table:style-name="Table57.Cell19"><text:p text:style-name="P4508"><text:span text:style-name="CharStyle7">12. Jenderam Hilir</text:span></text:p></table:table-cell><table:table-cell table:style-name="Table57.Cell20"><text:p text:style-name="P1775"><text:span text:style-name="CharStyle7">1,696</text:span></text:p></table:table-cell></table:table-row><table:table-row table:style-name="Table57.R11"><table:table-cell table:style-name="Table57.Cell21"><text:p text:style-name="P2457"><text:span text:style-name="CharStyle7">13. Sungai Buah</text:span></text:p></table:table-cell><table:table-cell table:style-name="Table57.Cell22"><text:p text:style-name="P1247"><text:span text:style-name="CharStyle7">882</text:span></text:p></table:table-cell></table:table-row><table:table-row table:style-name="Table57.R12"><table:table-cell table:style-name="Table57.Cell23"><text:p text:style-name="P4510"><text:span text:style-name="CharStyle7">14. RTB Datok Harun</text:span></text:p></table:table-cell><table:table-cell table:style-name="Table57.Cell24"><text:p text:style-name="P2610"><text:span text:style-name="CharStyle7">621</text:span></text:p></table:table-cell></table:table-row><table:table-row table:style-name="Table57.R13"><table:table-cell table:style-name="Table57.Cell25"><text:p text:style-name="P3740"><text:span text:style-name="CharStyle7">15. Ladang Ampar Tenang</text:span></text:p></table:table-cell><table:table-cell table:style-name="Table57.Cell26"><text:p text:style-name="P3215"><text:span text:style-name="CharStyle7">1,245</text:span></text:p></table:table-cell></table:table-row><table:table-row table:style-name="Table57.R14"><table:table-cell table:style-name="Table57.Cell27"><text:p text:style-name="P2829"><text:span text:style-name="CharStyle7">16. Kampung Melot</text:span></text:p></table:table-cell><table:table-cell table:style-name="Table57.Cell28"><text:p text:style-name="P4512"><text:span text:style-name="CharStyle7">359</text:span></text:p></table:table-cell></table:table-row><table:table-row table:style-name="Table57.R15"><table:table-cell table:style-name="Table57.Cell29"><text:p text:style-name="P2286"><text:span text:style-name="CharStyle7">17. Bandar Putra Perdana</text:span></text:p></table:table-cell><table:table-cell table:style-name="Table57.Cell30"><text:p text:style-name="P2981"><text:span text:style-name="CharStyle7">3,592</text:span></text:p></table:table-cell></table:table-row><table:table-row table:style-name="Table57.R16"><table:table-cell table:style-name="Table57.Cell31"><text:p text:style-name="P4441"><text:span text:style-name="CharStyle7">18. Taman Permata Dengkil</text:span></text:p></table:table-cell><table:table-cell table:style-name="Table57.Cell32"><text:p text:style-name="P2433"><text:span text:style-name="CharStyle7">1,600</text:span></text:p></table:table-cell></table:table-row><table:table-row table:style-name="Table57.R17"><table:table-cell table:style-name="Table57.Cell33"><text:p text:style-name="P4438"><text:span text:style-name="CharStyle7">19. Desa Air Hitam</text:span></text:p></table:table-cell><table:table-cell table:style-name="Table57.Cell34"><text:p text:style-name="P1758"><text:span text:style-name="CharStyle7">2,026</text:span></text:p></table:table-cell></table:table-row><table:table-row table:style-name="Table57.R18"><table:table-cell table:style-name="Table57.Cell35"><text:p text:style-name="P2444"><text:span text:style-name="CharStyle7">20. Cyberjaya</text:span></text:p></table:table-cell><table:table-cell table:style-name="Table57.Cell36"><text:p text:style-name="P4514"><text:span text:style-name="CharStyle7">226</text:span></text:p></table:table-cell></table:table-row><table:table-row table:style-name="Table57.R19"><table:table-cell table:style-name="Table57.Cell37"><text:p text:style-name="P4516"><text:span text:style-name="CharStyle7">21. Selangor Dredging</text:span></text:p></table:table-cell><table:table-cell table:style-name="Table57.Cell38"><text:p text:style-name="P1714"><text:span text:style-name="CharStyle7">1,557</text:span></text:p></table:table-cell></table:table-row><table:table-row table:style-name="Table57.R20"><table:table-cell table:style-name="Table57.Cell39"><text:p text:style-name="P2401"><text:span text:style-name="CharStyle7">22. Desa Pinggiran Putra</text:span></text:p></table:table-cell><table:table-cell table:style-name="Table57.Cell40"><text:p text:style-name="P3097"><text:span text:style-name="CharStyle7">1,094</text:span></text:p></table:table-cell></table:table-row><table:table-row table:style-name="Table57.R21"><table:table-cell table:style-name="Table57.Cell41"><text:p text:style-name="P1874"><text:span text:style-name="CharStyle7">23. Kota Warisan</text:span></text:p></table:table-cell><table:table-cell table:style-name="Table57.Cell42"><text:p text:style-name="P2542"><text:span text:style-name="CharStyle7">628</text:span></text:p></table:table-cell></table:table-row></table:table><text:p text:style-name="P2475"><text:span text:style-name="CharStyle32">39,380</text:span></text:p></draw:text-box></draw:frame></text:p>
        <text:p text:style-name="P1128"/>
        <text:p text:style-name="P1129"/>
        <text:p text:style-name="P1130"/>
        <text:p text:style-name="P1131"/>
        <text:p text:style-name="P1132"/>
        <text:p text:style-name="P1133"/>
        <text:p text:style-name="P1134"/>
        <text:p text:style-name="P1135"/>
        <text:p text:style-name="P1136"/>
        <text:p text:style-name="P1137"/>
        <text:p text:style-name="P1138"/>
        <text:p text:style-name="P1139"/>
        <text:p text:style-name="P1140"/>
        <text:p text:style-name="P1141"/>
        <text:p text:style-name="P1142"/>
        <text:p text:style-name="P1143"/>
        <text:p text:style-name="P1144"/>
        <text:p text:style-name="P1145"/>
        <text:p text:style-name="P1146"/>
        <text:p text:style-name="P1147"/>
        <text:p text:style-name="P1148"/>
        <text:p text:style-name="P1149"/>
        <text:p text:style-name="P1150"/>
        <text:p text:style-name="P1151"/>
        <text:p text:style-name="P1152"/>
        <text:p text:style-name="P1153"/>
        <text:p text:style-name="P1154"/>
        <text:p text:style-name="P1155"/>
        <text:p text:style-name="P1156"/>
        <text:p text:style-name="P1157"/>
        <text:p text:style-name="P1158"/>
        <text:p text:style-name="P1159"/>
        <text:p text:style-name="P1160"/>
        <text:p text:style-name="P1161"/>
        <text:p text:style-name="P1162"/>
        <text:p text:style-name="P1163"/>
        <text:p text:style-name="P1164"/>
        <text:p text:style-name="P1165"/>
      </text:section>
      <text:section text:style-name="Sect68" text:name="Section68">
        <text:p text:style-name="P4716"><draw:frame draw:style-name="fr363" svg:x="3.120cm" svg:y="0.004cm" svg:width="10.185cm" fo:min-height="2.778cm" text:anchor-type="paragraph"><draw:text-box><text:h text:outline-level="1" text:style-name="P3425"><text:bookmark-start text:name="bookmark57"/><text:span text:style-name="CharStyle170">(</text:span><text:span text:style-name="CharStyle171">1</text:span><text:span text:style-name="CharStyle170">) (</text:span><text:span text:style-name="CharStyle171">2</text:span><text:span text:style-name="CharStyle170">)</text:span><text:bookmark-end text:name="bookmark57"/></text:h><text:p text:style-name="P1282"><text:span text:style-name="CharStyle12">Bahagian Pilihan Raya<text:tab/>Daerah<text:tab/>Mengundi</text:span></text:p><text:p text:style-name="P4518"><text:span text:style-name="CharStyle21">Negeri<text:line-break/></text:span><text:span text:style-name="CharStyle19">State Constituency</text:span></text:p></draw:text-box></draw:frame><draw:frame draw:style-name="fr364" svg:x="15.972cm" svg:y="0.000cm" svg:width="3.133cm" fo:min-height="1.236cm" text:anchor-type="paragraph"><draw:text-box><text:h text:outline-level="1" text:style-name="P1993"><text:bookmark-start text:name="bookmark58"/><text:span text:style-name="CharStyle65">(</text:span><text:span text:style-name="CharStyle66">3</text:span><text:span text:style-name="CharStyle65">)</text:span><text:bookmark-end text:name="bookmark58"/></text:h><text:p text:style-name="P3015"><text:span text:style-name="CharStyle12">Bilangan Pemilih</text:span></text:p></draw:text-box></draw:frame><draw:frame draw:style-name="fr365" svg:x="2.713cm" svg:y="3.293cm" svg:width="3.852cm" fo:min-height="0.524cm" text:anchor-type="paragraph"><draw:text-box><text:p text:style-name="P3987"><text:span text:style-name="CharStyle12">N. 56 SUNGAI PELEK</text:span></text:p></draw:text-box></draw:frame><draw:frame draw:style-name="fr362" svg:x="8.844cm" svg:y="3.327cm" svg:width="10.532cm" fo:min-height="13.090cm" text:anchor-type="paragraph"><draw:text-box><table:table table:style-name="Table58"><table:table-column table:style-name="Table58.C1"/><table:table-column table:style-name="Table58.C2"/><table:table-row table:style-name="Table58.R1"><table:table-cell table:style-name="Table58.Cell1"><text:p text:style-name="P4520"><text:span text:style-name="CharStyle7">1. Jenderam Hulu</text:span></text:p></table:table-cell><table:table-cell table:style-name="Table58.Cell2"><text:p text:style-name="P2549"><text:span text:style-name="CharStyle7">1,538</text:span></text:p></table:table-cell></table:table-row><table:table-row table:style-name="Table58.R2"><table:table-cell table:style-name="Table58.Cell3"><text:p text:style-name="P2991"><text:span text:style-name="CharStyle7">2. Salak</text:span></text:p></table:table-cell><table:table-cell table:style-name="Table58.Cell4"><text:p text:style-name="P4522"><text:span text:style-name="CharStyle7">2,620</text:span></text:p></table:table-cell></table:table-row><table:table-row table:style-name="Table58.R3"><table:table-cell table:style-name="Table58.Cell5"><text:p text:style-name="P3937"><text:span text:style-name="CharStyle7">3. SalakJijan</text:span></text:p></table:table-cell><table:table-cell table:style-name="Table58.Cell6"><text:p text:style-name="P2305"><text:span text:style-name="CharStyle7">1,177</text:span></text:p></table:table-cell></table:table-row><table:table-row table:style-name="Table58.R4"><table:table-cell table:style-name="Table58.Cell7"><text:p text:style-name="P4524"><text:span text:style-name="CharStyle7">4. Lothian Timur</text:span></text:p></table:table-cell><table:table-cell table:style-name="Table58.Cell8"><text:p text:style-name="P2888"><text:span text:style-name="CharStyle7">684</text:span></text:p></table:table-cell></table:table-row><table:table-row table:style-name="Table58.R5"><table:table-cell table:style-name="Table58.Cell9"><text:p text:style-name="P4537"><text:span text:style-name="CharStyle7">5. Sepang Utara</text:span></text:p></table:table-cell><table:table-cell table:style-name="Table58.Cell10"><text:p text:style-name="P2391"><text:span text:style-name="CharStyle7">1,886</text:span></text:p></table:table-cell></table:table-row><table:table-row table:style-name="Table58.R6"><table:table-cell table:style-name="Table58.Cell11"><text:p text:style-name="P1263"><text:span text:style-name="CharStyle7">6. Sepang Selatan</text:span></text:p></table:table-cell><table:table-cell table:style-name="Table58.Cell12"><text:p text:style-name="P4526"><text:span text:style-name="CharStyle7">2,325</text:span></text:p></table:table-cell></table:table-row><table:table-row table:style-name="Table58.R7"><table:table-cell table:style-name="Table58.Cell13"><text:p text:style-name="P2384"><text:span text:style-name="CharStyle7">7. Hulu Cucuh</text:span></text:p></table:table-cell><table:table-cell table:style-name="Table58.Cell14"><text:p text:style-name="P1419"><text:span text:style-name="CharStyle7">1,154</text:span></text:p></table:table-cell></table:table-row><table:table-row table:style-name="Table58.R8"><table:table-cell table:style-name="Table58.Cell15"><text:p text:style-name="P2940"><text:span text:style-name="CharStyle7">8. Bagan Lalang</text:span></text:p></table:table-cell><table:table-cell table:style-name="Table58.Cell16"><text:p text:style-name="P4528"><text:span text:style-name="CharStyle7">1,261</text:span></text:p></table:table-cell></table:table-row><table:table-row table:style-name="Table58.R9"><table:table-cell table:style-name="Table58.Cell17"><text:p text:style-name="P4530"><text:span text:style-name="CharStyle7">9. Sungai Pelek Tiga</text:span></text:p></table:table-cell><table:table-cell table:style-name="Table58.Cell18"><text:p text:style-name="P4532"><text:span text:style-name="CharStyle7">1,169</text:span></text:p></table:table-cell></table:table-row><table:table-row table:style-name="Table58.R10"><table:table-cell table:style-name="Table58.Cell19"><text:p text:style-name="P1488"><text:span text:style-name="CharStyle7">10. Sungai Pelek Dua</text:span></text:p></table:table-cell><table:table-cell table:style-name="Table58.Cell20"><text:p text:style-name="P2114"><text:span text:style-name="CharStyle7">3,867</text:span></text:p></table:table-cell></table:table-row><table:table-row table:style-name="Table58.R11"><table:table-cell table:style-name="Table58.Cell21"><text:p text:style-name="P4534"><text:span text:style-name="CharStyle7">11. Sungai Pelek Empat</text:span></text:p></table:table-cell><table:table-cell table:style-name="Table58.Cell22"><text:p text:style-name="P2816"><text:span text:style-name="CharStyle7">1,788</text:span></text:p></table:table-cell></table:table-row><table:table-row table:style-name="Table58.R12"><table:table-cell table:style-name="Table58.Cell23"><text:p text:style-name="P4536"><text:span text:style-name="CharStyle7">12. Bandar Baru Salak Tinggi</text:span></text:p></table:table-cell><table:table-cell table:style-name="Table58.Cell24"><text:p text:style-name="P3551"><text:span text:style-name="CharStyle7">2,895</text:span></text:p></table:table-cell></table:table-row><table:table-row table:style-name="Table58.R13"><table:table-cell table:style-name="Table58.Cell25"><text:p text:style-name="P4538"><text:span text:style-name="CharStyle7">13. Taman Seroja</text:span></text:p></table:table-cell><table:table-cell table:style-name="Table58.Cell26"><text:p text:style-name="P1439"><text:span text:style-name="CharStyle7">1,039</text:span></text:p></table:table-cell></table:table-row></table:table></draw:text-box></draw:frame><draw:frame draw:style-name="fr358" svg:x="10.292cm" svg:y="2.235cm" svg:width="2.760cm" fo:min-height="0.490cm" text:anchor-type="paragraph"><draw:text-box><text:p text:style-name="P1905"><text:span text:style-name="CharStyle70">Polling District</text:span></text:p></draw:text-box></draw:frame><draw:frame draw:style-name="fr359" svg:x="15.796cm" svg:y="2.235cm" svg:width="3.480cm" fo:min-height="0.490cm" text:anchor-type="paragraph"><draw:text-box><text:p text:style-name="P4540"><text:span text:style-name="CharStyle70">Number of Electors</text:span></text:p></draw:text-box></draw:frame><draw:frame draw:style-name="fr360" svg:x="8.869cm" svg:y="16.932cm" svg:width="3.302cm" fo:min-height="0.526cm" text:anchor-type="paragraph"><draw:text-box><text:p text:style-name="P3601"><text:span text:style-name="CharStyle58">14. Taman Mawar</text:span></text:p></draw:text-box></draw:frame><draw:frame draw:style-name="fr361" svg:x="18.614cm" svg:y="16.933cm" svg:width="0.753cm" fo:min-height="0.524cm" text:anchor-type="paragraph"><draw:text-box><text:p text:style-name="P2369"><text:span text:style-name="CharStyle58">586</text:span></text:p></draw:text-box></draw:frame><draw:frame draw:style-name="fr366" svg:x="17.953cm" svg:y="17.983cm" svg:width="1.406cm" fo:min-height="0.526cm" text:anchor-type="paragraph"><draw:text-box><text:p text:style-name="P1436"><text:span text:style-name="CharStyle71">23,989</text:span></text:p></draw:text-box></draw:frame><draw:frame draw:style-name="fr367" svg:x="2.688cm" svg:y="19.918cm" svg:width="12.210cm" fo:min-height="2.387cm" text:anchor-type="paragraph"><draw:text-box><text:p text:style-name="P2265"><text:span text:style-name="CharStyle12">Jumlah Bilangan Pemilih dalam Bahagian Pilihan Raya Persekutuan<text:line-break/>P. 113 Sepang:</text:span></text:p><text:p text:style-name="P1244"><text:span text:style-name="CharStyle19">Total Number of Electors in the Federal Constituency of<text:line-break/>P. 113 Sepang:</text:span></text:p></draw:text-box></draw:frame><draw:frame draw:style-name="fr368" svg:x="17.946cm" svg:y="20.032cm" svg:width="1.406cm" fo:min-height="0.526cm" text:anchor-type="paragraph"><draw:text-box><text:p text:style-name="P4542"><text:span text:style-name="CharStyle71">85,395</text:span></text:p></draw:text-box></draw:frame><draw:frame draw:style-name="fr369" svg:x="2.688cm" svg:y="23.202cm" svg:width="8.830cm" fo:min-height="1.235cm" text:anchor-type="paragraph"><draw:text-box><text:p text:style-name="P2552"><text:span text:style-name="CharStyle21">Jumlah Bilangan Pemilih Dalam Negeri Selangor:<text:line-break/></text:span><text:span text:style-name="CharStyle19">Total Number of Electors in the State of Selangor:</text:span></text:p></draw:text-box></draw:frame><draw:frame draw:style-name="fr370" svg:x="17.353cm" svg:y="23.317cm" svg:width="1.998cm" fo:min-height="0.526cm" text:anchor-type="paragraph"><draw:text-box><text:p text:style-name="P1450"><text:span text:style-name="CharStyle71">2,078,311</text:span></text:p></draw:text-box></draw:frame><draw:frame draw:style-name="fr371" svg:x="10.266cm" svg:y="26.337cm" svg:width="0.457cm" fo:min-height="0.455cm" text:anchor-type="paragraph"><draw:text-box><text:p text:style-name="P2221"><text:page-number/></text:p></draw:text-box></draw:frame></text:p>
        <text:p text:style-name="P1167"/>
        <text:p text:style-name="P1168"/>
        <text:p text:style-name="P1169"/>
        <text:p text:style-name="P1170"/>
        <text:p text:style-name="P1171"/>
        <text:p text:style-name="P1172"/>
        <text:p text:style-name="P1173"/>
        <text:p text:style-name="P1174"/>
        <text:p text:style-name="P1175"/>
        <text:p text:style-name="P1176"/>
        <text:p text:style-name="P1177"/>
        <text:p text:style-name="P1178"/>
        <text:p text:style-name="P1179"/>
        <text:p text:style-name="P1180"/>
        <text:p text:style-name="P1181"/>
        <text:p text:style-name="P1182"/>
        <text:p text:style-name="P1183"/>
        <text:p text:style-name="P1184"/>
        <text:p text:style-name="P1185"/>
        <text:p text:style-name="P1186"/>
        <text:p text:style-name="P1187"/>
        <text:p text:style-name="P1188"/>
        <text:p text:style-name="P1189"/>
        <text:p text:style-name="P1190"/>
        <text:p text:style-name="P1191"/>
        <text:p text:style-name="P1192"/>
        <text:p text:style-name="P1193"/>
        <text:p text:style-name="P1194"/>
        <text:p text:style-name="P1195"/>
        <text:p text:style-name="P1196"/>
        <text:p text:style-name="P1197"/>
        <text:p text:style-name="P1198"/>
        <text:p text:style-name="P1199"/>
        <text:p text:style-name="P1200"/>
        <text:p text:style-name="P1201"/>
        <text:p text:style-name="P1202"/>
        <text:p text:style-name="P1203"/>
        <text:p text:style-name="P1204"/>
        <text:p text:style-name="P1205"/>
        <text:p text:style-name="P1206"/>
        <text:p text:style-name="P1207"/>
        <text:p text:style-name="P1208"/>
      </text:section>
      <text:section text:style-name="Sect69" text:name="Section69">
        <text:p text:style-name="P4717"><text:span text:style-name="CharStyle23">JADUAL KETIGA / </text:span><text:span text:style-name="CharStyle24">THIRD SCHEDULE</text:span></text:p>
        <text:p text:style-name="P1412"><text:span text:style-name="CharStyle23">TEMPAT-TEMPAT YANG DITENTUKAN BAGI PEMERIKSAAN AWAM MENGENAI</text:span></text:p>
        <text:p text:style-name="P1793"><text:span text:style-name="CharStyle23">SYOR-SYOR YANG DICADANGKAN</text:span></text:p>
        <text:p text:style-name="P2427"><draw:frame draw:style-name="fr372" svg:x="2.586cm" svg:y="1.092cm" svg:width="16.104cm" fo:min-height="0.002cm" text:anchor-type="paragraph"><draw:text-box><table:table table:style-name="Table59"><table:table-column table:style-name="Table59.C1"/><table:table-column table:style-name="Table59.C2"/><table:table-row table:style-name="Table59.R1"><table:table-cell table:style-name="Table59.Cell1"><text:p text:style-name="P1635"><text:span text:style-name="CharStyle7">(1)</text:span></text:p><text:p text:style-name="P4544"><text:span text:style-name="CharStyle7">Bahagian Pilihan Raya<text:line-break/>Persekutuan</text:span></text:p></table:table-cell><table:table-cell table:style-name="Table59.Cell2"><text:p text:style-name="P2140"><text:span text:style-name="CharStyle138">SELANGOR</text:span></text:p><text:p text:style-name="P2647"><text:span text:style-name="CharStyle7">(2)</text:span></text:p><text:p text:style-name="P4546"><text:span text:style-name="CharStyle7">Tempat Pemeriksaan</text:span></text:p></table:table-cell></table:table-row><table:table-row table:style-name="Table59.R2"><table:table-cell table:style-name="Table59.Cell3"><text:p text:style-name="P1479"><text:span text:style-name="CharStyle8">Federal Constituency</text:span></text:p></table:table-cell><table:table-cell table:style-name="Table59.Cell4"><text:p text:style-name="P4548"><text:span text:style-name="CharStyle8">Place of Inspection</text:span></text:p></table:table-cell></table:table-row><table:table-row table:style-name="Table59.R3"><table:table-cell table:style-name="Table59.Cell5"><text:p text:style-name="P4550"><text:span text:style-name="CharStyle7">P. 092 SABAK BERNAM</text:span></text:p></table:table-cell><table:table-cell table:style-name="Table59.Cell6"><text:p text:style-name="P4552"><text:span text:style-name="CharStyle7">Dewan Tun Razak Sabak Bernam</text:span></text:p></table:table-cell></table:table-row><table:table-row table:style-name="Table59.R4"><table:table-cell table:style-name="Table59.Cell7"><text:p text:style-name="P2504"><text:span text:style-name="CharStyle7">P. 093 SUNGAI BESAR</text:span></text:p></table:table-cell><table:table-cell table:style-name="Table59.Cell8"><text:p text:style-name="P4554"><text:span text:style-name="CharStyle7">Pejabat Daerah/Tanah Sabak Bernam</text:span></text:p></table:table-cell></table:table-row><table:table-row table:style-name="Table59.R5"><table:table-cell table:style-name="Table59.Cell9"><text:p text:style-name="P2663"><text:span text:style-name="CharStyle7">P. 094 HULU SELANGOR</text:span></text:p></table:table-cell><table:table-cell table:style-name="Table59.Cell10"><text:p text:style-name="P4556"><text:span text:style-name="CharStyle7">Majlis Daerah Hulu Selangor</text:span></text:p></table:table-cell></table:table-row><table:table-row table:style-name="Table59.R6"><table:table-cell table:style-name="Table59.Cell11"><text:p text:style-name="P1484"><text:span text:style-name="CharStyle7">P. 095 TANJONG KARANG</text:span></text:p></table:table-cell><table:table-cell table:style-name="Table59.Cell12"><text:p text:style-name="P2172"><text:span text:style-name="CharStyle7">Dewan Dato’ Hormat Tanjong Karang</text:span></text:p></table:table-cell></table:table-row><table:table-row table:style-name="Table59.R7"><table:table-cell table:style-name="Table59.Cell13"><text:p text:style-name="P2850"><text:span text:style-name="CharStyle7">P. 096 KUALA SELANGOR</text:span></text:p></table:table-cell><table:table-cell table:style-name="Table59.Cell14"><text:p text:style-name="P4558"><text:span text:style-name="CharStyle7">Majlis Daerah Kuala Selangor</text:span></text:p></table:table-cell></table:table-row><table:table-row table:style-name="Table59.R8"><table:table-cell table:style-name="Table59.Cell15"><text:p text:style-name="P2303"><text:span text:style-name="CharStyle7">P. 097 SELAYANG</text:span></text:p></table:table-cell><table:table-cell table:style-name="Table59.Cell16"><text:p text:style-name="P4405"><text:span text:style-name="CharStyle7">Majlis Perbandaran Selayang</text:span></text:p></table:table-cell></table:table-row><table:table-row table:style-name="Table59.R9"><table:table-cell table:style-name="Table59.Cell17"><text:p text:style-name="P2014"><text:span text:style-name="CharStyle7">P. 098 GOMBAK</text:span></text:p></table:table-cell><table:table-cell table:style-name="Table59.Cell18"><text:p text:style-name="P4560"><text:span text:style-name="CharStyle7">Kompleks Penghulu Sungai Tua</text:span></text:p></table:table-cell></table:table-row><table:table-row table:style-name="Table59.R10"><table:table-cell table:style-name="Table59.Cell19"><text:p text:style-name="P4562"><text:span text:style-name="CharStyle7">P. 099 AMPANG</text:span></text:p></table:table-cell><table:table-cell table:style-name="Table59.Cell20"><text:p text:style-name="P1977"><text:span text:style-name="CharStyle7">Dewan Dato' Ahmad Razali</text:span></text:p></table:table-cell></table:table-row><table:table-row table:style-name="Table59.R11"><table:table-cell table:style-name="Table59.Cell21"><text:p text:style-name="P4564"><text:span text:style-name="CharStyle7">P. 100 PANDAN</text:span></text:p></table:table-cell><table:table-cell table:style-name="Table59.Cell22"><text:p text:style-name="P4566"><text:span text:style-name="CharStyle7">Majlis Perbandaran Ampangjaya</text:span></text:p></table:table-cell></table:table-row><table:table-row table:style-name="Table59.R12"><table:table-cell table:style-name="Table59.Cell23"><text:p text:style-name="P4568"><text:span text:style-name="CharStyle7">P. 101 HULU LAN GAT</text:span></text:p></table:table-cell><table:table-cell table:style-name="Table59.Cell24"><text:p text:style-name="P3914"><text:span text:style-name="CharStyle7">Dewan Orang Ramai Pekan Semenyih</text:span></text:p></table:table-cell></table:table-row><table:table-row table:style-name="Table59.R13"><table:table-cell table:style-name="Table59.Cell25"><text:p text:style-name="P4087"><text:span text:style-name="CharStyle7">P. 102 BANGI</text:span></text:p></table:table-cell><table:table-cell table:style-name="Table59.Cell26"><text:p text:style-name="P4570"><text:span text:style-name="CharStyle7">Pejabat Daerah/Tanah Hulu Langat</text:span></text:p></table:table-cell></table:table-row><table:table-row table:style-name="Table59.R14"><table:table-cell table:style-name="Table59.Cell27"><text:p text:style-name="P4429"><text:span text:style-name="CharStyle7">P. 103 PUCHONG<text:line-break/>P. 104 SUBANG</text:span></text:p></table:table-cell><table:table-cell table:style-name="Table59.Cell28"><text:p text:style-name="P2600"><text:span text:style-name="CharStyle7">Dewan Serbaguna MPSJ Batu 14, Puchong<text:line-break/>Majlis Perbandaran Subang Jaya<text:line-break/>71</text:span></text:p></table:table-cell></table:table-row></table:table></draw:text-box></draw:frame><draw:frame draw:style-name="fr373" svg:x="2.612cm" svg:y="21.996cm" fo:min-width="2.828cm" fo:min-height="0.526cm" text:anchor-type="paragraph"><draw:text-box><text:p text:style-name="P1529"><text:span text:style-name="CharStyle12">P. 104 SUBANG</text:span></text:p></draw:text-box></draw:frame><text:span text:style-name="CharStyle27">PLACES SPECIFIED FOR PUBLIC INSPECTION OF THE PROPOSED RECOMMEND A TIONS</text:span></text:p>
      </text:section>
      <text:section text:style-name="Sect70" text:name="Section70">
        <text:h text:outline-level="1" text:style-name="P4718"><text:bookmark-start text:name="bookmark59"/><text:span text:style-name="CharStyle173">(</text:span><text:span text:style-name="CharStyle174">1</text:span><text:span text:style-name="CharStyle173">)</text:span><text:bookmark-end text:name="bookmark59"/></text:h>
        <text:p text:style-name="P4572"><text:span text:style-name="CharStyle7">Bahagian Pilihan Raya<text:line-break/>Persekutuan</text:span></text:p>
        <text:h text:outline-level="1" text:style-name="P2322"><text:bookmark-start text:name="bookmark60"/><text:span text:style-name="CharStyle176">(</text:span><text:span text:style-name="CharStyle177">2</text:span><text:span text:style-name="CharStyle176">)</text:span><text:bookmark-end text:name="bookmark60"/></text:h>
        <text:p text:style-name="P4288"><text:span text:style-name="CharStyle7">Tempat Pemeriksaan</text:span></text:p>
      </text:section>
      <text:section text:style-name="Sect71" text:name="Section71">
        <text:p text:style-name="P1209"/>
        <text:p text:style-name="P1210"/>
      </text:section>
      <text:section text:style-name="Sect72" text:name="Section72">
        <text:p text:style-name="P1211"><draw:frame draw:style-name="fr374" svg:x="0.000cm" svg:y="0.000cm" svg:width="16.573cm" fo:min-height="0.002cm" text:anchor-type="paragraph"><draw:text-box><table:table table:style-name="Table60"><table:table-column table:style-name="Table60.C1"/><table:table-column table:style-name="Table60.C2"/><table:table-row table:style-name="Table60.R1"><table:table-cell table:style-name="Table60.Cell1"><text:p text:style-name="P2619"><text:span text:style-name="CharStyle8">Federal Constituency</text:span></text:p></table:table-cell><table:table-cell table:style-name="Table60.Cell2"><text:p text:style-name="P1407"><text:span text:style-name="CharStyle8">Place of Inspection</text:span></text:p></table:table-cell></table:table-row><table:table-row table:style-name="Table60.R2"><table:table-cell table:style-name="Table60.Cell3"><text:p text:style-name="P4574"><text:span text:style-name="CharStyle7">P. 105 PETALING JAYA</text:span></text:p></table:table-cell><table:table-cell table:style-name="Table60.Cell4"><text:p text:style-name="P4576"><text:span text:style-name="CharStyle7">Majlis Bandaraya Petaling Jaya</text:span></text:p></table:table-cell></table:table-row><table:table-row table:style-name="Table60.R3"><table:table-cell table:style-name="Table60.Cell5"><text:p text:style-name="P1939"><text:span text:style-name="CharStyle7">P. 106 DAMANSARA</text:span></text:p></table:table-cell><table:table-cell table:style-name="Table60.Cell6"><text:p text:style-name="P4578"><text:span text:style-name="CharStyle7">Dewan Serbaguna Dan Kemudahan Sukan Bandar<text:line-break/>Utama</text:span></text:p></table:table-cell></table:table-row><table:table-row table:style-name="Table60.R4"><table:table-cell table:style-name="Table60.Cell7"><text:p text:style-name="P1399"><text:span text:style-name="CharStyle7">P. 107 SUNGAI BULOH</text:span></text:p></table:table-cell><table:table-cell table:style-name="Table60.Cell8"><text:p text:style-name="P2087"><text:span text:style-name="CharStyle7">Pejabat Daerah/Tanah Petaling</text:span></text:p></table:table-cell></table:table-row><table:table-row table:style-name="Table60.R5"><table:table-cell table:style-name="Table60.Cell9"><text:p text:style-name="P2822"><text:span text:style-name="CharStyle7">P. 108 SHAH ALAM</text:span></text:p></table:table-cell><table:table-cell table:style-name="Table60.Cell10"><text:p text:style-name="P1524"><text:span text:style-name="CharStyle7">Majlis Bandaraya Shah Alam<text:line-break/>Pejabat Pilihan Raya Negeri Selangor</text:span></text:p></table:table-cell></table:table-row><table:table-row table:style-name="Table60.R6"><table:table-cell table:style-name="Table60.Cell11"><text:p text:style-name="P2439"><text:span text:style-name="CharStyle7">P. 109 KAPAR</text:span></text:p></table:table-cell><table:table-cell table:style-name="Table60.Cell12"><text:p text:style-name="P1226"><text:span text:style-name="CharStyle7">Dewan Serbaguna Dato' Ahmad Razali, Batu 4, jalan<text:line-break/>Haji Sirat Klang</text:span></text:p></table:table-cell></table:table-row><table:table-row table:style-name="Table60.R7"><table:table-cell table:style-name="Table60.Cell13"><text:p text:style-name="P1345"><text:span text:style-name="CharStyle7">P. 110KLANG</text:span></text:p></table:table-cell><table:table-cell table:style-name="Table60.Cell14"><text:p text:style-name="P2046"><text:span text:style-name="CharStyle7">Majlis Perbandaran Klang</text:span></text:p></table:table-cell></table:table-row><table:table-row table:style-name="Table60.R8"><table:table-cell table:style-name="Table60.Cell15"><text:p text:style-name="P4580"><text:span text:style-name="CharStyle7">P. Ill KOTA RAjA</text:span></text:p></table:table-cell><table:table-cell table:style-name="Table60.Cell16"><text:p text:style-name="P4582"><text:span text:style-name="CharStyle7">Dewan Orang Ramai MBSA, Kampung Bukit Naga,<text:line-break/>Seksyen 32 Shah Alam</text:span></text:p></table:table-cell></table:table-row><table:table-row table:style-name="Table60.R9"><table:table-cell table:style-name="Table60.Cell17"><text:p text:style-name="P2784"><text:span text:style-name="CharStyle7">P.112 KUALA LANGAT</text:span></text:p></table:table-cell><table:table-cell table:style-name="Table60.Cell18"><text:p text:style-name="P4584"><text:span text:style-name="CharStyle7">Majlis Daerah Kuala Langat</text:span></text:p></table:table-cell></table:table-row><table:table-row table:style-name="Table60.R10"><table:table-cell table:style-name="Table60.Cell19"><text:p text:style-name="P4486"><text:span text:style-name="CharStyle7">P. 113 SEPANG</text:span></text:p></table:table-cell><table:table-cell table:style-name="Table60.Cell20"><text:p text:style-name="P4586"><text:span text:style-name="CharStyle7">Majlis Perbandaran Sepang</text:span></text:p></table:table-cell></table:table-row><table:table-row table:style-name="Table60.R11"><table:table-cell table:style-name="Table60.Cell21"><text:p text:style-name="P4131"><text:span text:style-name="CharStyle7">Bertarikh^ September 2016<text:line-break/></text:span><text:span text:style-name="CharStyle8">Dated September 2016</text:span></text:p></table:table-cell><table:table-cell table:style-name="Table60.Cell22"><text:p text:style-name="P4587"/></table:table-cell></table:table-row><table:table-row table:style-name="Table60.R12"><table:table-cell table:style-name="Table60.Cell23"><text:p text:style-name="P3697"><text:span text:style-name="CharStyle7">[SPR(R)60/Jld.20]</text:span></text:p></table:table-cell><table:table-cell table:style-name="Table60.Cell24"><text:p text:style-name="P4587"/></table:table-cell></table:table-row></table:table></draw:text-box></draw:frame></text:p>
        <text:p text:style-name="P2513"><text:span text:style-name="CharStyle7">Dengan Perintah Suruhanjaya Pilihan Raya<text:line-break/></text:span><text:span text:style-name="CharStyle8">By Order of the Election Commission</text:span></text:p>
        <text:p text:style-name="P1294"><text:span text:style-name="CharStyle7">DATUKJM^TABDULfrHANI BIN SALLEH<text:line-break/>Setiausaha/ </text:span><text:span text:style-name="CharStyle8">Secretary<text:line-break/></text:span><text:span text:style-name="CharStyle7">Suruhanjaya Pilihan Raya / </text:span><text:span text:style-name="CharStyle8">Election Commission<text:line-break/></text:span><text:span text:style-name="CharStyle7">Malaysia</text:span></text:p>
        <text:p text:style-name="P2297"><text:span text:style-name="CharStyle14">7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  <style:font-face style:name="SimSun" svg:font-family="'SimSun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12" style:display-name="CharStyle1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4" style:display-name="CharStyle1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6" style:display-name="CharStyle1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7" style:display-name="CharStyle17" style:parent-style-name="CharStyle16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9" style:display-name="CharStyle19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0" style:display-name="CharStyle20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1" style:display-name="CharStyle21" style:parent-style-name="CharStyle30">
      <style:text-properties fo:font-style="normal" style:font-style-asian="normal" style:font-style-complex="normal"/>
    </style:style>
    <style:style style:family="text" style:name="CharStyle23" style:display-name="CharStyle2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4" style:display-name="CharStyle24" style:parent-style-name="CharStyle23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25" style:display-name="CharStyle2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27" style:display-name="CharStyle27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9" style:display-name="CharStyle2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0" style:display-name="CharStyle30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2" style:display-name="CharStyle3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3" style:display-name="CharStyle33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34" style:display-name="CharStyle34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35" style:display-name="CharStyle35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36" style:display-name="CharStyle36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37" style:display-name="CharStyle37" style:parent-style-name="CharStyle27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38" style:display-name="CharStyle38" style:parent-style-name="CharStyle10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0.000cm" fo:color="#000000" style:text-position="0%"/>
    </style:style>
    <style:style style:family="text" style:name="CharStyle40" style:display-name="CharStyle4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41" style:display-name="CharStyle41" style:parent-style-name="CharStyle40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43" style:display-name="CharStyle4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44" style:display-name="CharStyle44" style:parent-style-name="CharStyle43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45" style:display-name="CharStyle45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46" style:display-name="CharStyle46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47" style:display-name="CharStyle47" style:parent-style-name="CharStyle10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48" style:display-name="CharStyle4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0" style:display-name="CharStyle50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text" style:name="CharStyle51" style:display-name="CharStyle51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53" style:display-name="CharStyle5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54" style:display-name="CharStyle54" style:parent-style-name="CharStyle53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56" style:display-name="CharStyle5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58" style:display-name="CharStyle5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9" style:display-name="CharStyle5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60" style:display-name="CharStyle6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62" style:display-name="CharStyle6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63" style:display-name="CharStyle63" style:parent-style-name="CharStyle6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65" style:display-name="CharStyle6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2pt" style:font-size-asian="12pt" style:font-size-complex="12pt" style:font-name="Times New Roman" style:font-name-asian="Times New Roman" style:font-name-complex="Times New Roman"/>
    </style:style>
    <style:style style:family="text" style:name="CharStyle66" style:display-name="CharStyle66" style:parent-style-name="CharStyle65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68" style:display-name="CharStyle6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0" style:display-name="CharStyle70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71" style:display-name="CharStyle7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2" style:display-name="CharStyle72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73" style:display-name="CharStyle7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74" style:display-name="CharStyle7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6" style:display-name="CharStyle7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pt" style:font-size-asian="8pt" style:font-size-complex="8pt" style:font-name="AppleGothic" style:font-name-asian="AppleGothic" style:font-name-complex="AppleGothic"/>
    </style:style>
    <style:style style:family="text" style:name="CharStyle77" style:display-name="CharStyle77" style:parent-style-name="CharStyle76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78" style:display-name="CharStyle78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80" style:display-name="CharStyle8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82" style:display-name="CharStyle8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83" style:display-name="CharStyle83" style:parent-style-name="CharStyle14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0.000cm" fo:color="#000000" style:text-position="0%"/>
    </style:style>
    <style:style style:family="text" style:name="CharStyle85" style:display-name="CharStyle8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86" style:display-name="CharStyle86" style:parent-style-name="CharStyle85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88" style:display-name="CharStyle8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90" style:display-name="CharStyle9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pt" style:font-size-asian="8pt" style:font-size-complex="8pt" style:font-name="AppleGothic" style:font-name-asian="AppleGothic" style:font-name-complex="AppleGothic"/>
    </style:style>
    <style:style style:family="text" style:name="CharStyle91" style:display-name="CharStyle91" style:parent-style-name="CharStyle90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3" style:display-name="CharStyle9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94" style:display-name="CharStyle94" style:parent-style-name="CharStyle93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5" style:display-name="CharStyle95" style:parent-style-name="CharStyle10">
      <style:text-properties fo:language="en" style:language-asian="en" style:language-complex="en" fo:country="US" style:country-asian="US" style:country-complex="US" fo:font-size="10.5pt" style:font-size-asian="10.5pt" style:font-size-complex="10.5pt" style:text-scale="100%" fo:letter-spacing="0.018cm" fo:color="#000000" style:text-position="0%"/>
    </style:style>
    <style:style style:family="text" style:name="CharStyle96" style:display-name="CharStyle96" style:parent-style-name="CharStyle10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98" style:display-name="CharStyle9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100" style:display-name="CharStyle10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01" style:display-name="CharStyle101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103" style:display-name="CharStyle10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4" style:display-name="CharStyle104" style:parent-style-name="CharStyle103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6" style:display-name="CharStyle10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2pt" style:font-size-asian="12pt" style:font-size-complex="12pt" style:font-name="Times New Roman" style:font-name-asian="Times New Roman" style:font-name-complex="Times New Roman"/>
    </style:style>
    <style:style style:family="text" style:name="CharStyle107" style:display-name="CharStyle107" style:parent-style-name="CharStyle106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109" style:display-name="CharStyle10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11" style:display-name="CharStyle111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13" style:display-name="CharStyle1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14" style:display-name="CharStyle114" style:parent-style-name="CharStyle113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15" style:display-name="CharStyle115" style:parent-style-name="CharStyle30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116" style:display-name="CharStyle11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17" style:display-name="CharStyle117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118" style:display-name="CharStyle118" style:parent-style-name="CharStyle10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0.000cm" fo:color="#000000" style:text-position="0%"/>
    </style:style>
    <style:style style:family="text" style:name="CharStyle120" style:display-name="CharStyle12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21" style:display-name="CharStyle121" style:parent-style-name="CharStyle120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23" style:display-name="CharStyle12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24" style:display-name="CharStyle124" style:parent-style-name="CharStyle123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25" style:display-name="CharStyle125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126" style:display-name="CharStyle126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128" style:display-name="CharStyle12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29" style:display-name="CharStyle129" style:parent-style-name="CharStyle128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31" style:display-name="CharStyle131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32" style:display-name="CharStyle132" style:parent-style-name="CharStyle131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33" style:display-name="CharStyle133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135" style:display-name="CharStyle13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36" style:display-name="CharStyle136" style:parent-style-name="CharStyle135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37" style:display-name="CharStyle13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38" style:display-name="CharStyle138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139" style:display-name="CharStyle13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41" style:display-name="CharStyle14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42" style:display-name="CharStyle142" style:parent-style-name="CharStyle141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43" style:display-name="CharStyle143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88cm" fo:color="#000000" style:text-position="0%"/>
    </style:style>
    <style:style style:family="text" style:name="CharStyle145" style:display-name="CharStyle14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146" style:display-name="CharStyle146" style:parent-style-name="CharStyle145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48" style:display-name="CharStyle14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49" style:display-name="CharStyle149" style:parent-style-name="CharStyle148">
      <style:text-properties fo:language="en" style:language-asian="en" style:language-complex="en" fo:country="US" style:country-asian="US" style:country-complex="US" fo:font-weight="bold" style:font-weight-asian="bold" style:font-weight-complex="bold" style:text-scale="100%" fo:letter-spacing="0.000cm" fo:color="#000000" style:text-position="0%"/>
    </style:style>
    <style:style style:family="text" style:name="CharStyle151" style:display-name="CharStyle15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53" style:display-name="CharStyle15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 style:text-scale="60%"/>
    </style:style>
    <style:style style:family="text" style:name="CharStyle155" style:display-name="CharStyle15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57" style:display-name="CharStyle15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 fo:letter-spacing="0.018cm"/>
    </style:style>
    <style:style style:family="text" style:name="CharStyle159" style:display-name="CharStyle15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60" style:display-name="CharStyle160" style:parent-style-name="CharStyle159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62" style:display-name="CharStyle16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64" style:display-name="CharStyle16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65" style:display-name="CharStyle165" style:parent-style-name="CharStyle164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67" style:display-name="CharStyle16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68" style:display-name="CharStyle168" style:parent-style-name="CharStyle167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70" style:display-name="CharStyle17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71" style:display-name="CharStyle171" style:parent-style-name="CharStyle170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73" style:display-name="CharStyle17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.5pt" style:font-size-asian="11.5pt" style:font-size-complex="11.5pt" style:font-name="Times New Roman" style:font-name-asian="Times New Roman" style:font-name-complex="Times New Roman"/>
    </style:style>
    <style:style style:family="text" style:name="CharStyle174" style:display-name="CharStyle174" style:parent-style-name="CharStyle173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176" style:display-name="CharStyle17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2pt" style:font-size-asian="12pt" style:font-size-complex="12pt" style:font-name="AppleGothic" style:font-name-asian="AppleGothic" style:font-name-complex="AppleGothic"/>
    </style:style>
    <style:style style:family="text" style:name="CharStyle177" style:display-name="CharStyle177" style:parent-style-name="CharStyle176">
      <style:text-properties fo:language="en" style:language-asian="en" style:language-complex="en" fo:country="US" style:country-asian="US" style:country-complex="US" fo:font-size="12pt" style:font-size-asian="12pt" style:font-size-complex="12pt" style:font-name="SimSun" style:font-name-asian="SimSun" style:font-name-complex="SimSun" style:text-scale="100%" fo:letter-spacing="0.000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693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693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29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5)">
      <style:paragraph-properties fo:background-color="#FFFFFF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19)">
      <style:paragraph-properties fo:background-color="#FFFFFF" fo:margin-bottom="0.10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8)">
      <style:paragraph-properties fo:background-color="#FFFFFF" fo:line-height="0.000cm" fo:text-indent="-0.008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6)">
      <style:paragraph-properties fo:background-color="#FFFFFF" fo:line-height="0.00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7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1 (4)">
      <style:paragraph-properties fo:background-color="#FFFFFF" fo:margin-top="0.529cm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5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0)">
      <style:paragraph-properties fo:background-color="#FFFFFF" fo:margin-top="6.350cm" fo:line-height="0.000cm" fo:text-indent="-0.010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paragraph" style:name="Body text (12)">
      <style:paragraph-properties fo:background-color="#FFFFFF" fo:line-height="0.000cm" fo:text-indent="0.135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11)">
      <style:paragraph-properties fo:background-color="#FFFFFF" fo:margin-top="0.106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ing #1 (2)">
      <style:paragraph-properties fo:background-color="#FFFFFF" fo:margin-bottom="0.106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20)">
      <style:paragraph-properties fo:background-color="#FFFFFF" fo:margin-bottom="0.318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2pt" style:font-size-asian="12pt" style:font-size-complex="12pt" style:font-name="Times New Roman" style:font-name-asian="Times New Roman" style:font-name-complex="Times New Roman"/>
    </style:style>
    <style:style style:family="paragraph" style:name="Table of contents">
      <style:paragraph-properties fo:background-color="#FFFFFF" fo:line-height="0.728cm" fo:text-indent="-0.011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caption (3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13)">
      <style:paragraph-properties fo:background-color="#FFFFFF" fo:line-height="0.000cm" fo:text-indent="-0.007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pt" style:font-size-asian="8pt" style:font-size-complex="8pt" style:font-name="AppleGothic" style:font-name-asian="AppleGothic" style:font-name-complex="AppleGothic"/>
    </style:style>
    <style:style style:family="paragraph" style:name="Body text (14)">
      <style:paragraph-properties fo:background-color="#FFFFFF" fo:margin-top="9.842cm" fo:line-height="0.000cm" fo:text-indent="0.017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Table caption (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3)">
      <style:paragraph-properties fo:background-color="#FFFFFF" fo:margin-bottom="0.106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of contents (3)">
      <style:paragraph-properties fo:background-color="#FFFFFF" fo:margin-bottom="1.058cm" fo:line-height="1.101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21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pt" style:font-size-asian="8pt" style:font-size-complex="8pt" style:font-name="AppleGothic" style:font-name-asian="AppleGothic" style:font-name-complex="AppleGothic"/>
    </style:style>
    <style:style style:family="paragraph" style:name="Heading #1 (11)">
      <style:paragraph-properties fo:background-color="#FFFFFF" fo:margin-bottom="0.318cm" fo:line-height="0.000cm" fo:text-indent="0.013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2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paragraph" style:name="Body text (15)">
      <style:paragraph-properties fo:background-color="#FFFFFF" fo:margin-top="15.557cm" fo:line-height="0.000cm" fo:text-indent="0.017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6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23)">
      <style:paragraph-properties fo:background-color="#FFFFFF" fo:margin-bottom="0.318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2pt" style:font-size-asian="12pt" style:font-size-complex="12pt" style:font-name="Times New Roman" style:font-name-asian="Times New Roman" style:font-name-complex="Times New Roman"/>
    </style:style>
    <style:style style:family="paragraph" style:name="Header or footer (7)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8)">
      <style:paragraph-properties fo:background-color="#FFFFFF" fo:margin-bottom="0.635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 (21)">
      <style:paragraph-properties fo:background-color="#FFFFFF" fo:margin-top="0.635cm" fo:line-height="0.728cm" fo:text-indent="0.014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7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8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9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0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2)">
      <style:paragraph-properties fo:background-color="#FFFFFF" fo:margin-bottom="0.318cm" fo:line-height="0.000cm" fo:text-indent="0.004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6)">
      <style:paragraph-properties fo:background-color="#FFFFFF" fo:margin-bottom="0.318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17)">
      <style:paragraph-properties fo:background-color="#FFFFFF" fo:line-height="0.000cm" fo:text-indent="-0.007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Header or footer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18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13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 style:text-scale="60%"/>
    </style:style>
    <style:style style:family="paragraph" style:name="Body text (19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 (5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 fo:letter-spacing="0.018cm"/>
    </style:style>
    <style:style style:family="paragraph" style:name="Heading #1 (14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 (6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15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6)">
      <style:paragraph-properties fo:background-color="#FFFFFF" fo:margin-bottom="0.318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22)">
      <style:paragraph-properties fo:background-color="#FFFFFF" fo:line-height="0.728cm" fo:text-indent="-0.004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7)">
      <style:paragraph-properties fo:background-color="#FFFFFF" fo:margin-bottom="0.10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.5pt" style:font-size-asian="11.5pt" style:font-size-complex="11.5pt" style:font-name="Times New Roman" style:font-name-asian="Times New Roman" style:font-name-complex="Times New Roman"/>
    </style:style>
    <style:style style:family="paragraph" style:name="Heading #1 (18)">
      <style:paragraph-properties fo:background-color="#FFFFFF" fo:margin-bottom="0.106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2pt" style:font-size-asian="12pt" style:font-size-complex="12pt" style:font-name="AppleGothic" style:font-name-asian="AppleGothic" style:font-name-complex="AppleGothic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text" style:name="T15" style:display-name="T15" style:parent-style-name="CharStyle25">
      <style:text-properties fo:color="#000000"/>
    </style:style>
    <style:style style:family="text" style:name="T25" style:display-name="T25" style:parent-style-name="CharStyle38">
      <style:text-properties fo:color="#000000"/>
    </style:style>
    <style:style style:family="text" style:name="T30" style:display-name="T30" style:parent-style-name="CharStyle45">
      <style:text-properties fo:color="#000000"/>
    </style:style>
    <style:style style:family="text" style:name="T31" style:display-name="T31" style:parent-style-name="CharStyle46">
      <style:text-properties fo:color="#000000"/>
    </style:style>
    <style:style style:family="text" style:name="T32" style:display-name="T32" style:parent-style-name="CharStyle47">
      <style:text-properties fo:color="#000000"/>
    </style:style>
    <style:style style:family="text" style:name="T41" style:display-name="T41" style:parent-style-name="CharStyle60">
      <style:text-properties fo:color="#000000"/>
    </style:style>
    <style:style style:family="text" style:name="T57" style:display-name="T57" style:parent-style-name="CharStyle83">
      <style:text-properties fo:color="#000000"/>
    </style:style>
    <style:style style:family="text" style:name="T65" style:display-name="T65" style:parent-style-name="CharStyle95">
      <style:text-properties fo:color="#000000"/>
    </style:style>
    <style:style style:family="text" style:name="T66" style:display-name="T66" style:parent-style-name="CharStyle96">
      <style:text-properties fo:color="#000000"/>
    </style:style>
    <style:style style:family="text" style:name="T80" style:display-name="T80" style:parent-style-name="CharStyle10">
      <style:text-properties fo:color="#000000"/>
    </style:style>
    <style:style style:family="text" style:name="T81" style:display-name="T81" style:parent-style-name="CharStyle117">
      <style:text-properties fo:color="#000000"/>
    </style:style>
    <style:style style:family="text" style:name="T82" style:display-name="T82" style:parent-style-name="CharStyle118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2">
      <style:paragraph-properties style:page-number="auto"/>
      <style:text-properties fo:font-size="1pt" style:font-size-asian="1pt" style:font-size-complex="1pt"/>
    </style:style>
    <style:style style:family="paragraph" style:name="P3">
      <style:paragraph-properties style:page-number="auto"/>
      <style:text-properties fo:font-size="1pt" style:font-size-asian="1pt" style:font-size-complex="1pt"/>
    </style:style>
    <style:style style:family="paragraph" style:name="P5">
      <style:paragraph-properties style:page-number="auto"/>
      <style:text-properties fo:font-size="1pt" style:font-size-asian="1pt" style:font-size-complex="1pt"/>
    </style:style>
    <style:style style:family="paragraph" style:name="P6">
      <style:paragraph-properties style:page-number="auto"/>
      <style:text-properties fo:font-size="1pt" style:font-size-asian="1pt" style:font-size-complex="1pt"/>
    </style:style>
    <style:style style:family="paragraph" style:name="P48">
      <style:paragraph-properties style:page-number="auto"/>
      <style:text-properties fo:font-size="1pt" style:font-size-asian="1pt" style:font-size-complex="1pt"/>
    </style:style>
    <style:style style:family="paragraph" style:name="P53">
      <style:paragraph-properties style:page-number="auto"/>
      <style:text-properties fo:font-size="1pt" style:font-size-asian="1pt" style:font-size-complex="1pt"/>
    </style:style>
    <style:style style:family="paragraph" style:name="P55">
      <style:paragraph-properties style:page-number="auto"/>
      <style:text-properties fo:font-size="1pt" style:font-size-asian="1pt" style:font-size-complex="1pt"/>
    </style:style>
    <style:style style:family="paragraph" style:name="P97">
      <style:paragraph-properties style:page-number="auto"/>
      <style:text-properties fo:font-size="1pt" style:font-size-asian="1pt" style:font-size-complex="1pt"/>
    </style:style>
    <style:style style:family="paragraph" style:name="P180">
      <style:paragraph-properties style:page-number="auto"/>
      <style:text-properties fo:font-size="1pt" style:font-size-asian="1pt" style:font-size-complex="1pt"/>
    </style:style>
    <style:style style:family="paragraph" style:name="P181">
      <style:paragraph-properties style:page-number="auto"/>
      <style:text-properties fo:font-size="1pt" style:font-size-asian="1pt" style:font-size-complex="1pt"/>
    </style:style>
    <style:style style:family="paragraph" style:name="P223">
      <style:paragraph-properties style:page-number="auto"/>
      <style:text-properties fo:font-size="1pt" style:font-size-asian="1pt" style:font-size-complex="1pt"/>
    </style:style>
    <style:style style:family="paragraph" style:name="P226">
      <style:paragraph-properties style:page-number="auto"/>
      <style:text-properties fo:font-size="1pt" style:font-size-asian="1pt" style:font-size-complex="1pt"/>
    </style:style>
    <style:style style:family="paragraph" style:name="P309">
      <style:paragraph-properties style:page-number="auto"/>
      <style:text-properties fo:font-size="1pt" style:font-size-asian="1pt" style:font-size-complex="1pt"/>
    </style:style>
    <style:style style:family="paragraph" style:name="P310">
      <style:paragraph-properties style:page-number="auto"/>
      <style:text-properties fo:font-size="1pt" style:font-size-asian="1pt" style:font-size-complex="1pt"/>
    </style:style>
    <style:style style:family="paragraph" style:name="P350">
      <style:paragraph-properties style:page-number="auto"/>
      <style:text-properties fo:font-size="1pt" style:font-size-asian="1pt" style:font-size-complex="1pt"/>
    </style:style>
    <style:style style:family="paragraph" style:name="P431">
      <style:paragraph-properties style:page-number="auto"/>
      <style:text-properties fo:font-size="1pt" style:font-size-asian="1pt" style:font-size-complex="1pt"/>
    </style:style>
    <style:style style:family="paragraph" style:name="P432">
      <style:paragraph-properties style:page-number="auto"/>
      <style:text-properties fo:font-size="1pt" style:font-size-asian="1pt" style:font-size-complex="1pt"/>
    </style:style>
    <style:style style:family="paragraph" style:name="P472">
      <style:paragraph-properties style:page-number="auto"/>
      <style:text-properties fo:font-size="1pt" style:font-size-asian="1pt" style:font-size-complex="1pt"/>
    </style:style>
    <style:style style:family="paragraph" style:name="P473">
      <style:paragraph-properties style:page-number="auto"/>
      <style:text-properties fo:font-size="1pt" style:font-size-asian="1pt" style:font-size-complex="1pt"/>
    </style:style>
    <style:style style:family="paragraph" style:name="P600">
      <style:paragraph-properties style:page-number="auto"/>
      <style:text-properties fo:font-size="1pt" style:font-size-asian="1pt" style:font-size-complex="1pt"/>
    </style:style>
    <style:style style:family="paragraph" style:name="P601">
      <style:paragraph-properties style:page-number="auto"/>
      <style:text-properties fo:font-size="1pt" style:font-size-asian="1pt" style:font-size-complex="1pt"/>
    </style:style>
    <style:style style:family="paragraph" style:name="P641">
      <style:paragraph-properties style:page-number="auto"/>
      <style:text-properties fo:font-size="1pt" style:font-size-asian="1pt" style:font-size-complex="1pt"/>
    </style:style>
    <style:style style:family="paragraph" style:name="P644">
      <style:paragraph-properties style:page-number="auto"/>
      <style:text-properties fo:font-size="1pt" style:font-size-asian="1pt" style:font-size-complex="1pt"/>
    </style:style>
    <style:style style:family="paragraph" style:name="P645">
      <style:paragraph-properties style:page-number="auto"/>
      <style:text-properties fo:font-size="1pt" style:font-size-asian="1pt" style:font-size-complex="1pt"/>
    </style:style>
    <style:style style:family="paragraph" style:name="P728">
      <style:paragraph-properties style:page-number="auto"/>
      <style:text-properties fo:font-size="1pt" style:font-size-asian="1pt" style:font-size-complex="1pt"/>
    </style:style>
    <style:style style:family="paragraph" style:name="P729">
      <style:paragraph-properties style:page-number="auto"/>
      <style:text-properties fo:font-size="1pt" style:font-size-asian="1pt" style:font-size-complex="1pt"/>
    </style:style>
    <style:style style:family="paragraph" style:name="P851">
      <style:paragraph-properties style:page-number="auto"/>
      <style:text-properties fo:font-size="1pt" style:font-size-asian="1pt" style:font-size-complex="1pt"/>
    </style:style>
    <style:style style:family="paragraph" style:name="P854">
      <style:paragraph-properties style:page-number="auto"/>
      <style:text-properties fo:font-size="1pt" style:font-size-asian="1pt" style:font-size-complex="1pt"/>
    </style:style>
    <style:style style:family="paragraph" style:name="P901">
      <style:paragraph-properties style:page-number="auto"/>
      <style:text-properties fo:font-size="1pt" style:font-size-asian="1pt" style:font-size-complex="1pt"/>
    </style:style>
    <style:style style:family="paragraph" style:name="P902">
      <style:paragraph-properties style:page-number="auto"/>
      <style:text-properties fo:font-size="1pt" style:font-size-asian="1pt" style:font-size-complex="1pt"/>
    </style:style>
    <style:style style:family="paragraph" style:name="P948">
      <style:paragraph-properties style:page-number="auto"/>
      <style:text-properties fo:font-size="1pt" style:font-size-asian="1pt" style:font-size-complex="1pt"/>
    </style:style>
    <style:style style:family="paragraph" style:name="P949">
      <style:paragraph-properties style:page-number="auto"/>
      <style:text-properties fo:font-size="1pt" style:font-size-asian="1pt" style:font-size-complex="1pt"/>
    </style:style>
    <style:style style:family="paragraph" style:name="P989">
      <style:paragraph-properties style:page-number="auto"/>
      <style:text-properties fo:font-size="1pt" style:font-size-asian="1pt" style:font-size-complex="1pt"/>
    </style:style>
    <style:style style:family="paragraph" style:name="P1038">
      <style:paragraph-properties style:page-number="auto"/>
      <style:text-properties fo:font-size="1pt" style:font-size-asian="1pt" style:font-size-complex="1pt"/>
    </style:style>
    <style:style style:family="paragraph" style:name="P1080">
      <style:paragraph-properties style:page-number="auto"/>
      <style:text-properties fo:font-size="1pt" style:font-size-asian="1pt" style:font-size-complex="1pt"/>
    </style:style>
    <style:style style:family="paragraph" style:name="P1081">
      <style:paragraph-properties style:page-number="auto"/>
      <style:text-properties fo:font-size="1pt" style:font-size-asian="1pt" style:font-size-complex="1pt"/>
    </style:style>
    <style:style style:family="paragraph" style:name="P1121">
      <style:paragraph-properties style:page-number="auto"/>
      <style:text-properties fo:font-size="1pt" style:font-size-asian="1pt" style:font-size-complex="1pt"/>
    </style:style>
    <style:style style:family="paragraph" style:name="P1125">
      <style:paragraph-properties style:page-number="auto"/>
      <style:text-properties fo:font-size="1pt" style:font-size-asian="1pt" style:font-size-complex="1pt"/>
    </style:style>
    <style:style style:family="paragraph" style:name="P123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4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42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0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0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0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6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5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7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9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0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01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3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3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27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29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51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56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5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60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66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81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89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02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04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04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08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12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15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16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21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27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40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41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48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55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57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58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1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4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5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5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67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70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88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96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00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09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10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15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17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29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34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34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34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40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41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48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49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4589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9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3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2cm"/>
      </style:header-style>
      <style:footer-style>
        <style:header-footer-properties fo:min-height="2.155cm" fo:margin-top="2.155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2cm"/>
      </style:header-style>
      <style:footer-style>
        <style:header-footer-properties fo:min-height="1.161cm" fo:margin-top="1.161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2cm"/>
      </style:header-style>
      <style:footer-style>
        <style:header-footer-properties fo:min-height="1.161cm" fo:margin-top="1.161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863cm" fo:margin-top="1.863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78cm"/>
      </style:header-style>
      <style:footer-style>
        <style:header-footer-properties fo:min-height="1.161cm" fo:margin-top="1.161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787cm" fo:margin-top="1.787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1.134cm" fo:margin-top="1.134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2cm"/>
      </style:header-style>
      <style:footer-style>
        <style:header-footer-properties fo:min-height="1.161cm" fo:margin-top="1.161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2.506cm" fo:margin-top="2.506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22cm"/>
      </style:header-style>
      <style:footer-style>
        <style:header-footer-properties fo:min-height="1.134cm" fo:margin-top="1.134cm"/>
      </style:footer-style>
    </style:page-layout>
    <style:page-layout style:name="Mpm2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22cm"/>
      </style:header-style>
      <style:footer-style>
        <style:header-footer-properties fo:min-height="1.134cm" fo:margin-top="1.134cm"/>
      </style:footer-style>
    </style:page-layout>
    <style:page-layout style:name="Mpm2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2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2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3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3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3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3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3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928cm"/>
      </style:header-style>
      <style:footer-style>
        <style:header-footer-properties fo:min-height="1.607cm" fo:margin-top="1.607cm"/>
      </style:footer-style>
    </style:page-layout>
    <style:page-layout style:name="Mpm3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787cm" fo:margin-top="1.787cm"/>
      </style:footer-style>
    </style:page-layout>
    <style:page-layout style:name="Mpm4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4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43cm"/>
      </style:header-style>
      <style:footer-style>
        <style:header-footer-properties fo:min-height="1.743cm" fo:margin-top="1.743cm"/>
      </style:footer-style>
    </style:page-layout>
    <style:page-layout style:name="Mpm4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4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4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2cm"/>
      </style:header-style>
      <style:footer-style>
        <style:header-footer-properties fo:min-height="1.161cm" fo:margin-top="1.161cm"/>
      </style:footer-style>
    </style:page-layout>
    <style:page-layout style:name="Mpm4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4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4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4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2.506cm" fo:margin-top="2.506cm"/>
      </style:footer-style>
    </style:page-layout>
    <style:page-layout style:name="Mpm5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5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5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318cm"/>
      </style:header-style>
      <style:footer-style>
        <style:header-footer-properties fo:min-height="0.524cm" fo:margin-top="0.524cm"/>
      </style:footer-style>
    </style:page-layout>
    <style:page-layout style:name="Mpm5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760cm" fo:margin-top="1.760cm"/>
      </style:footer-style>
    </style:page-layout>
    <style:page-layout style:name="Mpm6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6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607cm" fo:margin-top="1.607cm"/>
      </style:footer-style>
    </style:page-layout>
    <style:page-layout style:name="Mpm6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6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6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6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6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6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6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78cm"/>
      </style:header-style>
      <style:footer-style>
        <style:header-footer-properties fo:min-height="1.178cm" fo:margin-top="1.178cm"/>
      </style:footer-style>
    </style:page-layout>
  </office:automatic-styles>
  <office:master-styles>
    <style:master-page style:name="PageStyle0" style:page-layout-name="Mpm0">
      <style:header>
        <text:p text:style-name="P4589"/>
      </style:header>
      <style:footer>
        <text:p text:style-name="P4589"/>
      </style:footer>
    </style:master-page>
    <style:master-page style:name="PageStyle1" style:page-layout-name="Mpm1">
      <style:header>
        <text:p text:style-name="P4589"/>
      </style:header>
      <style:footer>
        <text:p text:style-name="P1"><draw:frame draw:style-name="Mfr1" svg:x="10.425cm" svg:y="28.233cm" fo:min-width="0.145cm" fo:min-height="0.245cm" text:anchor-type="paragraph"><draw:text-box><text:p text:style-name="P2293"><text:page-number/></text:p></draw:text-box></draw:frame></text:p>
      </style:footer>
    </style:master-page>
    <style:master-page style:name="PageStyle2" style:page-layout-name="Mpm2">
      <style:header>
        <text:p text:style-name="P4589"/>
      </style:header>
      <style:footer>
        <text:p text:style-name="P4589"/>
      </style:footer>
    </style:master-page>
    <style:master-page style:name="PageStyle3" style:page-layout-name="Mpm3">
      <style:header>
        <text:p text:style-name="P4589"/>
      </style:header>
      <style:header-left>
        <text:p text:style-name="P4589"/>
      </style:header-left>
      <style:footer>
        <text:p text:style-name="P2"><draw:frame draw:style-name="Mfr3" svg:x="10.410cm" svg:y="28.229cm" fo:min-width="0.161cm" fo:min-height="0.245cm" text:anchor-type="paragraph"><draw:text-box><text:p text:style-name="P3047"><text:span text:style-name="CharStyle25">6</text:span></text:p></draw:text-box></draw:frame></text:p>
      </style:footer>
      <style:footer-left>
        <text:p text:style-name="P4589"/>
      </style:footer-left>
    </style:master-page>
    <style:master-page style:name="PageStyle4" style:page-layout-name="Mpm4">
      <style:header>
        <text:p text:style-name="P4589"/>
      </style:header>
      <style:header-left>
        <text:p text:style-name="P4589"/>
      </style:header-left>
      <style:footer>
        <text:p text:style-name="P2"><draw:frame draw:style-name="Mfr3" svg:x="10.410cm" svg:y="28.229cm" fo:min-width="0.161cm" fo:min-height="0.245cm" text:anchor-type="paragraph"><draw:text-box><text:p text:style-name="P3047"><text:span text:style-name="CharStyle25">6</text:span></text:p></draw:text-box></draw:frame></text:p>
      </style:footer>
      <style:footer-left>
        <text:p text:style-name="P4589"/>
      </style:footer-left>
    </style:master-page>
    <style:master-page style:name="PageStyle5" style:page-layout-name="Mpm5">
      <style:header>
        <text:p text:style-name="P4589"/>
      </style:header>
      <style:header-left>
        <text:p text:style-name="P4589"/>
      </style:header-left>
      <style:footer>
        <text:p text:style-name="P2"><draw:frame draw:style-name="Mfr3" svg:x="10.410cm" svg:y="28.229cm" fo:min-width="0.161cm" fo:min-height="0.245cm" text:anchor-type="paragraph"><draw:text-box><text:p text:style-name="P3047"><text:span text:style-name="CharStyle25">6</text:span></text:p></draw:text-box></draw:frame></text:p>
      </style:footer>
      <style:footer-left>
        <text:p text:style-name="P4589"/>
      </style:footer-left>
    </style:master-page>
    <style:master-page style:name="PageStyle6" style:page-layout-name="Mpm6">
      <style:header>
        <text:p text:style-name="P4589"/>
      </style:header>
      <style:footer>
        <text:p text:style-name="P3"><draw:frame draw:style-name="Mfr13" svg:x="10.333cm" svg:y="28.229cm" fo:min-width="0.330cm" fo:min-height="0.245cm" text:anchor-type="paragraph"><draw:text-box><text:p text:style-name="P3640"><text:page-number/></text:p></draw:text-box></draw:frame></text:p>
      </style:footer>
    </style:master-page>
    <style:master-page style:name="PageStyle7" style:page-layout-name="Mpm7">
      <style:header>
        <text:p text:style-name="P4589"/>
      </style:header>
      <style:footer>
        <text:p text:style-name="P4589"/>
      </style:footer>
    </style:master-page>
    <style:master-page style:name="PageStyle8" style:page-layout-name="Mpm8">
      <style:header>
        <text:p text:style-name="P5"><draw:frame draw:style-name="Mfr15" svg:x="4.279cm" svg:y="1.864cm" fo:min-width="12.446cm" fo:min-height="0.855cm" text:anchor-type="paragraph"><draw:text-box><text:p text:style-name="P1608"><text:span text:style-name="CharStyle45">BAHAGIAN PILIHAN RAYA PERSEKUTUAN: P. 093 SUNGAI BESAR</text:span></text:p><text:p text:style-name="P3157"><text:span text:style-name="CharStyle46">FEDERAL CONSTITUENCY: P. 093 SUNGAI BESAR</text:span></text:p></draw:text-box></draw:frame></text:p>
      </style:header>
      <style:footer>
        <text:p text:style-name="P6"><draw:frame draw:style-name="Mfr16" svg:x="10.333cm" svg:y="28.229cm" fo:min-width="0.339cm" fo:min-height="0.245cm" text:anchor-type="paragraph"><draw:text-box><text:p text:style-name="P2515"><text:page-number/></text:p></draw:text-box></draw:frame></text:p>
      </style:footer>
    </style:master-page>
    <style:master-page style:name="PageStyle9" style:page-layout-name="Mpm9">
      <style:header>
        <text:p text:style-name="P4589"/>
      </style:header>
      <style:header-left>
        <text:p text:style-name="P4589"/>
      </style:header-left>
      <style:footer>
        <text:p text:style-name="P4589"/>
      </style:footer>
      <style:footer-left>
        <text:p text:style-name="P4589"/>
      </style:footer-left>
    </style:master-page>
    <style:master-page style:name="PageStyle10" style:page-layout-name="Mpm10">
      <style:header>
        <text:p text:style-name="P48"><draw:frame draw:style-name="Mfr21" svg:x="4.059cm" svg:y="1.864cm" fo:min-width="12.887cm" fo:min-height="0.855cm" text:anchor-type="paragraph"><draw:text-box><text:p text:style-name="P3408"><text:span text:style-name="CharStyle45">BAHAGIAN PILIHAN RAYA PERSEKUTUAN: P. 094 HULU SELANGOR</text:span></text:p><text:p text:style-name="P2890"><text:span text:style-name="CharStyle46">FEDERAL CONSTITUENCY: P. 094 HULU SELANGOR</text:span></text:p></draw:text-box></draw:frame></text:p>
      </style:header>
      <style:footer>
        <text:p text:style-name="P4589"/>
      </style:footer>
    </style:master-page>
    <style:master-page style:name="PageStyle11" style:page-layout-name="Mpm11">
      <style:header>
        <text:p text:style-name="P4589"/>
      </style:header>
      <style:footer>
        <text:p text:style-name="P3"><draw:frame draw:style-name="Mfr13" svg:x="10.333cm" svg:y="28.229cm" fo:min-width="0.330cm" fo:min-height="0.245cm" text:anchor-type="paragraph"><draw:text-box><text:p text:style-name="P3640"><text:page-number/></text:p></draw:text-box></draw:frame></text:p>
      </style:footer>
    </style:master-page>
    <style:master-page style:name="PageStyle12" style:page-layout-name="Mpm12">
      <style:header>
        <text:p text:style-name="P4589"/>
      </style:header>
      <style:header-left>
        <text:p text:style-name="P53"><draw:frame draw:style-name="Mfr25" svg:x="3.907cm" svg:y="1.847cm" fo:min-width="13.166cm" fo:min-height="0.949cm" text:anchor-type="paragraph"><draw:text-box><text:p text:style-name="P1777"><text:span text:style-name="CharStyle45">BAHAGIAN PILIHAN RAYA PERSEKUTUAN: P. 095 TANJONG KARANG</text:span></text:p><text:p text:style-name="P2812"><text:span text:style-name="CharStyle46">FEDERAL CONSTITUENCY: P. 095 TANJONG KARANG</text:span></text:p></draw:text-box></draw:frame></text:p>
      </style:header-left>
      <style:footer>
        <text:p text:style-name="P4589"/>
      </style:footer>
      <style:footer-left>
        <text:p text:style-name="P4589"/>
      </style:footer-left>
    </style:master-page>
    <style:master-page style:name="PageStyle13" style:page-layout-name="Mpm13">
      <style:header>
        <text:p text:style-name="P4589"/>
      </style:header>
      <style:header-left>
        <text:p text:style-name="P53"><draw:frame draw:style-name="Mfr25" svg:x="3.907cm" svg:y="1.847cm" fo:min-width="13.166cm" fo:min-height="0.949cm" text:anchor-type="paragraph"><draw:text-box><text:p text:style-name="P1777"><text:span text:style-name="CharStyle45">BAHAGIAN PILIHAN RAYA PERSEKUTUAN: P. 095 TANJONG KARANG</text:span></text:p><text:p text:style-name="P2812"><text:span text:style-name="CharStyle46">FEDERAL CONSTITUENCY: P. 095 TANJONG KARANG</text:span></text:p></draw:text-box></draw:frame></text:p>
      </style:header-left>
      <style:footer>
        <text:p text:style-name="P4589"/>
      </style:footer>
      <style:footer-left>
        <text:p text:style-name="P4589"/>
      </style:footer-left>
    </style:master-page>
    <style:master-page style:name="PageStyle14" style:page-layout-name="Mpm14">
      <style:header>
        <text:p text:style-name="P4589"/>
      </style:header>
      <style:header-left>
        <text:p text:style-name="P53"><draw:frame draw:style-name="Mfr25" svg:x="3.907cm" svg:y="1.847cm" fo:min-width="13.166cm" fo:min-height="0.949cm" text:anchor-type="paragraph"><draw:text-box><text:p text:style-name="P1777"><text:span text:style-name="CharStyle45">BAHAGIAN PILIHAN RAYA PERSEKUTUAN: P. 095 TANJONG KARANG</text:span></text:p><text:p text:style-name="P2812"><text:span text:style-name="CharStyle46">FEDERAL CONSTITUENCY: P. 095 TANJONG KARANG</text:span></text:p></draw:text-box></draw:frame></text:p>
      </style:header-left>
      <style:footer>
        <text:p text:style-name="P4589"/>
      </style:footer>
      <style:footer-left>
        <text:p text:style-name="P4589"/>
      </style:footer-left>
    </style:master-page>
    <style:master-page style:name="PageStyle15" style:page-layout-name="Mpm15">
      <style:header>
        <text:p text:style-name="P55"><draw:frame draw:style-name="Mfr29" svg:x="3.932cm" svg:y="1.864cm" fo:min-width="13.141cm" fo:min-height="0.855cm" text:anchor-type="paragraph"><draw:text-box><text:p text:style-name="P3160"><text:span text:style-name="CharStyle45">BAHAGIAN PILIHAN RAYA PERSEKUTUAN: P. 096 KUALA SELANGOR</text:span></text:p><text:p text:style-name="P2134"><text:span text:style-name="CharStyle46">FEDERAL CONSTITUENCY: P. 096 KUALA SELANGOR</text:span></text:p></draw:text-box></draw:frame></text:p>
      </style:header>
      <style:header-left>
        <text:p text:style-name="P55"><draw:frame draw:style-name="Mfr29" svg:x="3.932cm" svg:y="1.864cm" fo:min-width="13.141cm" fo:min-height="0.855cm" text:anchor-type="paragraph"><draw:text-box><text:p text:style-name="P3160"><text:span text:style-name="CharStyle45">BAHAGIAN PILIHAN RAYA PERSEKUTUAN: P. 096 KUALA SELANGOR</text:span></text:p><text:p text:style-name="P2134"><text:span text:style-name="CharStyle46">FEDERAL CONSTITUENCY: P. 096 KUALA SELANGOR</text:span></text:p></draw:text-box></draw:frame></text:p>
      </style:header-left>
      <style:footer>
        <text:p text:style-name="P4589"/>
      </style:footer>
      <style:footer-left>
        <text:p text:style-name="P4589"/>
      </style:footer-left>
    </style:master-page>
    <style:master-page style:name="PageStyle16" style:page-layout-name="Mpm16">
      <style:header>
        <text:p text:style-name="P4589"/>
      </style:header>
      <style:header-left>
        <text:p text:style-name="P4589"/>
      </style:header-left>
      <style:footer>
        <text:p text:style-name="P97"><draw:frame draw:style-name="Mfr34" svg:x="10.333cm" svg:y="28.229cm" fo:min-width="0.347cm" fo:min-height="0.245cm" text:anchor-type="paragraph"><draw:text-box><text:p text:style-name="P4403"><text:span text:style-name="CharStyle60">18</text:span></text:p></draw:text-box></draw:frame></text:p>
      </style:footer>
      <style:footer-left>
        <text:p text:style-name="P4589"/>
      </style:footer-left>
    </style:master-page>
    <style:master-page style:name="PageStyle17" style:page-layout-name="Mpm17">
      <style:header>
        <text:p text:style-name="P4589"/>
      </style:header>
      <style:header-left>
        <text:p text:style-name="P4589"/>
      </style:header-left>
      <style:footer>
        <text:p text:style-name="P97"><draw:frame draw:style-name="Mfr34" svg:x="10.333cm" svg:y="28.229cm" fo:min-width="0.347cm" fo:min-height="0.245cm" text:anchor-type="paragraph"><draw:text-box><text:p text:style-name="P4403"><text:span text:style-name="CharStyle60">18</text:span></text:p></draw:text-box></draw:frame></text:p>
      </style:footer>
      <style:footer-left>
        <text:p text:style-name="P4589"/>
      </style:footer-left>
    </style:master-page>
    <style:master-page style:name="PageStyle18" style:page-layout-name="Mpm18">
      <style:header>
        <text:p text:style-name="P180"><draw:frame draw:style-name="Mfr72" svg:x="4.678cm" svg:y="1.864cm" fo:min-width="11.617cm" fo:min-height="0.855cm" text:anchor-type="paragraph"><draw:text-box><text:p text:style-name="P1796"><text:span text:style-name="CharStyle45">BAHAGIAN PILIHAN RAYA PERSEKUTUAN: P. 097 SELAYANG</text:span></text:p><text:p text:style-name="P3418"><text:span text:style-name="CharStyle46">FEDERAL CONSTITUENCY: P. 097SELAYANG</text:span></text:p></draw:text-box></draw:frame></text:p>
      </style:header>
      <style:header-left>
        <text:p text:style-name="P180"><draw:frame draw:style-name="Mfr72" svg:x="4.678cm" svg:y="1.864cm" fo:min-width="11.617cm" fo:min-height="0.855cm" text:anchor-type="paragraph"><draw:text-box><text:p text:style-name="P1796"><text:span text:style-name="CharStyle45">BAHAGIAN PILIHAN RAYA PERSEKUTUAN: P. 097 SELAYANG</text:span></text:p><text:p text:style-name="P3418"><text:span text:style-name="CharStyle46">FEDERAL CONSTITUENCY: P. 097SELAYANG</text:span></text:p></draw:text-box></draw:frame></text:p>
      </style:header-left>
      <style:footer>
        <text:p text:style-name="P181"><draw:frame draw:style-name="Mfr73" svg:x="10.324cm" svg:y="28.229cm" fo:min-width="0.347cm" fo:min-height="0.245cm" text:anchor-type="paragraph"><draw:text-box><text:p text:style-name="P3653"><text:page-number/></text:p></draw:text-box></draw:frame></text:p>
      </style:footer>
      <style:footer-left>
        <text:p text:style-name="P181"><draw:frame draw:style-name="Mfr73" svg:x="10.324cm" svg:y="28.229cm" fo:min-width="0.347cm" fo:min-height="0.245cm" text:anchor-type="paragraph"><draw:text-box><text:p text:style-name="P3653"><text:page-number/></text:p></draw:text-box></draw:frame></text:p>
      </style:footer-left>
    </style:master-page>
    <style:master-page style:name="PageStyle19" style:page-layout-name="Mpm19">
      <style:header>
        <text:p text:style-name="P4589"/>
      </style:header>
      <style:footer>
        <text:p text:style-name="P3"><draw:frame draw:style-name="Mfr13" svg:x="10.333cm" svg:y="28.229cm" fo:min-width="0.330cm" fo:min-height="0.245cm" text:anchor-type="paragraph"><draw:text-box><text:p text:style-name="P3640"><text:page-number/></text:p></draw:text-box></draw:frame></text:p>
      </style:footer>
    </style:master-page>
    <style:master-page style:name="PageStyle20" style:page-layout-name="Mpm20">
      <style:header>
        <text:p text:style-name="P4589"/>
      </style:header>
      <style:footer>
        <text:p text:style-name="P4589"/>
      </style:footer>
    </style:master-page>
    <style:master-page style:name="PageStyle21" style:page-layout-name="Mpm21">
      <style:header>
        <text:p text:style-name="P223"><draw:frame draw:style-name="Mfr79" svg:x="4.830cm" svg:y="1.864cm" fo:min-width="11.345cm" fo:min-height="0.855cm" text:anchor-type="paragraph"><draw:text-box><text:p text:style-name="P3559"><text:span text:style-name="CharStyle45">BAHAGIAN PILIHAN RAYA PERSEKUTUAN: P. 098 GOMBAK</text:span></text:p><text:p text:style-name="P3674"><text:span text:style-name="CharStyle46">FEDERAL CONSTITUENCY: P. 098 GOMBAK</text:span></text:p></draw:text-box></draw:frame></text:p>
      </style:header>
      <style:header-left>
        <text:p text:style-name="P223"><draw:frame draw:style-name="Mfr79" svg:x="4.830cm" svg:y="1.864cm" fo:min-width="11.345cm" fo:min-height="0.855cm" text:anchor-type="paragraph"><draw:text-box><text:p text:style-name="P3559"><text:span text:style-name="CharStyle45">BAHAGIAN PILIHAN RAYA PERSEKUTUAN: P. 098 GOMBAK</text:span></text:p><text:p text:style-name="P3674"><text:span text:style-name="CharStyle46">FEDERAL CONSTITUENCY: P. 098 GOMBAK</text:span></text:p></draw:text-box></draw:frame></text:p>
      </style:header-left>
      <style:footer>
        <text:p text:style-name="P4589"/>
      </style:footer>
      <style:footer-left>
        <text:p text:style-name="P4589"/>
      </style:footer-left>
    </style:master-page>
    <style:master-page style:name="PageStyle22" style:page-layout-name="Mpm22">
      <style:header>
        <text:p text:style-name="P4589"/>
      </style:header>
      <style:header-left>
        <text:p text:style-name="P4589"/>
      </style:header-left>
      <style:footer>
        <text:p text:style-name="P226"><draw:frame draw:style-name="Mfr80" svg:x="10.324cm" svg:y="28.229cm" fo:min-width="0.356cm" fo:min-height="0.245cm" text:anchor-type="paragraph"><draw:text-box><text:p text:style-name="P3044"><text:span text:style-name="CharStyle83">24</text:span></text:p></draw:text-box></draw:frame></text:p>
      </style:footer>
      <style:footer-left>
        <text:p text:style-name="P4589"/>
      </style:footer-left>
    </style:master-page>
    <style:master-page style:name="PageStyle23" style:page-layout-name="Mpm23">
      <style:header>
        <text:p text:style-name="P4589"/>
      </style:header>
      <style:header-left>
        <text:p text:style-name="P4589"/>
      </style:header-left>
      <style:footer>
        <text:p text:style-name="P226"><draw:frame draw:style-name="Mfr80" svg:x="10.324cm" svg:y="28.229cm" fo:min-width="0.356cm" fo:min-height="0.245cm" text:anchor-type="paragraph"><draw:text-box><text:p text:style-name="P3044"><text:span text:style-name="CharStyle83">24</text:span></text:p></draw:text-box></draw:frame></text:p>
      </style:footer>
      <style:footer-left>
        <text:p text:style-name="P4589"/>
      </style:footer-left>
    </style:master-page>
    <style:master-page style:name="PageStyle24" style:page-layout-name="Mpm24">
      <style:header>
        <text:p text:style-name="P309"><draw:frame draw:style-name="Mfr118" svg:x="4.847cm" svg:y="1.864cm" fo:min-width="11.285cm" fo:min-height="0.855cm" text:anchor-type="paragraph"><draw:text-box><text:p text:style-name="P2136"><text:span text:style-name="CharStyle45">BAHAGIAN PILIHAN RAYA PERSEKUTUAN: P. 099 AMPANG</text:span></text:p><text:p text:style-name="P2660"><text:span text:style-name="CharStyle46">FEDERAL CONSTITUENCY: P. 099 AMPANG</text:span></text:p></draw:text-box></draw:frame></text:p>
      </style:header>
      <style:footer>
        <text:p text:style-name="P310"><draw:frame draw:style-name="Mfr119" svg:x="10.326cm" svg:y="28.229cm" fo:min-width="0.347cm" fo:min-height="0.245cm" text:anchor-type="paragraph"><draw:text-box><text:p text:style-name="P2568"><text:page-number/></text:p></draw:text-box></draw:frame></text:p>
      </style:footer>
    </style:master-page>
    <style:master-page style:name="PageStyle25" style:page-layout-name="Mpm25">
      <style:header>
        <text:p text:style-name="P350"><draw:frame draw:style-name="Mfr122" svg:x="16.023cm" svg:y="1.856cm" fo:min-width="3.030cm" fo:min-height="1.134cm" text:anchor-type="paragraph"><draw:text-box><text:p text:style-name="P1660"><text:span text:style-name="CharStyle95">(3)</text:span></text:p><text:p text:style-name="P3278"><text:span text:style-name="CharStyle96">Bilangan Pemilih</text:span></text:p></draw:text-box></draw:frame></text:p>
      </style:header>
      <style:footer>
        <text:p text:style-name="P4589"/>
      </style:footer>
    </style:master-page>
    <style:master-page style:name="PageStyle26" style:page-layout-name="Mpm26">
      <style:header>
        <text:p text:style-name="P350"><draw:frame draw:style-name="Mfr122" svg:x="16.023cm" svg:y="1.856cm" fo:min-width="3.030cm" fo:min-height="1.134cm" text:anchor-type="paragraph"><draw:text-box><text:p text:style-name="P1660"><text:span text:style-name="CharStyle95">(3)</text:span></text:p><text:p text:style-name="P3278"><text:span text:style-name="CharStyle96">Bilangan Pemilih</text:span></text:p></draw:text-box></draw:frame></text:p>
      </style:header>
      <style:footer>
        <text:p text:style-name="P4589"/>
      </style:footer>
    </style:master-page>
    <style:master-page style:name="PageStyle27" style:page-layout-name="Mpm27">
      <style:header>
        <text:p text:style-name="P431"><draw:frame draw:style-name="Mfr153" svg:x="4.872cm" svg:y="1.864cm" fo:min-width="11.236cm" fo:min-height="0.855cm" text:anchor-type="paragraph"><draw:text-box><text:p text:style-name="P3969"><text:span text:style-name="CharStyle45">BAHAGIAN PILIHAN RAYA PERSEKUTUAN: P. 100 PANDAN</text:span></text:p><text:p text:style-name="P2567"><text:span text:style-name="CharStyle46">FEDERAL CONSTITUENCY: P. 100 PANDAN</text:span></text:p></draw:text-box></draw:frame></text:p>
      </style:header>
      <style:footer>
        <text:p text:style-name="P432"><draw:frame draw:style-name="Mfr154" svg:x="10.324cm" svg:y="28.229cm" fo:min-width="0.347cm" fo:min-height="0.245cm" text:anchor-type="paragraph"><draw:text-box><text:p text:style-name="P2605"><text:page-number/></text:p></draw:text-box></draw:frame></text:p>
      </style:footer>
    </style:master-page>
    <style:master-page style:name="PageStyle28" style:page-layout-name="Mpm28">
      <style:header>
        <text:p text:style-name="P4589"/>
      </style:header>
      <style:footer>
        <text:p text:style-name="P4589"/>
      </style:footer>
    </style:master-page>
    <style:master-page style:name="PageStyle29" style:page-layout-name="Mpm29">
      <style:header>
        <text:p text:style-name="P472"><draw:frame draw:style-name="Mfr158" svg:x="4.306cm" svg:y="1.864cm" fo:min-width="12.386cm" fo:min-height="0.855cm" text:anchor-type="paragraph"><draw:text-box><text:p text:style-name="P3576"><text:span text:style-name="CharStyle45">BAHAGIAN PILIHAN RAYA PERSEKUTUAN: P. 101 HULU LANGAT</text:span></text:p><text:p text:style-name="P3487"><text:span text:style-name="CharStyle46">FEDERAL CONSTITUENCY: P. 101 HULU LANGAT</text:span></text:p></draw:text-box></draw:frame></text:p>
      </style:header>
      <style:footer>
        <text:p text:style-name="P473"><draw:frame draw:style-name="Mfr159" svg:x="10.317cm" svg:y="28.229cm" fo:min-width="0.356cm" fo:min-height="0.245cm" text:anchor-type="paragraph"><draw:text-box><text:p text:style-name="P3583"><text:page-number/></text:p></draw:text-box></draw:frame></text:p>
      </style:footer>
    </style:master-page>
    <style:master-page style:name="PageStyle30" style:page-layout-name="Mpm30">
      <style:header>
        <text:p text:style-name="P4589"/>
      </style:header>
      <style:footer>
        <text:p text:style-name="P4589"/>
      </style:footer>
    </style:master-page>
    <style:master-page style:name="PageStyle31" style:page-layout-name="Mpm31">
      <style:header>
        <text:p text:style-name="P4589"/>
      </style:header>
      <style:footer>
        <text:p text:style-name="P4589"/>
      </style:footer>
    </style:master-page>
    <style:master-page style:name="PageStyle32" style:page-layout-name="Mpm32">
      <style:header>
        <text:p text:style-name="P4589"/>
      </style:header>
      <style:footer>
        <text:p text:style-name="P4589"/>
      </style:footer>
    </style:master-page>
    <style:master-page style:name="PageStyle33" style:page-layout-name="Mpm33">
      <style:header>
        <text:p text:style-name="P600"><draw:frame draw:style-name="Mfr184" svg:x="4.736cm" svg:y="1.864cm" fo:min-width="11.506cm" fo:min-height="0.855cm" text:anchor-type="paragraph"><draw:text-box><text:p text:style-name="P1604"><text:span text:style-name="CharStyle10">BAHAGIAN PILIHAN RAYA PERSEKUTUAN: P. 103 PUCHONG</text:span></text:p><text:p text:style-name="P2012"><text:span text:style-name="CharStyle117">FEDERAL CONSTITUENCY: P. 103 PUCHONG</text:span></text:p></draw:text-box></draw:frame></text:p>
      </style:header>
      <style:header-left>
        <text:p text:style-name="P600"><draw:frame draw:style-name="Mfr184" svg:x="4.736cm" svg:y="1.864cm" fo:min-width="11.506cm" fo:min-height="0.855cm" text:anchor-type="paragraph"><draw:text-box><text:p text:style-name="P1604"><text:span text:style-name="CharStyle10">BAHAGIAN PILIHAN RAYA PERSEKUTUAN: P. 103 PUCHONG</text:span></text:p><text:p text:style-name="P2012"><text:span text:style-name="CharStyle117">FEDERAL CONSTITUENCY: P. 103 PUCHONG</text:span></text:p></draw:text-box></draw:frame></text:p>
      </style:header-left>
      <style:footer>
        <text:p text:style-name="P601"><draw:frame draw:style-name="Mfr185" svg:x="10.317cm" svg:y="28.229cm" fo:min-width="0.356cm" fo:min-height="0.245cm" text:anchor-type="paragraph"><draw:text-box><text:p text:style-name="P4170"><text:page-number/></text:p></draw:text-box></draw:frame></text:p>
      </style:footer>
      <style:footer-left>
        <text:p text:style-name="P601"><draw:frame draw:style-name="Mfr185" svg:x="10.317cm" svg:y="28.229cm" fo:min-width="0.356cm" fo:min-height="0.245cm" text:anchor-type="paragraph"><draw:text-box><text:p text:style-name="P4170"><text:page-number/></text:p></draw:text-box></draw:frame></text:p>
      </style:footer-left>
    </style:master-page>
    <style:master-page style:name="PageStyle34" style:page-layout-name="Mpm34">
      <style:header>
        <text:p text:style-name="P644"><draw:frame draw:style-name="Mfr190" svg:x="4.905cm" svg:y="1.864cm" fo:min-width="11.167cm" fo:min-height="0.855cm" text:anchor-type="paragraph"><draw:text-box><text:p text:style-name="P3129"><text:span text:style-name="CharStyle10">BAHAGIAN PILIHAN RAYA PERSEKUTUAN: P. 104 SUBANG</text:span></text:p><text:p text:style-name="P3651"><text:span text:style-name="CharStyle117">FEDERAL CONSTITUENCY: P. 104 SUBANG</text:span></text:p></draw:text-box></draw:frame></text:p>
      </style:header>
      <style:header-left>
        <text:p text:style-name="P4589"/>
      </style:header-left>
      <style:footer>
        <text:p text:style-name="P645"><draw:frame draw:style-name="Mfr191" svg:x="10.317cm" svg:y="28.229cm" fo:min-width="0.356cm" fo:min-height="0.245cm" text:anchor-type="paragraph"><draw:text-box><text:p text:style-name="P1907"><text:page-number/></text:p></draw:text-box></draw:frame></text:p>
      </style:footer>
      <style:footer-left>
        <text:p text:style-name="P641"><draw:frame draw:style-name="Mfr189" svg:x="10.317cm" svg:y="28.229cm" fo:min-width="0.363cm" fo:min-height="0.245cm" text:anchor-type="paragraph"><draw:text-box><text:p text:style-name="P3212"><text:page-number/></text:p></draw:text-box></draw:frame></text:p>
      </style:footer-left>
    </style:master-page>
    <style:master-page style:name="PageStyle35" style:page-layout-name="Mpm35">
      <style:header>
        <text:p text:style-name="P644"><draw:frame draw:style-name="Mfr190" svg:x="4.905cm" svg:y="1.864cm" fo:min-width="11.167cm" fo:min-height="0.855cm" text:anchor-type="paragraph"><draw:text-box><text:p text:style-name="P3129"><text:span text:style-name="CharStyle10">BAHAGIAN PILIHAN RAYA PERSEKUTUAN: P. 104 SUBANG</text:span></text:p><text:p text:style-name="P3651"><text:span text:style-name="CharStyle117">FEDERAL CONSTITUENCY: P. 104 SUBANG</text:span></text:p></draw:text-box></draw:frame></text:p>
      </style:header>
      <style:header-left>
        <text:p text:style-name="P4589"/>
      </style:header-left>
      <style:footer>
        <text:p text:style-name="P645"><draw:frame draw:style-name="Mfr191" svg:x="10.317cm" svg:y="28.229cm" fo:min-width="0.356cm" fo:min-height="0.245cm" text:anchor-type="paragraph"><draw:text-box><text:p text:style-name="P1907"><text:page-number/></text:p></draw:text-box></draw:frame></text:p>
      </style:footer>
      <style:footer-left>
        <text:p text:style-name="P641"><draw:frame draw:style-name="Mfr189" svg:x="10.317cm" svg:y="28.229cm" fo:min-width="0.363cm" fo:min-height="0.245cm" text:anchor-type="paragraph"><draw:text-box><text:p text:style-name="P3212"><text:page-number/></text:p></draw:text-box></draw:frame></text:p>
      </style:footer-left>
    </style:master-page>
    <style:master-page style:name="PageStyle36" style:page-layout-name="Mpm36">
      <style:header>
        <text:p text:style-name="P4589"/>
      </style:header>
      <style:footer>
        <text:p text:style-name="P4589"/>
      </style:footer>
    </style:master-page>
    <style:master-page style:name="PageStyle37" style:page-layout-name="Mpm37">
      <style:header>
        <text:p text:style-name="P4589"/>
      </style:header>
      <style:footer>
        <text:p text:style-name="P4589"/>
      </style:footer>
    </style:master-page>
    <style:master-page style:name="PageStyle38" style:page-layout-name="Mpm38">
      <style:header>
        <text:p text:style-name="P728"><draw:frame draw:style-name="Mfr216" svg:x="4.195cm" svg:y="1.847cm" fo:min-width="12.607cm" fo:min-height="0.949cm" text:anchor-type="paragraph"><draw:text-box><text:p text:style-name="P3706"><text:span text:style-name="CharStyle10">BAHAGIAN PILIHAN RAYA PERSEKUTUAN: P. 105 PETALING JAYA</text:span></text:p><text:p text:style-name="P4416"><text:span text:style-name="CharStyle117">FEDERAL CONSTITUENCY: P. 105 PETALING JAYA</text:span></text:p></draw:text-box></draw:frame></text:p>
      </style:header>
      <style:footer>
        <text:p text:style-name="P729"><draw:frame draw:style-name="Mfr217" svg:x="10.308cm" svg:y="28.229cm" fo:min-width="0.363cm" fo:min-height="0.245cm" text:anchor-type="paragraph"><draw:text-box><text:p text:style-name="P3024"><text:page-number/></text:p></draw:text-box></draw:frame></text:p>
      </style:footer>
    </style:master-page>
    <style:master-page style:name="PageStyle39" style:page-layout-name="Mpm39">
      <style:header>
        <text:p text:style-name="P4589"/>
      </style:header>
      <style:footer>
        <text:p text:style-name="P4589"/>
      </style:footer>
    </style:master-page>
    <style:master-page style:name="PageStyle40" style:page-layout-name="Mpm40">
      <style:header>
        <text:p text:style-name="P4589"/>
      </style:header>
      <style:footer>
        <text:p text:style-name="P641"><draw:frame draw:style-name="Mfr189" svg:x="10.317cm" svg:y="28.229cm" fo:min-width="0.363cm" fo:min-height="0.245cm" text:anchor-type="paragraph"><draw:text-box><text:p text:style-name="P3212"><text:page-number/></text:p></draw:text-box></draw:frame></text:p>
      </style:footer>
    </style:master-page>
    <style:master-page style:name="PageStyle41" style:page-layout-name="Mpm41">
      <style:header>
        <text:p text:style-name="P4589"/>
      </style:header>
      <style:footer>
        <text:p text:style-name="P4589"/>
      </style:footer>
    </style:master-page>
    <style:master-page style:name="PageStyle42" style:page-layout-name="Mpm42">
      <style:header>
        <text:p text:style-name="P4589"/>
      </style:header>
      <style:footer>
        <text:p text:style-name="P641"><draw:frame draw:style-name="Mfr189" svg:x="10.317cm" svg:y="28.229cm" fo:min-width="0.363cm" fo:min-height="0.245cm" text:anchor-type="paragraph"><draw:text-box><text:p text:style-name="P3212"><text:page-number/></text:p></draw:text-box></draw:frame></text:p>
      </style:footer>
    </style:master-page>
    <style:master-page style:name="PageStyle43" style:page-layout-name="Mpm43">
      <style:header>
        <text:p text:style-name="P4589"/>
      </style:header>
      <style:footer>
        <text:p text:style-name="P641"><draw:frame draw:style-name="Mfr189" svg:x="10.317cm" svg:y="28.229cm" fo:min-width="0.363cm" fo:min-height="0.245cm" text:anchor-type="paragraph"><draw:text-box><text:p text:style-name="P3212"><text:page-number/></text:p></draw:text-box></draw:frame></text:p>
      </style:footer>
    </style:master-page>
    <style:master-page style:name="PageStyle44" style:page-layout-name="Mpm44">
      <style:header>
        <text:p text:style-name="P4589"/>
      </style:header>
      <style:footer>
        <text:p text:style-name="P4589"/>
      </style:footer>
    </style:master-page>
    <style:master-page style:name="PageStyle45" style:page-layout-name="Mpm45">
      <style:header>
        <text:p text:style-name="P4589"/>
      </style:header>
      <style:footer>
        <text:p text:style-name="P4589"/>
      </style:footer>
    </style:master-page>
    <style:master-page style:name="PageStyle46" style:page-layout-name="Mpm46">
      <style:header>
        <text:p text:style-name="P851"><draw:frame draw:style-name="Mfr245" svg:x="4.228cm" svg:y="1.864cm" fo:min-width="12.539cm" fo:min-height="0.855cm" text:anchor-type="paragraph"><draw:text-box><text:p text:style-name="P1231"><text:span text:style-name="CharStyle10">BAHAGIAN PILIHAN RAYA PERSEKUTUAN: P. 107 SUNGAI BULOH</text:span></text:p><text:p text:style-name="P1757"><text:span text:style-name="CharStyle117">FEDERAL CONSTITUENCY: P. 107 SUNGAI BULOH</text:span></text:p></draw:text-box></draw:frame></text:p>
      </style:header>
      <style:header-left>
        <text:p text:style-name="P851"><draw:frame draw:style-name="Mfr245" svg:x="4.228cm" svg:y="1.864cm" fo:min-width="12.539cm" fo:min-height="0.855cm" text:anchor-type="paragraph"><draw:text-box><text:p text:style-name="P1231"><text:span text:style-name="CharStyle10">BAHAGIAN PILIHAN RAYA PERSEKUTUAN: P. 107 SUNGAI BULOH</text:span></text:p><text:p text:style-name="P1757"><text:span text:style-name="CharStyle117">FEDERAL CONSTITUENCY: P. 107 SUNGAI BULOH</text:span></text:p></draw:text-box></draw:frame></text:p>
      </style:header-left>
      <style:footer>
        <text:p text:style-name="P4589"/>
      </style:footer>
      <style:footer-left>
        <text:p text:style-name="P4589"/>
      </style:footer-left>
    </style:master-page>
    <style:master-page style:name="PageStyle47" style:page-layout-name="Mpm47">
      <style:header>
        <text:p text:style-name="P854"><draw:frame draw:style-name="Mfr248" svg:x="4.542cm" svg:y="1.864cm" fo:min-width="11.896cm" fo:min-height="0.855cm" text:anchor-type="paragraph"><draw:text-box><text:p text:style-name="P4005"><text:span text:style-name="CharStyle10">BAHAGIAN PILIHAN RAYA PERSEKUTUAN: P. 108 SHAH ALAM</text:span></text:p><text:p text:style-name="P1424"><text:span text:style-name="CharStyle117">FEDERAL CONSTITUENCY: P. 108 SHAH ALAM</text:span></text:p></draw:text-box></draw:frame></text:p>
      </style:header>
      <style:header-left>
        <text:p text:style-name="P4589"/>
      </style:header-left>
      <style:footer>
        <text:p text:style-name="P4589"/>
      </style:footer>
      <style:footer-left>
        <text:p text:style-name="P4589"/>
      </style:footer-left>
    </style:master-page>
    <style:master-page style:name="PageStyle48" style:page-layout-name="Mpm48">
      <style:header>
        <text:p text:style-name="P854"><draw:frame draw:style-name="Mfr248" svg:x="4.542cm" svg:y="1.864cm" fo:min-width="11.896cm" fo:min-height="0.855cm" text:anchor-type="paragraph"><draw:text-box><text:p text:style-name="P4005"><text:span text:style-name="CharStyle10">BAHAGIAN PILIHAN RAYA PERSEKUTUAN: P. 108 SHAH ALAM</text:span></text:p><text:p text:style-name="P1424"><text:span text:style-name="CharStyle117">FEDERAL CONSTITUENCY: P. 108 SHAH ALAM</text:span></text:p></draw:text-box></draw:frame></text:p>
      </style:header>
      <style:header-left>
        <text:p text:style-name="P4589"/>
      </style:header-left>
      <style:footer>
        <text:p text:style-name="P4589"/>
      </style:footer>
      <style:footer-left>
        <text:p text:style-name="P4589"/>
      </style:footer-left>
    </style:master-page>
    <style:master-page style:name="PageStyle49" style:page-layout-name="Mpm49">
      <style:header>
        <text:p text:style-name="P4589"/>
      </style:header>
      <style:footer>
        <text:p text:style-name="P4589"/>
      </style:footer>
    </style:master-page>
    <style:master-page style:name="PageStyle50" style:page-layout-name="Mpm50">
      <style:header>
        <text:p text:style-name="P4589"/>
      </style:header>
      <style:footer>
        <text:p text:style-name="P4589"/>
      </style:footer>
    </style:master-page>
    <style:master-page style:name="PageStyle51" style:page-layout-name="Mpm51">
      <style:header>
        <text:p text:style-name="P901"><draw:frame draw:style-name="Mfr270" svg:x="5.025cm" svg:y="1.864cm" fo:min-width="10.947cm" fo:min-height="0.855cm" text:anchor-type="paragraph"><draw:text-box><text:p text:style-name="P4099"><text:span text:style-name="CharStyle10">BAHAGIAN PILIHAN RAYA PERSEKUTUAN: P. 109 KAPAR</text:span></text:p><text:p text:style-name="P4101"><text:span text:style-name="CharStyle117">FEDERAL CONSTITUENCY: P. 109 KAPAR</text:span></text:p></draw:text-box></draw:frame></text:p>
      </style:header>
      <style:footer>
        <text:p text:style-name="P902"><draw:frame draw:style-name="Mfr271" svg:x="10.317cm" svg:y="28.229cm" fo:min-width="0.347cm" fo:min-height="0.245cm" text:anchor-type="paragraph"><draw:text-box><text:p text:style-name="P2275"><text:page-number/></text:p></draw:text-box></draw:frame></text:p>
      </style:footer>
    </style:master-page>
    <style:master-page style:name="PageStyle52" style:page-layout-name="Mpm52">
      <style:header>
        <text:p text:style-name="P4589"/>
      </style:header>
      <style:footer>
        <text:p text:style-name="P4589"/>
      </style:footer>
    </style:master-page>
    <style:master-page style:name="PageStyle53" style:page-layout-name="Mpm53">
      <style:header>
        <text:p text:style-name="P4589"/>
      </style:header>
      <style:footer>
        <text:p text:style-name="P4589"/>
      </style:footer>
    </style:master-page>
    <style:master-page style:name="PageStyle54" style:page-layout-name="Mpm54">
      <style:header>
        <text:p text:style-name="P948"><draw:frame draw:style-name="Mfr297" svg:x="5.032cm" svg:y="1.864cm" fo:min-width="10.913cm" fo:min-height="0.855cm" text:anchor-type="paragraph"><draw:text-box><text:p text:style-name="P3885"><text:span text:style-name="CharStyle10">BAHAGIAN PILIHAN RAYA PERSEKUTUAN: P. 110 KLANG</text:span></text:p><text:p text:style-name="P4153"><text:span text:style-name="CharStyle117">FEDERAL CONSTITUENCY: P. 110 KLANG</text:span></text:p></draw:text-box></draw:frame></text:p>
      </style:header>
      <style:header-left>
        <text:p text:style-name="P948"><draw:frame draw:style-name="Mfr297" svg:x="5.032cm" svg:y="1.864cm" fo:min-width="10.913cm" fo:min-height="0.855cm" text:anchor-type="paragraph"><draw:text-box><text:p text:style-name="P3885"><text:span text:style-name="CharStyle10">BAHAGIAN PILIHAN RAYA PERSEKUTUAN: P. 110 KLANG</text:span></text:p><text:p text:style-name="P4153"><text:span text:style-name="CharStyle117">FEDERAL CONSTITUENCY: P. 110 KLANG</text:span></text:p></draw:text-box></draw:frame></text:p>
      </style:header-left>
      <style:footer>
        <text:p text:style-name="P949"><draw:frame draw:style-name="Mfr298" svg:x="10.317cm" svg:y="28.229cm" fo:min-width="0.363cm" fo:min-height="0.245cm" text:anchor-type="paragraph"><draw:text-box><text:p text:style-name="P3086"><text:page-number/></text:p></draw:text-box></draw:frame></text:p>
      </style:footer>
      <style:footer-left>
        <text:p text:style-name="P949"><draw:frame draw:style-name="Mfr298" svg:x="10.317cm" svg:y="28.229cm" fo:min-width="0.363cm" fo:min-height="0.245cm" text:anchor-type="paragraph"><draw:text-box><text:p text:style-name="P3086"><text:page-number/></text:p></draw:text-box></draw:frame></text:p>
      </style:footer-left>
    </style:master-page>
    <style:master-page style:name="PageStyle55" style:page-layout-name="Mpm55">
      <style:header>
        <text:p text:style-name="P4589"/>
      </style:header>
      <style:footer>
        <text:p text:style-name="P989"><draw:frame draw:style-name="Mfr302" svg:x="10.317cm" svg:y="28.229cm" fo:min-width="0.356cm" fo:min-height="0.245cm" text:anchor-type="paragraph"><draw:text-box><text:p text:style-name="P3615"><text:page-number/></text:p></draw:text-box></draw:frame></text:p>
      </style:footer>
    </style:master-page>
    <style:master-page style:name="PageStyle56" style:page-layout-name="Mpm56">
      <style:header>
        <text:p text:style-name="P4589"/>
      </style:header>
      <style:footer>
        <text:p text:style-name="P4589"/>
      </style:footer>
    </style:master-page>
    <style:master-page style:name="PageStyle57" style:page-layout-name="Mpm57">
      <style:header>
        <text:p text:style-name="P4589"/>
      </style:header>
      <style:footer>
        <text:p text:style-name="P4589"/>
      </style:footer>
    </style:master-page>
    <style:master-page style:name="PageStyle58" style:page-layout-name="Mpm58">
      <style:header>
        <text:p text:style-name="P1038"><draw:frame draw:style-name="Mfr310" svg:x="4.618cm" svg:y="1.864cm" fo:min-width="11.760cm" fo:min-height="0.931cm" text:anchor-type="paragraph"><draw:text-box><text:p text:style-name="P1609"><text:span text:style-name="CharStyle10">BAHAGIAN PILIHAN RAYA PERSEKUTUAN: P. Ill KOTA RAJA</text:span></text:p><text:p text:style-name="P4296"><text:span text:style-name="CharStyle117">FEDERAL CONSTITUENCY: P. Ill KOTA RAJA</text:span></text:p></draw:text-box></draw:frame></text:p>
      </style:header>
      <style:footer>
        <text:p text:style-name="P4589"/>
      </style:footer>
    </style:master-page>
    <style:master-page style:name="PageStyle59" style:page-layout-name="Mpm59">
      <style:header>
        <text:p text:style-name="P4589"/>
      </style:header>
      <style:footer>
        <text:p text:style-name="P4589"/>
      </style:footer>
    </style:master-page>
    <style:master-page style:name="PageStyle60" style:page-layout-name="Mpm60">
      <style:header>
        <text:p text:style-name="P4589"/>
      </style:header>
      <style:footer>
        <text:p text:style-name="P4589"/>
      </style:footer>
    </style:master-page>
    <style:master-page style:name="PageStyle61" style:page-layout-name="Mpm61">
      <style:header>
        <text:p text:style-name="P1080"><draw:frame draw:style-name="Mfr345" svg:x="4.179cm" svg:y="1.864cm" fo:min-width="12.640cm" fo:min-height="0.855cm" text:anchor-type="paragraph"><draw:text-box><text:p text:style-name="P4344"><text:span text:style-name="CharStyle10">BAHAGIAN PILIHAN RAYA PERSEKUTUAN: P. 112 KUALA LANGAT</text:span></text:p><text:p text:style-name="P4346"><text:span text:style-name="CharStyle117">FEDERAL CONSTITUENCY: P. 112 KUALA LANGAT</text:span></text:p></draw:text-box></draw:frame></text:p>
      </style:header>
      <style:header-left>
        <text:p text:style-name="P1080"><draw:frame draw:style-name="Mfr345" svg:x="4.179cm" svg:y="1.864cm" fo:min-width="12.640cm" fo:min-height="0.855cm" text:anchor-type="paragraph"><draw:text-box><text:p text:style-name="P4344"><text:span text:style-name="CharStyle10">BAHAGIAN PILIHAN RAYA PERSEKUTUAN: P. 112 KUALA LANGAT</text:span></text:p><text:p text:style-name="P4346"><text:span text:style-name="CharStyle117">FEDERAL CONSTITUENCY: P. 112 KUALA LANGAT</text:span></text:p></draw:text-box></draw:frame></text:p>
      </style:header-left>
      <style:footer>
        <text:p text:style-name="P1081"><draw:frame draw:style-name="Mfr346" svg:x="10.317cm" svg:y="28.229cm" fo:min-width="0.347cm" fo:min-height="0.245cm" text:anchor-type="paragraph"><draw:text-box><text:p text:style-name="P4348"><text:page-number/></text:p></draw:text-box></draw:frame></text:p>
      </style:footer>
      <style:footer-left>
        <text:p text:style-name="P1081"><draw:frame draw:style-name="Mfr346" svg:x="10.317cm" svg:y="28.229cm" fo:min-width="0.347cm" fo:min-height="0.245cm" text:anchor-type="paragraph"><draw:text-box><text:p text:style-name="P4348"><text:page-number/></text:p></draw:text-box></draw:frame></text:p>
      </style:footer-left>
    </style:master-page>
    <style:master-page style:name="PageStyle62" style:page-layout-name="Mpm62">
      <style:header>
        <text:p text:style-name="P4589"/>
      </style:header>
      <style:footer>
        <text:p text:style-name="P1121"><draw:frame draw:style-name="Mfr350" svg:x="10.317cm" svg:y="28.229cm" fo:min-width="0.356cm" fo:min-height="0.245cm" text:anchor-type="paragraph"><draw:text-box><text:p text:style-name="P1249"><text:page-number/></text:p></draw:text-box></draw:frame></text:p>
      </style:footer>
    </style:master-page>
    <style:master-page style:name="PageStyle63" style:page-layout-name="Mpm63">
      <style:header>
        <text:p text:style-name="P4589"/>
      </style:header>
      <style:header-left>
        <text:p text:style-name="P4589"/>
      </style:header-left>
      <style:footer>
        <text:p text:style-name="P4589"/>
      </style:footer>
      <style:footer-left>
        <text:p text:style-name="P4589"/>
      </style:footer-left>
    </style:master-page>
    <style:master-page style:name="PageStyle64" style:page-layout-name="Mpm64">
      <style:header>
        <text:p text:style-name="P1125"><draw:frame draw:style-name="Mfr353" svg:x="4.932cm" svg:y="1.864cm" fo:min-width="11.116cm" fo:min-height="0.855cm" text:anchor-type="paragraph"><draw:text-box><text:p text:style-name="P4488"><text:span text:style-name="CharStyle10">BAHAGIAN PILIHAN RAYA PERSEKUTUAN: P. 113 SEPANG</text:span></text:p><text:p text:style-name="P4490"><text:span text:style-name="CharStyle117">FEDERAL CONSTITUENCY: P. 113 SEPANG</text:span></text:p></draw:text-box></draw:frame></text:p>
      </style:header>
      <style:footer>
        <text:p text:style-name="P4589"/>
      </style:footer>
    </style:master-page>
    <style:master-page style:name="PageStyle65" style:page-layout-name="Mpm65">
      <style:header>
        <text:p text:style-name="P4589"/>
      </style:header>
      <style:footer>
        <text:p text:style-name="P1121"><draw:frame draw:style-name="Mfr350" svg:x="10.317cm" svg:y="28.229cm" fo:min-width="0.356cm" fo:min-height="0.245cm" text:anchor-type="paragraph"><draw:text-box><text:p text:style-name="P1249"><text:page-number/></text:p></draw:text-box></draw:frame></text:p>
      </style:footer>
    </style:master-page>
    <style:master-page style:name="PageStyle66" style:page-layout-name="Mpm66">
      <style:header>
        <text:p text:style-name="P4589"/>
      </style:header>
      <style:footer>
        <text:p text:style-name="P4589"/>
      </style:footer>
    </style:master-page>
    <style:master-page style:name="PageStyle67" style:page-layout-name="Mpm67">
      <style:header>
        <text:p text:style-name="P4589"/>
      </style:header>
      <style:footer>
        <text:p text:style-name="P4589"/>
      </style:footer>
    </style:master-page>
    <style:master-page style:name="PageStyle68" style:page-layout-name="Mpm68">
      <style:header>
        <text:p text:style-name="P4589"/>
      </style:header>
      <style:footer>
        <text:p text:style-name="P458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